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97.09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26.05pt"/>
    </style:style>
    <style:style style:name="co7" style:family="table-column">
      <style:table-column-properties fo:break-before="auto" style:column-width="23.61pt"/>
    </style:style>
    <style:style style:name="co8" style:family="table-column">
      <style:table-column-properties fo:break-before="auto" style:column-width="29.31pt"/>
    </style:style>
    <style:style style:name="co9" style:family="table-column">
      <style:table-column-properties fo:break-before="auto" style:column-width="21.15pt"/>
    </style:style>
    <style:style style:name="co10" style:family="table-column">
      <style:table-column-properties fo:break-before="auto" style:column-width="121.49pt"/>
    </style:style>
    <style:style style:name="co11" style:family="table-column">
      <style:table-column-properties fo:break-before="auto" style:column-width="33.45pt"/>
    </style:style>
    <style:style style:name="co12" style:family="table-column">
      <style:table-column-properties fo:break-before="auto" style:column-width="132.21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32.54pt"/>
    </style:style>
    <style:style style:name="co15" style:family="table-column">
      <style:table-column-properties fo:break-before="auto" style:column-width="39.15pt"/>
    </style:style>
    <style:style style:name="co16" style:family="table-column">
      <style:table-column-properties fo:break-before="auto" style:column-width="39.09pt"/>
    </style:style>
    <style:style style:name="co17" style:family="table-column">
      <style:table-column-properties fo:break-before="auto" style:column-width="39.91pt"/>
    </style:style>
    <style:style style:name="co18" style:family="table-column">
      <style:table-column-properties fo:break-before="auto" style:column-width="59.5pt"/>
    </style:style>
    <style:style style:name="co19" style:family="table-column">
      <style:table-column-properties fo:break-before="auto" style:column-width="37.45pt"/>
    </style:style>
    <style:style style:name="co20" style:family="table-column">
      <style:table-column-properties fo:break-before="auto" style:column-width="48.05pt"/>
    </style:style>
    <style:style style:name="co21" style:family="table-column">
      <style:table-column-properties fo:break-before="auto" style:column-width="57.06pt"/>
    </style:style>
    <style:style style:name="co22" style:family="table-column">
      <style:table-column-properties fo:break-before="auto" style:column-width="57.86pt"/>
    </style:style>
    <style:style style:name="co23" style:family="table-column">
      <style:table-column-properties fo:break-before="auto" style:column-width="113.36pt"/>
    </style:style>
    <style:style style:name="co24" style:family="table-column">
      <style:table-column-properties fo:break-before="auto" style:column-width="40.71pt"/>
    </style:style>
    <style:style style:name="co25" style:family="table-column">
      <style:table-column-properties fo:break-before="auto" style:column-width="300.25pt"/>
    </style:style>
    <style:style style:name="co26" style:family="table-column">
      <style:table-column-properties fo:break-before="auto" style:column-width="33.36pt"/>
    </style:style>
    <style:style style:name="co27" style:family="table-column">
      <style:table-column-properties fo:break-before="auto" style:column-width="53.74pt"/>
    </style:style>
    <style:style style:name="co28" style:family="table-column">
      <style:table-column-properties fo:break-before="auto" style:column-width="65.2pt"/>
    </style:style>
    <style:style style:name="co29" style:family="table-column">
      <style:table-column-properties fo:break-before="auto" style:column-width="76.7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7.9pt" fo:break-before="auto" style:use-optimal-row-height="true"/>
    </style:style>
    <style:style style:name="ro3" style:family="table-row">
      <style:table-row-properties style:row-height="192.84pt" fo:break-before="auto" style:use-optimal-row-height="fals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37.7pt" fo:break-before="auto" style:use-optimal-row-height="true"/>
    </style:style>
    <style:style style:name="ro6" style:family="table-row">
      <style:table-row-properties style:row-height="25.71pt" fo:break-before="auto" style:use-optimal-row-height="true"/>
    </style:style>
    <style:style style:name="ro7" style:family="table-row">
      <style:table-row-properties style:row-height="37.7pt" fo:break-before="page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49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1.05pt double #000000" style:border-line-width-left="0.34pt 0.34pt 0.34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wrap-option="wrap" fo:border="1.05pt double #000000" style:border-line-width="0.34pt 0.34pt 0.34pt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1.05pt double #000000" style:border-line-width-bottom="0.34pt 0.34pt 0.34pt" style:text-align-source="fix" style:repeat-content="false" fo:border-left="1.05pt double #000000" style:border-line-width-left="0.34pt 0.34pt 0.34pt" fo:border-right="none" fo:border-top="1.05pt double #000000" style:border-line-width-top="0.34pt 0.34pt 0.34pt"/>
      <style:paragraph-properties fo:text-align="center" fo:margin-left="0pt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none" fo:border-top="1.05pt double #000000" style:border-line-width-top="0.34pt 0.34pt 0.34pt" style:vertical-align="middle"/>
    </style:style>
    <style:style style:name="ce129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none" fo:border-top="none" style:vertical-align="middl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style:text-align-source="fix" style:repeat-content="false" fo:border-left="1.05pt double #000000" style:border-line-width-left="0.34pt 0.34pt 0.34pt" fo:border-right="1.05pt double #000000" style:border-line-width-right="0.34pt 0.34pt 0.34pt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="1.05pt double #000000" style:border-line-width="0.34pt 0.34pt 0.34pt"/>
    </style:style>
    <style:style style:name="ce134" style:family="table-cell" style:parent-style-name="Default">
      <style:table-cell-properties fo:wrap-option="wrap" fo:border="1.05pt double #000000" style:border-line-width="0.34pt 0.34pt 0.34pt" style:vertical-align="middle"/>
    </style:style>
    <style:style style:name="ce135" style:family="table-cell" style:parent-style-name="Default">
      <style:table-cell-properties fo:border-bottom="1.05pt double #000000" style:border-line-width-bottom="0.34pt 0.34pt 0.34pt" fo:wrap-option="wrap" fo:border-left="1.05pt double #000000" style:border-line-width-left="0.34pt 0.34pt 0.34pt" fo:border-right="1.05pt double #000000" style:border-line-width-right="0.34pt 0.34pt 0.34pt" fo:border-top="none" style:vertical-align="middle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style:text-align-source="fix" style:repeat-content="false" fo:wrap-option="wrap" fo:border-left="1.05pt double #000000" style:border-line-width-left="0.34pt 0.34pt 0.34pt" fo:border-right="1.05pt double #000000" style:border-line-width-right="0.34pt 0.34pt 0.34pt" style:rotation-angle="90" fo:border-top="1.05pt double #000000" style:border-line-width-top="0.34pt 0.34pt 0.34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  <style:text-properties fo:font-weight="bold" style:font-weight-asian="bold" style:font-weight-complex="bold"/>
    </style:style>
    <style:style style:name="ce140" style:family="table-cell" style:parent-style-name="Default" style:data-style-name="N37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41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42" style:family="table-cell" style:parent-style-name="Default">
      <style:table-cell-properties fo:border-bottom="1.05pt double #000000" style:border-line-width-bottom="0.34pt 0.34pt 0.34pt" style:text-align-source="fix" style:repeat-content="false" fo:border-left="1.05pt double #000000" style:border-line-width-left="0.34pt 0.34pt 0.34pt" fo:border-right="1.05pt double #000000" style:border-line-width-right="0.34pt 0.34pt 0.34pt" fo:border-top="none" style:vertical-align="middle"/>
      <style:paragraph-properties fo:text-align="center" fo:margin-left="0pt"/>
    </style:style>
    <style:style style:name="ce143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end" fo:margin-left="0pt"/>
    </style:style>
    <style:style style:name="ce144" style:family="table-cell" style:parent-style-name="Default">
      <style:table-cell-properties fo:border-bottom="1.05pt double #000000" style:border-line-width-bottom="0.34pt 0.34pt 0.34pt" style:text-align-source="fix" style:repeat-content="false" fo:border-left="1.05pt double #000000" style:border-line-width-left="0.34pt 0.34pt 0.34pt" fo:border-right="1.05pt double #000000" style:border-line-width-right="0.34pt 0.34pt 0.34pt" fo:border-top="none" style:vertical-align="middle"/>
      <style:paragraph-properties fo:text-align="end" fo:margin-left="0pt"/>
    </style:style>
    <style:style style:name="ce145" style:family="table-cell" style:parent-style-name="Default" style:data-style-name="N3">
      <style:table-cell-properties fo:border="1.05pt double #000000" style:border-line-width="0.34pt 0.34pt 0.34pt" style:vertical-align="middle"/>
    </style:style>
    <style:style style:name="ce146" style:family="table-cell" style:parent-style-name="Default" style:data-style-name="N4">
      <style:table-cell-properties fo:border="1.05pt double #000000" style:border-line-width="0.34pt 0.34pt 0.34pt" style:vertical-align="middle"/>
    </style:style>
    <style:style style:name="ce147" style:family="table-cell" style:parent-style-name="Default" style:data-style-name="N3">
      <style:table-cell-properties fo:border-bottom="1.05pt double #000000" style:border-line-width-bottom="0.34pt 0.34pt 0.34pt" fo:border-left="1.05pt double #000000" style:border-line-width-left="0.34pt 0.34pt 0.34pt" fo:border-right="1.05pt double #000000" style:border-line-width-right="0.34pt 0.34pt 0.34pt" fo:border-top="none" style:vertical-align="middle"/>
    </style:style>
    <style:style style:name="ce27" style:family="table-cell" style:parent-style-name="Default" style:data-style-name="N3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none" fo:border-top="1.05pt double #000000" style:border-line-width-top="0.34pt 0.34pt 0.34pt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1.05pt double #000000" style:border-line-width="0.34pt 0.34pt 0.34p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="1.05pt double #000000" style:border-line-width="0.34pt 0.34pt 0.34pt" style:vertical-align="middle"/>
    </style:style>
    <style:style style:name="ce151" style:family="table-cell" style:parent-style-name="Default">
      <style:table-cell-properties fo:border-bottom="1.05pt double #000000" style:border-line-width-bottom="0.34pt 0.34pt 0.34pt" fo:border-left="1.05pt double #000000" style:border-line-width-left="0.34pt 0.34pt 0.34pt" fo:border-right="1.05pt double #000000" style:border-line-width-right="0.34pt 0.34pt 0.34pt" fo:border-top="none" style:vertical-align="middle"/>
    </style:style>
    <style:style style:name="ce36" style:family="table-cell" style:parent-style-name="Default">
      <style:table-cell-properties fo:border-bottom="none" fo:border-left="none" fo:border-right="none" fo:border-top="1.05pt double #000000" style:border-line-width-top="0.34pt 0.34pt 0.34pt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1.05pt double #000000" style:border-line-width-right="0.34pt 0.34pt 0.34pt" fo:border-top="1.05pt double #000000" style:border-line-width-top="0.34pt 0.34pt 0.34pt" style:vertical-align="middl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>
      <style:table-cell-properties fo:border-bottom="none" fo:border-left="none" fo:border-right="1.05pt double #000000" style:border-line-width-right="0.34pt 0.34pt 0.34pt" fo:border-top="none"/>
    </style:style>
    <style:style style:name="ce155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1.05pt double #000000" style:border-line-width-top="0.34pt 0.34pt 0.34pt"/>
    </style:style>
    <style:style style:name="ce156" style:family="table-cell" style:parent-style-name="Default">
      <style:table-cell-properties fo:border-bottom="1.05pt double #000000" style:border-line-width-bottom="0.34pt 0.34pt 0.34pt" fo:wrap-option="wrap" fo:border-left="none" fo:border-right="1.05pt double #000000" style:border-line-width-right="0.34pt 0.34pt 0.34pt" fo:border-top="1.05pt double #000000" style:border-line-width-top="0.34pt 0.34pt 0.34pt" style:vertical-align="middle"/>
    </style:style>
    <style:style style:name="ce157" style:family="table-cell" style:parent-style-name="Default">
      <style:table-cell-properties fo:border-bottom="1.05pt double #000000" style:border-line-width-bottom="0.34pt 0.34pt 0.34pt" fo:wrap-option="wrap" fo:border-left="none" fo:border-right="1.05pt double #000000" style:border-line-width-right="0.34pt 0.34pt 0.34pt" fo:border-top="none" style:vertical-align="middle"/>
    </style:style>
    <style:style style:name="ce53" style:family="table-cell" style:parent-style-name="Default">
      <style:table-cell-properties fo:background-color="#fff200"/>
    </style:style>
    <style:style style:name="ce44" style:family="table-cell" style:parent-style-name="Default">
      <style:table-cell-properties fo:background-color="#0066b3"/>
    </style:style>
    <style:style style:name="ce5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7" style:family="table-cell" style:parent-style-name="Default" style:data-style-name="N4"/>
    <style:style style:name="ce58" style:family="table-cell" style:parent-style-name="Default" style:data-style-name="N4">
      <style:table-cell-properties fo:background-color="#fff200"/>
    </style:style>
    <style:style style:name="ce49" style:family="table-cell" style:parent-style-name="Default" style:data-style-name="N4">
      <style:table-cell-properties fo:background-color="#0066b3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4">
      <style:table-cell-properties fo:background-color="#ffe5ca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ffe5c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#ffe5ca"/>
    </style:style>
    <style:style style:name="ce70" style:family="table-cell" style:parent-style-name="Default" style:data-style-name="N4">
      <style:table-cell-properties fo:background-color="#ffe5ca"/>
      <style:text-properties fo:font-weight="bold" style:font-weight-asian="bold" style:font-weight-complex="bold"/>
    </style:style>
    <style:style style:name="ce75" style:family="table-cell" style:parent-style-name="Default" style:data-style-name="N4">
      <style:table-cell-properties fo:background-color="#fdb94d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#fdb94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 style:data-style-name="N4">
      <style:table-cell-properties fo:background-color="#fdb94d"/>
    </style:style>
    <style:style style:name="ce82" style:family="table-cell" style:parent-style-name="Default" style:data-style-name="N4">
      <style:table-cell-properties fo:background-color="#fdb94d"/>
      <style:text-properties fo:font-weight="bold" style:font-weight-asian="bold" style:font-weight-complex="bold"/>
    </style:style>
    <style:style style:name="ce84" style:family="table-cell" style:parent-style-name="Default" style:data-style-name="N4">
      <style:text-properties fo:font-weight="bold" style:font-weight-asian="bold" style:font-weight-complex="bold"/>
    </style:style>
    <style:style style:name="ce85" style:family="table-cell" style:parent-style-name="Default" style:data-style-name="N4">
      <style:table-cell-properties fo:background-color="transparent"/>
    </style:style>
    <style:style style:name="ce8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7" style:family="table-cell" style:parent-style-name="Default" style:data-style-name="N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8" style:family="table-cell" style:parent-style-name="Default" style:data-style-name="N3"/>
    <style:style style:name="ce89" style:family="table-cell" style:parent-style-name="Default" style:data-style-name="N3">
      <style:table-cell-properties fo:background-color="#fff200"/>
    </style:style>
    <style:style style:name="ce83" style:family="table-cell" style:parent-style-name="Default" style:data-style-name="N3">
      <style:table-cell-properties fo:background-color="#0066b3"/>
    </style:style>
    <style:style style:name="ce90" style:family="table-cell" style:parent-style-name="Default" style:data-style-name="N4">
      <style:table-cell-properties fo:background-color="#72bf44"/>
      <style:text-properties fo:font-weight="bold" style:font-weight-asian="bold" style:font-weight-complex="bold"/>
    </style:style>
    <style:style style:name="ce91" style:family="table-cell" style:parent-style-name="Default" style:data-style-name="N4">
      <style:table-cell-properties fo:background-color="#72bf4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2" style:family="table-cell" style:parent-style-name="Default" style:data-style-name="N4">
      <style:table-cell-properties fo:background-color="#72bf44"/>
    </style:style>
    <style:style style:name="ce9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95" style:family="table-cell" style:parent-style-name="Default" style:data-style-name="N0"/>
    <style:style style:name="ce96" style:family="table-cell" style:parent-style-name="Default" style:data-style-name="N0">
      <style:table-cell-properties fo:background-color="#fff200"/>
    </style:style>
    <style:style style:name="ce106" style:family="table-cell" style:parent-style-name="Default" style:data-style-name="N0">
      <style:table-cell-properties fo:background-color="#0066b3"/>
    </style:style>
    <style:style style:name="ce97" style:family="table-cell" style:parent-style-name="Default" style:data-style-name="N1"/>
    <style:style style:name="ce98" style:family="table-cell" style:parent-style-name="Default" style:data-style-name="N1">
      <style:table-cell-properties fo:background-color="#fff200"/>
    </style:style>
    <style:style style:name="ce109" style:family="table-cell" style:parent-style-name="Default" style:data-style-name="N1">
      <style:table-cell-properties fo:background-color="#0066b3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171" style:family="table-cell" style:parent-style-name="Default"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73" style:family="table-cell" style:parent-style-name="Default" style:data-style-name="N4">
      <style:table-cell-properties fo:border-bottom="0.06pt solid #000000" fo:background-color="transparent" fo:border-left="none" fo:border-right="none" fo:border-top="0.06pt solid #000000"/>
    </style:style>
    <style:style style:name="ce174" style:family="table-cell" style:parent-style-name="Default" style:data-style-name="N3"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order-bottom="0.06pt solid #000000" fo:background-color="#00a65d" fo:border-left="none" fo:border-right="none" fo:border-top="0.06pt solid #000000"/>
    </style:style>
    <style:style style:name="ce1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78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79" style:family="table-cell" style:parent-style-name="Default">
      <style:table-cell-properties fo:border-bottom="0.06pt solid #000000" fo:border-left="none" fo:border-right="none" fo:border-top="0.06pt solid #000000"/>
    </style:style>
    <style:style style:name="ce180" style:family="table-cell" style:parent-style-name="Default" style:data-style-name="N4">
      <style:table-cell-properties fo:border-bottom="0.06pt solid #000000" fo:border-left="none" fo:border-right="0.06pt solid #000000" fo:border-top="0.06pt solid #000000"/>
    </style:style>
    <style:style style:name="ce181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order-bottom="none" fo:border-left="none" fo:border-right="none" fo:border-top="0.06pt solid #000000"/>
    </style:style>
    <style:style style:name="ce18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84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185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186" style:family="table-cell" style:parent-style-name="Default">
      <style:text-properties style:use-window-font-color="true"/>
    </style:style>
    <style:style style:name="ce187" style:family="table-cell" style:parent-style-name="Default" style:data-style-name="N4">
      <style:text-properties style:use-window-font-color="true"/>
    </style:style>
    <style:style style:name="ce188" style:family="table-cell" style:parent-style-name="Default" style:data-style-name="N4">
      <style:table-cell-properties fo:border-bottom="0.06pt solid #000000" fo:background-color="#00a65d" fo:border-left="none" fo:border-right="0.06pt solid #000000" fo:border-top="0.06pt solid #000000"/>
    </style:style>
    <style:style style:name="ce189" style:family="table-cell" style:parent-style-name="Default" style:data-style-name="N4">
      <style:table-cell-properties fo:border-bottom="0.06pt solid #000000" fo:background-color="transparent" fo:border-left="0.06pt solid #000000" fo:border-right="none" fo:border-top="0.06pt solid #000000"/>
    </style:style>
    <style:style style:name="ce190" style:family="table-cell" style:parent-style-name="Default" style:data-style-name="N4">
      <style:table-cell-properties fo:border-bottom="0.06pt solid #000000" fo:background-color="transparent" fo:border-left="none" fo:border-right="0.06pt solid #000000" fo:border-top="0.06pt solid #000000"/>
    </style:style>
    <style:style style:name="T1" style:family="text">
      <style:text-properties fo:font-size="10pt" style:text-position="sub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chedule" table:style-name="ta1" table:print-ranges="schedule.A1:schedule.N58">
        <table:table-column table:style-name="co1" table:default-cell-style-name="ce128"/>
        <table:table-column table:style-name="co2" table:default-cell-style-name="ce134"/>
        <table:table-column table:style-name="co3" table:default-cell-style-name="ce141"/>
        <table:table-column table:style-name="co4" table:default-cell-style-name="ce140"/>
        <table:table-column table:style-name="co5" table:default-cell-style-name="ce141"/>
        <table:table-column table:style-name="co6" table:default-cell-style-name="ce141"/>
        <table:table-column table:style-name="co7" table:default-cell-style-name="ce141"/>
        <table:table-column table:style-name="co5" table:default-cell-style-name="ce143"/>
        <table:table-column table:style-name="co8" table:default-cell-style-name="ce145"/>
        <table:table-column table:style-name="co9" table:default-cell-style-name="ce27"/>
        <table:table-column table:style-name="co10" table:default-cell-style-name="ce145"/>
        <table:table-column table:style-name="co11" table:number-columns-repeated="2" table:default-cell-style-name="ce141"/>
        <table:table-column table:style-name="co12" table:default-cell-style-name="ce156"/>
        <table:table-row table:style-name="ro1">
          <table:table-cell table:style-name="ce1" office:value-type="string" calcext:value-type="string" table:number-columns-spanned="14" table:number-rows-spanned="1">
            <text:p>WOOD SHEAR WALL SCHEDULE</text:p>
          </table:table-cell>
          <table:covered-table-cell table:style-name="ce7"/>
          <table:covered-table-cell table:number-columns-repeated="9" table:style-name="ce13"/>
          <table:covered-table-cell table:style-name="ce31"/>
          <table:covered-table-cell table:style-name="ce36"/>
          <table:covered-table-cell table:style-name="ce37"/>
        </table:table-row>
        <table:table-row table:style-name="ro2">
          <table:table-cell table:style-name="ce125"/>
          <table:table-cell table:style-name="ce131"/>
          <table:table-cell table:style-name="ce137" table:number-columns-repeated="9"/>
          <table:table-cell table:style-name="ce32" office:value-type="string" calcext:value-type="string" table:number-columns-spanned="2" table:number-rows-spanned="1">
            <text:p>Bottom plate attachment (foundation)</text:p>
          </table:table-cell>
          <table:covered-table-cell table:style-name="Default"/>
          <table:table-cell table:style-name="ce32" office:value-type="string" calcext:value-type="string" table:number-columns-spanned="1" table:number-rows-spanned="2">
            <text:p>Bottom plate attachment (floor to floor)</text:p>
          </table:table-cell>
        </table:table-row>
        <table:table-row table:style-name="ro3">
          <table:table-cell table:style-name="ce126" office:value-type="string" calcext:value-type="string">
            <text:p>Shear wall</text:p>
          </table:table-cell>
          <table:table-cell table:style-name="ce132" office:value-type="string" calcext:value-type="string">
            <text:p>Sheathing material</text:p>
          </table:table-cell>
          <table:table-cell table:style-name="ce138" office:value-type="string" calcext:value-type="string">
            <text:p>Panel thickness</text:p>
          </table:table-cell>
          <table:table-cell table:style-name="ce138" office:value-type="string" calcext:value-type="string">
            <text:p>Blocking</text:p>
          </table:table-cell>
          <table:table-cell table:style-name="ce138" office:value-type="string" calcext:value-type="string">
            <text:p>Minimum fastener penetration in framing member or blocking</text:p>
          </table:table-cell>
          <table:table-cell table:style-name="ce138" office:value-type="string" calcext:value-type="string">
            <text:p>Fastener type and size</text:p>
          </table:table-cell>
          <table:table-cell table:style-name="ce138" office:value-type="string" calcext:value-type="string">
            <text:p>Panel edge fastener spacing </text:p>
          </table:table-cell>
          <table:table-cell table:style-name="ce138" office:value-type="string" calcext:value-type="string">
            <text:p>Nominal unit shear capacity v<text:span text:style-name="T1">w</text:span></text:p>
          </table:table-cell>
          <table:table-cell table:style-name="ce138" table:formula="of:=[$hold_down.J1]" office:value-type="string" office:string-value="Hold-down anchor capacity" calcext:value-type="string">
            <text:p>Hold-down anchor capacity</text:p>
          </table:table-cell>
          <table:table-cell table:style-name="ce138" office:value-type="string" calcext:value-type="string">
            <text:p>Hold down studs</text:p>
          </table:table-cell>
          <table:table-cell table:style-name="ce138" office:value-type="string" calcext:value-type="string">
            <text:p>Hold down anchor type</text:p>
          </table:table-cell>
          <table:table-cell table:style-name="ce138" office:value-type="string" calcext:value-type="string">
            <text:p>Number of bolts (1 in diameter, 4 inch embedment depth)</text:p>
          </table:table-cell>
          <table:table-cell table:style-name="ce138" office:value-type="string" calcext:value-type="string">
            <text:p>Bolt spacing </text:p>
          </table:table-cell>
          <table:covered-table-cell table:style-name="ce154"/>
        </table:table-row>
        <table:table-row table:style-name="ro4">
          <table:table-cell table:style-name="ce127" office:value-type="string" calcext:value-type="string">
            <text:p>ID</text:p>
          </table:table-cell>
          <table:table-cell table:style-name="ce133"/>
          <table:table-cell table:style-name="ce139" office:value-type="string" calcext:value-type="string">
            <text:p>(in)</text:p>
          </table:table-cell>
          <table:table-cell table:style-name="ce139"/>
          <table:table-cell table:style-name="ce139" office:value-type="string" calcext:value-type="string">
            <text:p>(in)</text:p>
          </table:table-cell>
          <table:table-cell table:style-name="ce139"/>
          <table:table-cell table:style-name="ce139" office:value-type="string" calcext:value-type="string">
            <text:p>(in)</text:p>
          </table:table-cell>
          <table:table-cell table:style-name="ce139" office:value-type="string" calcext:value-type="string">
            <text:p>(plf)</text:p>
          </table:table-cell>
          <table:table-cell table:style-name="ce139" office:value-type="string" calcext:value-type="string">
            <text:p>(kip)</text:p>
          </table:table-cell>
          <table:table-cell table:style-name="ce139" table:number-columns-repeated="2"/>
          <table:table-cell table:style-name="ce133"/>
          <table:table-cell table:style-name="ce139" office:value-type="string" calcext:value-type="string">
            <text:p>(in)</text:p>
          </table:table-cell>
          <table:table-cell table:style-name="ce155"/>
        </table:table-row>
        <table:table-row table:style-name="ro5">
          <table:table-cell office:value-type="string" calcext:value-type="string">
            <text:p>SW_N3A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5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table:formula="of:=[$hold_down.L3]" office:value-type="float" office:value="2" calcext:value-type="float">
            <text:p>2</text:p>
          </table:table-cell>
          <table:table-cell table:formula="of:=IF([$hold_down.K3]&gt;0;COM.MICROSOFT.CONCAT(&quot;(&quot;;[$hold_down.M3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3]&gt;1;[$hold_down.T3];&quot;-&quot;)" office:value-type="string" office:string-value="-" calcext:value-type="string">
            <text:p>-</text:p>
          </table:table-cell>
          <table:table-cell table:formula="of:=IF([$hold_down.S3]&lt;1000;[$hold_down.S3]/0.0254;&quot;-&quot;)" office:value-type="string" office:string-value="-" calcext:value-type="string">
            <text:p>-</text:p>
          </table:table-cell>
          <table:table-cell table:formula="of:=[$hold_down.AO3]" office:value-type="string" office:string-value="wood screws 20 (d= 0.32 in) at 25 in. o/c; 30 fasteners in 2 rows." calcext:value-type="string">
            <text:p>wood screws 20 (d= 0.32 in) at 25 in. o/c; 30 fasteners in 2 rows.</text:p>
          </table:table-cell>
        </table:table-row>
        <table:table-row table:style-name="ro6">
          <table:table-cell office:value-type="string" calcext:value-type="string">
            <text:p>SW_N3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6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]" office:value-type="string" office:string-value="-" calcext:value-type="string">
            <text:p>-</text:p>
          </table:table-cell>
          <table:table-cell table:formula="of:=IF([$hold_down.K4]&gt;0;COM.MICROSOFT.CONCAT(&quot;(&quot;;[$hold_down.M4];&quot;)&quot;);&quot;-&quot;)" office:value-type="string" office:string-value="-" calcext:value-type="string">
            <text:p>-</text:p>
          </table:table-cell>
          <table:table-cell/>
          <table:table-cell table:formula="of:=IF([$hold_down.T4]&gt;1;[$hold_down.T4];&quot;-&quot;)" office:value-type="string" office:string-value="-" calcext:value-type="string">
            <text:p>-</text:p>
          </table:table-cell>
          <table:table-cell table:formula="of:=IF([$hold_down.S4]&lt;1000;[$hold_down.S4]/0.0254;&quot;-&quot;)" office:value-type="string" office:string-value="-" calcext:value-type="string">
            <text:p>-</text:p>
          </table:table-cell>
          <table:table-cell table:formula="of:=[$hold_down.AO4]" office:value-type="string" office:string-value="16d (d= 0.268 in) nails at 24 in. o/c; 16 fasteners in 1 row." calcext:value-type="string">
            <text:p>16d (d= 0.268 in) nails at 24 in. o/c; 16 fasteners in 1 row.</text:p>
          </table:table-cell>
        </table:table-row>
        <table:table-row table:style-name="ro5">
          <table:table-cell office:value-type="string" calcext:value-type="string">
            <text:p>SW_N3C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7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5]" office:value-type="string" office:string-value="-" calcext:value-type="string">
            <text:p>-</text:p>
          </table:table-cell>
          <table:table-cell table:formula="of:=IF([$hold_down.K5]&gt;0;COM.MICROSOFT.CONCAT(&quot;(&quot;;[$hold_down.M5];&quot;)&quot;);&quot;-&quot;)" office:value-type="string" office:string-value="-" calcext:value-type="string">
            <text:p>-</text:p>
          </table:table-cell>
          <table:table-cell/>
          <table:table-cell table:formula="of:=IF([$hold_down.T5]&gt;1;[$hold_down.T5];&quot;-&quot;)" office:value-type="string" office:string-value="-" calcext:value-type="string">
            <text:p>-</text:p>
          </table:table-cell>
          <table:table-cell table:formula="of:=IF([$hold_down.S5]&lt;1000;[$hold_down.S5]/0.0254;&quot;-&quot;)" office:value-type="string" office:string-value="-" calcext:value-type="string">
            <text:p>-</text:p>
          </table:table-cell>
          <table:table-cell table:formula="of:=[$hold_down.AO5]" office:value-type="string" office:string-value="16d (d= 0.268 in) nails at 21 in. o/c; 35 fasteners in 2 rows." calcext:value-type="string">
            <text:p>16d (d= 0.268 in) nails at 21 in. o/c; 35 fasteners in 2 rows.</text:p>
          </table:table-cell>
        </table:table-row>
        <table:table-row table:style-name="ro5">
          <table:table-cell office:value-type="string" calcext:value-type="string">
            <text:p>SW_N3D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8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table:formula="of:=[.G5]" office:value-type="float" office:value="4" calcext:value-type="float">
            <text:p>4</text:p>
          </table:table-cell>
          <table:table-cell office:value-type="float" office:value="840" calcext:value-type="float">
            <text:p>840</text:p>
          </table:table-cell>
          <table:table-cell table:formula="of:=[$hold_down.L6]" office:value-type="float" office:value="2" calcext:value-type="float">
            <text:p>2</text:p>
          </table:table-cell>
          <table:table-cell table:formula="of:=IF([$hold_down.K6]&gt;0;COM.MICROSOFT.CONCAT(&quot;(&quot;;[$hold_down.M6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6]&gt;1;[$hold_down.T6];&quot;-&quot;)" office:value-type="string" office:string-value="-" calcext:value-type="string">
            <text:p>-</text:p>
          </table:table-cell>
          <table:table-cell table:formula="of:=IF([$hold_down.S6]&lt;1000;[$hold_down.S6]/0.0254;&quot;-&quot;)" office:value-type="string" office:string-value="-" calcext:value-type="string">
            <text:p>-</text:p>
          </table:table-cell>
          <table:table-cell table:formula="of:=[$hold_down.AO6]" office:value-type="string" office:string-value="wood screws 20 (d= 0.32 in) at 25 in. o/c; 30 fasteners in 2 rows." calcext:value-type="string">
            <text:p>wood screws 20 (d= 0.32 in) at 25 in. o/c; 30 fasteners in 2 rows.</text:p>
          </table:table-cell>
        </table:table-row>
        <table:table-row table:style-name="ro5">
          <table:table-cell office:value-type="string" calcext:value-type="string">
            <text:p>SW_N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9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7]" office:value-type="float" office:value="2" calcext:value-type="float">
            <text:p>2</text:p>
          </table:table-cell>
          <table:table-cell table:formula="of:=IF([$hold_down.K7]&gt;0;COM.MICROSOFT.CONCAT(&quot;(&quot;;[$hold_down.M7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7]&gt;1;[$hold_down.T7];&quot;-&quot;)" office:value-type="string" office:string-value="-" calcext:value-type="string">
            <text:p>-</text:p>
          </table:table-cell>
          <table:table-cell table:formula="of:=IF([$hold_down.S7]&lt;1000;[$hold_down.S7]/0.0254;&quot;-&quot;)" office:value-type="string" office:string-value="-" calcext:value-type="string">
            <text:p>-</text:p>
          </table:table-cell>
          <table:table-cell table:formula="of:=[$hold_down.AO7]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</table:table-row>
        <table:table-row table:style-name="ro6">
          <table:table-cell office:value-type="string" calcext:value-type="string">
            <text:p>SW_N2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0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style-name="ce146" table:formula="of:=[$hold_down.L8]" office:value-type="string" office:string-value="-" calcext:value-type="string">
            <text:p>-</text:p>
          </table:table-cell>
          <table:table-cell table:formula="of:=IF([$hold_down.K8]&gt;0;COM.MICROSOFT.CONCAT(&quot;(&quot;;[$hold_down.M8];&quot;)&quot;);&quot;-&quot;)" office:value-type="string" office:string-value="-" calcext:value-type="string">
            <text:p>-</text:p>
          </table:table-cell>
          <table:table-cell table:style-name="ce146"/>
          <table:table-cell table:formula="of:=IF([$hold_down.T8]&gt;1;[$hold_down.T8];&quot;-&quot;)" office:value-type="string" office:string-value="-" calcext:value-type="string">
            <text:p>-</text:p>
          </table:table-cell>
          <table:table-cell table:formula="of:=IF([$hold_down.S8]&lt;1000;[$hold_down.S8]/0.0254;&quot;-&quot;)" office:value-type="string" office:string-value="-" calcext:value-type="string">
            <text:p>-</text:p>
          </table:table-cell>
          <table:table-cell table:formula="of:=[$hold_down.AO8]" office:value-type="string" office:string-value="16d (d= 0.268 in) nails at 13 in. o/c; 28 fasteners in 1 row." calcext:value-type="string">
            <text:p>16d (d= 0.268 in) nails at 13 in. o/c; 28 fasteners in 1 row.</text:p>
          </table:table-cell>
        </table:table-row>
        <table:table-row table:style-name="ro5">
          <table:table-cell office:value-type="string" calcext:value-type="string">
            <text:p>SW_N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1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9]" office:value-type="string" office:string-value="-" calcext:value-type="string">
            <text:p>-</text:p>
          </table:table-cell>
          <table:table-cell table:formula="of:=IF([$hold_down.K9]&gt;0;COM.MICROSOFT.CONCAT(&quot;(&quot;;[$hold_down.M9];&quot;)&quot;);&quot;-&quot;)" office:value-type="string" office:string-value="-" calcext:value-type="string">
            <text:p>-</text:p>
          </table:table-cell>
          <table:table-cell office:value-type="string" calcext:value-type="string">
            <text:p>Simpson HDU4-SDS2.5</text:p>
          </table:table-cell>
          <table:table-cell table:formula="of:=IF([$hold_down.T9]&gt;1;[$hold_down.T9];&quot;-&quot;)" office:value-type="string" office:string-value="-" calcext:value-type="string">
            <text:p>-</text:p>
          </table:table-cell>
          <table:table-cell table:formula="of:=IF([$hold_down.S9]&lt;1000;[$hold_down.S9]/0.0254;&quot;-&quot;)" office:value-type="string" office:string-value="-" calcext:value-type="string">
            <text:p>-</text:p>
          </table:table-cell>
          <table:table-cell table:formula="of:=[$hold_down.AO9]" office:value-type="string" office:string-value="16d (d= 0.268 in) nails at 12 in. o/c; 59 fasteners in 2 rows." calcext:value-type="string">
            <text:p>16d (d= 0.268 in) nails at 12 in. o/c; 59 fasteners in 2 rows.</text:p>
          </table:table-cell>
        </table:table-row>
        <table:table-row table:style-name="ro5">
          <table:table-cell office:value-type="string" calcext:value-type="string">
            <text:p>SW_N2D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2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10]" office:value-type="float" office:value="2" calcext:value-type="float">
            <text:p>2</text:p>
          </table:table-cell>
          <table:table-cell table:formula="of:=IF([$hold_down.K10]&gt;0;COM.MICROSOFT.CONCAT(&quot;(&quot;;[$hold_down.M10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10]&gt;1;[$hold_down.T10];&quot;-&quot;)" office:value-type="string" office:string-value="-" calcext:value-type="string">
            <text:p>-</text:p>
          </table:table-cell>
          <table:table-cell table:formula="of:=IF([$hold_down.S10]&lt;1000;[$hold_down.S10]/0.0254;&quot;-&quot;)" office:value-type="string" office:string-value="-" calcext:value-type="string">
            <text:p>-</text:p>
          </table:table-cell>
          <table:table-cell table:formula="of:=[$hold_down.AO10]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</table:table-row>
        <table:table-row table:style-name="ro5">
          <table:table-cell office:value-type="string" calcext:value-type="string">
            <text:p>SW_N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3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11]" office:value-type="float" office:value="3" calcext:value-type="float">
            <text:p>3</text:p>
          </table:table-cell>
          <table:table-cell table:formula="of:=IF([$hold_down.K11]&gt;0;COM.MICROSOFT.CONCAT(&quot;(&quot;;[$hold_down.M11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11-SDS2.5</text:p>
          </table:table-cell>
          <table:table-cell table:style-name="ce150" table:formula="of:=IF([$hold_down.T11]&gt;1;[$hold_down.T11];&quot;-&quot;)" office:value-type="float" office:value="10" calcext:value-type="float">
            <text:p>10</text:p>
          </table:table-cell>
          <table:table-cell table:formula="of:=IF([$hold_down.S11]&lt;1000;[$hold_down.S11]/0.0254;&quot;-&quot;)" office:value-type="float" office:value="36" calcext:value-type="float">
            <text:p>36</text:p>
          </table:table-cell>
          <table:table-cell table:formula="of:=[$hold_down.AO11]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</table:table-row>
        <table:table-row table:style-name="ro5">
          <table:table-cell office:value-type="string" calcext:value-type="string">
            <text:p>SW_N1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4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2]" office:value-type="string" office:string-value="-" calcext:value-type="string">
            <text:p>-</text:p>
          </table:table-cell>
          <table:table-cell table:formula="of:=IF([$hold_down.K12]&gt;0;COM.MICROSOFT.CONCAT(&quot;(&quot;;[$hold_down.M12];&quot;)&quot;);&quot;-&quot;)" office:value-type="string" office:string-value="-" calcext:value-type="string">
            <text:p>-</text:p>
          </table:table-cell>
          <table:table-cell/>
          <table:table-cell table:style-name="ce150" table:formula="of:=IF([$hold_down.T12]&gt;1;[$hold_down.T12];&quot;-&quot;)" office:value-type="float" office:value="11" calcext:value-type="float">
            <text:p>11</text:p>
          </table:table-cell>
          <table:table-cell table:formula="of:=IF([$hold_down.S12]&lt;1000;[$hold_down.S12]/0.0254;&quot;-&quot;)" office:value-type="float" office:value="36" calcext:value-type="float">
            <text:p>36</text:p>
          </table:table-cell>
          <table:table-cell table:formula="of:=[$hold_down.AO12]" office:value-type="string" office:string-value="16d (d= 0.268 in) nails at 19 in. o/c; 39 fasteners in 2 rows." calcext:value-type="string">
            <text:p>16d (d= 0.268 in) nails at 19 in. o/c; 39 fasteners in 2 rows.</text:p>
          </table:table-cell>
        </table:table-row>
        <table:table-row table:style-name="ro5">
          <table:table-cell office:value-type="string" calcext:value-type="string">
            <text:p>SW_N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5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3]" office:value-type="string" office:string-value="-" calcext:value-type="string">
            <text:p>-</text:p>
          </table:table-cell>
          <table:table-cell table:formula="of:=IF([$hold_down.K13]&gt;0;COM.MICROSOFT.CONCAT(&quot;(&quot;;[$hold_down.M13];&quot;)&quot;);&quot;-&quot;)" office:value-type="string" office:string-value="-" calcext:value-type="string">
            <text:p>-</text:p>
          </table:table-cell>
          <table:table-cell office:value-type="string" calcext:value-type="string">
            <text:p>Simpson HDU4-SDS2.5</text:p>
          </table:table-cell>
          <table:table-cell table:style-name="ce150" table:formula="of:=IF([$hold_down.T13]&gt;1;[$hold_down.T13];&quot;-&quot;)" office:value-type="float" office:value="11" calcext:value-type="float">
            <text:p>11</text:p>
          </table:table-cell>
          <table:table-cell table:formula="of:=IF([$hold_down.S13]&lt;1000;[$hold_down.S13]/0.0254;&quot;-&quot;)" office:value-type="float" office:value="36" calcext:value-type="float">
            <text:p>36</text:p>
          </table:table-cell>
          <table:table-cell table:formula="of:=[$hold_down.AO13]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</table:table-row>
        <table:table-row table:style-name="ro5">
          <table:table-cell office:value-type="string" calcext:value-type="string">
            <text:p>SW_N1D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6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14]" office:value-type="float" office:value="3" calcext:value-type="float">
            <text:p>3</text:p>
          </table:table-cell>
          <table:table-cell table:formula="of:=IF([$hold_down.K14]&gt;0;COM.MICROSOFT.CONCAT(&quot;(&quot;;[$hold_down.M14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11-SDS2.5</text:p>
          </table:table-cell>
          <table:table-cell table:style-name="ce150" table:formula="of:=IF([$hold_down.T14]&gt;1;[$hold_down.T14];&quot;-&quot;)" office:value-type="float" office:value="10" calcext:value-type="float">
            <text:p>10</text:p>
          </table:table-cell>
          <table:table-cell table:formula="of:=IF([$hold_down.S14]&lt;1000;[$hold_down.S14]/0.0254;&quot;-&quot;)" office:value-type="float" office:value="36" calcext:value-type="float">
            <text:p>36</text:p>
          </table:table-cell>
          <table:table-cell table:formula="of:=[$hold_down.AO14]" office:value-type="string" office:string-value="SDWS log screw (d= 0.197 in) at 12 in. o/c; 60 fasteners in 2 rows." calcext:value-type="string">
            <text:p>SDWS log screw (d= 0.197 in) at 12 in. o/c; 60 fasteners in 2 rows.</text:p>
          </table:table-cell>
        </table:table-row>
        <table:table-row table:style-name="ro5">
          <table:table-cell office:value-type="string" calcext:value-type="string">
            <text:p>SW_S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7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5]" office:value-type="float" office:value="2" calcext:value-type="float">
            <text:p>2</text:p>
          </table:table-cell>
          <table:table-cell table:formula="of:=IF([$hold_down.K15]&gt;0;COM.MICROSOFT.CONCAT(&quot;(&quot;;[$hold_down.M15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15]&gt;1;[$hold_down.T15];&quot;-&quot;)" office:value-type="string" office:string-value="-" calcext:value-type="string">
            <text:p>-</text:p>
          </table:table-cell>
          <table:table-cell table:formula="of:=IF([$hold_down.S15]&lt;1000;[$hold_down.S15]/0.0254;&quot;-&quot;)" office:value-type="string" office:string-value="-" calcext:value-type="string">
            <text:p>-</text:p>
          </table:table-cell>
          <table:table-cell table:formula="of:=[$hold_down.AO15]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</table:table-row>
        <table:table-row table:style-name="ro5">
          <table:table-cell office:value-type="string" calcext:value-type="string">
            <text:p>SW_S3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8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16]" office:value-type="float" office:value="2" calcext:value-type="float">
            <text:p>2</text:p>
          </table:table-cell>
          <table:table-cell table:formula="of:=IF([$hold_down.K16]&gt;0;COM.MICROSOFT.CONCAT(&quot;(&quot;;[$hold_down.M16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16]&gt;1;[$hold_down.T16];&quot;-&quot;)" office:value-type="string" office:string-value="-" calcext:value-type="string">
            <text:p>-</text:p>
          </table:table-cell>
          <table:table-cell table:formula="of:=IF([$hold_down.S16]&lt;1000;[$hold_down.S16]/0.0254;&quot;-&quot;)" office:value-type="string" office:string-value="-" calcext:value-type="string">
            <text:p>-</text:p>
          </table:table-cell>
          <table:table-cell table:formula="of:=[$hold_down.AO16]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</table:table-row>
        <table:table-row table:style-name="ro5">
          <table:table-cell office:value-type="string" calcext:value-type="string">
            <text:p>SW_S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19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17]" office:value-type="float" office:value="4" calcext:value-type="float">
            <text:p>4</text:p>
          </table:table-cell>
          <table:table-cell table:formula="of:=IF([$hold_down.K17]&gt;0;COM.MICROSOFT.CONCAT(&quot;(&quot;;[$hold_down.M17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17]&gt;1;[$hold_down.T17];&quot;-&quot;)" office:value-type="string" office:string-value="-" calcext:value-type="string">
            <text:p>-</text:p>
          </table:table-cell>
          <table:table-cell table:formula="of:=IF([$hold_down.S17]&lt;1000;[$hold_down.S17]/0.0254;&quot;-&quot;)" office:value-type="string" office:string-value="-" calcext:value-type="string">
            <text:p>-</text:p>
          </table:table-cell>
          <table:table-cell table:formula="of:=[$hold_down.AO17]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</table:table-row>
        <table:table-row table:style-name="ro5">
          <table:table-cell office:value-type="string" calcext:value-type="string">
            <text:p>SW_S2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0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18]" office:value-type="float" office:value="4" calcext:value-type="float">
            <text:p>4</text:p>
          </table:table-cell>
          <table:table-cell table:formula="of:=IF([$hold_down.K18]&gt;0;COM.MICROSOFT.CONCAT(&quot;(&quot;;[$hold_down.M18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18]&gt;1;[$hold_down.T18];&quot;-&quot;)" office:value-type="string" office:string-value="-" calcext:value-type="string">
            <text:p>-</text:p>
          </table:table-cell>
          <table:table-cell table:formula="of:=IF([$hold_down.S18]&lt;1000;[$hold_down.S18]/0.0254;&quot;-&quot;)" office:value-type="string" office:string-value="-" calcext:value-type="string">
            <text:p>-</text:p>
          </table:table-cell>
          <table:table-cell table:formula="of:=[$hold_down.AO18]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</table:table-row>
        <table:table-row table:style-name="ro5">
          <table:table-cell office:value-type="string" calcext:value-type="string">
            <text:p>SW_S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1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19]" office:value-type="float" office:value="7" calcext:value-type="float">
            <text:p>7</text:p>
          </table:table-cell>
          <table:table-cell table:formula="of:=IF([$hold_down.K19]&gt;0;COM.MICROSOFT.CONCAT(&quot;(&quot;;[$hold_down.M19];&quot;)&quot;);&quot;-&quot;)" office:value-type="string" office:string-value="(3)" calcext:value-type="string">
            <text:p>(3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19]&gt;1;[$hold_down.T19];&quot;-&quot;)" office:value-type="float" office:value="10" calcext:value-type="float">
            <text:p>10</text:p>
          </table:table-cell>
          <table:table-cell table:formula="of:=IF([$hold_down.S19]&lt;1000;[$hold_down.S19]/0.0254;&quot;-&quot;)" office:value-type="float" office:value="36" calcext:value-type="float">
            <text:p>36</text:p>
          </table:table-cell>
          <table:table-cell table:formula="of:=[$hold_down.AO19]" office:value-type="string" office:string-value="SDWS log screw (d= 0.197 in) at 8 in. o/c; 76 fasteners in 2 rows." calcext:value-type="string">
            <text:p>SDWS log screw (d= 0.197 in) at 8 in. o/c; 76 fasteners in 2 rows.</text:p>
          </table:table-cell>
        </table:table-row>
        <table:table-row table:style-name="ro5">
          <table:table-cell office:value-type="string" calcext:value-type="string">
            <text:p>SW_S1B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2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0]" office:value-type="float" office:value="7" calcext:value-type="float">
            <text:p>7</text:p>
          </table:table-cell>
          <table:table-cell table:formula="of:=IF([$hold_down.K20]&gt;0;COM.MICROSOFT.CONCAT(&quot;(&quot;;[$hold_down.M20];&quot;)&quot;);&quot;-&quot;)" office:value-type="string" office:string-value="(3)" calcext:value-type="string">
            <text:p>(3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20]&gt;1;[$hold_down.T20];&quot;-&quot;)" office:value-type="float" office:value="10" calcext:value-type="float">
            <text:p>10</text:p>
          </table:table-cell>
          <table:table-cell table:formula="of:=IF([$hold_down.S20]&lt;1000;[$hold_down.S20]/0.0254;&quot;-&quot;)" office:value-type="float" office:value="36" calcext:value-type="float">
            <text:p>36</text:p>
          </table:table-cell>
          <table:table-cell table:formula="of:=[$hold_down.AO20]" office:value-type="string" office:string-value="SDWS log screw (d= 0.197 in) at 8 in. o/c; 76 fasteners in 2 rows." calcext:value-type="string">
            <text:p>SDWS log screw (d= 0.197 in) at 8 in. o/c; 76 fasteners in 2 rows.</text:p>
          </table:table-cell>
        </table:table-row>
        <table:table-row table:style-name="ro5">
          <table:table-cell office:value-type="string" calcext:value-type="string">
            <text:p>SW_E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3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21]" office:value-type="float" office:value="3" calcext:value-type="float">
            <text:p>3</text:p>
          </table:table-cell>
          <table:table-cell table:formula="of:=IF([$hold_down.K21]&gt;0;COM.MICROSOFT.CONCAT(&quot;(&quot;;[$hold_down.M21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21]&gt;1;[$hold_down.T21];&quot;-&quot;)" office:value-type="string" office:string-value="-" calcext:value-type="string">
            <text:p>-</text:p>
          </table:table-cell>
          <table:table-cell table:formula="of:=IF([$hold_down.S21]&lt;1000;[$hold_down.S21]/0.0254;&quot;-&quot;)" office:value-type="string" office:string-value="-" calcext:value-type="string">
            <text:p>-</text:p>
          </table:table-cell>
          <table:table-cell table:formula="of:=[$hold_down.AO21]" office:value-type="string" office:string-value="wood screws 20 (d= 0.32 in) at 16 in. o/c; 46 fasteners in 2 rows." calcext:value-type="string">
            <text:p>wood screws 20 (d= 0.32 in) at 16 in. o/c; 46 fasteners in 2 rows.</text:p>
          </table:table-cell>
        </table:table-row>
        <table:table-row table:style-name="ro6">
          <table:table-cell office:value-type="string" calcext:value-type="string">
            <text:p>SW_E3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24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22]" office:value-type="string" office:string-value="-" calcext:value-type="string">
            <text:p>-</text:p>
          </table:table-cell>
          <table:table-cell table:formula="of:=IF([$hold_down.K22]&gt;0;COM.MICROSOFT.CONCAT(&quot;(&quot;;[$hold_down.M22];&quot;)&quot;);&quot;-&quot;)" office:value-type="string" office:string-value="-" calcext:value-type="string">
            <text:p>-</text:p>
          </table:table-cell>
          <table:table-cell/>
          <table:table-cell table:formula="of:=IF([$hold_down.T22]&gt;1;[$hold_down.T22];&quot;-&quot;)" office:value-type="string" office:string-value="-" calcext:value-type="string">
            <text:p>-</text:p>
          </table:table-cell>
          <table:table-cell table:formula="of:=IF([$hold_down.S22]&lt;1000;[$hold_down.S22]/0.0254;&quot;-&quot;)" office:value-type="string" office:string-value="-" calcext:value-type="string">
            <text:p>-</text:p>
          </table:table-cell>
          <table:table-cell table:formula="of:=[$hold_down.AO22]" office:value-type="string" office:string-value="16d (d= 0.268 in) nails at 12 in. o/c; 30 fasteners in 1 row." calcext:value-type="string">
            <text:p>16d (d= 0.268 in) nails at 12 in. o/c; 30 fasteners in 1 row.</text:p>
          </table:table-cell>
        </table:table-row>
        <table:table-row table:style-name="ro5">
          <table:table-cell office:value-type="string" calcext:value-type="string">
            <text:p>SW_E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5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23]" office:value-type="float" office:value="3" calcext:value-type="float">
            <text:p>3</text:p>
          </table:table-cell>
          <table:table-cell table:formula="of:=IF([$hold_down.K23]&gt;0;COM.MICROSOFT.CONCAT(&quot;(&quot;;[$hold_down.M23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11-SDS2.5</text:p>
          </table:table-cell>
          <table:table-cell table:formula="of:=IF([$hold_down.T23]&gt;1;[$hold_down.T23];&quot;-&quot;)" office:value-type="string" office:string-value="-" calcext:value-type="string">
            <text:p>-</text:p>
          </table:table-cell>
          <table:table-cell table:formula="of:=IF([$hold_down.S23]&lt;1000;[$hold_down.S23]/0.0254;&quot;-&quot;)" office:value-type="string" office:string-value="-" calcext:value-type="string">
            <text:p>-</text:p>
          </table:table-cell>
          <table:table-cell table:formula="of:=[$hold_down.AO23]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</table:table-row>
        <table:table-row table:style-name="ro5">
          <table:table-cell office:value-type="string" calcext:value-type="string">
            <text:p>SW_E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6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24]" office:value-type="float" office:value="5" calcext:value-type="float">
            <text:p>5</text:p>
          </table:table-cell>
          <table:table-cell table:formula="of:=IF([$hold_down.K24]&gt;0;COM.MICROSOFT.CONCAT(&quot;(&quot;;[$hold_down.M24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24]&gt;1;[$hold_down.T24];&quot;-&quot;)" office:value-type="string" office:string-value="-" calcext:value-type="string">
            <text:p>-</text:p>
          </table:table-cell>
          <table:table-cell table:formula="of:=IF([$hold_down.S24]&lt;1000;[$hold_down.S24]/0.0254;&quot;-&quot;)" office:value-type="string" office:string-value="-" calcext:value-type="string">
            <text:p>-</text:p>
          </table:table-cell>
          <table:table-cell table:formula="of:=[$hold_down.AO24]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</table:table-row>
        <table:table-row table:style-name="ro5">
          <table:table-cell office:value-type="string" calcext:value-type="string">
            <text:p>SW_E2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27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25]" office:value-type="string" office:string-value="-" calcext:value-type="string">
            <text:p>-</text:p>
          </table:table-cell>
          <table:table-cell table:formula="of:=IF([$hold_down.K25]&gt;0;COM.MICROSOFT.CONCAT(&quot;(&quot;;[$hold_down.M25];&quot;)&quot;);&quot;-&quot;)" office:value-type="string" office:string-value="-" calcext:value-type="string">
            <text:p>-</text:p>
          </table:table-cell>
          <table:table-cell office:value-type="string" calcext:value-type="string">
            <text:p>Simpson HDU4-SDS2.5</text:p>
          </table:table-cell>
          <table:table-cell table:formula="of:=IF([$hold_down.T25]&gt;1;[$hold_down.T25];&quot;-&quot;)" office:value-type="string" office:string-value="-" calcext:value-type="string">
            <text:p>-</text:p>
          </table:table-cell>
          <table:table-cell table:formula="of:=IF([$hold_down.S25]&lt;1000;[$hold_down.S25]/0.0254;&quot;-&quot;)" office:value-type="string" office:string-value="-" calcext:value-type="string">
            <text:p>-</text:p>
          </table:table-cell>
          <table:table-cell table:formula="of:=[$hold_down.AO25]" office:value-type="string" office:string-value="16d (d= 0.268 in) nails at 14 in. o/c; 51 fasteners in 2 rows." calcext:value-type="string">
            <text:p>16d (d= 0.268 in) nails at 14 in. o/c; 51 fasteners in 2 rows.</text:p>
          </table:table-cell>
        </table:table-row>
        <table:table-row table:style-name="ro5">
          <table:table-cell office:value-type="string" calcext:value-type="string">
            <text:p>SW_E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8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6]" office:value-type="float" office:value="4" calcext:value-type="float">
            <text:p>4</text:p>
          </table:table-cell>
          <table:table-cell table:formula="of:=IF([$hold_down.K26]&gt;0;COM.MICROSOFT.CONCAT(&quot;(&quot;;[$hold_down.M26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19</text:p>
          </table:table-cell>
          <table:table-cell table:formula="of:=IF([$hold_down.T26]&gt;1;[$hold_down.T26];&quot;-&quot;)" office:value-type="string" office:string-value="-" calcext:value-type="string">
            <text:p>-</text:p>
          </table:table-cell>
          <table:table-cell table:formula="of:=IF([$hold_down.S26]&lt;1000;[$hold_down.S26]/0.0254;&quot;-&quot;)" office:value-type="string" office:string-value="-" calcext:value-type="string">
            <text:p>-</text:p>
          </table:table-cell>
          <table:table-cell table:formula="of:=[$hold_down.AO26]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</table:table-row>
        <table:table-row table:style-name="ro5">
          <table:table-cell office:value-type="string" calcext:value-type="string">
            <text:p>SW_E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29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7]" office:value-type="float" office:value="13" calcext:value-type="float">
            <text:p>13</text:p>
          </table:table-cell>
          <table:table-cell table:formula="of:=IF([$hold_down.K27]&gt;0;COM.MICROSOFT.CONCAT(&quot;(&quot;;[$hold_down.M27];&quot;)&quot;);&quot;-&quot;)" office:value-type="string" office:string-value="(4)" calcext:value-type="string">
            <text:p>(4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27]&gt;1;[$hold_down.T27];&quot;-&quot;)" office:value-type="float" office:value="7" calcext:value-type="float">
            <text:p>7</text:p>
          </table:table-cell>
          <table:table-cell table:formula="of:=IF([$hold_down.S27]&lt;1000;[$hold_down.S27]/0.0254;&quot;-&quot;)" office:value-type="float" office:value="36" calcext:value-type="float">
            <text:p>36</text:p>
          </table:table-cell>
          <table:table-cell table:formula="of:=[$hold_down.AO27]" office:value-type="string" office:string-value="SDWS log screw (d= 0.197 in) at 7 in. o/c; 64 fasteners in 2 rows." calcext:value-type="string">
            <text:p>SDWS log screw (d= 0.197 in) at 7 in. o/c; 64 fasteners in 2 rows.</text:p>
          </table:table-cell>
        </table:table-row>
        <table:table-row table:style-name="ro6">
          <table:table-cell office:value-type="string" calcext:value-type="string">
            <text:p>SW_E1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30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28]" office:value-type="string" office:string-value="-" calcext:value-type="string">
            <text:p>-</text:p>
          </table:table-cell>
          <table:table-cell table:formula="of:=IF([$hold_down.K28]&gt;0;COM.MICROSOFT.CONCAT(&quot;(&quot;;[$hold_down.M28];&quot;)&quot;);&quot;-&quot;)" office:value-type="string" office:string-value="-" calcext:value-type="string">
            <text:p>-</text:p>
          </table:table-cell>
          <table:table-cell/>
          <table:table-cell table:style-name="ce150" table:formula="of:=IF([$hold_down.T28]&gt;1;[$hold_down.T28];&quot;-&quot;)" office:value-type="float" office:value="11" calcext:value-type="float">
            <text:p>11</text:p>
          </table:table-cell>
          <table:table-cell table:formula="of:=IF([$hold_down.S28]&lt;1000;[$hold_down.S28]/0.0254;&quot;-&quot;)" office:value-type="float" office:value="36" calcext:value-type="float">
            <text:p>36</text:p>
          </table:table-cell>
          <table:table-cell table:formula="of:=[$hold_down.AO28]" office:value-type="string" office:string-value="16d (d= 0.268 in) nails at 32 in. o/c; 12 fasteners in 1 row." calcext:value-type="string">
            <text:p>16d (d= 0.268 in) nails at 32 in. o/c; 12 fasteners in 1 row.</text:p>
          </table:table-cell>
        </table:table-row>
        <table:table-row table:style-name="ro5">
          <table:table-cell office:value-type="string" calcext:value-type="string">
            <text:p>SW_E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1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29]" office:value-type="float" office:value="4" calcext:value-type="float">
            <text:p>4</text:p>
          </table:table-cell>
          <table:table-cell table:formula="of:=IF([$hold_down.K29]&gt;0;COM.MICROSOFT.CONCAT(&quot;(&quot;;[$hold_down.M29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29]&gt;1;[$hold_down.T29];&quot;-&quot;)" office:value-type="float" office:value="11" calcext:value-type="float">
            <text:p>11</text:p>
          </table:table-cell>
          <table:table-cell table:formula="of:=IF([$hold_down.S29]&lt;1000;[$hold_down.S29]/0.0254;&quot;-&quot;)" office:value-type="float" office:value="36" calcext:value-type="float">
            <text:p>36</text:p>
          </table:table-cell>
          <table:table-cell table:formula="of:=[$hold_down.AO29]" office:value-type="string" office:string-value="SDWS log screw (d= 0.197 in) at 10 in. o/c; 72 fasteners in 2 rows." calcext:value-type="string">
            <text:p>SDWS log screw (d= 0.197 in) at 10 in. o/c; 72 fasteners in 2 rows.</text:p>
          </table:table-cell>
        </table:table-row>
        <table:table-row table:style-name="ro5">
          <table:table-cell office:value-type="string" calcext:value-type="string">
            <text:p>SW_W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2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30]" office:value-type="float" office:value="3" calcext:value-type="float">
            <text:p>3</text:p>
          </table:table-cell>
          <table:table-cell table:formula="of:=IF([$hold_down.K30]&gt;0;COM.MICROSOFT.CONCAT(&quot;(&quot;;[$hold_down.M30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30]&gt;1;[$hold_down.T30];&quot;-&quot;)" office:value-type="string" office:string-value="-" calcext:value-type="string">
            <text:p>-</text:p>
          </table:table-cell>
          <table:table-cell table:formula="of:=IF([$hold_down.S30]&lt;1000;[$hold_down.S30]/0.0254;&quot;-&quot;)" office:value-type="string" office:string-value="-" calcext:value-type="string">
            <text:p>-</text:p>
          </table:table-cell>
          <table:table-cell table:formula="of:=[$hold_down.AO30]" office:value-type="string" office:string-value="wood screws 20 (d= 0.32 in) at 16 in. o/c; 46 fasteners in 2 rows." calcext:value-type="string">
            <text:p>wood screws 20 (d= 0.32 in) at 16 in. o/c; 46 fasteners in 2 rows.</text:p>
          </table:table-cell>
        </table:table-row>
        <table:table-row table:style-name="ro6">
          <table:table-cell office:value-type="string" calcext:value-type="string">
            <text:p>SW_W3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33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31]" office:value-type="string" office:string-value="-" calcext:value-type="string">
            <text:p>-</text:p>
          </table:table-cell>
          <table:table-cell table:formula="of:=IF([$hold_down.K31]&gt;0;COM.MICROSOFT.CONCAT(&quot;(&quot;;[$hold_down.M31];&quot;)&quot;);&quot;-&quot;)" office:value-type="string" office:string-value="-" calcext:value-type="string">
            <text:p>-</text:p>
          </table:table-cell>
          <table:table-cell/>
          <table:table-cell table:formula="of:=IF([$hold_down.T31]&gt;1;[$hold_down.T31];&quot;-&quot;)" office:value-type="string" office:string-value="-" calcext:value-type="string">
            <text:p>-</text:p>
          </table:table-cell>
          <table:table-cell table:formula="of:=IF([$hold_down.S31]&lt;1000;[$hold_down.S31]/0.0254;&quot;-&quot;)" office:value-type="string" office:string-value="-" calcext:value-type="string">
            <text:p>-</text:p>
          </table:table-cell>
          <table:table-cell table:formula="of:=[$hold_down.AO31]" office:value-type="string" office:string-value="16d (d= 0.268 in) nails at 12 in. o/c; 30 fasteners in 1 row." calcext:value-type="string">
            <text:p>16d (d= 0.268 in) nails at 12 in. o/c; 30 fasteners in 1 row.</text:p>
          </table:table-cell>
        </table:table-row>
        <table:table-row table:style-name="ro5">
          <table:table-cell office:value-type="string" calcext:value-type="string">
            <text:p>SW_W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4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table:formula="of:=[$hold_down.L32]" office:value-type="float" office:value="3" calcext:value-type="float">
            <text:p>3</text:p>
          </table:table-cell>
          <table:table-cell table:formula="of:=IF([$hold_down.K32]&gt;0;COM.MICROSOFT.CONCAT(&quot;(&quot;;[$hold_down.M32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11-SDS2.5</text:p>
          </table:table-cell>
          <table:table-cell table:formula="of:=IF([$hold_down.T32]&gt;1;[$hold_down.T32];&quot;-&quot;)" office:value-type="string" office:string-value="-" calcext:value-type="string">
            <text:p>-</text:p>
          </table:table-cell>
          <table:table-cell table:formula="of:=IF([$hold_down.S32]&lt;1000;[$hold_down.S32]/0.0254;&quot;-&quot;)" office:value-type="string" office:string-value="-" calcext:value-type="string">
            <text:p>-</text:p>
          </table:table-cell>
          <table:table-cell table:formula="of:=[$hold_down.AO32]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</table:table-row>
        <table:table-row table:style-name="ro5">
          <table:table-cell office:value-type="string" calcext:value-type="string">
            <text:p>SW_W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5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33]" office:value-type="float" office:value="5" calcext:value-type="float">
            <text:p>5</text:p>
          </table:table-cell>
          <table:table-cell table:formula="of:=IF([$hold_down.K33]&gt;0;COM.MICROSOFT.CONCAT(&quot;(&quot;;[$hold_down.M33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33]&gt;1;[$hold_down.T33];&quot;-&quot;)" office:value-type="string" office:string-value="-" calcext:value-type="string">
            <text:p>-</text:p>
          </table:table-cell>
          <table:table-cell table:formula="of:=IF([$hold_down.S33]&lt;1000;[$hold_down.S33]/0.0254;&quot;-&quot;)" office:value-type="string" office:string-value="-" calcext:value-type="string">
            <text:p>-</text:p>
          </table:table-cell>
          <table:table-cell table:formula="of:=[$hold_down.AO33]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</table:table-row>
        <table:table-row table:style-name="ro7">
          <table:table-cell office:value-type="string" calcext:value-type="string">
            <text:p>SW_W2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36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34]" office:value-type="string" office:string-value="-" calcext:value-type="string">
            <text:p>-</text:p>
          </table:table-cell>
          <table:table-cell table:formula="of:=IF([$hold_down.K34]&gt;0;COM.MICROSOFT.CONCAT(&quot;(&quot;;[$hold_down.M34];&quot;)&quot;);&quot;-&quot;)" office:value-type="string" office:string-value="-" calcext:value-type="string">
            <text:p>-</text:p>
          </table:table-cell>
          <table:table-cell office:value-type="string" calcext:value-type="string">
            <text:p>Simpson HDU4-SDS2.5</text:p>
          </table:table-cell>
          <table:table-cell table:formula="of:=IF([$hold_down.T34]&gt;1;[$hold_down.T34];&quot;-&quot;)" office:value-type="string" office:string-value="-" calcext:value-type="string">
            <text:p>-</text:p>
          </table:table-cell>
          <table:table-cell table:formula="of:=IF([$hold_down.S34]&lt;1000;[$hold_down.S34]/0.0254;&quot;-&quot;)" office:value-type="string" office:string-value="-" calcext:value-type="string">
            <text:p>-</text:p>
          </table:table-cell>
          <table:table-cell table:formula="of:=[$hold_down.AO34]" office:value-type="string" office:string-value="16d (d= 0.268 in) nails at 14 in. o/c; 51 fasteners in 2 rows." calcext:value-type="string">
            <text:p>16d (d= 0.268 in) nails at 14 in. o/c; 51 fasteners in 2 rows.</text:p>
          </table:table-cell>
        </table:table-row>
        <table:table-row table:style-name="ro5">
          <table:table-cell office:value-type="string" calcext:value-type="string">
            <text:p>SW_W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7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35]" office:value-type="float" office:value="4" calcext:value-type="float">
            <text:p>4</text:p>
          </table:table-cell>
          <table:table-cell table:formula="of:=IF([$hold_down.K35]&gt;0;COM.MICROSOFT.CONCAT(&quot;(&quot;;[$hold_down.M35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19</text:p>
          </table:table-cell>
          <table:table-cell table:formula="of:=IF([$hold_down.T35]&gt;1;[$hold_down.T35];&quot;-&quot;)" office:value-type="string" office:string-value="-" calcext:value-type="string">
            <text:p>-</text:p>
          </table:table-cell>
          <table:table-cell table:formula="of:=IF([$hold_down.S35]&lt;1000;[$hold_down.S35]/0.0254;&quot;-&quot;)" office:value-type="string" office:string-value="-" calcext:value-type="string">
            <text:p>-</text:p>
          </table:table-cell>
          <table:table-cell table:formula="of:=[$hold_down.AO35]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</table:table-row>
        <table:table-row table:style-name="ro5">
          <table:table-cell office:value-type="string" calcext:value-type="string">
            <text:p>SW_W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38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36]" office:value-type="float" office:value="3" calcext:value-type="float">
            <text:p>3</text:p>
          </table:table-cell>
          <table:table-cell table:formula="of:=IF([$hold_down.K36]&gt;0;COM.MICROSOFT.CONCAT(&quot;(&quot;;[$hold_down.M36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36]&gt;1;[$hold_down.T36];&quot;-&quot;)" office:value-type="float" office:value="13" calcext:value-type="float">
            <text:p>13</text:p>
          </table:table-cell>
          <table:table-cell table:formula="of:=IF([$hold_down.S36]&lt;1000;[$hold_down.S36]/0.0254;&quot;-&quot;)" office:value-type="float" office:value="30" calcext:value-type="float">
            <text:p>30</text:p>
          </table:table-cell>
          <table:table-cell table:formula="of:=[$hold_down.AO36]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</table:table-row>
        <table:table-row table:style-name="ro6">
          <table:table-cell office:value-type="string" calcext:value-type="string">
            <text:p>SW_W1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39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37]" office:value-type="string" office:string-value="-" calcext:value-type="string">
            <text:p>-</text:p>
          </table:table-cell>
          <table:table-cell table:formula="of:=IF([$hold_down.K37]&gt;0;COM.MICROSOFT.CONCAT(&quot;(&quot;;[$hold_down.M37];&quot;)&quot;);&quot;-&quot;)" office:value-type="string" office:string-value="-" calcext:value-type="string">
            <text:p>-</text:p>
          </table:table-cell>
          <table:table-cell/>
          <table:table-cell table:style-name="ce150" table:formula="of:=IF([$hold_down.T37]&gt;1;[$hold_down.T37];&quot;-&quot;)" office:value-type="float" office:value="11" calcext:value-type="float">
            <text:p>11</text:p>
          </table:table-cell>
          <table:table-cell table:formula="of:=IF([$hold_down.S37]&lt;1000;[$hold_down.S37]/0.0254;&quot;-&quot;)" office:value-type="float" office:value="36" calcext:value-type="float">
            <text:p>36</text:p>
          </table:table-cell>
          <table:table-cell table:formula="of:=[$hold_down.AO37]" office:value-type="string" office:string-value="16d (d= 0.268 in) nails at 32 in. o/c; 12 fasteners in 1 row." calcext:value-type="string">
            <text:p>16d (d= 0.268 in) nails at 32 in. o/c; 12 fasteners in 1 row.</text:p>
          </table:table-cell>
        </table:table-row>
        <table:table-row table:style-name="ro5">
          <table:table-cell office:value-type="string" calcext:value-type="string">
            <text:p>SW_W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0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38]" office:value-type="float" office:value="4" calcext:value-type="float">
            <text:p>4</text:p>
          </table:table-cell>
          <table:table-cell table:formula="of:=IF([$hold_down.K38]&gt;0;COM.MICROSOFT.CONCAT(&quot;(&quot;;[$hold_down.M38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38]&gt;1;[$hold_down.T38];&quot;-&quot;)" office:value-type="float" office:value="11" calcext:value-type="float">
            <text:p>11</text:p>
          </table:table-cell>
          <table:table-cell table:formula="of:=IF([$hold_down.S38]&lt;1000;[$hold_down.S38]/0.0254;&quot;-&quot;)" office:value-type="float" office:value="36" calcext:value-type="float">
            <text:p>36</text:p>
          </table:table-cell>
          <table:table-cell table:formula="of:=[$hold_down.AO38]" office:value-type="string" office:string-value="SDWS log screw (d= 0.197 in) at 10 in. o/c; 72 fasteners in 2 rows." calcext:value-type="string">
            <text:p>SDWS log screw (d= 0.197 in) at 10 in. o/c; 72 fasteners in 2 rows.</text:p>
          </table:table-cell>
        </table:table-row>
        <table:table-row table:style-name="ro5">
          <table:table-cell office:value-type="string" calcext:value-type="string">
            <text:p>SW_EC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1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39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[$hold_down.T39]&gt;1;[$hold_down.T39];&quot;-&quot;)" office:value-type="string" office:string-value="-" calcext:value-type="string">
            <text:p>-</text:p>
          </table:table-cell>
          <table:table-cell table:formula="of:=IF([$hold_down.S39]&lt;1000;[$hold_down.S39]/0.0254;&quot;-&quot;)" office:value-type="string" office:string-value="-" calcext:value-type="string">
            <text:p>-</text:p>
          </table:table-cell>
          <table:table-cell table:formula="of:=[$hold_down.AO39]" office:value-type="string" office:string-value="16d (d= 0.268 in) nails at 18 in. o/c; 42 fasteners in 2 rows." calcext:value-type="string">
            <text:p>16d (d= 0.268 in) nails at 18 in. o/c; 42 fasteners in 2 rows.</text:p>
          </table:table-cell>
        </table:table-row>
        <table:table-row table:style-name="ro6">
          <table:table-cell office:value-type="string" calcext:value-type="string">
            <text:p>SW_EC3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42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0]" office:value-type="string" office:string-value="-" calcext:value-type="string">
            <text:p>-</text:p>
          </table:table-cell>
          <table:table-cell table:formula="of:=IF([$hold_down.K40]&gt;0;COM.MICROSOFT.CONCAT(&quot;(&quot;;[$hold_down.M40];&quot;)&quot;);&quot;-&quot;)" office:value-type="string" office:string-value="-" calcext:value-type="string">
            <text:p>-</text:p>
          </table:table-cell>
          <table:table-cell/>
          <table:table-cell table:formula="of:=IF([$hold_down.T40]&gt;1;[$hold_down.T40];&quot;-&quot;)" office:value-type="string" office:string-value="-" calcext:value-type="string">
            <text:p>-</text:p>
          </table:table-cell>
          <table:table-cell table:formula="of:=IF([$hold_down.S40]&lt;1000;[$hold_down.S40]/0.0254;&quot;-&quot;)" office:value-type="string" office:string-value="-" calcext:value-type="string">
            <text:p>-</text:p>
          </table:table-cell>
          <table:table-cell table:formula="of:=[$hold_down.AO40]" office:value-type="string" office:string-value="16d (d= 0.268 in) nails at 60 in. o/c; 7 fasteners in 1 row." calcext:value-type="string">
            <text:p>16d (d= 0.268 in) nails at 60 in. o/c; 7 fasteners in 1 row.</text:p>
          </table:table-cell>
        </table:table-row>
        <table:table-row table:style-name="ro5">
          <table:table-cell office:value-type="string" calcext:value-type="string">
            <text:p>SW_EC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3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41]" office:value-type="float" office:value="3" calcext:value-type="float">
            <text:p>3</text:p>
          </table:table-cell>
          <table:table-cell table:formula="of:=IF([$hold_down.K41]&gt;0;COM.MICROSOFT.CONCAT(&quot;(&quot;;[$hold_down.M41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41]&gt;1;[$hold_down.T41];&quot;-&quot;)" office:value-type="string" office:string-value="-" calcext:value-type="string">
            <text:p>-</text:p>
          </table:table-cell>
          <table:table-cell table:formula="of:=IF([$hold_down.S41]&lt;1000;[$hold_down.S41]/0.0254;&quot;-&quot;)" office:value-type="string" office:string-value="-" calcext:value-type="string">
            <text:p>-</text:p>
          </table:table-cell>
          <table:table-cell table:formula="of:=[$hold_down.AO41]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</table:table-row>
        <table:table-row table:style-name="ro5">
          <table:table-cell office:value-type="string" calcext:value-type="string">
            <text:p>SW_EC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4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42]" office:value-type="string" office:string-value="-" calcext:value-type="string">
            <text:p>-</text:p>
          </table:table-cell>
          <table:table-cell table:formula="of:=IF([$hold_down.K42]&gt;0;COM.MICROSOFT.CONCAT(&quot;(&quot;;[$hold_down.M42];&quot;)&quot;);&quot;-&quot;)" office:value-type="string" office:string-value="-" calcext:value-type="string">
            <text:p>-</text:p>
          </table:table-cell>
          <table:table-cell office:value-type="string" calcext:value-type="string">
            <text:p>Simpson HDU4-SDS2.5</text:p>
          </table:table-cell>
          <table:table-cell table:formula="of:=IF([$hold_down.T42]&gt;1;[$hold_down.T42];&quot;-&quot;)" office:value-type="string" office:string-value="-" calcext:value-type="string">
            <text:p>-</text:p>
          </table:table-cell>
          <table:table-cell table:formula="of:=IF([$hold_down.S42]&lt;1000;[$hold_down.S42]/0.0254;&quot;-&quot;)" office:value-type="string" office:string-value="-" calcext:value-type="string">
            <text:p>-</text:p>
          </table:table-cell>
          <table:table-cell table:formula="of:=[$hold_down.AO42]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</table:table-row>
        <table:table-row table:style-name="ro6">
          <table:table-cell office:value-type="string" calcext:value-type="string">
            <text:p>SW_EC2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45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3]" office:value-type="string" office:string-value="-" calcext:value-type="string">
            <text:p>-</text:p>
          </table:table-cell>
          <table:table-cell table:formula="of:=IF([$hold_down.K43]&gt;0;COM.MICROSOFT.CONCAT(&quot;(&quot;;[$hold_down.M43];&quot;)&quot;);&quot;-&quot;)" office:value-type="string" office:string-value="-" calcext:value-type="string">
            <text:p>-</text:p>
          </table:table-cell>
          <table:table-cell/>
          <table:table-cell table:formula="of:=IF([$hold_down.T43]&gt;1;[$hold_down.T43];&quot;-&quot;)" office:value-type="string" office:string-value="-" calcext:value-type="string">
            <text:p>-</text:p>
          </table:table-cell>
          <table:table-cell table:formula="of:=IF([$hold_down.S43]&lt;1000;[$hold_down.S43]/0.0254;&quot;-&quot;)" office:value-type="string" office:string-value="-" calcext:value-type="string">
            <text:p>-</text:p>
          </table:table-cell>
          <table:table-cell table:formula="of:=[$hold_down.AO43]" office:value-type="string" office:string-value="16d (d= 0.268 in) nails at 32 in. o/c; 12 fasteners in 1 row." calcext:value-type="string">
            <text:p>16d (d= 0.268 in) nails at 32 in. o/c; 12 fasteners in 1 row.</text:p>
          </table:table-cell>
        </table:table-row>
        <table:table-row table:style-name="ro5">
          <table:table-cell office:value-type="string" calcext:value-type="string">
            <text:p>SW_EC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6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44]" office:value-type="float" office:value="4" calcext:value-type="float">
            <text:p>4</text:p>
          </table:table-cell>
          <table:table-cell table:formula="of:=IF([$hold_down.K44]&gt;0;COM.MICROSOFT.CONCAT(&quot;(&quot;;[$hold_down.M44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44]&gt;1;[$hold_down.T44];&quot;-&quot;)" office:value-type="string" office:string-value="-" calcext:value-type="string">
            <text:p>-</text:p>
          </table:table-cell>
          <table:table-cell table:formula="of:=IF([$hold_down.S44]&lt;1000;[$hold_down.S44]/0.0254;&quot;-&quot;)" office:value-type="string" office:string-value="-" calcext:value-type="string">
            <text:p>-</text:p>
          </table:table-cell>
          <table:table-cell table:formula="of:=[$hold_down.AO44]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</table:table-row>
        <table:table-row table:style-name="ro7">
          <table:table-cell office:value-type="string" calcext:value-type="string">
            <text:p>SW_EC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7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45]" office:value-type="float" office:value="7" calcext:value-type="float">
            <text:p>7</text:p>
          </table:table-cell>
          <table:table-cell table:formula="of:=IF([$hold_down.K45]&gt;0;COM.MICROSOFT.CONCAT(&quot;(&quot;;[$hold_down.M45];&quot;)&quot;);&quot;-&quot;)" office:value-type="string" office:string-value="(3)" calcext:value-type="string">
            <text:p>(3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45]&gt;1;[$hold_down.T45];&quot;-&quot;)" office:value-type="float" office:value="6" calcext:value-type="float">
            <text:p>6</text:p>
          </table:table-cell>
          <table:table-cell table:formula="of:=IF([$hold_down.S45]&lt;1000;[$hold_down.S45]/0.0254;&quot;-&quot;)" office:value-type="float" office:value="36" calcext:value-type="float">
            <text:p>36</text:p>
          </table:table-cell>
          <table:table-cell table:formula="of:=[$hold_down.AO45]" office:value-type="string" office:string-value="SDWS log screw (d= 0.197 in) at 9 in. o/c; 42 fasteners in 2 rows." calcext:value-type="string">
            <text:p>SDWS log screw (d= 0.197 in) at 9 in. o/c; 42 fasteners in 2 rows.</text:p>
          </table:table-cell>
        </table:table-row>
        <table:table-row table:style-name="ro6">
          <table:table-cell office:value-type="string" calcext:value-type="string">
            <text:p>SW_EC1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48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46]" office:value-type="string" office:string-value="-" calcext:value-type="string">
            <text:p>-</text:p>
          </table:table-cell>
          <table:table-cell table:formula="of:=IF([$hold_down.K46]&gt;0;COM.MICROSOFT.CONCAT(&quot;(&quot;;[$hold_down.M46];&quot;)&quot;);&quot;-&quot;)" office:value-type="string" office:string-value="-" calcext:value-type="string">
            <text:p>-</text:p>
          </table:table-cell>
          <table:table-cell/>
          <table:table-cell table:style-name="ce150" table:formula="of:=IF([$hold_down.T46]&gt;1;[$hold_down.T46];&quot;-&quot;)" office:value-type="float" office:value="11" calcext:value-type="float">
            <text:p>11</text:p>
          </table:table-cell>
          <table:table-cell table:formula="of:=IF([$hold_down.S46]&lt;1000;[$hold_down.S46]/0.0254;&quot;-&quot;)" office:value-type="float" office:value="36" calcext:value-type="float">
            <text:p>36</text:p>
          </table:table-cell>
          <table:table-cell table:formula="of:=[$hold_down.AO46]" office:value-type="string" office:string-value="16d (d= 0.268 in) nails at 22 in. o/c; 17 fasteners in 1 row." calcext:value-type="string">
            <text:p>16d (d= 0.268 in) nails at 22 in. o/c; 17 fasteners in 1 row.</text:p>
          </table:table-cell>
        </table:table-row>
        <table:table-row table:style-name="ro5">
          <table:table-cell office:value-type="string" calcext:value-type="string">
            <text:p>SW_EC1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49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47]" office:value-type="float" office:value="6" calcext:value-type="float">
            <text:p>6</text:p>
          </table:table-cell>
          <table:table-cell table:formula="of:=IF([$hold_down.K47]&gt;0;COM.MICROSOFT.CONCAT(&quot;(&quot;;[$hold_down.M47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47]&gt;1;[$hold_down.T47];&quot;-&quot;)" office:value-type="float" office:value="11" calcext:value-type="float">
            <text:p>11</text:p>
          </table:table-cell>
          <table:table-cell table:formula="of:=IF([$hold_down.S47]&lt;1000;[$hold_down.S47]/0.0254;&quot;-&quot;)" office:value-type="float" office:value="36" calcext:value-type="float">
            <text:p>36</text:p>
          </table:table-cell>
          <table:table-cell table:formula="of:=[$hold_down.AO47]" office:value-type="string" office:string-value="SDWS log screw (d= 0.197 in) at 9 in. o/c; 82 fasteners in 2 rows." calcext:value-type="string">
            <text:p>SDWS log screw (d= 0.197 in) at 9 in. o/c; 82 fasteners in 2 rows.</text:p>
          </table:table-cell>
        </table:table-row>
        <table:table-row table:style-name="ro5">
          <table:table-cell office:value-type="string" calcext:value-type="string">
            <text:p>SW_WC3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50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48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formula="of:=IF([$hold_down.T48]&gt;1;[$hold_down.T48];&quot;-&quot;)" office:value-type="string" office:string-value="-" calcext:value-type="string">
            <text:p>-</text:p>
          </table:table-cell>
          <table:table-cell table:formula="of:=IF([$hold_down.S48]&lt;1000;[$hold_down.S48]/0.0254;&quot;-&quot;)" office:value-type="string" office:string-value="-" calcext:value-type="string">
            <text:p>-</text:p>
          </table:table-cell>
          <table:table-cell table:formula="of:=[$hold_down.AO48]" office:value-type="string" office:string-value="16d (d= 0.268 in) nails at 18 in. o/c; 42 fasteners in 2 rows." calcext:value-type="string">
            <text:p>16d (d= 0.268 in) nails at 18 in. o/c; 42 fasteners in 2 rows.</text:p>
          </table:table-cell>
        </table:table-row>
        <table:table-row table:style-name="ro6">
          <table:table-cell office:value-type="string" calcext:value-type="string">
            <text:p>SW_WC3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51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table:formula="of:=[$hold_down.L49]" office:value-type="string" office:string-value="-" calcext:value-type="string">
            <text:p>-</text:p>
          </table:table-cell>
          <table:table-cell table:formula="of:=IF([$hold_down.K49]&gt;0;COM.MICROSOFT.CONCAT(&quot;(&quot;;[$hold_down.M49];&quot;)&quot;);&quot;-&quot;)" office:value-type="string" office:string-value="-" calcext:value-type="string">
            <text:p>-</text:p>
          </table:table-cell>
          <table:table-cell/>
          <table:table-cell table:formula="of:=IF([$hold_down.T49]&gt;1;[$hold_down.T49];&quot;-&quot;)" office:value-type="string" office:string-value="-" calcext:value-type="string">
            <text:p>-</text:p>
          </table:table-cell>
          <table:table-cell table:formula="of:=IF([$hold_down.S49]&lt;1000;[$hold_down.S49]/0.0254;&quot;-&quot;)" office:value-type="string" office:string-value="-" calcext:value-type="string">
            <text:p>-</text:p>
          </table:table-cell>
          <table:table-cell table:formula="of:=[$hold_down.AO49]" office:value-type="string" office:string-value="16d (d= 0.268 in) nails at 60 in. o/c; 7 fasteners in 1 row." calcext:value-type="string">
            <text:p>16d (d= 0.268 in) nails at 60 in. o/c; 7 fasteners in 1 row.</text:p>
          </table:table-cell>
        </table:table-row>
        <table:table-row table:style-name="ro5">
          <table:table-cell office:value-type="string" calcext:value-type="string">
            <text:p>SW_WC3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52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6" calcext:value-type="float">
            <text:p>6</text:p>
          </table:table-cell>
          <table:table-cell office:value-type="float" office:value="950" calcext:value-type="float">
            <text:p>950</text:p>
          </table:table-cell>
          <table:table-cell table:formula="of:=[$hold_down.L50]" office:value-type="float" office:value="3" calcext:value-type="float">
            <text:p>3</text:p>
          </table:table-cell>
          <table:table-cell table:formula="of:=IF([$hold_down.K50]&gt;0;COM.MICROSOFT.CONCAT(&quot;(&quot;;[$hold_down.M50];&quot;)&quot;);&quot;-&quot;)" office:value-type="string" office:string-value="(1)" calcext:value-type="string">
            <text:p>(1)</text:p>
          </table:table-cell>
          <table:table-cell office:value-type="string" calcext:value-type="string">
            <text:p>Simpson HDU4-SDS2.5</text:p>
          </table:table-cell>
          <table:table-cell table:formula="of:=IF([$hold_down.T50]&gt;1;[$hold_down.T50];&quot;-&quot;)" office:value-type="string" office:string-value="-" calcext:value-type="string">
            <text:p>-</text:p>
          </table:table-cell>
          <table:table-cell table:formula="of:=IF([$hold_down.S50]&lt;1000;[$hold_down.S50]/0.0254;&quot;-&quot;)" office:value-type="string" office:string-value="-" calcext:value-type="string">
            <text:p>-</text:p>
          </table:table-cell>
          <table:table-cell table:formula="of:=[$hold_down.AO50]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</table:table-row>
        <table:table-row table:style-name="ro5">
          <table:table-cell office:value-type="string" calcext:value-type="string">
            <text:p>SW_WC2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53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51]" office:value-type="string" office:string-value="-" calcext:value-type="string">
            <text:p>-</text:p>
          </table:table-cell>
          <table:table-cell table:formula="of:=IF([$hold_down.K51]&gt;0;COM.MICROSOFT.CONCAT(&quot;(&quot;;[$hold_down.M51];&quot;)&quot;);&quot;-&quot;)" office:value-type="string" office:string-value="-" calcext:value-type="string">
            <text:p>-</text:p>
          </table:table-cell>
          <table:table-cell office:value-type="string" calcext:value-type="string">
            <text:p>Simpson HDU4-SDS2.5</text:p>
          </table:table-cell>
          <table:table-cell table:formula="of:=IF([$hold_down.T51]&gt;1;[$hold_down.T51];&quot;-&quot;)" office:value-type="string" office:string-value="-" calcext:value-type="string">
            <text:p>-</text:p>
          </table:table-cell>
          <table:table-cell table:formula="of:=IF([$hold_down.S51]&lt;1000;[$hold_down.S51]/0.0254;&quot;-&quot;)" office:value-type="string" office:string-value="-" calcext:value-type="string">
            <text:p>-</text:p>
          </table:table-cell>
          <table:table-cell table:formula="of:=[$hold_down.AO51]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</table:table-row>
        <table:table-row table:style-name="ro6">
          <table:table-cell office:value-type="string" calcext:value-type="string">
            <text:p>SW_WC2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54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52]" office:value-type="string" office:string-value="-" calcext:value-type="string">
            <text:p>-</text:p>
          </table:table-cell>
          <table:table-cell table:formula="of:=IF([$hold_down.K52]&gt;0;COM.MICROSOFT.CONCAT(&quot;(&quot;;[$hold_down.M52];&quot;)&quot;);&quot;-&quot;)" office:value-type="string" office:string-value="-" calcext:value-type="string">
            <text:p>-</text:p>
          </table:table-cell>
          <table:table-cell/>
          <table:table-cell table:formula="of:=IF([$hold_down.T52]&gt;1;[$hold_down.T52];&quot;-&quot;)" office:value-type="string" office:string-value="-" calcext:value-type="string">
            <text:p>-</text:p>
          </table:table-cell>
          <table:table-cell table:formula="of:=IF([$hold_down.S52]&lt;1000;[$hold_down.S52]/0.0254;&quot;-&quot;)" office:value-type="string" office:string-value="-" calcext:value-type="string">
            <text:p>-</text:p>
          </table:table-cell>
          <table:table-cell table:formula="of:=[$hold_down.AO52]" office:value-type="string" office:string-value="16d (d= 0.268 in) nails at 32 in. o/c; 12 fasteners in 1 row." calcext:value-type="string">
            <text:p>16d (d= 0.268 in) nails at 32 in. o/c; 12 fasteners in 1 row.</text:p>
          </table:table-cell>
        </table:table-row>
        <table:table-row table:style-name="ro5">
          <table:table-cell office:value-type="string" calcext:value-type="string">
            <text:p>SW_WC2C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55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table:formula="of:=[$hold_down.L53]" office:value-type="float" office:value="4" calcext:value-type="float">
            <text:p>4</text:p>
          </table:table-cell>
          <table:table-cell table:formula="of:=IF([$hold_down.K53]&gt;0;COM.MICROSOFT.CONCAT(&quot;(&quot;;[$hold_down.M53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U11-SDS2.5</text:p>
          </table:table-cell>
          <table:table-cell table:formula="of:=IF([$hold_down.T53]&gt;1;[$hold_down.T53];&quot;-&quot;)" office:value-type="string" office:string-value="-" calcext:value-type="string">
            <text:p>-</text:p>
          </table:table-cell>
          <table:table-cell table:formula="of:=IF([$hold_down.S53]&lt;1000;[$hold_down.S53]/0.0254;&quot;-&quot;)" office:value-type="string" office:string-value="-" calcext:value-type="string">
            <text:p>-</text:p>
          </table:table-cell>
          <table:table-cell table:formula="of:=[$hold_down.AO53]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</table:table-row>
        <table:table-row table:style-name="ro5">
          <table:table-cell office:value-type="string" calcext:value-type="string">
            <text:p>SW_WC1A</text:p>
          </table:table-cell>
          <table:table-cell office:value-type="string" calcext:value-type="string">
            <text:p>Wood structural panels – sheathing</text:p>
          </table:table-cell>
          <table:table-cell office:value-type="string" calcext:value-type="string">
            <text:p>19/32</text:p>
          </table:table-cell>
          <table:table-cell table:formula="of:=IF([.H56]&lt;840;&quot;NO&quot;; &quot;YES&quot;)" office:value-type="string" office:string-value="YES" calcext:value-type="string">
            <text:p>YES</text:p>
          </table:table-cell>
          <table:table-cell office:value-type="string" calcext:value-type="string">
            <text:p>1-1/2</text:p>
          </table:table-cell>
          <table:table-cell office:value-type="string" calcext:value-type="string">
            <text:p>10d</text:p>
          </table:table-cell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formula="of:=[$hold_down.L54]" office:value-type="string" office:string-value="-" calcext:value-type="string">
            <text:p>-</text:p>
          </table:table-cell>
          <table:table-cell table:formula="of:=IF([$hold_down.K54]&gt;0;COM.MICROSOFT.CONCAT(&quot;(&quot;;[$hold_down.M54];&quot;)&quot;);&quot;-&quot;)" office:value-type="string" office:string-value="-" calcext:value-type="string">
            <text:p>-</text:p>
          </table:table-cell>
          <table:table-cell office:value-type="string" calcext:value-type="string">
            <text:p>Simpson HD19</text:p>
          </table:table-cell>
          <table:table-cell table:style-name="ce150" table:formula="of:=IF([$hold_down.T54]&gt;1;[$hold_down.T54];&quot;-&quot;)" office:value-type="float" office:value="11" calcext:value-type="float">
            <text:p>11</text:p>
          </table:table-cell>
          <table:table-cell table:formula="of:=IF([$hold_down.S54]&lt;1000;[$hold_down.S54]/0.0254;&quot;-&quot;)" office:value-type="float" office:value="36" calcext:value-type="float">
            <text:p>36</text:p>
          </table:table-cell>
          <table:table-cell table:formula="of:=[$hold_down.AO54]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</table:table-row>
        <table:table-row table:style-name="ro6">
          <table:table-cell office:value-type="string" calcext:value-type="string">
            <text:p>SW_WC1B</text:p>
          </table:table-cell>
          <table:table-cell office:value-type="string" calcext:value-type="string">
            <text:p>Wood structural panels – sheathing</text:p>
          </table:table-cell>
          <table:table-cell table:style-name="ce140" office:value-type="string" calcext:value-type="string">
            <text:p>3/8</text:p>
          </table:table-cell>
          <table:table-cell table:formula="of:=IF([.H57]&lt;840;&quot;NO&quot;; &quot;YES&quot;)" office:value-type="string" office:string-value="NO" calcext:value-type="string">
            <text:p>NO</text:p>
          </table:table-cell>
          <table:table-cell office:value-type="string" calcext:value-type="string">
            <text:p>1-3/8</text:p>
          </table:table-cell>
          <table:table-cell office:value-type="string" calcext:value-type="string">
            <text:p>8d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table:formula="of:=[$hold_down.L55]" office:value-type="string" office:string-value="-" calcext:value-type="string">
            <text:p>-</text:p>
          </table:table-cell>
          <table:table-cell table:formula="of:=IF([$hold_down.K55]&gt;0;COM.MICROSOFT.CONCAT(&quot;(&quot;;[$hold_down.M55];&quot;)&quot;);&quot;-&quot;)" office:value-type="string" office:string-value="-" calcext:value-type="string">
            <text:p>-</text:p>
          </table:table-cell>
          <table:table-cell/>
          <table:table-cell table:style-name="ce150" table:formula="of:=IF([$hold_down.T55]&gt;1;[$hold_down.T55];&quot;-&quot;)" office:value-type="float" office:value="11" calcext:value-type="float">
            <text:p>11</text:p>
          </table:table-cell>
          <table:table-cell table:formula="of:=IF([$hold_down.S55]&lt;1000;[$hold_down.S55]/0.0254;&quot;-&quot;)" office:value-type="float" office:value="36" calcext:value-type="float">
            <text:p>36</text:p>
          </table:table-cell>
          <table:table-cell table:formula="of:=[$hold_down.AO55]" office:value-type="string" office:string-value="16d (d= 0.268 in) nails at 22 in. o/c; 17 fasteners in 1 row." calcext:value-type="string">
            <text:p>16d (d= 0.268 in) nails at 22 in. o/c; 17 fasteners in 1 row.</text:p>
          </table:table-cell>
        </table:table-row>
        <table:table-row table:style-name="ro5">
          <table:table-cell table:style-name="ce129" office:value-type="string" calcext:value-type="string">
            <text:p>SW_WC1C</text:p>
          </table:table-cell>
          <table:table-cell table:style-name="ce135" office:value-type="string" calcext:value-type="string">
            <text:p>Wood structural panels – sheathing</text:p>
          </table:table-cell>
          <table:table-cell table:style-name="ce142" office:value-type="string" calcext:value-type="string">
            <text:p>19/32</text:p>
          </table:table-cell>
          <table:table-cell table:formula="of:=IF([.H58]&lt;840;&quot;NO&quot;; &quot;YES&quot;)" office:value-type="string" office:string-value="YES" calcext:value-type="string">
            <text:p>YES</text:p>
          </table:table-cell>
          <table:table-cell table:style-name="ce142" office:value-type="string" calcext:value-type="string">
            <text:p>1-1/2</text:p>
          </table:table-cell>
          <table:table-cell table:style-name="ce142" office:value-type="string" calcext:value-type="string">
            <text:p>10d</text:p>
          </table:table-cell>
          <table:table-cell table:style-name="ce142" office:value-type="float" office:value="2" calcext:value-type="float">
            <text:p>2</text:p>
          </table:table-cell>
          <table:table-cell table:style-name="ce144" office:value-type="float" office:value="2435" calcext:value-type="float">
            <text:p>2435</text:p>
          </table:table-cell>
          <table:table-cell table:style-name="ce147" table:formula="of:=[$hold_down.L56]" office:value-type="float" office:value="6" calcext:value-type="float">
            <text:p>6</text:p>
          </table:table-cell>
          <table:table-cell table:formula="of:=IF([$hold_down.K56]&gt;0;COM.MICROSOFT.CONCAT(&quot;(&quot;;[$hold_down.M56];&quot;)&quot;);&quot;-&quot;)" office:value-type="string" office:string-value="(2)" calcext:value-type="string">
            <text:p>(2)</text:p>
          </table:table-cell>
          <table:table-cell office:value-type="string" calcext:value-type="string">
            <text:p>Simpson HD19</text:p>
          </table:table-cell>
          <table:table-cell table:style-name="ce151" table:formula="of:=IF([$hold_down.T56]&gt;1;[$hold_down.T56];&quot;-&quot;)" office:value-type="float" office:value="11" calcext:value-type="float">
            <text:p>11</text:p>
          </table:table-cell>
          <table:table-cell table:style-name="ce142" table:formula="of:=IF([$hold_down.S56]&lt;1000;[$hold_down.S56]/0.0254;&quot;-&quot;)" office:value-type="float" office:value="36" calcext:value-type="float">
            <text:p>36</text:p>
          </table:table-cell>
          <table:table-cell table:style-name="ce157" table:formula="of:=[$hold_down.AO56]" office:value-type="string" office:string-value="SDWS log screw (d= 0.197 in) at 9 in. o/c; 82 fasteners in 2 rows." calcext:value-type="string">
            <text:p>SDWS log screw (d= 0.197 in) at 9 in. o/c; 82 fasteners in 2 rows.</text:p>
          </table:table-cell>
        </table:table-row>
      </table:table>
      <table:table table:name="hold_down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57"/>
        <table:table-column table:style-name="co16" table:default-cell-style-name="ce57"/>
        <table:table-column table:style-name="co17" table:default-cell-style-name="Default"/>
        <table:table-column table:style-name="co18" table:default-cell-style-name="ce57"/>
        <table:table-column table:style-name="co17" table:default-cell-style-name="ce57"/>
        <table:table-column table:style-name="co3" table:default-cell-style-name="ce69"/>
        <table:table-column table:style-name="co19" table:default-cell-style-name="ce77"/>
        <table:table-column table:style-name="co13" table:default-cell-style-name="ce57"/>
        <table:table-column table:style-name="co3" table:default-cell-style-name="ce69"/>
        <table:table-column table:style-name="co3" table:default-cell-style-name="ce57"/>
        <table:table-column table:style-name="co4" table:default-cell-style-name="ce88"/>
        <table:table-column table:style-name="co13" table:default-cell-style-name="ce57"/>
        <table:table-column table:style-name="co13" table:default-cell-style-name="Default"/>
        <table:table-column table:style-name="co20" table:default-cell-style-name="ce92"/>
        <table:table-column table:style-name="co13" table:default-cell-style-name="Default"/>
        <table:table-column table:style-name="co13" table:number-columns-repeated="2" table:default-cell-style-name="ce57"/>
        <table:table-column table:style-name="co13" table:default-cell-style-name="Default"/>
        <table:table-column table:style-name="co13" table:default-cell-style-name="ce57"/>
        <table:table-column table:style-name="co21" table:default-cell-style-name="ce57"/>
        <table:table-column table:style-name="co22" table:default-cell-style-name="ce57"/>
        <table:table-column table:style-name="co13" table:number-columns-repeated="11" table:default-cell-style-name="Default"/>
        <table:table-column table:style-name="co23" table:default-cell-style-name="Default"/>
        <table:table-column table:style-name="co1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number-columns-repeated="983" table:default-cell-style-name="Default"/>
        <table:table-row table:style-name="ro9">
          <table:table-cell table:style-name="ce131" office:value-type="string" calcext:value-type="string">
            <text:p>Shear wall</text:p>
          </table:table-cell>
          <table:table-cell table:style-name="ce54" office:value-type="string" calcext:value-type="string">
            <text:p>Floor</text:p>
          </table:table-cell>
          <table:table-cell table:style-name="ce55" office:value-type="string" calcext:value-type="string">
            <text:p>Length</text:p>
          </table:table-cell>
          <table:table-cell table:style-name="ce55" office:value-type="string" calcext:value-type="string">
            <text:p>Height</text:p>
          </table:table-cell>
          <table:table-cell table:style-name="ce131" office:value-type="string" calcext:value-type="string">
            <text:p>Area</text:p>
          </table:table-cell>
          <table:table-cell table:style-name="ce61" office:value-type="string" calcext:value-type="string">
            <text:p>Cumulated self weight</text:p>
          </table:table-cell>
          <table:table-cell table:style-name="ce55" office:value-type="string" calcext:value-type="string">
            <text:p>Shear</text:p>
          </table:table-cell>
          <table:table-cell table:style-name="ce67" office:value-type="string" calcext:value-type="string">
            <text:p>T</text:p>
          </table:table-cell>
          <table:table-cell table:style-name="ce75" office:value-type="string" calcext:value-type="string">
            <text:p>C</text:p>
          </table:table-cell>
          <table:table-cell table:style-name="ce61" office:value-type="string" calcext:value-type="string">
            <text:p>Hold-down anchor capacity</text:p>
          </table:table-cell>
          <table:table-cell table:style-name="ce67" office:value-type="string" calcext:value-type="string">
            <text:p>T</text:p>
          </table:table-cell>
          <table:table-cell table:style-name="ce55"/>
          <table:table-cell table:style-name="ce86" office:value-type="string" calcext:value-type="string">
            <text:p>Hold-down studs</text:p>
          </table:table-cell>
          <table:table-cell table:style-name="ce55"/>
          <table:table-cell/>
          <table:table-cell table:style-name="ce90" office:value-type="string" calcext:value-type="string">
            <text:p>Shear/m</text:p>
          </table:table-cell>
          <table:table-cell/>
          <table:table-cell table:style-name="ce93" office:value-type="string" calcext:value-type="string" table:number-columns-spanned="4" table:number-rows-spanned="1">
            <text:p>Bottom plate attachment (to foundation)</text:p>
          </table:table-cell>
          <table:covered-table-cell table:number-columns-repeated="3"/>
          <table:table-cell table:style-name="ce94" office:value-type="string" calcext:value-type="string" table:number-columns-spanned="3" table:number-rows-spanned="1">
            <text:p>16d (d= 0.268 in) nails</text:p>
          </table:table-cell>
          <table:covered-table-cell table:number-columns-repeated="2"/>
          <table:table-cell table:style-name="ce94" office:value-type="string" calcext:value-type="string" table:number-columns-spanned="3" table:number-rows-spanned="1">
            <text:p>16d (d= 0.268 in) nails</text:p>
          </table:table-cell>
          <table:covered-table-cell table:number-columns-repeated="2"/>
          <table:table-cell table:style-name="ce94" office:value-type="string" calcext:value-type="string" table:number-columns-spanned="3" table:number-rows-spanned="1">
            <text:p>wood screws 20 (d= 0.32 in)</text:p>
          </table:table-cell>
          <table:covered-table-cell table:number-columns-repeated="2"/>
          <table:table-cell table:style-name="ce94" office:value-type="string" calcext:value-type="string" table:number-columns-spanned="3" table:number-rows-spanned="1">
            <text:p>SDWS log screw (d= 0.197 in)</text:p>
          </table:table-cell>
          <table:covered-table-cell table:number-columns-repeated="2"/>
          <table:table-cell table:number-columns-repeated="991"/>
        </table:table-row>
        <table:table-row table:style-name="ro4">
          <table:table-cell table:number-columns-repeated="2"/>
          <table:table-cell table:number-columns-repeated="2" table:style-name="ce55" office:value-type="string" calcext:value-type="string">
            <text:p>(m)</text:p>
          </table:table-cell>
          <table:table-cell table:style-name="ce59" office:value-type="string" calcext:value-type="string">
            <text:p>(m²)</text:p>
          </table:table-cell>
          <table:table-cell table:number-columns-repeated="2" table:style-name="ce66" office:value-type="string" calcext:value-type="string">
            <text:p>(kN)</text:p>
          </table:table-cell>
          <table:table-cell table:style-name="ce68" office:value-type="string" calcext:value-type="string">
            <text:p>(kN)</text:p>
          </table:table-cell>
          <table:table-cell table:style-name="ce76" office:value-type="string" calcext:value-type="string">
            <text:p>(kN)</text:p>
          </table:table-cell>
          <table:table-cell table:style-name="ce66" office:value-type="string" calcext:value-type="string">
            <text:p>(kN)</text:p>
          </table:table-cell>
          <table:table-cell table:style-name="ce68" office:value-type="string" calcext:value-type="string">
            <text:p>(kip)</text:p>
          </table:table-cell>
          <table:table-cell table:style-name="ce66"/>
          <table:table-cell table:style-name="ce87"/>
          <table:table-cell table:style-name="ce66"/>
          <table:table-cell/>
          <table:table-cell table:style-name="ce91" office:value-type="string" calcext:value-type="string">
            <text:p>(kN/m)</text:p>
          </table:table-cell>
          <table:table-cell/>
          <table:table-cell office:value-type="string" calcext:value-type="string">
            <text:p>Shear</text:p>
          </table:table-cell>
          <table:table-cell office:value-type="string" calcext:value-type="string">
            <text:p>Bolt spacement</text:p>
          </table:table-cell>
          <table:table-cell office:value-type="string" calcext:value-type="string">
            <text:p>Number of bolts</text:p>
          </table:table-cell>
          <table:table-cell office:value-type="string" calcext:value-type="string">
            <text:p>Shear/bol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pacement</text:p>
          </table:table-cell>
          <table:table-cell office:value-type="string" calcext:value-type="string">
            <text:p>OK</text:p>
          </table:table-cell>
          <table:table-cell table:style-name="ce57" office:value-type="string" calcext:value-type="string">
            <text:p>Number/2</text:p>
          </table:table-cell>
          <table:table-cell table:style-name="ce57" office:value-type="string" calcext:value-type="string">
            <text:p>spacement</text:p>
          </table:table-cell>
          <table:table-cell office:value-type="string" calcext:value-type="string">
            <text:p>OK</text:p>
          </table:table-cell>
          <table:table-cell table:style-name="ce57" office:value-type="string" calcext:value-type="string">
            <text:p>number</text:p>
          </table:table-cell>
          <table:table-cell table:style-name="ce57" office:value-type="string" calcext:value-type="string">
            <text:p>spacement</text:p>
          </table:table-cell>
          <table:table-cell office:value-type="string" calcext:value-type="string">
            <text:p>OK</text:p>
          </table:table-cell>
          <table:table-cell table:style-name="ce57" office:value-type="string" calcext:value-type="string">
            <text:p>number</text:p>
          </table:table-cell>
          <table:table-cell table:style-name="ce57" office:value-type="string" calcext:value-type="string">
            <text:p>spacemen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bolts/row</text:p>
          </table:table-cell>
          <table:table-cell office:value-type="string" calcext:value-type="string">
            <text:p>spacement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N3A</text:p>
          </table:table-cell>
          <table:table-cell office:value-type="float" office:value="3" calcext:value-type="float">
            <text:p>3</text:p>
          </table:table-cell>
          <table:table-cell table:formula="of:=[$north.S2]" office:value-type="float" office:value="8.9" calcext:value-type="float">
            <text:p>8.90</text:p>
          </table:table-cell>
          <table:table-cell table:formula="of:=INDIRECT([.O3])" office:value-type="float" office:value="3.302" calcext:value-type="float">
            <text:p>3.30</text:p>
          </table:table-cell>
          <table:table-cell table:style-name="ce57" table:formula="of:=[.D3]*[.C3]" office:value-type="float" office:value="29.3878" calcext:value-type="float">
            <text:p>29.39</text:p>
          </table:table-cell>
          <table:table-cell table:formula="of:=0.65*[.E3]" office:value-type="float" office:value="19.10207" calcext:value-type="float">
            <text:p>19.10</text:p>
          </table:table-cell>
          <table:table-cell table:formula="of:=[$north.Q3]" office:value-type="float" office:value="44.84" calcext:value-type="float">
            <text:p>44.84</text:p>
          </table:table-cell>
          <table:table-cell table:formula="of:=MAX([.G3]*[.D3]/[.C3]-[.F3]/2;0)" office:value-type="float" office:value="7.08510882022472" calcext:value-type="float">
            <text:p>7.09</text:p>
          </table:table-cell>
          <table:table-cell table:formula="of:=-[.G3]*[.D3]/[.C3]" office:value-type="float" office:value="-16.6361438202247" calcext:value-type="float">
            <text:p>-16.64</text:p>
          </table:table-cell>
          <table:table-cell table:formula="of:=IF([.H3]&gt;0;ROUNDUP([.H3];-1);&quot;-&quot;)" office:value-type="float" office:value="10" calcext:value-type="float">
            <text:p>10.00</text:p>
          </table:table-cell>
          <table:table-cell table:formula="of:=0.224809*[.H3]" office:value-type="float" office:value="1.5927962287659" calcext:value-type="float">
            <text:p>1.59</text:p>
          </table:table-cell>
          <table:table-cell table:formula="of:=IF([.K3]&gt;0;MROUND([.K3];1);&quot;-&quot;)" office:value-type="float" office:value="2" calcext:value-type="float">
            <text:p>2.00</text:p>
          </table:table-cell>
          <table:table-cell table:formula="of:=IF([.K3]&gt;0;ROUNDUP([.L3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3];&quot;#&quot;))" office:value-type="string" office:string-value="$floor.B3" calcext:value-type="string">
            <text:p>$floor.B3</text:p>
          </table:table-cell>
          <table:table-cell table:formula="of:=[.G3]/[.C3]" office:value-type="float" office:value="5.03820224719101" calcext:value-type="float">
            <text:p>5.04</text:p>
          </table:table-cell>
          <table:table-cell table:style-name="ce57"/>
          <table:table-cell table:formula="of:=IF([.B3]=1;[.G3];0)" office:value-type="float" office:value="0" calcext:value-type="float">
            <text:p>0.00</text:p>
          </table:table-cell>
          <table:table-cell table:formula="of:=IF([.R3]&gt;0;3*0.3048;1000)" office:value-type="float" office:value="1000" calcext:value-type="float">
            <text:p>1,000.00</text:p>
          </table:table-cell>
          <table:table-cell table:formula="of:=ROUNDUP([.C3]/[.S3];0)" office:value-type="float" office:value="1" calcext:value-type="float">
            <text:p>1</text:p>
          </table:table-cell>
          <table:table-cell table:formula="of:=[.R3]/[.T3]" office:value-type="float" office:value="0" calcext:value-type="float">
            <text:p>0.00</text:p>
          </table:table-cell>
          <table:table-cell table:formula="of:=ROUNDUP([.G3]/[$connection.$D$4])" office:value-type="float" office:value="62" calcext:value-type="float">
            <text:p>62.00</text:p>
          </table:table-cell>
          <table:table-cell table:formula="of:=[.C3]/[.V3]" office:value-type="float" office:value="0.143548387096774" calcext:value-type="float">
            <text:p>0.14</text:p>
          </table:table-cell>
          <table:table-cell table:formula="of:=IF([.W3]&gt;=12*0.0254;1;0)" office:value-type="float" office:value="0" calcext:value-type="float">
            <text:p>0</text:p>
          </table:table-cell>
          <table:table-cell table:formula="of:=IF([.X3]=0;[.V3]/2;&quot;&quot;)" office:value-type="float" office:value="31" calcext:value-type="float">
            <text:p>31</text:p>
          </table:table-cell>
          <table:table-cell table:style-name="ce57" table:formula="of:=IF([.X3]=0;[.$C3]/[.Y3];0)" office:value-type="float" office:value="0.287096774193548" calcext:value-type="float">
            <text:p>0.29</text:p>
          </table:table-cell>
          <table:table-cell table:style-name="ce95" table:formula="of:=IF(OR([.X3];IF([.Z3]&gt;=12*0.0254;1;0));1;0)" office:value-type="float" office:value="0" calcext:value-type="float">
            <text:p>0</text:p>
          </table:table-cell>
          <table:table-cell table:style-name="ce57" table:formula="of:=ROUNDUP([.$G3]/[$connection.$D$11]/2)" office:value-type="float" office:value="15" calcext:value-type="float">
            <text:p>15.00</text:p>
          </table:table-cell>
          <table:table-cell table:style-name="ce57" table:formula="of:=IF([.AA3]=0;[.$C3]/[.AB3];0)" office:value-type="float" office:value="0.593333333333333" calcext:value-type="float">
            <text:p>0.59</text:p>
          </table:table-cell>
          <table:table-cell table:style-name="ce95" table:formula="of:=IF(OR([.AA3];IF([.AC3]&gt;=12*0.0254;1;0));1;0)" office:value-type="float" office:value="1" calcext:value-type="float">
            <text:p>1</text:p>
          </table:table-cell>
          <table:table-cell table:style-name="ce57" table:formula="of:=ROUNDUP([.$G3]/[$connection.$D$12]/2)" office:value-type="float" office:value="12" calcext:value-type="float">
            <text:p>12.00</text:p>
          </table:table-cell>
          <table:table-cell table:style-name="ce57" table:formula="of:=IF([.AD3]=0;[.$C3]/[.AE3];0)" office:value-type="float" office:value="0" calcext:value-type="float">
            <text:p>0.00</text:p>
          </table:table-cell>
          <table:table-cell table:style-name="ce95" table:formula="of:=IF(OR([.AD3];IF([.AF3]&gt;=6*0.0254;1;0));1;0)" office:value-type="float" office:value="1" calcext:value-type="float">
            <text:p>1</text:p>
          </table:table-cell>
          <table:table-cell/>
          <table:table-cell table:formula="of:=IF([.$X3]=1;[.$V$1];IF([.$AA3]=1;[.$Y$1];IF([.$AD3]=1;[.$AB$1];IF([.$AG3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3]=1;[.V3];IF([.$AA3]=1;[.Y3];IF([.$AD3]=1;[.AB3];IF([.$AG3]=1;[.AE3];&quot;KO&quot;))))*[.AK3]" office:value-type="float" office:value="30" calcext:value-type="float">
            <text:p>30</text:p>
          </table:table-cell>
          <table:table-cell table:formula="of:=IF([.$X3]=1;1;2)" office:value-type="float" office:value="2" calcext:value-type="float">
            <text:p>2</text:p>
          </table:table-cell>
          <table:table-cell table:formula="of:=ROUNDUP([.AJ3]/[.AK3])" office:value-type="float" office:value="15" calcext:value-type="float">
            <text:p>15</text:p>
          </table:table-cell>
          <table:table-cell table:formula="of:=ROUNDDOWN(([.C3])/([.AL3]-1)/0.0254;0)" office:value-type="float" office:value="25" calcext:value-type="float">
            <text:p>25</text:p>
          </table:table-cell>
          <table:table-cell table:formula="of:=COM.MICROSOFT.CONCAT(TEXT([.AK3];&quot;#&quot;);IF([.AK3]&lt;2;&quot; row.&quot;;&quot; rows.&quot;))" office:value-type="string" office:string-value="2 rows." calcext:value-type="string">
            <text:p>2 rows.</text:p>
          </table:table-cell>
          <table:table-cell table:formula="of:=COM.MICROSOFT.CONCAT([.AI3];&quot; at &quot;; TEXT([.AM3];&quot;##&quot;);&quot; in. o/c; &quot;; TEXT ([.AJ3];&quot;##&quot;);&quot; fasteners in &quot;;[.AN3])" office:value-type="string" office:string-value="wood screws 20 (d= 0.32 in) at 25 in. o/c; 30 fasteners in 2 rows." calcext:value-type="string">
            <text:p>wood screws 20 (d= 0.32 in) at 25 in. o/c; 30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3B</text:p>
          </table:table-cell>
          <table:table-cell office:value-type="float" office:value="3" calcext:value-type="float">
            <text:p>3</text:p>
          </table:table-cell>
          <table:table-cell table:formula="of:=[$north.X2]" office:value-type="float" office:value="9.43" calcext:value-type="float">
            <text:p>9.43</text:p>
          </table:table-cell>
          <table:table-cell table:formula="of:=INDIRECT([.O4])" office:value-type="float" office:value="3.302" calcext:value-type="float">
            <text:p>3.30</text:p>
          </table:table-cell>
          <table:table-cell table:style-name="ce57" table:formula="of:=[.D4]*[.C4]" office:value-type="float" office:value="31.13786" calcext:value-type="float">
            <text:p>31.14</text:p>
          </table:table-cell>
          <table:table-cell table:formula="of:=0.65*[.E4]" office:value-type="float" office:value="20.239609" calcext:value-type="float">
            <text:p>20.24</text:p>
          </table:table-cell>
          <table:table-cell table:formula="of:=[$north.V3]" office:value-type="float" office:value="11.72" calcext:value-type="float">
            <text:p>11.72</text:p>
          </table:table-cell>
          <table:table-cell table:formula="of:=MAX([.G4]*[.D4]/[.C4]-[.F4]/2;0)" office:value-type="float" office:value="0" calcext:value-type="float">
            <text:p>0.00</text:p>
          </table:table-cell>
          <table:table-cell table:formula="of:=-[.G4]*[.D4]/[.C4]" office:value-type="float" office:value="-4.10386426299046" calcext:value-type="float">
            <text:p>-4.10</text:p>
          </table:table-cell>
          <table:table-cell table:formula="of:=IF([.H4]&gt;0;ROUNDUP([.H4];-1);&quot;-&quot;)" office:value-type="string" office:string-value="-" calcext:value-type="string">
            <text:p>-</text:p>
          </table:table-cell>
          <table:table-cell table:formula="of:=0.224809*[.H4]" office:value-type="float" office:value="0" calcext:value-type="float">
            <text:p>0.00</text:p>
          </table:table-cell>
          <table:table-cell table:formula="of:=IF([.K4]&gt;0;MROUND([.K4];1);&quot;-&quot;)" office:value-type="string" office:string-value="-" calcext:value-type="string">
            <text:p>-</text:p>
          </table:table-cell>
          <table:table-cell table:formula="of:=IF([.K4]&gt;0;ROUNDUP([.L4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4];&quot;#&quot;))" office:value-type="string" office:string-value="$floor.B3" calcext:value-type="string">
            <text:p>$floor.B3</text:p>
          </table:table-cell>
          <table:table-cell table:formula="of:=[.G4]/[.C4]" office:value-type="float" office:value="1.24284199363733" calcext:value-type="float">
            <text:p>1.24</text:p>
          </table:table-cell>
          <table:table-cell table:style-name="ce57"/>
          <table:table-cell table:formula="of:=IF([.B4]=1;[.G4];0)" office:value-type="float" office:value="0" calcext:value-type="float">
            <text:p>0.00</text:p>
          </table:table-cell>
          <table:table-cell table:formula="of:=IF([.R4]&gt;0;3*0.3048;1000)" office:value-type="float" office:value="1000" calcext:value-type="float">
            <text:p>1,000.00</text:p>
          </table:table-cell>
          <table:table-cell table:formula="of:=ROUNDUP([.C4]/[.S4];0)" office:value-type="float" office:value="1" calcext:value-type="float">
            <text:p>1</text:p>
          </table:table-cell>
          <table:table-cell table:formula="of:=[.R4]/[.T4]" office:value-type="float" office:value="0" calcext:value-type="float">
            <text:p>0.00</text:p>
          </table:table-cell>
          <table:table-cell table:formula="of:=ROUNDUP([.G4]/[$connection.$D$4])" office:value-type="float" office:value="16" calcext:value-type="float">
            <text:p>16.00</text:p>
          </table:table-cell>
          <table:table-cell table:formula="of:=[.C4]/[.V4]" office:value-type="float" office:value="0.589375" calcext:value-type="float">
            <text:p>0.59</text:p>
          </table:table-cell>
          <table:table-cell table:formula="of:=IF([.W4]&gt;=12*0.0254;1;0)" office:value-type="float" office:value="1" calcext:value-type="float">
            <text:p>1</text:p>
          </table:table-cell>
          <table:table-cell table:formula="of:=IF([.X4]=0;[.V4]/2;&quot;&quot;)">
            <text:p/>
          </table:table-cell>
          <table:table-cell table:style-name="ce57" table:formula="of:=IF([.X4]=0;[.$C4]/[.Y4];0)" office:value-type="float" office:value="0" calcext:value-type="float">
            <text:p>0.00</text:p>
          </table:table-cell>
          <table:table-cell table:style-name="ce95" table:formula="of:=IF(OR([.X4];IF([.Z4]&gt;=12*0.0254;1;0));1;0)" office:value-type="float" office:value="1" calcext:value-type="float">
            <text:p>1</text:p>
          </table:table-cell>
          <table:table-cell table:style-name="ce57" table:formula="of:=ROUNDUP([.G4]/[$connection.$D$11]/2)" office:value-type="float" office:value="4" calcext:value-type="float">
            <text:p>4.00</text:p>
          </table:table-cell>
          <table:table-cell table:style-name="ce57" table:formula="of:=IF([.AA4]=0;[.$C4]/[.AB4];0)" office:value-type="float" office:value="0" calcext:value-type="float">
            <text:p>0.00</text:p>
          </table:table-cell>
          <table:table-cell table:style-name="ce95" table:formula="of:=IF(OR([.AA4];IF([.AC4]&gt;=12*0.0254;1;0));1;0)" office:value-type="float" office:value="1" calcext:value-type="float">
            <text:p>1</text:p>
          </table:table-cell>
          <table:table-cell table:style-name="ce57" table:formula="of:=ROUNDUP([.$G4]/[$connection.$D$12]/2)" office:value-type="float" office:value="4" calcext:value-type="float">
            <text:p>4.00</text:p>
          </table:table-cell>
          <table:table-cell table:style-name="ce57" table:formula="of:=IF([.AD4]=0;[.$C4]/[.AE4];0)" office:value-type="float" office:value="0" calcext:value-type="float">
            <text:p>0.00</text:p>
          </table:table-cell>
          <table:table-cell table:style-name="ce95" table:formula="of:=IF(OR([.AD4];IF([.AF4]&gt;=6*0.0254;1;0));1;0)" office:value-type="float" office:value="1" calcext:value-type="float">
            <text:p>1</text:p>
          </table:table-cell>
          <table:table-cell/>
          <table:table-cell table:formula="of:=IF([.$X4]=1;[.$V$1];IF([.$AA4]=1;[.$Y$1];IF([.$AD4]=1;[.$AB$1];IF([.$AG4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4]=1;[.V4];IF([.$AA4]=1;[.Y4];IF([.$AD4]=1;[.AB4];IF([.$AG4]=1;[.AE4];&quot;KO&quot;))))*[.AK4]" office:value-type="float" office:value="16" calcext:value-type="float">
            <text:p>16</text:p>
          </table:table-cell>
          <table:table-cell table:formula="of:=IF([.$X4]=1;1;2)" office:value-type="float" office:value="1" calcext:value-type="float">
            <text:p>1</text:p>
          </table:table-cell>
          <table:table-cell table:formula="of:=ROUNDUP([.AJ4]/[.AK4])" office:value-type="float" office:value="16" calcext:value-type="float">
            <text:p>16</text:p>
          </table:table-cell>
          <table:table-cell table:formula="of:=ROUNDDOWN(([.C4])/([.AL4]-1)/0.0254;0)" office:value-type="float" office:value="24" calcext:value-type="float">
            <text:p>24</text:p>
          </table:table-cell>
          <table:table-cell table:formula="of:=COM.MICROSOFT.CONCAT(TEXT([.AK4];&quot;#&quot;);IF([.AK4]&lt;2;&quot; row.&quot;;&quot; rows.&quot;))" office:value-type="string" office:string-value="1 row." calcext:value-type="string">
            <text:p>1 row.</text:p>
          </table:table-cell>
          <table:table-cell table:formula="of:=COM.MICROSOFT.CONCAT([.AI4];&quot; at &quot;; TEXT([.AM4];&quot;##&quot;);&quot; in. o/c; &quot;; TEXT ([.AJ4];&quot;##&quot;);&quot; fasteners in &quot;;[.AN4])" office:value-type="string" office:string-value="16d (d= 0.268 in) nails at 24 in. o/c; 16 fasteners in 1 row." calcext:value-type="string">
            <text:p>16d (d= 0.268 in) nails at 24 in. o/c; 16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3C</text:p>
          </table:table-cell>
          <table:table-cell office:value-type="float" office:value="3" calcext:value-type="float">
            <text:p>3</text:p>
          </table:table-cell>
          <table:table-cell table:formula="of:=[$north.AC2]" office:value-type="float" office:value="9.43" calcext:value-type="float">
            <text:p>9.43</text:p>
          </table:table-cell>
          <table:table-cell table:formula="of:=INDIRECT([.O5])" office:value-type="float" office:value="3.302" calcext:value-type="float">
            <text:p>3.30</text:p>
          </table:table-cell>
          <table:table-cell table:style-name="ce57" table:formula="of:=[.D5]*[.C5]" office:value-type="float" office:value="31.13786" calcext:value-type="float">
            <text:p>31.14</text:p>
          </table:table-cell>
          <table:table-cell table:formula="of:=0.65*[.E5]" office:value-type="float" office:value="20.239609" calcext:value-type="float">
            <text:p>20.24</text:p>
          </table:table-cell>
          <table:table-cell table:formula="of:=[$north.AA3]" office:value-type="float" office:value="25.01" calcext:value-type="float">
            <text:p>25.01</text:p>
          </table:table-cell>
          <table:table-cell table:formula="of:=MAX([.G5]*[.D5]/[.C5]-[.F5]/2;0)" office:value-type="float" office:value="0" calcext:value-type="float">
            <text:p>0.00</text:p>
          </table:table-cell>
          <table:table-cell table:formula="of:=-[.G5]*[.D5]/[.C5]" office:value-type="float" office:value="-8.75747826086957" calcext:value-type="float">
            <text:p>-8.76</text:p>
          </table:table-cell>
          <table:table-cell table:formula="of:=IF([.H5]&gt;0;ROUNDUP([.H5];-1);&quot;-&quot;)" office:value-type="string" office:string-value="-" calcext:value-type="string">
            <text:p>-</text:p>
          </table:table-cell>
          <table:table-cell table:formula="of:=0.224809*[.H5]" office:value-type="float" office:value="0" calcext:value-type="float">
            <text:p>0.00</text:p>
          </table:table-cell>
          <table:table-cell table:formula="of:=IF([.K5]&gt;0;MROUND([.K5];1);&quot;-&quot;)" office:value-type="string" office:string-value="-" calcext:value-type="string">
            <text:p>-</text:p>
          </table:table-cell>
          <table:table-cell table:formula="of:=IF([.K5]&gt;0;ROUNDUP([.L5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5];&quot;#&quot;))" office:value-type="string" office:string-value="$floor.B3" calcext:value-type="string">
            <text:p>$floor.B3</text:p>
          </table:table-cell>
          <table:table-cell table:formula="of:=[.G5]/[.C5]" office:value-type="float" office:value="2.65217391304348" calcext:value-type="float">
            <text:p>2.65</text:p>
          </table:table-cell>
          <table:table-cell table:style-name="ce57"/>
          <table:table-cell table:formula="of:=IF([.B5]=1;[.G5];0)" office:value-type="float" office:value="0" calcext:value-type="float">
            <text:p>0.00</text:p>
          </table:table-cell>
          <table:table-cell table:formula="of:=IF([.R5]&gt;0;3*0.3048;1000)" office:value-type="float" office:value="1000" calcext:value-type="float">
            <text:p>1,000.00</text:p>
          </table:table-cell>
          <table:table-cell table:formula="of:=ROUNDUP([.C5]/[.S5];0)" office:value-type="float" office:value="1" calcext:value-type="float">
            <text:p>1</text:p>
          </table:table-cell>
          <table:table-cell table:formula="of:=[.R5]/[.T5]" office:value-type="float" office:value="0" calcext:value-type="float">
            <text:p>0.00</text:p>
          </table:table-cell>
          <table:table-cell table:formula="of:=ROUNDUP([.G5]/[$connection.$D$4])" office:value-type="float" office:value="35" calcext:value-type="float">
            <text:p>35.00</text:p>
          </table:table-cell>
          <table:table-cell table:formula="of:=[.C5]/[.V5]" office:value-type="float" office:value="0.269428571428571" calcext:value-type="float">
            <text:p>0.27</text:p>
          </table:table-cell>
          <table:table-cell table:formula="of:=IF([.W5]&gt;=12*0.0254;1;0)" office:value-type="float" office:value="0" calcext:value-type="float">
            <text:p>0</text:p>
          </table:table-cell>
          <table:table-cell table:formula="of:=IF([.X5]=0;[.V5]/2;&quot;&quot;)" office:value-type="float" office:value="17.5" calcext:value-type="float">
            <text:p>17.5</text:p>
          </table:table-cell>
          <table:table-cell table:style-name="ce57" table:formula="of:=IF([.X5]=0;[.$C5]/[.Y5];0)" office:value-type="float" office:value="0.538857142857143" calcext:value-type="float">
            <text:p>0.54</text:p>
          </table:table-cell>
          <table:table-cell table:style-name="ce95" table:formula="of:=IF(OR([.X5];IF([.Z5]&gt;=12*0.0254;1;0));1;0)" office:value-type="float" office:value="1" calcext:value-type="float">
            <text:p>1</text:p>
          </table:table-cell>
          <table:table-cell table:style-name="ce57" table:formula="of:=ROUNDUP([.G5]/[$connection.$D$11]/2)" office:value-type="float" office:value="9" calcext:value-type="float">
            <text:p>9.00</text:p>
          </table:table-cell>
          <table:table-cell table:style-name="ce57" table:formula="of:=IF([.AA5]=0;[.$C5]/[.AB5];0)" office:value-type="float" office:value="0" calcext:value-type="float">
            <text:p>0.00</text:p>
          </table:table-cell>
          <table:table-cell table:style-name="ce95" table:formula="of:=IF(OR([.AA5];IF([.AC5]&gt;=12*0.0254;1;0));1;0)" office:value-type="float" office:value="1" calcext:value-type="float">
            <text:p>1</text:p>
          </table:table-cell>
          <table:table-cell table:style-name="ce57" table:formula="of:=ROUNDUP([.$G5]/[$connection.$D$12]/2)" office:value-type="float" office:value="7" calcext:value-type="float">
            <text:p>7.00</text:p>
          </table:table-cell>
          <table:table-cell table:style-name="ce57" table:formula="of:=IF([.AD5]=0;[.$C5]/[.AE5];0)" office:value-type="float" office:value="0" calcext:value-type="float">
            <text:p>0.00</text:p>
          </table:table-cell>
          <table:table-cell table:style-name="ce95" table:formula="of:=IF(OR([.AD5];IF([.AF5]&gt;=6*0.0254;1;0));1;0)" office:value-type="float" office:value="1" calcext:value-type="float">
            <text:p>1</text:p>
          </table:table-cell>
          <table:table-cell/>
          <table:table-cell table:formula="of:=IF([.$X5]=1;[.$V$1];IF([.$AA5]=1;[.$Y$1];IF([.$AD5]=1;[.$AB$1];IF([.$AG5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5]=1;[.V5];IF([.$AA5]=1;[.Y5];IF([.$AD5]=1;[.AB5];IF([.$AG5]=1;[.AE5];&quot;KO&quot;))))*[.AK5]" office:value-type="float" office:value="35" calcext:value-type="float">
            <text:p>35</text:p>
          </table:table-cell>
          <table:table-cell table:formula="of:=IF([.$X5]=1;1;2)" office:value-type="float" office:value="2" calcext:value-type="float">
            <text:p>2</text:p>
          </table:table-cell>
          <table:table-cell table:formula="of:=ROUNDUP([.AJ5]/[.AK5])" office:value-type="float" office:value="18" calcext:value-type="float">
            <text:p>18</text:p>
          </table:table-cell>
          <table:table-cell table:formula="of:=ROUNDDOWN(([.C5])/([.AL5]-1)/0.0254;0)" office:value-type="float" office:value="21" calcext:value-type="float">
            <text:p>21</text:p>
          </table:table-cell>
          <table:table-cell table:formula="of:=COM.MICROSOFT.CONCAT(TEXT([.AK5];&quot;#&quot;);IF([.AK5]&lt;2;&quot; row.&quot;;&quot; rows.&quot;))" office:value-type="string" office:string-value="2 rows." calcext:value-type="string">
            <text:p>2 rows.</text:p>
          </table:table-cell>
          <table:table-cell table:formula="of:=COM.MICROSOFT.CONCAT([.AI5];&quot; at &quot;; TEXT([.AM5];&quot;##&quot;);&quot; in. o/c; &quot;; TEXT ([.AJ5];&quot;##&quot;);&quot; fasteners in &quot;;[.AN5])" office:value-type="string" office:string-value="16d (d= 0.268 in) nails at 21 in. o/c; 35 fasteners in 2 rows." calcext:value-type="string">
            <text:p>16d (d= 0.268 in) nails at 21 in. o/c; 35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3D</text:p>
          </table:table-cell>
          <table:table-cell office:value-type="float" office:value="3" calcext:value-type="float">
            <text:p>3</text:p>
          </table:table-cell>
          <table:table-cell table:formula="of:=[$north.AH2]" office:value-type="float" office:value="8.9" calcext:value-type="float">
            <text:p>8.90</text:p>
          </table:table-cell>
          <table:table-cell table:formula="of:=INDIRECT([.O6])" office:value-type="float" office:value="3.302" calcext:value-type="float">
            <text:p>3.30</text:p>
          </table:table-cell>
          <table:table-cell table:style-name="ce57" table:formula="of:=[.D6]*[.C6]" office:value-type="float" office:value="29.3878" calcext:value-type="float">
            <text:p>29.39</text:p>
          </table:table-cell>
          <table:table-cell table:formula="of:=0.65*[.E6]" office:value-type="float" office:value="19.10207" calcext:value-type="float">
            <text:p>19.10</text:p>
          </table:table-cell>
          <table:table-cell table:formula="of:=[$north.AF3]" office:value-type="float" office:value="45.63" calcext:value-type="float">
            <text:p>45.63</text:p>
          </table:table-cell>
          <table:table-cell table:formula="of:=MAX([.G6]*[.D6]/[.C6]-[.F6]/2;0)" office:value-type="float" office:value="7.37820769662921" calcext:value-type="float">
            <text:p>7.38</text:p>
          </table:table-cell>
          <table:table-cell table:formula="of:=-[.G6]*[.D6]/[.C6]" office:value-type="float" office:value="-16.9292426966292" calcext:value-type="float">
            <text:p>-16.93</text:p>
          </table:table-cell>
          <table:table-cell table:formula="of:=IF([.H6]&gt;0;ROUNDUP([.H6];-1);&quot;-&quot;)" office:value-type="float" office:value="10" calcext:value-type="float">
            <text:p>10.00</text:p>
          </table:table-cell>
          <table:table-cell table:formula="of:=0.224809*[.H6]" office:value-type="float" office:value="1.65868749407152" calcext:value-type="float">
            <text:p>1.66</text:p>
          </table:table-cell>
          <table:table-cell table:formula="of:=IF([.K6]&gt;0;MROUND([.K6];1);&quot;-&quot;)" office:value-type="float" office:value="2" calcext:value-type="float">
            <text:p>2.00</text:p>
          </table:table-cell>
          <table:table-cell table:formula="of:=IF([.K6]&gt;0;ROUNDUP([.L6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6];&quot;#&quot;))" office:value-type="string" office:string-value="$floor.B3" calcext:value-type="string">
            <text:p>$floor.B3</text:p>
          </table:table-cell>
          <table:table-cell table:formula="of:=[.G6]/[.C6]" office:value-type="float" office:value="5.12696629213483" calcext:value-type="float">
            <text:p>5.13</text:p>
          </table:table-cell>
          <table:table-cell table:style-name="ce57"/>
          <table:table-cell table:formula="of:=IF([.B6]=1;[.G6];0)" office:value-type="float" office:value="0" calcext:value-type="float">
            <text:p>0.00</text:p>
          </table:table-cell>
          <table:table-cell table:formula="of:=IF([.R6]&gt;0;3*0.3048;1000)" office:value-type="float" office:value="1000" calcext:value-type="float">
            <text:p>1,000.00</text:p>
          </table:table-cell>
          <table:table-cell table:formula="of:=ROUNDUP([.C6]/[.S6];0)" office:value-type="float" office:value="1" calcext:value-type="float">
            <text:p>1</text:p>
          </table:table-cell>
          <table:table-cell table:formula="of:=[.R6]/[.T6]" office:value-type="float" office:value="0" calcext:value-type="float">
            <text:p>0.00</text:p>
          </table:table-cell>
          <table:table-cell table:formula="of:=ROUNDUP([.G6]/[$connection.$D$4])" office:value-type="float" office:value="63" calcext:value-type="float">
            <text:p>63.00</text:p>
          </table:table-cell>
          <table:table-cell table:formula="of:=[.C6]/[.V6]" office:value-type="float" office:value="0.141269841269841" calcext:value-type="float">
            <text:p>0.14</text:p>
          </table:table-cell>
          <table:table-cell table:formula="of:=IF([.W6]&gt;=12*0.0254;1;0)" office:value-type="float" office:value="0" calcext:value-type="float">
            <text:p>0</text:p>
          </table:table-cell>
          <table:table-cell table:formula="of:=IF([.X6]=0;[.V6]/2;&quot;&quot;)" office:value-type="float" office:value="31.5" calcext:value-type="float">
            <text:p>31.5</text:p>
          </table:table-cell>
          <table:table-cell table:style-name="ce57" table:formula="of:=IF([.X6]=0;[.$C6]/[.Y6];0)" office:value-type="float" office:value="0.282539682539682" calcext:value-type="float">
            <text:p>0.28</text:p>
          </table:table-cell>
          <table:table-cell table:style-name="ce95" table:formula="of:=IF(OR([.X6];IF([.Z6]&gt;=12*0.0254;1;0));1;0)" office:value-type="float" office:value="0" calcext:value-type="float">
            <text:p>0</text:p>
          </table:table-cell>
          <table:table-cell table:style-name="ce57" table:formula="of:=ROUNDUP([.G6]/[$connection.$D$11]/2)" office:value-type="float" office:value="15" calcext:value-type="float">
            <text:p>15.00</text:p>
          </table:table-cell>
          <table:table-cell table:style-name="ce57" table:formula="of:=IF([.AA6]=0;[.$C6]/[.AB6];0)" office:value-type="float" office:value="0.593333333333333" calcext:value-type="float">
            <text:p>0.59</text:p>
          </table:table-cell>
          <table:table-cell table:style-name="ce95" table:formula="of:=IF(OR([.AA6];IF([.AC6]&gt;=12*0.0254;1;0));1;0)" office:value-type="float" office:value="1" calcext:value-type="float">
            <text:p>1</text:p>
          </table:table-cell>
          <table:table-cell table:style-name="ce57" table:formula="of:=ROUNDUP([.$G6]/[$connection.$D$12]/2)" office:value-type="float" office:value="13" calcext:value-type="float">
            <text:p>13.00</text:p>
          </table:table-cell>
          <table:table-cell table:style-name="ce57" table:formula="of:=IF([.AD6]=0;[.$C6]/[.AE6];0)" office:value-type="float" office:value="0" calcext:value-type="float">
            <text:p>0.00</text:p>
          </table:table-cell>
          <table:table-cell table:style-name="ce95" table:formula="of:=IF(OR([.AD6];IF([.AF6]&gt;=6*0.0254;1;0));1;0)" office:value-type="float" office:value="1" calcext:value-type="float">
            <text:p>1</text:p>
          </table:table-cell>
          <table:table-cell/>
          <table:table-cell table:formula="of:=IF([.$X6]=1;[.$V$1];IF([.$AA6]=1;[.$Y$1];IF([.$AD6]=1;[.$AB$1];IF([.$AG6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6]=1;[.V6];IF([.$AA6]=1;[.Y6];IF([.$AD6]=1;[.AB6];IF([.$AG6]=1;[.AE6];&quot;KO&quot;))))*[.AK6]" office:value-type="float" office:value="30" calcext:value-type="float">
            <text:p>30</text:p>
          </table:table-cell>
          <table:table-cell table:formula="of:=IF([.$X6]=1;1;2)" office:value-type="float" office:value="2" calcext:value-type="float">
            <text:p>2</text:p>
          </table:table-cell>
          <table:table-cell table:formula="of:=ROUNDUP([.AJ6]/[.AK6])" office:value-type="float" office:value="15" calcext:value-type="float">
            <text:p>15</text:p>
          </table:table-cell>
          <table:table-cell table:formula="of:=ROUNDDOWN(([.C6])/([.AL6]-1)/0.0254;0)" office:value-type="float" office:value="25" calcext:value-type="float">
            <text:p>25</text:p>
          </table:table-cell>
          <table:table-cell table:formula="of:=COM.MICROSOFT.CONCAT(TEXT([.AK6];&quot;#&quot;);IF([.AK6]&lt;2;&quot; row.&quot;;&quot; rows.&quot;))" office:value-type="string" office:string-value="2 rows." calcext:value-type="string">
            <text:p>2 rows.</text:p>
          </table:table-cell>
          <table:table-cell table:formula="of:=COM.MICROSOFT.CONCAT([.AI6];&quot; at &quot;; TEXT([.AM6];&quot;##&quot;);&quot; in. o/c; &quot;; TEXT ([.AJ6];&quot;##&quot;);&quot; fasteners in &quot;;[.AN6])" office:value-type="string" office:string-value="wood screws 20 (d= 0.32 in) at 25 in. o/c; 30 fasteners in 2 rows." calcext:value-type="string">
            <text:p>wood screws 20 (d= 0.32 in) at 25 in. o/c; 30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2A</text:p>
          </table:table-cell>
          <table:table-cell office:value-type="float" office:value="2" calcext:value-type="float">
            <text:p>2</text:p>
          </table:table-cell>
          <table:table-cell table:formula="of:=[$north.AM2]" office:value-type="float" office:value="8.9" calcext:value-type="float">
            <text:p>8.90</text:p>
          </table:table-cell>
          <table:table-cell table:formula="of:=INDIRECT([.O7])" office:value-type="float" office:value="3.3528" calcext:value-type="float">
            <text:p>3.35</text:p>
          </table:table-cell>
          <table:table-cell table:style-name="ce57" table:formula="of:=[.D7]*[.C7]" office:value-type="float" office:value="29.83992" calcext:value-type="float">
            <text:p>29.84</text:p>
          </table:table-cell>
          <table:table-cell table:formula="of:=0.65*[.E7]+[.F3]" office:value-type="float" office:value="38.498018" calcext:value-type="float">
            <text:p>38.50</text:p>
          </table:table-cell>
          <table:table-cell table:formula="of:=[$north.AK3]" office:value-type="float" office:value="76.75" calcext:value-type="float">
            <text:p>76.75</text:p>
          </table:table-cell>
          <table:table-cell table:formula="of:=MAX([.G7]*[.D7]/[.C7]-[.F7]/2;0)" office:value-type="float" office:value="9.66418201123595" calcext:value-type="float">
            <text:p>9.66</text:p>
          </table:table-cell>
          <table:table-cell table:formula="of:=-[.G7]*[.D7]/[.C7]" office:value-type="float" office:value="-28.913191011236" calcext:value-type="float">
            <text:p>-28.91</text:p>
          </table:table-cell>
          <table:table-cell table:formula="of:=IF([.H7]&gt;0;ROUNDUP([.H7];-1);&quot;-&quot;)" office:value-type="float" office:value="10" calcext:value-type="float">
            <text:p>10.00</text:p>
          </table:table-cell>
          <table:table-cell table:formula="of:=0.224809*[.H7]" office:value-type="float" office:value="2.17259509376394" calcext:value-type="float">
            <text:p>2.17</text:p>
          </table:table-cell>
          <table:table-cell table:formula="of:=IF([.K7]&gt;0;MROUND([.K7];1);&quot;-&quot;)" office:value-type="float" office:value="2" calcext:value-type="float">
            <text:p>2.00</text:p>
          </table:table-cell>
          <table:table-cell table:formula="of:=IF([.K7]&gt;0;ROUNDUP([.L7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7];&quot;#&quot;))" office:value-type="string" office:string-value="$floor.B2" calcext:value-type="string">
            <text:p>$floor.B2</text:p>
          </table:table-cell>
          <table:table-cell table:formula="of:=[.G7]/[.C7]" office:value-type="float" office:value="8.62359550561798" calcext:value-type="float">
            <text:p>8.62</text:p>
          </table:table-cell>
          <table:table-cell/>
          <table:table-cell table:formula="of:=IF([.B7]=1;[.G7];0)" office:value-type="float" office:value="0" calcext:value-type="float">
            <text:p>0.00</text:p>
          </table:table-cell>
          <table:table-cell table:formula="of:=IF([.R7]&gt;0;3*0.3048;1000)" office:value-type="float" office:value="1000" calcext:value-type="float">
            <text:p>1,000.00</text:p>
          </table:table-cell>
          <table:table-cell table:formula="of:=ROUNDUP([.C7]/[.S7];0)" office:value-type="float" office:value="1" calcext:value-type="float">
            <text:p>1</text:p>
          </table:table-cell>
          <table:table-cell table:formula="of:=[.R7]/[.T7]" office:value-type="float" office:value="0" calcext:value-type="float">
            <text:p>0.00</text:p>
          </table:table-cell>
          <table:table-cell table:formula="of:=ROUNDUP([.G7]/[$connection.$D$4])" office:value-type="float" office:value="105" calcext:value-type="float">
            <text:p>105.00</text:p>
          </table:table-cell>
          <table:table-cell table:formula="of:=[.C7]/[.V7]" office:value-type="float" office:value="0.0847619047619048" calcext:value-type="float">
            <text:p>0.08</text:p>
          </table:table-cell>
          <table:table-cell table:formula="of:=IF([.W7]&gt;=12*0.0254;1;0)" office:value-type="float" office:value="0" calcext:value-type="float">
            <text:p>0</text:p>
          </table:table-cell>
          <table:table-cell table:formula="of:=IF([.X7]=0;[.V7]/2;&quot;&quot;)" office:value-type="float" office:value="52.5" calcext:value-type="float">
            <text:p>52.5</text:p>
          </table:table-cell>
          <table:table-cell table:style-name="ce57" table:formula="of:=IF([.X7]=0;[.$C7]/[.Y7];0)" office:value-type="float" office:value="0.16952380952381" calcext:value-type="float">
            <text:p>0.17</text:p>
          </table:table-cell>
          <table:table-cell table:style-name="ce95" table:formula="of:=IF(OR([.X7];IF([.Z7]&gt;=12*0.0254;1;0));1;0)" office:value-type="float" office:value="0" calcext:value-type="float">
            <text:p>0</text:p>
          </table:table-cell>
          <table:table-cell table:style-name="ce57" table:formula="of:=ROUNDUP([.G7]/[$connection.$D$11]/2)" office:value-type="float" office:value="26" calcext:value-type="float">
            <text:p>26.00</text:p>
          </table:table-cell>
          <table:table-cell table:style-name="ce57" table:formula="of:=IF([.AA7]=0;[.$C7]/[.AB7];0)" office:value-type="float" office:value="0.342307692307692" calcext:value-type="float">
            <text:p>0.34</text:p>
          </table:table-cell>
          <table:table-cell table:style-name="ce95" table:formula="of:=IF(OR([.AA7];IF([.AC7]&gt;=12*0.0254;1;0));1;0)" office:value-type="float" office:value="1" calcext:value-type="float">
            <text:p>1</text:p>
          </table:table-cell>
          <table:table-cell table:style-name="ce57" table:formula="of:=ROUNDUP([.$G7]/[$connection.$D$12]/2)" office:value-type="float" office:value="21" calcext:value-type="float">
            <text:p>21.00</text:p>
          </table:table-cell>
          <table:table-cell table:style-name="ce57" table:formula="of:=IF([.AD7]=0;[.$C7]/[.AE7];0)" office:value-type="float" office:value="0" calcext:value-type="float">
            <text:p>0.00</text:p>
          </table:table-cell>
          <table:table-cell table:style-name="ce95" table:formula="of:=IF(OR([.AD7];IF([.AF7]&gt;=6*0.0254;1;0));1;0)" office:value-type="float" office:value="1" calcext:value-type="float">
            <text:p>1</text:p>
          </table:table-cell>
          <table:table-cell/>
          <table:table-cell table:formula="of:=IF([.$X7]=1;[.$V$1];IF([.$AA7]=1;[.$Y$1];IF([.$AD7]=1;[.$AB$1];IF([.$AG7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7]=1;[.V7];IF([.$AA7]=1;[.Y7];IF([.$AD7]=1;[.AB7];IF([.$AG7]=1;[.AE7];&quot;KO&quot;))))*[.AK7]" office:value-type="float" office:value="52" calcext:value-type="float">
            <text:p>52</text:p>
          </table:table-cell>
          <table:table-cell table:formula="of:=IF([.$X7]=1;1;2)" office:value-type="float" office:value="2" calcext:value-type="float">
            <text:p>2</text:p>
          </table:table-cell>
          <table:table-cell table:formula="of:=ROUNDUP([.AJ7]/[.AK7])" office:value-type="float" office:value="26" calcext:value-type="float">
            <text:p>26</text:p>
          </table:table-cell>
          <table:table-cell table:formula="of:=ROUNDDOWN(([.C7])/([.AL7]-1)/0.0254;0)" office:value-type="float" office:value="14" calcext:value-type="float">
            <text:p>14</text:p>
          </table:table-cell>
          <table:table-cell table:formula="of:=COM.MICROSOFT.CONCAT(TEXT([.AK7];&quot;#&quot;);IF([.AK7]&lt;2;&quot; row.&quot;;&quot; rows.&quot;))" office:value-type="string" office:string-value="2 rows." calcext:value-type="string">
            <text:p>2 rows.</text:p>
          </table:table-cell>
          <table:table-cell table:formula="of:=COM.MICROSOFT.CONCAT([.AI7];&quot; at &quot;; TEXT([.AM7];&quot;##&quot;);&quot; in. o/c; &quot;; TEXT ([.AJ7];&quot;##&quot;);&quot; fasteners in &quot;;[.AN7])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2B</text:p>
          </table:table-cell>
          <table:table-cell office:value-type="float" office:value="2" calcext:value-type="float">
            <text:p>2</text:p>
          </table:table-cell>
          <table:table-cell table:formula="of:=[$north.AR2]" office:value-type="float" office:value="9.43" calcext:value-type="float">
            <text:p>9.43</text:p>
          </table:table-cell>
          <table:table-cell table:formula="of:=INDIRECT([.O8])" office:value-type="float" office:value="3.3528" calcext:value-type="float">
            <text:p>3.35</text:p>
          </table:table-cell>
          <table:table-cell table:style-name="ce57" table:formula="of:=[.D8]*[.C8]" office:value-type="float" office:value="31.616904" calcext:value-type="float">
            <text:p>31.62</text:p>
          </table:table-cell>
          <table:table-cell table:formula="of:=0.65*[.E8]+[.F4]" office:value-type="float" office:value="40.7905966" calcext:value-type="float">
            <text:p>40.79</text:p>
          </table:table-cell>
          <table:table-cell table:formula="of:=[$north.AP3]" office:value-type="float" office:value="20.06" calcext:value-type="float">
            <text:p>20.06</text:p>
          </table:table-cell>
          <table:table-cell table:formula="of:=MAX([.G8]*[.D8]/[.C8]-[.F8]/2;0)" office:value-type="float" office:value="0" calcext:value-type="float">
            <text:p>0.00</text:p>
          </table:table-cell>
          <table:table-cell table:formula="of:=-[.G8]*[.D8]/[.C8]" office:value-type="float" office:value="-7.13225535524921" calcext:value-type="float">
            <text:p>-7.13</text:p>
          </table:table-cell>
          <table:table-cell table:formula="of:=IF([.H8]&gt;0;ROUNDUP([.H8];-1);&quot;-&quot;)" office:value-type="string" office:string-value="-" calcext:value-type="string">
            <text:p>-</text:p>
          </table:table-cell>
          <table:table-cell table:formula="of:=0.224809*[.H8]" office:value-type="float" office:value="0" calcext:value-type="float">
            <text:p>0.00</text:p>
          </table:table-cell>
          <table:table-cell table:formula="of:=IF([.K8]&gt;0;MROUND([.K8];1);&quot;-&quot;)" office:value-type="string" office:string-value="-" calcext:value-type="string">
            <text:p>-</text:p>
          </table:table-cell>
          <table:table-cell table:formula="of:=IF([.K8]&gt;0;ROUNDUP([.L8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8];&quot;#&quot;))" office:value-type="string" office:string-value="$floor.B2" calcext:value-type="string">
            <text:p>$floor.B2</text:p>
          </table:table-cell>
          <table:table-cell table:formula="of:=[.G8]/[.C8]" office:value-type="float" office:value="2.12725344644751" calcext:value-type="float">
            <text:p>2.13</text:p>
          </table:table-cell>
          <table:table-cell/>
          <table:table-cell table:formula="of:=IF([.B8]=1;[.G8];0)" office:value-type="float" office:value="0" calcext:value-type="float">
            <text:p>0.00</text:p>
          </table:table-cell>
          <table:table-cell table:formula="of:=IF([.R8]&gt;0;3*0.3048;1000)" office:value-type="float" office:value="1000" calcext:value-type="float">
            <text:p>1,000.00</text:p>
          </table:table-cell>
          <table:table-cell table:formula="of:=ROUNDUP([.C8]/[.S8];0)" office:value-type="float" office:value="1" calcext:value-type="float">
            <text:p>1</text:p>
          </table:table-cell>
          <table:table-cell table:formula="of:=[.R8]/[.T8]" office:value-type="float" office:value="0" calcext:value-type="float">
            <text:p>0.00</text:p>
          </table:table-cell>
          <table:table-cell table:formula="of:=ROUNDUP([.G8]/[$connection.$D$4])" office:value-type="float" office:value="28" calcext:value-type="float">
            <text:p>28.00</text:p>
          </table:table-cell>
          <table:table-cell table:formula="of:=[.C8]/[.V8]" office:value-type="float" office:value="0.336785714285714" calcext:value-type="float">
            <text:p>0.34</text:p>
          </table:table-cell>
          <table:table-cell table:formula="of:=IF([.W8]&gt;=12*0.0254;1;0)" office:value-type="float" office:value="1" calcext:value-type="float">
            <text:p>1</text:p>
          </table:table-cell>
          <table:table-cell table:formula="of:=IF([.X8]=0;[.V8]/2;&quot;&quot;)">
            <text:p/>
          </table:table-cell>
          <table:table-cell table:style-name="ce57" table:formula="of:=IF([.X8]=0;[.$C8]/[.Y8];0)" office:value-type="float" office:value="0" calcext:value-type="float">
            <text:p>0.00</text:p>
          </table:table-cell>
          <table:table-cell table:style-name="ce95" table:formula="of:=IF(OR([.X8];IF([.Z8]&gt;=12*0.0254;1;0));1;0)" office:value-type="float" office:value="1" calcext:value-type="float">
            <text:p>1</text:p>
          </table:table-cell>
          <table:table-cell table:style-name="ce57" table:formula="of:=ROUNDUP([.G8]/[$connection.$D$11]/2)" office:value-type="float" office:value="7" calcext:value-type="float">
            <text:p>7.00</text:p>
          </table:table-cell>
          <table:table-cell table:style-name="ce57" table:formula="of:=IF([.AA8]=0;[.$C8]/[.AB8];0)" office:value-type="float" office:value="0" calcext:value-type="float">
            <text:p>0.00</text:p>
          </table:table-cell>
          <table:table-cell table:style-name="ce95" table:formula="of:=IF(OR([.AA8];IF([.AC8]&gt;=12*0.0254;1;0));1;0)" office:value-type="float" office:value="1" calcext:value-type="float">
            <text:p>1</text:p>
          </table:table-cell>
          <table:table-cell table:style-name="ce57" table:formula="of:=ROUNDUP([.$G8]/[$connection.$D$12]/2)" office:value-type="float" office:value="6" calcext:value-type="float">
            <text:p>6.00</text:p>
          </table:table-cell>
          <table:table-cell table:style-name="ce57" table:formula="of:=IF([.AD8]=0;[.$C8]/[.AE8];0)" office:value-type="float" office:value="0" calcext:value-type="float">
            <text:p>0.00</text:p>
          </table:table-cell>
          <table:table-cell table:style-name="ce95" table:formula="of:=IF(OR([.AD8];IF([.AF8]&gt;=6*0.0254;1;0));1;0)" office:value-type="float" office:value="1" calcext:value-type="float">
            <text:p>1</text:p>
          </table:table-cell>
          <table:table-cell/>
          <table:table-cell table:formula="of:=IF([.$X8]=1;[.$V$1];IF([.$AA8]=1;[.$Y$1];IF([.$AD8]=1;[.$AB$1];IF([.$AG8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8]=1;[.V8];IF([.$AA8]=1;[.Y8];IF([.$AD8]=1;[.AB8];IF([.$AG8]=1;[.AE8];&quot;KO&quot;))))*[.AK8]" office:value-type="float" office:value="28" calcext:value-type="float">
            <text:p>28</text:p>
          </table:table-cell>
          <table:table-cell table:formula="of:=IF([.$X8]=1;1;2)" office:value-type="float" office:value="1" calcext:value-type="float">
            <text:p>1</text:p>
          </table:table-cell>
          <table:table-cell table:formula="of:=ROUNDUP([.AJ8]/[.AK8])" office:value-type="float" office:value="28" calcext:value-type="float">
            <text:p>28</text:p>
          </table:table-cell>
          <table:table-cell table:formula="of:=ROUNDDOWN(([.C8])/([.AL8]-1)/0.0254;0)" office:value-type="float" office:value="13" calcext:value-type="float">
            <text:p>13</text:p>
          </table:table-cell>
          <table:table-cell table:formula="of:=COM.MICROSOFT.CONCAT(TEXT([.AK8];&quot;#&quot;);IF([.AK8]&lt;2;&quot; row.&quot;;&quot; rows.&quot;))" office:value-type="string" office:string-value="1 row." calcext:value-type="string">
            <text:p>1 row.</text:p>
          </table:table-cell>
          <table:table-cell table:formula="of:=COM.MICROSOFT.CONCAT([.AI8];&quot; at &quot;; TEXT([.AM8];&quot;##&quot;);&quot; in. o/c; &quot;; TEXT ([.AJ8];&quot;##&quot;);&quot; fasteners in &quot;;[.AN8])" office:value-type="string" office:string-value="16d (d= 0.268 in) nails at 13 in. o/c; 28 fasteners in 1 row." calcext:value-type="string">
            <text:p>16d (d= 0.268 in) nails at 13 in. o/c; 28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2C</text:p>
          </table:table-cell>
          <table:table-cell office:value-type="float" office:value="2" calcext:value-type="float">
            <text:p>2</text:p>
          </table:table-cell>
          <table:table-cell table:formula="of:=[$north.AW2]" office:value-type="float" office:value="9.43" calcext:value-type="float">
            <text:p>9.43</text:p>
          </table:table-cell>
          <table:table-cell table:formula="of:=INDIRECT([.O9])" office:value-type="float" office:value="3.3528" calcext:value-type="float">
            <text:p>3.35</text:p>
          </table:table-cell>
          <table:table-cell table:style-name="ce57" table:formula="of:=[.D9]*[.C9]" office:value-type="float" office:value="31.616904" calcext:value-type="float">
            <text:p>31.62</text:p>
          </table:table-cell>
          <table:table-cell table:formula="of:=0.65*[.E9]+[.F5]" office:value-type="float" office:value="40.7905966" calcext:value-type="float">
            <text:p>40.79</text:p>
          </table:table-cell>
          <table:table-cell table:formula="of:=[$north.AU3]" office:value-type="float" office:value="42.8" calcext:value-type="float">
            <text:p>42.80</text:p>
          </table:table-cell>
          <table:table-cell table:formula="of:=MAX([.G9]*[.D9]/[.C9]-[.F9]/2;0)" office:value-type="float" office:value="0" calcext:value-type="float">
            <text:p>0.00</text:p>
          </table:table-cell>
          <table:table-cell table:formula="of:=-[.G9]*[.D9]/[.C9]" office:value-type="float" office:value="-15.2173743372216" calcext:value-type="float">
            <text:p>-15.22</text:p>
          </table:table-cell>
          <table:table-cell table:formula="of:=IF([.H9]&gt;0;ROUNDUP([.H9];-1);&quot;-&quot;)" office:value-type="string" office:string-value="-" calcext:value-type="string">
            <text:p>-</text:p>
          </table:table-cell>
          <table:table-cell table:formula="of:=0.224809*[.H9]" office:value-type="float" office:value="0" calcext:value-type="float">
            <text:p>0.00</text:p>
          </table:table-cell>
          <table:table-cell table:formula="of:=IF([.K9]&gt;0;MROUND([.K9];1);&quot;-&quot;)" office:value-type="string" office:string-value="-" calcext:value-type="string">
            <text:p>-</text:p>
          </table:table-cell>
          <table:table-cell table:formula="of:=IF([.K9]&gt;0;ROUNDUP([.L9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9];&quot;#&quot;))" office:value-type="string" office:string-value="$floor.B2" calcext:value-type="string">
            <text:p>$floor.B2</text:p>
          </table:table-cell>
          <table:table-cell table:formula="of:=[.G9]/[.C9]" office:value-type="float" office:value="4.53870625662778" calcext:value-type="float">
            <text:p>4.54</text:p>
          </table:table-cell>
          <table:table-cell/>
          <table:table-cell table:formula="of:=IF([.B9]=1;[.G9];0)" office:value-type="float" office:value="0" calcext:value-type="float">
            <text:p>0.00</text:p>
          </table:table-cell>
          <table:table-cell table:formula="of:=IF([.R9]&gt;0;3*0.3048;1000)" office:value-type="float" office:value="1000" calcext:value-type="float">
            <text:p>1,000.00</text:p>
          </table:table-cell>
          <table:table-cell table:formula="of:=ROUNDUP([.C9]/[.S9];0)" office:value-type="float" office:value="1" calcext:value-type="float">
            <text:p>1</text:p>
          </table:table-cell>
          <table:table-cell table:formula="of:=[.R9]/[.T9]" office:value-type="float" office:value="0" calcext:value-type="float">
            <text:p>0.00</text:p>
          </table:table-cell>
          <table:table-cell table:formula="of:=ROUNDUP([.G9]/[$connection.$D$4])" office:value-type="float" office:value="59" calcext:value-type="float">
            <text:p>59.00</text:p>
          </table:table-cell>
          <table:table-cell table:formula="of:=[.C9]/[.V9]" office:value-type="float" office:value="0.159830508474576" calcext:value-type="float">
            <text:p>0.16</text:p>
          </table:table-cell>
          <table:table-cell table:formula="of:=IF([.W9]&gt;=12*0.0254;1;0)" office:value-type="float" office:value="0" calcext:value-type="float">
            <text:p>0</text:p>
          </table:table-cell>
          <table:table-cell table:formula="of:=IF([.X9]=0;[.V9]/2;&quot;&quot;)" office:value-type="float" office:value="29.5" calcext:value-type="float">
            <text:p>29.5</text:p>
          </table:table-cell>
          <table:table-cell table:style-name="ce57" table:formula="of:=IF([.X9]=0;[.$C9]/[.Y9];0)" office:value-type="float" office:value="0.319661016949153" calcext:value-type="float">
            <text:p>0.32</text:p>
          </table:table-cell>
          <table:table-cell table:style-name="ce95" table:formula="of:=IF(OR([.X9];IF([.Z9]&gt;=12*0.0254;1;0));1;0)" office:value-type="float" office:value="1" calcext:value-type="float">
            <text:p>1</text:p>
          </table:table-cell>
          <table:table-cell table:style-name="ce57" table:formula="of:=ROUNDUP([.G9]/[$connection.$D$11]/2)" office:value-type="float" office:value="14" calcext:value-type="float">
            <text:p>14.00</text:p>
          </table:table-cell>
          <table:table-cell table:style-name="ce57" table:formula="of:=IF([.AA9]=0;[.$C9]/[.AB9];0)" office:value-type="float" office:value="0" calcext:value-type="float">
            <text:p>0.00</text:p>
          </table:table-cell>
          <table:table-cell table:style-name="ce95" table:formula="of:=IF(OR([.AA9];IF([.AC9]&gt;=12*0.0254;1;0));1;0)" office:value-type="float" office:value="1" calcext:value-type="float">
            <text:p>1</text:p>
          </table:table-cell>
          <table:table-cell table:style-name="ce57" table:formula="of:=ROUNDUP([.$G9]/[$connection.$D$12]/2)" office:value-type="float" office:value="12" calcext:value-type="float">
            <text:p>12.00</text:p>
          </table:table-cell>
          <table:table-cell table:style-name="ce57" table:formula="of:=IF([.AD9]=0;[.$C9]/[.AE9];0)" office:value-type="float" office:value="0" calcext:value-type="float">
            <text:p>0.00</text:p>
          </table:table-cell>
          <table:table-cell table:style-name="ce95" table:formula="of:=IF(OR([.AD9];IF([.AF9]&gt;=6*0.0254;1;0));1;0)" office:value-type="float" office:value="1" calcext:value-type="float">
            <text:p>1</text:p>
          </table:table-cell>
          <table:table-cell/>
          <table:table-cell table:formula="of:=IF([.$X9]=1;[.$V$1];IF([.$AA9]=1;[.$Y$1];IF([.$AD9]=1;[.$AB$1];IF([.$AG9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9]=1;[.V9];IF([.$AA9]=1;[.Y9];IF([.$AD9]=1;[.AB9];IF([.$AG9]=1;[.AE9];&quot;KO&quot;))))*[.AK9]" office:value-type="float" office:value="59" calcext:value-type="float">
            <text:p>59</text:p>
          </table:table-cell>
          <table:table-cell table:formula="of:=IF([.$X9]=1;1;2)" office:value-type="float" office:value="2" calcext:value-type="float">
            <text:p>2</text:p>
          </table:table-cell>
          <table:table-cell table:formula="of:=ROUNDUP([.AJ9]/[.AK9])" office:value-type="float" office:value="30" calcext:value-type="float">
            <text:p>30</text:p>
          </table:table-cell>
          <table:table-cell table:formula="of:=ROUNDDOWN(([.C9])/([.AL9]-1)/0.0254;0)" office:value-type="float" office:value="12" calcext:value-type="float">
            <text:p>12</text:p>
          </table:table-cell>
          <table:table-cell table:formula="of:=COM.MICROSOFT.CONCAT(TEXT([.AK9];&quot;#&quot;);IF([.AK9]&lt;2;&quot; row.&quot;;&quot; rows.&quot;))" office:value-type="string" office:string-value="2 rows." calcext:value-type="string">
            <text:p>2 rows.</text:p>
          </table:table-cell>
          <table:table-cell table:formula="of:=COM.MICROSOFT.CONCAT([.AI9];&quot; at &quot;; TEXT([.AM9];&quot;##&quot;);&quot; in. o/c; &quot;; TEXT ([.AJ9];&quot;##&quot;);&quot; fasteners in &quot;;[.AN9])" office:value-type="string" office:string-value="16d (d= 0.268 in) nails at 12 in. o/c; 59 fasteners in 2 rows." calcext:value-type="string">
            <text:p>16d (d= 0.268 in) nails at 12 in. o/c; 59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N2D</text:p>
          </table:table-cell>
          <table:table-cell office:value-type="float" office:value="2" calcext:value-type="float">
            <text:p>2</text:p>
          </table:table-cell>
          <table:table-cell table:formula="of:=[$north.BB2]" office:value-type="float" office:value="8.9" calcext:value-type="float">
            <text:p>8.90</text:p>
          </table:table-cell>
          <table:table-cell table:formula="of:=INDIRECT([.O10])" office:value-type="float" office:value="3.3528" calcext:value-type="float">
            <text:p>3.35</text:p>
          </table:table-cell>
          <table:table-cell table:style-name="ce57" table:formula="of:=[.D10]*[.C10]" office:value-type="float" office:value="29.83992" calcext:value-type="float">
            <text:p>29.84</text:p>
          </table:table-cell>
          <table:table-cell table:formula="of:=0.65*[.E10]+[.F6]" office:value-type="float" office:value="38.498018" calcext:value-type="float">
            <text:p>38.50</text:p>
          </table:table-cell>
          <table:table-cell table:formula="of:=[$north.AZ3]" office:value-type="float" office:value="78.11" calcext:value-type="float">
            <text:p>78.11</text:p>
          </table:table-cell>
          <table:table-cell table:formula="of:=MAX([.G10]*[.D10]/[.C10]-[.F10]/2;0)" office:value-type="float" office:value="10.1765199887641" calcext:value-type="float">
            <text:p>10.18</text:p>
          </table:table-cell>
          <table:table-cell table:formula="of:=-[.G10]*[.D10]/[.C10]" office:value-type="float" office:value="-29.425528988764" calcext:value-type="float">
            <text:p>-29.43</text:p>
          </table:table-cell>
          <table:table-cell table:formula="of:=IF([.H10]&gt;0;ROUNDUP([.H10];-1);&quot;-&quot;)" office:value-type="float" office:value="20" calcext:value-type="float">
            <text:p>20.00</text:p>
          </table:table-cell>
          <table:table-cell table:formula="of:=0.224809*[.H10]" office:value-type="float" office:value="2.28777328215406" calcext:value-type="float">
            <text:p>2.29</text:p>
          </table:table-cell>
          <table:table-cell table:formula="of:=IF([.K10]&gt;0;MROUND([.K10];1);&quot;-&quot;)" office:value-type="float" office:value="2" calcext:value-type="float">
            <text:p>2.00</text:p>
          </table:table-cell>
          <table:table-cell table:formula="of:=IF([.K10]&gt;0;ROUNDUP([.L10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10];&quot;#&quot;))" office:value-type="string" office:string-value="$floor.B2" calcext:value-type="string">
            <text:p>$floor.B2</text:p>
          </table:table-cell>
          <table:table-cell table:formula="of:=[.G10]/[.C10]" office:value-type="float" office:value="8.77640449438202" calcext:value-type="float">
            <text:p>8.78</text:p>
          </table:table-cell>
          <table:table-cell/>
          <table:table-cell table:formula="of:=IF([.B10]=1;[.G10];0)" office:value-type="float" office:value="0" calcext:value-type="float">
            <text:p>0.00</text:p>
          </table:table-cell>
          <table:table-cell table:formula="of:=IF([.R10]&gt;0;3*0.3048;1000)" office:value-type="float" office:value="1000" calcext:value-type="float">
            <text:p>1,000.00</text:p>
          </table:table-cell>
          <table:table-cell table:formula="of:=ROUNDUP([.C10]/[.S10];0)" office:value-type="float" office:value="1" calcext:value-type="float">
            <text:p>1</text:p>
          </table:table-cell>
          <table:table-cell table:formula="of:=[.R10]/[.T10]" office:value-type="float" office:value="0" calcext:value-type="float">
            <text:p>0.00</text:p>
          </table:table-cell>
          <table:table-cell table:formula="of:=ROUNDUP([.G10]/[$connection.$D$4])" office:value-type="float" office:value="107" calcext:value-type="float">
            <text:p>107.00</text:p>
          </table:table-cell>
          <table:table-cell table:formula="of:=[.C10]/[.V10]" office:value-type="float" office:value="0.0831775700934579" calcext:value-type="float">
            <text:p>0.08</text:p>
          </table:table-cell>
          <table:table-cell table:formula="of:=IF([.W10]&gt;=12*0.0254;1;0)" office:value-type="float" office:value="0" calcext:value-type="float">
            <text:p>0</text:p>
          </table:table-cell>
          <table:table-cell table:formula="of:=IF([.X10]=0;[.V10]/2;&quot;&quot;)" office:value-type="float" office:value="53.5" calcext:value-type="float">
            <text:p>53.5</text:p>
          </table:table-cell>
          <table:table-cell table:style-name="ce57" table:formula="of:=IF([.X10]=0;[.$C10]/[.Y10];0)" office:value-type="float" office:value="0.166355140186916" calcext:value-type="float">
            <text:p>0.17</text:p>
          </table:table-cell>
          <table:table-cell table:style-name="ce95" table:formula="of:=IF(OR([.X10];IF([.Z10]&gt;=12*0.0254;1;0));1;0)" office:value-type="float" office:value="0" calcext:value-type="float">
            <text:p>0</text:p>
          </table:table-cell>
          <table:table-cell table:style-name="ce57" table:formula="of:=ROUNDUP([.G10]/[$connection.$D$11]/2)" office:value-type="float" office:value="26" calcext:value-type="float">
            <text:p>26.00</text:p>
          </table:table-cell>
          <table:table-cell table:style-name="ce57" table:formula="of:=IF([.AA10]=0;[.$C10]/[.AB10];0)" office:value-type="float" office:value="0.342307692307692" calcext:value-type="float">
            <text:p>0.34</text:p>
          </table:table-cell>
          <table:table-cell table:style-name="ce95" table:formula="of:=IF(OR([.AA10];IF([.AC10]&gt;=12*0.0254;1;0));1;0)" office:value-type="float" office:value="1" calcext:value-type="float">
            <text:p>1</text:p>
          </table:table-cell>
          <table:table-cell table:style-name="ce57" table:formula="of:=ROUNDUP([.$G10]/[$connection.$D$12]/2)" office:value-type="float" office:value="21" calcext:value-type="float">
            <text:p>21.00</text:p>
          </table:table-cell>
          <table:table-cell table:style-name="ce57" table:formula="of:=IF([.AD10]=0;[.$C10]/[.AE10];0)" office:value-type="float" office:value="0" calcext:value-type="float">
            <text:p>0.00</text:p>
          </table:table-cell>
          <table:table-cell table:style-name="ce95" table:formula="of:=IF(OR([.AD10];IF([.AF10]&gt;=6*0.0254;1;0));1;0)" office:value-type="float" office:value="1" calcext:value-type="float">
            <text:p>1</text:p>
          </table:table-cell>
          <table:table-cell/>
          <table:table-cell table:formula="of:=IF([.$X10]=1;[.$V$1];IF([.$AA10]=1;[.$Y$1];IF([.$AD10]=1;[.$AB$1];IF([.$AG10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10]=1;[.V10];IF([.$AA10]=1;[.Y10];IF([.$AD10]=1;[.AB10];IF([.$AG10]=1;[.AE10];&quot;KO&quot;))))*[.AK10]" office:value-type="float" office:value="52" calcext:value-type="float">
            <text:p>52</text:p>
          </table:table-cell>
          <table:table-cell table:formula="of:=IF([.$X10]=1;1;2)" office:value-type="float" office:value="2" calcext:value-type="float">
            <text:p>2</text:p>
          </table:table-cell>
          <table:table-cell table:formula="of:=ROUNDUP([.AJ10]/[.AK10])" office:value-type="float" office:value="26" calcext:value-type="float">
            <text:p>26</text:p>
          </table:table-cell>
          <table:table-cell table:formula="of:=ROUNDDOWN(([.C10])/([.AL10]-1)/0.0254;0)" office:value-type="float" office:value="14" calcext:value-type="float">
            <text:p>14</text:p>
          </table:table-cell>
          <table:table-cell table:formula="of:=COM.MICROSOFT.CONCAT(TEXT([.AK10];&quot;#&quot;);IF([.AK10]&lt;2;&quot; row.&quot;;&quot; rows.&quot;))" office:value-type="string" office:string-value="2 rows." calcext:value-type="string">
            <text:p>2 rows.</text:p>
          </table:table-cell>
          <table:table-cell table:formula="of:=COM.MICROSOFT.CONCAT([.AI10];&quot; at &quot;; TEXT([.AM10];&quot;##&quot;);&quot; in. o/c; &quot;; TEXT ([.AJ10];&quot;##&quot;);&quot; fasteners in &quot;;[.AN10])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  <table:table-cell table:number-columns-repeated="983"/>
        </table:table-row>
        <table:table-row table:style-name="ro4">
          <table:table-cell table:style-name="ce53" office:value-type="string" calcext:value-type="string">
            <text:p>N1A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north.BG2]" office:value-type="float" office:value="8.9" calcext:value-type="float">
            <text:p>8.90</text:p>
          </table:table-cell>
          <table:table-cell table:style-name="ce58" table:formula="of:=INDIRECT([.O11])" office:value-type="float" office:value="3.4544" calcext:value-type="float">
            <text:p>3.45</text:p>
          </table:table-cell>
          <table:table-cell table:style-name="ce58" table:formula="of:=[.D11]*[.C11]" office:value-type="float" office:value="30.74416" calcext:value-type="float">
            <text:p>30.74</text:p>
          </table:table-cell>
          <table:table-cell table:style-name="ce58" table:formula="of:=0.65*[.E11]+[.F7]" office:value-type="float" office:value="58.481722" calcext:value-type="float">
            <text:p>58.48</text:p>
          </table:table-cell>
          <table:table-cell table:style-name="ce58" table:formula="of:=[$north.BE3]" office:value-type="float" office:value="109.39" calcext:value-type="float">
            <text:p>109.39</text:p>
          </table:table-cell>
          <table:table-cell table:formula="of:=MAX([.G11]*[.D11]/[.C11]-[.F11]/2;0)" office:value-type="float" office:value="13.2172082134831" calcext:value-type="float">
            <text:p>13.22</text:p>
          </table:table-cell>
          <table:table-cell table:formula="of:=-[.G11]*[.D11]/[.C11]" office:value-type="float" office:value="-42.4580692134832" calcext:value-type="float">
            <text:p>-42.46</text:p>
          </table:table-cell>
          <table:table-cell table:style-name="ce58" table:formula="of:=IF([.H11]&gt;0;ROUNDUP([.H11];-1);&quot;-&quot;)" office:value-type="float" office:value="20" calcext:value-type="float">
            <text:p>20.00</text:p>
          </table:table-cell>
          <table:table-cell table:formula="of:=0.224809*[.H11]" office:value-type="float" office:value="2.97134736126493" calcext:value-type="float">
            <text:p>2.97</text:p>
          </table:table-cell>
          <table:table-cell table:style-name="ce58" table:formula="of:=IF([.K11]&gt;0;MROUND([.K11];1);&quot;-&quot;)" office:value-type="float" office:value="3" calcext:value-type="float">
            <text:p>3.00</text:p>
          </table:table-cell>
          <table:table-cell table:style-name="ce89" table:formula="of:=IF([.K11]&gt;0;ROUNDUP([.L11]*1000/400/1.5/5.5);&quot;-&quot;)" office:value-type="float" office:value="1" calcext:value-type="float">
            <text:p>1</text:p>
          </table:table-cell>
          <table:table-cell table:style-name="ce58"/>
          <table:table-cell table:style-name="ce53" table:formula="of:=COM.MICROSOFT.CONCAT(&quot;$floor.B&quot;;TEXT([.B11];&quot;#&quot;))" office:value-type="string" office:string-value="$floor.B1" calcext:value-type="string">
            <text:p>$floor.B1</text:p>
          </table:table-cell>
          <table:table-cell table:formula="of:=[.G11]/[.C11]" office:value-type="float" office:value="12.2910112359551" calcext:value-type="float">
            <text:p>12.29</text:p>
          </table:table-cell>
          <table:table-cell table:style-name="ce53"/>
          <table:table-cell table:style-name="ce58" table:formula="of:=IF([.B11]=1;[.G11];0)" office:value-type="float" office:value="109.39" calcext:value-type="float">
            <text:p>109.39</text:p>
          </table:table-cell>
          <table:table-cell table:style-name="ce58" table:formula="of:=IF([.R11]&gt;0;3*0.3048;1000)" office:value-type="float" office:value="0.9144" calcext:value-type="float">
            <text:p>0.91</text:p>
          </table:table-cell>
          <table:table-cell table:style-name="ce53" table:formula="of:=ROUNDUP([.C11]/[.S11];0)" office:value-type="float" office:value="10" calcext:value-type="float">
            <text:p>10</text:p>
          </table:table-cell>
          <table:table-cell table:style-name="ce58" table:formula="of:=[.R11]/[.T11]" office:value-type="float" office:value="10.939" calcext:value-type="float">
            <text:p>10.94</text:p>
          </table:table-cell>
          <table:table-cell table:style-name="ce58" table:formula="of:=ROUNDUP([.G11]/[$connection.$D$4])" office:value-type="float" office:value="150" calcext:value-type="float">
            <text:p>150.00</text:p>
          </table:table-cell>
          <table:table-cell table:style-name="ce58" table:formula="of:=[.C11]/[.V11]" office:value-type="float" office:value="0.0593333333333333" calcext:value-type="float">
            <text:p>0.06</text:p>
          </table:table-cell>
          <table:table-cell table:style-name="ce53" table:formula="of:=IF([.W11]&gt;=12*0.0254;1;0)" office:value-type="float" office:value="0" calcext:value-type="float">
            <text:p>0</text:p>
          </table:table-cell>
          <table:table-cell table:style-name="ce53" table:formula="of:=IF([.X11]=0;[.V11]/2;&quot;&quot;)" office:value-type="float" office:value="75" calcext:value-type="float">
            <text:p>75</text:p>
          </table:table-cell>
          <table:table-cell table:style-name="ce58" table:formula="of:=IF([.X11]=0;[.$C11]/[.Y11];0)" office:value-type="float" office:value="0.118666666666667" calcext:value-type="float">
            <text:p>0.12</text:p>
          </table:table-cell>
          <table:table-cell table:style-name="ce96" table:formula="of:=IF(OR([.X11];IF([.Z11]&gt;=12*0.0254;1;0));1;0)" office:value-type="float" office:value="0" calcext:value-type="float">
            <text:p>0</text:p>
          </table:table-cell>
          <table:table-cell table:style-name="ce58" table:formula="of:=ROUNDUP([.G11]/[$connection.$D$11]/2)" office:value-type="float" office:value="36" calcext:value-type="float">
            <text:p>36.00</text:p>
          </table:table-cell>
          <table:table-cell table:style-name="ce58" table:formula="of:=IF([.AA11]=0;[.$C11]/[.AB11];0)" office:value-type="float" office:value="0.247222222222222" calcext:value-type="float">
            <text:p>0.25</text:p>
          </table:table-cell>
          <table:table-cell table:style-name="ce96" table:formula="of:=IF(OR([.AA11];IF([.AC11]&gt;=12*0.0254;1;0));1;0)" office:value-type="float" office:value="0" calcext:value-type="float">
            <text:p>0</text:p>
          </table:table-cell>
          <table:table-cell table:style-name="ce58" table:formula="of:=ROUNDUP([.$G11]/[$connection.$D$12]/2)" office:value-type="float" office:value="29" calcext:value-type="float">
            <text:p>29.00</text:p>
          </table:table-cell>
          <table:table-cell table:style-name="ce58" table:formula="of:=IF([.AD11]=0;[.$C11]/[.AE11];0)" office:value-type="float" office:value="0.306896551724138" calcext:value-type="float">
            <text:p>0.31</text:p>
          </table:table-cell>
          <table:table-cell table:style-name="ce96" table:formula="of:=IF(OR([.AD11];IF([.AF11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11]=1;[.$V$1];IF([.$AA11]=1;[.$Y$1];IF([.$AD11]=1;[.$AB$1];IF([.$AG11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11]=1;[.V11];IF([.$AA11]=1;[.Y11];IF([.$AD11]=1;[.AB11];IF([.$AG11]=1;[.AE11];&quot;KO&quot;))))*[.AK11]" office:value-type="float" office:value="58" calcext:value-type="float">
            <text:p>58</text:p>
          </table:table-cell>
          <table:table-cell table:style-name="ce53" table:formula="of:=IF([.$X11]=1;1;2)" office:value-type="float" office:value="2" calcext:value-type="float">
            <text:p>2</text:p>
          </table:table-cell>
          <table:table-cell table:style-name="ce53" table:formula="of:=ROUNDUP([.AJ11]/[.AK11])" office:value-type="float" office:value="29" calcext:value-type="float">
            <text:p>29</text:p>
          </table:table-cell>
          <table:table-cell table:style-name="ce53" table:formula="of:=ROUNDDOWN(([.C11])/([.AL11]-1)/0.0254;0)" office:value-type="float" office:value="12" calcext:value-type="float">
            <text:p>12</text:p>
          </table:table-cell>
          <table:table-cell table:style-name="ce53" table:formula="of:=COM.MICROSOFT.CONCAT(TEXT([.AK11];&quot;#&quot;);IF([.AK11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11];&quot; at &quot;; TEXT([.AM11];&quot;##&quot;);&quot; in. o/c; &quot;; TEXT ([.AJ11];&quot;##&quot;);&quot; fasteners in &quot;;[.AN11])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N1B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north.BL2]" office:value-type="float" office:value="9.43" calcext:value-type="float">
            <text:p>9.43</text:p>
          </table:table-cell>
          <table:table-cell table:style-name="ce58" table:formula="of:=INDIRECT([.O12])" office:value-type="float" office:value="3.4544" calcext:value-type="float">
            <text:p>3.45</text:p>
          </table:table-cell>
          <table:table-cell table:style-name="ce58" table:formula="of:=[.D12]*[.C12]" office:value-type="float" office:value="32.574992" calcext:value-type="float">
            <text:p>32.57</text:p>
          </table:table-cell>
          <table:table-cell table:style-name="ce58" table:formula="of:=0.65*[.E12]+[.F8]" office:value-type="float" office:value="61.9643414" calcext:value-type="float">
            <text:p>61.96</text:p>
          </table:table-cell>
          <table:table-cell table:style-name="ce58" table:formula="of:=[$north.BJ3]" office:value-type="float" office:value="28.59" calcext:value-type="float">
            <text:p>28.59</text:p>
          </table:table-cell>
          <table:table-cell table:formula="of:=MAX([.G12]*[.D12]/[.C12]-[.F12]/2;0)" office:value-type="float" office:value="0" calcext:value-type="float">
            <text:p>0.00</text:p>
          </table:table-cell>
          <table:table-cell table:formula="of:=-[.G12]*[.D12]/[.C12]" office:value-type="float" office:value="-10.4730960763521" calcext:value-type="float">
            <text:p>-10.47</text:p>
          </table:table-cell>
          <table:table-cell table:style-name="ce58" table:formula="of:=IF([.H12]&gt;0;ROUNDUP([.H12];-1);&quot;-&quot;)" office:value-type="string" office:string-value="-" calcext:value-type="string">
            <text:p>-</text:p>
          </table:table-cell>
          <table:table-cell table:formula="of:=0.224809*[.H12]" office:value-type="float" office:value="0" calcext:value-type="float">
            <text:p>0.00</text:p>
          </table:table-cell>
          <table:table-cell table:style-name="ce58" table:formula="of:=IF([.K12]&gt;0;MROUND([.K12];1);&quot;-&quot;)" office:value-type="string" office:string-value="-" calcext:value-type="string">
            <text:p>-</text:p>
          </table:table-cell>
          <table:table-cell table:style-name="ce89" table:formula="of:=IF([.K12]&gt;0;ROUNDUP([.L12]*1000/400/1.5/5.5);&quot;-&quot;)" office:value-type="string" office:string-value="-" calcext:value-type="string">
            <text:p>-</text:p>
          </table:table-cell>
          <table:table-cell table:style-name="ce58"/>
          <table:table-cell table:style-name="ce53" table:formula="of:=COM.MICROSOFT.CONCAT(&quot;$floor.B&quot;;TEXT([.B12];&quot;#&quot;))" office:value-type="string" office:string-value="$floor.B1" calcext:value-type="string">
            <text:p>$floor.B1</text:p>
          </table:table-cell>
          <table:table-cell table:formula="of:=[.G12]/[.C12]" office:value-type="float" office:value="3.03181336161188" calcext:value-type="float">
            <text:p>3.03</text:p>
          </table:table-cell>
          <table:table-cell table:style-name="ce53"/>
          <table:table-cell table:style-name="ce58" table:formula="of:=IF([.B12]=1;[.G12];0)" office:value-type="float" office:value="28.59" calcext:value-type="float">
            <text:p>28.59</text:p>
          </table:table-cell>
          <table:table-cell table:style-name="ce58" table:formula="of:=IF([.R12]&gt;0;3*0.3048;1000)" office:value-type="float" office:value="0.9144" calcext:value-type="float">
            <text:p>0.91</text:p>
          </table:table-cell>
          <table:table-cell table:style-name="ce53" table:formula="of:=ROUNDUP([.C12]/[.S12];0)" office:value-type="float" office:value="11" calcext:value-type="float">
            <text:p>11</text:p>
          </table:table-cell>
          <table:table-cell table:style-name="ce58" table:formula="of:=[.R12]/[.T12]" office:value-type="float" office:value="2.59909090909091" calcext:value-type="float">
            <text:p>2.60</text:p>
          </table:table-cell>
          <table:table-cell table:style-name="ce58" table:formula="of:=ROUNDUP([.G12]/[$connection.$D$4])" office:value-type="float" office:value="39" calcext:value-type="float">
            <text:p>39.00</text:p>
          </table:table-cell>
          <table:table-cell table:style-name="ce58" table:formula="of:=[.C12]/[.V12]" office:value-type="float" office:value="0.241794871794872" calcext:value-type="float">
            <text:p>0.24</text:p>
          </table:table-cell>
          <table:table-cell table:style-name="ce53" table:formula="of:=IF([.W12]&gt;=12*0.0254;1;0)" office:value-type="float" office:value="0" calcext:value-type="float">
            <text:p>0</text:p>
          </table:table-cell>
          <table:table-cell table:style-name="ce53" table:formula="of:=IF([.X12]=0;[.V12]/2;&quot;&quot;)" office:value-type="float" office:value="19.5" calcext:value-type="float">
            <text:p>19.5</text:p>
          </table:table-cell>
          <table:table-cell table:style-name="ce58" table:formula="of:=IF([.X12]=0;[.$C12]/[.Y12];0)" office:value-type="float" office:value="0.483589743589744" calcext:value-type="float">
            <text:p>0.48</text:p>
          </table:table-cell>
          <table:table-cell table:style-name="ce96" table:formula="of:=IF(OR([.X12];IF([.Z12]&gt;=12*0.0254;1;0));1;0)" office:value-type="float" office:value="1" calcext:value-type="float">
            <text:p>1</text:p>
          </table:table-cell>
          <table:table-cell table:style-name="ce58" table:formula="of:=ROUNDUP([.G12]/[$connection.$D$11]/2)" office:value-type="float" office:value="10" calcext:value-type="float">
            <text:p>10.00</text:p>
          </table:table-cell>
          <table:table-cell table:style-name="ce58" table:formula="of:=IF([.AA12]=0;[.$C12]/[.AB12];0)" office:value-type="float" office:value="0" calcext:value-type="float">
            <text:p>0.00</text:p>
          </table:table-cell>
          <table:table-cell table:style-name="ce96" table:formula="of:=IF(OR([.AA12];IF([.AC12]&gt;=12*0.0254;1;0));1;0)" office:value-type="float" office:value="1" calcext:value-type="float">
            <text:p>1</text:p>
          </table:table-cell>
          <table:table-cell table:style-name="ce58" table:formula="of:=ROUNDUP([.$G12]/[$connection.$D$12]/2)" office:value-type="float" office:value="8" calcext:value-type="float">
            <text:p>8.00</text:p>
          </table:table-cell>
          <table:table-cell table:style-name="ce58" table:formula="of:=IF([.AD12]=0;[.$C12]/[.AE12];0)" office:value-type="float" office:value="0" calcext:value-type="float">
            <text:p>0.00</text:p>
          </table:table-cell>
          <table:table-cell table:style-name="ce96" table:formula="of:=IF(OR([.AD12];IF([.AF12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12]=1;[.$V$1];IF([.$AA12]=1;[.$Y$1];IF([.$AD12]=1;[.$AB$1];IF([.$AG12]=1;[.$AE$1];&quot;KO&quot;))))" office:value-type="string" office:string-value="16d (d= 0.268 in) nails" calcext:value-type="string">
            <text:p>16d (d= 0.268 in) nails</text:p>
          </table:table-cell>
          <table:table-cell table:style-name="ce98" table:formula="of:=IF([.$X12]=1;[.V12];IF([.$AA12]=1;[.Y12];IF([.$AD12]=1;[.AB12];IF([.$AG12]=1;[.AE12];&quot;KO&quot;))))*[.AK12]" office:value-type="float" office:value="39" calcext:value-type="float">
            <text:p>39</text:p>
          </table:table-cell>
          <table:table-cell table:style-name="ce53" table:formula="of:=IF([.$X12]=1;1;2)" office:value-type="float" office:value="2" calcext:value-type="float">
            <text:p>2</text:p>
          </table:table-cell>
          <table:table-cell table:style-name="ce53" table:formula="of:=ROUNDUP([.AJ12]/[.AK12])" office:value-type="float" office:value="20" calcext:value-type="float">
            <text:p>20</text:p>
          </table:table-cell>
          <table:table-cell table:style-name="ce53" table:formula="of:=ROUNDDOWN(([.C12])/([.AL12]-1)/0.0254;0)" office:value-type="float" office:value="19" calcext:value-type="float">
            <text:p>19</text:p>
          </table:table-cell>
          <table:table-cell table:style-name="ce53" table:formula="of:=COM.MICROSOFT.CONCAT(TEXT([.AK12];&quot;#&quot;);IF([.AK12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12];&quot; at &quot;; TEXT([.AM12];&quot;##&quot;);&quot; in. o/c; &quot;; TEXT ([.AJ12];&quot;##&quot;);&quot; fasteners in &quot;;[.AN12])" office:value-type="string" office:string-value="16d (d= 0.268 in) nails at 19 in. o/c; 39 fasteners in 2 rows." calcext:value-type="string">
            <text:p>16d (d= 0.268 in) nails at 19 in. o/c; 39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N1C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north.BQ2]" office:value-type="float" office:value="9.43" calcext:value-type="float">
            <text:p>9.43</text:p>
          </table:table-cell>
          <table:table-cell table:style-name="ce58" table:formula="of:=INDIRECT([.O13])" office:value-type="float" office:value="3.4544" calcext:value-type="float">
            <text:p>3.45</text:p>
          </table:table-cell>
          <table:table-cell table:style-name="ce58" table:formula="of:=[.D13]*[.C13]" office:value-type="float" office:value="32.574992" calcext:value-type="float">
            <text:p>32.57</text:p>
          </table:table-cell>
          <table:table-cell table:style-name="ce58" table:formula="of:=0.65*[.E13]+[.F9]" office:value-type="float" office:value="61.9643414" calcext:value-type="float">
            <text:p>61.96</text:p>
          </table:table-cell>
          <table:table-cell table:style-name="ce58" table:formula="of:=[$north.BO3]" office:value-type="float" office:value="61.01" calcext:value-type="float">
            <text:p>61.01</text:p>
          </table:table-cell>
          <table:table-cell table:formula="of:=MAX([.G13]*[.D13]/[.C13]-[.F13]/2;0)" office:value-type="float" office:value="0" calcext:value-type="float">
            <text:p>0.00</text:p>
          </table:table-cell>
          <table:table-cell table:formula="of:=-[.G13]*[.D13]/[.C13]" office:value-type="float" office:value="-22.3491987274655" calcext:value-type="float">
            <text:p>-22.35</text:p>
          </table:table-cell>
          <table:table-cell table:style-name="ce58" table:formula="of:=IF([.H13]&gt;0;ROUNDUP([.H13];-1);&quot;-&quot;)" office:value-type="string" office:string-value="-" calcext:value-type="string">
            <text:p>-</text:p>
          </table:table-cell>
          <table:table-cell table:formula="of:=0.224809*[.H13]" office:value-type="float" office:value="0" calcext:value-type="float">
            <text:p>0.00</text:p>
          </table:table-cell>
          <table:table-cell table:style-name="ce58" table:formula="of:=IF([.K13]&gt;0;MROUND([.K13];1);&quot;-&quot;)" office:value-type="string" office:string-value="-" calcext:value-type="string">
            <text:p>-</text:p>
          </table:table-cell>
          <table:table-cell table:style-name="ce89" table:formula="of:=IF([.K13]&gt;0;ROUNDUP([.L13]*1000/400/1.5/5.5);&quot;-&quot;)" office:value-type="string" office:string-value="-" calcext:value-type="string">
            <text:p>-</text:p>
          </table:table-cell>
          <table:table-cell table:style-name="ce58"/>
          <table:table-cell table:style-name="ce53" table:formula="of:=COM.MICROSOFT.CONCAT(&quot;$floor.B&quot;;TEXT([.B13];&quot;#&quot;))" office:value-type="string" office:string-value="$floor.B1" calcext:value-type="string">
            <text:p>$floor.B1</text:p>
          </table:table-cell>
          <table:table-cell table:formula="of:=[.G13]/[.C13]" office:value-type="float" office:value="6.46977730646872" calcext:value-type="float">
            <text:p>6.47</text:p>
          </table:table-cell>
          <table:table-cell table:style-name="ce53"/>
          <table:table-cell table:style-name="ce58" table:formula="of:=IF([.B13]=1;[.G13];0)" office:value-type="float" office:value="61.01" calcext:value-type="float">
            <text:p>61.01</text:p>
          </table:table-cell>
          <table:table-cell table:style-name="ce58" table:formula="of:=IF([.R13]&gt;0;3*0.3048;1000)" office:value-type="float" office:value="0.9144" calcext:value-type="float">
            <text:p>0.91</text:p>
          </table:table-cell>
          <table:table-cell table:style-name="ce53" table:formula="of:=ROUNDUP([.C13]/[.S13];0)" office:value-type="float" office:value="11" calcext:value-type="float">
            <text:p>11</text:p>
          </table:table-cell>
          <table:table-cell table:style-name="ce58" table:formula="of:=[.R13]/[.T13]" office:value-type="float" office:value="5.54636363636364" calcext:value-type="float">
            <text:p>5.55</text:p>
          </table:table-cell>
          <table:table-cell table:style-name="ce58" table:formula="of:=ROUNDUP([.G13]/[$connection.$D$4])" office:value-type="float" office:value="84" calcext:value-type="float">
            <text:p>84.00</text:p>
          </table:table-cell>
          <table:table-cell table:style-name="ce58" table:formula="of:=[.C13]/[.V13]" office:value-type="float" office:value="0.112261904761905" calcext:value-type="float">
            <text:p>0.11</text:p>
          </table:table-cell>
          <table:table-cell table:style-name="ce53" table:formula="of:=IF([.W13]&gt;=12*0.0254;1;0)" office:value-type="float" office:value="0" calcext:value-type="float">
            <text:p>0</text:p>
          </table:table-cell>
          <table:table-cell table:style-name="ce53" table:formula="of:=IF([.X13]=0;[.V13]/2;&quot;&quot;)" office:value-type="float" office:value="42" calcext:value-type="float">
            <text:p>42</text:p>
          </table:table-cell>
          <table:table-cell table:style-name="ce58" table:formula="of:=IF([.X13]=0;[.$C13]/[.Y13];0)" office:value-type="float" office:value="0.224523809523809" calcext:value-type="float">
            <text:p>0.22</text:p>
          </table:table-cell>
          <table:table-cell table:style-name="ce96" table:formula="of:=IF(OR([.X13];IF([.Z13]&gt;=12*0.0254;1;0));1;0)" office:value-type="float" office:value="0" calcext:value-type="float">
            <text:p>0</text:p>
          </table:table-cell>
          <table:table-cell table:style-name="ce58" table:formula="of:=ROUNDUP([.G13]/[$connection.$D$11]/2)" office:value-type="float" office:value="20" calcext:value-type="float">
            <text:p>20.00</text:p>
          </table:table-cell>
          <table:table-cell table:style-name="ce58" table:formula="of:=IF([.AA13]=0;[.$C13]/[.AB13];0)" office:value-type="float" office:value="0.4715" calcext:value-type="float">
            <text:p>0.47</text:p>
          </table:table-cell>
          <table:table-cell table:style-name="ce96" table:formula="of:=IF(OR([.AA13];IF([.AC13]&gt;=12*0.0254;1;0));1;0)" office:value-type="float" office:value="1" calcext:value-type="float">
            <text:p>1</text:p>
          </table:table-cell>
          <table:table-cell table:style-name="ce58" table:formula="of:=ROUNDUP([.$G13]/[$connection.$D$12]/2)" office:value-type="float" office:value="17" calcext:value-type="float">
            <text:p>17.00</text:p>
          </table:table-cell>
          <table:table-cell table:style-name="ce58" table:formula="of:=IF([.AD13]=0;[.$C13]/[.AE13];0)" office:value-type="float" office:value="0" calcext:value-type="float">
            <text:p>0.00</text:p>
          </table:table-cell>
          <table:table-cell table:style-name="ce96" table:formula="of:=IF(OR([.AD13];IF([.AF13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13]=1;[.$V$1];IF([.$AA13]=1;[.$Y$1];IF([.$AD13]=1;[.$AB$1];IF([.$AG13]=1;[.$AE$1];&quot;KO&quot;))))" office:value-type="string" office:string-value="wood screws 20 (d= 0.32 in)" calcext:value-type="string">
            <text:p>wood screws 20 (d= 0.32 in)</text:p>
          </table:table-cell>
          <table:table-cell table:style-name="ce98" table:formula="of:=IF([.$X13]=1;[.V13];IF([.$AA13]=1;[.Y13];IF([.$AD13]=1;[.AB13];IF([.$AG13]=1;[.AE13];&quot;KO&quot;))))*[.AK13]" office:value-type="float" office:value="40" calcext:value-type="float">
            <text:p>40</text:p>
          </table:table-cell>
          <table:table-cell table:style-name="ce53" table:formula="of:=IF([.$X13]=1;1;2)" office:value-type="float" office:value="2" calcext:value-type="float">
            <text:p>2</text:p>
          </table:table-cell>
          <table:table-cell table:style-name="ce53" table:formula="of:=ROUNDUP([.AJ13]/[.AK13])" office:value-type="float" office:value="20" calcext:value-type="float">
            <text:p>20</text:p>
          </table:table-cell>
          <table:table-cell table:style-name="ce53" table:formula="of:=ROUNDDOWN(([.C13])/([.AL13]-1)/0.0254;0)" office:value-type="float" office:value="19" calcext:value-type="float">
            <text:p>19</text:p>
          </table:table-cell>
          <table:table-cell table:style-name="ce53" table:formula="of:=COM.MICROSOFT.CONCAT(TEXT([.AK13];&quot;#&quot;);IF([.AK13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13];&quot; at &quot;; TEXT([.AM13];&quot;##&quot;);&quot; in. o/c; &quot;; TEXT ([.AJ13];&quot;##&quot;);&quot; fasteners in &quot;;[.AN13])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N1D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north.BV2]" office:value-type="float" office:value="8.9" calcext:value-type="float">
            <text:p>8.90</text:p>
          </table:table-cell>
          <table:table-cell table:style-name="ce58" table:formula="of:=INDIRECT([.O14])" office:value-type="float" office:value="3.4544" calcext:value-type="float">
            <text:p>3.45</text:p>
          </table:table-cell>
          <table:table-cell table:style-name="ce58" table:formula="of:=[.D14]*[.C14]" office:value-type="float" office:value="30.74416" calcext:value-type="float">
            <text:p>30.74</text:p>
          </table:table-cell>
          <table:table-cell table:style-name="ce58" table:formula="of:=0.65*[.E14]+[.F10]" office:value-type="float" office:value="58.481722" calcext:value-type="float">
            <text:p>58.48</text:p>
          </table:table-cell>
          <table:table-cell table:style-name="ce58" table:formula="of:=[$north.BT3]" office:value-type="float" office:value="111.33" calcext:value-type="float">
            <text:p>111.33</text:p>
          </table:table-cell>
          <table:table-cell table:formula="of:=MAX([.G14]*[.D14]/[.C14]-[.F14]/2;0)" office:value-type="float" office:value="13.9701897865168" calcext:value-type="float">
            <text:p>13.97</text:p>
          </table:table-cell>
          <table:table-cell table:formula="of:=-[.G14]*[.D14]/[.C14]" office:value-type="float" office:value="-43.2110507865169" calcext:value-type="float">
            <text:p>-43.21</text:p>
          </table:table-cell>
          <table:table-cell table:style-name="ce58" table:formula="of:=IF([.H14]&gt;0;ROUNDUP([.H14];-1);&quot;-&quot;)" office:value-type="float" office:value="20" calcext:value-type="float">
            <text:p>20.00</text:p>
          </table:table-cell>
          <table:table-cell table:formula="of:=0.224809*[.H14]" office:value-type="float" office:value="3.14062439571707" calcext:value-type="float">
            <text:p>3.14</text:p>
          </table:table-cell>
          <table:table-cell table:style-name="ce58" table:formula="of:=IF([.K14]&gt;0;MROUND([.K14];1);&quot;-&quot;)" office:value-type="float" office:value="3" calcext:value-type="float">
            <text:p>3.00</text:p>
          </table:table-cell>
          <table:table-cell table:style-name="ce89" table:formula="of:=IF([.K14]&gt;0;ROUNDUP([.L14]*1000/400/1.5/5.5);&quot;-&quot;)" office:value-type="float" office:value="1" calcext:value-type="float">
            <text:p>1</text:p>
          </table:table-cell>
          <table:table-cell table:style-name="ce58"/>
          <table:table-cell table:style-name="ce53" table:formula="of:=COM.MICROSOFT.CONCAT(&quot;$floor.B&quot;;TEXT([.B14];&quot;#&quot;))" office:value-type="string" office:string-value="$floor.B1" calcext:value-type="string">
            <text:p>$floor.B1</text:p>
          </table:table-cell>
          <table:table-cell table:formula="of:=[.G14]/[.C14]" office:value-type="float" office:value="12.5089887640449" calcext:value-type="float">
            <text:p>12.51</text:p>
          </table:table-cell>
          <table:table-cell table:style-name="ce53"/>
          <table:table-cell table:style-name="ce58" table:formula="of:=IF([.B14]=1;[.G14];0)" office:value-type="float" office:value="111.33" calcext:value-type="float">
            <text:p>111.33</text:p>
          </table:table-cell>
          <table:table-cell table:style-name="ce58" table:formula="of:=IF([.R14]&gt;0;3*0.3048;1000)" office:value-type="float" office:value="0.9144" calcext:value-type="float">
            <text:p>0.91</text:p>
          </table:table-cell>
          <table:table-cell table:style-name="ce53" table:formula="of:=ROUNDUP([.C14]/[.S14];0)" office:value-type="float" office:value="10" calcext:value-type="float">
            <text:p>10</text:p>
          </table:table-cell>
          <table:table-cell table:style-name="ce58" table:formula="of:=[.R14]/[.T14]" office:value-type="float" office:value="11.133" calcext:value-type="float">
            <text:p>11.13</text:p>
          </table:table-cell>
          <table:table-cell table:style-name="ce58" table:formula="of:=ROUNDUP([.G14]/[$connection.$D$4])" office:value-type="float" office:value="152" calcext:value-type="float">
            <text:p>152.00</text:p>
          </table:table-cell>
          <table:table-cell table:style-name="ce58" table:formula="of:=[.C14]/[.V14]" office:value-type="float" office:value="0.0585526315789474" calcext:value-type="float">
            <text:p>0.06</text:p>
          </table:table-cell>
          <table:table-cell table:style-name="ce53" table:formula="of:=IF([.W14]&gt;=12*0.0254;1;0)" office:value-type="float" office:value="0" calcext:value-type="float">
            <text:p>0</text:p>
          </table:table-cell>
          <table:table-cell table:style-name="ce53" table:formula="of:=IF([.X14]=0;[.V14]/2;&quot;&quot;)" office:value-type="float" office:value="76" calcext:value-type="float">
            <text:p>76</text:p>
          </table:table-cell>
          <table:table-cell table:style-name="ce58" table:formula="of:=IF([.X14]=0;[.$C14]/[.Y14];0)" office:value-type="float" office:value="0.117105263157895" calcext:value-type="float">
            <text:p>0.12</text:p>
          </table:table-cell>
          <table:table-cell table:style-name="ce96" table:formula="of:=IF(OR([.X14];IF([.Z14]&gt;=12*0.0254;1;0));1;0)" office:value-type="float" office:value="0" calcext:value-type="float">
            <text:p>0</text:p>
          </table:table-cell>
          <table:table-cell table:style-name="ce58" table:formula="of:=ROUNDUP([.G14]/[$connection.$D$11]/2)" office:value-type="float" office:value="37" calcext:value-type="float">
            <text:p>37.00</text:p>
          </table:table-cell>
          <table:table-cell table:style-name="ce58" table:formula="of:=IF([.AA14]=0;[.$C14]/[.AB14];0)" office:value-type="float" office:value="0.240540540540541" calcext:value-type="float">
            <text:p>0.24</text:p>
          </table:table-cell>
          <table:table-cell table:style-name="ce96" table:formula="of:=IF(OR([.AA14];IF([.AC14]&gt;=12*0.0254;1;0));1;0)" office:value-type="float" office:value="0" calcext:value-type="float">
            <text:p>0</text:p>
          </table:table-cell>
          <table:table-cell table:style-name="ce58" table:formula="of:=ROUNDUP([.$G14]/[$connection.$D$12]/2)" office:value-type="float" office:value="30" calcext:value-type="float">
            <text:p>30.00</text:p>
          </table:table-cell>
          <table:table-cell table:style-name="ce58" table:formula="of:=IF([.AD14]=0;[.$C14]/[.AE14];0)" office:value-type="float" office:value="0.296666666666667" calcext:value-type="float">
            <text:p>0.30</text:p>
          </table:table-cell>
          <table:table-cell table:style-name="ce96" table:formula="of:=IF(OR([.AD14];IF([.AF14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14]=1;[.$V$1];IF([.$AA14]=1;[.$Y$1];IF([.$AD14]=1;[.$AB$1];IF([.$AG14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14]=1;[.V14];IF([.$AA14]=1;[.Y14];IF([.$AD14]=1;[.AB14];IF([.$AG14]=1;[.AE14];&quot;KO&quot;))))*[.AK14]" office:value-type="float" office:value="60" calcext:value-type="float">
            <text:p>60</text:p>
          </table:table-cell>
          <table:table-cell table:style-name="ce53" table:formula="of:=IF([.$X14]=1;1;2)" office:value-type="float" office:value="2" calcext:value-type="float">
            <text:p>2</text:p>
          </table:table-cell>
          <table:table-cell table:style-name="ce53" table:formula="of:=ROUNDUP([.AJ14]/[.AK14])" office:value-type="float" office:value="30" calcext:value-type="float">
            <text:p>30</text:p>
          </table:table-cell>
          <table:table-cell table:style-name="ce53" table:formula="of:=ROUNDDOWN(([.C14])/([.AL14]-1)/0.0254;0)" office:value-type="float" office:value="12" calcext:value-type="float">
            <text:p>12</text:p>
          </table:table-cell>
          <table:table-cell table:style-name="ce53" table:formula="of:=COM.MICROSOFT.CONCAT(TEXT([.AK14];&quot;#&quot;);IF([.AK14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14];&quot; at &quot;; TEXT([.AM14];&quot;##&quot;);&quot; in. o/c; &quot;; TEXT ([.AJ14];&quot;##&quot;);&quot; fasteners in &quot;;[.AN14])" office:value-type="string" office:string-value="SDWS log screw (d= 0.197 in) at 12 in. o/c; 60 fasteners in 2 rows." calcext:value-type="string">
            <text:p>SDWS log screw (d= 0.197 in) at 12 in. o/c; 60 fasteners in 2 rows.</text:p>
          </table:table-cell>
          <table:table-cell table:style-name="ce53" table:number-columns-repeated="983"/>
        </table:table-row>
        <table:table-row table:style-name="ro4">
          <table:table-cell office:value-type="string" calcext:value-type="string">
            <text:p>S3A</text:p>
          </table:table-cell>
          <table:table-cell office:value-type="float" office:value="3" calcext:value-type="float">
            <text:p>3</text:p>
          </table:table-cell>
          <table:table-cell table:formula="of:=[$south.S2]" office:value-type="float" office:value="9.2" calcext:value-type="float">
            <text:p>9.20</text:p>
          </table:table-cell>
          <table:table-cell table:formula="of:=INDIRECT([.O15])" office:value-type="float" office:value="3.302" calcext:value-type="float">
            <text:p>3.30</text:p>
          </table:table-cell>
          <table:table-cell table:style-name="ce57" table:formula="of:=[.D15]*[.C15]" office:value-type="float" office:value="30.3784" calcext:value-type="float">
            <text:p>30.38</text:p>
          </table:table-cell>
          <table:table-cell table:formula="of:=0.65*[.E15]" office:value-type="float" office:value="19.74596" calcext:value-type="float">
            <text:p>19.75</text:p>
          </table:table-cell>
          <table:table-cell table:formula="of:=[$south.Q3]" office:value-type="float" office:value="54.95" calcext:value-type="float">
            <text:p>54.95</text:p>
          </table:table-cell>
          <table:table-cell table:formula="of:=MAX([.G15]*[.D15]/[.C15]-[.F15]/2;0)" office:value-type="float" office:value="9.84929173913044" calcext:value-type="float">
            <text:p>9.85</text:p>
          </table:table-cell>
          <table:table-cell table:formula="of:=-[.G15]*[.D15]/[.C15]" office:value-type="float" office:value="-19.7222717391304" calcext:value-type="float">
            <text:p>-19.72</text:p>
          </table:table-cell>
          <table:table-cell table:formula="of:=IF([.H15]&gt;0;ROUNDUP([.H15];-1);&quot;-&quot;)" office:value-type="float" office:value="10" calcext:value-type="float">
            <text:p>10.00</text:p>
          </table:table-cell>
          <table:table-cell table:formula="of:=0.224809*[.H15]" office:value-type="float" office:value="2.21420942658217" calcext:value-type="float">
            <text:p>2.21</text:p>
          </table:table-cell>
          <table:table-cell table:formula="of:=IF([.K15]&gt;0;MROUND([.K15];1);&quot;-&quot;)" office:value-type="float" office:value="2" calcext:value-type="float">
            <text:p>2.00</text:p>
          </table:table-cell>
          <table:table-cell table:formula="of:=IF([.K15]&gt;0;ROUNDUP([.L15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15];&quot;#&quot;))" office:value-type="string" office:string-value="$floor.B3" calcext:value-type="string">
            <text:p>$floor.B3</text:p>
          </table:table-cell>
          <table:table-cell table:formula="of:=[.G15]/[.C15]" office:value-type="float" office:value="5.97282608695652" calcext:value-type="float">
            <text:p>5.97</text:p>
          </table:table-cell>
          <table:table-cell/>
          <table:table-cell table:formula="of:=IF([.B15]=1;[.G15];0)" office:value-type="float" office:value="0" calcext:value-type="float">
            <text:p>0.00</text:p>
          </table:table-cell>
          <table:table-cell table:formula="of:=IF([.R15]&gt;0;3*0.3048;1000)" office:value-type="float" office:value="1000" calcext:value-type="float">
            <text:p>1,000.00</text:p>
          </table:table-cell>
          <table:table-cell table:formula="of:=ROUNDUP([.C15]/[.S15];0)" office:value-type="float" office:value="1" calcext:value-type="float">
            <text:p>1</text:p>
          </table:table-cell>
          <table:table-cell table:formula="of:=[.R15]/[.T15]" office:value-type="float" office:value="0" calcext:value-type="float">
            <text:p>0.00</text:p>
          </table:table-cell>
          <table:table-cell table:formula="of:=ROUNDUP([.G15]/[$connection.$D$4])" office:value-type="float" office:value="75" calcext:value-type="float">
            <text:p>75.00</text:p>
          </table:table-cell>
          <table:table-cell table:formula="of:=[.C15]/[.V15]" office:value-type="float" office:value="0.122666666666667" calcext:value-type="float">
            <text:p>0.12</text:p>
          </table:table-cell>
          <table:table-cell table:formula="of:=IF([.W15]&gt;=12*0.0254;1;0)" office:value-type="float" office:value="0" calcext:value-type="float">
            <text:p>0</text:p>
          </table:table-cell>
          <table:table-cell table:formula="of:=IF([.X15]=0;[.V15]/2;&quot;&quot;)" office:value-type="float" office:value="37.5" calcext:value-type="float">
            <text:p>37.5</text:p>
          </table:table-cell>
          <table:table-cell table:style-name="ce57" table:formula="of:=IF([.X15]=0;[.$C15]/[.Y15];0)" office:value-type="float" office:value="0.245333333333333" calcext:value-type="float">
            <text:p>0.25</text:p>
          </table:table-cell>
          <table:table-cell table:style-name="ce95" table:formula="of:=IF(OR([.X15];IF([.Z15]&gt;=12*0.0254;1;0));1;0)" office:value-type="float" office:value="0" calcext:value-type="float">
            <text:p>0</text:p>
          </table:table-cell>
          <table:table-cell table:style-name="ce57" table:formula="of:=ROUNDUP([.G15]/[$connection.$D$11]/2)" office:value-type="float" office:value="18" calcext:value-type="float">
            <text:p>18.00</text:p>
          </table:table-cell>
          <table:table-cell table:style-name="ce57" table:formula="of:=IF([.AA15]=0;[.$C15]/[.AB15];0)" office:value-type="float" office:value="0.511111111111111" calcext:value-type="float">
            <text:p>0.51</text:p>
          </table:table-cell>
          <table:table-cell table:style-name="ce95" table:formula="of:=IF(OR([.AA15];IF([.AC15]&gt;=12*0.0254;1;0));1;0)" office:value-type="float" office:value="1" calcext:value-type="float">
            <text:p>1</text:p>
          </table:table-cell>
          <table:table-cell table:style-name="ce57" table:formula="of:=ROUNDUP([.$G15]/[$connection.$D$12]/2)" office:value-type="float" office:value="15" calcext:value-type="float">
            <text:p>15.00</text:p>
          </table:table-cell>
          <table:table-cell table:style-name="ce57" table:formula="of:=IF([.AD15]=0;[.$C15]/[.AE15];0)" office:value-type="float" office:value="0" calcext:value-type="float">
            <text:p>0.00</text:p>
          </table:table-cell>
          <table:table-cell table:style-name="ce95" table:formula="of:=IF(OR([.AD15];IF([.AF15]&gt;=6*0.0254;1;0));1;0)" office:value-type="float" office:value="1" calcext:value-type="float">
            <text:p>1</text:p>
          </table:table-cell>
          <table:table-cell/>
          <table:table-cell table:formula="of:=IF([.$X15]=1;[.$V$1];IF([.$AA15]=1;[.$Y$1];IF([.$AD15]=1;[.$AB$1];IF([.$AG15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15]=1;[.V15];IF([.$AA15]=1;[.Y15];IF([.$AD15]=1;[.AB15];IF([.$AG15]=1;[.AE15];&quot;KO&quot;))))*[.AK15]" office:value-type="float" office:value="36" calcext:value-type="float">
            <text:p>36</text:p>
          </table:table-cell>
          <table:table-cell table:formula="of:=IF([.$X15]=1;1;2)" office:value-type="float" office:value="2" calcext:value-type="float">
            <text:p>2</text:p>
          </table:table-cell>
          <table:table-cell table:formula="of:=ROUNDUP([.AJ15]/[.AK15])" office:value-type="float" office:value="18" calcext:value-type="float">
            <text:p>18</text:p>
          </table:table-cell>
          <table:table-cell table:formula="of:=ROUNDDOWN(([.C15])/([.AL15]-1)/0.0254;0)" office:value-type="float" office:value="21" calcext:value-type="float">
            <text:p>21</text:p>
          </table:table-cell>
          <table:table-cell table:formula="of:=COM.MICROSOFT.CONCAT(TEXT([.AK15];&quot;#&quot;);IF([.AK15]&lt;2;&quot; row.&quot;;&quot; rows.&quot;))" office:value-type="string" office:string-value="2 rows." calcext:value-type="string">
            <text:p>2 rows.</text:p>
          </table:table-cell>
          <table:table-cell table:formula="of:=COM.MICROSOFT.CONCAT([.AI15];&quot; at &quot;; TEXT([.AM15];&quot;##&quot;);&quot; in. o/c; &quot;; TEXT ([.AJ15];&quot;##&quot;);&quot; fasteners in &quot;;[.AN15])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S3B</text:p>
          </table:table-cell>
          <table:table-cell office:value-type="float" office:value="3" calcext:value-type="float">
            <text:p>3</text:p>
          </table:table-cell>
          <table:table-cell table:formula="of:=[.C15]" office:value-type="float" office:value="9.2" calcext:value-type="float">
            <text:p>9.20</text:p>
          </table:table-cell>
          <table:table-cell table:formula="of:=INDIRECT([.O16])" office:value-type="float" office:value="3.302" calcext:value-type="float">
            <text:p>3.30</text:p>
          </table:table-cell>
          <table:table-cell table:style-name="ce57" table:formula="of:=[.D16]*[.C16]" office:value-type="float" office:value="30.3784" calcext:value-type="float">
            <text:p>30.38</text:p>
          </table:table-cell>
          <table:table-cell table:formula="of:=0.65*[.E16]" office:value-type="float" office:value="19.74596" calcext:value-type="float">
            <text:p>19.75</text:p>
          </table:table-cell>
          <table:table-cell office:value-type="float" office:value="54.95" calcext:value-type="float">
            <text:p>54.95</text:p>
          </table:table-cell>
          <table:table-cell table:formula="of:=MAX([.G16]*[.D16]/[.C16]-[.F16]/2;0)" office:value-type="float" office:value="9.84929173913044" calcext:value-type="float">
            <text:p>9.85</text:p>
          </table:table-cell>
          <table:table-cell table:formula="of:=-[.G16]*[.D16]/[.C16]" office:value-type="float" office:value="-19.7222717391304" calcext:value-type="float">
            <text:p>-19.72</text:p>
          </table:table-cell>
          <table:table-cell table:formula="of:=IF([.H16]&gt;0;ROUNDUP([.H16];-1);&quot;-&quot;)" office:value-type="float" office:value="10" calcext:value-type="float">
            <text:p>10.00</text:p>
          </table:table-cell>
          <table:table-cell table:formula="of:=0.224809*[.H16]" office:value-type="float" office:value="2.21420942658217" calcext:value-type="float">
            <text:p>2.21</text:p>
          </table:table-cell>
          <table:table-cell table:formula="of:=IF([.K16]&gt;0;MROUND([.K16];1);&quot;-&quot;)" office:value-type="float" office:value="2" calcext:value-type="float">
            <text:p>2.00</text:p>
          </table:table-cell>
          <table:table-cell table:formula="of:=IF([.K16]&gt;0;ROUNDUP([.L16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16];&quot;#&quot;))" office:value-type="string" office:string-value="$floor.B3" calcext:value-type="string">
            <text:p>$floor.B3</text:p>
          </table:table-cell>
          <table:table-cell table:formula="of:=[.G16]/[.C16]" office:value-type="float" office:value="5.97282608695652" calcext:value-type="float">
            <text:p>5.97</text:p>
          </table:table-cell>
          <table:table-cell/>
          <table:table-cell table:formula="of:=IF([.B16]=1;[.G16];0)" office:value-type="float" office:value="0" calcext:value-type="float">
            <text:p>0.00</text:p>
          </table:table-cell>
          <table:table-cell table:formula="of:=IF([.R16]&gt;0;3*0.3048;1000)" office:value-type="float" office:value="1000" calcext:value-type="float">
            <text:p>1,000.00</text:p>
          </table:table-cell>
          <table:table-cell table:formula="of:=ROUNDUP([.C16]/[.S16];0)" office:value-type="float" office:value="1" calcext:value-type="float">
            <text:p>1</text:p>
          </table:table-cell>
          <table:table-cell table:formula="of:=[.R16]/[.T16]" office:value-type="float" office:value="0" calcext:value-type="float">
            <text:p>0.00</text:p>
          </table:table-cell>
          <table:table-cell table:formula="of:=ROUNDUP([.G16]/[$connection.$D$4])" office:value-type="float" office:value="75" calcext:value-type="float">
            <text:p>75.00</text:p>
          </table:table-cell>
          <table:table-cell table:formula="of:=[.C16]/[.V16]" office:value-type="float" office:value="0.122666666666667" calcext:value-type="float">
            <text:p>0.12</text:p>
          </table:table-cell>
          <table:table-cell table:formula="of:=IF([.W16]&gt;=12*0.0254;1;0)" office:value-type="float" office:value="0" calcext:value-type="float">
            <text:p>0</text:p>
          </table:table-cell>
          <table:table-cell table:formula="of:=IF([.X16]=0;[.V16]/2;&quot;&quot;)" office:value-type="float" office:value="37.5" calcext:value-type="float">
            <text:p>37.5</text:p>
          </table:table-cell>
          <table:table-cell table:style-name="ce57" table:formula="of:=IF([.X16]=0;[.$C16]/[.Y16];0)" office:value-type="float" office:value="0.245333333333333" calcext:value-type="float">
            <text:p>0.25</text:p>
          </table:table-cell>
          <table:table-cell table:style-name="ce95" table:formula="of:=IF(OR([.X16];IF([.Z16]&gt;=12*0.0254;1;0));1;0)" office:value-type="float" office:value="0" calcext:value-type="float">
            <text:p>0</text:p>
          </table:table-cell>
          <table:table-cell table:style-name="ce57" table:formula="of:=ROUNDUP([.G16]/[$connection.$D$11]/2)" office:value-type="float" office:value="18" calcext:value-type="float">
            <text:p>18.00</text:p>
          </table:table-cell>
          <table:table-cell table:style-name="ce57" table:formula="of:=IF([.AA16]=0;[.$C16]/[.AB16];0)" office:value-type="float" office:value="0.511111111111111" calcext:value-type="float">
            <text:p>0.51</text:p>
          </table:table-cell>
          <table:table-cell table:style-name="ce95" table:formula="of:=IF(OR([.AA16];IF([.AC16]&gt;=12*0.0254;1;0));1;0)" office:value-type="float" office:value="1" calcext:value-type="float">
            <text:p>1</text:p>
          </table:table-cell>
          <table:table-cell table:style-name="ce57" table:formula="of:=ROUNDUP([.$G16]/[$connection.$D$12]/2)" office:value-type="float" office:value="15" calcext:value-type="float">
            <text:p>15.00</text:p>
          </table:table-cell>
          <table:table-cell table:style-name="ce57" table:formula="of:=IF([.AD16]=0;[.$C16]/[.AE16];0)" office:value-type="float" office:value="0" calcext:value-type="float">
            <text:p>0.00</text:p>
          </table:table-cell>
          <table:table-cell table:style-name="ce95" table:formula="of:=IF(OR([.AD16];IF([.AF16]&gt;=6*0.0254;1;0));1;0)" office:value-type="float" office:value="1" calcext:value-type="float">
            <text:p>1</text:p>
          </table:table-cell>
          <table:table-cell/>
          <table:table-cell table:formula="of:=IF([.$X16]=1;[.$V$1];IF([.$AA16]=1;[.$Y$1];IF([.$AD16]=1;[.$AB$1];IF([.$AG16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16]=1;[.V16];IF([.$AA16]=1;[.Y16];IF([.$AD16]=1;[.AB16];IF([.$AG16]=1;[.AE16];&quot;KO&quot;))))*[.AK16]" office:value-type="float" office:value="36" calcext:value-type="float">
            <text:p>36</text:p>
          </table:table-cell>
          <table:table-cell table:formula="of:=IF([.$X16]=1;1;2)" office:value-type="float" office:value="2" calcext:value-type="float">
            <text:p>2</text:p>
          </table:table-cell>
          <table:table-cell table:formula="of:=ROUNDUP([.AJ16]/[.AK16])" office:value-type="float" office:value="18" calcext:value-type="float">
            <text:p>18</text:p>
          </table:table-cell>
          <table:table-cell table:formula="of:=ROUNDDOWN(([.C16])/([.AL16]-1)/0.0254;0)" office:value-type="float" office:value="21" calcext:value-type="float">
            <text:p>21</text:p>
          </table:table-cell>
          <table:table-cell table:formula="of:=COM.MICROSOFT.CONCAT(TEXT([.AK16];&quot;#&quot;);IF([.AK16]&lt;2;&quot; row.&quot;;&quot; rows.&quot;))" office:value-type="string" office:string-value="2 rows." calcext:value-type="string">
            <text:p>2 rows.</text:p>
          </table:table-cell>
          <table:table-cell table:formula="of:=COM.MICROSOFT.CONCAT([.AI16];&quot; at &quot;; TEXT([.AM16];&quot;##&quot;);&quot; in. o/c; &quot;; TEXT ([.AJ16];&quot;##&quot;);&quot; fasteners in &quot;;[.AN16])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S2A</text:p>
          </table:table-cell>
          <table:table-cell office:value-type="float" office:value="2" calcext:value-type="float">
            <text:p>2</text:p>
          </table:table-cell>
          <table:table-cell table:formula="of:=[$south.X2]" office:value-type="float" office:value="9.2" calcext:value-type="float">
            <text:p>9.20</text:p>
          </table:table-cell>
          <table:table-cell table:formula="of:=INDIRECT([.O17])" office:value-type="float" office:value="3.3528" calcext:value-type="float">
            <text:p>3.35</text:p>
          </table:table-cell>
          <table:table-cell table:style-name="ce57" table:formula="of:=[.D17]*[.C17]" office:value-type="float" office:value="30.84576" calcext:value-type="float">
            <text:p>30.85</text:p>
          </table:table-cell>
          <table:table-cell table:formula="of:=0.65*[.E17]+[.F15]" office:value-type="float" office:value="39.795704" calcext:value-type="float">
            <text:p>39.80</text:p>
          </table:table-cell>
          <table:table-cell table:formula="of:=[$south.V3]" office:value-type="float" office:value="98.51" calcext:value-type="float">
            <text:p>98.51</text:p>
          </table:table-cell>
          <table:table-cell table:formula="of:=MAX([.G17]*[.D17]/[.C17]-[.F17]/2;0)" office:value-type="float" office:value="16.0026184347826" calcext:value-type="float">
            <text:p>16.00</text:p>
          </table:table-cell>
          <table:table-cell table:formula="of:=-[.G17]*[.D17]/[.C17]" office:value-type="float" office:value="-35.9004704347826" calcext:value-type="float">
            <text:p>-35.90</text:p>
          </table:table-cell>
          <table:table-cell table:formula="of:=IF([.H17]&gt;0;ROUNDUP([.H17];-1);&quot;-&quot;)" office:value-type="float" office:value="20" calcext:value-type="float">
            <text:p>20.00</text:p>
          </table:table-cell>
          <table:table-cell table:formula="of:=0.224809*[.H17]" office:value-type="float" office:value="3.59753264770504" calcext:value-type="float">
            <text:p>3.60</text:p>
          </table:table-cell>
          <table:table-cell table:style-name="ce85" table:formula="of:=IF([.K17]&gt;0;MROUND([.K17];1);&quot;-&quot;)" office:value-type="float" office:value="4" calcext:value-type="float">
            <text:p>4.00</text:p>
          </table:table-cell>
          <table:table-cell table:formula="of:=IF([.K17]&gt;0;ROUNDUP([.L17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17];&quot;#&quot;))" office:value-type="string" office:string-value="$floor.B2" calcext:value-type="string">
            <text:p>$floor.B2</text:p>
          </table:table-cell>
          <table:table-cell table:formula="of:=[.G17]/[.C17]" office:value-type="float" office:value="10.7076086956522" calcext:value-type="float">
            <text:p>10.71</text:p>
          </table:table-cell>
          <table:table-cell/>
          <table:table-cell table:formula="of:=IF([.B17]=1;[.G17];0)" office:value-type="float" office:value="0" calcext:value-type="float">
            <text:p>0.00</text:p>
          </table:table-cell>
          <table:table-cell table:formula="of:=IF([.R17]&gt;0;3*0.3048;1000)" office:value-type="float" office:value="1000" calcext:value-type="float">
            <text:p>1,000.00</text:p>
          </table:table-cell>
          <table:table-cell table:formula="of:=ROUNDUP([.C17]/[.S17];0)" office:value-type="float" office:value="1" calcext:value-type="float">
            <text:p>1</text:p>
          </table:table-cell>
          <table:table-cell table:formula="of:=[.R17]/[.T17]" office:value-type="float" office:value="0" calcext:value-type="float">
            <text:p>0.00</text:p>
          </table:table-cell>
          <table:table-cell table:formula="of:=ROUNDUP([.G17]/[$connection.$D$4])" office:value-type="float" office:value="135" calcext:value-type="float">
            <text:p>135.00</text:p>
          </table:table-cell>
          <table:table-cell table:formula="of:=[.C17]/[.V17]" office:value-type="float" office:value="0.0681481481481481" calcext:value-type="float">
            <text:p>0.07</text:p>
          </table:table-cell>
          <table:table-cell table:formula="of:=IF([.W17]&gt;=12*0.0254;1;0)" office:value-type="float" office:value="0" calcext:value-type="float">
            <text:p>0</text:p>
          </table:table-cell>
          <table:table-cell table:formula="of:=IF([.X17]=0;[.V17]/2;&quot;&quot;)" office:value-type="float" office:value="67.5" calcext:value-type="float">
            <text:p>67.5</text:p>
          </table:table-cell>
          <table:table-cell table:style-name="ce57" table:formula="of:=IF([.X17]=0;[.$C17]/[.Y17];0)" office:value-type="float" office:value="0.136296296296296" calcext:value-type="float">
            <text:p>0.14</text:p>
          </table:table-cell>
          <table:table-cell table:style-name="ce95" table:formula="of:=IF(OR([.X17];IF([.Z17]&gt;=12*0.0254;1;0));1;0)" office:value-type="float" office:value="0" calcext:value-type="float">
            <text:p>0</text:p>
          </table:table-cell>
          <table:table-cell table:style-name="ce57" table:formula="of:=ROUNDUP([.G17]/[$connection.$D$11]/2)" office:value-type="float" office:value="33" calcext:value-type="float">
            <text:p>33.00</text:p>
          </table:table-cell>
          <table:table-cell table:style-name="ce57" table:formula="of:=IF([.AA17]=0;[.$C17]/[.AB17];0)" office:value-type="float" office:value="0.278787878787879" calcext:value-type="float">
            <text:p>0.28</text:p>
          </table:table-cell>
          <table:table-cell table:style-name="ce95" table:formula="of:=IF(OR([.AA17];IF([.AC17]&gt;=12*0.0254;1;0));1;0)" office:value-type="float" office:value="0" calcext:value-type="float">
            <text:p>0</text:p>
          </table:table-cell>
          <table:table-cell table:style-name="ce57" table:formula="of:=ROUNDUP([.$G17]/[$connection.$D$12]/2)" office:value-type="float" office:value="27" calcext:value-type="float">
            <text:p>27.00</text:p>
          </table:table-cell>
          <table:table-cell table:style-name="ce57" table:formula="of:=IF([.AD17]=0;[.$C17]/[.AE17];0)" office:value-type="float" office:value="0.340740740740741" calcext:value-type="float">
            <text:p>0.34</text:p>
          </table:table-cell>
          <table:table-cell table:style-name="ce95" table:formula="of:=IF(OR([.AD17];IF([.AF17]&gt;=6*0.0254;1;0));1;0)" office:value-type="float" office:value="1" calcext:value-type="float">
            <text:p>1</text:p>
          </table:table-cell>
          <table:table-cell/>
          <table:table-cell table:formula="of:=IF([.$X17]=1;[.$V$1];IF([.$AA17]=1;[.$Y$1];IF([.$AD17]=1;[.$AB$1];IF([.$AG17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17]=1;[.V17];IF([.$AA17]=1;[.Y17];IF([.$AD17]=1;[.AB17];IF([.$AG17]=1;[.AE17];&quot;KO&quot;))))*[.AK17]" office:value-type="float" office:value="54" calcext:value-type="float">
            <text:p>54</text:p>
          </table:table-cell>
          <table:table-cell table:formula="of:=IF([.$X17]=1;1;2)" office:value-type="float" office:value="2" calcext:value-type="float">
            <text:p>2</text:p>
          </table:table-cell>
          <table:table-cell table:formula="of:=ROUNDUP([.AJ17]/[.AK17])" office:value-type="float" office:value="27" calcext:value-type="float">
            <text:p>27</text:p>
          </table:table-cell>
          <table:table-cell table:formula="of:=ROUNDDOWN(([.C17])/([.AL17]-1)/0.0254;0)" office:value-type="float" office:value="13" calcext:value-type="float">
            <text:p>13</text:p>
          </table:table-cell>
          <table:table-cell table:formula="of:=COM.MICROSOFT.CONCAT(TEXT([.AK17];&quot;#&quot;);IF([.AK17]&lt;2;&quot; row.&quot;;&quot; rows.&quot;))" office:value-type="string" office:string-value="2 rows." calcext:value-type="string">
            <text:p>2 rows.</text:p>
          </table:table-cell>
          <table:table-cell table:formula="of:=COM.MICROSOFT.CONCAT([.AI17];&quot; at &quot;; TEXT([.AM17];&quot;##&quot;);&quot; in. o/c; &quot;; TEXT ([.AJ17];&quot;##&quot;);&quot; fasteners in &quot;;[.AN17])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S2B</text:p>
          </table:table-cell>
          <table:table-cell office:value-type="float" office:value="2" calcext:value-type="float">
            <text:p>2</text:p>
          </table:table-cell>
          <table:table-cell table:formula="of:=[.C17]" office:value-type="float" office:value="9.2" calcext:value-type="float">
            <text:p>9.20</text:p>
          </table:table-cell>
          <table:table-cell table:formula="of:=INDIRECT([.O18])" office:value-type="float" office:value="3.3528" calcext:value-type="float">
            <text:p>3.35</text:p>
          </table:table-cell>
          <table:table-cell table:style-name="ce57" table:formula="of:=[.D18]*[.C18]" office:value-type="float" office:value="30.84576" calcext:value-type="float">
            <text:p>30.85</text:p>
          </table:table-cell>
          <table:table-cell table:formula="of:=0.65*[.E18]+[.F16]" office:value-type="float" office:value="39.795704" calcext:value-type="float">
            <text:p>39.80</text:p>
          </table:table-cell>
          <table:table-cell office:value-type="float" office:value="98.51" calcext:value-type="float">
            <text:p>98.51</text:p>
          </table:table-cell>
          <table:table-cell table:formula="of:=MAX([.G18]*[.D18]/[.C18]-[.F18]/2;0)" office:value-type="float" office:value="16.0026184347826" calcext:value-type="float">
            <text:p>16.00</text:p>
          </table:table-cell>
          <table:table-cell table:formula="of:=-[.G18]*[.D18]/[.C18]" office:value-type="float" office:value="-35.9004704347826" calcext:value-type="float">
            <text:p>-35.90</text:p>
          </table:table-cell>
          <table:table-cell table:formula="of:=IF([.H18]&gt;0;ROUNDUP([.H18];-1);&quot;-&quot;)" office:value-type="float" office:value="20" calcext:value-type="float">
            <text:p>20.00</text:p>
          </table:table-cell>
          <table:table-cell table:formula="of:=0.224809*[.H18]" office:value-type="float" office:value="3.59753264770504" calcext:value-type="float">
            <text:p>3.60</text:p>
          </table:table-cell>
          <table:table-cell table:formula="of:=IF([.K18]&gt;0;MROUND([.K18];1);&quot;-&quot;)" office:value-type="float" office:value="4" calcext:value-type="float">
            <text:p>4.00</text:p>
          </table:table-cell>
          <table:table-cell table:formula="of:=IF([.K18]&gt;0;ROUNDUP([.L18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18];&quot;#&quot;))" office:value-type="string" office:string-value="$floor.B2" calcext:value-type="string">
            <text:p>$floor.B2</text:p>
          </table:table-cell>
          <table:table-cell table:formula="of:=[.G18]/[.C18]" office:value-type="float" office:value="10.7076086956522" calcext:value-type="float">
            <text:p>10.71</text:p>
          </table:table-cell>
          <table:table-cell/>
          <table:table-cell table:formula="of:=IF([.B18]=1;[.G18];0)" office:value-type="float" office:value="0" calcext:value-type="float">
            <text:p>0.00</text:p>
          </table:table-cell>
          <table:table-cell table:formula="of:=IF([.R18]&gt;0;3*0.3048;1000)" office:value-type="float" office:value="1000" calcext:value-type="float">
            <text:p>1,000.00</text:p>
          </table:table-cell>
          <table:table-cell table:formula="of:=ROUNDUP([.C18]/[.S18];0)" office:value-type="float" office:value="1" calcext:value-type="float">
            <text:p>1</text:p>
          </table:table-cell>
          <table:table-cell table:formula="of:=[.R18]/[.T18]" office:value-type="float" office:value="0" calcext:value-type="float">
            <text:p>0.00</text:p>
          </table:table-cell>
          <table:table-cell table:formula="of:=ROUNDUP([.G18]/[$connection.$D$4])" office:value-type="float" office:value="135" calcext:value-type="float">
            <text:p>135.00</text:p>
          </table:table-cell>
          <table:table-cell table:formula="of:=[.C18]/[.V18]" office:value-type="float" office:value="0.0681481481481481" calcext:value-type="float">
            <text:p>0.07</text:p>
          </table:table-cell>
          <table:table-cell table:formula="of:=IF([.W18]&gt;=12*0.0254;1;0)" office:value-type="float" office:value="0" calcext:value-type="float">
            <text:p>0</text:p>
          </table:table-cell>
          <table:table-cell table:formula="of:=IF([.X18]=0;[.V18]/2;&quot;&quot;)" office:value-type="float" office:value="67.5" calcext:value-type="float">
            <text:p>67.5</text:p>
          </table:table-cell>
          <table:table-cell table:style-name="ce57" table:formula="of:=IF([.X18]=0;[.$C18]/[.Y18];0)" office:value-type="float" office:value="0.136296296296296" calcext:value-type="float">
            <text:p>0.14</text:p>
          </table:table-cell>
          <table:table-cell table:style-name="ce95" table:formula="of:=IF(OR([.X18];IF([.Z18]&gt;=12*0.0254;1;0));1;0)" office:value-type="float" office:value="0" calcext:value-type="float">
            <text:p>0</text:p>
          </table:table-cell>
          <table:table-cell table:style-name="ce57" table:formula="of:=ROUNDUP([.G18]/[$connection.$D$11]/2)" office:value-type="float" office:value="33" calcext:value-type="float">
            <text:p>33.00</text:p>
          </table:table-cell>
          <table:table-cell table:style-name="ce57" table:formula="of:=IF([.AA18]=0;[.$C18]/[.AB18];0)" office:value-type="float" office:value="0.278787878787879" calcext:value-type="float">
            <text:p>0.28</text:p>
          </table:table-cell>
          <table:table-cell table:style-name="ce95" table:formula="of:=IF(OR([.AA18];IF([.AC18]&gt;=12*0.0254;1;0));1;0)" office:value-type="float" office:value="0" calcext:value-type="float">
            <text:p>0</text:p>
          </table:table-cell>
          <table:table-cell table:style-name="ce57" table:formula="of:=ROUNDUP([.$G18]/[$connection.$D$12]/2)" office:value-type="float" office:value="27" calcext:value-type="float">
            <text:p>27.00</text:p>
          </table:table-cell>
          <table:table-cell table:style-name="ce57" table:formula="of:=IF([.AD18]=0;[.$C18]/[.AE18];0)" office:value-type="float" office:value="0.340740740740741" calcext:value-type="float">
            <text:p>0.34</text:p>
          </table:table-cell>
          <table:table-cell table:style-name="ce95" table:formula="of:=IF(OR([.AD18];IF([.AF18]&gt;=6*0.0254;1;0));1;0)" office:value-type="float" office:value="1" calcext:value-type="float">
            <text:p>1</text:p>
          </table:table-cell>
          <table:table-cell/>
          <table:table-cell table:formula="of:=IF([.$X18]=1;[.$V$1];IF([.$AA18]=1;[.$Y$1];IF([.$AD18]=1;[.$AB$1];IF([.$AG18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18]=1;[.V18];IF([.$AA18]=1;[.Y18];IF([.$AD18]=1;[.AB18];IF([.$AG18]=1;[.AE18];&quot;KO&quot;))))*[.AK18]" office:value-type="float" office:value="54" calcext:value-type="float">
            <text:p>54</text:p>
          </table:table-cell>
          <table:table-cell table:formula="of:=IF([.$X18]=1;1;2)" office:value-type="float" office:value="2" calcext:value-type="float">
            <text:p>2</text:p>
          </table:table-cell>
          <table:table-cell table:formula="of:=ROUNDUP([.AJ18]/[.AK18])" office:value-type="float" office:value="27" calcext:value-type="float">
            <text:p>27</text:p>
          </table:table-cell>
          <table:table-cell table:formula="of:=ROUNDDOWN(([.C18])/([.AL18]-1)/0.0254;0)" office:value-type="float" office:value="13" calcext:value-type="float">
            <text:p>13</text:p>
          </table:table-cell>
          <table:table-cell table:formula="of:=COM.MICROSOFT.CONCAT(TEXT([.AK18];&quot;#&quot;);IF([.AK18]&lt;2;&quot; row.&quot;;&quot; rows.&quot;))" office:value-type="string" office:string-value="2 rows." calcext:value-type="string">
            <text:p>2 rows.</text:p>
          </table:table-cell>
          <table:table-cell table:formula="of:=COM.MICROSOFT.CONCAT([.AI18];&quot; at &quot;; TEXT([.AM18];&quot;##&quot;);&quot; in. o/c; &quot;; TEXT ([.AJ18];&quot;##&quot;);&quot; fasteners in &quot;;[.AN18])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  <table:table-cell table:number-columns-repeated="983"/>
        </table:table-row>
        <table:table-row table:style-name="ro4">
          <table:table-cell table:style-name="ce53" office:value-type="string" calcext:value-type="string">
            <text:p>S1A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south.AC2]" office:value-type="float" office:value="8.454" calcext:value-type="float">
            <text:p>8.45</text:p>
          </table:table-cell>
          <table:table-cell table:style-name="ce58" table:formula="of:=INDIRECT([.O19])" office:value-type="float" office:value="3.4544" calcext:value-type="float">
            <text:p>3.45</text:p>
          </table:table-cell>
          <table:table-cell table:style-name="ce58" table:formula="of:=[.D19]*[.C19]" office:value-type="float" office:value="29.2034976" calcext:value-type="float">
            <text:p>29.20</text:p>
          </table:table-cell>
          <table:table-cell table:style-name="ce58" table:formula="of:=0.65*[.E19]+[.F17]" office:value-type="float" office:value="58.77797744" calcext:value-type="float">
            <text:p>58.78</text:p>
          </table:table-cell>
          <table:table-cell table:style-name="ce58" table:formula="of:=[$south.AA3]" office:value-type="float" office:value="143.06" calcext:value-type="float">
            <text:p>143.06</text:p>
          </table:table-cell>
          <table:table-cell table:formula="of:=MAX([.G19]*[.D19]/[.C19]-[.F19]/2;0)" office:value-type="float" office:value="29.0669450391673" calcext:value-type="float">
            <text:p>29.07</text:p>
          </table:table-cell>
          <table:table-cell table:formula="of:=-[.G19]*[.D19]/[.C19]" office:value-type="float" office:value="-58.4559337591673" calcext:value-type="float">
            <text:p>-58.46</text:p>
          </table:table-cell>
          <table:table-cell table:style-name="ce58" table:formula="of:=IF([.H19]&gt;0;ROUNDUP([.H19];-1);&quot;-&quot;)" office:value-type="float" office:value="30" calcext:value-type="float">
            <text:p>30.00</text:p>
          </table:table-cell>
          <table:table-cell table:formula="of:=0.224809*[.H19]" office:value-type="float" office:value="6.53451084731015" calcext:value-type="float">
            <text:p>6.53</text:p>
          </table:table-cell>
          <table:table-cell table:style-name="ce58" table:formula="of:=IF([.K19]&gt;0;MROUND([.K19];1);&quot;-&quot;)" office:value-type="float" office:value="7" calcext:value-type="float">
            <text:p>7.00</text:p>
          </table:table-cell>
          <table:table-cell table:style-name="ce89" table:formula="of:=IF([.K19]&gt;0;ROUNDUP([.L19]*1000/400/1.5/5.5);&quot;-&quot;)" office:value-type="float" office:value="3" calcext:value-type="float">
            <text:p>3</text:p>
          </table:table-cell>
          <table:table-cell table:style-name="ce58"/>
          <table:table-cell table:style-name="ce53" table:formula="of:=COM.MICROSOFT.CONCAT(&quot;$floor.B&quot;;TEXT([.B19];&quot;#&quot;))" office:value-type="string" office:string-value="$floor.B1" calcext:value-type="string">
            <text:p>$floor.B1</text:p>
          </table:table-cell>
          <table:table-cell table:formula="of:=[.G19]/[.C19]" office:value-type="float" office:value="16.9221670215283" calcext:value-type="float">
            <text:p>16.92</text:p>
          </table:table-cell>
          <table:table-cell table:style-name="ce53"/>
          <table:table-cell table:style-name="ce58" table:formula="of:=IF([.B19]=1;[.G19];0)" office:value-type="float" office:value="143.06" calcext:value-type="float">
            <text:p>143.06</text:p>
          </table:table-cell>
          <table:table-cell table:style-name="ce58" table:formula="of:=IF([.R19]&gt;0;3*0.3048;1000)" office:value-type="float" office:value="0.9144" calcext:value-type="float">
            <text:p>0.91</text:p>
          </table:table-cell>
          <table:table-cell table:style-name="ce53" table:formula="of:=ROUNDUP([.C19]/[.S19];0)" office:value-type="float" office:value="10" calcext:value-type="float">
            <text:p>10</text:p>
          </table:table-cell>
          <table:table-cell table:style-name="ce58" table:formula="of:=[.R19]/[.T19]" office:value-type="float" office:value="14.306" calcext:value-type="float">
            <text:p>14.31</text:p>
          </table:table-cell>
          <table:table-cell table:style-name="ce58" table:formula="of:=ROUNDUP([.G19]/[$connection.$D$4])" office:value-type="float" office:value="195" calcext:value-type="float">
            <text:p>195.00</text:p>
          </table:table-cell>
          <table:table-cell table:style-name="ce58" table:formula="of:=[.C19]/[.V19]" office:value-type="float" office:value="0.0433538461538462" calcext:value-type="float">
            <text:p>0.04</text:p>
          </table:table-cell>
          <table:table-cell table:style-name="ce53" table:formula="of:=IF([.W19]&gt;=12*0.0254;1;0)" office:value-type="float" office:value="0" calcext:value-type="float">
            <text:p>0</text:p>
          </table:table-cell>
          <table:table-cell table:style-name="ce53" table:formula="of:=IF([.X19]=0;[.V19]/2;&quot;&quot;)" office:value-type="float" office:value="97.5" calcext:value-type="float">
            <text:p>97.5</text:p>
          </table:table-cell>
          <table:table-cell table:style-name="ce58" table:formula="of:=IF([.X19]=0;[.$C19]/[.Y19];0)" office:value-type="float" office:value="0.0867076923076923" calcext:value-type="float">
            <text:p>0.09</text:p>
          </table:table-cell>
          <table:table-cell table:style-name="ce96" table:formula="of:=IF(OR([.X19];IF([.Z19]&gt;=12*0.0254;1;0));1;0)" office:value-type="float" office:value="0" calcext:value-type="float">
            <text:p>0</text:p>
          </table:table-cell>
          <table:table-cell table:style-name="ce58" table:formula="of:=ROUNDUP([.G19]/[$connection.$D$11]/2)" office:value-type="float" office:value="47" calcext:value-type="float">
            <text:p>47.00</text:p>
          </table:table-cell>
          <table:table-cell table:style-name="ce58" table:formula="of:=IF([.AA19]=0;[.$C19]/[.AB19];0)" office:value-type="float" office:value="0.179872340425532" calcext:value-type="float">
            <text:p>0.18</text:p>
          </table:table-cell>
          <table:table-cell table:style-name="ce96" table:formula="of:=IF(OR([.AA19];IF([.AC19]&gt;=12*0.0254;1;0));1;0)" office:value-type="float" office:value="0" calcext:value-type="float">
            <text:p>0</text:p>
          </table:table-cell>
          <table:table-cell table:style-name="ce58" table:formula="of:=ROUNDUP([.$G19]/[$connection.$D$12]/2)" office:value-type="float" office:value="38" calcext:value-type="float">
            <text:p>38.00</text:p>
          </table:table-cell>
          <table:table-cell table:style-name="ce58" table:formula="of:=IF([.AD19]=0;[.$C19]/[.AE19];0)" office:value-type="float" office:value="0.222473684210526" calcext:value-type="float">
            <text:p>0.22</text:p>
          </table:table-cell>
          <table:table-cell table:style-name="ce96" table:formula="of:=IF(OR([.AD19];IF([.AF19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19]=1;[.$V$1];IF([.$AA19]=1;[.$Y$1];IF([.$AD19]=1;[.$AB$1];IF([.$AG19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19]=1;[.V19];IF([.$AA19]=1;[.Y19];IF([.$AD19]=1;[.AB19];IF([.$AG19]=1;[.AE19];&quot;KO&quot;))))*[.AK19]" office:value-type="float" office:value="76" calcext:value-type="float">
            <text:p>76</text:p>
          </table:table-cell>
          <table:table-cell table:style-name="ce53" table:formula="of:=IF([.$X19]=1;1;2)" office:value-type="float" office:value="2" calcext:value-type="float">
            <text:p>2</text:p>
          </table:table-cell>
          <table:table-cell table:style-name="ce53" table:formula="of:=ROUNDUP([.AJ19]/[.AK19])" office:value-type="float" office:value="38" calcext:value-type="float">
            <text:p>38</text:p>
          </table:table-cell>
          <table:table-cell table:style-name="ce53" table:formula="of:=ROUNDDOWN(([.C19])/([.AL19]-1)/0.0254;0)" office:value-type="float" office:value="8" calcext:value-type="float">
            <text:p>8</text:p>
          </table:table-cell>
          <table:table-cell table:style-name="ce53" table:formula="of:=COM.MICROSOFT.CONCAT(TEXT([.AK19];&quot;#&quot;);IF([.AK19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19];&quot; at &quot;; TEXT([.AM19];&quot;##&quot;);&quot; in. o/c; &quot;; TEXT ([.AJ19];&quot;##&quot;);&quot; fasteners in &quot;;[.AN19])" office:value-type="string" office:string-value="SDWS log screw (d= 0.197 in) at 8 in. o/c; 76 fasteners in 2 rows." calcext:value-type="string">
            <text:p>SDWS log screw (d= 0.197 in) at 8 in. o/c; 76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S1B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.C19]" office:value-type="float" office:value="8.454" calcext:value-type="float">
            <text:p>8.45</text:p>
          </table:table-cell>
          <table:table-cell table:style-name="ce58" table:formula="of:=INDIRECT([.O20])" office:value-type="float" office:value="3.4544" calcext:value-type="float">
            <text:p>3.45</text:p>
          </table:table-cell>
          <table:table-cell table:style-name="ce58" table:formula="of:=[.D20]*[.C20]" office:value-type="float" office:value="29.2034976" calcext:value-type="float">
            <text:p>29.20</text:p>
          </table:table-cell>
          <table:table-cell table:style-name="ce58" table:formula="of:=0.65*[.E20]+[.F18]" office:value-type="float" office:value="58.77797744" calcext:value-type="float">
            <text:p>58.78</text:p>
          </table:table-cell>
          <table:table-cell table:style-name="ce58" office:value-type="float" office:value="143.06" calcext:value-type="float">
            <text:p>143.06</text:p>
          </table:table-cell>
          <table:table-cell table:formula="of:=MAX([.G20]*[.D20]/[.C20]-[.F20]/2;0)" office:value-type="float" office:value="29.0669450391673" calcext:value-type="float">
            <text:p>29.07</text:p>
          </table:table-cell>
          <table:table-cell table:formula="of:=-[.G20]*[.D20]/[.C20]" office:value-type="float" office:value="-58.4559337591673" calcext:value-type="float">
            <text:p>-58.46</text:p>
          </table:table-cell>
          <table:table-cell table:style-name="ce58" table:formula="of:=IF([.H20]&gt;0;ROUNDUP([.H20];-1);&quot;-&quot;)" office:value-type="float" office:value="30" calcext:value-type="float">
            <text:p>30.00</text:p>
          </table:table-cell>
          <table:table-cell table:formula="of:=0.224809*[.H20]" office:value-type="float" office:value="6.53451084731015" calcext:value-type="float">
            <text:p>6.53</text:p>
          </table:table-cell>
          <table:table-cell table:style-name="ce58" table:formula="of:=IF([.K20]&gt;0;MROUND([.K20];1);&quot;-&quot;)" office:value-type="float" office:value="7" calcext:value-type="float">
            <text:p>7.00</text:p>
          </table:table-cell>
          <table:table-cell table:style-name="ce89" table:formula="of:=IF([.K20]&gt;0;ROUNDUP([.L20]*1000/400/1.5/5.5);&quot;-&quot;)" office:value-type="float" office:value="3" calcext:value-type="float">
            <text:p>3</text:p>
          </table:table-cell>
          <table:table-cell table:style-name="ce58"/>
          <table:table-cell table:style-name="ce53" table:formula="of:=COM.MICROSOFT.CONCAT(&quot;$floor.B&quot;;TEXT([.B20];&quot;#&quot;))" office:value-type="string" office:string-value="$floor.B1" calcext:value-type="string">
            <text:p>$floor.B1</text:p>
          </table:table-cell>
          <table:table-cell table:formula="of:=[.G20]/[.C20]" office:value-type="float" office:value="16.9221670215283" calcext:value-type="float">
            <text:p>16.92</text:p>
          </table:table-cell>
          <table:table-cell table:style-name="ce53"/>
          <table:table-cell table:style-name="ce58" table:formula="of:=IF([.B20]=1;[.G20];0)" office:value-type="float" office:value="143.06" calcext:value-type="float">
            <text:p>143.06</text:p>
          </table:table-cell>
          <table:table-cell table:style-name="ce58" table:formula="of:=IF([.R20]&gt;0;3*0.3048;1000)" office:value-type="float" office:value="0.9144" calcext:value-type="float">
            <text:p>0.91</text:p>
          </table:table-cell>
          <table:table-cell table:style-name="ce53" table:formula="of:=ROUNDUP([.C20]/[.S20];0)" office:value-type="float" office:value="10" calcext:value-type="float">
            <text:p>10</text:p>
          </table:table-cell>
          <table:table-cell table:style-name="ce58" table:formula="of:=[.R20]/[.T20]" office:value-type="float" office:value="14.306" calcext:value-type="float">
            <text:p>14.31</text:p>
          </table:table-cell>
          <table:table-cell table:style-name="ce58" table:formula="of:=ROUNDUP([.G20]/[$connection.$D$4])" office:value-type="float" office:value="195" calcext:value-type="float">
            <text:p>195.00</text:p>
          </table:table-cell>
          <table:table-cell table:style-name="ce58" table:formula="of:=[.C20]/[.V20]" office:value-type="float" office:value="0.0433538461538462" calcext:value-type="float">
            <text:p>0.04</text:p>
          </table:table-cell>
          <table:table-cell table:style-name="ce53" table:formula="of:=IF([.W20]&gt;=12*0.0254;1;0)" office:value-type="float" office:value="0" calcext:value-type="float">
            <text:p>0</text:p>
          </table:table-cell>
          <table:table-cell table:style-name="ce53" table:formula="of:=IF([.X20]=0;[.V20]/2;&quot;&quot;)" office:value-type="float" office:value="97.5" calcext:value-type="float">
            <text:p>97.5</text:p>
          </table:table-cell>
          <table:table-cell table:style-name="ce58" table:formula="of:=IF([.X20]=0;[.$C20]/[.Y20];0)" office:value-type="float" office:value="0.0867076923076923" calcext:value-type="float">
            <text:p>0.09</text:p>
          </table:table-cell>
          <table:table-cell table:style-name="ce96" table:formula="of:=IF(OR([.X20];IF([.Z20]&gt;=12*0.0254;1;0));1;0)" office:value-type="float" office:value="0" calcext:value-type="float">
            <text:p>0</text:p>
          </table:table-cell>
          <table:table-cell table:style-name="ce58" table:formula="of:=ROUNDUP([.G20]/[$connection.$D$11]/2)" office:value-type="float" office:value="47" calcext:value-type="float">
            <text:p>47.00</text:p>
          </table:table-cell>
          <table:table-cell table:style-name="ce58" table:formula="of:=IF([.AA20]=0;[.$C20]/[.AB20];0)" office:value-type="float" office:value="0.179872340425532" calcext:value-type="float">
            <text:p>0.18</text:p>
          </table:table-cell>
          <table:table-cell table:style-name="ce96" table:formula="of:=IF(OR([.AA20];IF([.AC20]&gt;=12*0.0254;1;0));1;0)" office:value-type="float" office:value="0" calcext:value-type="float">
            <text:p>0</text:p>
          </table:table-cell>
          <table:table-cell table:style-name="ce58" table:formula="of:=ROUNDUP([.$G20]/[$connection.$D$12]/2)" office:value-type="float" office:value="38" calcext:value-type="float">
            <text:p>38.00</text:p>
          </table:table-cell>
          <table:table-cell table:style-name="ce58" table:formula="of:=IF([.AD20]=0;[.$C20]/[.AE20];0)" office:value-type="float" office:value="0.222473684210526" calcext:value-type="float">
            <text:p>0.22</text:p>
          </table:table-cell>
          <table:table-cell table:style-name="ce96" table:formula="of:=IF(OR([.AD20];IF([.AF20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20]=1;[.$V$1];IF([.$AA20]=1;[.$Y$1];IF([.$AD20]=1;[.$AB$1];IF([.$AG20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20]=1;[.V20];IF([.$AA20]=1;[.Y20];IF([.$AD20]=1;[.AB20];IF([.$AG20]=1;[.AE20];&quot;KO&quot;))))*[.AK20]" office:value-type="float" office:value="76" calcext:value-type="float">
            <text:p>76</text:p>
          </table:table-cell>
          <table:table-cell table:style-name="ce53" table:formula="of:=IF([.$X20]=1;1;2)" office:value-type="float" office:value="2" calcext:value-type="float">
            <text:p>2</text:p>
          </table:table-cell>
          <table:table-cell table:style-name="ce53" table:formula="of:=ROUNDUP([.AJ20]/[.AK20])" office:value-type="float" office:value="38" calcext:value-type="float">
            <text:p>38</text:p>
          </table:table-cell>
          <table:table-cell table:style-name="ce53" table:formula="of:=ROUNDDOWN(([.C20])/([.AL20]-1)/0.0254;0)" office:value-type="float" office:value="8" calcext:value-type="float">
            <text:p>8</text:p>
          </table:table-cell>
          <table:table-cell table:style-name="ce53" table:formula="of:=COM.MICROSOFT.CONCAT(TEXT([.AK20];&quot;#&quot;);IF([.AK20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20];&quot; at &quot;; TEXT([.AM20];&quot;##&quot;);&quot; in. o/c; &quot;; TEXT ([.AJ20];&quot;##&quot;);&quot; fasteners in &quot;;[.AN20])" office:value-type="string" office:string-value="SDWS log screw (d= 0.197 in) at 8 in. o/c; 76 fasteners in 2 rows." calcext:value-type="string">
            <text:p>SDWS log screw (d= 0.197 in) at 8 in. o/c; 76 fasteners in 2 rows.</text:p>
          </table:table-cell>
          <table:table-cell table:style-name="ce53" table:number-columns-repeated="983"/>
        </table:table-row>
        <table:table-row table:style-name="ro4">
          <table:table-cell office:value-type="string" calcext:value-type="string">
            <text:p>E3A</text:p>
          </table:table-cell>
          <table:table-cell office:value-type="float" office:value="3" calcext:value-type="float">
            <text:p>3</text:p>
          </table:table-cell>
          <table:table-cell table:formula="of:=[$east.S2]" office:value-type="float" office:value="9.2" calcext:value-type="float">
            <text:p>9.20</text:p>
          </table:table-cell>
          <table:table-cell table:formula="of:=INDIRECT([.O21])" office:value-type="float" office:value="3.302" calcext:value-type="float">
            <text:p>3.30</text:p>
          </table:table-cell>
          <table:table-cell table:style-name="ce57" table:formula="of:=[.D21]*[.C21]" office:value-type="float" office:value="30.3784" calcext:value-type="float">
            <text:p>30.38</text:p>
          </table:table-cell>
          <table:table-cell table:formula="of:=0.65*[.E21]" office:value-type="float" office:value="19.74596" calcext:value-type="float">
            <text:p>19.75</text:p>
          </table:table-cell>
          <table:table-cell table:formula="of:=[$east.Q3]" office:value-type="float" office:value="68.7628178544" calcext:value-type="float">
            <text:p>68.76</text:p>
          </table:table-cell>
          <table:table-cell table:formula="of:=MAX([.G21]*[.D21]/[.C21]-[.F21]/2;0)" office:value-type="float" office:value="14.806892234264" calcext:value-type="float">
            <text:p>14.81</text:p>
          </table:table-cell>
          <table:table-cell table:formula="of:=-[.G21]*[.D21]/[.C21]" office:value-type="float" office:value="-24.679872234264" calcext:value-type="float">
            <text:p>-24.68</text:p>
          </table:table-cell>
          <table:table-cell table:formula="of:=IF([.H21]&gt;0;ROUNDUP([.H21];-1);&quot;-&quot;)" office:value-type="float" office:value="20" calcext:value-type="float">
            <text:p>20.00</text:p>
          </table:table-cell>
          <table:table-cell table:formula="of:=0.224809*[.H21]" office:value-type="float" office:value="3.32872263629266" calcext:value-type="float">
            <text:p>3.33</text:p>
          </table:table-cell>
          <table:table-cell table:formula="of:=IF([.K21]&gt;0;MROUND([.K21];1);&quot;-&quot;)" office:value-type="float" office:value="3" calcext:value-type="float">
            <text:p>3.00</text:p>
          </table:table-cell>
          <table:table-cell table:formula="of:=IF([.K21]&gt;0;ROUNDUP([.L21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21];&quot;#&quot;))" office:value-type="string" office:string-value="$floor.B3" calcext:value-type="string">
            <text:p>$floor.B3</text:p>
          </table:table-cell>
          <table:table-cell table:formula="of:=[.G21]/[.C21]" office:value-type="float" office:value="7.474219332" calcext:value-type="float">
            <text:p>7.47</text:p>
          </table:table-cell>
          <table:table-cell/>
          <table:table-cell table:formula="of:=IF([.B21]=1;[.G21];0)" office:value-type="float" office:value="0" calcext:value-type="float">
            <text:p>0.00</text:p>
          </table:table-cell>
          <table:table-cell table:formula="of:=IF([.R21]&gt;0;3*0.3048;1000)" office:value-type="float" office:value="1000" calcext:value-type="float">
            <text:p>1,000.00</text:p>
          </table:table-cell>
          <table:table-cell table:formula="of:=ROUNDUP([.C21]/[.S21];0)" office:value-type="float" office:value="1" calcext:value-type="float">
            <text:p>1</text:p>
          </table:table-cell>
          <table:table-cell table:formula="of:=[.R21]/[.T21]" office:value-type="float" office:value="0" calcext:value-type="float">
            <text:p>0.00</text:p>
          </table:table-cell>
          <table:table-cell table:formula="of:=ROUNDUP([.G21]/[$connection.$D$4])" office:value-type="float" office:value="94" calcext:value-type="float">
            <text:p>94.00</text:p>
          </table:table-cell>
          <table:table-cell table:formula="of:=[.C21]/[.V21]" office:value-type="float" office:value="0.0978723404255319" calcext:value-type="float">
            <text:p>0.10</text:p>
          </table:table-cell>
          <table:table-cell table:formula="of:=IF([.W21]&gt;=12*0.0254;1;0)" office:value-type="float" office:value="0" calcext:value-type="float">
            <text:p>0</text:p>
          </table:table-cell>
          <table:table-cell table:formula="of:=IF([.X21]=0;[.V21]/2;&quot;&quot;)" office:value-type="float" office:value="47" calcext:value-type="float">
            <text:p>47</text:p>
          </table:table-cell>
          <table:table-cell table:style-name="ce57" table:formula="of:=IF([.X21]=0;[.$C21]/[.Y21];0)" office:value-type="float" office:value="0.195744680851064" calcext:value-type="float">
            <text:p>0.20</text:p>
          </table:table-cell>
          <table:table-cell table:style-name="ce95" table:formula="of:=IF(OR([.X21];IF([.Z21]&gt;=12*0.0254;1;0));1;0)" office:value-type="float" office:value="0" calcext:value-type="float">
            <text:p>0</text:p>
          </table:table-cell>
          <table:table-cell table:style-name="ce57" table:formula="of:=ROUNDUP([.G21]/[$connection.$D$11]/2)" office:value-type="float" office:value="23" calcext:value-type="float">
            <text:p>23.00</text:p>
          </table:table-cell>
          <table:table-cell table:style-name="ce57" table:formula="of:=IF([.AA21]=0;[.$C21]/[.AB21];0)" office:value-type="float" office:value="0.4" calcext:value-type="float">
            <text:p>0.40</text:p>
          </table:table-cell>
          <table:table-cell table:style-name="ce95" table:formula="of:=IF(OR([.AA21];IF([.AC21]&gt;=12*0.0254;1;0));1;0)" office:value-type="float" office:value="1" calcext:value-type="float">
            <text:p>1</text:p>
          </table:table-cell>
          <table:table-cell table:style-name="ce57" table:formula="of:=ROUNDUP([.$G21]/[$connection.$D$12]/2)" office:value-type="float" office:value="19" calcext:value-type="float">
            <text:p>19.00</text:p>
          </table:table-cell>
          <table:table-cell table:style-name="ce57" table:formula="of:=IF([.AD21]=0;[.$C21]/[.AE21];0)" office:value-type="float" office:value="0" calcext:value-type="float">
            <text:p>0.00</text:p>
          </table:table-cell>
          <table:table-cell table:style-name="ce95" table:formula="of:=IF(OR([.AD21];IF([.AF21]&gt;=6*0.0254;1;0));1;0)" office:value-type="float" office:value="1" calcext:value-type="float">
            <text:p>1</text:p>
          </table:table-cell>
          <table:table-cell/>
          <table:table-cell table:formula="of:=IF([.$X21]=1;[.$V$1];IF([.$AA21]=1;[.$Y$1];IF([.$AD21]=1;[.$AB$1];IF([.$AG21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21]=1;[.V21];IF([.$AA21]=1;[.Y21];IF([.$AD21]=1;[.AB21];IF([.$AG21]=1;[.AE21];&quot;KO&quot;))))*[.AK21]" office:value-type="float" office:value="46" calcext:value-type="float">
            <text:p>46</text:p>
          </table:table-cell>
          <table:table-cell table:formula="of:=IF([.$X21]=1;1;2)" office:value-type="float" office:value="2" calcext:value-type="float">
            <text:p>2</text:p>
          </table:table-cell>
          <table:table-cell table:formula="of:=ROUNDUP([.AJ21]/[.AK21])" office:value-type="float" office:value="23" calcext:value-type="float">
            <text:p>23</text:p>
          </table:table-cell>
          <table:table-cell table:formula="of:=ROUNDDOWN(([.C21])/([.AL21]-1)/0.0254;0)" office:value-type="float" office:value="16" calcext:value-type="float">
            <text:p>16</text:p>
          </table:table-cell>
          <table:table-cell table:formula="of:=COM.MICROSOFT.CONCAT(TEXT([.AK21];&quot;#&quot;);IF([.AK21]&lt;2;&quot; row.&quot;;&quot; rows.&quot;))" office:value-type="string" office:string-value="2 rows." calcext:value-type="string">
            <text:p>2 rows.</text:p>
          </table:table-cell>
          <table:table-cell table:formula="of:=COM.MICROSOFT.CONCAT([.AI21];&quot; at &quot;; TEXT([.AM21];&quot;##&quot;);&quot; in. o/c; &quot;; TEXT ([.AJ21];&quot;##&quot;);&quot; fasteners in &quot;;[.AN21])" office:value-type="string" office:string-value="wood screws 20 (d= 0.32 in) at 16 in. o/c; 46 fasteners in 2 rows." calcext:value-type="string">
            <text:p>wood screws 20 (d= 0.32 in) at 16 in. o/c; 4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3B</text:p>
          </table:table-cell>
          <table:table-cell office:value-type="float" office:value="3" calcext:value-type="float">
            <text:p>3</text:p>
          </table:table-cell>
          <table:table-cell table:formula="of:=[$east.X2]" office:value-type="float" office:value="9.2" calcext:value-type="float">
            <text:p>9.20</text:p>
          </table:table-cell>
          <table:table-cell table:formula="of:=INDIRECT([.O22])" office:value-type="float" office:value="3.302" calcext:value-type="float">
            <text:p>3.30</text:p>
          </table:table-cell>
          <table:table-cell table:style-name="ce57" table:formula="of:=[.D22]*[.C22]" office:value-type="float" office:value="30.3784" calcext:value-type="float">
            <text:p>30.38</text:p>
          </table:table-cell>
          <table:table-cell table:formula="of:=0.65*[.E22]" office:value-type="float" office:value="19.74596" calcext:value-type="float">
            <text:p>19.75</text:p>
          </table:table-cell>
          <table:table-cell table:formula="of:=[$east.V3]" office:value-type="float" office:value="21.5355045717" calcext:value-type="float">
            <text:p>21.54</text:p>
          </table:table-cell>
          <table:table-cell table:formula="of:=MAX([.G22]*[.D22]/[.C22]-[.F22]/2;0)" office:value-type="float" office:value="0" calcext:value-type="float">
            <text:p>0.00</text:p>
          </table:table-cell>
          <table:table-cell table:formula="of:=-[.G22]*[.D22]/[.C22]" office:value-type="float" office:value="-7.72937348866885" calcext:value-type="float">
            <text:p>-7.73</text:p>
          </table:table-cell>
          <table:table-cell table:formula="of:=IF([.H22]&gt;0;ROUNDUP([.H22];-1);&quot;-&quot;)" office:value-type="string" office:string-value="-" calcext:value-type="string">
            <text:p>-</text:p>
          </table:table-cell>
          <table:table-cell table:formula="of:=0.224809*[.H22]" office:value-type="float" office:value="0" calcext:value-type="float">
            <text:p>0.00</text:p>
          </table:table-cell>
          <table:table-cell table:formula="of:=IF([.K22]&gt;0;MROUND([.K22];1);&quot;-&quot;)" office:value-type="string" office:string-value="-" calcext:value-type="string">
            <text:p>-</text:p>
          </table:table-cell>
          <table:table-cell table:formula="of:=IF([.K22]&gt;0;ROUNDUP([.L22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22];&quot;#&quot;))" office:value-type="string" office:string-value="$floor.B3" calcext:value-type="string">
            <text:p>$floor.B3</text:p>
          </table:table-cell>
          <table:table-cell table:formula="of:=[.G22]/[.C22]" office:value-type="float" office:value="2.34081571431522" calcext:value-type="float">
            <text:p>2.34</text:p>
          </table:table-cell>
          <table:table-cell/>
          <table:table-cell table:formula="of:=IF([.B22]=1;[.G22];0)" office:value-type="float" office:value="0" calcext:value-type="float">
            <text:p>0.00</text:p>
          </table:table-cell>
          <table:table-cell table:formula="of:=IF([.R22]&gt;0;3*0.3048;1000)" office:value-type="float" office:value="1000" calcext:value-type="float">
            <text:p>1,000.00</text:p>
          </table:table-cell>
          <table:table-cell table:formula="of:=ROUNDUP([.C22]/[.S22];0)" office:value-type="float" office:value="1" calcext:value-type="float">
            <text:p>1</text:p>
          </table:table-cell>
          <table:table-cell table:formula="of:=[.R22]/[.T22]" office:value-type="float" office:value="0" calcext:value-type="float">
            <text:p>0.00</text:p>
          </table:table-cell>
          <table:table-cell table:formula="of:=ROUNDUP([.G22]/[$connection.$D$4])" office:value-type="float" office:value="30" calcext:value-type="float">
            <text:p>30.00</text:p>
          </table:table-cell>
          <table:table-cell table:formula="of:=[.C22]/[.V22]" office:value-type="float" office:value="0.306666666666667" calcext:value-type="float">
            <text:p>0.31</text:p>
          </table:table-cell>
          <table:table-cell table:formula="of:=IF([.W22]&gt;=12*0.0254;1;0)" office:value-type="float" office:value="1" calcext:value-type="float">
            <text:p>1</text:p>
          </table:table-cell>
          <table:table-cell table:formula="of:=IF([.X22]=0;[.V22]/2;&quot;&quot;)">
            <text:p/>
          </table:table-cell>
          <table:table-cell table:style-name="ce57" table:formula="of:=IF([.X22]=0;[.$C22]/[.Y22];0)" office:value-type="float" office:value="0" calcext:value-type="float">
            <text:p>0.00</text:p>
          </table:table-cell>
          <table:table-cell table:style-name="ce95" table:formula="of:=IF(OR([.X22];IF([.Z22]&gt;=12*0.0254;1;0));1;0)" office:value-type="float" office:value="1" calcext:value-type="float">
            <text:p>1</text:p>
          </table:table-cell>
          <table:table-cell table:style-name="ce57" table:formula="of:=ROUNDUP([.G22]/[$connection.$D$11]/2)" office:value-type="float" office:value="8" calcext:value-type="float">
            <text:p>8.00</text:p>
          </table:table-cell>
          <table:table-cell table:style-name="ce57" table:formula="of:=IF([.AA22]=0;[.$C22]/[.AB22];0)" office:value-type="float" office:value="0" calcext:value-type="float">
            <text:p>0.00</text:p>
          </table:table-cell>
          <table:table-cell table:style-name="ce95" table:formula="of:=IF(OR([.AA22];IF([.AC22]&gt;=12*0.0254;1;0));1;0)" office:value-type="float" office:value="1" calcext:value-type="float">
            <text:p>1</text:p>
          </table:table-cell>
          <table:table-cell table:style-name="ce57" table:formula="of:=ROUNDUP([.$G22]/[$connection.$D$12]/2)" office:value-type="float" office:value="6" calcext:value-type="float">
            <text:p>6.00</text:p>
          </table:table-cell>
          <table:table-cell table:style-name="ce57" table:formula="of:=IF([.AD22]=0;[.$C22]/[.AE22];0)" office:value-type="float" office:value="0" calcext:value-type="float">
            <text:p>0.00</text:p>
          </table:table-cell>
          <table:table-cell table:style-name="ce95" table:formula="of:=IF(OR([.AD22];IF([.AF22]&gt;=6*0.0254;1;0));1;0)" office:value-type="float" office:value="1" calcext:value-type="float">
            <text:p>1</text:p>
          </table:table-cell>
          <table:table-cell/>
          <table:table-cell table:formula="of:=IF([.$X22]=1;[.$V$1];IF([.$AA22]=1;[.$Y$1];IF([.$AD22]=1;[.$AB$1];IF([.$AG22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22]=1;[.V22];IF([.$AA22]=1;[.Y22];IF([.$AD22]=1;[.AB22];IF([.$AG22]=1;[.AE22];&quot;KO&quot;))))*[.AK22]" office:value-type="float" office:value="30" calcext:value-type="float">
            <text:p>30</text:p>
          </table:table-cell>
          <table:table-cell table:formula="of:=IF([.$X22]=1;1;2)" office:value-type="float" office:value="1" calcext:value-type="float">
            <text:p>1</text:p>
          </table:table-cell>
          <table:table-cell table:formula="of:=ROUNDUP([.AJ22]/[.AK22])" office:value-type="float" office:value="30" calcext:value-type="float">
            <text:p>30</text:p>
          </table:table-cell>
          <table:table-cell table:formula="of:=ROUNDDOWN(([.C22])/([.AL22]-1)/0.0254;0)" office:value-type="float" office:value="12" calcext:value-type="float">
            <text:p>12</text:p>
          </table:table-cell>
          <table:table-cell table:formula="of:=COM.MICROSOFT.CONCAT(TEXT([.AK22];&quot;#&quot;);IF([.AK22]&lt;2;&quot; row.&quot;;&quot; rows.&quot;))" office:value-type="string" office:string-value="1 row." calcext:value-type="string">
            <text:p>1 row.</text:p>
          </table:table-cell>
          <table:table-cell table:formula="of:=COM.MICROSOFT.CONCAT([.AI22];&quot; at &quot;; TEXT([.AM22];&quot;##&quot;);&quot; in. o/c; &quot;; TEXT ([.AJ22];&quot;##&quot;);&quot; fasteners in &quot;;[.AN22])" office:value-type="string" office:string-value="16d (d= 0.268 in) nails at 12 in. o/c; 30 fasteners in 1 row." calcext:value-type="string">
            <text:p>16d (d= 0.268 in) nails at 12 in. o/c; 30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3C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23])" office:value-type="float" office:value="3.302" calcext:value-type="float">
            <text:p>3.30</text:p>
          </table:table-cell>
          <table:table-cell table:style-name="ce57" table:formula="of:=[.D23]*[.C23]" office:value-type="float" office:value="30.3784" calcext:value-type="float">
            <text:p>30.38</text:p>
          </table:table-cell>
          <table:table-cell table:formula="of:=0.65*[.E23]" office:value-type="float" office:value="19.74596" calcext:value-type="float">
            <text:p>19.75</text:p>
          </table:table-cell>
          <table:table-cell table:formula="of:=[$east.AA3]" office:value-type="float" office:value="59.3884478466" calcext:value-type="float">
            <text:p>59.39</text:p>
          </table:table-cell>
          <table:table-cell table:formula="of:=MAX([.G23]*[.D23]/[.C23]-[.F23]/2;0)" office:value-type="float" office:value="11.4423085640732" calcext:value-type="float">
            <text:p>11.44</text:p>
          </table:table-cell>
          <table:table-cell table:formula="of:=-[.G23]*[.D23]/[.C23]" office:value-type="float" office:value="-21.3152885640732" calcext:value-type="float">
            <text:p>-21.32</text:p>
          </table:table-cell>
          <table:table-cell table:formula="of:=IF([.H23]&gt;0;ROUNDUP([.H23];-1);&quot;-&quot;)" office:value-type="float" office:value="20" calcext:value-type="float">
            <text:p>20.00</text:p>
          </table:table-cell>
          <table:table-cell table:formula="of:=0.224809*[.H23]" office:value-type="float" office:value="2.57233394598073" calcext:value-type="float">
            <text:p>2.57</text:p>
          </table:table-cell>
          <table:table-cell table:formula="of:=IF([.K23]&gt;0;MROUND([.K23];1);&quot;-&quot;)" office:value-type="float" office:value="3" calcext:value-type="float">
            <text:p>3.00</text:p>
          </table:table-cell>
          <table:table-cell table:formula="of:=IF([.K23]&gt;0;ROUNDUP([.L23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23];&quot;#&quot;))" office:value-type="string" office:string-value="$floor.B3" calcext:value-type="string">
            <text:p>$floor.B3</text:p>
          </table:table-cell>
          <table:table-cell table:formula="of:=[.G23]/[.C23]" office:value-type="float" office:value="6.45526607028261" calcext:value-type="float">
            <text:p>6.46</text:p>
          </table:table-cell>
          <table:table-cell/>
          <table:table-cell table:formula="of:=IF([.B23]=1;[.G23];0)" office:value-type="float" office:value="0" calcext:value-type="float">
            <text:p>0.00</text:p>
          </table:table-cell>
          <table:table-cell table:formula="of:=IF([.R23]&gt;0;3*0.3048;1000)" office:value-type="float" office:value="1000" calcext:value-type="float">
            <text:p>1,000.00</text:p>
          </table:table-cell>
          <table:table-cell table:formula="of:=ROUNDUP([.C23]/[.S23];0)" office:value-type="float" office:value="1" calcext:value-type="float">
            <text:p>1</text:p>
          </table:table-cell>
          <table:table-cell table:formula="of:=[.R23]/[.T23]" office:value-type="float" office:value="0" calcext:value-type="float">
            <text:p>0.00</text:p>
          </table:table-cell>
          <table:table-cell table:formula="of:=ROUNDUP([.G23]/[$connection.$D$4])" office:value-type="float" office:value="81" calcext:value-type="float">
            <text:p>81.00</text:p>
          </table:table-cell>
          <table:table-cell table:formula="of:=[.C23]/[.V23]" office:value-type="float" office:value="0.11358024691358" calcext:value-type="float">
            <text:p>0.11</text:p>
          </table:table-cell>
          <table:table-cell table:formula="of:=IF([.W23]&gt;=12*0.0254;1;0)" office:value-type="float" office:value="0" calcext:value-type="float">
            <text:p>0</text:p>
          </table:table-cell>
          <table:table-cell table:formula="of:=IF([.X23]=0;[.V23]/2;&quot;&quot;)" office:value-type="float" office:value="40.5" calcext:value-type="float">
            <text:p>40.5</text:p>
          </table:table-cell>
          <table:table-cell table:style-name="ce57" table:formula="of:=IF([.X23]=0;[.$C23]/[.Y23];0)" office:value-type="float" office:value="0.22716049382716" calcext:value-type="float">
            <text:p>0.23</text:p>
          </table:table-cell>
          <table:table-cell table:style-name="ce95" table:formula="of:=IF(OR([.X23];IF([.Z23]&gt;=12*0.0254;1;0));1;0)" office:value-type="float" office:value="0" calcext:value-type="float">
            <text:p>0</text:p>
          </table:table-cell>
          <table:table-cell table:style-name="ce57" table:formula="of:=ROUNDUP([.G23]/[$connection.$D$11]/2)" office:value-type="float" office:value="20" calcext:value-type="float">
            <text:p>20.00</text:p>
          </table:table-cell>
          <table:table-cell table:style-name="ce57" table:formula="of:=IF([.AA23]=0;[.$C23]/[.AB23];0)" office:value-type="float" office:value="0.46" calcext:value-type="float">
            <text:p>0.46</text:p>
          </table:table-cell>
          <table:table-cell table:style-name="ce95" table:formula="of:=IF(OR([.AA23];IF([.AC23]&gt;=12*0.0254;1;0));1;0)" office:value-type="float" office:value="1" calcext:value-type="float">
            <text:p>1</text:p>
          </table:table-cell>
          <table:table-cell table:style-name="ce57" table:formula="of:=ROUNDUP([.$G23]/[$connection.$D$12]/2)" office:value-type="float" office:value="16" calcext:value-type="float">
            <text:p>16.00</text:p>
          </table:table-cell>
          <table:table-cell table:style-name="ce57" table:formula="of:=IF([.AD23]=0;[.$C23]/[.AE23];0)" office:value-type="float" office:value="0" calcext:value-type="float">
            <text:p>0.00</text:p>
          </table:table-cell>
          <table:table-cell table:style-name="ce95" table:formula="of:=IF(OR([.AD23];IF([.AF23]&gt;=6*0.0254;1;0));1;0)" office:value-type="float" office:value="1" calcext:value-type="float">
            <text:p>1</text:p>
          </table:table-cell>
          <table:table-cell/>
          <table:table-cell table:formula="of:=IF([.$X23]=1;[.$V$1];IF([.$AA23]=1;[.$Y$1];IF([.$AD23]=1;[.$AB$1];IF([.$AG23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23]=1;[.V23];IF([.$AA23]=1;[.Y23];IF([.$AD23]=1;[.AB23];IF([.$AG23]=1;[.AE23];&quot;KO&quot;))))*[.AK23]" office:value-type="float" office:value="40" calcext:value-type="float">
            <text:p>40</text:p>
          </table:table-cell>
          <table:table-cell table:formula="of:=IF([.$X23]=1;1;2)" office:value-type="float" office:value="2" calcext:value-type="float">
            <text:p>2</text:p>
          </table:table-cell>
          <table:table-cell table:formula="of:=ROUNDUP([.AJ23]/[.AK23])" office:value-type="float" office:value="20" calcext:value-type="float">
            <text:p>20</text:p>
          </table:table-cell>
          <table:table-cell table:formula="of:=ROUNDDOWN(([.C23])/([.AL23]-1)/0.0254;0)" office:value-type="float" office:value="19" calcext:value-type="float">
            <text:p>19</text:p>
          </table:table-cell>
          <table:table-cell table:formula="of:=COM.MICROSOFT.CONCAT(TEXT([.AK23];&quot;#&quot;);IF([.AK23]&lt;2;&quot; row.&quot;;&quot; rows.&quot;))" office:value-type="string" office:string-value="2 rows." calcext:value-type="string">
            <text:p>2 rows.</text:p>
          </table:table-cell>
          <table:table-cell table:formula="of:=COM.MICROSOFT.CONCAT([.AI23];&quot; at &quot;; TEXT([.AM23];&quot;##&quot;);&quot; in. o/c; &quot;; TEXT ([.AJ23];&quot;##&quot;);&quot; fasteners in &quot;;[.AN23])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2A</text:p>
          </table:table-cell>
          <table:table-cell office:value-type="float" office:value="2" calcext:value-type="float">
            <text:p>2</text:p>
          </table:table-cell>
          <table:table-cell table:formula="of:=[$east.AH2]" office:value-type="float" office:value="9.2" calcext:value-type="float">
            <text:p>9.20</text:p>
          </table:table-cell>
          <table:table-cell table:formula="of:=INDIRECT([.O24])" office:value-type="float" office:value="3.3528" calcext:value-type="float">
            <text:p>3.35</text:p>
          </table:table-cell>
          <table:table-cell table:style-name="ce57" table:formula="of:=[.D24]*[.C24]" office:value-type="float" office:value="30.84576" calcext:value-type="float">
            <text:p>30.85</text:p>
          </table:table-cell>
          <table:table-cell table:formula="of:=0.65*[.E24]+[.F21]" office:value-type="float" office:value="39.795704" calcext:value-type="float">
            <text:p>39.80</text:p>
          </table:table-cell>
          <table:table-cell table:formula="of:=[$east.AF3]" office:value-type="float" office:value="117.695067999" calcext:value-type="float">
            <text:p>117.70</text:p>
          </table:table-cell>
          <table:table-cell table:formula="of:=MAX([.G24]*[.D24]/[.C24]-[.F24]/2;0)" office:value-type="float" office:value="22.9943245203312" calcext:value-type="float">
            <text:p>22.99</text:p>
          </table:table-cell>
          <table:table-cell table:formula="of:=-[.G24]*[.D24]/[.C24]" office:value-type="float" office:value="-42.8921765203312" calcext:value-type="float">
            <text:p>-42.89</text:p>
          </table:table-cell>
          <table:table-cell table:formula="of:=IF([.H24]&gt;0;ROUNDUP([.H24];-1);&quot;-&quot;)" office:value-type="float" office:value="30" calcext:value-type="float">
            <text:p>30.00</text:p>
          </table:table-cell>
          <table:table-cell table:formula="of:=0.224809*[.H24]" office:value-type="float" office:value="5.16933110109114" calcext:value-type="float">
            <text:p>5.17</text:p>
          </table:table-cell>
          <table:table-cell table:formula="of:=IF([.K24]&gt;0;MROUND([.K24];1);&quot;-&quot;)" office:value-type="float" office:value="5" calcext:value-type="float">
            <text:p>5.00</text:p>
          </table:table-cell>
          <table:table-cell table:formula="of:=IF([.K24]&gt;0;ROUNDUP([.L24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24];&quot;#&quot;))" office:value-type="string" office:string-value="$floor.B2" calcext:value-type="string">
            <text:p>$floor.B2</text:p>
          </table:table-cell>
          <table:table-cell table:formula="of:=[.G24]/[.C24]" office:value-type="float" office:value="12.7929421738044" calcext:value-type="float">
            <text:p>12.79</text:p>
          </table:table-cell>
          <table:table-cell/>
          <table:table-cell table:formula="of:=IF([.B24]=1;[.G24];0)" office:value-type="float" office:value="0" calcext:value-type="float">
            <text:p>0.00</text:p>
          </table:table-cell>
          <table:table-cell table:formula="of:=IF([.R24]&gt;0;3*0.3048;1000)" office:value-type="float" office:value="1000" calcext:value-type="float">
            <text:p>1,000.00</text:p>
          </table:table-cell>
          <table:table-cell table:formula="of:=ROUNDUP([.C24]/[.S24];0)" office:value-type="float" office:value="1" calcext:value-type="float">
            <text:p>1</text:p>
          </table:table-cell>
          <table:table-cell table:formula="of:=[.R24]/[.T24]" office:value-type="float" office:value="0" calcext:value-type="float">
            <text:p>0.00</text:p>
          </table:table-cell>
          <table:table-cell table:formula="of:=ROUNDUP([.G24]/[$connection.$D$4])" office:value-type="float" office:value="161" calcext:value-type="float">
            <text:p>161.00</text:p>
          </table:table-cell>
          <table:table-cell table:formula="of:=[.C24]/[.V24]" office:value-type="float" office:value="0.0571428571428571" calcext:value-type="float">
            <text:p>0.06</text:p>
          </table:table-cell>
          <table:table-cell table:formula="of:=IF([.W24]&gt;=12*0.0254;1;0)" office:value-type="float" office:value="0" calcext:value-type="float">
            <text:p>0</text:p>
          </table:table-cell>
          <table:table-cell table:formula="of:=IF([.X24]=0;[.V24]/2;&quot;&quot;)" office:value-type="float" office:value="80.5" calcext:value-type="float">
            <text:p>80.5</text:p>
          </table:table-cell>
          <table:table-cell table:style-name="ce57" table:formula="of:=IF([.X24]=0;[.$C24]/[.Y24];0)" office:value-type="float" office:value="0.114285714285714" calcext:value-type="float">
            <text:p>0.11</text:p>
          </table:table-cell>
          <table:table-cell table:style-name="ce95" table:formula="of:=IF(OR([.X24];IF([.Z24]&gt;=12*0.0254;1;0));1;0)" office:value-type="float" office:value="0" calcext:value-type="float">
            <text:p>0</text:p>
          </table:table-cell>
          <table:table-cell table:style-name="ce57" table:formula="of:=ROUNDUP([.G24]/[$connection.$D$11]/2)" office:value-type="float" office:value="39" calcext:value-type="float">
            <text:p>39.00</text:p>
          </table:table-cell>
          <table:table-cell table:style-name="ce57" table:formula="of:=IF([.AA24]=0;[.$C24]/[.AB24];0)" office:value-type="float" office:value="0.235897435897436" calcext:value-type="float">
            <text:p>0.24</text:p>
          </table:table-cell>
          <table:table-cell table:style-name="ce95" table:formula="of:=IF(OR([.AA24];IF([.AC24]&gt;=12*0.0254;1;0));1;0)" office:value-type="float" office:value="0" calcext:value-type="float">
            <text:p>0</text:p>
          </table:table-cell>
          <table:table-cell table:style-name="ce57" table:formula="of:=ROUNDUP([.$G24]/[$connection.$D$12]/2)" office:value-type="float" office:value="32" calcext:value-type="float">
            <text:p>32.00</text:p>
          </table:table-cell>
          <table:table-cell table:style-name="ce57" table:formula="of:=IF([.AD24]=0;[.$C24]/[.AE24];0)" office:value-type="float" office:value="0.2875" calcext:value-type="float">
            <text:p>0.29</text:p>
          </table:table-cell>
          <table:table-cell table:style-name="ce95" table:formula="of:=IF(OR([.AD24];IF([.AF24]&gt;=6*0.0254;1;0));1;0)" office:value-type="float" office:value="1" calcext:value-type="float">
            <text:p>1</text:p>
          </table:table-cell>
          <table:table-cell/>
          <table:table-cell table:formula="of:=IF([.$X24]=1;[.$V$1];IF([.$AA24]=1;[.$Y$1];IF([.$AD24]=1;[.$AB$1];IF([.$AG24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24]=1;[.V24];IF([.$AA24]=1;[.Y24];IF([.$AD24]=1;[.AB24];IF([.$AG24]=1;[.AE24];&quot;KO&quot;))))*[.AK24]" office:value-type="float" office:value="64" calcext:value-type="float">
            <text:p>64</text:p>
          </table:table-cell>
          <table:table-cell table:formula="of:=IF([.$X24]=1;1;2)" office:value-type="float" office:value="2" calcext:value-type="float">
            <text:p>2</text:p>
          </table:table-cell>
          <table:table-cell table:formula="of:=ROUNDUP([.AJ24]/[.AK24])" office:value-type="float" office:value="32" calcext:value-type="float">
            <text:p>32</text:p>
          </table:table-cell>
          <table:table-cell table:formula="of:=ROUNDDOWN(([.C24])/([.AL24]-1)/0.0254;0)" office:value-type="float" office:value="11" calcext:value-type="float">
            <text:p>11</text:p>
          </table:table-cell>
          <table:table-cell table:formula="of:=COM.MICROSOFT.CONCAT(TEXT([.AK24];&quot;#&quot;);IF([.AK24]&lt;2;&quot; row.&quot;;&quot; rows.&quot;))" office:value-type="string" office:string-value="2 rows." calcext:value-type="string">
            <text:p>2 rows.</text:p>
          </table:table-cell>
          <table:table-cell table:formula="of:=COM.MICROSOFT.CONCAT([.AI24];&quot; at &quot;; TEXT([.AM24];&quot;##&quot;);&quot; in. o/c; &quot;; TEXT ([.AJ24];&quot;##&quot;);&quot; fasteners in &quot;;[.AN24])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2B</text:p>
          </table:table-cell>
          <table:table-cell office:value-type="float" office:value="2" calcext:value-type="float">
            <text:p>2</text:p>
          </table:table-cell>
          <table:table-cell table:formula="of:=[$east.AM2]" office:value-type="float" office:value="9.2" calcext:value-type="float">
            <text:p>9.20</text:p>
          </table:table-cell>
          <table:table-cell table:formula="of:=INDIRECT([.O25])" office:value-type="float" office:value="3.3528" calcext:value-type="float">
            <text:p>3.35</text:p>
          </table:table-cell>
          <table:table-cell table:style-name="ce57" table:formula="of:=[.D25]*[.C25]" office:value-type="float" office:value="30.84576" calcext:value-type="float">
            <text:p>30.85</text:p>
          </table:table-cell>
          <table:table-cell table:formula="of:=0.65*[.E25]+[.F22]" office:value-type="float" office:value="39.795704" calcext:value-type="float">
            <text:p>39.80</text:p>
          </table:table-cell>
          <table:table-cell table:formula="of:=[$east.AK3]" office:value-type="float" office:value="36.8603666058" calcext:value-type="float">
            <text:p>36.86</text:p>
          </table:table-cell>
          <table:table-cell table:formula="of:=MAX([.G25]*[.D25]/[.C25]-[.F25]/2;0)" office:value-type="float" office:value="0" calcext:value-type="float">
            <text:p>0.00</text:p>
          </table:table-cell>
          <table:table-cell table:formula="of:=-[.G25]*[.D25]/[.C25]" office:value-type="float" office:value="-13.4331996908616" calcext:value-type="float">
            <text:p>-13.43</text:p>
          </table:table-cell>
          <table:table-cell table:formula="of:=IF([.H25]&gt;0;ROUNDUP([.H25];-1);&quot;-&quot;)" office:value-type="string" office:string-value="-" calcext:value-type="string">
            <text:p>-</text:p>
          </table:table-cell>
          <table:table-cell table:formula="of:=0.224809*[.H25]" office:value-type="float" office:value="0" calcext:value-type="float">
            <text:p>0.00</text:p>
          </table:table-cell>
          <table:table-cell table:formula="of:=IF([.K25]&gt;0;MROUND([.K25];1);&quot;-&quot;)" office:value-type="string" office:string-value="-" calcext:value-type="string">
            <text:p>-</text:p>
          </table:table-cell>
          <table:table-cell table:formula="of:=IF([.K25]&gt;0;ROUNDUP([.L25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25];&quot;#&quot;))" office:value-type="string" office:string-value="$floor.B2" calcext:value-type="string">
            <text:p>$floor.B2</text:p>
          </table:table-cell>
          <table:table-cell table:formula="of:=[.G25]/[.C25]" office:value-type="float" office:value="4.00656158758696" calcext:value-type="float">
            <text:p>4.01</text:p>
          </table:table-cell>
          <table:table-cell/>
          <table:table-cell table:formula="of:=IF([.B25]=1;[.G25];0)" office:value-type="float" office:value="0" calcext:value-type="float">
            <text:p>0.00</text:p>
          </table:table-cell>
          <table:table-cell table:formula="of:=IF([.R25]&gt;0;3*0.3048;1000)" office:value-type="float" office:value="1000" calcext:value-type="float">
            <text:p>1,000.00</text:p>
          </table:table-cell>
          <table:table-cell table:formula="of:=ROUNDUP([.C25]/[.S25];0)" office:value-type="float" office:value="1" calcext:value-type="float">
            <text:p>1</text:p>
          </table:table-cell>
          <table:table-cell table:formula="of:=[.R25]/[.T25]" office:value-type="float" office:value="0" calcext:value-type="float">
            <text:p>0.00</text:p>
          </table:table-cell>
          <table:table-cell table:formula="of:=ROUNDUP([.G25]/[$connection.$D$4])" office:value-type="float" office:value="51" calcext:value-type="float">
            <text:p>51.00</text:p>
          </table:table-cell>
          <table:table-cell table:formula="of:=[.C25]/[.V25]" office:value-type="float" office:value="0.180392156862745" calcext:value-type="float">
            <text:p>0.18</text:p>
          </table:table-cell>
          <table:table-cell table:formula="of:=IF([.W25]&gt;=12*0.0254;1;0)" office:value-type="float" office:value="0" calcext:value-type="float">
            <text:p>0</text:p>
          </table:table-cell>
          <table:table-cell table:formula="of:=IF([.X25]=0;[.V25]/2;&quot;&quot;)" office:value-type="float" office:value="25.5" calcext:value-type="float">
            <text:p>25.5</text:p>
          </table:table-cell>
          <table:table-cell table:style-name="ce57" table:formula="of:=IF([.X25]=0;[.$C25]/[.Y25];0)" office:value-type="float" office:value="0.36078431372549" calcext:value-type="float">
            <text:p>0.36</text:p>
          </table:table-cell>
          <table:table-cell table:style-name="ce95" table:formula="of:=IF(OR([.X25];IF([.Z25]&gt;=12*0.0254;1;0));1;0)" office:value-type="float" office:value="1" calcext:value-type="float">
            <text:p>1</text:p>
          </table:table-cell>
          <table:table-cell table:style-name="ce57" table:formula="of:=ROUNDUP([.G25]/[$connection.$D$11]/2)" office:value-type="float" office:value="13" calcext:value-type="float">
            <text:p>13.00</text:p>
          </table:table-cell>
          <table:table-cell table:style-name="ce57" table:formula="of:=IF([.AA25]=0;[.$C25]/[.AB25];0)" office:value-type="float" office:value="0" calcext:value-type="float">
            <text:p>0.00</text:p>
          </table:table-cell>
          <table:table-cell table:style-name="ce95" table:formula="of:=IF(OR([.AA25];IF([.AC25]&gt;=12*0.0254;1;0));1;0)" office:value-type="float" office:value="1" calcext:value-type="float">
            <text:p>1</text:p>
          </table:table-cell>
          <table:table-cell table:style-name="ce57" table:formula="of:=ROUNDUP([.$G25]/[$connection.$D$12]/2)" office:value-type="float" office:value="10" calcext:value-type="float">
            <text:p>10.00</text:p>
          </table:table-cell>
          <table:table-cell table:style-name="ce57" table:formula="of:=IF([.AD25]=0;[.$C25]/[.AE25];0)" office:value-type="float" office:value="0" calcext:value-type="float">
            <text:p>0.00</text:p>
          </table:table-cell>
          <table:table-cell table:style-name="ce95" table:formula="of:=IF(OR([.AD25];IF([.AF25]&gt;=6*0.0254;1;0));1;0)" office:value-type="float" office:value="1" calcext:value-type="float">
            <text:p>1</text:p>
          </table:table-cell>
          <table:table-cell/>
          <table:table-cell table:formula="of:=IF([.$X25]=1;[.$V$1];IF([.$AA25]=1;[.$Y$1];IF([.$AD25]=1;[.$AB$1];IF([.$AG25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25]=1;[.V25];IF([.$AA25]=1;[.Y25];IF([.$AD25]=1;[.AB25];IF([.$AG25]=1;[.AE25];&quot;KO&quot;))))*[.AK25]" office:value-type="float" office:value="51" calcext:value-type="float">
            <text:p>51</text:p>
          </table:table-cell>
          <table:table-cell table:formula="of:=IF([.$X25]=1;1;2)" office:value-type="float" office:value="2" calcext:value-type="float">
            <text:p>2</text:p>
          </table:table-cell>
          <table:table-cell table:formula="of:=ROUNDUP([.AJ25]/[.AK25])" office:value-type="float" office:value="26" calcext:value-type="float">
            <text:p>26</text:p>
          </table:table-cell>
          <table:table-cell table:formula="of:=ROUNDDOWN(([.C25])/([.AL25]-1)/0.0254;0)" office:value-type="float" office:value="14" calcext:value-type="float">
            <text:p>14</text:p>
          </table:table-cell>
          <table:table-cell table:formula="of:=COM.MICROSOFT.CONCAT(TEXT([.AK25];&quot;#&quot;);IF([.AK25]&lt;2;&quot; row.&quot;;&quot; rows.&quot;))" office:value-type="string" office:string-value="2 rows." calcext:value-type="string">
            <text:p>2 rows.</text:p>
          </table:table-cell>
          <table:table-cell table:formula="of:=COM.MICROSOFT.CONCAT([.AI25];&quot; at &quot;; TEXT([.AM25];&quot;##&quot;);&quot; in. o/c; &quot;; TEXT ([.AJ25];&quot;##&quot;);&quot; fasteners in &quot;;[.AN25])" office:value-type="string" office:string-value="16d (d= 0.268 in) nails at 14 in. o/c; 51 fasteners in 2 rows." calcext:value-type="string">
            <text:p>16d (d= 0.268 in) nails at 14 in. o/c; 51 fasteners in 2 rows.</text:p>
          </table:table-cell>
          <table:table-cell table:number-columns-repeated="983"/>
        </table:table-row>
        <table:table-row table:style-name="ro8">
          <table:table-cell office:value-type="string" calcext:value-type="string">
            <text:p>E2C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26])" office:value-type="float" office:value="3.3528" calcext:value-type="float">
            <text:p>3.35</text:p>
          </table:table-cell>
          <table:table-cell table:style-name="ce57" table:formula="of:=[.D26]*[.C26]" office:value-type="float" office:value="30.84576" calcext:value-type="float">
            <text:p>30.85</text:p>
          </table:table-cell>
          <table:table-cell table:formula="of:=0.65*[.E26]+[.F23]" office:value-type="float" office:value="39.795704" calcext:value-type="float">
            <text:p>39.80</text:p>
          </table:table-cell>
          <table:table-cell table:formula="of:=[$east.AP3]" office:value-type="float" office:value="101.649810548" calcext:value-type="float">
            <text:p>101.65</text:p>
          </table:table-cell>
          <table:table-cell table:formula="of:=MAX([.G26]*[.D26]/[.C26]-[.F26]/2;0)" office:value-type="float" office:value="17.1468746092755" calcext:value-type="float">
            <text:p>17.15</text:p>
          </table:table-cell>
          <table:table-cell table:formula="of:=-[.G26]*[.D26]/[.C26]" office:value-type="float" office:value="-37.0447266092755" calcext:value-type="float">
            <text:p>-37.04</text:p>
          </table:table-cell>
          <table:table-cell table:formula="of:=IF([.H26]&gt;0;ROUNDUP([.H26];-1);&quot;-&quot;)" office:value-type="float" office:value="20" calcext:value-type="float">
            <text:p>20.00</text:p>
          </table:table-cell>
          <table:table-cell table:formula="of:=0.224809*[.H26]" office:value-type="float" office:value="3.85477173403661" calcext:value-type="float">
            <text:p>3.85</text:p>
          </table:table-cell>
          <table:table-cell table:formula="of:=IF([.K26]&gt;0;MROUND([.K26];1);&quot;-&quot;)" office:value-type="float" office:value="4" calcext:value-type="float">
            <text:p>4.00</text:p>
          </table:table-cell>
          <table:table-cell table:formula="of:=IF([.K26]&gt;0;ROUNDUP([.L26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26];&quot;#&quot;))" office:value-type="string" office:string-value="$floor.B2" calcext:value-type="string">
            <text:p>$floor.B2</text:p>
          </table:table-cell>
          <table:table-cell table:formula="of:=[.G26]/[.C26]" office:value-type="float" office:value="11.0488924508696" calcext:value-type="float">
            <text:p>11.05</text:p>
          </table:table-cell>
          <table:table-cell/>
          <table:table-cell table:formula="of:=IF([.B26]=1;[.G26];0)" office:value-type="float" office:value="0" calcext:value-type="float">
            <text:p>0.00</text:p>
          </table:table-cell>
          <table:table-cell table:formula="of:=IF([.R26]&gt;0;3*0.3048;1000)" office:value-type="float" office:value="1000" calcext:value-type="float">
            <text:p>1,000.00</text:p>
          </table:table-cell>
          <table:table-cell table:formula="of:=ROUNDUP([.C26]/[.S26];0)" office:value-type="float" office:value="1" calcext:value-type="float">
            <text:p>1</text:p>
          </table:table-cell>
          <table:table-cell table:formula="of:=[.R26]/[.T26]" office:value-type="float" office:value="0" calcext:value-type="float">
            <text:p>0.00</text:p>
          </table:table-cell>
          <table:table-cell table:formula="of:=ROUNDUP([.G26]/[$connection.$D$4])" office:value-type="float" office:value="139" calcext:value-type="float">
            <text:p>139.00</text:p>
          </table:table-cell>
          <table:table-cell table:formula="of:=[.C26]/[.V26]" office:value-type="float" office:value="0.0661870503597122" calcext:value-type="float">
            <text:p>0.07</text:p>
          </table:table-cell>
          <table:table-cell table:formula="of:=IF([.W26]&gt;=12*0.0254;1;0)" office:value-type="float" office:value="0" calcext:value-type="float">
            <text:p>0</text:p>
          </table:table-cell>
          <table:table-cell table:formula="of:=IF([.X26]=0;[.V26]/2;&quot;&quot;)" office:value-type="float" office:value="69.5" calcext:value-type="float">
            <text:p>69.5</text:p>
          </table:table-cell>
          <table:table-cell table:style-name="ce57" table:formula="of:=IF([.X26]=0;[.$C26]/[.Y26];0)" office:value-type="float" office:value="0.132374100719424" calcext:value-type="float">
            <text:p>0.13</text:p>
          </table:table-cell>
          <table:table-cell table:style-name="ce95" table:formula="of:=IF(OR([.X26];IF([.Z26]&gt;=12*0.0254;1;0));1;0)" office:value-type="float" office:value="0" calcext:value-type="float">
            <text:p>0</text:p>
          </table:table-cell>
          <table:table-cell table:style-name="ce57" table:formula="of:=ROUNDUP([.G26]/[$connection.$D$11]/2)" office:value-type="float" office:value="34" calcext:value-type="float">
            <text:p>34.00</text:p>
          </table:table-cell>
          <table:table-cell table:style-name="ce57" table:formula="of:=IF([.AA26]=0;[.$C26]/[.AB26];0)" office:value-type="float" office:value="0.270588235294118" calcext:value-type="float">
            <text:p>0.27</text:p>
          </table:table-cell>
          <table:table-cell table:style-name="ce95" table:formula="of:=IF(OR([.AA26];IF([.AC26]&gt;=12*0.0254;1;0));1;0)" office:value-type="float" office:value="0" calcext:value-type="float">
            <text:p>0</text:p>
          </table:table-cell>
          <table:table-cell table:style-name="ce57" table:formula="of:=ROUNDUP([.$G26]/[$connection.$D$12]/2)" office:value-type="float" office:value="27" calcext:value-type="float">
            <text:p>27.00</text:p>
          </table:table-cell>
          <table:table-cell table:style-name="ce57" table:formula="of:=IF([.AD26]=0;[.$C26]/[.AE26];0)" office:value-type="float" office:value="0.340740740740741" calcext:value-type="float">
            <text:p>0.34</text:p>
          </table:table-cell>
          <table:table-cell table:style-name="ce95" table:formula="of:=IF(OR([.AD26];IF([.AF26]&gt;=6*0.0254;1;0));1;0)" office:value-type="float" office:value="1" calcext:value-type="float">
            <text:p>1</text:p>
          </table:table-cell>
          <table:table-cell/>
          <table:table-cell table:formula="of:=IF([.$X26]=1;[.$V$1];IF([.$AA26]=1;[.$Y$1];IF([.$AD26]=1;[.$AB$1];IF([.$AG26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26]=1;[.V26];IF([.$AA26]=1;[.Y26];IF([.$AD26]=1;[.AB26];IF([.$AG26]=1;[.AE26];&quot;KO&quot;))))*[.AK26]" office:value-type="float" office:value="54" calcext:value-type="float">
            <text:p>54</text:p>
          </table:table-cell>
          <table:table-cell table:formula="of:=IF([.$X26]=1;1;2)" office:value-type="float" office:value="2" calcext:value-type="float">
            <text:p>2</text:p>
          </table:table-cell>
          <table:table-cell table:formula="of:=ROUNDUP([.AJ26]/[.AK26])" office:value-type="float" office:value="27" calcext:value-type="float">
            <text:p>27</text:p>
          </table:table-cell>
          <table:table-cell table:formula="of:=ROUNDDOWN(([.C26])/([.AL26]-1)/0.0254;0)" office:value-type="float" office:value="13" calcext:value-type="float">
            <text:p>13</text:p>
          </table:table-cell>
          <table:table-cell table:formula="of:=COM.MICROSOFT.CONCAT(TEXT([.AK26];&quot;#&quot;);IF([.AK26]&lt;2;&quot; row.&quot;;&quot; rows.&quot;))" office:value-type="string" office:string-value="2 rows." calcext:value-type="string">
            <text:p>2 rows.</text:p>
          </table:table-cell>
          <table:table-cell table:formula="of:=COM.MICROSOFT.CONCAT([.AI26];&quot; at &quot;; TEXT([.AM26];&quot;##&quot;);&quot; in. o/c; &quot;; TEXT ([.AJ26];&quot;##&quot;);&quot; fasteners in &quot;;[.AN26])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  <table:table-cell table:number-columns-repeated="983"/>
        </table:table-row>
        <table:table-row table:style-name="ro4">
          <table:table-cell table:style-name="ce53" office:value-type="string" calcext:value-type="string">
            <text:p>E1A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east.AW2]" office:value-type="float" office:value="6.2" calcext:value-type="float">
            <text:p>6.20</text:p>
          </table:table-cell>
          <table:table-cell table:style-name="ce58" table:formula="of:=INDIRECT([.O27])" office:value-type="float" office:value="3.4544" calcext:value-type="float">
            <text:p>3.45</text:p>
          </table:table-cell>
          <table:table-cell table:style-name="ce58" table:formula="of:=[.D27]*[.C27]" office:value-type="float" office:value="21.41728" calcext:value-type="float">
            <text:p>21.42</text:p>
          </table:table-cell>
          <table:table-cell table:style-name="ce58" table:formula="of:=0.65*[.E27]" office:value-type="float" office:value="13.921232" calcext:value-type="float">
            <text:p>13.92</text:p>
          </table:table-cell>
          <table:table-cell table:style-name="ce58" table:formula="of:=[$east.AU3]" office:value-type="float" office:value="118.864732078" calcext:value-type="float">
            <text:p>118.86</text:p>
          </table:table-cell>
          <table:table-cell table:formula="of:=MAX([.G27]*[.D27]/[.C27]-[.F27]/2;0)" office:value-type="float" office:value="59.2662114984263" calcext:value-type="float">
            <text:p>59.27</text:p>
          </table:table-cell>
          <table:table-cell table:formula="of:=-[.G27]*[.D27]/[.C27]" office:value-type="float" office:value="-66.2268274984263" calcext:value-type="float">
            <text:p>-66.23</text:p>
          </table:table-cell>
          <table:table-cell table:style-name="ce58" table:formula="of:=IF([.H27]&gt;0;ROUNDUP([.H27];-1);&quot;-&quot;)" office:value-type="float" office:value="60" calcext:value-type="float">
            <text:p>60.00</text:p>
          </table:table-cell>
          <table:table-cell table:formula="of:=0.224809*[.H27]" office:value-type="float" office:value="13.3235777407497" calcext:value-type="float">
            <text:p>13.32</text:p>
          </table:table-cell>
          <table:table-cell table:style-name="ce58" table:formula="of:=IF([.K27]&gt;0;MROUND([.K27];1);&quot;-&quot;)" office:value-type="float" office:value="13" calcext:value-type="float">
            <text:p>13.00</text:p>
          </table:table-cell>
          <table:table-cell table:style-name="ce89" table:formula="of:=IF([.K27]&gt;0;ROUNDUP([.L27]*1000/400/1.5/5.5);&quot;-&quot;)" office:value-type="float" office:value="4" calcext:value-type="float">
            <text:p>4</text:p>
          </table:table-cell>
          <table:table-cell table:style-name="ce58"/>
          <table:table-cell table:style-name="ce53" table:formula="of:=COM.MICROSOFT.CONCAT(&quot;$floor.B&quot;;TEXT([.B27];&quot;#&quot;))" office:value-type="string" office:string-value="$floor.B1" calcext:value-type="string">
            <text:p>$floor.B1</text:p>
          </table:table-cell>
          <table:table-cell table:formula="of:=[.G27]/[.C27]" office:value-type="float" office:value="19.1717309803226" calcext:value-type="float">
            <text:p>19.17</text:p>
          </table:table-cell>
          <table:table-cell table:style-name="ce53"/>
          <table:table-cell table:style-name="ce58" table:formula="of:=IF([.B27]=1;[.G27];0)" office:value-type="float" office:value="118.864732078" calcext:value-type="float">
            <text:p>118.86</text:p>
          </table:table-cell>
          <table:table-cell table:style-name="ce58" table:formula="of:=IF([.R27]&gt;0;3*0.3048;1000)" office:value-type="float" office:value="0.9144" calcext:value-type="float">
            <text:p>0.91</text:p>
          </table:table-cell>
          <table:table-cell table:style-name="ce53" table:formula="of:=ROUNDUP([.C27]/[.S27];0)" office:value-type="float" office:value="7" calcext:value-type="float">
            <text:p>7</text:p>
          </table:table-cell>
          <table:table-cell table:style-name="ce58" table:formula="of:=[.R27]/[.T27]" office:value-type="float" office:value="16.9806760111429" calcext:value-type="float">
            <text:p>16.98</text:p>
          </table:table-cell>
          <table:table-cell table:style-name="ce58" table:formula="of:=ROUNDUP([.G27]/[$connection.$D$4])" office:value-type="float" office:value="162" calcext:value-type="float">
            <text:p>162.00</text:p>
          </table:table-cell>
          <table:table-cell table:style-name="ce58" table:formula="of:=[.C27]/[.V27]" office:value-type="float" office:value="0.0382716049382716" calcext:value-type="float">
            <text:p>0.04</text:p>
          </table:table-cell>
          <table:table-cell table:style-name="ce53" table:formula="of:=IF([.W27]&gt;=12*0.0254;1;0)" office:value-type="float" office:value="0" calcext:value-type="float">
            <text:p>0</text:p>
          </table:table-cell>
          <table:table-cell table:style-name="ce53" table:formula="of:=IF([.X27]=0;[.V27]/2;&quot;&quot;)" office:value-type="float" office:value="81" calcext:value-type="float">
            <text:p>81</text:p>
          </table:table-cell>
          <table:table-cell table:style-name="ce58" table:formula="of:=IF([.X27]=0;[.$C27]/[.Y27];0)" office:value-type="float" office:value="0.0765432098765432" calcext:value-type="float">
            <text:p>0.08</text:p>
          </table:table-cell>
          <table:table-cell table:style-name="ce96" table:formula="of:=IF(OR([.X27];IF([.Z27]&gt;=12*0.0254;1;0));1;0)" office:value-type="float" office:value="0" calcext:value-type="float">
            <text:p>0</text:p>
          </table:table-cell>
          <table:table-cell table:style-name="ce58" table:formula="of:=ROUNDUP([.G27]/[$connection.$D$11]/2)" office:value-type="float" office:value="39" calcext:value-type="float">
            <text:p>39.00</text:p>
          </table:table-cell>
          <table:table-cell table:style-name="ce58" table:formula="of:=IF([.AA27]=0;[.$C27]/[.AB27];0)" office:value-type="float" office:value="0.158974358974359" calcext:value-type="float">
            <text:p>0.16</text:p>
          </table:table-cell>
          <table:table-cell table:style-name="ce96" table:formula="of:=IF(OR([.AA27];IF([.AC27]&gt;=12*0.0254;1;0));1;0)" office:value-type="float" office:value="0" calcext:value-type="float">
            <text:p>0</text:p>
          </table:table-cell>
          <table:table-cell table:style-name="ce58" table:formula="of:=ROUNDUP([.$G27]/[$connection.$D$12]/2)" office:value-type="float" office:value="32" calcext:value-type="float">
            <text:p>32.00</text:p>
          </table:table-cell>
          <table:table-cell table:style-name="ce58" table:formula="of:=IF([.AD27]=0;[.$C27]/[.AE27];0)" office:value-type="float" office:value="0.19375" calcext:value-type="float">
            <text:p>0.19</text:p>
          </table:table-cell>
          <table:table-cell table:style-name="ce96" table:formula="of:=IF(OR([.AD27];IF([.AF27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27]=1;[.$V$1];IF([.$AA27]=1;[.$Y$1];IF([.$AD27]=1;[.$AB$1];IF([.$AG27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27]=1;[.V27];IF([.$AA27]=1;[.Y27];IF([.$AD27]=1;[.AB27];IF([.$AG27]=1;[.AE27];&quot;KO&quot;))))*[.AK27]" office:value-type="float" office:value="64" calcext:value-type="float">
            <text:p>64</text:p>
          </table:table-cell>
          <table:table-cell table:style-name="ce53" table:formula="of:=IF([.$X27]=1;1;2)" office:value-type="float" office:value="2" calcext:value-type="float">
            <text:p>2</text:p>
          </table:table-cell>
          <table:table-cell table:style-name="ce53" table:formula="of:=ROUNDUP([.AJ27]/[.AK27])" office:value-type="float" office:value="32" calcext:value-type="float">
            <text:p>32</text:p>
          </table:table-cell>
          <table:table-cell table:style-name="ce53" table:formula="of:=ROUNDDOWN(([.C27])/([.AL27]-1)/0.0254;0)" office:value-type="float" office:value="7" calcext:value-type="float">
            <text:p>7</text:p>
          </table:table-cell>
          <table:table-cell table:style-name="ce53" table:formula="of:=COM.MICROSOFT.CONCAT(TEXT([.AK27];&quot;#&quot;);IF([.AK27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27];&quot; at &quot;; TEXT([.AM27];&quot;##&quot;);&quot; in. o/c; &quot;; TEXT ([.AJ27];&quot;##&quot;);&quot; fasteners in &quot;;[.AN27])" office:value-type="string" office:string-value="SDWS log screw (d= 0.197 in) at 7 in. o/c; 64 fasteners in 2 rows." calcext:value-type="string">
            <text:p>SDWS log screw (d= 0.197 in) at 7 in. o/c; 64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E1B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east.BB2]" office:value-type="float" office:value="9.2" calcext:value-type="float">
            <text:p>9.20</text:p>
          </table:table-cell>
          <table:table-cell table:style-name="ce58" table:formula="of:=INDIRECT([.O28])" office:value-type="float" office:value="3.4544" calcext:value-type="float">
            <text:p>3.45</text:p>
          </table:table-cell>
          <table:table-cell table:style-name="ce58" table:formula="of:=[.D28]*[.C28]" office:value-type="float" office:value="31.78048" calcext:value-type="float">
            <text:p>31.78</text:p>
          </table:table-cell>
          <table:table-cell table:style-name="ce58" table:formula="of:=0.65*[.E28]+[.F25]" office:value-type="float" office:value="60.453016" calcext:value-type="float">
            <text:p>60.45</text:p>
          </table:table-cell>
          <table:table-cell table:style-name="ce58" table:formula="of:=[$east.AZ3]" office:value-type="float" office:value="8.08952407212" calcext:value-type="float">
            <text:p>8.09</text:p>
          </table:table-cell>
          <table:table-cell table:formula="of:=MAX([.G28]*[.D28]/[.C28]-[.F28]/2;0)" office:value-type="float" office:value="0" calcext:value-type="float">
            <text:p>0.00</text:p>
          </table:table-cell>
          <table:table-cell table:formula="of:=-[.G28]*[.D28]/[.C28]" office:value-type="float" office:value="-3.0374404298621" calcext:value-type="float">
            <text:p>-3.04</text:p>
          </table:table-cell>
          <table:table-cell table:style-name="ce58" table:formula="of:=IF([.H28]&gt;0;ROUNDUP([.H28];-1);&quot;-&quot;)" office:value-type="string" office:string-value="-" calcext:value-type="string">
            <text:p>-</text:p>
          </table:table-cell>
          <table:table-cell table:formula="of:=0.224809*[.H28]" office:value-type="float" office:value="0" calcext:value-type="float">
            <text:p>0.00</text:p>
          </table:table-cell>
          <table:table-cell table:style-name="ce58" table:formula="of:=IF([.K28]&gt;0;MROUND([.K28];1);&quot;-&quot;)" office:value-type="string" office:string-value="-" calcext:value-type="string">
            <text:p>-</text:p>
          </table:table-cell>
          <table:table-cell table:style-name="ce89" table:formula="of:=IF([.K28]&gt;0;ROUNDUP([.L28]*1000/400/1.5/5.5);&quot;-&quot;)" office:value-type="string" office:string-value="-" calcext:value-type="string">
            <text:p>-</text:p>
          </table:table-cell>
          <table:table-cell table:style-name="ce58"/>
          <table:table-cell table:style-name="ce53" table:formula="of:=COM.MICROSOFT.CONCAT(&quot;$floor.B&quot;;TEXT([.B28];&quot;#&quot;))" office:value-type="string" office:string-value="$floor.B1" calcext:value-type="string">
            <text:p>$floor.B1</text:p>
          </table:table-cell>
          <table:table-cell table:formula="of:=[.G28]/[.C28]" office:value-type="float" office:value="0.879296094795652" calcext:value-type="float">
            <text:p>0.88</text:p>
          </table:table-cell>
          <table:table-cell table:style-name="ce53"/>
          <table:table-cell table:style-name="ce58" table:formula="of:=IF([.B28]=1;[.G28];0)" office:value-type="float" office:value="8.08952407212" calcext:value-type="float">
            <text:p>8.09</text:p>
          </table:table-cell>
          <table:table-cell table:style-name="ce58" table:formula="of:=IF([.R28]&gt;0;3*0.3048;1000)" office:value-type="float" office:value="0.9144" calcext:value-type="float">
            <text:p>0.91</text:p>
          </table:table-cell>
          <table:table-cell table:style-name="ce53" table:formula="of:=ROUNDUP([.C28]/[.S28];0)" office:value-type="float" office:value="11" calcext:value-type="float">
            <text:p>11</text:p>
          </table:table-cell>
          <table:table-cell table:style-name="ce58" table:formula="of:=[.R28]/[.T28]" office:value-type="float" office:value="0.735411279283636" calcext:value-type="float">
            <text:p>0.74</text:p>
          </table:table-cell>
          <table:table-cell table:style-name="ce58" table:formula="of:=ROUNDUP([.G28]/[$connection.$D$4])" office:value-type="float" office:value="12" calcext:value-type="float">
            <text:p>12.00</text:p>
          </table:table-cell>
          <table:table-cell table:style-name="ce58" table:formula="of:=[.C28]/[.V28]" office:value-type="float" office:value="0.766666666666667" calcext:value-type="float">
            <text:p>0.77</text:p>
          </table:table-cell>
          <table:table-cell table:style-name="ce53" table:formula="of:=IF([.W28]&gt;=12*0.0254;1;0)" office:value-type="float" office:value="1" calcext:value-type="float">
            <text:p>1</text:p>
          </table:table-cell>
          <table:table-cell table:style-name="ce53" table:formula="of:=IF([.X28]=0;[.V28]/2;&quot;&quot;)">
            <text:p/>
          </table:table-cell>
          <table:table-cell table:style-name="ce58" table:formula="of:=IF([.X28]=0;[.$C28]/[.Y28];0)" office:value-type="float" office:value="0" calcext:value-type="float">
            <text:p>0.00</text:p>
          </table:table-cell>
          <table:table-cell table:style-name="ce96" table:formula="of:=IF(OR([.X28];IF([.Z28]&gt;=12*0.0254;1;0));1;0)" office:value-type="float" office:value="1" calcext:value-type="float">
            <text:p>1</text:p>
          </table:table-cell>
          <table:table-cell table:style-name="ce58" table:formula="of:=ROUNDUP([.G28]/[$connection.$D$11]/2)" office:value-type="float" office:value="3" calcext:value-type="float">
            <text:p>3.00</text:p>
          </table:table-cell>
          <table:table-cell table:style-name="ce58" table:formula="of:=IF([.AA28]=0;[.$C28]/[.AB28];0)" office:value-type="float" office:value="0" calcext:value-type="float">
            <text:p>0.00</text:p>
          </table:table-cell>
          <table:table-cell table:style-name="ce96" table:formula="of:=IF(OR([.AA28];IF([.AC28]&gt;=12*0.0254;1;0));1;0)" office:value-type="float" office:value="1" calcext:value-type="float">
            <text:p>1</text:p>
          </table:table-cell>
          <table:table-cell table:style-name="ce58" table:formula="of:=ROUNDUP([.$G28]/[$connection.$D$12]/2)" office:value-type="float" office:value="3" calcext:value-type="float">
            <text:p>3.00</text:p>
          </table:table-cell>
          <table:table-cell table:style-name="ce58" table:formula="of:=IF([.AD28]=0;[.$C28]/[.AE28];0)" office:value-type="float" office:value="0" calcext:value-type="float">
            <text:p>0.00</text:p>
          </table:table-cell>
          <table:table-cell table:style-name="ce96" table:formula="of:=IF(OR([.AD28];IF([.AF28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28]=1;[.$V$1];IF([.$AA28]=1;[.$Y$1];IF([.$AD28]=1;[.$AB$1];IF([.$AG28]=1;[.$AE$1];&quot;KO&quot;))))" office:value-type="string" office:string-value="16d (d= 0.268 in) nails" calcext:value-type="string">
            <text:p>16d (d= 0.268 in) nails</text:p>
          </table:table-cell>
          <table:table-cell table:style-name="ce98" table:formula="of:=IF([.$X28]=1;[.V28];IF([.$AA28]=1;[.Y28];IF([.$AD28]=1;[.AB28];IF([.$AG28]=1;[.AE28];&quot;KO&quot;))))*[.AK28]" office:value-type="float" office:value="12" calcext:value-type="float">
            <text:p>12</text:p>
          </table:table-cell>
          <table:table-cell table:style-name="ce53" table:formula="of:=IF([.$X28]=1;1;2)" office:value-type="float" office:value="1" calcext:value-type="float">
            <text:p>1</text:p>
          </table:table-cell>
          <table:table-cell table:style-name="ce53" table:formula="of:=ROUNDUP([.AJ28]/[.AK28])" office:value-type="float" office:value="12" calcext:value-type="float">
            <text:p>12</text:p>
          </table:table-cell>
          <table:table-cell table:style-name="ce53" table:formula="of:=ROUNDDOWN(([.C28])/([.AL28]-1)/0.0254;0)" office:value-type="float" office:value="32" calcext:value-type="float">
            <text:p>32</text:p>
          </table:table-cell>
          <table:table-cell table:style-name="ce53" table:formula="of:=COM.MICROSOFT.CONCAT(TEXT([.AK28];&quot;#&quot;);IF([.AK28]&lt;2;&quot; row.&quot;;&quot; rows.&quot;))" office:value-type="string" office:string-value="1 row." calcext:value-type="string">
            <text:p>1 row.</text:p>
          </table:table-cell>
          <table:table-cell table:style-name="ce53" table:formula="of:=COM.MICROSOFT.CONCAT([.AI28];&quot; at &quot;; TEXT([.AM28];&quot;##&quot;);&quot; in. o/c; &quot;; TEXT ([.AJ28];&quot;##&quot;);&quot; fasteners in &quot;;[.AN28])" office:value-type="string" office:string-value="16d (d= 0.268 in) nails at 32 in. o/c; 12 fasteners in 1 row." calcext:value-type="string">
            <text:p>16d (d= 0.268 in) nails at 32 in. o/c; 12 fasteners in 1 row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E1C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east.BG2]" office:value-type="float" office:value="9.2" calcext:value-type="float">
            <text:p>9.20</text:p>
          </table:table-cell>
          <table:table-cell table:style-name="ce58" table:formula="of:=INDIRECT([.O29])" office:value-type="float" office:value="3.4544" calcext:value-type="float">
            <text:p>3.45</text:p>
          </table:table-cell>
          <table:table-cell table:style-name="ce58" table:formula="of:=[.D29]*[.C29]" office:value-type="float" office:value="31.78048" calcext:value-type="float">
            <text:p>31.78</text:p>
          </table:table-cell>
          <table:table-cell table:style-name="ce58" table:formula="of:=0.65*[.E29]+[.F26]" office:value-type="float" office:value="60.453016" calcext:value-type="float">
            <text:p>60.45</text:p>
          </table:table-cell>
          <table:table-cell table:style-name="ce58" table:formula="of:=[$east.BE3]" office:value-type="float" office:value="133.136458913" calcext:value-type="float">
            <text:p>133.14</text:p>
          </table:table-cell>
          <table:table-cell table:formula="of:=MAX([.G29]*[.D29]/[.C29]-[.F29]/2;0)" office:value-type="float" office:value="19.7633380509856" calcext:value-type="float">
            <text:p>19.76</text:p>
          </table:table-cell>
          <table:table-cell table:formula="of:=-[.G29]*[.D29]/[.C29]" office:value-type="float" office:value="-49.9898460509856" calcext:value-type="float">
            <text:p>-49.99</text:p>
          </table:table-cell>
          <table:table-cell table:style-name="ce58" table:formula="of:=IF([.H29]&gt;0;ROUNDUP([.H29];-1);&quot;-&quot;)" office:value-type="float" office:value="20" calcext:value-type="float">
            <text:p>20.00</text:p>
          </table:table-cell>
          <table:table-cell table:formula="of:=0.224809*[.H29]" office:value-type="float" office:value="4.44297626390402" calcext:value-type="float">
            <text:p>4.44</text:p>
          </table:table-cell>
          <table:table-cell table:style-name="ce58" table:formula="of:=IF([.K29]&gt;0;MROUND([.K29];1);&quot;-&quot;)" office:value-type="float" office:value="4" calcext:value-type="float">
            <text:p>4.00</text:p>
          </table:table-cell>
          <table:table-cell table:style-name="ce89" table:formula="of:=IF([.K29]&gt;0;ROUNDUP([.L29]*1000/400/1.5/5.5);&quot;-&quot;)" office:value-type="float" office:value="2" calcext:value-type="float">
            <text:p>2</text:p>
          </table:table-cell>
          <table:table-cell table:style-name="ce58"/>
          <table:table-cell table:style-name="ce53" table:formula="of:=COM.MICROSOFT.CONCAT(&quot;$floor.B&quot;;TEXT([.B29];&quot;#&quot;))" office:value-type="string" office:string-value="$floor.B1" calcext:value-type="string">
            <text:p>$floor.B1</text:p>
          </table:table-cell>
          <table:table-cell table:formula="of:=[.G29]/[.C29]" office:value-type="float" office:value="14.4713542296739" calcext:value-type="float">
            <text:p>14.47</text:p>
          </table:table-cell>
          <table:table-cell table:style-name="ce53"/>
          <table:table-cell table:style-name="ce58" table:formula="of:=IF([.B29]=1;[.G29];0)" office:value-type="float" office:value="133.136458913" calcext:value-type="float">
            <text:p>133.14</text:p>
          </table:table-cell>
          <table:table-cell table:style-name="ce58" table:formula="of:=IF([.R29]&gt;0;3*0.3048;1000)" office:value-type="float" office:value="0.9144" calcext:value-type="float">
            <text:p>0.91</text:p>
          </table:table-cell>
          <table:table-cell table:style-name="ce53" table:formula="of:=ROUNDUP([.C29]/[.S29];0)" office:value-type="float" office:value="11" calcext:value-type="float">
            <text:p>11</text:p>
          </table:table-cell>
          <table:table-cell table:style-name="ce58" table:formula="of:=[.R29]/[.T29]" office:value-type="float" office:value="12.1033144466364" calcext:value-type="float">
            <text:p>12.10</text:p>
          </table:table-cell>
          <table:table-cell table:style-name="ce58" table:formula="of:=ROUNDUP([.G29]/[$connection.$D$4])" office:value-type="float" office:value="182" calcext:value-type="float">
            <text:p>182.00</text:p>
          </table:table-cell>
          <table:table-cell table:style-name="ce58" table:formula="of:=[.C29]/[.V29]" office:value-type="float" office:value="0.0505494505494505" calcext:value-type="float">
            <text:p>0.05</text:p>
          </table:table-cell>
          <table:table-cell table:style-name="ce53" table:formula="of:=IF([.W29]&gt;=12*0.0254;1;0)" office:value-type="float" office:value="0" calcext:value-type="float">
            <text:p>0</text:p>
          </table:table-cell>
          <table:table-cell table:style-name="ce53" table:formula="of:=IF([.X29]=0;[.V29]/2;&quot;&quot;)" office:value-type="float" office:value="91" calcext:value-type="float">
            <text:p>91</text:p>
          </table:table-cell>
          <table:table-cell table:style-name="ce58" table:formula="of:=IF([.X29]=0;[.$C29]/[.Y29];0)" office:value-type="float" office:value="0.101098901098901" calcext:value-type="float">
            <text:p>0.10</text:p>
          </table:table-cell>
          <table:table-cell table:style-name="ce96" table:formula="of:=IF(OR([.X29];IF([.Z29]&gt;=12*0.0254;1;0));1;0)" office:value-type="float" office:value="0" calcext:value-type="float">
            <text:p>0</text:p>
          </table:table-cell>
          <table:table-cell table:style-name="ce58" table:formula="of:=ROUNDUP([.G29]/[$connection.$D$11]/2)" office:value-type="float" office:value="44" calcext:value-type="float">
            <text:p>44.00</text:p>
          </table:table-cell>
          <table:table-cell table:style-name="ce58" table:formula="of:=IF([.AA29]=0;[.$C29]/[.AB29];0)" office:value-type="float" office:value="0.209090909090909" calcext:value-type="float">
            <text:p>0.21</text:p>
          </table:table-cell>
          <table:table-cell table:style-name="ce96" table:formula="of:=IF(OR([.AA29];IF([.AC29]&gt;=12*0.0254;1;0));1;0)" office:value-type="float" office:value="0" calcext:value-type="float">
            <text:p>0</text:p>
          </table:table-cell>
          <table:table-cell table:style-name="ce58" table:formula="of:=ROUNDUP([.$G29]/[$connection.$D$12]/2)" office:value-type="float" office:value="36" calcext:value-type="float">
            <text:p>36.00</text:p>
          </table:table-cell>
          <table:table-cell table:style-name="ce58" table:formula="of:=IF([.AD29]=0;[.$C29]/[.AE29];0)" office:value-type="float" office:value="0.255555555555556" calcext:value-type="float">
            <text:p>0.26</text:p>
          </table:table-cell>
          <table:table-cell table:style-name="ce96" table:formula="of:=IF(OR([.AD29];IF([.AF29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29]=1;[.$V$1];IF([.$AA29]=1;[.$Y$1];IF([.$AD29]=1;[.$AB$1];IF([.$AG29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29]=1;[.V29];IF([.$AA29]=1;[.Y29];IF([.$AD29]=1;[.AB29];IF([.$AG29]=1;[.AE29];&quot;KO&quot;))))*[.AK29]" office:value-type="float" office:value="72" calcext:value-type="float">
            <text:p>72</text:p>
          </table:table-cell>
          <table:table-cell table:style-name="ce53" table:formula="of:=IF([.$X29]=1;1;2)" office:value-type="float" office:value="2" calcext:value-type="float">
            <text:p>2</text:p>
          </table:table-cell>
          <table:table-cell table:style-name="ce53" table:formula="of:=ROUNDUP([.AJ29]/[.AK29])" office:value-type="float" office:value="36" calcext:value-type="float">
            <text:p>36</text:p>
          </table:table-cell>
          <table:table-cell table:style-name="ce53" table:formula="of:=ROUNDDOWN(([.C29])/([.AL29]-1)/0.0254;0)" office:value-type="float" office:value="10" calcext:value-type="float">
            <text:p>10</text:p>
          </table:table-cell>
          <table:table-cell table:style-name="ce53" table:formula="of:=COM.MICROSOFT.CONCAT(TEXT([.AK29];&quot;#&quot;);IF([.AK29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29];&quot; at &quot;; TEXT([.AM29];&quot;##&quot;);&quot; in. o/c; &quot;; TEXT ([.AJ29];&quot;##&quot;);&quot; fasteners in &quot;;[.AN29])" office:value-type="string" office:string-value="SDWS log screw (d= 0.197 in) at 10 in. o/c; 72 fasteners in 2 rows." calcext:value-type="string">
            <text:p>SDWS log screw (d= 0.197 in) at 10 in. o/c; 72 fasteners in 2 rows.</text:p>
          </table:table-cell>
          <table:table-cell table:style-name="ce53" table:number-columns-repeated="983"/>
        </table:table-row>
        <table:table-row table:style-name="ro4">
          <table:table-cell office:value-type="string" calcext:value-type="string">
            <text:p>W3A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30])" office:value-type="float" office:value="3.302" calcext:value-type="float">
            <text:p>3.30</text:p>
          </table:table-cell>
          <table:table-cell table:style-name="ce57" table:formula="of:=[.D30]*[.C30]" office:value-type="float" office:value="30.3784" calcext:value-type="float">
            <text:p>30.38</text:p>
          </table:table-cell>
          <table:table-cell table:formula="of:=0.65*[.E30]" office:value-type="float" office:value="19.74596" calcext:value-type="float">
            <text:p>19.75</text:p>
          </table:table-cell>
          <table:table-cell office:value-type="float" office:value="68.7628178544" calcext:value-type="float">
            <text:p>68.76</text:p>
          </table:table-cell>
          <table:table-cell table:formula="of:=MAX([.G30]*[.D30]/[.C30]-[.F30]/2;0)" office:value-type="float" office:value="14.806892234264" calcext:value-type="float">
            <text:p>14.81</text:p>
          </table:table-cell>
          <table:table-cell table:formula="of:=-[.G30]*[.D30]/[.C30]" office:value-type="float" office:value="-24.679872234264" calcext:value-type="float">
            <text:p>-24.68</text:p>
          </table:table-cell>
          <table:table-cell table:formula="of:=IF([.H30]&gt;0;ROUNDUP([.H30];-1);&quot;-&quot;)" office:value-type="float" office:value="20" calcext:value-type="float">
            <text:p>20.00</text:p>
          </table:table-cell>
          <table:table-cell table:formula="of:=0.224809*[.H30]" office:value-type="float" office:value="3.32872263629266" calcext:value-type="float">
            <text:p>3.33</text:p>
          </table:table-cell>
          <table:table-cell table:formula="of:=IF([.K30]&gt;0;MROUND([.K30];1);&quot;-&quot;)" office:value-type="float" office:value="3" calcext:value-type="float">
            <text:p>3.00</text:p>
          </table:table-cell>
          <table:table-cell table:formula="of:=IF([.K30]&gt;0;ROUNDUP([.L30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30];&quot;#&quot;))" office:value-type="string" office:string-value="$floor.B3" calcext:value-type="string">
            <text:p>$floor.B3</text:p>
          </table:table-cell>
          <table:table-cell table:formula="of:=[.G30]/[.C30]" office:value-type="float" office:value="7.474219332" calcext:value-type="float">
            <text:p>7.47</text:p>
          </table:table-cell>
          <table:table-cell/>
          <table:table-cell table:formula="of:=IF([.B30]=1;[.G30];0)" office:value-type="float" office:value="0" calcext:value-type="float">
            <text:p>0.00</text:p>
          </table:table-cell>
          <table:table-cell table:formula="of:=IF([.R30]&gt;0;3*0.3048;1000)" office:value-type="float" office:value="1000" calcext:value-type="float">
            <text:p>1,000.00</text:p>
          </table:table-cell>
          <table:table-cell table:formula="of:=ROUNDUP([.C30]/[.S30];0)" office:value-type="float" office:value="1" calcext:value-type="float">
            <text:p>1</text:p>
          </table:table-cell>
          <table:table-cell table:formula="of:=[.R30]/[.T30]" office:value-type="float" office:value="0" calcext:value-type="float">
            <text:p>0.00</text:p>
          </table:table-cell>
          <table:table-cell table:formula="of:=ROUNDUP([.G30]/[$connection.$D$4])" office:value-type="float" office:value="94" calcext:value-type="float">
            <text:p>94.00</text:p>
          </table:table-cell>
          <table:table-cell table:formula="of:=[.C30]/[.V30]" office:value-type="float" office:value="0.0978723404255319" calcext:value-type="float">
            <text:p>0.10</text:p>
          </table:table-cell>
          <table:table-cell table:formula="of:=IF([.W30]&gt;=12*0.0254;1;0)" office:value-type="float" office:value="0" calcext:value-type="float">
            <text:p>0</text:p>
          </table:table-cell>
          <table:table-cell table:formula="of:=IF([.X30]=0;[.V30]/2;&quot;&quot;)" office:value-type="float" office:value="47" calcext:value-type="float">
            <text:p>47</text:p>
          </table:table-cell>
          <table:table-cell table:style-name="ce57" table:formula="of:=IF([.X30]=0;[.$C30]/[.Y30];0)" office:value-type="float" office:value="0.195744680851064" calcext:value-type="float">
            <text:p>0.20</text:p>
          </table:table-cell>
          <table:table-cell table:style-name="ce95" table:formula="of:=IF(OR([.X30];IF([.Z30]&gt;=12*0.0254;1;0));1;0)" office:value-type="float" office:value="0" calcext:value-type="float">
            <text:p>0</text:p>
          </table:table-cell>
          <table:table-cell table:style-name="ce57" table:formula="of:=ROUNDUP([.G30]/[$connection.$D$11]/2)" office:value-type="float" office:value="23" calcext:value-type="float">
            <text:p>23.00</text:p>
          </table:table-cell>
          <table:table-cell table:style-name="ce57" table:formula="of:=IF([.AA30]=0;[.$C30]/[.AB30];0)" office:value-type="float" office:value="0.4" calcext:value-type="float">
            <text:p>0.40</text:p>
          </table:table-cell>
          <table:table-cell table:style-name="ce95" table:formula="of:=IF(OR([.AA30];IF([.AC30]&gt;=12*0.0254;1;0));1;0)" office:value-type="float" office:value="1" calcext:value-type="float">
            <text:p>1</text:p>
          </table:table-cell>
          <table:table-cell table:style-name="ce57" table:formula="of:=ROUNDUP([.$G30]/[$connection.$D$12]/2)" office:value-type="float" office:value="19" calcext:value-type="float">
            <text:p>19.00</text:p>
          </table:table-cell>
          <table:table-cell table:style-name="ce57" table:formula="of:=IF([.AD30]=0;[.$C30]/[.AE30];0)" office:value-type="float" office:value="0" calcext:value-type="float">
            <text:p>0.00</text:p>
          </table:table-cell>
          <table:table-cell table:style-name="ce95" table:formula="of:=IF(OR([.AD30];IF([.AF30]&gt;=6*0.0254;1;0));1;0)" office:value-type="float" office:value="1" calcext:value-type="float">
            <text:p>1</text:p>
          </table:table-cell>
          <table:table-cell/>
          <table:table-cell table:formula="of:=IF([.$X30]=1;[.$V$1];IF([.$AA30]=1;[.$Y$1];IF([.$AD30]=1;[.$AB$1];IF([.$AG30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30]=1;[.V30];IF([.$AA30]=1;[.Y30];IF([.$AD30]=1;[.AB30];IF([.$AG30]=1;[.AE30];&quot;KO&quot;))))*[.AK30]" office:value-type="float" office:value="46" calcext:value-type="float">
            <text:p>46</text:p>
          </table:table-cell>
          <table:table-cell table:formula="of:=IF([.$X30]=1;1;2)" office:value-type="float" office:value="2" calcext:value-type="float">
            <text:p>2</text:p>
          </table:table-cell>
          <table:table-cell table:formula="of:=ROUNDUP([.AJ30]/[.AK30])" office:value-type="float" office:value="23" calcext:value-type="float">
            <text:p>23</text:p>
          </table:table-cell>
          <table:table-cell table:formula="of:=ROUNDDOWN(([.C30])/([.AL30]-1)/0.0254;0)" office:value-type="float" office:value="16" calcext:value-type="float">
            <text:p>16</text:p>
          </table:table-cell>
          <table:table-cell table:formula="of:=COM.MICROSOFT.CONCAT(TEXT([.AK30];&quot;#&quot;);IF([.AK30]&lt;2;&quot; row.&quot;;&quot; rows.&quot;))" office:value-type="string" office:string-value="2 rows." calcext:value-type="string">
            <text:p>2 rows.</text:p>
          </table:table-cell>
          <table:table-cell table:formula="of:=COM.MICROSOFT.CONCAT([.AI30];&quot; at &quot;; TEXT([.AM30];&quot;##&quot;);&quot; in. o/c; &quot;; TEXT ([.AJ30];&quot;##&quot;);&quot; fasteners in &quot;;[.AN30])" office:value-type="string" office:string-value="wood screws 20 (d= 0.32 in) at 16 in. o/c; 46 fasteners in 2 rows." calcext:value-type="string">
            <text:p>wood screws 20 (d= 0.32 in) at 16 in. o/c; 4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3B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31])" office:value-type="float" office:value="3.302" calcext:value-type="float">
            <text:p>3.30</text:p>
          </table:table-cell>
          <table:table-cell table:style-name="ce57" table:formula="of:=[.D31]*[.C31]" office:value-type="float" office:value="30.3784" calcext:value-type="float">
            <text:p>30.38</text:p>
          </table:table-cell>
          <table:table-cell table:formula="of:=0.65*[.E31]" office:value-type="float" office:value="19.74596" calcext:value-type="float">
            <text:p>19.75</text:p>
          </table:table-cell>
          <table:table-cell office:value-type="float" office:value="21.5355045717" calcext:value-type="float">
            <text:p>21.54</text:p>
          </table:table-cell>
          <table:table-cell table:formula="of:=MAX([.G31]*[.D31]/[.C31]-[.F31]/2;0)" office:value-type="float" office:value="0" calcext:value-type="float">
            <text:p>0.00</text:p>
          </table:table-cell>
          <table:table-cell table:formula="of:=-[.G31]*[.D31]/[.C31]" office:value-type="float" office:value="-7.72937348866885" calcext:value-type="float">
            <text:p>-7.73</text:p>
          </table:table-cell>
          <table:table-cell table:formula="of:=IF([.H31]&gt;0;ROUNDUP([.H31];-1);&quot;-&quot;)" office:value-type="string" office:string-value="-" calcext:value-type="string">
            <text:p>-</text:p>
          </table:table-cell>
          <table:table-cell table:formula="of:=0.224809*[.H31]" office:value-type="float" office:value="0" calcext:value-type="float">
            <text:p>0.00</text:p>
          </table:table-cell>
          <table:table-cell table:formula="of:=IF([.K31]&gt;0;MROUND([.K31];1);&quot;-&quot;)" office:value-type="string" office:string-value="-" calcext:value-type="string">
            <text:p>-</text:p>
          </table:table-cell>
          <table:table-cell table:formula="of:=IF([.K31]&gt;0;ROUNDUP([.L31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31];&quot;#&quot;))" office:value-type="string" office:string-value="$floor.B3" calcext:value-type="string">
            <text:p>$floor.B3</text:p>
          </table:table-cell>
          <table:table-cell table:formula="of:=[.G31]/[.C31]" office:value-type="float" office:value="2.34081571431522" calcext:value-type="float">
            <text:p>2.34</text:p>
          </table:table-cell>
          <table:table-cell/>
          <table:table-cell table:formula="of:=IF([.B31]=1;[.G31];0)" office:value-type="float" office:value="0" calcext:value-type="float">
            <text:p>0.00</text:p>
          </table:table-cell>
          <table:table-cell table:formula="of:=IF([.R31]&gt;0;3*0.3048;1000)" office:value-type="float" office:value="1000" calcext:value-type="float">
            <text:p>1,000.00</text:p>
          </table:table-cell>
          <table:table-cell table:formula="of:=ROUNDUP([.C31]/[.S31];0)" office:value-type="float" office:value="1" calcext:value-type="float">
            <text:p>1</text:p>
          </table:table-cell>
          <table:table-cell table:formula="of:=[.R31]/[.T31]" office:value-type="float" office:value="0" calcext:value-type="float">
            <text:p>0.00</text:p>
          </table:table-cell>
          <table:table-cell table:formula="of:=ROUNDUP([.G31]/[$connection.$D$4])" office:value-type="float" office:value="30" calcext:value-type="float">
            <text:p>30.00</text:p>
          </table:table-cell>
          <table:table-cell table:formula="of:=[.C31]/[.V31]" office:value-type="float" office:value="0.306666666666667" calcext:value-type="float">
            <text:p>0.31</text:p>
          </table:table-cell>
          <table:table-cell table:formula="of:=IF([.W31]&gt;=12*0.0254;1;0)" office:value-type="float" office:value="1" calcext:value-type="float">
            <text:p>1</text:p>
          </table:table-cell>
          <table:table-cell table:formula="of:=IF([.X31]=0;[.V31]/2;&quot;&quot;)">
            <text:p/>
          </table:table-cell>
          <table:table-cell table:style-name="ce57" table:formula="of:=IF([.X31]=0;[.$C31]/[.Y31];0)" office:value-type="float" office:value="0" calcext:value-type="float">
            <text:p>0.00</text:p>
          </table:table-cell>
          <table:table-cell table:style-name="ce95" table:formula="of:=IF(OR([.X31];IF([.Z31]&gt;=12*0.0254;1;0));1;0)" office:value-type="float" office:value="1" calcext:value-type="float">
            <text:p>1</text:p>
          </table:table-cell>
          <table:table-cell table:style-name="ce57" table:formula="of:=ROUNDUP([.G31]/[$connection.$D$11]/2)" office:value-type="float" office:value="8" calcext:value-type="float">
            <text:p>8.00</text:p>
          </table:table-cell>
          <table:table-cell table:style-name="ce57" table:formula="of:=IF([.AA31]=0;[.$C31]/[.AB31];0)" office:value-type="float" office:value="0" calcext:value-type="float">
            <text:p>0.00</text:p>
          </table:table-cell>
          <table:table-cell table:style-name="ce95" table:formula="of:=IF(OR([.AA31];IF([.AC31]&gt;=12*0.0254;1;0));1;0)" office:value-type="float" office:value="1" calcext:value-type="float">
            <text:p>1</text:p>
          </table:table-cell>
          <table:table-cell table:style-name="ce57" table:formula="of:=ROUNDUP([.$G31]/[$connection.$D$12]/2)" office:value-type="float" office:value="6" calcext:value-type="float">
            <text:p>6.00</text:p>
          </table:table-cell>
          <table:table-cell table:style-name="ce57" table:formula="of:=IF([.AD31]=0;[.$C31]/[.AE31];0)" office:value-type="float" office:value="0" calcext:value-type="float">
            <text:p>0.00</text:p>
          </table:table-cell>
          <table:table-cell table:style-name="ce95" table:formula="of:=IF(OR([.AD31];IF([.AF31]&gt;=6*0.0254;1;0));1;0)" office:value-type="float" office:value="1" calcext:value-type="float">
            <text:p>1</text:p>
          </table:table-cell>
          <table:table-cell/>
          <table:table-cell table:formula="of:=IF([.$X31]=1;[.$V$1];IF([.$AA31]=1;[.$Y$1];IF([.$AD31]=1;[.$AB$1];IF([.$AG31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31]=1;[.V31];IF([.$AA31]=1;[.Y31];IF([.$AD31]=1;[.AB31];IF([.$AG31]=1;[.AE31];&quot;KO&quot;))))*[.AK31]" office:value-type="float" office:value="30" calcext:value-type="float">
            <text:p>30</text:p>
          </table:table-cell>
          <table:table-cell table:formula="of:=IF([.$X31]=1;1;2)" office:value-type="float" office:value="1" calcext:value-type="float">
            <text:p>1</text:p>
          </table:table-cell>
          <table:table-cell table:formula="of:=ROUNDUP([.AJ31]/[.AK31])" office:value-type="float" office:value="30" calcext:value-type="float">
            <text:p>30</text:p>
          </table:table-cell>
          <table:table-cell table:formula="of:=ROUNDDOWN(([.C31])/([.AL31]-1)/0.0254;0)" office:value-type="float" office:value="12" calcext:value-type="float">
            <text:p>12</text:p>
          </table:table-cell>
          <table:table-cell table:formula="of:=COM.MICROSOFT.CONCAT(TEXT([.AK31];&quot;#&quot;);IF([.AK31]&lt;2;&quot; row.&quot;;&quot; rows.&quot;))" office:value-type="string" office:string-value="1 row." calcext:value-type="string">
            <text:p>1 row.</text:p>
          </table:table-cell>
          <table:table-cell table:formula="of:=COM.MICROSOFT.CONCAT([.AI31];&quot; at &quot;; TEXT([.AM31];&quot;##&quot;);&quot; in. o/c; &quot;; TEXT ([.AJ31];&quot;##&quot;);&quot; fasteners in &quot;;[.AN31])" office:value-type="string" office:string-value="16d (d= 0.268 in) nails at 12 in. o/c; 30 fasteners in 1 row." calcext:value-type="string">
            <text:p>16d (d= 0.268 in) nails at 12 in. o/c; 30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3C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32])" office:value-type="float" office:value="3.302" calcext:value-type="float">
            <text:p>3.30</text:p>
          </table:table-cell>
          <table:table-cell table:style-name="ce57" table:formula="of:=[.D32]*[.C32]" office:value-type="float" office:value="30.3784" calcext:value-type="float">
            <text:p>30.38</text:p>
          </table:table-cell>
          <table:table-cell table:formula="of:=0.65*[.E32]" office:value-type="float" office:value="19.74596" calcext:value-type="float">
            <text:p>19.75</text:p>
          </table:table-cell>
          <table:table-cell office:value-type="float" office:value="59.3884478466" calcext:value-type="float">
            <text:p>59.39</text:p>
          </table:table-cell>
          <table:table-cell table:formula="of:=MAX([.G32]*[.D32]/[.C32]-[.F32]/2;0)" office:value-type="float" office:value="11.4423085640732" calcext:value-type="float">
            <text:p>11.44</text:p>
          </table:table-cell>
          <table:table-cell table:formula="of:=-[.G32]*[.D32]/[.C32]" office:value-type="float" office:value="-21.3152885640732" calcext:value-type="float">
            <text:p>-21.32</text:p>
          </table:table-cell>
          <table:table-cell table:formula="of:=IF([.H32]&gt;0;ROUNDUP([.H32];-1);&quot;-&quot;)" office:value-type="float" office:value="20" calcext:value-type="float">
            <text:p>20.00</text:p>
          </table:table-cell>
          <table:table-cell table:formula="of:=0.224809*[.H32]" office:value-type="float" office:value="2.57233394598073" calcext:value-type="float">
            <text:p>2.57</text:p>
          </table:table-cell>
          <table:table-cell table:formula="of:=IF([.K32]&gt;0;MROUND([.K32];1);&quot;-&quot;)" office:value-type="float" office:value="3" calcext:value-type="float">
            <text:p>3.00</text:p>
          </table:table-cell>
          <table:table-cell table:formula="of:=IF([.K32]&gt;0;ROUNDUP([.L32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32];&quot;#&quot;))" office:value-type="string" office:string-value="$floor.B3" calcext:value-type="string">
            <text:p>$floor.B3</text:p>
          </table:table-cell>
          <table:table-cell table:formula="of:=[.G32]/[.C32]" office:value-type="float" office:value="6.45526607028261" calcext:value-type="float">
            <text:p>6.46</text:p>
          </table:table-cell>
          <table:table-cell/>
          <table:table-cell table:formula="of:=IF([.B32]=1;[.G32];0)" office:value-type="float" office:value="0" calcext:value-type="float">
            <text:p>0.00</text:p>
          </table:table-cell>
          <table:table-cell table:formula="of:=IF([.R32]&gt;0;3*0.3048;1000)" office:value-type="float" office:value="1000" calcext:value-type="float">
            <text:p>1,000.00</text:p>
          </table:table-cell>
          <table:table-cell table:formula="of:=ROUNDUP([.C32]/[.S32];0)" office:value-type="float" office:value="1" calcext:value-type="float">
            <text:p>1</text:p>
          </table:table-cell>
          <table:table-cell table:formula="of:=[.R32]/[.T32]" office:value-type="float" office:value="0" calcext:value-type="float">
            <text:p>0.00</text:p>
          </table:table-cell>
          <table:table-cell table:formula="of:=ROUNDUP([.G32]/[$connection.$D$4])" office:value-type="float" office:value="81" calcext:value-type="float">
            <text:p>81.00</text:p>
          </table:table-cell>
          <table:table-cell table:formula="of:=[.C32]/[.V32]" office:value-type="float" office:value="0.11358024691358" calcext:value-type="float">
            <text:p>0.11</text:p>
          </table:table-cell>
          <table:table-cell table:formula="of:=IF([.W32]&gt;=12*0.0254;1;0)" office:value-type="float" office:value="0" calcext:value-type="float">
            <text:p>0</text:p>
          </table:table-cell>
          <table:table-cell table:formula="of:=IF([.X32]=0;[.V32]/2;&quot;&quot;)" office:value-type="float" office:value="40.5" calcext:value-type="float">
            <text:p>40.5</text:p>
          </table:table-cell>
          <table:table-cell table:style-name="ce57" table:formula="of:=IF([.X32]=0;[.$C32]/[.Y32];0)" office:value-type="float" office:value="0.22716049382716" calcext:value-type="float">
            <text:p>0.23</text:p>
          </table:table-cell>
          <table:table-cell table:style-name="ce95" table:formula="of:=IF(OR([.X32];IF([.Z32]&gt;=12*0.0254;1;0));1;0)" office:value-type="float" office:value="0" calcext:value-type="float">
            <text:p>0</text:p>
          </table:table-cell>
          <table:table-cell table:style-name="ce57" table:formula="of:=ROUNDUP([.G32]/[$connection.$D$11]/2)" office:value-type="float" office:value="20" calcext:value-type="float">
            <text:p>20.00</text:p>
          </table:table-cell>
          <table:table-cell table:style-name="ce57" table:formula="of:=IF([.AA32]=0;[.$C32]/[.AB32];0)" office:value-type="float" office:value="0.46" calcext:value-type="float">
            <text:p>0.46</text:p>
          </table:table-cell>
          <table:table-cell table:style-name="ce95" table:formula="of:=IF(OR([.AA32];IF([.AC32]&gt;=12*0.0254;1;0));1;0)" office:value-type="float" office:value="1" calcext:value-type="float">
            <text:p>1</text:p>
          </table:table-cell>
          <table:table-cell table:style-name="ce57" table:formula="of:=ROUNDUP([.$G32]/[$connection.$D$12]/2)" office:value-type="float" office:value="16" calcext:value-type="float">
            <text:p>16.00</text:p>
          </table:table-cell>
          <table:table-cell table:style-name="ce57" table:formula="of:=IF([.AD32]=0;[.$C32]/[.AE32];0)" office:value-type="float" office:value="0" calcext:value-type="float">
            <text:p>0.00</text:p>
          </table:table-cell>
          <table:table-cell table:style-name="ce95" table:formula="of:=IF(OR([.AD32];IF([.AF32]&gt;=6*0.0254;1;0));1;0)" office:value-type="float" office:value="1" calcext:value-type="float">
            <text:p>1</text:p>
          </table:table-cell>
          <table:table-cell/>
          <table:table-cell table:formula="of:=IF([.$X32]=1;[.$V$1];IF([.$AA32]=1;[.$Y$1];IF([.$AD32]=1;[.$AB$1];IF([.$AG32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32]=1;[.V32];IF([.$AA32]=1;[.Y32];IF([.$AD32]=1;[.AB32];IF([.$AG32]=1;[.AE32];&quot;KO&quot;))))*[.AK32]" office:value-type="float" office:value="40" calcext:value-type="float">
            <text:p>40</text:p>
          </table:table-cell>
          <table:table-cell table:formula="of:=IF([.$X32]=1;1;2)" office:value-type="float" office:value="2" calcext:value-type="float">
            <text:p>2</text:p>
          </table:table-cell>
          <table:table-cell table:formula="of:=ROUNDUP([.AJ32]/[.AK32])" office:value-type="float" office:value="20" calcext:value-type="float">
            <text:p>20</text:p>
          </table:table-cell>
          <table:table-cell table:formula="of:=ROUNDDOWN(([.C32])/([.AL32]-1)/0.0254;0)" office:value-type="float" office:value="19" calcext:value-type="float">
            <text:p>19</text:p>
          </table:table-cell>
          <table:table-cell table:formula="of:=COM.MICROSOFT.CONCAT(TEXT([.AK32];&quot;#&quot;);IF([.AK32]&lt;2;&quot; row.&quot;;&quot; rows.&quot;))" office:value-type="string" office:string-value="2 rows." calcext:value-type="string">
            <text:p>2 rows.</text:p>
          </table:table-cell>
          <table:table-cell table:formula="of:=COM.MICROSOFT.CONCAT([.AI32];&quot; at &quot;; TEXT([.AM32];&quot;##&quot;);&quot; in. o/c; &quot;; TEXT ([.AJ32];&quot;##&quot;);&quot; fasteners in &quot;;[.AN32])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2A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33])" office:value-type="float" office:value="3.3528" calcext:value-type="float">
            <text:p>3.35</text:p>
          </table:table-cell>
          <table:table-cell table:style-name="ce57" table:formula="of:=[.D33]*[.C33]" office:value-type="float" office:value="30.84576" calcext:value-type="float">
            <text:p>30.85</text:p>
          </table:table-cell>
          <table:table-cell table:formula="of:=0.65*[.E33]+[.F30]" office:value-type="float" office:value="39.795704" calcext:value-type="float">
            <text:p>39.80</text:p>
          </table:table-cell>
          <table:table-cell office:value-type="float" office:value="117.695067999" calcext:value-type="float">
            <text:p>117.70</text:p>
          </table:table-cell>
          <table:table-cell table:formula="of:=MAX([.G33]*[.D33]/[.C33]-[.F33]/2;0)" office:value-type="float" office:value="22.9943245203312" calcext:value-type="float">
            <text:p>22.99</text:p>
          </table:table-cell>
          <table:table-cell table:formula="of:=-[.G33]*[.D33]/[.C33]" office:value-type="float" office:value="-42.8921765203312" calcext:value-type="float">
            <text:p>-42.89</text:p>
          </table:table-cell>
          <table:table-cell table:formula="of:=IF([.H33]&gt;0;ROUNDUP([.H33];-1);&quot;-&quot;)" office:value-type="float" office:value="30" calcext:value-type="float">
            <text:p>30.00</text:p>
          </table:table-cell>
          <table:table-cell table:formula="of:=0.224809*[.H33]" office:value-type="float" office:value="5.16933110109114" calcext:value-type="float">
            <text:p>5.17</text:p>
          </table:table-cell>
          <table:table-cell table:formula="of:=IF([.K33]&gt;0;MROUND([.K33];1);&quot;-&quot;)" office:value-type="float" office:value="5" calcext:value-type="float">
            <text:p>5.00</text:p>
          </table:table-cell>
          <table:table-cell table:formula="of:=IF([.K33]&gt;0;ROUNDUP([.L33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33];&quot;#&quot;))" office:value-type="string" office:string-value="$floor.B2" calcext:value-type="string">
            <text:p>$floor.B2</text:p>
          </table:table-cell>
          <table:table-cell table:formula="of:=[.G33]/[.C33]" office:value-type="float" office:value="12.7929421738044" calcext:value-type="float">
            <text:p>12.79</text:p>
          </table:table-cell>
          <table:table-cell/>
          <table:table-cell table:formula="of:=IF([.B33]=1;[.G33];0)" office:value-type="float" office:value="0" calcext:value-type="float">
            <text:p>0.00</text:p>
          </table:table-cell>
          <table:table-cell table:formula="of:=IF([.R33]&gt;0;3*0.3048;1000)" office:value-type="float" office:value="1000" calcext:value-type="float">
            <text:p>1,000.00</text:p>
          </table:table-cell>
          <table:table-cell table:formula="of:=ROUNDUP([.C33]/[.S33];0)" office:value-type="float" office:value="1" calcext:value-type="float">
            <text:p>1</text:p>
          </table:table-cell>
          <table:table-cell table:formula="of:=[.R33]/[.T33]" office:value-type="float" office:value="0" calcext:value-type="float">
            <text:p>0.00</text:p>
          </table:table-cell>
          <table:table-cell table:formula="of:=ROUNDUP([.G33]/[$connection.$D$4])" office:value-type="float" office:value="161" calcext:value-type="float">
            <text:p>161.00</text:p>
          </table:table-cell>
          <table:table-cell table:formula="of:=[.C33]/[.V33]" office:value-type="float" office:value="0.0571428571428571" calcext:value-type="float">
            <text:p>0.06</text:p>
          </table:table-cell>
          <table:table-cell table:formula="of:=IF([.W33]&gt;=12*0.0254;1;0)" office:value-type="float" office:value="0" calcext:value-type="float">
            <text:p>0</text:p>
          </table:table-cell>
          <table:table-cell table:formula="of:=IF([.X33]=0;[.V33]/2;&quot;&quot;)" office:value-type="float" office:value="80.5" calcext:value-type="float">
            <text:p>80.5</text:p>
          </table:table-cell>
          <table:table-cell table:style-name="ce57" table:formula="of:=IF([.X33]=0;[.$C33]/[.Y33];0)" office:value-type="float" office:value="0.114285714285714" calcext:value-type="float">
            <text:p>0.11</text:p>
          </table:table-cell>
          <table:table-cell table:style-name="ce95" table:formula="of:=IF(OR([.X33];IF([.Z33]&gt;=12*0.0254;1;0));1;0)" office:value-type="float" office:value="0" calcext:value-type="float">
            <text:p>0</text:p>
          </table:table-cell>
          <table:table-cell table:style-name="ce57" table:formula="of:=ROUNDUP([.G33]/[$connection.$D$11]/2)" office:value-type="float" office:value="39" calcext:value-type="float">
            <text:p>39.00</text:p>
          </table:table-cell>
          <table:table-cell table:style-name="ce57" table:formula="of:=IF([.AA33]=0;[.$C33]/[.AB33];0)" office:value-type="float" office:value="0.235897435897436" calcext:value-type="float">
            <text:p>0.24</text:p>
          </table:table-cell>
          <table:table-cell table:style-name="ce95" table:formula="of:=IF(OR([.AA33];IF([.AC33]&gt;=12*0.0254;1;0));1;0)" office:value-type="float" office:value="0" calcext:value-type="float">
            <text:p>0</text:p>
          </table:table-cell>
          <table:table-cell table:style-name="ce57" table:formula="of:=ROUNDUP([.$G33]/[$connection.$D$12]/2)" office:value-type="float" office:value="32" calcext:value-type="float">
            <text:p>32.00</text:p>
          </table:table-cell>
          <table:table-cell table:style-name="ce57" table:formula="of:=IF([.AD33]=0;[.$C33]/[.AE33];0)" office:value-type="float" office:value="0.2875" calcext:value-type="float">
            <text:p>0.29</text:p>
          </table:table-cell>
          <table:table-cell table:style-name="ce95" table:formula="of:=IF(OR([.AD33];IF([.AF33]&gt;=6*0.0254;1;0));1;0)" office:value-type="float" office:value="1" calcext:value-type="float">
            <text:p>1</text:p>
          </table:table-cell>
          <table:table-cell/>
          <table:table-cell table:formula="of:=IF([.$X33]=1;[.$V$1];IF([.$AA33]=1;[.$Y$1];IF([.$AD33]=1;[.$AB$1];IF([.$AG33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33]=1;[.V33];IF([.$AA33]=1;[.Y33];IF([.$AD33]=1;[.AB33];IF([.$AG33]=1;[.AE33];&quot;KO&quot;))))*[.AK33]" office:value-type="float" office:value="64" calcext:value-type="float">
            <text:p>64</text:p>
          </table:table-cell>
          <table:table-cell table:formula="of:=IF([.$X33]=1;1;2)" office:value-type="float" office:value="2" calcext:value-type="float">
            <text:p>2</text:p>
          </table:table-cell>
          <table:table-cell table:formula="of:=ROUNDUP([.AJ33]/[.AK33])" office:value-type="float" office:value="32" calcext:value-type="float">
            <text:p>32</text:p>
          </table:table-cell>
          <table:table-cell table:formula="of:=ROUNDDOWN(([.C33])/([.AL33]-1)/0.0254;0)" office:value-type="float" office:value="11" calcext:value-type="float">
            <text:p>11</text:p>
          </table:table-cell>
          <table:table-cell table:formula="of:=COM.MICROSOFT.CONCAT(TEXT([.AK33];&quot;#&quot;);IF([.AK33]&lt;2;&quot; row.&quot;;&quot; rows.&quot;))" office:value-type="string" office:string-value="2 rows." calcext:value-type="string">
            <text:p>2 rows.</text:p>
          </table:table-cell>
          <table:table-cell table:formula="of:=COM.MICROSOFT.CONCAT([.AI33];&quot; at &quot;; TEXT([.AM33];&quot;##&quot;);&quot; in. o/c; &quot;; TEXT ([.AJ33];&quot;##&quot;);&quot; fasteners in &quot;;[.AN33])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2B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34])" office:value-type="float" office:value="3.3528" calcext:value-type="float">
            <text:p>3.35</text:p>
          </table:table-cell>
          <table:table-cell table:style-name="ce57" table:formula="of:=[.D34]*[.C34]" office:value-type="float" office:value="30.84576" calcext:value-type="float">
            <text:p>30.85</text:p>
          </table:table-cell>
          <table:table-cell table:formula="of:=0.65*[.E34]+[.F31]" office:value-type="float" office:value="39.795704" calcext:value-type="float">
            <text:p>39.80</text:p>
          </table:table-cell>
          <table:table-cell office:value-type="float" office:value="36.8603666058" calcext:value-type="float">
            <text:p>36.86</text:p>
          </table:table-cell>
          <table:table-cell table:formula="of:=MAX([.G34]*[.D34]/[.C34]-[.F34]/2;0)" office:value-type="float" office:value="0" calcext:value-type="float">
            <text:p>0.00</text:p>
          </table:table-cell>
          <table:table-cell table:formula="of:=-[.G34]*[.D34]/[.C34]" office:value-type="float" office:value="-13.4331996908616" calcext:value-type="float">
            <text:p>-13.43</text:p>
          </table:table-cell>
          <table:table-cell table:formula="of:=IF([.H34]&gt;0;ROUNDUP([.H34];-1);&quot;-&quot;)" office:value-type="string" office:string-value="-" calcext:value-type="string">
            <text:p>-</text:p>
          </table:table-cell>
          <table:table-cell table:formula="of:=0.224809*[.H34]" office:value-type="float" office:value="0" calcext:value-type="float">
            <text:p>0.00</text:p>
          </table:table-cell>
          <table:table-cell table:formula="of:=IF([.K34]&gt;0;MROUND([.K34];1);&quot;-&quot;)" office:value-type="string" office:string-value="-" calcext:value-type="string">
            <text:p>-</text:p>
          </table:table-cell>
          <table:table-cell table:formula="of:=IF([.K34]&gt;0;ROUNDUP([.L34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34];&quot;#&quot;))" office:value-type="string" office:string-value="$floor.B2" calcext:value-type="string">
            <text:p>$floor.B2</text:p>
          </table:table-cell>
          <table:table-cell table:formula="of:=[.G34]/[.C34]" office:value-type="float" office:value="4.00656158758696" calcext:value-type="float">
            <text:p>4.01</text:p>
          </table:table-cell>
          <table:table-cell/>
          <table:table-cell table:formula="of:=IF([.B34]=1;[.G34];0)" office:value-type="float" office:value="0" calcext:value-type="float">
            <text:p>0.00</text:p>
          </table:table-cell>
          <table:table-cell table:formula="of:=IF([.R34]&gt;0;3*0.3048;1000)" office:value-type="float" office:value="1000" calcext:value-type="float">
            <text:p>1,000.00</text:p>
          </table:table-cell>
          <table:table-cell table:formula="of:=ROUNDUP([.C34]/[.S34];0)" office:value-type="float" office:value="1" calcext:value-type="float">
            <text:p>1</text:p>
          </table:table-cell>
          <table:table-cell table:formula="of:=[.R34]/[.T34]" office:value-type="float" office:value="0" calcext:value-type="float">
            <text:p>0.00</text:p>
          </table:table-cell>
          <table:table-cell table:formula="of:=ROUNDUP([.G34]/[$connection.$D$4])" office:value-type="float" office:value="51" calcext:value-type="float">
            <text:p>51.00</text:p>
          </table:table-cell>
          <table:table-cell table:formula="of:=[.C34]/[.V34]" office:value-type="float" office:value="0.180392156862745" calcext:value-type="float">
            <text:p>0.18</text:p>
          </table:table-cell>
          <table:table-cell table:formula="of:=IF([.W34]&gt;=12*0.0254;1;0)" office:value-type="float" office:value="0" calcext:value-type="float">
            <text:p>0</text:p>
          </table:table-cell>
          <table:table-cell table:formula="of:=IF([.X34]=0;[.V34]/2;&quot;&quot;)" office:value-type="float" office:value="25.5" calcext:value-type="float">
            <text:p>25.5</text:p>
          </table:table-cell>
          <table:table-cell table:style-name="ce57" table:formula="of:=IF([.X34]=0;[.$C34]/[.Y34];0)" office:value-type="float" office:value="0.36078431372549" calcext:value-type="float">
            <text:p>0.36</text:p>
          </table:table-cell>
          <table:table-cell table:style-name="ce95" table:formula="of:=IF(OR([.X34];IF([.Z34]&gt;=12*0.0254;1;0));1;0)" office:value-type="float" office:value="1" calcext:value-type="float">
            <text:p>1</text:p>
          </table:table-cell>
          <table:table-cell table:style-name="ce57" table:formula="of:=ROUNDUP([.G34]/[$connection.$D$11]/2)" office:value-type="float" office:value="13" calcext:value-type="float">
            <text:p>13.00</text:p>
          </table:table-cell>
          <table:table-cell table:style-name="ce57" table:formula="of:=IF([.AA34]=0;[.$C34]/[.AB34];0)" office:value-type="float" office:value="0" calcext:value-type="float">
            <text:p>0.00</text:p>
          </table:table-cell>
          <table:table-cell table:style-name="ce95" table:formula="of:=IF(OR([.AA34];IF([.AC34]&gt;=12*0.0254;1;0));1;0)" office:value-type="float" office:value="1" calcext:value-type="float">
            <text:p>1</text:p>
          </table:table-cell>
          <table:table-cell table:style-name="ce57" table:formula="of:=ROUNDUP([.$G34]/[$connection.$D$12]/2)" office:value-type="float" office:value="10" calcext:value-type="float">
            <text:p>10.00</text:p>
          </table:table-cell>
          <table:table-cell table:style-name="ce57" table:formula="of:=IF([.AD34]=0;[.$C34]/[.AE34];0)" office:value-type="float" office:value="0" calcext:value-type="float">
            <text:p>0.00</text:p>
          </table:table-cell>
          <table:table-cell table:style-name="ce95" table:formula="of:=IF(OR([.AD34];IF([.AF34]&gt;=6*0.0254;1;0));1;0)" office:value-type="float" office:value="1" calcext:value-type="float">
            <text:p>1</text:p>
          </table:table-cell>
          <table:table-cell/>
          <table:table-cell table:formula="of:=IF([.$X34]=1;[.$V$1];IF([.$AA34]=1;[.$Y$1];IF([.$AD34]=1;[.$AB$1];IF([.$AG34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34]=1;[.V34];IF([.$AA34]=1;[.Y34];IF([.$AD34]=1;[.AB34];IF([.$AG34]=1;[.AE34];&quot;KO&quot;))))*[.AK34]" office:value-type="float" office:value="51" calcext:value-type="float">
            <text:p>51</text:p>
          </table:table-cell>
          <table:table-cell table:formula="of:=IF([.$X34]=1;1;2)" office:value-type="float" office:value="2" calcext:value-type="float">
            <text:p>2</text:p>
          </table:table-cell>
          <table:table-cell table:formula="of:=ROUNDUP([.AJ34]/[.AK34])" office:value-type="float" office:value="26" calcext:value-type="float">
            <text:p>26</text:p>
          </table:table-cell>
          <table:table-cell table:formula="of:=ROUNDDOWN(([.C34])/([.AL34]-1)/0.0254;0)" office:value-type="float" office:value="14" calcext:value-type="float">
            <text:p>14</text:p>
          </table:table-cell>
          <table:table-cell table:formula="of:=COM.MICROSOFT.CONCAT(TEXT([.AK34];&quot;#&quot;);IF([.AK34]&lt;2;&quot; row.&quot;;&quot; rows.&quot;))" office:value-type="string" office:string-value="2 rows." calcext:value-type="string">
            <text:p>2 rows.</text:p>
          </table:table-cell>
          <table:table-cell table:formula="of:=COM.MICROSOFT.CONCAT([.AI34];&quot; at &quot;; TEXT([.AM34];&quot;##&quot;);&quot; in. o/c; &quot;; TEXT ([.AJ34];&quot;##&quot;);&quot; fasteners in &quot;;[.AN34])" office:value-type="string" office:string-value="16d (d= 0.268 in) nails at 14 in. o/c; 51 fasteners in 2 rows." calcext:value-type="string">
            <text:p>16d (d= 0.268 in) nails at 14 in. o/c; 51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2C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35])" office:value-type="float" office:value="3.3528" calcext:value-type="float">
            <text:p>3.35</text:p>
          </table:table-cell>
          <table:table-cell table:style-name="ce57" table:formula="of:=[.D35]*[.C35]" office:value-type="float" office:value="30.84576" calcext:value-type="float">
            <text:p>30.85</text:p>
          </table:table-cell>
          <table:table-cell table:formula="of:=0.65*[.E35]+[.F32]" office:value-type="float" office:value="39.795704" calcext:value-type="float">
            <text:p>39.80</text:p>
          </table:table-cell>
          <table:table-cell office:value-type="float" office:value="101.649810548" calcext:value-type="float">
            <text:p>101.65</text:p>
          </table:table-cell>
          <table:table-cell table:formula="of:=MAX([.G35]*[.D35]/[.C35]-[.F35]/2;0)" office:value-type="float" office:value="17.1468746092755" calcext:value-type="float">
            <text:p>17.15</text:p>
          </table:table-cell>
          <table:table-cell table:formula="of:=-[.G35]*[.D35]/[.C35]" office:value-type="float" office:value="-37.0447266092755" calcext:value-type="float">
            <text:p>-37.04</text:p>
          </table:table-cell>
          <table:table-cell table:formula="of:=IF([.H35]&gt;0;ROUNDUP([.H35];-1);&quot;-&quot;)" office:value-type="float" office:value="20" calcext:value-type="float">
            <text:p>20.00</text:p>
          </table:table-cell>
          <table:table-cell table:formula="of:=0.224809*[.H35]" office:value-type="float" office:value="3.85477173403661" calcext:value-type="float">
            <text:p>3.85</text:p>
          </table:table-cell>
          <table:table-cell table:formula="of:=IF([.K35]&gt;0;MROUND([.K35];1);&quot;-&quot;)" office:value-type="float" office:value="4" calcext:value-type="float">
            <text:p>4.00</text:p>
          </table:table-cell>
          <table:table-cell table:formula="of:=IF([.K35]&gt;0;ROUNDUP([.L35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35];&quot;#&quot;))" office:value-type="string" office:string-value="$floor.B2" calcext:value-type="string">
            <text:p>$floor.B2</text:p>
          </table:table-cell>
          <table:table-cell table:formula="of:=[.G35]/[.C35]" office:value-type="float" office:value="11.0488924508696" calcext:value-type="float">
            <text:p>11.05</text:p>
          </table:table-cell>
          <table:table-cell/>
          <table:table-cell table:formula="of:=IF([.B35]=1;[.G35];0)" office:value-type="float" office:value="0" calcext:value-type="float">
            <text:p>0.00</text:p>
          </table:table-cell>
          <table:table-cell table:formula="of:=IF([.R35]&gt;0;3*0.3048;1000)" office:value-type="float" office:value="1000" calcext:value-type="float">
            <text:p>1,000.00</text:p>
          </table:table-cell>
          <table:table-cell table:formula="of:=ROUNDUP([.C35]/[.S35];0)" office:value-type="float" office:value="1" calcext:value-type="float">
            <text:p>1</text:p>
          </table:table-cell>
          <table:table-cell table:formula="of:=[.R35]/[.T35]" office:value-type="float" office:value="0" calcext:value-type="float">
            <text:p>0.00</text:p>
          </table:table-cell>
          <table:table-cell table:formula="of:=ROUNDUP([.G35]/[$connection.$D$4])" office:value-type="float" office:value="139" calcext:value-type="float">
            <text:p>139.00</text:p>
          </table:table-cell>
          <table:table-cell table:formula="of:=[.C35]/[.V35]" office:value-type="float" office:value="0.0661870503597122" calcext:value-type="float">
            <text:p>0.07</text:p>
          </table:table-cell>
          <table:table-cell table:formula="of:=IF([.W35]&gt;=12*0.0254;1;0)" office:value-type="float" office:value="0" calcext:value-type="float">
            <text:p>0</text:p>
          </table:table-cell>
          <table:table-cell table:formula="of:=IF([.X35]=0;[.V35]/2;&quot;&quot;)" office:value-type="float" office:value="69.5" calcext:value-type="float">
            <text:p>69.5</text:p>
          </table:table-cell>
          <table:table-cell table:style-name="ce57" table:formula="of:=IF([.X35]=0;[.$C35]/[.Y35];0)" office:value-type="float" office:value="0.132374100719424" calcext:value-type="float">
            <text:p>0.13</text:p>
          </table:table-cell>
          <table:table-cell table:style-name="ce95" table:formula="of:=IF(OR([.X35];IF([.Z35]&gt;=12*0.0254;1;0));1;0)" office:value-type="float" office:value="0" calcext:value-type="float">
            <text:p>0</text:p>
          </table:table-cell>
          <table:table-cell table:style-name="ce57" table:formula="of:=ROUNDUP([.G35]/[$connection.$D$11]/2)" office:value-type="float" office:value="34" calcext:value-type="float">
            <text:p>34.00</text:p>
          </table:table-cell>
          <table:table-cell table:style-name="ce57" table:formula="of:=IF([.AA35]=0;[.$C35]/[.AB35];0)" office:value-type="float" office:value="0.270588235294118" calcext:value-type="float">
            <text:p>0.27</text:p>
          </table:table-cell>
          <table:table-cell table:style-name="ce95" table:formula="of:=IF(OR([.AA35];IF([.AC35]&gt;=12*0.0254;1;0));1;0)" office:value-type="float" office:value="0" calcext:value-type="float">
            <text:p>0</text:p>
          </table:table-cell>
          <table:table-cell table:style-name="ce57" table:formula="of:=ROUNDUP([.$G35]/[$connection.$D$12]/2)" office:value-type="float" office:value="27" calcext:value-type="float">
            <text:p>27.00</text:p>
          </table:table-cell>
          <table:table-cell table:style-name="ce57" table:formula="of:=IF([.AD35]=0;[.$C35]/[.AE35];0)" office:value-type="float" office:value="0.340740740740741" calcext:value-type="float">
            <text:p>0.34</text:p>
          </table:table-cell>
          <table:table-cell table:style-name="ce95" table:formula="of:=IF(OR([.AD35];IF([.AF35]&gt;=6*0.0254;1;0));1;0)" office:value-type="float" office:value="1" calcext:value-type="float">
            <text:p>1</text:p>
          </table:table-cell>
          <table:table-cell/>
          <table:table-cell table:formula="of:=IF([.$X35]=1;[.$V$1];IF([.$AA35]=1;[.$Y$1];IF([.$AD35]=1;[.$AB$1];IF([.$AG35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35]=1;[.V35];IF([.$AA35]=1;[.Y35];IF([.$AD35]=1;[.AB35];IF([.$AG35]=1;[.AE35];&quot;KO&quot;))))*[.AK35]" office:value-type="float" office:value="54" calcext:value-type="float">
            <text:p>54</text:p>
          </table:table-cell>
          <table:table-cell table:formula="of:=IF([.$X35]=1;1;2)" office:value-type="float" office:value="2" calcext:value-type="float">
            <text:p>2</text:p>
          </table:table-cell>
          <table:table-cell table:formula="of:=ROUNDUP([.AJ35]/[.AK35])" office:value-type="float" office:value="27" calcext:value-type="float">
            <text:p>27</text:p>
          </table:table-cell>
          <table:table-cell table:formula="of:=ROUNDDOWN(([.C35])/([.AL35]-1)/0.0254;0)" office:value-type="float" office:value="13" calcext:value-type="float">
            <text:p>13</text:p>
          </table:table-cell>
          <table:table-cell table:formula="of:=COM.MICROSOFT.CONCAT(TEXT([.AK35];&quot;#&quot;);IF([.AK35]&lt;2;&quot; row.&quot;;&quot; rows.&quot;))" office:value-type="string" office:string-value="2 rows." calcext:value-type="string">
            <text:p>2 rows.</text:p>
          </table:table-cell>
          <table:table-cell table:formula="of:=COM.MICROSOFT.CONCAT([.AI35];&quot; at &quot;; TEXT([.AM35];&quot;##&quot;);&quot; in. o/c; &quot;; TEXT ([.AJ35];&quot;##&quot;);&quot; fasteners in &quot;;[.AN35])" office:value-type="string" office:string-value="SDWS log screw (d= 0.197 in) at 13 in. o/c; 54 fasteners in 2 rows." calcext:value-type="string">
            <text:p>SDWS log screw (d= 0.197 in) at 13 in. o/c; 54 fasteners in 2 rows.</text:p>
          </table:table-cell>
          <table:table-cell table:number-columns-repeated="983"/>
        </table:table-row>
        <table:table-row table:style-name="ro4">
          <table:table-cell table:style-name="ce53" office:value-type="string" calcext:value-type="string">
            <text:p>W1A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9.2" calcext:value-type="float">
            <text:p>9.20</text:p>
          </table:table-cell>
          <table:table-cell table:style-name="ce58" table:formula="of:=INDIRECT([.O36])" office:value-type="float" office:value="3.4544" calcext:value-type="float">
            <text:p>3.45</text:p>
          </table:table-cell>
          <table:table-cell table:style-name="ce58" table:formula="of:=[.D36]*[.C36]" office:value-type="float" office:value="31.78048" calcext:value-type="float">
            <text:p>31.78</text:p>
          </table:table-cell>
          <table:table-cell table:style-name="ce58" table:formula="of:=0.65*[.E36]+[.F33]" office:value-type="float" office:value="60.453016" calcext:value-type="float">
            <text:p>60.45</text:p>
          </table:table-cell>
          <table:table-cell table:style-name="ce58" office:value-type="float" office:value="118.864732078" calcext:value-type="float">
            <text:p>118.86</text:p>
          </table:table-cell>
          <table:table-cell table:formula="of:=MAX([.G36]*[.D36]/[.C36]-[.F36]/2;0)" office:value-type="float" office:value="14.4046148793743" calcext:value-type="float">
            <text:p>14.40</text:p>
          </table:table-cell>
          <table:table-cell table:formula="of:=-[.G36]*[.D36]/[.C36]" office:value-type="float" office:value="-44.6311228793743" calcext:value-type="float">
            <text:p>-44.63</text:p>
          </table:table-cell>
          <table:table-cell table:style-name="ce58" table:formula="of:=IF([.H36]&gt;0;ROUNDUP([.H36];-1);&quot;-&quot;)" office:value-type="float" office:value="20" calcext:value-type="float">
            <text:p>20.00</text:p>
          </table:table-cell>
          <table:table-cell table:formula="of:=0.224809*[.H36]" office:value-type="float" office:value="3.23828706641725" calcext:value-type="float">
            <text:p>3.24</text:p>
          </table:table-cell>
          <table:table-cell table:style-name="ce58" table:formula="of:=IF([.K36]&gt;0;MROUND([.K36];1);&quot;-&quot;)" office:value-type="float" office:value="3" calcext:value-type="float">
            <text:p>3.00</text:p>
          </table:table-cell>
          <table:table-cell table:style-name="ce89" table:formula="of:=IF([.K36]&gt;0;ROUNDUP([.L36]*1000/400/1.5/5.5);&quot;-&quot;)" office:value-type="float" office:value="1" calcext:value-type="float">
            <text:p>1</text:p>
          </table:table-cell>
          <table:table-cell table:style-name="ce58"/>
          <table:table-cell table:style-name="ce53" table:formula="of:=COM.MICROSOFT.CONCAT(&quot;$floor.B&quot;;TEXT([.B36];&quot;#&quot;))" office:value-type="string" office:string-value="$floor.B1" calcext:value-type="string">
            <text:p>$floor.B1</text:p>
          </table:table-cell>
          <table:table-cell table:formula="of:=[.G36]/[.C36]" office:value-type="float" office:value="12.9200795736957" calcext:value-type="float">
            <text:p>12.92</text:p>
          </table:table-cell>
          <table:table-cell table:style-name="ce53"/>
          <table:table-cell table:style-name="ce58" table:formula="of:=IF([.B36]=1;[.G36];0)" office:value-type="float" office:value="118.864732078" calcext:value-type="float">
            <text:p>118.86</text:p>
          </table:table-cell>
          <table:table-cell table:style-name="ce58" table:formula="of:=IF([.R36]&gt;0;2.5*0.3048;1000)" office:value-type="float" office:value="0.762" calcext:value-type="float">
            <text:p>0.76</text:p>
          </table:table-cell>
          <table:table-cell table:style-name="ce53" table:formula="of:=ROUNDUP([.C36]/[.S36];0)" office:value-type="float" office:value="13" calcext:value-type="float">
            <text:p>13</text:p>
          </table:table-cell>
          <table:table-cell table:style-name="ce58" table:formula="of:=[.R36]/[.T36]" office:value-type="float" office:value="9.14344092907692" calcext:value-type="float">
            <text:p>9.14</text:p>
          </table:table-cell>
          <table:table-cell table:style-name="ce58" table:formula="of:=ROUNDUP([.G36]/[$connection.$D$4])" office:value-type="float" office:value="162" calcext:value-type="float">
            <text:p>162.00</text:p>
          </table:table-cell>
          <table:table-cell table:style-name="ce58" table:formula="of:=[.C36]/[.V36]" office:value-type="float" office:value="0.0567901234567901" calcext:value-type="float">
            <text:p>0.06</text:p>
          </table:table-cell>
          <table:table-cell table:style-name="ce53" table:formula="of:=IF([.W36]&gt;=12*0.0254;1;0)" office:value-type="float" office:value="0" calcext:value-type="float">
            <text:p>0</text:p>
          </table:table-cell>
          <table:table-cell table:style-name="ce53" table:formula="of:=IF([.X36]=0;[.V36]/2;&quot;&quot;)" office:value-type="float" office:value="81" calcext:value-type="float">
            <text:p>81</text:p>
          </table:table-cell>
          <table:table-cell table:style-name="ce58" table:formula="of:=IF([.X36]=0;[.$C36]/[.Y36];0)" office:value-type="float" office:value="0.11358024691358" calcext:value-type="float">
            <text:p>0.11</text:p>
          </table:table-cell>
          <table:table-cell table:style-name="ce96" table:formula="of:=IF(OR([.X36];IF([.Z36]&gt;=12*0.0254;1;0));1;0)" office:value-type="float" office:value="0" calcext:value-type="float">
            <text:p>0</text:p>
          </table:table-cell>
          <table:table-cell table:style-name="ce58" table:formula="of:=ROUNDUP([.G36]/[$connection.$D$11]/2)" office:value-type="float" office:value="39" calcext:value-type="float">
            <text:p>39.00</text:p>
          </table:table-cell>
          <table:table-cell table:style-name="ce58" table:formula="of:=IF([.AA36]=0;[.$C36]/[.AB36];0)" office:value-type="float" office:value="0.235897435897436" calcext:value-type="float">
            <text:p>0.24</text:p>
          </table:table-cell>
          <table:table-cell table:style-name="ce96" table:formula="of:=IF(OR([.AA36];IF([.AC36]&gt;=12*0.0254;1;0));1;0)" office:value-type="float" office:value="0" calcext:value-type="float">
            <text:p>0</text:p>
          </table:table-cell>
          <table:table-cell table:style-name="ce58" table:formula="of:=ROUNDUP([.$G36]/[$connection.$D$12]/2)" office:value-type="float" office:value="32" calcext:value-type="float">
            <text:p>32.00</text:p>
          </table:table-cell>
          <table:table-cell table:style-name="ce58" table:formula="of:=IF([.AD36]=0;[.$C36]/[.AE36];0)" office:value-type="float" office:value="0.2875" calcext:value-type="float">
            <text:p>0.29</text:p>
          </table:table-cell>
          <table:table-cell table:style-name="ce96" table:formula="of:=IF(OR([.AD36];IF([.AF36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36]=1;[.$V$1];IF([.$AA36]=1;[.$Y$1];IF([.$AD36]=1;[.$AB$1];IF([.$AG36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36]=1;[.V36];IF([.$AA36]=1;[.Y36];IF([.$AD36]=1;[.AB36];IF([.$AG36]=1;[.AE36];&quot;KO&quot;))))*[.AK36]" office:value-type="float" office:value="64" calcext:value-type="float">
            <text:p>64</text:p>
          </table:table-cell>
          <table:table-cell table:style-name="ce53" table:formula="of:=IF([.$X36]=1;1;2)" office:value-type="float" office:value="2" calcext:value-type="float">
            <text:p>2</text:p>
          </table:table-cell>
          <table:table-cell table:style-name="ce53" table:formula="of:=ROUNDUP([.AJ36]/[.AK36])" office:value-type="float" office:value="32" calcext:value-type="float">
            <text:p>32</text:p>
          </table:table-cell>
          <table:table-cell table:style-name="ce53" table:formula="of:=ROUNDDOWN(([.C36])/([.AL36]-1)/0.0254;0)" office:value-type="float" office:value="11" calcext:value-type="float">
            <text:p>11</text:p>
          </table:table-cell>
          <table:table-cell table:style-name="ce53" table:formula="of:=COM.MICROSOFT.CONCAT(TEXT([.AK36];&quot;#&quot;);IF([.AK36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36];&quot; at &quot;; TEXT([.AM36];&quot;##&quot;);&quot; in. o/c; &quot;; TEXT ([.AJ36];&quot;##&quot;);&quot; fasteners in &quot;;[.AN36])" office:value-type="string" office:string-value="SDWS log screw (d= 0.197 in) at 11 in. o/c; 64 fasteners in 2 rows." calcext:value-type="string">
            <text:p>SDWS log screw (d= 0.197 in) at 11 in. o/c; 64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W1B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9.2" calcext:value-type="float">
            <text:p>9.20</text:p>
          </table:table-cell>
          <table:table-cell table:style-name="ce58" table:formula="of:=INDIRECT([.O37])" office:value-type="float" office:value="3.4544" calcext:value-type="float">
            <text:p>3.45</text:p>
          </table:table-cell>
          <table:table-cell table:style-name="ce58" table:formula="of:=[.D37]*[.C37]" office:value-type="float" office:value="31.78048" calcext:value-type="float">
            <text:p>31.78</text:p>
          </table:table-cell>
          <table:table-cell table:style-name="ce58" table:formula="of:=0.65*[.E37]+[.F34]" office:value-type="float" office:value="60.453016" calcext:value-type="float">
            <text:p>60.45</text:p>
          </table:table-cell>
          <table:table-cell table:style-name="ce58" office:value-type="float" office:value="8.08952407212" calcext:value-type="float">
            <text:p>8.09</text:p>
          </table:table-cell>
          <table:table-cell table:formula="of:=MAX([.G37]*[.D37]/[.C37]-[.F37]/2;0)" office:value-type="float" office:value="0" calcext:value-type="float">
            <text:p>0.00</text:p>
          </table:table-cell>
          <table:table-cell table:formula="of:=-[.G37]*[.D37]/[.C37]" office:value-type="float" office:value="-3.0374404298621" calcext:value-type="float">
            <text:p>-3.04</text:p>
          </table:table-cell>
          <table:table-cell table:style-name="ce58" table:formula="of:=IF([.H37]&gt;0;ROUNDUP([.H37];-1);&quot;-&quot;)" office:value-type="string" office:string-value="-" calcext:value-type="string">
            <text:p>-</text:p>
          </table:table-cell>
          <table:table-cell table:formula="of:=0.224809*[.H37]" office:value-type="float" office:value="0" calcext:value-type="float">
            <text:p>0.00</text:p>
          </table:table-cell>
          <table:table-cell table:style-name="ce58" table:formula="of:=IF([.K37]&gt;0;MROUND([.K37];1);&quot;-&quot;)" office:value-type="string" office:string-value="-" calcext:value-type="string">
            <text:p>-</text:p>
          </table:table-cell>
          <table:table-cell table:style-name="ce89" table:formula="of:=IF([.K37]&gt;0;ROUNDUP([.L37]*1000/400/1.5/5.5);&quot;-&quot;)" office:value-type="string" office:string-value="-" calcext:value-type="string">
            <text:p>-</text:p>
          </table:table-cell>
          <table:table-cell table:style-name="ce58"/>
          <table:table-cell table:style-name="ce53" table:formula="of:=COM.MICROSOFT.CONCAT(&quot;$floor.B&quot;;TEXT([.B37];&quot;#&quot;))" office:value-type="string" office:string-value="$floor.B1" calcext:value-type="string">
            <text:p>$floor.B1</text:p>
          </table:table-cell>
          <table:table-cell table:formula="of:=[.G37]/[.C37]" office:value-type="float" office:value="0.879296094795652" calcext:value-type="float">
            <text:p>0.88</text:p>
          </table:table-cell>
          <table:table-cell table:style-name="ce53"/>
          <table:table-cell table:style-name="ce58" table:formula="of:=IF([.B37]=1;[.G37];0)" office:value-type="float" office:value="8.08952407212" calcext:value-type="float">
            <text:p>8.09</text:p>
          </table:table-cell>
          <table:table-cell table:style-name="ce58" table:formula="of:=IF([.R37]&gt;0;3*0.3048;1000)" office:value-type="float" office:value="0.9144" calcext:value-type="float">
            <text:p>0.91</text:p>
          </table:table-cell>
          <table:table-cell table:style-name="ce53" table:formula="of:=ROUNDUP([.C37]/[.S37];0)" office:value-type="float" office:value="11" calcext:value-type="float">
            <text:p>11</text:p>
          </table:table-cell>
          <table:table-cell table:style-name="ce58" table:formula="of:=[.R37]/[.T37]" office:value-type="float" office:value="0.735411279283636" calcext:value-type="float">
            <text:p>0.74</text:p>
          </table:table-cell>
          <table:table-cell table:style-name="ce58" table:formula="of:=ROUNDUP([.G37]/[$connection.$D$4])" office:value-type="float" office:value="12" calcext:value-type="float">
            <text:p>12.00</text:p>
          </table:table-cell>
          <table:table-cell table:style-name="ce58" table:formula="of:=[.C37]/[.V37]" office:value-type="float" office:value="0.766666666666667" calcext:value-type="float">
            <text:p>0.77</text:p>
          </table:table-cell>
          <table:table-cell table:style-name="ce53" table:formula="of:=IF([.W37]&gt;=12*0.0254;1;0)" office:value-type="float" office:value="1" calcext:value-type="float">
            <text:p>1</text:p>
          </table:table-cell>
          <table:table-cell table:style-name="ce53" table:formula="of:=IF([.X37]=0;[.V37]/2;&quot;&quot;)">
            <text:p/>
          </table:table-cell>
          <table:table-cell table:style-name="ce58" table:formula="of:=IF([.X37]=0;[.$C37]/[.Y37];0)" office:value-type="float" office:value="0" calcext:value-type="float">
            <text:p>0.00</text:p>
          </table:table-cell>
          <table:table-cell table:style-name="ce96" table:formula="of:=IF(OR([.X37];IF([.Z37]&gt;=12*0.0254;1;0));1;0)" office:value-type="float" office:value="1" calcext:value-type="float">
            <text:p>1</text:p>
          </table:table-cell>
          <table:table-cell table:style-name="ce58" table:formula="of:=ROUNDUP([.G37]/[$connection.$D$11]/2)" office:value-type="float" office:value="3" calcext:value-type="float">
            <text:p>3.00</text:p>
          </table:table-cell>
          <table:table-cell table:style-name="ce58" table:formula="of:=IF([.AA37]=0;[.$C37]/[.AB37];0)" office:value-type="float" office:value="0" calcext:value-type="float">
            <text:p>0.00</text:p>
          </table:table-cell>
          <table:table-cell table:style-name="ce96" table:formula="of:=IF(OR([.AA37];IF([.AC37]&gt;=12*0.0254;1;0));1;0)" office:value-type="float" office:value="1" calcext:value-type="float">
            <text:p>1</text:p>
          </table:table-cell>
          <table:table-cell table:style-name="ce58" table:formula="of:=ROUNDUP([.$G37]/[$connection.$D$12]/2)" office:value-type="float" office:value="3" calcext:value-type="float">
            <text:p>3.00</text:p>
          </table:table-cell>
          <table:table-cell table:style-name="ce58" table:formula="of:=IF([.AD37]=0;[.$C37]/[.AE37];0)" office:value-type="float" office:value="0" calcext:value-type="float">
            <text:p>0.00</text:p>
          </table:table-cell>
          <table:table-cell table:style-name="ce96" table:formula="of:=IF(OR([.AD37];IF([.AF37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37]=1;[.$V$1];IF([.$AA37]=1;[.$Y$1];IF([.$AD37]=1;[.$AB$1];IF([.$AG37]=1;[.$AE$1];&quot;KO&quot;))))" office:value-type="string" office:string-value="16d (d= 0.268 in) nails" calcext:value-type="string">
            <text:p>16d (d= 0.268 in) nails</text:p>
          </table:table-cell>
          <table:table-cell table:style-name="ce98" table:formula="of:=IF([.$X37]=1;[.V37];IF([.$AA37]=1;[.Y37];IF([.$AD37]=1;[.AB37];IF([.$AG37]=1;[.AE37];&quot;KO&quot;))))*[.AK37]" office:value-type="float" office:value="12" calcext:value-type="float">
            <text:p>12</text:p>
          </table:table-cell>
          <table:table-cell table:style-name="ce53" table:formula="of:=IF([.$X37]=1;1;2)" office:value-type="float" office:value="1" calcext:value-type="float">
            <text:p>1</text:p>
          </table:table-cell>
          <table:table-cell table:style-name="ce53" table:formula="of:=ROUNDUP([.AJ37]/[.AK37])" office:value-type="float" office:value="12" calcext:value-type="float">
            <text:p>12</text:p>
          </table:table-cell>
          <table:table-cell table:style-name="ce53" table:formula="of:=ROUNDDOWN(([.C37])/([.AL37]-1)/0.0254;0)" office:value-type="float" office:value="32" calcext:value-type="float">
            <text:p>32</text:p>
          </table:table-cell>
          <table:table-cell table:style-name="ce53" table:formula="of:=COM.MICROSOFT.CONCAT(TEXT([.AK37];&quot;#&quot;);IF([.AK37]&lt;2;&quot; row.&quot;;&quot; rows.&quot;))" office:value-type="string" office:string-value="1 row." calcext:value-type="string">
            <text:p>1 row.</text:p>
          </table:table-cell>
          <table:table-cell table:style-name="ce53" table:formula="of:=COM.MICROSOFT.CONCAT([.AI37];&quot; at &quot;; TEXT([.AM37];&quot;##&quot;);&quot; in. o/c; &quot;; TEXT ([.AJ37];&quot;##&quot;);&quot; fasteners in &quot;;[.AN37])" office:value-type="string" office:string-value="16d (d= 0.268 in) nails at 32 in. o/c; 12 fasteners in 1 row." calcext:value-type="string">
            <text:p>16d (d= 0.268 in) nails at 32 in. o/c; 12 fasteners in 1 row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W1C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9.2" calcext:value-type="float">
            <text:p>9.20</text:p>
          </table:table-cell>
          <table:table-cell table:style-name="ce58" table:formula="of:=INDIRECT([.O38])" office:value-type="float" office:value="3.4544" calcext:value-type="float">
            <text:p>3.45</text:p>
          </table:table-cell>
          <table:table-cell table:style-name="ce58" table:formula="of:=[.D38]*[.C38]" office:value-type="float" office:value="31.78048" calcext:value-type="float">
            <text:p>31.78</text:p>
          </table:table-cell>
          <table:table-cell table:style-name="ce58" table:formula="of:=0.65*[.E38]+[.F35]" office:value-type="float" office:value="60.453016" calcext:value-type="float">
            <text:p>60.45</text:p>
          </table:table-cell>
          <table:table-cell table:style-name="ce58" office:value-type="float" office:value="133.136458913" calcext:value-type="float">
            <text:p>133.14</text:p>
          </table:table-cell>
          <table:table-cell table:formula="of:=MAX([.G38]*[.D38]/[.C38]-[.F38]/2;0)" office:value-type="float" office:value="19.7633380509856" calcext:value-type="float">
            <text:p>19.76</text:p>
          </table:table-cell>
          <table:table-cell table:formula="of:=-[.G38]*[.D38]/[.C38]" office:value-type="float" office:value="-49.9898460509856" calcext:value-type="float">
            <text:p>-49.99</text:p>
          </table:table-cell>
          <table:table-cell table:style-name="ce58" table:formula="of:=IF([.H38]&gt;0;ROUNDUP([.H38];-1);&quot;-&quot;)" office:value-type="float" office:value="20" calcext:value-type="float">
            <text:p>20.00</text:p>
          </table:table-cell>
          <table:table-cell table:formula="of:=0.224809*[.H38]" office:value-type="float" office:value="4.44297626390402" calcext:value-type="float">
            <text:p>4.44</text:p>
          </table:table-cell>
          <table:table-cell table:style-name="ce58" table:formula="of:=IF([.K38]&gt;0;MROUND([.K38];1);&quot;-&quot;)" office:value-type="float" office:value="4" calcext:value-type="float">
            <text:p>4.00</text:p>
          </table:table-cell>
          <table:table-cell table:style-name="ce89" table:formula="of:=IF([.K38]&gt;0;ROUNDUP([.L38]*1000/400/1.5/5.5);&quot;-&quot;)" office:value-type="float" office:value="2" calcext:value-type="float">
            <text:p>2</text:p>
          </table:table-cell>
          <table:table-cell table:style-name="ce58"/>
          <table:table-cell table:style-name="ce53" table:formula="of:=COM.MICROSOFT.CONCAT(&quot;$floor.B&quot;;TEXT([.B38];&quot;#&quot;))" office:value-type="string" office:string-value="$floor.B1" calcext:value-type="string">
            <text:p>$floor.B1</text:p>
          </table:table-cell>
          <table:table-cell table:formula="of:=[.G38]/[.C38]" office:value-type="float" office:value="14.4713542296739" calcext:value-type="float">
            <text:p>14.47</text:p>
          </table:table-cell>
          <table:table-cell table:style-name="ce53"/>
          <table:table-cell table:style-name="ce58" table:formula="of:=IF([.B38]=1;[.G38];0)" office:value-type="float" office:value="133.136458913" calcext:value-type="float">
            <text:p>133.14</text:p>
          </table:table-cell>
          <table:table-cell table:style-name="ce58" table:formula="of:=IF([.R38]&gt;0;3*0.3048;1000)" office:value-type="float" office:value="0.9144" calcext:value-type="float">
            <text:p>0.91</text:p>
          </table:table-cell>
          <table:table-cell table:style-name="ce53" table:formula="of:=ROUNDUP([.C38]/[.S38];0)" office:value-type="float" office:value="11" calcext:value-type="float">
            <text:p>11</text:p>
          </table:table-cell>
          <table:table-cell table:style-name="ce58" table:formula="of:=[.R38]/[.T38]" office:value-type="float" office:value="12.1033144466364" calcext:value-type="float">
            <text:p>12.10</text:p>
          </table:table-cell>
          <table:table-cell table:style-name="ce58" table:formula="of:=ROUNDUP([.G38]/[$connection.$D$4])" office:value-type="float" office:value="182" calcext:value-type="float">
            <text:p>182.00</text:p>
          </table:table-cell>
          <table:table-cell table:style-name="ce58" table:formula="of:=[.C38]/[.V38]" office:value-type="float" office:value="0.0505494505494505" calcext:value-type="float">
            <text:p>0.05</text:p>
          </table:table-cell>
          <table:table-cell table:style-name="ce53" table:formula="of:=IF([.W38]&gt;=12*0.0254;1;0)" office:value-type="float" office:value="0" calcext:value-type="float">
            <text:p>0</text:p>
          </table:table-cell>
          <table:table-cell table:style-name="ce53" table:formula="of:=IF([.X38]=0;[.V38]/2;&quot;&quot;)" office:value-type="float" office:value="91" calcext:value-type="float">
            <text:p>91</text:p>
          </table:table-cell>
          <table:table-cell table:style-name="ce58" table:formula="of:=IF([.X38]=0;[.$C38]/[.Y38];0)" office:value-type="float" office:value="0.101098901098901" calcext:value-type="float">
            <text:p>0.10</text:p>
          </table:table-cell>
          <table:table-cell table:style-name="ce96" table:formula="of:=IF(OR([.X38];IF([.Z38]&gt;=12*0.0254;1;0));1;0)" office:value-type="float" office:value="0" calcext:value-type="float">
            <text:p>0</text:p>
          </table:table-cell>
          <table:table-cell table:style-name="ce58" table:formula="of:=ROUNDUP([.G38]/[$connection.$D$11]/2)" office:value-type="float" office:value="44" calcext:value-type="float">
            <text:p>44.00</text:p>
          </table:table-cell>
          <table:table-cell table:style-name="ce58" table:formula="of:=IF([.AA38]=0;[.$C38]/[.AB38];0)" office:value-type="float" office:value="0.209090909090909" calcext:value-type="float">
            <text:p>0.21</text:p>
          </table:table-cell>
          <table:table-cell table:style-name="ce96" table:formula="of:=IF(OR([.AA38];IF([.AC38]&gt;=12*0.0254;1;0));1;0)" office:value-type="float" office:value="0" calcext:value-type="float">
            <text:p>0</text:p>
          </table:table-cell>
          <table:table-cell table:style-name="ce58" table:formula="of:=ROUNDUP([.$G38]/[$connection.$D$12]/2)" office:value-type="float" office:value="36" calcext:value-type="float">
            <text:p>36.00</text:p>
          </table:table-cell>
          <table:table-cell table:style-name="ce58" table:formula="of:=IF([.AD38]=0;[.$C38]/[.AE38];0)" office:value-type="float" office:value="0.255555555555556" calcext:value-type="float">
            <text:p>0.26</text:p>
          </table:table-cell>
          <table:table-cell table:style-name="ce96" table:formula="of:=IF(OR([.AD38];IF([.AF38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38]=1;[.$V$1];IF([.$AA38]=1;[.$Y$1];IF([.$AD38]=1;[.$AB$1];IF([.$AG38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38]=1;[.V38];IF([.$AA38]=1;[.Y38];IF([.$AD38]=1;[.AB38];IF([.$AG38]=1;[.AE38];&quot;KO&quot;))))*[.AK38]" office:value-type="float" office:value="72" calcext:value-type="float">
            <text:p>72</text:p>
          </table:table-cell>
          <table:table-cell table:style-name="ce53" table:formula="of:=IF([.$X38]=1;1;2)" office:value-type="float" office:value="2" calcext:value-type="float">
            <text:p>2</text:p>
          </table:table-cell>
          <table:table-cell table:style-name="ce53" table:formula="of:=ROUNDUP([.AJ38]/[.AK38])" office:value-type="float" office:value="36" calcext:value-type="float">
            <text:p>36</text:p>
          </table:table-cell>
          <table:table-cell table:style-name="ce53" table:formula="of:=ROUNDDOWN(([.C38])/([.AL38]-1)/0.0254;0)" office:value-type="float" office:value="10" calcext:value-type="float">
            <text:p>10</text:p>
          </table:table-cell>
          <table:table-cell table:style-name="ce53" table:formula="of:=COM.MICROSOFT.CONCAT(TEXT([.AK38];&quot;#&quot;);IF([.AK38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38];&quot; at &quot;; TEXT([.AM38];&quot;##&quot;);&quot; in. o/c; &quot;; TEXT ([.AJ38];&quot;##&quot;);&quot; fasteners in &quot;;[.AN38])" office:value-type="string" office:string-value="SDWS log screw (d= 0.197 in) at 10 in. o/c; 72 fasteners in 2 rows." calcext:value-type="string">
            <text:p>SDWS log screw (d= 0.197 in) at 10 in. o/c; 72 fasteners in 2 rows.</text:p>
          </table:table-cell>
          <table:table-cell table:style-name="ce53" table:number-columns-repeated="983"/>
        </table:table-row>
        <table:table-row table:style-name="ro4">
          <table:table-cell office:value-type="string" calcext:value-type="string">
            <text:p>EC3A</text:p>
          </table:table-cell>
          <table:table-cell office:value-type="float" office:value="3" calcext:value-type="float">
            <text:p>3</text:p>
          </table:table-cell>
          <table:table-cell table:formula="of:=[$courtyard.S2]" office:value-type="float" office:value="9.2" calcext:value-type="float">
            <text:p>9.20</text:p>
          </table:table-cell>
          <table:table-cell table:formula="of:=INDIRECT([.O39])" office:value-type="float" office:value="3.302" calcext:value-type="float">
            <text:p>3.30</text:p>
          </table:table-cell>
          <table:table-cell table:style-name="ce57" table:formula="of:=[.D39]*[.C39]" office:value-type="float" office:value="30.3784" calcext:value-type="float">
            <text:p>30.38</text:p>
          </table:table-cell>
          <table:table-cell table:formula="of:=0.65*[.E39]" office:value-type="float" office:value="19.74596" calcext:value-type="float">
            <text:p>19.75</text:p>
          </table:table-cell>
          <table:table-cell table:formula="of:=[$courtyard.Q3]" office:value-type="float" office:value="30.35" calcext:value-type="float">
            <text:p>30.35</text:p>
          </table:table-cell>
          <table:table-cell table:formula="of:=MAX([.G39]*[.D39]/[.C39]-[.F39]/2;0)" office:value-type="float" office:value="1.02003086956522" calcext:value-type="float">
            <text:p>1.02</text:p>
          </table:table-cell>
          <table:table-cell table:formula="of:=-[.G39]*[.D39]/[.C39]" office:value-type="float" office:value="-10.8930108695652" calcext:value-type="float">
            <text:p>-10.89</text:p>
          </table:table-cell>
          <table:table-cell table:formula="of:=IF([.H39]&gt;0;ROUNDUP([.H39];-1);&quot;-&quot;)" office:value-type="float" office:value="10" calcext:value-type="float">
            <text:p>10.00</text:p>
          </table:table-cell>
          <table:table-cell table:formula="of:=0.224809*[.H39]" office:value-type="float" office:value="0.229312119756088" calcext:value-type="float">
            <text:p>0.23</text:p>
          </table:table-cell>
          <table:table-cell table:formula="of:=IF([.K39]&gt;0;MROUND([.K39];1);&quot;-&quot;)" office:value-type="float" office:value="0" calcext:value-type="float">
            <text:p>0.00</text:p>
          </table:table-cell>
          <table:table-cell table:formula="of:=IF([.K39]&gt;0;ROUNDUP([.L39]*1000/400/1.5/5.5);&quot;-&quot;)" office:value-type="float" office:value="0" calcext:value-type="float">
            <text:p>0</text:p>
          </table:table-cell>
          <table:table-cell/>
          <table:table-cell table:formula="of:=COM.MICROSOFT.CONCAT(&quot;$floor.B&quot;;TEXT([.B39];&quot;#&quot;))" office:value-type="string" office:string-value="$floor.B3" calcext:value-type="string">
            <text:p>$floor.B3</text:p>
          </table:table-cell>
          <table:table-cell table:formula="of:=[.G39]/[.C39]" office:value-type="float" office:value="3.29891304347826" calcext:value-type="float">
            <text:p>3.30</text:p>
          </table:table-cell>
          <table:table-cell/>
          <table:table-cell table:formula="of:=IF([.B39]=1;[.G39];0)" office:value-type="float" office:value="0" calcext:value-type="float">
            <text:p>0.00</text:p>
          </table:table-cell>
          <table:table-cell table:formula="of:=IF([.R39]&gt;0;3*0.3048;1000)" office:value-type="float" office:value="1000" calcext:value-type="float">
            <text:p>1,000.00</text:p>
          </table:table-cell>
          <table:table-cell table:formula="of:=ROUNDUP([.C39]/[.S39];0)" office:value-type="float" office:value="1" calcext:value-type="float">
            <text:p>1</text:p>
          </table:table-cell>
          <table:table-cell table:formula="of:=[.R39]/[.T39]" office:value-type="float" office:value="0" calcext:value-type="float">
            <text:p>0.00</text:p>
          </table:table-cell>
          <table:table-cell table:formula="of:=ROUNDUP([.G39]/[$connection.$D$4])" office:value-type="float" office:value="42" calcext:value-type="float">
            <text:p>42.00</text:p>
          </table:table-cell>
          <table:table-cell table:formula="of:=[.C39]/[.V39]" office:value-type="float" office:value="0.219047619047619" calcext:value-type="float">
            <text:p>0.22</text:p>
          </table:table-cell>
          <table:table-cell table:formula="of:=IF([.W39]&gt;=12*0.0254;1;0)" office:value-type="float" office:value="0" calcext:value-type="float">
            <text:p>0</text:p>
          </table:table-cell>
          <table:table-cell table:formula="of:=IF([.X39]=0;[.V39]/2;&quot;&quot;)" office:value-type="float" office:value="21" calcext:value-type="float">
            <text:p>21</text:p>
          </table:table-cell>
          <table:table-cell table:style-name="ce57" table:formula="of:=IF([.X39]=0;[.$C39]/[.Y39];0)" office:value-type="float" office:value="0.438095238095238" calcext:value-type="float">
            <text:p>0.44</text:p>
          </table:table-cell>
          <table:table-cell table:style-name="ce95" table:formula="of:=IF(OR([.X39];IF([.Z39]&gt;=12*0.0254;1;0));1;0)" office:value-type="float" office:value="1" calcext:value-type="float">
            <text:p>1</text:p>
          </table:table-cell>
          <table:table-cell table:style-name="ce57" table:formula="of:=ROUNDUP([.G39]/[$connection.$D$11]/2)" office:value-type="float" office:value="10" calcext:value-type="float">
            <text:p>10.00</text:p>
          </table:table-cell>
          <table:table-cell table:style-name="ce57" table:formula="of:=IF([.AA39]=0;[.$C39]/[.AB39];0)" office:value-type="float" office:value="0" calcext:value-type="float">
            <text:p>0.00</text:p>
          </table:table-cell>
          <table:table-cell table:style-name="ce95" table:formula="of:=IF(OR([.AA39];IF([.AC39]&gt;=12*0.0254;1;0));1;0)" office:value-type="float" office:value="1" calcext:value-type="float">
            <text:p>1</text:p>
          </table:table-cell>
          <table:table-cell table:style-name="ce57" table:formula="of:=ROUNDUP([.$G39]/[$connection.$D$12]/2)" office:value-type="float" office:value="9" calcext:value-type="float">
            <text:p>9.00</text:p>
          </table:table-cell>
          <table:table-cell table:style-name="ce57" table:formula="of:=IF([.AD39]=0;[.$C39]/[.AE39];0)" office:value-type="float" office:value="0" calcext:value-type="float">
            <text:p>0.00</text:p>
          </table:table-cell>
          <table:table-cell table:style-name="ce95" table:formula="of:=IF(OR([.AD39];IF([.AF39]&gt;=6*0.0254;1;0));1;0)" office:value-type="float" office:value="1" calcext:value-type="float">
            <text:p>1</text:p>
          </table:table-cell>
          <table:table-cell/>
          <table:table-cell table:formula="of:=IF([.$X39]=1;[.$V$1];IF([.$AA39]=1;[.$Y$1];IF([.$AD39]=1;[.$AB$1];IF([.$AG39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39]=1;[.V39];IF([.$AA39]=1;[.Y39];IF([.$AD39]=1;[.AB39];IF([.$AG39]=1;[.AE39];&quot;KO&quot;))))*[.AK39]" office:value-type="float" office:value="42" calcext:value-type="float">
            <text:p>42</text:p>
          </table:table-cell>
          <table:table-cell table:formula="of:=IF([.$X39]=1;1;2)" office:value-type="float" office:value="2" calcext:value-type="float">
            <text:p>2</text:p>
          </table:table-cell>
          <table:table-cell table:formula="of:=ROUNDUP([.AJ39]/[.AK39])" office:value-type="float" office:value="21" calcext:value-type="float">
            <text:p>21</text:p>
          </table:table-cell>
          <table:table-cell table:formula="of:=ROUNDDOWN(([.C39])/([.AL39]-1)/0.0254;0)" office:value-type="float" office:value="18" calcext:value-type="float">
            <text:p>18</text:p>
          </table:table-cell>
          <table:table-cell table:formula="of:=COM.MICROSOFT.CONCAT(TEXT([.AK39];&quot;#&quot;);IF([.AK39]&lt;2;&quot; row.&quot;;&quot; rows.&quot;))" office:value-type="string" office:string-value="2 rows." calcext:value-type="string">
            <text:p>2 rows.</text:p>
          </table:table-cell>
          <table:table-cell table:formula="of:=COM.MICROSOFT.CONCAT([.AI39];&quot; at &quot;; TEXT([.AM39];&quot;##&quot;);&quot; in. o/c; &quot;; TEXT ([.AJ39];&quot;##&quot;);&quot; fasteners in &quot;;[.AN39])" office:value-type="string" office:string-value="16d (d= 0.268 in) nails at 18 in. o/c; 42 fasteners in 2 rows." calcext:value-type="string">
            <text:p>16d (d= 0.268 in) nails at 18 in. o/c; 42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C3B</text:p>
          </table:table-cell>
          <table:table-cell office:value-type="float" office:value="3" calcext:value-type="float">
            <text:p>3</text:p>
          </table:table-cell>
          <table:table-cell table:formula="of:=[$courtyard.X2]" office:value-type="float" office:value="9.2" calcext:value-type="float">
            <text:p>9.20</text:p>
          </table:table-cell>
          <table:table-cell table:formula="of:=INDIRECT([.O40])" office:value-type="float" office:value="3.302" calcext:value-type="float">
            <text:p>3.30</text:p>
          </table:table-cell>
          <table:table-cell table:style-name="ce57" table:formula="of:=[.D40]*[.C40]" office:value-type="float" office:value="30.3784" calcext:value-type="float">
            <text:p>30.38</text:p>
          </table:table-cell>
          <table:table-cell table:formula="of:=0.65*[.E40]" office:value-type="float" office:value="19.74596" calcext:value-type="float">
            <text:p>19.75</text:p>
          </table:table-cell>
          <table:table-cell table:formula="of:=[$courtyard.V3]" office:value-type="float" office:value="4.77" calcext:value-type="float">
            <text:p>4.77</text:p>
          </table:table-cell>
          <table:table-cell table:formula="of:=MAX([.G40]*[.D40]/[.C40]-[.F40]/2;0)" office:value-type="float" office:value="0" calcext:value-type="float">
            <text:p>0.00</text:p>
          </table:table-cell>
          <table:table-cell table:formula="of:=-[.G40]*[.D40]/[.C40]" office:value-type="float" office:value="-1.7120152173913" calcext:value-type="float">
            <text:p>-1.71</text:p>
          </table:table-cell>
          <table:table-cell table:formula="of:=IF([.H40]&gt;0;ROUNDUP([.H40];-1);&quot;-&quot;)" office:value-type="string" office:string-value="-" calcext:value-type="string">
            <text:p>-</text:p>
          </table:table-cell>
          <table:table-cell table:formula="of:=0.224809*[.H40]" office:value-type="float" office:value="0" calcext:value-type="float">
            <text:p>0.00</text:p>
          </table:table-cell>
          <table:table-cell table:formula="of:=IF([.K40]&gt;0;MROUND([.K40];1);&quot;-&quot;)" office:value-type="string" office:string-value="-" calcext:value-type="string">
            <text:p>-</text:p>
          </table:table-cell>
          <table:table-cell table:formula="of:=IF([.K40]&gt;0;ROUNDUP([.L40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40];&quot;#&quot;))" office:value-type="string" office:string-value="$floor.B3" calcext:value-type="string">
            <text:p>$floor.B3</text:p>
          </table:table-cell>
          <table:table-cell table:formula="of:=[.G40]/[.C40]" office:value-type="float" office:value="0.518478260869565" calcext:value-type="float">
            <text:p>0.52</text:p>
          </table:table-cell>
          <table:table-cell/>
          <table:table-cell table:formula="of:=IF([.B40]=1;[.G40];0)" office:value-type="float" office:value="0" calcext:value-type="float">
            <text:p>0.00</text:p>
          </table:table-cell>
          <table:table-cell table:formula="of:=IF([.R40]&gt;0;3*0.3048;1000)" office:value-type="float" office:value="1000" calcext:value-type="float">
            <text:p>1,000.00</text:p>
          </table:table-cell>
          <table:table-cell table:formula="of:=ROUNDUP([.C40]/[.S40];0)" office:value-type="float" office:value="1" calcext:value-type="float">
            <text:p>1</text:p>
          </table:table-cell>
          <table:table-cell table:formula="of:=[.R40]/[.T40]" office:value-type="float" office:value="0" calcext:value-type="float">
            <text:p>0.00</text:p>
          </table:table-cell>
          <table:table-cell table:formula="of:=ROUNDUP([.G40]/[$connection.$D$4])" office:value-type="float" office:value="7" calcext:value-type="float">
            <text:p>7.00</text:p>
          </table:table-cell>
          <table:table-cell table:formula="of:=[.C40]/[.V40]" office:value-type="float" office:value="1.31428571428571" calcext:value-type="float">
            <text:p>1.31</text:p>
          </table:table-cell>
          <table:table-cell table:formula="of:=IF([.W40]&gt;=12*0.0254;1;0)" office:value-type="float" office:value="1" calcext:value-type="float">
            <text:p>1</text:p>
          </table:table-cell>
          <table:table-cell table:formula="of:=IF([.X40]=0;[.V40]/2;&quot;&quot;)">
            <text:p/>
          </table:table-cell>
          <table:table-cell table:style-name="ce57" table:formula="of:=IF([.X40]=0;[.$C40]/[.Y40];0)" office:value-type="float" office:value="0" calcext:value-type="float">
            <text:p>0.00</text:p>
          </table:table-cell>
          <table:table-cell table:style-name="ce95" table:formula="of:=IF(OR([.X40];IF([.Z40]&gt;=12*0.0254;1;0));1;0)" office:value-type="float" office:value="1" calcext:value-type="float">
            <text:p>1</text:p>
          </table:table-cell>
          <table:table-cell table:style-name="ce57" table:formula="of:=ROUNDUP([.G40]/[$connection.$D$11]/2)" office:value-type="float" office:value="2" calcext:value-type="float">
            <text:p>2.00</text:p>
          </table:table-cell>
          <table:table-cell table:style-name="ce57" table:formula="of:=IF([.AA40]=0;[.$C40]/[.AB40];0)" office:value-type="float" office:value="0" calcext:value-type="float">
            <text:p>0.00</text:p>
          </table:table-cell>
          <table:table-cell table:style-name="ce95" table:formula="of:=IF(OR([.AA40];IF([.AC40]&gt;=12*0.0254;1;0));1;0)" office:value-type="float" office:value="1" calcext:value-type="float">
            <text:p>1</text:p>
          </table:table-cell>
          <table:table-cell table:style-name="ce57" table:formula="of:=ROUNDUP([.$G40]/[$connection.$D$12]/2)" office:value-type="float" office:value="2" calcext:value-type="float">
            <text:p>2.00</text:p>
          </table:table-cell>
          <table:table-cell table:style-name="ce57" table:formula="of:=IF([.AD40]=0;[.$C40]/[.AE40];0)" office:value-type="float" office:value="0" calcext:value-type="float">
            <text:p>0.00</text:p>
          </table:table-cell>
          <table:table-cell table:style-name="ce95" table:formula="of:=IF(OR([.AD40];IF([.AF40]&gt;=6*0.0254;1;0));1;0)" office:value-type="float" office:value="1" calcext:value-type="float">
            <text:p>1</text:p>
          </table:table-cell>
          <table:table-cell/>
          <table:table-cell table:formula="of:=IF([.$X40]=1;[.$V$1];IF([.$AA40]=1;[.$Y$1];IF([.$AD40]=1;[.$AB$1];IF([.$AG40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40]=1;[.V40];IF([.$AA40]=1;[.Y40];IF([.$AD40]=1;[.AB40];IF([.$AG40]=1;[.AE40];&quot;KO&quot;))))*[.AK40]" office:value-type="float" office:value="7" calcext:value-type="float">
            <text:p>7</text:p>
          </table:table-cell>
          <table:table-cell table:formula="of:=IF([.$X40]=1;1;2)" office:value-type="float" office:value="1" calcext:value-type="float">
            <text:p>1</text:p>
          </table:table-cell>
          <table:table-cell table:formula="of:=ROUNDUP([.AJ40]/[.AK40])" office:value-type="float" office:value="7" calcext:value-type="float">
            <text:p>7</text:p>
          </table:table-cell>
          <table:table-cell table:formula="of:=ROUNDDOWN(([.C40])/([.AL40]-1)/0.0254;0)" office:value-type="float" office:value="60" calcext:value-type="float">
            <text:p>60</text:p>
          </table:table-cell>
          <table:table-cell table:formula="of:=COM.MICROSOFT.CONCAT(TEXT([.AK40];&quot;#&quot;);IF([.AK40]&lt;2;&quot; row.&quot;;&quot; rows.&quot;))" office:value-type="string" office:string-value="1 row." calcext:value-type="string">
            <text:p>1 row.</text:p>
          </table:table-cell>
          <table:table-cell table:formula="of:=COM.MICROSOFT.CONCAT([.AI40];&quot; at &quot;; TEXT([.AM40];&quot;##&quot;);&quot; in. o/c; &quot;; TEXT ([.AJ40];&quot;##&quot;);&quot; fasteners in &quot;;[.AN40])" office:value-type="string" office:string-value="16d (d= 0.268 in) nails at 60 in. o/c; 7 fasteners in 1 row." calcext:value-type="string">
            <text:p>16d (d= 0.268 in) nails at 60 in. o/c; 7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C3C</text:p>
          </table:table-cell>
          <table:table-cell office:value-type="float" office:value="3" calcext:value-type="float">
            <text:p>3</text:p>
          </table:table-cell>
          <table:table-cell table:formula="of:=[$courtyard.AC2]" office:value-type="float" office:value="9.2" calcext:value-type="float">
            <text:p>9.20</text:p>
          </table:table-cell>
          <table:table-cell table:formula="of:=INDIRECT([.O41])" office:value-type="float" office:value="3.302" calcext:value-type="float">
            <text:p>3.30</text:p>
          </table:table-cell>
          <table:table-cell table:style-name="ce57" table:formula="of:=[.D41]*[.C41]" office:value-type="float" office:value="30.3784" calcext:value-type="float">
            <text:p>30.38</text:p>
          </table:table-cell>
          <table:table-cell table:formula="of:=0.65*[.E41]" office:value-type="float" office:value="19.74596" calcext:value-type="float">
            <text:p>19.75</text:p>
          </table:table-cell>
          <table:table-cell table:formula="of:=[$courtyard.AA3]" office:value-type="float" office:value="59.25" calcext:value-type="float">
            <text:p>59.25</text:p>
          </table:table-cell>
          <table:table-cell table:formula="of:=MAX([.G41]*[.D41]/[.C41]-[.F41]/2;0)" office:value-type="float" office:value="11.392617826087" calcext:value-type="float">
            <text:p>11.39</text:p>
          </table:table-cell>
          <table:table-cell table:formula="of:=-[.G41]*[.D41]/[.C41]" office:value-type="float" office:value="-21.265597826087" calcext:value-type="float">
            <text:p>-21.27</text:p>
          </table:table-cell>
          <table:table-cell table:formula="of:=IF([.H41]&gt;0;ROUNDUP([.H41];-1);&quot;-&quot;)" office:value-type="float" office:value="20" calcext:value-type="float">
            <text:p>20.00</text:p>
          </table:table-cell>
          <table:table-cell table:formula="of:=0.224809*[.H41]" office:value-type="float" office:value="2.56116302086478" calcext:value-type="float">
            <text:p>2.56</text:p>
          </table:table-cell>
          <table:table-cell table:formula="of:=IF([.K41]&gt;0;MROUND([.K41];1);&quot;-&quot;)" office:value-type="float" office:value="3" calcext:value-type="float">
            <text:p>3.00</text:p>
          </table:table-cell>
          <table:table-cell table:formula="of:=IF([.K41]&gt;0;ROUNDUP([.L41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41];&quot;#&quot;))" office:value-type="string" office:string-value="$floor.B3" calcext:value-type="string">
            <text:p>$floor.B3</text:p>
          </table:table-cell>
          <table:table-cell table:formula="of:=[.G41]/[.C41]" office:value-type="float" office:value="6.44021739130435" calcext:value-type="float">
            <text:p>6.44</text:p>
          </table:table-cell>
          <table:table-cell/>
          <table:table-cell table:formula="of:=IF([.B41]=1;[.G41];0)" office:value-type="float" office:value="0" calcext:value-type="float">
            <text:p>0.00</text:p>
          </table:table-cell>
          <table:table-cell table:formula="of:=IF([.R41]&gt;0;3*0.3048;1000)" office:value-type="float" office:value="1000" calcext:value-type="float">
            <text:p>1,000.00</text:p>
          </table:table-cell>
          <table:table-cell table:formula="of:=ROUNDUP([.C41]/[.S41];0)" office:value-type="float" office:value="1" calcext:value-type="float">
            <text:p>1</text:p>
          </table:table-cell>
          <table:table-cell table:formula="of:=[.R41]/[.T41]" office:value-type="float" office:value="0" calcext:value-type="float">
            <text:p>0.00</text:p>
          </table:table-cell>
          <table:table-cell table:formula="of:=ROUNDUP([.G41]/[$connection.$D$4])" office:value-type="float" office:value="81" calcext:value-type="float">
            <text:p>81.00</text:p>
          </table:table-cell>
          <table:table-cell table:formula="of:=[.C41]/[.V41]" office:value-type="float" office:value="0.11358024691358" calcext:value-type="float">
            <text:p>0.11</text:p>
          </table:table-cell>
          <table:table-cell table:formula="of:=IF([.W41]&gt;=12*0.0254;1;0)" office:value-type="float" office:value="0" calcext:value-type="float">
            <text:p>0</text:p>
          </table:table-cell>
          <table:table-cell table:formula="of:=IF([.X41]=0;[.V41]/2;&quot;&quot;)" office:value-type="float" office:value="40.5" calcext:value-type="float">
            <text:p>40.5</text:p>
          </table:table-cell>
          <table:table-cell table:style-name="ce57" table:formula="of:=IF([.X41]=0;[.$C41]/[.Y41];0)" office:value-type="float" office:value="0.22716049382716" calcext:value-type="float">
            <text:p>0.23</text:p>
          </table:table-cell>
          <table:table-cell table:style-name="ce95" table:formula="of:=IF(OR([.X41];IF([.Z41]&gt;=12*0.0254;1;0));1;0)" office:value-type="float" office:value="0" calcext:value-type="float">
            <text:p>0</text:p>
          </table:table-cell>
          <table:table-cell table:style-name="ce57" table:formula="of:=ROUNDUP([.G41]/[$connection.$D$11]/2)" office:value-type="float" office:value="20" calcext:value-type="float">
            <text:p>20.00</text:p>
          </table:table-cell>
          <table:table-cell table:style-name="ce57" table:formula="of:=IF([.AA41]=0;[.$C41]/[.AB41];0)" office:value-type="float" office:value="0.46" calcext:value-type="float">
            <text:p>0.46</text:p>
          </table:table-cell>
          <table:table-cell table:style-name="ce95" table:formula="of:=IF(OR([.AA41];IF([.AC41]&gt;=12*0.0254;1;0));1;0)" office:value-type="float" office:value="1" calcext:value-type="float">
            <text:p>1</text:p>
          </table:table-cell>
          <table:table-cell table:style-name="ce57" table:formula="of:=ROUNDUP([.$G41]/[$connection.$D$12]/2)" office:value-type="float" office:value="16" calcext:value-type="float">
            <text:p>16.00</text:p>
          </table:table-cell>
          <table:table-cell table:style-name="ce57" table:formula="of:=IF([.AD41]=0;[.$C41]/[.AE41];0)" office:value-type="float" office:value="0" calcext:value-type="float">
            <text:p>0.00</text:p>
          </table:table-cell>
          <table:table-cell table:style-name="ce95" table:formula="of:=IF(OR([.AD41];IF([.AF41]&gt;=6*0.0254;1;0));1;0)" office:value-type="float" office:value="1" calcext:value-type="float">
            <text:p>1</text:p>
          </table:table-cell>
          <table:table-cell/>
          <table:table-cell table:formula="of:=IF([.$X41]=1;[.$V$1];IF([.$AA41]=1;[.$Y$1];IF([.$AD41]=1;[.$AB$1];IF([.$AG41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41]=1;[.V41];IF([.$AA41]=1;[.Y41];IF([.$AD41]=1;[.AB41];IF([.$AG41]=1;[.AE41];&quot;KO&quot;))))*[.AK41]" office:value-type="float" office:value="40" calcext:value-type="float">
            <text:p>40</text:p>
          </table:table-cell>
          <table:table-cell table:formula="of:=IF([.$X41]=1;1;2)" office:value-type="float" office:value="2" calcext:value-type="float">
            <text:p>2</text:p>
          </table:table-cell>
          <table:table-cell table:formula="of:=ROUNDUP([.AJ41]/[.AK41])" office:value-type="float" office:value="20" calcext:value-type="float">
            <text:p>20</text:p>
          </table:table-cell>
          <table:table-cell table:formula="of:=ROUNDDOWN(([.C41])/([.AL41]-1)/0.0254;0)" office:value-type="float" office:value="19" calcext:value-type="float">
            <text:p>19</text:p>
          </table:table-cell>
          <table:table-cell table:formula="of:=COM.MICROSOFT.CONCAT(TEXT([.AK41];&quot;#&quot;);IF([.AK41]&lt;2;&quot; row.&quot;;&quot; rows.&quot;))" office:value-type="string" office:string-value="2 rows." calcext:value-type="string">
            <text:p>2 rows.</text:p>
          </table:table-cell>
          <table:table-cell table:formula="of:=COM.MICROSOFT.CONCAT([.AI41];&quot; at &quot;; TEXT([.AM41];&quot;##&quot;);&quot; in. o/c; &quot;; TEXT ([.AJ41];&quot;##&quot;);&quot; fasteners in &quot;;[.AN41])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  <table:table-cell table:number-columns-repeated="983"/>
        </table:table-row>
        <table:table-row table:style-name="ro4">
          <table:table-cell table:style-name="ce44" office:value-type="string" calcext:value-type="string">
            <text:p>EC2A</text:p>
          </table:table-cell>
          <table:table-cell table:style-name="ce44" office:value-type="float" office:value="2" calcext:value-type="float">
            <text:p>2</text:p>
          </table:table-cell>
          <table:table-cell table:style-name="ce49" table:formula="of:=[$courtyard.AH2]" office:value-type="float" office:value="9.2" calcext:value-type="float">
            <text:p>9.20</text:p>
          </table:table-cell>
          <table:table-cell table:style-name="ce49" table:formula="of:=INDIRECT([.O42])" office:value-type="float" office:value="3.3528" calcext:value-type="float">
            <text:p>3.35</text:p>
          </table:table-cell>
          <table:table-cell table:style-name="ce49" table:formula="of:=[.D42]*[.C42]" office:value-type="float" office:value="30.84576" calcext:value-type="float">
            <text:p>30.85</text:p>
          </table:table-cell>
          <table:table-cell table:style-name="ce49" table:formula="of:=0.65*[.E42]+[.F39]" office:value-type="float" office:value="39.795704" calcext:value-type="float">
            <text:p>39.80</text:p>
          </table:table-cell>
          <table:table-cell table:style-name="ce49" table:formula="of:=[$courtyard.AF3]" office:value-type="float" office:value="54.41" calcext:value-type="float">
            <text:p>54.41</text:p>
          </table:table-cell>
          <table:table-cell table:style-name="ce49" table:formula="of:=MAX([.G42]*[.D42]/[.C42]-[.F42]/2;0)" office:value-type="float" office:value="0" calcext:value-type="float">
            <text:p>0.00</text:p>
          </table:table-cell>
          <table:table-cell table:style-name="ce49" table:formula="of:=-[.G42]*[.D42]/[.C42]" office:value-type="float" office:value="-19.8288965217391" calcext:value-type="float">
            <text:p>-19.83</text:p>
          </table:table-cell>
          <table:table-cell table:style-name="ce49" table:formula="of:=IF([.H42]&gt;0;ROUNDUP([.H42];-1);&quot;-&quot;)" office:value-type="string" office:string-value="-" calcext:value-type="string">
            <text:p>-</text:p>
          </table:table-cell>
          <table:table-cell table:style-name="ce49" table:formula="of:=0.224809*[.H42]" office:value-type="float" office:value="0" calcext:value-type="float">
            <text:p>0.00</text:p>
          </table:table-cell>
          <table:table-cell table:style-name="ce49" table:formula="of:=IF([.K42]&gt;0;MROUND([.K42];1);&quot;-&quot;)" office:value-type="string" office:string-value="-" calcext:value-type="string">
            <text:p>-</text:p>
          </table:table-cell>
          <table:table-cell table:style-name="ce83" table:formula="of:=IF([.K42]&gt;0;ROUNDUP([.L42]*1000/400/1.5/5.5);&quot;-&quot;)" office:value-type="string" office:string-value="-" calcext:value-type="string">
            <text:p>-</text:p>
          </table:table-cell>
          <table:table-cell table:style-name="ce49"/>
          <table:table-cell table:style-name="ce44" table:formula="of:=COM.MICROSOFT.CONCAT(&quot;$floor.B&quot;;TEXT([.B42];&quot;#&quot;))" office:value-type="string" office:string-value="$floor.B2" calcext:value-type="string">
            <text:p>$floor.B2</text:p>
          </table:table-cell>
          <table:table-cell table:style-name="ce49" table:formula="of:=[.G42]/[.C42]" office:value-type="float" office:value="5.91413043478261" calcext:value-type="float">
            <text:p>5.91</text:p>
          </table:table-cell>
          <table:table-cell table:style-name="ce44"/>
          <table:table-cell table:style-name="ce49" table:formula="of:=IF([.B42]=1;[.G42];0)" office:value-type="float" office:value="0" calcext:value-type="float">
            <text:p>0.00</text:p>
          </table:table-cell>
          <table:table-cell table:style-name="ce49" table:formula="of:=IF([.R42]&gt;0;3*0.3048;1000)" office:value-type="float" office:value="1000" calcext:value-type="float">
            <text:p>1,000.00</text:p>
          </table:table-cell>
          <table:table-cell table:style-name="ce44" table:formula="of:=ROUNDUP([.C42]/[.S42];0)" office:value-type="float" office:value="1" calcext:value-type="float">
            <text:p>1</text:p>
          </table:table-cell>
          <table:table-cell table:style-name="ce49" table:formula="of:=[.R42]/[.T42]" office:value-type="float" office:value="0" calcext:value-type="float">
            <text:p>0.00</text:p>
          </table:table-cell>
          <table:table-cell table:style-name="ce49" table:formula="of:=ROUNDUP([.G42]/[$connection.$D$4])" office:value-type="float" office:value="75" calcext:value-type="float">
            <text:p>75.00</text:p>
          </table:table-cell>
          <table:table-cell table:style-name="ce49" table:formula="of:=[.C42]/[.V42]" office:value-type="float" office:value="0.122666666666667" calcext:value-type="float">
            <text:p>0.12</text:p>
          </table:table-cell>
          <table:table-cell table:style-name="ce44" table:formula="of:=IF([.W42]&gt;=12*0.0254;1;0)" office:value-type="float" office:value="0" calcext:value-type="float">
            <text:p>0</text:p>
          </table:table-cell>
          <table:table-cell table:style-name="ce44" table:formula="of:=IF([.X42]=0;[.V42]/2;&quot;&quot;)" office:value-type="float" office:value="37.5" calcext:value-type="float">
            <text:p>37.5</text:p>
          </table:table-cell>
          <table:table-cell table:style-name="ce49" table:formula="of:=IF([.X42]=0;[.$C42]/[.Y42];0)" office:value-type="float" office:value="0.245333333333333" calcext:value-type="float">
            <text:p>0.25</text:p>
          </table:table-cell>
          <table:table-cell table:style-name="ce106" table:formula="of:=IF(OR([.X42];IF([.Z42]&gt;=12*0.0254;1;0));1;0)" office:value-type="float" office:value="0" calcext:value-type="float">
            <text:p>0</text:p>
          </table:table-cell>
          <table:table-cell table:style-name="ce49" table:formula="of:=ROUNDUP([.G42]/[$connection.$D$11]/2)" office:value-type="float" office:value="18" calcext:value-type="float">
            <text:p>18.00</text:p>
          </table:table-cell>
          <table:table-cell table:style-name="ce49" table:formula="of:=IF([.AA42]=0;[.$C42]/[.AB42];0)" office:value-type="float" office:value="0.511111111111111" calcext:value-type="float">
            <text:p>0.51</text:p>
          </table:table-cell>
          <table:table-cell table:style-name="ce106" table:formula="of:=IF(OR([.AA42];IF([.AC42]&gt;=12*0.0254;1;0));1;0)" office:value-type="float" office:value="1" calcext:value-type="float">
            <text:p>1</text:p>
          </table:table-cell>
          <table:table-cell table:style-name="ce49" table:formula="of:=ROUNDUP([.$G42]/[$connection.$D$12]/2)" office:value-type="float" office:value="15" calcext:value-type="float">
            <text:p>15.00</text:p>
          </table:table-cell>
          <table:table-cell table:style-name="ce49" table:formula="of:=IF([.AD42]=0;[.$C42]/[.AE42];0)" office:value-type="float" office:value="0" calcext:value-type="float">
            <text:p>0.00</text:p>
          </table:table-cell>
          <table:table-cell table:style-name="ce106" table:formula="of:=IF(OR([.AD42];IF([.AF42]&gt;=6*0.0254;1;0));1;0)" office:value-type="float" office:value="1" calcext:value-type="float">
            <text:p>1</text:p>
          </table:table-cell>
          <table:table-cell table:style-name="ce44"/>
          <table:table-cell table:style-name="ce44" table:formula="of:=IF([.$X42]=1;[.$V$1];IF([.$AA42]=1;[.$Y$1];IF([.$AD42]=1;[.$AB$1];IF([.$AG42]=1;[.$AE$1];&quot;KO&quot;))))" office:value-type="string" office:string-value="wood screws 20 (d= 0.32 in)" calcext:value-type="string">
            <text:p>wood screws 20 (d= 0.32 in)</text:p>
          </table:table-cell>
          <table:table-cell table:style-name="ce109" table:formula="of:=IF([.$X42]=1;[.V42];IF([.$AA42]=1;[.Y42];IF([.$AD42]=1;[.AB42];IF([.$AG42]=1;[.AE42];&quot;KO&quot;))))*[.AK42]" office:value-type="float" office:value="36" calcext:value-type="float">
            <text:p>36</text:p>
          </table:table-cell>
          <table:table-cell table:style-name="ce44" table:formula="of:=IF([.$X42]=1;1;2)" office:value-type="float" office:value="2" calcext:value-type="float">
            <text:p>2</text:p>
          </table:table-cell>
          <table:table-cell table:style-name="ce44" table:formula="of:=ROUNDUP([.AJ42]/[.AK42])" office:value-type="float" office:value="18" calcext:value-type="float">
            <text:p>18</text:p>
          </table:table-cell>
          <table:table-cell table:style-name="ce44" table:formula="of:=ROUNDDOWN(([.C42])/([.AL42]-1)/0.0254;0)" office:value-type="float" office:value="21" calcext:value-type="float">
            <text:p>21</text:p>
          </table:table-cell>
          <table:table-cell table:style-name="ce44" table:formula="of:=COM.MICROSOFT.CONCAT(TEXT([.AK42];&quot;#&quot;);IF([.AK42]&lt;2;&quot; row.&quot;;&quot; rows.&quot;))" office:value-type="string" office:string-value="2 rows." calcext:value-type="string">
            <text:p>2 rows.</text:p>
          </table:table-cell>
          <table:table-cell table:style-name="ce44" table:formula="of:=COM.MICROSOFT.CONCAT([.AI42];&quot; at &quot;; TEXT([.AM42];&quot;##&quot;);&quot; in. o/c; &quot;; TEXT ([.AJ42];&quot;##&quot;);&quot; fasteners in &quot;;[.AN42])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  <table:table-cell table:style-name="ce44" table:number-columns-repeated="983"/>
        </table:table-row>
        <table:table-row table:style-name="ro4">
          <table:table-cell office:value-type="string" calcext:value-type="string">
            <text:p>EC2B</text:p>
          </table:table-cell>
          <table:table-cell office:value-type="float" office:value="2" calcext:value-type="float">
            <text:p>2</text:p>
          </table:table-cell>
          <table:table-cell table:formula="of:=[$courtyard.AM2]" office:value-type="float" office:value="9.2" calcext:value-type="float">
            <text:p>9.20</text:p>
          </table:table-cell>
          <table:table-cell table:formula="of:=INDIRECT([.O43])" office:value-type="float" office:value="3.3528" calcext:value-type="float">
            <text:p>3.35</text:p>
          </table:table-cell>
          <table:table-cell table:style-name="ce57" table:formula="of:=[.D43]*[.C43]" office:value-type="float" office:value="30.84576" calcext:value-type="float">
            <text:p>30.85</text:p>
          </table:table-cell>
          <table:table-cell table:formula="of:=0.65*[.E43]+[.F40]" office:value-type="float" office:value="39.795704" calcext:value-type="float">
            <text:p>39.80</text:p>
          </table:table-cell>
          <table:table-cell table:formula="of:=[$courtyard.AK3]" office:value-type="float" office:value="8.56" calcext:value-type="float">
            <text:p>8.56</text:p>
          </table:table-cell>
          <table:table-cell table:formula="of:=MAX([.G43]*[.D43]/[.C43]-[.F43]/2;0)" office:value-type="float" office:value="0" calcext:value-type="float">
            <text:p>0.00</text:p>
          </table:table-cell>
          <table:table-cell table:formula="of:=-[.G43]*[.D43]/[.C43]" office:value-type="float" office:value="-3.11956173913043" calcext:value-type="float">
            <text:p>-3.12</text:p>
          </table:table-cell>
          <table:table-cell table:formula="of:=IF([.H43]&gt;0;ROUNDUP([.H43];-1);&quot;-&quot;)" office:value-type="string" office:string-value="-" calcext:value-type="string">
            <text:p>-</text:p>
          </table:table-cell>
          <table:table-cell table:formula="of:=0.224809*[.H43]" office:value-type="float" office:value="0" calcext:value-type="float">
            <text:p>0.00</text:p>
          </table:table-cell>
          <table:table-cell table:formula="of:=IF([.K43]&gt;0;MROUND([.K43];1);&quot;-&quot;)" office:value-type="string" office:string-value="-" calcext:value-type="string">
            <text:p>-</text:p>
          </table:table-cell>
          <table:table-cell table:formula="of:=IF([.K43]&gt;0;ROUNDUP([.L43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43];&quot;#&quot;))" office:value-type="string" office:string-value="$floor.B2" calcext:value-type="string">
            <text:p>$floor.B2</text:p>
          </table:table-cell>
          <table:table-cell table:formula="of:=[.G43]/[.C43]" office:value-type="float" office:value="0.930434782608696" calcext:value-type="float">
            <text:p>0.93</text:p>
          </table:table-cell>
          <table:table-cell/>
          <table:table-cell table:formula="of:=IF([.B43]=1;[.G43];0)" office:value-type="float" office:value="0" calcext:value-type="float">
            <text:p>0.00</text:p>
          </table:table-cell>
          <table:table-cell table:formula="of:=IF([.R43]&gt;0;3*0.3048;1000)" office:value-type="float" office:value="1000" calcext:value-type="float">
            <text:p>1,000.00</text:p>
          </table:table-cell>
          <table:table-cell table:formula="of:=ROUNDUP([.C43]/[.S43];0)" office:value-type="float" office:value="1" calcext:value-type="float">
            <text:p>1</text:p>
          </table:table-cell>
          <table:table-cell table:formula="of:=[.R43]/[.T43]" office:value-type="float" office:value="0" calcext:value-type="float">
            <text:p>0.00</text:p>
          </table:table-cell>
          <table:table-cell table:formula="of:=ROUNDUP([.G43]/[$connection.$D$4])" office:value-type="float" office:value="12" calcext:value-type="float">
            <text:p>12.00</text:p>
          </table:table-cell>
          <table:table-cell table:formula="of:=[.C43]/[.V43]" office:value-type="float" office:value="0.766666666666667" calcext:value-type="float">
            <text:p>0.77</text:p>
          </table:table-cell>
          <table:table-cell table:formula="of:=IF([.W43]&gt;=12*0.0254;1;0)" office:value-type="float" office:value="1" calcext:value-type="float">
            <text:p>1</text:p>
          </table:table-cell>
          <table:table-cell table:formula="of:=IF([.X43]=0;[.V43]/2;&quot;&quot;)">
            <text:p/>
          </table:table-cell>
          <table:table-cell table:style-name="ce57" table:formula="of:=IF([.X43]=0;[.$C43]/[.Y43];0)" office:value-type="float" office:value="0" calcext:value-type="float">
            <text:p>0.00</text:p>
          </table:table-cell>
          <table:table-cell table:style-name="ce95" table:formula="of:=IF(OR([.X43];IF([.Z43]&gt;=12*0.0254;1;0));1;0)" office:value-type="float" office:value="1" calcext:value-type="float">
            <text:p>1</text:p>
          </table:table-cell>
          <table:table-cell table:style-name="ce57" table:formula="of:=ROUNDUP([.G43]/[$connection.$D$11]/2)" office:value-type="float" office:value="3" calcext:value-type="float">
            <text:p>3.00</text:p>
          </table:table-cell>
          <table:table-cell table:style-name="ce57" table:formula="of:=IF([.AA43]=0;[.$C43]/[.AB43];0)" office:value-type="float" office:value="0" calcext:value-type="float">
            <text:p>0.00</text:p>
          </table:table-cell>
          <table:table-cell table:style-name="ce95" table:formula="of:=IF(OR([.AA43];IF([.AC43]&gt;=12*0.0254;1;0));1;0)" office:value-type="float" office:value="1" calcext:value-type="float">
            <text:p>1</text:p>
          </table:table-cell>
          <table:table-cell table:style-name="ce57" table:formula="of:=ROUNDUP([.$G43]/[$connection.$D$12]/2)" office:value-type="float" office:value="3" calcext:value-type="float">
            <text:p>3.00</text:p>
          </table:table-cell>
          <table:table-cell table:style-name="ce57" table:formula="of:=IF([.AD43]=0;[.$C43]/[.AE43];0)" office:value-type="float" office:value="0" calcext:value-type="float">
            <text:p>0.00</text:p>
          </table:table-cell>
          <table:table-cell table:style-name="ce95" table:formula="of:=IF(OR([.AD43];IF([.AF43]&gt;=6*0.0254;1;0));1;0)" office:value-type="float" office:value="1" calcext:value-type="float">
            <text:p>1</text:p>
          </table:table-cell>
          <table:table-cell/>
          <table:table-cell table:formula="of:=IF([.$X43]=1;[.$V$1];IF([.$AA43]=1;[.$Y$1];IF([.$AD43]=1;[.$AB$1];IF([.$AG43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43]=1;[.V43];IF([.$AA43]=1;[.Y43];IF([.$AD43]=1;[.AB43];IF([.$AG43]=1;[.AE43];&quot;KO&quot;))))*[.AK43]" office:value-type="float" office:value="12" calcext:value-type="float">
            <text:p>12</text:p>
          </table:table-cell>
          <table:table-cell table:formula="of:=IF([.$X43]=1;1;2)" office:value-type="float" office:value="1" calcext:value-type="float">
            <text:p>1</text:p>
          </table:table-cell>
          <table:table-cell table:formula="of:=ROUNDUP([.AJ43]/[.AK43])" office:value-type="float" office:value="12" calcext:value-type="float">
            <text:p>12</text:p>
          </table:table-cell>
          <table:table-cell table:formula="of:=ROUNDDOWN(([.C43])/([.AL43]-1)/0.0254;0)" office:value-type="float" office:value="32" calcext:value-type="float">
            <text:p>32</text:p>
          </table:table-cell>
          <table:table-cell table:formula="of:=COM.MICROSOFT.CONCAT(TEXT([.AK43];&quot;#&quot;);IF([.AK43]&lt;2;&quot; row.&quot;;&quot; rows.&quot;))" office:value-type="string" office:string-value="1 row." calcext:value-type="string">
            <text:p>1 row.</text:p>
          </table:table-cell>
          <table:table-cell table:formula="of:=COM.MICROSOFT.CONCAT([.AI43];&quot; at &quot;; TEXT([.AM43];&quot;##&quot;);&quot; in. o/c; &quot;; TEXT ([.AJ43];&quot;##&quot;);&quot; fasteners in &quot;;[.AN43])" office:value-type="string" office:string-value="16d (d= 0.268 in) nails at 32 in. o/c; 12 fasteners in 1 row." calcext:value-type="string">
            <text:p>16d (d= 0.268 in) nails at 32 in. o/c; 12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EC2C</text:p>
          </table:table-cell>
          <table:table-cell office:value-type="float" office:value="2" calcext:value-type="float">
            <text:p>2</text:p>
          </table:table-cell>
          <table:table-cell table:formula="of:=[$courtyard.AR2]" office:value-type="float" office:value="9.2" calcext:value-type="float">
            <text:p>9.20</text:p>
          </table:table-cell>
          <table:table-cell table:formula="of:=INDIRECT([.O44])" office:value-type="float" office:value="3.3528" calcext:value-type="float">
            <text:p>3.35</text:p>
          </table:table-cell>
          <table:table-cell table:style-name="ce57" table:formula="of:=[.D44]*[.C44]" office:value-type="float" office:value="30.84576" calcext:value-type="float">
            <text:p>30.85</text:p>
          </table:table-cell>
          <table:table-cell table:formula="of:=0.65*[.E44]+[.F41]" office:value-type="float" office:value="39.795704" calcext:value-type="float">
            <text:p>39.80</text:p>
          </table:table-cell>
          <table:table-cell table:formula="of:=[$courtyard.AP3]" office:value-type="float" office:value="106.22" calcext:value-type="float">
            <text:p>106.22</text:p>
          </table:table-cell>
          <table:table-cell table:formula="of:=MAX([.G44]*[.D44]/[.C44]-[.F44]/2;0)" office:value-type="float" office:value="18.8124106086957" calcext:value-type="float">
            <text:p>18.81</text:p>
          </table:table-cell>
          <table:table-cell table:formula="of:=-[.G44]*[.D44]/[.C44]" office:value-type="float" office:value="-38.7102626086957" calcext:value-type="float">
            <text:p>-38.71</text:p>
          </table:table-cell>
          <table:table-cell table:formula="of:=IF([.H44]&gt;0;ROUNDUP([.H44];-1);&quot;-&quot;)" office:value-type="float" office:value="20" calcext:value-type="float">
            <text:p>20.00</text:p>
          </table:table-cell>
          <table:table-cell table:formula="of:=0.224809*[.H44]" office:value-type="float" office:value="4.22919921653026" calcext:value-type="float">
            <text:p>4.23</text:p>
          </table:table-cell>
          <table:table-cell table:formula="of:=IF([.K44]&gt;0;MROUND([.K44];1);&quot;-&quot;)" office:value-type="float" office:value="4" calcext:value-type="float">
            <text:p>4.00</text:p>
          </table:table-cell>
          <table:table-cell table:formula="of:=IF([.K44]&gt;0;ROUNDUP([.L44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44];&quot;#&quot;))" office:value-type="string" office:string-value="$floor.B2" calcext:value-type="string">
            <text:p>$floor.B2</text:p>
          </table:table-cell>
          <table:table-cell table:formula="of:=[.G44]/[.C44]" office:value-type="float" office:value="11.545652173913" calcext:value-type="float">
            <text:p>11.55</text:p>
          </table:table-cell>
          <table:table-cell/>
          <table:table-cell table:formula="of:=IF([.B44]=1;[.G44];0)" office:value-type="float" office:value="0" calcext:value-type="float">
            <text:p>0.00</text:p>
          </table:table-cell>
          <table:table-cell table:formula="of:=IF([.R44]&gt;0;3*0.3048;1000)" office:value-type="float" office:value="1000" calcext:value-type="float">
            <text:p>1,000.00</text:p>
          </table:table-cell>
          <table:table-cell table:formula="of:=ROUNDUP([.C44]/[.S44];0)" office:value-type="float" office:value="1" calcext:value-type="float">
            <text:p>1</text:p>
          </table:table-cell>
          <table:table-cell table:formula="of:=[.R44]/[.T44]" office:value-type="float" office:value="0" calcext:value-type="float">
            <text:p>0.00</text:p>
          </table:table-cell>
          <table:table-cell table:formula="of:=ROUNDUP([.G44]/[$connection.$D$4])" office:value-type="float" office:value="145" calcext:value-type="float">
            <text:p>145.00</text:p>
          </table:table-cell>
          <table:table-cell table:formula="of:=[.C44]/[.V44]" office:value-type="float" office:value="0.063448275862069" calcext:value-type="float">
            <text:p>0.06</text:p>
          </table:table-cell>
          <table:table-cell table:formula="of:=IF([.W44]&gt;=12*0.0254;1;0)" office:value-type="float" office:value="0" calcext:value-type="float">
            <text:p>0</text:p>
          </table:table-cell>
          <table:table-cell table:formula="of:=IF([.X44]=0;[.V44]/2;&quot;&quot;)" office:value-type="float" office:value="72.5" calcext:value-type="float">
            <text:p>72.5</text:p>
          </table:table-cell>
          <table:table-cell table:style-name="ce57" table:formula="of:=IF([.X44]=0;[.$C44]/[.Y44];0)" office:value-type="float" office:value="0.126896551724138" calcext:value-type="float">
            <text:p>0.13</text:p>
          </table:table-cell>
          <table:table-cell table:style-name="ce95" table:formula="of:=IF(OR([.X44];IF([.Z44]&gt;=12*0.0254;1;0));1;0)" office:value-type="float" office:value="0" calcext:value-type="float">
            <text:p>0</text:p>
          </table:table-cell>
          <table:table-cell table:style-name="ce57" table:formula="of:=ROUNDUP([.G44]/[$connection.$D$11]/2)" office:value-type="float" office:value="35" calcext:value-type="float">
            <text:p>35.00</text:p>
          </table:table-cell>
          <table:table-cell table:style-name="ce57" table:formula="of:=IF([.AA44]=0;[.$C44]/[.AB44];0)" office:value-type="float" office:value="0.262857142857143" calcext:value-type="float">
            <text:p>0.26</text:p>
          </table:table-cell>
          <table:table-cell table:style-name="ce95" table:formula="of:=IF(OR([.AA44];IF([.AC44]&gt;=12*0.0254;1;0));1;0)" office:value-type="float" office:value="0" calcext:value-type="float">
            <text:p>0</text:p>
          </table:table-cell>
          <table:table-cell table:style-name="ce57" table:formula="of:=ROUNDUP([.$G44]/[$connection.$D$12]/2)" office:value-type="float" office:value="29" calcext:value-type="float">
            <text:p>29.00</text:p>
          </table:table-cell>
          <table:table-cell table:style-name="ce57" table:formula="of:=IF([.AD44]=0;[.$C44]/[.AE44];0)" office:value-type="float" office:value="0.317241379310345" calcext:value-type="float">
            <text:p>0.32</text:p>
          </table:table-cell>
          <table:table-cell table:style-name="ce95" table:formula="of:=IF(OR([.AD44];IF([.AF44]&gt;=6*0.0254;1;0));1;0)" office:value-type="float" office:value="1" calcext:value-type="float">
            <text:p>1</text:p>
          </table:table-cell>
          <table:table-cell/>
          <table:table-cell table:formula="of:=IF([.$X44]=1;[.$V$1];IF([.$AA44]=1;[.$Y$1];IF([.$AD44]=1;[.$AB$1];IF([.$AG44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44]=1;[.V44];IF([.$AA44]=1;[.Y44];IF([.$AD44]=1;[.AB44];IF([.$AG44]=1;[.AE44];&quot;KO&quot;))))*[.AK44]" office:value-type="float" office:value="58" calcext:value-type="float">
            <text:p>58</text:p>
          </table:table-cell>
          <table:table-cell table:formula="of:=IF([.$X44]=1;1;2)" office:value-type="float" office:value="2" calcext:value-type="float">
            <text:p>2</text:p>
          </table:table-cell>
          <table:table-cell table:formula="of:=ROUNDUP([.AJ44]/[.AK44])" office:value-type="float" office:value="29" calcext:value-type="float">
            <text:p>29</text:p>
          </table:table-cell>
          <table:table-cell table:formula="of:=ROUNDDOWN(([.C44])/([.AL44]-1)/0.0254;0)" office:value-type="float" office:value="12" calcext:value-type="float">
            <text:p>12</text:p>
          </table:table-cell>
          <table:table-cell table:formula="of:=COM.MICROSOFT.CONCAT(TEXT([.AK44];&quot;#&quot;);IF([.AK44]&lt;2;&quot; row.&quot;;&quot; rows.&quot;))" office:value-type="string" office:string-value="2 rows." calcext:value-type="string">
            <text:p>2 rows.</text:p>
          </table:table-cell>
          <table:table-cell table:formula="of:=COM.MICROSOFT.CONCAT([.AI44];&quot; at &quot;; TEXT([.AM44];&quot;##&quot;);&quot; in. o/c; &quot;; TEXT ([.AJ44];&quot;##&quot;);&quot; fasteners in &quot;;[.AN44])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  <table:table-cell table:number-columns-repeated="983"/>
        </table:table-row>
        <table:table-row table:style-name="ro4">
          <table:table-cell table:style-name="ce53" office:value-type="string" calcext:value-type="string">
            <text:p>EC1A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courtyard.AW2]" office:value-type="float" office:value="4.87" calcext:value-type="float">
            <text:p>4.87</text:p>
          </table:table-cell>
          <table:table-cell table:style-name="ce58" table:formula="of:=INDIRECT([.O45])" office:value-type="float" office:value="3.4544" calcext:value-type="float">
            <text:p>3.45</text:p>
          </table:table-cell>
          <table:table-cell table:style-name="ce58" table:formula="of:=[.D45]*[.C45]" office:value-type="float" office:value="16.822928" calcext:value-type="float">
            <text:p>16.82</text:p>
          </table:table-cell>
          <table:table-cell table:style-name="ce58" table:formula="of:=0.65*[.E45]+[.F42]" office:value-type="float" office:value="50.7306072" calcext:value-type="float">
            <text:p>50.73</text:p>
          </table:table-cell>
          <table:table-cell table:style-name="ce58" table:formula="of:=[$courtyard.AU3]" office:value-type="float" office:value="79.02" calcext:value-type="float">
            <text:p>79.02</text:p>
          </table:table-cell>
          <table:table-cell table:formula="of:=MAX([.G45]*[.D45]/[.C45]-[.F45]/2;0)" office:value-type="float" office:value="30.6853510201232" calcext:value-type="float">
            <text:p>30.69</text:p>
          </table:table-cell>
          <table:table-cell table:formula="of:=-[.G45]*[.D45]/[.C45]" office:value-type="float" office:value="-56.0506546201232" calcext:value-type="float">
            <text:p>-56.05</text:p>
          </table:table-cell>
          <table:table-cell table:style-name="ce58" table:formula="of:=IF([.H45]&gt;0;ROUNDUP([.H45];-1);&quot;-&quot;)" office:value-type="float" office:value="40" calcext:value-type="float">
            <text:p>40.00</text:p>
          </table:table-cell>
          <table:table-cell table:formula="of:=0.224809*[.H45]" office:value-type="float" office:value="6.89834307748288" calcext:value-type="float">
            <text:p>6.90</text:p>
          </table:table-cell>
          <table:table-cell table:style-name="ce58" table:formula="of:=IF([.K45]&gt;0;MROUND([.K45];1);&quot;-&quot;)" office:value-type="float" office:value="7" calcext:value-type="float">
            <text:p>7.00</text:p>
          </table:table-cell>
          <table:table-cell table:style-name="ce89" table:formula="of:=IF([.K45]&gt;0;ROUNDUP([.L45]*1000/400/1.5/5.5);&quot;-&quot;)" office:value-type="float" office:value="3" calcext:value-type="float">
            <text:p>3</text:p>
          </table:table-cell>
          <table:table-cell table:style-name="ce58"/>
          <table:table-cell table:style-name="ce53" table:formula="of:=COM.MICROSOFT.CONCAT(&quot;$floor.B&quot;;TEXT([.B45];&quot;#&quot;))" office:value-type="string" office:string-value="$floor.B1" calcext:value-type="string">
            <text:p>$floor.B1</text:p>
          </table:table-cell>
          <table:table-cell table:formula="of:=[.G45]/[.C45]" office:value-type="float" office:value="16.2258726899384" calcext:value-type="float">
            <text:p>16.23</text:p>
          </table:table-cell>
          <table:table-cell table:style-name="ce53"/>
          <table:table-cell table:style-name="ce58" table:formula="of:=IF([.B45]=1;[.G45];0)" office:value-type="float" office:value="79.02" calcext:value-type="float">
            <text:p>79.02</text:p>
          </table:table-cell>
          <table:table-cell table:style-name="ce58" table:formula="of:=IF([.R45]&gt;0;3*0.3048;1000)" office:value-type="float" office:value="0.9144" calcext:value-type="float">
            <text:p>0.91</text:p>
          </table:table-cell>
          <table:table-cell table:style-name="ce53" table:formula="of:=ROUNDUP([.C45]/[.S45];0)" office:value-type="float" office:value="6" calcext:value-type="float">
            <text:p>6</text:p>
          </table:table-cell>
          <table:table-cell table:style-name="ce58" table:formula="of:=[.R45]/[.T45]" office:value-type="float" office:value="13.17" calcext:value-type="float">
            <text:p>13.17</text:p>
          </table:table-cell>
          <table:table-cell table:style-name="ce58" table:formula="of:=ROUNDUP([.G45]/[$connection.$D$4])" office:value-type="float" office:value="108" calcext:value-type="float">
            <text:p>108.00</text:p>
          </table:table-cell>
          <table:table-cell table:style-name="ce58" table:formula="of:=[.C45]/[.V45]" office:value-type="float" office:value="0.0450925925925926" calcext:value-type="float">
            <text:p>0.05</text:p>
          </table:table-cell>
          <table:table-cell table:style-name="ce53" table:formula="of:=IF([.W45]&gt;=12*0.0254;1;0)" office:value-type="float" office:value="0" calcext:value-type="float">
            <text:p>0</text:p>
          </table:table-cell>
          <table:table-cell table:style-name="ce53" table:formula="of:=IF([.X45]=0;[.V45]/2;&quot;&quot;)" office:value-type="float" office:value="54" calcext:value-type="float">
            <text:p>54</text:p>
          </table:table-cell>
          <table:table-cell table:style-name="ce58" table:formula="of:=IF([.X45]=0;[.$C45]/[.Y45];0)" office:value-type="float" office:value="0.0901851851851852" calcext:value-type="float">
            <text:p>0.09</text:p>
          </table:table-cell>
          <table:table-cell table:style-name="ce96" table:formula="of:=IF(OR([.X45];IF([.Z45]&gt;=12*0.0254;1;0));1;0)" office:value-type="float" office:value="0" calcext:value-type="float">
            <text:p>0</text:p>
          </table:table-cell>
          <table:table-cell table:style-name="ce58" table:formula="of:=ROUNDUP([.G45]/[$connection.$D$11]/2)" office:value-type="float" office:value="26" calcext:value-type="float">
            <text:p>26.00</text:p>
          </table:table-cell>
          <table:table-cell table:style-name="ce58" table:formula="of:=IF([.AA45]=0;[.$C45]/[.AB45];0)" office:value-type="float" office:value="0.187307692307692" calcext:value-type="float">
            <text:p>0.19</text:p>
          </table:table-cell>
          <table:table-cell table:style-name="ce96" table:formula="of:=IF(OR([.AA45];IF([.AC45]&gt;=12*0.0254;1;0));1;0)" office:value-type="float" office:value="0" calcext:value-type="float">
            <text:p>0</text:p>
          </table:table-cell>
          <table:table-cell table:style-name="ce58" table:formula="of:=ROUNDUP([.$G45]/[$connection.$D$12]/2)" office:value-type="float" office:value="21" calcext:value-type="float">
            <text:p>21.00</text:p>
          </table:table-cell>
          <table:table-cell table:style-name="ce58" table:formula="of:=IF([.AD45]=0;[.$C45]/[.AE45];0)" office:value-type="float" office:value="0.231904761904762" calcext:value-type="float">
            <text:p>0.23</text:p>
          </table:table-cell>
          <table:table-cell table:style-name="ce96" table:formula="of:=IF(OR([.AD45];IF([.AF45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45]=1;[.$V$1];IF([.$AA45]=1;[.$Y$1];IF([.$AD45]=1;[.$AB$1];IF([.$AG45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45]=1;[.V45];IF([.$AA45]=1;[.Y45];IF([.$AD45]=1;[.AB45];IF([.$AG45]=1;[.AE45];&quot;KO&quot;))))*[.AK45]" office:value-type="float" office:value="42" calcext:value-type="float">
            <text:p>42</text:p>
          </table:table-cell>
          <table:table-cell table:style-name="ce53" table:formula="of:=IF([.$X45]=1;1;2)" office:value-type="float" office:value="2" calcext:value-type="float">
            <text:p>2</text:p>
          </table:table-cell>
          <table:table-cell table:style-name="ce53" table:formula="of:=ROUNDUP([.AJ45]/[.AK45])" office:value-type="float" office:value="21" calcext:value-type="float">
            <text:p>21</text:p>
          </table:table-cell>
          <table:table-cell table:style-name="ce53" table:formula="of:=ROUNDDOWN(([.C45])/([.AL45]-1)/0.0254;0)" office:value-type="float" office:value="9" calcext:value-type="float">
            <text:p>9</text:p>
          </table:table-cell>
          <table:table-cell table:style-name="ce53" table:formula="of:=COM.MICROSOFT.CONCAT(TEXT([.AK45];&quot;#&quot;);IF([.AK45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45];&quot; at &quot;; TEXT([.AM45];&quot;##&quot;);&quot; in. o/c; &quot;; TEXT ([.AJ45];&quot;##&quot;);&quot; fasteners in &quot;;[.AN45])" office:value-type="string" office:string-value="SDWS log screw (d= 0.197 in) at 9 in. o/c; 42 fasteners in 2 rows." calcext:value-type="string">
            <text:p>SDWS log screw (d= 0.197 in) at 9 in. o/c; 42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EC1B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courtyard.BB2]" office:value-type="float" office:value="9.2" calcext:value-type="float">
            <text:p>9.20</text:p>
          </table:table-cell>
          <table:table-cell table:style-name="ce58" table:formula="of:=INDIRECT([.O46])" office:value-type="float" office:value="3.4544" calcext:value-type="float">
            <text:p>3.45</text:p>
          </table:table-cell>
          <table:table-cell table:style-name="ce58" table:formula="of:=[.D46]*[.C46]" office:value-type="float" office:value="31.78048" calcext:value-type="float">
            <text:p>31.78</text:p>
          </table:table-cell>
          <table:table-cell table:style-name="ce58" table:formula="of:=0.65*[.E46]+[.F43]" office:value-type="float" office:value="60.453016" calcext:value-type="float">
            <text:p>60.45</text:p>
          </table:table-cell>
          <table:table-cell table:style-name="ce58" table:formula="of:=[$courtyard.AZ3]" office:value-type="float" office:value="12.43" calcext:value-type="float">
            <text:p>12.43</text:p>
          </table:table-cell>
          <table:table-cell table:formula="of:=MAX([.G46]*[.D46]/[.C46]-[.F46]/2;0)" office:value-type="float" office:value="0" calcext:value-type="float">
            <text:p>0.00</text:p>
          </table:table-cell>
          <table:table-cell table:formula="of:=-[.G46]*[.D46]/[.C46]" office:value-type="float" office:value="-4.6671947826087" calcext:value-type="float">
            <text:p>-4.67</text:p>
          </table:table-cell>
          <table:table-cell table:style-name="ce58" table:formula="of:=IF([.H46]&gt;0;ROUNDUP([.H46];-1);&quot;-&quot;)" office:value-type="string" office:string-value="-" calcext:value-type="string">
            <text:p>-</text:p>
          </table:table-cell>
          <table:table-cell table:formula="of:=0.224809*[.H46]" office:value-type="float" office:value="0" calcext:value-type="float">
            <text:p>0.00</text:p>
          </table:table-cell>
          <table:table-cell table:style-name="ce58" table:formula="of:=IF([.K46]&gt;0;MROUND([.K46];1);&quot;-&quot;)" office:value-type="string" office:string-value="-" calcext:value-type="string">
            <text:p>-</text:p>
          </table:table-cell>
          <table:table-cell table:style-name="ce89" table:formula="of:=IF([.K46]&gt;0;ROUNDUP([.L46]*1000/400/1.5/5.5);&quot;-&quot;)" office:value-type="string" office:string-value="-" calcext:value-type="string">
            <text:p>-</text:p>
          </table:table-cell>
          <table:table-cell table:style-name="ce58"/>
          <table:table-cell table:style-name="ce53" table:formula="of:=COM.MICROSOFT.CONCAT(&quot;$floor.B&quot;;TEXT([.B46];&quot;#&quot;))" office:value-type="string" office:string-value="$floor.B1" calcext:value-type="string">
            <text:p>$floor.B1</text:p>
          </table:table-cell>
          <table:table-cell table:formula="of:=[.G46]/[.C46]" office:value-type="float" office:value="1.35108695652174" calcext:value-type="float">
            <text:p>1.35</text:p>
          </table:table-cell>
          <table:table-cell table:style-name="ce53"/>
          <table:table-cell table:style-name="ce58" table:formula="of:=IF([.B46]=1;[.G46];0)" office:value-type="float" office:value="12.43" calcext:value-type="float">
            <text:p>12.43</text:p>
          </table:table-cell>
          <table:table-cell table:style-name="ce58" table:formula="of:=IF([.R46]&gt;0;3*0.3048;1000)" office:value-type="float" office:value="0.9144" calcext:value-type="float">
            <text:p>0.91</text:p>
          </table:table-cell>
          <table:table-cell table:style-name="ce53" table:formula="of:=ROUNDUP([.C46]/[.S46];0)" office:value-type="float" office:value="11" calcext:value-type="float">
            <text:p>11</text:p>
          </table:table-cell>
          <table:table-cell table:style-name="ce58" table:formula="of:=[.R46]/[.T46]" office:value-type="float" office:value="1.13" calcext:value-type="float">
            <text:p>1.13</text:p>
          </table:table-cell>
          <table:table-cell table:style-name="ce58" table:formula="of:=ROUNDUP([.G46]/[$connection.$D$4])" office:value-type="float" office:value="17" calcext:value-type="float">
            <text:p>17.00</text:p>
          </table:table-cell>
          <table:table-cell table:style-name="ce58" table:formula="of:=[.C46]/[.V46]" office:value-type="float" office:value="0.541176470588235" calcext:value-type="float">
            <text:p>0.54</text:p>
          </table:table-cell>
          <table:table-cell table:style-name="ce53" table:formula="of:=IF([.W46]&gt;=12*0.0254;1;0)" office:value-type="float" office:value="1" calcext:value-type="float">
            <text:p>1</text:p>
          </table:table-cell>
          <table:table-cell table:style-name="ce53" table:formula="of:=IF([.X46]=0;[.V46]/2;&quot;&quot;)">
            <text:p/>
          </table:table-cell>
          <table:table-cell table:style-name="ce58" table:formula="of:=IF([.X46]=0;[.$C46]/[.Y46];0)" office:value-type="float" office:value="0" calcext:value-type="float">
            <text:p>0.00</text:p>
          </table:table-cell>
          <table:table-cell table:style-name="ce96" table:formula="of:=IF(OR([.X46];IF([.Z46]&gt;=12*0.0254;1;0));1;0)" office:value-type="float" office:value="1" calcext:value-type="float">
            <text:p>1</text:p>
          </table:table-cell>
          <table:table-cell table:style-name="ce58" table:formula="of:=ROUNDUP([.G46]/[$connection.$D$11]/2)" office:value-type="float" office:value="5" calcext:value-type="float">
            <text:p>5.00</text:p>
          </table:table-cell>
          <table:table-cell table:style-name="ce58" table:formula="of:=IF([.AA46]=0;[.$C46]/[.AB46];0)" office:value-type="float" office:value="0" calcext:value-type="float">
            <text:p>0.00</text:p>
          </table:table-cell>
          <table:table-cell table:style-name="ce96" table:formula="of:=IF(OR([.AA46];IF([.AC46]&gt;=12*0.0254;1;0));1;0)" office:value-type="float" office:value="1" calcext:value-type="float">
            <text:p>1</text:p>
          </table:table-cell>
          <table:table-cell table:style-name="ce58" table:formula="of:=ROUNDUP([.$G46]/[$connection.$D$12]/2)" office:value-type="float" office:value="4" calcext:value-type="float">
            <text:p>4.00</text:p>
          </table:table-cell>
          <table:table-cell table:style-name="ce58" table:formula="of:=IF([.AD46]=0;[.$C46]/[.AE46];0)" office:value-type="float" office:value="0" calcext:value-type="float">
            <text:p>0.00</text:p>
          </table:table-cell>
          <table:table-cell table:style-name="ce96" table:formula="of:=IF(OR([.AD46];IF([.AF46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46]=1;[.$V$1];IF([.$AA46]=1;[.$Y$1];IF([.$AD46]=1;[.$AB$1];IF([.$AG46]=1;[.$AE$1];&quot;KO&quot;))))" office:value-type="string" office:string-value="16d (d= 0.268 in) nails" calcext:value-type="string">
            <text:p>16d (d= 0.268 in) nails</text:p>
          </table:table-cell>
          <table:table-cell table:style-name="ce98" table:formula="of:=IF([.$X46]=1;[.V46];IF([.$AA46]=1;[.Y46];IF([.$AD46]=1;[.AB46];IF([.$AG46]=1;[.AE46];&quot;KO&quot;))))*[.AK46]" office:value-type="float" office:value="17" calcext:value-type="float">
            <text:p>17</text:p>
          </table:table-cell>
          <table:table-cell table:style-name="ce53" table:formula="of:=IF([.$X46]=1;1;2)" office:value-type="float" office:value="1" calcext:value-type="float">
            <text:p>1</text:p>
          </table:table-cell>
          <table:table-cell table:style-name="ce53" table:formula="of:=ROUNDUP([.AJ46]/[.AK46])" office:value-type="float" office:value="17" calcext:value-type="float">
            <text:p>17</text:p>
          </table:table-cell>
          <table:table-cell table:style-name="ce53" table:formula="of:=ROUNDDOWN(([.C46])/([.AL46]-1)/0.0254;0)" office:value-type="float" office:value="22" calcext:value-type="float">
            <text:p>22</text:p>
          </table:table-cell>
          <table:table-cell table:style-name="ce53" table:formula="of:=COM.MICROSOFT.CONCAT(TEXT([.AK46];&quot;#&quot;);IF([.AK46]&lt;2;&quot; row.&quot;;&quot; rows.&quot;))" office:value-type="string" office:string-value="1 row." calcext:value-type="string">
            <text:p>1 row.</text:p>
          </table:table-cell>
          <table:table-cell table:style-name="ce53" table:formula="of:=COM.MICROSOFT.CONCAT([.AI46];&quot; at &quot;; TEXT([.AM46];&quot;##&quot;);&quot; in. o/c; &quot;; TEXT ([.AJ46];&quot;##&quot;);&quot; fasteners in &quot;;[.AN46])" office:value-type="string" office:string-value="16d (d= 0.268 in) nails at 22 in. o/c; 17 fasteners in 1 row." calcext:value-type="string">
            <text:p>16d (d= 0.268 in) nails at 22 in. o/c; 17 fasteners in 1 row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EC1C</text:p>
          </table:table-cell>
          <table:table-cell table:style-name="ce53" office:value-type="float" office:value="1" calcext:value-type="float">
            <text:p>1</text:p>
          </table:table-cell>
          <table:table-cell table:style-name="ce58" table:formula="of:=[$courtyard.BG2]" office:value-type="float" office:value="9.2" calcext:value-type="float">
            <text:p>9.20</text:p>
          </table:table-cell>
          <table:table-cell table:style-name="ce58" table:formula="of:=INDIRECT([.O47])" office:value-type="float" office:value="3.4544" calcext:value-type="float">
            <text:p>3.45</text:p>
          </table:table-cell>
          <table:table-cell table:style-name="ce58" table:formula="of:=[.D47]*[.C47]" office:value-type="float" office:value="31.78048" calcext:value-type="float">
            <text:p>31.78</text:p>
          </table:table-cell>
          <table:table-cell table:style-name="ce58" table:formula="of:=0.65*[.E47]+[.F44]" office:value-type="float" office:value="60.453016" calcext:value-type="float">
            <text:p>60.45</text:p>
          </table:table-cell>
          <table:table-cell table:style-name="ce58" table:formula="of:=[$courtyard.BE3]" office:value-type="float" office:value="154.27" calcext:value-type="float">
            <text:p>154.27</text:p>
          </table:table-cell>
          <table:table-cell table:formula="of:=MAX([.G47]*[.D47]/[.C47]-[.F47]/2;0)" office:value-type="float" office:value="27.6985233043478" calcext:value-type="float">
            <text:p>27.70</text:p>
          </table:table-cell>
          <table:table-cell table:formula="of:=-[.G47]*[.D47]/[.C47]" office:value-type="float" office:value="-57.9250313043478" calcext:value-type="float">
            <text:p>-57.93</text:p>
          </table:table-cell>
          <table:table-cell table:style-name="ce58" table:formula="of:=IF([.H47]&gt;0;ROUNDUP([.H47];-1);&quot;-&quot;)" office:value-type="float" office:value="30" calcext:value-type="float">
            <text:p>30.00</text:p>
          </table:table-cell>
          <table:table-cell table:formula="of:=0.224809*[.H47]" office:value-type="float" office:value="6.22687732552713" calcext:value-type="float">
            <text:p>6.23</text:p>
          </table:table-cell>
          <table:table-cell table:style-name="ce58" table:formula="of:=IF([.K47]&gt;0;MROUND([.K47];1);&quot;-&quot;)" office:value-type="float" office:value="6" calcext:value-type="float">
            <text:p>6.00</text:p>
          </table:table-cell>
          <table:table-cell table:style-name="ce89" table:formula="of:=IF([.K47]&gt;0;ROUNDUP([.L47]*1000/400/1.5/5.5);&quot;-&quot;)" office:value-type="float" office:value="2" calcext:value-type="float">
            <text:p>2</text:p>
          </table:table-cell>
          <table:table-cell table:style-name="ce58"/>
          <table:table-cell table:style-name="ce53" table:formula="of:=COM.MICROSOFT.CONCAT(&quot;$floor.B&quot;;TEXT([.B47];&quot;#&quot;))" office:value-type="string" office:string-value="$floor.B1" calcext:value-type="string">
            <text:p>$floor.B1</text:p>
          </table:table-cell>
          <table:table-cell table:formula="of:=[.G47]/[.C47]" office:value-type="float" office:value="16.7684782608696" calcext:value-type="float">
            <text:p>16.77</text:p>
          </table:table-cell>
          <table:table-cell table:style-name="ce53"/>
          <table:table-cell table:style-name="ce58" table:formula="of:=IF([.B47]=1;[.G47];0)" office:value-type="float" office:value="154.27" calcext:value-type="float">
            <text:p>154.27</text:p>
          </table:table-cell>
          <table:table-cell table:style-name="ce58" table:formula="of:=IF([.R47]&gt;0;3*0.3048;1000)" office:value-type="float" office:value="0.9144" calcext:value-type="float">
            <text:p>0.91</text:p>
          </table:table-cell>
          <table:table-cell table:style-name="ce53" table:formula="of:=ROUNDUP([.C47]/[.S47];0)" office:value-type="float" office:value="11" calcext:value-type="float">
            <text:p>11</text:p>
          </table:table-cell>
          <table:table-cell table:style-name="ce58" table:formula="of:=[.R47]/[.T47]" office:value-type="float" office:value="14.0245454545455" calcext:value-type="float">
            <text:p>14.02</text:p>
          </table:table-cell>
          <table:table-cell table:style-name="ce58" table:formula="of:=ROUNDUP([.G47]/[$connection.$D$4])" office:value-type="float" office:value="211" calcext:value-type="float">
            <text:p>211.00</text:p>
          </table:table-cell>
          <table:table-cell table:style-name="ce58" table:formula="of:=[.C47]/[.V47]" office:value-type="float" office:value="0.0436018957345972" calcext:value-type="float">
            <text:p>0.04</text:p>
          </table:table-cell>
          <table:table-cell table:style-name="ce53" table:formula="of:=IF([.W47]&gt;=12*0.0254;1;0)" office:value-type="float" office:value="0" calcext:value-type="float">
            <text:p>0</text:p>
          </table:table-cell>
          <table:table-cell table:style-name="ce53" table:formula="of:=IF([.X47]=0;[.V47]/2;&quot;&quot;)" office:value-type="float" office:value="105.5" calcext:value-type="float">
            <text:p>105.5</text:p>
          </table:table-cell>
          <table:table-cell table:style-name="ce58" table:formula="of:=IF([.X47]=0;[.$C47]/[.Y47];0)" office:value-type="float" office:value="0.0872037914691943" calcext:value-type="float">
            <text:p>0.09</text:p>
          </table:table-cell>
          <table:table-cell table:style-name="ce96" table:formula="of:=IF(OR([.X47];IF([.Z47]&gt;=12*0.0254;1;0));1;0)" office:value-type="float" office:value="0" calcext:value-type="float">
            <text:p>0</text:p>
          </table:table-cell>
          <table:table-cell table:style-name="ce58" table:formula="of:=ROUNDUP([.G47]/[$connection.$D$11]/2)" office:value-type="float" office:value="51" calcext:value-type="float">
            <text:p>51.00</text:p>
          </table:table-cell>
          <table:table-cell table:style-name="ce58" table:formula="of:=IF([.AA47]=0;[.$C47]/[.AB47];0)" office:value-type="float" office:value="0.180392156862745" calcext:value-type="float">
            <text:p>0.18</text:p>
          </table:table-cell>
          <table:table-cell table:style-name="ce96" table:formula="of:=IF(OR([.AA47];IF([.AC47]&gt;=12*0.0254;1;0));1;0)" office:value-type="float" office:value="0" calcext:value-type="float">
            <text:p>0</text:p>
          </table:table-cell>
          <table:table-cell table:style-name="ce58" table:formula="of:=ROUNDUP([.$G47]/[$connection.$D$12]/2)" office:value-type="float" office:value="41" calcext:value-type="float">
            <text:p>41.00</text:p>
          </table:table-cell>
          <table:table-cell table:style-name="ce58" table:formula="of:=IF([.AD47]=0;[.$C47]/[.AE47];0)" office:value-type="float" office:value="0.224390243902439" calcext:value-type="float">
            <text:p>0.22</text:p>
          </table:table-cell>
          <table:table-cell table:style-name="ce96" table:formula="of:=IF(OR([.AD47];IF([.AF47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47]=1;[.$V$1];IF([.$AA47]=1;[.$Y$1];IF([.$AD47]=1;[.$AB$1];IF([.$AG47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47]=1;[.V47];IF([.$AA47]=1;[.Y47];IF([.$AD47]=1;[.AB47];IF([.$AG47]=1;[.AE47];&quot;KO&quot;))))*[.AK47]" office:value-type="float" office:value="82" calcext:value-type="float">
            <text:p>82</text:p>
          </table:table-cell>
          <table:table-cell table:style-name="ce53" table:formula="of:=IF([.$X47]=1;1;2)" office:value-type="float" office:value="2" calcext:value-type="float">
            <text:p>2</text:p>
          </table:table-cell>
          <table:table-cell table:style-name="ce53" table:formula="of:=ROUNDUP([.AJ47]/[.AK47])" office:value-type="float" office:value="41" calcext:value-type="float">
            <text:p>41</text:p>
          </table:table-cell>
          <table:table-cell table:style-name="ce53" table:formula="of:=ROUNDDOWN(([.C47])/([.AL47]-1)/0.0254;0)" office:value-type="float" office:value="9" calcext:value-type="float">
            <text:p>9</text:p>
          </table:table-cell>
          <table:table-cell table:style-name="ce53" table:formula="of:=COM.MICROSOFT.CONCAT(TEXT([.AK47];&quot;#&quot;);IF([.AK47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47];&quot; at &quot;; TEXT([.AM47];&quot;##&quot;);&quot; in. o/c; &quot;; TEXT ([.AJ47];&quot;##&quot;);&quot; fasteners in &quot;;[.AN47])" office:value-type="string" office:string-value="SDWS log screw (d= 0.197 in) at 9 in. o/c; 82 fasteners in 2 rows." calcext:value-type="string">
            <text:p>SDWS log screw (d= 0.197 in) at 9 in. o/c; 82 fasteners in 2 rows.</text:p>
          </table:table-cell>
          <table:table-cell table:style-name="ce53" table:number-columns-repeated="983"/>
        </table:table-row>
        <table:table-row table:style-name="ro4">
          <table:table-cell office:value-type="string" calcext:value-type="string">
            <text:p>WC3A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48])" office:value-type="float" office:value="3.302" calcext:value-type="float">
            <text:p>3.30</text:p>
          </table:table-cell>
          <table:table-cell table:style-name="ce57" table:formula="of:=[.D48]*[.C48]" office:value-type="float" office:value="30.3784" calcext:value-type="float">
            <text:p>30.38</text:p>
          </table:table-cell>
          <table:table-cell table:formula="of:=0.65*[.E48]" office:value-type="float" office:value="19.74596" calcext:value-type="float">
            <text:p>19.75</text:p>
          </table:table-cell>
          <table:table-cell office:value-type="float" office:value="30.35" calcext:value-type="float">
            <text:p>30.35</text:p>
          </table:table-cell>
          <table:table-cell table:formula="of:=MAX([.G48]*[.D48]/[.C48]-[.F48]/2;0)" office:value-type="float" office:value="1.02003086956522" calcext:value-type="float">
            <text:p>1.02</text:p>
          </table:table-cell>
          <table:table-cell table:formula="of:=-[.G48]*[.D48]/[.C48]" office:value-type="float" office:value="-10.8930108695652" calcext:value-type="float">
            <text:p>-10.89</text:p>
          </table:table-cell>
          <table:table-cell table:formula="of:=IF([.H48]&gt;0;ROUNDUP([.H48];-1);&quot;-&quot;)" office:value-type="float" office:value="10" calcext:value-type="float">
            <text:p>10.00</text:p>
          </table:table-cell>
          <table:table-cell table:formula="of:=0.224809*[.H48]" office:value-type="float" office:value="0.229312119756088" calcext:value-type="float">
            <text:p>0.23</text:p>
          </table:table-cell>
          <table:table-cell table:formula="of:=IF([.K48]&gt;0;MROUND([.K48];1);&quot;-&quot;)" office:value-type="float" office:value="0" calcext:value-type="float">
            <text:p>0.00</text:p>
          </table:table-cell>
          <table:table-cell table:formula="of:=IF([.K48]&gt;0;ROUNDUP([.L48]*1000/400/1.5/5.5);&quot;-&quot;)" office:value-type="float" office:value="0" calcext:value-type="float">
            <text:p>0</text:p>
          </table:table-cell>
          <table:table-cell/>
          <table:table-cell table:formula="of:=COM.MICROSOFT.CONCAT(&quot;$floor.B&quot;;TEXT([.B48];&quot;#&quot;))" office:value-type="string" office:string-value="$floor.B3" calcext:value-type="string">
            <text:p>$floor.B3</text:p>
          </table:table-cell>
          <table:table-cell table:formula="of:=[.G48]/[.C48]" office:value-type="float" office:value="3.29891304347826" calcext:value-type="float">
            <text:p>3.30</text:p>
          </table:table-cell>
          <table:table-cell/>
          <table:table-cell table:formula="of:=IF([.B48]=1;[.G48];0)" office:value-type="float" office:value="0" calcext:value-type="float">
            <text:p>0.00</text:p>
          </table:table-cell>
          <table:table-cell table:formula="of:=IF([.R48]&gt;0;3*0.3048;1000)" office:value-type="float" office:value="1000" calcext:value-type="float">
            <text:p>1,000.00</text:p>
          </table:table-cell>
          <table:table-cell table:formula="of:=ROUNDUP([.C48]/[.S48];0)" office:value-type="float" office:value="1" calcext:value-type="float">
            <text:p>1</text:p>
          </table:table-cell>
          <table:table-cell table:formula="of:=[.R48]/[.T48]" office:value-type="float" office:value="0" calcext:value-type="float">
            <text:p>0.00</text:p>
          </table:table-cell>
          <table:table-cell table:formula="of:=ROUNDUP([.G48]/[$connection.$D$4])" office:value-type="float" office:value="42" calcext:value-type="float">
            <text:p>42.00</text:p>
          </table:table-cell>
          <table:table-cell table:formula="of:=[.C48]/[.V48]" office:value-type="float" office:value="0.219047619047619" calcext:value-type="float">
            <text:p>0.22</text:p>
          </table:table-cell>
          <table:table-cell table:formula="of:=IF([.W48]&gt;=12*0.0254;1;0)" office:value-type="float" office:value="0" calcext:value-type="float">
            <text:p>0</text:p>
          </table:table-cell>
          <table:table-cell table:formula="of:=IF([.X48]=0;[.V48]/2;&quot;&quot;)" office:value-type="float" office:value="21" calcext:value-type="float">
            <text:p>21</text:p>
          </table:table-cell>
          <table:table-cell table:style-name="ce57" table:formula="of:=IF([.X48]=0;[.$C48]/[.Y48];0)" office:value-type="float" office:value="0.438095238095238" calcext:value-type="float">
            <text:p>0.44</text:p>
          </table:table-cell>
          <table:table-cell table:style-name="ce95" table:formula="of:=IF(OR([.X48];IF([.Z48]&gt;=12*0.0254;1;0));1;0)" office:value-type="float" office:value="1" calcext:value-type="float">
            <text:p>1</text:p>
          </table:table-cell>
          <table:table-cell table:style-name="ce57" table:formula="of:=ROUNDUP([.G48]/[$connection.$D$11]/2)" office:value-type="float" office:value="10" calcext:value-type="float">
            <text:p>10.00</text:p>
          </table:table-cell>
          <table:table-cell table:style-name="ce57" table:formula="of:=IF([.AA48]=0;[.$C48]/[.AB48];0)" office:value-type="float" office:value="0" calcext:value-type="float">
            <text:p>0.00</text:p>
          </table:table-cell>
          <table:table-cell table:style-name="ce95" table:formula="of:=IF(OR([.AA48];IF([.AC48]&gt;=12*0.0254;1;0));1;0)" office:value-type="float" office:value="1" calcext:value-type="float">
            <text:p>1</text:p>
          </table:table-cell>
          <table:table-cell table:style-name="ce57" table:formula="of:=ROUNDUP([.$G48]/[$connection.$D$12]/2)" office:value-type="float" office:value="9" calcext:value-type="float">
            <text:p>9.00</text:p>
          </table:table-cell>
          <table:table-cell table:style-name="ce57" table:formula="of:=IF([.AD48]=0;[.$C48]/[.AE48];0)" office:value-type="float" office:value="0" calcext:value-type="float">
            <text:p>0.00</text:p>
          </table:table-cell>
          <table:table-cell table:style-name="ce95" table:formula="of:=IF(OR([.AD48];IF([.AF48]&gt;=6*0.0254;1;0));1;0)" office:value-type="float" office:value="1" calcext:value-type="float">
            <text:p>1</text:p>
          </table:table-cell>
          <table:table-cell/>
          <table:table-cell table:formula="of:=IF([.$X48]=1;[.$V$1];IF([.$AA48]=1;[.$Y$1];IF([.$AD48]=1;[.$AB$1];IF([.$AG48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48]=1;[.V48];IF([.$AA48]=1;[.Y48];IF([.$AD48]=1;[.AB48];IF([.$AG48]=1;[.AE48];&quot;KO&quot;))))*[.AK48]" office:value-type="float" office:value="42" calcext:value-type="float">
            <text:p>42</text:p>
          </table:table-cell>
          <table:table-cell table:formula="of:=IF([.$X48]=1;1;2)" office:value-type="float" office:value="2" calcext:value-type="float">
            <text:p>2</text:p>
          </table:table-cell>
          <table:table-cell table:formula="of:=ROUNDUP([.AJ48]/[.AK48])" office:value-type="float" office:value="21" calcext:value-type="float">
            <text:p>21</text:p>
          </table:table-cell>
          <table:table-cell table:formula="of:=ROUNDDOWN(([.C48])/([.AL48]-1)/0.0254;0)" office:value-type="float" office:value="18" calcext:value-type="float">
            <text:p>18</text:p>
          </table:table-cell>
          <table:table-cell table:formula="of:=COM.MICROSOFT.CONCAT(TEXT([.AK48];&quot;#&quot;);IF([.AK48]&lt;2;&quot; row.&quot;;&quot; rows.&quot;))" office:value-type="string" office:string-value="2 rows." calcext:value-type="string">
            <text:p>2 rows.</text:p>
          </table:table-cell>
          <table:table-cell table:formula="of:=COM.MICROSOFT.CONCAT([.AI48];&quot; at &quot;; TEXT([.AM48];&quot;##&quot;);&quot; in. o/c; &quot;; TEXT ([.AJ48];&quot;##&quot;);&quot; fasteners in &quot;;[.AN48])" office:value-type="string" office:string-value="16d (d= 0.268 in) nails at 18 in. o/c; 42 fasteners in 2 rows." calcext:value-type="string">
            <text:p>16d (d= 0.268 in) nails at 18 in. o/c; 42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C3B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49])" office:value-type="float" office:value="3.302" calcext:value-type="float">
            <text:p>3.30</text:p>
          </table:table-cell>
          <table:table-cell table:style-name="ce57" table:formula="of:=[.D49]*[.C49]" office:value-type="float" office:value="30.3784" calcext:value-type="float">
            <text:p>30.38</text:p>
          </table:table-cell>
          <table:table-cell table:formula="of:=0.65*[.E49]" office:value-type="float" office:value="19.74596" calcext:value-type="float">
            <text:p>19.75</text:p>
          </table:table-cell>
          <table:table-cell office:value-type="float" office:value="4.77" calcext:value-type="float">
            <text:p>4.77</text:p>
          </table:table-cell>
          <table:table-cell table:formula="of:=MAX([.G49]*[.D49]/[.C49]-[.F49]/2;0)" office:value-type="float" office:value="0" calcext:value-type="float">
            <text:p>0.00</text:p>
          </table:table-cell>
          <table:table-cell table:formula="of:=-[.G49]*[.D49]/[.C49]" office:value-type="float" office:value="-1.7120152173913" calcext:value-type="float">
            <text:p>-1.71</text:p>
          </table:table-cell>
          <table:table-cell table:formula="of:=IF([.H49]&gt;0;ROUNDUP([.H49];-1);&quot;-&quot;)" office:value-type="string" office:string-value="-" calcext:value-type="string">
            <text:p>-</text:p>
          </table:table-cell>
          <table:table-cell table:formula="of:=0.224809*[.H49]" office:value-type="float" office:value="0" calcext:value-type="float">
            <text:p>0.00</text:p>
          </table:table-cell>
          <table:table-cell table:formula="of:=IF([.K49]&gt;0;MROUND([.K49];1);&quot;-&quot;)" office:value-type="string" office:string-value="-" calcext:value-type="string">
            <text:p>-</text:p>
          </table:table-cell>
          <table:table-cell table:formula="of:=IF([.K49]&gt;0;ROUNDUP([.L49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49];&quot;#&quot;))" office:value-type="string" office:string-value="$floor.B3" calcext:value-type="string">
            <text:p>$floor.B3</text:p>
          </table:table-cell>
          <table:table-cell table:formula="of:=[.G49]/[.C49]" office:value-type="float" office:value="0.518478260869565" calcext:value-type="float">
            <text:p>0.52</text:p>
          </table:table-cell>
          <table:table-cell/>
          <table:table-cell table:formula="of:=IF([.B49]=1;[.G49];0)" office:value-type="float" office:value="0" calcext:value-type="float">
            <text:p>0.00</text:p>
          </table:table-cell>
          <table:table-cell table:formula="of:=IF([.R49]&gt;0;3*0.3048;1000)" office:value-type="float" office:value="1000" calcext:value-type="float">
            <text:p>1,000.00</text:p>
          </table:table-cell>
          <table:table-cell table:formula="of:=ROUNDUP([.C49]/[.S49];0)" office:value-type="float" office:value="1" calcext:value-type="float">
            <text:p>1</text:p>
          </table:table-cell>
          <table:table-cell table:formula="of:=[.R49]/[.T49]" office:value-type="float" office:value="0" calcext:value-type="float">
            <text:p>0.00</text:p>
          </table:table-cell>
          <table:table-cell table:formula="of:=ROUNDUP([.G49]/[$connection.$D$4])" office:value-type="float" office:value="7" calcext:value-type="float">
            <text:p>7.00</text:p>
          </table:table-cell>
          <table:table-cell table:formula="of:=[.C49]/[.V49]" office:value-type="float" office:value="1.31428571428571" calcext:value-type="float">
            <text:p>1.31</text:p>
          </table:table-cell>
          <table:table-cell table:formula="of:=IF([.W49]&gt;=12*0.0254;1;0)" office:value-type="float" office:value="1" calcext:value-type="float">
            <text:p>1</text:p>
          </table:table-cell>
          <table:table-cell table:formula="of:=IF([.X49]=0;[.V49]/2;&quot;&quot;)">
            <text:p/>
          </table:table-cell>
          <table:table-cell table:style-name="ce57" table:formula="of:=IF([.X49]=0;[.$C49]/[.Y49];0)" office:value-type="float" office:value="0" calcext:value-type="float">
            <text:p>0.00</text:p>
          </table:table-cell>
          <table:table-cell table:style-name="ce95" table:formula="of:=IF(OR([.X49];IF([.Z49]&gt;=12*0.0254;1;0));1;0)" office:value-type="float" office:value="1" calcext:value-type="float">
            <text:p>1</text:p>
          </table:table-cell>
          <table:table-cell table:style-name="ce57" table:formula="of:=ROUNDUP([.G49]/[$connection.$D$11]/2)" office:value-type="float" office:value="2" calcext:value-type="float">
            <text:p>2.00</text:p>
          </table:table-cell>
          <table:table-cell table:style-name="ce57" table:formula="of:=IF([.AA49]=0;[.$C49]/[.AB49];0)" office:value-type="float" office:value="0" calcext:value-type="float">
            <text:p>0.00</text:p>
          </table:table-cell>
          <table:table-cell table:style-name="ce95" table:formula="of:=IF(OR([.AA49];IF([.AC49]&gt;=12*0.0254;1;0));1;0)" office:value-type="float" office:value="1" calcext:value-type="float">
            <text:p>1</text:p>
          </table:table-cell>
          <table:table-cell table:style-name="ce57" table:formula="of:=ROUNDUP([.$G49]/[$connection.$D$12]/2)" office:value-type="float" office:value="2" calcext:value-type="float">
            <text:p>2.00</text:p>
          </table:table-cell>
          <table:table-cell table:style-name="ce57" table:formula="of:=IF([.AD49]=0;[.$C49]/[.AE49];0)" office:value-type="float" office:value="0" calcext:value-type="float">
            <text:p>0.00</text:p>
          </table:table-cell>
          <table:table-cell table:style-name="ce95" table:formula="of:=IF(OR([.AD49];IF([.AF49]&gt;=6*0.0254;1;0));1;0)" office:value-type="float" office:value="1" calcext:value-type="float">
            <text:p>1</text:p>
          </table:table-cell>
          <table:table-cell/>
          <table:table-cell table:formula="of:=IF([.$X49]=1;[.$V$1];IF([.$AA49]=1;[.$Y$1];IF([.$AD49]=1;[.$AB$1];IF([.$AG49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49]=1;[.V49];IF([.$AA49]=1;[.Y49];IF([.$AD49]=1;[.AB49];IF([.$AG49]=1;[.AE49];&quot;KO&quot;))))*[.AK49]" office:value-type="float" office:value="7" calcext:value-type="float">
            <text:p>7</text:p>
          </table:table-cell>
          <table:table-cell table:formula="of:=IF([.$X49]=1;1;2)" office:value-type="float" office:value="1" calcext:value-type="float">
            <text:p>1</text:p>
          </table:table-cell>
          <table:table-cell table:formula="of:=ROUNDUP([.AJ49]/[.AK49])" office:value-type="float" office:value="7" calcext:value-type="float">
            <text:p>7</text:p>
          </table:table-cell>
          <table:table-cell table:formula="of:=ROUNDDOWN(([.C49])/([.AL49]-1)/0.0254;0)" office:value-type="float" office:value="60" calcext:value-type="float">
            <text:p>60</text:p>
          </table:table-cell>
          <table:table-cell table:formula="of:=COM.MICROSOFT.CONCAT(TEXT([.AK49];&quot;#&quot;);IF([.AK49]&lt;2;&quot; row.&quot;;&quot; rows.&quot;))" office:value-type="string" office:string-value="1 row." calcext:value-type="string">
            <text:p>1 row.</text:p>
          </table:table-cell>
          <table:table-cell table:formula="of:=COM.MICROSOFT.CONCAT([.AI49];&quot; at &quot;; TEXT([.AM49];&quot;##&quot;);&quot; in. o/c; &quot;; TEXT ([.AJ49];&quot;##&quot;);&quot; fasteners in &quot;;[.AN49])" office:value-type="string" office:string-value="16d (d= 0.268 in) nails at 60 in. o/c; 7 fasteners in 1 row." calcext:value-type="string">
            <text:p>16d (d= 0.268 in) nails at 60 in. o/c; 7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C3C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.20</text:p>
          </table:table-cell>
          <table:table-cell table:formula="of:=INDIRECT([.O50])" office:value-type="float" office:value="3.302" calcext:value-type="float">
            <text:p>3.30</text:p>
          </table:table-cell>
          <table:table-cell table:style-name="ce57" table:formula="of:=[.D50]*[.C50]" office:value-type="float" office:value="30.3784" calcext:value-type="float">
            <text:p>30.38</text:p>
          </table:table-cell>
          <table:table-cell table:formula="of:=0.65*[.E50]" office:value-type="float" office:value="19.74596" calcext:value-type="float">
            <text:p>19.75</text:p>
          </table:table-cell>
          <table:table-cell office:value-type="float" office:value="59.25" calcext:value-type="float">
            <text:p>59.25</text:p>
          </table:table-cell>
          <table:table-cell table:formula="of:=MAX([.G50]*[.D50]/[.C50]-[.F50]/2;0)" office:value-type="float" office:value="11.392617826087" calcext:value-type="float">
            <text:p>11.39</text:p>
          </table:table-cell>
          <table:table-cell table:formula="of:=-[.G50]*[.D50]/[.C50]" office:value-type="float" office:value="-21.265597826087" calcext:value-type="float">
            <text:p>-21.27</text:p>
          </table:table-cell>
          <table:table-cell table:formula="of:=IF([.H50]&gt;0;ROUNDUP([.H50];-1);&quot;-&quot;)" office:value-type="float" office:value="20" calcext:value-type="float">
            <text:p>20.00</text:p>
          </table:table-cell>
          <table:table-cell table:formula="of:=0.224809*[.H50]" office:value-type="float" office:value="2.56116302086478" calcext:value-type="float">
            <text:p>2.56</text:p>
          </table:table-cell>
          <table:table-cell table:formula="of:=IF([.K50]&gt;0;MROUND([.K50];1);&quot;-&quot;)" office:value-type="float" office:value="3" calcext:value-type="float">
            <text:p>3.00</text:p>
          </table:table-cell>
          <table:table-cell table:formula="of:=IF([.K50]&gt;0;ROUNDUP([.L50]*1000/400/1.5/5.5);&quot;-&quot;)" office:value-type="float" office:value="1" calcext:value-type="float">
            <text:p>1</text:p>
          </table:table-cell>
          <table:table-cell/>
          <table:table-cell table:formula="of:=COM.MICROSOFT.CONCAT(&quot;$floor.B&quot;;TEXT([.B50];&quot;#&quot;))" office:value-type="string" office:string-value="$floor.B3" calcext:value-type="string">
            <text:p>$floor.B3</text:p>
          </table:table-cell>
          <table:table-cell table:formula="of:=[.G50]/[.C50]" office:value-type="float" office:value="6.44021739130435" calcext:value-type="float">
            <text:p>6.44</text:p>
          </table:table-cell>
          <table:table-cell/>
          <table:table-cell table:formula="of:=IF([.B50]=1;[.G50];0)" office:value-type="float" office:value="0" calcext:value-type="float">
            <text:p>0.00</text:p>
          </table:table-cell>
          <table:table-cell table:formula="of:=IF([.R50]&gt;0;3*0.3048;1000)" office:value-type="float" office:value="1000" calcext:value-type="float">
            <text:p>1,000.00</text:p>
          </table:table-cell>
          <table:table-cell table:formula="of:=ROUNDUP([.C50]/[.S50];0)" office:value-type="float" office:value="1" calcext:value-type="float">
            <text:p>1</text:p>
          </table:table-cell>
          <table:table-cell table:formula="of:=[.R50]/[.T50]" office:value-type="float" office:value="0" calcext:value-type="float">
            <text:p>0.00</text:p>
          </table:table-cell>
          <table:table-cell table:formula="of:=ROUNDUP([.G50]/[$connection.$D$4])" office:value-type="float" office:value="81" calcext:value-type="float">
            <text:p>81.00</text:p>
          </table:table-cell>
          <table:table-cell table:formula="of:=[.C50]/[.V50]" office:value-type="float" office:value="0.11358024691358" calcext:value-type="float">
            <text:p>0.11</text:p>
          </table:table-cell>
          <table:table-cell table:formula="of:=IF([.W50]&gt;=12*0.0254;1;0)" office:value-type="float" office:value="0" calcext:value-type="float">
            <text:p>0</text:p>
          </table:table-cell>
          <table:table-cell table:formula="of:=IF([.X50]=0;[.V50]/2;&quot;&quot;)" office:value-type="float" office:value="40.5" calcext:value-type="float">
            <text:p>40.5</text:p>
          </table:table-cell>
          <table:table-cell table:style-name="ce57" table:formula="of:=IF([.X50]=0;[.$C50]/[.Y50];0)" office:value-type="float" office:value="0.22716049382716" calcext:value-type="float">
            <text:p>0.23</text:p>
          </table:table-cell>
          <table:table-cell table:style-name="ce95" table:formula="of:=IF(OR([.X50];IF([.Z50]&gt;=12*0.0254;1;0));1;0)" office:value-type="float" office:value="0" calcext:value-type="float">
            <text:p>0</text:p>
          </table:table-cell>
          <table:table-cell table:style-name="ce57" table:formula="of:=ROUNDUP([.G50]/[$connection.$D$11]/2)" office:value-type="float" office:value="20" calcext:value-type="float">
            <text:p>20.00</text:p>
          </table:table-cell>
          <table:table-cell table:style-name="ce57" table:formula="of:=IF([.AA50]=0;[.$C50]/[.AB50];0)" office:value-type="float" office:value="0.46" calcext:value-type="float">
            <text:p>0.46</text:p>
          </table:table-cell>
          <table:table-cell table:style-name="ce95" table:formula="of:=IF(OR([.AA50];IF([.AC50]&gt;=12*0.0254;1;0));1;0)" office:value-type="float" office:value="1" calcext:value-type="float">
            <text:p>1</text:p>
          </table:table-cell>
          <table:table-cell table:style-name="ce57" table:formula="of:=ROUNDUP([.$G50]/[$connection.$D$12]/2)" office:value-type="float" office:value="16" calcext:value-type="float">
            <text:p>16.00</text:p>
          </table:table-cell>
          <table:table-cell table:style-name="ce57" table:formula="of:=IF([.AD50]=0;[.$C50]/[.AE50];0)" office:value-type="float" office:value="0" calcext:value-type="float">
            <text:p>0.00</text:p>
          </table:table-cell>
          <table:table-cell table:style-name="ce95" table:formula="of:=IF(OR([.AD50];IF([.AF50]&gt;=6*0.0254;1;0));1;0)" office:value-type="float" office:value="1" calcext:value-type="float">
            <text:p>1</text:p>
          </table:table-cell>
          <table:table-cell/>
          <table:table-cell table:formula="of:=IF([.$X50]=1;[.$V$1];IF([.$AA50]=1;[.$Y$1];IF([.$AD50]=1;[.$AB$1];IF([.$AG50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50]=1;[.V50];IF([.$AA50]=1;[.Y50];IF([.$AD50]=1;[.AB50];IF([.$AG50]=1;[.AE50];&quot;KO&quot;))))*[.AK50]" office:value-type="float" office:value="40" calcext:value-type="float">
            <text:p>40</text:p>
          </table:table-cell>
          <table:table-cell table:formula="of:=IF([.$X50]=1;1;2)" office:value-type="float" office:value="2" calcext:value-type="float">
            <text:p>2</text:p>
          </table:table-cell>
          <table:table-cell table:formula="of:=ROUNDUP([.AJ50]/[.AK50])" office:value-type="float" office:value="20" calcext:value-type="float">
            <text:p>20</text:p>
          </table:table-cell>
          <table:table-cell table:formula="of:=ROUNDDOWN(([.C50])/([.AL50]-1)/0.0254;0)" office:value-type="float" office:value="19" calcext:value-type="float">
            <text:p>19</text:p>
          </table:table-cell>
          <table:table-cell table:formula="of:=COM.MICROSOFT.CONCAT(TEXT([.AK50];&quot;#&quot;);IF([.AK50]&lt;2;&quot; row.&quot;;&quot; rows.&quot;))" office:value-type="string" office:string-value="2 rows." calcext:value-type="string">
            <text:p>2 rows.</text:p>
          </table:table-cell>
          <table:table-cell table:formula="of:=COM.MICROSOFT.CONCAT([.AI50];&quot; at &quot;; TEXT([.AM50];&quot;##&quot;);&quot; in. o/c; &quot;; TEXT ([.AJ50];&quot;##&quot;);&quot; fasteners in &quot;;[.AN50])" office:value-type="string" office:string-value="wood screws 20 (d= 0.32 in) at 19 in. o/c; 40 fasteners in 2 rows." calcext:value-type="string">
            <text:p>wood screws 20 (d= 0.32 in) at 19 in. o/c; 40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C2A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51])" office:value-type="float" office:value="3.3528" calcext:value-type="float">
            <text:p>3.35</text:p>
          </table:table-cell>
          <table:table-cell table:style-name="ce57" table:formula="of:=[.D51]*[.C51]" office:value-type="float" office:value="30.84576" calcext:value-type="float">
            <text:p>30.85</text:p>
          </table:table-cell>
          <table:table-cell table:formula="of:=0.65*[.E51]+[.F48]" office:value-type="float" office:value="39.795704" calcext:value-type="float">
            <text:p>39.80</text:p>
          </table:table-cell>
          <table:table-cell office:value-type="float" office:value="54.41" calcext:value-type="float">
            <text:p>54.41</text:p>
          </table:table-cell>
          <table:table-cell table:formula="of:=MAX([.G51]*[.D51]/[.C51]-[.F51]/2;0)" office:value-type="float" office:value="0" calcext:value-type="float">
            <text:p>0.00</text:p>
          </table:table-cell>
          <table:table-cell table:formula="of:=-[.G51]*[.D51]/[.C51]" office:value-type="float" office:value="-19.8288965217391" calcext:value-type="float">
            <text:p>-19.83</text:p>
          </table:table-cell>
          <table:table-cell table:formula="of:=IF([.H51]&gt;0;ROUNDUP([.H51];-1);&quot;-&quot;)" office:value-type="string" office:string-value="-" calcext:value-type="string">
            <text:p>-</text:p>
          </table:table-cell>
          <table:table-cell table:formula="of:=0.224809*[.H51]" office:value-type="float" office:value="0" calcext:value-type="float">
            <text:p>0.00</text:p>
          </table:table-cell>
          <table:table-cell table:formula="of:=IF([.K51]&gt;0;MROUND([.K51];1);&quot;-&quot;)" office:value-type="string" office:string-value="-" calcext:value-type="string">
            <text:p>-</text:p>
          </table:table-cell>
          <table:table-cell table:formula="of:=IF([.K51]&gt;0;ROUNDUP([.L51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51];&quot;#&quot;))" office:value-type="string" office:string-value="$floor.B2" calcext:value-type="string">
            <text:p>$floor.B2</text:p>
          </table:table-cell>
          <table:table-cell table:formula="of:=[.G51]/[.C51]" office:value-type="float" office:value="5.91413043478261" calcext:value-type="float">
            <text:p>5.91</text:p>
          </table:table-cell>
          <table:table-cell/>
          <table:table-cell table:formula="of:=IF([.B51]=1;[.G51];0)" office:value-type="float" office:value="0" calcext:value-type="float">
            <text:p>0.00</text:p>
          </table:table-cell>
          <table:table-cell table:formula="of:=IF([.R51]&gt;0;3*0.3048;1000)" office:value-type="float" office:value="1000" calcext:value-type="float">
            <text:p>1,000.00</text:p>
          </table:table-cell>
          <table:table-cell table:formula="of:=ROUNDUP([.C51]/[.S51];0)" office:value-type="float" office:value="1" calcext:value-type="float">
            <text:p>1</text:p>
          </table:table-cell>
          <table:table-cell table:formula="of:=[.R51]/[.T51]" office:value-type="float" office:value="0" calcext:value-type="float">
            <text:p>0.00</text:p>
          </table:table-cell>
          <table:table-cell table:formula="of:=ROUNDUP([.G51]/[$connection.$D$4])" office:value-type="float" office:value="75" calcext:value-type="float">
            <text:p>75.00</text:p>
          </table:table-cell>
          <table:table-cell table:formula="of:=[.C51]/[.V51]" office:value-type="float" office:value="0.122666666666667" calcext:value-type="float">
            <text:p>0.12</text:p>
          </table:table-cell>
          <table:table-cell table:formula="of:=IF([.W51]&gt;=12*0.0254;1;0)" office:value-type="float" office:value="0" calcext:value-type="float">
            <text:p>0</text:p>
          </table:table-cell>
          <table:table-cell table:formula="of:=IF([.X51]=0;[.V51]/2;&quot;&quot;)" office:value-type="float" office:value="37.5" calcext:value-type="float">
            <text:p>37.5</text:p>
          </table:table-cell>
          <table:table-cell table:style-name="ce57" table:formula="of:=IF([.X51]=0;[.$C51]/[.Y51];0)" office:value-type="float" office:value="0.245333333333333" calcext:value-type="float">
            <text:p>0.25</text:p>
          </table:table-cell>
          <table:table-cell table:style-name="ce95" table:formula="of:=IF(OR([.X51];IF([.Z51]&gt;=12*0.0254;1;0));1;0)" office:value-type="float" office:value="0" calcext:value-type="float">
            <text:p>0</text:p>
          </table:table-cell>
          <table:table-cell table:style-name="ce57" table:formula="of:=ROUNDUP([.G51]/[$connection.$D$11]/2)" office:value-type="float" office:value="18" calcext:value-type="float">
            <text:p>18.00</text:p>
          </table:table-cell>
          <table:table-cell table:style-name="ce57" table:formula="of:=IF([.AA51]=0;[.$C51]/[.AB51];0)" office:value-type="float" office:value="0.511111111111111" calcext:value-type="float">
            <text:p>0.51</text:p>
          </table:table-cell>
          <table:table-cell table:style-name="ce95" table:formula="of:=IF(OR([.AA51];IF([.AC51]&gt;=12*0.0254;1;0));1;0)" office:value-type="float" office:value="1" calcext:value-type="float">
            <text:p>1</text:p>
          </table:table-cell>
          <table:table-cell table:style-name="ce57" table:formula="of:=ROUNDUP([.$G51]/[$connection.$D$12]/2)" office:value-type="float" office:value="15" calcext:value-type="float">
            <text:p>15.00</text:p>
          </table:table-cell>
          <table:table-cell table:style-name="ce57" table:formula="of:=IF([.AD51]=0;[.$C51]/[.AE51];0)" office:value-type="float" office:value="0" calcext:value-type="float">
            <text:p>0.00</text:p>
          </table:table-cell>
          <table:table-cell table:style-name="ce95" table:formula="of:=IF(OR([.AD51];IF([.AF51]&gt;=6*0.0254;1;0));1;0)" office:value-type="float" office:value="1" calcext:value-type="float">
            <text:p>1</text:p>
          </table:table-cell>
          <table:table-cell/>
          <table:table-cell table:formula="of:=IF([.$X51]=1;[.$V$1];IF([.$AA51]=1;[.$Y$1];IF([.$AD51]=1;[.$AB$1];IF([.$AG51]=1;[.$AE$1];&quot;KO&quot;))))" office:value-type="string" office:string-value="wood screws 20 (d= 0.32 in)" calcext:value-type="string">
            <text:p>wood screws 20 (d= 0.32 in)</text:p>
          </table:table-cell>
          <table:table-cell table:style-name="ce97" table:formula="of:=IF([.$X51]=1;[.V51];IF([.$AA51]=1;[.Y51];IF([.$AD51]=1;[.AB51];IF([.$AG51]=1;[.AE51];&quot;KO&quot;))))*[.AK51]" office:value-type="float" office:value="36" calcext:value-type="float">
            <text:p>36</text:p>
          </table:table-cell>
          <table:table-cell table:formula="of:=IF([.$X51]=1;1;2)" office:value-type="float" office:value="2" calcext:value-type="float">
            <text:p>2</text:p>
          </table:table-cell>
          <table:table-cell table:formula="of:=ROUNDUP([.AJ51]/[.AK51])" office:value-type="float" office:value="18" calcext:value-type="float">
            <text:p>18</text:p>
          </table:table-cell>
          <table:table-cell table:formula="of:=ROUNDDOWN(([.C51])/([.AL51]-1)/0.0254;0)" office:value-type="float" office:value="21" calcext:value-type="float">
            <text:p>21</text:p>
          </table:table-cell>
          <table:table-cell table:formula="of:=COM.MICROSOFT.CONCAT(TEXT([.AK51];&quot;#&quot;);IF([.AK51]&lt;2;&quot; row.&quot;;&quot; rows.&quot;))" office:value-type="string" office:string-value="2 rows." calcext:value-type="string">
            <text:p>2 rows.</text:p>
          </table:table-cell>
          <table:table-cell table:formula="of:=COM.MICROSOFT.CONCAT([.AI51];&quot; at &quot;; TEXT([.AM51];&quot;##&quot;);&quot; in. o/c; &quot;; TEXT ([.AJ51];&quot;##&quot;);&quot; fasteners in &quot;;[.AN51])" office:value-type="string" office:string-value="wood screws 20 (d= 0.32 in) at 21 in. o/c; 36 fasteners in 2 rows." calcext:value-type="string">
            <text:p>wood screws 20 (d= 0.32 in) at 21 in. o/c; 36 fasteners in 2 rows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C2B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52])" office:value-type="float" office:value="3.3528" calcext:value-type="float">
            <text:p>3.35</text:p>
          </table:table-cell>
          <table:table-cell table:style-name="ce57" table:formula="of:=[.D52]*[.C52]" office:value-type="float" office:value="30.84576" calcext:value-type="float">
            <text:p>30.85</text:p>
          </table:table-cell>
          <table:table-cell table:formula="of:=0.65*[.E52]+[.F49]" office:value-type="float" office:value="39.795704" calcext:value-type="float">
            <text:p>39.80</text:p>
          </table:table-cell>
          <table:table-cell office:value-type="float" office:value="8.56" calcext:value-type="float">
            <text:p>8.56</text:p>
          </table:table-cell>
          <table:table-cell table:formula="of:=MAX([.G52]*[.D52]/[.C52]-[.F52]/2;0)" office:value-type="float" office:value="0" calcext:value-type="float">
            <text:p>0.00</text:p>
          </table:table-cell>
          <table:table-cell table:formula="of:=-[.G52]*[.D52]/[.C52]" office:value-type="float" office:value="-3.11956173913043" calcext:value-type="float">
            <text:p>-3.12</text:p>
          </table:table-cell>
          <table:table-cell table:formula="of:=IF([.H52]&gt;0;ROUNDUP([.H52];-1);&quot;-&quot;)" office:value-type="string" office:string-value="-" calcext:value-type="string">
            <text:p>-</text:p>
          </table:table-cell>
          <table:table-cell table:formula="of:=0.224809*[.H52]" office:value-type="float" office:value="0" calcext:value-type="float">
            <text:p>0.00</text:p>
          </table:table-cell>
          <table:table-cell table:formula="of:=IF([.K52]&gt;0;MROUND([.K52];1);&quot;-&quot;)" office:value-type="string" office:string-value="-" calcext:value-type="string">
            <text:p>-</text:p>
          </table:table-cell>
          <table:table-cell table:formula="of:=IF([.K52]&gt;0;ROUNDUP([.L52]*1000/400/1.5/5.5);&quot;-&quot;)" office:value-type="string" office:string-value="-" calcext:value-type="string">
            <text:p>-</text:p>
          </table:table-cell>
          <table:table-cell/>
          <table:table-cell table:formula="of:=COM.MICROSOFT.CONCAT(&quot;$floor.B&quot;;TEXT([.B52];&quot;#&quot;))" office:value-type="string" office:string-value="$floor.B2" calcext:value-type="string">
            <text:p>$floor.B2</text:p>
          </table:table-cell>
          <table:table-cell table:formula="of:=[.G52]/[.C52]" office:value-type="float" office:value="0.930434782608696" calcext:value-type="float">
            <text:p>0.93</text:p>
          </table:table-cell>
          <table:table-cell/>
          <table:table-cell table:formula="of:=IF([.B52]=1;[.G52];0)" office:value-type="float" office:value="0" calcext:value-type="float">
            <text:p>0.00</text:p>
          </table:table-cell>
          <table:table-cell table:formula="of:=IF([.R52]&gt;0;3*0.3048;1000)" office:value-type="float" office:value="1000" calcext:value-type="float">
            <text:p>1,000.00</text:p>
          </table:table-cell>
          <table:table-cell table:formula="of:=ROUNDUP([.C52]/[.S52];0)" office:value-type="float" office:value="1" calcext:value-type="float">
            <text:p>1</text:p>
          </table:table-cell>
          <table:table-cell table:formula="of:=[.R52]/[.T52]" office:value-type="float" office:value="0" calcext:value-type="float">
            <text:p>0.00</text:p>
          </table:table-cell>
          <table:table-cell table:formula="of:=ROUNDUP([.G52]/[$connection.$D$4])" office:value-type="float" office:value="12" calcext:value-type="float">
            <text:p>12.00</text:p>
          </table:table-cell>
          <table:table-cell table:formula="of:=[.C52]/[.V52]" office:value-type="float" office:value="0.766666666666667" calcext:value-type="float">
            <text:p>0.77</text:p>
          </table:table-cell>
          <table:table-cell table:formula="of:=IF([.W52]&gt;=12*0.0254;1;0)" office:value-type="float" office:value="1" calcext:value-type="float">
            <text:p>1</text:p>
          </table:table-cell>
          <table:table-cell table:formula="of:=IF([.X52]=0;[.V52]/2;&quot;&quot;)">
            <text:p/>
          </table:table-cell>
          <table:table-cell table:style-name="ce57" table:formula="of:=IF([.X52]=0;[.$C52]/[.Y52];0)" office:value-type="float" office:value="0" calcext:value-type="float">
            <text:p>0.00</text:p>
          </table:table-cell>
          <table:table-cell table:style-name="ce95" table:formula="of:=IF(OR([.X52];IF([.Z52]&gt;=12*0.0254;1;0));1;0)" office:value-type="float" office:value="1" calcext:value-type="float">
            <text:p>1</text:p>
          </table:table-cell>
          <table:table-cell table:style-name="ce57" table:formula="of:=ROUNDUP([.G52]/[$connection.$D$11]/2)" office:value-type="float" office:value="3" calcext:value-type="float">
            <text:p>3.00</text:p>
          </table:table-cell>
          <table:table-cell table:style-name="ce57" table:formula="of:=IF([.AA52]=0;[.$C52]/[.AB52];0)" office:value-type="float" office:value="0" calcext:value-type="float">
            <text:p>0.00</text:p>
          </table:table-cell>
          <table:table-cell table:style-name="ce95" table:formula="of:=IF(OR([.AA52];IF([.AC52]&gt;=12*0.0254;1;0));1;0)" office:value-type="float" office:value="1" calcext:value-type="float">
            <text:p>1</text:p>
          </table:table-cell>
          <table:table-cell table:style-name="ce57" table:formula="of:=ROUNDUP([.$G52]/[$connection.$D$12]/2)" office:value-type="float" office:value="3" calcext:value-type="float">
            <text:p>3.00</text:p>
          </table:table-cell>
          <table:table-cell table:style-name="ce57" table:formula="of:=IF([.AD52]=0;[.$C52]/[.AE52];0)" office:value-type="float" office:value="0" calcext:value-type="float">
            <text:p>0.00</text:p>
          </table:table-cell>
          <table:table-cell table:style-name="ce95" table:formula="of:=IF(OR([.AD52];IF([.AF52]&gt;=6*0.0254;1;0));1;0)" office:value-type="float" office:value="1" calcext:value-type="float">
            <text:p>1</text:p>
          </table:table-cell>
          <table:table-cell/>
          <table:table-cell table:formula="of:=IF([.$X52]=1;[.$V$1];IF([.$AA52]=1;[.$Y$1];IF([.$AD52]=1;[.$AB$1];IF([.$AG52]=1;[.$AE$1];&quot;KO&quot;))))" office:value-type="string" office:string-value="16d (d= 0.268 in) nails" calcext:value-type="string">
            <text:p>16d (d= 0.268 in) nails</text:p>
          </table:table-cell>
          <table:table-cell table:style-name="ce97" table:formula="of:=IF([.$X52]=1;[.V52];IF([.$AA52]=1;[.Y52];IF([.$AD52]=1;[.AB52];IF([.$AG52]=1;[.AE52];&quot;KO&quot;))))*[.AK52]" office:value-type="float" office:value="12" calcext:value-type="float">
            <text:p>12</text:p>
          </table:table-cell>
          <table:table-cell table:formula="of:=IF([.$X52]=1;1;2)" office:value-type="float" office:value="1" calcext:value-type="float">
            <text:p>1</text:p>
          </table:table-cell>
          <table:table-cell table:formula="of:=ROUNDUP([.AJ52]/[.AK52])" office:value-type="float" office:value="12" calcext:value-type="float">
            <text:p>12</text:p>
          </table:table-cell>
          <table:table-cell table:formula="of:=ROUNDDOWN(([.C52])/([.AL52]-1)/0.0254;0)" office:value-type="float" office:value="32" calcext:value-type="float">
            <text:p>32</text:p>
          </table:table-cell>
          <table:table-cell table:formula="of:=COM.MICROSOFT.CONCAT(TEXT([.AK52];&quot;#&quot;);IF([.AK52]&lt;2;&quot; row.&quot;;&quot; rows.&quot;))" office:value-type="string" office:string-value="1 row." calcext:value-type="string">
            <text:p>1 row.</text:p>
          </table:table-cell>
          <table:table-cell table:formula="of:=COM.MICROSOFT.CONCAT([.AI52];&quot; at &quot;; TEXT([.AM52];&quot;##&quot;);&quot; in. o/c; &quot;; TEXT ([.AJ52];&quot;##&quot;);&quot; fasteners in &quot;;[.AN52])" office:value-type="string" office:string-value="16d (d= 0.268 in) nails at 32 in. o/c; 12 fasteners in 1 row." calcext:value-type="string">
            <text:p>16d (d= 0.268 in) nails at 32 in. o/c; 12 fasteners in 1 row.</text:p>
          </table:table-cell>
          <table:table-cell table:number-columns-repeated="983"/>
        </table:table-row>
        <table:table-row table:style-name="ro4">
          <table:table-cell office:value-type="string" calcext:value-type="string">
            <text:p>WC2C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.20</text:p>
          </table:table-cell>
          <table:table-cell table:formula="of:=INDIRECT([.O53])" office:value-type="float" office:value="3.3528" calcext:value-type="float">
            <text:p>3.35</text:p>
          </table:table-cell>
          <table:table-cell table:style-name="ce57" table:formula="of:=[.D53]*[.C53]" office:value-type="float" office:value="30.84576" calcext:value-type="float">
            <text:p>30.85</text:p>
          </table:table-cell>
          <table:table-cell table:formula="of:=0.65*[.E53]+[.F50]" office:value-type="float" office:value="39.795704" calcext:value-type="float">
            <text:p>39.80</text:p>
          </table:table-cell>
          <table:table-cell office:value-type="float" office:value="106.22" calcext:value-type="float">
            <text:p>106.22</text:p>
          </table:table-cell>
          <table:table-cell table:formula="of:=MAX([.G53]*[.D53]/[.C53]-[.F53]/2;0)" office:value-type="float" office:value="18.8124106086957" calcext:value-type="float">
            <text:p>18.81</text:p>
          </table:table-cell>
          <table:table-cell table:formula="of:=-[.G53]*[.D53]/[.C53]" office:value-type="float" office:value="-38.7102626086957" calcext:value-type="float">
            <text:p>-38.71</text:p>
          </table:table-cell>
          <table:table-cell table:formula="of:=IF([.H53]&gt;0;ROUNDUP([.H53];-1);&quot;-&quot;)" office:value-type="float" office:value="20" calcext:value-type="float">
            <text:p>20.00</text:p>
          </table:table-cell>
          <table:table-cell table:formula="of:=0.224809*[.H53]" office:value-type="float" office:value="4.22919921653026" calcext:value-type="float">
            <text:p>4.23</text:p>
          </table:table-cell>
          <table:table-cell table:formula="of:=IF([.K53]&gt;0;MROUND([.K53];1);&quot;-&quot;)" office:value-type="float" office:value="4" calcext:value-type="float">
            <text:p>4.00</text:p>
          </table:table-cell>
          <table:table-cell table:formula="of:=IF([.K53]&gt;0;ROUNDUP([.L53]*1000/400/1.5/5.5);&quot;-&quot;)" office:value-type="float" office:value="2" calcext:value-type="float">
            <text:p>2</text:p>
          </table:table-cell>
          <table:table-cell/>
          <table:table-cell table:formula="of:=COM.MICROSOFT.CONCAT(&quot;$floor.B&quot;;TEXT([.B53];&quot;#&quot;))" office:value-type="string" office:string-value="$floor.B2" calcext:value-type="string">
            <text:p>$floor.B2</text:p>
          </table:table-cell>
          <table:table-cell table:formula="of:=[.G53]/[.C53]" office:value-type="float" office:value="11.545652173913" calcext:value-type="float">
            <text:p>11.55</text:p>
          </table:table-cell>
          <table:table-cell/>
          <table:table-cell table:formula="of:=IF([.B53]=1;[.G53];0)" office:value-type="float" office:value="0" calcext:value-type="float">
            <text:p>0.00</text:p>
          </table:table-cell>
          <table:table-cell table:formula="of:=IF([.R53]&gt;0;3*0.3048;1000)" office:value-type="float" office:value="1000" calcext:value-type="float">
            <text:p>1,000.00</text:p>
          </table:table-cell>
          <table:table-cell table:formula="of:=ROUNDUP([.C53]/[.S53];0)" office:value-type="float" office:value="1" calcext:value-type="float">
            <text:p>1</text:p>
          </table:table-cell>
          <table:table-cell table:formula="of:=[.R53]/[.T53]" office:value-type="float" office:value="0" calcext:value-type="float">
            <text:p>0.00</text:p>
          </table:table-cell>
          <table:table-cell table:formula="of:=ROUNDUP([.G53]/[$connection.$D$4])" office:value-type="float" office:value="145" calcext:value-type="float">
            <text:p>145.00</text:p>
          </table:table-cell>
          <table:table-cell table:formula="of:=[.C53]/[.V53]" office:value-type="float" office:value="0.063448275862069" calcext:value-type="float">
            <text:p>0.06</text:p>
          </table:table-cell>
          <table:table-cell table:formula="of:=IF([.W53]&gt;=12*0.0254;1;0)" office:value-type="float" office:value="0" calcext:value-type="float">
            <text:p>0</text:p>
          </table:table-cell>
          <table:table-cell table:formula="of:=IF([.X53]=0;[.V53]/2;&quot;&quot;)" office:value-type="float" office:value="72.5" calcext:value-type="float">
            <text:p>72.5</text:p>
          </table:table-cell>
          <table:table-cell table:style-name="ce57" table:formula="of:=IF([.X53]=0;[.$C53]/[.Y53];0)" office:value-type="float" office:value="0.126896551724138" calcext:value-type="float">
            <text:p>0.13</text:p>
          </table:table-cell>
          <table:table-cell table:style-name="ce95" table:formula="of:=IF(OR([.X53];IF([.Z53]&gt;=12*0.0254;1;0));1;0)" office:value-type="float" office:value="0" calcext:value-type="float">
            <text:p>0</text:p>
          </table:table-cell>
          <table:table-cell table:style-name="ce57" table:formula="of:=ROUNDUP([.G53]/[$connection.$D$11]/2)" office:value-type="float" office:value="35" calcext:value-type="float">
            <text:p>35.00</text:p>
          </table:table-cell>
          <table:table-cell table:style-name="ce57" table:formula="of:=IF([.AA53]=0;[.$C53]/[.AB53];0)" office:value-type="float" office:value="0.262857142857143" calcext:value-type="float">
            <text:p>0.26</text:p>
          </table:table-cell>
          <table:table-cell table:style-name="ce95" table:formula="of:=IF(OR([.AA53];IF([.AC53]&gt;=12*0.0254;1;0));1;0)" office:value-type="float" office:value="0" calcext:value-type="float">
            <text:p>0</text:p>
          </table:table-cell>
          <table:table-cell table:style-name="ce57" table:formula="of:=ROUNDUP([.$G53]/[$connection.$D$12]/2)" office:value-type="float" office:value="29" calcext:value-type="float">
            <text:p>29.00</text:p>
          </table:table-cell>
          <table:table-cell table:style-name="ce57" table:formula="of:=IF([.AD53]=0;[.$C53]/[.AE53];0)" office:value-type="float" office:value="0.317241379310345" calcext:value-type="float">
            <text:p>0.32</text:p>
          </table:table-cell>
          <table:table-cell table:style-name="ce95" table:formula="of:=IF(OR([.AD53];IF([.AF53]&gt;=6*0.0254;1;0));1;0)" office:value-type="float" office:value="1" calcext:value-type="float">
            <text:p>1</text:p>
          </table:table-cell>
          <table:table-cell/>
          <table:table-cell table:formula="of:=IF([.$X53]=1;[.$V$1];IF([.$AA53]=1;[.$Y$1];IF([.$AD53]=1;[.$AB$1];IF([.$AG53]=1;[.$AE$1];&quot;KO&quot;))))" office:value-type="string" office:string-value="SDWS log screw (d= 0.197 in)" calcext:value-type="string">
            <text:p>SDWS log screw (d= 0.197 in)</text:p>
          </table:table-cell>
          <table:table-cell table:style-name="ce97" table:formula="of:=IF([.$X53]=1;[.V53];IF([.$AA53]=1;[.Y53];IF([.$AD53]=1;[.AB53];IF([.$AG53]=1;[.AE53];&quot;KO&quot;))))*[.AK53]" office:value-type="float" office:value="58" calcext:value-type="float">
            <text:p>58</text:p>
          </table:table-cell>
          <table:table-cell table:formula="of:=IF([.$X53]=1;1;2)" office:value-type="float" office:value="2" calcext:value-type="float">
            <text:p>2</text:p>
          </table:table-cell>
          <table:table-cell table:formula="of:=ROUNDUP([.AJ53]/[.AK53])" office:value-type="float" office:value="29" calcext:value-type="float">
            <text:p>29</text:p>
          </table:table-cell>
          <table:table-cell table:formula="of:=ROUNDDOWN(([.C53])/([.AL53]-1)/0.0254;0)" office:value-type="float" office:value="12" calcext:value-type="float">
            <text:p>12</text:p>
          </table:table-cell>
          <table:table-cell table:formula="of:=COM.MICROSOFT.CONCAT(TEXT([.AK53];&quot;#&quot;);IF([.AK53]&lt;2;&quot; row.&quot;;&quot; rows.&quot;))" office:value-type="string" office:string-value="2 rows." calcext:value-type="string">
            <text:p>2 rows.</text:p>
          </table:table-cell>
          <table:table-cell table:formula="of:=COM.MICROSOFT.CONCAT([.AI53];&quot; at &quot;; TEXT([.AM53];&quot;##&quot;);&quot; in. o/c; &quot;; TEXT ([.AJ53];&quot;##&quot;);&quot; fasteners in &quot;;[.AN53])" office:value-type="string" office:string-value="SDWS log screw (d= 0.197 in) at 12 in. o/c; 58 fasteners in 2 rows." calcext:value-type="string">
            <text:p>SDWS log screw (d= 0.197 in) at 12 in. o/c; 58 fasteners in 2 rows.</text:p>
          </table:table-cell>
          <table:table-cell table:number-columns-repeated="983"/>
        </table:table-row>
        <table:table-row table:style-name="ro4">
          <table:table-cell table:style-name="ce53" office:value-type="string" calcext:value-type="string">
            <text:p>WC1A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9.2" calcext:value-type="float">
            <text:p>9.20</text:p>
          </table:table-cell>
          <table:table-cell table:style-name="ce58" table:formula="of:=INDIRECT([.O54])" office:value-type="float" office:value="3.4544" calcext:value-type="float">
            <text:p>3.45</text:p>
          </table:table-cell>
          <table:table-cell table:style-name="ce58" table:formula="of:=[.D54]*[.C54]" office:value-type="float" office:value="31.78048" calcext:value-type="float">
            <text:p>31.78</text:p>
          </table:table-cell>
          <table:table-cell table:style-name="ce58" table:formula="of:=0.65*[.E54]+[.F51]" office:value-type="float" office:value="60.453016" calcext:value-type="float">
            <text:p>60.45</text:p>
          </table:table-cell>
          <table:table-cell table:style-name="ce58" office:value-type="float" office:value="79.02" calcext:value-type="float">
            <text:p>79.02</text:p>
          </table:table-cell>
          <table:table-cell table:formula="of:=MAX([.G54]*[.D54]/[.C54]-[.F54]/2;0)" office:value-type="float" office:value="0" calcext:value-type="float">
            <text:p>0.00</text:p>
          </table:table-cell>
          <table:table-cell table:formula="of:=-[.G54]*[.D54]/[.C54]" office:value-type="float" office:value="-29.670292173913" calcext:value-type="float">
            <text:p>-29.67</text:p>
          </table:table-cell>
          <table:table-cell table:style-name="ce58" table:formula="of:=IF([.H54]&gt;0;ROUNDUP([.H54];-1);&quot;-&quot;)" office:value-type="string" office:string-value="-" calcext:value-type="string">
            <text:p>-</text:p>
          </table:table-cell>
          <table:table-cell table:formula="of:=0.224809*[.H54]" office:value-type="float" office:value="0" calcext:value-type="float">
            <text:p>0.00</text:p>
          </table:table-cell>
          <table:table-cell table:style-name="ce58" table:formula="of:=IF([.K54]&gt;0;MROUND([.K54];1);&quot;-&quot;)" office:value-type="string" office:string-value="-" calcext:value-type="string">
            <text:p>-</text:p>
          </table:table-cell>
          <table:table-cell table:style-name="ce89" table:formula="of:=IF([.K54]&gt;0;ROUNDUP([.L54]*1000/400/1.5/5.5);&quot;-&quot;)" office:value-type="string" office:string-value="-" calcext:value-type="string">
            <text:p>-</text:p>
          </table:table-cell>
          <table:table-cell table:style-name="ce58"/>
          <table:table-cell table:style-name="ce53" table:formula="of:=COM.MICROSOFT.CONCAT(&quot;$floor.B&quot;;TEXT([.B54];&quot;#&quot;))" office:value-type="string" office:string-value="$floor.B1" calcext:value-type="string">
            <text:p>$floor.B1</text:p>
          </table:table-cell>
          <table:table-cell table:formula="of:=[.G54]/[.C54]" office:value-type="float" office:value="8.58913043478261" calcext:value-type="float">
            <text:p>8.59</text:p>
          </table:table-cell>
          <table:table-cell table:style-name="ce53"/>
          <table:table-cell table:style-name="ce58" table:formula="of:=IF([.B54]=1;[.G54];0)" office:value-type="float" office:value="79.02" calcext:value-type="float">
            <text:p>79.02</text:p>
          </table:table-cell>
          <table:table-cell table:style-name="ce58" table:formula="of:=IF([.R54]&gt;0;3*0.3048;1000)" office:value-type="float" office:value="0.9144" calcext:value-type="float">
            <text:p>0.91</text:p>
          </table:table-cell>
          <table:table-cell table:style-name="ce53" table:formula="of:=ROUNDUP([.C54]/[.S54];0)" office:value-type="float" office:value="11" calcext:value-type="float">
            <text:p>11</text:p>
          </table:table-cell>
          <table:table-cell table:style-name="ce58" table:formula="of:=[.R54]/[.T54]" office:value-type="float" office:value="7.18363636363636" calcext:value-type="float">
            <text:p>7.18</text:p>
          </table:table-cell>
          <table:table-cell table:style-name="ce58" table:formula="of:=ROUNDUP([.G54]/[$connection.$D$4])" office:value-type="float" office:value="108" calcext:value-type="float">
            <text:p>108.00</text:p>
          </table:table-cell>
          <table:table-cell table:style-name="ce58" table:formula="of:=[.C54]/[.V54]" office:value-type="float" office:value="0.0851851851851852" calcext:value-type="float">
            <text:p>0.09</text:p>
          </table:table-cell>
          <table:table-cell table:style-name="ce53" table:formula="of:=IF([.W54]&gt;=12*0.0254;1;0)" office:value-type="float" office:value="0" calcext:value-type="float">
            <text:p>0</text:p>
          </table:table-cell>
          <table:table-cell table:style-name="ce53" table:formula="of:=IF([.X54]=0;[.V54]/2;&quot;&quot;)" office:value-type="float" office:value="54" calcext:value-type="float">
            <text:p>54</text:p>
          </table:table-cell>
          <table:table-cell table:style-name="ce58" table:formula="of:=IF([.X54]=0;[.$C54]/[.Y54];0)" office:value-type="float" office:value="0.17037037037037" calcext:value-type="float">
            <text:p>0.17</text:p>
          </table:table-cell>
          <table:table-cell table:style-name="ce96" table:formula="of:=IF(OR([.X54];IF([.Z54]&gt;=12*0.0254;1;0));1;0)" office:value-type="float" office:value="0" calcext:value-type="float">
            <text:p>0</text:p>
          </table:table-cell>
          <table:table-cell table:style-name="ce58" table:formula="of:=ROUNDUP([.G54]/[$connection.$D$11]/2)" office:value-type="float" office:value="26" calcext:value-type="float">
            <text:p>26.00</text:p>
          </table:table-cell>
          <table:table-cell table:style-name="ce58" table:formula="of:=IF([.AA54]=0;[.$C54]/[.AB54];0)" office:value-type="float" office:value="0.353846153846154" calcext:value-type="float">
            <text:p>0.35</text:p>
          </table:table-cell>
          <table:table-cell table:style-name="ce96" table:formula="of:=IF(OR([.AA54];IF([.AC54]&gt;=12*0.0254;1;0));1;0)" office:value-type="float" office:value="1" calcext:value-type="float">
            <text:p>1</text:p>
          </table:table-cell>
          <table:table-cell table:style-name="ce58" table:formula="of:=ROUNDUP([.$G54]/[$connection.$D$12]/2)" office:value-type="float" office:value="21" calcext:value-type="float">
            <text:p>21.00</text:p>
          </table:table-cell>
          <table:table-cell table:style-name="ce58" table:formula="of:=IF([.AD54]=0;[.$C54]/[.AE54];0)" office:value-type="float" office:value="0" calcext:value-type="float">
            <text:p>0.00</text:p>
          </table:table-cell>
          <table:table-cell table:style-name="ce96" table:formula="of:=IF(OR([.AD54];IF([.AF54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54]=1;[.$V$1];IF([.$AA54]=1;[.$Y$1];IF([.$AD54]=1;[.$AB$1];IF([.$AG54]=1;[.$AE$1];&quot;KO&quot;))))" office:value-type="string" office:string-value="wood screws 20 (d= 0.32 in)" calcext:value-type="string">
            <text:p>wood screws 20 (d= 0.32 in)</text:p>
          </table:table-cell>
          <table:table-cell table:style-name="ce98" table:formula="of:=IF([.$X54]=1;[.V54];IF([.$AA54]=1;[.Y54];IF([.$AD54]=1;[.AB54];IF([.$AG54]=1;[.AE54];&quot;KO&quot;))))*[.AK54]" office:value-type="float" office:value="52" calcext:value-type="float">
            <text:p>52</text:p>
          </table:table-cell>
          <table:table-cell table:style-name="ce53" table:formula="of:=IF([.$X54]=1;1;2)" office:value-type="float" office:value="2" calcext:value-type="float">
            <text:p>2</text:p>
          </table:table-cell>
          <table:table-cell table:style-name="ce53" table:formula="of:=ROUNDUP([.AJ54]/[.AK54])" office:value-type="float" office:value="26" calcext:value-type="float">
            <text:p>26</text:p>
          </table:table-cell>
          <table:table-cell table:style-name="ce53" table:formula="of:=ROUNDDOWN(([.C54])/([.AL54]-1)/0.0254;0)" office:value-type="float" office:value="14" calcext:value-type="float">
            <text:p>14</text:p>
          </table:table-cell>
          <table:table-cell table:style-name="ce53" table:formula="of:=COM.MICROSOFT.CONCAT(TEXT([.AK54];&quot;#&quot;);IF([.AK54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54];&quot; at &quot;; TEXT([.AM54];&quot;##&quot;);&quot; in. o/c; &quot;; TEXT ([.AJ54];&quot;##&quot;);&quot; fasteners in &quot;;[.AN54])" office:value-type="string" office:string-value="wood screws 20 (d= 0.32 in) at 14 in. o/c; 52 fasteners in 2 rows." calcext:value-type="string">
            <text:p>wood screws 20 (d= 0.32 in) at 14 in. o/c; 52 fasteners in 2 rows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WC1B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9.2" calcext:value-type="float">
            <text:p>9.20</text:p>
          </table:table-cell>
          <table:table-cell table:style-name="ce58" table:formula="of:=INDIRECT([.O55])" office:value-type="float" office:value="3.4544" calcext:value-type="float">
            <text:p>3.45</text:p>
          </table:table-cell>
          <table:table-cell table:style-name="ce58" table:formula="of:=[.D55]*[.C55]" office:value-type="float" office:value="31.78048" calcext:value-type="float">
            <text:p>31.78</text:p>
          </table:table-cell>
          <table:table-cell table:style-name="ce58" table:formula="of:=0.65*[.E55]+[.F52]" office:value-type="float" office:value="60.453016" calcext:value-type="float">
            <text:p>60.45</text:p>
          </table:table-cell>
          <table:table-cell table:style-name="ce58" office:value-type="float" office:value="12.43" calcext:value-type="float">
            <text:p>12.43</text:p>
          </table:table-cell>
          <table:table-cell table:formula="of:=MAX([.G55]*[.D55]/[.C55]-[.F55]/2;0)" office:value-type="float" office:value="0" calcext:value-type="float">
            <text:p>0.00</text:p>
          </table:table-cell>
          <table:table-cell table:formula="of:=-[.G55]*[.D55]/[.C55]" office:value-type="float" office:value="-4.6671947826087" calcext:value-type="float">
            <text:p>-4.67</text:p>
          </table:table-cell>
          <table:table-cell table:style-name="ce58" table:formula="of:=IF([.H55]&gt;0;ROUNDUP([.H55];-1);&quot;-&quot;)" office:value-type="string" office:string-value="-" calcext:value-type="string">
            <text:p>-</text:p>
          </table:table-cell>
          <table:table-cell table:formula="of:=0.224809*[.H55]" office:value-type="float" office:value="0" calcext:value-type="float">
            <text:p>0.00</text:p>
          </table:table-cell>
          <table:table-cell table:style-name="ce58" table:formula="of:=IF([.K55]&gt;0;MROUND([.K55];1);&quot;-&quot;)" office:value-type="string" office:string-value="-" calcext:value-type="string">
            <text:p>-</text:p>
          </table:table-cell>
          <table:table-cell table:style-name="ce89" table:formula="of:=IF([.K55]&gt;0;ROUNDUP([.L55]*1000/400/1.5/5.5);&quot;-&quot;)" office:value-type="string" office:string-value="-" calcext:value-type="string">
            <text:p>-</text:p>
          </table:table-cell>
          <table:table-cell table:style-name="ce58"/>
          <table:table-cell table:style-name="ce53" table:formula="of:=COM.MICROSOFT.CONCAT(&quot;$floor.B&quot;;TEXT([.B55];&quot;#&quot;))" office:value-type="string" office:string-value="$floor.B1" calcext:value-type="string">
            <text:p>$floor.B1</text:p>
          </table:table-cell>
          <table:table-cell table:formula="of:=[.G55]/[.C55]" office:value-type="float" office:value="1.35108695652174" calcext:value-type="float">
            <text:p>1.35</text:p>
          </table:table-cell>
          <table:table-cell table:style-name="ce53"/>
          <table:table-cell table:style-name="ce58" table:formula="of:=IF([.B55]=1;[.G55];0)" office:value-type="float" office:value="12.43" calcext:value-type="float">
            <text:p>12.43</text:p>
          </table:table-cell>
          <table:table-cell table:style-name="ce58" table:formula="of:=IF([.R55]&gt;0;3*0.3048;1000)" office:value-type="float" office:value="0.9144" calcext:value-type="float">
            <text:p>0.91</text:p>
          </table:table-cell>
          <table:table-cell table:style-name="ce53" table:formula="of:=ROUNDUP([.C55]/[.S55];0)" office:value-type="float" office:value="11" calcext:value-type="float">
            <text:p>11</text:p>
          </table:table-cell>
          <table:table-cell table:style-name="ce58" table:formula="of:=[.R55]/[.T55]" office:value-type="float" office:value="1.13" calcext:value-type="float">
            <text:p>1.13</text:p>
          </table:table-cell>
          <table:table-cell table:style-name="ce58" table:formula="of:=ROUNDUP([.G55]/[$connection.$D$4])" office:value-type="float" office:value="17" calcext:value-type="float">
            <text:p>17.00</text:p>
          </table:table-cell>
          <table:table-cell table:style-name="ce58" table:formula="of:=[.C55]/[.V55]" office:value-type="float" office:value="0.541176470588235" calcext:value-type="float">
            <text:p>0.54</text:p>
          </table:table-cell>
          <table:table-cell table:style-name="ce53" table:formula="of:=IF([.W55]&gt;=12*0.0254;1;0)" office:value-type="float" office:value="1" calcext:value-type="float">
            <text:p>1</text:p>
          </table:table-cell>
          <table:table-cell table:style-name="ce53" table:formula="of:=IF([.X55]=0;[.V55]/2;&quot;&quot;)">
            <text:p/>
          </table:table-cell>
          <table:table-cell table:style-name="ce58" table:formula="of:=IF([.X55]=0;[.$C55]/[.Y55];0)" office:value-type="float" office:value="0" calcext:value-type="float">
            <text:p>0.00</text:p>
          </table:table-cell>
          <table:table-cell table:style-name="ce96" table:formula="of:=IF(OR([.X55];IF([.Z55]&gt;=12*0.0254;1;0));1;0)" office:value-type="float" office:value="1" calcext:value-type="float">
            <text:p>1</text:p>
          </table:table-cell>
          <table:table-cell table:style-name="ce58" table:formula="of:=ROUNDUP([.G55]/[$connection.$D$11]/2)" office:value-type="float" office:value="5" calcext:value-type="float">
            <text:p>5.00</text:p>
          </table:table-cell>
          <table:table-cell table:style-name="ce58" table:formula="of:=IF([.AA55]=0;[.$C55]/[.AB55];0)" office:value-type="float" office:value="0" calcext:value-type="float">
            <text:p>0.00</text:p>
          </table:table-cell>
          <table:table-cell table:style-name="ce96" table:formula="of:=IF(OR([.AA55];IF([.AC55]&gt;=12*0.0254;1;0));1;0)" office:value-type="float" office:value="1" calcext:value-type="float">
            <text:p>1</text:p>
          </table:table-cell>
          <table:table-cell table:style-name="ce58" table:formula="of:=ROUNDUP([.$G55]/[$connection.$D$12]/2)" office:value-type="float" office:value="4" calcext:value-type="float">
            <text:p>4.00</text:p>
          </table:table-cell>
          <table:table-cell table:style-name="ce58" table:formula="of:=IF([.AD55]=0;[.$C55]/[.AE55];0)" office:value-type="float" office:value="0" calcext:value-type="float">
            <text:p>0.00</text:p>
          </table:table-cell>
          <table:table-cell table:style-name="ce96" table:formula="of:=IF(OR([.AD55];IF([.AF55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55]=1;[.$V$1];IF([.$AA55]=1;[.$Y$1];IF([.$AD55]=1;[.$AB$1];IF([.$AG55]=1;[.$AE$1];&quot;KO&quot;))))" office:value-type="string" office:string-value="16d (d= 0.268 in) nails" calcext:value-type="string">
            <text:p>16d (d= 0.268 in) nails</text:p>
          </table:table-cell>
          <table:table-cell table:style-name="ce98" table:formula="of:=IF([.$X55]=1;[.V55];IF([.$AA55]=1;[.Y55];IF([.$AD55]=1;[.AB55];IF([.$AG55]=1;[.AE55];&quot;KO&quot;))))*[.AK55]" office:value-type="float" office:value="17" calcext:value-type="float">
            <text:p>17</text:p>
          </table:table-cell>
          <table:table-cell table:style-name="ce53" table:formula="of:=IF([.$X55]=1;1;2)" office:value-type="float" office:value="1" calcext:value-type="float">
            <text:p>1</text:p>
          </table:table-cell>
          <table:table-cell table:style-name="ce53" table:formula="of:=ROUNDUP([.AJ55]/[.AK55])" office:value-type="float" office:value="17" calcext:value-type="float">
            <text:p>17</text:p>
          </table:table-cell>
          <table:table-cell table:style-name="ce53" table:formula="of:=ROUNDDOWN(([.C55])/([.AL55]-1)/0.0254;0)" office:value-type="float" office:value="22" calcext:value-type="float">
            <text:p>22</text:p>
          </table:table-cell>
          <table:table-cell table:style-name="ce53" table:formula="of:=COM.MICROSOFT.CONCAT(TEXT([.AK55];&quot;#&quot;);IF([.AK55]&lt;2;&quot; row.&quot;;&quot; rows.&quot;))" office:value-type="string" office:string-value="1 row." calcext:value-type="string">
            <text:p>1 row.</text:p>
          </table:table-cell>
          <table:table-cell table:style-name="ce53" table:formula="of:=COM.MICROSOFT.CONCAT([.AI55];&quot; at &quot;; TEXT([.AM55];&quot;##&quot;);&quot; in. o/c; &quot;; TEXT ([.AJ55];&quot;##&quot;);&quot; fasteners in &quot;;[.AN55])" office:value-type="string" office:string-value="16d (d= 0.268 in) nails at 22 in. o/c; 17 fasteners in 1 row." calcext:value-type="string">
            <text:p>16d (d= 0.268 in) nails at 22 in. o/c; 17 fasteners in 1 row.</text:p>
          </table:table-cell>
          <table:table-cell table:style-name="ce53" table:number-columns-repeated="983"/>
        </table:table-row>
        <table:table-row table:style-name="ro4">
          <table:table-cell table:style-name="ce53" office:value-type="string" calcext:value-type="string">
            <text:p>WC1C</text:p>
          </table:table-cell>
          <table:table-cell table:style-name="ce53" office:value-type="float" office:value="1" calcext:value-type="float">
            <text:p>1</text:p>
          </table:table-cell>
          <table:table-cell table:style-name="ce58" office:value-type="float" office:value="9.2" calcext:value-type="float">
            <text:p>9.20</text:p>
          </table:table-cell>
          <table:table-cell table:style-name="ce58" table:formula="of:=INDIRECT([.O56])" office:value-type="float" office:value="3.4544" calcext:value-type="float">
            <text:p>3.45</text:p>
          </table:table-cell>
          <table:table-cell table:style-name="ce58" table:formula="of:=[.D56]*[.C56]" office:value-type="float" office:value="31.78048" calcext:value-type="float">
            <text:p>31.78</text:p>
          </table:table-cell>
          <table:table-cell table:style-name="ce58" table:formula="of:=0.65*[.E56]+[.F53]" office:value-type="float" office:value="60.453016" calcext:value-type="float">
            <text:p>60.45</text:p>
          </table:table-cell>
          <table:table-cell table:style-name="ce58" office:value-type="float" office:value="154.27" calcext:value-type="float">
            <text:p>154.27</text:p>
          </table:table-cell>
          <table:table-cell table:formula="of:=MAX([.G56]*[.D56]/[.C56]-[.F56]/2;0)" office:value-type="float" office:value="27.6985233043478" calcext:value-type="float">
            <text:p>27.70</text:p>
          </table:table-cell>
          <table:table-cell table:formula="of:=-[.G56]*[.D56]/[.C56]" office:value-type="float" office:value="-57.9250313043478" calcext:value-type="float">
            <text:p>-57.93</text:p>
          </table:table-cell>
          <table:table-cell table:style-name="ce58" table:formula="of:=IF([.H56]&gt;0;ROUNDUP([.H56];-1);&quot;-&quot;)" office:value-type="float" office:value="30" calcext:value-type="float">
            <text:p>30.00</text:p>
          </table:table-cell>
          <table:table-cell table:formula="of:=0.224809*[.H56]" office:value-type="float" office:value="6.22687732552713" calcext:value-type="float">
            <text:p>6.23</text:p>
          </table:table-cell>
          <table:table-cell table:style-name="ce58" table:formula="of:=IF([.K56]&gt;0;MROUND([.K56];1);&quot;-&quot;)" office:value-type="float" office:value="6" calcext:value-type="float">
            <text:p>6.00</text:p>
          </table:table-cell>
          <table:table-cell table:style-name="ce89" table:formula="of:=IF([.K56]&gt;0;ROUNDUP([.L56]*1000/400/1.5/5.5);&quot;-&quot;)" office:value-type="float" office:value="2" calcext:value-type="float">
            <text:p>2</text:p>
          </table:table-cell>
          <table:table-cell table:style-name="ce58"/>
          <table:table-cell table:style-name="ce53" table:formula="of:=COM.MICROSOFT.CONCAT(&quot;$floor.B&quot;;TEXT([.B56];&quot;#&quot;))" office:value-type="string" office:string-value="$floor.B1" calcext:value-type="string">
            <text:p>$floor.B1</text:p>
          </table:table-cell>
          <table:table-cell table:formula="of:=[.G56]/[.C56]" office:value-type="float" office:value="16.7684782608696" calcext:value-type="float">
            <text:p>16.77</text:p>
          </table:table-cell>
          <table:table-cell table:style-name="ce53"/>
          <table:table-cell table:style-name="ce58" table:formula="of:=IF([.B56]=1;[.G56];0)" office:value-type="float" office:value="154.27" calcext:value-type="float">
            <text:p>154.27</text:p>
          </table:table-cell>
          <table:table-cell table:style-name="ce58" table:formula="of:=IF([.R56]&gt;0;3*0.3048;1000)" office:value-type="float" office:value="0.9144" calcext:value-type="float">
            <text:p>0.91</text:p>
          </table:table-cell>
          <table:table-cell table:style-name="ce53" table:formula="of:=ROUNDUP([.C56]/[.S56];0)" office:value-type="float" office:value="11" calcext:value-type="float">
            <text:p>11</text:p>
          </table:table-cell>
          <table:table-cell table:style-name="ce58" table:formula="of:=[.R56]/[.T56]" office:value-type="float" office:value="14.0245454545455" calcext:value-type="float">
            <text:p>14.02</text:p>
          </table:table-cell>
          <table:table-cell table:style-name="ce58" table:formula="of:=ROUNDUP([.G56]/[$connection.$D$4])" office:value-type="float" office:value="211" calcext:value-type="float">
            <text:p>211.00</text:p>
          </table:table-cell>
          <table:table-cell table:style-name="ce58" table:formula="of:=[.C56]/[.V56]" office:value-type="float" office:value="0.0436018957345972" calcext:value-type="float">
            <text:p>0.04</text:p>
          </table:table-cell>
          <table:table-cell table:style-name="ce53" table:formula="of:=IF([.W56]&gt;=12*0.0254;1;0)" office:value-type="float" office:value="0" calcext:value-type="float">
            <text:p>0</text:p>
          </table:table-cell>
          <table:table-cell table:style-name="ce53" table:formula="of:=IF([.X56]=0;[.V56]/2;&quot;&quot;)" office:value-type="float" office:value="105.5" calcext:value-type="float">
            <text:p>105.5</text:p>
          </table:table-cell>
          <table:table-cell table:style-name="ce58" table:formula="of:=IF([.X56]=0;[.$C56]/[.Y56];0)" office:value-type="float" office:value="0.0872037914691943" calcext:value-type="float">
            <text:p>0.09</text:p>
          </table:table-cell>
          <table:table-cell table:style-name="ce96" table:formula="of:=IF(OR([.X56];IF([.Z56]&gt;=12*0.0254;1;0));1;0)" office:value-type="float" office:value="0" calcext:value-type="float">
            <text:p>0</text:p>
          </table:table-cell>
          <table:table-cell table:style-name="ce58" table:formula="of:=ROUNDUP([.G56]/[$connection.$D$11]/2)" office:value-type="float" office:value="51" calcext:value-type="float">
            <text:p>51.00</text:p>
          </table:table-cell>
          <table:table-cell table:style-name="ce58" table:formula="of:=IF([.AA56]=0;[.$C56]/[.AB56];0)" office:value-type="float" office:value="0.180392156862745" calcext:value-type="float">
            <text:p>0.18</text:p>
          </table:table-cell>
          <table:table-cell table:style-name="ce96" table:formula="of:=IF(OR([.AA56];IF([.AC56]&gt;=12*0.0254;1;0));1;0)" office:value-type="float" office:value="0" calcext:value-type="float">
            <text:p>0</text:p>
          </table:table-cell>
          <table:table-cell table:style-name="ce58" table:formula="of:=ROUNDUP([.$G56]/[$connection.$D$12]/2)" office:value-type="float" office:value="41" calcext:value-type="float">
            <text:p>41.00</text:p>
          </table:table-cell>
          <table:table-cell table:style-name="ce58" table:formula="of:=IF([.AD56]=0;[.$C56]/[.AE56];0)" office:value-type="float" office:value="0.224390243902439" calcext:value-type="float">
            <text:p>0.22</text:p>
          </table:table-cell>
          <table:table-cell table:style-name="ce96" table:formula="of:=IF(OR([.AD56];IF([.AF56]&gt;=6*0.0254;1;0));1;0)" office:value-type="float" office:value="1" calcext:value-type="float">
            <text:p>1</text:p>
          </table:table-cell>
          <table:table-cell table:style-name="ce53"/>
          <table:table-cell table:style-name="ce53" table:formula="of:=IF([.$X56]=1;[.$V$1];IF([.$AA56]=1;[.$Y$1];IF([.$AD56]=1;[.$AB$1];IF([.$AG56]=1;[.$AE$1];&quot;KO&quot;))))" office:value-type="string" office:string-value="SDWS log screw (d= 0.197 in)" calcext:value-type="string">
            <text:p>SDWS log screw (d= 0.197 in)</text:p>
          </table:table-cell>
          <table:table-cell table:style-name="ce98" table:formula="of:=IF([.$X56]=1;[.V56];IF([.$AA56]=1;[.Y56];IF([.$AD56]=1;[.AB56];IF([.$AG56]=1;[.AE56];&quot;KO&quot;))))*[.AK56]" office:value-type="float" office:value="82" calcext:value-type="float">
            <text:p>82</text:p>
          </table:table-cell>
          <table:table-cell table:style-name="ce53" table:formula="of:=IF([.$X56]=1;1;2)" office:value-type="float" office:value="2" calcext:value-type="float">
            <text:p>2</text:p>
          </table:table-cell>
          <table:table-cell table:style-name="ce53" table:formula="of:=ROUNDUP([.AJ56]/[.AK56])" office:value-type="float" office:value="41" calcext:value-type="float">
            <text:p>41</text:p>
          </table:table-cell>
          <table:table-cell table:style-name="ce53" table:formula="of:=ROUNDDOWN(([.C56])/([.AL56]-1)/0.0254;0)" office:value-type="float" office:value="9" calcext:value-type="float">
            <text:p>9</text:p>
          </table:table-cell>
          <table:table-cell table:style-name="ce53" table:formula="of:=COM.MICROSOFT.CONCAT(TEXT([.AK56];&quot;#&quot;);IF([.AK56]&lt;2;&quot; row.&quot;;&quot; rows.&quot;))" office:value-type="string" office:string-value="2 rows." calcext:value-type="string">
            <text:p>2 rows.</text:p>
          </table:table-cell>
          <table:table-cell table:style-name="ce53" table:formula="of:=COM.MICROSOFT.CONCAT([.AI56];&quot; at &quot;; TEXT([.AM56];&quot;##&quot;);&quot; in. o/c; &quot;; TEXT ([.AJ56];&quot;##&quot;);&quot; fasteners in &quot;;[.AN56])" office:value-type="string" office:string-value="SDWS log screw (d= 0.197 in) at 9 in. o/c; 82 fasteners in 2 rows." calcext:value-type="string">
            <text:p>SDWS log screw (d= 0.197 in) at 9 in. o/c; 82 fasteners in 2 rows.</text:p>
          </table:table-cell>
          <table:table-cell table:style-name="ce53" table:number-columns-repeated="983"/>
        </table:table-row>
        <table:table-row table:style-name="ro4">
          <table:table-cell table:number-columns-repeated="7"/>
          <table:table-cell table:style-name="ce70" table:formula="of:=MAX([.H3:.H56])" office:value-type="float" office:value="59.2662114984263" calcext:value-type="float">
            <text:p>59.27</text:p>
          </table:table-cell>
          <table:table-cell table:style-name="ce82" table:formula="of:=MIN([.I3:.I56])" office:value-type="float" office:value="-66.2268274984263" calcext:value-type="float">
            <text:p>-66.23</text:p>
          </table:table-cell>
          <table:table-cell table:style-name="ce84" table:formula="of:=MAX([.J3:.J56])" office:value-type="float" office:value="60" calcext:value-type="float">
            <text:p>60.00</text:p>
          </table:table-cell>
          <table:table-cell table:style-name="ce70"/>
          <table:table-cell table:style-name="ce84" table:formula="of:=MAX([.L3:.L56])" office:value-type="float" office:value="13" calcext:value-type="float">
            <text:p>13.00</text:p>
          </table:table-cell>
          <table:table-cell table:style-name="ce84" table:formula="of:=MAX([.M3:.M56])" office:value-type="float" office:value="4" calcext:value-type="float">
            <text:p>4.00</text:p>
          </table:table-cell>
          <table:table-cell table:style-name="ce84"/>
          <table:table-cell/>
          <table:table-cell table:formula="of:=MAX([.P3:.P56])" office:value-type="float" office:value="19.1717309803226" calcext:value-type="float">
            <text:p>19.17</text:p>
          </table:table-cell>
          <table:table-cell table:number-columns-repeated="4"/>
          <table:table-cell table:formula="of:=MAX([.U3:.U56])" office:value-type="float" office:value="16.9806760111429" calcext:value-type="float">
            <text:p>16.98</text:p>
          </table:table-cell>
          <table:table-cell table:number-columns-repeated="2"/>
          <table:table-cell table:formula="of:=SUM([.X3:.X56])" office:value-type="float" office:value="12" calcext:value-type="float">
            <text:p>12</text:p>
          </table:table-cell>
          <table:table-cell table:number-columns-repeated="2"/>
          <table:table-cell table:formula="of:=SUM([.AA3:.AA56])" office:value-type="float" office:value="19" calcext:value-type="float">
            <text:p>19</text:p>
          </table:table-cell>
          <table:table-cell table:number-columns-repeated="2"/>
          <table:table-cell table:formula="of:=SUM([.AD3:.AD56])" office:value-type="float" office:value="35" calcext:value-type="float">
            <text:p>35</text:p>
          </table:table-cell>
          <table:table-cell table:number-columns-repeated="2"/>
          <table:table-cell table:formula="of:=SUM([.AG3:.AG56])" office:value-type="float" office:value="54" calcext:value-type="float">
            <text:p>54</text:p>
          </table:table-cell>
          <table:table-cell table:number-columns-repeated="2"/>
          <table:table-cell table:formula="of:=MAX([.AJ3:.AJ56])" office:value-type="float" office:value="82" calcext:value-type="float">
            <text:p>82</text:p>
          </table:table-cell>
          <table:table-cell table:number-columns-repeated="2"/>
          <table:table-cell table:formula="of:=MIN([.AM56])" office:value-type="float" office:value="9" calcext:value-type="float">
            <text:p>9</text:p>
          </table:table-cell>
          <table:table-cell table:number-columns-repeated="985"/>
        </table:table-row>
        <table:table-row table:style-name="ro4">
          <table:table-cell table:number-columns-repeated="12"/>
          <table:table-cell table:formula="of:=SUM([.M3:.M56])" office:value-type="float" office:value="52" calcext:value-type="float">
            <text:p>52</text:p>
          </table:table-cell>
          <table:table-cell table:number-columns-repeated="2"/>
          <table:table-cell table:formula="of:=[.P57]*1000/4.44822" office:value-type="float" office:value="4309.97814413914" calcext:value-type="float">
            <text:p>4,309.98</text:p>
          </table:table-cell>
          <table:table-cell table:number-columns-repeated="13"/>
          <table:table-cell table:formula="of:=[.AD57]-[.AA57]" office:value-type="float" office:value="16" calcext:value-type="float">
            <text:p>16</text:p>
          </table:table-cell>
          <table:table-cell table:number-columns-repeated="2"/>
          <table:table-cell table:formula="of:=[.AG57]-[.AD57]" office:value-type="float" office:value="19" calcext:value-type="float">
            <text:p>19</text:p>
          </table:table-cell>
          <table:table-cell table:number-columns-repeated="99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rth" table:style-name="ta1">
        <table:table-column table:style-name="co13" table:default-cell-style-name="Default"/>
        <table:table-column table:style-name="co17" table:default-cell-style-name="Default"/>
        <table:table-column table:style-name="co20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6" table:default-cell-style-name="ce57"/>
        <table:table-column table:style-name="co3" table:number-columns-repeated="3" table:default-cell-style-name="ce57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6" table:number-columns-repeated="3" table:default-cell-style-name="Default"/>
        <table:table-column table:style-name="co13" table:number-columns-repeated="3" table:default-cell-style-name="Default"/>
        <table:table-row table:style-name="ro4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57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N3A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3B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3C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3D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A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B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C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2D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A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B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C</text:p>
          </table:table-cell>
          <table:table-cell office:value-type="string" calcext:value-type="string">
            <text:p>max:</text:p>
          </table:table-cell>
          <table:table-cell office:value-type="float" office:value="9.43" calcext:value-type="float">
            <text:p>9.43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1D</text:p>
          </table:table-cell>
          <table:table-cell office:value-type="string" calcext:value-type="string">
            <text:p>max: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4">
          <table:table-cell table:style-name="ce169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57" office:value-type="float" office:value="44.84" calcext:value-type="float">
            <text:p>44.84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11.72" calcext:value-type="float">
            <text:p>11.72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25.01" calcext:value-type="float">
            <text:p>25.0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45.63" calcext:value-type="float">
            <text:p>45.63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76.75" calcext:value-type="float">
            <text:p>76.75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20.06" calcext:value-type="float">
            <text:p>20.0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42.8" calcext:value-type="float">
            <text:p>42.80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78.11" calcext:value-type="float">
            <text:p>78.1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109.39" calcext:value-type="float">
            <text:p>109.39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28.59" calcext:value-type="float">
            <text:p>28.59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61.01" calcext:value-type="float">
            <text:p>61.0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111.33" calcext:value-type="float">
            <text:p>111.33</text:p>
          </table:table-cell>
          <table:table-cell office:value-type="string" calcext:value-type="string">
            <text:p>kN</text:p>
          </table:table-cell>
          <table:table-cell table:number-columns-repeated="5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 table:number-columns-repeated="3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6]*[.$H$1]" office:value-type="float" office:value="8.17258267716537" calcext:value-type="float">
            <text:p>8.17</text:p>
          </table:table-cell>
          <table:table-cell table:style-name="ce57" table:formula="of:=[.C6]*[.$H$1]" office:value-type="float" office:value="12.2588740157481" calcext:value-type="float">
            <text:p>12.26</text:p>
          </table:table-cell>
          <table:table-cell table:style-name="ce57" table:formula="of:=[.D6]*[.$H$1]" office:value-type="float" office:value="15.9073484251969" calcext:value-type="float">
            <text:p>15.91</text:p>
          </table:table-cell>
          <table:table-cell table:style-name="ce57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57" table:formula="of:=[.$Q$3]/[.L6]" office:value-type="float" office:value="10.9732753454512" calcext:value-type="float">
            <text:p>10.97</text:p>
          </table:table-cell>
          <table:table-cell table:style-name="ce57" table:formula="of:=[.$Q$3]/[.M6]" office:value-type="float" office:value="7.31551689696744" calcext:value-type="float">
            <text:p>7.32</text:p>
          </table:table-cell>
          <table:table-cell table:style-name="ce57" table:formula="of:=[.$Q$3]/[.N6]" office:value-type="float" office:value="5.63764604903913" calcext:value-type="float">
            <text:p>5.64</text:p>
          </table:table-cell>
          <table:table-cell table:style-name="ce57" table:formula="of:=[.$Q$3]/[.O6]" office:value-type="float" office:value="4.29722670870815" calcext:value-type="float">
            <text:p>4.30</text:p>
          </table:table-cell>
          <table:table-cell/>
          <table:table-cell table:style-name="ce57" table:formula="of:=[.$V$3]/[.L6]" office:value-type="float" office:value="2.86812638377983" calcext:value-type="float">
            <text:p>2.87</text:p>
          </table:table-cell>
          <table:table-cell table:style-name="ce57" table:formula="of:=[.$V$3]/[.M6]" office:value-type="float" office:value="1.91208425585322" calcext:value-type="float">
            <text:p>1.91</text:p>
          </table:table-cell>
          <table:table-cell table:style-name="ce57" table:formula="of:=[.$V$3]/[.N6]" office:value-type="float" office:value="1.4735328210245" calcext:value-type="float">
            <text:p>1.47</text:p>
          </table:table-cell>
          <table:table-cell table:style-name="ce57" table:formula="of:=[.$V$3]/[.O6]" office:value-type="float" office:value="1.12318236008161" calcext:value-type="float">
            <text:p>1.12</text:p>
          </table:table-cell>
          <table:table-cell/>
          <table:table-cell table:style-name="ce57" table:formula="of:=[.$AA$3]/[.L6]" office:value-type="float" office:value="6.12046423705918" calcext:value-type="float">
            <text:p>6.12</text:p>
          </table:table-cell>
          <table:table-cell table:style-name="ce57" table:formula="of:=[.$AA$3]/[.M6]" office:value-type="float" office:value="4.08030949137279" calcext:value-type="float">
            <text:p>4.08</text:p>
          </table:table-cell>
          <table:table-cell table:style-name="ce57" table:formula="of:=[.$AA$3]/[.N6]" office:value-type="float" office:value="3.14445869059921" calcext:value-type="float">
            <text:p>3.14</text:p>
          </table:table-cell>
          <table:table-cell table:style-name="ce57" table:formula="of:=[.$AA$3]/[.O6]" office:value-type="float" office:value="2.39682515577143" calcext:value-type="float">
            <text:p>2.40</text:p>
          </table:table-cell>
          <table:table-cell/>
          <table:table-cell table:style-name="ce57" table:formula="of:=[.$AF$3]/[.L6]" office:value-type="float" office:value="11.166604683607" calcext:value-type="float">
            <text:p>11.17</text:p>
          </table:table-cell>
          <table:table-cell table:style-name="ce57" table:formula="of:=[.$AF$3]/[.M6]" office:value-type="float" office:value="7.44440312240465" calcext:value-type="float">
            <text:p>7.44</text:p>
          </table:table-cell>
          <table:table-cell table:style-name="ce57" table:formula="of:=[.$AF$3]/[.N6]" office:value-type="float" office:value="5.73697121359624" calcext:value-type="float">
            <text:p>5.74</text:p>
          </table:table-cell>
          <table:table-cell table:style-name="ce57" table:formula="of:=[.$AF$3]/[.O6]" office:value-type="float" office:value="4.37293609987406" calcext:value-type="float">
            <text:p>4.37</text:p>
          </table:table-cell>
          <table:table-cell/>
          <table:table-cell table:style-name="ce57" table:formula="of:=[.$AK$3]/[.$L6]" office:value-type="float" office:value="18.7823122828585" calcext:value-type="float">
            <text:p>18.78</text:p>
          </table:table-cell>
          <table:table-cell table:style-name="ce57" table:formula="of:=[.$AK$3]/[.$M6]" office:value-type="float" office:value="12.5215415219057" calcext:value-type="float">
            <text:p>12.52</text:p>
          </table:table-cell>
          <table:table-cell table:style-name="ce57" table:formula="of:=[.$AK$3]/[.$N6]" office:value-type="float" office:value="9.64962832880806" calcext:value-type="float">
            <text:p>9.65</text:p>
          </table:table-cell>
          <table:table-cell table:style-name="ce57" table:formula="of:=[.$AK$3]/[.$O6]" office:value-type="float" office:value="7.35531110377677" calcext:value-type="float">
            <text:p>7.36</text:p>
          </table:table-cell>
          <table:table-cell/>
          <table:table-cell table:style-name="ce57" table:formula="of:=[.$AP$3]/[.$L6]" office:value-type="float" office:value="4.90909686507026" calcext:value-type="float">
            <text:p>4.91</text:p>
          </table:table-cell>
          <table:table-cell table:style-name="ce57" table:formula="of:=[.$AP$3]/[.$M6]" office:value-type="float" office:value="3.27273124338017" calcext:value-type="float">
            <text:p>3.27</text:p>
          </table:table-cell>
          <table:table-cell table:style-name="ce57" table:formula="of:=[.$AP$3]/[.$N6]" office:value-type="float" office:value="2.52210481141224" calcext:value-type="float">
            <text:p>2.52</text:p>
          </table:table-cell>
          <table:table-cell table:style-name="ce57" table:formula="of:=[.$AP$3]/[.$O6]" office:value-type="float" office:value="1.92244352757996" calcext:value-type="float">
            <text:p>1.92</text:p>
          </table:table-cell>
          <table:table-cell/>
          <table:table-cell table:style-name="ce57" table:formula="of:=[.$AU$3]/[.$L6]" office:value-type="float" office:value="10.474045155783" calcext:value-type="float">
            <text:p>10.47</text:p>
          </table:table-cell>
          <table:table-cell table:style-name="ce57" table:formula="of:=[.$AU$3]/[.$M6]" office:value-type="float" office:value="6.982696770522" calcext:value-type="float">
            <text:p>6.98</text:p>
          </table:table-cell>
          <table:table-cell table:style-name="ce57" table:formula="of:=[.$AU$3]/[.$N6]" office:value-type="float" office:value="5.38116081398026" calcext:value-type="float">
            <text:p>5.38</text:p>
          </table:table-cell>
          <table:table-cell table:style-name="ce57" table:formula="of:=[.$AU$3]/[.$O6]" office:value-type="float" office:value="4.10172397708985" calcext:value-type="float">
            <text:p>4.10</text:p>
          </table:table-cell>
          <table:table-cell/>
          <table:table-cell table:style-name="ce57" table:formula="of:=[.$AZ$3]/[.$L6]" office:value-type="float" office:value="19.115132409304" calcext:value-type="float">
            <text:p>19.12</text:p>
          </table:table-cell>
          <table:table-cell table:style-name="ce57" table:formula="of:=[.$AZ$3]/[.$M6]" office:value-type="float" office:value="12.7434216062027" calcext:value-type="float">
            <text:p>12.74</text:p>
          </table:table-cell>
          <table:table-cell table:style-name="ce57" table:formula="of:=[.$AZ$3]/[.$N6]" office:value-type="float" office:value="9.82061848551397" calcext:value-type="float">
            <text:p>9.82</text:p>
          </table:table-cell>
          <table:table-cell table:style-name="ce57" table:formula="of:=[.$AZ$3]/[.$O6]" office:value-type="float" office:value="7.48564625818897" calcext:value-type="float">
            <text:p>7.49</text:p>
          </table:table-cell>
          <table:table-cell/>
          <table:table-cell table:style-name="ce57" table:formula="of:=[.$BE$3]/[.$L6]" office:value-type="float" office:value="26.7699953175491" calcext:value-type="float">
            <text:p>26.77</text:p>
          </table:table-cell>
          <table:table-cell table:style-name="ce57" table:formula="of:=[.$BE$3]/[.$M6]" office:value-type="float" office:value="17.8466635450328" calcext:value-type="float">
            <text:p>17.85</text:p>
          </table:table-cell>
          <table:table-cell table:style-name="ce57" table:formula="of:=[.$BE$3]/[.$N6]" office:value-type="float" office:value="13.75339208975" calcext:value-type="float">
            <text:p>13.75</text:p>
          </table:table-cell>
          <table:table-cell table:style-name="ce57" table:formula="of:=[.$BE$3]/[.$O6]" office:value-type="float" office:value="10.4833548096696" calcext:value-type="float">
            <text:p>10.48</text:p>
          </table:table-cell>
          <table:table-cell/>
          <table:table-cell table:style-name="ce57" table:formula="of:=[.$BJ$3]/[.$L6]" office:value-type="float" office:value="6.99656427579056" calcext:value-type="float">
            <text:p>7.00</text:p>
          </table:table-cell>
          <table:table-cell table:style-name="ce57" table:formula="of:=[.$BJ$3]/[.$M6]" office:value-type="float" office:value="4.66437618386038" calcext:value-type="float">
            <text:p>4.66</text:p>
          </table:table-cell>
          <table:table-cell table:style-name="ce57" table:formula="of:=[.$BJ$3]/[.$N6]" office:value-type="float" office:value="3.59456513251625" calcext:value-type="float">
            <text:p>3.59</text:p>
          </table:table-cell>
          <table:table-cell table:style-name="ce57" table:formula="of:=[.$BJ$3]/[.$O6]" office:value-type="float" office:value="2.73991328282707" calcext:value-type="float">
            <text:p>2.74</text:p>
          </table:table-cell>
          <table:table-cell/>
          <table:table-cell table:style-name="ce57" table:formula="of:=[.$BO$3]/[.$L6]" office:value-type="float" office:value="14.930408760615" calcext:value-type="float">
            <text:p>14.93</text:p>
          </table:table-cell>
          <table:table-cell table:style-name="ce57" table:formula="of:=[.$BO$3]/[.$M6]" office:value-type="float" office:value="9.95360584040999" calcext:value-type="float">
            <text:p>9.95</text:p>
          </table:table-cell>
          <table:table-cell table:style-name="ce57" table:formula="of:=[.$BO$3]/[.$N6]" office:value-type="float" office:value="7.6706687210499" calcext:value-type="float">
            <text:p>7.67</text:p>
          </table:table-cell>
          <table:table-cell table:style-name="ce57" table:formula="of:=[.$BO$3]/[.$O6]" office:value-type="float" office:value="5.84687336080027" calcext:value-type="float">
            <text:p>5.85</text:p>
          </table:table-cell>
          <table:table-cell/>
          <table:table-cell table:style-name="ce57" table:formula="of:=[.$BT$3]/[.$L6]" office:value-type="float" office:value="27.2447534390963" calcext:value-type="float">
            <text:p>27.24</text:p>
          </table:table-cell>
          <table:table-cell table:style-name="ce57" table:formula="of:=[.$BT$3]/[.$M6]" office:value-type="float" office:value="18.1631689593975" calcext:value-type="float">
            <text:p>18.16</text:p>
          </table:table-cell>
          <table:table-cell table:style-name="ce57" table:formula="of:=[.$BT$3]/[.$N6]" office:value-type="float" office:value="13.9973045191687" calcext:value-type="float">
            <text:p>14.00</text:p>
          </table:table-cell>
          <table:table-cell table:style-name="ce57" table:formula="of:=[.$BT$3]/[.$O6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4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57" table:formula="of:=[.B7]*[.$H$1]" office:value-type="float" office:value="9.41306397637797" calcext:value-type="float">
            <text:p>9.41</text:p>
          </table:table-cell>
          <table:table-cell table:style-name="ce57" table:formula="of:=[.C7]*[.$H$1]" office:value-type="float" office:value="14.7398366141733" calcext:value-type="float">
            <text:p>14.74</text:p>
          </table:table-cell>
          <table:table-cell table:style-name="ce57" table:formula="of:=[.D7]*[.$H$1]" office:value-type="float" office:value="18.8261279527559" calcext:value-type="float">
            <text:p>18.83</text:p>
          </table:table-cell>
          <table:table-cell table:style-name="ce57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57" table:formula="of:=[.$Q$3]/[.L7]" office:value-type="float" office:value="9.52718479605062" calcext:value-type="float">
            <text:p>9.53</text:p>
          </table:table-cell>
          <table:table-cell table:style-name="ce57" table:formula="of:=[.$Q$3]/[.M7]" office:value-type="float" office:value="6.0841922707452" calcext:value-type="float">
            <text:p>6.08</text:p>
          </table:table-cell>
          <table:table-cell table:style-name="ce57" table:formula="of:=[.$Q$3]/[.N7]" office:value-type="float" office:value="4.76359239802531" calcext:value-type="float">
            <text:p>4.76</text:p>
          </table:table-cell>
          <table:table-cell table:style-name="ce57" table:formula="of:=[.$Q$3]/[.O7]" office:value-type="float" office:value="3.59358724763313" calcext:value-type="float">
            <text:p>3.59</text:p>
          </table:table-cell>
          <table:table-cell/>
          <table:table-cell table:style-name="ce57" table:formula="of:=[.$V$3]/[.L7]" office:value-type="float" office:value="2.49015624018094" calcext:value-type="float">
            <text:p>2.49</text:p>
          </table:table-cell>
          <table:table-cell table:style-name="ce57" table:formula="of:=[.$V$3]/[.M7]" office:value-type="float" office:value="1.59024829199674" calcext:value-type="float">
            <text:p>1.59</text:p>
          </table:table-cell>
          <table:table-cell table:style-name="ce57" table:formula="of:=[.$V$3]/[.N7]" office:value-type="float" office:value="1.24507812009047" calcext:value-type="float">
            <text:p>1.25</text:p>
          </table:table-cell>
          <table:table-cell table:style-name="ce57" table:formula="of:=[.$V$3]/[.O7]" office:value-type="float" office:value="0.939269459015617" calcext:value-type="float">
            <text:p>0.94</text:p>
          </table:table-cell>
          <table:table-cell/>
          <table:table-cell table:style-name="ce57" table:formula="of:=[.$AA$3]/[.L7]" office:value-type="float" office:value="5.31389143062502" calcext:value-type="float">
            <text:p>5.31</text:p>
          </table:table-cell>
          <table:table-cell table:style-name="ce57" table:formula="of:=[.$AA$3]/[.M7]" office:value-type="float" office:value="3.39352472549816" calcext:value-type="float">
            <text:p>3.39</text:p>
          </table:table-cell>
          <table:table-cell table:style-name="ce57" table:formula="of:=[.$AA$3]/[.N7]" office:value-type="float" office:value="2.65694571531251" calcext:value-type="float">
            <text:p>2.66</text:p>
          </table:table-cell>
          <table:table-cell table:style-name="ce57" table:formula="of:=[.$AA$3]/[.O7]" office:value-type="float" office:value="2.00436255716558" calcext:value-type="float">
            <text:p>2.00</text:p>
          </table:table-cell>
          <table:table-cell/>
          <table:table-cell table:style-name="ce57" table:formula="of:=[.$AF$3]/[.L7]" office:value-type="float" office:value="9.69503662452699" calcext:value-type="float">
            <text:p>9.70</text:p>
          </table:table-cell>
          <table:table-cell table:style-name="ce57" table:formula="of:=[.$AF$3]/[.M7]" office:value-type="float" office:value="6.19138477506921" calcext:value-type="float">
            <text:p>6.19</text:p>
          </table:table-cell>
          <table:table-cell table:style-name="ce57" table:formula="of:=[.$AF$3]/[.N7]" office:value-type="float" office:value="4.84751831226349" calcext:value-type="float">
            <text:p>4.85</text:p>
          </table:table-cell>
          <table:table-cell table:style-name="ce57" table:formula="of:=[.$AF$3]/[.O7]" office:value-type="float" office:value="3.65689977942684" calcext:value-type="float">
            <text:p>3.66</text:p>
          </table:table-cell>
          <table:table-cell/>
          <table:table-cell table:style-name="ce57" table:formula="of:=[.$AK$3]/[.$L7]" office:value-type="float" office:value="16.3071238424818" calcext:value-type="float">
            <text:p>16.31</text:p>
          </table:table-cell>
          <table:table-cell table:style-name="ce57" table:formula="of:=[.$AK$3]/[.$M7]" office:value-type="float" office:value="10.4139553251493" calcext:value-type="float">
            <text:p>10.41</text:p>
          </table:table-cell>
          <table:table-cell table:style-name="ce57" table:formula="of:=[.$AK$3]/[.$N7]" office:value-type="float" office:value="8.15356192124092" calcext:value-type="float">
            <text:p>8.15</text:p>
          </table:table-cell>
          <table:table-cell table:style-name="ce57" table:formula="of:=[.$AK$3]/[.$O7]" office:value-type="float" office:value="6.15093267742736" calcext:value-type="float">
            <text:p>6.15</text:p>
          </table:table-cell>
          <table:table-cell/>
          <table:table-cell table:style-name="ce57" table:formula="of:=[.$AP$3]/[.$L7]" office:value-type="float" office:value="4.26216161928581" calcext:value-type="float">
            <text:p>4.26</text:p>
          </table:table-cell>
          <table:table-cell table:style-name="ce57" table:formula="of:=[.$AP$3]/[.$M7]" office:value-type="float" office:value="2.72187548954391" calcext:value-type="float">
            <text:p>2.72</text:p>
          </table:table-cell>
          <table:table-cell table:style-name="ce57" table:formula="of:=[.$AP$3]/[.$N7]" office:value-type="float" office:value="2.1310808096429" calcext:value-type="float">
            <text:p>2.13</text:p>
          </table:table-cell>
          <table:table-cell table:style-name="ce57" table:formula="of:=[.$AP$3]/[.$O7]" office:value-type="float" office:value="1.60765745288851" calcext:value-type="float">
            <text:p>1.61</text:p>
          </table:table-cell>
          <table:table-cell/>
          <table:table-cell table:style-name="ce57" table:formula="of:=[.$AU$3]/[.$L7]" office:value-type="float" office:value="9.09374463137749" calcext:value-type="float">
            <text:p>9.09</text:p>
          </table:table-cell>
          <table:table-cell table:style-name="ce57" table:formula="of:=[.$AU$3]/[.$M7]" office:value-type="float" office:value="5.80739137350345" calcext:value-type="float">
            <text:p>5.81</text:p>
          </table:table-cell>
          <table:table-cell table:style-name="ce57" table:formula="of:=[.$AU$3]/[.$N7]" office:value-type="float" office:value="4.54687231568875" calcext:value-type="float">
            <text:p>4.55</text:p>
          </table:table-cell>
          <table:table-cell table:style-name="ce57" table:formula="of:=[.$AU$3]/[.$O7]" office:value-type="float" office:value="3.43009665920379" calcext:value-type="float">
            <text:p>3.43</text:p>
          </table:table-cell>
          <table:table-cell/>
          <table:table-cell table:style-name="ce57" table:formula="of:=[.$AZ$3]/[.$L7]" office:value-type="float" office:value="16.5960839522639" calcext:value-type="float">
            <text:p>16.60</text:p>
          </table:table-cell>
          <table:table-cell table:style-name="ce57" table:formula="of:=[.$AZ$3]/[.$M7]" office:value-type="float" office:value="10.5984892566438" calcext:value-type="float">
            <text:p>10.60</text:p>
          </table:table-cell>
          <table:table-cell table:style-name="ce57" table:formula="of:=[.$AZ$3]/[.$N7]" office:value-type="float" office:value="8.29804197613196" calcext:value-type="float">
            <text:p>8.30</text:p>
          </table:table-cell>
          <table:table-cell table:style-name="ce57" table:formula="of:=[.$AZ$3]/[.$O7]" office:value-type="float" office:value="6.25992640304692" calcext:value-type="float">
            <text:p>6.26</text:p>
          </table:table-cell>
          <table:table-cell/>
          <table:table-cell table:style-name="ce57" table:formula="of:=[.$BE$3]/[.$L7]" office:value-type="float" office:value="23.242166477252" calcext:value-type="float">
            <text:p>23.24</text:p>
          </table:table-cell>
          <table:table-cell table:style-name="ce57" table:formula="of:=[.$BE$3]/[.$M7]" office:value-type="float" office:value="14.8427696810173" calcext:value-type="float">
            <text:p>14.84</text:p>
          </table:table-cell>
          <table:table-cell table:style-name="ce57" table:formula="of:=[.$BE$3]/[.$N7]" office:value-type="float" office:value="11.621083238626" calcext:value-type="float">
            <text:p>11.62</text:p>
          </table:table-cell>
          <table:table-cell table:style-name="ce57" table:formula="of:=[.$BE$3]/[.$O7]" office:value-type="float" office:value="8.76678209229679" calcext:value-type="float">
            <text:p>8.77</text:p>
          </table:table-cell>
          <table:table-cell/>
          <table:table-cell table:style-name="ce57" table:formula="of:=[.$BJ$3]/[.$L7]" office:value-type="float" office:value="6.07453642549258" calcext:value-type="float">
            <text:p>6.07</text:p>
          </table:table-cell>
          <table:table-cell table:style-name="ce57" table:formula="of:=[.$BJ$3]/[.$M7]" office:value-type="float" office:value="3.87928316281457" calcext:value-type="float">
            <text:p>3.88</text:p>
          </table:table-cell>
          <table:table-cell table:style-name="ce57" table:formula="of:=[.$BJ$3]/[.$N7]" office:value-type="float" office:value="3.03726821274629" calcext:value-type="float">
            <text:p>3.04</text:p>
          </table:table-cell>
          <table:table-cell table:style-name="ce57" table:formula="of:=[.$BJ$3]/[.$O7]" office:value-type="float" office:value="2.29127251137001" calcext:value-type="float">
            <text:p>2.29</text:p>
          </table:table-cell>
          <table:table-cell/>
          <table:table-cell table:style-name="ce57" table:formula="of:=[.$BO$3]/[.$L7]" office:value-type="float" office:value="12.9628355130921" calcext:value-type="float">
            <text:p>12.96</text:p>
          </table:table-cell>
          <table:table-cell table:style-name="ce57" table:formula="of:=[.$BO$3]/[.$M7]" office:value-type="float" office:value="8.2782464415291" calcext:value-type="float">
            <text:p>8.28</text:p>
          </table:table-cell>
          <table:table-cell table:style-name="ce57" table:formula="of:=[.$BO$3]/[.$N7]" office:value-type="float" office:value="6.48141775654604" calcext:value-type="float">
            <text:p>6.48</text:p>
          </table:table-cell>
          <table:table-cell table:style-name="ce57" table:formula="of:=[.$BO$3]/[.$O7]" office:value-type="float" office:value="4.88949058827157" calcext:value-type="float">
            <text:p>4.89</text:p>
          </table:table-cell>
          <table:table-cell/>
          <table:table-cell table:style-name="ce57" table:formula="of:=[.$BT$3]/[.$L7]" office:value-type="float" office:value="23.6543595750293" calcext:value-type="float">
            <text:p>23.65</text:p>
          </table:table-cell>
          <table:table-cell table:style-name="ce57" table:formula="of:=[.$BT$3]/[.$M7]" office:value-type="float" office:value="15.1060019068257" calcext:value-type="float">
            <text:p>15.11</text:p>
          </table:table-cell>
          <table:table-cell table:style-name="ce57" table:formula="of:=[.$BT$3]/[.$N7]" office:value-type="float" office:value="11.8271797875147" calcext:value-type="float">
            <text:p>11.83</text:p>
          </table:table-cell>
          <table:table-cell table:style-name="ce57" table:formula="of:=[.$BT$3]/[.$O7]" office:value-type="float" office:value="8.92225843619528" calcext:value-type="float">
            <text:p>8.92</text:p>
          </table:table-cell>
          <table:table-cell table:number-columns-repeated="3"/>
        </table:table-row>
        <table:table-row table:style-name="ro4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57" table:formula="of:=[.B8]*[.$H$1]" office:value-type="float" office:value="10.4346368110236" calcext:value-type="float">
            <text:p>10.43</text:p>
          </table:table-cell>
          <table:table-cell table:style-name="ce57" table:formula="of:=[.C8]*[.$H$1]" office:value-type="float" office:value="16.1262568897638" calcext:value-type="float">
            <text:p>16.13</text:p>
          </table:table-cell>
          <table:table-cell table:style-name="ce57" table:formula="of:=[.D8]*[.$H$1]" office:value-type="float" office:value="20.6503651574803" calcext:value-type="float">
            <text:p>20.65</text:p>
          </table:table-cell>
          <table:table-cell table:style-name="ce57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57" table:formula="of:=[.$Q$3]/[.L8]" office:value-type="float" office:value="8.5944534174163" calcext:value-type="float">
            <text:p>8.59</text:p>
          </table:table-cell>
          <table:table-cell table:style-name="ce57" table:formula="of:=[.$Q$3]/[.M8]" office:value-type="float" office:value="5.56111691715172" calcext:value-type="float">
            <text:p>5.56</text:p>
          </table:table-cell>
          <table:table-cell table:style-name="ce57" table:formula="of:=[.$Q$3]/[.N8]" office:value-type="float" office:value="4.34278034872979" calcext:value-type="float">
            <text:p>4.34</text:p>
          </table:table-cell>
          <table:table-cell table:style-name="ce57" table:formula="of:=[.$Q$3]/[.O8]" office:value-type="float" office:value="3.27735156984141" calcext:value-type="float">
            <text:p>3.28</text:p>
          </table:table-cell>
          <table:table-cell/>
          <table:table-cell table:style-name="ce57" table:formula="of:=[.$V$3]/[.L8]" office:value-type="float" office:value="2.24636472016322" calcext:value-type="float">
            <text:p>2.25</text:p>
          </table:table-cell>
          <table:table-cell table:style-name="ce57" table:formula="of:=[.$V$3]/[.M8]" office:value-type="float" office:value="1.45353011304679" calcext:value-type="float">
            <text:p>1.45</text:p>
          </table:table-cell>
          <table:table-cell table:style-name="ce57" table:formula="of:=[.$V$3]/[.N8]" office:value-type="float" office:value="1.13508888686693" calcext:value-type="float">
            <text:p>1.14</text:p>
          </table:table-cell>
          <table:table-cell table:style-name="ce57" table:formula="of:=[.$V$3]/[.O8]" office:value-type="float" office:value="0.856613746622243" calcext:value-type="float">
            <text:p>0.86</text:p>
          </table:table-cell>
          <table:table-cell/>
          <table:table-cell table:style-name="ce57" table:formula="of:=[.$AA$3]/[.L8]" office:value-type="float" office:value="4.79365031154285" calcext:value-type="float">
            <text:p>4.79</text:p>
          </table:table-cell>
          <table:table-cell table:style-name="ce57" table:formula="of:=[.$AA$3]/[.M8]" office:value-type="float" office:value="3.10177373099832" calcext:value-type="float">
            <text:p>3.10</text:p>
          </table:table-cell>
          <table:table-cell table:style-name="ce57" table:formula="of:=[.$AA$3]/[.N8]" office:value-type="float" office:value="2.42223319629197" calcext:value-type="float">
            <text:p>2.42</text:p>
          </table:table-cell>
          <table:table-cell table:style-name="ce57" table:formula="of:=[.$AA$3]/[.O8]" office:value-type="float" office:value="1.82797865213501" calcext:value-type="float">
            <text:p>1.83</text:p>
          </table:table-cell>
          <table:table-cell/>
          <table:table-cell table:style-name="ce57" table:formula="of:=[.$AF$3]/[.L8]" office:value-type="float" office:value="8.74587219974812" calcext:value-type="float">
            <text:p>8.75</text:p>
          </table:table-cell>
          <table:table-cell table:style-name="ce57" table:formula="of:=[.$AF$3]/[.M8]" office:value-type="float" office:value="5.65909377630761" calcext:value-type="float">
            <text:p>5.66</text:p>
          </table:table-cell>
          <table:table-cell table:style-name="ce57" table:formula="of:=[.$AF$3]/[.N8]" office:value-type="float" office:value="4.41929231294693" calcext:value-type="float">
            <text:p>4.42</text:p>
          </table:table-cell>
          <table:table-cell table:style-name="ce57" table:formula="of:=[.$AF$3]/[.O8]" office:value-type="float" office:value="3.33509259883728" calcext:value-type="float">
            <text:p>3.34</text:p>
          </table:table-cell>
          <table:table-cell/>
          <table:table-cell table:style-name="ce57" table:formula="of:=[.$AK$3]/[.$L8]" office:value-type="float" office:value="14.7106222075535" calcext:value-type="float">
            <text:p>14.71</text:p>
          </table:table-cell>
          <table:table-cell table:style-name="ce57" table:formula="of:=[.$AK$3]/[.$M8]" office:value-type="float" office:value="9.51863789900523" calcext:value-type="float">
            <text:p>9.52</text:p>
          </table:table-cell>
          <table:table-cell table:style-name="ce57" table:formula="of:=[.$AK$3]/[.$N8]" office:value-type="float" office:value="7.43328259957652" calcext:value-type="float">
            <text:p>7.43</text:p>
          </table:table-cell>
          <table:table-cell table:style-name="ce57" table:formula="of:=[.$AK$3]/[.$O8]" office:value-type="float" office:value="5.60965060181375" calcext:value-type="float">
            <text:p>5.61</text:p>
          </table:table-cell>
          <table:table-cell/>
          <table:table-cell table:style-name="ce57" table:formula="of:=[.$AP$3]/[.$L8]" office:value-type="float" office:value="3.84488705515992" calcext:value-type="float">
            <text:p>3.84</text:p>
          </table:table-cell>
          <table:table-cell table:style-name="ce57" table:formula="of:=[.$AP$3]/[.$M8]" office:value-type="float" office:value="2.48786809451524" calcext:value-type="float">
            <text:p>2.49</text:p>
          </table:table-cell>
          <table:table-cell table:style-name="ce57" table:formula="of:=[.$AP$3]/[.$N8]" office:value-type="float" office:value="1.94282278758964" calcext:value-type="float">
            <text:p>1.94</text:p>
          </table:table-cell>
          <table:table-cell table:style-name="ce57" table:formula="of:=[.$AP$3]/[.$O8]" office:value-type="float" office:value="1.46618359703432" calcext:value-type="float">
            <text:p>1.47</text:p>
          </table:table-cell>
          <table:table-cell/>
          <table:table-cell table:style-name="ce57" table:formula="of:=[.$AU$3]/[.$L8]" office:value-type="float" office:value="8.20344795417969" calcext:value-type="float">
            <text:p>8.20</text:p>
          </table:table-cell>
          <table:table-cell table:style-name="ce57" table:formula="of:=[.$AU$3]/[.$M8]" office:value-type="float" office:value="5.30811338211627" calcext:value-type="float">
            <text:p>5.31</text:p>
          </table:table-cell>
          <table:table-cell table:style-name="ce57" table:formula="of:=[.$AU$3]/[.$N8]" office:value-type="float" office:value="4.14520514999186" calcext:value-type="float">
            <text:p>4.15</text:p>
          </table:table-cell>
          <table:table-cell table:style-name="ce57" table:formula="of:=[.$AU$3]/[.$O8]" office:value-type="float" office:value="3.12824815319386" calcext:value-type="float">
            <text:p>3.13</text:p>
          </table:table-cell>
          <table:table-cell/>
          <table:table-cell table:style-name="ce57" table:formula="of:=[.$AZ$3]/[.$L8]" office:value-type="float" office:value="14.9712925163779" calcext:value-type="float">
            <text:p>14.97</text:p>
          </table:table-cell>
          <table:table-cell table:style-name="ce57" table:formula="of:=[.$AZ$3]/[.$M8]" office:value-type="float" office:value="9.6873069223622" calcext:value-type="float">
            <text:p>9.69</text:p>
          </table:table-cell>
          <table:table-cell table:style-name="ce57" table:formula="of:=[.$AZ$3]/[.$N8]" office:value-type="float" office:value="7.56499939873514" calcext:value-type="float">
            <text:p>7.56</text:p>
          </table:table-cell>
          <table:table-cell table:style-name="ce57" table:formula="of:=[.$AZ$3]/[.$O8]" office:value-type="float" office:value="5.70905287957879" calcext:value-type="float">
            <text:p>5.71</text:p>
          </table:table-cell>
          <table:table-cell/>
          <table:table-cell table:style-name="ce57" table:formula="of:=[.$BE$3]/[.$L8]" office:value-type="float" office:value="20.9667096193392" calcext:value-type="float">
            <text:p>20.97</text:p>
          </table:table-cell>
          <table:table-cell table:style-name="ce57" table:formula="of:=[.$BE$3]/[.$M8]" office:value-type="float" office:value="13.5666944595724" calcext:value-type="float">
            <text:p>13.57</text:p>
          </table:table-cell>
          <table:table-cell table:style-name="ce57" table:formula="of:=[.$BE$3]/[.$N8]" office:value-type="float" office:value="10.5944857793834" calcext:value-type="float">
            <text:p>10.59</text:p>
          </table:table-cell>
          <table:table-cell table:style-name="ce57" table:formula="of:=[.$BE$3]/[.$O8]" office:value-type="float" office:value="7.99530526817467" calcext:value-type="float">
            <text:p>8.00</text:p>
          </table:table-cell>
          <table:table-cell/>
          <table:table-cell table:style-name="ce57" table:formula="of:=[.$BJ$3]/[.$L8]" office:value-type="float" office:value="5.47982656565415" calcext:value-type="float">
            <text:p>5.48</text:p>
          </table:table-cell>
          <table:table-cell table:style-name="ce57" table:formula="of:=[.$BJ$3]/[.$M8]" office:value-type="float" office:value="3.54577013071739" calcext:value-type="float">
            <text:p>3.55</text:p>
          </table:table-cell>
          <table:table-cell table:style-name="ce57" table:formula="of:=[.$BJ$3]/[.$N8]" office:value-type="float" office:value="2.76895829995952" calcext:value-type="float">
            <text:p>2.77</text:p>
          </table:table-cell>
          <table:table-cell table:style-name="ce57" table:formula="of:=[.$BJ$3]/[.$O8]" office:value-type="float" office:value="2.08964053036945" calcext:value-type="float">
            <text:p>2.09</text:p>
          </table:table-cell>
          <table:table-cell/>
          <table:table-cell table:style-name="ce57" table:formula="of:=[.$BO$3]/[.$L8]" office:value-type="float" office:value="11.6937467216005" calcext:value-type="float">
            <text:p>11.69</text:p>
          </table:table-cell>
          <table:table-cell table:style-name="ce57" table:formula="of:=[.$BO$3]/[.$M8]" office:value-type="float" office:value="7.56654199632976" calcext:value-type="float">
            <text:p>7.57</text:p>
          </table:table-cell>
          <table:table-cell table:style-name="ce57" table:formula="of:=[.$BO$3]/[.$N8]" office:value-type="float" office:value="5.90885435049073" calcext:value-type="float">
            <text:p>5.91</text:p>
          </table:table-cell>
          <table:table-cell table:style-name="ce57" table:formula="of:=[.$BO$3]/[.$O8]" office:value-type="float" office:value="4.45921541650367" calcext:value-type="float">
            <text:p>4.46</text:p>
          </table:table-cell>
          <table:table-cell/>
          <table:table-cell table:style-name="ce57" table:formula="of:=[.$BT$3]/[.$L8]" office:value-type="float" office:value="21.3385481481034" calcext:value-type="float">
            <text:p>21.34</text:p>
          </table:table-cell>
          <table:table-cell table:style-name="ce57" table:formula="of:=[.$BT$3]/[.$M8]" office:value-type="float" office:value="13.8072958605375" calcext:value-type="float">
            <text:p>13.81</text:p>
          </table:table-cell>
          <table:table-cell table:style-name="ce57" table:formula="of:=[.$BT$3]/[.$N8]" office:value-type="float" office:value="10.7823759193597" calcext:value-type="float">
            <text:p>10.78</text:p>
          </table:table-cell>
          <table:table-cell table:style-name="ce57" table:formula="of:=[.$BT$3]/[.$O8]" office:value-type="float" office:value="8.1370996938101" calcext:value-type="float">
            <text:p>8.14</text:p>
          </table:table-cell>
          <table:table-cell table:number-columns-repeated="3"/>
        </table:table-row>
        <table:table-row table:style-name="ro4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57" table:formula="of:=[.B9]*[.$H$1]" office:value-type="float" office:value="11.4562096456693" calcext:value-type="float">
            <text:p>11.46</text:p>
          </table:table-cell>
          <table:table-cell table:style-name="ce57" table:formula="of:=[.C9]*[.$H$1]" office:value-type="float" office:value="17.5856466535433" calcext:value-type="float">
            <text:p>17.59</text:p>
          </table:table-cell>
          <table:table-cell table:style-name="ce57" table:formula="of:=[.D9]*[.$H$1]" office:value-type="float" office:value="22.4746023622048" calcext:value-type="float">
            <text:p>22.47</text:p>
          </table:table-cell>
          <table:table-cell table:style-name="ce57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57" table:formula="of:=[.$Q$3]/[.L9]" office:value-type="float" office:value="7.82806903624542" calcext:value-type="float">
            <text:p>7.83</text:p>
          </table:table-cell>
          <table:table-cell table:style-name="ce57" table:formula="of:=[.$Q$3]/[.M9]" office:value-type="float" office:value="5.09961343854992" calcext:value-type="float">
            <text:p>5.10</text:p>
          </table:table-cell>
          <table:table-cell table:style-name="ce57" table:formula="of:=[.$Q$3]/[.N9]" office:value-type="float" office:value="3.99028194380042" calcext:value-type="float">
            <text:p>3.99</text:p>
          </table:table-cell>
          <table:table-cell table:style-name="ce57" table:formula="of:=[.$Q$3]/[.O9]" office:value-type="float" office:value="3.00490669606487" calcext:value-type="float">
            <text:p>3.00</text:p>
          </table:table-cell>
          <table:table-cell/>
          <table:table-cell table:style-name="ce57" table:formula="of:=[.$V$3]/[.L9]" office:value-type="float" office:value="2.04605194256905" calcext:value-type="float">
            <text:p>2.05</text:p>
          </table:table-cell>
          <table:table-cell table:style-name="ce57" table:formula="of:=[.$V$3]/[.M9]" office:value-type="float" office:value="1.33290520739976" calcext:value-type="float">
            <text:p>1.33</text:p>
          </table:table-cell>
          <table:table-cell table:style-name="ce57" table:formula="of:=[.$V$3]/[.N9]" office:value-type="float" office:value="1.04295504864721" calcext:value-type="float">
            <text:p>1.04</text:p>
          </table:table-cell>
          <table:table-cell table:style-name="ce57" table:formula="of:=[.$V$3]/[.O9]" office:value-type="float" office:value="0.785403801915259" calcext:value-type="float">
            <text:p>0.79</text:p>
          </table:table-cell>
          <table:table-cell/>
          <table:table-cell table:style-name="ce57" table:formula="of:=[.$AA$3]/[.L9]" office:value-type="float" office:value="4.36619104809317" calcext:value-type="float">
            <text:p>4.37</text:p>
          </table:table-cell>
          <table:table-cell table:style-name="ce57" table:formula="of:=[.$AA$3]/[.M9]" office:value-type="float" office:value="2.84436512261671" calcext:value-type="float">
            <text:p>2.84</text:p>
          </table:table-cell>
          <table:table-cell table:style-name="ce57" table:formula="of:=[.$AA$3]/[.N9]" office:value-type="float" office:value="2.22562335893061" calcext:value-type="float">
            <text:p>2.23</text:p>
          </table:table-cell>
          <table:table-cell table:style-name="ce57" table:formula="of:=[.$AA$3]/[.O9]" office:value-type="float" office:value="1.67601954657855" calcext:value-type="float">
            <text:p>1.68</text:p>
          </table:table-cell>
          <table:table-cell/>
          <table:table-cell table:style-name="ce57" table:formula="of:=[.$AF$3]/[.L9]" office:value-type="float" office:value="7.96598550677695" calcext:value-type="float">
            <text:p>7.97</text:p>
          </table:table-cell>
          <table:table-cell table:style-name="ce57" table:formula="of:=[.$AF$3]/[.M9]" office:value-type="float" office:value="5.18945943802482" calcext:value-type="float">
            <text:p>5.19</text:p>
          </table:table-cell>
          <table:table-cell table:style-name="ce57" table:formula="of:=[.$AF$3]/[.N9]" office:value-type="float" office:value="4.06058352131163" calcext:value-type="float">
            <text:p>4.06</text:p>
          </table:table-cell>
          <table:table-cell table:style-name="ce57" table:formula="of:=[.$AF$3]/[.O9]" office:value-type="float" office:value="3.05784773732025" calcext:value-type="float">
            <text:p>3.06</text:p>
          </table:table-cell>
          <table:table-cell/>
          <table:table-cell table:style-name="ce57" table:formula="of:=[.$AK$3]/[.$L9]" office:value-type="float" office:value="13.3988469788545" calcext:value-type="float">
            <text:p>13.40</text:p>
          </table:table-cell>
          <table:table-cell table:style-name="ce57" table:formula="of:=[.$AK$3]/[.$M9]" office:value-type="float" office:value="8.72870944265625" calcext:value-type="float">
            <text:p>8.73</text:p>
          </table:table-cell>
          <table:table-cell table:style-name="ce57" table:formula="of:=[.$AK$3]/[.$N9]" office:value-type="float" office:value="6.82993173922129" calcext:value-type="float">
            <text:p>6.83</text:p>
          </table:table-cell>
          <table:table-cell table:style-name="ce57" table:formula="of:=[.$AK$3]/[.$O9]" office:value-type="float" office:value="5.14332267892459" calcext:value-type="float">
            <text:p>5.14</text:p>
          </table:table-cell>
          <table:table-cell/>
          <table:table-cell table:style-name="ce57" table:formula="of:=[.$AP$3]/[.$L9]" office:value-type="float" office:value="3.50203088463611" calcext:value-type="float">
            <text:p>3.50</text:p>
          </table:table-cell>
          <table:table-cell table:style-name="ce57" table:formula="of:=[.$AP$3]/[.$M9]" office:value-type="float" office:value="2.28140601198286" calcext:value-type="float">
            <text:p>2.28</text:p>
          </table:table-cell>
          <table:table-cell table:style-name="ce57" table:formula="of:=[.$AP$3]/[.$N9]" office:value-type="float" office:value="1.78512613275282" calcext:value-type="float">
            <text:p>1.79</text:p>
          </table:table-cell>
          <table:table-cell table:style-name="ce57" table:formula="of:=[.$AP$3]/[.$O9]" office:value-type="float" office:value="1.34430036402902" calcext:value-type="float">
            <text:p>1.34</text:p>
          </table:table-cell>
          <table:table-cell/>
          <table:table-cell table:style-name="ce57" table:formula="of:=[.$AU$3]/[.$L9]" office:value-type="float" office:value="7.47193030221463" calcext:value-type="float">
            <text:p>7.47</text:p>
          </table:table-cell>
          <table:table-cell table:style-name="ce57" table:formula="of:=[.$AU$3]/[.$M9]" office:value-type="float" office:value="4.86760604750081" calcext:value-type="float">
            <text:p>4.87</text:p>
          </table:table-cell>
          <table:table-cell table:style-name="ce57" table:formula="of:=[.$AU$3]/[.$N9]" office:value-type="float" office:value="3.808743693012" calcext:value-type="float">
            <text:p>3.81</text:p>
          </table:table-cell>
          <table:table-cell table:style-name="ce57" table:formula="of:=[.$AU$3]/[.$O9]" office:value-type="float" office:value="2.86819818446869" calcext:value-type="float">
            <text:p>2.87</text:p>
          </table:table-cell>
          <table:table-cell/>
          <table:table-cell table:style-name="ce57" table:formula="of:=[.$AZ$3]/[.$L9]" office:value-type="float" office:value="13.6362728015417" calcext:value-type="float">
            <text:p>13.64</text:p>
          </table:table-cell>
          <table:table-cell table:style-name="ce57" table:formula="of:=[.$AZ$3]/[.$M9]" office:value-type="float" office:value="8.88338103668899" calcext:value-type="float">
            <text:p>8.88</text:p>
          </table:table-cell>
          <table:table-cell table:style-name="ce57" table:formula="of:=[.$AZ$3]/[.$N9]" office:value-type="float" office:value="6.9509572397469" calcext:value-type="float">
            <text:p>6.95</text:p>
          </table:table-cell>
          <table:table-cell table:style-name="ce57" table:formula="of:=[.$AZ$3]/[.$O9]" office:value-type="float" office:value="5.23446168665537" calcext:value-type="float">
            <text:p>5.23</text:p>
          </table:table-cell>
          <table:table-cell/>
          <table:table-cell table:style-name="ce57" table:formula="of:=[.$BE$3]/[.$L9]" office:value-type="float" office:value="19.0970667233471" calcext:value-type="float">
            <text:p>19.10</text:p>
          </table:table-cell>
          <table:table-cell table:style-name="ce57" table:formula="of:=[.$BE$3]/[.$M9]" office:value-type="float" office:value="12.4408276994419" calcext:value-type="float">
            <text:p>12.44</text:p>
          </table:table-cell>
          <table:table-cell table:style-name="ce57" table:formula="of:=[.$BE$3]/[.$N9]" office:value-type="float" office:value="9.73454375183605" calcext:value-type="float">
            <text:p>9.73</text:p>
          </table:table-cell>
          <table:table-cell table:style-name="ce57" table:formula="of:=[.$BE$3]/[.$O9]" office:value-type="float" office:value="7.33065886446333" calcext:value-type="float">
            <text:p>7.33</text:p>
          </table:table-cell>
          <table:table-cell/>
          <table:table-cell table:style-name="ce57" table:formula="of:=[.$BJ$3]/[.$L9]" office:value-type="float" office:value="4.99117961075505" calcext:value-type="float">
            <text:p>4.99</text:p>
          </table:table-cell>
          <table:table-cell table:style-name="ce57" table:formula="of:=[.$BJ$3]/[.$M9]" office:value-type="float" office:value="3.25151534808524" calcext:value-type="float">
            <text:p>3.25</text:p>
          </table:table-cell>
          <table:table-cell table:style-name="ce57" table:formula="of:=[.$BJ$3]/[.$N9]" office:value-type="float" office:value="2.54420519119657" calcext:value-type="float">
            <text:p>2.54</text:p>
          </table:table-cell>
          <table:table-cell table:style-name="ce57" table:formula="of:=[.$BJ$3]/[.$O9]" office:value-type="float" office:value="1.91592958163458" calcext:value-type="float">
            <text:p>1.92</text:p>
          </table:table-cell>
          <table:table-cell/>
          <table:table-cell table:style-name="ce57" table:formula="of:=[.$BO$3]/[.$L9]" office:value-type="float" office:value="10.6509922368718" calcext:value-type="float">
            <text:p>10.65</text:p>
          </table:table-cell>
          <table:table-cell table:style-name="ce57" table:formula="of:=[.$BO$3]/[.$M9]" office:value-type="float" office:value="6.93861319995385" calcext:value-type="float">
            <text:p>6.94</text:p>
          </table:table-cell>
          <table:table-cell table:style-name="ce57" table:formula="of:=[.$BO$3]/[.$N9]" office:value-type="float" office:value="5.42923954931454" calcext:value-type="float">
            <text:p>5.43</text:p>
          </table:table-cell>
          <table:table-cell table:style-name="ce57" table:formula="of:=[.$BO$3]/[.$O9]" office:value-type="float" office:value="4.08852269239334" calcext:value-type="float">
            <text:p>4.09</text:p>
          </table:table-cell>
          <table:table-cell/>
          <table:table-cell table:style-name="ce57" table:formula="of:=[.$BT$3]/[.$L9]" office:value-type="float" office:value="19.435747676298" calcext:value-type="float">
            <text:p>19.44</text:p>
          </table:table-cell>
          <table:table-cell table:style-name="ce57" table:formula="of:=[.$BT$3]/[.$M9]" office:value-type="float" office:value="12.6614621791651" calcext:value-type="float">
            <text:p>12.66</text:p>
          </table:table-cell>
          <table:table-cell table:style-name="ce57" table:formula="of:=[.$BT$3]/[.$N9]" office:value-type="float" office:value="9.90718306876229" calcext:value-type="float">
            <text:p>9.91</text:p>
          </table:table-cell>
          <table:table-cell table:style-name="ce57" table:formula="of:=[.$BT$3]/[.$O9]" office:value-type="float" office:value="7.46066597843224" calcext:value-type="float">
            <text:p>7.46</text:p>
          </table:table-cell>
          <table:table-cell table:number-columns-repeated="3"/>
        </table:table-row>
        <table:table-row table:style-name="ro4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57" table:formula="of:=[.B10]*[.$H$1]" office:value-type="float" office:value="13.8642027559055" calcext:value-type="float">
            <text:p>13.86</text:p>
          </table:table-cell>
          <table:table-cell table:style-name="ce57" table:formula="of:=[.C10]*[.$H$1]" office:value-type="float" office:value="20.8692736220473" calcext:value-type="float">
            <text:p>20.87</text:p>
          </table:table-cell>
          <table:table-cell table:style-name="ce57" table:formula="of:=[.D10]*[.$H$1]" office:value-type="float" office:value="27.1446496062993" calcext:value-type="float">
            <text:p>27.14</text:p>
          </table:table-cell>
          <table:table-cell table:style-name="ce57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57" table:formula="of:=[.$Q$3]/[.L10]" office:value-type="float" office:value="6.46845704573963" calcext:value-type="float">
            <text:p>6.47</text:p>
          </table:table-cell>
          <table:table-cell table:style-name="ce57" table:formula="of:=[.$Q$3]/[.M10]" office:value-type="float" office:value="4.29722670870815" calcext:value-type="float">
            <text:p>4.30</text:p>
          </table:table-cell>
          <table:table-cell table:style-name="ce57" table:formula="of:=[.$Q$3]/[.N10]" office:value-type="float" office:value="3.30378182443691" calcext:value-type="float">
            <text:p>3.30</text:p>
          </table:table-cell>
          <table:table-cell table:style-name="ce57" table:formula="of:=[.$Q$3]/[.O10]" office:value-type="float" office:value="2.5236280055247" calcext:value-type="float">
            <text:p>2.52</text:p>
          </table:table-cell>
          <table:table-cell/>
          <table:table-cell table:style-name="ce57" table:formula="of:=[.$V$3]/[.L10]" office:value-type="float" office:value="1.69068502622811" calcext:value-type="float">
            <text:p>1.69</text:p>
          </table:table-cell>
          <table:table-cell table:style-name="ce57" table:formula="of:=[.$V$3]/[.M10]" office:value-type="float" office:value="1.12318236008161" calcext:value-type="float">
            <text:p>1.12</text:p>
          </table:table-cell>
          <table:table-cell table:style-name="ce57" table:formula="of:=[.$V$3]/[.N10]" office:value-type="float" office:value="0.863521921998229" calcext:value-type="float">
            <text:p>0.86</text:p>
          </table:table-cell>
          <table:table-cell table:style-name="ce57" table:formula="of:=[.$V$3]/[.O10]" office:value-type="float" office:value="0.659610174503781" calcext:value-type="float">
            <text:p>0.66</text:p>
          </table:table-cell>
          <table:table-cell/>
          <table:table-cell table:style-name="ce57" table:formula="of:=[.$AA$3]/[.L10]" office:value-type="float" office:value="3.60785260289804" calcext:value-type="float">
            <text:p>3.61</text:p>
          </table:table-cell>
          <table:table-cell table:style-name="ce57" table:formula="of:=[.$AA$3]/[.M10]" office:value-type="float" office:value="2.39682515577143" calcext:value-type="float">
            <text:p>2.40</text:p>
          </table:table-cell>
          <table:table-cell table:style-name="ce57" table:formula="of:=[.$AA$3]/[.N10]" office:value-type="float" office:value="1.84272041545868" calcext:value-type="float">
            <text:p>1.84</text:p>
          </table:table-cell>
          <table:table-cell table:style-name="ce57" table:formula="of:=[.$AA$3]/[.O10]" office:value-type="float" office:value="1.40758109763989" calcext:value-type="float">
            <text:p>1.41</text:p>
          </table:table-cell>
          <table:table-cell/>
          <table:table-cell table:style-name="ce57" table:formula="of:=[.$AF$3]/[.L10]" office:value-type="float" office:value="6.58241960296832" calcext:value-type="float">
            <text:p>6.58</text:p>
          </table:table-cell>
          <table:table-cell table:style-name="ce57" table:formula="of:=[.$AF$3]/[.M10]" office:value-type="float" office:value="4.37293609987406" calcext:value-type="float">
            <text:p>4.37</text:p>
          </table:table-cell>
          <table:table-cell table:style-name="ce57" table:formula="of:=[.$AF$3]/[.N10]" office:value-type="float" office:value="3.36198850689242" calcext:value-type="float">
            <text:p>3.36</text:p>
          </table:table-cell>
          <table:table-cell table:style-name="ce57" table:formula="of:=[.$AF$3]/[.O10]" office:value-type="float" office:value="2.56808978349893" calcext:value-type="float">
            <text:p>2.57</text:p>
          </table:table-cell>
          <table:table-cell/>
          <table:table-cell table:style-name="ce57" table:formula="of:=[.$AK$3]/[.$L10]" office:value-type="float" office:value="11.0716788193692" calcext:value-type="float">
            <text:p>11.07</text:p>
          </table:table-cell>
          <table:table-cell table:style-name="ce57" table:formula="of:=[.$AK$3]/[.$M10]" office:value-type="float" office:value="7.35531110377677" calcext:value-type="float">
            <text:p>7.36</text:p>
          </table:table-cell>
          <table:table-cell table:style-name="ce57" table:formula="of:=[.$AK$3]/[.$N10]" office:value-type="float" office:value="5.65488971957031" calcext:value-type="float">
            <text:p>5.65</text:p>
          </table:table-cell>
          <table:table-cell table:style-name="ce57" table:formula="of:=[.$AK$3]/[.$O10]" office:value-type="float" office:value="4.31954615129396" calcext:value-type="float">
            <text:p>4.32</text:p>
          </table:table-cell>
          <table:table-cell/>
          <table:table-cell table:style-name="ce57" table:formula="of:=[.$AP$3]/[.$L10]" office:value-type="float" office:value="2.89378341519931" calcext:value-type="float">
            <text:p>2.89</text:p>
          </table:table-cell>
          <table:table-cell table:style-name="ce57" table:formula="of:=[.$AP$3]/[.$M10]" office:value-type="float" office:value="1.92244352757996" calcext:value-type="float">
            <text:p>1.92</text:p>
          </table:table-cell>
          <table:table-cell table:style-name="ce57" table:formula="of:=[.$AP$3]/[.$N10]" office:value-type="float" office:value="1.47800765830072" calcext:value-type="float">
            <text:p>1.48</text:p>
          </table:table-cell>
          <table:table-cell table:style-name="ce57" table:formula="of:=[.$AP$3]/[.$O10]" office:value-type="float" office:value="1.12899147615579" calcext:value-type="float">
            <text:p>1.13</text:p>
          </table:table-cell>
          <table:table-cell/>
          <table:table-cell table:style-name="ce57" table:formula="of:=[.$AU$3]/[.$L10]" office:value-type="float" office:value="6.17417398656682" calcext:value-type="float">
            <text:p>6.17</text:p>
          </table:table-cell>
          <table:table-cell table:style-name="ce57" table:formula="of:=[.$AU$3]/[.$M10]" office:value-type="float" office:value="4.10172397708985" calcext:value-type="float">
            <text:p>4.10</text:p>
          </table:table-cell>
          <table:table-cell table:style-name="ce57" table:formula="of:=[.$AU$3]/[.$N10]" office:value-type="float" office:value="3.1534759608809" calcext:value-type="float">
            <text:p>3.15</text:p>
          </table:table-cell>
          <table:table-cell table:style-name="ce57" table:formula="of:=[.$AU$3]/[.$O10]" office:value-type="float" office:value="2.40881531303428" calcext:value-type="float">
            <text:p>2.41</text:p>
          </table:table-cell>
          <table:table-cell/>
          <table:table-cell table:style-name="ce57" table:formula="of:=[.$AZ$3]/[.$L10]" office:value-type="float" office:value="11.2678675254845" calcext:value-type="float">
            <text:p>11.27</text:p>
          </table:table-cell>
          <table:table-cell table:style-name="ce57" table:formula="of:=[.$AZ$3]/[.$M10]" office:value-type="float" office:value="7.48564625818897" calcext:value-type="float">
            <text:p>7.49</text:p>
          </table:table-cell>
          <table:table-cell table:style-name="ce57" table:formula="of:=[.$AZ$3]/[.$N10]" office:value-type="float" office:value="5.75509362860765" calcext:value-type="float">
            <text:p>5.76</text:p>
          </table:table-cell>
          <table:table-cell table:style-name="ce57" table:formula="of:=[.$AZ$3]/[.$O10]" office:value-type="float" office:value="4.39608794628757" calcext:value-type="float">
            <text:p>4.40</text:p>
          </table:table-cell>
          <table:table-cell/>
          <table:table-cell table:style-name="ce57" table:formula="of:=[.$BE$3]/[.$L10]" office:value-type="float" office:value="15.7802077661342" calcext:value-type="float">
            <text:p>15.78</text:p>
          </table:table-cell>
          <table:table-cell table:style-name="ce57" table:formula="of:=[.$BE$3]/[.$M10]" office:value-type="float" office:value="10.4833548096696" calcext:value-type="float">
            <text:p>10.48</text:p>
          </table:table-cell>
          <table:table-cell table:style-name="ce57" table:formula="of:=[.$BE$3]/[.$N10]" office:value-type="float" office:value="8.0597835364664" calcext:value-type="float">
            <text:p>8.06</text:p>
          </table:table-cell>
          <table:table-cell table:style-name="ce57" table:formula="of:=[.$BE$3]/[.$O10]" office:value-type="float" office:value="6.15654923114066" calcext:value-type="float">
            <text:p>6.16</text:p>
          </table:table-cell>
          <table:table-cell/>
          <table:table-cell table:style-name="ce57" table:formula="of:=[.$BJ$3]/[.$L10]" office:value-type="float" office:value="4.12429052046602" calcext:value-type="float">
            <text:p>4.12</text:p>
          </table:table-cell>
          <table:table-cell table:style-name="ce57" table:formula="of:=[.$BJ$3]/[.$M10]" office:value-type="float" office:value="2.73991328282707" calcext:value-type="float">
            <text:p>2.74</text:p>
          </table:table-cell>
          <table:table-cell table:style-name="ce57" table:formula="of:=[.$BJ$3]/[.$N10]" office:value-type="float" office:value="2.10649247013049" calcext:value-type="float">
            <text:p>2.11</text:p>
          </table:table-cell>
          <table:table-cell table:style-name="ce57" table:formula="of:=[.$BJ$3]/[.$O10]" office:value-type="float" office:value="1.60906611681426" calcext:value-type="float">
            <text:p>1.61</text:p>
          </table:table-cell>
          <table:table-cell/>
          <table:table-cell table:style-name="ce57" table:formula="of:=[.$BO$3]/[.$L10]" office:value-type="float" office:value="8.80108305888883" calcext:value-type="float">
            <text:p>8.80</text:p>
          </table:table-cell>
          <table:table-cell table:style-name="ce57" table:formula="of:=[.$BO$3]/[.$M10]" office:value-type="float" office:value="5.84687336080027" calcext:value-type="float">
            <text:p>5.85</text:p>
          </table:table-cell>
          <table:table-cell table:style-name="ce57" table:formula="of:=[.$BO$3]/[.$N10]" office:value-type="float" office:value="4.4951768311529" calcext:value-type="float">
            <text:p>4.50</text:p>
          </table:table-cell>
          <table:table-cell table:style-name="ce57" table:formula="of:=[.$BO$3]/[.$O10]" office:value-type="float" office:value="3.43368743570611" calcext:value-type="float">
            <text:p>3.43</text:p>
          </table:table-cell>
          <table:table-cell/>
          <table:table-cell table:style-name="ce57" table:formula="of:=[.$BT$3]/[.$L10]" office:value-type="float" office:value="16.0600651851515" calcext:value-type="float">
            <text:p>16.06</text:p>
          </table:table-cell>
          <table:table-cell table:style-name="ce57" table:formula="of:=[.$BT$3]/[.$M10]" office:value-type="float" office:value="10.6692740740517" calcext:value-type="float">
            <text:p>10.67</text:p>
          </table:table-cell>
          <table:table-cell table:style-name="ce57" table:formula="of:=[.$BT$3]/[.$N10]" office:value-type="float" office:value="8.20272146553437" calcext:value-type="float">
            <text:p>8.20</text:p>
          </table:table-cell>
          <table:table-cell table:style-name="ce57" table:formula="of:=[.$BT$3]/[.$O10]" office:value-type="float" office:value="6.26573385046979" calcext:value-type="float">
            <text:p>6.27</text:p>
          </table:table-cell>
          <table:table-cell table:number-columns-repeated="3"/>
        </table:table-row>
        <table:table-row table:style-name="ro4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57" table:formula="of:=[.B11]*[.$H$1]" office:value-type="float" office:value="7.36991830708663" calcext:value-type="float">
            <text:p>7.37</text:p>
          </table:table-cell>
          <table:table-cell table:style-name="ce57" table:formula="of:=[.C11]*[.$H$1]" office:value-type="float" office:value="11.0183927165355" calcext:value-type="float">
            <text:p>11.02</text:p>
          </table:table-cell>
          <table:table-cell table:style-name="ce57" table:formula="of:=[.D11]*[.$H$1]" office:value-type="float" office:value="14.3020196850394" calcext:value-type="float">
            <text:p>14.30</text:p>
          </table:table-cell>
          <table:table-cell table:style-name="ce57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57" table:formula="of:=[.$Q$3]/[.L11]" office:value-type="float" office:value="12.1683845414904" calcext:value-type="float">
            <text:p>12.17</text:p>
          </table:table-cell>
          <table:table-cell table:style-name="ce57" table:formula="of:=[.$Q$3]/[.M11]" office:value-type="float" office:value="8.13911813702338" calcext:value-type="float">
            <text:p>8.14</text:p>
          </table:table-cell>
          <table:table-cell table:style-name="ce57" table:formula="of:=[.$Q$3]/[.N11]" office:value-type="float" office:value="6.27044305454352" calcext:value-type="float">
            <text:p>6.27</text:p>
          </table:table-cell>
          <table:table-cell table:style-name="ce57" table:formula="of:=[.$Q$3]/[.O11]" office:value-type="float" office:value="4.87701126464496" calcext:value-type="float">
            <text:p>4.88</text:p>
          </table:table-cell>
          <table:table-cell/>
          <table:table-cell table:style-name="ce57" table:formula="of:=[.$V$3]/[.L11]" office:value-type="float" office:value="3.18049658399348" calcext:value-type="float">
            <text:p>3.18</text:p>
          </table:table-cell>
          <table:table-cell table:style-name="ce57" table:formula="of:=[.$V$3]/[.M11]" office:value-type="float" office:value="2.12735201975723" calcext:value-type="float">
            <text:p>2.13</text:p>
          </table:table-cell>
          <table:table-cell table:style-name="ce57" table:formula="of:=[.$V$3]/[.N11]" office:value-type="float" office:value="1.6389293621599" calcext:value-type="float">
            <text:p>1.64</text:p>
          </table:table-cell>
          <table:table-cell table:style-name="ce57" table:formula="of:=[.$V$3]/[.O11]" office:value-type="float" office:value="1.27472283723548" calcext:value-type="float">
            <text:p>1.27</text:p>
          </table:table-cell>
          <table:table-cell/>
          <table:table-cell table:style-name="ce57" table:formula="of:=[.$AA$3]/[.L11]" office:value-type="float" office:value="6.78704945099632" calcext:value-type="float">
            <text:p>6.79</text:p>
          </table:table-cell>
          <table:table-cell table:style-name="ce57" table:formula="of:=[.$AA$3]/[.M11]" office:value-type="float" office:value="4.53968208311674" calcext:value-type="float">
            <text:p>4.54</text:p>
          </table:table-cell>
          <table:table-cell table:style-name="ce57" table:formula="of:=[.$AA$3]/[.N11]" office:value-type="float" office:value="3.49740813546239" calcext:value-type="float">
            <text:p>3.50</text:p>
          </table:table-cell>
          <table:table-cell table:style-name="ce57" table:formula="of:=[.$AA$3]/[.O11]" office:value-type="float" office:value="2.72020632758186" calcext:value-type="float">
            <text:p>2.72</text:p>
          </table:table-cell>
          <table:table-cell/>
          <table:table-cell table:style-name="ce57" table:formula="of:=[.$AF$3]/[.L11]" office:value-type="float" office:value="12.3827695501384" calcext:value-type="float">
            <text:p>12.38</text:p>
          </table:table-cell>
          <table:table-cell table:style-name="ce57" table:formula="of:=[.$AF$3]/[.M11]" office:value-type="float" office:value="8.28251473221179" calcext:value-type="float">
            <text:p>8.28</text:p>
          </table:table-cell>
          <table:table-cell table:style-name="ce57" table:formula="of:=[.$AF$3]/[.N11]" office:value-type="float" office:value="6.38091696206113" calcext:value-type="float">
            <text:p>6.38</text:p>
          </table:table-cell>
          <table:table-cell table:style-name="ce57" table:formula="of:=[.$AF$3]/[.O11]" office:value-type="float" office:value="4.96293541493643" calcext:value-type="float">
            <text:p>4.96</text:p>
          </table:table-cell>
          <table:table-cell/>
          <table:table-cell table:style-name="ce57" table:formula="of:=[.$AK$3]/[.$L11]" office:value-type="float" office:value="20.8279106502986" calcext:value-type="float">
            <text:p>20.83</text:p>
          </table:table-cell>
          <table:table-cell table:style-name="ce57" table:formula="of:=[.$AK$3]/[.$M11]" office:value-type="float" office:value="13.9312514945706" calcext:value-type="float">
            <text:p>13.93</text:p>
          </table:table-cell>
          <table:table-cell table:style-name="ce57" table:formula="of:=[.$AK$3]/[.$N11]" office:value-type="float" office:value="10.7327498759192" calcext:value-type="float">
            <text:p>10.73</text:p>
          </table:table-cell>
          <table:table-cell table:style-name="ce57" table:formula="of:=[.$AK$3]/[.$O11]" office:value-type="float" office:value="8.34769434793713" calcext:value-type="float">
            <text:p>8.35</text:p>
          </table:table-cell>
          <table:table-cell/>
          <table:table-cell table:style-name="ce57" table:formula="of:=[.$AP$3]/[.$L11]" office:value-type="float" office:value="5.44375097908781" calcext:value-type="float">
            <text:p>5.44</text:p>
          </table:table-cell>
          <table:table-cell table:style-name="ce57" table:formula="of:=[.$AP$3]/[.$M11]" office:value-type="float" office:value="3.64118442972099" calcext:value-type="float">
            <text:p>3.64</text:p>
          </table:table-cell>
          <table:table-cell table:style-name="ce57" table:formula="of:=[.$AP$3]/[.$N11]" office:value-type="float" office:value="2.80519820861158" calcext:value-type="float">
            <text:p>2.81</text:p>
          </table:table-cell>
          <table:table-cell table:style-name="ce57" table:formula="of:=[.$AP$3]/[.$O11]" office:value-type="float" office:value="2.18182082892011" calcext:value-type="float">
            <text:p>2.18</text:p>
          </table:table-cell>
          <table:table-cell/>
          <table:table-cell table:style-name="ce57" table:formula="of:=[.$AU$3]/[.$L11]" office:value-type="float" office:value="11.6147827470069" calcext:value-type="float">
            <text:p>11.61</text:p>
          </table:table-cell>
          <table:table-cell table:style-name="ce57" table:formula="of:=[.$AU$3]/[.$M11]" office:value-type="float" office:value="7.76882819501786" calcext:value-type="float">
            <text:p>7.77</text:p>
          </table:table-cell>
          <table:table-cell table:style-name="ce57" table:formula="of:=[.$AU$3]/[.$N11]" office:value-type="float" office:value="5.98516866044743" calcext:value-type="float">
            <text:p>5.99</text:p>
          </table:table-cell>
          <table:table-cell table:style-name="ce57" table:formula="of:=[.$AU$3]/[.$O11]" office:value-type="float" office:value="4.655131180348" calcext:value-type="float">
            <text:p>4.66</text:p>
          </table:table-cell>
          <table:table-cell/>
          <table:table-cell table:style-name="ce57" table:formula="of:=[.$AZ$3]/[.$L11]" office:value-type="float" office:value="21.1969785132876" calcext:value-type="float">
            <text:p>21.20</text:p>
          </table:table-cell>
          <table:table-cell table:style-name="ce57" table:formula="of:=[.$AZ$3]/[.$M11]" office:value-type="float" office:value="14.1781114559076" calcext:value-type="float">
            <text:p>14.18</text:p>
          </table:table-cell>
          <table:table-cell table:style-name="ce57" table:formula="of:=[.$AZ$3]/[.$N11]" office:value-type="float" office:value="10.9229328053166" calcext:value-type="float">
            <text:p>10.92</text:p>
          </table:table-cell>
          <table:table-cell table:style-name="ce57" table:formula="of:=[.$AZ$3]/[.$O11]" office:value-type="float" office:value="8.4956144041351" calcext:value-type="float">
            <text:p>8.50</text:p>
          </table:table-cell>
          <table:table-cell/>
          <table:table-cell table:style-name="ce57" table:formula="of:=[.$BE$3]/[.$L11]" office:value-type="float" office:value="29.6855393620347" calcext:value-type="float">
            <text:p>29.69</text:p>
          </table:table-cell>
          <table:table-cell table:style-name="ce57" table:formula="of:=[.$BE$3]/[.$M11]" office:value-type="float" office:value="19.855890566659" calcext:value-type="float">
            <text:p>19.86</text:p>
          </table:table-cell>
          <table:table-cell table:style-name="ce57" table:formula="of:=[.$BE$3]/[.$N11]" office:value-type="float" office:value="15.2971401814566" calcext:value-type="float">
            <text:p>15.30</text:p>
          </table:table-cell>
          <table:table-cell table:style-name="ce57" table:formula="of:=[.$BE$3]/[.$O11]" office:value-type="float" office:value="11.8977756966885" calcext:value-type="float">
            <text:p>11.90</text:p>
          </table:table-cell>
          <table:table-cell/>
          <table:table-cell table:style-name="ce57" table:formula="of:=[.$BJ$3]/[.$L11]" office:value-type="float" office:value="7.75856632562914" calcext:value-type="float">
            <text:p>7.76</text:p>
          </table:table-cell>
          <table:table-cell table:style-name="ce57" table:formula="of:=[.$BJ$3]/[.$M11]" office:value-type="float" office:value="5.18950462840095" calcext:value-type="float">
            <text:p>5.19</text:p>
          </table:table-cell>
          <table:table-cell table:style-name="ce57" table:formula="of:=[.$BJ$3]/[.$N11]" office:value-type="float" office:value="3.99803672902318" calcext:value-type="float">
            <text:p>4.00</text:p>
          </table:table-cell>
          <table:table-cell table:style-name="ce57" table:formula="of:=[.$BJ$3]/[.$O11]" office:value-type="float" office:value="3.10958412257358" calcext:value-type="float">
            <text:p>3.11</text:p>
          </table:table-cell>
          <table:table-cell/>
          <table:table-cell table:style-name="ce57" table:formula="of:=[.$BO$3]/[.$L11]" office:value-type="float" office:value="16.5564928830582" calcext:value-type="float">
            <text:p>16.56</text:p>
          </table:table-cell>
          <table:table-cell table:style-name="ce57" table:formula="of:=[.$BO$3]/[.$M11]" office:value-type="float" office:value="11.0742104714495" calcext:value-type="float">
            <text:p>11.07</text:p>
          </table:table-cell>
          <table:table-cell table:style-name="ce57" table:formula="of:=[.$BO$3]/[.$N11]" office:value-type="float" office:value="8.53166214892284" calcext:value-type="float">
            <text:p>8.53</text:p>
          </table:table-cell>
          <table:table-cell table:style-name="ce57" table:formula="of:=[.$BO$3]/[.$O11]" office:value-type="float" office:value="6.63573722693999" calcext:value-type="float">
            <text:p>6.64</text:p>
          </table:table-cell>
          <table:table-cell/>
          <table:table-cell table:style-name="ce57" table:formula="of:=[.$BT$3]/[.$L11]" office:value-type="float" office:value="30.2120038136513" calcext:value-type="float">
            <text:p>30.21</text:p>
          </table:table-cell>
          <table:table-cell table:style-name="ce57" table:formula="of:=[.$BT$3]/[.$M11]" office:value-type="float" office:value="20.2080290409191" calcext:value-type="float">
            <text:p>20.21</text:p>
          </table:table-cell>
          <table:table-cell table:style-name="ce57" table:formula="of:=[.$BT$3]/[.$N11]" office:value-type="float" office:value="15.5684305366265" calcext:value-type="float">
            <text:p>15.57</text:p>
          </table:table-cell>
          <table:table-cell table:style-name="ce57" table:formula="of:=[.$BT$3]/[.$O11]" office:value-type="float" office:value="12.108779306265" calcext:value-type="float">
            <text:p>12.11</text:p>
          </table:table-cell>
          <table:table-cell table:number-columns-repeated="3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12]*[.$H$1]" office:value-type="float" office:value="8.17258267716537" calcext:value-type="float">
            <text:p>8.17</text:p>
          </table:table-cell>
          <table:table-cell table:style-name="ce57" table:formula="of:=[.C12]*[.$H$1]" office:value-type="float" office:value="12.2588740157481" calcext:value-type="float">
            <text:p>12.26</text:p>
          </table:table-cell>
          <table:table-cell table:style-name="ce57" table:formula="of:=[.D12]*[.$H$1]" office:value-type="float" office:value="15.9073484251969" calcext:value-type="float">
            <text:p>15.91</text:p>
          </table:table-cell>
          <table:table-cell table:style-name="ce57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57" table:formula="of:=[.$Q$3]/[.L12]" office:value-type="float" office:value="10.9732753454512" calcext:value-type="float">
            <text:p>10.97</text:p>
          </table:table-cell>
          <table:table-cell table:style-name="ce57" table:formula="of:=[.$Q$3]/[.M12]" office:value-type="float" office:value="7.31551689696744" calcext:value-type="float">
            <text:p>7.32</text:p>
          </table:table-cell>
          <table:table-cell table:style-name="ce57" table:formula="of:=[.$Q$3]/[.N12]" office:value-type="float" office:value="5.63764604903913" calcext:value-type="float">
            <text:p>5.64</text:p>
          </table:table-cell>
          <table:table-cell table:style-name="ce57" table:formula="of:=[.$Q$3]/[.O12]" office:value-type="float" office:value="4.29722670870815" calcext:value-type="float">
            <text:p>4.30</text:p>
          </table:table-cell>
          <table:table-cell/>
          <table:table-cell table:style-name="ce57" table:formula="of:=[.$V$3]/[.L12]" office:value-type="float" office:value="2.86812638377983" calcext:value-type="float">
            <text:p>2.87</text:p>
          </table:table-cell>
          <table:table-cell table:style-name="ce57" table:formula="of:=[.$V$3]/[.M12]" office:value-type="float" office:value="1.91208425585322" calcext:value-type="float">
            <text:p>1.91</text:p>
          </table:table-cell>
          <table:table-cell table:style-name="ce57" table:formula="of:=[.$V$3]/[.N12]" office:value-type="float" office:value="1.4735328210245" calcext:value-type="float">
            <text:p>1.47</text:p>
          </table:table-cell>
          <table:table-cell table:style-name="ce57" table:formula="of:=[.$V$3]/[.O12]" office:value-type="float" office:value="1.12318236008161" calcext:value-type="float">
            <text:p>1.12</text:p>
          </table:table-cell>
          <table:table-cell/>
          <table:table-cell table:style-name="ce57" table:formula="of:=[.$AA$3]/[.L12]" office:value-type="float" office:value="6.12046423705918" calcext:value-type="float">
            <text:p>6.12</text:p>
          </table:table-cell>
          <table:table-cell table:style-name="ce57" table:formula="of:=[.$AA$3]/[.M12]" office:value-type="float" office:value="4.08030949137279" calcext:value-type="float">
            <text:p>4.08</text:p>
          </table:table-cell>
          <table:table-cell table:style-name="ce57" table:formula="of:=[.$AA$3]/[.N12]" office:value-type="float" office:value="3.14445869059921" calcext:value-type="float">
            <text:p>3.14</text:p>
          </table:table-cell>
          <table:table-cell table:style-name="ce57" table:formula="of:=[.$AA$3]/[.O12]" office:value-type="float" office:value="2.39682515577143" calcext:value-type="float">
            <text:p>2.40</text:p>
          </table:table-cell>
          <table:table-cell/>
          <table:table-cell table:style-name="ce57" table:formula="of:=[.$AF$3]/[.L12]" office:value-type="float" office:value="11.166604683607" calcext:value-type="float">
            <text:p>11.17</text:p>
          </table:table-cell>
          <table:table-cell table:style-name="ce57" table:formula="of:=[.$AF$3]/[.M12]" office:value-type="float" office:value="7.44440312240465" calcext:value-type="float">
            <text:p>7.44</text:p>
          </table:table-cell>
          <table:table-cell table:style-name="ce57" table:formula="of:=[.$AF$3]/[.N12]" office:value-type="float" office:value="5.73697121359624" calcext:value-type="float">
            <text:p>5.74</text:p>
          </table:table-cell>
          <table:table-cell table:style-name="ce57" table:formula="of:=[.$AF$3]/[.O12]" office:value-type="float" office:value="4.37293609987406" calcext:value-type="float">
            <text:p>4.37</text:p>
          </table:table-cell>
          <table:table-cell/>
          <table:table-cell table:style-name="ce57" table:formula="of:=[.$AK$3]/[.$L12]" office:value-type="float" office:value="18.7823122828585" calcext:value-type="float">
            <text:p>18.78</text:p>
          </table:table-cell>
          <table:table-cell table:style-name="ce57" table:formula="of:=[.$AK$3]/[.$M12]" office:value-type="float" office:value="12.5215415219057" calcext:value-type="float">
            <text:p>12.52</text:p>
          </table:table-cell>
          <table:table-cell table:style-name="ce57" table:formula="of:=[.$AK$3]/[.$N12]" office:value-type="float" office:value="9.64962832880806" calcext:value-type="float">
            <text:p>9.65</text:p>
          </table:table-cell>
          <table:table-cell table:style-name="ce57" table:formula="of:=[.$AK$3]/[.$O12]" office:value-type="float" office:value="7.35531110377677" calcext:value-type="float">
            <text:p>7.36</text:p>
          </table:table-cell>
          <table:table-cell/>
          <table:table-cell table:style-name="ce57" table:formula="of:=[.$AP$3]/[.$L12]" office:value-type="float" office:value="4.90909686507026" calcext:value-type="float">
            <text:p>4.91</text:p>
          </table:table-cell>
          <table:table-cell table:style-name="ce57" table:formula="of:=[.$AP$3]/[.$M12]" office:value-type="float" office:value="3.27273124338017" calcext:value-type="float">
            <text:p>3.27</text:p>
          </table:table-cell>
          <table:table-cell table:style-name="ce57" table:formula="of:=[.$AP$3]/[.$N12]" office:value-type="float" office:value="2.52210481141224" calcext:value-type="float">
            <text:p>2.52</text:p>
          </table:table-cell>
          <table:table-cell table:style-name="ce57" table:formula="of:=[.$AP$3]/[.$O12]" office:value-type="float" office:value="1.92244352757996" calcext:value-type="float">
            <text:p>1.92</text:p>
          </table:table-cell>
          <table:table-cell/>
          <table:table-cell table:style-name="ce57" table:formula="of:=[.$AU$3]/[.$L12]" office:value-type="float" office:value="10.474045155783" calcext:value-type="float">
            <text:p>10.47</text:p>
          </table:table-cell>
          <table:table-cell table:style-name="ce57" table:formula="of:=[.$AU$3]/[.$M12]" office:value-type="float" office:value="6.982696770522" calcext:value-type="float">
            <text:p>6.98</text:p>
          </table:table-cell>
          <table:table-cell table:style-name="ce57" table:formula="of:=[.$AU$3]/[.$N12]" office:value-type="float" office:value="5.38116081398026" calcext:value-type="float">
            <text:p>5.38</text:p>
          </table:table-cell>
          <table:table-cell table:style-name="ce57" table:formula="of:=[.$AU$3]/[.$O12]" office:value-type="float" office:value="4.10172397708985" calcext:value-type="float">
            <text:p>4.10</text:p>
          </table:table-cell>
          <table:table-cell/>
          <table:table-cell table:style-name="ce57" table:formula="of:=[.$AZ$3]/[.$L12]" office:value-type="float" office:value="19.115132409304" calcext:value-type="float">
            <text:p>19.12</text:p>
          </table:table-cell>
          <table:table-cell table:style-name="ce57" table:formula="of:=[.$AZ$3]/[.$M12]" office:value-type="float" office:value="12.7434216062027" calcext:value-type="float">
            <text:p>12.74</text:p>
          </table:table-cell>
          <table:table-cell table:style-name="ce57" table:formula="of:=[.$AZ$3]/[.$N12]" office:value-type="float" office:value="9.82061848551397" calcext:value-type="float">
            <text:p>9.82</text:p>
          </table:table-cell>
          <table:table-cell table:style-name="ce57" table:formula="of:=[.$AZ$3]/[.$O12]" office:value-type="float" office:value="7.48564625818897" calcext:value-type="float">
            <text:p>7.49</text:p>
          </table:table-cell>
          <table:table-cell/>
          <table:table-cell table:style-name="ce57" table:formula="of:=[.$BE$3]/[.$L12]" office:value-type="float" office:value="26.7699953175491" calcext:value-type="float">
            <text:p>26.77</text:p>
          </table:table-cell>
          <table:table-cell table:style-name="ce57" table:formula="of:=[.$BE$3]/[.$M12]" office:value-type="float" office:value="17.8466635450328" calcext:value-type="float">
            <text:p>17.85</text:p>
          </table:table-cell>
          <table:table-cell table:style-name="ce57" table:formula="of:=[.$BE$3]/[.$N12]" office:value-type="float" office:value="13.75339208975" calcext:value-type="float">
            <text:p>13.75</text:p>
          </table:table-cell>
          <table:table-cell table:style-name="ce57" table:formula="of:=[.$BE$3]/[.$O12]" office:value-type="float" office:value="10.4833548096696" calcext:value-type="float">
            <text:p>10.48</text:p>
          </table:table-cell>
          <table:table-cell/>
          <table:table-cell table:style-name="ce57" table:formula="of:=[.$BJ$3]/[.$L12]" office:value-type="float" office:value="6.99656427579056" calcext:value-type="float">
            <text:p>7.00</text:p>
          </table:table-cell>
          <table:table-cell table:style-name="ce57" table:formula="of:=[.$BJ$3]/[.$M12]" office:value-type="float" office:value="4.66437618386038" calcext:value-type="float">
            <text:p>4.66</text:p>
          </table:table-cell>
          <table:table-cell table:style-name="ce57" table:formula="of:=[.$BJ$3]/[.$N12]" office:value-type="float" office:value="3.59456513251625" calcext:value-type="float">
            <text:p>3.59</text:p>
          </table:table-cell>
          <table:table-cell table:style-name="ce57" table:formula="of:=[.$BJ$3]/[.$O12]" office:value-type="float" office:value="2.73991328282707" calcext:value-type="float">
            <text:p>2.74</text:p>
          </table:table-cell>
          <table:table-cell/>
          <table:table-cell table:style-name="ce57" table:formula="of:=[.$BO$3]/[.$L12]" office:value-type="float" office:value="14.930408760615" calcext:value-type="float">
            <text:p>14.93</text:p>
          </table:table-cell>
          <table:table-cell table:style-name="ce57" table:formula="of:=[.$BO$3]/[.$M12]" office:value-type="float" office:value="9.95360584040999" calcext:value-type="float">
            <text:p>9.95</text:p>
          </table:table-cell>
          <table:table-cell table:style-name="ce57" table:formula="of:=[.$BO$3]/[.$N12]" office:value-type="float" office:value="7.6706687210499" calcext:value-type="float">
            <text:p>7.67</text:p>
          </table:table-cell>
          <table:table-cell table:style-name="ce57" table:formula="of:=[.$BO$3]/[.$O12]" office:value-type="float" office:value="5.84687336080027" calcext:value-type="float">
            <text:p>5.85</text:p>
          </table:table-cell>
          <table:table-cell/>
          <table:table-cell table:style-name="ce57" table:formula="of:=[.$BT$3]/[.$L12]" office:value-type="float" office:value="27.2447534390963" calcext:value-type="float">
            <text:p>27.24</text:p>
          </table:table-cell>
          <table:table-cell table:style-name="ce57" table:formula="of:=[.$BT$3]/[.$M12]" office:value-type="float" office:value="18.1631689593975" calcext:value-type="float">
            <text:p>18.16</text:p>
          </table:table-cell>
          <table:table-cell table:style-name="ce57" table:formula="of:=[.$BT$3]/[.$N12]" office:value-type="float" office:value="13.9973045191687" calcext:value-type="float">
            <text:p>14.00</text:p>
          </table:table-cell>
          <table:table-cell table:style-name="ce57" table:formula="of:=[.$BT$3]/[.$O12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4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57" table:formula="of:=[.B13]*[.$H$1]" office:value-type="float" office:value="8.97524704724411" calcext:value-type="float">
            <text:p>8.98</text:p>
          </table:table-cell>
          <table:table-cell table:style-name="ce57" table:formula="of:=[.C13]*[.$H$1]" office:value-type="float" office:value="13.0615383858268" calcext:value-type="float">
            <text:p>13.06</text:p>
          </table:table-cell>
          <table:table-cell table:style-name="ce57" table:formula="of:=[.D13]*[.$H$1]" office:value-type="float" office:value="16.7829822834646" calcext:value-type="float">
            <text:p>16.78</text:p>
          </table:table-cell>
          <table:table-cell table:style-name="ce57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57" table:formula="of:=[.$Q$3]/[.L13]" office:value-type="float" office:value="9.99192551780919" calcext:value-type="float">
            <text:p>9.99</text:p>
          </table:table-cell>
          <table:table-cell table:style-name="ce57" table:formula="of:=[.$Q$3]/[.M13]" office:value-type="float" office:value="6.86595999268453" calcext:value-type="float">
            <text:p>6.87</text:p>
          </table:table-cell>
          <table:table-cell table:style-name="ce57" table:formula="of:=[.$Q$3]/[.N13]" office:value-type="float" office:value="5.34350799430665" calcext:value-type="float">
            <text:p>5.34</text:p>
          </table:table-cell>
          <table:table-cell table:style-name="ce57" table:formula="of:=[.$Q$3]/[.O13]" office:value-type="float" office:value="4.13807016394118" calcext:value-type="float">
            <text:p>4.14</text:p>
          </table:table-cell>
          <table:table-cell/>
          <table:table-cell table:style-name="ce57" table:formula="of:=[.$V$3]/[.L13]" office:value-type="float" office:value="2.61162727628733" calcext:value-type="float">
            <text:p>2.61</text:p>
          </table:table-cell>
          <table:table-cell table:style-name="ce57" table:formula="of:=[.$V$3]/[.M13]" office:value-type="float" office:value="1.79458187141531" calcext:value-type="float">
            <text:p>1.79</text:p>
          </table:table-cell>
          <table:table-cell table:style-name="ce57" table:formula="of:=[.$V$3]/[.N13]" office:value-type="float" office:value="1.39665284775366" calcext:value-type="float">
            <text:p>1.40</text:p>
          </table:table-cell>
          <table:table-cell table:style-name="ce57" table:formula="of:=[.$V$3]/[.O13]" office:value-type="float" office:value="1.08158301341192" calcext:value-type="float">
            <text:p>1.08</text:p>
          </table:table-cell>
          <table:table-cell/>
          <table:table-cell table:style-name="ce57" table:formula="of:=[.$AA$3]/[.L13]" office:value-type="float" office:value="5.57310564675308" calcext:value-type="float">
            <text:p>5.57</text:p>
          </table:table-cell>
          <table:table-cell table:style-name="ce57" table:formula="of:=[.$AA$3]/[.M13]" office:value-type="float" office:value="3.82956421536664" calcext:value-type="float">
            <text:p>3.83</text:p>
          </table:table-cell>
          <table:table-cell table:style-name="ce57" table:formula="of:=[.$AA$3]/[.N13]" office:value-type="float" office:value="2.98039997630708" calcext:value-type="float">
            <text:p>2.98</text:p>
          </table:table-cell>
          <table:table-cell table:style-name="ce57" table:formula="of:=[.$AA$3]/[.O13]" office:value-type="float" office:value="2.30805385370582" calcext:value-type="float">
            <text:p>2.31</text:p>
          </table:table-cell>
          <table:table-cell/>
          <table:table-cell table:style-name="ce57" table:formula="of:=[.$AF$3]/[.L13]" office:value-type="float" office:value="10.1679652403576" calcext:value-type="float">
            <text:p>10.17</text:p>
          </table:table-cell>
          <table:table-cell table:style-name="ce57" table:formula="of:=[.$AF$3]/[.M13]" office:value-type="float" office:value="6.98692583555297" calcext:value-type="float">
            <text:p>6.99</text:p>
          </table:table-cell>
          <table:table-cell table:style-name="ce57" table:formula="of:=[.$AF$3]/[.N13]" office:value-type="float" office:value="5.43765097636513" calcext:value-type="float">
            <text:p>5.44</text:p>
          </table:table-cell>
          <table:table-cell table:style-name="ce57" table:formula="of:=[.$AF$3]/[.O13]" office:value-type="float" office:value="4.21097550358243" calcext:value-type="float">
            <text:p>4.21</text:p>
          </table:table-cell>
          <table:table-cell/>
          <table:table-cell table:style-name="ce57" table:formula="of:=[.$AK$3]/[.$L13]" office:value-type="float" office:value="17.1025932982127" calcext:value-type="float">
            <text:p>17.10</text:p>
          </table:table-cell>
          <table:table-cell table:style-name="ce57" table:formula="of:=[.$AK$3]/[.$M13]" office:value-type="float" office:value="11.7520613166489" calcext:value-type="float">
            <text:p>11.75</text:p>
          </table:table-cell>
          <table:table-cell table:style-name="ce57" table:formula="of:=[.$AK$3]/[.$N13]" office:value-type="float" office:value="9.14616945947894" calcext:value-type="float">
            <text:p>9.15</text:p>
          </table:table-cell>
          <table:table-cell table:style-name="ce57" table:formula="of:=[.$AK$3]/[.$O13]" office:value-type="float" office:value="7.08289217400726" calcext:value-type="float">
            <text:p>7.08</text:p>
          </table:table-cell>
          <table:table-cell/>
          <table:table-cell table:style-name="ce57" table:formula="of:=[.$AP$3]/[.$L13]" office:value-type="float" office:value="4.4700719421778" calcext:value-type="float">
            <text:p>4.47</text:p>
          </table:table-cell>
          <table:table-cell table:style-name="ce57" table:formula="of:=[.$AP$3]/[.$M13]" office:value-type="float" office:value="3.07161368093781" calcext:value-type="float">
            <text:p>3.07</text:p>
          </table:table-cell>
          <table:table-cell table:style-name="ce57" table:formula="of:=[.$AP$3]/[.$N13]" office:value-type="float" office:value="2.39051673429508" calcext:value-type="float">
            <text:p>2.39</text:p>
          </table:table-cell>
          <table:table-cell table:style-name="ce57" table:formula="of:=[.$AP$3]/[.$O13]" office:value-type="float" office:value="1.85124191544737" calcext:value-type="float">
            <text:p>1.85</text:p>
          </table:table-cell>
          <table:table-cell/>
          <table:table-cell table:style-name="ce57" table:formula="of:=[.$AU$3]/[.$L13]" office:value-type="float" office:value="9.53734193046908" calcext:value-type="float">
            <text:p>9.54</text:p>
          </table:table-cell>
          <table:table-cell table:style-name="ce57" table:formula="of:=[.$AU$3]/[.$M13]" office:value-type="float" office:value="6.5535924997078" calcext:value-type="float">
            <text:p>6.55</text:p>
          </table:table-cell>
          <table:table-cell table:style-name="ce57" table:formula="of:=[.$AU$3]/[.$N13]" office:value-type="float" office:value="5.10040459759868" calcext:value-type="float">
            <text:p>5.10</text:p>
          </table:table-cell>
          <table:table-cell table:style-name="ce57" table:formula="of:=[.$AU$3]/[.$O13]" office:value-type="float" office:value="3.94980827423467" calcext:value-type="float">
            <text:p>3.95</text:p>
          </table:table-cell>
          <table:table-cell/>
          <table:table-cell table:style-name="ce57" table:formula="of:=[.$AZ$3]/[.$L13]" office:value-type="float" office:value="17.4056490231061" calcext:value-type="float">
            <text:p>17.41</text:p>
          </table:table-cell>
          <table:table-cell table:style-name="ce57" table:formula="of:=[.$AZ$3]/[.$M13]" office:value-type="float" office:value="11.9603063119667" calcext:value-type="float">
            <text:p>11.96</text:p>
          </table:table-cell>
          <table:table-cell table:style-name="ce57" table:formula="of:=[.$AZ$3]/[.$N13]" office:value-type="float" office:value="9.30823839061759" calcext:value-type="float">
            <text:p>9.31</text:p>
          </table:table-cell>
          <table:table-cell table:style-name="ce57" table:formula="of:=[.$AZ$3]/[.$O13]" office:value-type="float" office:value="7.20840010047827" calcext:value-type="float">
            <text:p>7.21</text:p>
          </table:table-cell>
          <table:table-cell/>
          <table:table-cell table:style-name="ce57" table:formula="of:=[.$BE$3]/[.$L13]" office:value-type="float" office:value="24.3759306956545" calcext:value-type="float">
            <text:p>24.38</text:p>
          </table:table-cell>
          <table:table-cell table:style-name="ce57" table:formula="of:=[.$BE$3]/[.$M13]" office:value-type="float" office:value="16.7499412042765" calcext:value-type="float">
            <text:p>16.75</text:p>
          </table:table-cell>
          <table:table-cell table:style-name="ce57" table:formula="of:=[.$BE$3]/[.$N13]" office:value-type="float" office:value="13.0358238068065" calcext:value-type="float">
            <text:p>13.04</text:p>
          </table:table-cell>
          <table:table-cell table:style-name="ce57" table:formula="of:=[.$BE$3]/[.$O13]" office:value-type="float" office:value="10.0950824093115" calcext:value-type="float">
            <text:p>10.10</text:p>
          </table:table-cell>
          <table:table-cell/>
          <table:table-cell table:style-name="ce57" table:formula="of:=[.$BJ$3]/[.$L13]" office:value-type="float" office:value="6.37085527551661" calcext:value-type="float">
            <text:p>6.37</text:p>
          </table:table-cell>
          <table:table-cell table:style-name="ce57" table:formula="of:=[.$BJ$3]/[.$M13]" office:value-type="float" office:value="4.37773854127678" calcext:value-type="float">
            <text:p>4.38</text:p>
          </table:table-cell>
          <table:table-cell table:style-name="ce57" table:formula="of:=[.$BJ$3]/[.$N13]" office:value-type="float" office:value="3.40702260386323" calcext:value-type="float">
            <text:p>3.41</text:p>
          </table:table-cell>
          <table:table-cell table:style-name="ce57" table:formula="of:=[.$BJ$3]/[.$O13]" office:value-type="float" office:value="2.63843501309274" calcext:value-type="float">
            <text:p>2.64</text:p>
          </table:table-cell>
          <table:table-cell/>
          <table:table-cell table:style-name="ce57" table:formula="of:=[.$BO$3]/[.$L13]" office:value-type="float" office:value="13.5951689527551" calcext:value-type="float">
            <text:p>13.60</text:p>
          </table:table-cell>
          <table:table-cell table:style-name="ce57" table:formula="of:=[.$BO$3]/[.$M13]" office:value-type="float" office:value="9.34193173848535" calcext:value-type="float">
            <text:p>9.34</text:p>
          </table:table-cell>
          <table:table-cell table:style-name="ce57" table:formula="of:=[.$BO$3]/[.$N13]" office:value-type="float" office:value="7.27045991821251" calcext:value-type="float">
            <text:p>7.27</text:p>
          </table:table-cell>
          <table:table-cell table:style-name="ce57" table:formula="of:=[.$BO$3]/[.$O13]" office:value-type="float" office:value="5.63032249558545" calcext:value-type="float">
            <text:p>5.63</text:p>
          </table:table-cell>
          <table:table-cell/>
          <table:table-cell table:style-name="ce57" table:formula="of:=[.$BT$3]/[.$L13]" office:value-type="float" office:value="24.8082307738113" calcext:value-type="float">
            <text:p>24.81</text:p>
          </table:table-cell>
          <table:table-cell table:style-name="ce57" table:formula="of:=[.$BT$3]/[.$M13]" office:value-type="float" office:value="17.0469965652446" calcext:value-type="float">
            <text:p>17.05</text:p>
          </table:table-cell>
          <table:table-cell table:style-name="ce57" table:formula="of:=[.$BT$3]/[.$N13]" office:value-type="float" office:value="13.2670103703425" calcext:value-type="float">
            <text:p>13.27</text:p>
          </table:table-cell>
          <table:table-cell table:style-name="ce57" table:formula="of:=[.$BT$3]/[.$O13]" office:value-type="float" office:value="10.2741157750127" calcext:value-type="float">
            <text:p>10.27</text:p>
          </table:table-cell>
          <table:table-cell table:number-columns-repeated="3"/>
        </table:table-row>
        <table:table-row table:style-name="ro4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57" table:formula="of:=[.B14]*[.$H$1]" office:value-type="float" office:value="9.77791141732285" calcext:value-type="float">
            <text:p>9.78</text:p>
          </table:table-cell>
          <table:table-cell table:style-name="ce57" table:formula="of:=[.C14]*[.$H$1]" office:value-type="float" office:value="14.3020196850394" calcext:value-type="float">
            <text:p>14.30</text:p>
          </table:table-cell>
          <table:table-cell table:style-name="ce57" table:formula="of:=[.D14]*[.$H$1]" office:value-type="float" office:value="18.3883110236221" calcext:value-type="float">
            <text:p>18.39</text:p>
          </table:table-cell>
          <table:table-cell table:style-name="ce57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57" table:formula="of:=[.$Q$3]/[.L14]" office:value-type="float" office:value="9.17169282604874" calcext:value-type="float">
            <text:p>9.17</text:p>
          </table:table-cell>
          <table:table-cell table:style-name="ce57" table:formula="of:=[.$Q$3]/[.M14]" office:value-type="float" office:value="6.27044305454352" calcext:value-type="float">
            <text:p>6.27</text:p>
          </table:table-cell>
          <table:table-cell table:style-name="ce57" table:formula="of:=[.$Q$3]/[.N14]" office:value-type="float" office:value="4.87701126464496" calcext:value-type="float">
            <text:p>4.88</text:p>
          </table:table-cell>
          <table:table-cell table:style-name="ce57" table:formula="of:=[.$Q$3]/[.O14]" office:value-type="float" office:value="3.74697206917845" calcext:value-type="float">
            <text:p>3.75</text:p>
          </table:table-cell>
          <table:table-cell/>
          <table:table-cell table:style-name="ce57" table:formula="of:=[.$V$3]/[.L14]" office:value-type="float" office:value="2.39723996256225" calcext:value-type="float">
            <text:p>2.40</text:p>
          </table:table-cell>
          <table:table-cell table:style-name="ce57" table:formula="of:=[.$V$3]/[.M14]" office:value-type="float" office:value="1.6389293621599" calcext:value-type="float">
            <text:p>1.64</text:p>
          </table:table-cell>
          <table:table-cell table:style-name="ce57" table:formula="of:=[.$V$3]/[.N14]" office:value-type="float" office:value="1.27472283723548" calcext:value-type="float">
            <text:p>1.27</text:p>
          </table:table-cell>
          <table:table-cell table:style-name="ce57" table:formula="of:=[.$V$3]/[.O14]" office:value-type="float" office:value="0.979360228607747" calcext:value-type="float">
            <text:p>0.98</text:p>
          </table:table-cell>
          <table:table-cell/>
          <table:table-cell table:style-name="ce57" table:formula="of:=[.$AA$3]/[.L14]" office:value-type="float" office:value="5.11561189963155" calcext:value-type="float">
            <text:p>5.12</text:p>
          </table:table-cell>
          <table:table-cell table:style-name="ce57" table:formula="of:=[.$AA$3]/[.M14]" office:value-type="float" office:value="3.49740813546239" calcext:value-type="float">
            <text:p>3.50</text:p>
          </table:table-cell>
          <table:table-cell table:style-name="ce57" table:formula="of:=[.$AA$3]/[.N14]" office:value-type="float" office:value="2.72020632758186" calcext:value-type="float">
            <text:p>2.72</text:p>
          </table:table-cell>
          <table:table-cell table:style-name="ce57" table:formula="of:=[.$AA$3]/[.O14]" office:value-type="float" office:value="2.0899146175324" calcext:value-type="float">
            <text:p>2.09</text:p>
          </table:table-cell>
          <table:table-cell/>
          <table:table-cell table:style-name="ce57" table:formula="of:=[.$AF$3]/[.L14]" office:value-type="float" office:value="9.33328152659687" calcext:value-type="float">
            <text:p>9.33</text:p>
          </table:table-cell>
          <table:table-cell table:style-name="ce57" table:formula="of:=[.$AF$3]/[.M14]" office:value-type="float" office:value="6.38091696206113" calcext:value-type="float">
            <text:p>6.38</text:p>
          </table:table-cell>
          <table:table-cell table:style-name="ce57" table:formula="of:=[.$AF$3]/[.N14]" office:value-type="float" office:value="4.96293541493643" calcext:value-type="float">
            <text:p>4.96</text:p>
          </table:table-cell>
          <table:table-cell table:style-name="ce57" table:formula="of:=[.$AF$3]/[.O14]" office:value-type="float" office:value="3.81298696513409" calcext:value-type="float">
            <text:p>3.81</text:p>
          </table:table-cell>
          <table:table-cell/>
          <table:table-cell table:style-name="ce57" table:formula="of:=[.$AK$3]/[.$L14]" office:value-type="float" office:value="15.69864907224" calcext:value-type="float">
            <text:p>15.70</text:p>
          </table:table-cell>
          <table:table-cell table:style-name="ce57" table:formula="of:=[.$AK$3]/[.$M14]" office:value-type="float" office:value="10.7327498759192" calcext:value-type="float">
            <text:p>10.73</text:p>
          </table:table-cell>
          <table:table-cell table:style-name="ce57" table:formula="of:=[.$AK$3]/[.$N14]" office:value-type="float" office:value="8.34769434793713" calcext:value-type="float">
            <text:p>8.35</text:p>
          </table:table-cell>
          <table:table-cell table:style-name="ce57" table:formula="of:=[.$AK$3]/[.$O14]" office:value-type="float" office:value="6.41347248682975" calcext:value-type="float">
            <text:p>6.41</text:p>
          </table:table-cell>
          <table:table-cell/>
          <table:table-cell table:style-name="ce57" table:formula="of:=[.$AP$3]/[.$L14]" office:value-type="float" office:value="4.10312573796917" calcext:value-type="float">
            <text:p>4.10</text:p>
          </table:table-cell>
          <table:table-cell table:style-name="ce57" table:formula="of:=[.$AP$3]/[.$M14]" office:value-type="float" office:value="2.80519820861158" calcext:value-type="float">
            <text:p>2.81</text:p>
          </table:table-cell>
          <table:table-cell table:style-name="ce57" table:formula="of:=[.$AP$3]/[.$N14]" office:value-type="float" office:value="2.18182082892011" calcext:value-type="float">
            <text:p>2.18</text:p>
          </table:table-cell>
          <table:table-cell table:style-name="ce57" table:formula="of:=[.$AP$3]/[.$O14]" office:value-type="float" office:value="1.67627697831667" calcext:value-type="float">
            <text:p>1.68</text:p>
          </table:table-cell>
          <table:table-cell/>
          <table:table-cell table:style-name="ce57" table:formula="of:=[.$AU$3]/[.$L14]" office:value-type="float" office:value="8.75442580184848" calcext:value-type="float">
            <text:p>8.75</text:p>
          </table:table-cell>
          <table:table-cell table:style-name="ce57" table:formula="of:=[.$AU$3]/[.$M14]" office:value-type="float" office:value="5.98516866044743" calcext:value-type="float">
            <text:p>5.99</text:p>
          </table:table-cell>
          <table:table-cell table:style-name="ce57" table:formula="of:=[.$AU$3]/[.$N14]" office:value-type="float" office:value="4.655131180348" calcext:value-type="float">
            <text:p>4.66</text:p>
          </table:table-cell>
          <table:table-cell table:style-name="ce57" table:formula="of:=[.$AU$3]/[.$O14]" office:value-type="float" office:value="3.5765032239259" calcext:value-type="float">
            <text:p>3.58</text:p>
          </table:table-cell>
          <table:table-cell/>
          <table:table-cell table:style-name="ce57" table:formula="of:=[.$AZ$3]/[.$L14]" office:value-type="float" office:value="15.9768270883735" calcext:value-type="float">
            <text:p>15.98</text:p>
          </table:table-cell>
          <table:table-cell table:style-name="ce57" table:formula="of:=[.$AZ$3]/[.$M14]" office:value-type="float" office:value="10.9229328053166" calcext:value-type="float">
            <text:p>10.92</text:p>
          </table:table-cell>
          <table:table-cell table:style-name="ce57" table:formula="of:=[.$AZ$3]/[.$N14]" office:value-type="float" office:value="8.4956144041351" calcext:value-type="float">
            <text:p>8.50</text:p>
          </table:table-cell>
          <table:table-cell table:style-name="ce57" table:formula="of:=[.$AZ$3]/[.$O14]" office:value-type="float" office:value="6.52711838366477" calcext:value-type="float">
            <text:p>6.53</text:p>
          </table:table-cell>
          <table:table-cell/>
          <table:table-cell table:style-name="ce57" table:formula="of:=[.$BE$3]/[.$L14]" office:value-type="float" office:value="22.374921459444" calcext:value-type="float">
            <text:p>22.37</text:p>
          </table:table-cell>
          <table:table-cell table:style-name="ce57" table:formula="of:=[.$BE$3]/[.$M14]" office:value-type="float" office:value="15.2971401814566" calcext:value-type="float">
            <text:p>15.30</text:p>
          </table:table-cell>
          <table:table-cell table:style-name="ce57" table:formula="of:=[.$BE$3]/[.$N14]" office:value-type="float" office:value="11.8977756966885" calcext:value-type="float">
            <text:p>11.90</text:p>
          </table:table-cell>
          <table:table-cell table:style-name="ce57" table:formula="of:=[.$BE$3]/[.$O14]" office:value-type="float" office:value="9.14097401087043" calcext:value-type="float">
            <text:p>9.14</text:p>
          </table:table-cell>
          <table:table-cell/>
          <table:table-cell table:style-name="ce57" table:formula="of:=[.$BJ$3]/[.$L14]" office:value-type="float" office:value="5.84787461857122" calcext:value-type="float">
            <text:p>5.85</text:p>
          </table:table-cell>
          <table:table-cell table:style-name="ce57" table:formula="of:=[.$BJ$3]/[.$M14]" office:value-type="float" office:value="3.99803672902318" calcext:value-type="float">
            <text:p>4.00</text:p>
          </table:table-cell>
          <table:table-cell table:style-name="ce57" table:formula="of:=[.$BJ$3]/[.$N14]" office:value-type="float" office:value="3.10958412257358" calcext:value-type="float">
            <text:p>3.11</text:p>
          </table:table-cell>
          <table:table-cell table:style-name="ce57" table:formula="of:=[.$BJ$3]/[.$O14]" office:value-type="float" office:value="2.38907072831873" calcext:value-type="float">
            <text:p>2.39</text:p>
          </table:table-cell>
          <table:table-cell/>
          <table:table-cell table:style-name="ce57" table:formula="of:=[.$BO$3]/[.$L14]" office:value-type="float" office:value="12.4791476208125" calcext:value-type="float">
            <text:p>12.48</text:p>
          </table:table-cell>
          <table:table-cell table:style-name="ce57" table:formula="of:=[.$BO$3]/[.$M14]" office:value-type="float" office:value="8.53166214892284" calcext:value-type="float">
            <text:p>8.53</text:p>
          </table:table-cell>
          <table:table-cell table:style-name="ce57" table:formula="of:=[.$BO$3]/[.$N14]" office:value-type="float" office:value="6.63573722693999" calcext:value-type="float">
            <text:p>6.64</text:p>
          </table:table-cell>
          <table:table-cell table:style-name="ce57" table:formula="of:=[.$BO$3]/[.$O14]" office:value-type="float" office:value="5.09818835728316" calcext:value-type="float">
            <text:p>5.10</text:p>
          </table:table-cell>
          <table:table-cell/>
          <table:table-cell table:style-name="ce57" table:formula="of:=[.$BT$3]/[.$L14]" office:value-type="float" office:value="22.7717342177521" calcext:value-type="float">
            <text:p>22.77</text:p>
          </table:table-cell>
          <table:table-cell table:style-name="ce57" table:formula="of:=[.$BT$3]/[.$M14]" office:value-type="float" office:value="15.5684305366265" calcext:value-type="float">
            <text:p>15.57</text:p>
          </table:table-cell>
          <table:table-cell table:style-name="ce57" table:formula="of:=[.$BT$3]/[.$N14]" office:value-type="float" office:value="12.108779306265" calcext:value-type="float">
            <text:p>12.11</text:p>
          </table:table-cell>
          <table:table-cell table:style-name="ce57" table:formula="of:=[.$BT$3]/[.$O14]" office:value-type="float" office:value="9.30308654017922" calcext:value-type="float">
            <text:p>9.30</text:p>
          </table:table-cell>
          <table:table-cell table:number-columns-repeated="3"/>
        </table:table-row>
        <table:table-row table:style-name="ro4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57" table:formula="of:=[.B15]*[.$H$1]" office:value-type="float" office:value="10.6535452755906" calcext:value-type="float">
            <text:p>10.65</text:p>
          </table:table-cell>
          <table:table-cell table:style-name="ce57" table:formula="of:=[.C15]*[.$H$1]" office:value-type="float" office:value="15.542500984252" calcext:value-type="float">
            <text:p>15.54</text:p>
          </table:table-cell>
          <table:table-cell table:style-name="ce57" table:formula="of:=[.D15]*[.$H$1]" office:value-type="float" office:value="19.9936397637796" calcext:value-type="float">
            <text:p>19.99</text:p>
          </table:table-cell>
          <table:table-cell table:style-name="ce57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57" table:formula="of:=[.$Q$3]/[.L15]" office:value-type="float" office:value="8.41785505952418" calcext:value-type="float">
            <text:p>8.42</text:p>
          </table:table-cell>
          <table:table-cell table:style-name="ce57" table:formula="of:=[.$Q$3]/[.M15]" office:value-type="float" office:value="5.7699851581715" calcext:value-type="float">
            <text:p>5.77</text:p>
          </table:table-cell>
          <table:table-cell table:style-name="ce57" table:formula="of:=[.$Q$3]/[.N15]" office:value-type="float" office:value="4.48542641857858" calcext:value-type="float">
            <text:p>4.49</text:p>
          </table:table-cell>
          <table:table-cell table:style-name="ce57" table:formula="of:=[.$Q$3]/[.O15]" office:value-type="float" office:value="3.43297999634226" calcext:value-type="float">
            <text:p>3.43</text:p>
          </table:table-cell>
          <table:table-cell/>
          <table:table-cell table:style-name="ce57" table:formula="of:=[.$V$3]/[.L15]" office:value-type="float" office:value="2.20020654098179" calcext:value-type="float">
            <text:p>2.20</text:p>
          </table:table-cell>
          <table:table-cell table:style-name="ce57" table:formula="of:=[.$V$3]/[.M15]" office:value-type="float" office:value="1.50812279334902" calcext:value-type="float">
            <text:p>1.51</text:p>
          </table:table-cell>
          <table:table-cell table:style-name="ce57" table:formula="of:=[.$V$3]/[.N15]" office:value-type="float" office:value="1.17237282840635" calcext:value-type="float">
            <text:p>1.17</text:p>
          </table:table-cell>
          <table:table-cell table:style-name="ce57" table:formula="of:=[.$V$3]/[.O15]" office:value-type="float" office:value="0.897290935707657" calcext:value-type="float">
            <text:p>0.90</text:p>
          </table:table-cell>
          <table:table-cell/>
          <table:table-cell table:style-name="ce57" table:formula="of:=[.$AA$3]/[.L15]" office:value-type="float" office:value="4.69515064760704" calcext:value-type="float">
            <text:p>4.70</text:p>
          </table:table-cell>
          <table:table-cell table:style-name="ce57" table:formula="of:=[.$AA$3]/[.M15]" office:value-type="float" office:value="3.21827227488558" calcext:value-type="float">
            <text:p>3.22</text:p>
          </table:table-cell>
          <table:table-cell table:style-name="ce57" table:formula="of:=[.$AA$3]/[.N15]" office:value-type="float" office:value="2.50179560054974" calcext:value-type="float">
            <text:p>2.50</text:p>
          </table:table-cell>
          <table:table-cell table:style-name="ce57" table:formula="of:=[.$AA$3]/[.O15]" office:value-type="float" office:value="1.91478210768332" calcext:value-type="float">
            <text:p>1.91</text:p>
          </table:table-cell>
          <table:table-cell/>
          <table:table-cell table:style-name="ce57" table:formula="of:=[.$AF$3]/[.L15]" office:value-type="float" office:value="8.56616249701357" calcext:value-type="float">
            <text:p>8.57</text:p>
          </table:table-cell>
          <table:table-cell table:style-name="ce57" table:formula="of:=[.$AF$3]/[.M15]" office:value-type="float" office:value="5.87164189936141" calcext:value-type="float">
            <text:p>5.87</text:p>
          </table:table-cell>
          <table:table-cell table:style-name="ce57" table:formula="of:=[.$AF$3]/[.N15]" office:value-type="float" office:value="4.56445154950358" calcext:value-type="float">
            <text:p>4.56</text:p>
          </table:table-cell>
          <table:table-cell table:style-name="ce57" table:formula="of:=[.$AF$3]/[.O15]" office:value-type="float" office:value="3.49346291777648" calcext:value-type="float">
            <text:p>3.49</text:p>
          </table:table-cell>
          <table:table-cell/>
          <table:table-cell table:style-name="ce57" table:formula="of:=[.$AK$3]/[.$L15]" office:value-type="float" office:value="14.4083491484942" calcext:value-type="float">
            <text:p>14.41</text:p>
          </table:table-cell>
          <table:table-cell table:style-name="ce57" table:formula="of:=[.$AK$3]/[.$M15]" office:value-type="float" office:value="9.87614542572843" calcext:value-type="float">
            <text:p>9.88</text:p>
          </table:table-cell>
          <table:table-cell table:style-name="ce57" table:formula="of:=[.$AK$3]/[.$N15]" office:value-type="float" office:value="7.67744151708086" calcext:value-type="float">
            <text:p>7.68</text:p>
          </table:table-cell>
          <table:table-cell table:style-name="ce57" table:formula="of:=[.$AK$3]/[.$O15]" office:value-type="float" office:value="5.87603065832446" calcext:value-type="float">
            <text:p>5.88</text:p>
          </table:table-cell>
          <table:table-cell/>
          <table:table-cell table:style-name="ce57" table:formula="of:=[.$AP$3]/[.$L15]" office:value-type="float" office:value="3.76588252662924" calcext:value-type="float">
            <text:p>3.77</text:p>
          </table:table-cell>
          <table:table-cell table:style-name="ce57" table:formula="of:=[.$AP$3]/[.$M15]" office:value-type="float" office:value="2.5813091497083" calcext:value-type="float">
            <text:p>2.58</text:p>
          </table:table-cell>
          <table:table-cell table:style-name="ce57" table:formula="of:=[.$AP$3]/[.$N15]" office:value-type="float" office:value="2.00663813462726" calcext:value-type="float">
            <text:p>2.01</text:p>
          </table:table-cell>
          <table:table-cell table:style-name="ce57" table:formula="of:=[.$AP$3]/[.$O15]" office:value-type="float" office:value="1.53580684046891" calcext:value-type="float">
            <text:p>1.54</text:p>
          </table:table-cell>
          <table:table-cell/>
          <table:table-cell table:style-name="ce57" table:formula="of:=[.$AU$3]/[.$L15]" office:value-type="float" office:value="8.03488395512121" calcext:value-type="float">
            <text:p>8.03</text:p>
          </table:table-cell>
          <table:table-cell table:style-name="ce57" table:formula="of:=[.$AU$3]/[.$M15]" office:value-type="float" office:value="5.50747914294693" calcext:value-type="float">
            <text:p>5.51</text:p>
          </table:table-cell>
          <table:table-cell table:style-name="ce57" table:formula="of:=[.$AU$3]/[.$N15]" office:value-type="float" office:value="4.28136152353174" calcext:value-type="float">
            <text:p>4.28</text:p>
          </table:table-cell>
          <table:table-cell table:style-name="ce57" table:formula="of:=[.$AU$3]/[.$O15]" office:value-type="float" office:value="3.2767962498539" calcext:value-type="float">
            <text:p>3.28</text:p>
          </table:table-cell>
          <table:table-cell/>
          <table:table-cell table:style-name="ce57" table:formula="of:=[.$AZ$3]/[.$L15]" office:value-type="float" office:value="14.6636632180962" calcext:value-type="float">
            <text:p>14.66</text:p>
          </table:table-cell>
          <table:table-cell table:style-name="ce57" table:formula="of:=[.$AZ$3]/[.$M15]" office:value-type="float" office:value="10.0511494358781" calcext:value-type="float">
            <text:p>10.05</text:p>
          </table:table-cell>
          <table:table-cell table:style-name="ce57" table:formula="of:=[.$AZ$3]/[.$N15]" office:value-type="float" office:value="7.81348478044542" calcext:value-type="float">
            <text:p>7.81</text:p>
          </table:table-cell>
          <table:table-cell table:style-name="ce57" table:formula="of:=[.$AZ$3]/[.$O15]" office:value-type="float" office:value="5.98015315598337" calcext:value-type="float">
            <text:p>5.98</text:p>
          </table:table-cell>
          <table:table-cell/>
          <table:table-cell table:style-name="ce57" table:formula="of:=[.$BE$3]/[.$L15]" office:value-type="float" office:value="20.5358868189418" calcext:value-type="float">
            <text:p>20.54</text:p>
          </table:table-cell>
          <table:table-cell table:style-name="ce57" table:formula="of:=[.$BE$3]/[.$M15]" office:value-type="float" office:value="14.0762416693216" calcext:value-type="float">
            <text:p>14.08</text:p>
          </table:table-cell>
          <table:table-cell table:style-name="ce57" table:formula="of:=[.$BE$3]/[.$N15]" office:value-type="float" office:value="10.9424798378303" calcext:value-type="float">
            <text:p>10.94</text:p>
          </table:table-cell>
          <table:table-cell table:style-name="ce57" table:formula="of:=[.$BE$3]/[.$O15]" office:value-type="float" office:value="8.37497060213827" calcext:value-type="float">
            <text:p>8.37</text:p>
          </table:table-cell>
          <table:table-cell/>
          <table:table-cell table:style-name="ce57" table:formula="of:=[.$BJ$3]/[.$L15]" office:value-type="float" office:value="5.36722738964755" calcext:value-type="float">
            <text:p>5.37</text:p>
          </table:table-cell>
          <table:table-cell table:style-name="ce57" table:formula="of:=[.$BJ$3]/[.$M15]" office:value-type="float" office:value="3.67894459572086" calcext:value-type="float">
            <text:p>3.68</text:p>
          </table:table-cell>
          <table:table-cell table:style-name="ce57" table:formula="of:=[.$BJ$3]/[.$N15]" office:value-type="float" office:value="2.85990948499468" calcext:value-type="float">
            <text:p>2.86</text:p>
          </table:table-cell>
          <table:table-cell table:style-name="ce57" table:formula="of:=[.$BJ$3]/[.$O15]" office:value-type="float" office:value="2.18886927063839" calcext:value-type="float">
            <text:p>2.19</text:p>
          </table:table-cell>
          <table:table-cell/>
          <table:table-cell table:style-name="ce57" table:formula="of:=[.$BO$3]/[.$L15]" office:value-type="float" office:value="11.4534642547183" calcext:value-type="float">
            <text:p>11.45</text:p>
          </table:table-cell>
          <table:table-cell table:style-name="ce57" table:formula="of:=[.$BO$3]/[.$M15]" office:value-type="float" office:value="7.85073136708393" calcext:value-type="float">
            <text:p>7.85</text:p>
          </table:table-cell>
          <table:table-cell table:style-name="ce57" table:formula="of:=[.$BO$3]/[.$N15]" office:value-type="float" office:value="6.10294080725868" calcext:value-type="float">
            <text:p>6.10</text:p>
          </table:table-cell>
          <table:table-cell table:style-name="ce57" table:formula="of:=[.$BO$3]/[.$O15]" office:value-type="float" office:value="4.67096586924267" calcext:value-type="float">
            <text:p>4.67</text:p>
          </table:table-cell>
          <table:table-cell/>
          <table:table-cell table:style-name="ce57" table:formula="of:=[.$BT$3]/[.$L15]" office:value-type="float" office:value="20.9000848299917" calcext:value-type="float">
            <text:p>20.90</text:p>
          </table:table-cell>
          <table:table-cell table:style-name="ce57" table:formula="of:=[.$BT$3]/[.$M15]" office:value-type="float" office:value="14.3258797426234" calcext:value-type="float">
            <text:p>14.33</text:p>
          </table:table-cell>
          <table:table-cell table:style-name="ce57" table:formula="of:=[.$BT$3]/[.$N15]" office:value-type="float" office:value="11.1365415517474" calcext:value-type="float">
            <text:p>11.14</text:p>
          </table:table-cell>
          <table:table-cell table:style-name="ce57" table:formula="of:=[.$BT$3]/[.$O15]" office:value-type="float" office:value="8.52349828262231" calcext:value-type="float">
            <text:p>8.52</text:p>
          </table:table-cell>
          <table:table-cell table:number-columns-repeated="3"/>
        </table:table-row>
        <table:table-row table:style-name="ro4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57" table:formula="of:=[.B16]*[.$H$1]" office:value-type="float" office:value="12.6966909448819" calcext:value-type="float">
            <text:p>12.70</text:p>
          </table:table-cell>
          <table:table-cell table:style-name="ce57" table:formula="of:=[.C16]*[.$H$1]" office:value-type="float" office:value="18.8261279527559" calcext:value-type="float">
            <text:p>18.83</text:p>
          </table:table-cell>
          <table:table-cell table:style-name="ce57" table:formula="of:=[.D16]*[.$H$1]" office:value-type="float" office:value="24.5177480314961" calcext:value-type="float">
            <text:p>24.52</text:p>
          </table:table-cell>
          <table:table-cell table:style-name="ce57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57" table:formula="of:=[.$Q$3]/[.L16]" office:value-type="float" office:value="7.06325769362374" calcext:value-type="float">
            <text:p>7.06</text:p>
          </table:table-cell>
          <table:table-cell table:style-name="ce57" table:formula="of:=[.$Q$3]/[.M16]" office:value-type="float" office:value="4.76359239802531" calcext:value-type="float">
            <text:p>4.76</text:p>
          </table:table-cell>
          <table:table-cell table:style-name="ce57" table:formula="of:=[.$Q$3]/[.N16]" office:value-type="float" office:value="3.65775844848372" calcext:value-type="float">
            <text:p>3.66</text:p>
          </table:table-cell>
          <table:table-cell table:style-name="ce57" table:formula="of:=[.$Q$3]/[.O16]" office:value-type="float" office:value="2.85152398768105" calcext:value-type="float">
            <text:p>2.85</text:p>
          </table:table-cell>
          <table:table-cell/>
          <table:table-cell table:style-name="ce57" table:formula="of:=[.$V$3]/[.L16]" office:value-type="float" office:value="1.84615031599621" calcext:value-type="float">
            <text:p>1.85</text:p>
          </table:table-cell>
          <table:table-cell table:style-name="ce57" table:formula="of:=[.$V$3]/[.M16]" office:value-type="float" office:value="1.24507812009047" calcext:value-type="float">
            <text:p>1.25</text:p>
          </table:table-cell>
          <table:table-cell table:style-name="ce57" table:formula="of:=[.$V$3]/[.N16]" office:value-type="float" office:value="0.956042127926611" calcext:value-type="float">
            <text:p>0.96</text:p>
          </table:table-cell>
          <table:table-cell table:style-name="ce57" table:formula="of:=[.$V$3]/[.O16]" office:value-type="float" office:value="0.745313584648123" calcext:value-type="float">
            <text:p>0.75</text:p>
          </table:table-cell>
          <table:table-cell/>
          <table:table-cell table:style-name="ce57" table:formula="of:=[.$AA$3]/[.L16]" office:value-type="float" office:value="3.93960916408407" calcext:value-type="float">
            <text:p>3.94</text:p>
          </table:table-cell>
          <table:table-cell table:style-name="ce57" table:formula="of:=[.$AA$3]/[.M16]" office:value-type="float" office:value="2.65694571531251" calcext:value-type="float">
            <text:p>2.66</text:p>
          </table:table-cell>
          <table:table-cell table:style-name="ce57" table:formula="of:=[.$AA$3]/[.N16]" office:value-type="float" office:value="2.04015474568639" calcext:value-type="float">
            <text:p>2.04</text:p>
          </table:table-cell>
          <table:table-cell table:style-name="ce57" table:formula="of:=[.$AA$3]/[.O16]" office:value-type="float" office:value="1.59046866485065" calcext:value-type="float">
            <text:p>1.59</text:p>
          </table:table-cell>
          <table:table-cell/>
          <table:table-cell table:style-name="ce57" table:formula="of:=[.$AF$3]/[.L16]" office:value-type="float" office:value="7.18769956645966" calcext:value-type="float">
            <text:p>7.19</text:p>
          </table:table-cell>
          <table:table-cell table:style-name="ce57" table:formula="of:=[.$AF$3]/[.M16]" office:value-type="float" office:value="4.84751831226349" calcext:value-type="float">
            <text:p>4.85</text:p>
          </table:table-cell>
          <table:table-cell table:style-name="ce57" table:formula="of:=[.$AF$3]/[.N16]" office:value-type="float" office:value="3.72220156120232" calcext:value-type="float">
            <text:p>3.72</text:p>
          </table:table-cell>
          <table:table-cell table:style-name="ce57" table:formula="of:=[.$AF$3]/[.O16]" office:value-type="float" office:value="2.9017627020046" calcext:value-type="float">
            <text:p>2.90</text:p>
          </table:table-cell>
          <table:table-cell/>
          <table:table-cell table:style-name="ce57" table:formula="of:=[.$AK$3]/[.$L16]" office:value-type="float" office:value="12.0897642280469" calcext:value-type="float">
            <text:p>12.09</text:p>
          </table:table-cell>
          <table:table-cell table:style-name="ce57" table:formula="of:=[.$AK$3]/[.$M16]" office:value-type="float" office:value="8.15356192124092" calcext:value-type="float">
            <text:p>8.15</text:p>
          </table:table-cell>
          <table:table-cell table:style-name="ce57" table:formula="of:=[.$AK$3]/[.$N16]" office:value-type="float" office:value="6.26077076095285" calcext:value-type="float">
            <text:p>6.26</text:p>
          </table:table-cell>
          <table:table-cell table:style-name="ce57" table:formula="of:=[.$AK$3]/[.$O16]" office:value-type="float" office:value="4.88078648649688" calcext:value-type="float">
            <text:p>4.88</text:p>
          </table:table-cell>
          <table:table-cell/>
          <table:table-cell table:style-name="ce57" table:formula="of:=[.$AP$3]/[.$L16]" office:value-type="float" office:value="3.1598784418843" calcext:value-type="float">
            <text:p>3.16</text:p>
          </table:table-cell>
          <table:table-cell table:style-name="ce57" table:formula="of:=[.$AP$3]/[.$M16]" office:value-type="float" office:value="2.1310808096429" calcext:value-type="float">
            <text:p>2.13</text:p>
          </table:table-cell>
          <table:table-cell table:style-name="ce57" table:formula="of:=[.$AP$3]/[.$N16]" office:value-type="float" office:value="1.63636562169009" calcext:value-type="float">
            <text:p>1.64</text:p>
          </table:table-cell>
          <table:table-cell table:style-name="ce57" table:formula="of:=[.$AP$3]/[.$O16]" office:value-type="float" office:value="1.27568178396257" calcext:value-type="float">
            <text:p>1.28</text:p>
          </table:table-cell>
          <table:table-cell/>
          <table:table-cell table:style-name="ce57" table:formula="of:=[.$AU$3]/[.$L16]" office:value-type="float" office:value="6.74191412326262" calcext:value-type="float">
            <text:p>6.74</text:p>
          </table:table-cell>
          <table:table-cell table:style-name="ce57" table:formula="of:=[.$AU$3]/[.$M16]" office:value-type="float" office:value="4.54687231568875" calcext:value-type="float">
            <text:p>4.55</text:p>
          </table:table-cell>
          <table:table-cell table:style-name="ce57" table:formula="of:=[.$AU$3]/[.$N16]" office:value-type="float" office:value="3.491348385261" calcext:value-type="float">
            <text:p>3.49</text:p>
          </table:table-cell>
          <table:table-cell table:style-name="ce57" table:formula="of:=[.$AU$3]/[.$O16]" office:value-type="float" office:value="2.7217936367696" calcext:value-type="float">
            <text:p>2.72</text:p>
          </table:table-cell>
          <table:table-cell/>
          <table:table-cell table:style-name="ce57" table:formula="of:=[.$AZ$3]/[.$L16]" office:value-type="float" office:value="12.3039932749543" calcext:value-type="float">
            <text:p>12.30</text:p>
          </table:table-cell>
          <table:table-cell table:style-name="ce57" table:formula="of:=[.$AZ$3]/[.$M16]" office:value-type="float" office:value="8.29804197613196" calcext:value-type="float">
            <text:p>8.30</text:p>
          </table:table-cell>
          <table:table-cell table:style-name="ce57" table:formula="of:=[.$AZ$3]/[.$N16]" office:value-type="float" office:value="6.37171080310133" calcext:value-type="float">
            <text:p>6.37</text:p>
          </table:table-cell>
          <table:table-cell table:style-name="ce57" table:formula="of:=[.$AZ$3]/[.$O16]" office:value-type="float" office:value="4.96727338710451" calcext:value-type="float">
            <text:p>4.97</text:p>
          </table:table-cell>
          <table:table-cell/>
          <table:table-cell table:style-name="ce57" table:formula="of:=[.$BE$3]/[.$L16]" office:value-type="float" office:value="17.2312613538247" calcext:value-type="float">
            <text:p>17.23</text:p>
          </table:table-cell>
          <table:table-cell table:style-name="ce57" table:formula="of:=[.$BE$3]/[.$M16]" office:value-type="float" office:value="11.621083238626" calcext:value-type="float">
            <text:p>11.62</text:p>
          </table:table-cell>
          <table:table-cell table:style-name="ce57" table:formula="of:=[.$BE$3]/[.$N16]" office:value-type="float" office:value="8.92333177251638" calcext:value-type="float">
            <text:p>8.92</text:p>
          </table:table-cell>
          <table:table-cell table:style-name="ce57" table:formula="of:=[.$BE$3]/[.$O16]" office:value-type="float" office:value="6.95647210108005" calcext:value-type="float">
            <text:p>6.96</text:p>
          </table:table-cell>
          <table:table-cell/>
          <table:table-cell table:style-name="ce57" table:formula="of:=[.$BJ$3]/[.$L16]" office:value-type="float" office:value="4.50353562579622" calcext:value-type="float">
            <text:p>4.50</text:p>
          </table:table-cell>
          <table:table-cell table:style-name="ce57" table:formula="of:=[.$BJ$3]/[.$M16]" office:value-type="float" office:value="3.03726821274629" calcext:value-type="float">
            <text:p>3.04</text:p>
          </table:table-cell>
          <table:table-cell table:style-name="ce57" table:formula="of:=[.$BJ$3]/[.$N16]" office:value-type="float" office:value="2.33218809193019" calcext:value-type="float">
            <text:p>2.33</text:p>
          </table:table-cell>
          <table:table-cell table:style-name="ce57" table:formula="of:=[.$BJ$3]/[.$O16]" office:value-type="float" office:value="1.81813271203838" calcext:value-type="float">
            <text:p>1.82</text:p>
          </table:table-cell>
          <table:table-cell/>
          <table:table-cell table:style-name="ce57" table:formula="of:=[.$BO$3]/[.$L16]" office:value-type="float" office:value="9.61037805280964" calcext:value-type="float">
            <text:p>9.61</text:p>
          </table:table-cell>
          <table:table-cell table:style-name="ce57" table:formula="of:=[.$BO$3]/[.$M16]" office:value-type="float" office:value="6.48141775654604" calcext:value-type="float">
            <text:p>6.48</text:p>
          </table:table-cell>
          <table:table-cell table:style-name="ce57" table:formula="of:=[.$BO$3]/[.$N16]" office:value-type="float" office:value="4.97680292020499" calcext:value-type="float">
            <text:p>4.98</text:p>
          </table:table-cell>
          <table:table-cell table:style-name="ce57" table:formula="of:=[.$BO$3]/[.$O16]" office:value-type="float" office:value="3.87982779858208" calcext:value-type="float">
            <text:p>3.88</text:p>
          </table:table-cell>
          <table:table-cell/>
          <table:table-cell table:style-name="ce57" table:formula="of:=[.$BT$3]/[.$L16]" office:value-type="float" office:value="17.5368527883838" calcext:value-type="float">
            <text:p>17.54</text:p>
          </table:table-cell>
          <table:table-cell table:style-name="ce57" table:formula="of:=[.$BT$3]/[.$M16]" office:value-type="float" office:value="11.8271797875147" calcext:value-type="float">
            <text:p>11.83</text:p>
          </table:table-cell>
          <table:table-cell table:style-name="ce57" table:formula="of:=[.$BT$3]/[.$N16]" office:value-type="float" office:value="9.08158447969877" calcext:value-type="float">
            <text:p>9.08</text:p>
          </table:table-cell>
          <table:table-cell table:style-name="ce57" table:formula="of:=[.$BT$3]/[.$O16]" office:value-type="float" office:value="7.07984312106447" calcext:value-type="float">
            <text:p>7.08</text:p>
          </table:table-cell>
          <table:table-cell table:number-columns-repeated="3"/>
        </table:table-row>
        <table:table-row table:style-name="ro4">
          <table:table-cell table:style-name="ce170"/>
          <table:table-cell table:style-name="ce172" office:value-type="float" office:value="950" calcext:value-type="float">
            <text:p>950</text:p>
          </table:table-cell>
          <table:table-cell table:style-name="ce172" office:value-type="float" office:value="1430" calcext:value-type="float">
            <text:p>1430</text:p>
          </table:table-cell>
          <table:table-cell table:style-name="ce172" office:value-type="float" office:value="1860" calcext:value-type="float">
            <text:p>1860</text:p>
          </table:table-cell>
          <table:table-cell table:style-name="ce172" office:value-type="float" office:value="2435" calcext:value-type="float">
            <text:p>2435</text:p>
          </table:table-cell>
          <table:table-cell table:style-name="ce172"/>
          <table:table-cell table:style-name="ce173" table:formula="of:=[.B17]*[.$H$1]" office:value-type="float" office:value="13.8642027559055" calcext:value-type="float">
            <text:p>13.86</text:p>
          </table:table-cell>
          <table:table-cell table:style-name="ce173" table:formula="of:=[.C17]*[.$H$1]" office:value-type="float" office:value="20.8692736220473" calcext:value-type="float">
            <text:p>20.87</text:p>
          </table:table-cell>
          <table:table-cell table:style-name="ce173" table:formula="of:=[.D17]*[.$H$1]" office:value-type="float" office:value="27.1446496062993" calcext:value-type="float">
            <text:p>27.14</text:p>
          </table:table-cell>
          <table:table-cell table:style-name="ce173" table:formula="of:=[.E17]*[.$H$1]" office:value-type="float" office:value="35.5361407480316" calcext:value-type="float">
            <text:p>35.54</text:p>
          </table:table-cell>
          <table:table-cell table:style-name="ce172"/>
          <table:table-cell table:style-name="ce173" table:formula="of:=[.G17]/2" office:value-type="float" office:value="6.93210137795277" calcext:value-type="float">
            <text:p>6.93</text:p>
          </table:table-cell>
          <table:table-cell table:style-name="ce173" table:formula="of:=[.H17]/2" office:value-type="float" office:value="10.4346368110236" calcext:value-type="float">
            <text:p>10.43</text:p>
          </table:table-cell>
          <table:table-cell table:style-name="ce173" table:formula="of:=[.I17]/2" office:value-type="float" office:value="13.5723248031496" calcext:value-type="float">
            <text:p>13.57</text:p>
          </table:table-cell>
          <table:table-cell table:style-name="ce173" table:formula="of:=[.J17]/2" office:value-type="float" office:value="17.7680703740158" calcext:value-type="float">
            <text:p>17.77</text:p>
          </table:table-cell>
          <table:table-cell table:style-name="ce172"/>
          <table:table-cell table:style-name="ce173" table:formula="of:=[.$Q$3]/[.L17]" office:value-type="float" office:value="6.46845704573963" calcext:value-type="float">
            <text:p>6.47</text:p>
          </table:table-cell>
          <table:table-cell table:style-name="ce173" table:formula="of:=[.$Q$3]/[.M17]" office:value-type="float" office:value="4.29722670870815" calcext:value-type="float">
            <text:p>4.30</text:p>
          </table:table-cell>
          <table:table-cell table:style-name="ce173" table:formula="of:=[.$Q$3]/[.N17]" office:value-type="float" office:value="3.30378182443691" calcext:value-type="float">
            <text:p>3.30</text:p>
          </table:table-cell>
          <table:table-cell table:style-name="ce173" table:formula="of:=[.$Q$3]/[.O17]" office:value-type="float" office:value="2.5236280055247" calcext:value-type="float">
            <text:p>2.52</text:p>
          </table:table-cell>
          <table:table-cell table:style-name="ce172"/>
          <table:table-cell table:style-name="ce173" table:formula="of:=[.$V$3]/[.L17]" office:value-type="float" office:value="1.69068502622811" calcext:value-type="float">
            <text:p>1.69</text:p>
          </table:table-cell>
          <table:table-cell table:style-name="ce173" table:formula="of:=[.$V$3]/[.M17]" office:value-type="float" office:value="1.12318236008161" calcext:value-type="float">
            <text:p>1.12</text:p>
          </table:table-cell>
          <table:table-cell table:style-name="ce173" table:formula="of:=[.$V$3]/[.N17]" office:value-type="float" office:value="0.863521921998229" calcext:value-type="float">
            <text:p>0.86</text:p>
          </table:table-cell>
          <table:table-cell table:style-name="ce173" table:formula="of:=[.$V$3]/[.O17]" office:value-type="float" office:value="0.659610174503781" calcext:value-type="float">
            <text:p>0.66</text:p>
          </table:table-cell>
          <table:table-cell table:style-name="ce172"/>
          <table:table-cell table:style-name="ce173" table:formula="of:=[.$AA$3]/[.L17]" office:value-type="float" office:value="3.60785260289804" calcext:value-type="float">
            <text:p>3.61</text:p>
          </table:table-cell>
          <table:table-cell table:style-name="ce173" table:formula="of:=[.$AA$3]/[.M17]" office:value-type="float" office:value="2.39682515577143" calcext:value-type="float">
            <text:p>2.40</text:p>
          </table:table-cell>
          <table:table-cell table:style-name="ce173" table:formula="of:=[.$AA$3]/[.N17]" office:value-type="float" office:value="1.84272041545868" calcext:value-type="float">
            <text:p>1.84</text:p>
          </table:table-cell>
          <table:table-cell table:style-name="ce173" table:formula="of:=[.$AA$3]/[.O17]" office:value-type="float" office:value="1.40758109763989" calcext:value-type="float">
            <text:p>1.41</text:p>
          </table:table-cell>
          <table:table-cell table:style-name="ce172"/>
          <table:table-cell table:style-name="ce173" table:formula="of:=[.$AF$3]/[.L17]" office:value-type="float" office:value="6.58241960296832" calcext:value-type="float">
            <text:p>6.58</text:p>
          </table:table-cell>
          <table:table-cell table:style-name="ce173" table:formula="of:=[.$AF$3]/[.M17]" office:value-type="float" office:value="4.37293609987406" calcext:value-type="float">
            <text:p>4.37</text:p>
          </table:table-cell>
          <table:table-cell table:style-name="ce173" table:formula="of:=[.$AF$3]/[.N17]" office:value-type="float" office:value="3.36198850689242" calcext:value-type="float">
            <text:p>3.36</text:p>
          </table:table-cell>
          <table:table-cell table:style-name="ce173" table:formula="of:=[.$AF$3]/[.O17]" office:value-type="float" office:value="2.56808978349893" calcext:value-type="float">
            <text:p>2.57</text:p>
          </table:table-cell>
          <table:table-cell table:style-name="ce172"/>
          <table:table-cell table:style-name="ce173" table:formula="of:=[.$AK$3]/[.$L17]" office:value-type="float" office:value="11.0716788193692" calcext:value-type="float">
            <text:p>11.07</text:p>
          </table:table-cell>
          <table:table-cell table:style-name="ce176" table:formula="of:=[.$AK$3]/[.$M17]" office:value-type="float" office:value="7.35531110377677" calcext:value-type="float">
            <text:p>7.36</text:p>
          </table:table-cell>
          <table:table-cell table:style-name="ce173" table:formula="of:=[.$AK$3]/[.$N17]" office:value-type="float" office:value="5.65488971957031" calcext:value-type="float">
            <text:p>5.65</text:p>
          </table:table-cell>
          <table:table-cell table:style-name="ce173" table:formula="of:=[.$AK$3]/[.$O17]" office:value-type="float" office:value="4.31954615129396" calcext:value-type="float">
            <text:p>4.32</text:p>
          </table:table-cell>
          <table:table-cell table:style-name="ce172"/>
          <table:table-cell table:style-name="ce176" table:formula="of:=[.$AP$3]/[.$L17]" office:value-type="float" office:value="2.89378341519931" calcext:value-type="float">
            <text:p>2.89</text:p>
          </table:table-cell>
          <table:table-cell table:style-name="ce173" table:formula="of:=[.$AP$3]/[.$M17]" office:value-type="float" office:value="1.92244352757996" calcext:value-type="float">
            <text:p>1.92</text:p>
          </table:table-cell>
          <table:table-cell table:style-name="ce173" table:formula="of:=[.$AP$3]/[.$N17]" office:value-type="float" office:value="1.47800765830072" calcext:value-type="float">
            <text:p>1.48</text:p>
          </table:table-cell>
          <table:table-cell table:style-name="ce173" table:formula="of:=[.$AP$3]/[.$O17]" office:value-type="float" office:value="1.12899147615579" calcext:value-type="float">
            <text:p>1.13</text:p>
          </table:table-cell>
          <table:table-cell table:style-name="ce172"/>
          <table:table-cell table:style-name="ce176" table:formula="of:=[.$AU$3]/[.$L17]" office:value-type="float" office:value="6.17417398656682" calcext:value-type="float">
            <text:p>6.17</text:p>
          </table:table-cell>
          <table:table-cell table:style-name="ce173" table:formula="of:=[.$AU$3]/[.$M17]" office:value-type="float" office:value="4.10172397708985" calcext:value-type="float">
            <text:p>4.10</text:p>
          </table:table-cell>
          <table:table-cell table:style-name="ce173" table:formula="of:=[.$AU$3]/[.$N17]" office:value-type="float" office:value="3.1534759608809" calcext:value-type="float">
            <text:p>3.15</text:p>
          </table:table-cell>
          <table:table-cell table:style-name="ce173" table:formula="of:=[.$AU$3]/[.$O17]" office:value-type="float" office:value="2.40881531303428" calcext:value-type="float">
            <text:p>2.41</text:p>
          </table:table-cell>
          <table:table-cell table:style-name="ce172"/>
          <table:table-cell table:style-name="ce178" table:formula="of:=[.$AZ$3]/[.$L17]" office:value-type="float" office:value="11.2678675254845" calcext:value-type="float">
            <text:p>11.27</text:p>
          </table:table-cell>
          <table:table-cell table:style-name="ce176" table:formula="of:=[.$AZ$3]/[.$M17]" office:value-type="float" office:value="7.48564625818897" calcext:value-type="float">
            <text:p>7.49</text:p>
          </table:table-cell>
          <table:table-cell table:style-name="ce178" table:formula="of:=[.$AZ$3]/[.$N17]" office:value-type="float" office:value="5.75509362860765" calcext:value-type="float">
            <text:p>5.76</text:p>
          </table:table-cell>
          <table:table-cell table:style-name="ce178" table:formula="of:=[.$AZ$3]/[.$O17]" office:value-type="float" office:value="4.39608794628757" calcext:value-type="float">
            <text:p>4.40</text:p>
          </table:table-cell>
          <table:table-cell table:style-name="ce172"/>
          <table:table-cell table:style-name="ce173" table:formula="of:=[.$BE$3]/[.$L17]" office:value-type="float" office:value="15.7802077661342" calcext:value-type="float">
            <text:p>15.78</text:p>
          </table:table-cell>
          <table:table-cell table:style-name="ce173" table:formula="of:=[.$BE$3]/[.$M17]" office:value-type="float" office:value="10.4833548096696" calcext:value-type="float">
            <text:p>10.48</text:p>
          </table:table-cell>
          <table:table-cell table:style-name="ce176" table:formula="of:=[.$BE$3]/[.$N17]" office:value-type="float" office:value="8.0597835364664" calcext:value-type="float">
            <text:p>8.06</text:p>
          </table:table-cell>
          <table:table-cell table:style-name="ce173" table:formula="of:=[.$BE$3]/[.$O17]" office:value-type="float" office:value="6.15654923114066" calcext:value-type="float">
            <text:p>6.16</text:p>
          </table:table-cell>
          <table:table-cell table:style-name="ce172"/>
          <table:table-cell table:style-name="ce176" table:formula="of:=[.$BJ$3]/[.$L17]" office:value-type="float" office:value="4.12429052046602" calcext:value-type="float">
            <text:p>4.12</text:p>
          </table:table-cell>
          <table:table-cell table:style-name="ce173" table:formula="of:=[.$BJ$3]/[.$M17]" office:value-type="float" office:value="2.73991328282707" calcext:value-type="float">
            <text:p>2.74</text:p>
          </table:table-cell>
          <table:table-cell table:style-name="ce173" table:formula="of:=[.$BJ$3]/[.$N17]" office:value-type="float" office:value="2.10649247013049" calcext:value-type="float">
            <text:p>2.11</text:p>
          </table:table-cell>
          <table:table-cell table:style-name="ce173" table:formula="of:=[.$BJ$3]/[.$O17]" office:value-type="float" office:value="1.60906611681426" calcext:value-type="float">
            <text:p>1.61</text:p>
          </table:table-cell>
          <table:table-cell table:style-name="ce172"/>
          <table:table-cell table:style-name="ce176" table:formula="of:=[.$BO$3]/[.$L17]" office:value-type="float" office:value="8.80108305888883" calcext:value-type="float">
            <text:p>8.80</text:p>
          </table:table-cell>
          <table:table-cell table:style-name="ce173" table:formula="of:=[.$BO$3]/[.$M17]" office:value-type="float" office:value="5.84687336080027" calcext:value-type="float">
            <text:p>5.85</text:p>
          </table:table-cell>
          <table:table-cell table:style-name="ce173" table:formula="of:=[.$BO$3]/[.$N17]" office:value-type="float" office:value="4.4951768311529" calcext:value-type="float">
            <text:p>4.50</text:p>
          </table:table-cell>
          <table:table-cell table:style-name="ce173" table:formula="of:=[.$BO$3]/[.$O17]" office:value-type="float" office:value="3.43368743570611" calcext:value-type="float">
            <text:p>3.43</text:p>
          </table:table-cell>
          <table:table-cell table:style-name="ce172"/>
          <table:table-cell table:style-name="ce178" table:formula="of:=[.$BT$3]/[.$L17]" office:value-type="float" office:value="16.0600651851515" calcext:value-type="float">
            <text:p>16.06</text:p>
          </table:table-cell>
          <table:table-cell table:style-name="ce178" table:formula="of:=[.$BT$3]/[.$M17]" office:value-type="float" office:value="10.6692740740517" calcext:value-type="float">
            <text:p>10.67</text:p>
          </table:table-cell>
          <table:table-cell table:style-name="ce176" table:formula="of:=[.$BT$3]/[.$N17]" office:value-type="float" office:value="8.20272146553437" calcext:value-type="float">
            <text:p>8.20</text:p>
          </table:table-cell>
          <table:table-cell table:style-name="ce180" table:formula="of:=[.$BT$3]/[.$O17]" office:value-type="float" office:value="6.26573385046979" calcext:value-type="float">
            <text:p>6.27</text:p>
          </table:table-cell>
          <table:table-cell table:style-name="ce181" table:number-columns-repeated="3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57" table:formula="of:=[.B18]*[.$H$1]" office:value-type="float" office:value="5.69162007874017" calcext:value-type="float">
            <text:p>5.69</text:p>
          </table:table-cell>
          <table:table-cell table:style-name="ce57" table:formula="of:=[.C18]*[.$H$1]" office:value-type="float" office:value="8.61039960629923" calcext:value-type="float">
            <text:p>8.61</text:p>
          </table:table-cell>
          <table:table-cell table:style-name="ce57" table:formula="of:=[.D18]*[.$H$1]" office:value-type="float" office:value="11.2373011811024" calcext:value-type="float">
            <text:p>11.24</text:p>
          </table:table-cell>
          <table:table-cell table:style-name="ce57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57" table:formula="of:=[.$Q$3]/[.L18]" office:value-type="float" office:value="15.7564979319299" calcext:value-type="float">
            <text:p>15.76</text:p>
          </table:table-cell>
          <table:table-cell table:style-name="ce57" table:formula="of:=[.$Q$3]/[.M18]" office:value-type="float" office:value="10.4153121922926" calcext:value-type="float">
            <text:p>10.42</text:p>
          </table:table-cell>
          <table:table-cell table:style-name="ce57" table:formula="of:=[.$Q$3]/[.N18]" office:value-type="float" office:value="7.98056388760085" calcext:value-type="float">
            <text:p>7.98</text:p>
          </table:table-cell>
          <table:table-cell table:style-name="ce57" table:formula="of:=[.$Q$3]/[.O18]" office:value-type="float" office:value="6.0841922707452" calcext:value-type="float">
            <text:p>6.08</text:p>
          </table:table-cell>
          <table:table-cell/>
          <table:table-cell table:style-name="ce57" table:formula="of:=[.$V$3]/[.L18]" office:value-type="float" office:value="4.11833532029925" calcext:value-type="float">
            <text:p>4.12</text:p>
          </table:table-cell>
          <table:table-cell table:style-name="ce57" table:formula="of:=[.$V$3]/[.M18]" office:value-type="float" office:value="2.72228944901137" calcext:value-type="float">
            <text:p>2.72</text:p>
          </table:table-cell>
          <table:table-cell table:style-name="ce57" table:formula="of:=[.$V$3]/[.N18]" office:value-type="float" office:value="2.08591009729442" calcext:value-type="float">
            <text:p>2.09</text:p>
          </table:table-cell>
          <table:table-cell table:style-name="ce57" table:formula="of:=[.$V$3]/[.O18]" office:value-type="float" office:value="1.59024829199674" calcext:value-type="float">
            <text:p>1.59</text:p>
          </table:table-cell>
          <table:table-cell/>
          <table:table-cell table:style-name="ce57" table:formula="of:=[.$AA$3]/[.L18]" office:value-type="float" office:value="8.78835890449523" calcext:value-type="float">
            <text:p>8.79</text:p>
          </table:table-cell>
          <table:table-cell table:style-name="ce57" table:formula="of:=[.$AA$3]/[.M18]" office:value-type="float" office:value="5.80925419110702" calcext:value-type="float">
            <text:p>5.81</text:p>
          </table:table-cell>
          <table:table-cell table:style-name="ce57" table:formula="of:=[.$AA$3]/[.N18]" office:value-type="float" office:value="4.45124671786122" calcext:value-type="float">
            <text:p>4.45</text:p>
          </table:table-cell>
          <table:table-cell table:style-name="ce57" table:formula="of:=[.$AA$3]/[.O18]" office:value-type="float" office:value="3.39352472549816" calcext:value-type="float">
            <text:p>3.39</text:p>
          </table:table-cell>
          <table:table-cell/>
          <table:table-cell table:style-name="ce57" table:formula="of:=[.$AF$3]/[.L18]" office:value-type="float" office:value="16.0340990328716" calcext:value-type="float">
            <text:p>16.03</text:p>
          </table:table-cell>
          <table:table-cell table:style-name="ce57" table:formula="of:=[.$AF$3]/[.M18]" office:value-type="float" office:value="10.5988112251185" calcext:value-type="float">
            <text:p>10.60</text:p>
          </table:table-cell>
          <table:table-cell table:style-name="ce57" table:formula="of:=[.$AF$3]/[.N18]" office:value-type="float" office:value="8.12116704262325" calcext:value-type="float">
            <text:p>8.12</text:p>
          </table:table-cell>
          <table:table-cell table:style-name="ce57" table:formula="of:=[.$AF$3]/[.O18]" office:value-type="float" office:value="6.19138477506921" calcext:value-type="float">
            <text:p>6.19</text:p>
          </table:table-cell>
          <table:table-cell/>
          <table:table-cell table:style-name="ce57" table:formula="of:=[.$AK$3]/[.$L18]" office:value-type="float" office:value="26.9694740471815" calcext:value-type="float">
            <text:p>26.97</text:p>
          </table:table-cell>
          <table:table-cell table:style-name="ce57" table:formula="of:=[.$AK$3]/[.$M18]" office:value-type="float" office:value="17.8272794549166" calcext:value-type="float">
            <text:p>17.83</text:p>
          </table:table-cell>
          <table:table-cell table:style-name="ce57" table:formula="of:=[.$AK$3]/[.$N18]" office:value-type="float" office:value="13.6598634784426" calcext:value-type="float">
            <text:p>13.66</text:p>
          </table:table-cell>
          <table:table-cell table:style-name="ce57" table:formula="of:=[.$AK$3]/[.$O18]" office:value-type="float" office:value="10.4139553251493" calcext:value-type="float">
            <text:p>10.41</text:p>
          </table:table-cell>
          <table:table-cell/>
          <table:table-cell table:style-name="ce57" table:formula="of:=[.$AP$3]/[.$L18]" office:value-type="float" office:value="7.04895960112652" calcext:value-type="float">
            <text:p>7.05</text:p>
          </table:table-cell>
          <table:table-cell table:style-name="ce57" table:formula="of:=[.$AP$3]/[.$M18]" office:value-type="float" office:value="4.65948177023618" calcext:value-type="float">
            <text:p>4.66</text:p>
          </table:table-cell>
          <table:table-cell table:style-name="ce57" table:formula="of:=[.$AP$3]/[.$N18]" office:value-type="float" office:value="3.57025226550564" calcext:value-type="float">
            <text:p>3.57</text:p>
          </table:table-cell>
          <table:table-cell table:style-name="ce57" table:formula="of:=[.$AP$3]/[.$O18]" office:value-type="float" office:value="2.72187548954391" calcext:value-type="float">
            <text:p>2.72</text:p>
          </table:table-cell>
          <table:table-cell/>
          <table:table-cell table:style-name="ce57" table:formula="of:=[.$AU$3]/[.$L18]" office:value-type="float" office:value="15.0396545826628" calcext:value-type="float">
            <text:p>15.04</text:p>
          </table:table-cell>
          <table:table-cell table:style-name="ce57" table:formula="of:=[.$AU$3]/[.$M18]" office:value-type="float" office:value="9.9414665885398" calcext:value-type="float">
            <text:p>9.94</text:p>
          </table:table-cell>
          <table:table-cell table:style-name="ce57" table:formula="of:=[.$AU$3]/[.$N18]" office:value-type="float" office:value="7.617487386024" calcext:value-type="float">
            <text:p>7.62</text:p>
          </table:table-cell>
          <table:table-cell table:style-name="ce57" table:formula="of:=[.$AU$3]/[.$O18]" office:value-type="float" office:value="5.80739137350345" calcext:value-type="float">
            <text:p>5.81</text:p>
          </table:table-cell>
          <table:table-cell/>
          <table:table-cell table:style-name="ce57" table:formula="of:=[.$AZ$3]/[.$L18]" office:value-type="float" office:value="27.4473696133596" calcext:value-type="float">
            <text:p>27.45</text:p>
          </table:table-cell>
          <table:table-cell table:style-name="ce57" table:formula="of:=[.$AZ$3]/[.$M18]" office:value-type="float" office:value="18.1431765240851" calcext:value-type="float">
            <text:p>18.14</text:p>
          </table:table-cell>
          <table:table-cell table:style-name="ce57" table:formula="of:=[.$AZ$3]/[.$N18]" office:value-type="float" office:value="13.9019144794938" calcext:value-type="float">
            <text:p>13.90</text:p>
          </table:table-cell>
          <table:table-cell table:style-name="ce57" table:formula="of:=[.$AZ$3]/[.$O18]" office:value-type="float" office:value="10.5984892566438" calcext:value-type="float">
            <text:p>10.60</text:p>
          </table:table-cell>
          <table:table-cell/>
          <table:table-cell table:style-name="ce57" table:formula="of:=[.$BE$3]/[.$L18]" office:value-type="float" office:value="38.4389676354552" calcext:value-type="float">
            <text:p>38.44</text:p>
          </table:table-cell>
          <table:table-cell table:style-name="ce57" table:formula="of:=[.$BE$3]/[.$M18]" office:value-type="float" office:value="25.4088091149619" calcext:value-type="float">
            <text:p>25.41</text:p>
          </table:table-cell>
          <table:table-cell table:style-name="ce57" table:formula="of:=[.$BE$3]/[.$N18]" office:value-type="float" office:value="19.4690875036721" calcext:value-type="float">
            <text:p>19.47</text:p>
          </table:table-cell>
          <table:table-cell table:style-name="ce57" table:formula="of:=[.$BE$3]/[.$O18]" office:value-type="float" office:value="14.8427696810173" calcext:value-type="float">
            <text:p>14.84</text:p>
          </table:table-cell>
          <table:table-cell/>
          <table:table-cell table:style-name="ce57" table:formula="of:=[.$BJ$3]/[.$L18]" office:value-type="float" office:value="10.0463487036993" calcext:value-type="float">
            <text:p>10.05</text:p>
          </table:table-cell>
          <table:table-cell table:style-name="ce57" table:formula="of:=[.$BJ$3]/[.$M18]" office:value-type="float" office:value="6.64080677024189" calcext:value-type="float">
            <text:p>6.64</text:p>
          </table:table-cell>
          <table:table-cell table:style-name="ce57" table:formula="of:=[.$BJ$3]/[.$N18]" office:value-type="float" office:value="5.08841038239314" calcext:value-type="float">
            <text:p>5.09</text:p>
          </table:table-cell>
          <table:table-cell table:style-name="ce57" table:formula="of:=[.$BJ$3]/[.$O18]" office:value-type="float" office:value="3.87928316281457" calcext:value-type="float">
            <text:p>3.88</text:p>
          </table:table-cell>
          <table:table-cell/>
          <table:table-cell table:style-name="ce57" table:formula="of:=[.$BO$3]/[.$L18]" office:value-type="float" office:value="21.4385356562677" calcext:value-type="float">
            <text:p>21.44</text:p>
          </table:table-cell>
          <table:table-cell table:style-name="ce57" table:formula="of:=[.$BO$3]/[.$M18]" office:value-type="float" office:value="14.171235433804" calcext:value-type="float">
            <text:p>14.17</text:p>
          </table:table-cell>
          <table:table-cell table:style-name="ce57" table:formula="of:=[.$BO$3]/[.$N18]" office:value-type="float" office:value="10.8584790986291" calcext:value-type="float">
            <text:p>10.86</text:p>
          </table:table-cell>
          <table:table-cell table:style-name="ce57" table:formula="of:=[.$BO$3]/[.$O18]" office:value-type="float" office:value="8.2782464415291" calcext:value-type="float">
            <text:p>8.28</text:p>
          </table:table-cell>
          <table:table-cell/>
          <table:table-cell table:style-name="ce57" table:formula="of:=[.$BT$3]/[.$L18]" office:value-type="float" office:value="39.1206716048562" calcext:value-type="float">
            <text:p>39.12</text:p>
          </table:table-cell>
          <table:table-cell table:style-name="ce57" table:formula="of:=[.$BT$3]/[.$M18]" office:value-type="float" office:value="25.8594269930406" calcext:value-type="float">
            <text:p>25.86</text:p>
          </table:table-cell>
          <table:table-cell table:style-name="ce57" table:formula="of:=[.$BT$3]/[.$N18]" office:value-type="float" office:value="19.8143661375246" calcext:value-type="float">
            <text:p>19.81</text:p>
          </table:table-cell>
          <table:table-cell table:style-name="ce57" table:formula="of:=[.$BT$3]/[.$O18]" office:value-type="float" office:value="15.1060019068257" calcext:value-type="float">
            <text:p>15.11</text:p>
          </table:table-cell>
          <table:table-cell table:number-columns-repeated="3"/>
        </table:table-row>
        <table:table-row table:style-name="ro4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57" table:formula="of:=[.B19]*[.$H$1]" office:value-type="float" office:value="6.56725393700788" calcext:value-type="float">
            <text:p>6.57</text:p>
          </table:table-cell>
          <table:table-cell table:style-name="ce57" table:formula="of:=[.C19]*[.$H$1]" office:value-type="float" office:value="9.77791141732285" calcext:value-type="float">
            <text:p>9.78</text:p>
          </table:table-cell>
          <table:table-cell table:style-name="ce57" table:formula="of:=[.D19]*[.$H$1]" office:value-type="float" office:value="12.6966909448819" calcext:value-type="float">
            <text:p>12.70</text:p>
          </table:table-cell>
          <table:table-cell table:style-name="ce57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57" table:formula="of:=[.$Q$3]/[.L19]" office:value-type="float" office:value="13.6556315410059" calcext:value-type="float">
            <text:p>13.66</text:p>
          </table:table-cell>
          <table:table-cell table:style-name="ce57" table:formula="of:=[.$Q$3]/[.M19]" office:value-type="float" office:value="9.17169282604874" calcext:value-type="float">
            <text:p>9.17</text:p>
          </table:table-cell>
          <table:table-cell table:style-name="ce57" table:formula="of:=[.$Q$3]/[.N19]" office:value-type="float" office:value="7.06325769362374" calcext:value-type="float">
            <text:p>7.06</text:p>
          </table:table-cell>
          <table:table-cell table:style-name="ce57" table:formula="of:=[.$Q$3]/[.O19]" office:value-type="float" office:value="5.34350799430665" calcext:value-type="float">
            <text:p>5.34</text:p>
          </table:table-cell>
          <table:table-cell/>
          <table:table-cell table:style-name="ce57" table:formula="of:=[.$V$3]/[.L19]" office:value-type="float" office:value="3.56922394425935" calcext:value-type="float">
            <text:p>3.57</text:p>
          </table:table-cell>
          <table:table-cell table:style-name="ce57" table:formula="of:=[.$V$3]/[.M19]" office:value-type="float" office:value="2.39723996256225" calcext:value-type="float">
            <text:p>2.40</text:p>
          </table:table-cell>
          <table:table-cell table:style-name="ce57" table:formula="of:=[.$V$3]/[.N19]" office:value-type="float" office:value="1.84615031599621" calcext:value-type="float">
            <text:p>1.85</text:p>
          </table:table-cell>
          <table:table-cell table:style-name="ce57" table:formula="of:=[.$V$3]/[.O19]" office:value-type="float" office:value="1.39665284775366" calcext:value-type="float">
            <text:p>1.40</text:p>
          </table:table-cell>
          <table:table-cell/>
          <table:table-cell table:style-name="ce57" table:formula="of:=[.$AA$3]/[.L19]" office:value-type="float" office:value="7.6165777172292" calcext:value-type="float">
            <text:p>7.62</text:p>
          </table:table-cell>
          <table:table-cell table:style-name="ce57" table:formula="of:=[.$AA$3]/[.M19]" office:value-type="float" office:value="5.11561189963155" calcext:value-type="float">
            <text:p>5.12</text:p>
          </table:table-cell>
          <table:table-cell table:style-name="ce57" table:formula="of:=[.$AA$3]/[.N19]" office:value-type="float" office:value="3.93960916408407" calcext:value-type="float">
            <text:p>3.94</text:p>
          </table:table-cell>
          <table:table-cell table:style-name="ce57" table:formula="of:=[.$AA$3]/[.O19]" office:value-type="float" office:value="2.98039997630708" calcext:value-type="float">
            <text:p>2.98</text:p>
          </table:table-cell>
          <table:table-cell/>
          <table:table-cell table:style-name="ce57" table:formula="of:=[.$AF$3]/[.L19]" office:value-type="float" office:value="13.896219161822" calcext:value-type="float">
            <text:p>13.90</text:p>
          </table:table-cell>
          <table:table-cell table:style-name="ce57" table:formula="of:=[.$AF$3]/[.M19]" office:value-type="float" office:value="9.33328152659687" calcext:value-type="float">
            <text:p>9.33</text:p>
          </table:table-cell>
          <table:table-cell table:style-name="ce57" table:formula="of:=[.$AF$3]/[.N19]" office:value-type="float" office:value="7.18769956645966" calcext:value-type="float">
            <text:p>7.19</text:p>
          </table:table-cell>
          <table:table-cell table:style-name="ce57" table:formula="of:=[.$AF$3]/[.O19]" office:value-type="float" office:value="5.43765097636513" calcext:value-type="float">
            <text:p>5.44</text:p>
          </table:table-cell>
          <table:table-cell/>
          <table:table-cell table:style-name="ce57" table:formula="of:=[.$AK$3]/[.$L19]" office:value-type="float" office:value="23.373544174224" calcext:value-type="float">
            <text:p>23.37</text:p>
          </table:table-cell>
          <table:table-cell table:style-name="ce57" table:formula="of:=[.$AK$3]/[.$M19]" office:value-type="float" office:value="15.69864907224" calcext:value-type="float">
            <text:p>15.70</text:p>
          </table:table-cell>
          <table:table-cell table:style-name="ce57" table:formula="of:=[.$AK$3]/[.$N19]" office:value-type="float" office:value="12.0897642280469" calcext:value-type="float">
            <text:p>12.09</text:p>
          </table:table-cell>
          <table:table-cell table:style-name="ce57" table:formula="of:=[.$AK$3]/[.$O19]" office:value-type="float" office:value="9.14616945947894" calcext:value-type="float">
            <text:p>9.15</text:p>
          </table:table-cell>
          <table:table-cell/>
          <table:table-cell table:style-name="ce57" table:formula="of:=[.$AP$3]/[.$L19]" office:value-type="float" office:value="6.10909832097632" calcext:value-type="float">
            <text:p>6.11</text:p>
          </table:table-cell>
          <table:table-cell table:style-name="ce57" table:formula="of:=[.$AP$3]/[.$M19]" office:value-type="float" office:value="4.10312573796917" calcext:value-type="float">
            <text:p>4.10</text:p>
          </table:table-cell>
          <table:table-cell table:style-name="ce57" table:formula="of:=[.$AP$3]/[.$N19]" office:value-type="float" office:value="3.1598784418843" calcext:value-type="float">
            <text:p>3.16</text:p>
          </table:table-cell>
          <table:table-cell table:style-name="ce57" table:formula="of:=[.$AP$3]/[.$O19]" office:value-type="float" office:value="2.39051673429508" calcext:value-type="float">
            <text:p>2.39</text:p>
          </table:table-cell>
          <table:table-cell/>
          <table:table-cell table:style-name="ce57" table:formula="of:=[.$AU$3]/[.$L19]" office:value-type="float" office:value="13.0343673049744" calcext:value-type="float">
            <text:p>13.03</text:p>
          </table:table-cell>
          <table:table-cell table:style-name="ce57" table:formula="of:=[.$AU$3]/[.$M19]" office:value-type="float" office:value="8.75442580184848" calcext:value-type="float">
            <text:p>8.75</text:p>
          </table:table-cell>
          <table:table-cell table:style-name="ce57" table:formula="of:=[.$AU$3]/[.$N19]" office:value-type="float" office:value="6.74191412326262" calcext:value-type="float">
            <text:p>6.74</text:p>
          </table:table-cell>
          <table:table-cell table:style-name="ce57" table:formula="of:=[.$AU$3]/[.$O19]" office:value-type="float" office:value="5.10040459759868" calcext:value-type="float">
            <text:p>5.10</text:p>
          </table:table-cell>
          <table:table-cell/>
          <table:table-cell table:style-name="ce57" table:formula="of:=[.$AZ$3]/[.$L19]" office:value-type="float" office:value="23.7877203315783" calcext:value-type="float">
            <text:p>23.79</text:p>
          </table:table-cell>
          <table:table-cell table:style-name="ce57" table:formula="of:=[.$AZ$3]/[.$M19]" office:value-type="float" office:value="15.9768270883735" calcext:value-type="float">
            <text:p>15.98</text:p>
          </table:table-cell>
          <table:table-cell table:style-name="ce57" table:formula="of:=[.$AZ$3]/[.$N19]" office:value-type="float" office:value="12.3039932749543" calcext:value-type="float">
            <text:p>12.30</text:p>
          </table:table-cell>
          <table:table-cell table:style-name="ce57" table:formula="of:=[.$AZ$3]/[.$O19]" office:value-type="float" office:value="9.30823839061759" calcext:value-type="float">
            <text:p>9.31</text:p>
          </table:table-cell>
          <table:table-cell/>
          <table:table-cell table:style-name="ce57" table:formula="of:=[.$BE$3]/[.$L19]" office:value-type="float" office:value="33.3137719507278" calcext:value-type="float">
            <text:p>33.31</text:p>
          </table:table-cell>
          <table:table-cell table:style-name="ce57" table:formula="of:=[.$BE$3]/[.$M19]" office:value-type="float" office:value="22.374921459444" calcext:value-type="float">
            <text:p>22.37</text:p>
          </table:table-cell>
          <table:table-cell table:style-name="ce57" table:formula="of:=[.$BE$3]/[.$N19]" office:value-type="float" office:value="17.2312613538247" calcext:value-type="float">
            <text:p>17.23</text:p>
          </table:table-cell>
          <table:table-cell table:style-name="ce57" table:formula="of:=[.$BE$3]/[.$O19]" office:value-type="float" office:value="13.0358238068065" calcext:value-type="float">
            <text:p>13.04</text:p>
          </table:table-cell>
          <table:table-cell/>
          <table:table-cell table:style-name="ce57" table:formula="of:=[.$BJ$3]/[.$L19]" office:value-type="float" office:value="8.70683554320603" calcext:value-type="float">
            <text:p>8.71</text:p>
          </table:table-cell>
          <table:table-cell table:style-name="ce57" table:formula="of:=[.$BJ$3]/[.$M19]" office:value-type="float" office:value="5.84787461857122" calcext:value-type="float">
            <text:p>5.85</text:p>
          </table:table-cell>
          <table:table-cell table:style-name="ce57" table:formula="of:=[.$BJ$3]/[.$N19]" office:value-type="float" office:value="4.50353562579622" calcext:value-type="float">
            <text:p>4.50</text:p>
          </table:table-cell>
          <table:table-cell table:style-name="ce57" table:formula="of:=[.$BJ$3]/[.$O19]" office:value-type="float" office:value="3.40702260386323" calcext:value-type="float">
            <text:p>3.41</text:p>
          </table:table-cell>
          <table:table-cell/>
          <table:table-cell table:style-name="ce57" table:formula="of:=[.$BO$3]/[.$L19]" office:value-type="float" office:value="18.580064235432" calcext:value-type="float">
            <text:p>18.58</text:p>
          </table:table-cell>
          <table:table-cell table:style-name="ce57" table:formula="of:=[.$BO$3]/[.$M19]" office:value-type="float" office:value="12.4791476208125" calcext:value-type="float">
            <text:p>12.48</text:p>
          </table:table-cell>
          <table:table-cell table:style-name="ce57" table:formula="of:=[.$BO$3]/[.$N19]" office:value-type="float" office:value="9.61037805280964" calcext:value-type="float">
            <text:p>9.61</text:p>
          </table:table-cell>
          <table:table-cell table:style-name="ce57" table:formula="of:=[.$BO$3]/[.$O19]" office:value-type="float" office:value="7.27045991821251" calcext:value-type="float">
            <text:p>7.27</text:p>
          </table:table-cell>
          <table:table-cell/>
          <table:table-cell table:style-name="ce57" table:formula="of:=[.$BT$3]/[.$L19]" office:value-type="float" office:value="33.9045820575421" calcext:value-type="float">
            <text:p>33.90</text:p>
          </table:table-cell>
          <table:table-cell table:style-name="ce57" table:formula="of:=[.$BT$3]/[.$M19]" office:value-type="float" office:value="22.7717342177521" calcext:value-type="float">
            <text:p>22.77</text:p>
          </table:table-cell>
          <table:table-cell table:style-name="ce57" table:formula="of:=[.$BT$3]/[.$N19]" office:value-type="float" office:value="17.5368527883838" calcext:value-type="float">
            <text:p>17.54</text:p>
          </table:table-cell>
          <table:table-cell table:style-name="ce57" table:formula="of:=[.$BT$3]/[.$O19]" office:value-type="float" office:value="13.2670103703425" calcext:value-type="float">
            <text:p>13.27</text:p>
          </table:table-cell>
          <table:table-cell table:number-columns-repeated="3"/>
        </table:table-row>
        <table:table-row table:style-name="ro4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57" table:formula="of:=[.B20]*[.$H$1]" office:value-type="float" office:value="4.88895570866143" calcext:value-type="float">
            <text:p>4.89</text:p>
          </table:table-cell>
          <table:table-cell table:style-name="ce57" table:formula="of:=[.C20]*[.$H$1]" office:value-type="float" office:value="7.36991830708663" calcext:value-type="float">
            <text:p>7.37</text:p>
          </table:table-cell>
          <table:table-cell table:style-name="ce57" table:formula="of:=[.D20]*[.$H$1]" office:value-type="float" office:value="9.41306397637797" calcext:value-type="float">
            <text:p>9.41</text:p>
          </table:table-cell>
          <table:table-cell table:style-name="ce57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57" table:formula="of:=[.$Q$3]/[.L20]" office:value-type="float" office:value="18.3433856520975" calcext:value-type="float">
            <text:p>18.34</text:p>
          </table:table-cell>
          <table:table-cell table:style-name="ce57" table:formula="of:=[.$Q$3]/[.M20]" office:value-type="float" office:value="12.1683845414904" calcext:value-type="float">
            <text:p>12.17</text:p>
          </table:table-cell>
          <table:table-cell table:style-name="ce57" table:formula="of:=[.$Q$3]/[.N20]" office:value-type="float" office:value="9.52718479605062" calcext:value-type="float">
            <text:p>9.53</text:p>
          </table:table-cell>
          <table:table-cell table:style-name="ce57" table:formula="of:=[.$Q$3]/[.O20]" office:value-type="float" office:value="7.31551689696744" calcext:value-type="float">
            <text:p>7.32</text:p>
          </table:table-cell>
          <table:table-cell/>
          <table:table-cell table:style-name="ce57" table:formula="of:=[.$V$3]/[.L20]" office:value-type="float" office:value="4.7944799251245" calcext:value-type="float">
            <text:p>4.79</text:p>
          </table:table-cell>
          <table:table-cell table:style-name="ce57" table:formula="of:=[.$V$3]/[.M20]" office:value-type="float" office:value="3.18049658399348" calcext:value-type="float">
            <text:p>3.18</text:p>
          </table:table-cell>
          <table:table-cell table:style-name="ce57" table:formula="of:=[.$V$3]/[.N20]" office:value-type="float" office:value="2.49015624018094" calcext:value-type="float">
            <text:p>2.49</text:p>
          </table:table-cell>
          <table:table-cell table:style-name="ce57" table:formula="of:=[.$V$3]/[.O20]" office:value-type="float" office:value="1.91208425585322" calcext:value-type="float">
            <text:p>1.91</text:p>
          </table:table-cell>
          <table:table-cell/>
          <table:table-cell table:style-name="ce57" table:formula="of:=[.$AA$3]/[.L20]" office:value-type="float" office:value="10.2312237992631" calcext:value-type="float">
            <text:p>10.23</text:p>
          </table:table-cell>
          <table:table-cell table:style-name="ce57" table:formula="of:=[.$AA$3]/[.M20]" office:value-type="float" office:value="6.78704945099632" calcext:value-type="float">
            <text:p>6.79</text:p>
          </table:table-cell>
          <table:table-cell table:style-name="ce57" table:formula="of:=[.$AA$3]/[.N20]" office:value-type="float" office:value="5.31389143062502" calcext:value-type="float">
            <text:p>5.31</text:p>
          </table:table-cell>
          <table:table-cell table:style-name="ce57" table:formula="of:=[.$AA$3]/[.O20]" office:value-type="float" office:value="4.08030949137279" calcext:value-type="float">
            <text:p>4.08</text:p>
          </table:table-cell>
          <table:table-cell/>
          <table:table-cell table:style-name="ce57" table:formula="of:=[.$AF$3]/[.L20]" office:value-type="float" office:value="18.6665630531937" calcext:value-type="float">
            <text:p>18.67</text:p>
          </table:table-cell>
          <table:table-cell table:style-name="ce57" table:formula="of:=[.$AF$3]/[.M20]" office:value-type="float" office:value="12.3827695501384" calcext:value-type="float">
            <text:p>12.38</text:p>
          </table:table-cell>
          <table:table-cell table:style-name="ce57" table:formula="of:=[.$AF$3]/[.N20]" office:value-type="float" office:value="9.69503662452699" calcext:value-type="float">
            <text:p>9.70</text:p>
          </table:table-cell>
          <table:table-cell table:style-name="ce57" table:formula="of:=[.$AF$3]/[.O20]" office:value-type="float" office:value="7.44440312240465" calcext:value-type="float">
            <text:p>7.44</text:p>
          </table:table-cell>
          <table:table-cell/>
          <table:table-cell table:style-name="ce57" table:formula="of:=[.$AK$3]/[.$L20]" office:value-type="float" office:value="31.3972981444799" calcext:value-type="float">
            <text:p>31.40</text:p>
          </table:table-cell>
          <table:table-cell table:style-name="ce57" table:formula="of:=[.$AK$3]/[.$M20]" office:value-type="float" office:value="20.8279106502986" calcext:value-type="float">
            <text:p>20.83</text:p>
          </table:table-cell>
          <table:table-cell table:style-name="ce57" table:formula="of:=[.$AK$3]/[.$N20]" office:value-type="float" office:value="16.3071238424818" calcext:value-type="float">
            <text:p>16.31</text:p>
          </table:table-cell>
          <table:table-cell table:style-name="ce57" table:formula="of:=[.$AK$3]/[.$O20]" office:value-type="float" office:value="12.5215415219057" calcext:value-type="float">
            <text:p>12.52</text:p>
          </table:table-cell>
          <table:table-cell/>
          <table:table-cell table:style-name="ce57" table:formula="of:=[.$AP$3]/[.$L20]" office:value-type="float" office:value="8.20625147593834" calcext:value-type="float">
            <text:p>8.21</text:p>
          </table:table-cell>
          <table:table-cell table:style-name="ce57" table:formula="of:=[.$AP$3]/[.$M20]" office:value-type="float" office:value="5.44375097908781" calcext:value-type="float">
            <text:p>5.44</text:p>
          </table:table-cell>
          <table:table-cell table:style-name="ce57" table:formula="of:=[.$AP$3]/[.$N20]" office:value-type="float" office:value="4.26216161928581" calcext:value-type="float">
            <text:p>4.26</text:p>
          </table:table-cell>
          <table:table-cell table:style-name="ce57" table:formula="of:=[.$AP$3]/[.$O20]" office:value-type="float" office:value="3.27273124338017" calcext:value-type="float">
            <text:p>3.27</text:p>
          </table:table-cell>
          <table:table-cell/>
          <table:table-cell table:style-name="ce57" table:formula="of:=[.$AU$3]/[.$L20]" office:value-type="float" office:value="17.508851603697" calcext:value-type="float">
            <text:p>17.51</text:p>
          </table:table-cell>
          <table:table-cell table:style-name="ce57" table:formula="of:=[.$AU$3]/[.$M20]" office:value-type="float" office:value="11.6147827470069" calcext:value-type="float">
            <text:p>11.61</text:p>
          </table:table-cell>
          <table:table-cell table:style-name="ce57" table:formula="of:=[.$AU$3]/[.$N20]" office:value-type="float" office:value="9.09374463137749" calcext:value-type="float">
            <text:p>9.09</text:p>
          </table:table-cell>
          <table:table-cell table:style-name="ce57" table:formula="of:=[.$AU$3]/[.$O20]" office:value-type="float" office:value="6.982696770522" calcext:value-type="float">
            <text:p>6.98</text:p>
          </table:table-cell>
          <table:table-cell/>
          <table:table-cell table:style-name="ce57" table:formula="of:=[.$AZ$3]/[.$L20]" office:value-type="float" office:value="31.953654176747" calcext:value-type="float">
            <text:p>31.95</text:p>
          </table:table-cell>
          <table:table-cell table:style-name="ce57" table:formula="of:=[.$AZ$3]/[.$M20]" office:value-type="float" office:value="21.1969785132876" calcext:value-type="float">
            <text:p>21.20</text:p>
          </table:table-cell>
          <table:table-cell table:style-name="ce57" table:formula="of:=[.$AZ$3]/[.$N20]" office:value-type="float" office:value="16.5960839522639" calcext:value-type="float">
            <text:p>16.60</text:p>
          </table:table-cell>
          <table:table-cell table:style-name="ce57" table:formula="of:=[.$AZ$3]/[.$O20]" office:value-type="float" office:value="12.7434216062027" calcext:value-type="float">
            <text:p>12.74</text:p>
          </table:table-cell>
          <table:table-cell/>
          <table:table-cell table:style-name="ce57" table:formula="of:=[.$BE$3]/[.$L20]" office:value-type="float" office:value="44.7498429188881" calcext:value-type="float">
            <text:p>44.75</text:p>
          </table:table-cell>
          <table:table-cell table:style-name="ce57" table:formula="of:=[.$BE$3]/[.$M20]" office:value-type="float" office:value="29.6855393620347" calcext:value-type="float">
            <text:p>29.69</text:p>
          </table:table-cell>
          <table:table-cell table:style-name="ce57" table:formula="of:=[.$BE$3]/[.$N20]" office:value-type="float" office:value="23.242166477252" calcext:value-type="float">
            <text:p>23.24</text:p>
          </table:table-cell>
          <table:table-cell table:style-name="ce57" table:formula="of:=[.$BE$3]/[.$O20]" office:value-type="float" office:value="17.8466635450328" calcext:value-type="float">
            <text:p>17.85</text:p>
          </table:table-cell>
          <table:table-cell/>
          <table:table-cell table:style-name="ce57" table:formula="of:=[.$BJ$3]/[.$L20]" office:value-type="float" office:value="11.6957492371424" calcext:value-type="float">
            <text:p>11.70</text:p>
          </table:table-cell>
          <table:table-cell table:style-name="ce57" table:formula="of:=[.$BJ$3]/[.$M20]" office:value-type="float" office:value="7.75856632562914" calcext:value-type="float">
            <text:p>7.76</text:p>
          </table:table-cell>
          <table:table-cell table:style-name="ce57" table:formula="of:=[.$BJ$3]/[.$N20]" office:value-type="float" office:value="6.07453642549258" calcext:value-type="float">
            <text:p>6.07</text:p>
          </table:table-cell>
          <table:table-cell table:style-name="ce57" table:formula="of:=[.$BJ$3]/[.$O20]" office:value-type="float" office:value="4.66437618386038" calcext:value-type="float">
            <text:p>4.66</text:p>
          </table:table-cell>
          <table:table-cell/>
          <table:table-cell table:style-name="ce57" table:formula="of:=[.$BO$3]/[.$L20]" office:value-type="float" office:value="24.958295241625" calcext:value-type="float">
            <text:p>24.96</text:p>
          </table:table-cell>
          <table:table-cell table:style-name="ce57" table:formula="of:=[.$BO$3]/[.$M20]" office:value-type="float" office:value="16.5564928830582" calcext:value-type="float">
            <text:p>16.56</text:p>
          </table:table-cell>
          <table:table-cell table:style-name="ce57" table:formula="of:=[.$BO$3]/[.$N20]" office:value-type="float" office:value="12.9628355130921" calcext:value-type="float">
            <text:p>12.96</text:p>
          </table:table-cell>
          <table:table-cell table:style-name="ce57" table:formula="of:=[.$BO$3]/[.$O20]" office:value-type="float" office:value="9.95360584040999" calcext:value-type="float">
            <text:p>9.95</text:p>
          </table:table-cell>
          <table:table-cell/>
          <table:table-cell table:style-name="ce57" table:formula="of:=[.$BT$3]/[.$L20]" office:value-type="float" office:value="45.5434684355043" calcext:value-type="float">
            <text:p>45.54</text:p>
          </table:table-cell>
          <table:table-cell table:style-name="ce57" table:formula="of:=[.$BT$3]/[.$M20]" office:value-type="float" office:value="30.2120038136513" calcext:value-type="float">
            <text:p>30.21</text:p>
          </table:table-cell>
          <table:table-cell table:style-name="ce57" table:formula="of:=[.$BT$3]/[.$N20]" office:value-type="float" office:value="23.6543595750293" calcext:value-type="float">
            <text:p>23.65</text:p>
          </table:table-cell>
          <table:table-cell table:style-name="ce57" table:formula="of:=[.$BT$3]/[.$O20]" office:value-type="float" office:value="18.1631689593975" calcext:value-type="float">
            <text:p>18.16</text:p>
          </table:table-cell>
          <table:table-cell table:number-columns-repeated="3"/>
        </table:table-row>
        <table:table-row table:style-name="ro4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57" table:formula="of:=[.B21]*[.$H$1]" office:value-type="float" office:value="5.32677263779528" calcext:value-type="float">
            <text:p>5.33</text:p>
          </table:table-cell>
          <table:table-cell table:style-name="ce57" table:formula="of:=[.C21]*[.$H$1]" office:value-type="float" office:value="7.73476574803151" calcext:value-type="float">
            <text:p>7.73</text:p>
          </table:table-cell>
          <table:table-cell table:style-name="ce57" table:formula="of:=[.D21]*[.$H$1]" office:value-type="float" office:value="9.77791141732285" calcext:value-type="float">
            <text:p>9.78</text:p>
          </table:table-cell>
          <table:table-cell table:style-name="ce57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57" table:formula="of:=[.$Q$3]/[.L21]" office:value-type="float" office:value="16.8357101190484" calcext:value-type="float">
            <text:p>16.84</text:p>
          </table:table-cell>
          <table:table-cell table:style-name="ce57" table:formula="of:=[.$Q$3]/[.M21]" office:value-type="float" office:value="11.5944041385899" calcext:value-type="float">
            <text:p>11.59</text:p>
          </table:table-cell>
          <table:table-cell table:style-name="ce57" table:formula="of:=[.$Q$3]/[.N21]" office:value-type="float" office:value="9.17169282604874" calcext:value-type="float">
            <text:p>9.17</text:p>
          </table:table-cell>
          <table:table-cell table:style-name="ce57" table:formula="of:=[.$Q$3]/[.O21]" office:value-type="float" office:value="6.98299340165074" calcext:value-type="float">
            <text:p>6.98</text:p>
          </table:table-cell>
          <table:table-cell/>
          <table:table-cell table:style-name="ce57" table:formula="of:=[.$V$3]/[.L21]" office:value-type="float" office:value="4.40041308196358" calcext:value-type="float">
            <text:p>4.40</text:p>
          </table:table-cell>
          <table:table-cell table:style-name="ce57" table:formula="of:=[.$V$3]/[.M21]" office:value-type="float" office:value="3.0304731602202" calcext:value-type="float">
            <text:p>3.03</text:p>
          </table:table-cell>
          <table:table-cell table:style-name="ce57" table:formula="of:=[.$V$3]/[.N21]" office:value-type="float" office:value="2.39723996256225" calcext:value-type="float">
            <text:p>2.40</text:p>
          </table:table-cell>
          <table:table-cell table:style-name="ce57" table:formula="of:=[.$V$3]/[.O21]" office:value-type="float" office:value="1.82517133513262" calcext:value-type="float">
            <text:p>1.83</text:p>
          </table:table-cell>
          <table:table-cell/>
          <table:table-cell table:style-name="ce57" table:formula="of:=[.$AA$3]/[.L21]" office:value-type="float" office:value="9.39030129521409" calcext:value-type="float">
            <text:p>9.39</text:p>
          </table:table-cell>
          <table:table-cell table:style-name="ce57" table:formula="of:=[.$AA$3]/[.M21]" office:value-type="float" office:value="6.46690560896819" calcext:value-type="float">
            <text:p>6.47</text:p>
          </table:table-cell>
          <table:table-cell table:style-name="ce57" table:formula="of:=[.$AA$3]/[.N21]" office:value-type="float" office:value="5.11561189963155" calcext:value-type="float">
            <text:p>5.12</text:p>
          </table:table-cell>
          <table:table-cell table:style-name="ce57" table:formula="of:=[.$AA$3]/[.O21]" office:value-type="float" office:value="3.89484087812857" calcext:value-type="float">
            <text:p>3.89</text:p>
          </table:table-cell>
          <table:table-cell/>
          <table:table-cell table:style-name="ce57" table:formula="of:=[.$AF$3]/[.L21]" office:value-type="float" office:value="17.1323249940271" calcext:value-type="float">
            <text:p>17.13</text:p>
          </table:table-cell>
          <table:table-cell table:style-name="ce57" table:formula="of:=[.$AF$3]/[.M21]" office:value-type="float" office:value="11.79867664683" calcext:value-type="float">
            <text:p>11.80</text:p>
          </table:table-cell>
          <table:table-cell table:style-name="ce57" table:formula="of:=[.$AF$3]/[.N21]" office:value-type="float" office:value="9.33328152659687" calcext:value-type="float">
            <text:p>9.33</text:p>
          </table:table-cell>
          <table:table-cell table:style-name="ce57" table:formula="of:=[.$AF$3]/[.O21]" office:value-type="float" office:value="7.10602116229535" calcext:value-type="float">
            <text:p>7.11</text:p>
          </table:table-cell>
          <table:table-cell/>
          <table:table-cell table:style-name="ce57" table:formula="of:=[.$AK$3]/[.$L21]" office:value-type="float" office:value="28.8166982969884" calcext:value-type="float">
            <text:p>28.82</text:p>
          </table:table-cell>
          <table:table-cell table:style-name="ce57" table:formula="of:=[.$AK$3]/[.$M21]" office:value-type="float" office:value="19.8454620347185" calcext:value-type="float">
            <text:p>19.85</text:p>
          </table:table-cell>
          <table:table-cell table:style-name="ce57" table:formula="of:=[.$AK$3]/[.$N21]" office:value-type="float" office:value="15.69864907224" calcext:value-type="float">
            <text:p>15.70</text:p>
          </table:table-cell>
          <table:table-cell table:style-name="ce57" table:formula="of:=[.$AK$3]/[.$O21]" office:value-type="float" office:value="11.9523805436373" calcext:value-type="float">
            <text:p>11.95</text:p>
          </table:table-cell>
          <table:table-cell/>
          <table:table-cell table:style-name="ce57" table:formula="of:=[.$AP$3]/[.$L21]" office:value-type="float" office:value="7.53176505325848" calcext:value-type="float">
            <text:p>7.53</text:p>
          </table:table-cell>
          <table:table-cell table:style-name="ce57" table:formula="of:=[.$AP$3]/[.$M21]" office:value-type="float" office:value="5.18697027252706" calcext:value-type="float">
            <text:p>5.19</text:p>
          </table:table-cell>
          <table:table-cell table:style-name="ce57" table:formula="of:=[.$AP$3]/[.$N21]" office:value-type="float" office:value="4.10312573796917" calcext:value-type="float">
            <text:p>4.10</text:p>
          </table:table-cell>
          <table:table-cell table:style-name="ce57" table:formula="of:=[.$AP$3]/[.$O21]" office:value-type="float" office:value="3.12397073231744" calcext:value-type="float">
            <text:p>3.12</text:p>
          </table:table-cell>
          <table:table-cell/>
          <table:table-cell table:style-name="ce57" table:formula="of:=[.$AU$3]/[.$L21]" office:value-type="float" office:value="16.0697679102424" calcext:value-type="float">
            <text:p>16.07</text:p>
          </table:table-cell>
          <table:table-cell table:style-name="ce57" table:formula="of:=[.$AU$3]/[.$M21]" office:value-type="float" office:value="11.066915636299" calcext:value-type="float">
            <text:p>11.07</text:p>
          </table:table-cell>
          <table:table-cell table:style-name="ce57" table:formula="of:=[.$AU$3]/[.$N21]" office:value-type="float" office:value="8.75442580184848" calcext:value-type="float">
            <text:p>8.75</text:p>
          </table:table-cell>
          <table:table-cell table:style-name="ce57" table:formula="of:=[.$AU$3]/[.$O21]" office:value-type="float" office:value="6.665301462771" calcext:value-type="float">
            <text:p>6.67</text:p>
          </table:table-cell>
          <table:table-cell/>
          <table:table-cell table:style-name="ce57" table:formula="of:=[.$AZ$3]/[.$L21]" office:value-type="float" office:value="29.3273264361924" calcext:value-type="float">
            <text:p>29.33</text:p>
          </table:table-cell>
          <table:table-cell table:style-name="ce57" table:formula="of:=[.$AZ$3]/[.$M21]" office:value-type="float" office:value="20.1971210362457" calcext:value-type="float">
            <text:p>20.20</text:p>
          </table:table-cell>
          <table:table-cell table:style-name="ce57" table:formula="of:=[.$AZ$3]/[.$N21]" office:value-type="float" office:value="15.9768270883735" calcext:value-type="float">
            <text:p>15.98</text:p>
          </table:table-cell>
          <table:table-cell table:style-name="ce57" table:formula="of:=[.$AZ$3]/[.$O21]" office:value-type="float" office:value="12.1641751695571" calcext:value-type="float">
            <text:p>12.16</text:p>
          </table:table-cell>
          <table:table-cell/>
          <table:table-cell table:style-name="ce57" table:formula="of:=[.$BE$3]/[.$L21]" office:value-type="float" office:value="41.0717736378836" calcext:value-type="float">
            <text:p>41.07</text:p>
          </table:table-cell>
          <table:table-cell table:style-name="ce57" table:formula="of:=[.$BE$3]/[.$M21]" office:value-type="float" office:value="28.2852780713727" calcext:value-type="float">
            <text:p>28.29</text:p>
          </table:table-cell>
          <table:table-cell table:style-name="ce57" table:formula="of:=[.$BE$3]/[.$N21]" office:value-type="float" office:value="22.374921459444" calcext:value-type="float">
            <text:p>22.37</text:p>
          </table:table-cell>
          <table:table-cell table:style-name="ce57" table:formula="of:=[.$BE$3]/[.$O21]" office:value-type="float" office:value="17.0354515657131" calcext:value-type="float">
            <text:p>17.04</text:p>
          </table:table-cell>
          <table:table-cell/>
          <table:table-cell table:style-name="ce57" table:formula="of:=[.$BJ$3]/[.$L21]" office:value-type="float" office:value="10.7344547792951" calcext:value-type="float">
            <text:p>10.73</text:p>
          </table:table-cell>
          <table:table-cell table:style-name="ce57" table:formula="of:=[.$BJ$3]/[.$M21]" office:value-type="float" office:value="7.39259621592965" calcext:value-type="float">
            <text:p>7.39</text:p>
          </table:table-cell>
          <table:table-cell table:style-name="ce57" table:formula="of:=[.$BJ$3]/[.$N21]" office:value-type="float" office:value="5.84787461857122" calcext:value-type="float">
            <text:p>5.85</text:p>
          </table:table-cell>
          <table:table-cell table:style-name="ce57" table:formula="of:=[.$BJ$3]/[.$O21]" office:value-type="float" office:value="4.45235908459399" calcext:value-type="float">
            <text:p>4.45</text:p>
          </table:table-cell>
          <table:table-cell/>
          <table:table-cell table:style-name="ce57" table:formula="of:=[.$BO$3]/[.$L21]" office:value-type="float" office:value="22.9069285094367" calcext:value-type="float">
            <text:p>22.91</text:p>
          </table:table-cell>
          <table:table-cell table:style-name="ce57" table:formula="of:=[.$BO$3]/[.$M21]" office:value-type="float" office:value="15.7755262376309" calcext:value-type="float">
            <text:p>15.78</text:p>
          </table:table-cell>
          <table:table-cell table:style-name="ce57" table:formula="of:=[.$BO$3]/[.$N21]" office:value-type="float" office:value="12.4791476208125" calcext:value-type="float">
            <text:p>12.48</text:p>
          </table:table-cell>
          <table:table-cell table:style-name="ce57" table:formula="of:=[.$BO$3]/[.$O21]" office:value-type="float" office:value="9.50116921130044" calcext:value-type="float">
            <text:p>9.50</text:p>
          </table:table-cell>
          <table:table-cell/>
          <table:table-cell table:style-name="ce57" table:formula="of:=[.$BT$3]/[.$L21]" office:value-type="float" office:value="41.8001696599834" calcext:value-type="float">
            <text:p>41.80</text:p>
          </table:table-cell>
          <table:table-cell table:style-name="ce57" table:formula="of:=[.$BT$3]/[.$M21]" office:value-type="float" office:value="28.7869092941395" calcext:value-type="float">
            <text:p>28.79</text:p>
          </table:table-cell>
          <table:table-cell table:style-name="ce57" table:formula="of:=[.$BT$3]/[.$N21]" office:value-type="float" office:value="22.7717342177521" calcext:value-type="float">
            <text:p>22.77</text:p>
          </table:table-cell>
          <table:table-cell table:style-name="ce57" table:formula="of:=[.$BT$3]/[.$O21]" office:value-type="float" office:value="17.337570370334" calcext:value-type="float">
            <text:p>17.34</text:p>
          </table:table-cell>
          <table:table-cell table:number-columns-repeated="3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57" table:formula="of:=[.B22]*[.$H$1]" office:value-type="float" office:value="5.69162007874017" calcext:value-type="float">
            <text:p>5.69</text:p>
          </table:table-cell>
          <table:table-cell table:style-name="ce57" table:formula="of:=[.C22]*[.$H$1]" office:value-type="float" office:value="8.61039960629923" calcext:value-type="float">
            <text:p>8.61</text:p>
          </table:table-cell>
          <table:table-cell table:style-name="ce57" table:formula="of:=[.D22]*[.$H$1]" office:value-type="float" office:value="11.0183927165355" calcext:value-type="float">
            <text:p>11.02</text:p>
          </table:table-cell>
          <table:table-cell table:style-name="ce57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57" table:formula="of:=[.$Q$3]/[.L22]" office:value-type="float" office:value="15.7564979319299" calcext:value-type="float">
            <text:p>15.76</text:p>
          </table:table-cell>
          <table:table-cell table:style-name="ce57" table:formula="of:=[.$Q$3]/[.M22]" office:value-type="float" office:value="10.4153121922926" calcext:value-type="float">
            <text:p>10.42</text:p>
          </table:table-cell>
          <table:table-cell table:style-name="ce57" table:formula="of:=[.$Q$3]/[.N22]" office:value-type="float" office:value="8.13911813702338" calcext:value-type="float">
            <text:p>8.14</text:p>
          </table:table-cell>
          <table:table-cell table:style-name="ce57" table:formula="of:=[.$Q$3]/[.O22]" office:value-type="float" office:value="6.27044305454352" calcext:value-type="float">
            <text:p>6.27</text:p>
          </table:table-cell>
          <table:table-cell/>
          <table:table-cell table:style-name="ce57" table:formula="of:=[.$V$3]/[.L22]" office:value-type="float" office:value="4.11833532029925" calcext:value-type="float">
            <text:p>4.12</text:p>
          </table:table-cell>
          <table:table-cell table:style-name="ce57" table:formula="of:=[.$V$3]/[.M22]" office:value-type="float" office:value="2.72228944901137" calcext:value-type="float">
            <text:p>2.72</text:p>
          </table:table-cell>
          <table:table-cell table:style-name="ce57" table:formula="of:=[.$V$3]/[.N22]" office:value-type="float" office:value="2.12735201975723" calcext:value-type="float">
            <text:p>2.13</text:p>
          </table:table-cell>
          <table:table-cell table:style-name="ce57" table:formula="of:=[.$V$3]/[.O22]" office:value-type="float" office:value="1.6389293621599" calcext:value-type="float">
            <text:p>1.64</text:p>
          </table:table-cell>
          <table:table-cell/>
          <table:table-cell table:style-name="ce57" table:formula="of:=[.$AA$3]/[.L22]" office:value-type="float" office:value="8.78835890449523" calcext:value-type="float">
            <text:p>8.79</text:p>
          </table:table-cell>
          <table:table-cell table:style-name="ce57" table:formula="of:=[.$AA$3]/[.M22]" office:value-type="float" office:value="5.80925419110702" calcext:value-type="float">
            <text:p>5.81</text:p>
          </table:table-cell>
          <table:table-cell table:style-name="ce57" table:formula="of:=[.$AA$3]/[.N22]" office:value-type="float" office:value="4.53968208311674" calcext:value-type="float">
            <text:p>4.54</text:p>
          </table:table-cell>
          <table:table-cell table:style-name="ce57" table:formula="of:=[.$AA$3]/[.O22]" office:value-type="float" office:value="3.49740813546239" calcext:value-type="float">
            <text:p>3.50</text:p>
          </table:table-cell>
          <table:table-cell/>
          <table:table-cell table:style-name="ce57" table:formula="of:=[.$AF$3]/[.L22]" office:value-type="float" office:value="16.0340990328716" calcext:value-type="float">
            <text:p>16.03</text:p>
          </table:table-cell>
          <table:table-cell table:style-name="ce57" table:formula="of:=[.$AF$3]/[.M22]" office:value-type="float" office:value="10.5988112251185" calcext:value-type="float">
            <text:p>10.60</text:p>
          </table:table-cell>
          <table:table-cell table:style-name="ce57" table:formula="of:=[.$AF$3]/[.N22]" office:value-type="float" office:value="8.28251473221179" calcext:value-type="float">
            <text:p>8.28</text:p>
          </table:table-cell>
          <table:table-cell table:style-name="ce57" table:formula="of:=[.$AF$3]/[.O22]" office:value-type="float" office:value="6.38091696206113" calcext:value-type="float">
            <text:p>6.38</text:p>
          </table:table-cell>
          <table:table-cell/>
          <table:table-cell table:style-name="ce57" table:formula="of:=[.$AK$3]/[.$L22]" office:value-type="float" office:value="26.9694740471815" calcext:value-type="float">
            <text:p>26.97</text:p>
          </table:table-cell>
          <table:table-cell table:style-name="ce57" table:formula="of:=[.$AK$3]/[.$M22]" office:value-type="float" office:value="17.8272794549166" calcext:value-type="float">
            <text:p>17.83</text:p>
          </table:table-cell>
          <table:table-cell table:style-name="ce57" table:formula="of:=[.$AK$3]/[.$N22]" office:value-type="float" office:value="13.9312514945706" calcext:value-type="float">
            <text:p>13.93</text:p>
          </table:table-cell>
          <table:table-cell table:style-name="ce57" table:formula="of:=[.$AK$3]/[.$O22]" office:value-type="float" office:value="10.7327498759192" calcext:value-type="float">
            <text:p>10.73</text:p>
          </table:table-cell>
          <table:table-cell/>
          <table:table-cell table:style-name="ce57" table:formula="of:=[.$AP$3]/[.$L22]" office:value-type="float" office:value="7.04895960112652" calcext:value-type="float">
            <text:p>7.05</text:p>
          </table:table-cell>
          <table:table-cell table:style-name="ce57" table:formula="of:=[.$AP$3]/[.$M22]" office:value-type="float" office:value="4.65948177023618" calcext:value-type="float">
            <text:p>4.66</text:p>
          </table:table-cell>
          <table:table-cell table:style-name="ce57" table:formula="of:=[.$AP$3]/[.$N22]" office:value-type="float" office:value="3.64118442972099" calcext:value-type="float">
            <text:p>3.64</text:p>
          </table:table-cell>
          <table:table-cell table:style-name="ce57" table:formula="of:=[.$AP$3]/[.$O22]" office:value-type="float" office:value="2.80519820861158" calcext:value-type="float">
            <text:p>2.81</text:p>
          </table:table-cell>
          <table:table-cell/>
          <table:table-cell table:style-name="ce57" table:formula="of:=[.$AU$3]/[.$L22]" office:value-type="float" office:value="15.0396545826628" calcext:value-type="float">
            <text:p>15.04</text:p>
          </table:table-cell>
          <table:table-cell table:style-name="ce57" table:formula="of:=[.$AU$3]/[.$M22]" office:value-type="float" office:value="9.9414665885398" calcext:value-type="float">
            <text:p>9.94</text:p>
          </table:table-cell>
          <table:table-cell table:style-name="ce57" table:formula="of:=[.$AU$3]/[.$N22]" office:value-type="float" office:value="7.76882819501786" calcext:value-type="float">
            <text:p>7.77</text:p>
          </table:table-cell>
          <table:table-cell table:style-name="ce57" table:formula="of:=[.$AU$3]/[.$O22]" office:value-type="float" office:value="5.98516866044743" calcext:value-type="float">
            <text:p>5.99</text:p>
          </table:table-cell>
          <table:table-cell/>
          <table:table-cell table:style-name="ce57" table:formula="of:=[.$AZ$3]/[.$L22]" office:value-type="float" office:value="27.4473696133596" calcext:value-type="float">
            <text:p>27.45</text:p>
          </table:table-cell>
          <table:table-cell table:style-name="ce57" table:formula="of:=[.$AZ$3]/[.$M22]" office:value-type="float" office:value="18.1431765240851" calcext:value-type="float">
            <text:p>18.14</text:p>
          </table:table-cell>
          <table:table-cell table:style-name="ce57" table:formula="of:=[.$AZ$3]/[.$N22]" office:value-type="float" office:value="14.1781114559076" calcext:value-type="float">
            <text:p>14.18</text:p>
          </table:table-cell>
          <table:table-cell table:style-name="ce57" table:formula="of:=[.$AZ$3]/[.$O22]" office:value-type="float" office:value="10.9229328053166" calcext:value-type="float">
            <text:p>10.92</text:p>
          </table:table-cell>
          <table:table-cell/>
          <table:table-cell table:style-name="ce57" table:formula="of:=[.$BE$3]/[.$L22]" office:value-type="float" office:value="38.4389676354552" calcext:value-type="float">
            <text:p>38.44</text:p>
          </table:table-cell>
          <table:table-cell table:style-name="ce57" table:formula="of:=[.$BE$3]/[.$M22]" office:value-type="float" office:value="25.4088091149619" calcext:value-type="float">
            <text:p>25.41</text:p>
          </table:table-cell>
          <table:table-cell table:style-name="ce57" table:formula="of:=[.$BE$3]/[.$N22]" office:value-type="float" office:value="19.855890566659" calcext:value-type="float">
            <text:p>19.86</text:p>
          </table:table-cell>
          <table:table-cell table:style-name="ce57" table:formula="of:=[.$BE$3]/[.$O22]" office:value-type="float" office:value="15.2971401814566" calcext:value-type="float">
            <text:p>15.30</text:p>
          </table:table-cell>
          <table:table-cell/>
          <table:table-cell table:style-name="ce57" table:formula="of:=[.$BJ$3]/[.$L22]" office:value-type="float" office:value="10.0463487036993" calcext:value-type="float">
            <text:p>10.05</text:p>
          </table:table-cell>
          <table:table-cell table:style-name="ce57" table:formula="of:=[.$BJ$3]/[.$M22]" office:value-type="float" office:value="6.64080677024189" calcext:value-type="float">
            <text:p>6.64</text:p>
          </table:table-cell>
          <table:table-cell table:style-name="ce57" table:formula="of:=[.$BJ$3]/[.$N22]" office:value-type="float" office:value="5.18950462840095" calcext:value-type="float">
            <text:p>5.19</text:p>
          </table:table-cell>
          <table:table-cell table:style-name="ce57" table:formula="of:=[.$BJ$3]/[.$O22]" office:value-type="float" office:value="3.99803672902318" calcext:value-type="float">
            <text:p>4.00</text:p>
          </table:table-cell>
          <table:table-cell/>
          <table:table-cell table:style-name="ce57" table:formula="of:=[.$BO$3]/[.$L22]" office:value-type="float" office:value="21.4385356562677" calcext:value-type="float">
            <text:p>21.44</text:p>
          </table:table-cell>
          <table:table-cell table:style-name="ce57" table:formula="of:=[.$BO$3]/[.$M22]" office:value-type="float" office:value="14.171235433804" calcext:value-type="float">
            <text:p>14.17</text:p>
          </table:table-cell>
          <table:table-cell table:style-name="ce57" table:formula="of:=[.$BO$3]/[.$N22]" office:value-type="float" office:value="11.0742104714495" calcext:value-type="float">
            <text:p>11.07</text:p>
          </table:table-cell>
          <table:table-cell table:style-name="ce57" table:formula="of:=[.$BO$3]/[.$O22]" office:value-type="float" office:value="8.53166214892284" calcext:value-type="float">
            <text:p>8.53</text:p>
          </table:table-cell>
          <table:table-cell/>
          <table:table-cell table:style-name="ce57" table:formula="of:=[.$BT$3]/[.$L22]" office:value-type="float" office:value="39.1206716048562" calcext:value-type="float">
            <text:p>39.12</text:p>
          </table:table-cell>
          <table:table-cell table:style-name="ce57" table:formula="of:=[.$BT$3]/[.$M22]" office:value-type="float" office:value="25.8594269930406" calcext:value-type="float">
            <text:p>25.86</text:p>
          </table:table-cell>
          <table:table-cell table:style-name="ce57" table:formula="of:=[.$BT$3]/[.$N22]" office:value-type="float" office:value="20.2080290409191" calcext:value-type="float">
            <text:p>20.21</text:p>
          </table:table-cell>
          <table:table-cell table:style-name="ce57" table:formula="of:=[.$BT$3]/[.$O22]" office:value-type="float" office:value="15.5684305366265" calcext:value-type="float">
            <text:p>15.57</text:p>
          </table:table-cell>
          <table:table-cell table:number-columns-repeated="3"/>
        </table:table-row>
        <table:table-row table:style-name="ro4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57" table:formula="of:=[.B23]*[.$H$1]" office:value-type="float" office:value="7.58882677165356" calcext:value-type="float">
            <text:p>7.59</text:p>
          </table:table-cell>
          <table:table-cell table:style-name="ce57" table:formula="of:=[.C23]*[.$H$1]" office:value-type="float" office:value="11.2373011811024" calcext:value-type="float">
            <text:p>11.24</text:p>
          </table:table-cell>
          <table:table-cell table:style-name="ce57" table:formula="of:=[.D23]*[.$H$1]" office:value-type="float" office:value="14.7398366141733" calcext:value-type="float">
            <text:p>14.74</text:p>
          </table:table-cell>
          <table:table-cell table:style-name="ce57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57" table:formula="of:=[.$Q$3]/[.L23]" office:value-type="float" office:value="11.8173734489474" calcext:value-type="float">
            <text:p>11.82</text:p>
          </table:table-cell>
          <table:table-cell table:style-name="ce57" table:formula="of:=[.$Q$3]/[.M23]" office:value-type="float" office:value="7.98056388760085" calcext:value-type="float">
            <text:p>7.98</text:p>
          </table:table-cell>
          <table:table-cell table:style-name="ce57" table:formula="of:=[.$Q$3]/[.N23]" office:value-type="float" office:value="6.0841922707452" calcext:value-type="float">
            <text:p>6.08</text:p>
          </table:table-cell>
          <table:table-cell table:style-name="ce57" table:formula="of:=[.$Q$3]/[.O23]" office:value-type="float" office:value="4.76359239802531" calcext:value-type="float">
            <text:p>4.76</text:p>
          </table:table-cell>
          <table:table-cell/>
          <table:table-cell table:style-name="ce57" table:formula="of:=[.$V$3]/[.L23]" office:value-type="float" office:value="3.08875149022443" calcext:value-type="float">
            <text:p>3.09</text:p>
          </table:table-cell>
          <table:table-cell table:style-name="ce57" table:formula="of:=[.$V$3]/[.M23]" office:value-type="float" office:value="2.08591009729442" calcext:value-type="float">
            <text:p>2.09</text:p>
          </table:table-cell>
          <table:table-cell table:style-name="ce57" table:formula="of:=[.$V$3]/[.N23]" office:value-type="float" office:value="1.59024829199674" calcext:value-type="float">
            <text:p>1.59</text:p>
          </table:table-cell>
          <table:table-cell table:style-name="ce57" table:formula="of:=[.$V$3]/[.O23]" office:value-type="float" office:value="1.24507812009047" calcext:value-type="float">
            <text:p>1.25</text:p>
          </table:table-cell>
          <table:table-cell/>
          <table:table-cell table:style-name="ce57" table:formula="of:=[.$AA$3]/[.L23]" office:value-type="float" office:value="6.59126917837143" calcext:value-type="float">
            <text:p>6.59</text:p>
          </table:table-cell>
          <table:table-cell table:style-name="ce57" table:formula="of:=[.$AA$3]/[.M23]" office:value-type="float" office:value="4.45124671786122" calcext:value-type="float">
            <text:p>4.45</text:p>
          </table:table-cell>
          <table:table-cell table:style-name="ce57" table:formula="of:=[.$AA$3]/[.N23]" office:value-type="float" office:value="3.39352472549816" calcext:value-type="float">
            <text:p>3.39</text:p>
          </table:table-cell>
          <table:table-cell table:style-name="ce57" table:formula="of:=[.$AA$3]/[.O23]" office:value-type="float" office:value="2.65694571531251" calcext:value-type="float">
            <text:p>2.66</text:p>
          </table:table-cell>
          <table:table-cell/>
          <table:table-cell table:style-name="ce57" table:formula="of:=[.$AF$3]/[.L23]" office:value-type="float" office:value="12.0255742746537" calcext:value-type="float">
            <text:p>12.03</text:p>
          </table:table-cell>
          <table:table-cell table:style-name="ce57" table:formula="of:=[.$AF$3]/[.M23]" office:value-type="float" office:value="8.12116704262325" calcext:value-type="float">
            <text:p>8.12</text:p>
          </table:table-cell>
          <table:table-cell table:style-name="ce57" table:formula="of:=[.$AF$3]/[.N23]" office:value-type="float" office:value="6.19138477506921" calcext:value-type="float">
            <text:p>6.19</text:p>
          </table:table-cell>
          <table:table-cell table:style-name="ce57" table:formula="of:=[.$AF$3]/[.O23]" office:value-type="float" office:value="4.84751831226349" calcext:value-type="float">
            <text:p>4.85</text:p>
          </table:table-cell>
          <table:table-cell/>
          <table:table-cell table:style-name="ce57" table:formula="of:=[.$AK$3]/[.$L23]" office:value-type="float" office:value="20.2271055353861" calcext:value-type="float">
            <text:p>20.23</text:p>
          </table:table-cell>
          <table:table-cell table:style-name="ce57" table:formula="of:=[.$AK$3]/[.$M23]" office:value-type="float" office:value="13.6598634784426" calcext:value-type="float">
            <text:p>13.66</text:p>
          </table:table-cell>
          <table:table-cell table:style-name="ce57" table:formula="of:=[.$AK$3]/[.$N23]" office:value-type="float" office:value="10.4139553251493" calcext:value-type="float">
            <text:p>10.41</text:p>
          </table:table-cell>
          <table:table-cell table:style-name="ce57" table:formula="of:=[.$AK$3]/[.$O23]" office:value-type="float" office:value="8.15356192124092" calcext:value-type="float">
            <text:p>8.15</text:p>
          </table:table-cell>
          <table:table-cell/>
          <table:table-cell table:style-name="ce57" table:formula="of:=[.$AP$3]/[.$L23]" office:value-type="float" office:value="5.28671970084489" calcext:value-type="float">
            <text:p>5.29</text:p>
          </table:table-cell>
          <table:table-cell table:style-name="ce57" table:formula="of:=[.$AP$3]/[.$M23]" office:value-type="float" office:value="3.57025226550564" calcext:value-type="float">
            <text:p>3.57</text:p>
          </table:table-cell>
          <table:table-cell table:style-name="ce57" table:formula="of:=[.$AP$3]/[.$N23]" office:value-type="float" office:value="2.72187548954391" calcext:value-type="float">
            <text:p>2.72</text:p>
          </table:table-cell>
          <table:table-cell table:style-name="ce57" table:formula="of:=[.$AP$3]/[.$O23]" office:value-type="float" office:value="2.1310808096429" calcext:value-type="float">
            <text:p>2.13</text:p>
          </table:table-cell>
          <table:table-cell/>
          <table:table-cell table:style-name="ce57" table:formula="of:=[.$AU$3]/[.$L23]" office:value-type="float" office:value="11.2797409369971" calcext:value-type="float">
            <text:p>11.28</text:p>
          </table:table-cell>
          <table:table-cell table:style-name="ce57" table:formula="of:=[.$AU$3]/[.$M23]" office:value-type="float" office:value="7.617487386024" calcext:value-type="float">
            <text:p>7.62</text:p>
          </table:table-cell>
          <table:table-cell table:style-name="ce57" table:formula="of:=[.$AU$3]/[.$N23]" office:value-type="float" office:value="5.80739137350345" calcext:value-type="float">
            <text:p>5.81</text:p>
          </table:table-cell>
          <table:table-cell table:style-name="ce57" table:formula="of:=[.$AU$3]/[.$O23]" office:value-type="float" office:value="4.54687231568875" calcext:value-type="float">
            <text:p>4.55</text:p>
          </table:table-cell>
          <table:table-cell/>
          <table:table-cell table:style-name="ce57" table:formula="of:=[.$AZ$3]/[.$L23]" office:value-type="float" office:value="20.5855272100197" calcext:value-type="float">
            <text:p>20.59</text:p>
          </table:table-cell>
          <table:table-cell table:style-name="ce57" table:formula="of:=[.$AZ$3]/[.$M23]" office:value-type="float" office:value="13.9019144794938" calcext:value-type="float">
            <text:p>13.90</text:p>
          </table:table-cell>
          <table:table-cell table:style-name="ce57" table:formula="of:=[.$AZ$3]/[.$N23]" office:value-type="float" office:value="10.5984892566438" calcext:value-type="float">
            <text:p>10.60</text:p>
          </table:table-cell>
          <table:table-cell table:style-name="ce57" table:formula="of:=[.$AZ$3]/[.$O23]" office:value-type="float" office:value="8.29804197613196" calcext:value-type="float">
            <text:p>8.30</text:p>
          </table:table-cell>
          <table:table-cell/>
          <table:table-cell table:style-name="ce57" table:formula="of:=[.$BE$3]/[.$L23]" office:value-type="float" office:value="28.8292257265914" calcext:value-type="float">
            <text:p>28.83</text:p>
          </table:table-cell>
          <table:table-cell table:style-name="ce57" table:formula="of:=[.$BE$3]/[.$M23]" office:value-type="float" office:value="19.4690875036721" calcext:value-type="float">
            <text:p>19.47</text:p>
          </table:table-cell>
          <table:table-cell table:style-name="ce57" table:formula="of:=[.$BE$3]/[.$N23]" office:value-type="float" office:value="14.8427696810173" calcext:value-type="float">
            <text:p>14.84</text:p>
          </table:table-cell>
          <table:table-cell table:style-name="ce57" table:formula="of:=[.$BE$3]/[.$O23]" office:value-type="float" office:value="11.621083238626" calcext:value-type="float">
            <text:p>11.62</text:p>
          </table:table-cell>
          <table:table-cell/>
          <table:table-cell table:style-name="ce57" table:formula="of:=[.$BJ$3]/[.$L23]" office:value-type="float" office:value="7.53476152777445" calcext:value-type="float">
            <text:p>7.53</text:p>
          </table:table-cell>
          <table:table-cell table:style-name="ce57" table:formula="of:=[.$BJ$3]/[.$M23]" office:value-type="float" office:value="5.08841038239314" calcext:value-type="float">
            <text:p>5.09</text:p>
          </table:table-cell>
          <table:table-cell table:style-name="ce57" table:formula="of:=[.$BJ$3]/[.$N23]" office:value-type="float" office:value="3.87928316281457" calcext:value-type="float">
            <text:p>3.88</text:p>
          </table:table-cell>
          <table:table-cell table:style-name="ce57" table:formula="of:=[.$BJ$3]/[.$O23]" office:value-type="float" office:value="3.03726821274629" calcext:value-type="float">
            <text:p>3.04</text:p>
          </table:table-cell>
          <table:table-cell/>
          <table:table-cell table:style-name="ce57" table:formula="of:=[.$BO$3]/[.$L23]" office:value-type="float" office:value="16.0789017422007" calcext:value-type="float">
            <text:p>16.08</text:p>
          </table:table-cell>
          <table:table-cell table:style-name="ce57" table:formula="of:=[.$BO$3]/[.$M23]" office:value-type="float" office:value="10.8584790986291" calcext:value-type="float">
            <text:p>10.86</text:p>
          </table:table-cell>
          <table:table-cell table:style-name="ce57" table:formula="of:=[.$BO$3]/[.$N23]" office:value-type="float" office:value="8.2782464415291" calcext:value-type="float">
            <text:p>8.28</text:p>
          </table:table-cell>
          <table:table-cell table:style-name="ce57" table:formula="of:=[.$BO$3]/[.$O23]" office:value-type="float" office:value="6.48141775654604" calcext:value-type="float">
            <text:p>6.48</text:p>
          </table:table-cell>
          <table:table-cell/>
          <table:table-cell table:style-name="ce57" table:formula="of:=[.$BT$3]/[.$L23]" office:value-type="float" office:value="29.3405037036422" calcext:value-type="float">
            <text:p>29.34</text:p>
          </table:table-cell>
          <table:table-cell table:style-name="ce57" table:formula="of:=[.$BT$3]/[.$M23]" office:value-type="float" office:value="19.8143661375246" calcext:value-type="float">
            <text:p>19.81</text:p>
          </table:table-cell>
          <table:table-cell table:style-name="ce57" table:formula="of:=[.$BT$3]/[.$N23]" office:value-type="float" office:value="15.1060019068257" calcext:value-type="float">
            <text:p>15.11</text:p>
          </table:table-cell>
          <table:table-cell table:style-name="ce57" table:formula="of:=[.$BT$3]/[.$O23]" office:value-type="float" office:value="11.8271797875147" calcext:value-type="float">
            <text:p>11.83</text:p>
          </table:table-cell>
          <table:table-cell table:number-columns-repeated="3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57" table:formula="of:=[.B24]*[.$H$1]" office:value-type="float" office:value="8.17258267716537" calcext:value-type="float">
            <text:p>8.17</text:p>
          </table:table-cell>
          <table:table-cell table:style-name="ce57" table:formula="of:=[.C24]*[.$H$1]" office:value-type="float" office:value="12.477782480315" calcext:value-type="float">
            <text:p>12.48</text:p>
          </table:table-cell>
          <table:table-cell table:style-name="ce57" table:formula="of:=[.D24]*[.$H$1]" office:value-type="float" office:value="16.1262568897638" calcext:value-type="float">
            <text:p>16.13</text:p>
          </table:table-cell>
          <table:table-cell table:style-name="ce57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57" table:formula="of:=[.$Q$3]/[.L24]" office:value-type="float" office:value="10.9732753454512" calcext:value-type="float">
            <text:p>10.97</text:p>
          </table:table-cell>
          <table:table-cell table:style-name="ce57" table:formula="of:=[.$Q$3]/[.M24]" office:value-type="float" office:value="7.18717449526626" calcext:value-type="float">
            <text:p>7.19</text:p>
          </table:table-cell>
          <table:table-cell table:style-name="ce57" table:formula="of:=[.$Q$3]/[.N24]" office:value-type="float" office:value="5.56111691715172" calcext:value-type="float">
            <text:p>5.56</text:p>
          </table:table-cell>
          <table:table-cell table:style-name="ce57" table:formula="of:=[.$Q$3]/[.O24]" office:value-type="float" office:value="4.22339119824925" calcext:value-type="float">
            <text:p>4.22</text:p>
          </table:table-cell>
          <table:table-cell/>
          <table:table-cell table:style-name="ce57" table:formula="of:=[.$V$3]/[.L24]" office:value-type="float" office:value="2.86812638377983" calcext:value-type="float">
            <text:p>2.87</text:p>
          </table:table-cell>
          <table:table-cell table:style-name="ce57" table:formula="of:=[.$V$3]/[.M24]" office:value-type="float" office:value="1.87853891803124" calcext:value-type="float">
            <text:p>1.88</text:p>
          </table:table-cell>
          <table:table-cell table:style-name="ce57" table:formula="of:=[.$V$3]/[.N24]" office:value-type="float" office:value="1.45353011304679" calcext:value-type="float">
            <text:p>1.45</text:p>
          </table:table-cell>
          <table:table-cell table:style-name="ce57" table:formula="of:=[.$V$3]/[.O24]" office:value-type="float" office:value="1.10388369410083" calcext:value-type="float">
            <text:p>1.10</text:p>
          </table:table-cell>
          <table:table-cell/>
          <table:table-cell table:style-name="ce57" table:formula="of:=[.$AA$3]/[.L24]" office:value-type="float" office:value="6.12046423705918" calcext:value-type="float">
            <text:p>6.12</text:p>
          </table:table-cell>
          <table:table-cell table:style-name="ce57" table:formula="of:=[.$AA$3]/[.M24]" office:value-type="float" office:value="4.00872511433116" calcext:value-type="float">
            <text:p>4.01</text:p>
          </table:table-cell>
          <table:table-cell table:style-name="ce57" table:formula="of:=[.$AA$3]/[.N24]" office:value-type="float" office:value="3.10177373099832" calcext:value-type="float">
            <text:p>3.10</text:p>
          </table:table-cell>
          <table:table-cell table:style-name="ce57" table:formula="of:=[.$AA$3]/[.O24]" office:value-type="float" office:value="2.35564259295749" calcext:value-type="float">
            <text:p>2.36</text:p>
          </table:table-cell>
          <table:table-cell/>
          <table:table-cell table:style-name="ce57" table:formula="of:=[.$AF$3]/[.L24]" office:value-type="float" office:value="11.166604683607" calcext:value-type="float">
            <text:p>11.17</text:p>
          </table:table-cell>
          <table:table-cell table:style-name="ce57" table:formula="of:=[.$AF$3]/[.M24]" office:value-type="float" office:value="7.31379955885369" calcext:value-type="float">
            <text:p>7.31</text:p>
          </table:table-cell>
          <table:table-cell table:style-name="ce57" table:formula="of:=[.$AF$3]/[.N24]" office:value-type="float" office:value="5.65909377630761" calcext:value-type="float">
            <text:p>5.66</text:p>
          </table:table-cell>
          <table:table-cell table:style-name="ce57" table:formula="of:=[.$AF$3]/[.O24]" office:value-type="float" office:value="4.29779974076969" calcext:value-type="float">
            <text:p>4.30</text:p>
          </table:table-cell>
          <table:table-cell/>
          <table:table-cell table:style-name="ce57" table:formula="of:=[.$AK$3]/[.$L24]" office:value-type="float" office:value="18.7823122828585" calcext:value-type="float">
            <text:p>18.78</text:p>
          </table:table-cell>
          <table:table-cell table:style-name="ce57" table:formula="of:=[.$AK$3]/[.$M24]" office:value-type="float" office:value="12.3018653548547" calcext:value-type="float">
            <text:p>12.30</text:p>
          </table:table-cell>
          <table:table-cell table:style-name="ce57" table:formula="of:=[.$AK$3]/[.$N24]" office:value-type="float" office:value="9.51863789900523" calcext:value-type="float">
            <text:p>9.52</text:p>
          </table:table-cell>
          <table:table-cell table:style-name="ce57" table:formula="of:=[.$AK$3]/[.$O24]" office:value-type="float" office:value="7.22893118790432" calcext:value-type="float">
            <text:p>7.23</text:p>
          </table:table-cell>
          <table:table-cell/>
          <table:table-cell table:style-name="ce57" table:formula="of:=[.$AP$3]/[.$L24]" office:value-type="float" office:value="4.90909686507026" calcext:value-type="float">
            <text:p>4.91</text:p>
          </table:table-cell>
          <table:table-cell table:style-name="ce57" table:formula="of:=[.$AP$3]/[.$M24]" office:value-type="float" office:value="3.21531490577701" calcext:value-type="float">
            <text:p>3.22</text:p>
          </table:table-cell>
          <table:table-cell table:style-name="ce57" table:formula="of:=[.$AP$3]/[.$N24]" office:value-type="float" office:value="2.48786809451524" calcext:value-type="float">
            <text:p>2.49</text:p>
          </table:table-cell>
          <table:table-cell table:style-name="ce57" table:formula="of:=[.$AP$3]/[.$O24]" office:value-type="float" office:value="1.88941185184835" calcext:value-type="float">
            <text:p>1.89</text:p>
          </table:table-cell>
          <table:table-cell/>
          <table:table-cell table:style-name="ce57" table:formula="of:=[.$AU$3]/[.$L24]" office:value-type="float" office:value="10.474045155783" calcext:value-type="float">
            <text:p>10.47</text:p>
          </table:table-cell>
          <table:table-cell table:style-name="ce57" table:formula="of:=[.$AU$3]/[.$M24]" office:value-type="float" office:value="6.86019331840758" calcext:value-type="float">
            <text:p>6.86</text:p>
          </table:table-cell>
          <table:table-cell table:style-name="ce57" table:formula="of:=[.$AU$3]/[.$N24]" office:value-type="float" office:value="5.30811338211627" calcext:value-type="float">
            <text:p>5.31</text:p>
          </table:table-cell>
          <table:table-cell table:style-name="ce57" table:formula="of:=[.$AU$3]/[.$O24]" office:value-type="float" office:value="4.03124762009518" calcext:value-type="float">
            <text:p>4.03</text:p>
          </table:table-cell>
          <table:table-cell/>
          <table:table-cell table:style-name="ce57" table:formula="of:=[.$AZ$3]/[.$L24]" office:value-type="float" office:value="19.115132409304" calcext:value-type="float">
            <text:p>19.12</text:p>
          </table:table-cell>
          <table:table-cell table:style-name="ce57" table:formula="of:=[.$AZ$3]/[.$M24]" office:value-type="float" office:value="12.5198528060938" calcext:value-type="float">
            <text:p>12.52</text:p>
          </table:table-cell>
          <table:table-cell table:style-name="ce57" table:formula="of:=[.$AZ$3]/[.$N24]" office:value-type="float" office:value="9.6873069223622" calcext:value-type="float">
            <text:p>9.69</text:p>
          </table:table-cell>
          <table:table-cell table:style-name="ce57" table:formula="of:=[.$AZ$3]/[.$O24]" office:value-type="float" office:value="7.3570269066737" calcext:value-type="float">
            <text:p>7.36</text:p>
          </table:table-cell>
          <table:table-cell/>
          <table:table-cell table:style-name="ce57" table:formula="of:=[.$BE$3]/[.$L24]" office:value-type="float" office:value="26.7699953175491" calcext:value-type="float">
            <text:p>26.77</text:p>
          </table:table-cell>
          <table:table-cell table:style-name="ce57" table:formula="of:=[.$BE$3]/[.$M24]" office:value-type="float" office:value="17.5335641845936" calcext:value-type="float">
            <text:p>17.53</text:p>
          </table:table-cell>
          <table:table-cell table:style-name="ce57" table:formula="of:=[.$BE$3]/[.$N24]" office:value-type="float" office:value="13.5666944595724" calcext:value-type="float">
            <text:p>13.57</text:p>
          </table:table-cell>
          <table:table-cell table:style-name="ce57" table:formula="of:=[.$BE$3]/[.$O24]" office:value-type="float" office:value="10.3032284383694" calcext:value-type="float">
            <text:p>10.30</text:p>
          </table:table-cell>
          <table:table-cell/>
          <table:table-cell table:style-name="ce57" table:formula="of:=[.$BJ$3]/[.$L24]" office:value-type="float" office:value="6.99656427579056" calcext:value-type="float">
            <text:p>7.00</text:p>
          </table:table-cell>
          <table:table-cell table:style-name="ce57" table:formula="of:=[.$BJ$3]/[.$M24]" office:value-type="float" office:value="4.58254502274002" calcext:value-type="float">
            <text:p>4.58</text:p>
          </table:table-cell>
          <table:table-cell table:style-name="ce57" table:formula="of:=[.$BJ$3]/[.$N24]" office:value-type="float" office:value="3.54577013071739" calcext:value-type="float">
            <text:p>3.55</text:p>
          </table:table-cell>
          <table:table-cell table:style-name="ce57" table:formula="of:=[.$BJ$3]/[.$O24]" office:value-type="float" office:value="2.69283573501218" calcext:value-type="float">
            <text:p>2.69</text:p>
          </table:table-cell>
          <table:table-cell/>
          <table:table-cell table:style-name="ce57" table:formula="of:=[.$BO$3]/[.$L24]" office:value-type="float" office:value="14.930408760615" calcext:value-type="float">
            <text:p>14.93</text:p>
          </table:table-cell>
          <table:table-cell table:style-name="ce57" table:formula="of:=[.$BO$3]/[.$M24]" office:value-type="float" office:value="9.77898117654314" calcext:value-type="float">
            <text:p>9.78</text:p>
          </table:table-cell>
          <table:table-cell table:style-name="ce57" table:formula="of:=[.$BO$3]/[.$N24]" office:value-type="float" office:value="7.56654199632976" calcext:value-type="float">
            <text:p>7.57</text:p>
          </table:table-cell>
          <table:table-cell table:style-name="ce57" table:formula="of:=[.$BO$3]/[.$O24]" office:value-type="float" office:value="5.74641161920576" calcext:value-type="float">
            <text:p>5.75</text:p>
          </table:table-cell>
          <table:table-cell/>
          <table:table-cell table:style-name="ce57" table:formula="of:=[.$BT$3]/[.$L24]" office:value-type="float" office:value="27.2447534390963" calcext:value-type="float">
            <text:p>27.24</text:p>
          </table:table-cell>
          <table:table-cell table:style-name="ce57" table:formula="of:=[.$BT$3]/[.$M24]" office:value-type="float" office:value="17.8445168723906" calcext:value-type="float">
            <text:p>17.84</text:p>
          </table:table-cell>
          <table:table-cell table:style-name="ce57" table:formula="of:=[.$BT$3]/[.$N24]" office:value-type="float" office:value="13.8072958605375" calcext:value-type="float">
            <text:p>13.81</text:p>
          </table:table-cell>
          <table:table-cell table:style-name="ce57" table:formula="of:=[.$BT$3]/[.$O24]" office:value-type="float" office:value="10.4859532136728" calcext:value-type="float">
            <text:p>10.49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5]*[.$H$1]" office:value-type="float" office:value="6.93210137795277" calcext:value-type="float">
            <text:p>6.93</text:p>
          </table:table-cell>
          <table:table-cell table:style-name="ce57" table:formula="of:=[.D25]*[.$H$1]" office:value-type="float" office:value="9.41306397637797" calcext:value-type="float">
            <text:p>9.41</text:p>
          </table:table-cell>
          <table:table-cell table:style-name="ce57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5]" office:value-type="float" office:value="12.9369140914793" calcext:value-type="float">
            <text:p>12.94</text:p>
          </table:table-cell>
          <table:table-cell table:style-name="ce57" table:formula="of:=[.$Q$3]/[.N25]" office:value-type="float" office:value="9.52718479605062" calcext:value-type="float">
            <text:p>9.53</text:p>
          </table:table-cell>
          <table:table-cell table:style-name="ce57" table:formula="of:=[.$Q$3]/[.O25]" office:value-type="float" office:value="8.41785505952418" calcext:value-type="float">
            <text:p>8.42</text:p>
          </table:table-cell>
          <table:table-cell table:number-columns-repeated="2"/>
          <table:table-cell table:style-name="ce57" table:formula="of:=[.$V$3]/[.M25]" office:value-type="float" office:value="3.38137005245622" calcext:value-type="float">
            <text:p>3.38</text:p>
          </table:table-cell>
          <table:table-cell table:style-name="ce57" table:formula="of:=[.$V$3]/[.N25]" office:value-type="float" office:value="2.49015624018094" calcext:value-type="float">
            <text:p>2.49</text:p>
          </table:table-cell>
          <table:table-cell table:style-name="ce57" table:formula="of:=[.$V$3]/[.O25]" office:value-type="float" office:value="2.20020654098179" calcext:value-type="float">
            <text:p>2.20</text:p>
          </table:table-cell>
          <table:table-cell/>
          <table:table-cell table:style-name="ce57"/>
          <table:table-cell table:style-name="ce57" table:formula="of:=[.$AA$3]/[.M25]" office:value-type="float" office:value="7.21570520579609" calcext:value-type="float">
            <text:p>7.22</text:p>
          </table:table-cell>
          <table:table-cell table:style-name="ce57" table:formula="of:=[.$AA$3]/[.N25]" office:value-type="float" office:value="5.31389143062502" calcext:value-type="float">
            <text:p>5.31</text:p>
          </table:table-cell>
          <table:table-cell table:style-name="ce57" table:formula="of:=[.$AA$3]/[.O25]" office:value-type="float" office:value="4.69515064760704" calcext:value-type="float">
            <text:p>4.70</text:p>
          </table:table-cell>
          <table:table-cell/>
          <table:table-cell table:style-name="ce57"/>
          <table:table-cell table:style-name="ce57" table:formula="of:=[.$AF$3]/[.M25]" office:value-type="float" office:value="13.1648392059366" calcext:value-type="float">
            <text:p>13.16</text:p>
          </table:table-cell>
          <table:table-cell table:style-name="ce57" table:formula="of:=[.$AF$3]/[.N25]" office:value-type="float" office:value="9.69503662452699" calcext:value-type="float">
            <text:p>9.70</text:p>
          </table:table-cell>
          <table:table-cell table:style-name="ce57" table:formula="of:=[.$AF$3]/[.O25]" office:value-type="float" office:value="8.56616249701357" calcext:value-type="float">
            <text:p>8.57</text:p>
          </table:table-cell>
          <table:table-cell/>
          <table:table-cell table:style-name="ce57"/>
          <table:table-cell table:style-name="ce57" table:formula="of:=[.$AK$3]/[.$M25]" office:value-type="float" office:value="22.1433576387385" calcext:value-type="float">
            <text:p>22.14</text:p>
          </table:table-cell>
          <table:table-cell table:style-name="ce57" table:formula="of:=[.$AK$3]/[.$N25]" office:value-type="float" office:value="16.3071238424818" calcext:value-type="float">
            <text:p>16.31</text:p>
          </table:table-cell>
          <table:table-cell table:style-name="ce57" table:formula="of:=[.$AK$3]/[.$O25]" office:value-type="float" office:value="14.4083491484942" calcext:value-type="float">
            <text:p>14.41</text:p>
          </table:table-cell>
          <table:table-cell/>
          <table:table-cell table:style-name="ce57"/>
          <table:table-cell table:style-name="ce57" table:formula="of:=[.$AP$3]/[.$M25]" office:value-type="float" office:value="5.78756683039862" calcext:value-type="float">
            <text:p>5.79</text:p>
          </table:table-cell>
          <table:table-cell table:style-name="ce57" table:formula="of:=[.$AP$3]/[.$N25]" office:value-type="float" office:value="4.26216161928581" calcext:value-type="float">
            <text:p>4.26</text:p>
          </table:table-cell>
          <table:table-cell table:style-name="ce57" table:formula="of:=[.$AP$3]/[.$O25]" office:value-type="float" office:value="3.76588252662924" calcext:value-type="float">
            <text:p>3.77</text:p>
          </table:table-cell>
          <table:table-cell/>
          <table:table-cell table:style-name="ce57"/>
          <table:table-cell table:style-name="ce57" table:formula="of:=[.$AU$3]/[.$M25]" office:value-type="float" office:value="12.3483479731336" calcext:value-type="float">
            <text:p>12.35</text:p>
          </table:table-cell>
          <table:table-cell table:style-name="ce57" table:formula="of:=[.$AU$3]/[.$N25]" office:value-type="float" office:value="9.09374463137749" calcext:value-type="float">
            <text:p>9.09</text:p>
          </table:table-cell>
          <table:table-cell table:style-name="ce57" table:formula="of:=[.$AU$3]/[.$O25]" office:value-type="float" office:value="8.03488395512121" calcext:value-type="float">
            <text:p>8.03</text:p>
          </table:table-cell>
          <table:table-cell/>
          <table:table-cell table:style-name="ce57"/>
          <table:table-cell table:style-name="ce57" table:formula="of:=[.$AZ$3]/[.$M25]" office:value-type="float" office:value="22.5357350509689" calcext:value-type="float">
            <text:p>22.54</text:p>
          </table:table-cell>
          <table:table-cell table:style-name="ce57" table:formula="of:=[.$AZ$3]/[.$N25]" office:value-type="float" office:value="16.5960839522639" calcext:value-type="float">
            <text:p>16.60</text:p>
          </table:table-cell>
          <table:table-cell table:style-name="ce57" table:formula="of:=[.$AZ$3]/[.$O25]" office:value-type="float" office:value="14.6636632180962" calcext:value-type="float">
            <text:p>14.66</text:p>
          </table:table-cell>
          <table:table-cell/>
          <table:table-cell table:style-name="ce57"/>
          <table:table-cell table:style-name="ce57" table:formula="of:=[.$BE$3]/[.$M25]" office:value-type="float" office:value="31.5604155322684" calcext:value-type="float">
            <text:p>31.56</text:p>
          </table:table-cell>
          <table:table-cell table:style-name="ce57" table:formula="of:=[.$BE$3]/[.$N25]" office:value-type="float" office:value="23.242166477252" calcext:value-type="float">
            <text:p>23.24</text:p>
          </table:table-cell>
          <table:table-cell table:style-name="ce57" table:formula="of:=[.$BE$3]/[.$O25]" office:value-type="float" office:value="20.5358868189418" calcext:value-type="float">
            <text:p>20.54</text:p>
          </table:table-cell>
          <table:table-cell/>
          <table:table-cell table:style-name="ce57"/>
          <table:table-cell table:style-name="ce57" table:formula="of:=[.$BJ$3]/[.$M25]" office:value-type="float" office:value="8.24858104093203" calcext:value-type="float">
            <text:p>8.25</text:p>
          </table:table-cell>
          <table:table-cell table:style-name="ce57" table:formula="of:=[.$BJ$3]/[.$N25]" office:value-type="float" office:value="6.07453642549258" calcext:value-type="float">
            <text:p>6.07</text:p>
          </table:table-cell>
          <table:table-cell table:style-name="ce57" table:formula="of:=[.$BJ$3]/[.$O25]" office:value-type="float" office:value="5.36722738964755" calcext:value-type="float">
            <text:p>5.37</text:p>
          </table:table-cell>
          <table:table-cell/>
          <table:table-cell table:style-name="ce57"/>
          <table:table-cell table:style-name="ce57" table:formula="of:=[.$BO$3]/[.$M25]" office:value-type="float" office:value="17.6021661177777" calcext:value-type="float">
            <text:p>17.60</text:p>
          </table:table-cell>
          <table:table-cell table:style-name="ce57" table:formula="of:=[.$BO$3]/[.$N25]" office:value-type="float" office:value="12.9628355130921" calcext:value-type="float">
            <text:p>12.96</text:p>
          </table:table-cell>
          <table:table-cell table:style-name="ce57" table:formula="of:=[.$BO$3]/[.$O25]" office:value-type="float" office:value="11.4534642547183" calcext:value-type="float">
            <text:p>11.45</text:p>
          </table:table-cell>
          <table:table-cell/>
          <table:table-cell table:style-name="ce57"/>
          <table:table-cell table:style-name="ce57" table:formula="of:=[.$BT$3]/[.$M25]" office:value-type="float" office:value="32.120130370303" calcext:value-type="float">
            <text:p>32.12</text:p>
          </table:table-cell>
          <table:table-cell table:style-name="ce57" table:formula="of:=[.$BT$3]/[.$N25]" office:value-type="float" office:value="23.6543595750293" calcext:value-type="float">
            <text:p>23.65</text:p>
          </table:table-cell>
          <table:table-cell table:style-name="ce57" table:formula="of:=[.$BT$3]/[.$O25]" office:value-type="float" office:value="20.9000848299917" calcext:value-type="float">
            <text:p>20.90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6]*[.$H$1]" office:value-type="float" office:value="6.93210137795277" calcext:value-type="float">
            <text:p>6.93</text:p>
          </table:table-cell>
          <table:table-cell table:style-name="ce57" table:formula="of:=[.D26]*[.$H$1]" office:value-type="float" office:value="9.41306397637797" calcext:value-type="float">
            <text:p>9.41</text:p>
          </table:table-cell>
          <table:table-cell table:style-name="ce57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6]" office:value-type="float" office:value="12.9369140914793" calcext:value-type="float">
            <text:p>12.94</text:p>
          </table:table-cell>
          <table:table-cell table:style-name="ce57" table:formula="of:=[.$Q$3]/[.N26]" office:value-type="float" office:value="9.52718479605062" calcext:value-type="float">
            <text:p>9.53</text:p>
          </table:table-cell>
          <table:table-cell table:style-name="ce57" table:formula="of:=[.$Q$3]/[.O26]" office:value-type="float" office:value="8.41785505952418" calcext:value-type="float">
            <text:p>8.42</text:p>
          </table:table-cell>
          <table:table-cell table:number-columns-repeated="2"/>
          <table:table-cell table:style-name="ce57" table:formula="of:=[.$V$3]/[.M26]" office:value-type="float" office:value="3.38137005245622" calcext:value-type="float">
            <text:p>3.38</text:p>
          </table:table-cell>
          <table:table-cell table:style-name="ce57" table:formula="of:=[.$V$3]/[.N26]" office:value-type="float" office:value="2.49015624018094" calcext:value-type="float">
            <text:p>2.49</text:p>
          </table:table-cell>
          <table:table-cell table:style-name="ce57" table:formula="of:=[.$V$3]/[.O26]" office:value-type="float" office:value="2.20020654098179" calcext:value-type="float">
            <text:p>2.20</text:p>
          </table:table-cell>
          <table:table-cell/>
          <table:table-cell table:style-name="ce57"/>
          <table:table-cell table:style-name="ce57" table:formula="of:=[.$AA$3]/[.M26]" office:value-type="float" office:value="7.21570520579609" calcext:value-type="float">
            <text:p>7.22</text:p>
          </table:table-cell>
          <table:table-cell table:style-name="ce57" table:formula="of:=[.$AA$3]/[.N26]" office:value-type="float" office:value="5.31389143062502" calcext:value-type="float">
            <text:p>5.31</text:p>
          </table:table-cell>
          <table:table-cell table:style-name="ce57" table:formula="of:=[.$AA$3]/[.O26]" office:value-type="float" office:value="4.69515064760704" calcext:value-type="float">
            <text:p>4.70</text:p>
          </table:table-cell>
          <table:table-cell/>
          <table:table-cell table:style-name="ce57"/>
          <table:table-cell table:style-name="ce57" table:formula="of:=[.$AF$3]/[.M26]" office:value-type="float" office:value="13.1648392059366" calcext:value-type="float">
            <text:p>13.16</text:p>
          </table:table-cell>
          <table:table-cell table:style-name="ce57" table:formula="of:=[.$AF$3]/[.N26]" office:value-type="float" office:value="9.69503662452699" calcext:value-type="float">
            <text:p>9.70</text:p>
          </table:table-cell>
          <table:table-cell table:style-name="ce57" table:formula="of:=[.$AF$3]/[.O26]" office:value-type="float" office:value="8.56616249701357" calcext:value-type="float">
            <text:p>8.57</text:p>
          </table:table-cell>
          <table:table-cell/>
          <table:table-cell table:style-name="ce57"/>
          <table:table-cell table:style-name="ce57" table:formula="of:=[.$AK$3]/[.$M26]" office:value-type="float" office:value="22.1433576387385" calcext:value-type="float">
            <text:p>22.14</text:p>
          </table:table-cell>
          <table:table-cell table:style-name="ce57" table:formula="of:=[.$AK$3]/[.$N26]" office:value-type="float" office:value="16.3071238424818" calcext:value-type="float">
            <text:p>16.31</text:p>
          </table:table-cell>
          <table:table-cell table:style-name="ce57" table:formula="of:=[.$AK$3]/[.$O26]" office:value-type="float" office:value="14.4083491484942" calcext:value-type="float">
            <text:p>14.41</text:p>
          </table:table-cell>
          <table:table-cell/>
          <table:table-cell table:style-name="ce57"/>
          <table:table-cell table:style-name="ce57" table:formula="of:=[.$AP$3]/[.$M26]" office:value-type="float" office:value="5.78756683039862" calcext:value-type="float">
            <text:p>5.79</text:p>
          </table:table-cell>
          <table:table-cell table:style-name="ce57" table:formula="of:=[.$AP$3]/[.$N26]" office:value-type="float" office:value="4.26216161928581" calcext:value-type="float">
            <text:p>4.26</text:p>
          </table:table-cell>
          <table:table-cell table:style-name="ce57" table:formula="of:=[.$AP$3]/[.$O26]" office:value-type="float" office:value="3.76588252662924" calcext:value-type="float">
            <text:p>3.77</text:p>
          </table:table-cell>
          <table:table-cell/>
          <table:table-cell table:style-name="ce57"/>
          <table:table-cell table:style-name="ce57" table:formula="of:=[.$AU$3]/[.$M26]" office:value-type="float" office:value="12.3483479731336" calcext:value-type="float">
            <text:p>12.35</text:p>
          </table:table-cell>
          <table:table-cell table:style-name="ce57" table:formula="of:=[.$AU$3]/[.$N26]" office:value-type="float" office:value="9.09374463137749" calcext:value-type="float">
            <text:p>9.09</text:p>
          </table:table-cell>
          <table:table-cell table:style-name="ce57" table:formula="of:=[.$AU$3]/[.$O26]" office:value-type="float" office:value="8.03488395512121" calcext:value-type="float">
            <text:p>8.03</text:p>
          </table:table-cell>
          <table:table-cell/>
          <table:table-cell table:style-name="ce57"/>
          <table:table-cell table:style-name="ce57" table:formula="of:=[.$AZ$3]/[.$M26]" office:value-type="float" office:value="22.5357350509689" calcext:value-type="float">
            <text:p>22.54</text:p>
          </table:table-cell>
          <table:table-cell table:style-name="ce57" table:formula="of:=[.$AZ$3]/[.$N26]" office:value-type="float" office:value="16.5960839522639" calcext:value-type="float">
            <text:p>16.60</text:p>
          </table:table-cell>
          <table:table-cell table:style-name="ce57" table:formula="of:=[.$AZ$3]/[.$O26]" office:value-type="float" office:value="14.6636632180962" calcext:value-type="float">
            <text:p>14.66</text:p>
          </table:table-cell>
          <table:table-cell/>
          <table:table-cell table:style-name="ce57"/>
          <table:table-cell table:style-name="ce57" table:formula="of:=[.$BE$3]/[.$M26]" office:value-type="float" office:value="31.5604155322684" calcext:value-type="float">
            <text:p>31.56</text:p>
          </table:table-cell>
          <table:table-cell table:style-name="ce57" table:formula="of:=[.$BE$3]/[.$N26]" office:value-type="float" office:value="23.242166477252" calcext:value-type="float">
            <text:p>23.24</text:p>
          </table:table-cell>
          <table:table-cell table:style-name="ce57" table:formula="of:=[.$BE$3]/[.$O26]" office:value-type="float" office:value="20.5358868189418" calcext:value-type="float">
            <text:p>20.54</text:p>
          </table:table-cell>
          <table:table-cell/>
          <table:table-cell table:style-name="ce57"/>
          <table:table-cell table:style-name="ce57" table:formula="of:=[.$BJ$3]/[.$M26]" office:value-type="float" office:value="8.24858104093203" calcext:value-type="float">
            <text:p>8.25</text:p>
          </table:table-cell>
          <table:table-cell table:style-name="ce57" table:formula="of:=[.$BJ$3]/[.$N26]" office:value-type="float" office:value="6.07453642549258" calcext:value-type="float">
            <text:p>6.07</text:p>
          </table:table-cell>
          <table:table-cell table:style-name="ce57" table:formula="of:=[.$BJ$3]/[.$O26]" office:value-type="float" office:value="5.36722738964755" calcext:value-type="float">
            <text:p>5.37</text:p>
          </table:table-cell>
          <table:table-cell/>
          <table:table-cell table:style-name="ce57"/>
          <table:table-cell table:style-name="ce57" table:formula="of:=[.$BO$3]/[.$M26]" office:value-type="float" office:value="17.6021661177777" calcext:value-type="float">
            <text:p>17.60</text:p>
          </table:table-cell>
          <table:table-cell table:style-name="ce57" table:formula="of:=[.$BO$3]/[.$N26]" office:value-type="float" office:value="12.9628355130921" calcext:value-type="float">
            <text:p>12.96</text:p>
          </table:table-cell>
          <table:table-cell table:style-name="ce57" table:formula="of:=[.$BO$3]/[.$O26]" office:value-type="float" office:value="11.4534642547183" calcext:value-type="float">
            <text:p>11.45</text:p>
          </table:table-cell>
          <table:table-cell/>
          <table:table-cell table:style-name="ce57"/>
          <table:table-cell table:style-name="ce57" table:formula="of:=[.$BT$3]/[.$M26]" office:value-type="float" office:value="32.120130370303" calcext:value-type="float">
            <text:p>32.12</text:p>
          </table:table-cell>
          <table:table-cell table:style-name="ce57" table:formula="of:=[.$BT$3]/[.$N26]" office:value-type="float" office:value="23.6543595750293" calcext:value-type="float">
            <text:p>23.65</text:p>
          </table:table-cell>
          <table:table-cell table:style-name="ce57" table:formula="of:=[.$BT$3]/[.$O26]" office:value-type="float" office:value="20.9000848299917" calcext:value-type="float">
            <text:p>20.90</text:p>
          </table:table-cell>
          <table:table-cell table:number-columns-repeated="3"/>
        </table:table-row>
        <table:table-row table:style-name="ro4">
          <table:table-cell table:number-columns-repeated="11"/>
          <table:table-cell table:style-name="ce84" table:formula="of:=MAX([.L6:.L26])" office:value-type="float" office:value="6.93210137795277" calcext:value-type="float">
            <text:p>6.93</text:p>
          </table:table-cell>
          <table:table-cell table:style-name="ce84" table:formula="of:=MAX([.M6:.M26])" office:value-type="float" office:value="10.4346368110236" calcext:value-type="float">
            <text:p>10.43</text:p>
          </table:table-cell>
          <table:table-cell table:style-name="ce84" table:formula="of:=MAX([.N6:.N26])" office:value-type="float" office:value="13.5723248031496" calcext:value-type="float">
            <text:p>13.57</text:p>
          </table:table-cell>
          <table:table-cell table:style-name="ce84" table:formula="of:=MAX([.O6:.O26])" office:value-type="float" office:value="17.7680703740158" calcext:value-type="float">
            <text:p>17.77</text:p>
          </table:table-cell>
          <table:table-cell/>
          <table:table-cell table:style-name="ce84" table:formula="of:=MIN([.Q6:.Q26])" office:value-type="float" office:value="6.46845704573963" calcext:value-type="float">
            <text:p>6.47</text:p>
          </table:table-cell>
          <table:table-cell table:style-name="ce84" table:formula="of:=MIN([.R6:.R26])" office:value-type="float" office:value="4.29722670870815" calcext:value-type="float">
            <text:p>4.30</text:p>
          </table:table-cell>
          <table:table-cell table:style-name="ce84" table:formula="of:=MIN([.S6:.S26])" office:value-type="float" office:value="3.30378182443691" calcext:value-type="float">
            <text:p>3.30</text:p>
          </table:table-cell>
          <table:table-cell table:style-name="ce84" table:formula="of:=MIN([.T6:.T26])" office:value-type="float" office:value="2.5236280055247" calcext:value-type="float">
            <text:p>2.52</text:p>
          </table:table-cell>
          <table:table-cell/>
          <table:table-cell table:style-name="ce84" table:formula="of:=MIN([.V6:.V26])" office:value-type="float" office:value="1.69068502622811" calcext:value-type="float">
            <text:p>1.69</text:p>
          </table:table-cell>
          <table:table-cell table:style-name="ce84" table:formula="of:=MIN([.W6:.W26])" office:value-type="float" office:value="1.12318236008161" calcext:value-type="float">
            <text:p>1.12</text:p>
          </table:table-cell>
          <table:table-cell table:style-name="ce84" table:formula="of:=MIN([.X6:.X26])" office:value-type="float" office:value="0.863521921998229" calcext:value-type="float">
            <text:p>0.86</text:p>
          </table:table-cell>
          <table:table-cell table:style-name="ce84" table:formula="of:=MIN([.Y6:.Y26])" office:value-type="float" office:value="0.659610174503781" calcext:value-type="float">
            <text:p>0.66</text:p>
          </table:table-cell>
          <table:table-cell/>
          <table:table-cell table:style-name="ce84" table:formula="of:=MIN([.AA6:.AA26])" office:value-type="float" office:value="3.60785260289804" calcext:value-type="float">
            <text:p>3.61</text:p>
          </table:table-cell>
          <table:table-cell table:style-name="ce84" table:formula="of:=MIN([.AB6:.AB26])" office:value-type="float" office:value="2.39682515577143" calcext:value-type="float">
            <text:p>2.40</text:p>
          </table:table-cell>
          <table:table-cell table:style-name="ce84" table:formula="of:=MIN([.AC6:.AC26])" office:value-type="float" office:value="1.84272041545868" calcext:value-type="float">
            <text:p>1.84</text:p>
          </table:table-cell>
          <table:table-cell table:style-name="ce84" table:formula="of:=MIN([.AD6:.AD26])" office:value-type="float" office:value="1.40758109763989" calcext:value-type="float">
            <text:p>1.41</text:p>
          </table:table-cell>
          <table:table-cell/>
          <table:table-cell table:style-name="ce84" table:formula="of:=MIN([.AF6:.AF26])" office:value-type="float" office:value="6.58241960296832" calcext:value-type="float">
            <text:p>6.58</text:p>
          </table:table-cell>
          <table:table-cell table:style-name="ce84" table:formula="of:=MIN([.AG6:.AG26])" office:value-type="float" office:value="4.37293609987406" calcext:value-type="float">
            <text:p>4.37</text:p>
          </table:table-cell>
          <table:table-cell table:style-name="ce84" table:formula="of:=MIN([.AH6:.AH26])" office:value-type="float" office:value="3.36198850689242" calcext:value-type="float">
            <text:p>3.36</text:p>
          </table:table-cell>
          <table:table-cell table:style-name="ce84" table:formula="of:=MIN([.AI6:.AI26])" office:value-type="float" office:value="2.56808978349893" calcext:value-type="float">
            <text:p>2.57</text:p>
          </table:table-cell>
          <table:table-cell/>
          <table:table-cell table:style-name="ce84" table:formula="of:=MIN([.AK6:.AK26])" office:value-type="float" office:value="11.0716788193692" calcext:value-type="float">
            <text:p>11.07</text:p>
          </table:table-cell>
          <table:table-cell table:style-name="ce84" table:formula="of:=MIN([.AL6:.AL26])" office:value-type="float" office:value="7.35531110377677" calcext:value-type="float">
            <text:p>7.36</text:p>
          </table:table-cell>
          <table:table-cell table:style-name="ce84" table:formula="of:=MIN([.AM6:.AM26])" office:value-type="float" office:value="5.65488971957031" calcext:value-type="float">
            <text:p>5.65</text:p>
          </table:table-cell>
          <table:table-cell table:style-name="ce84" table:formula="of:=MIN([.AN6:.AN26])" office:value-type="float" office:value="4.31954615129396" calcext:value-type="float">
            <text:p>4.32</text:p>
          </table:table-cell>
          <table:table-cell/>
          <table:table-cell table:style-name="ce84" table:formula="of:=MIN([.AP6:.AP26])" office:value-type="float" office:value="2.89378341519931" calcext:value-type="float">
            <text:p>2.89</text:p>
          </table:table-cell>
          <table:table-cell table:style-name="ce84" table:formula="of:=MIN([.AQ6:.AQ26])" office:value-type="float" office:value="1.92244352757996" calcext:value-type="float">
            <text:p>1.92</text:p>
          </table:table-cell>
          <table:table-cell table:style-name="ce84" table:formula="of:=MIN([.AR6:.AR26])" office:value-type="float" office:value="1.47800765830072" calcext:value-type="float">
            <text:p>1.48</text:p>
          </table:table-cell>
          <table:table-cell table:style-name="ce84" table:formula="of:=MIN([.AS6:.AS26])" office:value-type="float" office:value="1.12899147615579" calcext:value-type="float">
            <text:p>1.13</text:p>
          </table:table-cell>
          <table:table-cell/>
          <table:table-cell table:style-name="ce84" table:formula="of:=MIN([.AU6:.AU26])" office:value-type="float" office:value="6.17417398656682" calcext:value-type="float">
            <text:p>6.17</text:p>
          </table:table-cell>
          <table:table-cell table:style-name="ce84" table:formula="of:=MIN([.AV6:.AV26])" office:value-type="float" office:value="4.10172397708985" calcext:value-type="float">
            <text:p>4.10</text:p>
          </table:table-cell>
          <table:table-cell table:style-name="ce84" table:formula="of:=MIN([.AW6:.AW26])" office:value-type="float" office:value="3.1534759608809" calcext:value-type="float">
            <text:p>3.15</text:p>
          </table:table-cell>
          <table:table-cell table:style-name="ce84" table:formula="of:=MIN([.AX6:.AX26])" office:value-type="float" office:value="2.40881531303428" calcext:value-type="float">
            <text:p>2.41</text:p>
          </table:table-cell>
          <table:table-cell/>
          <table:table-cell table:style-name="ce84" table:formula="of:=MIN([.AZ6:.AZ26])" office:value-type="float" office:value="11.2678675254845" calcext:value-type="float">
            <text:p>11.27</text:p>
          </table:table-cell>
          <table:table-cell table:style-name="ce84" table:formula="of:=MIN([.BA6:.BA26])" office:value-type="float" office:value="7.48564625818897" calcext:value-type="float">
            <text:p>7.49</text:p>
          </table:table-cell>
          <table:table-cell table:style-name="ce84" table:formula="of:=MIN([.BB6:.BB26])" office:value-type="float" office:value="5.75509362860765" calcext:value-type="float">
            <text:p>5.76</text:p>
          </table:table-cell>
          <table:table-cell table:style-name="ce84" table:formula="of:=MIN([.BC6:.BC26])" office:value-type="float" office:value="4.39608794628757" calcext:value-type="float">
            <text:p>4.40</text:p>
          </table:table-cell>
          <table:table-cell/>
          <table:table-cell table:style-name="ce84" table:formula="of:=MIN([.BE6:.BE26])" office:value-type="float" office:value="15.7802077661342" calcext:value-type="float">
            <text:p>15.78</text:p>
          </table:table-cell>
          <table:table-cell table:style-name="ce84" table:formula="of:=MIN([.BF6:.BF26])" office:value-type="float" office:value="10.4833548096696" calcext:value-type="float">
            <text:p>10.48</text:p>
          </table:table-cell>
          <table:table-cell table:style-name="ce84" table:formula="of:=MIN([.BG6:.BG26])" office:value-type="float" office:value="8.0597835364664" calcext:value-type="float">
            <text:p>8.06</text:p>
          </table:table-cell>
          <table:table-cell table:style-name="ce84" table:formula="of:=MIN([.BH6:.BH26])" office:value-type="float" office:value="6.15654923114066" calcext:value-type="float">
            <text:p>6.16</text:p>
          </table:table-cell>
          <table:table-cell/>
          <table:table-cell table:style-name="ce84" table:formula="of:=MIN([.BJ6:.BJ26])" office:value-type="float" office:value="4.12429052046602" calcext:value-type="float">
            <text:p>4.12</text:p>
          </table:table-cell>
          <table:table-cell table:style-name="ce84" table:formula="of:=MIN([.BK6:.BK26])" office:value-type="float" office:value="2.73991328282707" calcext:value-type="float">
            <text:p>2.74</text:p>
          </table:table-cell>
          <table:table-cell table:style-name="ce84" table:formula="of:=MIN([.BL6:.BL26])" office:value-type="float" office:value="2.10649247013049" calcext:value-type="float">
            <text:p>2.11</text:p>
          </table:table-cell>
          <table:table-cell table:style-name="ce84" table:formula="of:=MIN([.BM6:.BM26])" office:value-type="float" office:value="1.60906611681426" calcext:value-type="float">
            <text:p>1.61</text:p>
          </table:table-cell>
          <table:table-cell/>
          <table:table-cell table:style-name="ce84" table:formula="of:=MIN([.BO6:.BO26])" office:value-type="float" office:value="8.80108305888883" calcext:value-type="float">
            <text:p>8.80</text:p>
          </table:table-cell>
          <table:table-cell table:style-name="ce84" table:formula="of:=MIN([.BP6:.BP26])" office:value-type="float" office:value="5.84687336080027" calcext:value-type="float">
            <text:p>5.85</text:p>
          </table:table-cell>
          <table:table-cell table:style-name="ce84" table:formula="of:=MIN([.BQ6:.BQ26])" office:value-type="float" office:value="4.4951768311529" calcext:value-type="float">
            <text:p>4.50</text:p>
          </table:table-cell>
          <table:table-cell table:style-name="ce84" table:formula="of:=MIN([.BR6:.BR26])" office:value-type="float" office:value="3.43368743570611" calcext:value-type="float">
            <text:p>3.43</text:p>
          </table:table-cell>
          <table:table-cell/>
          <table:table-cell table:style-name="ce84" table:formula="of:=MIN([.BT6:.BT26])" office:value-type="float" office:value="16.0600651851515" calcext:value-type="float">
            <text:p>16.06</text:p>
          </table:table-cell>
          <table:table-cell table:style-name="ce84" table:formula="of:=MIN([.BU6:.BU26])" office:value-type="float" office:value="10.6692740740517" calcext:value-type="float">
            <text:p>10.67</text:p>
          </table:table-cell>
          <table:table-cell table:style-name="ce84" table:formula="of:=MIN([.BV6:.BV26])" office:value-type="float" office:value="8.20272146553437" calcext:value-type="float">
            <text:p>8.20</text:p>
          </table:table-cell>
          <table:table-cell table:style-name="ce84" table:formula="of:=MIN([.BW6:.BW26])" office:value-type="float" office:value="6.26573385046979" calcext:value-type="float">
            <text:p>6.27</text:p>
          </table:table-cell>
          <table:table-cell table:number-columns-repeated="3"/>
        </table:table-row>
        <table:table-row table:style-name="ro4">
          <table:table-cell table:style-name="ce169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74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68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 table:number-columns-repeated="68"/>
        </table:table-row>
        <table:table-row table:style-name="ro4">
          <table:table-cell/>
          <table:table-cell table:style-name="ce57" office:value-type="float" office:value="560" calcext:value-type="float">
            <text:p>560.00</text:p>
          </table:table-cell>
          <table:table-cell table:style-name="ce57" office:value-type="float" office:value="840" calcext:value-type="float">
            <text:p>840.00</text:p>
          </table:table-cell>
          <table:table-cell table:style-name="ce57" office:value-type="float" office:value="1090" calcext:value-type="float">
            <text:p>1,090.00</text:p>
          </table:table-cell>
          <table:table-cell table:style-name="ce57" office:value-type="float" office:value="1430" calcext:value-type="float">
            <text:p>1,430.00</text:p>
          </table:table-cell>
          <table:table-cell table:style-name="ce57"/>
          <table:table-cell table:style-name="ce57" table:formula="of:=[.B31]*[.$H$1]" office:value-type="float" office:value="8.17258267716537" calcext:value-type="float">
            <text:p>8.17</text:p>
          </table:table-cell>
          <table:table-cell table:style-name="ce57" table:formula="of:=[.C31]*[.$H$1]" office:value-type="float" office:value="12.2588740157481" calcext:value-type="float">
            <text:p>12.26</text:p>
          </table:table-cell>
          <table:table-cell table:style-name="ce57" table:formula="of:=[.D31]*[.$H$1]" office:value-type="float" office:value="15.9073484251969" calcext:value-type="float">
            <text:p>15.91</text:p>
          </table:table-cell>
          <table:table-cell table:style-name="ce57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57" table:formula="of:=[.$Q$3]/[.$L31]" office:value-type="float" office:value="10.9732753454512" calcext:value-type="float">
            <text:p>10.97</text:p>
          </table:table-cell>
          <table:table-cell table:style-name="ce57" table:formula="of:=[.$Q$3]/[.$M31]" office:value-type="float" office:value="7.31551689696744" calcext:value-type="float">
            <text:p>7.32</text:p>
          </table:table-cell>
          <table:table-cell table:style-name="ce57" table:formula="of:=[.$Q$3]/[.$N31]" office:value-type="float" office:value="5.63764604903913" calcext:value-type="float">
            <text:p>5.64</text:p>
          </table:table-cell>
          <table:table-cell table:style-name="ce57" table:formula="of:=[.$Q$3]/[.$O31]" office:value-type="float" office:value="4.29722670870815" calcext:value-type="float">
            <text:p>4.30</text:p>
          </table:table-cell>
          <table:table-cell/>
          <table:table-cell table:style-name="ce57" table:formula="of:=[.$V$3]/[.$L31]" office:value-type="float" office:value="2.86812638377983" calcext:value-type="float">
            <text:p>2.87</text:p>
          </table:table-cell>
          <table:table-cell table:style-name="ce57" table:formula="of:=[.$V$3]/[.$M31]" office:value-type="float" office:value="1.91208425585322" calcext:value-type="float">
            <text:p>1.91</text:p>
          </table:table-cell>
          <table:table-cell table:style-name="ce57" table:formula="of:=[.$V$3]/[.$N31]" office:value-type="float" office:value="1.4735328210245" calcext:value-type="float">
            <text:p>1.47</text:p>
          </table:table-cell>
          <table:table-cell table:style-name="ce57" table:formula="of:=[.$V$3]/[.$O31]" office:value-type="float" office:value="1.12318236008161" calcext:value-type="float">
            <text:p>1.12</text:p>
          </table:table-cell>
          <table:table-cell/>
          <table:table-cell table:style-name="ce57" table:formula="of:=[.$AA$3]/[.$L31]" office:value-type="float" office:value="6.12046423705918" calcext:value-type="float">
            <text:p>6.12</text:p>
          </table:table-cell>
          <table:table-cell table:style-name="ce57" table:formula="of:=[.$AA$3]/[.$M31]" office:value-type="float" office:value="4.08030949137279" calcext:value-type="float">
            <text:p>4.08</text:p>
          </table:table-cell>
          <table:table-cell table:style-name="ce57" table:formula="of:=[.$AA$3]/[.$N31]" office:value-type="float" office:value="3.14445869059921" calcext:value-type="float">
            <text:p>3.14</text:p>
          </table:table-cell>
          <table:table-cell table:style-name="ce57" table:formula="of:=[.$AA$3]/[.$O31]" office:value-type="float" office:value="2.39682515577143" calcext:value-type="float">
            <text:p>2.40</text:p>
          </table:table-cell>
          <table:table-cell/>
          <table:table-cell table:style-name="ce57" table:formula="of:=[.$AF$3]/[.L31]" office:value-type="float" office:value="11.166604683607" calcext:value-type="float">
            <text:p>11.17</text:p>
          </table:table-cell>
          <table:table-cell table:style-name="ce57" table:formula="of:=[.$AF$3]/[.M31]" office:value-type="float" office:value="7.44440312240465" calcext:value-type="float">
            <text:p>7.44</text:p>
          </table:table-cell>
          <table:table-cell table:style-name="ce57" table:formula="of:=[.$AF$3]/[.N31]" office:value-type="float" office:value="5.73697121359624" calcext:value-type="float">
            <text:p>5.74</text:p>
          </table:table-cell>
          <table:table-cell table:style-name="ce57" table:formula="of:=[.$AF$3]/[.O31]" office:value-type="float" office:value="4.37293609987406" calcext:value-type="float">
            <text:p>4.37</text:p>
          </table:table-cell>
          <table:table-cell/>
          <table:table-cell table:style-name="ce57" table:formula="of:=[.$AK$3]/[.$L31]" office:value-type="float" office:value="18.7823122828585" calcext:value-type="float">
            <text:p>18.78</text:p>
          </table:table-cell>
          <table:table-cell table:style-name="ce57" table:formula="of:=[.$AK$3]/[.$M31]" office:value-type="float" office:value="12.5215415219057" calcext:value-type="float">
            <text:p>12.52</text:p>
          </table:table-cell>
          <table:table-cell table:style-name="ce57" table:formula="of:=[.$AK$3]/[.$N31]" office:value-type="float" office:value="9.64962832880806" calcext:value-type="float">
            <text:p>9.65</text:p>
          </table:table-cell>
          <table:table-cell table:style-name="ce57" table:formula="of:=[.$AK$3]/[.$O31]" office:value-type="float" office:value="7.35531110377677" calcext:value-type="float">
            <text:p>7.36</text:p>
          </table:table-cell>
          <table:table-cell/>
          <table:table-cell table:style-name="ce57" table:formula="of:=[.$AP$3]/[.$L31]" office:value-type="float" office:value="4.90909686507026" calcext:value-type="float">
            <text:p>4.91</text:p>
          </table:table-cell>
          <table:table-cell table:style-name="ce57" table:formula="of:=[.$AP$3]/[.$M31]" office:value-type="float" office:value="3.27273124338017" calcext:value-type="float">
            <text:p>3.27</text:p>
          </table:table-cell>
          <table:table-cell table:style-name="ce57" table:formula="of:=[.$AP$3]/[.$N31]" office:value-type="float" office:value="2.52210481141224" calcext:value-type="float">
            <text:p>2.52</text:p>
          </table:table-cell>
          <table:table-cell table:style-name="ce57" table:formula="of:=[.$AP$3]/[.$O31]" office:value-type="float" office:value="1.92244352757996" calcext:value-type="float">
            <text:p>1.92</text:p>
          </table:table-cell>
          <table:table-cell/>
          <table:table-cell table:style-name="ce57" table:formula="of:=[.$AU$3]/[.$L31]" office:value-type="float" office:value="10.474045155783" calcext:value-type="float">
            <text:p>10.47</text:p>
          </table:table-cell>
          <table:table-cell table:style-name="ce57" table:formula="of:=[.$AU$3]/[.$M31]" office:value-type="float" office:value="6.982696770522" calcext:value-type="float">
            <text:p>6.98</text:p>
          </table:table-cell>
          <table:table-cell table:style-name="ce57" table:formula="of:=[.$AU$3]/[.$N31]" office:value-type="float" office:value="5.38116081398026" calcext:value-type="float">
            <text:p>5.38</text:p>
          </table:table-cell>
          <table:table-cell table:style-name="ce57" table:formula="of:=[.$AU$3]/[.$O31]" office:value-type="float" office:value="4.10172397708985" calcext:value-type="float">
            <text:p>4.10</text:p>
          </table:table-cell>
          <table:table-cell/>
          <table:table-cell table:style-name="ce57" table:formula="of:=[.$AZ$3]/[.$L31]" office:value-type="float" office:value="19.115132409304" calcext:value-type="float">
            <text:p>19.12</text:p>
          </table:table-cell>
          <table:table-cell table:style-name="ce57" table:formula="of:=[.$AZ$3]/[.$M31]" office:value-type="float" office:value="12.7434216062027" calcext:value-type="float">
            <text:p>12.74</text:p>
          </table:table-cell>
          <table:table-cell table:style-name="ce57" table:formula="of:=[.$AZ$3]/[.$N31]" office:value-type="float" office:value="9.82061848551397" calcext:value-type="float">
            <text:p>9.82</text:p>
          </table:table-cell>
          <table:table-cell table:style-name="ce57" table:formula="of:=[.$AZ$3]/[.$O31]" office:value-type="float" office:value="7.48564625818897" calcext:value-type="float">
            <text:p>7.49</text:p>
          </table:table-cell>
          <table:table-cell/>
          <table:table-cell table:style-name="ce57" table:formula="of:=[.$BE$3]/[.$L31]" office:value-type="float" office:value="26.7699953175491" calcext:value-type="float">
            <text:p>26.77</text:p>
          </table:table-cell>
          <table:table-cell table:style-name="ce57" table:formula="of:=[.$BE$3]/[.$M31]" office:value-type="float" office:value="17.8466635450328" calcext:value-type="float">
            <text:p>17.85</text:p>
          </table:table-cell>
          <table:table-cell table:style-name="ce57" table:formula="of:=[.$BE$3]/[.$N31]" office:value-type="float" office:value="13.75339208975" calcext:value-type="float">
            <text:p>13.75</text:p>
          </table:table-cell>
          <table:table-cell table:style-name="ce57" table:formula="of:=[.$BE$3]/[.$O31]" office:value-type="float" office:value="10.4833548096696" calcext:value-type="float">
            <text:p>10.48</text:p>
          </table:table-cell>
          <table:table-cell/>
          <table:table-cell table:style-name="ce57" table:formula="of:=[.$BJ$3]/[.$L31]" office:value-type="float" office:value="6.99656427579056" calcext:value-type="float">
            <text:p>7.00</text:p>
          </table:table-cell>
          <table:table-cell table:style-name="ce57" table:formula="of:=[.$BJ$3]/[.$M31]" office:value-type="float" office:value="4.66437618386038" calcext:value-type="float">
            <text:p>4.66</text:p>
          </table:table-cell>
          <table:table-cell table:style-name="ce57" table:formula="of:=[.$BJ$3]/[.$N31]" office:value-type="float" office:value="3.59456513251625" calcext:value-type="float">
            <text:p>3.59</text:p>
          </table:table-cell>
          <table:table-cell table:style-name="ce57" table:formula="of:=[.$BJ$3]/[.$O31]" office:value-type="float" office:value="2.73991328282707" calcext:value-type="float">
            <text:p>2.74</text:p>
          </table:table-cell>
          <table:table-cell/>
          <table:table-cell table:style-name="ce57" table:formula="of:=[.$BO$3]/[.$L31]" office:value-type="float" office:value="14.930408760615" calcext:value-type="float">
            <text:p>14.93</text:p>
          </table:table-cell>
          <table:table-cell table:style-name="ce57" table:formula="of:=[.$BO$3]/[.$M31]" office:value-type="float" office:value="9.95360584040999" calcext:value-type="float">
            <text:p>9.95</text:p>
          </table:table-cell>
          <table:table-cell table:style-name="ce57" table:formula="of:=[.$BO$3]/[.$N31]" office:value-type="float" office:value="7.6706687210499" calcext:value-type="float">
            <text:p>7.67</text:p>
          </table:table-cell>
          <table:table-cell table:style-name="ce57" table:formula="of:=[.$BO$3]/[.$O31]" office:value-type="float" office:value="5.84687336080027" calcext:value-type="float">
            <text:p>5.85</text:p>
          </table:table-cell>
          <table:table-cell/>
          <table:table-cell table:style-name="ce57" table:formula="of:=[.$BT$3]/[.$L31]" office:value-type="float" office:value="27.2447534390963" calcext:value-type="float">
            <text:p>27.24</text:p>
          </table:table-cell>
          <table:table-cell table:style-name="ce57" table:formula="of:=[.$BT$3]/[.$M31]" office:value-type="float" office:value="18.1631689593975" calcext:value-type="float">
            <text:p>18.16</text:p>
          </table:table-cell>
          <table:table-cell table:style-name="ce57" table:formula="of:=[.$BT$3]/[.$N31]" office:value-type="float" office:value="13.9973045191687" calcext:value-type="float">
            <text:p>14.00</text:p>
          </table:table-cell>
          <table:table-cell table:style-name="ce57" table:formula="of:=[.$BT$3]/[.$O31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4">
          <table:table-cell/>
          <table:table-cell table:style-name="ce57" office:value-type="float" office:value="785" calcext:value-type="float">
            <text:p>785.00</text:p>
          </table:table-cell>
          <table:table-cell table:style-name="ce57" office:value-type="float" office:value="1205" calcext:value-type="float">
            <text:p>1,205.00</text:p>
          </table:table-cell>
          <table:table-cell table:style-name="ce57" office:value-type="float" office:value="1540" calcext:value-type="float">
            <text:p>1,540.00</text:p>
          </table:table-cell>
          <table:table-cell table:style-name="ce57" office:value-type="float" office:value="2045" calcext:value-type="float">
            <text:p>2,045.00</text:p>
          </table:table-cell>
          <table:table-cell table:style-name="ce57"/>
          <table:table-cell table:style-name="ce57" table:formula="of:=[.B32]*[.$H$1]" office:value-type="float" office:value="11.4562096456693" calcext:value-type="float">
            <text:p>11.46</text:p>
          </table:table-cell>
          <table:table-cell table:style-name="ce57" table:formula="of:=[.C32]*[.$H$1]" office:value-type="float" office:value="17.5856466535433" calcext:value-type="float">
            <text:p>17.59</text:p>
          </table:table-cell>
          <table:table-cell table:style-name="ce57" table:formula="of:=[.D32]*[.$H$1]" office:value-type="float" office:value="22.4746023622048" calcext:value-type="float">
            <text:p>22.47</text:p>
          </table:table-cell>
          <table:table-cell table:style-name="ce57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57" table:formula="of:=[.$Q$3]/[.L32]" office:value-type="float" office:value="7.82806903624542" calcext:value-type="float">
            <text:p>7.83</text:p>
          </table:table-cell>
          <table:table-cell table:style-name="ce57" table:formula="of:=[.$Q$3]/[.M32]" office:value-type="float" office:value="5.09961343854992" calcext:value-type="float">
            <text:p>5.10</text:p>
          </table:table-cell>
          <table:table-cell table:style-name="ce57" table:formula="of:=[.$Q$3]/[.N32]" office:value-type="float" office:value="3.99028194380042" calcext:value-type="float">
            <text:p>3.99</text:p>
          </table:table-cell>
          <table:table-cell table:style-name="ce57" table:formula="of:=[.$Q$3]/[.O32]" office:value-type="float" office:value="3.00490669606487" calcext:value-type="float">
            <text:p>3.00</text:p>
          </table:table-cell>
          <table:table-cell/>
          <table:table-cell table:style-name="ce57" table:formula="of:=[.$V$3]/[.$L32]" office:value-type="float" office:value="2.04605194256905" calcext:value-type="float">
            <text:p>2.05</text:p>
          </table:table-cell>
          <table:table-cell table:style-name="ce57" table:formula="of:=[.$V$3]/[.$M32]" office:value-type="float" office:value="1.33290520739976" calcext:value-type="float">
            <text:p>1.33</text:p>
          </table:table-cell>
          <table:table-cell table:style-name="ce57" table:formula="of:=[.$V$3]/[.$N32]" office:value-type="float" office:value="1.04295504864721" calcext:value-type="float">
            <text:p>1.04</text:p>
          </table:table-cell>
          <table:table-cell table:style-name="ce57" table:formula="of:=[.$V$3]/[.$O32]" office:value-type="float" office:value="0.785403801915259" calcext:value-type="float">
            <text:p>0.79</text:p>
          </table:table-cell>
          <table:table-cell/>
          <table:table-cell table:style-name="ce57" table:formula="of:=[.$AA$3]/[.$L32]" office:value-type="float" office:value="4.36619104809317" calcext:value-type="float">
            <text:p>4.37</text:p>
          </table:table-cell>
          <table:table-cell table:style-name="ce57" table:formula="of:=[.$AA$3]/[.$M32]" office:value-type="float" office:value="2.84436512261671" calcext:value-type="float">
            <text:p>2.84</text:p>
          </table:table-cell>
          <table:table-cell table:style-name="ce57" table:formula="of:=[.$AA$3]/[.$N32]" office:value-type="float" office:value="2.22562335893061" calcext:value-type="float">
            <text:p>2.23</text:p>
          </table:table-cell>
          <table:table-cell table:style-name="ce57" table:formula="of:=[.$AA$3]/[.$O32]" office:value-type="float" office:value="1.67601954657855" calcext:value-type="float">
            <text:p>1.68</text:p>
          </table:table-cell>
          <table:table-cell/>
          <table:table-cell table:style-name="ce57" table:formula="of:=[.$AF$3]/[.L32]" office:value-type="float" office:value="7.96598550677695" calcext:value-type="float">
            <text:p>7.97</text:p>
          </table:table-cell>
          <table:table-cell table:style-name="ce57" table:formula="of:=[.$AF$3]/[.M32]" office:value-type="float" office:value="5.18945943802482" calcext:value-type="float">
            <text:p>5.19</text:p>
          </table:table-cell>
          <table:table-cell table:style-name="ce57" table:formula="of:=[.$AF$3]/[.N32]" office:value-type="float" office:value="4.06058352131163" calcext:value-type="float">
            <text:p>4.06</text:p>
          </table:table-cell>
          <table:table-cell table:style-name="ce57" table:formula="of:=[.$AF$3]/[.O32]" office:value-type="float" office:value="3.05784773732025" calcext:value-type="float">
            <text:p>3.06</text:p>
          </table:table-cell>
          <table:table-cell/>
          <table:table-cell table:style-name="ce57" table:formula="of:=[.$AK$3]/[.$L32]" office:value-type="float" office:value="13.3988469788545" calcext:value-type="float">
            <text:p>13.40</text:p>
          </table:table-cell>
          <table:table-cell table:style-name="ce57" table:formula="of:=[.$AK$3]/[.$M32]" office:value-type="float" office:value="8.72870944265625" calcext:value-type="float">
            <text:p>8.73</text:p>
          </table:table-cell>
          <table:table-cell table:style-name="ce57" table:formula="of:=[.$AK$3]/[.$N32]" office:value-type="float" office:value="6.82993173922129" calcext:value-type="float">
            <text:p>6.83</text:p>
          </table:table-cell>
          <table:table-cell table:style-name="ce57" table:formula="of:=[.$AK$3]/[.$O32]" office:value-type="float" office:value="5.14332267892459" calcext:value-type="float">
            <text:p>5.14</text:p>
          </table:table-cell>
          <table:table-cell/>
          <table:table-cell table:style-name="ce57" table:formula="of:=[.$AP$3]/[.$L32]" office:value-type="float" office:value="3.50203088463611" calcext:value-type="float">
            <text:p>3.50</text:p>
          </table:table-cell>
          <table:table-cell table:style-name="ce57" table:formula="of:=[.$AP$3]/[.$M32]" office:value-type="float" office:value="2.28140601198286" calcext:value-type="float">
            <text:p>2.28</text:p>
          </table:table-cell>
          <table:table-cell table:style-name="ce57" table:formula="of:=[.$AP$3]/[.$N32]" office:value-type="float" office:value="1.78512613275282" calcext:value-type="float">
            <text:p>1.79</text:p>
          </table:table-cell>
          <table:table-cell table:style-name="ce57" table:formula="of:=[.$AP$3]/[.$O32]" office:value-type="float" office:value="1.34430036402902" calcext:value-type="float">
            <text:p>1.34</text:p>
          </table:table-cell>
          <table:table-cell/>
          <table:table-cell table:style-name="ce57" table:formula="of:=[.$AU$3]/[.$L32]" office:value-type="float" office:value="7.47193030221463" calcext:value-type="float">
            <text:p>7.47</text:p>
          </table:table-cell>
          <table:table-cell table:style-name="ce57" table:formula="of:=[.$AU$3]/[.$M32]" office:value-type="float" office:value="4.86760604750081" calcext:value-type="float">
            <text:p>4.87</text:p>
          </table:table-cell>
          <table:table-cell table:style-name="ce57" table:formula="of:=[.$AU$3]/[.$N32]" office:value-type="float" office:value="3.808743693012" calcext:value-type="float">
            <text:p>3.81</text:p>
          </table:table-cell>
          <table:table-cell table:style-name="ce57" table:formula="of:=[.$AU$3]/[.$O32]" office:value-type="float" office:value="2.86819818446869" calcext:value-type="float">
            <text:p>2.87</text:p>
          </table:table-cell>
          <table:table-cell/>
          <table:table-cell table:style-name="ce57" table:formula="of:=[.$AZ$3]/[.$L32]" office:value-type="float" office:value="13.6362728015417" calcext:value-type="float">
            <text:p>13.64</text:p>
          </table:table-cell>
          <table:table-cell table:style-name="ce57" table:formula="of:=[.$AZ$3]/[.$M32]" office:value-type="float" office:value="8.88338103668899" calcext:value-type="float">
            <text:p>8.88</text:p>
          </table:table-cell>
          <table:table-cell table:style-name="ce57" table:formula="of:=[.$AZ$3]/[.$N32]" office:value-type="float" office:value="6.9509572397469" calcext:value-type="float">
            <text:p>6.95</text:p>
          </table:table-cell>
          <table:table-cell table:style-name="ce57" table:formula="of:=[.$AZ$3]/[.$O32]" office:value-type="float" office:value="5.23446168665537" calcext:value-type="float">
            <text:p>5.23</text:p>
          </table:table-cell>
          <table:table-cell/>
          <table:table-cell table:style-name="ce57" table:formula="of:=[.$BE$3]/[.$L32]" office:value-type="float" office:value="19.0970667233471" calcext:value-type="float">
            <text:p>19.10</text:p>
          </table:table-cell>
          <table:table-cell table:style-name="ce57" table:formula="of:=[.$BE$3]/[.$M32]" office:value-type="float" office:value="12.4408276994419" calcext:value-type="float">
            <text:p>12.44</text:p>
          </table:table-cell>
          <table:table-cell table:style-name="ce57" table:formula="of:=[.$BE$3]/[.$N32]" office:value-type="float" office:value="9.73454375183605" calcext:value-type="float">
            <text:p>9.73</text:p>
          </table:table-cell>
          <table:table-cell table:style-name="ce57" table:formula="of:=[.$BE$3]/[.$O32]" office:value-type="float" office:value="7.33065886446333" calcext:value-type="float">
            <text:p>7.33</text:p>
          </table:table-cell>
          <table:table-cell/>
          <table:table-cell table:style-name="ce57" table:formula="of:=[.$BJ$3]/[.$L32]" office:value-type="float" office:value="4.99117961075505" calcext:value-type="float">
            <text:p>4.99</text:p>
          </table:table-cell>
          <table:table-cell table:style-name="ce57" table:formula="of:=[.$BJ$3]/[.$M32]" office:value-type="float" office:value="3.25151534808524" calcext:value-type="float">
            <text:p>3.25</text:p>
          </table:table-cell>
          <table:table-cell table:style-name="ce57" table:formula="of:=[.$BJ$3]/[.$N32]" office:value-type="float" office:value="2.54420519119657" calcext:value-type="float">
            <text:p>2.54</text:p>
          </table:table-cell>
          <table:table-cell table:style-name="ce57" table:formula="of:=[.$BJ$3]/[.$O32]" office:value-type="float" office:value="1.91592958163458" calcext:value-type="float">
            <text:p>1.92</text:p>
          </table:table-cell>
          <table:table-cell/>
          <table:table-cell table:style-name="ce57" table:formula="of:=[.$BO$3]/[.$L32]" office:value-type="float" office:value="10.6509922368718" calcext:value-type="float">
            <text:p>10.65</text:p>
          </table:table-cell>
          <table:table-cell table:style-name="ce57" table:formula="of:=[.$BO$3]/[.$M32]" office:value-type="float" office:value="6.93861319995385" calcext:value-type="float">
            <text:p>6.94</text:p>
          </table:table-cell>
          <table:table-cell table:style-name="ce57" table:formula="of:=[.$BO$3]/[.$N32]" office:value-type="float" office:value="5.42923954931454" calcext:value-type="float">
            <text:p>5.43</text:p>
          </table:table-cell>
          <table:table-cell table:style-name="ce85" table:formula="of:=[.$BO$3]/[.$O32]" office:value-type="float" office:value="4.08852269239334" calcext:value-type="float">
            <text:p>4.09</text:p>
          </table:table-cell>
          <table:table-cell/>
          <table:table-cell table:style-name="ce57" table:formula="of:=[.$BT$3]/[.$L32]" office:value-type="float" office:value="19.435747676298" calcext:value-type="float">
            <text:p>19.44</text:p>
          </table:table-cell>
          <table:table-cell table:style-name="ce57" table:formula="of:=[.$BT$3]/[.$M32]" office:value-type="float" office:value="12.6614621791651" calcext:value-type="float">
            <text:p>12.66</text:p>
          </table:table-cell>
          <table:table-cell table:style-name="ce57" table:formula="of:=[.$BT$3]/[.$N32]" office:value-type="float" office:value="9.90718306876229" calcext:value-type="float">
            <text:p>9.91</text:p>
          </table:table-cell>
          <table:table-cell table:style-name="ce57" table:formula="of:=[.$BT$3]/[.$O32]" office:value-type="float" office:value="7.46066597843224" calcext:value-type="float">
            <text:p>7.46</text:p>
          </table:table-cell>
          <table:table-cell table:number-columns-repeated="3"/>
        </table:table-row>
        <table:table-row table:style-name="ro4">
          <table:table-cell/>
          <table:table-cell table:style-name="ce57" office:value-type="float" office:value="505" calcext:value-type="float">
            <text:p>505.00</text:p>
          </table:table-cell>
          <table:table-cell table:style-name="ce57" office:value-type="float" office:value="755" calcext:value-type="float">
            <text:p>755.00</text:p>
          </table:table-cell>
          <table:table-cell table:style-name="ce57" office:value-type="float" office:value="980" calcext:value-type="float">
            <text:p>980.00</text:p>
          </table:table-cell>
          <table:table-cell table:style-name="ce57" office:value-type="float" office:value="1260" calcext:value-type="float">
            <text:p>1,260.00</text:p>
          </table:table-cell>
          <table:table-cell table:style-name="ce57"/>
          <table:table-cell table:style-name="ce57" table:formula="of:=[.B33]*[.$H$1]" office:value-type="float" office:value="7.36991830708663" calcext:value-type="float">
            <text:p>7.37</text:p>
          </table:table-cell>
          <table:table-cell table:style-name="ce57" table:formula="of:=[.C33]*[.$H$1]" office:value-type="float" office:value="11.0183927165355" calcext:value-type="float">
            <text:p>11.02</text:p>
          </table:table-cell>
          <table:table-cell table:style-name="ce57" table:formula="of:=[.D33]*[.$H$1]" office:value-type="float" office:value="14.3020196850394" calcext:value-type="float">
            <text:p>14.30</text:p>
          </table:table-cell>
          <table:table-cell table:style-name="ce57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57" table:formula="of:=[.$Q$3]/[.L33]" office:value-type="float" office:value="12.1683845414904" calcext:value-type="float">
            <text:p>12.17</text:p>
          </table:table-cell>
          <table:table-cell table:style-name="ce57" table:formula="of:=[.$Q$3]/[.M33]" office:value-type="float" office:value="8.13911813702338" calcext:value-type="float">
            <text:p>8.14</text:p>
          </table:table-cell>
          <table:table-cell table:style-name="ce57" table:formula="of:=[.$Q$3]/[.N33]" office:value-type="float" office:value="6.27044305454352" calcext:value-type="float">
            <text:p>6.27</text:p>
          </table:table-cell>
          <table:table-cell table:style-name="ce57" table:formula="of:=[.$Q$3]/[.O33]" office:value-type="float" office:value="4.87701126464496" calcext:value-type="float">
            <text:p>4.88</text:p>
          </table:table-cell>
          <table:table-cell/>
          <table:table-cell table:style-name="ce57" table:formula="of:=[.$V$3]/[.$L33]" office:value-type="float" office:value="3.18049658399348" calcext:value-type="float">
            <text:p>3.18</text:p>
          </table:table-cell>
          <table:table-cell table:style-name="ce57" table:formula="of:=[.$V$3]/[.$M33]" office:value-type="float" office:value="2.12735201975723" calcext:value-type="float">
            <text:p>2.13</text:p>
          </table:table-cell>
          <table:table-cell table:style-name="ce57" table:formula="of:=[.$V$3]/[.$N33]" office:value-type="float" office:value="1.6389293621599" calcext:value-type="float">
            <text:p>1.64</text:p>
          </table:table-cell>
          <table:table-cell table:style-name="ce57" table:formula="of:=[.$V$3]/[.$O33]" office:value-type="float" office:value="1.27472283723548" calcext:value-type="float">
            <text:p>1.27</text:p>
          </table:table-cell>
          <table:table-cell/>
          <table:table-cell table:style-name="ce57" table:formula="of:=[.$AA$3]/[.$L33]" office:value-type="float" office:value="6.78704945099632" calcext:value-type="float">
            <text:p>6.79</text:p>
          </table:table-cell>
          <table:table-cell table:style-name="ce57" table:formula="of:=[.$AA$3]/[.$M33]" office:value-type="float" office:value="4.53968208311674" calcext:value-type="float">
            <text:p>4.54</text:p>
          </table:table-cell>
          <table:table-cell table:style-name="ce57" table:formula="of:=[.$AA$3]/[.$N33]" office:value-type="float" office:value="3.49740813546239" calcext:value-type="float">
            <text:p>3.50</text:p>
          </table:table-cell>
          <table:table-cell table:style-name="ce57" table:formula="of:=[.$AA$3]/[.$O33]" office:value-type="float" office:value="2.72020632758186" calcext:value-type="float">
            <text:p>2.72</text:p>
          </table:table-cell>
          <table:table-cell/>
          <table:table-cell table:style-name="ce57" table:formula="of:=[.$AF$3]/[.L33]" office:value-type="float" office:value="12.3827695501384" calcext:value-type="float">
            <text:p>12.38</text:p>
          </table:table-cell>
          <table:table-cell table:style-name="ce57" table:formula="of:=[.$AF$3]/[.M33]" office:value-type="float" office:value="8.28251473221179" calcext:value-type="float">
            <text:p>8.28</text:p>
          </table:table-cell>
          <table:table-cell table:style-name="ce57" table:formula="of:=[.$AF$3]/[.N33]" office:value-type="float" office:value="6.38091696206113" calcext:value-type="float">
            <text:p>6.38</text:p>
          </table:table-cell>
          <table:table-cell table:style-name="ce57" table:formula="of:=[.$AF$3]/[.O33]" office:value-type="float" office:value="4.96293541493643" calcext:value-type="float">
            <text:p>4.96</text:p>
          </table:table-cell>
          <table:table-cell/>
          <table:table-cell table:style-name="ce57" table:formula="of:=[.$AK$3]/[.$L33]" office:value-type="float" office:value="20.8279106502986" calcext:value-type="float">
            <text:p>20.83</text:p>
          </table:table-cell>
          <table:table-cell table:style-name="ce57" table:formula="of:=[.$AK$3]/[.$M33]" office:value-type="float" office:value="13.9312514945706" calcext:value-type="float">
            <text:p>13.93</text:p>
          </table:table-cell>
          <table:table-cell table:style-name="ce57" table:formula="of:=[.$AK$3]/[.$N33]" office:value-type="float" office:value="10.7327498759192" calcext:value-type="float">
            <text:p>10.73</text:p>
          </table:table-cell>
          <table:table-cell table:style-name="ce57" table:formula="of:=[.$AK$3]/[.$O33]" office:value-type="float" office:value="8.34769434793713" calcext:value-type="float">
            <text:p>8.35</text:p>
          </table:table-cell>
          <table:table-cell/>
          <table:table-cell table:style-name="ce57" table:formula="of:=[.$AP$3]/[.$L33]" office:value-type="float" office:value="5.44375097908781" calcext:value-type="float">
            <text:p>5.44</text:p>
          </table:table-cell>
          <table:table-cell table:style-name="ce57" table:formula="of:=[.$AP$3]/[.$M33]" office:value-type="float" office:value="3.64118442972099" calcext:value-type="float">
            <text:p>3.64</text:p>
          </table:table-cell>
          <table:table-cell table:style-name="ce57" table:formula="of:=[.$AP$3]/[.$N33]" office:value-type="float" office:value="2.80519820861158" calcext:value-type="float">
            <text:p>2.81</text:p>
          </table:table-cell>
          <table:table-cell table:style-name="ce57" table:formula="of:=[.$AP$3]/[.$O33]" office:value-type="float" office:value="2.18182082892011" calcext:value-type="float">
            <text:p>2.18</text:p>
          </table:table-cell>
          <table:table-cell/>
          <table:table-cell table:style-name="ce57" table:formula="of:=[.$AU$3]/[.$L33]" office:value-type="float" office:value="11.6147827470069" calcext:value-type="float">
            <text:p>11.61</text:p>
          </table:table-cell>
          <table:table-cell table:style-name="ce57" table:formula="of:=[.$AU$3]/[.$M33]" office:value-type="float" office:value="7.76882819501786" calcext:value-type="float">
            <text:p>7.77</text:p>
          </table:table-cell>
          <table:table-cell table:style-name="ce57" table:formula="of:=[.$AU$3]/[.$N33]" office:value-type="float" office:value="5.98516866044743" calcext:value-type="float">
            <text:p>5.99</text:p>
          </table:table-cell>
          <table:table-cell table:style-name="ce57" table:formula="of:=[.$AU$3]/[.$O33]" office:value-type="float" office:value="4.655131180348" calcext:value-type="float">
            <text:p>4.66</text:p>
          </table:table-cell>
          <table:table-cell/>
          <table:table-cell table:style-name="ce57" table:formula="of:=[.$AZ$3]/[.$L33]" office:value-type="float" office:value="21.1969785132876" calcext:value-type="float">
            <text:p>21.20</text:p>
          </table:table-cell>
          <table:table-cell table:style-name="ce57" table:formula="of:=[.$AZ$3]/[.$M33]" office:value-type="float" office:value="14.1781114559076" calcext:value-type="float">
            <text:p>14.18</text:p>
          </table:table-cell>
          <table:table-cell table:style-name="ce57" table:formula="of:=[.$AZ$3]/[.$N33]" office:value-type="float" office:value="10.9229328053166" calcext:value-type="float">
            <text:p>10.92</text:p>
          </table:table-cell>
          <table:table-cell table:style-name="ce57" table:formula="of:=[.$AZ$3]/[.$O33]" office:value-type="float" office:value="8.4956144041351" calcext:value-type="float">
            <text:p>8.50</text:p>
          </table:table-cell>
          <table:table-cell/>
          <table:table-cell table:style-name="ce57" table:formula="of:=[.$BE$3]/[.$L33]" office:value-type="float" office:value="29.6855393620347" calcext:value-type="float">
            <text:p>29.69</text:p>
          </table:table-cell>
          <table:table-cell table:style-name="ce57" table:formula="of:=[.$BE$3]/[.$M33]" office:value-type="float" office:value="19.855890566659" calcext:value-type="float">
            <text:p>19.86</text:p>
          </table:table-cell>
          <table:table-cell table:style-name="ce57" table:formula="of:=[.$BE$3]/[.$N33]" office:value-type="float" office:value="15.2971401814566" calcext:value-type="float">
            <text:p>15.30</text:p>
          </table:table-cell>
          <table:table-cell table:style-name="ce57" table:formula="of:=[.$BE$3]/[.$O33]" office:value-type="float" office:value="11.8977756966885" calcext:value-type="float">
            <text:p>11.90</text:p>
          </table:table-cell>
          <table:table-cell/>
          <table:table-cell table:style-name="ce57" table:formula="of:=[.$BJ$3]/[.$L33]" office:value-type="float" office:value="7.75856632562914" calcext:value-type="float">
            <text:p>7.76</text:p>
          </table:table-cell>
          <table:table-cell table:style-name="ce57" table:formula="of:=[.$BJ$3]/[.$M33]" office:value-type="float" office:value="5.18950462840095" calcext:value-type="float">
            <text:p>5.19</text:p>
          </table:table-cell>
          <table:table-cell table:style-name="ce57" table:formula="of:=[.$BJ$3]/[.$N33]" office:value-type="float" office:value="3.99803672902318" calcext:value-type="float">
            <text:p>4.00</text:p>
          </table:table-cell>
          <table:table-cell table:style-name="ce57" table:formula="of:=[.$BJ$3]/[.$O33]" office:value-type="float" office:value="3.10958412257358" calcext:value-type="float">
            <text:p>3.11</text:p>
          </table:table-cell>
          <table:table-cell/>
          <table:table-cell table:style-name="ce57" table:formula="of:=[.$BO$3]/[.$L33]" office:value-type="float" office:value="16.5564928830582" calcext:value-type="float">
            <text:p>16.56</text:p>
          </table:table-cell>
          <table:table-cell table:style-name="ce57" table:formula="of:=[.$BO$3]/[.$M33]" office:value-type="float" office:value="11.0742104714495" calcext:value-type="float">
            <text:p>11.07</text:p>
          </table:table-cell>
          <table:table-cell table:style-name="ce57" table:formula="of:=[.$BO$3]/[.$N33]" office:value-type="float" office:value="8.53166214892284" calcext:value-type="float">
            <text:p>8.53</text:p>
          </table:table-cell>
          <table:table-cell table:style-name="ce57" table:formula="of:=[.$BO$3]/[.$O33]" office:value-type="float" office:value="6.63573722693999" calcext:value-type="float">
            <text:p>6.64</text:p>
          </table:table-cell>
          <table:table-cell/>
          <table:table-cell table:style-name="ce57" table:formula="of:=[.$BT$3]/[.$L33]" office:value-type="float" office:value="30.2120038136513" calcext:value-type="float">
            <text:p>30.21</text:p>
          </table:table-cell>
          <table:table-cell table:style-name="ce57" table:formula="of:=[.$BT$3]/[.$M33]" office:value-type="float" office:value="20.2080290409191" calcext:value-type="float">
            <text:p>20.21</text:p>
          </table:table-cell>
          <table:table-cell table:style-name="ce57" table:formula="of:=[.$BT$3]/[.$N33]" office:value-type="float" office:value="15.5684305366265" calcext:value-type="float">
            <text:p>15.57</text:p>
          </table:table-cell>
          <table:table-cell table:style-name="ce57" table:formula="of:=[.$BT$3]/[.$O33]" office:value-type="float" office:value="12.108779306265" calcext:value-type="float">
            <text:p>12.11</text:p>
          </table:table-cell>
          <table:table-cell table:number-columns-repeated="3"/>
        </table:table-row>
        <table:table-row table:style-name="ro4">
          <table:table-cell table:style-name="ce170"/>
          <table:table-cell table:style-name="ce173" office:value-type="float" office:value="560" calcext:value-type="float">
            <text:p>560.00</text:p>
          </table:table-cell>
          <table:table-cell table:style-name="ce173" office:value-type="float" office:value="840" calcext:value-type="float">
            <text:p>840.00</text:p>
          </table:table-cell>
          <table:table-cell table:style-name="ce173" office:value-type="float" office:value="1090" calcext:value-type="float">
            <text:p>1,090.00</text:p>
          </table:table-cell>
          <table:table-cell table:style-name="ce173" office:value-type="float" office:value="1430" calcext:value-type="float">
            <text:p>1,430.00</text:p>
          </table:table-cell>
          <table:table-cell table:style-name="ce173"/>
          <table:table-cell table:style-name="ce173" table:formula="of:=[.B34]*[.$H$1]" office:value-type="float" office:value="8.17258267716537" calcext:value-type="float">
            <text:p>8.17</text:p>
          </table:table-cell>
          <table:table-cell table:style-name="ce173" table:formula="of:=[.C34]*[.$H$1]" office:value-type="float" office:value="12.2588740157481" calcext:value-type="float">
            <text:p>12.26</text:p>
          </table:table-cell>
          <table:table-cell table:style-name="ce173" table:formula="of:=[.D34]*[.$H$1]" office:value-type="float" office:value="15.9073484251969" calcext:value-type="float">
            <text:p>15.91</text:p>
          </table:table-cell>
          <table:table-cell table:style-name="ce173" table:formula="of:=[.E34]*[.$H$1]" office:value-type="float" office:value="20.8692736220473" calcext:value-type="float">
            <text:p>20.87</text:p>
          </table:table-cell>
          <table:table-cell table:style-name="ce172"/>
          <table:table-cell table:style-name="ce173" table:formula="of:=[.G34]/2" office:value-type="float" office:value="4.08629133858268" calcext:value-type="float">
            <text:p>4.09</text:p>
          </table:table-cell>
          <table:table-cell table:style-name="ce173" table:formula="of:=[.H34]/2" office:value-type="float" office:value="6.12943700787403" calcext:value-type="float">
            <text:p>6.13</text:p>
          </table:table-cell>
          <table:table-cell table:style-name="ce173" table:formula="of:=[.I34]/2" office:value-type="float" office:value="7.95367421259844" calcext:value-type="float">
            <text:p>7.95</text:p>
          </table:table-cell>
          <table:table-cell table:style-name="ce173" table:formula="of:=[.J34]/2" office:value-type="float" office:value="10.4346368110236" calcext:value-type="float">
            <text:p>10.43</text:p>
          </table:table-cell>
          <table:table-cell table:style-name="ce172"/>
          <table:table-cell table:style-name="ce173" table:formula="of:=[.$Q$3]/[.L34]" office:value-type="float" office:value="10.9732753454512" calcext:value-type="float">
            <text:p>10.97</text:p>
          </table:table-cell>
          <table:table-cell table:style-name="ce176" table:formula="of:=[.$Q$3]/[.M34]" office:value-type="float" office:value="7.31551689696744" calcext:value-type="float">
            <text:p>7.32</text:p>
          </table:table-cell>
          <table:table-cell table:style-name="ce173" table:formula="of:=[.$Q$3]/[.N34]" office:value-type="float" office:value="5.63764604903913" calcext:value-type="float">
            <text:p>5.64</text:p>
          </table:table-cell>
          <table:table-cell table:style-name="ce173" table:formula="of:=[.$Q$3]/[.O34]" office:value-type="float" office:value="4.29722670870815" calcext:value-type="float">
            <text:p>4.30</text:p>
          </table:table-cell>
          <table:table-cell table:style-name="ce172"/>
          <table:table-cell table:style-name="ce176" table:formula="of:=[.$V$3]/[.$L34]" office:value-type="float" office:value="2.86812638377983" calcext:value-type="float">
            <text:p>2.87</text:p>
          </table:table-cell>
          <table:table-cell table:style-name="ce173" table:formula="of:=[.$V$3]/[.$M34]" office:value-type="float" office:value="1.91208425585322" calcext:value-type="float">
            <text:p>1.91</text:p>
          </table:table-cell>
          <table:table-cell table:style-name="ce173" table:formula="of:=[.$V$3]/[.$N34]" office:value-type="float" office:value="1.4735328210245" calcext:value-type="float">
            <text:p>1.47</text:p>
          </table:table-cell>
          <table:table-cell table:style-name="ce173" table:formula="of:=[.$V$3]/[.$O34]" office:value-type="float" office:value="1.12318236008161" calcext:value-type="float">
            <text:p>1.12</text:p>
          </table:table-cell>
          <table:table-cell table:style-name="ce172"/>
          <table:table-cell table:style-name="ce176" table:formula="of:=[.$AA$3]/[.$L34]" office:value-type="float" office:value="6.12046423705918" calcext:value-type="float">
            <text:p>6.12</text:p>
          </table:table-cell>
          <table:table-cell table:style-name="ce173" table:formula="of:=[.$AA$3]/[.$M34]" office:value-type="float" office:value="4.08030949137279" calcext:value-type="float">
            <text:p>4.08</text:p>
          </table:table-cell>
          <table:table-cell table:style-name="ce173" table:formula="of:=[.$AA$3]/[.$N34]" office:value-type="float" office:value="3.14445869059921" calcext:value-type="float">
            <text:p>3.14</text:p>
          </table:table-cell>
          <table:table-cell table:style-name="ce173" table:formula="of:=[.$AA$3]/[.$O34]" office:value-type="float" office:value="2.39682515577143" calcext:value-type="float">
            <text:p>2.40</text:p>
          </table:table-cell>
          <table:table-cell table:style-name="ce172"/>
          <table:table-cell table:style-name="ce173" table:formula="of:=[.$AF$3]/[.L34]" office:value-type="float" office:value="11.166604683607" calcext:value-type="float">
            <text:p>11.17</text:p>
          </table:table-cell>
          <table:table-cell table:style-name="ce176" table:formula="of:=[.$AF$3]/[.M34]" office:value-type="float" office:value="7.44440312240465" calcext:value-type="float">
            <text:p>7.44</text:p>
          </table:table-cell>
          <table:table-cell table:style-name="ce173" table:formula="of:=[.$AF$3]/[.N34]" office:value-type="float" office:value="5.73697121359624" calcext:value-type="float">
            <text:p>5.74</text:p>
          </table:table-cell>
          <table:table-cell table:style-name="ce173" table:formula="of:=[.$AF$3]/[.O34]" office:value-type="float" office:value="4.37293609987406" calcext:value-type="float">
            <text:p>4.37</text:p>
          </table:table-cell>
          <table:table-cell table:style-name="ce172"/>
          <table:table-cell table:style-name="ce173" table:formula="of:=[.$AK$3]/[.$L34]" office:value-type="float" office:value="18.7823122828585" calcext:value-type="float">
            <text:p>18.78</text:p>
          </table:table-cell>
          <table:table-cell table:style-name="ce173" table:formula="of:=[.$AK$3]/[.$M34]" office:value-type="float" office:value="12.5215415219057" calcext:value-type="float">
            <text:p>12.52</text:p>
          </table:table-cell>
          <table:table-cell table:style-name="ce173" table:formula="of:=[.$AK$3]/[.$N34]" office:value-type="float" office:value="9.64962832880806" calcext:value-type="float">
            <text:p>9.65</text:p>
          </table:table-cell>
          <table:table-cell table:style-name="ce173" table:formula="of:=[.$AK$3]/[.$O34]" office:value-type="float" office:value="7.35531110377677" calcext:value-type="float">
            <text:p>7.36</text:p>
          </table:table-cell>
          <table:table-cell table:style-name="ce172"/>
          <table:table-cell table:style-name="ce173" table:formula="of:=[.$AP$3]/[.$L34]" office:value-type="float" office:value="4.90909686507026" calcext:value-type="float">
            <text:p>4.91</text:p>
          </table:table-cell>
          <table:table-cell table:style-name="ce173" table:formula="of:=[.$AP$3]/[.$M34]" office:value-type="float" office:value="3.27273124338017" calcext:value-type="float">
            <text:p>3.27</text:p>
          </table:table-cell>
          <table:table-cell table:style-name="ce173" table:formula="of:=[.$AP$3]/[.$N34]" office:value-type="float" office:value="2.52210481141224" calcext:value-type="float">
            <text:p>2.52</text:p>
          </table:table-cell>
          <table:table-cell table:style-name="ce173" table:formula="of:=[.$AP$3]/[.$O34]" office:value-type="float" office:value="1.92244352757996" calcext:value-type="float">
            <text:p>1.92</text:p>
          </table:table-cell>
          <table:table-cell table:style-name="ce172"/>
          <table:table-cell table:style-name="ce173" table:formula="of:=[.$AU$3]/[.$L34]" office:value-type="float" office:value="10.474045155783" calcext:value-type="float">
            <text:p>10.47</text:p>
          </table:table-cell>
          <table:table-cell table:style-name="ce173" table:formula="of:=[.$AU$3]/[.$M34]" office:value-type="float" office:value="6.982696770522" calcext:value-type="float">
            <text:p>6.98</text:p>
          </table:table-cell>
          <table:table-cell table:style-name="ce173" table:formula="of:=[.$AU$3]/[.$N34]" office:value-type="float" office:value="5.38116081398026" calcext:value-type="float">
            <text:p>5.38</text:p>
          </table:table-cell>
          <table:table-cell table:style-name="ce173" table:formula="of:=[.$AU$3]/[.$O34]" office:value-type="float" office:value="4.10172397708985" calcext:value-type="float">
            <text:p>4.10</text:p>
          </table:table-cell>
          <table:table-cell table:style-name="ce172"/>
          <table:table-cell table:style-name="ce178" table:formula="of:=[.$AZ$3]/[.$L34]" office:value-type="float" office:value="19.115132409304" calcext:value-type="float">
            <text:p>19.12</text:p>
          </table:table-cell>
          <table:table-cell table:style-name="ce178" table:formula="of:=[.$AZ$3]/[.$M34]" office:value-type="float" office:value="12.7434216062027" calcext:value-type="float">
            <text:p>12.74</text:p>
          </table:table-cell>
          <table:table-cell table:style-name="ce178" table:formula="of:=[.$AZ$3]/[.$N34]" office:value-type="float" office:value="9.82061848551397" calcext:value-type="float">
            <text:p>9.82</text:p>
          </table:table-cell>
          <table:table-cell table:style-name="ce178" table:formula="of:=[.$AZ$3]/[.$O34]" office:value-type="float" office:value="7.48564625818897" calcext:value-type="float">
            <text:p>7.49</text:p>
          </table:table-cell>
          <table:table-cell table:style-name="ce172"/>
          <table:table-cell table:style-name="ce173" table:formula="of:=[.$BE$3]/[.$L34]" office:value-type="float" office:value="26.7699953175491" calcext:value-type="float">
            <text:p>26.77</text:p>
          </table:table-cell>
          <table:table-cell table:style-name="ce173" table:formula="of:=[.$BE$3]/[.$M34]" office:value-type="float" office:value="17.8466635450328" calcext:value-type="float">
            <text:p>17.85</text:p>
          </table:table-cell>
          <table:table-cell table:style-name="ce173" table:formula="of:=[.$BE$3]/[.$N34]" office:value-type="float" office:value="13.75339208975" calcext:value-type="float">
            <text:p>13.75</text:p>
          </table:table-cell>
          <table:table-cell table:style-name="ce173" table:formula="of:=[.$BE$3]/[.$O34]" office:value-type="float" office:value="10.4833548096696" calcext:value-type="float">
            <text:p>10.48</text:p>
          </table:table-cell>
          <table:table-cell table:style-name="ce172"/>
          <table:table-cell table:style-name="ce173" table:formula="of:=[.$BJ$3]/[.$L34]" office:value-type="float" office:value="6.99656427579056" calcext:value-type="float">
            <text:p>7.00</text:p>
          </table:table-cell>
          <table:table-cell table:style-name="ce173" table:formula="of:=[.$BJ$3]/[.$M34]" office:value-type="float" office:value="4.66437618386038" calcext:value-type="float">
            <text:p>4.66</text:p>
          </table:table-cell>
          <table:table-cell table:style-name="ce173" table:formula="of:=[.$BJ$3]/[.$N34]" office:value-type="float" office:value="3.59456513251625" calcext:value-type="float">
            <text:p>3.59</text:p>
          </table:table-cell>
          <table:table-cell table:style-name="ce173" table:formula="of:=[.$BJ$3]/[.$O34]" office:value-type="float" office:value="2.73991328282707" calcext:value-type="float">
            <text:p>2.74</text:p>
          </table:table-cell>
          <table:table-cell table:style-name="ce172"/>
          <table:table-cell table:style-name="ce173" table:formula="of:=[.$BO$3]/[.$L34]" office:value-type="float" office:value="14.930408760615" calcext:value-type="float">
            <text:p>14.93</text:p>
          </table:table-cell>
          <table:table-cell table:style-name="ce173" table:formula="of:=[.$BO$3]/[.$M34]" office:value-type="float" office:value="9.95360584040999" calcext:value-type="float">
            <text:p>9.95</text:p>
          </table:table-cell>
          <table:table-cell table:style-name="ce173" table:formula="of:=[.$BO$3]/[.$N34]" office:value-type="float" office:value="7.6706687210499" calcext:value-type="float">
            <text:p>7.67</text:p>
          </table:table-cell>
          <table:table-cell table:style-name="ce173" table:formula="of:=[.$BO$3]/[.$O34]" office:value-type="float" office:value="5.84687336080027" calcext:value-type="float">
            <text:p>5.85</text:p>
          </table:table-cell>
          <table:table-cell table:style-name="ce179"/>
          <table:table-cell table:style-name="ce178" table:formula="of:=[.$BT$3]/[.$L34]" office:value-type="float" office:value="27.2447534390963" calcext:value-type="float">
            <text:p>27.24</text:p>
          </table:table-cell>
          <table:table-cell table:style-name="ce178" table:formula="of:=[.$BT$3]/[.$M34]" office:value-type="float" office:value="18.1631689593975" calcext:value-type="float">
            <text:p>18.16</text:p>
          </table:table-cell>
          <table:table-cell table:style-name="ce178" table:formula="of:=[.$BT$3]/[.$N34]" office:value-type="float" office:value="13.9973045191687" calcext:value-type="float">
            <text:p>14.00</text:p>
          </table:table-cell>
          <table:table-cell table:style-name="ce180" table:formula="of:=[.$BT$3]/[.$O34]" office:value-type="float" office:value="10.6692740740517" calcext:value-type="float">
            <text:p>10.67</text:p>
          </table:table-cell>
          <table:table-cell table:number-columns-repeated="3"/>
        </table:table-row>
        <table:table-row table:style-name="ro4">
          <table:table-cell/>
          <table:table-cell table:style-name="ce57" office:value-type="float" office:value="730" calcext:value-type="float">
            <text:p>730.00</text:p>
          </table:table-cell>
          <table:table-cell table:style-name="ce57" office:value-type="float" office:value="1065" calcext:value-type="float">
            <text:p>1,065.00</text:p>
          </table:table-cell>
          <table:table-cell table:style-name="ce57" office:value-type="float" office:value="1370" calcext:value-type="float">
            <text:p>1,370.00</text:p>
          </table:table-cell>
          <table:table-cell table:style-name="ce57" office:value-type="float" office:value="1790" calcext:value-type="float">
            <text:p>1,790.00</text:p>
          </table:table-cell>
          <table:table-cell table:style-name="ce57"/>
          <table:table-cell table:style-name="ce57" table:formula="of:=[.B35]*[.$H$1]" office:value-type="float" office:value="10.6535452755906" calcext:value-type="float">
            <text:p>10.65</text:p>
          </table:table-cell>
          <table:table-cell table:style-name="ce57" table:formula="of:=[.C35]*[.$H$1]" office:value-type="float" office:value="15.542500984252" calcext:value-type="float">
            <text:p>15.54</text:p>
          </table:table-cell>
          <table:table-cell table:style-name="ce57" table:formula="of:=[.D35]*[.$H$1]" office:value-type="float" office:value="19.9936397637796" calcext:value-type="float">
            <text:p>19.99</text:p>
          </table:table-cell>
          <table:table-cell table:style-name="ce57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57" table:formula="of:=[.$Q$3]/[.L35]" office:value-type="float" office:value="8.41785505952418" calcext:value-type="float">
            <text:p>8.42</text:p>
          </table:table-cell>
          <table:table-cell table:style-name="ce57" table:formula="of:=[.$Q$3]/[.M35]" office:value-type="float" office:value="5.7699851581715" calcext:value-type="float">
            <text:p>5.77</text:p>
          </table:table-cell>
          <table:table-cell table:style-name="ce57" table:formula="of:=[.$Q$3]/[.N35]" office:value-type="float" office:value="4.48542641857858" calcext:value-type="float">
            <text:p>4.49</text:p>
          </table:table-cell>
          <table:table-cell table:style-name="ce57" table:formula="of:=[.$Q$3]/[.O35]" office:value-type="float" office:value="3.43297999634226" calcext:value-type="float">
            <text:p>3.43</text:p>
          </table:table-cell>
          <table:table-cell/>
          <table:table-cell table:style-name="ce57" table:formula="of:=[.$V$3]/[.$L35]" office:value-type="float" office:value="2.20020654098179" calcext:value-type="float">
            <text:p>2.20</text:p>
          </table:table-cell>
          <table:table-cell table:style-name="ce57" table:formula="of:=[.$V$3]/[.$M35]" office:value-type="float" office:value="1.50812279334902" calcext:value-type="float">
            <text:p>1.51</text:p>
          </table:table-cell>
          <table:table-cell table:style-name="ce57" table:formula="of:=[.$V$3]/[.$N35]" office:value-type="float" office:value="1.17237282840635" calcext:value-type="float">
            <text:p>1.17</text:p>
          </table:table-cell>
          <table:table-cell table:style-name="ce57" table:formula="of:=[.$V$3]/[.$O35]" office:value-type="float" office:value="0.897290935707657" calcext:value-type="float">
            <text:p>0.90</text:p>
          </table:table-cell>
          <table:table-cell/>
          <table:table-cell table:style-name="ce57" table:formula="of:=[.$AA$3]/[.$L35]" office:value-type="float" office:value="4.69515064760704" calcext:value-type="float">
            <text:p>4.70</text:p>
          </table:table-cell>
          <table:table-cell table:style-name="ce57" table:formula="of:=[.$AA$3]/[.$M35]" office:value-type="float" office:value="3.21827227488558" calcext:value-type="float">
            <text:p>3.22</text:p>
          </table:table-cell>
          <table:table-cell table:style-name="ce57" table:formula="of:=[.$AA$3]/[.$N35]" office:value-type="float" office:value="2.50179560054974" calcext:value-type="float">
            <text:p>2.50</text:p>
          </table:table-cell>
          <table:table-cell table:style-name="ce57" table:formula="of:=[.$AA$3]/[.$O35]" office:value-type="float" office:value="1.91478210768332" calcext:value-type="float">
            <text:p>1.91</text:p>
          </table:table-cell>
          <table:table-cell/>
          <table:table-cell table:style-name="ce57" table:formula="of:=[.$AF$3]/[.L35]" office:value-type="float" office:value="8.56616249701357" calcext:value-type="float">
            <text:p>8.57</text:p>
          </table:table-cell>
          <table:table-cell table:style-name="ce57" table:formula="of:=[.$AF$3]/[.M35]" office:value-type="float" office:value="5.87164189936141" calcext:value-type="float">
            <text:p>5.87</text:p>
          </table:table-cell>
          <table:table-cell table:style-name="ce57" table:formula="of:=[.$AF$3]/[.N35]" office:value-type="float" office:value="4.56445154950358" calcext:value-type="float">
            <text:p>4.56</text:p>
          </table:table-cell>
          <table:table-cell table:style-name="ce57" table:formula="of:=[.$AF$3]/[.O35]" office:value-type="float" office:value="3.49346291777648" calcext:value-type="float">
            <text:p>3.49</text:p>
          </table:table-cell>
          <table:table-cell/>
          <table:table-cell table:style-name="ce57" table:formula="of:=[.$AK$3]/[.$L35]" office:value-type="float" office:value="14.4083491484942" calcext:value-type="float">
            <text:p>14.41</text:p>
          </table:table-cell>
          <table:table-cell table:style-name="ce57" table:formula="of:=[.$AK$3]/[.$M35]" office:value-type="float" office:value="9.87614542572843" calcext:value-type="float">
            <text:p>9.88</text:p>
          </table:table-cell>
          <table:table-cell table:style-name="ce57" table:formula="of:=[.$AK$3]/[.$N35]" office:value-type="float" office:value="7.67744151708086" calcext:value-type="float">
            <text:p>7.68</text:p>
          </table:table-cell>
          <table:table-cell table:style-name="ce57" table:formula="of:=[.$AK$3]/[.$O35]" office:value-type="float" office:value="5.87603065832446" calcext:value-type="float">
            <text:p>5.88</text:p>
          </table:table-cell>
          <table:table-cell/>
          <table:table-cell table:style-name="ce57" table:formula="of:=[.$AP$3]/[.$L35]" office:value-type="float" office:value="3.76588252662924" calcext:value-type="float">
            <text:p>3.77</text:p>
          </table:table-cell>
          <table:table-cell table:style-name="ce57" table:formula="of:=[.$AP$3]/[.$M35]" office:value-type="float" office:value="2.5813091497083" calcext:value-type="float">
            <text:p>2.58</text:p>
          </table:table-cell>
          <table:table-cell table:style-name="ce57" table:formula="of:=[.$AP$3]/[.$N35]" office:value-type="float" office:value="2.00663813462726" calcext:value-type="float">
            <text:p>2.01</text:p>
          </table:table-cell>
          <table:table-cell table:style-name="ce57" table:formula="of:=[.$AP$3]/[.$O35]" office:value-type="float" office:value="1.53580684046891" calcext:value-type="float">
            <text:p>1.54</text:p>
          </table:table-cell>
          <table:table-cell/>
          <table:table-cell table:style-name="ce57" table:formula="of:=[.$AU$3]/[.$L35]" office:value-type="float" office:value="8.03488395512121" calcext:value-type="float">
            <text:p>8.03</text:p>
          </table:table-cell>
          <table:table-cell table:style-name="ce57" table:formula="of:=[.$AU$3]/[.$M35]" office:value-type="float" office:value="5.50747914294693" calcext:value-type="float">
            <text:p>5.51</text:p>
          </table:table-cell>
          <table:table-cell table:style-name="ce57" table:formula="of:=[.$AU$3]/[.$N35]" office:value-type="float" office:value="4.28136152353174" calcext:value-type="float">
            <text:p>4.28</text:p>
          </table:table-cell>
          <table:table-cell table:style-name="ce57" table:formula="of:=[.$AU$3]/[.$O35]" office:value-type="float" office:value="3.2767962498539" calcext:value-type="float">
            <text:p>3.28</text:p>
          </table:table-cell>
          <table:table-cell/>
          <table:table-cell table:style-name="ce57" table:formula="of:=[.$AZ$3]/[.$L35]" office:value-type="float" office:value="14.6636632180962" calcext:value-type="float">
            <text:p>14.66</text:p>
          </table:table-cell>
          <table:table-cell table:style-name="ce57" table:formula="of:=[.$AZ$3]/[.$M35]" office:value-type="float" office:value="10.0511494358781" calcext:value-type="float">
            <text:p>10.05</text:p>
          </table:table-cell>
          <table:table-cell table:style-name="ce57" table:formula="of:=[.$AZ$3]/[.$N35]" office:value-type="float" office:value="7.81348478044542" calcext:value-type="float">
            <text:p>7.81</text:p>
          </table:table-cell>
          <table:table-cell table:style-name="ce57" table:formula="of:=[.$AZ$3]/[.$O35]" office:value-type="float" office:value="5.98015315598337" calcext:value-type="float">
            <text:p>5.98</text:p>
          </table:table-cell>
          <table:table-cell/>
          <table:table-cell table:style-name="ce57" table:formula="of:=[.$BE$3]/[.$L35]" office:value-type="float" office:value="20.5358868189418" calcext:value-type="float">
            <text:p>20.54</text:p>
          </table:table-cell>
          <table:table-cell table:style-name="ce57" table:formula="of:=[.$BE$3]/[.$M35]" office:value-type="float" office:value="14.0762416693216" calcext:value-type="float">
            <text:p>14.08</text:p>
          </table:table-cell>
          <table:table-cell table:style-name="ce57" table:formula="of:=[.$BE$3]/[.$N35]" office:value-type="float" office:value="10.9424798378303" calcext:value-type="float">
            <text:p>10.94</text:p>
          </table:table-cell>
          <table:table-cell table:style-name="ce57" table:formula="of:=[.$BE$3]/[.$O35]" office:value-type="float" office:value="8.37497060213827" calcext:value-type="float">
            <text:p>8.37</text:p>
          </table:table-cell>
          <table:table-cell/>
          <table:table-cell table:style-name="ce57" table:formula="of:=[.$BJ$3]/[.$L35]" office:value-type="float" office:value="5.36722738964755" calcext:value-type="float">
            <text:p>5.37</text:p>
          </table:table-cell>
          <table:table-cell table:style-name="ce57" table:formula="of:=[.$BJ$3]/[.$M35]" office:value-type="float" office:value="3.67894459572086" calcext:value-type="float">
            <text:p>3.68</text:p>
          </table:table-cell>
          <table:table-cell table:style-name="ce57" table:formula="of:=[.$BJ$3]/[.$N35]" office:value-type="float" office:value="2.85990948499468" calcext:value-type="float">
            <text:p>2.86</text:p>
          </table:table-cell>
          <table:table-cell table:style-name="ce57" table:formula="of:=[.$BJ$3]/[.$O35]" office:value-type="float" office:value="2.18886927063839" calcext:value-type="float">
            <text:p>2.19</text:p>
          </table:table-cell>
          <table:table-cell/>
          <table:table-cell table:style-name="ce57" table:formula="of:=[.$BO$3]/[.$L35]" office:value-type="float" office:value="11.4534642547183" calcext:value-type="float">
            <text:p>11.45</text:p>
          </table:table-cell>
          <table:table-cell table:style-name="ce57" table:formula="of:=[.$BO$3]/[.$M35]" office:value-type="float" office:value="7.85073136708393" calcext:value-type="float">
            <text:p>7.85</text:p>
          </table:table-cell>
          <table:table-cell table:style-name="ce57" table:formula="of:=[.$BO$3]/[.$N35]" office:value-type="float" office:value="6.10294080725868" calcext:value-type="float">
            <text:p>6.10</text:p>
          </table:table-cell>
          <table:table-cell table:style-name="ce57" table:formula="of:=[.$BO$3]/[.$O35]" office:value-type="float" office:value="4.67096586924267" calcext:value-type="float">
            <text:p>4.67</text:p>
          </table:table-cell>
          <table:table-cell/>
          <table:table-cell table:style-name="ce57" table:formula="of:=[.$BT$3]/[.$L35]" office:value-type="float" office:value="20.9000848299917" calcext:value-type="float">
            <text:p>20.90</text:p>
          </table:table-cell>
          <table:table-cell table:style-name="ce57" table:formula="of:=[.$BT$3]/[.$M35]" office:value-type="float" office:value="14.3258797426234" calcext:value-type="float">
            <text:p>14.33</text:p>
          </table:table-cell>
          <table:table-cell table:style-name="ce57" table:formula="of:=[.$BT$3]/[.$N35]" office:value-type="float" office:value="11.1365415517474" calcext:value-type="float">
            <text:p>11.14</text:p>
          </table:table-cell>
          <table:table-cell table:style-name="ce57" table:formula="of:=[.$BT$3]/[.$O35]" office:value-type="float" office:value="8.52349828262231" calcext:value-type="float">
            <text:p>8.52</text:p>
          </table:table-cell>
          <table:table-cell table:number-columns-repeated="3"/>
        </table:table-row>
        <table:table-row table:style-name="ro4">
          <table:table-cell/>
          <table:table-cell table:style-name="ce57" office:value-type="float" office:value="390" calcext:value-type="float">
            <text:p>390.00</text:p>
          </table:table-cell>
          <table:table-cell table:style-name="ce57" office:value-type="float" office:value="590" calcext:value-type="float">
            <text:p>590.00</text:p>
          </table:table-cell>
          <table:table-cell table:style-name="ce57" office:value-type="float" office:value="770" calcext:value-type="float">
            <text:p>770.00</text:p>
          </table:table-cell>
          <table:table-cell table:style-name="ce57" office:value-type="float" office:value="1010" calcext:value-type="float">
            <text:p>1,010.00</text:p>
          </table:table-cell>
          <table:table-cell table:style-name="ce57"/>
          <table:table-cell table:style-name="ce57" table:formula="of:=[.B36]*[.$H$1]" office:value-type="float" office:value="5.69162007874017" calcext:value-type="float">
            <text:p>5.69</text:p>
          </table:table-cell>
          <table:table-cell table:style-name="ce57" table:formula="of:=[.C36]*[.$H$1]" office:value-type="float" office:value="8.61039960629923" calcext:value-type="float">
            <text:p>8.61</text:p>
          </table:table-cell>
          <table:table-cell table:style-name="ce57" table:formula="of:=[.D36]*[.$H$1]" office:value-type="float" office:value="11.2373011811024" calcext:value-type="float">
            <text:p>11.24</text:p>
          </table:table-cell>
          <table:table-cell table:style-name="ce57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57" table:formula="of:=[.$Q$3]/[.L36]" office:value-type="float" office:value="15.7564979319299" calcext:value-type="float">
            <text:p>15.76</text:p>
          </table:table-cell>
          <table:table-cell table:style-name="ce57" table:formula="of:=[.$Q$3]/[.M36]" office:value-type="float" office:value="10.4153121922926" calcext:value-type="float">
            <text:p>10.42</text:p>
          </table:table-cell>
          <table:table-cell table:style-name="ce57" table:formula="of:=[.$Q$3]/[.N36]" office:value-type="float" office:value="7.98056388760085" calcext:value-type="float">
            <text:p>7.98</text:p>
          </table:table-cell>
          <table:table-cell table:style-name="ce57" table:formula="of:=[.$Q$3]/[.O36]" office:value-type="float" office:value="6.0841922707452" calcext:value-type="float">
            <text:p>6.08</text:p>
          </table:table-cell>
          <table:table-cell/>
          <table:table-cell table:style-name="ce57" table:formula="of:=[.$V$3]/[.$L36]" office:value-type="float" office:value="4.11833532029925" calcext:value-type="float">
            <text:p>4.12</text:p>
          </table:table-cell>
          <table:table-cell table:style-name="ce57" table:formula="of:=[.$V$3]/[.$M36]" office:value-type="float" office:value="2.72228944901137" calcext:value-type="float">
            <text:p>2.72</text:p>
          </table:table-cell>
          <table:table-cell table:style-name="ce57" table:formula="of:=[.$V$3]/[.$N36]" office:value-type="float" office:value="2.08591009729442" calcext:value-type="float">
            <text:p>2.09</text:p>
          </table:table-cell>
          <table:table-cell table:style-name="ce57" table:formula="of:=[.$V$3]/[.$O36]" office:value-type="float" office:value="1.59024829199674" calcext:value-type="float">
            <text:p>1.59</text:p>
          </table:table-cell>
          <table:table-cell/>
          <table:table-cell table:style-name="ce57" table:formula="of:=[.$AA$3]/[.$L36]" office:value-type="float" office:value="8.78835890449523" calcext:value-type="float">
            <text:p>8.79</text:p>
          </table:table-cell>
          <table:table-cell table:style-name="ce57" table:formula="of:=[.$AA$3]/[.$M36]" office:value-type="float" office:value="5.80925419110702" calcext:value-type="float">
            <text:p>5.81</text:p>
          </table:table-cell>
          <table:table-cell table:style-name="ce57" table:formula="of:=[.$AA$3]/[.$N36]" office:value-type="float" office:value="4.45124671786122" calcext:value-type="float">
            <text:p>4.45</text:p>
          </table:table-cell>
          <table:table-cell table:style-name="ce57" table:formula="of:=[.$AA$3]/[.$O36]" office:value-type="float" office:value="3.39352472549816" calcext:value-type="float">
            <text:p>3.39</text:p>
          </table:table-cell>
          <table:table-cell/>
          <table:table-cell table:style-name="ce57" table:formula="of:=[.$AF$3]/[.L36]" office:value-type="float" office:value="16.0340990328716" calcext:value-type="float">
            <text:p>16.03</text:p>
          </table:table-cell>
          <table:table-cell table:style-name="ce57" table:formula="of:=[.$AF$3]/[.M36]" office:value-type="float" office:value="10.5988112251185" calcext:value-type="float">
            <text:p>10.60</text:p>
          </table:table-cell>
          <table:table-cell table:style-name="ce57" table:formula="of:=[.$AF$3]/[.N36]" office:value-type="float" office:value="8.12116704262325" calcext:value-type="float">
            <text:p>8.12</text:p>
          </table:table-cell>
          <table:table-cell table:style-name="ce57" table:formula="of:=[.$AF$3]/[.O36]" office:value-type="float" office:value="6.19138477506921" calcext:value-type="float">
            <text:p>6.19</text:p>
          </table:table-cell>
          <table:table-cell/>
          <table:table-cell table:style-name="ce57" table:formula="of:=[.$AK$3]/[.$L36]" office:value-type="float" office:value="26.9694740471815" calcext:value-type="float">
            <text:p>26.97</text:p>
          </table:table-cell>
          <table:table-cell table:style-name="ce57" table:formula="of:=[.$AK$3]/[.$M36]" office:value-type="float" office:value="17.8272794549166" calcext:value-type="float">
            <text:p>17.83</text:p>
          </table:table-cell>
          <table:table-cell table:style-name="ce57" table:formula="of:=[.$AK$3]/[.$N36]" office:value-type="float" office:value="13.6598634784426" calcext:value-type="float">
            <text:p>13.66</text:p>
          </table:table-cell>
          <table:table-cell table:style-name="ce57" table:formula="of:=[.$AK$3]/[.$O36]" office:value-type="float" office:value="10.4139553251493" calcext:value-type="float">
            <text:p>10.41</text:p>
          </table:table-cell>
          <table:table-cell/>
          <table:table-cell table:style-name="ce57" table:formula="of:=[.$AP$3]/[.$L36]" office:value-type="float" office:value="7.04895960112652" calcext:value-type="float">
            <text:p>7.05</text:p>
          </table:table-cell>
          <table:table-cell table:style-name="ce57" table:formula="of:=[.$AP$3]/[.$M36]" office:value-type="float" office:value="4.65948177023618" calcext:value-type="float">
            <text:p>4.66</text:p>
          </table:table-cell>
          <table:table-cell table:style-name="ce57" table:formula="of:=[.$AP$3]/[.$N36]" office:value-type="float" office:value="3.57025226550564" calcext:value-type="float">
            <text:p>3.57</text:p>
          </table:table-cell>
          <table:table-cell table:style-name="ce57" table:formula="of:=[.$AP$3]/[.$O36]" office:value-type="float" office:value="2.72187548954391" calcext:value-type="float">
            <text:p>2.72</text:p>
          </table:table-cell>
          <table:table-cell/>
          <table:table-cell table:style-name="ce57" table:formula="of:=[.$AU$3]/[.$L36]" office:value-type="float" office:value="15.0396545826628" calcext:value-type="float">
            <text:p>15.04</text:p>
          </table:table-cell>
          <table:table-cell table:style-name="ce57" table:formula="of:=[.$AU$3]/[.$M36]" office:value-type="float" office:value="9.9414665885398" calcext:value-type="float">
            <text:p>9.94</text:p>
          </table:table-cell>
          <table:table-cell table:style-name="ce57" table:formula="of:=[.$AU$3]/[.$N36]" office:value-type="float" office:value="7.617487386024" calcext:value-type="float">
            <text:p>7.62</text:p>
          </table:table-cell>
          <table:table-cell table:style-name="ce57" table:formula="of:=[.$AU$3]/[.$O36]" office:value-type="float" office:value="5.80739137350345" calcext:value-type="float">
            <text:p>5.81</text:p>
          </table:table-cell>
          <table:table-cell/>
          <table:table-cell table:style-name="ce57" table:formula="of:=[.$AZ$3]/[.$L36]" office:value-type="float" office:value="27.4473696133596" calcext:value-type="float">
            <text:p>27.45</text:p>
          </table:table-cell>
          <table:table-cell table:style-name="ce57" table:formula="of:=[.$AZ$3]/[.$M36]" office:value-type="float" office:value="18.1431765240851" calcext:value-type="float">
            <text:p>18.14</text:p>
          </table:table-cell>
          <table:table-cell table:style-name="ce57" table:formula="of:=[.$AZ$3]/[.$N36]" office:value-type="float" office:value="13.9019144794938" calcext:value-type="float">
            <text:p>13.90</text:p>
          </table:table-cell>
          <table:table-cell table:style-name="ce57" table:formula="of:=[.$AZ$3]/[.$O36]" office:value-type="float" office:value="10.5984892566438" calcext:value-type="float">
            <text:p>10.60</text:p>
          </table:table-cell>
          <table:table-cell/>
          <table:table-cell table:style-name="ce57" table:formula="of:=[.$BE$3]/[.$L36]" office:value-type="float" office:value="38.4389676354552" calcext:value-type="float">
            <text:p>38.44</text:p>
          </table:table-cell>
          <table:table-cell table:style-name="ce57" table:formula="of:=[.$BE$3]/[.$M36]" office:value-type="float" office:value="25.4088091149619" calcext:value-type="float">
            <text:p>25.41</text:p>
          </table:table-cell>
          <table:table-cell table:style-name="ce57" table:formula="of:=[.$BE$3]/[.$N36]" office:value-type="float" office:value="19.4690875036721" calcext:value-type="float">
            <text:p>19.47</text:p>
          </table:table-cell>
          <table:table-cell table:style-name="ce57" table:formula="of:=[.$BE$3]/[.$O36]" office:value-type="float" office:value="14.8427696810173" calcext:value-type="float">
            <text:p>14.84</text:p>
          </table:table-cell>
          <table:table-cell/>
          <table:table-cell table:style-name="ce85" table:formula="of:=[.$BJ$3]/[.$L36]" office:value-type="float" office:value="10.0463487036993" calcext:value-type="float">
            <text:p>10.05</text:p>
          </table:table-cell>
          <table:table-cell table:style-name="ce57" table:formula="of:=[.$BJ$3]/[.$M36]" office:value-type="float" office:value="6.64080677024189" calcext:value-type="float">
            <text:p>6.64</text:p>
          </table:table-cell>
          <table:table-cell table:style-name="ce57" table:formula="of:=[.$BJ$3]/[.$N36]" office:value-type="float" office:value="5.08841038239314" calcext:value-type="float">
            <text:p>5.09</text:p>
          </table:table-cell>
          <table:table-cell table:style-name="ce57" table:formula="of:=[.$BJ$3]/[.$O36]" office:value-type="float" office:value="3.87928316281457" calcext:value-type="float">
            <text:p>3.88</text:p>
          </table:table-cell>
          <table:table-cell/>
          <table:table-cell table:style-name="ce57" table:formula="of:=[.$BO$3]/[.$L36]" office:value-type="float" office:value="21.4385356562677" calcext:value-type="float">
            <text:p>21.44</text:p>
          </table:table-cell>
          <table:table-cell table:style-name="ce57" table:formula="of:=[.$BO$3]/[.$M36]" office:value-type="float" office:value="14.171235433804" calcext:value-type="float">
            <text:p>14.17</text:p>
          </table:table-cell>
          <table:table-cell table:style-name="ce57" table:formula="of:=[.$BO$3]/[.$N36]" office:value-type="float" office:value="10.8584790986291" calcext:value-type="float">
            <text:p>10.86</text:p>
          </table:table-cell>
          <table:table-cell table:style-name="ce57" table:formula="of:=[.$BO$3]/[.$O36]" office:value-type="float" office:value="8.2782464415291" calcext:value-type="float">
            <text:p>8.28</text:p>
          </table:table-cell>
          <table:table-cell/>
          <table:table-cell table:style-name="ce57" table:formula="of:=[.$BT$3]/[.$L36]" office:value-type="float" office:value="39.1206716048562" calcext:value-type="float">
            <text:p>39.12</text:p>
          </table:table-cell>
          <table:table-cell table:style-name="ce57" table:formula="of:=[.$BT$3]/[.$M36]" office:value-type="float" office:value="25.8594269930406" calcext:value-type="float">
            <text:p>25.86</text:p>
          </table:table-cell>
          <table:table-cell table:style-name="ce57" table:formula="of:=[.$BT$3]/[.$N36]" office:value-type="float" office:value="19.8143661375246" calcext:value-type="float">
            <text:p>19.81</text:p>
          </table:table-cell>
          <table:table-cell table:style-name="ce57" table:formula="of:=[.$BT$3]/[.$O36]" office:value-type="float" office:value="15.1060019068257" calcext:value-type="float">
            <text:p>15.11</text:p>
          </table:table-cell>
          <table:table-cell table:number-columns-repeated="3"/>
        </table:table-row>
        <table:table-row table:style-name="ro4">
          <table:table-cell/>
          <table:table-cell table:style-name="ce57" office:value-type="float" office:value="450" calcext:value-type="float">
            <text:p>450.00</text:p>
          </table:table-cell>
          <table:table-cell table:style-name="ce57" office:value-type="float" office:value="670" calcext:value-type="float">
            <text:p>670.00</text:p>
          </table:table-cell>
          <table:table-cell table:style-name="ce57" office:value-type="float" office:value="870" calcext:value-type="float">
            <text:p>870.00</text:p>
          </table:table-cell>
          <table:table-cell table:style-name="ce57" office:value-type="float" office:value="1150" calcext:value-type="float">
            <text:p>1,150.00</text:p>
          </table:table-cell>
          <table:table-cell table:style-name="ce57"/>
          <table:table-cell table:style-name="ce57" table:formula="of:=[.B37]*[.$H$1]" office:value-type="float" office:value="6.56725393700788" calcext:value-type="float">
            <text:p>6.57</text:p>
          </table:table-cell>
          <table:table-cell table:style-name="ce57" table:formula="of:=[.C37]*[.$H$1]" office:value-type="float" office:value="9.77791141732285" calcext:value-type="float">
            <text:p>9.78</text:p>
          </table:table-cell>
          <table:table-cell table:style-name="ce57" table:formula="of:=[.D37]*[.$H$1]" office:value-type="float" office:value="12.6966909448819" calcext:value-type="float">
            <text:p>12.70</text:p>
          </table:table-cell>
          <table:table-cell table:style-name="ce57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57" table:formula="of:=[.$Q$3]/[.L37]" office:value-type="float" office:value="13.6556315410059" calcext:value-type="float">
            <text:p>13.66</text:p>
          </table:table-cell>
          <table:table-cell table:style-name="ce57" table:formula="of:=[.$Q$3]/[.M37]" office:value-type="float" office:value="9.17169282604874" calcext:value-type="float">
            <text:p>9.17</text:p>
          </table:table-cell>
          <table:table-cell table:style-name="ce57" table:formula="of:=[.$Q$3]/[.N37]" office:value-type="float" office:value="7.06325769362374" calcext:value-type="float">
            <text:p>7.06</text:p>
          </table:table-cell>
          <table:table-cell table:style-name="ce57" table:formula="of:=[.$Q$3]/[.O37]" office:value-type="float" office:value="5.34350799430665" calcext:value-type="float">
            <text:p>5.34</text:p>
          </table:table-cell>
          <table:table-cell/>
          <table:table-cell table:style-name="ce57" table:formula="of:=[.$V$3]/[.$L37]" office:value-type="float" office:value="3.56922394425935" calcext:value-type="float">
            <text:p>3.57</text:p>
          </table:table-cell>
          <table:table-cell table:style-name="ce57" table:formula="of:=[.$V$3]/[.$M37]" office:value-type="float" office:value="2.39723996256225" calcext:value-type="float">
            <text:p>2.40</text:p>
          </table:table-cell>
          <table:table-cell table:style-name="ce57" table:formula="of:=[.$V$3]/[.$N37]" office:value-type="float" office:value="1.84615031599621" calcext:value-type="float">
            <text:p>1.85</text:p>
          </table:table-cell>
          <table:table-cell table:style-name="ce57" table:formula="of:=[.$V$3]/[.$O37]" office:value-type="float" office:value="1.39665284775366" calcext:value-type="float">
            <text:p>1.40</text:p>
          </table:table-cell>
          <table:table-cell/>
          <table:table-cell table:style-name="ce57" table:formula="of:=[.$AA$3]/[.$L37]" office:value-type="float" office:value="7.6165777172292" calcext:value-type="float">
            <text:p>7.62</text:p>
          </table:table-cell>
          <table:table-cell table:style-name="ce57" table:formula="of:=[.$AA$3]/[.$M37]" office:value-type="float" office:value="5.11561189963155" calcext:value-type="float">
            <text:p>5.12</text:p>
          </table:table-cell>
          <table:table-cell table:style-name="ce57" table:formula="of:=[.$AA$3]/[.$N37]" office:value-type="float" office:value="3.93960916408407" calcext:value-type="float">
            <text:p>3.94</text:p>
          </table:table-cell>
          <table:table-cell table:style-name="ce57" table:formula="of:=[.$AA$3]/[.$O37]" office:value-type="float" office:value="2.98039997630708" calcext:value-type="float">
            <text:p>2.98</text:p>
          </table:table-cell>
          <table:table-cell/>
          <table:table-cell table:style-name="ce57" table:formula="of:=[.$AF$3]/[.L37]" office:value-type="float" office:value="13.896219161822" calcext:value-type="float">
            <text:p>13.90</text:p>
          </table:table-cell>
          <table:table-cell table:style-name="ce57" table:formula="of:=[.$AF$3]/[.M37]" office:value-type="float" office:value="9.33328152659687" calcext:value-type="float">
            <text:p>9.33</text:p>
          </table:table-cell>
          <table:table-cell table:style-name="ce57" table:formula="of:=[.$AF$3]/[.N37]" office:value-type="float" office:value="7.18769956645966" calcext:value-type="float">
            <text:p>7.19</text:p>
          </table:table-cell>
          <table:table-cell table:style-name="ce57" table:formula="of:=[.$AF$3]/[.O37]" office:value-type="float" office:value="5.43765097636513" calcext:value-type="float">
            <text:p>5.44</text:p>
          </table:table-cell>
          <table:table-cell/>
          <table:table-cell table:style-name="ce57" table:formula="of:=[.$AK$3]/[.$L37]" office:value-type="float" office:value="23.373544174224" calcext:value-type="float">
            <text:p>23.37</text:p>
          </table:table-cell>
          <table:table-cell table:style-name="ce57" table:formula="of:=[.$AK$3]/[.$M37]" office:value-type="float" office:value="15.69864907224" calcext:value-type="float">
            <text:p>15.70</text:p>
          </table:table-cell>
          <table:table-cell table:style-name="ce57" table:formula="of:=[.$AK$3]/[.$N37]" office:value-type="float" office:value="12.0897642280469" calcext:value-type="float">
            <text:p>12.09</text:p>
          </table:table-cell>
          <table:table-cell table:style-name="ce57" table:formula="of:=[.$AK$3]/[.$O37]" office:value-type="float" office:value="9.14616945947894" calcext:value-type="float">
            <text:p>9.15</text:p>
          </table:table-cell>
          <table:table-cell/>
          <table:table-cell table:style-name="ce57" table:formula="of:=[.$AP$3]/[.$L37]" office:value-type="float" office:value="6.10909832097632" calcext:value-type="float">
            <text:p>6.11</text:p>
          </table:table-cell>
          <table:table-cell table:style-name="ce57" table:formula="of:=[.$AP$3]/[.$M37]" office:value-type="float" office:value="4.10312573796917" calcext:value-type="float">
            <text:p>4.10</text:p>
          </table:table-cell>
          <table:table-cell table:style-name="ce57" table:formula="of:=[.$AP$3]/[.$N37]" office:value-type="float" office:value="3.1598784418843" calcext:value-type="float">
            <text:p>3.16</text:p>
          </table:table-cell>
          <table:table-cell table:style-name="ce57" table:formula="of:=[.$AP$3]/[.$O37]" office:value-type="float" office:value="2.39051673429508" calcext:value-type="float">
            <text:p>2.39</text:p>
          </table:table-cell>
          <table:table-cell/>
          <table:table-cell table:style-name="ce57" table:formula="of:=[.$AU$3]/[.$L37]" office:value-type="float" office:value="13.0343673049744" calcext:value-type="float">
            <text:p>13.03</text:p>
          </table:table-cell>
          <table:table-cell table:style-name="ce57" table:formula="of:=[.$AU$3]/[.$M37]" office:value-type="float" office:value="8.75442580184848" calcext:value-type="float">
            <text:p>8.75</text:p>
          </table:table-cell>
          <table:table-cell table:style-name="ce57" table:formula="of:=[.$AU$3]/[.$N37]" office:value-type="float" office:value="6.74191412326262" calcext:value-type="float">
            <text:p>6.74</text:p>
          </table:table-cell>
          <table:table-cell table:style-name="ce57" table:formula="of:=[.$AU$3]/[.$O37]" office:value-type="float" office:value="5.10040459759868" calcext:value-type="float">
            <text:p>5.10</text:p>
          </table:table-cell>
          <table:table-cell/>
          <table:table-cell table:style-name="ce57" table:formula="of:=[.$AZ$3]/[.$L37]" office:value-type="float" office:value="23.7877203315783" calcext:value-type="float">
            <text:p>23.79</text:p>
          </table:table-cell>
          <table:table-cell table:style-name="ce57" table:formula="of:=[.$AZ$3]/[.$M37]" office:value-type="float" office:value="15.9768270883735" calcext:value-type="float">
            <text:p>15.98</text:p>
          </table:table-cell>
          <table:table-cell table:style-name="ce57" table:formula="of:=[.$AZ$3]/[.$N37]" office:value-type="float" office:value="12.3039932749543" calcext:value-type="float">
            <text:p>12.30</text:p>
          </table:table-cell>
          <table:table-cell table:style-name="ce57" table:formula="of:=[.$AZ$3]/[.$O37]" office:value-type="float" office:value="9.30823839061759" calcext:value-type="float">
            <text:p>9.31</text:p>
          </table:table-cell>
          <table:table-cell/>
          <table:table-cell table:style-name="ce57" table:formula="of:=[.$BE$3]/[.$L37]" office:value-type="float" office:value="33.3137719507278" calcext:value-type="float">
            <text:p>33.31</text:p>
          </table:table-cell>
          <table:table-cell table:style-name="ce57" table:formula="of:=[.$BE$3]/[.$M37]" office:value-type="float" office:value="22.374921459444" calcext:value-type="float">
            <text:p>22.37</text:p>
          </table:table-cell>
          <table:table-cell table:style-name="ce57" table:formula="of:=[.$BE$3]/[.$N37]" office:value-type="float" office:value="17.2312613538247" calcext:value-type="float">
            <text:p>17.23</text:p>
          </table:table-cell>
          <table:table-cell table:style-name="ce57" table:formula="of:=[.$BE$3]/[.$O37]" office:value-type="float" office:value="13.0358238068065" calcext:value-type="float">
            <text:p>13.04</text:p>
          </table:table-cell>
          <table:table-cell/>
          <table:table-cell table:style-name="ce57" table:formula="of:=[.$BJ$3]/[.$L37]" office:value-type="float" office:value="8.70683554320603" calcext:value-type="float">
            <text:p>8.71</text:p>
          </table:table-cell>
          <table:table-cell table:style-name="ce57" table:formula="of:=[.$BJ$3]/[.$M37]" office:value-type="float" office:value="5.84787461857122" calcext:value-type="float">
            <text:p>5.85</text:p>
          </table:table-cell>
          <table:table-cell table:style-name="ce57" table:formula="of:=[.$BJ$3]/[.$N37]" office:value-type="float" office:value="4.50353562579622" calcext:value-type="float">
            <text:p>4.50</text:p>
          </table:table-cell>
          <table:table-cell table:style-name="ce57" table:formula="of:=[.$BJ$3]/[.$O37]" office:value-type="float" office:value="3.40702260386323" calcext:value-type="float">
            <text:p>3.41</text:p>
          </table:table-cell>
          <table:table-cell/>
          <table:table-cell table:style-name="ce57" table:formula="of:=[.$BO$3]/[.$L37]" office:value-type="float" office:value="18.580064235432" calcext:value-type="float">
            <text:p>18.58</text:p>
          </table:table-cell>
          <table:table-cell table:style-name="ce57" table:formula="of:=[.$BO$3]/[.$M37]" office:value-type="float" office:value="12.4791476208125" calcext:value-type="float">
            <text:p>12.48</text:p>
          </table:table-cell>
          <table:table-cell table:style-name="ce57" table:formula="of:=[.$BO$3]/[.$N37]" office:value-type="float" office:value="9.61037805280964" calcext:value-type="float">
            <text:p>9.61</text:p>
          </table:table-cell>
          <table:table-cell table:style-name="ce57" table:formula="of:=[.$BO$3]/[.$O37]" office:value-type="float" office:value="7.27045991821251" calcext:value-type="float">
            <text:p>7.27</text:p>
          </table:table-cell>
          <table:table-cell/>
          <table:table-cell table:style-name="ce57" table:formula="of:=[.$BT$3]/[.$L37]" office:value-type="float" office:value="33.9045820575421" calcext:value-type="float">
            <text:p>33.90</text:p>
          </table:table-cell>
          <table:table-cell table:style-name="ce57" table:formula="of:=[.$BT$3]/[.$M37]" office:value-type="float" office:value="22.7717342177521" calcext:value-type="float">
            <text:p>22.77</text:p>
          </table:table-cell>
          <table:table-cell table:style-name="ce57" table:formula="of:=[.$BT$3]/[.$N37]" office:value-type="float" office:value="17.5368527883838" calcext:value-type="float">
            <text:p>17.54</text:p>
          </table:table-cell>
          <table:table-cell table:style-name="ce57" table:formula="of:=[.$BT$3]/[.$O37]" office:value-type="float" office:value="13.2670103703425" calcext:value-type="float">
            <text:p>13.27</text:p>
          </table:table-cell>
          <table:table-cell table:number-columns-repeated="3"/>
        </table:table-row>
        <table:table-row table:style-name="ro4">
          <table:table-cell/>
          <table:table-cell table:style-name="ce57" table:number-columns-repeated="4"/>
          <table:table-cell table:number-columns-repeated="6"/>
          <table:table-cell table:style-name="ce84" table:formula="of:=MAX([.L31:.L36])" office:value-type="float" office:value="5.72810482283466" calcext:value-type="float">
            <text:p>5.73</text:p>
          </table:table-cell>
          <table:table-cell table:style-name="ce84" table:formula="of:=MAX([.M31:.M36])" office:value-type="float" office:value="8.79282332677167" calcext:value-type="float">
            <text:p>8.79</text:p>
          </table:table-cell>
          <table:table-cell table:style-name="ce84" table:formula="of:=MAX([.N31:.N36])" office:value-type="float" office:value="11.2373011811024" calcext:value-type="float">
            <text:p>11.24</text:p>
          </table:table-cell>
          <table:table-cell table:style-name="ce84" table:formula="of:=MAX([.O31:.O36])" office:value-type="float" office:value="14.9222603346457" calcext:value-type="float">
            <text:p>14.92</text:p>
          </table:table-cell>
          <table:table-cell/>
          <table:table-cell table:style-name="ce84" table:formula="of:=MIN([.Q31:.Q37])" office:value-type="float" office:value="7.82806903624542" calcext:value-type="float">
            <text:p>7.83</text:p>
          </table:table-cell>
          <table:table-cell table:style-name="ce84" table:formula="of:=MIN([.R31:.R37])" office:value-type="float" office:value="5.09961343854992" calcext:value-type="float">
            <text:p>5.10</text:p>
          </table:table-cell>
          <table:table-cell table:style-name="ce84" table:formula="of:=MIN([.S31:.S37])" office:value-type="float" office:value="3.99028194380042" calcext:value-type="float">
            <text:p>3.99</text:p>
          </table:table-cell>
          <table:table-cell table:style-name="ce84" table:formula="of:=MIN([.T31:.T37])" office:value-type="float" office:value="3.00490669606487" calcext:value-type="float">
            <text:p>3.00</text:p>
          </table:table-cell>
          <table:table-cell/>
          <table:table-cell table:style-name="ce84" table:formula="of:=MIN([.V31:.V37])" office:value-type="float" office:value="2.04605194256905" calcext:value-type="float">
            <text:p>2.05</text:p>
          </table:table-cell>
          <table:table-cell table:style-name="ce84" table:formula="of:=MIN([.W31:.W37])" office:value-type="float" office:value="1.33290520739976" calcext:value-type="float">
            <text:p>1.33</text:p>
          </table:table-cell>
          <table:table-cell table:style-name="ce84" table:formula="of:=MIN([.X31:.X37])" office:value-type="float" office:value="1.04295504864721" calcext:value-type="float">
            <text:p>1.04</text:p>
          </table:table-cell>
          <table:table-cell table:style-name="ce84" table:formula="of:=MIN([.Y31:.Y37])" office:value-type="float" office:value="0.785403801915259" calcext:value-type="float">
            <text:p>0.79</text:p>
          </table:table-cell>
          <table:table-cell/>
          <table:table-cell table:style-name="ce84" table:formula="of:=MIN([.AA31:.AA37])" office:value-type="float" office:value="4.36619104809317" calcext:value-type="float">
            <text:p>4.37</text:p>
          </table:table-cell>
          <table:table-cell table:style-name="ce84" table:formula="of:=MIN([.AB31:.AB37])" office:value-type="float" office:value="2.84436512261671" calcext:value-type="float">
            <text:p>2.84</text:p>
          </table:table-cell>
          <table:table-cell table:style-name="ce84" table:formula="of:=MIN([.AC31:.AC37])" office:value-type="float" office:value="2.22562335893061" calcext:value-type="float">
            <text:p>2.23</text:p>
          </table:table-cell>
          <table:table-cell table:style-name="ce84" table:formula="of:=MIN([.AD31:.AD37])" office:value-type="float" office:value="1.67601954657855" calcext:value-type="float">
            <text:p>1.68</text:p>
          </table:table-cell>
          <table:table-cell/>
          <table:table-cell table:style-name="ce84" table:formula="of:=MIN([.AF31:.AF37])" office:value-type="float" office:value="7.96598550677695" calcext:value-type="float">
            <text:p>7.97</text:p>
          </table:table-cell>
          <table:table-cell table:style-name="ce84" table:formula="of:=MIN([.AG31:.AG37])" office:value-type="float" office:value="5.18945943802482" calcext:value-type="float">
            <text:p>5.19</text:p>
          </table:table-cell>
          <table:table-cell table:style-name="ce84" table:formula="of:=MIN([.AH31:.AH37])" office:value-type="float" office:value="4.06058352131163" calcext:value-type="float">
            <text:p>4.06</text:p>
          </table:table-cell>
          <table:table-cell table:style-name="ce84" table:formula="of:=MIN([.AI31:.AI37])" office:value-type="float" office:value="3.05784773732025" calcext:value-type="float">
            <text:p>3.06</text:p>
          </table:table-cell>
          <table:table-cell/>
          <table:table-cell table:style-name="ce84" table:formula="of:=MIN([.AK31:.AK37])" office:value-type="float" office:value="13.3988469788545" calcext:value-type="float">
            <text:p>13.40</text:p>
          </table:table-cell>
          <table:table-cell table:style-name="ce84" table:formula="of:=MIN([.AL31:.AL37])" office:value-type="float" office:value="8.72870944265625" calcext:value-type="float">
            <text:p>8.73</text:p>
          </table:table-cell>
          <table:table-cell table:style-name="ce84" table:formula="of:=MIN([.AM31:.AM37])" office:value-type="float" office:value="6.82993173922129" calcext:value-type="float">
            <text:p>6.83</text:p>
          </table:table-cell>
          <table:table-cell table:style-name="ce84" table:formula="of:=MIN([.AN31:.AN37])" office:value-type="float" office:value="5.14332267892459" calcext:value-type="float">
            <text:p>5.14</text:p>
          </table:table-cell>
          <table:table-cell/>
          <table:table-cell table:style-name="ce84" table:formula="of:=MIN([.AP31:.AP37])" office:value-type="float" office:value="3.50203088463611" calcext:value-type="float">
            <text:p>3.50</text:p>
          </table:table-cell>
          <table:table-cell table:style-name="ce84" table:formula="of:=MIN([.AQ31:.AQ37])" office:value-type="float" office:value="2.28140601198286" calcext:value-type="float">
            <text:p>2.28</text:p>
          </table:table-cell>
          <table:table-cell table:style-name="ce84" table:formula="of:=MIN([.AR31:.AR37])" office:value-type="float" office:value="1.78512613275282" calcext:value-type="float">
            <text:p>1.79</text:p>
          </table:table-cell>
          <table:table-cell table:style-name="ce84" table:formula="of:=MIN([.AS31:.AS37])" office:value-type="float" office:value="1.34430036402902" calcext:value-type="float">
            <text:p>1.34</text:p>
          </table:table-cell>
          <table:table-cell/>
          <table:table-cell table:style-name="ce84" table:formula="of:=MIN([.AU31:.AU37])" office:value-type="float" office:value="7.47193030221463" calcext:value-type="float">
            <text:p>7.47</text:p>
          </table:table-cell>
          <table:table-cell table:style-name="ce84" table:formula="of:=MIN([.AV31:.AV37])" office:value-type="float" office:value="4.86760604750081" calcext:value-type="float">
            <text:p>4.87</text:p>
          </table:table-cell>
          <table:table-cell table:style-name="ce84" table:formula="of:=MIN([.AW31:.AW37])" office:value-type="float" office:value="3.808743693012" calcext:value-type="float">
            <text:p>3.81</text:p>
          </table:table-cell>
          <table:table-cell table:style-name="ce84" table:formula="of:=MIN([.AX31:.AX37])" office:value-type="float" office:value="2.86819818446869" calcext:value-type="float">
            <text:p>2.87</text:p>
          </table:table-cell>
          <table:table-cell/>
          <table:table-cell table:style-name="ce84" table:formula="of:=MIN([.AZ31:.AZ37])" office:value-type="float" office:value="13.6362728015417" calcext:value-type="float">
            <text:p>13.64</text:p>
          </table:table-cell>
          <table:table-cell table:style-name="ce84" table:formula="of:=MIN([.BA31:.BA37])" office:value-type="float" office:value="8.88338103668899" calcext:value-type="float">
            <text:p>8.88</text:p>
          </table:table-cell>
          <table:table-cell table:style-name="ce84" table:formula="of:=MIN([.BB31:.BB37])" office:value-type="float" office:value="6.9509572397469" calcext:value-type="float">
            <text:p>6.95</text:p>
          </table:table-cell>
          <table:table-cell table:style-name="ce84" table:formula="of:=MIN([.BC31:.BC37])" office:value-type="float" office:value="5.23446168665537" calcext:value-type="float">
            <text:p>5.23</text:p>
          </table:table-cell>
          <table:table-cell/>
          <table:table-cell table:style-name="ce84" table:formula="of:=MIN([.BE31:.BE37])" office:value-type="float" office:value="19.0970667233471" calcext:value-type="float">
            <text:p>19.10</text:p>
          </table:table-cell>
          <table:table-cell table:style-name="ce84" table:formula="of:=MIN([.BF31:.BF37])" office:value-type="float" office:value="12.4408276994419" calcext:value-type="float">
            <text:p>12.44</text:p>
          </table:table-cell>
          <table:table-cell table:style-name="ce84" table:formula="of:=MIN([.BG31:.BG37])" office:value-type="float" office:value="9.73454375183605" calcext:value-type="float">
            <text:p>9.73</text:p>
          </table:table-cell>
          <table:table-cell table:style-name="ce84" table:formula="of:=MIN([.BH31:.BH37])" office:value-type="float" office:value="7.33065886446333" calcext:value-type="float">
            <text:p>7.33</text:p>
          </table:table-cell>
          <table:table-cell/>
          <table:table-cell table:style-name="ce84" table:formula="of:=MIN([.BJ31:.BJ37])" office:value-type="float" office:value="4.99117961075505" calcext:value-type="float">
            <text:p>4.99</text:p>
          </table:table-cell>
          <table:table-cell table:style-name="ce84" table:formula="of:=MIN([.BK31:.BK37])" office:value-type="float" office:value="3.25151534808524" calcext:value-type="float">
            <text:p>3.25</text:p>
          </table:table-cell>
          <table:table-cell table:style-name="ce84" table:formula="of:=MIN([.BL31:.BL37])" office:value-type="float" office:value="2.54420519119657" calcext:value-type="float">
            <text:p>2.54</text:p>
          </table:table-cell>
          <table:table-cell table:style-name="ce84" table:formula="of:=MIN([.BM31:.BM37])" office:value-type="float" office:value="1.91592958163458" calcext:value-type="float">
            <text:p>1.92</text:p>
          </table:table-cell>
          <table:table-cell/>
          <table:table-cell table:style-name="ce84" table:formula="of:=MIN([.BO31:.BO37])" office:value-type="float" office:value="10.6509922368718" calcext:value-type="float">
            <text:p>10.65</text:p>
          </table:table-cell>
          <table:table-cell table:style-name="ce84" table:formula="of:=MIN([.BP31:.BP37])" office:value-type="float" office:value="6.93861319995385" calcext:value-type="float">
            <text:p>6.94</text:p>
          </table:table-cell>
          <table:table-cell table:style-name="ce84" table:formula="of:=MIN([.BQ31:.BQ37])" office:value-type="float" office:value="5.42923954931454" calcext:value-type="float">
            <text:p>5.43</text:p>
          </table:table-cell>
          <table:table-cell table:style-name="ce84" table:formula="of:=MIN([.BR31:.BR37])" office:value-type="float" office:value="4.08852269239334" calcext:value-type="float">
            <text:p>4.09</text:p>
          </table:table-cell>
          <table:table-cell/>
          <table:table-cell table:style-name="ce84" table:formula="of:=MIN([.BT31:.BT37])" office:value-type="float" office:value="19.435747676298" calcext:value-type="float">
            <text:p>19.44</text:p>
          </table:table-cell>
          <table:table-cell table:style-name="ce84" table:formula="of:=MIN([.BU31:.BU37])" office:value-type="float" office:value="12.6614621791651" calcext:value-type="float">
            <text:p>12.66</text:p>
          </table:table-cell>
          <table:table-cell table:style-name="ce84" table:formula="of:=MIN([.BV31:.BV37])" office:value-type="float" office:value="9.90718306876229" calcext:value-type="float">
            <text:p>9.91</text:p>
          </table:table-cell>
          <table:table-cell table:style-name="ce84" table:formula="of:=MIN([.BW31:.BW37])" office:value-type="float" office:value="7.46066597843224" calcext:value-type="float">
            <text:p>7.46</text:p>
          </table:table-cell>
          <table:table-cell table:number-columns-repeated="3"/>
        </table:table-row>
        <table:table-row table:style-name="ro4">
          <table:table-cell/>
          <table:table-cell table:style-name="ce57" table:number-columns-repeated="4"/>
          <table:table-cell table:number-columns-repeated="73"/>
        </table:table-row>
        <table:table-row table:style-name="ro4">
          <table:table-cell table:style-name="ce169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171"/>
          <table:table-cell table:number-columns-repeated="22"/>
          <table:table-cell table:style-name="ce177"/>
          <table:table-cell table:number-columns-repeated="19"/>
          <table:table-cell table:style-name="ce177"/>
          <table:table-cell table:number-columns-repeated="19"/>
          <table:table-cell table:style-name="ce177"/>
          <table:table-cell table:number-columns-repeated="11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74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42]" office:value-type="float" office:value="0.667233" calcext:value-type="float">
            <text:p>0.67</text:p>
          </table:table-cell>
          <table:table-cell table:style-name="ce57" table:formula="of:=[.C42]/0.3048" office:value-type="float" office:value="2.18908464566929" calcext:value-type="float">
            <text:p>2.19</text:p>
          </table:table-cell>
          <table:table-cell table:style-name="ce57" table:formula="of:=[.D42]/[.B42]" office:value-type="float" office:value="0.0145938976377953" calcext:value-type="float">
            <text:p>0.01</text:p>
          </table:table-cell>
          <table:table-cell/>
          <table:table-cell table:style-name="ce57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42]" office:value-type="float" office:value="40.9668946230178" calcext:value-type="float">
            <text:p>40.97</text:p>
          </table:table-cell>
          <table:table-cell table:number-columns-repeated="4"/>
          <table:table-cell table:style-name="ce57" table:formula="of:=[.$V$3]/[.$L42]" office:value-type="float" office:value="10.7076718327781" calcext:value-type="float">
            <text:p>10.71</text:p>
          </table:table-cell>
          <table:table-cell table:number-columns-repeated="4"/>
          <table:table-cell table:style-name="ce57" table:formula="of:=[.$AA$3]/[.$L42]" office:value-type="float" office:value="22.8497331516876" calcext:value-type="float">
            <text:p>22.85</text:p>
          </table:table-cell>
          <table:table-cell table:number-columns-repeated="9"/>
          <table:table-cell table:style-name="ce57" table:formula="of:=[.$AK$3]/[.$L42]" office:value-type="float" office:value="70.120632522672" calcext:value-type="float">
            <text:p>70.12</text:p>
          </table:table-cell>
          <table:table-cell table:number-columns-repeated="4"/>
          <table:table-cell table:style-name="ce57" table:formula="of:=[.$AP$3]/[.$L42]" office:value-type="float" office:value="18.327294962929" calcext:value-type="float">
            <text:p>18.33</text:p>
          </table:table-cell>
          <table:table-cell table:number-columns-repeated="4"/>
          <table:table-cell table:style-name="ce57" table:formula="of:=[.$AU$3]/[.$L42]" office:value-type="float" office:value="39.1031019149233" calcext:value-type="float">
            <text:p>39.10</text:p>
          </table:table-cell>
          <table:table-cell table:number-columns-repeated="9"/>
          <table:table-cell table:style-name="ce57" table:formula="of:=[.$BE$3]/[.$L42]" office:value-type="float" office:value="99.9413158521836" calcext:value-type="float">
            <text:p>99.94</text:p>
          </table:table-cell>
          <table:table-cell table:number-columns-repeated="4"/>
          <table:table-cell table:style-name="ce57" table:formula="of:=[.$BJ$3]/[.$L42]" office:value-type="float" office:value="26.1205066296181" calcext:value-type="float">
            <text:p>26.12</text:p>
          </table:table-cell>
          <table:table-cell table:number-columns-repeated="4"/>
          <table:table-cell table:style-name="ce57" table:formula="of:=[.$BO$3]/[.$L42]" office:value-type="float" office:value="55.740192706296" calcext:value-type="float">
            <text:p>55.74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 table:style-name="ce57" table:formula="of:=4.44822/1000*[.B43]" office:value-type="float" office:value="0.9786084" calcext:value-type="float">
            <text:p>0.98</text:p>
          </table:table-cell>
          <table:table-cell table:style-name="ce57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57" table:formula="of:=[.$Q$3]/[.$L43]" office:value-type="float" office:value="27.931973606603" calcext:value-type="float">
            <text:p>27.93</text:p>
          </table:table-cell>
          <table:table-cell table:number-columns-repeated="4"/>
          <table:table-cell table:style-name="ce57" table:formula="of:=[.$V$3]/[.$L43]" office:value-type="float" office:value="7.30068534053049" calcext:value-type="float">
            <text:p>7.30</text:p>
          </table:table-cell>
          <table:table-cell table:number-columns-repeated="4"/>
          <table:table-cell table:style-name="ce57" table:formula="of:=[.$AA$3]/[.$L43]" office:value-type="float" office:value="15.5793635125143" calcext:value-type="float">
            <text:p>15.58</text:p>
          </table:table-cell>
          <table:table-cell table:number-columns-repeated="9"/>
          <table:table-cell table:style-name="ce57" table:formula="of:=[.$AK$3]/[.$L43]" office:value-type="float" office:value="47.8095221745491" calcext:value-type="float">
            <text:p>47.81</text:p>
          </table:table-cell>
          <table:table-cell table:number-columns-repeated="4"/>
          <table:table-cell table:style-name="ce57" table:formula="of:=[.$AP$3]/[.$L43]" office:value-type="float" office:value="12.4958829292698" calcext:value-type="float">
            <text:p>12.50</text:p>
          </table:table-cell>
          <table:table-cell table:number-columns-repeated="4"/>
          <table:table-cell table:style-name="ce57" table:formula="of:=[.$AU$3]/[.$L43]" office:value-type="float" office:value="26.661205851084" calcext:value-type="float">
            <text:p>26.66</text:p>
          </table:table-cell>
          <table:table-cell table:number-columns-repeated="9"/>
          <table:table-cell table:style-name="ce57" table:formula="of:=[.$BE$3]/[.$L43]" office:value-type="float" office:value="68.1418062628524" calcext:value-type="float">
            <text:p>68.14</text:p>
          </table:table-cell>
          <table:table-cell table:number-columns-repeated="4"/>
          <table:table-cell table:style-name="ce57" table:formula="of:=[.$BJ$3]/[.$L43]" office:value-type="float" office:value="17.809436338376" calcext:value-type="float">
            <text:p>17.81</text:p>
          </table:table-cell>
          <table:table-cell table:number-columns-repeated="4"/>
          <table:table-cell table:style-name="ce57" table:formula="of:=[.$BO$3]/[.$L43]" office:value-type="float" office:value="38.0046768452018" calcext:value-type="float">
            <text:p>38.00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44]" office:value-type="float" office:value="0.889644" calcext:value-type="float">
            <text:p>0.89</text:p>
          </table:table-cell>
          <table:table-cell table:style-name="ce57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44]" office:value-type="float" office:value="30.7251709672633" calcext:value-type="float">
            <text:p>30.73</text:p>
          </table:table-cell>
          <table:table-cell table:number-columns-repeated="4"/>
          <table:table-cell table:style-name="ce57" table:formula="of:=[.$V$3]/[.$L44]" office:value-type="float" office:value="8.03075387458354" calcext:value-type="float">
            <text:p>8.03</text:p>
          </table:table-cell>
          <table:table-cell table:number-columns-repeated="4"/>
          <table:table-cell table:style-name="ce57" table:formula="of:=[.$AA$3]/[.$L44]" office:value-type="float" office:value="17.1372998637657" calcext:value-type="float">
            <text:p>17.14</text:p>
          </table:table-cell>
          <table:table-cell table:number-columns-repeated="9"/>
          <table:table-cell table:style-name="ce57" table:formula="of:=[.$AK$3]/[.$L44]" office:value-type="float" office:value="52.590474392004" calcext:value-type="float">
            <text:p>52.59</text:p>
          </table:table-cell>
          <table:table-cell table:number-columns-repeated="4"/>
          <table:table-cell table:style-name="ce57" table:formula="of:=[.$AP$3]/[.$L44]" office:value-type="float" office:value="13.7454712221967" calcext:value-type="float">
            <text:p>13.75</text:p>
          </table:table-cell>
          <table:table-cell table:number-columns-repeated="4"/>
          <table:table-cell table:style-name="ce57" table:formula="of:=[.$AU$3]/[.$L44]" office:value-type="float" office:value="29.3273264361925" calcext:value-type="float">
            <text:p>29.33</text:p>
          </table:table-cell>
          <table:table-cell table:number-columns-repeated="9"/>
          <table:table-cell table:style-name="ce57" table:formula="of:=[.$BE$3]/[.$L44]" office:value-type="float" office:value="74.9559868891377" calcext:value-type="float">
            <text:p>74.96</text:p>
          </table:table-cell>
          <table:table-cell table:number-columns-repeated="4"/>
          <table:table-cell table:style-name="ce57" table:formula="of:=[.$BJ$3]/[.$L44]" office:value-type="float" office:value="19.5903799722136" calcext:value-type="float">
            <text:p>19.59</text:p>
          </table:table-cell>
          <table:table-cell table:number-columns-repeated="4"/>
          <table:table-cell table:style-name="ce57" table:formula="of:=[.$BO$3]/[.$L44]" office:value-type="float" office:value="41.805144529722" calcext:value-type="float">
            <text:p>41.8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5]" office:value-type="float" office:value="1.112055" calcext:value-type="float">
            <text:p>1.11</text:p>
          </table:table-cell>
          <table:table-cell table:style-name="ce57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5]" office:value-type="float" office:value="24.5801367738107" calcext:value-type="float">
            <text:p>24.58</text:p>
          </table:table-cell>
          <table:table-cell table:number-columns-repeated="4"/>
          <table:table-cell table:style-name="ce57" table:formula="of:=[.$V$3]/[.$L45]" office:value-type="float" office:value="6.42460309966683" calcext:value-type="float">
            <text:p>6.42</text:p>
          </table:table-cell>
          <table:table-cell table:number-columns-repeated="4"/>
          <table:table-cell table:style-name="ce57" table:formula="of:=[.$AA$3]/[.$L45]" office:value-type="float" office:value="13.7098398910126" calcext:value-type="float">
            <text:p>13.71</text:p>
          </table:table-cell>
          <table:table-cell table:number-columns-repeated="9"/>
          <table:table-cell table:style-name="ce57" table:formula="of:=[.$AK$3]/[.$L45]" office:value-type="float" office:value="42.0723795136032" calcext:value-type="float">
            <text:p>42.07</text:p>
          </table:table-cell>
          <table:table-cell table:number-columns-repeated="4"/>
          <table:table-cell table:style-name="ce57" table:formula="of:=[.$AP$3]/[.$L45]" office:value-type="float" office:value="10.9963769777574" calcext:value-type="float">
            <text:p>11.00</text:p>
          </table:table-cell>
          <table:table-cell table:number-columns-repeated="4"/>
          <table:table-cell table:style-name="ce57" table:formula="of:=[.$AU$3]/[.$L45]" office:value-type="float" office:value="23.461861148954" calcext:value-type="float">
            <text:p>23.46</text:p>
          </table:table-cell>
          <table:table-cell table:number-columns-repeated="9"/>
          <table:table-cell table:style-name="ce57" table:formula="of:=[.$BE$3]/[.$L45]" office:value-type="float" office:value="59.9647895113101" calcext:value-type="float">
            <text:p>59.96</text:p>
          </table:table-cell>
          <table:table-cell table:number-columns-repeated="4"/>
          <table:table-cell table:style-name="ce57" table:formula="of:=[.$BJ$3]/[.$L45]" office:value-type="float" office:value="15.6723039777709" calcext:value-type="float">
            <text:p>15.67</text:p>
          </table:table-cell>
          <table:table-cell table:number-columns-repeated="4"/>
          <table:table-cell table:style-name="ce57" table:formula="of:=[.$BO$3]/[.$L45]" office:value-type="float" office:value="33.4441156237776" calcext:value-type="float">
            <text:p>33.44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6]" office:value-type="float" office:value="1.112055" calcext:value-type="float">
            <text:p>1.11</text:p>
          </table:table-cell>
          <table:table-cell table:style-name="ce57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6]" office:value-type="float" office:value="24.5801367738107" calcext:value-type="float">
            <text:p>24.58</text:p>
          </table:table-cell>
          <table:table-cell table:number-columns-repeated="4"/>
          <table:table-cell table:style-name="ce57" table:formula="of:=[.$V$3]/[.$L46]" office:value-type="float" office:value="6.42460309966683" calcext:value-type="float">
            <text:p>6.42</text:p>
          </table:table-cell>
          <table:table-cell table:number-columns-repeated="4"/>
          <table:table-cell table:style-name="ce57" table:formula="of:=[.$AA$3]/[.$L46]" office:value-type="float" office:value="13.7098398910126" calcext:value-type="float">
            <text:p>13.71</text:p>
          </table:table-cell>
          <table:table-cell table:number-columns-repeated="9"/>
          <table:table-cell table:style-name="ce57" table:formula="of:=[.$AK$3]/[.$L46]" office:value-type="float" office:value="42.0723795136032" calcext:value-type="float">
            <text:p>42.07</text:p>
          </table:table-cell>
          <table:table-cell table:number-columns-repeated="4"/>
          <table:table-cell table:style-name="ce57" table:formula="of:=[.$AP$3]/[.$L46]" office:value-type="float" office:value="10.9963769777574" calcext:value-type="float">
            <text:p>11.00</text:p>
          </table:table-cell>
          <table:table-cell table:number-columns-repeated="4"/>
          <table:table-cell table:style-name="ce57" table:formula="of:=[.$AU$3]/[.$L46]" office:value-type="float" office:value="23.461861148954" calcext:value-type="float">
            <text:p>23.46</text:p>
          </table:table-cell>
          <table:table-cell table:number-columns-repeated="9"/>
          <table:table-cell table:style-name="ce57" table:formula="of:=[.$BE$3]/[.$L46]" office:value-type="float" office:value="59.9647895113101" calcext:value-type="float">
            <text:p>59.96</text:p>
          </table:table-cell>
          <table:table-cell table:number-columns-repeated="4"/>
          <table:table-cell table:style-name="ce57" table:formula="of:=[.$BJ$3]/[.$L46]" office:value-type="float" office:value="15.6723039777709" calcext:value-type="float">
            <text:p>15.67</text:p>
          </table:table-cell>
          <table:table-cell table:number-columns-repeated="4"/>
          <table:table-cell table:style-name="ce57" table:formula="of:=[.$BO$3]/[.$L46]" office:value-type="float" office:value="33.4441156237776" calcext:value-type="float">
            <text:p>33.44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00" calcext:value-type="float">
            <text:p>300</text:p>
          </table:table-cell>
          <table:table-cell table:style-name="ce57" table:formula="of:=4.44822/1000*[.B47]" office:value-type="float" office:value="1.334466" calcext:value-type="float">
            <text:p>1.33</text:p>
          </table:table-cell>
          <table:table-cell table:style-name="ce57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57" table:formula="of:=[.$Q$3]/[.$L47]" office:value-type="float" office:value="20.4834473115089" calcext:value-type="float">
            <text:p>20.48</text:p>
          </table:table-cell>
          <table:table-cell table:number-columns-repeated="4"/>
          <table:table-cell table:style-name="ce57" table:formula="of:=[.$V$3]/[.$L47]" office:value-type="float" office:value="5.35383591638903" calcext:value-type="float">
            <text:p>5.35</text:p>
          </table:table-cell>
          <table:table-cell table:number-columns-repeated="4"/>
          <table:table-cell table:style-name="ce57" table:formula="of:=[.$AA$3]/[.$L47]" office:value-type="float" office:value="11.4248665758438" calcext:value-type="float">
            <text:p>11.42</text:p>
          </table:table-cell>
          <table:table-cell table:number-columns-repeated="9"/>
          <table:table-cell table:style-name="ce57" table:formula="of:=[.$AK$3]/[.$L47]" office:value-type="float" office:value="35.060316261336" calcext:value-type="float">
            <text:p>35.06</text:p>
          </table:table-cell>
          <table:table-cell table:number-columns-repeated="4"/>
          <table:table-cell table:style-name="ce57" table:formula="of:=[.$AP$3]/[.$L47]" office:value-type="float" office:value="9.1636474814645" calcext:value-type="float">
            <text:p>9.16</text:p>
          </table:table-cell>
          <table:table-cell table:number-columns-repeated="4"/>
          <table:table-cell table:style-name="ce57" table:formula="of:=[.$AU$3]/[.$L47]" office:value-type="float" office:value="19.5515509574616" calcext:value-type="float">
            <text:p>19.55</text:p>
          </table:table-cell>
          <table:table-cell table:number-columns-repeated="9"/>
          <table:table-cell table:style-name="ce57" table:formula="of:=[.$BE$3]/[.$L47]" office:value-type="float" office:value="49.9706579260918" calcext:value-type="float">
            <text:p>49.97</text:p>
          </table:table-cell>
          <table:table-cell table:number-columns-repeated="4"/>
          <table:table-cell table:style-name="ce57" table:formula="of:=[.$BJ$3]/[.$L47]" office:value-type="float" office:value="13.0602533148091" calcext:value-type="float">
            <text:p>13.06</text:p>
          </table:table-cell>
          <table:table-cell table:number-columns-repeated="4"/>
          <table:table-cell table:style-name="ce57" table:formula="of:=[.$BO$3]/[.$L47]" office:value-type="float" office:value="27.870096353148" calcext:value-type="float">
            <text:p>27.87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style-name="ce57" table:formula="of:=4.44822/1000*[.B48]" office:value-type="float" office:value="0.5337864" calcext:value-type="float">
            <text:p>0.53</text:p>
          </table:table-cell>
          <table:table-cell table:style-name="ce57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57" table:formula="of:=[.$Q$3]/[.$L48]" office:value-type="float" office:value="51.2086182787722" calcext:value-type="float">
            <text:p>51.21</text:p>
          </table:table-cell>
          <table:table-cell table:number-columns-repeated="4"/>
          <table:table-cell table:style-name="ce57" table:formula="of:=[.$V$3]/[.$L48]" office:value-type="float" office:value="13.3845897909726" calcext:value-type="float">
            <text:p>13.38</text:p>
          </table:table-cell>
          <table:table-cell table:number-columns-repeated="4"/>
          <table:table-cell table:style-name="ce57" table:formula="of:=[.$AA$3]/[.$L48]" office:value-type="float" office:value="28.5621664396096" calcext:value-type="float">
            <text:p>28.56</text:p>
          </table:table-cell>
          <table:table-cell table:number-columns-repeated="9"/>
          <table:table-cell table:style-name="ce57" table:formula="of:=[.$AK$3]/[.$L48]" office:value-type="float" office:value="87.65079065334" calcext:value-type="float">
            <text:p>87.65</text:p>
          </table:table-cell>
          <table:table-cell table:number-columns-repeated="4"/>
          <table:table-cell table:style-name="ce57" table:formula="of:=[.$AP$3]/[.$L48]" office:value-type="float" office:value="22.9091187036612" calcext:value-type="float">
            <text:p>22.91</text:p>
          </table:table-cell>
          <table:table-cell table:number-columns-repeated="4"/>
          <table:table-cell table:style-name="ce57" table:formula="of:=[.$AU$3]/[.$L48]" office:value-type="float" office:value="48.8788773936541" calcext:value-type="float">
            <text:p>48.88</text:p>
          </table:table-cell>
          <table:table-cell table:number-columns-repeated="9"/>
          <table:table-cell table:style-name="ce57" table:formula="of:=[.$BE$3]/[.$L48]" office:value-type="float" office:value="124.926644815229" calcext:value-type="float">
            <text:p>124.93</text:p>
          </table:table-cell>
          <table:table-cell table:number-columns-repeated="4"/>
          <table:table-cell table:style-name="ce57" table:formula="of:=[.$BJ$3]/[.$L48]" office:value-type="float" office:value="32.6506332870227" calcext:value-type="float">
            <text:p>32.65</text:p>
          </table:table-cell>
          <table:table-cell table:number-columns-repeated="4"/>
          <table:table-cell table:style-name="ce57" table:formula="of:=[.$BO$3]/[.$L48]" office:value-type="float" office:value="69.67524088287" calcext:value-type="float">
            <text:p>69.68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20" calcext:value-type="float">
            <text:p>320</text:p>
          </table:table-cell>
          <table:table-cell table:style-name="ce57" table:formula="of:=4.44822/1000*[.B49]" office:value-type="float" office:value="1.4234304" calcext:value-type="float">
            <text:p>1.42</text:p>
          </table:table-cell>
          <table:table-cell table:style-name="ce57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57" table:formula="of:=[.$Q$3]/[.$L49]" office:value-type="float" office:value="19.2032318545396" calcext:value-type="float">
            <text:p>19.20</text:p>
          </table:table-cell>
          <table:table-cell table:number-columns-repeated="4"/>
          <table:table-cell table:style-name="ce57" table:formula="of:=[.$V$3]/[.$L49]" office:value-type="float" office:value="5.01922117161471" calcext:value-type="float">
            <text:p>5.02</text:p>
          </table:table-cell>
          <table:table-cell table:number-columns-repeated="4"/>
          <table:table-cell table:style-name="ce57" table:formula="of:=[.$AA$3]/[.$L49]" office:value-type="float" office:value="10.7108124148536" calcext:value-type="float">
            <text:p>10.71</text:p>
          </table:table-cell>
          <table:table-cell table:number-columns-repeated="9"/>
          <table:table-cell table:style-name="ce57" table:formula="of:=[.$AK$3]/[.$L49]" office:value-type="float" office:value="32.8690464950025" calcext:value-type="float">
            <text:p>32.87</text:p>
          </table:table-cell>
          <table:table-cell table:number-columns-repeated="4"/>
          <table:table-cell table:style-name="ce57" table:formula="of:=[.$AP$3]/[.$L49]" office:value-type="float" office:value="8.59091951387297" calcext:value-type="float">
            <text:p>8.59</text:p>
          </table:table-cell>
          <table:table-cell table:number-columns-repeated="4"/>
          <table:table-cell table:style-name="ce57" table:formula="of:=[.$AU$3]/[.$L49]" office:value-type="float" office:value="18.3295790226203" calcext:value-type="float">
            <text:p>18.33</text:p>
          </table:table-cell>
          <table:table-cell table:number-columns-repeated="9"/>
          <table:table-cell table:style-name="ce57" table:formula="of:=[.$BE$3]/[.$L49]" office:value-type="float" office:value="46.8474918057111" calcext:value-type="float">
            <text:p>46.85</text:p>
          </table:table-cell>
          <table:table-cell table:number-columns-repeated="4"/>
          <table:table-cell table:style-name="ce57" table:formula="of:=[.$BJ$3]/[.$L49]" office:value-type="float" office:value="12.2439874826335" calcext:value-type="float">
            <text:p>12.24</text:p>
          </table:table-cell>
          <table:table-cell table:number-columns-repeated="4"/>
          <table:table-cell table:style-name="ce57" table:formula="of:=[.$BO$3]/[.$L49]" office:value-type="float" office:value="26.1282153310762" calcext:value-type="float">
            <text:p>26.13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10" calcext:value-type="float">
            <text:p>310</text:p>
          </table:table-cell>
          <table:table-cell table:style-name="ce57" table:formula="of:=4.44822/1000*[.B50]" office:value-type="float" office:value="1.3789482" calcext:value-type="float">
            <text:p>1.38</text:p>
          </table:table-cell>
          <table:table-cell table:style-name="ce57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57" table:formula="of:=[.$Q$3]/[.$L50]" office:value-type="float" office:value="19.8226909466215" calcext:value-type="float">
            <text:p>19.82</text:p>
          </table:table-cell>
          <table:table-cell table:number-columns-repeated="4"/>
          <table:table-cell table:style-name="ce85" table:formula="of:=[.$V$3]/[.$L50]" office:value-type="float" office:value="5.18113153198938" calcext:value-type="float">
            <text:p>5.18</text:p>
          </table:table-cell>
          <table:table-cell table:number-columns-repeated="4"/>
          <table:table-cell table:style-name="ce57" table:formula="of:=[.$AA$3]/[.$L50]" office:value-type="float" office:value="11.0563224927521" calcext:value-type="float">
            <text:p>11.06</text:p>
          </table:table-cell>
          <table:table-cell table:number-columns-repeated="9"/>
          <table:table-cell table:style-name="ce57" table:formula="of:=[.$AK$3]/[.$L50]" office:value-type="float" office:value="33.9293383174219" calcext:value-type="float">
            <text:p>33.93</text:p>
          </table:table-cell>
          <table:table-cell table:number-columns-repeated="4"/>
          <table:table-cell table:style-name="ce57" table:formula="of:=[.$AP$3]/[.$L50]" office:value-type="float" office:value="8.86804594980435" calcext:value-type="float">
            <text:p>8.87</text:p>
          </table:table-cell>
          <table:table-cell table:number-columns-repeated="4"/>
          <table:table-cell table:style-name="ce57" table:formula="of:=[.$AU$3]/[.$L50]" office:value-type="float" office:value="18.9208557652855" calcext:value-type="float">
            <text:p>18.92</text:p>
          </table:table-cell>
          <table:table-cell table:number-columns-repeated="9"/>
          <table:table-cell table:style-name="ce57" table:formula="of:=[.$BE$3]/[.$L50]" office:value-type="float" office:value="48.3587012187985" calcext:value-type="float">
            <text:p>48.36</text:p>
          </table:table-cell>
          <table:table-cell table:number-columns-repeated="4"/>
          <table:table-cell table:style-name="ce57" table:formula="of:=[.$BJ$3]/[.$L50]" office:value-type="float" office:value="12.638954820783" calcext:value-type="float">
            <text:p>12.64</text:p>
          </table:table-cell>
          <table:table-cell table:number-columns-repeated="4"/>
          <table:table-cell table:style-name="ce57" table:formula="of:=[.$BO$3]/[.$L50]" office:value-type="float" office:value="26.9710609869174" calcext:value-type="float">
            <text:p>26.97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1]" office:value-type="float" office:value="0.6227508" calcext:value-type="float">
            <text:p>0.62</text:p>
          </table:table-cell>
          <table:table-cell table:style-name="ce57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1]" office:value-type="float" office:value="43.8931013818047" calcext:value-type="float">
            <text:p>43.89</text:p>
          </table:table-cell>
          <table:table-cell table:number-columns-repeated="4"/>
          <table:table-cell table:style-name="ce57" table:formula="of:=[.$V$3]/[.$L51]" office:value-type="float" office:value="11.4725055351193" calcext:value-type="float">
            <text:p>11.47</text:p>
          </table:table-cell>
          <table:table-cell table:number-columns-repeated="4"/>
          <table:table-cell table:style-name="ce57" table:formula="of:=[.$AA$3]/[.$L51]" office:value-type="float" office:value="24.4818569482368" calcext:value-type="float">
            <text:p>24.48</text:p>
          </table:table-cell>
          <table:table-cell table:number-columns-repeated="9"/>
          <table:table-cell table:style-name="ce57" table:formula="of:=[.$AK$3]/[.$L51]" office:value-type="float" office:value="75.1292491314343" calcext:value-type="float">
            <text:p>75.13</text:p>
          </table:table-cell>
          <table:table-cell table:number-columns-repeated="4"/>
          <table:table-cell table:style-name="ce57" table:formula="of:=[.$AP$3]/[.$L51]" office:value-type="float" office:value="19.6363874602811" calcext:value-type="float">
            <text:p>19.64</text:p>
          </table:table-cell>
          <table:table-cell table:number-columns-repeated="4"/>
          <table:table-cell table:style-name="ce57" table:formula="of:=[.$AU$3]/[.$L51]" office:value-type="float" office:value="41.8961806231321" calcext:value-type="float">
            <text:p>41.90</text:p>
          </table:table-cell>
          <table:table-cell table:number-columns-repeated="9"/>
          <table:table-cell table:style-name="ce57" table:formula="of:=[.$BE$3]/[.$L51]" office:value-type="float" office:value="107.079981270197" calcext:value-type="float">
            <text:p>107.08</text:p>
          </table:table-cell>
          <table:table-cell table:number-columns-repeated="4"/>
          <table:table-cell table:style-name="ce57" table:formula="of:=[.$BJ$3]/[.$L51]" office:value-type="float" office:value="27.9862571031623" calcext:value-type="float">
            <text:p>27.99</text:p>
          </table:table-cell>
          <table:table-cell table:number-columns-repeated="4"/>
          <table:table-cell table:style-name="ce57" table:formula="of:=[.$BO$3]/[.$L51]" office:value-type="float" office:value="59.72163504246" calcext:value-type="float">
            <text:p>59.72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2]" office:value-type="float" office:value="0.8006796" calcext:value-type="float">
            <text:p>0.80</text:p>
          </table:table-cell>
          <table:table-cell table:style-name="ce57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2]" office:value-type="float" office:value="34.1390788525148" calcext:value-type="float">
            <text:p>34.14</text:p>
          </table:table-cell>
          <table:table-cell table:number-columns-repeated="4"/>
          <table:table-cell table:style-name="ce57" table:formula="of:=[.$V$3]/[.$L52]" office:value-type="float" office:value="8.92305986064838" calcext:value-type="float">
            <text:p>8.92</text:p>
          </table:table-cell>
          <table:table-cell table:number-columns-repeated="4"/>
          <table:table-cell table:style-name="ce57" table:formula="of:=[.$AA$3]/[.$L52]" office:value-type="float" office:value="19.041444293073" calcext:value-type="float">
            <text:p>19.04</text:p>
          </table:table-cell>
          <table:table-cell table:number-columns-repeated="9"/>
          <table:table-cell table:style-name="ce57" table:formula="of:=[.$AK$3]/[.$L52]" office:value-type="float" office:value="58.43386043556" calcext:value-type="float">
            <text:p>58.43</text:p>
          </table:table-cell>
          <table:table-cell table:number-columns-repeated="4"/>
          <table:table-cell table:style-name="ce57" table:formula="of:=[.$AP$3]/[.$L52]" office:value-type="float" office:value="15.2727458024408" calcext:value-type="float">
            <text:p>15.27</text:p>
          </table:table-cell>
          <table:table-cell table:number-columns-repeated="4"/>
          <table:table-cell table:style-name="ce57" table:formula="of:=[.$AU$3]/[.$L52]" office:value-type="float" office:value="32.5859182624361" calcext:value-type="float">
            <text:p>32.59</text:p>
          </table:table-cell>
          <table:table-cell table:number-columns-repeated="9"/>
          <table:table-cell table:style-name="ce57" table:formula="of:=[.$BE$3]/[.$L52]" office:value-type="float" office:value="83.2844298768196" calcext:value-type="float">
            <text:p>83.28</text:p>
          </table:table-cell>
          <table:table-cell table:number-columns-repeated="4"/>
          <table:table-cell table:style-name="ce57" table:formula="of:=[.$BJ$3]/[.$L52]" office:value-type="float" office:value="21.7670888580151" calcext:value-type="float">
            <text:p>21.77</text:p>
          </table:table-cell>
          <table:table-cell table:number-columns-repeated="4"/>
          <table:table-cell table:style-name="ce57" table:formula="of:=[.$BO$3]/[.$L52]" office:value-type="float" office:value="46.45016058858" calcext:value-type="float">
            <text:p>46.45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table:style-name="ce57" table:formula="of:=4.44822/1000*[.B53]" office:value-type="float" office:value="1.0230906" calcext:value-type="float">
            <text:p>1.02</text:p>
          </table:table-cell>
          <table:table-cell table:style-name="ce57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57" table:formula="of:=[.$Q$3]/[.$L53]" office:value-type="float" office:value="26.7175399715333" calcext:value-type="float">
            <text:p>26.72</text:p>
          </table:table-cell>
          <table:table-cell table:number-columns-repeated="4"/>
          <table:table-cell table:style-name="ce57" table:formula="of:=[.$V$3]/[.$L53]" office:value-type="float" office:value="6.9832642387683" calcext:value-type="float">
            <text:p>6.98</text:p>
          </table:table-cell>
          <table:table-cell table:number-columns-repeated="4"/>
          <table:table-cell table:style-name="ce57" table:formula="of:=[.$AA$3]/[.$L53]" office:value-type="float" office:value="14.9019998815354" calcext:value-type="float">
            <text:p>14.90</text:p>
          </table:table-cell>
          <table:table-cell table:number-columns-repeated="9"/>
          <table:table-cell table:style-name="ce57" table:formula="of:=[.$AK$3]/[.$L53]" office:value-type="float" office:value="45.7308472973948" calcext:value-type="float">
            <text:p>45.73</text:p>
          </table:table-cell>
          <table:table-cell table:number-columns-repeated="4"/>
          <table:table-cell table:style-name="ce57" table:formula="of:=[.$AP$3]/[.$L53]" office:value-type="float" office:value="11.9525836714754" calcext:value-type="float">
            <text:p>11.95</text:p>
          </table:table-cell>
          <table:table-cell table:number-columns-repeated="4"/>
          <table:table-cell table:style-name="ce57" table:formula="of:=[.$AU$3]/[.$L53]" office:value-type="float" office:value="25.5020229879934" calcext:value-type="float">
            <text:p>25.50</text:p>
          </table:table-cell>
          <table:table-cell table:number-columns-repeated="9"/>
          <table:table-cell table:style-name="ce57" table:formula="of:=[.$BE$3]/[.$L53]" office:value-type="float" office:value="65.1791190340328" calcext:value-type="float">
            <text:p>65.18</text:p>
          </table:table-cell>
          <table:table-cell table:number-columns-repeated="4"/>
          <table:table-cell table:style-name="ce57" table:formula="of:=[.$BJ$3]/[.$L53]" office:value-type="float" office:value="17.0351130193162" calcext:value-type="float">
            <text:p>17.04</text:p>
          </table:table-cell>
          <table:table-cell table:number-columns-repeated="4"/>
          <table:table-cell table:style-name="ce57" table:formula="of:=[.$BO$3]/[.$L53]" office:value-type="float" office:value="36.3522995910626" calcext:value-type="float">
            <text:p>36.35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4]" office:value-type="float" office:value="1.2899838" calcext:value-type="float">
            <text:p>1.29</text:p>
          </table:table-cell>
          <table:table-cell table:style-name="ce57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4]" office:value-type="float" office:value="21.1897730808712" calcext:value-type="float">
            <text:p>21.19</text:p>
          </table:table-cell>
          <table:table-cell table:number-columns-repeated="4"/>
          <table:table-cell table:style-name="ce57" table:formula="of:=[.$V$3]/[.$L54]" office:value-type="float" office:value="5.53845094798865" calcext:value-type="float">
            <text:p>5.54</text:p>
          </table:table-cell>
          <table:table-cell table:number-columns-repeated="4"/>
          <table:table-cell table:style-name="ce57" table:formula="of:=[.$AA$3]/[.$L54]" office:value-type="float" office:value="11.8188274922522" calcext:value-type="float">
            <text:p>11.82</text:p>
          </table:table-cell>
          <table:table-cell table:number-columns-repeated="9"/>
          <table:table-cell table:style-name="ce57" table:formula="of:=[.$AK$3]/[.$L54]" office:value-type="float" office:value="36.2692926841407" calcext:value-type="float">
            <text:p>36.27</text:p>
          </table:table-cell>
          <table:table-cell table:number-columns-repeated="4"/>
          <table:table-cell table:style-name="ce57" table:formula="of:=[.$AP$3]/[.$L54]" office:value-type="float" office:value="9.47963532565293" calcext:value-type="float">
            <text:p>9.48</text:p>
          </table:table-cell>
          <table:table-cell table:number-columns-repeated="4"/>
          <table:table-cell table:style-name="ce57" table:formula="of:=[.$AU$3]/[.$L54]" office:value-type="float" office:value="20.2257423697879" calcext:value-type="float">
            <text:p>20.23</text:p>
          </table:table-cell>
          <table:table-cell table:number-columns-repeated="9"/>
          <table:table-cell table:style-name="ce57" table:formula="of:=[.$BE$3]/[.$L54]" office:value-type="float" office:value="51.6937840614743" calcext:value-type="float">
            <text:p>51.69</text:p>
          </table:table-cell>
          <table:table-cell table:number-columns-repeated="4"/>
          <table:table-cell table:style-name="ce57" table:formula="of:=[.$BJ$3]/[.$L54]" office:value-type="float" office:value="13.5106068773887" calcext:value-type="float">
            <text:p>13.51</text:p>
          </table:table-cell>
          <table:table-cell table:number-columns-repeated="4"/>
          <table:table-cell table:style-name="ce57" table:formula="of:=[.$BO$3]/[.$L54]" office:value-type="float" office:value="28.831134158429" calcext:value-type="float">
            <text:p>28.83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5]" office:value-type="float" office:value="1.2899838" calcext:value-type="float">
            <text:p>1.29</text:p>
          </table:table-cell>
          <table:table-cell table:style-name="ce57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5]" office:value-type="float" office:value="21.1897730808712" calcext:value-type="float">
            <text:p>21.19</text:p>
          </table:table-cell>
          <table:table-cell table:number-columns-repeated="4"/>
          <table:table-cell table:style-name="ce57" table:formula="of:=[.$V$3]/[.$L55]" office:value-type="float" office:value="5.53845094798865" calcext:value-type="float">
            <text:p>5.54</text:p>
          </table:table-cell>
          <table:table-cell table:number-columns-repeated="4"/>
          <table:table-cell table:style-name="ce57" table:formula="of:=[.$AA$3]/[.$L55]" office:value-type="float" office:value="11.8188274922522" calcext:value-type="float">
            <text:p>11.82</text:p>
          </table:table-cell>
          <table:table-cell table:number-columns-repeated="9"/>
          <table:table-cell table:style-name="ce57" table:formula="of:=[.$AK$3]/[.$L55]" office:value-type="float" office:value="36.2692926841407" calcext:value-type="float">
            <text:p>36.27</text:p>
          </table:table-cell>
          <table:table-cell table:number-columns-repeated="4"/>
          <table:table-cell table:style-name="ce57" table:formula="of:=[.$AP$3]/[.$L55]" office:value-type="float" office:value="9.47963532565293" calcext:value-type="float">
            <text:p>9.48</text:p>
          </table:table-cell>
          <table:table-cell table:number-columns-repeated="4"/>
          <table:table-cell table:style-name="ce57" table:formula="of:=[.$AU$3]/[.$L55]" office:value-type="float" office:value="20.2257423697879" calcext:value-type="float">
            <text:p>20.23</text:p>
          </table:table-cell>
          <table:table-cell table:number-columns-repeated="9"/>
          <table:table-cell table:style-name="ce57" table:formula="of:=[.$BE$3]/[.$L55]" office:value-type="float" office:value="51.6937840614743" calcext:value-type="float">
            <text:p>51.69</text:p>
          </table:table-cell>
          <table:table-cell table:number-columns-repeated="4"/>
          <table:table-cell table:style-name="ce57" table:formula="of:=[.$BJ$3]/[.$L55]" office:value-type="float" office:value="13.5106068773887" calcext:value-type="float">
            <text:p>13.51</text:p>
          </table:table-cell>
          <table:table-cell table:number-columns-repeated="4"/>
          <table:table-cell table:style-name="ce57" table:formula="of:=[.$BO$3]/[.$L55]" office:value-type="float" office:value="28.831134158429" calcext:value-type="float">
            <text:p>28.83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56]" office:value-type="float" office:value="1.556877" calcext:value-type="float">
            <text:p>1.56</text:p>
          </table:table-cell>
          <table:table-cell table:style-name="ce57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56]" office:value-type="float" office:value="17.5572405527219" calcext:value-type="float">
            <text:p>17.56</text:p>
          </table:table-cell>
          <table:table-cell table:number-columns-repeated="4"/>
          <table:table-cell table:style-name="ce57" table:formula="of:=[.$V$3]/[.$L56]" office:value-type="float" office:value="4.58900221404774" calcext:value-type="float">
            <text:p>4.59</text:p>
          </table:table-cell>
          <table:table-cell table:number-columns-repeated="4"/>
          <table:table-cell table:style-name="ce57" table:formula="of:=[.$AA$3]/[.$L56]" office:value-type="float" office:value="9.7927427792947" calcext:value-type="float">
            <text:p>9.79</text:p>
          </table:table-cell>
          <table:table-cell table:number-columns-repeated="9"/>
          <table:table-cell table:style-name="ce57" table:formula="of:=[.$AK$3]/[.$L56]" office:value-type="float" office:value="30.0516996525737" calcext:value-type="float">
            <text:p>30.05</text:p>
          </table:table-cell>
          <table:table-cell table:number-columns-repeated="4"/>
          <table:table-cell table:style-name="ce57" table:formula="of:=[.$AP$3]/[.$L56]" office:value-type="float" office:value="7.85455498411243" calcext:value-type="float">
            <text:p>7.85</text:p>
          </table:table-cell>
          <table:table-cell table:number-columns-repeated="4"/>
          <table:table-cell table:style-name="ce57" table:formula="of:=[.$AU$3]/[.$L56]" office:value-type="float" office:value="16.7584722492528" calcext:value-type="float">
            <text:p>16.76</text:p>
          </table:table-cell>
          <table:table-cell table:number-columns-repeated="9"/>
          <table:table-cell table:style-name="ce57" table:formula="of:=[.$BE$3]/[.$L56]" office:value-type="float" office:value="42.8319925080787" calcext:value-type="float">
            <text:p>42.83</text:p>
          </table:table-cell>
          <table:table-cell table:number-columns-repeated="4"/>
          <table:table-cell table:style-name="ce57" table:formula="of:=[.$BJ$3]/[.$L56]" office:value-type="float" office:value="11.1945028412649" calcext:value-type="float">
            <text:p>11.19</text:p>
          </table:table-cell>
          <table:table-cell table:number-columns-repeated="4"/>
          <table:table-cell table:style-name="ce57" table:formula="of:=[.$BO$3]/[.$L56]" office:value-type="float" office:value="23.888654016984" calcext:value-type="float">
            <text:p>23.89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7]" office:value-type="float" office:value="0.6227508" calcext:value-type="float">
            <text:p>0.62</text:p>
          </table:table-cell>
          <table:table-cell table:style-name="ce57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7]" office:value-type="float" office:value="43.8931013818047" calcext:value-type="float">
            <text:p>43.89</text:p>
          </table:table-cell>
          <table:table-cell table:number-columns-repeated="4"/>
          <table:table-cell table:style-name="ce57" table:formula="of:=[.$V$3]/[.$L57]" office:value-type="float" office:value="11.4725055351193" calcext:value-type="float">
            <text:p>11.47</text:p>
          </table:table-cell>
          <table:table-cell table:number-columns-repeated="4"/>
          <table:table-cell table:style-name="ce57" table:formula="of:=[.$AA$3]/[.$L57]" office:value-type="float" office:value="24.4818569482368" calcext:value-type="float">
            <text:p>24.48</text:p>
          </table:table-cell>
          <table:table-cell table:number-columns-repeated="9"/>
          <table:table-cell table:style-name="ce57" table:formula="of:=[.$AK$3]/[.$L57]" office:value-type="float" office:value="75.1292491314343" calcext:value-type="float">
            <text:p>75.13</text:p>
          </table:table-cell>
          <table:table-cell table:number-columns-repeated="4"/>
          <table:table-cell table:style-name="ce57" table:formula="of:=[.$AP$3]/[.$L57]" office:value-type="float" office:value="19.6363874602811" calcext:value-type="float">
            <text:p>19.64</text:p>
          </table:table-cell>
          <table:table-cell table:number-columns-repeated="4"/>
          <table:table-cell table:style-name="ce57" table:formula="of:=[.$AU$3]/[.$L57]" office:value-type="float" office:value="41.8961806231321" calcext:value-type="float">
            <text:p>41.90</text:p>
          </table:table-cell>
          <table:table-cell table:number-columns-repeated="9"/>
          <table:table-cell table:style-name="ce57" table:formula="of:=[.$BE$3]/[.$L57]" office:value-type="float" office:value="107.079981270197" calcext:value-type="float">
            <text:p>107.08</text:p>
          </table:table-cell>
          <table:table-cell table:number-columns-repeated="4"/>
          <table:table-cell table:style-name="ce57" table:formula="of:=[.$BJ$3]/[.$L57]" office:value-type="float" office:value="27.9862571031623" calcext:value-type="float">
            <text:p>27.99</text:p>
          </table:table-cell>
          <table:table-cell table:number-columns-repeated="4"/>
          <table:table-cell table:style-name="ce57" table:formula="of:=[.$BO$3]/[.$L57]" office:value-type="float" office:value="59.72163504246" calcext:value-type="float">
            <text:p>59.72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8]" office:value-type="float" office:value="0.8006796" calcext:value-type="float">
            <text:p>0.80</text:p>
          </table:table-cell>
          <table:table-cell table:style-name="ce57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8]" office:value-type="float" office:value="34.1390788525148" calcext:value-type="float">
            <text:p>34.14</text:p>
          </table:table-cell>
          <table:table-cell table:number-columns-repeated="4"/>
          <table:table-cell table:style-name="ce57" table:formula="of:=[.$V$3]/[.$L58]" office:value-type="float" office:value="8.92305986064838" calcext:value-type="float">
            <text:p>8.92</text:p>
          </table:table-cell>
          <table:table-cell table:number-columns-repeated="4"/>
          <table:table-cell table:style-name="ce57" table:formula="of:=[.$AA$3]/[.$L58]" office:value-type="float" office:value="19.041444293073" calcext:value-type="float">
            <text:p>19.04</text:p>
          </table:table-cell>
          <table:table-cell table:number-columns-repeated="9"/>
          <table:table-cell table:style-name="ce57" table:formula="of:=[.$AK$3]/[.$L58]" office:value-type="float" office:value="58.43386043556" calcext:value-type="float">
            <text:p>58.43</text:p>
          </table:table-cell>
          <table:table-cell table:number-columns-repeated="4"/>
          <table:table-cell table:style-name="ce57" table:formula="of:=[.$AP$3]/[.$L58]" office:value-type="float" office:value="15.2727458024408" calcext:value-type="float">
            <text:p>15.27</text:p>
          </table:table-cell>
          <table:table-cell table:number-columns-repeated="4"/>
          <table:table-cell table:style-name="ce57" table:formula="of:=[.$AU$3]/[.$L58]" office:value-type="float" office:value="32.5859182624361" calcext:value-type="float">
            <text:p>32.59</text:p>
          </table:table-cell>
          <table:table-cell table:number-columns-repeated="9"/>
          <table:table-cell table:style-name="ce57" table:formula="of:=[.$BE$3]/[.$L58]" office:value-type="float" office:value="83.2844298768196" calcext:value-type="float">
            <text:p>83.28</text:p>
          </table:table-cell>
          <table:table-cell table:number-columns-repeated="4"/>
          <table:table-cell table:style-name="ce57" table:formula="of:=[.$BJ$3]/[.$L58]" office:value-type="float" office:value="21.7670888580151" calcext:value-type="float">
            <text:p>21.77</text:p>
          </table:table-cell>
          <table:table-cell table:number-columns-repeated="4"/>
          <table:table-cell table:style-name="ce57" table:formula="of:=[.$BO$3]/[.$L58]" office:value-type="float" office:value="46.45016058858" calcext:value-type="float">
            <text:p>46.45</text:p>
          </table:table-cell>
          <table:table-cell table:number-columns-repeated="11"/>
        </table:table-row>
        <table:table-row table:style-name="ro4">
          <table:table-cell/>
          <table:table-cell office:value-type="float" office:value="500" calcext:value-type="float">
            <text:p>500</text:p>
          </table:table-cell>
          <table:table-cell table:style-name="ce57" table:formula="of:=4.44822/1000*[.B59]" office:value-type="float" office:value="2.22411" calcext:value-type="float">
            <text:p>2.22</text:p>
          </table:table-cell>
          <table:table-cell table:style-name="ce57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57" table:formula="of:=[.$Q$3]/[.$L59]" office:value-type="float" office:value="12.2900683869053" calcext:value-type="float">
            <text:p>12.29</text:p>
          </table:table-cell>
          <table:table-cell table:number-columns-repeated="4"/>
          <table:table-cell table:style-name="ce57" table:formula="of:=[.$V$3]/[.$L59]" office:value-type="float" office:value="3.21230154983342" calcext:value-type="float">
            <text:p>3.21</text:p>
          </table:table-cell>
          <table:table-cell table:number-columns-repeated="4"/>
          <table:table-cell table:style-name="ce57" table:formula="of:=[.$AA$3]/[.$L59]" office:value-type="float" office:value="6.85491994550629" calcext:value-type="float">
            <text:p>6.85</text:p>
          </table:table-cell>
          <table:table-cell table:number-columns-repeated="9"/>
          <table:table-cell table:style-name="ce57" table:formula="of:=[.$AK$3]/[.$L59]" office:value-type="float" office:value="21.0361897568016" calcext:value-type="float">
            <text:p>21.04</text:p>
          </table:table-cell>
          <table:table-cell table:number-columns-repeated="4"/>
          <table:table-cell table:style-name="ce57" table:formula="of:=[.$AP$3]/[.$L59]" office:value-type="float" office:value="5.4981884888787" calcext:value-type="float">
            <text:p>5.50</text:p>
          </table:table-cell>
          <table:table-cell table:number-columns-repeated="4"/>
          <table:table-cell table:style-name="ce57" table:formula="of:=[.$AU$3]/[.$L59]" office:value-type="float" office:value="11.730930574477" calcext:value-type="float">
            <text:p>11.73</text:p>
          </table:table-cell>
          <table:table-cell table:number-columns-repeated="9"/>
          <table:table-cell table:style-name="ce57" table:formula="of:=[.$BE$3]/[.$L59]" office:value-type="float" office:value="29.9823947556551" calcext:value-type="float">
            <text:p>29.98</text:p>
          </table:table-cell>
          <table:table-cell table:number-columns-repeated="4"/>
          <table:table-cell table:style-name="ce57" table:formula="of:=[.$BJ$3]/[.$L59]" office:value-type="float" office:value="7.83615198888544" calcext:value-type="float">
            <text:p>7.84</text:p>
          </table:table-cell>
          <table:table-cell table:number-columns-repeated="4"/>
          <table:table-cell table:style-name="ce57" table:formula="of:=[.$BO$3]/[.$L59]" office:value-type="float" office:value="16.7220578118888" calcext:value-type="float">
            <text:p>16.72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60]" office:value-type="float" office:value="0.667233" calcext:value-type="float">
            <text:p>0.67</text:p>
          </table:table-cell>
          <table:table-cell table:style-name="ce57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60]" office:value-type="float" office:value="40.9668946230178" calcext:value-type="float">
            <text:p>40.97</text:p>
          </table:table-cell>
          <table:table-cell table:number-columns-repeated="4"/>
          <table:table-cell table:style-name="ce57" table:formula="of:=[.$V$3]/[.$L60]" office:value-type="float" office:value="10.7076718327781" calcext:value-type="float">
            <text:p>10.71</text:p>
          </table:table-cell>
          <table:table-cell table:number-columns-repeated="4"/>
          <table:table-cell table:style-name="ce57" table:formula="of:=[.$AA$3]/[.$L60]" office:value-type="float" office:value="22.8497331516876" calcext:value-type="float">
            <text:p>22.85</text:p>
          </table:table-cell>
          <table:table-cell table:number-columns-repeated="9"/>
          <table:table-cell table:style-name="ce57" table:formula="of:=[.$AK$3]/[.$L60]" office:value-type="float" office:value="70.120632522672" calcext:value-type="float">
            <text:p>70.12</text:p>
          </table:table-cell>
          <table:table-cell table:number-columns-repeated="4"/>
          <table:table-cell table:style-name="ce57" table:formula="of:=[.$AP$3]/[.$L60]" office:value-type="float" office:value="18.327294962929" calcext:value-type="float">
            <text:p>18.33</text:p>
          </table:table-cell>
          <table:table-cell table:number-columns-repeated="4"/>
          <table:table-cell table:style-name="ce57" table:formula="of:=[.$AU$3]/[.$L60]" office:value-type="float" office:value="39.1031019149233" calcext:value-type="float">
            <text:p>39.10</text:p>
          </table:table-cell>
          <table:table-cell table:number-columns-repeated="9"/>
          <table:table-cell table:style-name="ce57" table:formula="of:=[.$BE$3]/[.$L60]" office:value-type="float" office:value="99.9413158521836" calcext:value-type="float">
            <text:p>99.94</text:p>
          </table:table-cell>
          <table:table-cell table:number-columns-repeated="4"/>
          <table:table-cell table:style-name="ce57" table:formula="of:=[.$BJ$3]/[.$L60]" office:value-type="float" office:value="26.1205066296181" calcext:value-type="float">
            <text:p>26.12</text:p>
          </table:table-cell>
          <table:table-cell table:number-columns-repeated="4"/>
          <table:table-cell table:style-name="ce57" table:formula="of:=[.$BO$3]/[.$L60]" office:value-type="float" office:value="55.740192706296" calcext:value-type="float">
            <text:p>55.74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61]" office:value-type="float" office:value="1.556877" calcext:value-type="float">
            <text:p>1.56</text:p>
          </table:table-cell>
          <table:table-cell table:style-name="ce57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61]" office:value-type="float" office:value="17.5572405527219" calcext:value-type="float">
            <text:p>17.56</text:p>
          </table:table-cell>
          <table:table-cell table:number-columns-repeated="4"/>
          <table:table-cell table:style-name="ce57" table:formula="of:=[.$V$3]/[.$L61]" office:value-type="float" office:value="4.58900221404774" calcext:value-type="float">
            <text:p>4.59</text:p>
          </table:table-cell>
          <table:table-cell table:number-columns-repeated="4"/>
          <table:table-cell table:style-name="ce57" table:formula="of:=[.$AA$3]/[.$L61]" office:value-type="float" office:value="9.7927427792947" calcext:value-type="float">
            <text:p>9.79</text:p>
          </table:table-cell>
          <table:table-cell table:number-columns-repeated="9"/>
          <table:table-cell table:style-name="ce57" table:formula="of:=[.$AK$3]/[.$L61]" office:value-type="float" office:value="30.0516996525737" calcext:value-type="float">
            <text:p>30.05</text:p>
          </table:table-cell>
          <table:table-cell table:number-columns-repeated="4"/>
          <table:table-cell table:style-name="ce57" table:formula="of:=[.$AP$3]/[.$L61]" office:value-type="float" office:value="7.85455498411243" calcext:value-type="float">
            <text:p>7.85</text:p>
          </table:table-cell>
          <table:table-cell table:number-columns-repeated="4"/>
          <table:table-cell table:style-name="ce57" table:formula="of:=[.$AU$3]/[.$L61]" office:value-type="float" office:value="16.7584722492528" calcext:value-type="float">
            <text:p>16.76</text:p>
          </table:table-cell>
          <table:table-cell table:number-columns-repeated="9"/>
          <table:table-cell table:style-name="ce57" table:formula="of:=[.$BE$3]/[.$L61]" office:value-type="float" office:value="42.8319925080787" calcext:value-type="float">
            <text:p>42.83</text:p>
          </table:table-cell>
          <table:table-cell table:number-columns-repeated="4"/>
          <table:table-cell table:style-name="ce57" table:formula="of:=[.$BJ$3]/[.$L61]" office:value-type="float" office:value="11.1945028412649" calcext:value-type="float">
            <text:p>11.19</text:p>
          </table:table-cell>
          <table:table-cell table:number-columns-repeated="4"/>
          <table:table-cell table:style-name="ce57" table:formula="of:=[.$BO$3]/[.$L61]" office:value-type="float" office:value="23.888654016984" calcext:value-type="float">
            <text:p>23.89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2]" office:value-type="float" office:value="0.889644" calcext:value-type="float">
            <text:p>0.89</text:p>
          </table:table-cell>
          <table:table-cell table:style-name="ce57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2]" office:value-type="float" office:value="30.7251709672633" calcext:value-type="float">
            <text:p>30.73</text:p>
          </table:table-cell>
          <table:table-cell table:number-columns-repeated="4"/>
          <table:table-cell table:style-name="ce57" table:formula="of:=[.$V$3]/[.$L62]" office:value-type="float" office:value="8.03075387458354" calcext:value-type="float">
            <text:p>8.03</text:p>
          </table:table-cell>
          <table:table-cell table:number-columns-repeated="4"/>
          <table:table-cell table:style-name="ce57" table:formula="of:=[.$AA$3]/[.$L62]" office:value-type="float" office:value="17.1372998637657" calcext:value-type="float">
            <text:p>17.14</text:p>
          </table:table-cell>
          <table:table-cell table:number-columns-repeated="9"/>
          <table:table-cell table:style-name="ce57" table:formula="of:=[.$AK$3]/[.$L62]" office:value-type="float" office:value="52.590474392004" calcext:value-type="float">
            <text:p>52.59</text:p>
          </table:table-cell>
          <table:table-cell table:number-columns-repeated="4"/>
          <table:table-cell table:style-name="ce57" table:formula="of:=[.$AP$3]/[.$L62]" office:value-type="float" office:value="13.7454712221967" calcext:value-type="float">
            <text:p>13.75</text:p>
          </table:table-cell>
          <table:table-cell table:number-columns-repeated="4"/>
          <table:table-cell table:style-name="ce57" table:formula="of:=[.$AU$3]/[.$L62]" office:value-type="float" office:value="29.3273264361925" calcext:value-type="float">
            <text:p>29.33</text:p>
          </table:table-cell>
          <table:table-cell table:number-columns-repeated="9"/>
          <table:table-cell table:style-name="ce57" table:formula="of:=[.$BE$3]/[.$L62]" office:value-type="float" office:value="74.9559868891377" calcext:value-type="float">
            <text:p>74.96</text:p>
          </table:table-cell>
          <table:table-cell table:number-columns-repeated="4"/>
          <table:table-cell table:style-name="ce57" table:formula="of:=[.$BJ$3]/[.$L62]" office:value-type="float" office:value="19.5903799722136" calcext:value-type="float">
            <text:p>19.59</text:p>
          </table:table-cell>
          <table:table-cell table:number-columns-repeated="4"/>
          <table:table-cell table:style-name="ce57" table:formula="of:=[.$BO$3]/[.$L62]" office:value-type="float" office:value="41.805144529722" calcext:value-type="float">
            <text:p>41.8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400" calcext:value-type="float">
            <text:p>400</text:p>
          </table:table-cell>
          <table:table-cell table:style-name="ce57" table:formula="of:=4.44822/1000*[.B63]" office:value-type="float" office:value="1.779288" calcext:value-type="float">
            <text:p>1.78</text:p>
          </table:table-cell>
          <table:table-cell table:style-name="ce57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57" table:formula="of:=[.$Q$3]/[.$L63]" office:value-type="float" office:value="15.3625854836317" calcext:value-type="float">
            <text:p>15.36</text:p>
          </table:table-cell>
          <table:table-cell table:number-columns-repeated="4"/>
          <table:table-cell table:style-name="ce57" table:formula="of:=[.$V$3]/[.$L63]" office:value-type="float" office:value="4.01537693729177" calcext:value-type="float">
            <text:p>4.02</text:p>
          </table:table-cell>
          <table:table-cell table:number-columns-repeated="4"/>
          <table:table-cell table:style-name="ce57" table:formula="of:=[.$AA$3]/[.$L63]" office:value-type="float" office:value="8.56864993188287" calcext:value-type="float">
            <text:p>8.57</text:p>
          </table:table-cell>
          <table:table-cell table:number-columns-repeated="9"/>
          <table:table-cell table:style-name="ce57" table:formula="of:=[.$AK$3]/[.$L63]" office:value-type="float" office:value="26.295237196002" calcext:value-type="float">
            <text:p>26.30</text:p>
          </table:table-cell>
          <table:table-cell table:number-columns-repeated="4"/>
          <table:table-cell table:style-name="ce57" table:formula="of:=[.$AP$3]/[.$L63]" office:value-type="float" office:value="6.87273561109837" calcext:value-type="float">
            <text:p>6.87</text:p>
          </table:table-cell>
          <table:table-cell table:number-columns-repeated="4"/>
          <table:table-cell table:style-name="ce57" table:formula="of:=[.$AU$3]/[.$L63]" office:value-type="float" office:value="14.6636632180962" calcext:value-type="float">
            <text:p>14.66</text:p>
          </table:table-cell>
          <table:table-cell table:number-columns-repeated="9"/>
          <table:table-cell table:style-name="ce57" table:formula="of:=[.$BE$3]/[.$L63]" office:value-type="float" office:value="37.4779934445688" calcext:value-type="float">
            <text:p>37.48</text:p>
          </table:table-cell>
          <table:table-cell table:number-columns-repeated="4"/>
          <table:table-cell table:style-name="ce57" table:formula="of:=[.$BJ$3]/[.$L63]" office:value-type="float" office:value="9.7951899861068" calcext:value-type="float">
            <text:p>9.80</text:p>
          </table:table-cell>
          <table:table-cell table:number-columns-repeated="4"/>
          <table:table-cell table:style-name="ce57" table:formula="of:=[.$BO$3]/[.$L63]" office:value-type="float" office:value="20.902572264861" calcext:value-type="float">
            <text:p>20.90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4]" office:value-type="float" office:value="1.6013592" calcext:value-type="float">
            <text:p>1.60</text:p>
          </table:table-cell>
          <table:table-cell table:style-name="ce57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4]" office:value-type="float" office:value="17.0695394262574" calcext:value-type="float">
            <text:p>17.07</text:p>
          </table:table-cell>
          <table:table-cell table:number-columns-repeated="4"/>
          <table:table-cell table:style-name="ce57" table:formula="of:=[.$V$3]/[.$L64]" office:value-type="float" office:value="4.46152993032419" calcext:value-type="float">
            <text:p>4.46</text:p>
          </table:table-cell>
          <table:table-cell table:number-columns-repeated="4"/>
          <table:table-cell table:style-name="ce57" table:formula="of:=[.$AA$3]/[.$L64]" office:value-type="float" office:value="9.52072214653652" calcext:value-type="float">
            <text:p>9.52</text:p>
          </table:table-cell>
          <table:table-cell table:number-columns-repeated="9"/>
          <table:table-cell table:style-name="ce57" table:formula="of:=[.$AK$3]/[.$L64]" office:value-type="float" office:value="29.21693021778" calcext:value-type="float">
            <text:p>29.22</text:p>
          </table:table-cell>
          <table:table-cell table:number-columns-repeated="4"/>
          <table:table-cell table:style-name="ce57" table:formula="of:=[.$AP$3]/[.$L64]" office:value-type="float" office:value="7.63637290122041" calcext:value-type="float">
            <text:p>7.64</text:p>
          </table:table-cell>
          <table:table-cell table:number-columns-repeated="4"/>
          <table:table-cell table:style-name="ce57" table:formula="of:=[.$AU$3]/[.$L64]" office:value-type="float" office:value="16.292959131218" calcext:value-type="float">
            <text:p>16.29</text:p>
          </table:table-cell>
          <table:table-cell table:number-columns-repeated="9"/>
          <table:table-cell table:style-name="ce57" table:formula="of:=[.$BE$3]/[.$L64]" office:value-type="float" office:value="41.6422149384098" calcext:value-type="float">
            <text:p>41.64</text:p>
          </table:table-cell>
          <table:table-cell table:number-columns-repeated="4"/>
          <table:table-cell table:style-name="ce57" table:formula="of:=[.$BJ$3]/[.$L64]" office:value-type="float" office:value="10.8835444290076" calcext:value-type="float">
            <text:p>10.88</text:p>
          </table:table-cell>
          <table:table-cell table:number-columns-repeated="4"/>
          <table:table-cell table:style-name="ce57" table:formula="of:=[.$BO$3]/[.$L64]" office:value-type="float" office:value="23.22508029429" calcext:value-type="float">
            <text:p>23.23</text:p>
          </table:table-cell>
          <table:table-cell table:number-columns-repeated="11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5]" office:value-type="float" office:value="0.889644" calcext:value-type="float">
            <text:p>0.89</text:p>
          </table:table-cell>
          <table:table-cell table:style-name="ce57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5]" office:value-type="float" office:value="30.7251709672633" calcext:value-type="float">
            <text:p>30.73</text:p>
          </table:table-cell>
          <table:table-cell table:number-columns-repeated="4"/>
          <table:table-cell table:style-name="ce57" table:formula="of:=[.$V$3]/[.$L65]" office:value-type="float" office:value="8.03075387458354" calcext:value-type="float">
            <text:p>8.03</text:p>
          </table:table-cell>
          <table:table-cell table:number-columns-repeated="4"/>
          <table:table-cell table:style-name="ce57" table:formula="of:=[.$AA$3]/[.$L65]" office:value-type="float" office:value="17.1372998637657" calcext:value-type="float">
            <text:p>17.14</text:p>
          </table:table-cell>
          <table:table-cell table:number-columns-repeated="9"/>
          <table:table-cell table:style-name="ce57" table:formula="of:=[.$AK$3]/[.$L65]" office:value-type="float" office:value="52.590474392004" calcext:value-type="float">
            <text:p>52.59</text:p>
          </table:table-cell>
          <table:table-cell table:number-columns-repeated="4"/>
          <table:table-cell table:style-name="ce57" table:formula="of:=[.$AP$3]/[.$L65]" office:value-type="float" office:value="13.7454712221967" calcext:value-type="float">
            <text:p>13.75</text:p>
          </table:table-cell>
          <table:table-cell table:number-columns-repeated="4"/>
          <table:table-cell table:style-name="ce57" table:formula="of:=[.$AU$3]/[.$L65]" office:value-type="float" office:value="29.3273264361925" calcext:value-type="float">
            <text:p>29.33</text:p>
          </table:table-cell>
          <table:table-cell table:number-columns-repeated="9"/>
          <table:table-cell table:style-name="ce57" table:formula="of:=[.$BE$3]/[.$L65]" office:value-type="float" office:value="74.9559868891377" calcext:value-type="float">
            <text:p>74.96</text:p>
          </table:table-cell>
          <table:table-cell table:number-columns-repeated="4"/>
          <table:table-cell table:style-name="ce57" table:formula="of:=[.$BJ$3]/[.$L65]" office:value-type="float" office:value="19.5903799722136" calcext:value-type="float">
            <text:p>19.59</text:p>
          </table:table-cell>
          <table:table-cell table:number-columns-repeated="4"/>
          <table:table-cell table:style-name="ce57" table:formula="of:=[.$BO$3]/[.$L65]" office:value-type="float" office:value="41.805144529722" calcext:value-type="float">
            <text:p>41.8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6]" office:value-type="float" office:value="1.6013592" calcext:value-type="float">
            <text:p>1.60</text:p>
          </table:table-cell>
          <table:table-cell table:style-name="ce57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6]" office:value-type="float" office:value="17.0695394262574" calcext:value-type="float">
            <text:p>17.07</text:p>
          </table:table-cell>
          <table:table-cell table:number-columns-repeated="4"/>
          <table:table-cell table:style-name="ce57" table:formula="of:=[.$V$3]/[.$L66]" office:value-type="float" office:value="4.46152993032419" calcext:value-type="float">
            <text:p>4.46</text:p>
          </table:table-cell>
          <table:table-cell table:number-columns-repeated="4"/>
          <table:table-cell table:style-name="ce57" table:formula="of:=[.$AA$3]/[.$L66]" office:value-type="float" office:value="9.52072214653652" calcext:value-type="float">
            <text:p>9.52</text:p>
          </table:table-cell>
          <table:table-cell table:number-columns-repeated="9"/>
          <table:table-cell table:style-name="ce57" table:formula="of:=[.$AK$3]/[.$L66]" office:value-type="float" office:value="29.21693021778" calcext:value-type="float">
            <text:p>29.22</text:p>
          </table:table-cell>
          <table:table-cell table:number-columns-repeated="4"/>
          <table:table-cell table:style-name="ce57" table:formula="of:=[.$AP$3]/[.$L66]" office:value-type="float" office:value="7.63637290122041" calcext:value-type="float">
            <text:p>7.64</text:p>
          </table:table-cell>
          <table:table-cell table:number-columns-repeated="4"/>
          <table:table-cell table:style-name="ce57" table:formula="of:=[.$AU$3]/[.$L66]" office:value-type="float" office:value="16.292959131218" calcext:value-type="float">
            <text:p>16.29</text:p>
          </table:table-cell>
          <table:table-cell table:number-columns-repeated="9"/>
          <table:table-cell table:style-name="ce57" table:formula="of:=[.$BE$3]/[.$L66]" office:value-type="float" office:value="41.6422149384098" calcext:value-type="float">
            <text:p>41.64</text:p>
          </table:table-cell>
          <table:table-cell table:number-columns-repeated="4"/>
          <table:table-cell table:style-name="ce57" table:formula="of:=[.$BJ$3]/[.$L66]" office:value-type="float" office:value="10.8835444290076" calcext:value-type="float">
            <text:p>10.88</text:p>
          </table:table-cell>
          <table:table-cell table:number-columns-repeated="4"/>
          <table:table-cell table:style-name="ce57" table:formula="of:=[.$BO$3]/[.$L66]" office:value-type="float" office:value="23.22508029429" calcext:value-type="float">
            <text:p>23.23</text:p>
          </table:table-cell>
          <table:table-cell table:number-columns-repeated="11"/>
        </table:table-row>
        <table:table-row table:style-name="ro4">
          <table:table-cell table:number-columns-repeated="11"/>
          <table:table-cell table:style-name="ce84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84" table:formula="of:=MIN([.Q42:.Q66])" office:value-type="float" office:value="12.2900683869053" calcext:value-type="float">
            <text:p>12.29</text:p>
          </table:table-cell>
          <table:table-cell table:number-columns-repeated="4"/>
          <table:table-cell table:style-name="ce84" table:formula="of:=MIN([.V42:.V66])" office:value-type="float" office:value="3.21230154983342" calcext:value-type="float">
            <text:p>3.21</text:p>
          </table:table-cell>
          <table:table-cell table:number-columns-repeated="4"/>
          <table:table-cell table:style-name="ce84" table:formula="of:=MIN([.AA42:.AA66])" office:value-type="float" office:value="6.85491994550629" calcext:value-type="float">
            <text:p>6.85</text:p>
          </table:table-cell>
          <table:table-cell table:number-columns-repeated="9"/>
          <table:table-cell table:style-name="ce84" table:formula="of:=MIN([.AK42:.AK66])" office:value-type="float" office:value="21.0361897568016" calcext:value-type="float">
            <text:p>21.04</text:p>
          </table:table-cell>
          <table:table-cell table:number-columns-repeated="4"/>
          <table:table-cell table:style-name="ce84" table:formula="of:=MIN([.AP42:.AP66])" office:value-type="float" office:value="5.4981884888787" calcext:value-type="float">
            <text:p>5.50</text:p>
          </table:table-cell>
          <table:table-cell table:number-columns-repeated="4"/>
          <table:table-cell table:style-name="ce84" table:formula="of:=MIN([.AU42:.AU66])" office:value-type="float" office:value="11.730930574477" calcext:value-type="float">
            <text:p>11.73</text:p>
          </table:table-cell>
          <table:table-cell table:number-columns-repeated="9"/>
          <table:table-cell table:style-name="ce84" table:formula="of:=MIN([.BE42:.BE66])" office:value-type="float" office:value="29.9823947556551" calcext:value-type="float">
            <text:p>29.98</text:p>
          </table:table-cell>
          <table:table-cell table:number-columns-repeated="4"/>
          <table:table-cell table:style-name="ce84" table:formula="of:=MIN([.BJ42:.BJ66])" office:value-type="float" office:value="7.83615198888544" calcext:value-type="float">
            <text:p>7.84</text:p>
          </table:table-cell>
          <table:table-cell table:number-columns-repeated="4"/>
          <table:table-cell table:style-name="ce84" table:formula="of:=MIN([.BO42:.BO66])" office:value-type="float" office:value="16.7220578118888" calcext:value-type="float">
            <text:p>16.72</text:p>
          </table:table-cell>
          <table:table-cell table:number-columns-repeated="11"/>
        </table:table-row>
        <table:table-row table:style-name="ro4">
          <table:table-cell table:style-name="ce169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74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74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70]" office:value-type="float" office:value="0.6227508" calcext:value-type="float">
            <text:p>0.62</text:p>
          </table:table-cell>
          <table:table-cell table:style-name="ce57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70]" office:value-type="float" office:value="43.8931013818047" calcext:value-type="float">
            <text:p>43.89</text:p>
          </table:table-cell>
          <table:table-cell table:number-columns-repeated="4"/>
          <table:table-cell table:style-name="ce57" table:formula="of:=[.$V$3]/[.$L70]" office:value-type="float" office:value="11.4725055351193" calcext:value-type="float">
            <text:p>11.47</text:p>
          </table:table-cell>
          <table:table-cell table:number-columns-repeated="4"/>
          <table:table-cell table:style-name="ce57" table:formula="of:=[.$AA$3]/[.$L70]" office:value-type="float" office:value="24.4818569482368" calcext:value-type="float">
            <text:p>24.48</text:p>
          </table:table-cell>
          <table:table-cell table:number-columns-repeated="9"/>
          <table:table-cell table:style-name="ce57" table:formula="of:=[.$AK$3]/[.$L70]" office:value-type="float" office:value="75.1292491314343" calcext:value-type="float">
            <text:p>75.13</text:p>
          </table:table-cell>
          <table:table-cell table:number-columns-repeated="4"/>
          <table:table-cell table:style-name="ce57" table:formula="of:=[.$AP$3]/[.$L70]" office:value-type="float" office:value="19.6363874602811" calcext:value-type="float">
            <text:p>19.64</text:p>
          </table:table-cell>
          <table:table-cell table:number-columns-repeated="4"/>
          <table:table-cell table:style-name="ce57" table:formula="of:=[.$AU$3]/[.$L70]" office:value-type="float" office:value="41.8961806231321" calcext:value-type="float">
            <text:p>41.90</text:p>
          </table:table-cell>
          <table:table-cell table:number-columns-repeated="9"/>
          <table:table-cell table:style-name="ce57" table:formula="of:=[.$BE$3]/[.$L70]" office:value-type="float" office:value="107.079981270197" calcext:value-type="float">
            <text:p>107.08</text:p>
          </table:table-cell>
          <table:table-cell table:number-columns-repeated="4"/>
          <table:table-cell table:style-name="ce57" table:formula="of:=[.$BJ$3]/[.$L70]" office:value-type="float" office:value="27.9862571031623" calcext:value-type="float">
            <text:p>27.99</text:p>
          </table:table-cell>
          <table:table-cell table:number-columns-repeated="4"/>
          <table:table-cell table:style-name="ce57" table:formula="of:=[.$BO$3]/[.$L70]" office:value-type="float" office:value="59.72163504246" calcext:value-type="float">
            <text:p>59.72</text:p>
          </table:table-cell>
          <table:table-cell table:number-columns-repeated="11"/>
        </table:table-row>
        <table:table-row table:style-name="ro4">
          <table:table-cell/>
          <table:table-cell office:value-type="float" office:value="840" calcext:value-type="float">
            <text:p>840</text:p>
          </table:table-cell>
          <table:table-cell table:style-name="ce57" table:formula="of:=4.44822/1000*[.B71]" office:value-type="float" office:value="3.7365048" calcext:value-type="float">
            <text:p>3.74</text:p>
          </table:table-cell>
          <table:table-cell table:style-name="ce57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57" table:formula="of:=[.$Q$3]/[.$L71]" office:value-type="float" office:value="7.31551689696746" calcext:value-type="float">
            <text:p>7.32</text:p>
          </table:table-cell>
          <table:table-cell table:number-columns-repeated="4"/>
          <table:table-cell table:style-name="ce85" table:formula="of:=[.$V$3]/[.$L71]" office:value-type="float" office:value="1.91208425585322" calcext:value-type="float">
            <text:p>1.91</text:p>
          </table:table-cell>
          <table:table-cell table:number-columns-repeated="4"/>
          <table:table-cell table:style-name="ce85" table:formula="of:=[.$AA$3]/[.$L71]" office:value-type="float" office:value="4.08030949137279" calcext:value-type="float">
            <text:p>4.08</text:p>
          </table:table-cell>
          <table:table-cell table:number-columns-repeated="9"/>
          <table:table-cell table:style-name="ce57" table:formula="of:=[.$AK$3]/[.$L71]" office:value-type="float" office:value="12.5215415219057" calcext:value-type="float">
            <text:p>12.52</text:p>
          </table:table-cell>
          <table:table-cell table:number-columns-repeated="4"/>
          <table:table-cell table:style-name="ce57" table:formula="of:=[.$AP$3]/[.$L71]" office:value-type="float" office:value="3.27273124338018" calcext:value-type="float">
            <text:p>3.27</text:p>
          </table:table-cell>
          <table:table-cell table:number-columns-repeated="4"/>
          <table:table-cell table:style-name="ce57" table:formula="of:=[.$AU$3]/[.$L71]" office:value-type="float" office:value="6.98269677052201" calcext:value-type="float">
            <text:p>6.98</text:p>
          </table:table-cell>
          <table:table-cell table:number-columns-repeated="9"/>
          <table:table-cell table:style-name="ce57" table:formula="of:=[.$BE$3]/[.$L71]" office:value-type="float" office:value="17.8466635450328" calcext:value-type="float">
            <text:p>17.85</text:p>
          </table:table-cell>
          <table:table-cell table:number-columns-repeated="4"/>
          <table:table-cell table:style-name="ce57" table:formula="of:=[.$BJ$3]/[.$L71]" office:value-type="float" office:value="4.66437618386038" calcext:value-type="float">
            <text:p>4.66</text:p>
          </table:table-cell>
          <table:table-cell table:number-columns-repeated="4"/>
          <table:table-cell table:style-name="ce57" table:formula="of:=[.$BO$3]/[.$L71]" office:value-type="float" office:value="9.95360584041" calcext:value-type="float">
            <text:p>9.95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680" calcext:value-type="float">
            <text:p>1680</text:p>
          </table:table-cell>
          <table:table-cell table:style-name="ce57" table:formula="of:=4.44822/1000*[.B72]" office:value-type="float" office:value="7.4730096" calcext:value-type="float">
            <text:p>7.47</text:p>
          </table:table-cell>
          <table:table-cell table:style-name="ce57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85" table:formula="of:=[.$Q$3]/[.$L72]" office:value-type="float" office:value="3.65775844848373" calcext:value-type="float">
            <text:p>3.66</text:p>
          </table:table-cell>
          <table:table-cell table:number-columns-repeated="4"/>
          <table:table-cell table:style-name="ce57" table:formula="of:=[.$V$3]/[.$L72]" office:value-type="float" office:value="0.956042127926612" calcext:value-type="float">
            <text:p>0.96</text:p>
          </table:table-cell>
          <table:table-cell table:number-columns-repeated="4"/>
          <table:table-cell table:style-name="ce57" table:formula="of:=[.$AA$3]/[.$L72]" office:value-type="float" office:value="2.0401547456864" calcext:value-type="float">
            <text:p>2.04</text:p>
          </table:table-cell>
          <table:table-cell table:number-columns-repeated="9"/>
          <table:table-cell table:style-name="ce57" table:formula="of:=[.$AK$3]/[.$L72]" office:value-type="float" office:value="6.26077076095286" calcext:value-type="float">
            <text:p>6.26</text:p>
          </table:table-cell>
          <table:table-cell table:number-columns-repeated="4"/>
          <table:table-cell table:style-name="ce57" table:formula="of:=[.$AP$3]/[.$L72]" office:value-type="float" office:value="1.63636562169009" calcext:value-type="float">
            <text:p>1.64</text:p>
          </table:table-cell>
          <table:table-cell table:number-columns-repeated="4"/>
          <table:table-cell table:style-name="ce57" table:formula="of:=[.$AU$3]/[.$L72]" office:value-type="float" office:value="3.49134838526101" calcext:value-type="float">
            <text:p>3.49</text:p>
          </table:table-cell>
          <table:table-cell table:number-columns-repeated="9"/>
          <table:table-cell table:style-name="ce57" table:formula="of:=[.$BE$3]/[.$L72]" office:value-type="float" office:value="8.92333177251639" calcext:value-type="float">
            <text:p>8.92</text:p>
          </table:table-cell>
          <table:table-cell table:number-columns-repeated="4"/>
          <table:table-cell table:style-name="ce57" table:formula="of:=[.$BJ$3]/[.$L72]" office:value-type="float" office:value="2.33218809193019" calcext:value-type="float">
            <text:p>2.33</text:p>
          </table:table-cell>
          <table:table-cell table:number-columns-repeated="4"/>
          <table:table-cell table:style-name="ce57" table:formula="of:=[.$BO$3]/[.$L72]" office:value-type="float" office:value="4.976802920205" calcext:value-type="float">
            <text:p>4.98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style-name="ce57" table:formula="of:=4.44822/1000*[.B73]" office:value-type="float" office:value="0.5560275" calcext:value-type="float">
            <text:p>0.56</text:p>
          </table:table-cell>
          <table:table-cell table:style-name="ce57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57" table:formula="of:=[.$Q$3]/[.$L73]" office:value-type="float" office:value="49.1602735476213" calcext:value-type="float">
            <text:p>49.16</text:p>
          </table:table-cell>
          <table:table-cell table:number-columns-repeated="4"/>
          <table:table-cell table:style-name="ce57" table:formula="of:=[.$V$3]/[.$L73]" office:value-type="float" office:value="12.8492061993337" calcext:value-type="float">
            <text:p>12.85</text:p>
          </table:table-cell>
          <table:table-cell table:number-columns-repeated="4"/>
          <table:table-cell table:style-name="ce57" table:formula="of:=[.$AA$3]/[.$L73]" office:value-type="float" office:value="27.4196797820252" calcext:value-type="float">
            <text:p>27.42</text:p>
          </table:table-cell>
          <table:table-cell table:number-columns-repeated="9"/>
          <table:table-cell table:style-name="ce57" table:formula="of:=[.$AK$3]/[.$L73]" office:value-type="float" office:value="84.1447590272064" calcext:value-type="float">
            <text:p>84.14</text:p>
          </table:table-cell>
          <table:table-cell table:number-columns-repeated="4"/>
          <table:table-cell table:style-name="ce57" table:formula="of:=[.$AP$3]/[.$L73]" office:value-type="float" office:value="21.9927539555148" calcext:value-type="float">
            <text:p>21.99</text:p>
          </table:table-cell>
          <table:table-cell table:number-columns-repeated="4"/>
          <table:table-cell table:style-name="ce57" table:formula="of:=[.$AU$3]/[.$L73]" office:value-type="float" office:value="46.9237222979079" calcext:value-type="float">
            <text:p>46.92</text:p>
          </table:table-cell>
          <table:table-cell table:number-columns-repeated="9"/>
          <table:table-cell table:style-name="ce57" table:formula="of:=[.$BE$3]/[.$L73]" office:value-type="float" office:value="119.92957902262" calcext:value-type="float">
            <text:p>119.93</text:p>
          </table:table-cell>
          <table:table-cell table:number-columns-repeated="4"/>
          <table:table-cell table:style-name="ce57" table:formula="of:=[.$BJ$3]/[.$L73]" office:value-type="float" office:value="31.3446079555418" calcext:value-type="float">
            <text:p>31.34</text:p>
          </table:table-cell>
          <table:table-cell table:number-columns-repeated="4"/>
          <table:table-cell table:style-name="ce57" table:formula="of:=[.$BO$3]/[.$L73]" office:value-type="float" office:value="66.8882312475552" calcext:value-type="float">
            <text:p>66.89</text:p>
          </table:table-cell>
          <table:table-cell table:number-columns-repeated="11"/>
        </table:table-row>
        <table:table-row table:style-name="ro4">
          <table:table-cell table:number-columns-repeated="11"/>
          <table:table-cell table:style-name="ce84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84" table:formula="of:=MIN([.Q70:.Q73])" office:value-type="float" office:value="3.65775844848373" calcext:value-type="float">
            <text:p>3.66</text:p>
          </table:table-cell>
          <table:table-cell table:number-columns-repeated="4"/>
          <table:table-cell table:style-name="ce84" table:formula="of:=MIN([.V70:.V73])" office:value-type="float" office:value="0.956042127926612" calcext:value-type="float">
            <text:p>0.96</text:p>
          </table:table-cell>
          <table:table-cell table:number-columns-repeated="4"/>
          <table:table-cell table:style-name="ce84" table:formula="of:=MIN([.AA70:.AA73])" office:value-type="float" office:value="2.0401547456864" calcext:value-type="float">
            <text:p>2.04</text:p>
          </table:table-cell>
          <table:table-cell table:number-columns-repeated="9"/>
          <table:table-cell table:style-name="ce84" table:formula="of:=MIN([.AK70:.AK73])" office:value-type="float" office:value="6.26077076095286" calcext:value-type="float">
            <text:p>6.26</text:p>
          </table:table-cell>
          <table:table-cell table:number-columns-repeated="4"/>
          <table:table-cell table:style-name="ce84" table:formula="of:=MIN([.AP70:.AP73])" office:value-type="float" office:value="1.63636562169009" calcext:value-type="float">
            <text:p>1.64</text:p>
          </table:table-cell>
          <table:table-cell table:number-columns-repeated="4"/>
          <table:table-cell table:style-name="ce84" table:formula="of:=MIN([.AU70:.AU73])" office:value-type="float" office:value="3.49134838526101" calcext:value-type="float">
            <text:p>3.49</text:p>
          </table:table-cell>
          <table:table-cell table:number-columns-repeated="9"/>
          <table:table-cell table:style-name="ce84" table:formula="of:=MIN([.BE70:.BE73])" office:value-type="float" office:value="8.92333177251639" calcext:value-type="float">
            <text:p>8.92</text:p>
          </table:table-cell>
          <table:table-cell table:number-columns-repeated="4"/>
          <table:table-cell table:style-name="ce84" table:formula="of:=MIN([.BJ70:.BJ73])" office:value-type="float" office:value="2.33218809193019" calcext:value-type="float">
            <text:p>2.33</text:p>
          </table:table-cell>
          <table:table-cell table:number-columns-repeated="4"/>
          <table:table-cell table:style-name="ce84" table:formula="of:=MIN([.BO70:.BO73])" office:value-type="float" office:value="4.976802920205" calcext:value-type="float">
            <text:p>4.98</text:p>
          </table:table-cell>
          <table:table-cell table:number-columns-repeated="11"/>
        </table:table-row>
        <table:table-row table:style-name="ro4" table:number-rows-repeated="1048501">
          <table:table-cell table:number-columns-repeated="78"/>
        </table:table-row>
        <table:table-row table:style-name="ro4">
          <table:table-cell table:number-columns-repeated="78"/>
        </table:table-row>
      </table:table>
      <table:table table:name="south" table:style-name="ta1">
        <table:table-column table:style-name="co13" table:default-cell-style-name="Default"/>
        <table:table-column table:style-name="co17" table:default-cell-style-name="Default"/>
        <table:table-column table:style-name="co20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6" table:default-cell-style-name="ce57"/>
        <table:table-column table:style-name="co3" table:number-columns-repeated="3" table:default-cell-style-name="ce57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number-columns-repeated="994" table:default-cell-style-name="Default"/>
        <table:table-row table:style-name="ro4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57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S3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2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1A</text:p>
          </table:table-cell>
          <table:table-cell office:value-type="string" calcext:value-type="string">
            <text:p>max:</text:p>
          </table:table-cell>
          <table:table-cell office:value-type="float" office:value="8.454" calcext:value-type="float">
            <text:p>8.454</text:p>
          </table:table-cell>
          <table:table-cell office:value-type="string" calcext:value-type="string">
            <text:p>m</text:p>
          </table:table-cell>
          <table:table-cell table:number-columns-repeated="994"/>
        </table:table-row>
        <table:table-row table:style-name="ro4">
          <table:table-cell table:style-name="ce169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57" office:value-type="float" office:value="54.95" calcext:value-type="float">
            <text:p>54.95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98.51" calcext:value-type="float">
            <text:p>98.5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143.06" calcext:value-type="float">
            <text:p>143.06</text:p>
          </table:table-cell>
          <table:table-cell table:number-columns-repeated="997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994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6]*[.$H$1]" office:value-type="float" office:value="8.17258267716537" calcext:value-type="float">
            <text:p>8.17</text:p>
          </table:table-cell>
          <table:table-cell table:style-name="ce57" table:formula="of:=[.C6]*[.$H$1]" office:value-type="float" office:value="12.2588740157481" calcext:value-type="float">
            <text:p>12.26</text:p>
          </table:table-cell>
          <table:table-cell table:style-name="ce57" table:formula="of:=[.D6]*[.$H$1]" office:value-type="float" office:value="15.9073484251969" calcext:value-type="float">
            <text:p>15.91</text:p>
          </table:table-cell>
          <table:table-cell table:style-name="ce57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57" table:formula="of:=[.$Q$3]/[.L6]" office:value-type="float" office:value="13.4474014324831" calcext:value-type="float">
            <text:p>13.45</text:p>
          </table:table-cell>
          <table:table-cell table:style-name="ce57" table:formula="of:=[.$Q$3]/[.M6]" office:value-type="float" office:value="8.96493428832206" calcext:value-type="float">
            <text:p>8.96</text:p>
          </table:table-cell>
          <table:table-cell table:style-name="ce57" table:formula="of:=[.$Q$3]/[.N6]" office:value-type="float" office:value="6.90875669925736" calcext:value-type="float">
            <text:p>6.91</text:p>
          </table:table-cell>
          <table:table-cell table:style-name="ce57" table:formula="of:=[.$Q$3]/[.O6]" office:value-type="float" office:value="5.26611524628708" calcext:value-type="float">
            <text:p>5.27</text:p>
          </table:table-cell>
          <table:table-cell/>
          <table:table-cell table:style-name="ce57" table:formula="of:=[.$V$3]/[.$L6]" office:value-type="float" office:value="24.1074343059856" calcext:value-type="float">
            <text:p>24.11</text:p>
          </table:table-cell>
          <table:table-cell table:style-name="ce57" table:formula="of:=[.$V$3]/[.$M6]" office:value-type="float" office:value="16.0716228706571" calcext:value-type="float">
            <text:p>16.07</text:p>
          </table:table-cell>
          <table:table-cell table:style-name="ce57" table:formula="of:=[.$V$3]/[.$N6]" office:value-type="float" office:value="12.3854708361027" calcext:value-type="float">
            <text:p>12.39</text:p>
          </table:table-cell>
          <table:table-cell table:style-name="ce57" table:formula="of:=[.$V$3]/[.$O6]" office:value-type="float" office:value="9.44067357437198" calcext:value-type="float">
            <text:p>9.44</text:p>
          </table:table-cell>
          <table:table-cell/>
          <table:table-cell table:style-name="ce57" table:formula="of:=[.$AA$3]/[.$L6]" office:value-type="float" office:value="35.0097406538859" calcext:value-type="float">
            <text:p>35.01</text:p>
          </table:table-cell>
          <table:table-cell table:style-name="ce57" table:formula="of:=[.$AA$3]/[.$M6]" office:value-type="float" office:value="23.3398271025906" calcext:value-type="float">
            <text:p>23.34</text:p>
          </table:table-cell>
          <table:table-cell table:style-name="ce57" table:formula="of:=[.$AA$3]/[.$N6]" office:value-type="float" office:value="17.9866557487854" calcext:value-type="float">
            <text:p>17.99</text:p>
          </table:table-cell>
          <table:table-cell table:style-name="ce57" table:formula="of:=[.$AA$3]/[.$O6]" office:value-type="float" office:value="13.7101082280952" calcext:value-type="float">
            <text:p>13.71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57" table:formula="of:=[.B7]*[.$H$1]" office:value-type="float" office:value="9.41306397637797" calcext:value-type="float">
            <text:p>9.41</text:p>
          </table:table-cell>
          <table:table-cell table:style-name="ce57" table:formula="of:=[.C7]*[.$H$1]" office:value-type="float" office:value="14.7398366141733" calcext:value-type="float">
            <text:p>14.74</text:p>
          </table:table-cell>
          <table:table-cell table:style-name="ce57" table:formula="of:=[.D7]*[.$H$1]" office:value-type="float" office:value="18.8261279527559" calcext:value-type="float">
            <text:p>18.83</text:p>
          </table:table-cell>
          <table:table-cell table:style-name="ce57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57" table:formula="of:=[.$Q$3]/[.L7]" office:value-type="float" office:value="11.6752632592101" calcext:value-type="float">
            <text:p>11.68</text:p>
          </table:table-cell>
          <table:table-cell table:style-name="ce57" table:formula="of:=[.$Q$3]/[.M7]" office:value-type="float" office:value="7.45598495266389" calcext:value-type="float">
            <text:p>7.46</text:p>
          </table:table-cell>
          <table:table-cell table:style-name="ce57" table:formula="of:=[.$Q$3]/[.N7]" office:value-type="float" office:value="5.83763162960506" calcext:value-type="float">
            <text:p>5.84</text:p>
          </table:table-cell>
          <table:table-cell table:style-name="ce57" table:formula="of:=[.$Q$3]/[.O7]" office:value-type="float" office:value="4.40382736970206" calcext:value-type="float">
            <text:p>4.40</text:p>
          </table:table-cell>
          <table:table-cell/>
          <table:table-cell table:style-name="ce57" table:formula="of:=[.$V$3]/[.$L7]" office:value-type="float" office:value="20.9304855989952" calcext:value-type="float">
            <text:p>20.93</text:p>
          </table:table-cell>
          <table:table-cell table:style-name="ce57" table:formula="of:=[.$V$3]/[.$M7]" office:value-type="float" office:value="13.3664982290613" calcext:value-type="float">
            <text:p>13.37</text:p>
          </table:table-cell>
          <table:table-cell table:style-name="ce57" table:formula="of:=[.$V$3]/[.$N7]" office:value-type="float" office:value="10.4652427994976" calcext:value-type="float">
            <text:p>10.47</text:p>
          </table:table-cell>
          <table:table-cell table:style-name="ce57" table:formula="of:=[.$V$3]/[.$O7]" office:value-type="float" office:value="7.89483228734031" calcext:value-type="float">
            <text:p>7.89</text:p>
          </table:table-cell>
          <table:table-cell/>
          <table:table-cell table:style-name="ce57" table:formula="of:=[.$AA$3]/[.$L7]" office:value-type="float" office:value="30.3960539010482" calcext:value-type="float">
            <text:p>30.40</text:p>
          </table:table-cell>
          <table:table-cell table:style-name="ce57" table:formula="of:=[.$AA$3]/[.$M7]" office:value-type="float" office:value="19.4113413526496" calcext:value-type="float">
            <text:p>19.41</text:p>
          </table:table-cell>
          <table:table-cell table:style-name="ce57" table:formula="of:=[.$AA$3]/[.$N7]" office:value-type="float" office:value="15.1980269505241" calcext:value-type="float">
            <text:p>15.20</text:p>
          </table:table-cell>
          <table:table-cell table:style-name="ce57" table:formula="of:=[.$AA$3]/[.$O7]" office:value-type="float" office:value="11.465178225834" calcext:value-type="float">
            <text:p>11.47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57" table:formula="of:=[.B8]*[.$H$1]" office:value-type="float" office:value="10.4346368110236" calcext:value-type="float">
            <text:p>10.43</text:p>
          </table:table-cell>
          <table:table-cell table:style-name="ce57" table:formula="of:=[.C8]*[.$H$1]" office:value-type="float" office:value="16.1262568897638" calcext:value-type="float">
            <text:p>16.13</text:p>
          </table:table-cell>
          <table:table-cell table:style-name="ce57" table:formula="of:=[.D8]*[.$H$1]" office:value-type="float" office:value="20.6503651574803" calcext:value-type="float">
            <text:p>20.65</text:p>
          </table:table-cell>
          <table:table-cell table:style-name="ce57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57" table:formula="of:=[.$Q$3]/[.L8]" office:value-type="float" office:value="10.5322304925742" calcext:value-type="float">
            <text:p>10.53</text:p>
          </table:table-cell>
          <table:table-cell table:style-name="ce57" table:formula="of:=[.$Q$3]/[.M8]" office:value-type="float" office:value="6.81497267166564" calcext:value-type="float">
            <text:p>6.81</text:p>
          </table:table-cell>
          <table:table-cell table:style-name="ce57" table:formula="of:=[.$Q$3]/[.N8]" office:value-type="float" office:value="5.32193978953394" calcext:value-type="float">
            <text:p>5.32</text:p>
          </table:table-cell>
          <table:table-cell table:style-name="ce57" table:formula="of:=[.$Q$3]/[.O8]" office:value-type="float" office:value="4.01629056116828" calcext:value-type="float">
            <text:p>4.02</text:p>
          </table:table-cell>
          <table:table-cell/>
          <table:table-cell table:style-name="ce57" table:formula="of:=[.$V$3]/[.$L8]" office:value-type="float" office:value="18.881347148744" calcext:value-type="float">
            <text:p>18.88</text:p>
          </table:table-cell>
          <table:table-cell table:style-name="ce57" table:formula="of:=[.$V$3]/[.$M8]" office:value-type="float" office:value="12.2173422727167" calcext:value-type="float">
            <text:p>12.22</text:p>
          </table:table-cell>
          <table:table-cell table:style-name="ce57" table:formula="of:=[.$V$3]/[.$N8]" office:value-type="float" office:value="9.54075138611444" calcext:value-type="float">
            <text:p>9.54</text:p>
          </table:table-cell>
          <table:table-cell table:style-name="ce57" table:formula="of:=[.$V$3]/[.$O8]" office:value-type="float" office:value="7.20008704605437" calcext:value-type="float">
            <text:p>7.20</text:p>
          </table:table-cell>
          <table:table-cell/>
          <table:table-cell table:style-name="ce57" table:formula="of:=[.$AA$3]/[.$L8]" office:value-type="float" office:value="27.4202164561904" calcext:value-type="float">
            <text:p>27.42</text:p>
          </table:table-cell>
          <table:table-cell table:style-name="ce57" table:formula="of:=[.$AA$3]/[.$M8]" office:value-type="float" office:value="17.7424930010643" calcext:value-type="float">
            <text:p>17.74</text:p>
          </table:table-cell>
          <table:table-cell table:style-name="ce57" table:formula="of:=[.$AA$3]/[.$N8]" office:value-type="float" office:value="13.8554450644354" calcext:value-type="float">
            <text:p>13.86</text:p>
          </table:table-cell>
          <table:table-cell table:style-name="ce57" table:formula="of:=[.$AA$3]/[.$O8]" office:value-type="float" office:value="10.4562425419606" calcext:value-type="float">
            <text:p>10.46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57" table:formula="of:=[.B9]*[.$H$1]" office:value-type="float" office:value="11.4562096456693" calcext:value-type="float">
            <text:p>11.46</text:p>
          </table:table-cell>
          <table:table-cell table:style-name="ce57" table:formula="of:=[.C9]*[.$H$1]" office:value-type="float" office:value="17.5856466535433" calcext:value-type="float">
            <text:p>17.59</text:p>
          </table:table-cell>
          <table:table-cell table:style-name="ce57" table:formula="of:=[.D9]*[.$H$1]" office:value-type="float" office:value="22.4746023622048" calcext:value-type="float">
            <text:p>22.47</text:p>
          </table:table-cell>
          <table:table-cell table:style-name="ce57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57" table:formula="of:=[.$Q$3]/[.L9]" office:value-type="float" office:value="9.59305070342742" calcext:value-type="float">
            <text:p>9.59</text:p>
          </table:table-cell>
          <table:table-cell table:style-name="ce57" table:formula="of:=[.$Q$3]/[.M9]" office:value-type="float" office:value="6.2494147736021" calcext:value-type="float">
            <text:p>6.25</text:p>
          </table:table-cell>
          <table:table-cell table:style-name="ce57" table:formula="of:=[.$Q$3]/[.N9]" office:value-type="float" office:value="4.88996415726658" calcext:value-type="float">
            <text:p>4.89</text:p>
          </table:table-cell>
          <table:table-cell table:style-name="ce57" table:formula="of:=[.$Q$3]/[.O9]" office:value-type="float" office:value="3.68241799618119" calcext:value-type="float">
            <text:p>3.68</text:p>
          </table:table-cell>
          <table:table-cell/>
          <table:table-cell table:style-name="ce57" table:formula="of:=[.$V$3]/[.$L9]" office:value-type="float" office:value="17.1976601418496" calcext:value-type="float">
            <text:p>17.20</text:p>
          </table:table-cell>
          <table:table-cell table:style-name="ce57" table:formula="of:=[.$V$3]/[.$M9]" office:value-type="float" office:value="11.20345494718" calcext:value-type="float">
            <text:p>11.20</text:p>
          </table:table-cell>
          <table:table-cell table:style-name="ce57" table:formula="of:=[.$V$3]/[.$N9]" office:value-type="float" office:value="8.76633974763113" calcext:value-type="float">
            <text:p>8.77</text:p>
          </table:table-cell>
          <table:table-cell table:style-name="ce57" table:formula="of:=[.$V$3]/[.$O9]" office:value-type="float" office:value="6.60154680261708" calcext:value-type="float">
            <text:p>6.60</text:p>
          </table:table-cell>
          <table:table-cell/>
          <table:table-cell table:style-name="ce57" table:formula="of:=[.$AA$3]/[.$L9]" office:value-type="float" office:value="24.9751016129632" calcext:value-type="float">
            <text:p>24.98</text:p>
          </table:table-cell>
          <table:table-cell table:style-name="ce57" table:formula="of:=[.$AA$3]/[.$M9]" office:value-type="float" office:value="16.2700869428847" calcext:value-type="float">
            <text:p>16.27</text:p>
          </table:table-cell>
          <table:table-cell table:style-name="ce57" table:formula="of:=[.$AA$3]/[.$N9]" office:value-type="float" office:value="12.7308147832312" calcext:value-type="float">
            <text:p>12.73</text:p>
          </table:table-cell>
          <table:table-cell table:style-name="ce57" table:formula="of:=[.$AA$3]/[.$O9]" office:value-type="float" office:value="9.58701944556289" calcext:value-type="float">
            <text:p>9.59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57" table:formula="of:=[.B10]*[.$H$1]" office:value-type="float" office:value="13.8642027559055" calcext:value-type="float">
            <text:p>13.86</text:p>
          </table:table-cell>
          <table:table-cell table:style-name="ce57" table:formula="of:=[.C10]*[.$H$1]" office:value-type="float" office:value="20.8692736220473" calcext:value-type="float">
            <text:p>20.87</text:p>
          </table:table-cell>
          <table:table-cell table:style-name="ce57" table:formula="of:=[.D10]*[.$H$1]" office:value-type="float" office:value="27.1446496062993" calcext:value-type="float">
            <text:p>27.14</text:p>
          </table:table-cell>
          <table:table-cell table:style-name="ce57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57" table:formula="of:=[.$Q$3]/[.L10]" office:value-type="float" office:value="7.92688926546371" calcext:value-type="float">
            <text:p>7.93</text:p>
          </table:table-cell>
          <table:table-cell table:style-name="ce57" table:formula="of:=[.$Q$3]/[.M10]" office:value-type="float" office:value="5.26611524628708" calcext:value-type="float">
            <text:p>5.27</text:p>
          </table:table-cell>
          <table:table-cell table:style-name="ce57" table:formula="of:=[.$Q$3]/[.N10]" office:value-type="float" office:value="4.0486800011777" calcext:value-type="float">
            <text:p>4.05</text:p>
          </table:table-cell>
          <table:table-cell table:style-name="ce57" table:formula="of:=[.$Q$3]/[.O10]" office:value-type="float" office:value="3.09262620213163" calcext:value-type="float">
            <text:p>3.09</text:p>
          </table:table-cell>
          <table:table-cell/>
          <table:table-cell table:style-name="ce57" table:formula="of:=[.$V$3]/[.$L10]" office:value-type="float" office:value="14.2106981172126" calcext:value-type="float">
            <text:p>14.21</text:p>
          </table:table-cell>
          <table:table-cell table:style-name="ce57" table:formula="of:=[.$V$3]/[.$M10]" office:value-type="float" office:value="9.44067357437198" calcext:value-type="float">
            <text:p>9.44</text:p>
          </table:table-cell>
          <table:table-cell table:style-name="ce57" table:formula="of:=[.$V$3]/[.$N10]" office:value-type="float" office:value="7.25815226416771" calcext:value-type="float">
            <text:p>7.26</text:p>
          </table:table-cell>
          <table:table-cell table:style-name="ce57" table:formula="of:=[.$V$3]/[.$O10]" office:value-type="float" office:value="5.54421487119176" calcext:value-type="float">
            <text:p>5.54</text:p>
          </table:table-cell>
          <table:table-cell/>
          <table:table-cell table:style-name="ce57" table:formula="of:=[.$AA$3]/[.$L10]" office:value-type="float" office:value="20.6373208065012" calcext:value-type="float">
            <text:p>20.64</text:p>
          </table:table-cell>
          <table:table-cell table:style-name="ce57" table:formula="of:=[.$AA$3]/[.$M10]" office:value-type="float" office:value="13.7101082280952" calcext:value-type="float">
            <text:p>13.71</text:p>
          </table:table-cell>
          <table:table-cell table:style-name="ce57" table:formula="of:=[.$AA$3]/[.$N10]" office:value-type="float" office:value="10.5405670785893" calcext:value-type="float">
            <text:p>10.54</text:p>
          </table:table-cell>
          <table:table-cell table:style-name="ce57" table:formula="of:=[.$AA$3]/[.$O10]" office:value-type="float" office:value="8.05152146454871" calcext:value-type="float">
            <text:p>8.05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57" table:formula="of:=[.B11]*[.$H$1]" office:value-type="float" office:value="7.36991830708663" calcext:value-type="float">
            <text:p>7.37</text:p>
          </table:table-cell>
          <table:table-cell table:style-name="ce57" table:formula="of:=[.C11]*[.$H$1]" office:value-type="float" office:value="11.0183927165355" calcext:value-type="float">
            <text:p>11.02</text:p>
          </table:table-cell>
          <table:table-cell table:style-name="ce57" table:formula="of:=[.D11]*[.$H$1]" office:value-type="float" office:value="14.3020196850394" calcext:value-type="float">
            <text:p>14.30</text:p>
          </table:table-cell>
          <table:table-cell table:style-name="ce57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57" table:formula="of:=[.$Q$3]/[.L11]" office:value-type="float" office:value="14.9119699053278" calcext:value-type="float">
            <text:p>14.91</text:p>
          </table:table-cell>
          <table:table-cell table:style-name="ce57" table:formula="of:=[.$Q$3]/[.M11]" office:value-type="float" office:value="9.97423152608017" calcext:value-type="float">
            <text:p>9.97</text:p>
          </table:table-cell>
          <table:table-cell table:style-name="ce57" table:formula="of:=[.$Q$3]/[.N11]" office:value-type="float" office:value="7.68422938999033" calcext:value-type="float">
            <text:p>7.68</text:p>
          </table:table-cell>
          <table:table-cell table:style-name="ce57" table:formula="of:=[.$Q$3]/[.O11]" office:value-type="float" office:value="5.97662285888137" calcext:value-type="float">
            <text:p>5.98</text:p>
          </table:table-cell>
          <table:table-cell/>
          <table:table-cell table:style-name="ce57" table:formula="of:=[.$V$3]/[.$L11]" office:value-type="float" office:value="26.7329964581226" calcext:value-type="float">
            <text:p>26.73</text:p>
          </table:table-cell>
          <table:table-cell table:style-name="ce57" table:formula="of:=[.$V$3]/[.$M11]" office:value-type="float" office:value="17.8810108759628" calcext:value-type="float">
            <text:p>17.88</text:p>
          </table:table-cell>
          <table:table-cell table:style-name="ce57" table:formula="of:=[.$V$3]/[.$N11]" office:value-type="float" office:value="13.7756767462775" calcext:value-type="float">
            <text:p>13.78</text:p>
          </table:table-cell>
          <table:table-cell table:style-name="ce57" table:formula="of:=[.$V$3]/[.$O11]" office:value-type="float" office:value="10.7144152471047" calcext:value-type="float">
            <text:p>10.71</text:p>
          </table:table-cell>
          <table:table-cell/>
          <table:table-cell table:style-name="ce57" table:formula="of:=[.$AA$3]/[.$L11]" office:value-type="float" office:value="38.8226827052992" calcext:value-type="float">
            <text:p>38.82</text:p>
          </table:table-cell>
          <table:table-cell table:style-name="ce57" table:formula="of:=[.$AA$3]/[.$M11]" office:value-type="float" office:value="25.9674897565246" calcext:value-type="float">
            <text:p>25.97</text:p>
          </table:table-cell>
          <table:table-cell table:style-name="ce57" table:formula="of:=[.$AA$3]/[.$N11]" office:value-type="float" office:value="20.0055660879348" calcext:value-type="float">
            <text:p>20.01</text:p>
          </table:table-cell>
          <table:table-cell table:style-name="ce57" table:formula="of:=[.$AA$3]/[.$O11]" office:value-type="float" office:value="15.5598847350604" calcext:value-type="float">
            <text:p>15.56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12]*[.$H$1]" office:value-type="float" office:value="8.17258267716537" calcext:value-type="float">
            <text:p>8.17</text:p>
          </table:table-cell>
          <table:table-cell table:style-name="ce57" table:formula="of:=[.C12]*[.$H$1]" office:value-type="float" office:value="12.2588740157481" calcext:value-type="float">
            <text:p>12.26</text:p>
          </table:table-cell>
          <table:table-cell table:style-name="ce57" table:formula="of:=[.D12]*[.$H$1]" office:value-type="float" office:value="15.9073484251969" calcext:value-type="float">
            <text:p>15.91</text:p>
          </table:table-cell>
          <table:table-cell table:style-name="ce57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57" table:formula="of:=[.$Q$3]/[.L12]" office:value-type="float" office:value="13.4474014324831" calcext:value-type="float">
            <text:p>13.45</text:p>
          </table:table-cell>
          <table:table-cell table:style-name="ce57" table:formula="of:=[.$Q$3]/[.M12]" office:value-type="float" office:value="8.96493428832206" calcext:value-type="float">
            <text:p>8.96</text:p>
          </table:table-cell>
          <table:table-cell table:style-name="ce57" table:formula="of:=[.$Q$3]/[.N12]" office:value-type="float" office:value="6.90875669925736" calcext:value-type="float">
            <text:p>6.91</text:p>
          </table:table-cell>
          <table:table-cell table:style-name="ce57" table:formula="of:=[.$Q$3]/[.O12]" office:value-type="float" office:value="5.26611524628708" calcext:value-type="float">
            <text:p>5.27</text:p>
          </table:table-cell>
          <table:table-cell/>
          <table:table-cell table:style-name="ce57" table:formula="of:=[.$V$3]/[.$L12]" office:value-type="float" office:value="24.1074343059856" calcext:value-type="float">
            <text:p>24.11</text:p>
          </table:table-cell>
          <table:table-cell table:style-name="ce57" table:formula="of:=[.$V$3]/[.$M12]" office:value-type="float" office:value="16.0716228706571" calcext:value-type="float">
            <text:p>16.07</text:p>
          </table:table-cell>
          <table:table-cell table:style-name="ce57" table:formula="of:=[.$V$3]/[.$N12]" office:value-type="float" office:value="12.3854708361027" calcext:value-type="float">
            <text:p>12.39</text:p>
          </table:table-cell>
          <table:table-cell table:style-name="ce57" table:formula="of:=[.$V$3]/[.$O12]" office:value-type="float" office:value="9.44067357437198" calcext:value-type="float">
            <text:p>9.44</text:p>
          </table:table-cell>
          <table:table-cell/>
          <table:table-cell table:style-name="ce57" table:formula="of:=[.$AA$3]/[.$L12]" office:value-type="float" office:value="35.0097406538859" calcext:value-type="float">
            <text:p>35.01</text:p>
          </table:table-cell>
          <table:table-cell table:style-name="ce57" table:formula="of:=[.$AA$3]/[.$M12]" office:value-type="float" office:value="23.3398271025906" calcext:value-type="float">
            <text:p>23.34</text:p>
          </table:table-cell>
          <table:table-cell table:style-name="ce57" table:formula="of:=[.$AA$3]/[.$N12]" office:value-type="float" office:value="17.9866557487854" calcext:value-type="float">
            <text:p>17.99</text:p>
          </table:table-cell>
          <table:table-cell table:style-name="ce57" table:formula="of:=[.$AA$3]/[.$O12]" office:value-type="float" office:value="13.7101082280952" calcext:value-type="float">
            <text:p>13.71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57" table:formula="of:=[.B13]*[.$H$1]" office:value-type="float" office:value="8.97524704724411" calcext:value-type="float">
            <text:p>8.98</text:p>
          </table:table-cell>
          <table:table-cell table:style-name="ce57" table:formula="of:=[.C13]*[.$H$1]" office:value-type="float" office:value="13.0615383858268" calcext:value-type="float">
            <text:p>13.06</text:p>
          </table:table-cell>
          <table:table-cell table:style-name="ce57" table:formula="of:=[.D13]*[.$H$1]" office:value-type="float" office:value="16.7829822834646" calcext:value-type="float">
            <text:p>16.78</text:p>
          </table:table-cell>
          <table:table-cell table:style-name="ce57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57" table:formula="of:=[.$Q$3]/[.L13]" office:value-type="float" office:value="12.2447882962448" calcext:value-type="float">
            <text:p>12.24</text:p>
          </table:table-cell>
          <table:table-cell table:style-name="ce57" table:formula="of:=[.$Q$3]/[.M13]" office:value-type="float" office:value="8.41401653876037" calcext:value-type="float">
            <text:p>8.41</text:p>
          </table:table-cell>
          <table:table-cell table:style-name="ce57" table:formula="of:=[.$Q$3]/[.N13]" office:value-type="float" office:value="6.54829982799176" calcext:value-type="float">
            <text:p>6.55</text:p>
          </table:table-cell>
          <table:table-cell table:style-name="ce57" table:formula="of:=[.$Q$3]/[.O13]" office:value-type="float" office:value="5.07107394086904" calcext:value-type="float">
            <text:p>5.07</text:p>
          </table:table-cell>
          <table:table-cell/>
          <table:table-cell table:style-name="ce57" table:formula="of:=[.$V$3]/[.$L13]" office:value-type="float" office:value="21.9514848965072" calcext:value-type="float">
            <text:p>21.95</text:p>
          </table:table-cell>
          <table:table-cell table:style-name="ce57" table:formula="of:=[.$V$3]/[.$M13]" office:value-type="float" office:value="15.083981241734" calcext:value-type="float">
            <text:p>15.08</text:p>
          </table:table-cell>
          <table:table-cell table:style-name="ce57" table:formula="of:=[.$V$3]/[.$N13]" office:value-type="float" office:value="11.7392723576973" calcext:value-type="float">
            <text:p>11.74</text:p>
          </table:table-cell>
          <table:table-cell table:style-name="ce57" table:formula="of:=[.$V$3]/[.$O13]" office:value-type="float" office:value="9.09101899754339" calcext:value-type="float">
            <text:p>9.09</text:p>
          </table:table-cell>
          <table:table-cell/>
          <table:table-cell table:style-name="ce57" table:formula="of:=[.$AA$3]/[.$L13]" office:value-type="float" office:value="31.8787882376847" calcext:value-type="float">
            <text:p>31.88</text:p>
          </table:table-cell>
          <table:table-cell table:style-name="ce57" table:formula="of:=[.$AA$3]/[.$M13]" office:value-type="float" office:value="21.9055360515934" calcext:value-type="float">
            <text:p>21.91</text:p>
          </table:table-cell>
          <table:table-cell table:style-name="ce57" table:formula="of:=[.$AA$3]/[.$N13]" office:value-type="float" office:value="17.0482215358053" calcext:value-type="float">
            <text:p>17.05</text:p>
          </table:table-cell>
          <table:table-cell table:style-name="ce57" table:formula="of:=[.$AA$3]/[.$O13]" office:value-type="float" office:value="13.2023264418694" calcext:value-type="float">
            <text:p>13.20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57" table:formula="of:=[.B14]*[.$H$1]" office:value-type="float" office:value="9.77791141732285" calcext:value-type="float">
            <text:p>9.78</text:p>
          </table:table-cell>
          <table:table-cell table:style-name="ce57" table:formula="of:=[.C14]*[.$H$1]" office:value-type="float" office:value="14.3020196850394" calcext:value-type="float">
            <text:p>14.30</text:p>
          </table:table-cell>
          <table:table-cell table:style-name="ce57" table:formula="of:=[.D14]*[.$H$1]" office:value-type="float" office:value="18.3883110236221" calcext:value-type="float">
            <text:p>18.39</text:p>
          </table:table-cell>
          <table:table-cell table:style-name="ce57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57" table:formula="of:=[.$Q$3]/[.L14]" office:value-type="float" office:value="11.2396191077471" calcext:value-type="float">
            <text:p>11.24</text:p>
          </table:table-cell>
          <table:table-cell table:style-name="ce57" table:formula="of:=[.$Q$3]/[.M14]" office:value-type="float" office:value="7.68422938999033" calcext:value-type="float">
            <text:p>7.68</text:p>
          </table:table-cell>
          <table:table-cell table:style-name="ce57" table:formula="of:=[.$Q$3]/[.N14]" office:value-type="float" office:value="5.97662285888137" calcext:value-type="float">
            <text:p>5.98</text:p>
          </table:table-cell>
          <table:table-cell table:style-name="ce57" table:formula="of:=[.$Q$3]/[.O14]" office:value-type="float" office:value="4.59179561109179" calcext:value-type="float">
            <text:p>4.59</text:p>
          </table:table-cell>
          <table:table-cell/>
          <table:table-cell table:style-name="ce57" table:formula="of:=[.$V$3]/[.$L14]" office:value-type="float" office:value="20.149497330376" calcext:value-type="float">
            <text:p>20.15</text:p>
          </table:table-cell>
          <table:table-cell table:style-name="ce57" table:formula="of:=[.$V$3]/[.$M14]" office:value-type="float" office:value="13.7756767462775" calcext:value-type="float">
            <text:p>13.78</text:p>
          </table:table-cell>
          <table:table-cell table:style-name="ce57" table:formula="of:=[.$V$3]/[.$N14]" office:value-type="float" office:value="10.7144152471047" calcext:value-type="float">
            <text:p>10.71</text:p>
          </table:table-cell>
          <table:table-cell table:style-name="ce57" table:formula="of:=[.$V$3]/[.$O14]" office:value-type="float" office:value="8.23180683619021" calcext:value-type="float">
            <text:p>8.23</text:p>
          </table:table-cell>
          <table:table-cell/>
          <table:table-cell table:style-name="ce57" table:formula="of:=[.$AA$3]/[.$L14]" office:value-type="float" office:value="29.2618727853375" calcext:value-type="float">
            <text:p>29.26</text:p>
          </table:table-cell>
          <table:table-cell table:style-name="ce57" table:formula="of:=[.$AA$3]/[.$M14]" office:value-type="float" office:value="20.0055660879348" calcext:value-type="float">
            <text:p>20.01</text:p>
          </table:table-cell>
          <table:table-cell table:style-name="ce57" table:formula="of:=[.$AA$3]/[.$N14]" office:value-type="float" office:value="15.5598847350604" calcext:value-type="float">
            <text:p>15.56</text:p>
          </table:table-cell>
          <table:table-cell table:style-name="ce57" table:formula="of:=[.$AA$3]/[.$O14]" office:value-type="float" office:value="11.9545455891318" calcext:value-type="float">
            <text:p>11.95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57" table:formula="of:=[.B15]*[.$H$1]" office:value-type="float" office:value="10.6535452755906" calcext:value-type="float">
            <text:p>10.65</text:p>
          </table:table-cell>
          <table:table-cell table:style-name="ce57" table:formula="of:=[.C15]*[.$H$1]" office:value-type="float" office:value="15.542500984252" calcext:value-type="float">
            <text:p>15.54</text:p>
          </table:table-cell>
          <table:table-cell table:style-name="ce57" table:formula="of:=[.D15]*[.$H$1]" office:value-type="float" office:value="19.9936397637796" calcext:value-type="float">
            <text:p>19.99</text:p>
          </table:table-cell>
          <table:table-cell table:style-name="ce57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57" table:formula="of:=[.$Q$3]/[.L15]" office:value-type="float" office:value="10.3158147975213" calcext:value-type="float">
            <text:p>10.32</text:p>
          </table:table-cell>
          <table:table-cell table:style-name="ce57" table:formula="of:=[.$Q$3]/[.M15]" office:value-type="float" office:value="7.07093408656388" calcext:value-type="float">
            <text:p>7.07</text:p>
          </table:table-cell>
          <table:table-cell table:style-name="ce57" table:formula="of:=[.$Q$3]/[.N15]" office:value-type="float" office:value="5.49674803079601" calcext:value-type="float">
            <text:p>5.50</text:p>
          </table:table-cell>
          <table:table-cell table:style-name="ce57" table:formula="of:=[.$Q$3]/[.O15]" office:value-type="float" office:value="4.20700826938018" calcext:value-type="float">
            <text:p>4.21</text:p>
          </table:table-cell>
          <table:table-cell/>
          <table:table-cell table:style-name="ce57" table:formula="of:=[.$V$3]/[.$L15]" office:value-type="float" office:value="18.4933742621259" calcext:value-type="float">
            <text:p>18.49</text:p>
          </table:table-cell>
          <table:table-cell table:style-name="ce57" table:formula="of:=[.$V$3]/[.$M15]" office:value-type="float" office:value="12.6762095881239" calcext:value-type="float">
            <text:p>12.68</text:p>
          </table:table-cell>
          <table:table-cell table:style-name="ce57" table:formula="of:=[.$V$3]/[.$N15]" office:value-type="float" office:value="9.85413373091382" calcext:value-type="float">
            <text:p>9.85</text:p>
          </table:table-cell>
          <table:table-cell table:style-name="ce57" table:formula="of:=[.$V$3]/[.$O15]" office:value-type="float" office:value="7.541990620867" calcext:value-type="float">
            <text:p>7.54</text:p>
          </table:table-cell>
          <table:table-cell/>
          <table:table-cell table:style-name="ce57" table:formula="of:=[.$AA$3]/[.$L15]" office:value-type="float" office:value="26.8567873509262" calcext:value-type="float">
            <text:p>26.86</text:p>
          </table:table-cell>
          <table:table-cell table:style-name="ce57" table:formula="of:=[.$AA$3]/[.$M15]" office:value-type="float" office:value="18.4088777147193" calcext:value-type="float">
            <text:p>18.41</text:p>
          </table:table-cell>
          <table:table-cell table:style-name="ce57" table:formula="of:=[.$AA$3]/[.$N15]" office:value-type="float" office:value="14.3105509242161" calcext:value-type="float">
            <text:p>14.31</text:p>
          </table:table-cell>
          <table:table-cell table:style-name="ce57" table:formula="of:=[.$AA$3]/[.$O15]" office:value-type="float" office:value="10.9527680257967" calcext:value-type="float">
            <text:p>10.95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57" table:formula="of:=[.B16]*[.$H$1]" office:value-type="float" office:value="12.6966909448819" calcext:value-type="float">
            <text:p>12.70</text:p>
          </table:table-cell>
          <table:table-cell table:style-name="ce57" table:formula="of:=[.C16]*[.$H$1]" office:value-type="float" office:value="18.8261279527559" calcext:value-type="float">
            <text:p>18.83</text:p>
          </table:table-cell>
          <table:table-cell table:style-name="ce57" table:formula="of:=[.D16]*[.$H$1]" office:value-type="float" office:value="24.5177480314961" calcext:value-type="float">
            <text:p>24.52</text:p>
          </table:table-cell>
          <table:table-cell table:style-name="ce57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57" table:formula="of:=[.$Q$3]/[.L16]" office:value-type="float" office:value="8.6557986232075" calcext:value-type="float">
            <text:p>8.66</text:p>
          </table:table-cell>
          <table:table-cell table:style-name="ce57" table:formula="of:=[.$Q$3]/[.M16]" office:value-type="float" office:value="5.83763162960506" calcext:value-type="float">
            <text:p>5.84</text:p>
          </table:table-cell>
          <table:table-cell table:style-name="ce57" table:formula="of:=[.$Q$3]/[.N16]" office:value-type="float" office:value="4.48246714416103" calcext:value-type="float">
            <text:p>4.48</text:p>
          </table:table-cell>
          <table:table-cell table:style-name="ce57" table:formula="of:=[.$Q$3]/[.O16]" office:value-type="float" office:value="3.49445234440396" calcext:value-type="float">
            <text:p>3.49</text:p>
          </table:table-cell>
          <table:table-cell/>
          <table:table-cell table:style-name="ce57" table:formula="of:=[.$V$3]/[.$L16]" office:value-type="float" office:value="15.5174289785654" calcext:value-type="float">
            <text:p>15.52</text:p>
          </table:table-cell>
          <table:table-cell table:style-name="ce57" table:formula="of:=[.$V$3]/[.$M16]" office:value-type="float" office:value="10.4652427994976" calcext:value-type="float">
            <text:p>10.47</text:p>
          </table:table-cell>
          <table:table-cell table:style-name="ce57" table:formula="of:=[.$V$3]/[.$N16]" office:value-type="float" office:value="8.03581143532853" calcext:value-type="float">
            <text:p>8.04</text:p>
          </table:table-cell>
          <table:table-cell table:style-name="ce57" table:formula="of:=[.$V$3]/[.$O16]" office:value-type="float" office:value="6.264576896219" calcext:value-type="float">
            <text:p>6.26</text:p>
          </table:table-cell>
          <table:table-cell/>
          <table:table-cell table:style-name="ce57" table:formula="of:=[.$AA$3]/[.$L16]" office:value-type="float" office:value="22.5350054783633" calcext:value-type="float">
            <text:p>22.54</text:p>
          </table:table-cell>
          <table:table-cell table:style-name="ce57" table:formula="of:=[.$AA$3]/[.$M16]" office:value-type="float" office:value="15.1980269505241" calcext:value-type="float">
            <text:p>15.20</text:p>
          </table:table-cell>
          <table:table-cell table:style-name="ce57" table:formula="of:=[.$AA$3]/[.$N16]" office:value-type="float" office:value="11.6699135512953" calcext:value-type="float">
            <text:p>11.67</text:p>
          </table:table-cell>
          <table:table-cell table:style-name="ce57" table:formula="of:=[.$AA$3]/[.$O16]" office:value-type="float" office:value="9.09765882421165" calcext:value-type="float">
            <text:p>9.10</text:p>
          </table:table-cell>
          <table:table-cell table:number-columns-repeated="994"/>
        </table:table-row>
        <table:table-row table:style-name="ro4">
          <table:table-cell/>
          <table:table-cell table:style-name="ce183" office:value-type="float" office:value="950" calcext:value-type="float">
            <text:p>950</text:p>
          </table:table-cell>
          <table:table-cell table:style-name="ce179" office:value-type="float" office:value="1430" calcext:value-type="float">
            <text:p>1430</text:p>
          </table:table-cell>
          <table:table-cell table:style-name="ce179" office:value-type="float" office:value="1860" calcext:value-type="float">
            <text:p>1860</text:p>
          </table:table-cell>
          <table:table-cell table:style-name="ce179" office:value-type="float" office:value="2435" calcext:value-type="float">
            <text:p>2435</text:p>
          </table:table-cell>
          <table:table-cell table:style-name="ce179"/>
          <table:table-cell table:style-name="ce178" table:formula="of:=[.B17]*[.$H$1]" office:value-type="float" office:value="13.8642027559055" calcext:value-type="float">
            <text:p>13.86</text:p>
          </table:table-cell>
          <table:table-cell table:style-name="ce178" table:formula="of:=[.C17]*[.$H$1]" office:value-type="float" office:value="20.8692736220473" calcext:value-type="float">
            <text:p>20.87</text:p>
          </table:table-cell>
          <table:table-cell table:style-name="ce178" table:formula="of:=[.D17]*[.$H$1]" office:value-type="float" office:value="27.1446496062993" calcext:value-type="float">
            <text:p>27.14</text:p>
          </table:table-cell>
          <table:table-cell table:style-name="ce178" table:formula="of:=[.E17]*[.$H$1]" office:value-type="float" office:value="35.5361407480316" calcext:value-type="float">
            <text:p>35.54</text:p>
          </table:table-cell>
          <table:table-cell table:style-name="ce179"/>
          <table:table-cell table:style-name="ce178" table:formula="of:=[.G17]/2" office:value-type="float" office:value="6.93210137795277" calcext:value-type="float">
            <text:p>6.93</text:p>
          </table:table-cell>
          <table:table-cell table:style-name="ce178" table:formula="of:=[.H17]/2" office:value-type="float" office:value="10.4346368110236" calcext:value-type="float">
            <text:p>10.43</text:p>
          </table:table-cell>
          <table:table-cell table:style-name="ce178" table:formula="of:=[.I17]/2" office:value-type="float" office:value="13.5723248031496" calcext:value-type="float">
            <text:p>13.57</text:p>
          </table:table-cell>
          <table:table-cell table:style-name="ce178" table:formula="of:=[.J17]/2" office:value-type="float" office:value="17.7680703740158" calcext:value-type="float">
            <text:p>17.77</text:p>
          </table:table-cell>
          <table:table-cell table:style-name="ce179"/>
          <table:table-cell table:style-name="ce176" table:formula="of:=[.$Q$3]/[.L17]" office:value-type="float" office:value="7.92688926546371" calcext:value-type="float">
            <text:p>7.93</text:p>
          </table:table-cell>
          <table:table-cell table:style-name="ce173" table:formula="of:=[.$Q$3]/[.M17]" office:value-type="float" office:value="5.26611524628708" calcext:value-type="float">
            <text:p>5.27</text:p>
          </table:table-cell>
          <table:table-cell table:style-name="ce178" table:formula="of:=[.$Q$3]/[.N17]" office:value-type="float" office:value="4.0486800011777" calcext:value-type="float">
            <text:p>4.05</text:p>
          </table:table-cell>
          <table:table-cell table:style-name="ce178" table:formula="of:=[.$Q$3]/[.O17]" office:value-type="float" office:value="3.09262620213163" calcext:value-type="float">
            <text:p>3.09</text:p>
          </table:table-cell>
          <table:table-cell table:style-name="ce179"/>
          <table:table-cell table:style-name="ce178" table:formula="of:=[.$V$3]/[.$L17]" office:value-type="float" office:value="14.2106981172126" calcext:value-type="float">
            <text:p>14.21</text:p>
          </table:table-cell>
          <table:table-cell table:style-name="ce178" table:formula="of:=[.$V$3]/[.$M17]" office:value-type="float" office:value="9.44067357437198" calcext:value-type="float">
            <text:p>9.44</text:p>
          </table:table-cell>
          <table:table-cell table:style-name="ce176" table:formula="of:=[.$V$3]/[.$N17]" office:value-type="float" office:value="7.25815226416771" calcext:value-type="float">
            <text:p>7.26</text:p>
          </table:table-cell>
          <table:table-cell table:style-name="ce178" table:formula="of:=[.$V$3]/[.$O17]" office:value-type="float" office:value="5.54421487119176" calcext:value-type="float">
            <text:p>5.54</text:p>
          </table:table-cell>
          <table:table-cell table:style-name="ce179"/>
          <table:table-cell table:style-name="ce178" table:formula="of:=[.$AA$3]/[.$L17]" office:value-type="float" office:value="20.6373208065012" calcext:value-type="float">
            <text:p>20.64</text:p>
          </table:table-cell>
          <table:table-cell table:style-name="ce178" table:formula="of:=[.$AA$3]/[.$M17]" office:value-type="float" office:value="13.7101082280952" calcext:value-type="float">
            <text:p>13.71</text:p>
          </table:table-cell>
          <table:table-cell table:style-name="ce178" table:formula="of:=[.$AA$3]/[.$N17]" office:value-type="float" office:value="10.5405670785893" calcext:value-type="float">
            <text:p>10.54</text:p>
          </table:table-cell>
          <table:table-cell table:style-name="ce176" table:formula="of:=[.$AA$3]/[.$O17]" office:value-type="float" office:value="8.05152146454871" calcext:value-type="float">
            <text:p>8.05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57" table:formula="of:=[.B18]*[.$H$1]" office:value-type="float" office:value="5.69162007874017" calcext:value-type="float">
            <text:p>5.69</text:p>
          </table:table-cell>
          <table:table-cell table:style-name="ce57" table:formula="of:=[.C18]*[.$H$1]" office:value-type="float" office:value="8.61039960629923" calcext:value-type="float">
            <text:p>8.61</text:p>
          </table:table-cell>
          <table:table-cell table:style-name="ce57" table:formula="of:=[.D18]*[.$H$1]" office:value-type="float" office:value="11.2373011811024" calcext:value-type="float">
            <text:p>11.24</text:p>
          </table:table-cell>
          <table:table-cell table:style-name="ce57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57" table:formula="of:=[.$Q$3]/[.L18]" office:value-type="float" office:value="19.309089236386" calcext:value-type="float">
            <text:p>19.31</text:p>
          </table:table-cell>
          <table:table-cell table:style-name="ce57" table:formula="of:=[.$Q$3]/[.M18]" office:value-type="float" office:value="12.76363525795" calcext:value-type="float">
            <text:p>12.76</text:p>
          </table:table-cell>
          <table:table-cell table:style-name="ce57" table:formula="of:=[.$Q$3]/[.N18]" office:value-type="float" office:value="9.77992831453315" calcext:value-type="float">
            <text:p>9.78</text:p>
          </table:table-cell>
          <table:table-cell table:style-name="ce57" table:formula="of:=[.$Q$3]/[.O18]" office:value-type="float" office:value="7.45598495266389" calcext:value-type="float">
            <text:p>7.46</text:p>
          </table:table-cell>
          <table:table-cell/>
          <table:table-cell table:style-name="ce57" table:formula="of:=[.$V$3]/[.$L18]" office:value-type="float" office:value="34.6158031060306" calcext:value-type="float">
            <text:p>34.62</text:p>
          </table:table-cell>
          <table:table-cell table:style-name="ce57" table:formula="of:=[.$V$3]/[.$M18]" office:value-type="float" office:value="22.8816325616134" calcext:value-type="float">
            <text:p>22.88</text:p>
          </table:table-cell>
          <table:table-cell table:style-name="ce57" table:formula="of:=[.$V$3]/[.$N18]" office:value-type="float" office:value="17.5326794952623" calcext:value-type="float">
            <text:p>17.53</text:p>
          </table:table-cell>
          <table:table-cell table:style-name="ce57" table:formula="of:=[.$V$3]/[.$O18]" office:value-type="float" office:value="13.3664982290613" calcext:value-type="float">
            <text:p>13.37</text:p>
          </table:table-cell>
          <table:table-cell/>
          <table:table-cell table:style-name="ce57" table:formula="of:=[.$AA$3]/[.$L18]" office:value-type="float" office:value="50.270396836349" calcext:value-type="float">
            <text:p>50.27</text:p>
          </table:table-cell>
          <table:table-cell table:style-name="ce57" table:formula="of:=[.$AA$3]/[.$M18]" office:value-type="float" office:value="33.229584349451" calcext:value-type="float">
            <text:p>33.23</text:p>
          </table:table-cell>
          <table:table-cell table:style-name="ce57" table:formula="of:=[.$AA$3]/[.$N18]" office:value-type="float" office:value="25.4616295664625" calcext:value-type="float">
            <text:p>25.46</text:p>
          </table:table-cell>
          <table:table-cell table:style-name="ce57" table:formula="of:=[.$AA$3]/[.$O18]" office:value-type="float" office:value="19.4113413526496" calcext:value-type="float">
            <text:p>19.41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57" table:formula="of:=[.B19]*[.$H$1]" office:value-type="float" office:value="6.56725393700788" calcext:value-type="float">
            <text:p>6.57</text:p>
          </table:table-cell>
          <table:table-cell table:style-name="ce57" table:formula="of:=[.C19]*[.$H$1]" office:value-type="float" office:value="9.77791141732285" calcext:value-type="float">
            <text:p>9.78</text:p>
          </table:table-cell>
          <table:table-cell table:style-name="ce57" table:formula="of:=[.D19]*[.$H$1]" office:value-type="float" office:value="12.6966909448819" calcext:value-type="float">
            <text:p>12.70</text:p>
          </table:table-cell>
          <table:table-cell table:style-name="ce57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57" table:formula="of:=[.$Q$3]/[.L19]" office:value-type="float" office:value="16.7345440048678" calcext:value-type="float">
            <text:p>16.73</text:p>
          </table:table-cell>
          <table:table-cell table:style-name="ce57" table:formula="of:=[.$Q$3]/[.M19]" office:value-type="float" office:value="11.2396191077471" calcext:value-type="float">
            <text:p>11.24</text:p>
          </table:table-cell>
          <table:table-cell table:style-name="ce57" table:formula="of:=[.$Q$3]/[.N19]" office:value-type="float" office:value="8.6557986232075" calcext:value-type="float">
            <text:p>8.66</text:p>
          </table:table-cell>
          <table:table-cell table:style-name="ce57" table:formula="of:=[.$Q$3]/[.O19]" office:value-type="float" office:value="6.54829982799176" calcext:value-type="float">
            <text:p>6.55</text:p>
          </table:table-cell>
          <table:table-cell/>
          <table:table-cell table:style-name="ce57" table:formula="of:=[.$V$3]/[.$L19]" office:value-type="float" office:value="30.0003626918932" calcext:value-type="float">
            <text:p>30.00</text:p>
          </table:table-cell>
          <table:table-cell table:style-name="ce57" table:formula="of:=[.$V$3]/[.$M19]" office:value-type="float" office:value="20.149497330376" calcext:value-type="float">
            <text:p>20.15</text:p>
          </table:table-cell>
          <table:table-cell table:style-name="ce57" table:formula="of:=[.$V$3]/[.$N19]" office:value-type="float" office:value="15.5174289785654" calcext:value-type="float">
            <text:p>15.52</text:p>
          </table:table-cell>
          <table:table-cell table:style-name="ce57" table:formula="of:=[.$V$3]/[.$O19]" office:value-type="float" office:value="11.7392723576973" calcext:value-type="float">
            <text:p>11.74</text:p>
          </table:table-cell>
          <table:table-cell/>
          <table:table-cell table:style-name="ce57" table:formula="of:=[.$AA$3]/[.$L19]" office:value-type="float" office:value="43.5676772581691" calcext:value-type="float">
            <text:p>43.57</text:p>
          </table:table-cell>
          <table:table-cell table:style-name="ce57" table:formula="of:=[.$AA$3]/[.$M19]" office:value-type="float" office:value="29.2618727853375" calcext:value-type="float">
            <text:p>29.26</text:p>
          </table:table-cell>
          <table:table-cell table:style-name="ce57" table:formula="of:=[.$AA$3]/[.$N19]" office:value-type="float" office:value="22.5350054783633" calcext:value-type="float">
            <text:p>22.54</text:p>
          </table:table-cell>
          <table:table-cell table:style-name="ce57" table:formula="of:=[.$AA$3]/[.$O19]" office:value-type="float" office:value="17.0482215358053" calcext:value-type="float">
            <text:p>17.05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57" table:formula="of:=[.B20]*[.$H$1]" office:value-type="float" office:value="4.88895570866143" calcext:value-type="float">
            <text:p>4.89</text:p>
          </table:table-cell>
          <table:table-cell table:style-name="ce57" table:formula="of:=[.C20]*[.$H$1]" office:value-type="float" office:value="7.36991830708663" calcext:value-type="float">
            <text:p>7.37</text:p>
          </table:table-cell>
          <table:table-cell table:style-name="ce57" table:formula="of:=[.D20]*[.$H$1]" office:value-type="float" office:value="9.41306397637797" calcext:value-type="float">
            <text:p>9.41</text:p>
          </table:table-cell>
          <table:table-cell table:style-name="ce57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57" table:formula="of:=[.$Q$3]/[.L20]" office:value-type="float" office:value="22.4792382154941" calcext:value-type="float">
            <text:p>22.48</text:p>
          </table:table-cell>
          <table:table-cell table:style-name="ce57" table:formula="of:=[.$Q$3]/[.M20]" office:value-type="float" office:value="14.9119699053278" calcext:value-type="float">
            <text:p>14.91</text:p>
          </table:table-cell>
          <table:table-cell table:style-name="ce57" table:formula="of:=[.$Q$3]/[.N20]" office:value-type="float" office:value="11.6752632592101" calcext:value-type="float">
            <text:p>11.68</text:p>
          </table:table-cell>
          <table:table-cell table:style-name="ce57" table:formula="of:=[.$Q$3]/[.O20]" office:value-type="float" office:value="8.96493428832206" calcext:value-type="float">
            <text:p>8.96</text:p>
          </table:table-cell>
          <table:table-cell/>
          <table:table-cell table:style-name="ce57" table:formula="of:=[.$V$3]/[.$L20]" office:value-type="float" office:value="40.2989946607521" calcext:value-type="float">
            <text:p>40.30</text:p>
          </table:table-cell>
          <table:table-cell table:style-name="ce57" table:formula="of:=[.$V$3]/[.$M20]" office:value-type="float" office:value="26.7329964581226" calcext:value-type="float">
            <text:p>26.73</text:p>
          </table:table-cell>
          <table:table-cell table:style-name="ce57" table:formula="of:=[.$V$3]/[.$N20]" office:value-type="float" office:value="20.9304855989952" calcext:value-type="float">
            <text:p>20.93</text:p>
          </table:table-cell>
          <table:table-cell table:style-name="ce57" table:formula="of:=[.$V$3]/[.$O20]" office:value-type="float" office:value="16.0716228706571" calcext:value-type="float">
            <text:p>16.07</text:p>
          </table:table-cell>
          <table:table-cell/>
          <table:table-cell table:style-name="ce57" table:formula="of:=[.$AA$3]/[.$L20]" office:value-type="float" office:value="58.5237455706749" calcext:value-type="float">
            <text:p>58.52</text:p>
          </table:table-cell>
          <table:table-cell table:style-name="ce57" table:formula="of:=[.$AA$3]/[.$M20]" office:value-type="float" office:value="38.8226827052992" calcext:value-type="float">
            <text:p>38.82</text:p>
          </table:table-cell>
          <table:table-cell table:style-name="ce57" table:formula="of:=[.$AA$3]/[.$N20]" office:value-type="float" office:value="30.3960539010482" calcext:value-type="float">
            <text:p>30.40</text:p>
          </table:table-cell>
          <table:table-cell table:style-name="ce57" table:formula="of:=[.$AA$3]/[.$O20]" office:value-type="float" office:value="23.3398271025906" calcext:value-type="float">
            <text:p>23.34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57" table:formula="of:=[.B21]*[.$H$1]" office:value-type="float" office:value="5.32677263779528" calcext:value-type="float">
            <text:p>5.33</text:p>
          </table:table-cell>
          <table:table-cell table:style-name="ce57" table:formula="of:=[.C21]*[.$H$1]" office:value-type="float" office:value="7.73476574803151" calcext:value-type="float">
            <text:p>7.73</text:p>
          </table:table-cell>
          <table:table-cell table:style-name="ce57" table:formula="of:=[.D21]*[.$H$1]" office:value-type="float" office:value="9.77791141732285" calcext:value-type="float">
            <text:p>9.78</text:p>
          </table:table-cell>
          <table:table-cell table:style-name="ce57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57" table:formula="of:=[.$Q$3]/[.L21]" office:value-type="float" office:value="20.6316295950425" calcext:value-type="float">
            <text:p>20.63</text:p>
          </table:table-cell>
          <table:table-cell table:style-name="ce57" table:formula="of:=[.$Q$3]/[.M21]" office:value-type="float" office:value="14.2085750984727" calcext:value-type="float">
            <text:p>14.21</text:p>
          </table:table-cell>
          <table:table-cell table:style-name="ce57" table:formula="of:=[.$Q$3]/[.N21]" office:value-type="float" office:value="11.2396191077471" calcext:value-type="float">
            <text:p>11.24</text:p>
          </table:table-cell>
          <table:table-cell table:style-name="ce57" table:formula="of:=[.$Q$3]/[.O21]" office:value-type="float" office:value="8.55743727521651" calcext:value-type="float">
            <text:p>8.56</text:p>
          </table:table-cell>
          <table:table-cell/>
          <table:table-cell table:style-name="ce57" table:formula="of:=[.$V$3]/[.$L21]" office:value-type="float" office:value="36.9867485242519" calcext:value-type="float">
            <text:p>36.99</text:p>
          </table:table-cell>
          <table:table-cell table:style-name="ce57" table:formula="of:=[.$V$3]/[.$M21]" office:value-type="float" office:value="25.4720060591546" calcext:value-type="float">
            <text:p>25.47</text:p>
          </table:table-cell>
          <table:table-cell table:style-name="ce57" table:formula="of:=[.$V$3]/[.$N21]" office:value-type="float" office:value="20.149497330376" calcext:value-type="float">
            <text:p>20.15</text:p>
          </table:table-cell>
          <table:table-cell table:style-name="ce57" table:formula="of:=[.$V$3]/[.$O21]" office:value-type="float" office:value="15.3410945583545" calcext:value-type="float">
            <text:p>15.34</text:p>
          </table:table-cell>
          <table:table-cell/>
          <table:table-cell table:style-name="ce57" table:formula="of:=[.$AA$3]/[.$L21]" office:value-type="float" office:value="53.7135747018523" calcext:value-type="float">
            <text:p>53.71</text:p>
          </table:table-cell>
          <table:table-cell table:style-name="ce57" table:formula="of:=[.$AA$3]/[.$M21]" office:value-type="float" office:value="36.9914240871247" calcext:value-type="float">
            <text:p>36.99</text:p>
          </table:table-cell>
          <table:table-cell table:style-name="ce57" table:formula="of:=[.$AA$3]/[.$N21]" office:value-type="float" office:value="29.2618727853375" calcext:value-type="float">
            <text:p>29.26</text:p>
          </table:table-cell>
          <table:table-cell table:style-name="ce57" table:formula="of:=[.$AA$3]/[.$O21]" office:value-type="float" office:value="22.2789258706547" calcext:value-type="float">
            <text:p>22.28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57" table:formula="of:=[.B22]*[.$H$1]" office:value-type="float" office:value="5.69162007874017" calcext:value-type="float">
            <text:p>5.69</text:p>
          </table:table-cell>
          <table:table-cell table:style-name="ce57" table:formula="of:=[.C22]*[.$H$1]" office:value-type="float" office:value="8.61039960629923" calcext:value-type="float">
            <text:p>8.61</text:p>
          </table:table-cell>
          <table:table-cell table:style-name="ce57" table:formula="of:=[.D22]*[.$H$1]" office:value-type="float" office:value="11.0183927165355" calcext:value-type="float">
            <text:p>11.02</text:p>
          </table:table-cell>
          <table:table-cell table:style-name="ce57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57" table:formula="of:=[.$Q$3]/[.L22]" office:value-type="float" office:value="19.309089236386" calcext:value-type="float">
            <text:p>19.31</text:p>
          </table:table-cell>
          <table:table-cell table:style-name="ce57" table:formula="of:=[.$Q$3]/[.M22]" office:value-type="float" office:value="12.76363525795" calcext:value-type="float">
            <text:p>12.76</text:p>
          </table:table-cell>
          <table:table-cell table:style-name="ce57" table:formula="of:=[.$Q$3]/[.N22]" office:value-type="float" office:value="9.97423152608017" calcext:value-type="float">
            <text:p>9.97</text:p>
          </table:table-cell>
          <table:table-cell table:style-name="ce57" table:formula="of:=[.$Q$3]/[.O22]" office:value-type="float" office:value="7.68422938999033" calcext:value-type="float">
            <text:p>7.68</text:p>
          </table:table-cell>
          <table:table-cell/>
          <table:table-cell table:style-name="ce57" table:formula="of:=[.$V$3]/[.$L22]" office:value-type="float" office:value="34.6158031060306" calcext:value-type="float">
            <text:p>34.62</text:p>
          </table:table-cell>
          <table:table-cell table:style-name="ce57" table:formula="of:=[.$V$3]/[.$M22]" office:value-type="float" office:value="22.8816325616134" calcext:value-type="float">
            <text:p>22.88</text:p>
          </table:table-cell>
          <table:table-cell table:style-name="ce57" table:formula="of:=[.$V$3]/[.$N22]" office:value-type="float" office:value="17.8810108759628" calcext:value-type="float">
            <text:p>17.88</text:p>
          </table:table-cell>
          <table:table-cell table:style-name="ce57" table:formula="of:=[.$V$3]/[.$O22]" office:value-type="float" office:value="13.7756767462775" calcext:value-type="float">
            <text:p>13.78</text:p>
          </table:table-cell>
          <table:table-cell/>
          <table:table-cell table:style-name="ce57" table:formula="of:=[.$AA$3]/[.$L22]" office:value-type="float" office:value="50.270396836349" calcext:value-type="float">
            <text:p>50.27</text:p>
          </table:table-cell>
          <table:table-cell table:style-name="ce57" table:formula="of:=[.$AA$3]/[.$M22]" office:value-type="float" office:value="33.229584349451" calcext:value-type="float">
            <text:p>33.23</text:p>
          </table:table-cell>
          <table:table-cell table:style-name="ce57" table:formula="of:=[.$AA$3]/[.$N22]" office:value-type="float" office:value="25.9674897565246" calcext:value-type="float">
            <text:p>25.97</text:p>
          </table:table-cell>
          <table:table-cell table:style-name="ce57" table:formula="of:=[.$AA$3]/[.$O22]" office:value-type="float" office:value="20.0055660879348" calcext:value-type="float">
            <text:p>20.01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57" table:formula="of:=[.B23]*[.$H$1]" office:value-type="float" office:value="7.58882677165356" calcext:value-type="float">
            <text:p>7.59</text:p>
          </table:table-cell>
          <table:table-cell table:style-name="ce57" table:formula="of:=[.C23]*[.$H$1]" office:value-type="float" office:value="11.2373011811024" calcext:value-type="float">
            <text:p>11.24</text:p>
          </table:table-cell>
          <table:table-cell table:style-name="ce57" table:formula="of:=[.D23]*[.$H$1]" office:value-type="float" office:value="14.7398366141733" calcext:value-type="float">
            <text:p>14.74</text:p>
          </table:table-cell>
          <table:table-cell table:style-name="ce57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57" table:formula="of:=[.$Q$3]/[.L23]" office:value-type="float" office:value="14.4818169272895" calcext:value-type="float">
            <text:p>14.48</text:p>
          </table:table-cell>
          <table:table-cell table:style-name="ce57" table:formula="of:=[.$Q$3]/[.M23]" office:value-type="float" office:value="9.77992831453315" calcext:value-type="float">
            <text:p>9.78</text:p>
          </table:table-cell>
          <table:table-cell table:style-name="ce57" table:formula="of:=[.$Q$3]/[.N23]" office:value-type="float" office:value="7.45598495266389" calcext:value-type="float">
            <text:p>7.46</text:p>
          </table:table-cell>
          <table:table-cell table:style-name="ce57" table:formula="of:=[.$Q$3]/[.O23]" office:value-type="float" office:value="5.83763162960506" calcext:value-type="float">
            <text:p>5.84</text:p>
          </table:table-cell>
          <table:table-cell/>
          <table:table-cell table:style-name="ce57" table:formula="of:=[.$V$3]/[.$L23]" office:value-type="float" office:value="25.961852329523" calcext:value-type="float">
            <text:p>25.96</text:p>
          </table:table-cell>
          <table:table-cell table:style-name="ce57" table:formula="of:=[.$V$3]/[.$M23]" office:value-type="float" office:value="17.5326794952623" calcext:value-type="float">
            <text:p>17.53</text:p>
          </table:table-cell>
          <table:table-cell table:style-name="ce57" table:formula="of:=[.$V$3]/[.$N23]" office:value-type="float" office:value="13.3664982290613" calcext:value-type="float">
            <text:p>13.37</text:p>
          </table:table-cell>
          <table:table-cell table:style-name="ce57" table:formula="of:=[.$V$3]/[.$O23]" office:value-type="float" office:value="10.4652427994976" calcext:value-type="float">
            <text:p>10.47</text:p>
          </table:table-cell>
          <table:table-cell/>
          <table:table-cell table:style-name="ce57" table:formula="of:=[.$AA$3]/[.$L23]" office:value-type="float" office:value="37.7027976272617" calcext:value-type="float">
            <text:p>37.70</text:p>
          </table:table-cell>
          <table:table-cell table:style-name="ce57" table:formula="of:=[.$AA$3]/[.$M23]" office:value-type="float" office:value="25.4616295664625" calcext:value-type="float">
            <text:p>25.46</text:p>
          </table:table-cell>
          <table:table-cell table:style-name="ce57" table:formula="of:=[.$AA$3]/[.$N23]" office:value-type="float" office:value="19.4113413526496" calcext:value-type="float">
            <text:p>19.41</text:p>
          </table:table-cell>
          <table:table-cell table:style-name="ce57" table:formula="of:=[.$AA$3]/[.$O23]" office:value-type="float" office:value="15.1980269505241" calcext:value-type="float">
            <text:p>15.20</text:p>
          </table:table-cell>
          <table:table-cell table:number-columns-repeated="99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57" table:formula="of:=[.B24]*[.$H$1]" office:value-type="float" office:value="8.17258267716537" calcext:value-type="float">
            <text:p>8.17</text:p>
          </table:table-cell>
          <table:table-cell table:style-name="ce57" table:formula="of:=[.C24]*[.$H$1]" office:value-type="float" office:value="12.477782480315" calcext:value-type="float">
            <text:p>12.48</text:p>
          </table:table-cell>
          <table:table-cell table:style-name="ce57" table:formula="of:=[.D24]*[.$H$1]" office:value-type="float" office:value="16.1262568897638" calcext:value-type="float">
            <text:p>16.13</text:p>
          </table:table-cell>
          <table:table-cell table:style-name="ce57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57" table:formula="of:=[.$Q$3]/[.L24]" office:value-type="float" office:value="13.4474014324831" calcext:value-type="float">
            <text:p>13.45</text:p>
          </table:table-cell>
          <table:table-cell table:style-name="ce57" table:formula="of:=[.$Q$3]/[.M24]" office:value-type="float" office:value="8.80765473940413" calcext:value-type="float">
            <text:p>8.81</text:p>
          </table:table-cell>
          <table:table-cell table:style-name="ce57" table:formula="of:=[.$Q$3]/[.N24]" office:value-type="float" office:value="6.81497267166564" calcext:value-type="float">
            <text:p>6.81</text:p>
          </table:table-cell>
          <table:table-cell table:style-name="ce57" table:formula="of:=[.$Q$3]/[.O24]" office:value-type="float" office:value="5.17563216645397" calcext:value-type="float">
            <text:p>5.18</text:p>
          </table:table-cell>
          <table:table-cell/>
          <table:table-cell table:style-name="ce57" table:formula="of:=[.$V$3]/[.$L24]" office:value-type="float" office:value="24.1074343059856" calcext:value-type="float">
            <text:p>24.11</text:p>
          </table:table-cell>
          <table:table-cell table:style-name="ce57" table:formula="of:=[.$V$3]/[.$M24]" office:value-type="float" office:value="15.7896645746806" calcext:value-type="float">
            <text:p>15.79</text:p>
          </table:table-cell>
          <table:table-cell table:style-name="ce57" table:formula="of:=[.$V$3]/[.$N24]" office:value-type="float" office:value="12.2173422727167" calcext:value-type="float">
            <text:p>12.22</text:p>
          </table:table-cell>
          <table:table-cell table:style-name="ce57" table:formula="of:=[.$V$3]/[.$O24]" office:value-type="float" office:value="9.27846268821439" calcext:value-type="float">
            <text:p>9.28</text:p>
          </table:table-cell>
          <table:table-cell/>
          <table:table-cell table:style-name="ce57" table:formula="of:=[.$AA$3]/[.$L24]" office:value-type="float" office:value="35.0097406538859" calcext:value-type="float">
            <text:p>35.01</text:p>
          </table:table-cell>
          <table:table-cell table:style-name="ce57" table:formula="of:=[.$AA$3]/[.$M24]" office:value-type="float" office:value="22.930356451668" calcext:value-type="float">
            <text:p>22.93</text:p>
          </table:table-cell>
          <table:table-cell table:style-name="ce57" table:formula="of:=[.$AA$3]/[.$N24]" office:value-type="float" office:value="17.7424930010643" calcext:value-type="float">
            <text:p>17.74</text:p>
          </table:table-cell>
          <table:table-cell table:style-name="ce57" table:formula="of:=[.$AA$3]/[.$O24]" office:value-type="float" office:value="13.4745393581966" calcext:value-type="float">
            <text:p>13.47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5]*[.$H$1]" office:value-type="float" office:value="6.93210137795277" calcext:value-type="float">
            <text:p>6.93</text:p>
          </table:table-cell>
          <table:table-cell table:style-name="ce57" table:formula="of:=[.D25]*[.$H$1]" office:value-type="float" office:value="9.41306397637797" calcext:value-type="float">
            <text:p>9.41</text:p>
          </table:table-cell>
          <table:table-cell table:style-name="ce57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5]" office:value-type="float" office:value="15.8537785309274" calcext:value-type="float">
            <text:p>15.85</text:p>
          </table:table-cell>
          <table:table-cell table:style-name="ce57" table:formula="of:=[.$Q$3]/[.N25]" office:value-type="float" office:value="11.6752632592101" calcext:value-type="float">
            <text:p>11.68</text:p>
          </table:table-cell>
          <table:table-cell table:style-name="ce57" table:formula="of:=[.$Q$3]/[.O25]" office:value-type="float" office:value="10.3158147975213" calcext:value-type="float">
            <text:p>10.32</text:p>
          </table:table-cell>
          <table:table-cell/>
          <table:table-cell table:style-name="ce57"/>
          <table:table-cell table:style-name="ce57" table:formula="of:=[.$V$3]/[.$M25]" office:value-type="float" office:value="28.4213962344251" calcext:value-type="float">
            <text:p>28.42</text:p>
          </table:table-cell>
          <table:table-cell table:style-name="ce57" table:formula="of:=[.$V$3]/[.$N25]" office:value-type="float" office:value="20.9304855989952" calcext:value-type="float">
            <text:p>20.93</text:p>
          </table:table-cell>
          <table:table-cell table:style-name="ce57" table:formula="of:=[.$V$3]/[.$O25]" office:value-type="float" office:value="18.4933742621259" calcext:value-type="float">
            <text:p>18.49</text:p>
          </table:table-cell>
          <table:table-cell/>
          <table:table-cell table:style-name="ce57"/>
          <table:table-cell table:style-name="ce57" table:formula="of:=[.$AA$3]/[.$M25]" office:value-type="float" office:value="41.2746416130023" calcext:value-type="float">
            <text:p>41.27</text:p>
          </table:table-cell>
          <table:table-cell table:style-name="ce57" table:formula="of:=[.$AA$3]/[.$N25]" office:value-type="float" office:value="30.3960539010482" calcext:value-type="float">
            <text:p>30.40</text:p>
          </table:table-cell>
          <table:table-cell table:style-name="ce57" table:formula="of:=[.$AA$3]/[.$O25]" office:value-type="float" office:value="26.8567873509262" calcext:value-type="float">
            <text:p>26.86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6]*[.$H$1]" office:value-type="float" office:value="6.93210137795277" calcext:value-type="float">
            <text:p>6.93</text:p>
          </table:table-cell>
          <table:table-cell table:style-name="ce57" table:formula="of:=[.D26]*[.$H$1]" office:value-type="float" office:value="9.41306397637797" calcext:value-type="float">
            <text:p>9.41</text:p>
          </table:table-cell>
          <table:table-cell table:style-name="ce57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6]" office:value-type="float" office:value="15.8537785309274" calcext:value-type="float">
            <text:p>15.85</text:p>
          </table:table-cell>
          <table:table-cell table:style-name="ce57" table:formula="of:=[.$Q$3]/[.N26]" office:value-type="float" office:value="11.6752632592101" calcext:value-type="float">
            <text:p>11.68</text:p>
          </table:table-cell>
          <table:table-cell table:style-name="ce57" table:formula="of:=[.$Q$3]/[.O26]" office:value-type="float" office:value="10.3158147975213" calcext:value-type="float">
            <text:p>10.32</text:p>
          </table:table-cell>
          <table:table-cell/>
          <table:table-cell table:style-name="ce57"/>
          <table:table-cell table:style-name="ce57" table:formula="of:=[.$V$3]/[.$M26]" office:value-type="float" office:value="28.4213962344251" calcext:value-type="float">
            <text:p>28.42</text:p>
          </table:table-cell>
          <table:table-cell table:style-name="ce57" table:formula="of:=[.$V$3]/[.$N26]" office:value-type="float" office:value="20.9304855989952" calcext:value-type="float">
            <text:p>20.93</text:p>
          </table:table-cell>
          <table:table-cell table:style-name="ce57" table:formula="of:=[.$V$3]/[.$O26]" office:value-type="float" office:value="18.4933742621259" calcext:value-type="float">
            <text:p>18.49</text:p>
          </table:table-cell>
          <table:table-cell/>
          <table:table-cell table:style-name="ce57"/>
          <table:table-cell table:style-name="ce57" table:formula="of:=[.$AA$3]/[.$M26]" office:value-type="float" office:value="41.2746416130023" calcext:value-type="float">
            <text:p>41.27</text:p>
          </table:table-cell>
          <table:table-cell table:style-name="ce57" table:formula="of:=[.$AA$3]/[.$N26]" office:value-type="float" office:value="30.3960539010482" calcext:value-type="float">
            <text:p>30.40</text:p>
          </table:table-cell>
          <table:table-cell table:style-name="ce57" table:formula="of:=[.$AA$3]/[.$O26]" office:value-type="float" office:value="26.8567873509262" calcext:value-type="float">
            <text:p>26.86</text:p>
          </table:table-cell>
          <table:table-cell table:number-columns-repeated="994"/>
        </table:table-row>
        <table:table-row table:style-name="ro4">
          <table:table-cell table:number-columns-repeated="11"/>
          <table:table-cell table:style-name="ce84" table:formula="of:=MAX([.L6:.L26])" office:value-type="float" office:value="6.93210137795277" calcext:value-type="float">
            <text:p>6.93</text:p>
          </table:table-cell>
          <table:table-cell table:style-name="ce84" table:formula="of:=MAX([.M6:.M26])" office:value-type="float" office:value="10.4346368110236" calcext:value-type="float">
            <text:p>10.43</text:p>
          </table:table-cell>
          <table:table-cell table:style-name="ce84" table:formula="of:=MAX([.N6:.N26])" office:value-type="float" office:value="13.5723248031496" calcext:value-type="float">
            <text:p>13.57</text:p>
          </table:table-cell>
          <table:table-cell table:style-name="ce84" table:formula="of:=MAX([.O6:.O26])" office:value-type="float" office:value="17.7680703740158" calcext:value-type="float">
            <text:p>17.77</text:p>
          </table:table-cell>
          <table:table-cell/>
          <table:table-cell table:style-name="ce84" table:formula="of:=MIN([.Q6:.Q26])" office:value-type="float" office:value="7.92688926546371" calcext:value-type="float">
            <text:p>7.93</text:p>
          </table:table-cell>
          <table:table-cell table:style-name="ce84" table:formula="of:=MIN([.R6:.R26])" office:value-type="float" office:value="5.26611524628708" calcext:value-type="float">
            <text:p>5.27</text:p>
          </table:table-cell>
          <table:table-cell table:style-name="ce84" table:formula="of:=MIN([.S6:.S26])" office:value-type="float" office:value="4.0486800011777" calcext:value-type="float">
            <text:p>4.05</text:p>
          </table:table-cell>
          <table:table-cell table:style-name="ce84" table:formula="of:=MIN([.T6:.T26])" office:value-type="float" office:value="3.09262620213163" calcext:value-type="float">
            <text:p>3.09</text:p>
          </table:table-cell>
          <table:table-cell/>
          <table:table-cell table:style-name="ce84" table:formula="of:=MIN([.V6:.V26])" office:value-type="float" office:value="14.2106981172126" calcext:value-type="float">
            <text:p>14.21</text:p>
          </table:table-cell>
          <table:table-cell table:style-name="ce84" table:formula="of:=MIN([.W6:.W26])" office:value-type="float" office:value="9.44067357437198" calcext:value-type="float">
            <text:p>9.44</text:p>
          </table:table-cell>
          <table:table-cell table:style-name="ce84" table:formula="of:=MIN([.X6:.X26])" office:value-type="float" office:value="7.25815226416771" calcext:value-type="float">
            <text:p>7.26</text:p>
          </table:table-cell>
          <table:table-cell table:style-name="ce84" table:formula="of:=MIN([.Y6:.Y26])" office:value-type="float" office:value="5.54421487119176" calcext:value-type="float">
            <text:p>5.54</text:p>
          </table:table-cell>
          <table:table-cell/>
          <table:table-cell table:style-name="ce84" table:formula="of:=MIN([.AA6:.AA26])" office:value-type="float" office:value="20.6373208065012" calcext:value-type="float">
            <text:p>20.64</text:p>
          </table:table-cell>
          <table:table-cell table:style-name="ce84" table:formula="of:=MIN([.AB6:.AB26])" office:value-type="float" office:value="13.7101082280952" calcext:value-type="float">
            <text:p>13.71</text:p>
          </table:table-cell>
          <table:table-cell table:style-name="ce84" table:formula="of:=MIN([.AC6:.AC26])" office:value-type="float" office:value="10.5405670785893" calcext:value-type="float">
            <text:p>10.54</text:p>
          </table:table-cell>
          <table:table-cell table:style-name="ce84" table:formula="of:=MIN([.AD6:.AD26])" office:value-type="float" office:value="8.05152146454871" calcext:value-type="float">
            <text:p>8.05</text:p>
          </table:table-cell>
          <table:table-cell table:number-columns-repeated="994"/>
        </table:table-row>
        <table:table-row table:style-name="ro4">
          <table:table-cell table:style-name="ce169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 table:number-columns-repeated="1014"/>
        </table:table-row>
        <table:table-row table:style-name="ro4">
          <table:table-cell/>
          <table:table-cell table:style-name="ce57" office:value-type="float" office:value="560" calcext:value-type="float">
            <text:p>560.00</text:p>
          </table:table-cell>
          <table:table-cell table:style-name="ce57" office:value-type="float" office:value="840" calcext:value-type="float">
            <text:p>840.00</text:p>
          </table:table-cell>
          <table:table-cell table:style-name="ce57" office:value-type="float" office:value="1090" calcext:value-type="float">
            <text:p>1,090.00</text:p>
          </table:table-cell>
          <table:table-cell table:style-name="ce57" office:value-type="float" office:value="1430" calcext:value-type="float">
            <text:p>1,430.00</text:p>
          </table:table-cell>
          <table:table-cell table:style-name="ce57"/>
          <table:table-cell table:style-name="ce57" table:formula="of:=[.B31]*[.$H$1]" office:value-type="float" office:value="8.17258267716537" calcext:value-type="float">
            <text:p>8.17</text:p>
          </table:table-cell>
          <table:table-cell table:style-name="ce57" table:formula="of:=[.C31]*[.$H$1]" office:value-type="float" office:value="12.2588740157481" calcext:value-type="float">
            <text:p>12.26</text:p>
          </table:table-cell>
          <table:table-cell table:style-name="ce57" table:formula="of:=[.D31]*[.$H$1]" office:value-type="float" office:value="15.9073484251969" calcext:value-type="float">
            <text:p>15.91</text:p>
          </table:table-cell>
          <table:table-cell table:style-name="ce57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57" table:formula="of:=[.$Q$3]/[.$L31]" office:value-type="float" office:value="13.4474014324831" calcext:value-type="float">
            <text:p>13.45</text:p>
          </table:table-cell>
          <table:table-cell table:style-name="ce57" table:formula="of:=[.$Q$3]/[.$M31]" office:value-type="float" office:value="8.96493428832206" calcext:value-type="float">
            <text:p>8.96</text:p>
          </table:table-cell>
          <table:table-cell table:style-name="ce57" table:formula="of:=[.$Q$3]/[.$N31]" office:value-type="float" office:value="6.90875669925736" calcext:value-type="float">
            <text:p>6.91</text:p>
          </table:table-cell>
          <table:table-cell table:style-name="ce57" table:formula="of:=[.$Q$3]/[.$O31]" office:value-type="float" office:value="5.26611524628708" calcext:value-type="float">
            <text:p>5.27</text:p>
          </table:table-cell>
          <table:table-cell/>
          <table:table-cell table:style-name="ce57" table:formula="of:=[.$V$3]/[.$L31]" office:value-type="float" office:value="24.1074343059856" calcext:value-type="float">
            <text:p>24.11</text:p>
          </table:table-cell>
          <table:table-cell table:style-name="ce57" table:formula="of:=[.$V$3]/[.$M31]" office:value-type="float" office:value="16.0716228706571" calcext:value-type="float">
            <text:p>16.07</text:p>
          </table:table-cell>
          <table:table-cell table:style-name="ce57" table:formula="of:=[.$V$3]/[.$N31]" office:value-type="float" office:value="12.3854708361027" calcext:value-type="float">
            <text:p>12.39</text:p>
          </table:table-cell>
          <table:table-cell table:style-name="ce57" table:formula="of:=[.$V$3]/[.$O31]" office:value-type="float" office:value="9.44067357437198" calcext:value-type="float">
            <text:p>9.44</text:p>
          </table:table-cell>
          <table:table-cell/>
          <table:table-cell table:style-name="ce57" table:formula="of:=[.$AA$3]/[.$L31]" office:value-type="float" office:value="35.0097406538859" calcext:value-type="float">
            <text:p>35.01</text:p>
          </table:table-cell>
          <table:table-cell table:style-name="ce57" table:formula="of:=[.$AA$3]/[.$M31]" office:value-type="float" office:value="23.3398271025906" calcext:value-type="float">
            <text:p>23.34</text:p>
          </table:table-cell>
          <table:table-cell table:style-name="ce57" table:formula="of:=[.$AA$3]/[.$N31]" office:value-type="float" office:value="17.9866557487854" calcext:value-type="float">
            <text:p>17.99</text:p>
          </table:table-cell>
          <table:table-cell table:style-name="ce57" table:formula="of:=[.$AA$3]/[.$O31]" office:value-type="float" office:value="13.7101082280952" calcext:value-type="float">
            <text:p>13.71</text:p>
          </table:table-cell>
          <table:table-cell table:number-columns-repeated="994"/>
        </table:table-row>
        <table:table-row table:style-name="ro4">
          <table:table-cell/>
          <table:table-cell table:style-name="ce57" office:value-type="float" office:value="785" calcext:value-type="float">
            <text:p>785.00</text:p>
          </table:table-cell>
          <table:table-cell table:style-name="ce57" office:value-type="float" office:value="1205" calcext:value-type="float">
            <text:p>1,205.00</text:p>
          </table:table-cell>
          <table:table-cell table:style-name="ce57" office:value-type="float" office:value="1540" calcext:value-type="float">
            <text:p>1,540.00</text:p>
          </table:table-cell>
          <table:table-cell table:style-name="ce57" office:value-type="float" office:value="2045" calcext:value-type="float">
            <text:p>2,045.00</text:p>
          </table:table-cell>
          <table:table-cell table:style-name="ce57"/>
          <table:table-cell table:style-name="ce57" table:formula="of:=[.B32]*[.$H$1]" office:value-type="float" office:value="11.4562096456693" calcext:value-type="float">
            <text:p>11.46</text:p>
          </table:table-cell>
          <table:table-cell table:style-name="ce57" table:formula="of:=[.C32]*[.$H$1]" office:value-type="float" office:value="17.5856466535433" calcext:value-type="float">
            <text:p>17.59</text:p>
          </table:table-cell>
          <table:table-cell table:style-name="ce57" table:formula="of:=[.D32]*[.$H$1]" office:value-type="float" office:value="22.4746023622048" calcext:value-type="float">
            <text:p>22.47</text:p>
          </table:table-cell>
          <table:table-cell table:style-name="ce57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57" table:formula="of:=[.$Q$3]/[.L32]" office:value-type="float" office:value="9.59305070342742" calcext:value-type="float">
            <text:p>9.59</text:p>
          </table:table-cell>
          <table:table-cell table:style-name="ce57" table:formula="of:=[.$Q$3]/[.M32]" office:value-type="float" office:value="6.2494147736021" calcext:value-type="float">
            <text:p>6.25</text:p>
          </table:table-cell>
          <table:table-cell table:style-name="ce57" table:formula="of:=[.$Q$3]/[.N32]" office:value-type="float" office:value="4.88996415726658" calcext:value-type="float">
            <text:p>4.89</text:p>
          </table:table-cell>
          <table:table-cell table:style-name="ce57" table:formula="of:=[.$Q$3]/[.O32]" office:value-type="float" office:value="3.68241799618119" calcext:value-type="float">
            <text:p>3.68</text:p>
          </table:table-cell>
          <table:table-cell/>
          <table:table-cell table:style-name="ce57" table:formula="of:=[.$V$3]/[.$L32]" office:value-type="float" office:value="17.1976601418496" calcext:value-type="float">
            <text:p>17.20</text:p>
          </table:table-cell>
          <table:table-cell table:style-name="ce57" table:formula="of:=[.$V$3]/[.$M32]" office:value-type="float" office:value="11.20345494718" calcext:value-type="float">
            <text:p>11.20</text:p>
          </table:table-cell>
          <table:table-cell table:style-name="ce57" table:formula="of:=[.$V$3]/[.$N32]" office:value-type="float" office:value="8.76633974763113" calcext:value-type="float">
            <text:p>8.77</text:p>
          </table:table-cell>
          <table:table-cell table:style-name="ce57" table:formula="of:=[.$V$3]/[.$O32]" office:value-type="float" office:value="6.60154680261708" calcext:value-type="float">
            <text:p>6.60</text:p>
          </table:table-cell>
          <table:table-cell/>
          <table:table-cell table:style-name="ce57" table:formula="of:=[.$AA$3]/[.$L32]" office:value-type="float" office:value="24.9751016129632" calcext:value-type="float">
            <text:p>24.98</text:p>
          </table:table-cell>
          <table:table-cell table:style-name="ce57" table:formula="of:=[.$AA$3]/[.$M32]" office:value-type="float" office:value="16.2700869428847" calcext:value-type="float">
            <text:p>16.27</text:p>
          </table:table-cell>
          <table:table-cell table:style-name="ce57" table:formula="of:=[.$AA$3]/[.$N32]" office:value-type="float" office:value="12.7308147832312" calcext:value-type="float">
            <text:p>12.73</text:p>
          </table:table-cell>
          <table:table-cell table:style-name="ce57" table:formula="of:=[.$AA$3]/[.$O32]" office:value-type="float" office:value="9.58701944556289" calcext:value-type="float">
            <text:p>9.59</text:p>
          </table:table-cell>
          <table:table-cell table:number-columns-repeated="994"/>
        </table:table-row>
        <table:table-row table:style-name="ro4">
          <table:table-cell/>
          <table:table-cell table:style-name="ce57" office:value-type="float" office:value="505" calcext:value-type="float">
            <text:p>505.00</text:p>
          </table:table-cell>
          <table:table-cell table:style-name="ce57" office:value-type="float" office:value="755" calcext:value-type="float">
            <text:p>755.00</text:p>
          </table:table-cell>
          <table:table-cell table:style-name="ce57" office:value-type="float" office:value="980" calcext:value-type="float">
            <text:p>980.00</text:p>
          </table:table-cell>
          <table:table-cell table:style-name="ce57" office:value-type="float" office:value="1260" calcext:value-type="float">
            <text:p>1,260.00</text:p>
          </table:table-cell>
          <table:table-cell table:style-name="ce57"/>
          <table:table-cell table:style-name="ce57" table:formula="of:=[.B33]*[.$H$1]" office:value-type="float" office:value="7.36991830708663" calcext:value-type="float">
            <text:p>7.37</text:p>
          </table:table-cell>
          <table:table-cell table:style-name="ce57" table:formula="of:=[.C33]*[.$H$1]" office:value-type="float" office:value="11.0183927165355" calcext:value-type="float">
            <text:p>11.02</text:p>
          </table:table-cell>
          <table:table-cell table:style-name="ce57" table:formula="of:=[.D33]*[.$H$1]" office:value-type="float" office:value="14.3020196850394" calcext:value-type="float">
            <text:p>14.30</text:p>
          </table:table-cell>
          <table:table-cell table:style-name="ce57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57" table:formula="of:=[.$Q$3]/[.L33]" office:value-type="float" office:value="14.9119699053278" calcext:value-type="float">
            <text:p>14.91</text:p>
          </table:table-cell>
          <table:table-cell table:style-name="ce57" table:formula="of:=[.$Q$3]/[.M33]" office:value-type="float" office:value="9.97423152608017" calcext:value-type="float">
            <text:p>9.97</text:p>
          </table:table-cell>
          <table:table-cell table:style-name="ce57" table:formula="of:=[.$Q$3]/[.N33]" office:value-type="float" office:value="7.68422938999033" calcext:value-type="float">
            <text:p>7.68</text:p>
          </table:table-cell>
          <table:table-cell table:style-name="ce57" table:formula="of:=[.$Q$3]/[.O33]" office:value-type="float" office:value="5.97662285888137" calcext:value-type="float">
            <text:p>5.98</text:p>
          </table:table-cell>
          <table:table-cell/>
          <table:table-cell table:style-name="ce57" table:formula="of:=[.$V$3]/[.$L33]" office:value-type="float" office:value="26.7329964581226" calcext:value-type="float">
            <text:p>26.73</text:p>
          </table:table-cell>
          <table:table-cell table:style-name="ce57" table:formula="of:=[.$V$3]/[.$M33]" office:value-type="float" office:value="17.8810108759628" calcext:value-type="float">
            <text:p>17.88</text:p>
          </table:table-cell>
          <table:table-cell table:style-name="ce57" table:formula="of:=[.$V$3]/[.$N33]" office:value-type="float" office:value="13.7756767462775" calcext:value-type="float">
            <text:p>13.78</text:p>
          </table:table-cell>
          <table:table-cell table:style-name="ce57" table:formula="of:=[.$V$3]/[.$O33]" office:value-type="float" office:value="10.7144152471047" calcext:value-type="float">
            <text:p>10.71</text:p>
          </table:table-cell>
          <table:table-cell/>
          <table:table-cell table:style-name="ce57" table:formula="of:=[.$AA$3]/[.$L33]" office:value-type="float" office:value="38.8226827052992" calcext:value-type="float">
            <text:p>38.82</text:p>
          </table:table-cell>
          <table:table-cell table:style-name="ce57" table:formula="of:=[.$AA$3]/[.$M33]" office:value-type="float" office:value="25.9674897565246" calcext:value-type="float">
            <text:p>25.97</text:p>
          </table:table-cell>
          <table:table-cell table:style-name="ce57" table:formula="of:=[.$AA$3]/[.$N33]" office:value-type="float" office:value="20.0055660879348" calcext:value-type="float">
            <text:p>20.01</text:p>
          </table:table-cell>
          <table:table-cell table:style-name="ce57" table:formula="of:=[.$AA$3]/[.$O33]" office:value-type="float" office:value="15.5598847350604" calcext:value-type="float">
            <text:p>15.56</text:p>
          </table:table-cell>
          <table:table-cell table:number-columns-repeated="994"/>
        </table:table-row>
        <table:table-row table:style-name="ro4">
          <table:table-cell table:style-name="ce182"/>
          <table:table-cell table:style-name="ce184" office:value-type="float" office:value="560" calcext:value-type="float">
            <text:p>560.00</text:p>
          </table:table-cell>
          <table:table-cell table:style-name="ce178" office:value-type="float" office:value="840" calcext:value-type="float">
            <text:p>840.00</text:p>
          </table:table-cell>
          <table:table-cell table:style-name="ce178" office:value-type="float" office:value="1090" calcext:value-type="float">
            <text:p>1,090.00</text:p>
          </table:table-cell>
          <table:table-cell table:style-name="ce173" office:value-type="float" office:value="1430" calcext:value-type="float">
            <text:p>1,430.00</text:p>
          </table:table-cell>
          <table:table-cell table:style-name="ce178"/>
          <table:table-cell table:style-name="ce178" table:formula="of:=[.B34]*[.$H$1]" office:value-type="float" office:value="8.17258267716537" calcext:value-type="float">
            <text:p>8.17</text:p>
          </table:table-cell>
          <table:table-cell table:style-name="ce178" table:formula="of:=[.C34]*[.$H$1]" office:value-type="float" office:value="12.2588740157481" calcext:value-type="float">
            <text:p>12.26</text:p>
          </table:table-cell>
          <table:table-cell table:style-name="ce178" table:formula="of:=[.D34]*[.$H$1]" office:value-type="float" office:value="15.9073484251969" calcext:value-type="float">
            <text:p>15.91</text:p>
          </table:table-cell>
          <table:table-cell table:style-name="ce178" table:formula="of:=[.E34]*[.$H$1]" office:value-type="float" office:value="20.8692736220473" calcext:value-type="float">
            <text:p>20.87</text:p>
          </table:table-cell>
          <table:table-cell table:style-name="ce179"/>
          <table:table-cell table:style-name="ce178" table:formula="of:=[.G34]/2" office:value-type="float" office:value="4.08629133858268" calcext:value-type="float">
            <text:p>4.09</text:p>
          </table:table-cell>
          <table:table-cell table:style-name="ce178" table:formula="of:=[.H34]/2" office:value-type="float" office:value="6.12943700787403" calcext:value-type="float">
            <text:p>6.13</text:p>
          </table:table-cell>
          <table:table-cell table:style-name="ce178" table:formula="of:=[.I34]/2" office:value-type="float" office:value="7.95367421259844" calcext:value-type="float">
            <text:p>7.95</text:p>
          </table:table-cell>
          <table:table-cell table:style-name="ce178" table:formula="of:=[.J34]/2" office:value-type="float" office:value="10.4346368110236" calcext:value-type="float">
            <text:p>10.43</text:p>
          </table:table-cell>
          <table:table-cell table:style-name="ce179"/>
          <table:table-cell table:style-name="ce178" table:formula="of:=[.$Q$3]/[.L34]" office:value-type="float" office:value="13.4474014324831" calcext:value-type="float">
            <text:p>13.45</text:p>
          </table:table-cell>
          <table:table-cell table:style-name="ce178" table:formula="of:=[.$Q$3]/[.M34]" office:value-type="float" office:value="8.96493428832206" calcext:value-type="float">
            <text:p>8.96</text:p>
          </table:table-cell>
          <table:table-cell table:style-name="ce178" table:formula="of:=[.$Q$3]/[.N34]" office:value-type="float" office:value="6.90875669925736" calcext:value-type="float">
            <text:p>6.91</text:p>
          </table:table-cell>
          <table:table-cell table:style-name="ce178" table:formula="of:=[.$Q$3]/[.O34]" office:value-type="float" office:value="5.26611524628708" calcext:value-type="float">
            <text:p>5.27</text:p>
          </table:table-cell>
          <table:table-cell table:style-name="ce179"/>
          <table:table-cell table:style-name="ce178" table:formula="of:=[.$V$3]/[.$L34]" office:value-type="float" office:value="24.1074343059856" calcext:value-type="float">
            <text:p>24.11</text:p>
          </table:table-cell>
          <table:table-cell table:style-name="ce178" table:formula="of:=[.$V$3]/[.$M34]" office:value-type="float" office:value="16.0716228706571" calcext:value-type="float">
            <text:p>16.07</text:p>
          </table:table-cell>
          <table:table-cell table:style-name="ce178" table:formula="of:=[.$V$3]/[.$N34]" office:value-type="float" office:value="12.3854708361027" calcext:value-type="float">
            <text:p>12.39</text:p>
          </table:table-cell>
          <table:table-cell table:style-name="ce178" table:formula="of:=[.$V$3]/[.$O34]" office:value-type="float" office:value="9.44067357437198" calcext:value-type="float">
            <text:p>9.44</text:p>
          </table:table-cell>
          <table:table-cell table:style-name="ce182"/>
          <table:table-cell table:style-name="ce185" table:formula="of:=[.$AA$3]/[.$L34]" office:value-type="float" office:value="35.0097406538859" calcext:value-type="float">
            <text:p>35.01</text:p>
          </table:table-cell>
          <table:table-cell table:style-name="ce185" table:formula="of:=[.$AA$3]/[.$M34]" office:value-type="float" office:value="23.3398271025906" calcext:value-type="float">
            <text:p>23.34</text:p>
          </table:table-cell>
          <table:table-cell table:style-name="ce185" table:formula="of:=[.$AA$3]/[.$N34]" office:value-type="float" office:value="17.9866557487854" calcext:value-type="float">
            <text:p>17.99</text:p>
          </table:table-cell>
          <table:table-cell table:style-name="ce185" table:formula="of:=[.$AA$3]/[.$O34]" office:value-type="float" office:value="13.7101082280952" calcext:value-type="float">
            <text:p>13.71</text:p>
          </table:table-cell>
          <table:table-cell table:style-name="ce182" table:number-columns-repeated="994"/>
        </table:table-row>
        <table:table-row table:style-name="ro4">
          <table:table-cell/>
          <table:table-cell table:style-name="ce57" office:value-type="float" office:value="730" calcext:value-type="float">
            <text:p>730.00</text:p>
          </table:table-cell>
          <table:table-cell table:style-name="ce57" office:value-type="float" office:value="1065" calcext:value-type="float">
            <text:p>1,065.00</text:p>
          </table:table-cell>
          <table:table-cell table:style-name="ce57" office:value-type="float" office:value="1370" calcext:value-type="float">
            <text:p>1,370.00</text:p>
          </table:table-cell>
          <table:table-cell table:style-name="ce57" office:value-type="float" office:value="1790" calcext:value-type="float">
            <text:p>1,790.00</text:p>
          </table:table-cell>
          <table:table-cell table:style-name="ce57"/>
          <table:table-cell table:style-name="ce57" table:formula="of:=[.B35]*[.$H$1]" office:value-type="float" office:value="10.6535452755906" calcext:value-type="float">
            <text:p>10.65</text:p>
          </table:table-cell>
          <table:table-cell table:style-name="ce57" table:formula="of:=[.C35]*[.$H$1]" office:value-type="float" office:value="15.542500984252" calcext:value-type="float">
            <text:p>15.54</text:p>
          </table:table-cell>
          <table:table-cell table:style-name="ce57" table:formula="of:=[.D35]*[.$H$1]" office:value-type="float" office:value="19.9936397637796" calcext:value-type="float">
            <text:p>19.99</text:p>
          </table:table-cell>
          <table:table-cell table:style-name="ce57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57" table:formula="of:=[.$Q$3]/[.L35]" office:value-type="float" office:value="10.3158147975213" calcext:value-type="float">
            <text:p>10.32</text:p>
          </table:table-cell>
          <table:table-cell table:style-name="ce57" table:formula="of:=[.$Q$3]/[.M35]" office:value-type="float" office:value="7.07093408656388" calcext:value-type="float">
            <text:p>7.07</text:p>
          </table:table-cell>
          <table:table-cell table:style-name="ce57" table:formula="of:=[.$Q$3]/[.N35]" office:value-type="float" office:value="5.49674803079601" calcext:value-type="float">
            <text:p>5.50</text:p>
          </table:table-cell>
          <table:table-cell table:style-name="ce57" table:formula="of:=[.$Q$3]/[.O35]" office:value-type="float" office:value="4.20700826938018" calcext:value-type="float">
            <text:p>4.21</text:p>
          </table:table-cell>
          <table:table-cell/>
          <table:table-cell table:style-name="ce57" table:formula="of:=[.$V$3]/[.$L35]" office:value-type="float" office:value="18.4933742621259" calcext:value-type="float">
            <text:p>18.49</text:p>
          </table:table-cell>
          <table:table-cell table:style-name="ce57" table:formula="of:=[.$V$3]/[.$M35]" office:value-type="float" office:value="12.6762095881239" calcext:value-type="float">
            <text:p>12.68</text:p>
          </table:table-cell>
          <table:table-cell table:style-name="ce57" table:formula="of:=[.$V$3]/[.$N35]" office:value-type="float" office:value="9.85413373091382" calcext:value-type="float">
            <text:p>9.85</text:p>
          </table:table-cell>
          <table:table-cell table:style-name="ce57" table:formula="of:=[.$V$3]/[.$O35]" office:value-type="float" office:value="7.541990620867" calcext:value-type="float">
            <text:p>7.54</text:p>
          </table:table-cell>
          <table:table-cell/>
          <table:table-cell table:style-name="ce57" table:formula="of:=[.$AA$3]/[.$L35]" office:value-type="float" office:value="26.8567873509262" calcext:value-type="float">
            <text:p>26.86</text:p>
          </table:table-cell>
          <table:table-cell table:style-name="ce57" table:formula="of:=[.$AA$3]/[.$M35]" office:value-type="float" office:value="18.4088777147193" calcext:value-type="float">
            <text:p>18.41</text:p>
          </table:table-cell>
          <table:table-cell table:style-name="ce57" table:formula="of:=[.$AA$3]/[.$N35]" office:value-type="float" office:value="14.3105509242161" calcext:value-type="float">
            <text:p>14.31</text:p>
          </table:table-cell>
          <table:table-cell table:style-name="ce57" table:formula="of:=[.$AA$3]/[.$O35]" office:value-type="float" office:value="10.9527680257967" calcext:value-type="float">
            <text:p>10.95</text:p>
          </table:table-cell>
          <table:table-cell table:number-columns-repeated="994"/>
        </table:table-row>
        <table:table-row table:style-name="ro4">
          <table:table-cell/>
          <table:table-cell table:style-name="ce57" office:value-type="float" office:value="390" calcext:value-type="float">
            <text:p>390.00</text:p>
          </table:table-cell>
          <table:table-cell table:style-name="ce57" office:value-type="float" office:value="590" calcext:value-type="float">
            <text:p>590.00</text:p>
          </table:table-cell>
          <table:table-cell table:style-name="ce57" office:value-type="float" office:value="770" calcext:value-type="float">
            <text:p>770.00</text:p>
          </table:table-cell>
          <table:table-cell table:style-name="ce57" office:value-type="float" office:value="1010" calcext:value-type="float">
            <text:p>1,010.00</text:p>
          </table:table-cell>
          <table:table-cell table:style-name="ce57"/>
          <table:table-cell table:style-name="ce57" table:formula="of:=[.B36]*[.$H$1]" office:value-type="float" office:value="5.69162007874017" calcext:value-type="float">
            <text:p>5.69</text:p>
          </table:table-cell>
          <table:table-cell table:style-name="ce57" table:formula="of:=[.C36]*[.$H$1]" office:value-type="float" office:value="8.61039960629923" calcext:value-type="float">
            <text:p>8.61</text:p>
          </table:table-cell>
          <table:table-cell table:style-name="ce57" table:formula="of:=[.D36]*[.$H$1]" office:value-type="float" office:value="11.2373011811024" calcext:value-type="float">
            <text:p>11.24</text:p>
          </table:table-cell>
          <table:table-cell table:style-name="ce57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57" table:formula="of:=[.$Q$3]/[.L36]" office:value-type="float" office:value="19.309089236386" calcext:value-type="float">
            <text:p>19.31</text:p>
          </table:table-cell>
          <table:table-cell table:style-name="ce57" table:formula="of:=[.$Q$3]/[.M36]" office:value-type="float" office:value="12.76363525795" calcext:value-type="float">
            <text:p>12.76</text:p>
          </table:table-cell>
          <table:table-cell table:style-name="ce57" table:formula="of:=[.$Q$3]/[.N36]" office:value-type="float" office:value="9.77992831453315" calcext:value-type="float">
            <text:p>9.78</text:p>
          </table:table-cell>
          <table:table-cell table:style-name="ce57" table:formula="of:=[.$Q$3]/[.O36]" office:value-type="float" office:value="7.45598495266389" calcext:value-type="float">
            <text:p>7.46</text:p>
          </table:table-cell>
          <table:table-cell/>
          <table:table-cell table:style-name="ce57" table:formula="of:=[.$V$3]/[.$L36]" office:value-type="float" office:value="34.6158031060306" calcext:value-type="float">
            <text:p>34.62</text:p>
          </table:table-cell>
          <table:table-cell table:style-name="ce57" table:formula="of:=[.$V$3]/[.$M36]" office:value-type="float" office:value="22.8816325616134" calcext:value-type="float">
            <text:p>22.88</text:p>
          </table:table-cell>
          <table:table-cell table:style-name="ce57" table:formula="of:=[.$V$3]/[.$N36]" office:value-type="float" office:value="17.5326794952623" calcext:value-type="float">
            <text:p>17.53</text:p>
          </table:table-cell>
          <table:table-cell table:style-name="ce57" table:formula="of:=[.$V$3]/[.$O36]" office:value-type="float" office:value="13.3664982290613" calcext:value-type="float">
            <text:p>13.37</text:p>
          </table:table-cell>
          <table:table-cell/>
          <table:table-cell table:style-name="ce57" table:formula="of:=[.$AA$3]/[.$L36]" office:value-type="float" office:value="50.270396836349" calcext:value-type="float">
            <text:p>50.27</text:p>
          </table:table-cell>
          <table:table-cell table:style-name="ce57" table:formula="of:=[.$AA$3]/[.$M36]" office:value-type="float" office:value="33.229584349451" calcext:value-type="float">
            <text:p>33.23</text:p>
          </table:table-cell>
          <table:table-cell table:style-name="ce57" table:formula="of:=[.$AA$3]/[.$N36]" office:value-type="float" office:value="25.4616295664625" calcext:value-type="float">
            <text:p>25.46</text:p>
          </table:table-cell>
          <table:table-cell table:style-name="ce57" table:formula="of:=[.$AA$3]/[.$O36]" office:value-type="float" office:value="19.4113413526496" calcext:value-type="float">
            <text:p>19.41</text:p>
          </table:table-cell>
          <table:table-cell table:number-columns-repeated="994"/>
        </table:table-row>
        <table:table-row table:style-name="ro4">
          <table:table-cell/>
          <table:table-cell table:style-name="ce57" office:value-type="float" office:value="450" calcext:value-type="float">
            <text:p>450.00</text:p>
          </table:table-cell>
          <table:table-cell table:style-name="ce57" office:value-type="float" office:value="670" calcext:value-type="float">
            <text:p>670.00</text:p>
          </table:table-cell>
          <table:table-cell table:style-name="ce57" office:value-type="float" office:value="870" calcext:value-type="float">
            <text:p>870.00</text:p>
          </table:table-cell>
          <table:table-cell table:style-name="ce57" office:value-type="float" office:value="1150" calcext:value-type="float">
            <text:p>1,150.00</text:p>
          </table:table-cell>
          <table:table-cell table:style-name="ce57"/>
          <table:table-cell table:style-name="ce57" table:formula="of:=[.B37]*[.$H$1]" office:value-type="float" office:value="6.56725393700788" calcext:value-type="float">
            <text:p>6.57</text:p>
          </table:table-cell>
          <table:table-cell table:style-name="ce57" table:formula="of:=[.C37]*[.$H$1]" office:value-type="float" office:value="9.77791141732285" calcext:value-type="float">
            <text:p>9.78</text:p>
          </table:table-cell>
          <table:table-cell table:style-name="ce57" table:formula="of:=[.D37]*[.$H$1]" office:value-type="float" office:value="12.6966909448819" calcext:value-type="float">
            <text:p>12.70</text:p>
          </table:table-cell>
          <table:table-cell table:style-name="ce57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57" table:formula="of:=[.$Q$3]/[.L37]" office:value-type="float" office:value="16.7345440048678" calcext:value-type="float">
            <text:p>16.73</text:p>
          </table:table-cell>
          <table:table-cell table:style-name="ce57" table:formula="of:=[.$Q$3]/[.M37]" office:value-type="float" office:value="11.2396191077471" calcext:value-type="float">
            <text:p>11.24</text:p>
          </table:table-cell>
          <table:table-cell table:style-name="ce57" table:formula="of:=[.$Q$3]/[.N37]" office:value-type="float" office:value="8.6557986232075" calcext:value-type="float">
            <text:p>8.66</text:p>
          </table:table-cell>
          <table:table-cell table:style-name="ce57" table:formula="of:=[.$Q$3]/[.O37]" office:value-type="float" office:value="6.54829982799176" calcext:value-type="float">
            <text:p>6.55</text:p>
          </table:table-cell>
          <table:table-cell/>
          <table:table-cell table:style-name="ce57" table:formula="of:=[.$V$3]/[.$L37]" office:value-type="float" office:value="30.0003626918932" calcext:value-type="float">
            <text:p>30.00</text:p>
          </table:table-cell>
          <table:table-cell table:style-name="ce57" table:formula="of:=[.$V$3]/[.$M37]" office:value-type="float" office:value="20.149497330376" calcext:value-type="float">
            <text:p>20.15</text:p>
          </table:table-cell>
          <table:table-cell table:style-name="ce57" table:formula="of:=[.$V$3]/[.$N37]" office:value-type="float" office:value="15.5174289785654" calcext:value-type="float">
            <text:p>15.52</text:p>
          </table:table-cell>
          <table:table-cell table:style-name="ce57" table:formula="of:=[.$V$3]/[.$O37]" office:value-type="float" office:value="11.7392723576973" calcext:value-type="float">
            <text:p>11.74</text:p>
          </table:table-cell>
          <table:table-cell/>
          <table:table-cell table:style-name="ce57" table:formula="of:=[.$AA$3]/[.$L37]" office:value-type="float" office:value="43.5676772581691" calcext:value-type="float">
            <text:p>43.57</text:p>
          </table:table-cell>
          <table:table-cell table:style-name="ce57" table:formula="of:=[.$AA$3]/[.$M37]" office:value-type="float" office:value="29.2618727853375" calcext:value-type="float">
            <text:p>29.26</text:p>
          </table:table-cell>
          <table:table-cell table:style-name="ce57" table:formula="of:=[.$AA$3]/[.$N37]" office:value-type="float" office:value="22.5350054783633" calcext:value-type="float">
            <text:p>22.54</text:p>
          </table:table-cell>
          <table:table-cell table:style-name="ce57" table:formula="of:=[.$AA$3]/[.$O37]" office:value-type="float" office:value="17.0482215358053" calcext:value-type="float">
            <text:p>17.05</text:p>
          </table:table-cell>
          <table:table-cell table:number-columns-repeated="994"/>
        </table:table-row>
        <table:table-row table:style-name="ro4">
          <table:table-cell/>
          <table:table-cell table:style-name="ce57" table:number-columns-repeated="4"/>
          <table:table-cell table:number-columns-repeated="6"/>
          <table:table-cell table:style-name="ce84" table:formula="of:=MAX([.L31:.L36])" office:value-type="float" office:value="5.72810482283466" calcext:value-type="float">
            <text:p>5.73</text:p>
          </table:table-cell>
          <table:table-cell table:style-name="ce84" table:formula="of:=MAX([.M31:.M36])" office:value-type="float" office:value="8.79282332677167" calcext:value-type="float">
            <text:p>8.79</text:p>
          </table:table-cell>
          <table:table-cell table:style-name="ce84" table:formula="of:=MAX([.N31:.N36])" office:value-type="float" office:value="11.2373011811024" calcext:value-type="float">
            <text:p>11.24</text:p>
          </table:table-cell>
          <table:table-cell table:style-name="ce84" table:formula="of:=MAX([.O31:.O36])" office:value-type="float" office:value="14.9222603346457" calcext:value-type="float">
            <text:p>14.92</text:p>
          </table:table-cell>
          <table:table-cell/>
          <table:table-cell table:style-name="ce84" table:formula="of:=MIN([.Q31:.Q37])" office:value-type="float" office:value="9.59305070342742" calcext:value-type="float">
            <text:p>9.59</text:p>
          </table:table-cell>
          <table:table-cell table:style-name="ce84" table:formula="of:=MIN([.R31:.R37])" office:value-type="float" office:value="6.2494147736021" calcext:value-type="float">
            <text:p>6.25</text:p>
          </table:table-cell>
          <table:table-cell table:style-name="ce84" table:formula="of:=MIN([.S31:.S37])" office:value-type="float" office:value="4.88996415726658" calcext:value-type="float">
            <text:p>4.89</text:p>
          </table:table-cell>
          <table:table-cell table:style-name="ce84" table:formula="of:=MIN([.T31:.T37])" office:value-type="float" office:value="3.68241799618119" calcext:value-type="float">
            <text:p>3.68</text:p>
          </table:table-cell>
          <table:table-cell/>
          <table:table-cell table:style-name="ce84" table:formula="of:=MIN([.V31:.V37])" office:value-type="float" office:value="17.1976601418496" calcext:value-type="float">
            <text:p>17.20</text:p>
          </table:table-cell>
          <table:table-cell table:style-name="ce84" table:formula="of:=MIN([.W31:.W37])" office:value-type="float" office:value="11.20345494718" calcext:value-type="float">
            <text:p>11.20</text:p>
          </table:table-cell>
          <table:table-cell table:style-name="ce84" table:formula="of:=MIN([.X31:.X37])" office:value-type="float" office:value="8.76633974763113" calcext:value-type="float">
            <text:p>8.77</text:p>
          </table:table-cell>
          <table:table-cell table:style-name="ce84" table:formula="of:=MIN([.Y31:.Y37])" office:value-type="float" office:value="6.60154680261708" calcext:value-type="float">
            <text:p>6.60</text:p>
          </table:table-cell>
          <table:table-cell/>
          <table:table-cell table:style-name="ce84" table:formula="of:=MIN([.AA31:.AA37])" office:value-type="float" office:value="24.9751016129632" calcext:value-type="float">
            <text:p>24.98</text:p>
          </table:table-cell>
          <table:table-cell table:style-name="ce84" table:formula="of:=MIN([.AB31:.AB37])" office:value-type="float" office:value="16.2700869428847" calcext:value-type="float">
            <text:p>16.27</text:p>
          </table:table-cell>
          <table:table-cell table:style-name="ce84" table:formula="of:=MIN([.AC31:.AC37])" office:value-type="float" office:value="12.7308147832312" calcext:value-type="float">
            <text:p>12.73</text:p>
          </table:table-cell>
          <table:table-cell table:style-name="ce84" table:formula="of:=MIN([.AD31:.AD37])" office:value-type="float" office:value="9.58701944556289" calcext:value-type="float">
            <text:p>9.59</text:p>
          </table:table-cell>
          <table:table-cell table:number-columns-repeated="994"/>
        </table:table-row>
        <table:table-row table:style-name="ro4">
          <table:table-cell/>
          <table:table-cell table:style-name="ce57" table:number-columns-repeated="4"/>
          <table:table-cell table:number-columns-repeated="1019"/>
        </table:table-row>
        <table:table-row table:style-name="ro4">
          <table:table-cell table:style-name="ce169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171"/>
          <table:table-cell table:number-columns-repeated="1020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42]" office:value-type="float" office:value="0.667233" calcext:value-type="float">
            <text:p>0.67</text:p>
          </table:table-cell>
          <table:table-cell table:style-name="ce57" table:formula="of:=[.C42]/0.3048" office:value-type="float" office:value="2.18908464566929" calcext:value-type="float">
            <text:p>2.19</text:p>
          </table:table-cell>
          <table:table-cell table:style-name="ce57" table:formula="of:=[.D42]/[.B42]" office:value-type="float" office:value="0.0145938976377953" calcext:value-type="float">
            <text:p>0.01</text:p>
          </table:table-cell>
          <table:table-cell/>
          <table:table-cell table:style-name="ce57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42]" office:value-type="float" office:value="50.2036320146036" calcext:value-type="float">
            <text:p>50.20</text:p>
          </table:table-cell>
          <table:table-cell table:number-columns-repeated="4"/>
          <table:table-cell table:style-name="ce57" table:formula="of:=[.$V$3]/[.$L42]" office:value-type="float" office:value="90.0010880756797" calcext:value-type="float">
            <text:p>90.00</text:p>
          </table:table-cell>
          <table:table-cell table:number-columns-repeated="4"/>
          <table:table-cell table:style-name="ce57" table:formula="of:=[.$AA$3]/[.$L42]" office:value-type="float" office:value="130.703031774508" calcext:value-type="float">
            <text:p>130.70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 table:style-name="ce57" table:formula="of:=4.44822/1000*[.B43]" office:value-type="float" office:value="0.9786084" calcext:value-type="float">
            <text:p>0.98</text:p>
          </table:table-cell>
          <table:table-cell table:style-name="ce57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57" table:formula="of:=[.$Q$3]/[.$L43]" office:value-type="float" office:value="34.2297491008661" calcext:value-type="float">
            <text:p>34.23</text:p>
          </table:table-cell>
          <table:table-cell table:number-columns-repeated="4"/>
          <table:table-cell table:style-name="ce57" table:formula="of:=[.$V$3]/[.$L43]" office:value-type="float" office:value="61.364378233418" calcext:value-type="float">
            <text:p>61.36</text:p>
          </table:table-cell>
          <table:table-cell table:number-columns-repeated="4"/>
          <table:table-cell table:style-name="ce57" table:formula="of:=[.$AA$3]/[.$L43]" office:value-type="float" office:value="89.1157034826188" calcext:value-type="float">
            <text:p>89.1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44]" office:value-type="float" office:value="0.889644" calcext:value-type="float">
            <text:p>0.89</text:p>
          </table:table-cell>
          <table:table-cell table:style-name="ce57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44]" office:value-type="float" office:value="37.6527240109527" calcext:value-type="float">
            <text:p>37.65</text:p>
          </table:table-cell>
          <table:table-cell table:number-columns-repeated="4"/>
          <table:table-cell table:style-name="ce57" table:formula="of:=[.$V$3]/[.$L44]" office:value-type="float" office:value="67.5008160567598" calcext:value-type="float">
            <text:p>67.50</text:p>
          </table:table-cell>
          <table:table-cell table:number-columns-repeated="4"/>
          <table:table-cell table:style-name="ce57" table:formula="of:=[.$AA$3]/[.$L44]" office:value-type="float" office:value="98.0272738308807" calcext:value-type="float">
            <text:p>98.03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5]" office:value-type="float" office:value="1.112055" calcext:value-type="float">
            <text:p>1.11</text:p>
          </table:table-cell>
          <table:table-cell table:style-name="ce57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5]" office:value-type="float" office:value="30.1221792087622" calcext:value-type="float">
            <text:p>30.12</text:p>
          </table:table-cell>
          <table:table-cell table:number-columns-repeated="4"/>
          <table:table-cell table:style-name="ce57" table:formula="of:=[.$V$3]/[.$L45]" office:value-type="float" office:value="54.0006528454078" calcext:value-type="float">
            <text:p>54.00</text:p>
          </table:table-cell>
          <table:table-cell table:number-columns-repeated="4"/>
          <table:table-cell table:style-name="ce57" table:formula="of:=[.$AA$3]/[.$L45]" office:value-type="float" office:value="78.4218190647045" calcext:value-type="float">
            <text:p>78.4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6]" office:value-type="float" office:value="1.112055" calcext:value-type="float">
            <text:p>1.11</text:p>
          </table:table-cell>
          <table:table-cell table:style-name="ce57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6]" office:value-type="float" office:value="30.1221792087622" calcext:value-type="float">
            <text:p>30.12</text:p>
          </table:table-cell>
          <table:table-cell table:number-columns-repeated="4"/>
          <table:table-cell table:style-name="ce57" table:formula="of:=[.$V$3]/[.$L46]" office:value-type="float" office:value="54.0006528454078" calcext:value-type="float">
            <text:p>54.00</text:p>
          </table:table-cell>
          <table:table-cell table:number-columns-repeated="4"/>
          <table:table-cell table:style-name="ce57" table:formula="of:=[.$AA$3]/[.$L46]" office:value-type="float" office:value="78.4218190647045" calcext:value-type="float">
            <text:p>78.4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00" calcext:value-type="float">
            <text:p>300</text:p>
          </table:table-cell>
          <table:table-cell table:style-name="ce57" table:formula="of:=4.44822/1000*[.B47]" office:value-type="float" office:value="1.334466" calcext:value-type="float">
            <text:p>1.33</text:p>
          </table:table-cell>
          <table:table-cell table:style-name="ce57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57" table:formula="of:=[.$Q$3]/[.$L47]" office:value-type="float" office:value="25.1018160073018" calcext:value-type="float">
            <text:p>25.10</text:p>
          </table:table-cell>
          <table:table-cell table:number-columns-repeated="4"/>
          <table:table-cell table:style-name="ce57" table:formula="of:=[.$V$3]/[.$L47]" office:value-type="float" office:value="45.0005440378399" calcext:value-type="float">
            <text:p>45.00</text:p>
          </table:table-cell>
          <table:table-cell table:number-columns-repeated="4"/>
          <table:table-cell table:style-name="ce57" table:formula="of:=[.$AA$3]/[.$L47]" office:value-type="float" office:value="65.3515158872538" calcext:value-type="float">
            <text:p>65.35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style-name="ce57" table:formula="of:=4.44822/1000*[.B48]" office:value-type="float" office:value="0.5337864" calcext:value-type="float">
            <text:p>0.53</text:p>
          </table:table-cell>
          <table:table-cell table:style-name="ce57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57" table:formula="of:=[.$Q$3]/[.$L48]" office:value-type="float" office:value="62.7545400182545" calcext:value-type="float">
            <text:p>62.75</text:p>
          </table:table-cell>
          <table:table-cell table:number-columns-repeated="4"/>
          <table:table-cell table:style-name="ce57" table:formula="of:=[.$V$3]/[.$L48]" office:value-type="float" office:value="112.5013600946" calcext:value-type="float">
            <text:p>112.50</text:p>
          </table:table-cell>
          <table:table-cell table:number-columns-repeated="4"/>
          <table:table-cell table:style-name="ce57" table:formula="of:=[.$AA$3]/[.$L48]" office:value-type="float" office:value="163.378789718134" calcext:value-type="float">
            <text:p>163.38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20" calcext:value-type="float">
            <text:p>320</text:p>
          </table:table-cell>
          <table:table-cell table:style-name="ce57" table:formula="of:=4.44822/1000*[.B49]" office:value-type="float" office:value="1.4234304" calcext:value-type="float">
            <text:p>1.42</text:p>
          </table:table-cell>
          <table:table-cell table:style-name="ce57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57" table:formula="of:=[.$Q$3]/[.$L49]" office:value-type="float" office:value="23.5329525068454" calcext:value-type="float">
            <text:p>23.53</text:p>
          </table:table-cell>
          <table:table-cell table:number-columns-repeated="4"/>
          <table:table-cell table:style-name="ce57" table:formula="of:=[.$V$3]/[.$L49]" office:value-type="float" office:value="42.1880100354749" calcext:value-type="float">
            <text:p>42.19</text:p>
          </table:table-cell>
          <table:table-cell table:number-columns-repeated="4"/>
          <table:table-cell table:style-name="ce57" table:formula="of:=[.$AA$3]/[.$L49]" office:value-type="float" office:value="61.2670461443004" calcext:value-type="float">
            <text:p>61.27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10" calcext:value-type="float">
            <text:p>310</text:p>
          </table:table-cell>
          <table:table-cell table:style-name="ce57" table:formula="of:=4.44822/1000*[.B50]" office:value-type="float" office:value="1.3789482" calcext:value-type="float">
            <text:p>1.38</text:p>
          </table:table-cell>
          <table:table-cell table:style-name="ce57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57" table:formula="of:=[.$Q$3]/[.$L50]" office:value-type="float" office:value="24.2920800070663" calcext:value-type="float">
            <text:p>24.29</text:p>
          </table:table-cell>
          <table:table-cell table:number-columns-repeated="4"/>
          <table:table-cell table:style-name="ce57" table:formula="of:=[.$V$3]/[.$L50]" office:value-type="float" office:value="43.5489135850063" calcext:value-type="float">
            <text:p>43.55</text:p>
          </table:table-cell>
          <table:table-cell table:number-columns-repeated="4"/>
          <table:table-cell table:style-name="ce57" table:formula="of:=[.$AA$3]/[.$L50]" office:value-type="float" office:value="63.2434024715359" calcext:value-type="float">
            <text:p>63.2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1]" office:value-type="float" office:value="0.6227508" calcext:value-type="float">
            <text:p>0.62</text:p>
          </table:table-cell>
          <table:table-cell table:style-name="ce57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1]" office:value-type="float" office:value="53.7896057299324" calcext:value-type="float">
            <text:p>53.79</text:p>
          </table:table-cell>
          <table:table-cell table:number-columns-repeated="4"/>
          <table:table-cell table:style-name="ce57" table:formula="of:=[.$V$3]/[.$L51]" office:value-type="float" office:value="96.4297372239425" calcext:value-type="float">
            <text:p>96.43</text:p>
          </table:table-cell>
          <table:table-cell table:number-columns-repeated="4"/>
          <table:table-cell table:style-name="ce57" table:formula="of:=[.$AA$3]/[.$L51]" office:value-type="float" office:value="140.038962615544" calcext:value-type="float">
            <text:p>140.0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2]" office:value-type="float" office:value="0.8006796" calcext:value-type="float">
            <text:p>0.80</text:p>
          </table:table-cell>
          <table:table-cell table:style-name="ce57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2]" office:value-type="float" office:value="41.8363600121697" calcext:value-type="float">
            <text:p>41.84</text:p>
          </table:table-cell>
          <table:table-cell table:number-columns-repeated="4"/>
          <table:table-cell table:style-name="ce57" table:formula="of:=[.$V$3]/[.$L52]" office:value-type="float" office:value="75.0009067297331" calcext:value-type="float">
            <text:p>75.00</text:p>
          </table:table-cell>
          <table:table-cell table:number-columns-repeated="4"/>
          <table:table-cell table:style-name="ce57" table:formula="of:=[.$AA$3]/[.$L52]" office:value-type="float" office:value="108.919193145423" calcext:value-type="float">
            <text:p>108.9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table:style-name="ce57" table:formula="of:=4.44822/1000*[.B53]" office:value-type="float" office:value="1.0230906" calcext:value-type="float">
            <text:p>1.02</text:p>
          </table:table-cell>
          <table:table-cell table:style-name="ce57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57" table:formula="of:=[.$Q$3]/[.$L53]" office:value-type="float" office:value="32.7414991399589" calcext:value-type="float">
            <text:p>32.74</text:p>
          </table:table-cell>
          <table:table-cell table:number-columns-repeated="4"/>
          <table:table-cell table:style-name="ce57" table:formula="of:=[.$V$3]/[.$L53]" office:value-type="float" office:value="58.6963617884868" calcext:value-type="float">
            <text:p>58.70</text:p>
          </table:table-cell>
          <table:table-cell table:number-columns-repeated="4"/>
          <table:table-cell table:style-name="ce57" table:formula="of:=[.$AA$3]/[.$L53]" office:value-type="float" office:value="85.2411076790267" calcext:value-type="float">
            <text:p>85.2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4]" office:value-type="float" office:value="1.2899838" calcext:value-type="float">
            <text:p>1.29</text:p>
          </table:table-cell>
          <table:table-cell table:style-name="ce57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4]" office:value-type="float" office:value="25.9673958696225" calcext:value-type="float">
            <text:p>25.97</text:p>
          </table:table-cell>
          <table:table-cell table:number-columns-repeated="4"/>
          <table:table-cell table:style-name="ce57" table:formula="of:=[.$V$3]/[.$L54]" office:value-type="float" office:value="46.5522869356964" calcext:value-type="float">
            <text:p>46.55</text:p>
          </table:table-cell>
          <table:table-cell table:number-columns-repeated="4"/>
          <table:table-cell table:style-name="ce57" table:formula="of:=[.$AA$3]/[.$L54]" office:value-type="float" office:value="67.6050164350901" calcext:value-type="float">
            <text:p>67.61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5]" office:value-type="float" office:value="1.2899838" calcext:value-type="float">
            <text:p>1.29</text:p>
          </table:table-cell>
          <table:table-cell table:style-name="ce57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5]" office:value-type="float" office:value="25.9673958696225" calcext:value-type="float">
            <text:p>25.97</text:p>
          </table:table-cell>
          <table:table-cell table:number-columns-repeated="4"/>
          <table:table-cell table:style-name="ce57" table:formula="of:=[.$V$3]/[.$L55]" office:value-type="float" office:value="46.5522869356964" calcext:value-type="float">
            <text:p>46.55</text:p>
          </table:table-cell>
          <table:table-cell table:number-columns-repeated="4"/>
          <table:table-cell table:style-name="ce57" table:formula="of:=[.$AA$3]/[.$L55]" office:value-type="float" office:value="67.6050164350901" calcext:value-type="float">
            <text:p>67.61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56]" office:value-type="float" office:value="1.556877" calcext:value-type="float">
            <text:p>1.56</text:p>
          </table:table-cell>
          <table:table-cell table:style-name="ce57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56]" office:value-type="float" office:value="21.515842291973" calcext:value-type="float">
            <text:p>21.52</text:p>
          </table:table-cell>
          <table:table-cell table:number-columns-repeated="4"/>
          <table:table-cell table:style-name="ce57" table:formula="of:=[.$V$3]/[.$L56]" office:value-type="float" office:value="38.571894889577" calcext:value-type="float">
            <text:p>38.57</text:p>
          </table:table-cell>
          <table:table-cell table:number-columns-repeated="4"/>
          <table:table-cell table:style-name="ce57" table:formula="of:=[.$AA$3]/[.$L56]" office:value-type="float" office:value="56.0155850462175" calcext:value-type="float">
            <text:p>56.0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7]" office:value-type="float" office:value="0.6227508" calcext:value-type="float">
            <text:p>0.62</text:p>
          </table:table-cell>
          <table:table-cell table:style-name="ce57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7]" office:value-type="float" office:value="53.7896057299324" calcext:value-type="float">
            <text:p>53.79</text:p>
          </table:table-cell>
          <table:table-cell table:number-columns-repeated="4"/>
          <table:table-cell table:style-name="ce57" table:formula="of:=[.$V$3]/[.$L57]" office:value-type="float" office:value="96.4297372239425" calcext:value-type="float">
            <text:p>96.43</text:p>
          </table:table-cell>
          <table:table-cell table:number-columns-repeated="4"/>
          <table:table-cell table:style-name="ce57" table:formula="of:=[.$AA$3]/[.$L57]" office:value-type="float" office:value="140.038962615544" calcext:value-type="float">
            <text:p>140.0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8]" office:value-type="float" office:value="0.8006796" calcext:value-type="float">
            <text:p>0.80</text:p>
          </table:table-cell>
          <table:table-cell table:style-name="ce57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8]" office:value-type="float" office:value="41.8363600121697" calcext:value-type="float">
            <text:p>41.84</text:p>
          </table:table-cell>
          <table:table-cell table:number-columns-repeated="4"/>
          <table:table-cell table:style-name="ce57" table:formula="of:=[.$V$3]/[.$L58]" office:value-type="float" office:value="75.0009067297331" calcext:value-type="float">
            <text:p>75.00</text:p>
          </table:table-cell>
          <table:table-cell table:number-columns-repeated="4"/>
          <table:table-cell table:style-name="ce57" table:formula="of:=[.$AA$3]/[.$L58]" office:value-type="float" office:value="108.919193145423" calcext:value-type="float">
            <text:p>108.9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500" calcext:value-type="float">
            <text:p>500</text:p>
          </table:table-cell>
          <table:table-cell table:style-name="ce57" table:formula="of:=4.44822/1000*[.B59]" office:value-type="float" office:value="2.22411" calcext:value-type="float">
            <text:p>2.22</text:p>
          </table:table-cell>
          <table:table-cell table:style-name="ce57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57" table:formula="of:=[.$Q$3]/[.$L59]" office:value-type="float" office:value="15.0610896043811" calcext:value-type="float">
            <text:p>15.06</text:p>
          </table:table-cell>
          <table:table-cell table:number-columns-repeated="4"/>
          <table:table-cell table:style-name="ce57" table:formula="of:=[.$V$3]/[.$L59]" office:value-type="float" office:value="27.0003264227039" calcext:value-type="float">
            <text:p>27.00</text:p>
          </table:table-cell>
          <table:table-cell table:number-columns-repeated="4"/>
          <table:table-cell table:style-name="ce57" table:formula="of:=[.$AA$3]/[.$L59]" office:value-type="float" office:value="39.2109095323523" calcext:value-type="float">
            <text:p>39.21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60]" office:value-type="float" office:value="0.667233" calcext:value-type="float">
            <text:p>0.67</text:p>
          </table:table-cell>
          <table:table-cell table:style-name="ce57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60]" office:value-type="float" office:value="50.2036320146036" calcext:value-type="float">
            <text:p>50.20</text:p>
          </table:table-cell>
          <table:table-cell table:number-columns-repeated="4"/>
          <table:table-cell table:style-name="ce57" table:formula="of:=[.$V$3]/[.$L60]" office:value-type="float" office:value="90.0010880756797" calcext:value-type="float">
            <text:p>90.00</text:p>
          </table:table-cell>
          <table:table-cell table:number-columns-repeated="4"/>
          <table:table-cell table:style-name="ce57" table:formula="of:=[.$AA$3]/[.$L60]" office:value-type="float" office:value="130.703031774508" calcext:value-type="float">
            <text:p>130.70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61]" office:value-type="float" office:value="1.556877" calcext:value-type="float">
            <text:p>1.56</text:p>
          </table:table-cell>
          <table:table-cell table:style-name="ce57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61]" office:value-type="float" office:value="21.515842291973" calcext:value-type="float">
            <text:p>21.52</text:p>
          </table:table-cell>
          <table:table-cell table:number-columns-repeated="4"/>
          <table:table-cell table:style-name="ce57" table:formula="of:=[.$V$3]/[.$L61]" office:value-type="float" office:value="38.571894889577" calcext:value-type="float">
            <text:p>38.57</text:p>
          </table:table-cell>
          <table:table-cell table:number-columns-repeated="4"/>
          <table:table-cell table:style-name="ce57" table:formula="of:=[.$AA$3]/[.$L61]" office:value-type="float" office:value="56.0155850462175" calcext:value-type="float">
            <text:p>56.02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2]" office:value-type="float" office:value="0.889644" calcext:value-type="float">
            <text:p>0.89</text:p>
          </table:table-cell>
          <table:table-cell table:style-name="ce57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2]" office:value-type="float" office:value="37.6527240109527" calcext:value-type="float">
            <text:p>37.65</text:p>
          </table:table-cell>
          <table:table-cell table:number-columns-repeated="4"/>
          <table:table-cell table:style-name="ce57" table:formula="of:=[.$V$3]/[.$L62]" office:value-type="float" office:value="67.5008160567598" calcext:value-type="float">
            <text:p>67.50</text:p>
          </table:table-cell>
          <table:table-cell table:number-columns-repeated="4"/>
          <table:table-cell table:style-name="ce57" table:formula="of:=[.$AA$3]/[.$L62]" office:value-type="float" office:value="98.0272738308807" calcext:value-type="float">
            <text:p>98.03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400" calcext:value-type="float">
            <text:p>400</text:p>
          </table:table-cell>
          <table:table-cell table:style-name="ce57" table:formula="of:=4.44822/1000*[.B63]" office:value-type="float" office:value="1.779288" calcext:value-type="float">
            <text:p>1.78</text:p>
          </table:table-cell>
          <table:table-cell table:style-name="ce57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57" table:formula="of:=[.$Q$3]/[.$L63]" office:value-type="float" office:value="18.8263620054764" calcext:value-type="float">
            <text:p>18.83</text:p>
          </table:table-cell>
          <table:table-cell table:number-columns-repeated="4"/>
          <table:table-cell table:style-name="ce57" table:formula="of:=[.$V$3]/[.$L63]" office:value-type="float" office:value="33.7504080283799" calcext:value-type="float">
            <text:p>33.75</text:p>
          </table:table-cell>
          <table:table-cell table:number-columns-repeated="4"/>
          <table:table-cell table:style-name="ce57" table:formula="of:=[.$AA$3]/[.$L63]" office:value-type="float" office:value="49.0136369154403" calcext:value-type="float">
            <text:p>49.01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4]" office:value-type="float" office:value="1.6013592" calcext:value-type="float">
            <text:p>1.60</text:p>
          </table:table-cell>
          <table:table-cell table:style-name="ce57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4]" office:value-type="float" office:value="20.9181800060848" calcext:value-type="float">
            <text:p>20.92</text:p>
          </table:table-cell>
          <table:table-cell table:number-columns-repeated="4"/>
          <table:table-cell table:style-name="ce57" table:formula="of:=[.$V$3]/[.$L64]" office:value-type="float" office:value="37.5004533648665" calcext:value-type="float">
            <text:p>37.50</text:p>
          </table:table-cell>
          <table:table-cell table:number-columns-repeated="4"/>
          <table:table-cell table:style-name="ce57" table:formula="of:=[.$AA$3]/[.$L64]" office:value-type="float" office:value="54.4595965727115" calcext:value-type="float">
            <text:p>54.46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5]" office:value-type="float" office:value="0.889644" calcext:value-type="float">
            <text:p>0.89</text:p>
          </table:table-cell>
          <table:table-cell table:style-name="ce57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5]" office:value-type="float" office:value="37.6527240109527" calcext:value-type="float">
            <text:p>37.65</text:p>
          </table:table-cell>
          <table:table-cell table:number-columns-repeated="4"/>
          <table:table-cell table:style-name="ce57" table:formula="of:=[.$V$3]/[.$L65]" office:value-type="float" office:value="67.5008160567598" calcext:value-type="float">
            <text:p>67.50</text:p>
          </table:table-cell>
          <table:table-cell table:number-columns-repeated="4"/>
          <table:table-cell table:style-name="ce57" table:formula="of:=[.$AA$3]/[.$L65]" office:value-type="float" office:value="98.0272738308807" calcext:value-type="float">
            <text:p>98.03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6]" office:value-type="float" office:value="1.6013592" calcext:value-type="float">
            <text:p>1.60</text:p>
          </table:table-cell>
          <table:table-cell table:style-name="ce57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6]" office:value-type="float" office:value="20.9181800060848" calcext:value-type="float">
            <text:p>20.92</text:p>
          </table:table-cell>
          <table:table-cell table:number-columns-repeated="4"/>
          <table:table-cell table:style-name="ce57" table:formula="of:=[.$V$3]/[.$L66]" office:value-type="float" office:value="37.5004533648665" calcext:value-type="float">
            <text:p>37.50</text:p>
          </table:table-cell>
          <table:table-cell table:number-columns-repeated="4"/>
          <table:table-cell table:style-name="ce57" table:formula="of:=[.$AA$3]/[.$L66]" office:value-type="float" office:value="54.4595965727115" calcext:value-type="float">
            <text:p>54.46</text:p>
          </table:table-cell>
          <table:table-cell table:number-columns-repeated="997"/>
        </table:table-row>
        <table:table-row table:style-name="ro4">
          <table:table-cell table:number-columns-repeated="11"/>
          <table:table-cell table:style-name="ce84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84" table:formula="of:=MIN([.Q42:.Q66])" office:value-type="float" office:value="15.0610896043811" calcext:value-type="float">
            <text:p>15.06</text:p>
          </table:table-cell>
          <table:table-cell table:number-columns-repeated="4"/>
          <table:table-cell table:style-name="ce84" table:formula="of:=MIN([.V42:.V66])" office:value-type="float" office:value="27.0003264227039" calcext:value-type="float">
            <text:p>27.00</text:p>
          </table:table-cell>
          <table:table-cell table:number-columns-repeated="4"/>
          <table:table-cell table:style-name="ce84" table:formula="of:=MIN([.AA42:.AA66])" office:value-type="float" office:value="39.2109095323523" calcext:value-type="float">
            <text:p>39.21</text:p>
          </table:table-cell>
          <table:table-cell table:number-columns-repeated="997"/>
        </table:table-row>
        <table:table-row table:style-name="ro4">
          <table:table-cell table:style-name="ce169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70]" office:value-type="float" office:value="0.6227508" calcext:value-type="float">
            <text:p>0.62</text:p>
          </table:table-cell>
          <table:table-cell table:style-name="ce57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70]" office:value-type="float" office:value="53.7896057299324" calcext:value-type="float">
            <text:p>53.79</text:p>
          </table:table-cell>
          <table:table-cell table:number-columns-repeated="4"/>
          <table:table-cell table:style-name="ce57" table:formula="of:=[.$V$3]/[.$L70]" office:value-type="float" office:value="96.4297372239425" calcext:value-type="float">
            <text:p>96.43</text:p>
          </table:table-cell>
          <table:table-cell table:number-columns-repeated="4"/>
          <table:table-cell table:style-name="ce57" table:formula="of:=[.$AA$3]/[.$L70]" office:value-type="float" office:value="140.038962615544" calcext:value-type="float">
            <text:p>140.0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840" calcext:value-type="float">
            <text:p>840</text:p>
          </table:table-cell>
          <table:table-cell table:style-name="ce57" table:formula="of:=4.44822/1000*[.B71]" office:value-type="float" office:value="3.7365048" calcext:value-type="float">
            <text:p>3.74</text:p>
          </table:table-cell>
          <table:table-cell table:style-name="ce57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57" table:formula="of:=[.$Q$3]/[.$L71]" office:value-type="float" office:value="8.96493428832207" calcext:value-type="float">
            <text:p>8.96</text:p>
          </table:table-cell>
          <table:table-cell table:number-columns-repeated="4"/>
          <table:table-cell table:style-name="ce57" table:formula="of:=[.$V$3]/[.$L71]" office:value-type="float" office:value="16.0716228706571" calcext:value-type="float">
            <text:p>16.07</text:p>
          </table:table-cell>
          <table:table-cell table:number-columns-repeated="4"/>
          <table:table-cell table:style-name="ce57" table:formula="of:=[.$AA$3]/[.$L71]" office:value-type="float" office:value="23.3398271025906" calcext:value-type="float">
            <text:p>23.34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680" calcext:value-type="float">
            <text:p>1680</text:p>
          </table:table-cell>
          <table:table-cell table:style-name="ce57" table:formula="of:=4.44822/1000*[.B72]" office:value-type="float" office:value="7.4730096" calcext:value-type="float">
            <text:p>7.47</text:p>
          </table:table-cell>
          <table:table-cell table:style-name="ce57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85" table:formula="of:=[.$Q$3]/[.$L72]" office:value-type="float" office:value="4.48246714416104" calcext:value-type="float">
            <text:p>4.48</text:p>
          </table:table-cell>
          <table:table-cell table:number-columns-repeated="4"/>
          <table:table-cell table:style-name="ce57" table:formula="of:=[.$V$3]/[.$L72]" office:value-type="float" office:value="8.03581143532855" calcext:value-type="float">
            <text:p>8.04</text:p>
          </table:table-cell>
          <table:table-cell table:number-columns-repeated="4"/>
          <table:table-cell table:style-name="ce57" table:formula="of:=[.$AA$3]/[.$L72]" office:value-type="float" office:value="11.6699135512953" calcext:value-type="float">
            <text:p>11.67</text:p>
          </table:table-cell>
          <table:table-cell table:number-columns-repeated="997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style-name="ce57" table:formula="of:=4.44822/1000*[.B73]" office:value-type="float" office:value="0.5560275" calcext:value-type="float">
            <text:p>0.56</text:p>
          </table:table-cell>
          <table:table-cell table:style-name="ce57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57" table:formula="of:=[.$Q$3]/[.$L73]" office:value-type="float" office:value="60.2443584175243" calcext:value-type="float">
            <text:p>60.24</text:p>
          </table:table-cell>
          <table:table-cell table:number-columns-repeated="4"/>
          <table:table-cell table:style-name="ce57" table:formula="of:=[.$V$3]/[.$L73]" office:value-type="float" office:value="108.001305690816" calcext:value-type="float">
            <text:p>108.00</text:p>
          </table:table-cell>
          <table:table-cell table:number-columns-repeated="4"/>
          <table:table-cell table:style-name="ce57" table:formula="of:=[.$AA$3]/[.$L73]" office:value-type="float" office:value="156.843638129409" calcext:value-type="float">
            <text:p>156.84</text:p>
          </table:table-cell>
          <table:table-cell table:number-columns-repeated="997"/>
        </table:table-row>
        <table:table-row table:style-name="ro4">
          <table:table-cell table:number-columns-repeated="11"/>
          <table:table-cell table:style-name="ce84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84" table:formula="of:=MIN([.Q70:.Q73])" office:value-type="float" office:value="4.48246714416104" calcext:value-type="float">
            <text:p>4.48</text:p>
          </table:table-cell>
          <table:table-cell table:number-columns-repeated="4"/>
          <table:table-cell table:style-name="ce84" table:formula="of:=MIN([.V70:.V73])" office:value-type="float" office:value="8.03581143532855" calcext:value-type="float">
            <text:p>8.04</text:p>
          </table:table-cell>
          <table:table-cell table:number-columns-repeated="4"/>
          <table:table-cell table:style-name="ce84" table:formula="of:=MIN([.AA70:.AA73])" office:value-type="float" office:value="11.6699135512953" calcext:value-type="float">
            <text:p>11.67</text:p>
          </table:table-cell>
          <table:table-cell table:number-columns-repeated="997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ast" table:style-name="ta1">
        <table:table-column table:style-name="co13" table:default-cell-style-name="Default"/>
        <table:table-column table:style-name="co17" table:default-cell-style-name="Default"/>
        <table:table-column table:style-name="co20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6" table:default-cell-style-name="ce57"/>
        <table:table-column table:style-name="co3" table:number-columns-repeated="3" table:default-cell-style-name="ce57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row table:style-name="ro4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57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E3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3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3C</text:p>
          </table:table-cell>
          <table:table-cell office:value-type="string" calcext:value-type="string">
            <text:p>max:</text:p>
          </table:table-cell>
          <table:table-cell table:style-name="ce57" office:value-type="float" office:value="5.9474" calcext:value-type="float">
            <text:p>5.95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2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2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2C</text:p>
          </table:table-cell>
          <table:table-cell table:style-name="ce186" office:value-type="string" calcext:value-type="string">
            <text:p>max:</text:p>
          </table:table-cell>
          <table:table-cell table:style-name="ce187" office:value-type="float" office:value="5.9474" calcext:value-type="float">
            <text:p>5.95</text:p>
          </table:table-cell>
          <table:table-cell table:style-name="ce186" office:value-type="string" calcext:value-type="string">
            <text:p>m</text:p>
          </table:table-cell>
          <table:table-cell/>
          <table:table-cell office:value-type="string" calcext:value-type="string">
            <text:p>E1A</text:p>
          </table:table-cell>
          <table:table-cell office:value-type="string" calcext:value-type="string">
            <text:p>max: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1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1C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</table:table-row>
        <table:table-row table:style-name="ro4">
          <table:table-cell table:style-name="ce169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57" office:value-type="float" office:value="68.7628178544" calcext:value-type="float">
            <text:p>68.7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21.5355045717" calcext:value-type="float">
            <text:p>21.54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59.3884478466" calcext:value-type="float">
            <text:p>59.39</text:p>
          </table:table-cell>
          <table:table-cell table:number-columns-repeated="4"/>
          <table:table-cell table:style-name="ce57" office:value-type="float" office:value="117.695067999" calcext:value-type="float">
            <text:p>117.70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36.8603666058" calcext:value-type="float">
            <text:p>36.8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101.649810548" calcext:value-type="float">
            <text:p>101.65</text:p>
          </table:table-cell>
          <table:table-cell table:number-columns-repeated="4"/>
          <table:table-cell table:style-name="ce57" office:value-type="float" office:value="118.864732078" calcext:value-type="float">
            <text:p>118.86</text:p>
          </table:table-cell>
          <table:table-cell table:number-columns-repeated="4"/>
          <table:table-cell table:style-name="ce57" office:value-type="float" office:value="8.08952407212" calcext:value-type="float">
            <text:p>8.09</text:p>
          </table:table-cell>
          <table:table-cell table:number-columns-repeated="4"/>
          <table:table-cell table:style-name="ce57" office:value-type="float" office:value="133.136458913" calcext:value-type="float">
            <text:p>133.14</text:p>
          </table:table-cell>
          <table:table-cell table:number-columns-repeated="3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6]*[.$H$1]" office:value-type="float" office:value="8.17258267716537" calcext:value-type="float">
            <text:p>8.17</text:p>
          </table:table-cell>
          <table:table-cell table:style-name="ce57" table:formula="of:=[.C6]*[.$H$1]" office:value-type="float" office:value="12.2588740157481" calcext:value-type="float">
            <text:p>12.26</text:p>
          </table:table-cell>
          <table:table-cell table:style-name="ce57" table:formula="of:=[.D6]*[.$H$1]" office:value-type="float" office:value="15.9073484251969" calcext:value-type="float">
            <text:p>15.91</text:p>
          </table:table-cell>
          <table:table-cell table:style-name="ce57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57" table:formula="of:=[.$Q$3]/[.L6]" office:value-type="float" office:value="16.8276836272399" calcext:value-type="float">
            <text:p>16.83</text:p>
          </table:table-cell>
          <table:table-cell table:style-name="ce57" table:formula="of:=[.$Q$3]/[.M6]" office:value-type="float" office:value="11.2184557514933" calcext:value-type="float">
            <text:p>11.22</text:p>
          </table:table-cell>
          <table:table-cell table:style-name="ce57" table:formula="of:=[.$Q$3]/[.N6]" office:value-type="float" office:value="8.64541544151774" calcext:value-type="float">
            <text:p>8.65</text:p>
          </table:table-cell>
          <table:table-cell table:style-name="ce57" table:formula="of:=[.$Q$3]/[.O6]" office:value-type="float" office:value="6.58986211975828" calcext:value-type="float">
            <text:p>6.59</text:p>
          </table:table-cell>
          <table:table-cell/>
          <table:table-cell table:style-name="ce57" table:formula="of:=[.$V$3]/[.L6]" office:value-type="float" office:value="5.27018334898498" calcext:value-type="float">
            <text:p>5.27</text:p>
          </table:table-cell>
          <table:table-cell table:style-name="ce57" table:formula="of:=[.$V$3]/[.M6]" office:value-type="float" office:value="3.51345556598999" calcext:value-type="float">
            <text:p>3.51</text:p>
          </table:table-cell>
          <table:table-cell table:style-name="ce57" table:formula="of:=[.$V$3]/[.N6]" office:value-type="float" office:value="2.70761713342348" calcext:value-type="float">
            <text:p>2.71</text:p>
          </table:table-cell>
          <table:table-cell table:style-name="ce57" table:formula="of:=[.$V$3]/[.O6]" office:value-type="float" office:value="2.06384802477733" calcext:value-type="float">
            <text:p>2.06</text:p>
          </table:table-cell>
          <table:table-cell/>
          <table:table-cell table:style-name="ce57" table:formula="of:=[.$AA$3]/[.L6]" office:value-type="float" office:value="14.5335814130176" calcext:value-type="float">
            <text:p>14.53</text:p>
          </table:table-cell>
          <table:table-cell table:style-name="ce57" table:formula="of:=[.$AA$3]/[.M6]" office:value-type="float" office:value="9.68905427534505" calcext:value-type="float">
            <text:p>9.69</text:p>
          </table:table-cell>
          <table:table-cell table:style-name="ce57" table:formula="of:=[.$AA$3]/[.N6]" office:value-type="float" office:value="7.4667941204494" calcext:value-type="float">
            <text:p>7.47</text:p>
          </table:table-cell>
          <table:table-cell table:style-name="ce57" table:formula="of:=[.$AA$3]/[.O6]" office:value-type="float" office:value="5.69147244146143" calcext:value-type="float">
            <text:p>5.69</text:p>
          </table:table-cell>
          <table:table-cell/>
          <table:table-cell table:style-name="ce57" table:formula="of:=[.$AF$3]/[.$L6]" office:value-type="float" office:value="28.8024172157588" calcext:value-type="float">
            <text:p>28.80</text:p>
          </table:table-cell>
          <table:table-cell table:style-name="ce57" table:formula="of:=[.$AF$3]/[.$M6]" office:value-type="float" office:value="19.2016114771725" calcext:value-type="float">
            <text:p>19.20</text:p>
          </table:table-cell>
          <table:table-cell table:style-name="ce57" table:formula="of:=[.$AF$3]/[.$N6]" office:value-type="float" office:value="14.7975721475458" calcext:value-type="float">
            <text:p>14.80</text:p>
          </table:table-cell>
          <table:table-cell table:style-name="ce57" table:formula="of:=[.$AF$3]/[.$O6]" office:value-type="float" office:value="11.2792682802972" calcext:value-type="float">
            <text:p>11.28</text:p>
          </table:table-cell>
          <table:table-cell/>
          <table:table-cell table:style-name="ce57" table:formula="of:=[.$AK$3]/[.$L6]" office:value-type="float" office:value="9.02049402541741" calcext:value-type="float">
            <text:p>9.02</text:p>
          </table:table-cell>
          <table:table-cell table:style-name="ce57" table:formula="of:=[.$AK$3]/[.$M6]" office:value-type="float" office:value="6.01366268361161" calcext:value-type="float">
            <text:p>6.01</text:p>
          </table:table-cell>
          <table:table-cell table:style-name="ce57" table:formula="of:=[.$AK$3]/[.$N6]" office:value-type="float" office:value="4.6343822515906" calcext:value-type="float">
            <text:p>4.63</text:p>
          </table:table-cell>
          <table:table-cell table:style-name="ce57" table:formula="of:=[.$AK$3]/[.$O6]" office:value-type="float" office:value="3.53250115680682" calcext:value-type="float">
            <text:p>3.53</text:p>
          </table:table-cell>
          <table:table-cell/>
          <table:table-cell table:style-name="ce57" table:formula="of:=[.$AP$3]/[.$L6]" office:value-type="float" office:value="24.8758108821621" calcext:value-type="float">
            <text:p>24.88</text:p>
          </table:table-cell>
          <table:table-cell table:style-name="ce57" table:formula="of:=[.$AP$3]/[.$M6]" office:value-type="float" office:value="16.5838739214414" calcext:value-type="float">
            <text:p>16.58</text:p>
          </table:table-cell>
          <table:table-cell table:style-name="ce57" table:formula="of:=[.$AP$3]/[.$N6]" office:value-type="float" office:value="12.7802331137714" calcext:value-type="float">
            <text:p>12.78</text:p>
          </table:table-cell>
          <table:table-cell table:style-name="ce57" table:formula="of:=[.$AP$3]/[.$O6]" office:value-type="float" office:value="9.74157628951804" calcext:value-type="float">
            <text:p>9.74</text:p>
          </table:table-cell>
          <table:table-cell/>
          <table:table-cell table:style-name="ce57" table:formula="of:=[.$AU$3]/[.$L6]" office:value-type="float" office:value="29.0886582059584" calcext:value-type="float">
            <text:p>29.09</text:p>
          </table:table-cell>
          <table:table-cell table:style-name="ce57" table:formula="of:=[.$AU$3]/[.$M6]" office:value-type="float" office:value="19.3924388039723" calcext:value-type="float">
            <text:p>19.39</text:p>
          </table:table-cell>
          <table:table-cell table:style-name="ce57" table:formula="of:=[.$AU$3]/[.$N6]" office:value-type="float" office:value="14.944631738841" calcext:value-type="float">
            <text:p>14.94</text:p>
          </table:table-cell>
          <table:table-cell table:style-name="ce57" table:formula="of:=[.$AU$3]/[.$O6]" office:value-type="float" office:value="11.3913626540816" calcext:value-type="float">
            <text:p>11.39</text:p>
          </table:table-cell>
          <table:table-cell/>
          <table:table-cell table:style-name="ce57" table:formula="of:=[.$AZ$3]/[.$L6]" office:value-type="float" office:value="1.97967384159295" calcext:value-type="float">
            <text:p>1.98</text:p>
          </table:table-cell>
          <table:table-cell table:style-name="ce57" table:formula="of:=[.$AZ$3]/[.$M6]" office:value-type="float" office:value="1.31978256106197" calcext:value-type="float">
            <text:p>1.32</text:p>
          </table:table-cell>
          <table:table-cell table:style-name="ce57" table:formula="of:=[.$AZ$3]/[.$N6]" office:value-type="float" office:value="1.01708013880005" calcext:value-type="float">
            <text:p>1.02</text:p>
          </table:table-cell>
          <table:table-cell table:style-name="ce57" table:formula="of:=[.$AZ$3]/[.$O6]" office:value-type="float" office:value="0.775256889015423" calcext:value-type="float">
            <text:p>0.78</text:p>
          </table:table-cell>
          <table:table-cell/>
          <table:table-cell table:style-name="ce57" table:formula="of:=[.$BE$3]/[.$L6]" office:value-type="float" office:value="32.581244919061" calcext:value-type="float">
            <text:p>32.58</text:p>
          </table:table-cell>
          <table:table-cell table:style-name="ce57" table:formula="of:=[.$BE$3]/[.$M6]" office:value-type="float" office:value="21.7208299460407" calcext:value-type="float">
            <text:p>21.72</text:p>
          </table:table-cell>
          <table:table-cell table:style-name="ce57" table:formula="of:=[.$BE$3]/[.$N6]" office:value-type="float" office:value="16.7389882152974" calcext:value-type="float">
            <text:p>16.74</text:p>
          </table:table-cell>
          <table:table-cell table:style-name="ce57" table:formula="of:=[.$BE$3]/[.$O6]" office:value-type="float" office:value="12.7590889193526" calcext:value-type="float">
            <text:p>12.76</text:p>
          </table:table-cell>
        </table:table-row>
        <table:table-row table:style-name="ro4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57" table:formula="of:=[.B7]*[.$H$1]" office:value-type="float" office:value="9.41306397637797" calcext:value-type="float">
            <text:p>9.41</text:p>
          </table:table-cell>
          <table:table-cell table:style-name="ce57" table:formula="of:=[.C7]*[.$H$1]" office:value-type="float" office:value="14.7398366141733" calcext:value-type="float">
            <text:p>14.74</text:p>
          </table:table-cell>
          <table:table-cell table:style-name="ce57" table:formula="of:=[.D7]*[.$H$1]" office:value-type="float" office:value="18.8261279527559" calcext:value-type="float">
            <text:p>18.83</text:p>
          </table:table-cell>
          <table:table-cell table:style-name="ce57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57" table:formula="of:=[.$Q$3]/[.L7]" office:value-type="float" office:value="14.6100819089215" calcext:value-type="float">
            <text:p>14.61</text:p>
          </table:table-cell>
          <table:table-cell table:style-name="ce57" table:formula="of:=[.$Q$3]/[.M7]" office:value-type="float" office:value="9.3302008230241" calcext:value-type="float">
            <text:p>9.33</text:p>
          </table:table-cell>
          <table:table-cell table:style-name="ce57" table:formula="of:=[.$Q$3]/[.N7]" office:value-type="float" office:value="7.30504095446073" calcext:value-type="float">
            <text:p>7.31</text:p>
          </table:table-cell>
          <table:table-cell table:style-name="ce57" table:formula="of:=[.$Q$3]/[.O7]" office:value-type="float" office:value="5.51082036915458" calcext:value-type="float">
            <text:p>5.51</text:p>
          </table:table-cell>
          <table:table-cell/>
          <table:table-cell table:style-name="ce57" table:formula="of:=[.$V$3]/[.L7]" office:value-type="float" office:value="4.57566306268463" calcext:value-type="float">
            <text:p>4.58</text:p>
          </table:table-cell>
          <table:table-cell table:style-name="ce57" table:formula="of:=[.$V$3]/[.M7]" office:value-type="float" office:value="2.92208185686296" calcext:value-type="float">
            <text:p>2.92</text:p>
          </table:table-cell>
          <table:table-cell table:style-name="ce57" table:formula="of:=[.$V$3]/[.N7]" office:value-type="float" office:value="2.28783153134232" calcext:value-type="float">
            <text:p>2.29</text:p>
          </table:table-cell>
          <table:table-cell table:style-name="ce57" table:formula="of:=[.$V$3]/[.O7]" office:value-type="float" office:value="1.72590799732841" calcext:value-type="float">
            <text:p>1.73</text:p>
          </table:table-cell>
          <table:table-cell/>
          <table:table-cell table:style-name="ce57" table:formula="of:=[.$AA$3]/[.L7]" office:value-type="float" office:value="12.6183032423098" calcext:value-type="float">
            <text:p>12.62</text:p>
          </table:table-cell>
          <table:table-cell table:style-name="ce57" table:formula="of:=[.$AA$3]/[.M7]" office:value-type="float" office:value="8.05822335771272" calcext:value-type="float">
            <text:p>8.06</text:p>
          </table:table-cell>
          <table:table-cell table:style-name="ce57" table:formula="of:=[.$AA$3]/[.N7]" office:value-type="float" office:value="6.30915162115492" calcext:value-type="float">
            <text:p>6.31</text:p>
          </table:table-cell>
          <table:table-cell table:style-name="ce57" table:formula="of:=[.$AA$3]/[.O7]" office:value-type="float" office:value="4.75953543350283" calcext:value-type="float">
            <text:p>4.76</text:p>
          </table:table-cell>
          <table:table-cell/>
          <table:table-cell table:style-name="ce57" table:formula="of:=[.$AF$3]/[.$L7]" office:value-type="float" office:value="25.0067498307363" calcext:value-type="float">
            <text:p>25.01</text:p>
          </table:table-cell>
          <table:table-cell table:style-name="ce57" table:formula="of:=[.$AF$3]/[.$M7]" office:value-type="float" office:value="15.9696570701237" calcext:value-type="float">
            <text:p>15.97</text:p>
          </table:table-cell>
          <table:table-cell table:style-name="ce57" table:formula="of:=[.$AF$3]/[.$N7]" office:value-type="float" office:value="12.5033749153682" calcext:value-type="float">
            <text:p>12.50</text:p>
          </table:table-cell>
          <table:table-cell table:style-name="ce57" table:formula="of:=[.$AF$3]/[.$O7]" office:value-type="float" office:value="9.43237055019002" calcext:value-type="float">
            <text:p>9.43</text:p>
          </table:table-cell>
          <table:table-cell/>
          <table:table-cell table:style-name="ce57" table:formula="of:=[.$AK$3]/[.$L7]" office:value-type="float" office:value="7.83174675075" calcext:value-type="float">
            <text:p>7.83</text:p>
          </table:table-cell>
          <table:table-cell table:style-name="ce57" table:formula="of:=[.$AK$3]/[.$M7]" office:value-type="float" office:value="5.0014620338948" calcext:value-type="float">
            <text:p>5.00</text:p>
          </table:table-cell>
          <table:table-cell table:style-name="ce57" table:formula="of:=[.$AK$3]/[.$N7]" office:value-type="float" office:value="3.915873375375" calcext:value-type="float">
            <text:p>3.92</text:p>
          </table:table-cell>
          <table:table-cell table:style-name="ce57" table:formula="of:=[.$AK$3]/[.$O7]" office:value-type="float" office:value="2.95407991475658" calcext:value-type="float">
            <text:p>2.95</text:p>
          </table:table-cell>
          <table:table-cell/>
          <table:table-cell table:style-name="ce57" table:formula="of:=[.$AP$3]/[.$L7]" office:value-type="float" office:value="21.5976032465284" calcext:value-type="float">
            <text:p>21.60</text:p>
          </table:table-cell>
          <table:table-cell table:style-name="ce57" table:formula="of:=[.$AP$3]/[.$M7]" office:value-type="float" office:value="13.7925288059513" calcext:value-type="float">
            <text:p>13.79</text:p>
          </table:table-cell>
          <table:table-cell table:style-name="ce57" table:formula="of:=[.$AP$3]/[.$N7]" office:value-type="float" office:value="10.7988016232642" calcext:value-type="float">
            <text:p>10.80</text:p>
          </table:table-cell>
          <table:table-cell table:style-name="ce57" table:formula="of:=[.$AP$3]/[.$O7]" office:value-type="float" office:value="8.14646438246245" calcext:value-type="float">
            <text:p>8.15</text:p>
          </table:table-cell>
          <table:table-cell/>
          <table:table-cell table:style-name="ce57" table:formula="of:=[.$AU$3]/[.$L7]" office:value-type="float" office:value="25.2552691400569" calcext:value-type="float">
            <text:p>25.26</text:p>
          </table:table-cell>
          <table:table-cell table:style-name="ce57" table:formula="of:=[.$AU$3]/[.$M7]" office:value-type="float" office:value="16.1283649458779" calcext:value-type="float">
            <text:p>16.13</text:p>
          </table:table-cell>
          <table:table-cell table:style-name="ce57" table:formula="of:=[.$AU$3]/[.$N7]" office:value-type="float" office:value="12.6276345700285" calcext:value-type="float">
            <text:p>12.63</text:p>
          </table:table-cell>
          <table:table-cell table:style-name="ce57" table:formula="of:=[.$AU$3]/[.$O7]" office:value-type="float" office:value="9.52611028967059" calcext:value-type="float">
            <text:p>9.53</text:p>
          </table:table-cell>
          <table:table-cell/>
          <table:table-cell table:style-name="ce57" table:formula="of:=[.$AZ$3]/[.$L7]" office:value-type="float" office:value="1.71878659115047" calcext:value-type="float">
            <text:p>1.72</text:p>
          </table:table-cell>
          <table:table-cell table:style-name="ce57" table:formula="of:=[.$AZ$3]/[.$M7]" office:value-type="float" office:value="1.09764094187332" calcext:value-type="float">
            <text:p>1.10</text:p>
          </table:table-cell>
          <table:table-cell table:style-name="ce57" table:formula="of:=[.$AZ$3]/[.$N7]" office:value-type="float" office:value="0.859393295575236" calcext:value-type="float">
            <text:p>0.86</text:p>
          </table:table-cell>
          <table:table-cell table:style-name="ce57" table:formula="of:=[.$AZ$3]/[.$O7]" office:value-type="float" office:value="0.64831424052167" calcext:value-type="float">
            <text:p>0.65</text:p>
          </table:table-cell>
          <table:table-cell/>
          <table:table-cell table:style-name="ce57" table:formula="of:=[.$BE$3]/[.$L7]" office:value-type="float" office:value="28.2875924878669" calcext:value-type="float">
            <text:p>28.29</text:p>
          </table:table-cell>
          <table:table-cell table:style-name="ce57" table:formula="of:=[.$BE$3]/[.$M7]" office:value-type="float" office:value="18.0648486679942" calcext:value-type="float">
            <text:p>18.06</text:p>
          </table:table-cell>
          <table:table-cell table:style-name="ce57" table:formula="of:=[.$BE$3]/[.$N7]" office:value-type="float" office:value="14.1437962439335" calcext:value-type="float">
            <text:p>14.14</text:p>
          </table:table-cell>
          <table:table-cell table:style-name="ce57" table:formula="of:=[.$BE$3]/[.$O7]" office:value-type="float" office:value="10.6698813770024" calcext:value-type="float">
            <text:p>10.67</text:p>
          </table:table-cell>
        </table:table-row>
        <table:table-row table:style-name="ro4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57" table:formula="of:=[.B8]*[.$H$1]" office:value-type="float" office:value="10.4346368110236" calcext:value-type="float">
            <text:p>10.43</text:p>
          </table:table-cell>
          <table:table-cell table:style-name="ce57" table:formula="of:=[.C8]*[.$H$1]" office:value-type="float" office:value="16.1262568897638" calcext:value-type="float">
            <text:p>16.13</text:p>
          </table:table-cell>
          <table:table-cell table:style-name="ce57" table:formula="of:=[.D8]*[.$H$1]" office:value-type="float" office:value="20.6503651574803" calcext:value-type="float">
            <text:p>20.65</text:p>
          </table:table-cell>
          <table:table-cell table:style-name="ce57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57" table:formula="of:=[.$Q$3]/[.L8]" office:value-type="float" office:value="13.1797242395166" calcext:value-type="float">
            <text:p>13.18</text:p>
          </table:table-cell>
          <table:table-cell table:style-name="ce57" table:formula="of:=[.$Q$3]/[.M8]" office:value-type="float" office:value="8.52805686086365" calcext:value-type="float">
            <text:p>8.53</text:p>
          </table:table-cell>
          <table:table-cell table:style-name="ce57" table:formula="of:=[.$Q$3]/[.N8]" office:value-type="float" office:value="6.65971931537409" calcext:value-type="float">
            <text:p>6.66</text:p>
          </table:table-cell>
          <table:table-cell table:style-name="ce57" table:formula="of:=[.$Q$3]/[.O8]" office:value-type="float" office:value="5.02586817666898" calcext:value-type="float">
            <text:p>5.03</text:p>
          </table:table-cell>
          <table:table-cell/>
          <table:table-cell table:style-name="ce57" table:formula="of:=[.$V$3]/[.L8]" office:value-type="float" office:value="4.12769604955467" calcext:value-type="float">
            <text:p>4.13</text:p>
          </table:table-cell>
          <table:table-cell table:style-name="ce57" table:formula="of:=[.$V$3]/[.M8]" office:value-type="float" office:value="2.67086214971184" calcext:value-type="float">
            <text:p>2.67</text:p>
          </table:table-cell>
          <table:table-cell table:style-name="ce57" table:formula="of:=[.$V$3]/[.N8]" office:value-type="float" office:value="2.08572627238981" calcext:value-type="float">
            <text:p>2.09</text:p>
          </table:table-cell>
          <table:table-cell table:style-name="ce57" table:formula="of:=[.$V$3]/[.O8]" office:value-type="float" office:value="1.57402809356351" calcext:value-type="float">
            <text:p>1.57</text:p>
          </table:table-cell>
          <table:table-cell/>
          <table:table-cell table:style-name="ce57" table:formula="of:=[.$AA$3]/[.L8]" office:value-type="float" office:value="11.3829448829229" calcext:value-type="float">
            <text:p>11.38</text:p>
          </table:table-cell>
          <table:table-cell table:style-name="ce57" table:formula="of:=[.$AA$3]/[.M8]" office:value-type="float" office:value="7.3654349242442" calcext:value-type="float">
            <text:p>7.37</text:p>
          </table:table-cell>
          <table:table-cell table:style-name="ce57" table:formula="of:=[.$AA$3]/[.N8]" office:value-type="float" office:value="5.75180607158293" calcext:value-type="float">
            <text:p>5.75</text:p>
          </table:table-cell>
          <table:table-cell table:style-name="ce57" table:formula="of:=[.$AA$3]/[.O8]" office:value-type="float" office:value="4.34069631535458" calcext:value-type="float">
            <text:p>4.34</text:p>
          </table:table-cell>
          <table:table-cell/>
          <table:table-cell table:style-name="ce57" table:formula="of:=[.$AF$3]/[.$L8]" office:value-type="float" office:value="22.5585365605943" calcext:value-type="float">
            <text:p>22.56</text:p>
          </table:table-cell>
          <table:table-cell table:style-name="ce57" table:formula="of:=[.$AF$3]/[.$M8]" office:value-type="float" office:value="14.5967001274434" calcext:value-type="float">
            <text:p>14.60</text:p>
          </table:table-cell>
          <table:table-cell table:style-name="ce57" table:formula="of:=[.$AF$3]/[.$N8]" office:value-type="float" office:value="11.3988364952826" calcext:value-type="float">
            <text:p>11.40</text:p>
          </table:table-cell>
          <table:table-cell table:style-name="ce57" table:formula="of:=[.$AF$3]/[.$O8]" office:value-type="float" office:value="8.6023219417733" calcext:value-type="float">
            <text:p>8.60</text:p>
          </table:table-cell>
          <table:table-cell/>
          <table:table-cell table:style-name="ce57" table:formula="of:=[.$AK$3]/[.$L8]" office:value-type="float" office:value="7.06500231361363" calcext:value-type="float">
            <text:p>7.07</text:p>
          </table:table-cell>
          <table:table-cell table:style-name="ce57" table:formula="of:=[.$AK$3]/[.$M8]" office:value-type="float" office:value="4.57147208527941" calcext:value-type="float">
            <text:p>4.57</text:p>
          </table:table-cell>
          <table:table-cell table:style-name="ce57" table:formula="of:=[.$AK$3]/[.$N8]" office:value-type="float" office:value="3.56994816553622" calcext:value-type="float">
            <text:p>3.57</text:p>
          </table:table-cell>
          <table:table-cell table:style-name="ce57" table:formula="of:=[.$AK$3]/[.$O8]" office:value-type="float" office:value="2.694120882258" calcext:value-type="float">
            <text:p>2.69</text:p>
          </table:table-cell>
          <table:table-cell/>
          <table:table-cell table:style-name="ce57" table:formula="of:=[.$AP$3]/[.$L8]" office:value-type="float" office:value="19.4831525790361" calcext:value-type="float">
            <text:p>19.48</text:p>
          </table:table-cell>
          <table:table-cell table:style-name="ce57" table:formula="of:=[.$AP$3]/[.$M8]" office:value-type="float" office:value="12.6067457864351" calcext:value-type="float">
            <text:p>12.61</text:p>
          </table:table-cell>
          <table:table-cell table:style-name="ce57" table:formula="of:=[.$AP$3]/[.$N8]" office:value-type="float" office:value="9.84484388269314" calcext:value-type="float">
            <text:p>9.84</text:p>
          </table:table-cell>
          <table:table-cell table:style-name="ce57" table:formula="of:=[.$AP$3]/[.$O8]" office:value-type="float" office:value="7.42957551680576" calcext:value-type="float">
            <text:p>7.43</text:p>
          </table:table-cell>
          <table:table-cell/>
          <table:table-cell table:style-name="ce57" table:formula="of:=[.$AU$3]/[.$L8]" office:value-type="float" office:value="22.7827253081632" calcext:value-type="float">
            <text:p>22.78</text:p>
          </table:table-cell>
          <table:table-cell table:style-name="ce57" table:formula="of:=[.$AU$3]/[.$M8]" office:value-type="float" office:value="14.7417634346939" calcext:value-type="float">
            <text:p>14.74</text:p>
          </table:table-cell>
          <table:table-cell table:style-name="ce57" table:formula="of:=[.$AU$3]/[.$N8]" office:value-type="float" office:value="11.5121191486479" calcext:value-type="float">
            <text:p>11.51</text:p>
          </table:table-cell>
          <table:table-cell table:style-name="ce57" table:formula="of:=[.$AU$3]/[.$O8]" office:value-type="float" office:value="8.68781258417958" calcext:value-type="float">
            <text:p>8.69</text:p>
          </table:table-cell>
          <table:table-cell/>
          <table:table-cell table:style-name="ce57" table:formula="of:=[.$AZ$3]/[.$L8]" office:value-type="float" office:value="1.55051377803085" calcext:value-type="float">
            <text:p>1.55</text:p>
          </table:table-cell>
          <table:table-cell table:style-name="ce57" table:formula="of:=[.$AZ$3]/[.$M8]" office:value-type="float" office:value="1.00327362107878" calcext:value-type="float">
            <text:p>1.00</text:p>
          </table:table-cell>
          <table:table-cell table:style-name="ce57" table:formula="of:=[.$AZ$3]/[.$N8]" office:value-type="float" office:value="0.783475159923714" calcext:value-type="float">
            <text:p>0.78</text:p>
          </table:table-cell>
          <table:table-cell table:style-name="ce57" table:formula="of:=[.$AZ$3]/[.$O8]" office:value-type="float" office:value="0.591262587355763" calcext:value-type="float">
            <text:p>0.59</text:p>
          </table:table-cell>
          <table:table-cell/>
          <table:table-cell table:style-name="ce57" table:formula="of:=[.$BE$3]/[.$L8]" office:value-type="float" office:value="25.5181778387051" calcext:value-type="float">
            <text:p>25.52</text:p>
          </table:table-cell>
          <table:table-cell table:style-name="ce57" table:formula="of:=[.$BE$3]/[.$M8]" office:value-type="float" office:value="16.5117621309268" calcext:value-type="float">
            <text:p>16.51</text:p>
          </table:table-cell>
          <table:table-cell table:style-name="ce57" table:formula="of:=[.$BE$3]/[.$N8]" office:value-type="float" office:value="12.8943442789217" calcext:value-type="float">
            <text:p>12.89</text:p>
          </table:table-cell>
          <table:table-cell table:style-name="ce57" table:formula="of:=[.$BE$3]/[.$O8]" office:value-type="float" office:value="9.73093181582622" calcext:value-type="float">
            <text:p>9.73</text:p>
          </table:table-cell>
        </table:table-row>
        <table:table-row table:style-name="ro4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57" table:formula="of:=[.B9]*[.$H$1]" office:value-type="float" office:value="11.4562096456693" calcext:value-type="float">
            <text:p>11.46</text:p>
          </table:table-cell>
          <table:table-cell table:style-name="ce57" table:formula="of:=[.C9]*[.$H$1]" office:value-type="float" office:value="17.5856466535433" calcext:value-type="float">
            <text:p>17.59</text:p>
          </table:table-cell>
          <table:table-cell table:style-name="ce57" table:formula="of:=[.D9]*[.$H$1]" office:value-type="float" office:value="22.4746023622048" calcext:value-type="float">
            <text:p>22.47</text:p>
          </table:table-cell>
          <table:table-cell table:style-name="ce57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57" table:formula="of:=[.$Q$3]/[.L9]" office:value-type="float" office:value="12.0044622054195" calcext:value-type="float">
            <text:p>12.00</text:p>
          </table:table-cell>
          <table:table-cell table:style-name="ce57" table:formula="of:=[.$Q$3]/[.M9]" office:value-type="float" office:value="7.82033429979613" calcext:value-type="float">
            <text:p>7.82</text:p>
          </table:table-cell>
          <table:table-cell table:style-name="ce57" table:formula="of:=[.$Q$3]/[.N9]" office:value-type="float" office:value="6.11915768263269" calcext:value-type="float">
            <text:p>6.12</text:p>
          </table:table-cell>
          <table:table-cell table:style-name="ce57" table:formula="of:=[.$Q$3]/[.O9]" office:value-type="float" office:value="4.60806984413415" calcext:value-type="float">
            <text:p>4.61</text:p>
          </table:table-cell>
          <table:table-cell/>
          <table:table-cell table:style-name="ce57" table:formula="of:=[.$V$3]/[.L9]" office:value-type="float" office:value="3.75962124258801" calcext:value-type="float">
            <text:p>3.76</text:p>
          </table:table-cell>
          <table:table-cell table:style-name="ce57" table:formula="of:=[.$V$3]/[.M9]" office:value-type="float" office:value="2.44921383853244" calcext:value-type="float">
            <text:p>2.45</text:p>
          </table:table-cell>
          <table:table-cell table:style-name="ce57" table:formula="of:=[.$V$3]/[.N9]" office:value-type="float" office:value="1.91643030872181" calcext:value-type="float">
            <text:p>1.92</text:p>
          </table:table-cell>
          <table:table-cell table:style-name="ce57" table:formula="of:=[.$V$3]/[.O9]" office:value-type="float" office:value="1.44317979238708" calcext:value-type="float">
            <text:p>1.44</text:p>
          </table:table-cell>
          <table:table-cell/>
          <table:table-cell table:style-name="ce57" table:formula="of:=[.$AA$3]/[.L9]" office:value-type="float" office:value="10.3679052118342" calcext:value-type="float">
            <text:p>10.37</text:p>
          </table:table-cell>
          <table:table-cell table:style-name="ce57" table:formula="of:=[.$AA$3]/[.M9]" office:value-type="float" office:value="6.75419551144385" calcext:value-type="float">
            <text:p>6.75</text:p>
          </table:table-cell>
          <table:table-cell table:style-name="ce57" table:formula="of:=[.$AA$3]/[.N9]" office:value-type="float" office:value="5.28493869564276" calcext:value-type="float">
            <text:p>5.28</text:p>
          </table:table-cell>
          <table:table-cell table:style-name="ce57" table:formula="of:=[.$AA$3]/[.O9]" office:value-type="float" office:value="3.97985603486056" calcext:value-type="float">
            <text:p>3.98</text:p>
          </table:table-cell>
          <table:table-cell/>
          <table:table-cell table:style-name="ce57" table:formula="of:=[.$AF$3]/[.$L9]" office:value-type="float" office:value="20.5469473131528" calcext:value-type="float">
            <text:p>20.55</text:p>
          </table:table-cell>
          <table:table-cell table:style-name="ce57" table:formula="of:=[.$AF$3]/[.$M9]" office:value-type="float" office:value="13.3853557185269" calcext:value-type="float">
            <text:p>13.39</text:p>
          </table:table-cell>
          <table:table-cell table:style-name="ce57" table:formula="of:=[.$AF$3]/[.$N9]" office:value-type="float" office:value="10.4736062602759" calcext:value-type="float">
            <text:p>10.47</text:p>
          </table:table-cell>
          <table:table-cell table:style-name="ce57" table:formula="of:=[.$AF$3]/[.$O9]" office:value-type="float" office:value="7.88721449429092" calcext:value-type="float">
            <text:p>7.89</text:p>
          </table:table-cell>
          <table:table-cell/>
          <table:table-cell table:style-name="ce57" table:formula="of:=[.$AK$3]/[.$L9]" office:value-type="float" office:value="6.43500210730414" calcext:value-type="float">
            <text:p>6.44</text:p>
          </table:table-cell>
          <table:table-cell table:style-name="ce57" table:formula="of:=[.$AK$3]/[.$M9]" office:value-type="float" office:value="4.19209680849274" calcext:value-type="float">
            <text:p>4.19</text:p>
          </table:table-cell>
          <table:table-cell table:style-name="ce57" table:formula="of:=[.$AK$3]/[.$N9]" office:value-type="float" office:value="3.28017964560633" calcext:value-type="float">
            <text:p>3.28</text:p>
          </table:table-cell>
          <table:table-cell table:style-name="ce57" table:formula="of:=[.$AK$3]/[.$O9]" office:value-type="float" office:value="2.47015973312164" calcext:value-type="float">
            <text:p>2.47</text:p>
          </table:table-cell>
          <table:table-cell/>
          <table:table-cell table:style-name="ce57" table:formula="of:=[.$AP$3]/[.$L9]" office:value-type="float" office:value="17.7458013936443" calcext:value-type="float">
            <text:p>17.75</text:p>
          </table:table-cell>
          <table:table-cell table:style-name="ce57" table:formula="of:=[.$AP$3]/[.$M9]" office:value-type="float" office:value="11.5605428166065" calcext:value-type="float">
            <text:p>11.56</text:p>
          </table:table-cell>
          <table:table-cell table:style-name="ce57" table:formula="of:=[.$AP$3]/[.$N9]" office:value-type="float" office:value="9.04574941169532" calcext:value-type="float">
            <text:p>9.05</text:p>
          </table:table-cell>
          <table:table-cell table:style-name="ce57" table:formula="of:=[.$AP$3]/[.$O9]" office:value-type="float" office:value="6.81195799218132" calcext:value-type="float">
            <text:p>6.81</text:p>
          </table:table-cell>
          <table:table-cell/>
          <table:table-cell table:style-name="ce57" table:formula="of:=[.$AU$3]/[.$L9]" office:value-type="float" office:value="20.7511447074353" calcext:value-type="float">
            <text:p>20.75</text:p>
          </table:table-cell>
          <table:table-cell table:style-name="ce57" table:formula="of:=[.$AU$3]/[.$M9]" office:value-type="float" office:value="13.5183805770429" calcext:value-type="float">
            <text:p>13.52</text:p>
          </table:table-cell>
          <table:table-cell table:style-name="ce57" table:formula="of:=[.$AU$3]/[.$N9]" office:value-type="float" office:value="10.5776938930758" calcext:value-type="float">
            <text:p>10.58</text:p>
          </table:table-cell>
          <table:table-cell table:style-name="ce57" table:formula="of:=[.$AU$3]/[.$O9]" office:value-type="float" office:value="7.96559833512798" calcext:value-type="float">
            <text:p>7.97</text:p>
          </table:table-cell>
          <table:table-cell/>
          <table:table-cell table:style-name="ce57" table:formula="of:=[.$AZ$3]/[.$L9]" office:value-type="float" office:value="1.41225140291982" calcext:value-type="float">
            <text:p>1.41</text:p>
          </table:table-cell>
          <table:table-cell table:style-name="ce57" table:formula="of:=[.$AZ$3]/[.$M9]" office:value-type="float" office:value="0.920014399412493" calcext:value-type="float">
            <text:p>0.92</text:p>
          </table:table-cell>
          <table:table-cell table:style-name="ce57" table:formula="of:=[.$AZ$3]/[.$N9]" office:value-type="float" office:value="0.719881396942893" calcext:value-type="float">
            <text:p>0.72</text:p>
          </table:table-cell>
          <table:table-cell table:style-name="ce57" table:formula="of:=[.$AZ$3]/[.$O9]" office:value-type="float" office:value="0.542111174225944" calcext:value-type="float">
            <text:p>0.54</text:p>
          </table:table-cell>
          <table:table-cell/>
          <table:table-cell table:style-name="ce57" table:formula="of:=[.$BE$3]/[.$L9]" office:value-type="float" office:value="23.2426715346168" calcext:value-type="float">
            <text:p>23.24</text:p>
          </table:table-cell>
          <table:table-cell table:style-name="ce57" table:formula="of:=[.$BE$3]/[.$M9]" office:value-type="float" office:value="15.1414914146674" calcext:value-type="float">
            <text:p>15.14</text:p>
          </table:table-cell>
          <table:table-cell table:style-name="ce57" table:formula="of:=[.$BE$3]/[.$N9]" office:value-type="float" office:value="11.8477254251131" calcext:value-type="float">
            <text:p>11.85</text:p>
          </table:table-cell>
          <table:table-cell table:style-name="ce57" table:formula="of:=[.$BE$3]/[.$O9]" office:value-type="float" office:value="8.92200349861817" calcext:value-type="float">
            <text:p>8.92</text:p>
          </table:table-cell>
        </table:table-row>
        <table:table-row table:style-name="ro4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57" table:formula="of:=[.B10]*[.$H$1]" office:value-type="float" office:value="13.8642027559055" calcext:value-type="float">
            <text:p>13.86</text:p>
          </table:table-cell>
          <table:table-cell table:style-name="ce57" table:formula="of:=[.C10]*[.$H$1]" office:value-type="float" office:value="20.8692736220473" calcext:value-type="float">
            <text:p>20.87</text:p>
          </table:table-cell>
          <table:table-cell table:style-name="ce57" table:formula="of:=[.D10]*[.$H$1]" office:value-type="float" office:value="27.1446496062993" calcext:value-type="float">
            <text:p>27.14</text:p>
          </table:table-cell>
          <table:table-cell table:style-name="ce57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57" table:formula="of:=[.$Q$3]/[.L10]" office:value-type="float" office:value="9.91947666447825" calcext:value-type="float">
            <text:p>9.92</text:p>
          </table:table-cell>
          <table:table-cell table:style-name="ce57" table:formula="of:=[.$Q$3]/[.M10]" office:value-type="float" office:value="6.58986211975828" calcext:value-type="float">
            <text:p>6.59</text:p>
          </table:table-cell>
          <table:table-cell table:style-name="ce57" table:formula="of:=[.$Q$3]/[.N10]" office:value-type="float" office:value="5.06639937164212" calcext:value-type="float">
            <text:p>5.07</text:p>
          </table:table-cell>
          <table:table-cell table:style-name="ce57" table:formula="of:=[.$Q$3]/[.O10]" office:value-type="float" office:value="3.87002169661369" calcext:value-type="float">
            <text:p>3.87</text:p>
          </table:table-cell>
          <table:table-cell/>
          <table:table-cell table:style-name="ce57" table:formula="of:=[.$V$3]/[.L10]" office:value-type="float" office:value="3.10663439519115" calcext:value-type="float">
            <text:p>3.11</text:p>
          </table:table-cell>
          <table:table-cell table:style-name="ce57" table:formula="of:=[.$V$3]/[.M10]" office:value-type="float" office:value="2.06384802477733" calcext:value-type="float">
            <text:p>2.06</text:p>
          </table:table-cell>
          <table:table-cell table:style-name="ce57" table:formula="of:=[.$V$3]/[.N10]" office:value-type="float" office:value="1.58672186851161" calcext:value-type="float">
            <text:p>1.59</text:p>
          </table:table-cell>
          <table:table-cell table:style-name="ce57" table:formula="of:=[.$V$3]/[.O10]" office:value-type="float" office:value="1.21203395294932" calcext:value-type="float">
            <text:p>1.21</text:p>
          </table:table-cell>
          <table:table-cell/>
          <table:table-cell table:style-name="ce57" table:formula="of:=[.$AA$3]/[.L10]" office:value-type="float" office:value="8.5671637803051" calcext:value-type="float">
            <text:p>8.57</text:p>
          </table:table-cell>
          <table:table-cell table:style-name="ce57" table:formula="of:=[.$AA$3]/[.M10]" office:value-type="float" office:value="5.69147244146143" calcext:value-type="float">
            <text:p>5.69</text:p>
          </table:table-cell>
          <table:table-cell table:style-name="ce57" table:formula="of:=[.$AA$3]/[.N10]" office:value-type="float" office:value="4.37570193080099" calcext:value-type="float">
            <text:p>4.38</text:p>
          </table:table-cell>
          <table:table-cell table:style-name="ce57" table:formula="of:=[.$AA$3]/[.O10]" office:value-type="float" office:value="3.34242529416421" calcext:value-type="float">
            <text:p>3.34</text:p>
          </table:table-cell>
          <table:table-cell/>
          <table:table-cell table:style-name="ce57" table:formula="of:=[.$AF$3]/[.$L10]" office:value-type="float" office:value="16.978266990342" calcext:value-type="float">
            <text:p>16.98</text:p>
          </table:table-cell>
          <table:table-cell table:style-name="ce57" table:formula="of:=[.$AF$3]/[.$M10]" office:value-type="float" office:value="11.2792682802972" calcext:value-type="float">
            <text:p>11.28</text:p>
          </table:table-cell>
          <table:table-cell table:style-name="ce57" table:formula="of:=[.$AF$3]/[.$N10]" office:value-type="float" office:value="8.67169550581986" calcext:value-type="float">
            <text:p>8.67</text:p>
          </table:table-cell>
          <table:table-cell table:style-name="ce57" table:formula="of:=[.$AF$3]/[.$O10]" office:value-type="float" office:value="6.62396453421968" calcext:value-type="float">
            <text:p>6.62</text:p>
          </table:table-cell>
          <table:table-cell/>
          <table:table-cell table:style-name="ce57" table:formula="of:=[.$AK$3]/[.$L10]" office:value-type="float" office:value="5.31734384656184" calcext:value-type="float">
            <text:p>5.32</text:p>
          </table:table-cell>
          <table:table-cell table:style-name="ce57" table:formula="of:=[.$AK$3]/[.$M10]" office:value-type="float" office:value="3.53250115680682" calcext:value-type="float">
            <text:p>3.53</text:p>
          </table:table-cell>
          <table:table-cell table:style-name="ce57" table:formula="of:=[.$AK$3]/[.$N10]" office:value-type="float" office:value="2.71584766356653" calcext:value-type="float">
            <text:p>2.72</text:p>
          </table:table-cell>
          <table:table-cell table:style-name="ce57" table:formula="of:=[.$AK$3]/[.$O10]" office:value-type="float" office:value="2.074528400096" calcext:value-type="float">
            <text:p>2.07</text:p>
          </table:table-cell>
          <table:table-cell/>
          <table:table-cell table:style-name="ce57" table:formula="of:=[.$AP$3]/[.$L10]" office:value-type="float" office:value="14.6636358884324" calcext:value-type="float">
            <text:p>14.66</text:p>
          </table:table-cell>
          <table:table-cell table:style-name="ce57" table:formula="of:=[.$AP$3]/[.$M10]" office:value-type="float" office:value="9.74157628951804" calcext:value-type="float">
            <text:p>9.74</text:p>
          </table:table-cell>
          <table:table-cell table:style-name="ce57" table:formula="of:=[.$AP$3]/[.$N10]" office:value-type="float" office:value="7.4894914483929" calcext:value-type="float">
            <text:p>7.49</text:p>
          </table:table-cell>
          <table:table-cell table:style-name="ce57" table:formula="of:=[.$AP$3]/[.$O10]" office:value-type="float" office:value="5.72092570595926" calcext:value-type="float">
            <text:p>5.72</text:p>
          </table:table-cell>
          <table:table-cell/>
          <table:table-cell table:style-name="ce57" table:formula="of:=[.$AU$3]/[.$L10]" office:value-type="float" office:value="17.1469985214071" calcext:value-type="float">
            <text:p>17.15</text:p>
          </table:table-cell>
          <table:table-cell table:style-name="ce57" table:formula="of:=[.$AU$3]/[.$M10]" office:value-type="float" office:value="11.3913626540816" calcext:value-type="float">
            <text:p>11.39</text:p>
          </table:table-cell>
          <table:table-cell table:style-name="ce57" table:formula="of:=[.$AU$3]/[.$N10]" office:value-type="float" office:value="8.75787558889071" calcext:value-type="float">
            <text:p>8.76</text:p>
          </table:table-cell>
          <table:table-cell table:style-name="ce57" table:formula="of:=[.$AU$3]/[.$O10]" office:value-type="float" office:value="6.68979408432719" calcext:value-type="float">
            <text:p>6.69</text:p>
          </table:table-cell>
          <table:table-cell/>
          <table:table-cell table:style-name="ce57" table:formula="of:=[.$AZ$3]/[.$L10]" office:value-type="float" office:value="1.16696563293901" calcext:value-type="float">
            <text:p>1.17</text:p>
          </table:table-cell>
          <table:table-cell table:style-name="ce57" table:formula="of:=[.$AZ$3]/[.$M10]" office:value-type="float" office:value="0.775256889015423" calcext:value-type="float">
            <text:p>0.78</text:p>
          </table:table-cell>
          <table:table-cell table:style-name="ce57" table:formula="of:=[.$AZ$3]/[.$N10]" office:value-type="float" office:value="0.596030834027986" calcext:value-type="float">
            <text:p>0.60</text:p>
          </table:table-cell>
          <table:table-cell table:style-name="ce57" table:formula="of:=[.$AZ$3]/[.$O10]" office:value-type="float" office:value="0.455284333179489" calcext:value-type="float">
            <text:p>0.46</text:p>
          </table:table-cell>
          <table:table-cell/>
          <table:table-cell table:style-name="ce57" table:formula="of:=[.$BE$3]/[.$L10]" office:value-type="float" office:value="19.2057864786044" calcext:value-type="float">
            <text:p>19.21</text:p>
          </table:table-cell>
          <table:table-cell table:style-name="ce57" table:formula="of:=[.$BE$3]/[.$M10]" office:value-type="float" office:value="12.7590889193526" calcext:value-type="float">
            <text:p>12.76</text:p>
          </table:table-cell>
          <table:table-cell table:style-name="ce57" table:formula="of:=[.$BE$3]/[.$N10]" office:value-type="float" office:value="9.80940707240546" calcext:value-type="float">
            <text:p>9.81</text:p>
          </table:table-cell>
          <table:table-cell table:style-name="ce57" table:formula="of:=[.$BE$3]/[.$O10]" office:value-type="float" office:value="7.49301731198117" calcext:value-type="float">
            <text:p>7.49</text:p>
          </table:table-cell>
        </table:table-row>
        <table:table-row table:style-name="ro4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57" table:formula="of:=[.B11]*[.$H$1]" office:value-type="float" office:value="7.36991830708663" calcext:value-type="float">
            <text:p>7.37</text:p>
          </table:table-cell>
          <table:table-cell table:style-name="ce57" table:formula="of:=[.C11]*[.$H$1]" office:value-type="float" office:value="11.0183927165355" calcext:value-type="float">
            <text:p>11.02</text:p>
          </table:table-cell>
          <table:table-cell table:style-name="ce57" table:formula="of:=[.D11]*[.$H$1]" office:value-type="float" office:value="14.3020196850394" calcext:value-type="float">
            <text:p>14.30</text:p>
          </table:table-cell>
          <table:table-cell table:style-name="ce57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57" table:formula="of:=[.$Q$3]/[.L11]" office:value-type="float" office:value="18.6604016460482" calcext:value-type="float">
            <text:p>18.66</text:p>
          </table:table-cell>
          <table:table-cell table:style-name="ce57" table:formula="of:=[.$Q$3]/[.M11]" office:value-type="float" office:value="12.4814607036481" calcext:value-type="float">
            <text:p>12.48</text:p>
          </table:table-cell>
          <table:table-cell table:style-name="ce57" table:formula="of:=[.$Q$3]/[.N11]" office:value-type="float" office:value="9.61581921556565" calcext:value-type="float">
            <text:p>9.62</text:p>
          </table:table-cell>
          <table:table-cell table:style-name="ce57" table:formula="of:=[.$Q$3]/[.O11]" office:value-type="float" office:value="7.47897050099551" calcext:value-type="float">
            <text:p>7.48</text:p>
          </table:table-cell>
          <table:table-cell/>
          <table:table-cell table:style-name="ce57" table:formula="of:=[.$V$3]/[.L11]" office:value-type="float" office:value="5.84416371372592" calcext:value-type="float">
            <text:p>5.84</text:p>
          </table:table-cell>
          <table:table-cell table:style-name="ce57" table:formula="of:=[.$V$3]/[.M11]" office:value-type="float" office:value="3.90901016613455" calcext:value-type="float">
            <text:p>3.91</text:p>
          </table:table-cell>
          <table:table-cell table:style-name="ce57" table:formula="of:=[.$V$3]/[.N11]" office:value-type="float" office:value="3.01153334227713" calcext:value-type="float">
            <text:p>3.01</text:p>
          </table:table-cell>
          <table:table-cell table:style-name="ce57" table:formula="of:=[.$V$3]/[.O11]" office:value-type="float" office:value="2.34230371065999" calcext:value-type="float">
            <text:p>2.34</text:p>
          </table:table-cell>
          <table:table-cell/>
          <table:table-cell table:style-name="ce57" table:formula="of:=[.$AA$3]/[.L11]" office:value-type="float" office:value="16.1164467154254" calcext:value-type="float">
            <text:p>16.12</text:p>
          </table:table-cell>
          <table:table-cell table:style-name="ce57" table:formula="of:=[.$AA$3]/[.M11]" office:value-type="float" office:value="10.7798749553508" calcext:value-type="float">
            <text:p>10.78</text:p>
          </table:table-cell>
          <table:table-cell table:style-name="ce57" table:formula="of:=[.$AA$3]/[.N11]" office:value-type="float" office:value="8.30490366458147" calcext:value-type="float">
            <text:p>8.30</text:p>
          </table:table-cell>
          <table:table-cell table:style-name="ce57" table:formula="of:=[.$AA$3]/[.O11]" office:value-type="float" office:value="6.4593695168967" calcext:value-type="float">
            <text:p>6.46</text:p>
          </table:table-cell>
          <table:table-cell/>
          <table:table-cell table:style-name="ce57" table:formula="of:=[.$AF$3]/[.$L11]" office:value-type="float" office:value="31.9393141402474" calcext:value-type="float">
            <text:p>31.94</text:p>
          </table:table-cell>
          <table:table-cell table:style-name="ce57" table:formula="of:=[.$AF$3]/[.$M11]" office:value-type="float" office:value="21.3633823057284" calcext:value-type="float">
            <text:p>21.36</text:p>
          </table:table-cell>
          <table:table-cell table:style-name="ce57" table:formula="of:=[.$AF$3]/[.$N11]" office:value-type="float" office:value="16.4585241232907" calcext:value-type="float">
            <text:p>16.46</text:p>
          </table:table-cell>
          <table:table-cell table:style-name="ce57" table:formula="of:=[.$AF$3]/[.$O11]" office:value-type="float" office:value="12.801074318115" calcext:value-type="float">
            <text:p>12.80</text:p>
          </table:table-cell>
          <table:table-cell/>
          <table:table-cell table:style-name="ce57" table:formula="of:=[.$AK$3]/[.$L11]" office:value-type="float" office:value="10.0029240677896" calcext:value-type="float">
            <text:p>10.00</text:p>
          </table:table-cell>
          <table:table-cell table:style-name="ce57" table:formula="of:=[.$AK$3]/[.$M11]" office:value-type="float" office:value="6.69069755527649" calcext:value-type="float">
            <text:p>6.69</text:p>
          </table:table-cell>
          <table:table-cell table:style-name="ce57" table:formula="of:=[.$AK$3]/[.$N11]" office:value-type="float" office:value="5.15456801452423" calcext:value-type="float">
            <text:p>5.15</text:p>
          </table:table-cell>
          <table:table-cell table:style-name="ce57" table:formula="of:=[.$AK$3]/[.$O11]" office:value-type="float" office:value="4.00910845574107" calcext:value-type="float">
            <text:p>4.01</text:p>
          </table:table-cell>
          <table:table-cell/>
          <table:table-cell table:style-name="ce57" table:formula="of:=[.$AP$3]/[.$L11]" office:value-type="float" office:value="27.5850576119026" calcext:value-type="float">
            <text:p>27.59</text:p>
          </table:table-cell>
          <table:table-cell table:style-name="ce57" table:formula="of:=[.$AP$3]/[.$M11]" office:value-type="float" office:value="18.4509325748487" calcext:value-type="float">
            <text:p>18.45</text:p>
          </table:table-cell>
          <table:table-cell table:style-name="ce57" table:formula="of:=[.$AP$3]/[.$N11]" office:value-type="float" office:value="14.2147490755212" calcext:value-type="float">
            <text:p>14.21</text:p>
          </table:table-cell>
          <table:table-cell table:style-name="ce57" table:formula="of:=[.$AP$3]/[.$O11]" office:value-type="float" office:value="11.0559159476276" calcext:value-type="float">
            <text:p>11.06</text:p>
          </table:table-cell>
          <table:table-cell/>
          <table:table-cell table:style-name="ce57" table:formula="of:=[.$AU$3]/[.$L11]" office:value-type="float" office:value="32.2567298917559" calcext:value-type="float">
            <text:p>32.26</text:p>
          </table:table-cell>
          <table:table-cell table:style-name="ce57" table:formula="of:=[.$AU$3]/[.$M11]" office:value-type="float" office:value="21.5756935037572" calcext:value-type="float">
            <text:p>21.58</text:p>
          </table:table-cell>
          <table:table-cell table:style-name="ce57" table:formula="of:=[.$AU$3]/[.$N11]" office:value-type="float" office:value="16.6220904034048" calcext:value-type="float">
            <text:p>16.62</text:p>
          </table:table-cell>
          <table:table-cell table:style-name="ce57" table:formula="of:=[.$AU$3]/[.$O11]" office:value-type="float" office:value="12.9282925359815" calcext:value-type="float">
            <text:p>12.93</text:p>
          </table:table-cell>
          <table:table-cell/>
          <table:table-cell table:style-name="ce57" table:formula="of:=[.$AZ$3]/[.$L11]" office:value-type="float" office:value="2.19528188374664" calcext:value-type="float">
            <text:p>2.20</text:p>
          </table:table-cell>
          <table:table-cell table:style-name="ce57" table:formula="of:=[.$AZ$3]/[.$M11]" office:value-type="float" office:value="1.46836735270471" calcext:value-type="float">
            <text:p>1.47</text:p>
          </table:table-cell>
          <table:table-cell table:style-name="ce57" table:formula="of:=[.$AZ$3]/[.$N11]" office:value-type="float" office:value="1.13124219519597" calcext:value-type="float">
            <text:p>1.13</text:p>
          </table:table-cell>
          <table:table-cell table:style-name="ce57" table:formula="of:=[.$AZ$3]/[.$O11]" office:value-type="float" office:value="0.87985504070798" calcext:value-type="float">
            <text:p>0.88</text:p>
          </table:table-cell>
          <table:table-cell/>
          <table:table-cell table:style-name="ce57" table:formula="of:=[.$BE$3]/[.$L11]" office:value-type="float" office:value="36.1296973359884" calcext:value-type="float">
            <text:p>36.13</text:p>
          </table:table-cell>
          <table:table-cell table:style-name="ce57" table:formula="of:=[.$BE$3]/[.$M11]" office:value-type="float" office:value="24.1662213969194" calcext:value-type="float">
            <text:p>24.17</text:p>
          </table:table-cell>
          <table:table-cell table:style-name="ce57" table:formula="of:=[.$BE$3]/[.$N11]" office:value-type="float" office:value="18.6178542394634" calcext:value-type="float">
            <text:p>18.62</text:p>
          </table:table-cell>
          <table:table-cell table:style-name="ce57" table:formula="of:=[.$BE$3]/[.$O11]" office:value-type="float" office:value="14.4805532973604" calcext:value-type="float">
            <text:p>14.48</text:p>
          </table:table-cell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12]*[.$H$1]" office:value-type="float" office:value="8.17258267716537" calcext:value-type="float">
            <text:p>8.17</text:p>
          </table:table-cell>
          <table:table-cell table:style-name="ce57" table:formula="of:=[.C12]*[.$H$1]" office:value-type="float" office:value="12.2588740157481" calcext:value-type="float">
            <text:p>12.26</text:p>
          </table:table-cell>
          <table:table-cell table:style-name="ce57" table:formula="of:=[.D12]*[.$H$1]" office:value-type="float" office:value="15.9073484251969" calcext:value-type="float">
            <text:p>15.91</text:p>
          </table:table-cell>
          <table:table-cell table:style-name="ce57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57" table:formula="of:=[.$Q$3]/[.L12]" office:value-type="float" office:value="16.8276836272399" calcext:value-type="float">
            <text:p>16.83</text:p>
          </table:table-cell>
          <table:table-cell table:style-name="ce57" table:formula="of:=[.$Q$3]/[.M12]" office:value-type="float" office:value="11.2184557514933" calcext:value-type="float">
            <text:p>11.22</text:p>
          </table:table-cell>
          <table:table-cell table:style-name="ce57" table:formula="of:=[.$Q$3]/[.N12]" office:value-type="float" office:value="8.64541544151774" calcext:value-type="float">
            <text:p>8.65</text:p>
          </table:table-cell>
          <table:table-cell table:style-name="ce57" table:formula="of:=[.$Q$3]/[.O12]" office:value-type="float" office:value="6.58986211975828" calcext:value-type="float">
            <text:p>6.59</text:p>
          </table:table-cell>
          <table:table-cell/>
          <table:table-cell table:style-name="ce57" table:formula="of:=[.$V$3]/[.L12]" office:value-type="float" office:value="5.27018334898498" calcext:value-type="float">
            <text:p>5.27</text:p>
          </table:table-cell>
          <table:table-cell table:style-name="ce57" table:formula="of:=[.$V$3]/[.M12]" office:value-type="float" office:value="3.51345556598999" calcext:value-type="float">
            <text:p>3.51</text:p>
          </table:table-cell>
          <table:table-cell table:style-name="ce57" table:formula="of:=[.$V$3]/[.N12]" office:value-type="float" office:value="2.70761713342348" calcext:value-type="float">
            <text:p>2.71</text:p>
          </table:table-cell>
          <table:table-cell table:style-name="ce57" table:formula="of:=[.$V$3]/[.O12]" office:value-type="float" office:value="2.06384802477733" calcext:value-type="float">
            <text:p>2.06</text:p>
          </table:table-cell>
          <table:table-cell/>
          <table:table-cell table:style-name="ce57" table:formula="of:=[.$AA$3]/[.L12]" office:value-type="float" office:value="14.5335814130176" calcext:value-type="float">
            <text:p>14.53</text:p>
          </table:table-cell>
          <table:table-cell table:style-name="ce57" table:formula="of:=[.$AA$3]/[.M12]" office:value-type="float" office:value="9.68905427534505" calcext:value-type="float">
            <text:p>9.69</text:p>
          </table:table-cell>
          <table:table-cell table:style-name="ce57" table:formula="of:=[.$AA$3]/[.N12]" office:value-type="float" office:value="7.4667941204494" calcext:value-type="float">
            <text:p>7.47</text:p>
          </table:table-cell>
          <table:table-cell table:style-name="ce57" table:formula="of:=[.$AA$3]/[.O12]" office:value-type="float" office:value="5.69147244146143" calcext:value-type="float">
            <text:p>5.69</text:p>
          </table:table-cell>
          <table:table-cell/>
          <table:table-cell table:style-name="ce57" table:formula="of:=[.$AF$3]/[.$L12]" office:value-type="float" office:value="28.8024172157588" calcext:value-type="float">
            <text:p>28.80</text:p>
          </table:table-cell>
          <table:table-cell table:style-name="ce57" table:formula="of:=[.$AF$3]/[.$M12]" office:value-type="float" office:value="19.2016114771725" calcext:value-type="float">
            <text:p>19.20</text:p>
          </table:table-cell>
          <table:table-cell table:style-name="ce57" table:formula="of:=[.$AF$3]/[.$N12]" office:value-type="float" office:value="14.7975721475458" calcext:value-type="float">
            <text:p>14.80</text:p>
          </table:table-cell>
          <table:table-cell table:style-name="ce57" table:formula="of:=[.$AF$3]/[.$O12]" office:value-type="float" office:value="11.2792682802972" calcext:value-type="float">
            <text:p>11.28</text:p>
          </table:table-cell>
          <table:table-cell/>
          <table:table-cell table:style-name="ce57" table:formula="of:=[.$AK$3]/[.$L12]" office:value-type="float" office:value="9.02049402541741" calcext:value-type="float">
            <text:p>9.02</text:p>
          </table:table-cell>
          <table:table-cell table:style-name="ce57" table:formula="of:=[.$AK$3]/[.$M12]" office:value-type="float" office:value="6.01366268361161" calcext:value-type="float">
            <text:p>6.01</text:p>
          </table:table-cell>
          <table:table-cell table:style-name="ce57" table:formula="of:=[.$AK$3]/[.$N12]" office:value-type="float" office:value="4.6343822515906" calcext:value-type="float">
            <text:p>4.63</text:p>
          </table:table-cell>
          <table:table-cell table:style-name="ce57" table:formula="of:=[.$AK$3]/[.$O12]" office:value-type="float" office:value="3.53250115680682" calcext:value-type="float">
            <text:p>3.53</text:p>
          </table:table-cell>
          <table:table-cell/>
          <table:table-cell table:style-name="ce57" table:formula="of:=[.$AP$3]/[.$L12]" office:value-type="float" office:value="24.8758108821621" calcext:value-type="float">
            <text:p>24.88</text:p>
          </table:table-cell>
          <table:table-cell table:style-name="ce57" table:formula="of:=[.$AP$3]/[.$M12]" office:value-type="float" office:value="16.5838739214414" calcext:value-type="float">
            <text:p>16.58</text:p>
          </table:table-cell>
          <table:table-cell table:style-name="ce57" table:formula="of:=[.$AP$3]/[.$N12]" office:value-type="float" office:value="12.7802331137714" calcext:value-type="float">
            <text:p>12.78</text:p>
          </table:table-cell>
          <table:table-cell table:style-name="ce57" table:formula="of:=[.$AP$3]/[.$O12]" office:value-type="float" office:value="9.74157628951804" calcext:value-type="float">
            <text:p>9.74</text:p>
          </table:table-cell>
          <table:table-cell/>
          <table:table-cell table:style-name="ce57" table:formula="of:=[.$AU$3]/[.$L12]" office:value-type="float" office:value="29.0886582059584" calcext:value-type="float">
            <text:p>29.09</text:p>
          </table:table-cell>
          <table:table-cell table:style-name="ce57" table:formula="of:=[.$AU$3]/[.$M12]" office:value-type="float" office:value="19.3924388039723" calcext:value-type="float">
            <text:p>19.39</text:p>
          </table:table-cell>
          <table:table-cell table:style-name="ce57" table:formula="of:=[.$AU$3]/[.$N12]" office:value-type="float" office:value="14.944631738841" calcext:value-type="float">
            <text:p>14.94</text:p>
          </table:table-cell>
          <table:table-cell table:style-name="ce57" table:formula="of:=[.$AU$3]/[.$O12]" office:value-type="float" office:value="11.3913626540816" calcext:value-type="float">
            <text:p>11.39</text:p>
          </table:table-cell>
          <table:table-cell/>
          <table:table-cell table:style-name="ce57" table:formula="of:=[.$AZ$3]/[.$L12]" office:value-type="float" office:value="1.97967384159295" calcext:value-type="float">
            <text:p>1.98</text:p>
          </table:table-cell>
          <table:table-cell table:style-name="ce57" table:formula="of:=[.$AZ$3]/[.$M12]" office:value-type="float" office:value="1.31978256106197" calcext:value-type="float">
            <text:p>1.32</text:p>
          </table:table-cell>
          <table:table-cell table:style-name="ce57" table:formula="of:=[.$AZ$3]/[.$N12]" office:value-type="float" office:value="1.01708013880005" calcext:value-type="float">
            <text:p>1.02</text:p>
          </table:table-cell>
          <table:table-cell table:style-name="ce57" table:formula="of:=[.$AZ$3]/[.$O12]" office:value-type="float" office:value="0.775256889015423" calcext:value-type="float">
            <text:p>0.78</text:p>
          </table:table-cell>
          <table:table-cell/>
          <table:table-cell table:style-name="ce57" table:formula="of:=[.$BE$3]/[.$L12]" office:value-type="float" office:value="32.581244919061" calcext:value-type="float">
            <text:p>32.58</text:p>
          </table:table-cell>
          <table:table-cell table:style-name="ce57" table:formula="of:=[.$BE$3]/[.$M12]" office:value-type="float" office:value="21.7208299460407" calcext:value-type="float">
            <text:p>21.72</text:p>
          </table:table-cell>
          <table:table-cell table:style-name="ce57" table:formula="of:=[.$BE$3]/[.$N12]" office:value-type="float" office:value="16.7389882152974" calcext:value-type="float">
            <text:p>16.74</text:p>
          </table:table-cell>
          <table:table-cell table:style-name="ce57" table:formula="of:=[.$BE$3]/[.$O12]" office:value-type="float" office:value="12.7590889193526" calcext:value-type="float">
            <text:p>12.76</text:p>
          </table:table-cell>
        </table:table-row>
        <table:table-row table:style-name="ro4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57" table:formula="of:=[.B13]*[.$H$1]" office:value-type="float" office:value="8.97524704724411" calcext:value-type="float">
            <text:p>8.98</text:p>
          </table:table-cell>
          <table:table-cell table:style-name="ce57" table:formula="of:=[.C13]*[.$H$1]" office:value-type="float" office:value="13.0615383858268" calcext:value-type="float">
            <text:p>13.06</text:p>
          </table:table-cell>
          <table:table-cell table:style-name="ce57" table:formula="of:=[.D13]*[.$H$1]" office:value-type="float" office:value="16.7829822834646" calcext:value-type="float">
            <text:p>16.78</text:p>
          </table:table-cell>
          <table:table-cell table:style-name="ce57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57" table:formula="of:=[.$Q$3]/[.L13]" office:value-type="float" office:value="15.3227688313079" calcext:value-type="float">
            <text:p>15.32</text:p>
          </table:table-cell>
          <table:table-cell table:style-name="ce57" table:formula="of:=[.$Q$3]/[.M13]" office:value-type="float" office:value="10.5290534427423" calcext:value-type="float">
            <text:p>10.53</text:p>
          </table:table-cell>
          <table:table-cell table:style-name="ce57" table:formula="of:=[.$Q$3]/[.N13]" office:value-type="float" office:value="8.19435028804725" calcext:value-type="float">
            <text:p>8.19</text:p>
          </table:table-cell>
          <table:table-cell table:style-name="ce57" table:formula="of:=[.$Q$3]/[.O13]" office:value-type="float" office:value="6.34579315235982" calcext:value-type="float">
            <text:p>6.35</text:p>
          </table:table-cell>
          <table:table-cell/>
          <table:table-cell table:style-name="ce57" table:formula="of:=[.$V$3]/[.L13]" office:value-type="float" office:value="4.79886613891315" calcext:value-type="float">
            <text:p>4.80</text:p>
          </table:table-cell>
          <table:table-cell table:style-name="ce57" table:formula="of:=[.$V$3]/[.M13]" office:value-type="float" office:value="3.29754488875038" calcext:value-type="float">
            <text:p>3.30</text:p>
          </table:table-cell>
          <table:table-cell table:style-name="ce57" table:formula="of:=[.$V$3]/[.N13]" office:value-type="float" office:value="2.56635015254921" calcext:value-type="float">
            <text:p>2.57</text:p>
          </table:table-cell>
          <table:table-cell table:style-name="ce57" table:formula="of:=[.$V$3]/[.O13]" office:value-type="float" office:value="1.98740920904484" calcext:value-type="float">
            <text:p>1.99</text:p>
          </table:table-cell>
          <table:table-cell/>
          <table:table-cell table:style-name="ce57" table:formula="of:=[.$AA$3]/[.L13]" office:value-type="float" office:value="13.2338302297396" calcext:value-type="float">
            <text:p>13.23</text:p>
          </table:table-cell>
          <table:table-cell table:style-name="ce57" table:formula="of:=[.$AA$3]/[.M13]" office:value-type="float" office:value="9.09363753216742" calcext:value-type="float">
            <text:p>9.09</text:p>
          </table:table-cell>
          <table:table-cell table:style-name="ce57" table:formula="of:=[.$AA$3]/[.N13]" office:value-type="float" office:value="7.07722225329552" calcext:value-type="float">
            <text:p>7.08</text:p>
          </table:table-cell>
          <table:table-cell table:style-name="ce57" table:formula="of:=[.$AA$3]/[.O13]" office:value-type="float" office:value="5.48067716585175" calcext:value-type="float">
            <text:p>5.48</text:p>
          </table:table-cell>
          <table:table-cell/>
          <table:table-cell table:style-name="ce57" table:formula="of:=[.$AF$3]/[.$L13]" office:value-type="float" office:value="26.2265912858942" calcext:value-type="float">
            <text:p>26.23</text:p>
          </table:table-cell>
          <table:table-cell table:style-name="ce57" table:formula="of:=[.$AF$3]/[.$M13]" office:value-type="float" office:value="18.0216241796927" calcext:value-type="float">
            <text:p>18.02</text:p>
          </table:table-cell>
          <table:table-cell table:style-name="ce57" table:formula="of:=[.$AF$3]/[.$N13]" office:value-type="float" office:value="14.0255249050652" calcext:value-type="float">
            <text:p>14.03</text:p>
          </table:table-cell>
          <table:table-cell table:style-name="ce57" table:formula="of:=[.$AF$3]/[.$O13]" office:value-type="float" office:value="10.8615176032491" calcext:value-type="float">
            <text:p>10.86</text:p>
          </table:table-cell>
          <table:table-cell/>
          <table:table-cell table:style-name="ce57" table:formula="of:=[.$AK$3]/[.$L13]" office:value-type="float" office:value="8.21378317761585" calcext:value-type="float">
            <text:p>8.21</text:p>
          </table:table-cell>
          <table:table-cell table:style-name="ce57" table:formula="of:=[.$AK$3]/[.$M13]" office:value-type="float" office:value="5.64410799355726" calcext:value-type="float">
            <text:p>5.64</text:p>
          </table:table-cell>
          <table:table-cell table:style-name="ce57" table:formula="of:=[.$AK$3]/[.$N13]" office:value-type="float" office:value="4.39258839498587" calcext:value-type="float">
            <text:p>4.39</text:p>
          </table:table-cell>
          <table:table-cell table:style-name="ce57" table:formula="of:=[.$AK$3]/[.$O13]" office:value-type="float" office:value="3.40166778062879" calcext:value-type="float">
            <text:p>3.40</text:p>
          </table:table-cell>
          <table:table-cell/>
          <table:table-cell table:style-name="ce57" table:formula="of:=[.$AP$3]/[.$L13]" office:value-type="float" office:value="22.6511448683102" calcext:value-type="float">
            <text:p>22.65</text:p>
          </table:table-cell>
          <table:table-cell table:style-name="ce57" table:formula="of:=[.$AP$3]/[.$M13]" office:value-type="float" office:value="15.5647531776657" calcext:value-type="float">
            <text:p>15.56</text:p>
          </table:table-cell>
          <table:table-cell table:style-name="ce57" table:formula="of:=[.$AP$3]/[.$N13]" office:value-type="float" office:value="12.1134383426181" calcext:value-type="float">
            <text:p>12.11</text:p>
          </table:table-cell>
          <table:table-cell table:style-name="ce57" table:formula="of:=[.$AP$3]/[.$O13]" office:value-type="float" office:value="9.38077716768404" calcext:value-type="float">
            <text:p>9.38</text:p>
          </table:table-cell>
          <table:table-cell/>
          <table:table-cell table:style-name="ce57" table:formula="of:=[.$AU$3]/[.$L13]" office:value-type="float" office:value="26.4872334883524" calcext:value-type="float">
            <text:p>26.49</text:p>
          </table:table-cell>
          <table:table-cell table:style-name="ce57" table:formula="of:=[.$AU$3]/[.$M13]" office:value-type="float" office:value="18.2007246875271" calcext:value-type="float">
            <text:p>18.20</text:p>
          </table:table-cell>
          <table:table-cell table:style-name="ce57" table:formula="of:=[.$AU$3]/[.$N13]" office:value-type="float" office:value="14.1649118220319" calcext:value-type="float">
            <text:p>14.16</text:p>
          </table:table-cell>
          <table:table-cell table:style-name="ce57" table:formula="of:=[.$AU$3]/[.$O13]" office:value-type="float" office:value="10.9694603335601" calcext:value-type="float">
            <text:p>10.97</text:p>
          </table:table-cell>
          <table:table-cell/>
          <table:table-cell table:style-name="ce57" table:formula="of:=[.$AZ$3]/[.$L13]" office:value-type="float" office:value="1.80262983949928" calcext:value-type="float">
            <text:p>1.80</text:p>
          </table:table-cell>
          <table:table-cell table:style-name="ce57" table:formula="of:=[.$AZ$3]/[.$M13]" office:value-type="float" office:value="1.23867860479559" calcext:value-type="float">
            <text:p>1.24</text:p>
          </table:table-cell>
          <table:table-cell table:style-name="ce57" table:formula="of:=[.$AZ$3]/[.$N13]" office:value-type="float" office:value="0.964015088080047" calcext:value-type="float">
            <text:p>0.96</text:p>
          </table:table-cell>
          <table:table-cell table:style-name="ce57" table:formula="of:=[.$AZ$3]/[.$O13]" office:value-type="float" office:value="0.746543670903741" calcext:value-type="float">
            <text:p>0.75</text:p>
          </table:table-cell>
          <table:table-cell/>
          <table:table-cell table:style-name="ce57" table:formula="of:=[.$BE$3]/[.$L13]" office:value-type="float" office:value="29.6674750482507" calcext:value-type="float">
            <text:p>29.67</text:p>
          </table:table-cell>
          <table:table-cell table:style-name="ce57" table:formula="of:=[.$BE$3]/[.$M13]" office:value-type="float" office:value="20.386030340418" calcext:value-type="float">
            <text:p>20.39</text:p>
          </table:table-cell>
          <table:table-cell table:style-name="ce57" table:formula="of:=[.$BE$3]/[.$N13]" office:value-type="float" office:value="15.8656496997167" calcext:value-type="float">
            <text:p>15.87</text:p>
          </table:table-cell>
          <table:table-cell table:style-name="ce57" table:formula="of:=[.$BE$3]/[.$O13]" office:value-type="float" office:value="12.2865300704877" calcext:value-type="float">
            <text:p>12.29</text:p>
          </table:table-cell>
        </table:table-row>
        <table:table-row table:style-name="ro4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57" table:formula="of:=[.B14]*[.$H$1]" office:value-type="float" office:value="9.77791141732285" calcext:value-type="float">
            <text:p>9.78</text:p>
          </table:table-cell>
          <table:table-cell table:style-name="ce57" table:formula="of:=[.C14]*[.$H$1]" office:value-type="float" office:value="14.3020196850394" calcext:value-type="float">
            <text:p>14.30</text:p>
          </table:table-cell>
          <table:table-cell table:style-name="ce57" table:formula="of:=[.D14]*[.$H$1]" office:value-type="float" office:value="18.3883110236221" calcext:value-type="float">
            <text:p>18.39</text:p>
          </table:table-cell>
          <table:table-cell table:style-name="ce57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57" table:formula="of:=[.$Q$3]/[.L14]" office:value-type="float" office:value="14.0649295988871" calcext:value-type="float">
            <text:p>14.06</text:p>
          </table:table-cell>
          <table:table-cell table:style-name="ce57" table:formula="of:=[.$Q$3]/[.M14]" office:value-type="float" office:value="9.61581921556565" calcext:value-type="float">
            <text:p>9.62</text:p>
          </table:table-cell>
          <table:table-cell table:style-name="ce57" table:formula="of:=[.$Q$3]/[.N14]" office:value-type="float" office:value="7.47897050099551" calcext:value-type="float">
            <text:p>7.48</text:p>
          </table:table-cell>
          <table:table-cell table:style-name="ce57" table:formula="of:=[.$Q$3]/[.O14]" office:value-type="float" office:value="5.74603831174045" calcext:value-type="float">
            <text:p>5.75</text:p>
          </table:table-cell>
          <table:table-cell/>
          <table:table-cell table:style-name="ce57" table:formula="of:=[.$V$3]/[.L14]" office:value-type="float" office:value="4.4049293663158" calcext:value-type="float">
            <text:p>4.40</text:p>
          </table:table-cell>
          <table:table-cell table:style-name="ce57" table:formula="of:=[.$V$3]/[.M14]" office:value-type="float" office:value="3.01153334227713" calcext:value-type="float">
            <text:p>3.01</text:p>
          </table:table-cell>
          <table:table-cell table:style-name="ce57" table:formula="of:=[.$V$3]/[.N14]" office:value-type="float" office:value="2.34230371065999" calcext:value-type="float">
            <text:p>2.34</text:p>
          </table:table-cell>
          <table:table-cell table:style-name="ce57" table:formula="of:=[.$V$3]/[.O14]" office:value-type="float" office:value="1.79957480209243" calcext:value-type="float">
            <text:p>1.80</text:p>
          </table:table-cell>
          <table:table-cell/>
          <table:table-cell table:style-name="ce57" table:formula="of:=[.$AA$3]/[.L14]" office:value-type="float" office:value="12.1474710317759" calcext:value-type="float">
            <text:p>12.15</text:p>
          </table:table-cell>
          <table:table-cell table:style-name="ce57" table:formula="of:=[.$AA$3]/[.M14]" office:value-type="float" office:value="8.30490366458147" calcext:value-type="float">
            <text:p>8.30</text:p>
          </table:table-cell>
          <table:table-cell table:style-name="ce57" table:formula="of:=[.$AA$3]/[.N14]" office:value-type="float" office:value="6.4593695168967" calcext:value-type="float">
            <text:p>6.46</text:p>
          </table:table-cell>
          <table:table-cell table:style-name="ce57" table:formula="of:=[.$AA$3]/[.O14]" office:value-type="float" office:value="4.96268633615234" calcext:value-type="float">
            <text:p>4.96</text:p>
          </table:table-cell>
          <table:table-cell/>
          <table:table-cell table:style-name="ce57" table:formula="of:=[.$AF$3]/[.$L14]" office:value-type="float" office:value="24.073662150485" calcext:value-type="float">
            <text:p>24.07</text:p>
          </table:table-cell>
          <table:table-cell table:style-name="ce57" table:formula="of:=[.$AF$3]/[.$M14]" office:value-type="float" office:value="16.4585241232907" calcext:value-type="float">
            <text:p>16.46</text:p>
          </table:table-cell>
          <table:table-cell table:style-name="ce57" table:formula="of:=[.$AF$3]/[.$N14]" office:value-type="float" office:value="12.801074318115" calcext:value-type="float">
            <text:p>12.80</text:p>
          </table:table-cell>
          <table:table-cell table:style-name="ce57" table:formula="of:=[.$AF$3]/[.$O14]" office:value-type="float" office:value="9.83497173221033" calcext:value-type="float">
            <text:p>9.83</text:p>
          </table:table-cell>
          <table:table-cell/>
          <table:table-cell table:style-name="ce57" table:formula="of:=[.$AK$3]/[.$L14]" office:value-type="float" office:value="7.53951739437873" calcext:value-type="float">
            <text:p>7.54</text:p>
          </table:table-cell>
          <table:table-cell table:style-name="ce57" table:formula="of:=[.$AK$3]/[.$M14]" office:value-type="float" office:value="5.15456801452423" calcext:value-type="float">
            <text:p>5.15</text:p>
          </table:table-cell>
          <table:table-cell table:style-name="ce57" table:formula="of:=[.$AK$3]/[.$N14]" office:value-type="float" office:value="4.00910845574107" calcext:value-type="float">
            <text:p>4.01</text:p>
          </table:table-cell>
          <table:table-cell table:style-name="ce57" table:formula="of:=[.$AK$3]/[.$O14]" office:value-type="float" office:value="3.08016869160594" calcext:value-type="float">
            <text:p>3.08</text:p>
          </table:table-cell>
          <table:table-cell/>
          <table:table-cell table:style-name="ce57" table:formula="of:=[.$AP$3]/[.$L14]" office:value-type="float" office:value="20.7917225283743" calcext:value-type="float">
            <text:p>20.79</text:p>
          </table:table-cell>
          <table:table-cell table:style-name="ce57" table:formula="of:=[.$AP$3]/[.$M14]" office:value-type="float" office:value="14.2147490755212" calcext:value-type="float">
            <text:p>14.21</text:p>
          </table:table-cell>
          <table:table-cell table:style-name="ce57" table:formula="of:=[.$AP$3]/[.$N14]" office:value-type="float" office:value="11.0559159476276" calcext:value-type="float">
            <text:p>11.06</text:p>
          </table:table-cell>
          <table:table-cell table:style-name="ce57" table:formula="of:=[.$AP$3]/[.$O14]" office:value-type="float" office:value="8.49417932561634" calcext:value-type="float">
            <text:p>8.49</text:p>
          </table:table-cell>
          <table:table-cell/>
          <table:table-cell table:style-name="ce57" table:formula="of:=[.$AU$3]/[.$L14]" office:value-type="float" office:value="24.3129083512488" calcext:value-type="float">
            <text:p>24.31</text:p>
          </table:table-cell>
          <table:table-cell table:style-name="ce57" table:formula="of:=[.$AU$3]/[.$M14]" office:value-type="float" office:value="16.6220904034048" calcext:value-type="float">
            <text:p>16.62</text:p>
          </table:table-cell>
          <table:table-cell table:style-name="ce57" table:formula="of:=[.$AU$3]/[.$N14]" office:value-type="float" office:value="12.9282925359815" calcext:value-type="float">
            <text:p>12.93</text:p>
          </table:table-cell>
          <table:table-cell table:style-name="ce57" table:formula="of:=[.$AU$3]/[.$O14]" office:value-type="float" office:value="9.93271255813214" calcext:value-type="float">
            <text:p>9.93</text:p>
          </table:table-cell>
          <table:table-cell/>
          <table:table-cell table:style-name="ce57" table:formula="of:=[.$AZ$3]/[.$L14]" office:value-type="float" office:value="1.65465276312247" calcext:value-type="float">
            <text:p>1.65</text:p>
          </table:table-cell>
          <table:table-cell table:style-name="ce57" table:formula="of:=[.$AZ$3]/[.$M14]" office:value-type="float" office:value="1.13124219519597" calcext:value-type="float">
            <text:p>1.13</text:p>
          </table:table-cell>
          <table:table-cell table:style-name="ce57" table:formula="of:=[.$AZ$3]/[.$N14]" office:value-type="float" office:value="0.87985504070798" calcext:value-type="float">
            <text:p>0.88</text:p>
          </table:table-cell>
          <table:table-cell table:style-name="ce57" table:formula="of:=[.$AZ$3]/[.$O14]" office:value-type="float" office:value="0.675986189812229" calcext:value-type="float">
            <text:p>0.68</text:p>
          </table:table-cell>
          <table:table-cell/>
          <table:table-cell table:style-name="ce57" table:formula="of:=[.$BE$3]/[.$L14]" office:value-type="float" office:value="27.2320853054838" calcext:value-type="float">
            <text:p>27.23</text:p>
          </table:table-cell>
          <table:table-cell table:style-name="ce57" table:formula="of:=[.$BE$3]/[.$M14]" office:value-type="float" office:value="18.6178542394634" calcext:value-type="float">
            <text:p>18.62</text:p>
          </table:table-cell>
          <table:table-cell table:style-name="ce57" table:formula="of:=[.$BE$3]/[.$N14]" office:value-type="float" office:value="14.4805532973604" calcext:value-type="float">
            <text:p>14.48</text:p>
          </table:table-cell>
          <table:table-cell table:style-name="ce57" table:formula="of:=[.$BE$3]/[.$O14]" office:value-type="float" office:value="11.125303143094" calcext:value-type="float">
            <text:p>11.13</text:p>
          </table:table-cell>
        </table:table-row>
        <table:table-row table:style-name="ro4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57" table:formula="of:=[.B15]*[.$H$1]" office:value-type="float" office:value="10.6535452755906" calcext:value-type="float">
            <text:p>10.65</text:p>
          </table:table-cell>
          <table:table-cell table:style-name="ce57" table:formula="of:=[.C15]*[.$H$1]" office:value-type="float" office:value="15.542500984252" calcext:value-type="float">
            <text:p>15.54</text:p>
          </table:table-cell>
          <table:table-cell table:style-name="ce57" table:formula="of:=[.D15]*[.$H$1]" office:value-type="float" office:value="19.9936397637796" calcext:value-type="float">
            <text:p>19.99</text:p>
          </table:table-cell>
          <table:table-cell table:style-name="ce57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57" table:formula="of:=[.$Q$3]/[.L15]" office:value-type="float" office:value="12.9089079880196" calcext:value-type="float">
            <text:p>12.91</text:p>
          </table:table-cell>
          <table:table-cell table:style-name="ce57" table:formula="of:=[.$Q$3]/[.M15]" office:value-type="float" office:value="8.84835946596651" calcext:value-type="float">
            <text:p>8.85</text:p>
          </table:table-cell>
          <table:table-cell table:style-name="ce57" table:formula="of:=[.$Q$3]/[.N15]" office:value-type="float" office:value="6.87846921989368" calcext:value-type="float">
            <text:p>6.88</text:p>
          </table:table-cell>
          <table:table-cell table:style-name="ce57" table:formula="of:=[.$Q$3]/[.O15]" office:value-type="float" office:value="5.26452672137114" calcext:value-type="float">
            <text:p>5.26</text:p>
          </table:table-cell>
          <table:table-cell/>
          <table:table-cell table:style-name="ce57" table:formula="of:=[.$V$3]/[.L15]" office:value-type="float" office:value="4.04288037730355" calcext:value-type="float">
            <text:p>4.04</text:p>
          </table:table-cell>
          <table:table-cell table:style-name="ce57" table:formula="of:=[.$V$3]/[.M15]" office:value-type="float" office:value="2.77117622106252" calcext:value-type="float">
            <text:p>2.77</text:p>
          </table:table-cell>
          <table:table-cell table:style-name="ce57" table:formula="of:=[.$V$3]/[.N15]" office:value-type="float" office:value="2.15423552951211" calcext:value-type="float">
            <text:p>2.15</text:p>
          </table:table-cell>
          <table:table-cell table:style-name="ce57" table:formula="of:=[.$V$3]/[.O15]" office:value-type="float" office:value="1.64877244437519" calcext:value-type="float">
            <text:p>1.65</text:p>
          </table:table-cell>
          <table:table-cell/>
          <table:table-cell table:style-name="ce57" table:formula="of:=[.$AA$3]/[.L15]" office:value-type="float" office:value="11.1490487551916" calcext:value-type="float">
            <text:p>11.15</text:p>
          </table:table-cell>
          <table:table-cell table:style-name="ce57" table:formula="of:=[.$AA$3]/[.M15]" office:value-type="float" office:value="7.64207097773694" calcext:value-type="float">
            <text:p>7.64</text:p>
          </table:table-cell>
          <table:table-cell table:style-name="ce57" table:formula="of:=[.$AA$3]/[.N15]" office:value-type="float" office:value="5.94073400824076" calcext:value-type="float">
            <text:p>5.94</text:p>
          </table:table-cell>
          <table:table-cell table:style-name="ce57" table:formula="of:=[.$AA$3]/[.O15]" office:value-type="float" office:value="4.54681876608371" calcext:value-type="float">
            <text:p>4.55</text:p>
          </table:table-cell>
          <table:table-cell/>
          <table:table-cell table:style-name="ce57" table:formula="of:=[.$AF$3]/[.$L15]" office:value-type="float" office:value="22.0950049874314" calcext:value-type="float">
            <text:p>22.10</text:p>
          </table:table-cell>
          <table:table-cell table:style-name="ce57" table:formula="of:=[.$AF$3]/[.$M15]" office:value-type="float" office:value="15.1449329960798" calcext:value-type="float">
            <text:p>15.14</text:p>
          </table:table-cell>
          <table:table-cell table:style-name="ce57" table:formula="of:=[.$AF$3]/[.$N15]" office:value-type="float" office:value="11.7732508327189" calcext:value-type="float">
            <text:p>11.77</text:p>
          </table:table-cell>
          <table:table-cell table:style-name="ce57" table:formula="of:=[.$AF$3]/[.$O15]" office:value-type="float" office:value="9.01081208984633" calcext:value-type="float">
            <text:p>9.01</text:p>
          </table:table-cell>
          <table:table-cell/>
          <table:table-cell table:style-name="ce57" table:formula="of:=[.$AK$3]/[.$L15]" office:value-type="float" office:value="6.91983103319692" calcext:value-type="float">
            <text:p>6.92</text:p>
          </table:table-cell>
          <table:table-cell table:style-name="ce57" table:formula="of:=[.$AK$3]/[.$M15]" office:value-type="float" office:value="4.74317056735563" calcext:value-type="float">
            <text:p>4.74</text:p>
          </table:table-cell>
          <table:table-cell table:style-name="ce57" table:formula="of:=[.$AK$3]/[.$N15]" office:value-type="float" office:value="3.68720923666697" calcext:value-type="float">
            <text:p>3.69</text:p>
          </table:table-cell>
          <table:table-cell table:style-name="ce57" table:formula="of:=[.$AK$3]/[.$O15]" office:value-type="float" office:value="2.82205399677863" calcext:value-type="float">
            <text:p>2.82</text:p>
          </table:table-cell>
          <table:table-cell/>
          <table:table-cell table:style-name="ce57" table:formula="of:=[.$AP$3]/[.$L15]" office:value-type="float" office:value="19.0828138274121" calcext:value-type="float">
            <text:p>19.08</text:p>
          </table:table-cell>
          <table:table-cell table:style-name="ce57" table:formula="of:=[.$AP$3]/[.$M15]" office:value-type="float" office:value="13.0802385859256" calcext:value-type="float">
            <text:p>13.08</text:p>
          </table:table-cell>
          <table:table-cell table:style-name="ce57" table:formula="of:=[.$AP$3]/[.$N15]" office:value-type="float" office:value="10.1682146671612" calcext:value-type="float">
            <text:p>10.17</text:p>
          </table:table-cell>
          <table:table-cell table:style-name="ce57" table:formula="of:=[.$AP$3]/[.$O15]" office:value-type="float" office:value="7.78237658883285" calcext:value-type="float">
            <text:p>7.78</text:p>
          </table:table-cell>
          <table:table-cell/>
          <table:table-cell table:style-name="ce57" table:formula="of:=[.$AU$3]/[.$L15]" office:value-type="float" office:value="22.3145871168996" calcext:value-type="float">
            <text:p>22.31</text:p>
          </table:table-cell>
          <table:table-cell table:style-name="ce57" table:formula="of:=[.$AU$3]/[.$M15]" office:value-type="float" office:value="15.295444690457" calcext:value-type="float">
            <text:p>15.30</text:p>
          </table:table-cell>
          <table:table-cell table:style-name="ce57" table:formula="of:=[.$AU$3]/[.$N15]" office:value-type="float" office:value="11.8902544491509" calcext:value-type="float">
            <text:p>11.89</text:p>
          </table:table-cell>
          <table:table-cell table:style-name="ce57" table:formula="of:=[.$AU$3]/[.$O15]" office:value-type="float" office:value="9.10036234376353" calcext:value-type="float">
            <text:p>9.10</text:p>
          </table:table-cell>
          <table:table-cell/>
          <table:table-cell table:style-name="ce57" table:formula="of:=[.$AZ$3]/[.$L15]" office:value-type="float" office:value="1.51865390587953" calcext:value-type="float">
            <text:p>1.52</text:p>
          </table:table-cell>
          <table:table-cell table:style-name="ce57" table:formula="of:=[.$AZ$3]/[.$M15]" office:value-type="float" office:value="1.04095525942916" calcext:value-type="float">
            <text:p>1.04</text:p>
          </table:table-cell>
          <table:table-cell table:style-name="ce57" table:formula="of:=[.$AZ$3]/[.$N15]" office:value-type="float" office:value="0.809209745468653" calcext:value-type="float">
            <text:p>0.81</text:p>
          </table:table-cell>
          <table:table-cell table:style-name="ce57" table:formula="of:=[.$AZ$3]/[.$O15]" office:value-type="float" office:value="0.619339302397796" calcext:value-type="float">
            <text:p>0.62</text:p>
          </table:table-cell>
          <table:table-cell/>
          <table:table-cell table:style-name="ce57" table:formula="of:=[.$BE$3]/[.$L15]" office:value-type="float" office:value="24.9938317187317" calcext:value-type="float">
            <text:p>24.99</text:p>
          </table:table-cell>
          <table:table-cell table:style-name="ce57" table:formula="of:=[.$BE$3]/[.$M15]" office:value-type="float" office:value="17.1319222109616" calcext:value-type="float">
            <text:p>17.13</text:p>
          </table:table-cell>
          <table:table-cell table:style-name="ce57" table:formula="of:=[.$BE$3]/[.$N15]" office:value-type="float" office:value="13.3178811347987" calcext:value-type="float">
            <text:p>13.32</text:p>
          </table:table-cell>
          <table:table-cell table:style-name="ce57" table:formula="of:=[.$BE$3]/[.$O15]" office:value-type="float" office:value="10.193015170209" calcext:value-type="float">
            <text:p>10.19</text:p>
          </table:table-cell>
        </table:table-row>
        <table:table-row table:style-name="ro4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57" table:formula="of:=[.B16]*[.$H$1]" office:value-type="float" office:value="12.6966909448819" calcext:value-type="float">
            <text:p>12.70</text:p>
          </table:table-cell>
          <table:table-cell table:style-name="ce57" table:formula="of:=[.C16]*[.$H$1]" office:value-type="float" office:value="18.8261279527559" calcext:value-type="float">
            <text:p>18.83</text:p>
          </table:table-cell>
          <table:table-cell table:style-name="ce57" table:formula="of:=[.D16]*[.$H$1]" office:value-type="float" office:value="24.5177480314961" calcext:value-type="float">
            <text:p>24.52</text:p>
          </table:table-cell>
          <table:table-cell table:style-name="ce57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57" table:formula="of:=[.$Q$3]/[.L16]" office:value-type="float" office:value="10.8316124497176" calcext:value-type="float">
            <text:p>10.83</text:p>
          </table:table-cell>
          <table:table-cell table:style-name="ce57" table:formula="of:=[.$Q$3]/[.M16]" office:value-type="float" office:value="7.30504095446073" calcext:value-type="float">
            <text:p>7.31</text:p>
          </table:table-cell>
          <table:table-cell table:style-name="ce57" table:formula="of:=[.$Q$3]/[.N16]" office:value-type="float" office:value="5.60922787574663" calcext:value-type="float">
            <text:p>5.61</text:p>
          </table:table-cell>
          <table:table-cell table:style-name="ce57" table:formula="of:=[.$Q$3]/[.O16]" office:value-type="float" office:value="4.37285514211338" calcext:value-type="float">
            <text:p>4.37</text:p>
          </table:table-cell>
          <table:table-cell/>
          <table:table-cell table:style-name="ce57" table:formula="of:=[.$V$3]/[.L16]" office:value-type="float" office:value="3.39230192578343" calcext:value-type="float">
            <text:p>3.39</text:p>
          </table:table-cell>
          <table:table-cell table:style-name="ce57" table:formula="of:=[.$V$3]/[.M16]" office:value-type="float" office:value="2.28783153134232" calcext:value-type="float">
            <text:p>2.29</text:p>
          </table:table-cell>
          <table:table-cell table:style-name="ce57" table:formula="of:=[.$V$3]/[.N16]" office:value-type="float" office:value="1.75672778299499" calcext:value-type="float">
            <text:p>1.76</text:p>
          </table:table-cell>
          <table:table-cell table:style-name="ce57" table:formula="of:=[.$V$3]/[.O16]" office:value-type="float" office:value="1.36951400252046" calcext:value-type="float">
            <text:p>1.37</text:p>
          </table:table-cell>
          <table:table-cell/>
          <table:table-cell table:style-name="ce57" table:formula="of:=[.$AA$3]/[.L16]" office:value-type="float" office:value="9.35494895550557" calcext:value-type="float">
            <text:p>9.35</text:p>
          </table:table-cell>
          <table:table-cell table:style-name="ce57" table:formula="of:=[.$AA$3]/[.M16]" office:value-type="float" office:value="6.30915162115492" calcext:value-type="float">
            <text:p>6.31</text:p>
          </table:table-cell>
          <table:table-cell table:style-name="ce57" table:formula="of:=[.$AA$3]/[.N16]" office:value-type="float" office:value="4.84452713767253" calcext:value-type="float">
            <text:p>4.84</text:p>
          </table:table-cell>
          <table:table-cell table:style-name="ce57" table:formula="of:=[.$AA$3]/[.O16]" office:value-type="float" office:value="3.77670793099297" calcext:value-type="float">
            <text:p>3.78</text:p>
          </table:table-cell>
          <table:table-cell/>
          <table:table-cell table:style-name="ce57" table:formula="of:=[.$AF$3]/[.$L16]" office:value-type="float" office:value="18.5394869434769" calcext:value-type="float">
            <text:p>18.54</text:p>
          </table:table-cell>
          <table:table-cell table:style-name="ce57" table:formula="of:=[.$AF$3]/[.$M16]" office:value-type="float" office:value="12.5033749153682" calcext:value-type="float">
            <text:p>12.50</text:p>
          </table:table-cell>
          <table:table-cell table:style-name="ce57" table:formula="of:=[.$AF$3]/[.$N16]" office:value-type="float" office:value="9.60080573858627" calcext:value-type="float">
            <text:p>9.60</text:p>
          </table:table-cell>
          <table:table-cell table:style-name="ce57" table:formula="of:=[.$AF$3]/[.$O16]" office:value-type="float" office:value="7.48461885885148" calcext:value-type="float">
            <text:p>7.48</text:p>
          </table:table-cell>
          <table:table-cell/>
          <table:table-cell table:style-name="ce57" table:formula="of:=[.$AK$3]/[.$L16]" office:value-type="float" office:value="5.80629500486638" calcext:value-type="float">
            <text:p>5.81</text:p>
          </table:table-cell>
          <table:table-cell table:style-name="ce57" table:formula="of:=[.$AK$3]/[.$M16]" office:value-type="float" office:value="3.915873375375" calcext:value-type="float">
            <text:p>3.92</text:p>
          </table:table-cell>
          <table:table-cell table:style-name="ce57" table:formula="of:=[.$AK$3]/[.$N16]" office:value-type="float" office:value="3.0068313418058" calcext:value-type="float">
            <text:p>3.01</text:p>
          </table:table-cell>
          <table:table-cell table:style-name="ce57" table:formula="of:=[.$AK$3]/[.$O16]" office:value-type="float" office:value="2.34407269337993" calcext:value-type="float">
            <text:p>2.34</text:p>
          </table:table-cell>
          <table:table-cell/>
          <table:table-cell table:style-name="ce57" table:formula="of:=[.$AP$3]/[.$L16]" office:value-type="float" office:value="16.0120162000124" calcext:value-type="float">
            <text:p>16.01</text:p>
          </table:table-cell>
          <table:table-cell table:style-name="ce57" table:formula="of:=[.$AP$3]/[.$M16]" office:value-type="float" office:value="10.7988016232642" calcext:value-type="float">
            <text:p>10.80</text:p>
          </table:table-cell>
          <table:table-cell table:style-name="ce57" table:formula="of:=[.$AP$3]/[.$N16]" office:value-type="float" office:value="8.29193696072071" calcext:value-type="float">
            <text:p>8.29</text:p>
          </table:table-cell>
          <table:table-cell table:style-name="ce57" table:formula="of:=[.$AP$3]/[.$O16]" office:value-type="float" office:value="6.46424783944817" calcext:value-type="float">
            <text:p>6.46</text:p>
          </table:table-cell>
          <table:table-cell/>
          <table:table-cell table:style-name="ce57" table:formula="of:=[.$AU$3]/[.$L16]" office:value-type="float" office:value="18.7237340176284" calcext:value-type="float">
            <text:p>18.72</text:p>
          </table:table-cell>
          <table:table-cell table:style-name="ce57" table:formula="of:=[.$AU$3]/[.$M16]" office:value-type="float" office:value="12.6276345700285" calcext:value-type="float">
            <text:p>12.63</text:p>
          </table:table-cell>
          <table:table-cell table:style-name="ce57" table:formula="of:=[.$AU$3]/[.$N16]" office:value-type="float" office:value="9.69621940198614" calcext:value-type="float">
            <text:p>9.70</text:p>
          </table:table-cell>
          <table:table-cell table:style-name="ce57" table:formula="of:=[.$AU$3]/[.$O16]" office:value-type="float" office:value="7.55900166836971" calcext:value-type="float">
            <text:p>7.56</text:p>
          </table:table-cell>
          <table:table-cell/>
          <table:table-cell table:style-name="ce57" table:formula="of:=[.$AZ$3]/[.$L16]" office:value-type="float" office:value="1.27427281757707" calcext:value-type="float">
            <text:p>1.27</text:p>
          </table:table-cell>
          <table:table-cell table:style-name="ce57" table:formula="of:=[.$AZ$3]/[.$M16]" office:value-type="float" office:value="0.859393295575236" calcext:value-type="float">
            <text:p>0.86</text:p>
          </table:table-cell>
          <table:table-cell table:style-name="ce57" table:formula="of:=[.$AZ$3]/[.$N16]" office:value-type="float" office:value="0.659891280530985" calcext:value-type="float">
            <text:p>0.66</text:p>
          </table:table-cell>
          <table:table-cell table:style-name="ce57" table:formula="of:=[.$AZ$3]/[.$O16]" office:value-type="float" office:value="0.514439606168007" calcext:value-type="float">
            <text:p>0.51</text:p>
          </table:table-cell>
          <table:table-cell/>
          <table:table-cell table:style-name="ce57" table:formula="of:=[.$BE$3]/[.$L16]" office:value-type="float" office:value="20.9718358099703" calcext:value-type="float">
            <text:p>20.97</text:p>
          </table:table-cell>
          <table:table-cell table:style-name="ce57" table:formula="of:=[.$BE$3]/[.$M16]" office:value-type="float" office:value="14.1437962439335" calcext:value-type="float">
            <text:p>14.14</text:p>
          </table:table-cell>
          <table:table-cell table:style-name="ce57" table:formula="of:=[.$BE$3]/[.$N16]" office:value-type="float" office:value="10.8604149730203" calcext:value-type="float">
            <text:p>10.86</text:p>
          </table:table-cell>
          <table:table-cell table:style-name="ce57" table:formula="of:=[.$BE$3]/[.$O16]" office:value-type="float" office:value="8.46658800680935" calcext:value-type="float">
            <text:p>8.47</text:p>
          </table:table-cell>
        </table:table-row>
        <table:table-row table:style-name="ro4">
          <table:table-cell/>
          <table:table-cell table:style-name="ce183" office:value-type="float" office:value="950" calcext:value-type="float">
            <text:p>950</text:p>
          </table:table-cell>
          <table:table-cell table:style-name="ce179" office:value-type="float" office:value="1430" calcext:value-type="float">
            <text:p>1430</text:p>
          </table:table-cell>
          <table:table-cell table:style-name="ce179" office:value-type="float" office:value="1860" calcext:value-type="float">
            <text:p>1860</text:p>
          </table:table-cell>
          <table:table-cell table:style-name="ce179" office:value-type="float" office:value="2435" calcext:value-type="float">
            <text:p>2435</text:p>
          </table:table-cell>
          <table:table-cell table:style-name="ce179"/>
          <table:table-cell table:style-name="ce178" table:formula="of:=[.B17]*[.$H$1]" office:value-type="float" office:value="13.8642027559055" calcext:value-type="float">
            <text:p>13.86</text:p>
          </table:table-cell>
          <table:table-cell table:style-name="ce178" table:formula="of:=[.C17]*[.$H$1]" office:value-type="float" office:value="20.8692736220473" calcext:value-type="float">
            <text:p>20.87</text:p>
          </table:table-cell>
          <table:table-cell table:style-name="ce178" table:formula="of:=[.D17]*[.$H$1]" office:value-type="float" office:value="27.1446496062993" calcext:value-type="float">
            <text:p>27.14</text:p>
          </table:table-cell>
          <table:table-cell table:style-name="ce178" table:formula="of:=[.E17]*[.$H$1]" office:value-type="float" office:value="35.5361407480316" calcext:value-type="float">
            <text:p>35.54</text:p>
          </table:table-cell>
          <table:table-cell table:style-name="ce179"/>
          <table:table-cell table:style-name="ce178" table:formula="of:=[.G17]/2" office:value-type="float" office:value="6.93210137795277" calcext:value-type="float">
            <text:p>6.93</text:p>
          </table:table-cell>
          <table:table-cell table:style-name="ce178" table:formula="of:=[.H17]/2" office:value-type="float" office:value="10.4346368110236" calcext:value-type="float">
            <text:p>10.43</text:p>
          </table:table-cell>
          <table:table-cell table:style-name="ce178" table:formula="of:=[.I17]/2" office:value-type="float" office:value="13.5723248031496" calcext:value-type="float">
            <text:p>13.57</text:p>
          </table:table-cell>
          <table:table-cell table:style-name="ce178" table:formula="of:=[.J17]/2" office:value-type="float" office:value="17.7680703740158" calcext:value-type="float">
            <text:p>17.77</text:p>
          </table:table-cell>
          <table:table-cell table:style-name="ce179"/>
          <table:table-cell table:style-name="ce178" table:formula="of:=[.$Q$3]/[.L17]" office:value-type="float" office:value="9.91947666447825" calcext:value-type="float">
            <text:p>9.92</text:p>
          </table:table-cell>
          <table:table-cell table:style-name="ce176" table:formula="of:=[.$Q$3]/[.M17]" office:value-type="float" office:value="6.58986211975828" calcext:value-type="float">
            <text:p>6.59</text:p>
          </table:table-cell>
          <table:table-cell table:style-name="ce178" table:formula="of:=[.$Q$3]/[.N17]" office:value-type="float" office:value="5.06639937164212" calcext:value-type="float">
            <text:p>5.07</text:p>
          </table:table-cell>
          <table:table-cell table:style-name="ce178" table:formula="of:=[.$Q$3]/[.O17]" office:value-type="float" office:value="3.87002169661369" calcext:value-type="float">
            <text:p>3.87</text:p>
          </table:table-cell>
          <table:table-cell table:style-name="ce179"/>
          <table:table-cell table:style-name="ce178" table:formula="of:=[.$V$3]/[.L17]" office:value-type="float" office:value="3.10663439519115" calcext:value-type="float">
            <text:p>3.11</text:p>
          </table:table-cell>
          <table:table-cell table:style-name="ce178" table:formula="of:=[.$V$3]/[.M17]" office:value-type="float" office:value="2.06384802477733" calcext:value-type="float">
            <text:p>2.06</text:p>
          </table:table-cell>
          <table:table-cell table:style-name="ce178" table:formula="of:=[.$V$3]/[.N17]" office:value-type="float" office:value="1.58672186851161" calcext:value-type="float">
            <text:p>1.59</text:p>
          </table:table-cell>
          <table:table-cell table:style-name="ce178" table:formula="of:=[.$V$3]/[.O17]" office:value-type="float" office:value="1.21203395294932" calcext:value-type="float">
            <text:p>1.21</text:p>
          </table:table-cell>
          <table:table-cell table:style-name="ce179"/>
          <table:table-cell table:style-name="ce178" table:formula="of:=[.$AA$3]/[.L17]" office:value-type="float" office:value="8.5671637803051" calcext:value-type="float">
            <text:p>8.57</text:p>
          </table:table-cell>
          <table:table-cell table:style-name="ce176" table:formula="of:=[.$AA$3]/[.M17]" office:value-type="float" office:value="5.69147244146143" calcext:value-type="float">
            <text:p>5.69</text:p>
          </table:table-cell>
          <table:table-cell table:style-name="ce178" table:formula="of:=[.$AA$3]/[.N17]" office:value-type="float" office:value="4.37570193080099" calcext:value-type="float">
            <text:p>4.38</text:p>
          </table:table-cell>
          <table:table-cell table:style-name="ce178" table:formula="of:=[.$AA$3]/[.O17]" office:value-type="float" office:value="3.34242529416421" calcext:value-type="float">
            <text:p>3.34</text:p>
          </table:table-cell>
          <table:table-cell table:style-name="ce179"/>
          <table:table-cell table:style-name="ce178" table:formula="of:=[.$AF$3]/[.$L17]" office:value-type="float" office:value="16.978266990342" calcext:value-type="float">
            <text:p>16.98</text:p>
          </table:table-cell>
          <table:table-cell table:style-name="ce178" table:formula="of:=[.$AF$3]/[.$M17]" office:value-type="float" office:value="11.2792682802972" calcext:value-type="float">
            <text:p>11.28</text:p>
          </table:table-cell>
          <table:table-cell table:style-name="ce176" table:formula="of:=[.$AF$3]/[.$N17]" office:value-type="float" office:value="8.67169550581986" calcext:value-type="float">
            <text:p>8.67</text:p>
          </table:table-cell>
          <table:table-cell table:style-name="ce178" table:formula="of:=[.$AF$3]/[.$O17]" office:value-type="float" office:value="6.62396453421968" calcext:value-type="float">
            <text:p>6.62</text:p>
          </table:table-cell>
          <table:table-cell table:style-name="ce179"/>
          <table:table-cell table:style-name="ce178" table:formula="of:=[.$AK$3]/[.$L17]" office:value-type="float" office:value="5.31734384656184" calcext:value-type="float">
            <text:p>5.32</text:p>
          </table:table-cell>
          <table:table-cell table:style-name="ce178" table:formula="of:=[.$AK$3]/[.$M17]" office:value-type="float" office:value="3.53250115680682" calcext:value-type="float">
            <text:p>3.53</text:p>
          </table:table-cell>
          <table:table-cell table:style-name="ce178" table:formula="of:=[.$AK$3]/[.$N17]" office:value-type="float" office:value="2.71584766356653" calcext:value-type="float">
            <text:p>2.72</text:p>
          </table:table-cell>
          <table:table-cell table:style-name="ce178" table:formula="of:=[.$AK$3]/[.$O17]" office:value-type="float" office:value="2.074528400096" calcext:value-type="float">
            <text:p>2.07</text:p>
          </table:table-cell>
          <table:table-cell table:style-name="ce179"/>
          <table:table-cell table:style-name="ce178" table:formula="of:=[.$AP$3]/[.$L17]" office:value-type="float" office:value="14.6636358884324" calcext:value-type="float">
            <text:p>14.66</text:p>
          </table:table-cell>
          <table:table-cell table:style-name="ce178" table:formula="of:=[.$AP$3]/[.$M17]" office:value-type="float" office:value="9.74157628951804" calcext:value-type="float">
            <text:p>9.74</text:p>
          </table:table-cell>
          <table:table-cell table:style-name="ce178" table:formula="of:=[.$AP$3]/[.$N17]" office:value-type="float" office:value="7.4894914483929" calcext:value-type="float">
            <text:p>7.49</text:p>
          </table:table-cell>
          <table:table-cell table:style-name="ce176" table:formula="of:=[.$AP$3]/[.$O17]" office:value-type="float" office:value="5.72092570595926" calcext:value-type="float">
            <text:p>5.72</text:p>
          </table:table-cell>
          <table:table-cell table:style-name="ce179"/>
          <table:table-cell table:style-name="ce178" table:formula="of:=[.$AU$3]/[.$L17]" office:value-type="float" office:value="17.1469985214071" calcext:value-type="float">
            <text:p>17.15</text:p>
          </table:table-cell>
          <table:table-cell table:style-name="ce178" table:formula="of:=[.$AU$3]/[.$M17]" office:value-type="float" office:value="11.3913626540816" calcext:value-type="float">
            <text:p>11.39</text:p>
          </table:table-cell>
          <table:table-cell table:style-name="ce178" table:formula="of:=[.$AU$3]/[.$N17]" office:value-type="float" office:value="8.75787558889071" calcext:value-type="float">
            <text:p>8.76</text:p>
          </table:table-cell>
          <table:table-cell table:style-name="ce176" table:formula="of:=[.$AU$3]/[.$O17]" office:value-type="float" office:value="6.68979408432719" calcext:value-type="float">
            <text:p>6.69</text:p>
          </table:table-cell>
          <table:table-cell table:style-name="ce179"/>
          <table:table-cell table:style-name="ce178" table:formula="of:=[.$AZ$3]/[.$L17]" office:value-type="float" office:value="1.16696563293901" calcext:value-type="float">
            <text:p>1.17</text:p>
          </table:table-cell>
          <table:table-cell table:style-name="ce178" table:formula="of:=[.$AZ$3]/[.$M17]" office:value-type="float" office:value="0.775256889015423" calcext:value-type="float">
            <text:p>0.78</text:p>
          </table:table-cell>
          <table:table-cell table:style-name="ce178" table:formula="of:=[.$AZ$3]/[.$N17]" office:value-type="float" office:value="0.596030834027986" calcext:value-type="float">
            <text:p>0.60</text:p>
          </table:table-cell>
          <table:table-cell table:style-name="ce178" table:formula="of:=[.$AZ$3]/[.$O17]" office:value-type="float" office:value="0.455284333179489" calcext:value-type="float">
            <text:p>0.46</text:p>
          </table:table-cell>
          <table:table-cell table:style-name="ce179"/>
          <table:table-cell table:style-name="ce178" table:formula="of:=[.$BE$3]/[.$L17]" office:value-type="float" office:value="19.2057864786044" calcext:value-type="float">
            <text:p>19.21</text:p>
          </table:table-cell>
          <table:table-cell table:style-name="ce178" table:formula="of:=[.$BE$3]/[.$M17]" office:value-type="float" office:value="12.7590889193526" calcext:value-type="float">
            <text:p>12.76</text:p>
          </table:table-cell>
          <table:table-cell table:style-name="ce178" table:formula="of:=[.$BE$3]/[.$N17]" office:value-type="float" office:value="9.80940707240546" calcext:value-type="float">
            <text:p>9.81</text:p>
          </table:table-cell>
          <table:table-cell table:style-name="ce188" table:formula="of:=[.$BE$3]/[.$O17]" office:value-type="float" office:value="7.49301731198117" calcext:value-type="float">
            <text:p>7.49</text:p>
          </table:table-cell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57" table:formula="of:=[.B18]*[.$H$1]" office:value-type="float" office:value="5.69162007874017" calcext:value-type="float">
            <text:p>5.69</text:p>
          </table:table-cell>
          <table:table-cell table:style-name="ce57" table:formula="of:=[.C18]*[.$H$1]" office:value-type="float" office:value="8.61039960629923" calcext:value-type="float">
            <text:p>8.61</text:p>
          </table:table-cell>
          <table:table-cell table:style-name="ce57" table:formula="of:=[.D18]*[.$H$1]" office:value-type="float" office:value="11.2373011811024" calcext:value-type="float">
            <text:p>11.24</text:p>
          </table:table-cell>
          <table:table-cell table:style-name="ce57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57" table:formula="of:=[.$Q$3]/[.L18]" office:value-type="float" office:value="24.162827772447" calcext:value-type="float">
            <text:p>24.16</text:p>
          </table:table-cell>
          <table:table-cell table:style-name="ce57" table:formula="of:=[.$Q$3]/[.M18]" office:value-type="float" office:value="15.9720386970412" calcext:value-type="float">
            <text:p>15.97</text:p>
          </table:table-cell>
          <table:table-cell table:style-name="ce57" table:formula="of:=[.$Q$3]/[.N18]" office:value-type="float" office:value="12.2383153652654" calcext:value-type="float">
            <text:p>12.24</text:p>
          </table:table-cell>
          <table:table-cell table:style-name="ce57" table:formula="of:=[.$Q$3]/[.O18]" office:value-type="float" office:value="9.3302008230241" calcext:value-type="float">
            <text:p>9.33</text:p>
          </table:table-cell>
          <table:table-cell/>
          <table:table-cell table:style-name="ce57" table:formula="of:=[.$V$3]/[.L18]" office:value-type="float" office:value="7.56744275751689" calcext:value-type="float">
            <text:p>7.57</text:p>
          </table:table-cell>
          <table:table-cell table:style-name="ce57" table:formula="of:=[.$V$3]/[.M18]" office:value-type="float" office:value="5.00220792446032" calcext:value-type="float">
            <text:p>5.00</text:p>
          </table:table-cell>
          <table:table-cell table:style-name="ce57" table:formula="of:=[.$V$3]/[.N18]" office:value-type="float" office:value="3.83286061744362" calcext:value-type="float">
            <text:p>3.83</text:p>
          </table:table-cell>
          <table:table-cell table:style-name="ce57" table:formula="of:=[.$V$3]/[.O18]" office:value-type="float" office:value="2.92208185686296" calcext:value-type="float">
            <text:p>2.92</text:p>
          </table:table-cell>
          <table:table-cell/>
          <table:table-cell table:style-name="ce57" table:formula="of:=[.$AA$3]/[.L18]" office:value-type="float" office:value="20.8687322853586" calcext:value-type="float">
            <text:p>20.87</text:p>
          </table:table-cell>
          <table:table-cell table:style-name="ce57" table:formula="of:=[.$AA$3]/[.M18]" office:value-type="float" office:value="13.7945857479489" calcext:value-type="float">
            <text:p>13.79</text:p>
          </table:table-cell>
          <table:table-cell table:style-name="ce57" table:formula="of:=[.$AA$3]/[.N18]" office:value-type="float" office:value="10.5698773912855" calcext:value-type="float">
            <text:p>10.57</text:p>
          </table:table-cell>
          <table:table-cell table:style-name="ce57" table:formula="of:=[.$AA$3]/[.O18]" office:value-type="float" office:value="8.05822335771272" calcext:value-type="float">
            <text:p>8.06</text:p>
          </table:table-cell>
          <table:table-cell/>
          <table:table-cell table:style-name="ce57" table:formula="of:=[.$AF$3]/[.$L18]" office:value-type="float" office:value="41.3573170277562" calcext:value-type="float">
            <text:p>41.36</text:p>
          </table:table-cell>
          <table:table-cell table:style-name="ce57" table:formula="of:=[.$AF$3]/[.$M18]" office:value-type="float" office:value="27.3378875268219" calcext:value-type="float">
            <text:p>27.34</text:p>
          </table:table-cell>
          <table:table-cell table:style-name="ce57" table:formula="of:=[.$AF$3]/[.$N18]" office:value-type="float" office:value="20.9472125205519" calcext:value-type="float">
            <text:p>20.95</text:p>
          </table:table-cell>
          <table:table-cell table:style-name="ce57" table:formula="of:=[.$AF$3]/[.$O18]" office:value-type="float" office:value="15.9696570701237" calcext:value-type="float">
            <text:p>15.97</text:p>
          </table:table-cell>
          <table:table-cell/>
          <table:table-cell table:style-name="ce57" table:formula="of:=[.$AK$3]/[.$L18]" office:value-type="float" office:value="12.952504241625" calcext:value-type="float">
            <text:p>12.95</text:p>
          </table:table-cell>
          <table:table-cell table:style-name="ce57" table:formula="of:=[.$AK$3]/[.$M18]" office:value-type="float" office:value="8.56182483768432" calcext:value-type="float">
            <text:p>8.56</text:p>
          </table:table-cell>
          <table:table-cell table:style-name="ce57" table:formula="of:=[.$AK$3]/[.$N18]" office:value-type="float" office:value="6.56035929121266" calcext:value-type="float">
            <text:p>6.56</text:p>
          </table:table-cell>
          <table:table-cell table:style-name="ce57" table:formula="of:=[.$AK$3]/[.$O18]" office:value-type="float" office:value="5.0014620338948" calcext:value-type="float">
            <text:p>5.00</text:p>
          </table:table-cell>
          <table:table-cell/>
          <table:table-cell table:style-name="ce57" table:formula="of:=[.$AP$3]/[.$L18]" office:value-type="float" office:value="35.7191130615661" calcext:value-type="float">
            <text:p>35.72</text:p>
          </table:table-cell>
          <table:table-cell table:style-name="ce57" table:formula="of:=[.$AP$3]/[.$M18]" office:value-type="float" office:value="23.6109391423912" calcext:value-type="float">
            <text:p>23.61</text:p>
          </table:table-cell>
          <table:table-cell table:style-name="ce57" table:formula="of:=[.$AP$3]/[.$N18]" office:value-type="float" office:value="18.0914988233906" calcext:value-type="float">
            <text:p>18.09</text:p>
          </table:table-cell>
          <table:table-cell table:style-name="ce57" table:formula="of:=[.$AP$3]/[.$O18]" office:value-type="float" office:value="13.7925288059513" calcext:value-type="float">
            <text:p>13.79</text:p>
          </table:table-cell>
          <table:table-cell/>
          <table:table-cell table:style-name="ce57" table:formula="of:=[.$AU$3]/[.$L18]" office:value-type="float" office:value="41.7683297316326" calcext:value-type="float">
            <text:p>41.77</text:p>
          </table:table-cell>
          <table:table-cell table:style-name="ce57" table:formula="of:=[.$AU$3]/[.$M18]" office:value-type="float" office:value="27.6095738904012" calcext:value-type="float">
            <text:p>27.61</text:p>
          </table:table-cell>
          <table:table-cell table:style-name="ce57" table:formula="of:=[.$AU$3]/[.$N18]" office:value-type="float" office:value="21.1553877861516" calcext:value-type="float">
            <text:p>21.16</text:p>
          </table:table-cell>
          <table:table-cell table:style-name="ce57" table:formula="of:=[.$AU$3]/[.$O18]" office:value-type="float" office:value="16.1283649458779" calcext:value-type="float">
            <text:p>16.13</text:p>
          </table:table-cell>
          <table:table-cell/>
          <table:table-cell table:style-name="ce57" table:formula="of:=[.$AZ$3]/[.$L18]" office:value-type="float" office:value="2.84260859305655" calcext:value-type="float">
            <text:p>2.84</text:p>
          </table:table-cell>
          <table:table-cell table:style-name="ce57" table:formula="of:=[.$AZ$3]/[.$M18]" office:value-type="float" office:value="1.87901245981704" calcext:value-type="float">
            <text:p>1.88</text:p>
          </table:table-cell>
          <table:table-cell table:style-name="ce57" table:formula="of:=[.$AZ$3]/[.$N18]" office:value-type="float" office:value="1.43976279388579" calcext:value-type="float">
            <text:p>1.44</text:p>
          </table:table-cell>
          <table:table-cell table:style-name="ce57" table:formula="of:=[.$AZ$3]/[.$O18]" office:value-type="float" office:value="1.09764094187332" calcext:value-type="float">
            <text:p>1.10</text:p>
          </table:table-cell>
          <table:table-cell/>
          <table:table-cell table:style-name="ce57" table:formula="of:=[.$BE$3]/[.$L18]" office:value-type="float" office:value="46.783326037626" calcext:value-type="float">
            <text:p>46.78</text:p>
          </table:table-cell>
          <table:table-cell table:style-name="ce57" table:formula="of:=[.$BE$3]/[.$M18]" office:value-type="float" office:value="30.9245714486003" calcext:value-type="float">
            <text:p>30.92</text:p>
          </table:table-cell>
          <table:table-cell table:style-name="ce57" table:formula="of:=[.$BE$3]/[.$N18]" office:value-type="float" office:value="23.6954508502262" calcext:value-type="float">
            <text:p>23.70</text:p>
          </table:table-cell>
          <table:table-cell table:style-name="ce57" table:formula="of:=[.$BE$3]/[.$O18]" office:value-type="float" office:value="18.0648486679942" calcext:value-type="float">
            <text:p>18.06</text:p>
          </table:table-cell>
        </table:table-row>
        <table:table-row table:style-name="ro4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57" table:formula="of:=[.B19]*[.$H$1]" office:value-type="float" office:value="6.56725393700788" calcext:value-type="float">
            <text:p>6.57</text:p>
          </table:table-cell>
          <table:table-cell table:style-name="ce57" table:formula="of:=[.C19]*[.$H$1]" office:value-type="float" office:value="9.77791141732285" calcext:value-type="float">
            <text:p>9.78</text:p>
          </table:table-cell>
          <table:table-cell table:style-name="ce57" table:formula="of:=[.D19]*[.$H$1]" office:value-type="float" office:value="12.6966909448819" calcext:value-type="float">
            <text:p>12.70</text:p>
          </table:table-cell>
          <table:table-cell table:style-name="ce57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57" table:formula="of:=[.$Q$3]/[.L19]" office:value-type="float" office:value="20.9411174027874" calcext:value-type="float">
            <text:p>20.94</text:p>
          </table:table-cell>
          <table:table-cell table:style-name="ce57" table:formula="of:=[.$Q$3]/[.M19]" office:value-type="float" office:value="14.0649295988871" calcext:value-type="float">
            <text:p>14.06</text:p>
          </table:table-cell>
          <table:table-cell table:style-name="ce57" table:formula="of:=[.$Q$3]/[.N19]" office:value-type="float" office:value="10.8316124497176" calcext:value-type="float">
            <text:p>10.83</text:p>
          </table:table-cell>
          <table:table-cell table:style-name="ce57" table:formula="of:=[.$Q$3]/[.O19]" office:value-type="float" office:value="8.19435028804725" calcext:value-type="float">
            <text:p>8.19</text:p>
          </table:table-cell>
          <table:table-cell/>
          <table:table-cell table:style-name="ce57" table:formula="of:=[.$V$3]/[.L19]" office:value-type="float" office:value="6.55845038984797" calcext:value-type="float">
            <text:p>6.56</text:p>
          </table:table-cell>
          <table:table-cell table:style-name="ce57" table:formula="of:=[.$V$3]/[.M19]" office:value-type="float" office:value="4.4049293663158" calcext:value-type="float">
            <text:p>4.40</text:p>
          </table:table-cell>
          <table:table-cell table:style-name="ce57" table:formula="of:=[.$V$3]/[.N19]" office:value-type="float" office:value="3.39230192578343" calcext:value-type="float">
            <text:p>3.39</text:p>
          </table:table-cell>
          <table:table-cell table:style-name="ce57" table:formula="of:=[.$V$3]/[.O19]" office:value-type="float" office:value="2.56635015254921" calcext:value-type="float">
            <text:p>2.57</text:p>
          </table:table-cell>
          <table:table-cell/>
          <table:table-cell table:style-name="ce57" table:formula="of:=[.$AA$3]/[.L19]" office:value-type="float" office:value="18.0862346473108" calcext:value-type="float">
            <text:p>18.09</text:p>
          </table:table-cell>
          <table:table-cell table:style-name="ce57" table:formula="of:=[.$AA$3]/[.M19]" office:value-type="float" office:value="12.1474710317759" calcext:value-type="float">
            <text:p>12.15</text:p>
          </table:table-cell>
          <table:table-cell table:style-name="ce57" table:formula="of:=[.$AA$3]/[.N19]" office:value-type="float" office:value="9.35494895550557" calcext:value-type="float">
            <text:p>9.35</text:p>
          </table:table-cell>
          <table:table-cell table:style-name="ce57" table:formula="of:=[.$AA$3]/[.O19]" office:value-type="float" office:value="7.07722225329552" calcext:value-type="float">
            <text:p>7.08</text:p>
          </table:table-cell>
          <table:table-cell/>
          <table:table-cell table:style-name="ce57" table:formula="of:=[.$AF$3]/[.$L19]" office:value-type="float" office:value="35.8430080907221" calcext:value-type="float">
            <text:p>35.84</text:p>
          </table:table-cell>
          <table:table-cell table:style-name="ce57" table:formula="of:=[.$AF$3]/[.$M19]" office:value-type="float" office:value="24.073662150485" calcext:value-type="float">
            <text:p>24.07</text:p>
          </table:table-cell>
          <table:table-cell table:style-name="ce57" table:formula="of:=[.$AF$3]/[.$N19]" office:value-type="float" office:value="18.5394869434769" calcext:value-type="float">
            <text:p>18.54</text:p>
          </table:table-cell>
          <table:table-cell table:style-name="ce57" table:formula="of:=[.$AF$3]/[.$O19]" office:value-type="float" office:value="14.0255249050652" calcext:value-type="float">
            <text:p>14.03</text:p>
          </table:table-cell>
          <table:table-cell/>
          <table:table-cell table:style-name="ce57" table:formula="of:=[.$AK$3]/[.$L19]" office:value-type="float" office:value="11.225503676075" calcext:value-type="float">
            <text:p>11.23</text:p>
          </table:table-cell>
          <table:table-cell table:style-name="ce57" table:formula="of:=[.$AK$3]/[.$M19]" office:value-type="float" office:value="7.53951739437873" calcext:value-type="float">
            <text:p>7.54</text:p>
          </table:table-cell>
          <table:table-cell table:style-name="ce57" table:formula="of:=[.$AK$3]/[.$N19]" office:value-type="float" office:value="5.80629500486638" calcext:value-type="float">
            <text:p>5.81</text:p>
          </table:table-cell>
          <table:table-cell table:style-name="ce57" table:formula="of:=[.$AK$3]/[.$O19]" office:value-type="float" office:value="4.39258839498587" calcext:value-type="float">
            <text:p>4.39</text:p>
          </table:table-cell>
          <table:table-cell/>
          <table:table-cell table:style-name="ce57" table:formula="of:=[.$AP$3]/[.$L19]" office:value-type="float" office:value="30.9565646533573" calcext:value-type="float">
            <text:p>30.96</text:p>
          </table:table-cell>
          <table:table-cell table:style-name="ce57" table:formula="of:=[.$AP$3]/[.$M19]" office:value-type="float" office:value="20.7917225283743" calcext:value-type="float">
            <text:p>20.79</text:p>
          </table:table-cell>
          <table:table-cell table:style-name="ce57" table:formula="of:=[.$AP$3]/[.$N19]" office:value-type="float" office:value="16.0120162000124" calcext:value-type="float">
            <text:p>16.01</text:p>
          </table:table-cell>
          <table:table-cell table:style-name="ce57" table:formula="of:=[.$AP$3]/[.$O19]" office:value-type="float" office:value="12.1134383426181" calcext:value-type="float">
            <text:p>12.11</text:p>
          </table:table-cell>
          <table:table-cell/>
          <table:table-cell table:style-name="ce57" table:formula="of:=[.$AU$3]/[.$L19]" office:value-type="float" office:value="36.1992191007483" calcext:value-type="float">
            <text:p>36.20</text:p>
          </table:table-cell>
          <table:table-cell table:style-name="ce57" table:formula="of:=[.$AU$3]/[.$M19]" office:value-type="float" office:value="24.3129083512488" calcext:value-type="float">
            <text:p>24.31</text:p>
          </table:table-cell>
          <table:table-cell table:style-name="ce57" table:formula="of:=[.$AU$3]/[.$N19]" office:value-type="float" office:value="18.7237340176284" calcext:value-type="float">
            <text:p>18.72</text:p>
          </table:table-cell>
          <table:table-cell table:style-name="ce57" table:formula="of:=[.$AU$3]/[.$O19]" office:value-type="float" office:value="14.1649118220319" calcext:value-type="float">
            <text:p>14.16</text:p>
          </table:table-cell>
          <table:table-cell/>
          <table:table-cell table:style-name="ce57" table:formula="of:=[.$AZ$3]/[.$L19]" office:value-type="float" office:value="2.46359411398234" calcext:value-type="float">
            <text:p>2.46</text:p>
          </table:table-cell>
          <table:table-cell table:style-name="ce57" table:formula="of:=[.$AZ$3]/[.$M19]" office:value-type="float" office:value="1.65465276312247" calcext:value-type="float">
            <text:p>1.65</text:p>
          </table:table-cell>
          <table:table-cell table:style-name="ce57" table:formula="of:=[.$AZ$3]/[.$N19]" office:value-type="float" office:value="1.27427281757707" calcext:value-type="float">
            <text:p>1.27</text:p>
          </table:table-cell>
          <table:table-cell table:style-name="ce57" table:formula="of:=[.$AZ$3]/[.$O19]" office:value-type="float" office:value="0.964015088080047" calcext:value-type="float">
            <text:p>0.96</text:p>
          </table:table-cell>
          <table:table-cell/>
          <table:table-cell table:style-name="ce57" table:formula="of:=[.$BE$3]/[.$L19]" office:value-type="float" office:value="40.5455492326092" calcext:value-type="float">
            <text:p>40.55</text:p>
          </table:table-cell>
          <table:table-cell table:style-name="ce57" table:formula="of:=[.$BE$3]/[.$M19]" office:value-type="float" office:value="27.2320853054838" calcext:value-type="float">
            <text:p>27.23</text:p>
          </table:table-cell>
          <table:table-cell table:style-name="ce57" table:formula="of:=[.$BE$3]/[.$N19]" office:value-type="float" office:value="20.9718358099703" calcext:value-type="float">
            <text:p>20.97</text:p>
          </table:table-cell>
          <table:table-cell table:style-name="ce57" table:formula="of:=[.$BE$3]/[.$O19]" office:value-type="float" office:value="15.8656496997167" calcext:value-type="float">
            <text:p>15.87</text:p>
          </table:table-cell>
        </table:table-row>
        <table:table-row table:style-name="ro4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57" table:formula="of:=[.B20]*[.$H$1]" office:value-type="float" office:value="4.88895570866143" calcext:value-type="float">
            <text:p>4.89</text:p>
          </table:table-cell>
          <table:table-cell table:style-name="ce57" table:formula="of:=[.C20]*[.$H$1]" office:value-type="float" office:value="7.36991830708663" calcext:value-type="float">
            <text:p>7.37</text:p>
          </table:table-cell>
          <table:table-cell table:style-name="ce57" table:formula="of:=[.D20]*[.$H$1]" office:value-type="float" office:value="9.41306397637797" calcext:value-type="float">
            <text:p>9.41</text:p>
          </table:table-cell>
          <table:table-cell table:style-name="ce57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57" table:formula="of:=[.$Q$3]/[.L20]" office:value-type="float" office:value="28.1298591977741" calcext:value-type="float">
            <text:p>28.13</text:p>
          </table:table-cell>
          <table:table-cell table:style-name="ce57" table:formula="of:=[.$Q$3]/[.M20]" office:value-type="float" office:value="18.6604016460482" calcext:value-type="float">
            <text:p>18.66</text:p>
          </table:table-cell>
          <table:table-cell table:style-name="ce57" table:formula="of:=[.$Q$3]/[.N20]" office:value-type="float" office:value="14.6100819089215" calcext:value-type="float">
            <text:p>14.61</text:p>
          </table:table-cell>
          <table:table-cell table:style-name="ce57" table:formula="of:=[.$Q$3]/[.O20]" office:value-type="float" office:value="11.2184557514933" calcext:value-type="float">
            <text:p>11.22</text:p>
          </table:table-cell>
          <table:table-cell/>
          <table:table-cell table:style-name="ce57" table:formula="of:=[.$V$3]/[.L20]" office:value-type="float" office:value="8.80985873263161" calcext:value-type="float">
            <text:p>8.81</text:p>
          </table:table-cell>
          <table:table-cell table:style-name="ce57" table:formula="of:=[.$V$3]/[.M20]" office:value-type="float" office:value="5.84416371372592" calcext:value-type="float">
            <text:p>5.84</text:p>
          </table:table-cell>
          <table:table-cell table:style-name="ce57" table:formula="of:=[.$V$3]/[.N20]" office:value-type="float" office:value="4.57566306268463" calcext:value-type="float">
            <text:p>4.58</text:p>
          </table:table-cell>
          <table:table-cell table:style-name="ce57" table:formula="of:=[.$V$3]/[.O20]" office:value-type="float" office:value="3.51345556598999" calcext:value-type="float">
            <text:p>3.51</text:p>
          </table:table-cell>
          <table:table-cell/>
          <table:table-cell table:style-name="ce57" table:formula="of:=[.$AA$3]/[.L20]" office:value-type="float" office:value="24.2949420635518" calcext:value-type="float">
            <text:p>24.29</text:p>
          </table:table-cell>
          <table:table-cell table:style-name="ce57" table:formula="of:=[.$AA$3]/[.M20]" office:value-type="float" office:value="16.1164467154254" calcext:value-type="float">
            <text:p>16.12</text:p>
          </table:table-cell>
          <table:table-cell table:style-name="ce57" table:formula="of:=[.$AA$3]/[.N20]" office:value-type="float" office:value="12.6183032423098" calcext:value-type="float">
            <text:p>12.62</text:p>
          </table:table-cell>
          <table:table-cell table:style-name="ce57" table:formula="of:=[.$AA$3]/[.O20]" office:value-type="float" office:value="9.68905427534505" calcext:value-type="float">
            <text:p>9.69</text:p>
          </table:table-cell>
          <table:table-cell/>
          <table:table-cell table:style-name="ce57" table:formula="of:=[.$AF$3]/[.$L20]" office:value-type="float" office:value="48.14732430097" calcext:value-type="float">
            <text:p>48.15</text:p>
          </table:table-cell>
          <table:table-cell table:style-name="ce57" table:formula="of:=[.$AF$3]/[.$M20]" office:value-type="float" office:value="31.9393141402474" calcext:value-type="float">
            <text:p>31.94</text:p>
          </table:table-cell>
          <table:table-cell table:style-name="ce57" table:formula="of:=[.$AF$3]/[.$N20]" office:value-type="float" office:value="25.0067498307363" calcext:value-type="float">
            <text:p>25.01</text:p>
          </table:table-cell>
          <table:table-cell table:style-name="ce57" table:formula="of:=[.$AF$3]/[.$O20]" office:value-type="float" office:value="19.2016114771725" calcext:value-type="float">
            <text:p>19.20</text:p>
          </table:table-cell>
          <table:table-cell/>
          <table:table-cell table:style-name="ce57" table:formula="of:=[.$AK$3]/[.$L20]" office:value-type="float" office:value="15.0790347887575" calcext:value-type="float">
            <text:p>15.08</text:p>
          </table:table-cell>
          <table:table-cell table:style-name="ce57" table:formula="of:=[.$AK$3]/[.$M20]" office:value-type="float" office:value="10.0029240677896" calcext:value-type="float">
            <text:p>10.00</text:p>
          </table:table-cell>
          <table:table-cell table:style-name="ce57" table:formula="of:=[.$AK$3]/[.$N20]" office:value-type="float" office:value="7.83174675075" calcext:value-type="float">
            <text:p>7.83</text:p>
          </table:table-cell>
          <table:table-cell table:style-name="ce57" table:formula="of:=[.$AK$3]/[.$O20]" office:value-type="float" office:value="6.01366268361161" calcext:value-type="float">
            <text:p>6.01</text:p>
          </table:table-cell>
          <table:table-cell/>
          <table:table-cell table:style-name="ce57" table:formula="of:=[.$AP$3]/[.$L20]" office:value-type="float" office:value="41.5834450567487" calcext:value-type="float">
            <text:p>41.58</text:p>
          </table:table-cell>
          <table:table-cell table:style-name="ce57" table:formula="of:=[.$AP$3]/[.$M20]" office:value-type="float" office:value="27.5850576119026" calcext:value-type="float">
            <text:p>27.59</text:p>
          </table:table-cell>
          <table:table-cell table:style-name="ce57" table:formula="of:=[.$AP$3]/[.$N20]" office:value-type="float" office:value="21.5976032465284" calcext:value-type="float">
            <text:p>21.60</text:p>
          </table:table-cell>
          <table:table-cell table:style-name="ce57" table:formula="of:=[.$AP$3]/[.$O20]" office:value-type="float" office:value="16.5838739214414" calcext:value-type="float">
            <text:p>16.58</text:p>
          </table:table-cell>
          <table:table-cell/>
          <table:table-cell table:style-name="ce57" table:formula="of:=[.$AU$3]/[.$L20]" office:value-type="float" office:value="48.6258167024977" calcext:value-type="float">
            <text:p>48.63</text:p>
          </table:table-cell>
          <table:table-cell table:style-name="ce57" table:formula="of:=[.$AU$3]/[.$M20]" office:value-type="float" office:value="32.2567298917559" calcext:value-type="float">
            <text:p>32.26</text:p>
          </table:table-cell>
          <table:table-cell table:style-name="ce57" table:formula="of:=[.$AU$3]/[.$N20]" office:value-type="float" office:value="25.2552691400569" calcext:value-type="float">
            <text:p>25.26</text:p>
          </table:table-cell>
          <table:table-cell table:style-name="ce57" table:formula="of:=[.$AU$3]/[.$O20]" office:value-type="float" office:value="19.3924388039723" calcext:value-type="float">
            <text:p>19.39</text:p>
          </table:table-cell>
          <table:table-cell/>
          <table:table-cell table:style-name="ce57" table:formula="of:=[.$AZ$3]/[.$L20]" office:value-type="float" office:value="3.30930552624494" calcext:value-type="float">
            <text:p>3.31</text:p>
          </table:table-cell>
          <table:table-cell table:style-name="ce57" table:formula="of:=[.$AZ$3]/[.$M20]" office:value-type="float" office:value="2.19528188374664" calcext:value-type="float">
            <text:p>2.20</text:p>
          </table:table-cell>
          <table:table-cell table:style-name="ce57" table:formula="of:=[.$AZ$3]/[.$N20]" office:value-type="float" office:value="1.71878659115047" calcext:value-type="float">
            <text:p>1.72</text:p>
          </table:table-cell>
          <table:table-cell table:style-name="ce57" table:formula="of:=[.$AZ$3]/[.$O20]" office:value-type="float" office:value="1.31978256106197" calcext:value-type="float">
            <text:p>1.32</text:p>
          </table:table-cell>
          <table:table-cell/>
          <table:table-cell table:style-name="ce57" table:formula="of:=[.$BE$3]/[.$L20]" office:value-type="float" office:value="54.4641706109676" calcext:value-type="float">
            <text:p>54.46</text:p>
          </table:table-cell>
          <table:table-cell table:style-name="ce57" table:formula="of:=[.$BE$3]/[.$M20]" office:value-type="float" office:value="36.1296973359884" calcext:value-type="float">
            <text:p>36.13</text:p>
          </table:table-cell>
          <table:table-cell table:style-name="ce57" table:formula="of:=[.$BE$3]/[.$N20]" office:value-type="float" office:value="28.2875924878669" calcext:value-type="float">
            <text:p>28.29</text:p>
          </table:table-cell>
          <table:table-cell table:style-name="ce57" table:formula="of:=[.$BE$3]/[.$O20]" office:value-type="float" office:value="21.7208299460407" calcext:value-type="float">
            <text:p>21.72</text:p>
          </table:table-cell>
        </table:table-row>
        <table:table-row table:style-name="ro4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57" table:formula="of:=[.B21]*[.$H$1]" office:value-type="float" office:value="5.32677263779528" calcext:value-type="float">
            <text:p>5.33</text:p>
          </table:table-cell>
          <table:table-cell table:style-name="ce57" table:formula="of:=[.C21]*[.$H$1]" office:value-type="float" office:value="7.73476574803151" calcext:value-type="float">
            <text:p>7.73</text:p>
          </table:table-cell>
          <table:table-cell table:style-name="ce57" table:formula="of:=[.D21]*[.$H$1]" office:value-type="float" office:value="9.77791141732285" calcext:value-type="float">
            <text:p>9.78</text:p>
          </table:table-cell>
          <table:table-cell table:style-name="ce57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57" table:formula="of:=[.$Q$3]/[.L21]" office:value-type="float" office:value="25.8178159760393" calcext:value-type="float">
            <text:p>25.82</text:p>
          </table:table-cell>
          <table:table-cell table:style-name="ce57" table:formula="of:=[.$Q$3]/[.M21]" office:value-type="float" office:value="17.7801940212346" calcext:value-type="float">
            <text:p>17.78</text:p>
          </table:table-cell>
          <table:table-cell table:style-name="ce57" table:formula="of:=[.$Q$3]/[.N21]" office:value-type="float" office:value="14.0649295988871" calcext:value-type="float">
            <text:p>14.06</text:p>
          </table:table-cell>
          <table:table-cell table:style-name="ce57" table:formula="of:=[.$Q$3]/[.O21]" office:value-type="float" office:value="10.7085259446072" calcext:value-type="float">
            <text:p>10.71</text:p>
          </table:table-cell>
          <table:table-cell/>
          <table:table-cell table:style-name="ce57" table:formula="of:=[.$V$3]/[.L21]" office:value-type="float" office:value="8.08576075460709" calcext:value-type="float">
            <text:p>8.09</text:p>
          </table:table-cell>
          <table:table-cell table:style-name="ce57" table:formula="of:=[.$V$3]/[.M21]" office:value-type="float" office:value="5.56849561402186" calcext:value-type="float">
            <text:p>5.57</text:p>
          </table:table-cell>
          <table:table-cell table:style-name="ce57" table:formula="of:=[.$V$3]/[.N21]" office:value-type="float" office:value="4.4049293663158" calcext:value-type="float">
            <text:p>4.40</text:p>
          </table:table-cell>
          <table:table-cell table:style-name="ce57" table:formula="of:=[.$V$3]/[.O21]" office:value-type="float" office:value="3.35375304026317" calcext:value-type="float">
            <text:p>3.35</text:p>
          </table:table-cell>
          <table:table-cell/>
          <table:table-cell table:style-name="ce57" table:formula="of:=[.$AA$3]/[.L21]" office:value-type="float" office:value="22.2980975103831" calcext:value-type="float">
            <text:p>22.30</text:p>
          </table:table-cell>
          <table:table-cell table:style-name="ce57" table:formula="of:=[.$AA$3]/[.M21]" office:value-type="float" office:value="15.3562369646978" calcext:value-type="float">
            <text:p>15.36</text:p>
          </table:table-cell>
          <table:table-cell table:style-name="ce57" table:formula="of:=[.$AA$3]/[.N21]" office:value-type="float" office:value="12.1474710317759" calcext:value-type="float">
            <text:p>12.15</text:p>
          </table:table-cell>
          <table:table-cell table:style-name="ce57" table:formula="of:=[.$AA$3]/[.O21]" office:value-type="float" office:value="9.24864271737482" calcext:value-type="float">
            <text:p>9.25</text:p>
          </table:table-cell>
          <table:table-cell/>
          <table:table-cell table:style-name="ce57" table:formula="of:=[.$AF$3]/[.$L21]" office:value-type="float" office:value="44.1900099748628" calcext:value-type="float">
            <text:p>44.19</text:p>
          </table:table-cell>
          <table:table-cell table:style-name="ce57" table:formula="of:=[.$AF$3]/[.$M21]" office:value-type="float" office:value="30.4327427185376" calcext:value-type="float">
            <text:p>30.43</text:p>
          </table:table-cell>
          <table:table-cell table:style-name="ce57" table:formula="of:=[.$AF$3]/[.$N21]" office:value-type="float" office:value="24.073662150485" calcext:value-type="float">
            <text:p>24.07</text:p>
          </table:table-cell>
          <table:table-cell table:style-name="ce57" table:formula="of:=[.$AF$3]/[.$O21]" office:value-type="float" office:value="18.3288109554829" calcext:value-type="float">
            <text:p>18.33</text:p>
          </table:table-cell>
          <table:table-cell/>
          <table:table-cell table:style-name="ce57" table:formula="of:=[.$AK$3]/[.$L21]" office:value-type="float" office:value="13.8396620663938" calcext:value-type="float">
            <text:p>13.84</text:p>
          </table:table-cell>
          <table:table-cell table:style-name="ce57" table:formula="of:=[.$AK$3]/[.$M21]" office:value-type="float" office:value="9.53108802685613" calcext:value-type="float">
            <text:p>9.53</text:p>
          </table:table-cell>
          <table:table-cell table:style-name="ce57" table:formula="of:=[.$AK$3]/[.$N21]" office:value-type="float" office:value="7.53951739437873" calcext:value-type="float">
            <text:p>7.54</text:p>
          </table:table-cell>
          <table:table-cell table:style-name="ce57" table:formula="of:=[.$AK$3]/[.$O21]" office:value-type="float" office:value="5.74031437981108" calcext:value-type="float">
            <text:p>5.74</text:p>
          </table:table-cell>
          <table:table-cell/>
          <table:table-cell table:style-name="ce57" table:formula="of:=[.$AP$3]/[.$L21]" office:value-type="float" office:value="38.1656276548241" calcext:value-type="float">
            <text:p>38.17</text:p>
          </table:table-cell>
          <table:table-cell table:style-name="ce57" table:formula="of:=[.$AP$3]/[.$M21]" office:value-type="float" office:value="26.283875649077" calcext:value-type="float">
            <text:p>26.28</text:p>
          </table:table-cell>
          <table:table-cell table:style-name="ce57" table:formula="of:=[.$AP$3]/[.$N21]" office:value-type="float" office:value="20.7917225283743" calcext:value-type="float">
            <text:p>20.79</text:p>
          </table:table-cell>
          <table:table-cell table:style-name="ce57" table:formula="of:=[.$AP$3]/[.$O21]" office:value-type="float" office:value="15.8300614704668" calcext:value-type="float">
            <text:p>15.83</text:p>
          </table:table-cell>
          <table:table-cell/>
          <table:table-cell table:style-name="ce57" table:formula="of:=[.$AU$3]/[.$L21]" office:value-type="float" office:value="44.6291742337992" calcext:value-type="float">
            <text:p>44.63</text:p>
          </table:table-cell>
          <table:table-cell table:style-name="ce57" table:formula="of:=[.$AU$3]/[.$M21]" office:value-type="float" office:value="30.7351860289372" calcext:value-type="float">
            <text:p>30.74</text:p>
          </table:table-cell>
          <table:table-cell table:style-name="ce57" table:formula="of:=[.$AU$3]/[.$N21]" office:value-type="float" office:value="24.3129083512488" calcext:value-type="float">
            <text:p>24.31</text:p>
          </table:table-cell>
          <table:table-cell table:style-name="ce57" table:formula="of:=[.$AU$3]/[.$O21]" office:value-type="float" office:value="18.5109643128826" calcext:value-type="float">
            <text:p>18.51</text:p>
          </table:table-cell>
          <table:table-cell/>
          <table:table-cell table:style-name="ce57" table:formula="of:=[.$AZ$3]/[.$L21]" office:value-type="float" office:value="3.03730781175905" calcext:value-type="float">
            <text:p>3.04</text:p>
          </table:table-cell>
          <table:table-cell table:style-name="ce57" table:formula="of:=[.$AZ$3]/[.$M21]" office:value-type="float" office:value="2.09173085149444" calcext:value-type="float">
            <text:p>2.09</text:p>
          </table:table-cell>
          <table:table-cell table:style-name="ce57" table:formula="of:=[.$AZ$3]/[.$N21]" office:value-type="float" office:value="1.65465276312247" calcext:value-type="float">
            <text:p>1.65</text:p>
          </table:table-cell>
          <table:table-cell table:style-name="ce57" table:formula="of:=[.$AZ$3]/[.$O21]" office:value-type="float" office:value="1.25979244465006" calcext:value-type="float">
            <text:p>1.26</text:p>
          </table:table-cell>
          <table:table-cell/>
          <table:table-cell table:style-name="ce57" table:formula="of:=[.$BE$3]/[.$L21]" office:value-type="float" office:value="49.9876634374634" calcext:value-type="float">
            <text:p>49.99</text:p>
          </table:table-cell>
          <table:table-cell table:style-name="ce57" table:formula="of:=[.$BE$3]/[.$M21]" office:value-type="float" office:value="34.4254663295739" calcext:value-type="float">
            <text:p>34.43</text:p>
          </table:table-cell>
          <table:table-cell table:style-name="ce57" table:formula="of:=[.$BE$3]/[.$N21]" office:value-type="float" office:value="27.2320853054838" calcext:value-type="float">
            <text:p>27.23</text:p>
          </table:table-cell>
          <table:table-cell table:style-name="ce57" table:formula="of:=[.$BE$3]/[.$O21]" office:value-type="float" office:value="20.7335194939479" calcext:value-type="float">
            <text:p>20.73</text:p>
          </table:table-cell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57" table:formula="of:=[.B22]*[.$H$1]" office:value-type="float" office:value="5.69162007874017" calcext:value-type="float">
            <text:p>5.69</text:p>
          </table:table-cell>
          <table:table-cell table:style-name="ce57" table:formula="of:=[.C22]*[.$H$1]" office:value-type="float" office:value="8.61039960629923" calcext:value-type="float">
            <text:p>8.61</text:p>
          </table:table-cell>
          <table:table-cell table:style-name="ce57" table:formula="of:=[.D22]*[.$H$1]" office:value-type="float" office:value="11.0183927165355" calcext:value-type="float">
            <text:p>11.02</text:p>
          </table:table-cell>
          <table:table-cell table:style-name="ce57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57" table:formula="of:=[.$Q$3]/[.L22]" office:value-type="float" office:value="24.162827772447" calcext:value-type="float">
            <text:p>24.16</text:p>
          </table:table-cell>
          <table:table-cell table:style-name="ce57" table:formula="of:=[.$Q$3]/[.M22]" office:value-type="float" office:value="15.9720386970412" calcext:value-type="float">
            <text:p>15.97</text:p>
          </table:table-cell>
          <table:table-cell table:style-name="ce57" table:formula="of:=[.$Q$3]/[.N22]" office:value-type="float" office:value="12.4814607036481" calcext:value-type="float">
            <text:p>12.48</text:p>
          </table:table-cell>
          <table:table-cell table:style-name="ce57" table:formula="of:=[.$Q$3]/[.O22]" office:value-type="float" office:value="9.61581921556565" calcext:value-type="float">
            <text:p>9.62</text:p>
          </table:table-cell>
          <table:table-cell/>
          <table:table-cell table:style-name="ce57" table:formula="of:=[.$V$3]/[.L22]" office:value-type="float" office:value="7.56744275751689" calcext:value-type="float">
            <text:p>7.57</text:p>
          </table:table-cell>
          <table:table-cell table:style-name="ce57" table:formula="of:=[.$V$3]/[.M22]" office:value-type="float" office:value="5.00220792446032" calcext:value-type="float">
            <text:p>5.00</text:p>
          </table:table-cell>
          <table:table-cell table:style-name="ce57" table:formula="of:=[.$V$3]/[.N22]" office:value-type="float" office:value="3.90901016613455" calcext:value-type="float">
            <text:p>3.91</text:p>
          </table:table-cell>
          <table:table-cell table:style-name="ce57" table:formula="of:=[.$V$3]/[.O22]" office:value-type="float" office:value="3.01153334227713" calcext:value-type="float">
            <text:p>3.01</text:p>
          </table:table-cell>
          <table:table-cell/>
          <table:table-cell table:style-name="ce57" table:formula="of:=[.$AA$3]/[.L22]" office:value-type="float" office:value="20.8687322853586" calcext:value-type="float">
            <text:p>20.87</text:p>
          </table:table-cell>
          <table:table-cell table:style-name="ce57" table:formula="of:=[.$AA$3]/[.M22]" office:value-type="float" office:value="13.7945857479489" calcext:value-type="float">
            <text:p>13.79</text:p>
          </table:table-cell>
          <table:table-cell table:style-name="ce57" table:formula="of:=[.$AA$3]/[.N22]" office:value-type="float" office:value="10.7798749553508" calcext:value-type="float">
            <text:p>10.78</text:p>
          </table:table-cell>
          <table:table-cell table:style-name="ce57" table:formula="of:=[.$AA$3]/[.O22]" office:value-type="float" office:value="8.30490366458147" calcext:value-type="float">
            <text:p>8.30</text:p>
          </table:table-cell>
          <table:table-cell/>
          <table:table-cell table:style-name="ce57" table:formula="of:=[.$AF$3]/[.$L22]" office:value-type="float" office:value="41.3573170277562" calcext:value-type="float">
            <text:p>41.36</text:p>
          </table:table-cell>
          <table:table-cell table:style-name="ce57" table:formula="of:=[.$AF$3]/[.$M22]" office:value-type="float" office:value="27.3378875268219" calcext:value-type="float">
            <text:p>27.34</text:p>
          </table:table-cell>
          <table:table-cell table:style-name="ce57" table:formula="of:=[.$AF$3]/[.$N22]" office:value-type="float" office:value="21.3633823057284" calcext:value-type="float">
            <text:p>21.36</text:p>
          </table:table-cell>
          <table:table-cell table:style-name="ce57" table:formula="of:=[.$AF$3]/[.$O22]" office:value-type="float" office:value="16.4585241232907" calcext:value-type="float">
            <text:p>16.46</text:p>
          </table:table-cell>
          <table:table-cell/>
          <table:table-cell table:style-name="ce57" table:formula="of:=[.$AK$3]/[.$L22]" office:value-type="float" office:value="12.952504241625" calcext:value-type="float">
            <text:p>12.95</text:p>
          </table:table-cell>
          <table:table-cell table:style-name="ce57" table:formula="of:=[.$AK$3]/[.$M22]" office:value-type="float" office:value="8.56182483768432" calcext:value-type="float">
            <text:p>8.56</text:p>
          </table:table-cell>
          <table:table-cell table:style-name="ce57" table:formula="of:=[.$AK$3]/[.$N22]" office:value-type="float" office:value="6.69069755527649" calcext:value-type="float">
            <text:p>6.69</text:p>
          </table:table-cell>
          <table:table-cell table:style-name="ce57" table:formula="of:=[.$AK$3]/[.$O22]" office:value-type="float" office:value="5.15456801452423" calcext:value-type="float">
            <text:p>5.15</text:p>
          </table:table-cell>
          <table:table-cell/>
          <table:table-cell table:style-name="ce57" table:formula="of:=[.$AP$3]/[.$L22]" office:value-type="float" office:value="35.7191130615661" calcext:value-type="float">
            <text:p>35.72</text:p>
          </table:table-cell>
          <table:table-cell table:style-name="ce57" table:formula="of:=[.$AP$3]/[.$M22]" office:value-type="float" office:value="23.6109391423912" calcext:value-type="float">
            <text:p>23.61</text:p>
          </table:table-cell>
          <table:table-cell table:style-name="ce57" table:formula="of:=[.$AP$3]/[.$N22]" office:value-type="float" office:value="18.4509325748487" calcext:value-type="float">
            <text:p>18.45</text:p>
          </table:table-cell>
          <table:table-cell table:style-name="ce57" table:formula="of:=[.$AP$3]/[.$O22]" office:value-type="float" office:value="14.2147490755212" calcext:value-type="float">
            <text:p>14.21</text:p>
          </table:table-cell>
          <table:table-cell/>
          <table:table-cell table:style-name="ce57" table:formula="of:=[.$AU$3]/[.$L22]" office:value-type="float" office:value="41.7683297316326" calcext:value-type="float">
            <text:p>41.77</text:p>
          </table:table-cell>
          <table:table-cell table:style-name="ce57" table:formula="of:=[.$AU$3]/[.$M22]" office:value-type="float" office:value="27.6095738904012" calcext:value-type="float">
            <text:p>27.61</text:p>
          </table:table-cell>
          <table:table-cell table:style-name="ce57" table:formula="of:=[.$AU$3]/[.$N22]" office:value-type="float" office:value="21.5756935037572" calcext:value-type="float">
            <text:p>21.58</text:p>
          </table:table-cell>
          <table:table-cell table:style-name="ce57" table:formula="of:=[.$AU$3]/[.$O22]" office:value-type="float" office:value="16.6220904034048" calcext:value-type="float">
            <text:p>16.62</text:p>
          </table:table-cell>
          <table:table-cell/>
          <table:table-cell table:style-name="ce57" table:formula="of:=[.$AZ$3]/[.$L22]" office:value-type="float" office:value="2.84260859305655" calcext:value-type="float">
            <text:p>2.84</text:p>
          </table:table-cell>
          <table:table-cell table:style-name="ce57" table:formula="of:=[.$AZ$3]/[.$M22]" office:value-type="float" office:value="1.87901245981704" calcext:value-type="float">
            <text:p>1.88</text:p>
          </table:table-cell>
          <table:table-cell table:style-name="ce57" table:formula="of:=[.$AZ$3]/[.$N22]" office:value-type="float" office:value="1.46836735270471" calcext:value-type="float">
            <text:p>1.47</text:p>
          </table:table-cell>
          <table:table-cell table:style-name="ce57" table:formula="of:=[.$AZ$3]/[.$O22]" office:value-type="float" office:value="1.13124219519597" calcext:value-type="float">
            <text:p>1.13</text:p>
          </table:table-cell>
          <table:table-cell/>
          <table:table-cell table:style-name="ce57" table:formula="of:=[.$BE$3]/[.$L22]" office:value-type="float" office:value="46.783326037626" calcext:value-type="float">
            <text:p>46.78</text:p>
          </table:table-cell>
          <table:table-cell table:style-name="ce57" table:formula="of:=[.$BE$3]/[.$M22]" office:value-type="float" office:value="30.9245714486003" calcext:value-type="float">
            <text:p>30.92</text:p>
          </table:table-cell>
          <table:table-cell table:style-name="ce57" table:formula="of:=[.$BE$3]/[.$N22]" office:value-type="float" office:value="24.1662213969194" calcext:value-type="float">
            <text:p>24.17</text:p>
          </table:table-cell>
          <table:table-cell table:style-name="ce57" table:formula="of:=[.$BE$3]/[.$O22]" office:value-type="float" office:value="18.6178542394634" calcext:value-type="float">
            <text:p>18.62</text:p>
          </table:table-cell>
        </table:table-row>
        <table:table-row table:style-name="ro4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57" table:formula="of:=[.B23]*[.$H$1]" office:value-type="float" office:value="7.58882677165356" calcext:value-type="float">
            <text:p>7.59</text:p>
          </table:table-cell>
          <table:table-cell table:style-name="ce57" table:formula="of:=[.C23]*[.$H$1]" office:value-type="float" office:value="11.2373011811024" calcext:value-type="float">
            <text:p>11.24</text:p>
          </table:table-cell>
          <table:table-cell table:style-name="ce57" table:formula="of:=[.D23]*[.$H$1]" office:value-type="float" office:value="14.7398366141733" calcext:value-type="float">
            <text:p>14.74</text:p>
          </table:table-cell>
          <table:table-cell table:style-name="ce57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57" table:formula="of:=[.$Q$3]/[.L23]" office:value-type="float" office:value="18.1221208293353" calcext:value-type="float">
            <text:p>18.12</text:p>
          </table:table-cell>
          <table:table-cell table:style-name="ce57" table:formula="of:=[.$Q$3]/[.M23]" office:value-type="float" office:value="12.2383153652654" calcext:value-type="float">
            <text:p>12.24</text:p>
          </table:table-cell>
          <table:table-cell table:style-name="ce57" table:formula="of:=[.$Q$3]/[.N23]" office:value-type="float" office:value="9.3302008230241" calcext:value-type="float">
            <text:p>9.33</text:p>
          </table:table-cell>
          <table:table-cell table:style-name="ce57" table:formula="of:=[.$Q$3]/[.O23]" office:value-type="float" office:value="7.30504095446073" calcext:value-type="float">
            <text:p>7.31</text:p>
          </table:table-cell>
          <table:table-cell/>
          <table:table-cell table:style-name="ce57" table:formula="of:=[.$V$3]/[.L23]" office:value-type="float" office:value="5.67558206813767" calcext:value-type="float">
            <text:p>5.68</text:p>
          </table:table-cell>
          <table:table-cell table:style-name="ce57" table:formula="of:=[.$V$3]/[.M23]" office:value-type="float" office:value="3.83286061744362" calcext:value-type="float">
            <text:p>3.83</text:p>
          </table:table-cell>
          <table:table-cell table:style-name="ce57" table:formula="of:=[.$V$3]/[.N23]" office:value-type="float" office:value="2.92208185686296" calcext:value-type="float">
            <text:p>2.92</text:p>
          </table:table-cell>
          <table:table-cell table:style-name="ce57" table:formula="of:=[.$V$3]/[.O23]" office:value-type="float" office:value="2.28783153134232" calcext:value-type="float">
            <text:p>2.29</text:p>
          </table:table-cell>
          <table:table-cell/>
          <table:table-cell table:style-name="ce57" table:formula="of:=[.$AA$3]/[.L23]" office:value-type="float" office:value="15.6515492140189" calcext:value-type="float">
            <text:p>15.65</text:p>
          </table:table-cell>
          <table:table-cell table:style-name="ce57" table:formula="of:=[.$AA$3]/[.M23]" office:value-type="float" office:value="10.5698773912855" calcext:value-type="float">
            <text:p>10.57</text:p>
          </table:table-cell>
          <table:table-cell table:style-name="ce57" table:formula="of:=[.$AA$3]/[.N23]" office:value-type="float" office:value="8.05822335771272" calcext:value-type="float">
            <text:p>8.06</text:p>
          </table:table-cell>
          <table:table-cell table:style-name="ce57" table:formula="of:=[.$AA$3]/[.O23]" office:value-type="float" office:value="6.30915162115492" calcext:value-type="float">
            <text:p>6.31</text:p>
          </table:table-cell>
          <table:table-cell/>
          <table:table-cell table:style-name="ce57" table:formula="of:=[.$AF$3]/[.$L23]" office:value-type="float" office:value="31.0179877708172" calcext:value-type="float">
            <text:p>31.02</text:p>
          </table:table-cell>
          <table:table-cell table:style-name="ce57" table:formula="of:=[.$AF$3]/[.$M23]" office:value-type="float" office:value="20.9472125205519" calcext:value-type="float">
            <text:p>20.95</text:p>
          </table:table-cell>
          <table:table-cell table:style-name="ce57" table:formula="of:=[.$AF$3]/[.$N23]" office:value-type="float" office:value="15.9696570701237" calcext:value-type="float">
            <text:p>15.97</text:p>
          </table:table-cell>
          <table:table-cell table:style-name="ce57" table:formula="of:=[.$AF$3]/[.$O23]" office:value-type="float" office:value="12.5033749153682" calcext:value-type="float">
            <text:p>12.50</text:p>
          </table:table-cell>
          <table:table-cell/>
          <table:table-cell table:style-name="ce57" table:formula="of:=[.$AK$3]/[.$L23]" office:value-type="float" office:value="9.71437818121875" calcext:value-type="float">
            <text:p>9.71</text:p>
          </table:table-cell>
          <table:table-cell table:style-name="ce57" table:formula="of:=[.$AK$3]/[.$M23]" office:value-type="float" office:value="6.56035929121266" calcext:value-type="float">
            <text:p>6.56</text:p>
          </table:table-cell>
          <table:table-cell table:style-name="ce57" table:formula="of:=[.$AK$3]/[.$N23]" office:value-type="float" office:value="5.0014620338948" calcext:value-type="float">
            <text:p>5.00</text:p>
          </table:table-cell>
          <table:table-cell table:style-name="ce57" table:formula="of:=[.$AK$3]/[.$O23]" office:value-type="float" office:value="3.915873375375" calcext:value-type="float">
            <text:p>3.92</text:p>
          </table:table-cell>
          <table:table-cell/>
          <table:table-cell table:style-name="ce57" table:formula="of:=[.$AP$3]/[.$L23]" office:value-type="float" office:value="26.7893347961746" calcext:value-type="float">
            <text:p>26.79</text:p>
          </table:table-cell>
          <table:table-cell table:style-name="ce57" table:formula="of:=[.$AP$3]/[.$M23]" office:value-type="float" office:value="18.0914988233906" calcext:value-type="float">
            <text:p>18.09</text:p>
          </table:table-cell>
          <table:table-cell table:style-name="ce57" table:formula="of:=[.$AP$3]/[.$N23]" office:value-type="float" office:value="13.7925288059513" calcext:value-type="float">
            <text:p>13.79</text:p>
          </table:table-cell>
          <table:table-cell table:style-name="ce57" table:formula="of:=[.$AP$3]/[.$O23]" office:value-type="float" office:value="10.7988016232642" calcext:value-type="float">
            <text:p>10.80</text:p>
          </table:table-cell>
          <table:table-cell/>
          <table:table-cell table:style-name="ce57" table:formula="of:=[.$AU$3]/[.$L23]" office:value-type="float" office:value="31.3262472987245" calcext:value-type="float">
            <text:p>31.33</text:p>
          </table:table-cell>
          <table:table-cell table:style-name="ce57" table:formula="of:=[.$AU$3]/[.$M23]" office:value-type="float" office:value="21.1553877861516" calcext:value-type="float">
            <text:p>21.16</text:p>
          </table:table-cell>
          <table:table-cell table:style-name="ce57" table:formula="of:=[.$AU$3]/[.$N23]" office:value-type="float" office:value="16.1283649458779" calcext:value-type="float">
            <text:p>16.13</text:p>
          </table:table-cell>
          <table:table-cell table:style-name="ce57" table:formula="of:=[.$AU$3]/[.$O23]" office:value-type="float" office:value="12.6276345700285" calcext:value-type="float">
            <text:p>12.63</text:p>
          </table:table-cell>
          <table:table-cell/>
          <table:table-cell table:style-name="ce57" table:formula="of:=[.$AZ$3]/[.$L23]" office:value-type="float" office:value="2.13195644479241" calcext:value-type="float">
            <text:p>2.13</text:p>
          </table:table-cell>
          <table:table-cell table:style-name="ce57" table:formula="of:=[.$AZ$3]/[.$M23]" office:value-type="float" office:value="1.43976279388579" calcext:value-type="float">
            <text:p>1.44</text:p>
          </table:table-cell>
          <table:table-cell table:style-name="ce57" table:formula="of:=[.$AZ$3]/[.$N23]" office:value-type="float" office:value="1.09764094187332" calcext:value-type="float">
            <text:p>1.10</text:p>
          </table:table-cell>
          <table:table-cell table:style-name="ce57" table:formula="of:=[.$AZ$3]/[.$O23]" office:value-type="float" office:value="0.859393295575236" calcext:value-type="float">
            <text:p>0.86</text:p>
          </table:table-cell>
          <table:table-cell/>
          <table:table-cell table:style-name="ce57" table:formula="of:=[.$BE$3]/[.$L23]" office:value-type="float" office:value="35.0874945282195" calcext:value-type="float">
            <text:p>35.09</text:p>
          </table:table-cell>
          <table:table-cell table:style-name="ce57" table:formula="of:=[.$BE$3]/[.$M23]" office:value-type="float" office:value="23.6954508502262" calcext:value-type="float">
            <text:p>23.70</text:p>
          </table:table-cell>
          <table:table-cell table:style-name="ce57" table:formula="of:=[.$BE$3]/[.$N23]" office:value-type="float" office:value="18.0648486679942" calcext:value-type="float">
            <text:p>18.06</text:p>
          </table:table-cell>
          <table:table-cell table:style-name="ce57" table:formula="of:=[.$BE$3]/[.$O23]" office:value-type="float" office:value="14.1437962439335" calcext:value-type="float">
            <text:p>14.14</text:p>
          </table:table-cell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57" table:formula="of:=[.B24]*[.$H$1]" office:value-type="float" office:value="8.17258267716537" calcext:value-type="float">
            <text:p>8.17</text:p>
          </table:table-cell>
          <table:table-cell table:style-name="ce57" table:formula="of:=[.C24]*[.$H$1]" office:value-type="float" office:value="12.477782480315" calcext:value-type="float">
            <text:p>12.48</text:p>
          </table:table-cell>
          <table:table-cell table:style-name="ce57" table:formula="of:=[.D24]*[.$H$1]" office:value-type="float" office:value="16.1262568897638" calcext:value-type="float">
            <text:p>16.13</text:p>
          </table:table-cell>
          <table:table-cell table:style-name="ce57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57" table:formula="of:=[.$Q$3]/[.L24]" office:value-type="float" office:value="16.8276836272399" calcext:value-type="float">
            <text:p>16.83</text:p>
          </table:table-cell>
          <table:table-cell table:style-name="ce57" table:formula="of:=[.$Q$3]/[.M24]" office:value-type="float" office:value="11.0216407383092" calcext:value-type="float">
            <text:p>11.02</text:p>
          </table:table-cell>
          <table:table-cell table:style-name="ce57" table:formula="of:=[.$Q$3]/[.N24]" office:value-type="float" office:value="8.52805686086365" calcext:value-type="float">
            <text:p>8.53</text:p>
          </table:table-cell>
          <table:table-cell table:style-name="ce57" table:formula="of:=[.$Q$3]/[.O24]" office:value-type="float" office:value="6.47663424828477" calcext:value-type="float">
            <text:p>6.48</text:p>
          </table:table-cell>
          <table:table-cell/>
          <table:table-cell table:style-name="ce57" table:formula="of:=[.$V$3]/[.L24]" office:value-type="float" office:value="5.27018334898498" calcext:value-type="float">
            <text:p>5.27</text:p>
          </table:table-cell>
          <table:table-cell table:style-name="ce57" table:formula="of:=[.$V$3]/[.M24]" office:value-type="float" office:value="3.45181599465683" calcext:value-type="float">
            <text:p>3.45</text:p>
          </table:table-cell>
          <table:table-cell table:style-name="ce57" table:formula="of:=[.$V$3]/[.N24]" office:value-type="float" office:value="2.67086214971184" calcext:value-type="float">
            <text:p>2.67</text:p>
          </table:table-cell>
          <table:table-cell table:style-name="ce57" table:formula="of:=[.$V$3]/[.O24]" office:value-type="float" office:value="2.02838671850968" calcext:value-type="float">
            <text:p>2.03</text:p>
          </table:table-cell>
          <table:table-cell/>
          <table:table-cell table:style-name="ce57" table:formula="of:=[.$AA$3]/[.L24]" office:value-type="float" office:value="14.5335814130176" calcext:value-type="float">
            <text:p>14.53</text:p>
          </table:table-cell>
          <table:table-cell table:style-name="ce57" table:formula="of:=[.$AA$3]/[.M24]" office:value-type="float" office:value="9.51907086700567" calcext:value-type="float">
            <text:p>9.52</text:p>
          </table:table-cell>
          <table:table-cell table:style-name="ce57" table:formula="of:=[.$AA$3]/[.N24]" office:value-type="float" office:value="7.3654349242442" calcext:value-type="float">
            <text:p>7.37</text:p>
          </table:table-cell>
          <table:table-cell table:style-name="ce57" table:formula="of:=[.$AA$3]/[.O24]" office:value-type="float" office:value="5.59368081875591" calcext:value-type="float">
            <text:p>5.59</text:p>
          </table:table-cell>
          <table:table-cell/>
          <table:table-cell table:style-name="ce57" table:formula="of:=[.$AF$3]/[.$L24]" office:value-type="float" office:value="28.8024172157588" calcext:value-type="float">
            <text:p>28.80</text:p>
          </table:table-cell>
          <table:table-cell table:style-name="ce57" table:formula="of:=[.$AF$3]/[.$M24]" office:value-type="float" office:value="18.86474110038" calcext:value-type="float">
            <text:p>18.86</text:p>
          </table:table-cell>
          <table:table-cell table:style-name="ce57" table:formula="of:=[.$AF$3]/[.$N24]" office:value-type="float" office:value="14.5967001274434" calcext:value-type="float">
            <text:p>14.60</text:p>
          </table:table-cell>
          <table:table-cell table:style-name="ce57" table:formula="of:=[.$AF$3]/[.$O24]" office:value-type="float" office:value="11.085466419811" calcext:value-type="float">
            <text:p>11.09</text:p>
          </table:table-cell>
          <table:table-cell/>
          <table:table-cell table:style-name="ce57" table:formula="of:=[.$AK$3]/[.$L24]" office:value-type="float" office:value="9.02049402541741" calcext:value-type="float">
            <text:p>9.02</text:p>
          </table:table-cell>
          <table:table-cell table:style-name="ce57" table:formula="of:=[.$AK$3]/[.$M24]" office:value-type="float" office:value="5.90815982951316" calcext:value-type="float">
            <text:p>5.91</text:p>
          </table:table-cell>
          <table:table-cell table:style-name="ce57" table:formula="of:=[.$AK$3]/[.$N24]" office:value-type="float" office:value="4.57147208527941" calcext:value-type="float">
            <text:p>4.57</text:p>
          </table:table-cell>
          <table:table-cell table:style-name="ce57" table:formula="of:=[.$AK$3]/[.$O24]" office:value-type="float" office:value="3.47180526064175" calcext:value-type="float">
            <text:p>3.47</text:p>
          </table:table-cell>
          <table:table-cell/>
          <table:table-cell table:style-name="ce57" table:formula="of:=[.$AP$3]/[.$L24]" office:value-type="float" office:value="24.8758108821621" calcext:value-type="float">
            <text:p>24.88</text:p>
          </table:table-cell>
          <table:table-cell table:style-name="ce57" table:formula="of:=[.$AP$3]/[.$M24]" office:value-type="float" office:value="16.2929287649249" calcext:value-type="float">
            <text:p>16.29</text:p>
          </table:table-cell>
          <table:table-cell table:style-name="ce57" table:formula="of:=[.$AP$3]/[.$N24]" office:value-type="float" office:value="12.6067457864351" calcext:value-type="float">
            <text:p>12.61</text:p>
          </table:table-cell>
          <table:table-cell table:style-name="ce57" table:formula="of:=[.$AP$3]/[.$O24]" office:value-type="float" office:value="9.57419525361567" calcext:value-type="float">
            <text:p>9.57</text:p>
          </table:table-cell>
          <table:table-cell/>
          <table:table-cell table:style-name="ce57" table:formula="of:=[.$AU$3]/[.$L24]" office:value-type="float" office:value="29.0886582059584" calcext:value-type="float">
            <text:p>29.09</text:p>
          </table:table-cell>
          <table:table-cell table:style-name="ce57" table:formula="of:=[.$AU$3]/[.$M24]" office:value-type="float" office:value="19.0522205793412" calcext:value-type="float">
            <text:p>19.05</text:p>
          </table:table-cell>
          <table:table-cell table:style-name="ce57" table:formula="of:=[.$AU$3]/[.$N24]" office:value-type="float" office:value="14.7417634346939" calcext:value-type="float">
            <text:p>14.74</text:p>
          </table:table-cell>
          <table:table-cell table:style-name="ce57" table:formula="of:=[.$AU$3]/[.$O24]" office:value-type="float" office:value="11.1956347734273" calcext:value-type="float">
            <text:p>11.20</text:p>
          </table:table-cell>
          <table:table-cell/>
          <table:table-cell table:style-name="ce57" table:formula="of:=[.$AZ$3]/[.$L24]" office:value-type="float" office:value="1.97967384159295" calcext:value-type="float">
            <text:p>1.98</text:p>
          </table:table-cell>
          <table:table-cell table:style-name="ce57" table:formula="of:=[.$AZ$3]/[.$M24]" office:value-type="float" office:value="1.29662848104334" calcext:value-type="float">
            <text:p>1.30</text:p>
          </table:table-cell>
          <table:table-cell table:style-name="ce57" table:formula="of:=[.$AZ$3]/[.$N24]" office:value-type="float" office:value="1.00327362107878" calcext:value-type="float">
            <text:p>1.00</text:p>
          </table:table-cell>
          <table:table-cell table:style-name="ce57" table:formula="of:=[.$AZ$3]/[.$O24]" office:value-type="float" office:value="0.761936323912065" calcext:value-type="float">
            <text:p>0.76</text:p>
          </table:table-cell>
          <table:table-cell/>
          <table:table-cell table:style-name="ce57" table:formula="of:=[.$BE$3]/[.$L24]" office:value-type="float" office:value="32.581244919061" calcext:value-type="float">
            <text:p>32.58</text:p>
          </table:table-cell>
          <table:table-cell table:style-name="ce57" table:formula="of:=[.$BE$3]/[.$M24]" office:value-type="float" office:value="21.3397627540049" calcext:value-type="float">
            <text:p>21.34</text:p>
          </table:table-cell>
          <table:table-cell table:style-name="ce57" table:formula="of:=[.$BE$3]/[.$N24]" office:value-type="float" office:value="16.5117621309268" calcext:value-type="float">
            <text:p>16.51</text:p>
          </table:table-cell>
          <table:table-cell table:style-name="ce57" table:formula="of:=[.$BE$3]/[.$O24]" office:value-type="float" office:value="12.5398605874049" calcext:value-type="float">
            <text:p>12.54</text:p>
          </table:table-cell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5]*[.$H$1]" office:value-type="float" office:value="6.93210137795277" calcext:value-type="float">
            <text:p>6.93</text:p>
          </table:table-cell>
          <table:table-cell table:style-name="ce57" table:formula="of:=[.D25]*[.$H$1]" office:value-type="float" office:value="9.41306397637797" calcext:value-type="float">
            <text:p>9.41</text:p>
          </table:table-cell>
          <table:table-cell table:style-name="ce57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5]" office:value-type="float" office:value="19.8389533289565" calcext:value-type="float">
            <text:p>19.84</text:p>
          </table:table-cell>
          <table:table-cell table:style-name="ce57" table:formula="of:=[.$Q$3]/[.N25]" office:value-type="float" office:value="14.6100819089215" calcext:value-type="float">
            <text:p>14.61</text:p>
          </table:table-cell>
          <table:table-cell table:style-name="ce57" table:formula="of:=[.$Q$3]/[.O25]" office:value-type="float" office:value="12.9089079880196" calcext:value-type="float">
            <text:p>12.91</text:p>
          </table:table-cell>
          <table:table-cell table:number-columns-repeated="2"/>
          <table:table-cell table:style-name="ce57" table:formula="of:=[.$V$3]/[.M25]" office:value-type="float" office:value="6.21326879038229" calcext:value-type="float">
            <text:p>6.21</text:p>
          </table:table-cell>
          <table:table-cell table:style-name="ce57" table:formula="of:=[.$V$3]/[.N25]" office:value-type="float" office:value="4.57566306268463" calcext:value-type="float">
            <text:p>4.58</text:p>
          </table:table-cell>
          <table:table-cell table:style-name="ce57" table:formula="of:=[.$V$3]/[.O25]" office:value-type="float" office:value="4.04288037730355" calcext:value-type="float">
            <text:p>4.04</text:p>
          </table:table-cell>
          <table:table-cell/>
          <table:table-cell table:style-name="ce57"/>
          <table:table-cell table:style-name="ce57" table:formula="of:=[.$AA$3]/[.M25]" office:value-type="float" office:value="17.1343275606102" calcext:value-type="float">
            <text:p>17.13</text:p>
          </table:table-cell>
          <table:table-cell table:style-name="ce57" table:formula="of:=[.$AA$3]/[.N25]" office:value-type="float" office:value="12.6183032423098" calcext:value-type="float">
            <text:p>12.62</text:p>
          </table:table-cell>
          <table:table-cell table:style-name="ce57" table:formula="of:=[.$AA$3]/[.O25]" office:value-type="float" office:value="11.1490487551916" calcext:value-type="float">
            <text:p>11.15</text:p>
          </table:table-cell>
          <table:table-cell/>
          <table:table-cell table:style-name="ce57"/>
          <table:table-cell table:style-name="ce57" table:formula="of:=[.$AF$3]/[.$M25]" office:value-type="float" office:value="33.9565339806841" calcext:value-type="float">
            <text:p>33.96</text:p>
          </table:table-cell>
          <table:table-cell table:style-name="ce57" table:formula="of:=[.$AF$3]/[.$N25]" office:value-type="float" office:value="25.0067498307363" calcext:value-type="float">
            <text:p>25.01</text:p>
          </table:table-cell>
          <table:table-cell table:style-name="ce57" table:formula="of:=[.$AF$3]/[.$O25]" office:value-type="float" office:value="22.0950049874314" calcext:value-type="float">
            <text:p>22.10</text:p>
          </table:table-cell>
          <table:table-cell/>
          <table:table-cell table:style-name="ce57"/>
          <table:table-cell table:style-name="ce57" table:formula="of:=[.$AK$3]/[.$M25]" office:value-type="float" office:value="10.6346876931237" calcext:value-type="float">
            <text:p>10.63</text:p>
          </table:table-cell>
          <table:table-cell table:style-name="ce57" table:formula="of:=[.$AK$3]/[.$N25]" office:value-type="float" office:value="7.83174675075" calcext:value-type="float">
            <text:p>7.83</text:p>
          </table:table-cell>
          <table:table-cell table:style-name="ce57" table:formula="of:=[.$AK$3]/[.$O25]" office:value-type="float" office:value="6.91983103319692" calcext:value-type="float">
            <text:p>6.92</text:p>
          </table:table-cell>
          <table:table-cell/>
          <table:table-cell table:style-name="ce57"/>
          <table:table-cell table:style-name="ce57" table:formula="of:=[.$AP$3]/[.$M25]" office:value-type="float" office:value="29.3272717768648" calcext:value-type="float">
            <text:p>29.33</text:p>
          </table:table-cell>
          <table:table-cell table:style-name="ce57" table:formula="of:=[.$AP$3]/[.$N25]" office:value-type="float" office:value="21.5976032465284" calcext:value-type="float">
            <text:p>21.60</text:p>
          </table:table-cell>
          <table:table-cell table:style-name="ce57" table:formula="of:=[.$AP$3]/[.$O25]" office:value-type="float" office:value="19.0828138274121" calcext:value-type="float">
            <text:p>19.08</text:p>
          </table:table-cell>
          <table:table-cell/>
          <table:table-cell table:style-name="ce57"/>
          <table:table-cell table:style-name="ce57" table:formula="of:=[.$AU$3]/[.$M25]" office:value-type="float" office:value="34.2939970428141" calcext:value-type="float">
            <text:p>34.29</text:p>
          </table:table-cell>
          <table:table-cell table:style-name="ce57" table:formula="of:=[.$AU$3]/[.$N25]" office:value-type="float" office:value="25.2552691400569" calcext:value-type="float">
            <text:p>25.26</text:p>
          </table:table-cell>
          <table:table-cell table:style-name="ce57" table:formula="of:=[.$AU$3]/[.$O25]" office:value-type="float" office:value="22.3145871168996" calcext:value-type="float">
            <text:p>22.31</text:p>
          </table:table-cell>
          <table:table-cell/>
          <table:table-cell table:style-name="ce57"/>
          <table:table-cell table:style-name="ce57" table:formula="of:=[.$AZ$3]/[.$M25]" office:value-type="float" office:value="2.33393126587801" calcext:value-type="float">
            <text:p>2.33</text:p>
          </table:table-cell>
          <table:table-cell table:style-name="ce57" table:formula="of:=[.$AZ$3]/[.$N25]" office:value-type="float" office:value="1.71878659115047" calcext:value-type="float">
            <text:p>1.72</text:p>
          </table:table-cell>
          <table:table-cell table:style-name="ce57" table:formula="of:=[.$AZ$3]/[.$O25]" office:value-type="float" office:value="1.51865390587953" calcext:value-type="float">
            <text:p>1.52</text:p>
          </table:table-cell>
          <table:table-cell/>
          <table:table-cell table:style-name="ce57"/>
          <table:table-cell table:style-name="ce57" table:formula="of:=[.$BE$3]/[.$M25]" office:value-type="float" office:value="38.4115729572087" calcext:value-type="float">
            <text:p>38.41</text:p>
          </table:table-cell>
          <table:table-cell table:style-name="ce57" table:formula="of:=[.$BE$3]/[.$N25]" office:value-type="float" office:value="28.2875924878669" calcext:value-type="float">
            <text:p>28.29</text:p>
          </table:table-cell>
          <table:table-cell table:style-name="ce57" table:formula="of:=[.$BE$3]/[.$O25]" office:value-type="float" office:value="24.9938317187317" calcext:value-type="float">
            <text:p>24.99</text:p>
          </table:table-cell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6]*[.$H$1]" office:value-type="float" office:value="6.93210137795277" calcext:value-type="float">
            <text:p>6.93</text:p>
          </table:table-cell>
          <table:table-cell table:style-name="ce57" table:formula="of:=[.D26]*[.$H$1]" office:value-type="float" office:value="9.41306397637797" calcext:value-type="float">
            <text:p>9.41</text:p>
          </table:table-cell>
          <table:table-cell table:style-name="ce57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6]" office:value-type="float" office:value="19.8389533289565" calcext:value-type="float">
            <text:p>19.84</text:p>
          </table:table-cell>
          <table:table-cell table:style-name="ce57" table:formula="of:=[.$Q$3]/[.N26]" office:value-type="float" office:value="14.6100819089215" calcext:value-type="float">
            <text:p>14.61</text:p>
          </table:table-cell>
          <table:table-cell table:style-name="ce57" table:formula="of:=[.$Q$3]/[.O26]" office:value-type="float" office:value="12.9089079880196" calcext:value-type="float">
            <text:p>12.91</text:p>
          </table:table-cell>
          <table:table-cell table:number-columns-repeated="2"/>
          <table:table-cell table:style-name="ce57" table:formula="of:=[.$V$3]/[.M26]" office:value-type="float" office:value="6.21326879038229" calcext:value-type="float">
            <text:p>6.21</text:p>
          </table:table-cell>
          <table:table-cell table:style-name="ce57" table:formula="of:=[.$V$3]/[.N26]" office:value-type="float" office:value="4.57566306268463" calcext:value-type="float">
            <text:p>4.58</text:p>
          </table:table-cell>
          <table:table-cell table:style-name="ce57" table:formula="of:=[.$V$3]/[.O26]" office:value-type="float" office:value="4.04288037730355" calcext:value-type="float">
            <text:p>4.04</text:p>
          </table:table-cell>
          <table:table-cell/>
          <table:table-cell table:style-name="ce57"/>
          <table:table-cell table:style-name="ce57" table:formula="of:=[.$AA$3]/[.M26]" office:value-type="float" office:value="17.1343275606102" calcext:value-type="float">
            <text:p>17.13</text:p>
          </table:table-cell>
          <table:table-cell table:style-name="ce57" table:formula="of:=[.$AA$3]/[.N26]" office:value-type="float" office:value="12.6183032423098" calcext:value-type="float">
            <text:p>12.62</text:p>
          </table:table-cell>
          <table:table-cell table:style-name="ce57" table:formula="of:=[.$AA$3]/[.O26]" office:value-type="float" office:value="11.1490487551916" calcext:value-type="float">
            <text:p>11.15</text:p>
          </table:table-cell>
          <table:table-cell/>
          <table:table-cell table:style-name="ce57"/>
          <table:table-cell table:style-name="ce57" table:formula="of:=[.$AF$3]/[.$M26]" office:value-type="float" office:value="33.9565339806841" calcext:value-type="float">
            <text:p>33.96</text:p>
          </table:table-cell>
          <table:table-cell table:style-name="ce57" table:formula="of:=[.$AF$3]/[.$N26]" office:value-type="float" office:value="25.0067498307363" calcext:value-type="float">
            <text:p>25.01</text:p>
          </table:table-cell>
          <table:table-cell table:style-name="ce57" table:formula="of:=[.$AF$3]/[.$O26]" office:value-type="float" office:value="22.0950049874314" calcext:value-type="float">
            <text:p>22.10</text:p>
          </table:table-cell>
          <table:table-cell/>
          <table:table-cell table:style-name="ce57"/>
          <table:table-cell table:style-name="ce57" table:formula="of:=[.$AK$3]/[.$M26]" office:value-type="float" office:value="10.6346876931237" calcext:value-type="float">
            <text:p>10.63</text:p>
          </table:table-cell>
          <table:table-cell table:style-name="ce57" table:formula="of:=[.$AK$3]/[.$N26]" office:value-type="float" office:value="7.83174675075" calcext:value-type="float">
            <text:p>7.83</text:p>
          </table:table-cell>
          <table:table-cell table:style-name="ce57" table:formula="of:=[.$AK$3]/[.$O26]" office:value-type="float" office:value="6.91983103319692" calcext:value-type="float">
            <text:p>6.92</text:p>
          </table:table-cell>
          <table:table-cell/>
          <table:table-cell table:style-name="ce57"/>
          <table:table-cell table:style-name="ce57" table:formula="of:=[.$AP$3]/[.$M26]" office:value-type="float" office:value="29.3272717768648" calcext:value-type="float">
            <text:p>29.33</text:p>
          </table:table-cell>
          <table:table-cell table:style-name="ce57" table:formula="of:=[.$AP$3]/[.$N26]" office:value-type="float" office:value="21.5976032465284" calcext:value-type="float">
            <text:p>21.60</text:p>
          </table:table-cell>
          <table:table-cell table:style-name="ce57" table:formula="of:=[.$AP$3]/[.$O26]" office:value-type="float" office:value="19.0828138274121" calcext:value-type="float">
            <text:p>19.08</text:p>
          </table:table-cell>
          <table:table-cell/>
          <table:table-cell table:style-name="ce57"/>
          <table:table-cell table:style-name="ce57" table:formula="of:=[.$AU$3]/[.$M26]" office:value-type="float" office:value="34.2939970428141" calcext:value-type="float">
            <text:p>34.29</text:p>
          </table:table-cell>
          <table:table-cell table:style-name="ce57" table:formula="of:=[.$AU$3]/[.$N26]" office:value-type="float" office:value="25.2552691400569" calcext:value-type="float">
            <text:p>25.26</text:p>
          </table:table-cell>
          <table:table-cell table:style-name="ce57" table:formula="of:=[.$AU$3]/[.$O26]" office:value-type="float" office:value="22.3145871168996" calcext:value-type="float">
            <text:p>22.31</text:p>
          </table:table-cell>
          <table:table-cell/>
          <table:table-cell table:style-name="ce57"/>
          <table:table-cell table:style-name="ce57" table:formula="of:=[.$AZ$3]/[.$M26]" office:value-type="float" office:value="2.33393126587801" calcext:value-type="float">
            <text:p>2.33</text:p>
          </table:table-cell>
          <table:table-cell table:style-name="ce57" table:formula="of:=[.$AZ$3]/[.$N26]" office:value-type="float" office:value="1.71878659115047" calcext:value-type="float">
            <text:p>1.72</text:p>
          </table:table-cell>
          <table:table-cell table:style-name="ce57" table:formula="of:=[.$AZ$3]/[.$O26]" office:value-type="float" office:value="1.51865390587953" calcext:value-type="float">
            <text:p>1.52</text:p>
          </table:table-cell>
          <table:table-cell/>
          <table:table-cell table:style-name="ce57"/>
          <table:table-cell table:style-name="ce57" table:formula="of:=[.$BE$3]/[.$M26]" office:value-type="float" office:value="38.4115729572087" calcext:value-type="float">
            <text:p>38.41</text:p>
          </table:table-cell>
          <table:table-cell table:style-name="ce57" table:formula="of:=[.$BE$3]/[.$N26]" office:value-type="float" office:value="28.2875924878669" calcext:value-type="float">
            <text:p>28.29</text:p>
          </table:table-cell>
          <table:table-cell table:style-name="ce57" table:formula="of:=[.$BE$3]/[.$O26]" office:value-type="float" office:value="24.9938317187317" calcext:value-type="float">
            <text:p>24.99</text:p>
          </table:table-cell>
        </table:table-row>
        <table:table-row table:style-name="ro4">
          <table:table-cell table:number-columns-repeated="11"/>
          <table:table-cell table:style-name="ce84" table:formula="of:=MAX([.L6:.L26])" office:value-type="float" office:value="6.93210137795277" calcext:value-type="float">
            <text:p>6.93</text:p>
          </table:table-cell>
          <table:table-cell table:style-name="ce84" table:formula="of:=MAX([.M6:.M26])" office:value-type="float" office:value="10.4346368110236" calcext:value-type="float">
            <text:p>10.43</text:p>
          </table:table-cell>
          <table:table-cell table:style-name="ce84" table:formula="of:=MAX([.N6:.N26])" office:value-type="float" office:value="13.5723248031496" calcext:value-type="float">
            <text:p>13.57</text:p>
          </table:table-cell>
          <table:table-cell table:style-name="ce84" table:formula="of:=MAX([.O6:.O26])" office:value-type="float" office:value="17.7680703740158" calcext:value-type="float">
            <text:p>17.77</text:p>
          </table:table-cell>
          <table:table-cell/>
          <table:table-cell table:style-name="ce84" table:formula="of:=MIN([.Q6:.Q26])" office:value-type="float" office:value="9.91947666447825" calcext:value-type="float">
            <text:p>9.92</text:p>
          </table:table-cell>
          <table:table-cell table:style-name="ce84" table:formula="of:=MIN([.R6:.R26])" office:value-type="float" office:value="6.58986211975828" calcext:value-type="float">
            <text:p>6.59</text:p>
          </table:table-cell>
          <table:table-cell table:style-name="ce84" table:formula="of:=MIN([.S6:.S26])" office:value-type="float" office:value="5.06639937164212" calcext:value-type="float">
            <text:p>5.07</text:p>
          </table:table-cell>
          <table:table-cell table:style-name="ce84" table:formula="of:=MIN([.T6:.T26])" office:value-type="float" office:value="3.87002169661369" calcext:value-type="float">
            <text:p>3.87</text:p>
          </table:table-cell>
          <table:table-cell/>
          <table:table-cell table:style-name="ce84" table:formula="of:=MIN([.V6:.V26])" office:value-type="float" office:value="3.10663439519115" calcext:value-type="float">
            <text:p>3.11</text:p>
          </table:table-cell>
          <table:table-cell table:style-name="ce84" table:formula="of:=MIN([.W6:.W26])" office:value-type="float" office:value="2.06384802477733" calcext:value-type="float">
            <text:p>2.06</text:p>
          </table:table-cell>
          <table:table-cell table:style-name="ce84" table:formula="of:=MIN([.X6:.X26])" office:value-type="float" office:value="1.58672186851161" calcext:value-type="float">
            <text:p>1.59</text:p>
          </table:table-cell>
          <table:table-cell table:style-name="ce84" table:formula="of:=MIN([.Y6:.Y26])" office:value-type="float" office:value="1.21203395294932" calcext:value-type="float">
            <text:p>1.21</text:p>
          </table:table-cell>
          <table:table-cell/>
          <table:table-cell table:style-name="ce84" table:formula="of:=MIN([.AA6:.AA26])" office:value-type="float" office:value="8.5671637803051" calcext:value-type="float">
            <text:p>8.57</text:p>
          </table:table-cell>
          <table:table-cell table:style-name="ce84" table:formula="of:=MIN([.AB6:.AB26])" office:value-type="float" office:value="5.69147244146143" calcext:value-type="float">
            <text:p>5.69</text:p>
          </table:table-cell>
          <table:table-cell table:style-name="ce84" table:formula="of:=MIN([.AC6:.AC26])" office:value-type="float" office:value="4.37570193080099" calcext:value-type="float">
            <text:p>4.38</text:p>
          </table:table-cell>
          <table:table-cell table:style-name="ce84" table:formula="of:=MIN([.AD6:.AD26])" office:value-type="float" office:value="3.34242529416421" calcext:value-type="float">
            <text:p>3.34</text:p>
          </table:table-cell>
          <table:table-cell/>
          <table:table-cell table:style-name="ce84" table:formula="of:=MIN([.AF6:.AF26])" office:value-type="float" office:value="16.978266990342" calcext:value-type="float">
            <text:p>16.98</text:p>
          </table:table-cell>
          <table:table-cell table:style-name="ce84" table:formula="of:=MIN([.AG6:.AG26])" office:value-type="float" office:value="11.2792682802972" calcext:value-type="float">
            <text:p>11.28</text:p>
          </table:table-cell>
          <table:table-cell table:style-name="ce84" table:formula="of:=MIN([.AH6:.AH26])" office:value-type="float" office:value="8.67169550581986" calcext:value-type="float">
            <text:p>8.67</text:p>
          </table:table-cell>
          <table:table-cell table:style-name="ce84" table:formula="of:=MIN([.AI6:.AI26])" office:value-type="float" office:value="6.62396453421968" calcext:value-type="float">
            <text:p>6.62</text:p>
          </table:table-cell>
          <table:table-cell/>
          <table:table-cell table:style-name="ce84" table:formula="of:=MIN([.AK6:.AK26])" office:value-type="float" office:value="5.31734384656184" calcext:value-type="float">
            <text:p>5.32</text:p>
          </table:table-cell>
          <table:table-cell table:style-name="ce84" table:formula="of:=MIN([.AL6:.AL26])" office:value-type="float" office:value="3.53250115680682" calcext:value-type="float">
            <text:p>3.53</text:p>
          </table:table-cell>
          <table:table-cell table:style-name="ce84" table:formula="of:=MIN([.AM6:.AM26])" office:value-type="float" office:value="2.71584766356653" calcext:value-type="float">
            <text:p>2.72</text:p>
          </table:table-cell>
          <table:table-cell table:style-name="ce84" table:formula="of:=MIN([.AN6:.AN26])" office:value-type="float" office:value="2.074528400096" calcext:value-type="float">
            <text:p>2.07</text:p>
          </table:table-cell>
          <table:table-cell/>
          <table:table-cell table:style-name="ce84" table:formula="of:=MIN([.AP6:.AP26])" office:value-type="float" office:value="14.6636358884324" calcext:value-type="float">
            <text:p>14.66</text:p>
          </table:table-cell>
          <table:table-cell table:style-name="ce84" table:formula="of:=MIN([.AQ6:.AQ26])" office:value-type="float" office:value="9.74157628951804" calcext:value-type="float">
            <text:p>9.74</text:p>
          </table:table-cell>
          <table:table-cell table:style-name="ce84" table:formula="of:=MIN([.AR6:.AR26])" office:value-type="float" office:value="7.4894914483929" calcext:value-type="float">
            <text:p>7.49</text:p>
          </table:table-cell>
          <table:table-cell table:style-name="ce84" table:formula="of:=MIN([.AS6:.AS26])" office:value-type="float" office:value="5.72092570595926" calcext:value-type="float">
            <text:p>5.72</text:p>
          </table:table-cell>
          <table:table-cell/>
          <table:table-cell table:style-name="ce84" table:formula="of:=MIN([.AU6:.AU26])" office:value-type="float" office:value="17.1469985214071" calcext:value-type="float">
            <text:p>17.15</text:p>
          </table:table-cell>
          <table:table-cell table:style-name="ce84" table:formula="of:=MIN([.AV6:.AV26])" office:value-type="float" office:value="11.3913626540816" calcext:value-type="float">
            <text:p>11.39</text:p>
          </table:table-cell>
          <table:table-cell table:style-name="ce84" table:formula="of:=MIN([.AW6:.AW26])" office:value-type="float" office:value="8.75787558889071" calcext:value-type="float">
            <text:p>8.76</text:p>
          </table:table-cell>
          <table:table-cell table:style-name="ce84" table:formula="of:=MIN([.AX6:.AX26])" office:value-type="float" office:value="6.68979408432719" calcext:value-type="float">
            <text:p>6.69</text:p>
          </table:table-cell>
          <table:table-cell/>
          <table:table-cell table:style-name="ce84" table:formula="of:=MIN([.AZ6:.AZ26])" office:value-type="float" office:value="1.16696563293901" calcext:value-type="float">
            <text:p>1.17</text:p>
          </table:table-cell>
          <table:table-cell table:style-name="ce84" table:formula="of:=MIN([.BA6:.BA26])" office:value-type="float" office:value="0.775256889015423" calcext:value-type="float">
            <text:p>0.78</text:p>
          </table:table-cell>
          <table:table-cell table:style-name="ce84" table:formula="of:=MIN([.BB6:.BB26])" office:value-type="float" office:value="0.596030834027986" calcext:value-type="float">
            <text:p>0.60</text:p>
          </table:table-cell>
          <table:table-cell table:style-name="ce84" table:formula="of:=MIN([.BC6:.BC26])" office:value-type="float" office:value="0.455284333179489" calcext:value-type="float">
            <text:p>0.46</text:p>
          </table:table-cell>
          <table:table-cell/>
          <table:table-cell table:style-name="ce84" table:formula="of:=MIN([.BE6:.BE26])" office:value-type="float" office:value="19.2057864786044" calcext:value-type="float">
            <text:p>19.21</text:p>
          </table:table-cell>
          <table:table-cell table:style-name="ce84" table:formula="of:=MIN([.BF6:.BF26])" office:value-type="float" office:value="12.7590889193526" calcext:value-type="float">
            <text:p>12.76</text:p>
          </table:table-cell>
          <table:table-cell table:style-name="ce84" table:formula="of:=MIN([.BG6:.BG26])" office:value-type="float" office:value="9.80940707240546" calcext:value-type="float">
            <text:p>9.81</text:p>
          </table:table-cell>
          <table:table-cell table:style-name="ce84" table:formula="of:=MIN([.BH6:.BH26])" office:value-type="float" office:value="7.49301731198117" calcext:value-type="float">
            <text:p>7.49</text:p>
          </table:table-cell>
        </table:table-row>
        <table:table-row table:style-name="ro4">
          <table:table-cell table:style-name="ce169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56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50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 table:number-columns-repeated="50"/>
        </table:table-row>
        <table:table-row table:style-name="ro4">
          <table:table-cell/>
          <table:table-cell table:style-name="ce57" office:value-type="float" office:value="560" calcext:value-type="float">
            <text:p>560.00</text:p>
          </table:table-cell>
          <table:table-cell table:style-name="ce57" office:value-type="float" office:value="840" calcext:value-type="float">
            <text:p>840.00</text:p>
          </table:table-cell>
          <table:table-cell table:style-name="ce57" office:value-type="float" office:value="1090" calcext:value-type="float">
            <text:p>1,090.00</text:p>
          </table:table-cell>
          <table:table-cell table:style-name="ce57" office:value-type="float" office:value="1430" calcext:value-type="float">
            <text:p>1,430.00</text:p>
          </table:table-cell>
          <table:table-cell table:style-name="ce57"/>
          <table:table-cell table:style-name="ce57" table:formula="of:=[.B31]*[.$H$1]" office:value-type="float" office:value="8.17258267716537" calcext:value-type="float">
            <text:p>8.17</text:p>
          </table:table-cell>
          <table:table-cell table:style-name="ce57" table:formula="of:=[.C31]*[.$H$1]" office:value-type="float" office:value="12.2588740157481" calcext:value-type="float">
            <text:p>12.26</text:p>
          </table:table-cell>
          <table:table-cell table:style-name="ce57" table:formula="of:=[.D31]*[.$H$1]" office:value-type="float" office:value="15.9073484251969" calcext:value-type="float">
            <text:p>15.91</text:p>
          </table:table-cell>
          <table:table-cell table:style-name="ce57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57" table:formula="of:=[.$Q$3]/[.$L31]" office:value-type="float" office:value="16.8276836272399" calcext:value-type="float">
            <text:p>16.83</text:p>
          </table:table-cell>
          <table:table-cell table:style-name="ce57" table:formula="of:=[.$Q$3]/[.$M31]" office:value-type="float" office:value="11.2184557514933" calcext:value-type="float">
            <text:p>11.22</text:p>
          </table:table-cell>
          <table:table-cell table:style-name="ce57" table:formula="of:=[.$Q$3]/[.$N31]" office:value-type="float" office:value="8.64541544151774" calcext:value-type="float">
            <text:p>8.65</text:p>
          </table:table-cell>
          <table:table-cell table:style-name="ce57" table:formula="of:=[.$Q$3]/[.$O31]" office:value-type="float" office:value="6.58986211975828" calcext:value-type="float">
            <text:p>6.59</text:p>
          </table:table-cell>
          <table:table-cell/>
          <table:table-cell table:style-name="ce57" table:formula="of:=[.$V$3]/[.$L31]" office:value-type="float" office:value="5.27018334898498" calcext:value-type="float">
            <text:p>5.27</text:p>
          </table:table-cell>
          <table:table-cell table:style-name="ce57" table:formula="of:=[.$V$3]/[.$M31]" office:value-type="float" office:value="3.51345556598999" calcext:value-type="float">
            <text:p>3.51</text:p>
          </table:table-cell>
          <table:table-cell table:style-name="ce57" table:formula="of:=[.$V$3]/[.$N31]" office:value-type="float" office:value="2.70761713342348" calcext:value-type="float">
            <text:p>2.71</text:p>
          </table:table-cell>
          <table:table-cell table:style-name="ce57" table:formula="of:=[.$V$3]/[.$O31]" office:value-type="float" office:value="2.06384802477733" calcext:value-type="float">
            <text:p>2.06</text:p>
          </table:table-cell>
          <table:table-cell/>
          <table:table-cell table:style-name="ce57" table:formula="of:=[.$AA$3]/[.$L31]" office:value-type="float" office:value="14.5335814130176" calcext:value-type="float">
            <text:p>14.53</text:p>
          </table:table-cell>
          <table:table-cell table:style-name="ce57" table:formula="of:=[.$AA$3]/[.$M31]" office:value-type="float" office:value="9.68905427534505" calcext:value-type="float">
            <text:p>9.69</text:p>
          </table:table-cell>
          <table:table-cell table:style-name="ce57" table:formula="of:=[.$AA$3]/[.$N31]" office:value-type="float" office:value="7.4667941204494" calcext:value-type="float">
            <text:p>7.47</text:p>
          </table:table-cell>
          <table:table-cell table:style-name="ce57" table:formula="of:=[.$AA$3]/[.$O31]" office:value-type="float" office:value="5.69147244146143" calcext:value-type="float">
            <text:p>5.69</text:p>
          </table:table-cell>
          <table:table-cell/>
          <table:table-cell table:style-name="ce57" table:formula="of:=[.$AF$3]/[.$L31]" office:value-type="float" office:value="28.8024172157588" calcext:value-type="float">
            <text:p>28.80</text:p>
          </table:table-cell>
          <table:table-cell table:style-name="ce57" table:formula="of:=[.$AF$3]/[.$M31]" office:value-type="float" office:value="19.2016114771725" calcext:value-type="float">
            <text:p>19.20</text:p>
          </table:table-cell>
          <table:table-cell table:style-name="ce57" table:formula="of:=[.$AF$3]/[.$N31]" office:value-type="float" office:value="14.7975721475458" calcext:value-type="float">
            <text:p>14.80</text:p>
          </table:table-cell>
          <table:table-cell table:style-name="ce57" table:formula="of:=[.$AF$3]/[.$O31]" office:value-type="float" office:value="11.2792682802972" calcext:value-type="float">
            <text:p>11.28</text:p>
          </table:table-cell>
          <table:table-cell/>
          <table:table-cell table:style-name="ce57" table:formula="of:=[.$AK$3]/[.$L31]" office:value-type="float" office:value="9.02049402541741" calcext:value-type="float">
            <text:p>9.02</text:p>
          </table:table-cell>
          <table:table-cell table:style-name="ce57" table:formula="of:=[.$AK$3]/[.$M31]" office:value-type="float" office:value="6.01366268361161" calcext:value-type="float">
            <text:p>6.01</text:p>
          </table:table-cell>
          <table:table-cell table:style-name="ce57" table:formula="of:=[.$AK$3]/[.$N31]" office:value-type="float" office:value="4.6343822515906" calcext:value-type="float">
            <text:p>4.63</text:p>
          </table:table-cell>
          <table:table-cell table:style-name="ce57" table:formula="of:=[.$AK$3]/[.$O31]" office:value-type="float" office:value="3.53250115680682" calcext:value-type="float">
            <text:p>3.53</text:p>
          </table:table-cell>
          <table:table-cell/>
          <table:table-cell table:style-name="ce57" table:formula="of:=[.$AP$3]/[.$L31]" office:value-type="float" office:value="24.8758108821621" calcext:value-type="float">
            <text:p>24.88</text:p>
          </table:table-cell>
          <table:table-cell table:style-name="ce57" table:formula="of:=[.$AP$3]/[.$M31]" office:value-type="float" office:value="16.5838739214414" calcext:value-type="float">
            <text:p>16.58</text:p>
          </table:table-cell>
          <table:table-cell table:style-name="ce57" table:formula="of:=[.$AP$3]/[.$N31]" office:value-type="float" office:value="12.7802331137714" calcext:value-type="float">
            <text:p>12.78</text:p>
          </table:table-cell>
          <table:table-cell table:style-name="ce57" table:formula="of:=[.$AP$3]/[.$O31]" office:value-type="float" office:value="9.74157628951804" calcext:value-type="float">
            <text:p>9.74</text:p>
          </table:table-cell>
          <table:table-cell/>
          <table:table-cell table:style-name="ce57" table:formula="of:=[.$AU$3]/[.$L31]" office:value-type="float" office:value="29.0886582059584" calcext:value-type="float">
            <text:p>29.09</text:p>
          </table:table-cell>
          <table:table-cell table:style-name="ce57" table:formula="of:=[.$AU$3]/[.$M31]" office:value-type="float" office:value="19.3924388039723" calcext:value-type="float">
            <text:p>19.39</text:p>
          </table:table-cell>
          <table:table-cell table:style-name="ce57" table:formula="of:=[.$AU$3]/[.$N31]" office:value-type="float" office:value="14.944631738841" calcext:value-type="float">
            <text:p>14.94</text:p>
          </table:table-cell>
          <table:table-cell table:style-name="ce57" table:formula="of:=[.$AU$3]/[.$O31]" office:value-type="float" office:value="11.3913626540816" calcext:value-type="float">
            <text:p>11.39</text:p>
          </table:table-cell>
          <table:table-cell/>
          <table:table-cell table:style-name="ce57" table:formula="of:=[.$AZ$3]/[.$L31]" office:value-type="float" office:value="1.97967384159295" calcext:value-type="float">
            <text:p>1.98</text:p>
          </table:table-cell>
          <table:table-cell table:style-name="ce57" table:formula="of:=[.$AZ$3]/[.$M31]" office:value-type="float" office:value="1.31978256106197" calcext:value-type="float">
            <text:p>1.32</text:p>
          </table:table-cell>
          <table:table-cell table:style-name="ce57" table:formula="of:=[.$AZ$3]/[.$N31]" office:value-type="float" office:value="1.01708013880005" calcext:value-type="float">
            <text:p>1.02</text:p>
          </table:table-cell>
          <table:table-cell table:style-name="ce57" table:formula="of:=[.$AZ$3]/[.$O31]" office:value-type="float" office:value="0.775256889015423" calcext:value-type="float">
            <text:p>0.78</text:p>
          </table:table-cell>
          <table:table-cell/>
          <table:table-cell table:style-name="ce57" table:formula="of:=[.$BE$3]/[.$L31]" office:value-type="float" office:value="32.581244919061" calcext:value-type="float">
            <text:p>32.58</text:p>
          </table:table-cell>
          <table:table-cell table:style-name="ce57" table:formula="of:=[.$BE$3]/[.$M31]" office:value-type="float" office:value="21.7208299460407" calcext:value-type="float">
            <text:p>21.72</text:p>
          </table:table-cell>
          <table:table-cell table:style-name="ce57" table:formula="of:=[.$BE$3]/[.$N31]" office:value-type="float" office:value="16.7389882152974" calcext:value-type="float">
            <text:p>16.74</text:p>
          </table:table-cell>
          <table:table-cell table:style-name="ce57" table:formula="of:=[.$BE$3]/[.$O31]" office:value-type="float" office:value="12.7590889193526" calcext:value-type="float">
            <text:p>12.76</text:p>
          </table:table-cell>
        </table:table-row>
        <table:table-row table:style-name="ro4">
          <table:table-cell/>
          <table:table-cell table:style-name="ce57" office:value-type="float" office:value="785" calcext:value-type="float">
            <text:p>785.00</text:p>
          </table:table-cell>
          <table:table-cell table:style-name="ce57" office:value-type="float" office:value="1205" calcext:value-type="float">
            <text:p>1,205.00</text:p>
          </table:table-cell>
          <table:table-cell table:style-name="ce57" office:value-type="float" office:value="1540" calcext:value-type="float">
            <text:p>1,540.00</text:p>
          </table:table-cell>
          <table:table-cell table:style-name="ce57" office:value-type="float" office:value="2045" calcext:value-type="float">
            <text:p>2,045.00</text:p>
          </table:table-cell>
          <table:table-cell table:style-name="ce57"/>
          <table:table-cell table:style-name="ce57" table:formula="of:=[.B32]*[.$H$1]" office:value-type="float" office:value="11.4562096456693" calcext:value-type="float">
            <text:p>11.46</text:p>
          </table:table-cell>
          <table:table-cell table:style-name="ce57" table:formula="of:=[.C32]*[.$H$1]" office:value-type="float" office:value="17.5856466535433" calcext:value-type="float">
            <text:p>17.59</text:p>
          </table:table-cell>
          <table:table-cell table:style-name="ce57" table:formula="of:=[.D32]*[.$H$1]" office:value-type="float" office:value="22.4746023622048" calcext:value-type="float">
            <text:p>22.47</text:p>
          </table:table-cell>
          <table:table-cell table:style-name="ce57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57" table:formula="of:=[.$Q$3]/[.L32]" office:value-type="float" office:value="12.0044622054195" calcext:value-type="float">
            <text:p>12.00</text:p>
          </table:table-cell>
          <table:table-cell table:style-name="ce57" table:formula="of:=[.$Q$3]/[.M32]" office:value-type="float" office:value="7.82033429979613" calcext:value-type="float">
            <text:p>7.82</text:p>
          </table:table-cell>
          <table:table-cell table:style-name="ce57" table:formula="of:=[.$Q$3]/[.N32]" office:value-type="float" office:value="6.11915768263269" calcext:value-type="float">
            <text:p>6.12</text:p>
          </table:table-cell>
          <table:table-cell table:style-name="ce57" table:formula="of:=[.$Q$3]/[.O32]" office:value-type="float" office:value="4.60806984413415" calcext:value-type="float">
            <text:p>4.61</text:p>
          </table:table-cell>
          <table:table-cell/>
          <table:table-cell table:style-name="ce57" table:formula="of:=[.$V$3]/[.$L32]" office:value-type="float" office:value="3.75962124258801" calcext:value-type="float">
            <text:p>3.76</text:p>
          </table:table-cell>
          <table:table-cell table:style-name="ce57" table:formula="of:=[.$V$3]/[.$M32]" office:value-type="float" office:value="2.44921383853244" calcext:value-type="float">
            <text:p>2.45</text:p>
          </table:table-cell>
          <table:table-cell table:style-name="ce57" table:formula="of:=[.$V$3]/[.$N32]" office:value-type="float" office:value="1.91643030872181" calcext:value-type="float">
            <text:p>1.92</text:p>
          </table:table-cell>
          <table:table-cell table:style-name="ce57" table:formula="of:=[.$V$3]/[.$O32]" office:value-type="float" office:value="1.44317979238708" calcext:value-type="float">
            <text:p>1.44</text:p>
          </table:table-cell>
          <table:table-cell/>
          <table:table-cell table:style-name="ce57" table:formula="of:=[.$AA$3]/[.$L32]" office:value-type="float" office:value="10.3679052118342" calcext:value-type="float">
            <text:p>10.37</text:p>
          </table:table-cell>
          <table:table-cell table:style-name="ce57" table:formula="of:=[.$AA$3]/[.$M32]" office:value-type="float" office:value="6.75419551144385" calcext:value-type="float">
            <text:p>6.75</text:p>
          </table:table-cell>
          <table:table-cell table:style-name="ce57" table:formula="of:=[.$AA$3]/[.$N32]" office:value-type="float" office:value="5.28493869564276" calcext:value-type="float">
            <text:p>5.28</text:p>
          </table:table-cell>
          <table:table-cell table:style-name="ce57" table:formula="of:=[.$AA$3]/[.$O32]" office:value-type="float" office:value="3.97985603486056" calcext:value-type="float">
            <text:p>3.98</text:p>
          </table:table-cell>
          <table:table-cell/>
          <table:table-cell table:style-name="ce57" table:formula="of:=[.$AF$3]/[.$L32]" office:value-type="float" office:value="20.5469473131528" calcext:value-type="float">
            <text:p>20.55</text:p>
          </table:table-cell>
          <table:table-cell table:style-name="ce57" table:formula="of:=[.$AF$3]/[.$M32]" office:value-type="float" office:value="13.3853557185269" calcext:value-type="float">
            <text:p>13.39</text:p>
          </table:table-cell>
          <table:table-cell table:style-name="ce57" table:formula="of:=[.$AF$3]/[.$N32]" office:value-type="float" office:value="10.4736062602759" calcext:value-type="float">
            <text:p>10.47</text:p>
          </table:table-cell>
          <table:table-cell table:style-name="ce57" table:formula="of:=[.$AF$3]/[.$O32]" office:value-type="float" office:value="7.88721449429092" calcext:value-type="float">
            <text:p>7.89</text:p>
          </table:table-cell>
          <table:table-cell/>
          <table:table-cell table:style-name="ce57" table:formula="of:=[.$AK$3]/[.$L32]" office:value-type="float" office:value="6.43500210730414" calcext:value-type="float">
            <text:p>6.44</text:p>
          </table:table-cell>
          <table:table-cell table:style-name="ce57" table:formula="of:=[.$AK$3]/[.$M32]" office:value-type="float" office:value="4.19209680849274" calcext:value-type="float">
            <text:p>4.19</text:p>
          </table:table-cell>
          <table:table-cell table:style-name="ce57" table:formula="of:=[.$AK$3]/[.$N32]" office:value-type="float" office:value="3.28017964560633" calcext:value-type="float">
            <text:p>3.28</text:p>
          </table:table-cell>
          <table:table-cell table:style-name="ce57" table:formula="of:=[.$AK$3]/[.$O32]" office:value-type="float" office:value="2.47015973312164" calcext:value-type="float">
            <text:p>2.47</text:p>
          </table:table-cell>
          <table:table-cell/>
          <table:table-cell table:style-name="ce57" table:formula="of:=[.$AP$3]/[.$L32]" office:value-type="float" office:value="17.7458013936443" calcext:value-type="float">
            <text:p>17.75</text:p>
          </table:table-cell>
          <table:table-cell table:style-name="ce57" table:formula="of:=[.$AP$3]/[.$M32]" office:value-type="float" office:value="11.5605428166065" calcext:value-type="float">
            <text:p>11.56</text:p>
          </table:table-cell>
          <table:table-cell table:style-name="ce57" table:formula="of:=[.$AP$3]/[.$N32]" office:value-type="float" office:value="9.04574941169532" calcext:value-type="float">
            <text:p>9.05</text:p>
          </table:table-cell>
          <table:table-cell table:style-name="ce57" table:formula="of:=[.$AP$3]/[.$O32]" office:value-type="float" office:value="6.81195799218132" calcext:value-type="float">
            <text:p>6.81</text:p>
          </table:table-cell>
          <table:table-cell/>
          <table:table-cell table:style-name="ce57" table:formula="of:=[.$AU$3]/[.$L32]" office:value-type="float" office:value="20.7511447074353" calcext:value-type="float">
            <text:p>20.75</text:p>
          </table:table-cell>
          <table:table-cell table:style-name="ce57" table:formula="of:=[.$AU$3]/[.$M32]" office:value-type="float" office:value="13.5183805770429" calcext:value-type="float">
            <text:p>13.52</text:p>
          </table:table-cell>
          <table:table-cell table:style-name="ce57" table:formula="of:=[.$AU$3]/[.$N32]" office:value-type="float" office:value="10.5776938930758" calcext:value-type="float">
            <text:p>10.58</text:p>
          </table:table-cell>
          <table:table-cell table:style-name="ce57" table:formula="of:=[.$AU$3]/[.$O32]" office:value-type="float" office:value="7.96559833512798" calcext:value-type="float">
            <text:p>7.97</text:p>
          </table:table-cell>
          <table:table-cell/>
          <table:table-cell table:style-name="ce57" table:formula="of:=[.$AZ$3]/[.$L32]" office:value-type="float" office:value="1.41225140291982" calcext:value-type="float">
            <text:p>1.41</text:p>
          </table:table-cell>
          <table:table-cell table:style-name="ce57" table:formula="of:=[.$AZ$3]/[.$M32]" office:value-type="float" office:value="0.920014399412493" calcext:value-type="float">
            <text:p>0.92</text:p>
          </table:table-cell>
          <table:table-cell table:style-name="ce57" table:formula="of:=[.$AZ$3]/[.$N32]" office:value-type="float" office:value="0.719881396942893" calcext:value-type="float">
            <text:p>0.72</text:p>
          </table:table-cell>
          <table:table-cell table:style-name="ce57" table:formula="of:=[.$AZ$3]/[.$O32]" office:value-type="float" office:value="0.542111174225944" calcext:value-type="float">
            <text:p>0.54</text:p>
          </table:table-cell>
          <table:table-cell/>
          <table:table-cell table:style-name="ce57" table:formula="of:=[.$BE$3]/[.$L32]" office:value-type="float" office:value="23.2426715346168" calcext:value-type="float">
            <text:p>23.24</text:p>
          </table:table-cell>
          <table:table-cell table:style-name="ce57" table:formula="of:=[.$BE$3]/[.$M32]" office:value-type="float" office:value="15.1414914146674" calcext:value-type="float">
            <text:p>15.14</text:p>
          </table:table-cell>
          <table:table-cell table:style-name="ce57" table:formula="of:=[.$BE$3]/[.$N32]" office:value-type="float" office:value="11.8477254251131" calcext:value-type="float">
            <text:p>11.85</text:p>
          </table:table-cell>
          <table:table-cell table:style-name="ce85" table:formula="of:=[.$BE$3]/[.$O32]" office:value-type="float" office:value="8.92200349861817" calcext:value-type="float">
            <text:p>8.92</text:p>
          </table:table-cell>
        </table:table-row>
        <table:table-row table:style-name="ro4">
          <table:table-cell/>
          <table:table-cell table:style-name="ce57" office:value-type="float" office:value="505" calcext:value-type="float">
            <text:p>505.00</text:p>
          </table:table-cell>
          <table:table-cell table:style-name="ce57" office:value-type="float" office:value="755" calcext:value-type="float">
            <text:p>755.00</text:p>
          </table:table-cell>
          <table:table-cell table:style-name="ce57" office:value-type="float" office:value="980" calcext:value-type="float">
            <text:p>980.00</text:p>
          </table:table-cell>
          <table:table-cell table:style-name="ce57" office:value-type="float" office:value="1260" calcext:value-type="float">
            <text:p>1,260.00</text:p>
          </table:table-cell>
          <table:table-cell table:style-name="ce57"/>
          <table:table-cell table:style-name="ce57" table:formula="of:=[.B33]*[.$H$1]" office:value-type="float" office:value="7.36991830708663" calcext:value-type="float">
            <text:p>7.37</text:p>
          </table:table-cell>
          <table:table-cell table:style-name="ce57" table:formula="of:=[.C33]*[.$H$1]" office:value-type="float" office:value="11.0183927165355" calcext:value-type="float">
            <text:p>11.02</text:p>
          </table:table-cell>
          <table:table-cell table:style-name="ce57" table:formula="of:=[.D33]*[.$H$1]" office:value-type="float" office:value="14.3020196850394" calcext:value-type="float">
            <text:p>14.30</text:p>
          </table:table-cell>
          <table:table-cell table:style-name="ce57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57" table:formula="of:=[.$Q$3]/[.L33]" office:value-type="float" office:value="18.6604016460482" calcext:value-type="float">
            <text:p>18.66</text:p>
          </table:table-cell>
          <table:table-cell table:style-name="ce57" table:formula="of:=[.$Q$3]/[.M33]" office:value-type="float" office:value="12.4814607036481" calcext:value-type="float">
            <text:p>12.48</text:p>
          </table:table-cell>
          <table:table-cell table:style-name="ce57" table:formula="of:=[.$Q$3]/[.N33]" office:value-type="float" office:value="9.61581921556565" calcext:value-type="float">
            <text:p>9.62</text:p>
          </table:table-cell>
          <table:table-cell table:style-name="ce57" table:formula="of:=[.$Q$3]/[.O33]" office:value-type="float" office:value="7.47897050099551" calcext:value-type="float">
            <text:p>7.48</text:p>
          </table:table-cell>
          <table:table-cell/>
          <table:table-cell table:style-name="ce57" table:formula="of:=[.$V$3]/[.$L33]" office:value-type="float" office:value="5.84416371372592" calcext:value-type="float">
            <text:p>5.84</text:p>
          </table:table-cell>
          <table:table-cell table:style-name="ce57" table:formula="of:=[.$V$3]/[.$M33]" office:value-type="float" office:value="3.90901016613455" calcext:value-type="float">
            <text:p>3.91</text:p>
          </table:table-cell>
          <table:table-cell table:style-name="ce57" table:formula="of:=[.$V$3]/[.$N33]" office:value-type="float" office:value="3.01153334227713" calcext:value-type="float">
            <text:p>3.01</text:p>
          </table:table-cell>
          <table:table-cell table:style-name="ce57" table:formula="of:=[.$V$3]/[.$O33]" office:value-type="float" office:value="2.34230371065999" calcext:value-type="float">
            <text:p>2.34</text:p>
          </table:table-cell>
          <table:table-cell/>
          <table:table-cell table:style-name="ce57" table:formula="of:=[.$AA$3]/[.$L33]" office:value-type="float" office:value="16.1164467154254" calcext:value-type="float">
            <text:p>16.12</text:p>
          </table:table-cell>
          <table:table-cell table:style-name="ce57" table:formula="of:=[.$AA$3]/[.$M33]" office:value-type="float" office:value="10.7798749553508" calcext:value-type="float">
            <text:p>10.78</text:p>
          </table:table-cell>
          <table:table-cell table:style-name="ce57" table:formula="of:=[.$AA$3]/[.$N33]" office:value-type="float" office:value="8.30490366458147" calcext:value-type="float">
            <text:p>8.30</text:p>
          </table:table-cell>
          <table:table-cell table:style-name="ce57" table:formula="of:=[.$AA$3]/[.$O33]" office:value-type="float" office:value="6.4593695168967" calcext:value-type="float">
            <text:p>6.46</text:p>
          </table:table-cell>
          <table:table-cell/>
          <table:table-cell table:style-name="ce57" table:formula="of:=[.$AF$3]/[.$L33]" office:value-type="float" office:value="31.9393141402474" calcext:value-type="float">
            <text:p>31.94</text:p>
          </table:table-cell>
          <table:table-cell table:style-name="ce57" table:formula="of:=[.$AF$3]/[.$M33]" office:value-type="float" office:value="21.3633823057284" calcext:value-type="float">
            <text:p>21.36</text:p>
          </table:table-cell>
          <table:table-cell table:style-name="ce57" table:formula="of:=[.$AF$3]/[.$N33]" office:value-type="float" office:value="16.4585241232907" calcext:value-type="float">
            <text:p>16.46</text:p>
          </table:table-cell>
          <table:table-cell table:style-name="ce57" table:formula="of:=[.$AF$3]/[.$O33]" office:value-type="float" office:value="12.801074318115" calcext:value-type="float">
            <text:p>12.80</text:p>
          </table:table-cell>
          <table:table-cell/>
          <table:table-cell table:style-name="ce57" table:formula="of:=[.$AK$3]/[.$L33]" office:value-type="float" office:value="10.0029240677896" calcext:value-type="float">
            <text:p>10.00</text:p>
          </table:table-cell>
          <table:table-cell table:style-name="ce57" table:formula="of:=[.$AK$3]/[.$M33]" office:value-type="float" office:value="6.69069755527649" calcext:value-type="float">
            <text:p>6.69</text:p>
          </table:table-cell>
          <table:table-cell table:style-name="ce57" table:formula="of:=[.$AK$3]/[.$N33]" office:value-type="float" office:value="5.15456801452423" calcext:value-type="float">
            <text:p>5.15</text:p>
          </table:table-cell>
          <table:table-cell table:style-name="ce57" table:formula="of:=[.$AK$3]/[.$O33]" office:value-type="float" office:value="4.00910845574107" calcext:value-type="float">
            <text:p>4.01</text:p>
          </table:table-cell>
          <table:table-cell/>
          <table:table-cell table:style-name="ce57" table:formula="of:=[.$AP$3]/[.$L33]" office:value-type="float" office:value="27.5850576119026" calcext:value-type="float">
            <text:p>27.59</text:p>
          </table:table-cell>
          <table:table-cell table:style-name="ce57" table:formula="of:=[.$AP$3]/[.$M33]" office:value-type="float" office:value="18.4509325748487" calcext:value-type="float">
            <text:p>18.45</text:p>
          </table:table-cell>
          <table:table-cell table:style-name="ce57" table:formula="of:=[.$AP$3]/[.$N33]" office:value-type="float" office:value="14.2147490755212" calcext:value-type="float">
            <text:p>14.21</text:p>
          </table:table-cell>
          <table:table-cell table:style-name="ce57" table:formula="of:=[.$AP$3]/[.$O33]" office:value-type="float" office:value="11.0559159476276" calcext:value-type="float">
            <text:p>11.06</text:p>
          </table:table-cell>
          <table:table-cell/>
          <table:table-cell table:style-name="ce57" table:formula="of:=[.$AU$3]/[.$L33]" office:value-type="float" office:value="32.2567298917559" calcext:value-type="float">
            <text:p>32.26</text:p>
          </table:table-cell>
          <table:table-cell table:style-name="ce57" table:formula="of:=[.$AU$3]/[.$M33]" office:value-type="float" office:value="21.5756935037572" calcext:value-type="float">
            <text:p>21.58</text:p>
          </table:table-cell>
          <table:table-cell table:style-name="ce57" table:formula="of:=[.$AU$3]/[.$N33]" office:value-type="float" office:value="16.6220904034048" calcext:value-type="float">
            <text:p>16.62</text:p>
          </table:table-cell>
          <table:table-cell table:style-name="ce57" table:formula="of:=[.$AU$3]/[.$O33]" office:value-type="float" office:value="12.9282925359815" calcext:value-type="float">
            <text:p>12.93</text:p>
          </table:table-cell>
          <table:table-cell/>
          <table:table-cell table:style-name="ce57" table:formula="of:=[.$AZ$3]/[.$L33]" office:value-type="float" office:value="2.19528188374664" calcext:value-type="float">
            <text:p>2.20</text:p>
          </table:table-cell>
          <table:table-cell table:style-name="ce57" table:formula="of:=[.$AZ$3]/[.$M33]" office:value-type="float" office:value="1.46836735270471" calcext:value-type="float">
            <text:p>1.47</text:p>
          </table:table-cell>
          <table:table-cell table:style-name="ce57" table:formula="of:=[.$AZ$3]/[.$N33]" office:value-type="float" office:value="1.13124219519597" calcext:value-type="float">
            <text:p>1.13</text:p>
          </table:table-cell>
          <table:table-cell table:style-name="ce57" table:formula="of:=[.$AZ$3]/[.$O33]" office:value-type="float" office:value="0.87985504070798" calcext:value-type="float">
            <text:p>0.88</text:p>
          </table:table-cell>
          <table:table-cell/>
          <table:table-cell table:style-name="ce57" table:formula="of:=[.$BE$3]/[.$L33]" office:value-type="float" office:value="36.1296973359884" calcext:value-type="float">
            <text:p>36.13</text:p>
          </table:table-cell>
          <table:table-cell table:style-name="ce57" table:formula="of:=[.$BE$3]/[.$M33]" office:value-type="float" office:value="24.1662213969194" calcext:value-type="float">
            <text:p>24.17</text:p>
          </table:table-cell>
          <table:table-cell table:style-name="ce57" table:formula="of:=[.$BE$3]/[.$N33]" office:value-type="float" office:value="18.6178542394634" calcext:value-type="float">
            <text:p>18.62</text:p>
          </table:table-cell>
          <table:table-cell table:style-name="ce57" table:formula="of:=[.$BE$3]/[.$O33]" office:value-type="float" office:value="14.4805532973604" calcext:value-type="float">
            <text:p>14.48</text:p>
          </table:table-cell>
        </table:table-row>
        <table:table-row table:style-name="ro4">
          <table:table-cell/>
          <table:table-cell table:style-name="ce184" office:value-type="float" office:value="560" calcext:value-type="float">
            <text:p>560.00</text:p>
          </table:table-cell>
          <table:table-cell table:style-name="ce178" office:value-type="float" office:value="840" calcext:value-type="float">
            <text:p>840.00</text:p>
          </table:table-cell>
          <table:table-cell table:style-name="ce178" office:value-type="float" office:value="1090" calcext:value-type="float">
            <text:p>1,090.00</text:p>
          </table:table-cell>
          <table:table-cell table:style-name="ce173" office:value-type="float" office:value="1430" calcext:value-type="float">
            <text:p>1,430.00</text:p>
          </table:table-cell>
          <table:table-cell table:style-name="ce178"/>
          <table:table-cell table:style-name="ce178" table:formula="of:=[.B34]*[.$H$1]" office:value-type="float" office:value="8.17258267716537" calcext:value-type="float">
            <text:p>8.17</text:p>
          </table:table-cell>
          <table:table-cell table:style-name="ce178" table:formula="of:=[.C34]*[.$H$1]" office:value-type="float" office:value="12.2588740157481" calcext:value-type="float">
            <text:p>12.26</text:p>
          </table:table-cell>
          <table:table-cell table:style-name="ce178" table:formula="of:=[.D34]*[.$H$1]" office:value-type="float" office:value="15.9073484251969" calcext:value-type="float">
            <text:p>15.91</text:p>
          </table:table-cell>
          <table:table-cell table:style-name="ce178" table:formula="of:=[.E34]*[.$H$1]" office:value-type="float" office:value="20.8692736220473" calcext:value-type="float">
            <text:p>20.87</text:p>
          </table:table-cell>
          <table:table-cell table:style-name="ce179"/>
          <table:table-cell table:style-name="ce178" table:formula="of:=[.G34]/2" office:value-type="float" office:value="4.08629133858268" calcext:value-type="float">
            <text:p>4.09</text:p>
          </table:table-cell>
          <table:table-cell table:style-name="ce178" table:formula="of:=[.H34]/2" office:value-type="float" office:value="6.12943700787403" calcext:value-type="float">
            <text:p>6.13</text:p>
          </table:table-cell>
          <table:table-cell table:style-name="ce178" table:formula="of:=[.I34]/2" office:value-type="float" office:value="7.95367421259844" calcext:value-type="float">
            <text:p>7.95</text:p>
          </table:table-cell>
          <table:table-cell table:style-name="ce178" table:formula="of:=[.J34]/2" office:value-type="float" office:value="10.4346368110236" calcext:value-type="float">
            <text:p>10.43</text:p>
          </table:table-cell>
          <table:table-cell table:style-name="ce179"/>
          <table:table-cell table:style-name="ce178" table:formula="of:=[.$Q$3]/[.L34]" office:value-type="float" office:value="16.8276836272399" calcext:value-type="float">
            <text:p>16.83</text:p>
          </table:table-cell>
          <table:table-cell table:style-name="ce178" table:formula="of:=[.$Q$3]/[.M34]" office:value-type="float" office:value="11.2184557514933" calcext:value-type="float">
            <text:p>11.22</text:p>
          </table:table-cell>
          <table:table-cell table:style-name="ce178" table:formula="of:=[.$Q$3]/[.N34]" office:value-type="float" office:value="8.64541544151774" calcext:value-type="float">
            <text:p>8.65</text:p>
          </table:table-cell>
          <table:table-cell table:style-name="ce178" table:formula="of:=[.$Q$3]/[.O34]" office:value-type="float" office:value="6.58986211975828" calcext:value-type="float">
            <text:p>6.59</text:p>
          </table:table-cell>
          <table:table-cell table:style-name="ce179"/>
          <table:table-cell table:style-name="ce176" table:formula="of:=[.$V$3]/[.$L34]" office:value-type="float" office:value="5.27018334898498" calcext:value-type="float">
            <text:p>5.27</text:p>
          </table:table-cell>
          <table:table-cell table:style-name="ce178" table:formula="of:=[.$V$3]/[.$M34]" office:value-type="float" office:value="3.51345556598999" calcext:value-type="float">
            <text:p>3.51</text:p>
          </table:table-cell>
          <table:table-cell table:style-name="ce178" table:formula="of:=[.$V$3]/[.$N34]" office:value-type="float" office:value="2.70761713342348" calcext:value-type="float">
            <text:p>2.71</text:p>
          </table:table-cell>
          <table:table-cell table:style-name="ce178" table:formula="of:=[.$V$3]/[.$O34]" office:value-type="float" office:value="2.06384802477733" calcext:value-type="float">
            <text:p>2.06</text:p>
          </table:table-cell>
          <table:table-cell table:style-name="ce179"/>
          <table:table-cell table:style-name="ce178" table:formula="of:=[.$AA$3]/[.$L34]" office:value-type="float" office:value="14.5335814130176" calcext:value-type="float">
            <text:p>14.53</text:p>
          </table:table-cell>
          <table:table-cell table:style-name="ce178" table:formula="of:=[.$AA$3]/[.$M34]" office:value-type="float" office:value="9.68905427534505" calcext:value-type="float">
            <text:p>9.69</text:p>
          </table:table-cell>
          <table:table-cell table:style-name="ce178" table:formula="of:=[.$AA$3]/[.$N34]" office:value-type="float" office:value="7.4667941204494" calcext:value-type="float">
            <text:p>7.47</text:p>
          </table:table-cell>
          <table:table-cell table:style-name="ce178" table:formula="of:=[.$AA$3]/[.$O34]" office:value-type="float" office:value="5.69147244146143" calcext:value-type="float">
            <text:p>5.69</text:p>
          </table:table-cell>
          <table:table-cell table:style-name="ce179"/>
          <table:table-cell table:style-name="ce178" table:formula="of:=[.$AF$3]/[.$L34]" office:value-type="float" office:value="28.8024172157588" calcext:value-type="float">
            <text:p>28.80</text:p>
          </table:table-cell>
          <table:table-cell table:style-name="ce178" table:formula="of:=[.$AF$3]/[.$M34]" office:value-type="float" office:value="19.2016114771725" calcext:value-type="float">
            <text:p>19.20</text:p>
          </table:table-cell>
          <table:table-cell table:style-name="ce178" table:formula="of:=[.$AF$3]/[.$N34]" office:value-type="float" office:value="14.7975721475458" calcext:value-type="float">
            <text:p>14.80</text:p>
          </table:table-cell>
          <table:table-cell table:style-name="ce178" table:formula="of:=[.$AF$3]/[.$O34]" office:value-type="float" office:value="11.2792682802972" calcext:value-type="float">
            <text:p>11.28</text:p>
          </table:table-cell>
          <table:table-cell table:style-name="ce179"/>
          <table:table-cell table:style-name="ce176" table:formula="of:=[.$AK$3]/[.$L34]" office:value-type="float" office:value="9.02049402541741" calcext:value-type="float">
            <text:p>9.02</text:p>
          </table:table-cell>
          <table:table-cell table:style-name="ce178" table:formula="of:=[.$AK$3]/[.$M34]" office:value-type="float" office:value="6.01366268361161" calcext:value-type="float">
            <text:p>6.01</text:p>
          </table:table-cell>
          <table:table-cell table:style-name="ce178" table:formula="of:=[.$AK$3]/[.$N34]" office:value-type="float" office:value="4.6343822515906" calcext:value-type="float">
            <text:p>4.63</text:p>
          </table:table-cell>
          <table:table-cell table:style-name="ce178" table:formula="of:=[.$AK$3]/[.$O34]" office:value-type="float" office:value="3.53250115680682" calcext:value-type="float">
            <text:p>3.53</text:p>
          </table:table-cell>
          <table:table-cell table:style-name="ce179"/>
          <table:table-cell table:style-name="ce178" table:formula="of:=[.$AP$3]/[.$L34]" office:value-type="float" office:value="24.8758108821621" calcext:value-type="float">
            <text:p>24.88</text:p>
          </table:table-cell>
          <table:table-cell table:style-name="ce178" table:formula="of:=[.$AP$3]/[.$M34]" office:value-type="float" office:value="16.5838739214414" calcext:value-type="float">
            <text:p>16.58</text:p>
          </table:table-cell>
          <table:table-cell table:style-name="ce178" table:formula="of:=[.$AP$3]/[.$N34]" office:value-type="float" office:value="12.7802331137714" calcext:value-type="float">
            <text:p>12.78</text:p>
          </table:table-cell>
          <table:table-cell table:style-name="ce178" table:formula="of:=[.$AP$3]/[.$O34]" office:value-type="float" office:value="9.74157628951804" calcext:value-type="float">
            <text:p>9.74</text:p>
          </table:table-cell>
          <table:table-cell table:style-name="ce179"/>
          <table:table-cell table:style-name="ce178" table:formula="of:=[.$AU$3]/[.$L34]" office:value-type="float" office:value="29.0886582059584" calcext:value-type="float">
            <text:p>29.09</text:p>
          </table:table-cell>
          <table:table-cell table:style-name="ce178" table:formula="of:=[.$AU$3]/[.$M34]" office:value-type="float" office:value="19.3924388039723" calcext:value-type="float">
            <text:p>19.39</text:p>
          </table:table-cell>
          <table:table-cell table:style-name="ce178" table:formula="of:=[.$AU$3]/[.$N34]" office:value-type="float" office:value="14.944631738841" calcext:value-type="float">
            <text:p>14.94</text:p>
          </table:table-cell>
          <table:table-cell table:style-name="ce178" table:formula="of:=[.$AU$3]/[.$O34]" office:value-type="float" office:value="11.3913626540816" calcext:value-type="float">
            <text:p>11.39</text:p>
          </table:table-cell>
          <table:table-cell table:style-name="ce179"/>
          <table:table-cell table:style-name="ce176" table:formula="of:=[.$AZ$3]/[.$L34]" office:value-type="float" office:value="1.97967384159295" calcext:value-type="float">
            <text:p>1.98</text:p>
          </table:table-cell>
          <table:table-cell table:style-name="ce178" table:formula="of:=[.$AZ$3]/[.$M34]" office:value-type="float" office:value="1.31978256106197" calcext:value-type="float">
            <text:p>1.32</text:p>
          </table:table-cell>
          <table:table-cell table:style-name="ce178" table:formula="of:=[.$AZ$3]/[.$N34]" office:value-type="float" office:value="1.01708013880005" calcext:value-type="float">
            <text:p>1.02</text:p>
          </table:table-cell>
          <table:table-cell table:style-name="ce178" table:formula="of:=[.$AZ$3]/[.$O34]" office:value-type="float" office:value="0.775256889015423" calcext:value-type="float">
            <text:p>0.78</text:p>
          </table:table-cell>
          <table:table-cell table:style-name="ce179"/>
          <table:table-cell table:style-name="ce178" table:formula="of:=[.$BE$3]/[.$L34]" office:value-type="float" office:value="32.581244919061" calcext:value-type="float">
            <text:p>32.58</text:p>
          </table:table-cell>
          <table:table-cell table:style-name="ce178" table:formula="of:=[.$BE$3]/[.$M34]" office:value-type="float" office:value="21.7208299460407" calcext:value-type="float">
            <text:p>21.72</text:p>
          </table:table-cell>
          <table:table-cell table:style-name="ce178" table:formula="of:=[.$BE$3]/[.$N34]" office:value-type="float" office:value="16.7389882152974" calcext:value-type="float">
            <text:p>16.74</text:p>
          </table:table-cell>
          <table:table-cell table:style-name="ce180" table:formula="of:=[.$BE$3]/[.$O34]" office:value-type="float" office:value="12.7590889193526" calcext:value-type="float">
            <text:p>12.76</text:p>
          </table:table-cell>
        </table:table-row>
        <table:table-row table:style-name="ro4">
          <table:table-cell/>
          <table:table-cell table:style-name="ce57" office:value-type="float" office:value="730" calcext:value-type="float">
            <text:p>730.00</text:p>
          </table:table-cell>
          <table:table-cell table:style-name="ce57" office:value-type="float" office:value="1065" calcext:value-type="float">
            <text:p>1,065.00</text:p>
          </table:table-cell>
          <table:table-cell table:style-name="ce57" office:value-type="float" office:value="1370" calcext:value-type="float">
            <text:p>1,370.00</text:p>
          </table:table-cell>
          <table:table-cell table:style-name="ce57" office:value-type="float" office:value="1790" calcext:value-type="float">
            <text:p>1,790.00</text:p>
          </table:table-cell>
          <table:table-cell table:style-name="ce57"/>
          <table:table-cell table:style-name="ce57" table:formula="of:=[.B35]*[.$H$1]" office:value-type="float" office:value="10.6535452755906" calcext:value-type="float">
            <text:p>10.65</text:p>
          </table:table-cell>
          <table:table-cell table:style-name="ce57" table:formula="of:=[.C35]*[.$H$1]" office:value-type="float" office:value="15.542500984252" calcext:value-type="float">
            <text:p>15.54</text:p>
          </table:table-cell>
          <table:table-cell table:style-name="ce57" table:formula="of:=[.D35]*[.$H$1]" office:value-type="float" office:value="19.9936397637796" calcext:value-type="float">
            <text:p>19.99</text:p>
          </table:table-cell>
          <table:table-cell table:style-name="ce57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57" table:formula="of:=[.$Q$3]/[.L35]" office:value-type="float" office:value="12.9089079880196" calcext:value-type="float">
            <text:p>12.91</text:p>
          </table:table-cell>
          <table:table-cell table:style-name="ce57" table:formula="of:=[.$Q$3]/[.M35]" office:value-type="float" office:value="8.84835946596651" calcext:value-type="float">
            <text:p>8.85</text:p>
          </table:table-cell>
          <table:table-cell table:style-name="ce57" table:formula="of:=[.$Q$3]/[.N35]" office:value-type="float" office:value="6.87846921989368" calcext:value-type="float">
            <text:p>6.88</text:p>
          </table:table-cell>
          <table:table-cell table:style-name="ce57" table:formula="of:=[.$Q$3]/[.O35]" office:value-type="float" office:value="5.26452672137114" calcext:value-type="float">
            <text:p>5.26</text:p>
          </table:table-cell>
          <table:table-cell/>
          <table:table-cell table:style-name="ce57" table:formula="of:=[.$V$3]/[.$L35]" office:value-type="float" office:value="4.04288037730355" calcext:value-type="float">
            <text:p>4.04</text:p>
          </table:table-cell>
          <table:table-cell table:style-name="ce57" table:formula="of:=[.$V$3]/[.$M35]" office:value-type="float" office:value="2.77117622106252" calcext:value-type="float">
            <text:p>2.77</text:p>
          </table:table-cell>
          <table:table-cell table:style-name="ce57" table:formula="of:=[.$V$3]/[.$N35]" office:value-type="float" office:value="2.15423552951211" calcext:value-type="float">
            <text:p>2.15</text:p>
          </table:table-cell>
          <table:table-cell table:style-name="ce57" table:formula="of:=[.$V$3]/[.$O35]" office:value-type="float" office:value="1.64877244437519" calcext:value-type="float">
            <text:p>1.65</text:p>
          </table:table-cell>
          <table:table-cell/>
          <table:table-cell table:style-name="ce57" table:formula="of:=[.$AA$3]/[.$L35]" office:value-type="float" office:value="11.1490487551916" calcext:value-type="float">
            <text:p>11.15</text:p>
          </table:table-cell>
          <table:table-cell table:style-name="ce57" table:formula="of:=[.$AA$3]/[.$M35]" office:value-type="float" office:value="7.64207097773694" calcext:value-type="float">
            <text:p>7.64</text:p>
          </table:table-cell>
          <table:table-cell table:style-name="ce57" table:formula="of:=[.$AA$3]/[.$N35]" office:value-type="float" office:value="5.94073400824076" calcext:value-type="float">
            <text:p>5.94</text:p>
          </table:table-cell>
          <table:table-cell table:style-name="ce57" table:formula="of:=[.$AA$3]/[.$O35]" office:value-type="float" office:value="4.54681876608371" calcext:value-type="float">
            <text:p>4.55</text:p>
          </table:table-cell>
          <table:table-cell/>
          <table:table-cell table:style-name="ce57" table:formula="of:=[.$AF$3]/[.$L35]" office:value-type="float" office:value="22.0950049874314" calcext:value-type="float">
            <text:p>22.10</text:p>
          </table:table-cell>
          <table:table-cell table:style-name="ce57" table:formula="of:=[.$AF$3]/[.$M35]" office:value-type="float" office:value="15.1449329960798" calcext:value-type="float">
            <text:p>15.14</text:p>
          </table:table-cell>
          <table:table-cell table:style-name="ce57" table:formula="of:=[.$AF$3]/[.$N35]" office:value-type="float" office:value="11.7732508327189" calcext:value-type="float">
            <text:p>11.77</text:p>
          </table:table-cell>
          <table:table-cell table:style-name="ce57" table:formula="of:=[.$AF$3]/[.$O35]" office:value-type="float" office:value="9.01081208984633" calcext:value-type="float">
            <text:p>9.01</text:p>
          </table:table-cell>
          <table:table-cell/>
          <table:table-cell table:style-name="ce57" table:formula="of:=[.$AK$3]/[.$L35]" office:value-type="float" office:value="6.91983103319692" calcext:value-type="float">
            <text:p>6.92</text:p>
          </table:table-cell>
          <table:table-cell table:style-name="ce57" table:formula="of:=[.$AK$3]/[.$M35]" office:value-type="float" office:value="4.74317056735563" calcext:value-type="float">
            <text:p>4.74</text:p>
          </table:table-cell>
          <table:table-cell table:style-name="ce57" table:formula="of:=[.$AK$3]/[.$N35]" office:value-type="float" office:value="3.68720923666697" calcext:value-type="float">
            <text:p>3.69</text:p>
          </table:table-cell>
          <table:table-cell table:style-name="ce57" table:formula="of:=[.$AK$3]/[.$O35]" office:value-type="float" office:value="2.82205399677863" calcext:value-type="float">
            <text:p>2.82</text:p>
          </table:table-cell>
          <table:table-cell/>
          <table:table-cell table:style-name="ce57" table:formula="of:=[.$AP$3]/[.$L35]" office:value-type="float" office:value="19.0828138274121" calcext:value-type="float">
            <text:p>19.08</text:p>
          </table:table-cell>
          <table:table-cell table:style-name="ce57" table:formula="of:=[.$AP$3]/[.$M35]" office:value-type="float" office:value="13.0802385859256" calcext:value-type="float">
            <text:p>13.08</text:p>
          </table:table-cell>
          <table:table-cell table:style-name="ce57" table:formula="of:=[.$AP$3]/[.$N35]" office:value-type="float" office:value="10.1682146671612" calcext:value-type="float">
            <text:p>10.17</text:p>
          </table:table-cell>
          <table:table-cell table:style-name="ce57" table:formula="of:=[.$AP$3]/[.$O35]" office:value-type="float" office:value="7.78237658883285" calcext:value-type="float">
            <text:p>7.78</text:p>
          </table:table-cell>
          <table:table-cell/>
          <table:table-cell table:style-name="ce57" table:formula="of:=[.$AU$3]/[.$L35]" office:value-type="float" office:value="22.3145871168996" calcext:value-type="float">
            <text:p>22.31</text:p>
          </table:table-cell>
          <table:table-cell table:style-name="ce57" table:formula="of:=[.$AU$3]/[.$M35]" office:value-type="float" office:value="15.295444690457" calcext:value-type="float">
            <text:p>15.30</text:p>
          </table:table-cell>
          <table:table-cell table:style-name="ce57" table:formula="of:=[.$AU$3]/[.$N35]" office:value-type="float" office:value="11.8902544491509" calcext:value-type="float">
            <text:p>11.89</text:p>
          </table:table-cell>
          <table:table-cell table:style-name="ce57" table:formula="of:=[.$AU$3]/[.$O35]" office:value-type="float" office:value="9.10036234376353" calcext:value-type="float">
            <text:p>9.10</text:p>
          </table:table-cell>
          <table:table-cell/>
          <table:table-cell table:style-name="ce57" table:formula="of:=[.$AZ$3]/[.$L35]" office:value-type="float" office:value="1.51865390587953" calcext:value-type="float">
            <text:p>1.52</text:p>
          </table:table-cell>
          <table:table-cell table:style-name="ce57" table:formula="of:=[.$AZ$3]/[.$M35]" office:value-type="float" office:value="1.04095525942916" calcext:value-type="float">
            <text:p>1.04</text:p>
          </table:table-cell>
          <table:table-cell table:style-name="ce57" table:formula="of:=[.$AZ$3]/[.$N35]" office:value-type="float" office:value="0.809209745468653" calcext:value-type="float">
            <text:p>0.81</text:p>
          </table:table-cell>
          <table:table-cell table:style-name="ce57" table:formula="of:=[.$AZ$3]/[.$O35]" office:value-type="float" office:value="0.619339302397796" calcext:value-type="float">
            <text:p>0.62</text:p>
          </table:table-cell>
          <table:table-cell/>
          <table:table-cell table:style-name="ce57" table:formula="of:=[.$BE$3]/[.$L35]" office:value-type="float" office:value="24.9938317187317" calcext:value-type="float">
            <text:p>24.99</text:p>
          </table:table-cell>
          <table:table-cell table:style-name="ce57" table:formula="of:=[.$BE$3]/[.$M35]" office:value-type="float" office:value="17.1319222109616" calcext:value-type="float">
            <text:p>17.13</text:p>
          </table:table-cell>
          <table:table-cell table:style-name="ce57" table:formula="of:=[.$BE$3]/[.$N35]" office:value-type="float" office:value="13.3178811347987" calcext:value-type="float">
            <text:p>13.32</text:p>
          </table:table-cell>
          <table:table-cell table:style-name="ce57" table:formula="of:=[.$BE$3]/[.$O35]" office:value-type="float" office:value="10.193015170209" calcext:value-type="float">
            <text:p>10.19</text:p>
          </table:table-cell>
        </table:table-row>
        <table:table-row table:style-name="ro4">
          <table:table-cell/>
          <table:table-cell table:style-name="ce57" office:value-type="float" office:value="390" calcext:value-type="float">
            <text:p>390.00</text:p>
          </table:table-cell>
          <table:table-cell table:style-name="ce57" office:value-type="float" office:value="590" calcext:value-type="float">
            <text:p>590.00</text:p>
          </table:table-cell>
          <table:table-cell table:style-name="ce57" office:value-type="float" office:value="770" calcext:value-type="float">
            <text:p>770.00</text:p>
          </table:table-cell>
          <table:table-cell table:style-name="ce57" office:value-type="float" office:value="1010" calcext:value-type="float">
            <text:p>1,010.00</text:p>
          </table:table-cell>
          <table:table-cell table:style-name="ce57"/>
          <table:table-cell table:style-name="ce57" table:formula="of:=[.B36]*[.$H$1]" office:value-type="float" office:value="5.69162007874017" calcext:value-type="float">
            <text:p>5.69</text:p>
          </table:table-cell>
          <table:table-cell table:style-name="ce57" table:formula="of:=[.C36]*[.$H$1]" office:value-type="float" office:value="8.61039960629923" calcext:value-type="float">
            <text:p>8.61</text:p>
          </table:table-cell>
          <table:table-cell table:style-name="ce57" table:formula="of:=[.D36]*[.$H$1]" office:value-type="float" office:value="11.2373011811024" calcext:value-type="float">
            <text:p>11.24</text:p>
          </table:table-cell>
          <table:table-cell table:style-name="ce57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57" table:formula="of:=[.$Q$3]/[.L36]" office:value-type="float" office:value="24.162827772447" calcext:value-type="float">
            <text:p>24.16</text:p>
          </table:table-cell>
          <table:table-cell table:style-name="ce57" table:formula="of:=[.$Q$3]/[.M36]" office:value-type="float" office:value="15.9720386970412" calcext:value-type="float">
            <text:p>15.97</text:p>
          </table:table-cell>
          <table:table-cell table:style-name="ce57" table:formula="of:=[.$Q$3]/[.N36]" office:value-type="float" office:value="12.2383153652654" calcext:value-type="float">
            <text:p>12.24</text:p>
          </table:table-cell>
          <table:table-cell table:style-name="ce57" table:formula="of:=[.$Q$3]/[.O36]" office:value-type="float" office:value="9.3302008230241" calcext:value-type="float">
            <text:p>9.33</text:p>
          </table:table-cell>
          <table:table-cell/>
          <table:table-cell table:style-name="ce57" table:formula="of:=[.$V$3]/[.$L36]" office:value-type="float" office:value="7.56744275751689" calcext:value-type="float">
            <text:p>7.57</text:p>
          </table:table-cell>
          <table:table-cell table:style-name="ce57" table:formula="of:=[.$V$3]/[.$M36]" office:value-type="float" office:value="5.00220792446032" calcext:value-type="float">
            <text:p>5.00</text:p>
          </table:table-cell>
          <table:table-cell table:style-name="ce57" table:formula="of:=[.$V$3]/[.$N36]" office:value-type="float" office:value="3.83286061744362" calcext:value-type="float">
            <text:p>3.83</text:p>
          </table:table-cell>
          <table:table-cell table:style-name="ce57" table:formula="of:=[.$V$3]/[.$O36]" office:value-type="float" office:value="2.92208185686296" calcext:value-type="float">
            <text:p>2.92</text:p>
          </table:table-cell>
          <table:table-cell/>
          <table:table-cell table:style-name="ce57" table:formula="of:=[.$AA$3]/[.$L36]" office:value-type="float" office:value="20.8687322853586" calcext:value-type="float">
            <text:p>20.87</text:p>
          </table:table-cell>
          <table:table-cell table:style-name="ce57" table:formula="of:=[.$AA$3]/[.$M36]" office:value-type="float" office:value="13.7945857479489" calcext:value-type="float">
            <text:p>13.79</text:p>
          </table:table-cell>
          <table:table-cell table:style-name="ce57" table:formula="of:=[.$AA$3]/[.$N36]" office:value-type="float" office:value="10.5698773912855" calcext:value-type="float">
            <text:p>10.57</text:p>
          </table:table-cell>
          <table:table-cell table:style-name="ce57" table:formula="of:=[.$AA$3]/[.$O36]" office:value-type="float" office:value="8.05822335771272" calcext:value-type="float">
            <text:p>8.06</text:p>
          </table:table-cell>
          <table:table-cell/>
          <table:table-cell table:style-name="ce57" table:formula="of:=[.$AF$3]/[.$L36]" office:value-type="float" office:value="41.3573170277562" calcext:value-type="float">
            <text:p>41.36</text:p>
          </table:table-cell>
          <table:table-cell table:style-name="ce57" table:formula="of:=[.$AF$3]/[.$M36]" office:value-type="float" office:value="27.3378875268219" calcext:value-type="float">
            <text:p>27.34</text:p>
          </table:table-cell>
          <table:table-cell table:style-name="ce57" table:formula="of:=[.$AF$3]/[.$N36]" office:value-type="float" office:value="20.9472125205519" calcext:value-type="float">
            <text:p>20.95</text:p>
          </table:table-cell>
          <table:table-cell table:style-name="ce57" table:formula="of:=[.$AF$3]/[.$O36]" office:value-type="float" office:value="15.9696570701237" calcext:value-type="float">
            <text:p>15.97</text:p>
          </table:table-cell>
          <table:table-cell/>
          <table:table-cell table:style-name="ce57" table:formula="of:=[.$AK$3]/[.$L36]" office:value-type="float" office:value="12.952504241625" calcext:value-type="float">
            <text:p>12.95</text:p>
          </table:table-cell>
          <table:table-cell table:style-name="ce57" table:formula="of:=[.$AK$3]/[.$M36]" office:value-type="float" office:value="8.56182483768432" calcext:value-type="float">
            <text:p>8.56</text:p>
          </table:table-cell>
          <table:table-cell table:style-name="ce57" table:formula="of:=[.$AK$3]/[.$N36]" office:value-type="float" office:value="6.56035929121266" calcext:value-type="float">
            <text:p>6.56</text:p>
          </table:table-cell>
          <table:table-cell table:style-name="ce57" table:formula="of:=[.$AK$3]/[.$O36]" office:value-type="float" office:value="5.0014620338948" calcext:value-type="float">
            <text:p>5.00</text:p>
          </table:table-cell>
          <table:table-cell/>
          <table:table-cell table:style-name="ce57" table:formula="of:=[.$AP$3]/[.$L36]" office:value-type="float" office:value="35.7191130615661" calcext:value-type="float">
            <text:p>35.72</text:p>
          </table:table-cell>
          <table:table-cell table:style-name="ce57" table:formula="of:=[.$AP$3]/[.$M36]" office:value-type="float" office:value="23.6109391423912" calcext:value-type="float">
            <text:p>23.61</text:p>
          </table:table-cell>
          <table:table-cell table:style-name="ce57" table:formula="of:=[.$AP$3]/[.$N36]" office:value-type="float" office:value="18.0914988233906" calcext:value-type="float">
            <text:p>18.09</text:p>
          </table:table-cell>
          <table:table-cell table:style-name="ce57" table:formula="of:=[.$AP$3]/[.$O36]" office:value-type="float" office:value="13.7925288059513" calcext:value-type="float">
            <text:p>13.79</text:p>
          </table:table-cell>
          <table:table-cell/>
          <table:table-cell table:style-name="ce57" table:formula="of:=[.$AU$3]/[.$L36]" office:value-type="float" office:value="41.7683297316326" calcext:value-type="float">
            <text:p>41.77</text:p>
          </table:table-cell>
          <table:table-cell table:style-name="ce57" table:formula="of:=[.$AU$3]/[.$M36]" office:value-type="float" office:value="27.6095738904012" calcext:value-type="float">
            <text:p>27.61</text:p>
          </table:table-cell>
          <table:table-cell table:style-name="ce57" table:formula="of:=[.$AU$3]/[.$N36]" office:value-type="float" office:value="21.1553877861516" calcext:value-type="float">
            <text:p>21.16</text:p>
          </table:table-cell>
          <table:table-cell table:style-name="ce57" table:formula="of:=[.$AU$3]/[.$O36]" office:value-type="float" office:value="16.1283649458779" calcext:value-type="float">
            <text:p>16.13</text:p>
          </table:table-cell>
          <table:table-cell/>
          <table:table-cell table:style-name="ce57" table:formula="of:=[.$AZ$3]/[.$L36]" office:value-type="float" office:value="2.84260859305655" calcext:value-type="float">
            <text:p>2.84</text:p>
          </table:table-cell>
          <table:table-cell table:style-name="ce57" table:formula="of:=[.$AZ$3]/[.$M36]" office:value-type="float" office:value="1.87901245981704" calcext:value-type="float">
            <text:p>1.88</text:p>
          </table:table-cell>
          <table:table-cell table:style-name="ce57" table:formula="of:=[.$AZ$3]/[.$N36]" office:value-type="float" office:value="1.43976279388579" calcext:value-type="float">
            <text:p>1.44</text:p>
          </table:table-cell>
          <table:table-cell table:style-name="ce57" table:formula="of:=[.$AZ$3]/[.$O36]" office:value-type="float" office:value="1.09764094187332" calcext:value-type="float">
            <text:p>1.10</text:p>
          </table:table-cell>
          <table:table-cell/>
          <table:table-cell table:style-name="ce57" table:formula="of:=[.$BE$3]/[.$L36]" office:value-type="float" office:value="46.783326037626" calcext:value-type="float">
            <text:p>46.78</text:p>
          </table:table-cell>
          <table:table-cell table:style-name="ce57" table:formula="of:=[.$BE$3]/[.$M36]" office:value-type="float" office:value="30.9245714486003" calcext:value-type="float">
            <text:p>30.92</text:p>
          </table:table-cell>
          <table:table-cell table:style-name="ce57" table:formula="of:=[.$BE$3]/[.$N36]" office:value-type="float" office:value="23.6954508502262" calcext:value-type="float">
            <text:p>23.70</text:p>
          </table:table-cell>
          <table:table-cell table:style-name="ce57" table:formula="of:=[.$BE$3]/[.$O36]" office:value-type="float" office:value="18.0648486679942" calcext:value-type="float">
            <text:p>18.06</text:p>
          </table:table-cell>
        </table:table-row>
        <table:table-row table:style-name="ro4">
          <table:table-cell/>
          <table:table-cell table:style-name="ce57" office:value-type="float" office:value="450" calcext:value-type="float">
            <text:p>450.00</text:p>
          </table:table-cell>
          <table:table-cell table:style-name="ce57" office:value-type="float" office:value="670" calcext:value-type="float">
            <text:p>670.00</text:p>
          </table:table-cell>
          <table:table-cell table:style-name="ce57" office:value-type="float" office:value="870" calcext:value-type="float">
            <text:p>870.00</text:p>
          </table:table-cell>
          <table:table-cell table:style-name="ce57" office:value-type="float" office:value="1150" calcext:value-type="float">
            <text:p>1,150.00</text:p>
          </table:table-cell>
          <table:table-cell table:style-name="ce57"/>
          <table:table-cell table:style-name="ce57" table:formula="of:=[.B37]*[.$H$1]" office:value-type="float" office:value="6.56725393700788" calcext:value-type="float">
            <text:p>6.57</text:p>
          </table:table-cell>
          <table:table-cell table:style-name="ce57" table:formula="of:=[.C37]*[.$H$1]" office:value-type="float" office:value="9.77791141732285" calcext:value-type="float">
            <text:p>9.78</text:p>
          </table:table-cell>
          <table:table-cell table:style-name="ce57" table:formula="of:=[.D37]*[.$H$1]" office:value-type="float" office:value="12.6966909448819" calcext:value-type="float">
            <text:p>12.70</text:p>
          </table:table-cell>
          <table:table-cell table:style-name="ce57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57" table:formula="of:=[.$Q$3]/[.L37]" office:value-type="float" office:value="20.9411174027874" calcext:value-type="float">
            <text:p>20.94</text:p>
          </table:table-cell>
          <table:table-cell table:style-name="ce57" table:formula="of:=[.$Q$3]/[.M37]" office:value-type="float" office:value="14.0649295988871" calcext:value-type="float">
            <text:p>14.06</text:p>
          </table:table-cell>
          <table:table-cell table:style-name="ce57" table:formula="of:=[.$Q$3]/[.N37]" office:value-type="float" office:value="10.8316124497176" calcext:value-type="float">
            <text:p>10.83</text:p>
          </table:table-cell>
          <table:table-cell table:style-name="ce57" table:formula="of:=[.$Q$3]/[.O37]" office:value-type="float" office:value="8.19435028804725" calcext:value-type="float">
            <text:p>8.19</text:p>
          </table:table-cell>
          <table:table-cell/>
          <table:table-cell table:style-name="ce57" table:formula="of:=[.$V$3]/[.$L37]" office:value-type="float" office:value="6.55845038984797" calcext:value-type="float">
            <text:p>6.56</text:p>
          </table:table-cell>
          <table:table-cell table:style-name="ce57" table:formula="of:=[.$V$3]/[.$M37]" office:value-type="float" office:value="4.4049293663158" calcext:value-type="float">
            <text:p>4.40</text:p>
          </table:table-cell>
          <table:table-cell table:style-name="ce57" table:formula="of:=[.$V$3]/[.$N37]" office:value-type="float" office:value="3.39230192578343" calcext:value-type="float">
            <text:p>3.39</text:p>
          </table:table-cell>
          <table:table-cell table:style-name="ce57" table:formula="of:=[.$V$3]/[.$O37]" office:value-type="float" office:value="2.56635015254921" calcext:value-type="float">
            <text:p>2.57</text:p>
          </table:table-cell>
          <table:table-cell/>
          <table:table-cell table:style-name="ce57" table:formula="of:=[.$AA$3]/[.$L37]" office:value-type="float" office:value="18.0862346473108" calcext:value-type="float">
            <text:p>18.09</text:p>
          </table:table-cell>
          <table:table-cell table:style-name="ce57" table:formula="of:=[.$AA$3]/[.$M37]" office:value-type="float" office:value="12.1474710317759" calcext:value-type="float">
            <text:p>12.15</text:p>
          </table:table-cell>
          <table:table-cell table:style-name="ce57" table:formula="of:=[.$AA$3]/[.$N37]" office:value-type="float" office:value="9.35494895550557" calcext:value-type="float">
            <text:p>9.35</text:p>
          </table:table-cell>
          <table:table-cell table:style-name="ce57" table:formula="of:=[.$AA$3]/[.$O37]" office:value-type="float" office:value="7.07722225329552" calcext:value-type="float">
            <text:p>7.08</text:p>
          </table:table-cell>
          <table:table-cell/>
          <table:table-cell table:style-name="ce57" table:formula="of:=[.$AF$3]/[.$L37]" office:value-type="float" office:value="35.8430080907221" calcext:value-type="float">
            <text:p>35.84</text:p>
          </table:table-cell>
          <table:table-cell table:style-name="ce57" table:formula="of:=[.$AF$3]/[.$M37]" office:value-type="float" office:value="24.073662150485" calcext:value-type="float">
            <text:p>24.07</text:p>
          </table:table-cell>
          <table:table-cell table:style-name="ce57" table:formula="of:=[.$AF$3]/[.$N37]" office:value-type="float" office:value="18.5394869434769" calcext:value-type="float">
            <text:p>18.54</text:p>
          </table:table-cell>
          <table:table-cell table:style-name="ce57" table:formula="of:=[.$AF$3]/[.$O37]" office:value-type="float" office:value="14.0255249050652" calcext:value-type="float">
            <text:p>14.03</text:p>
          </table:table-cell>
          <table:table-cell/>
          <table:table-cell table:style-name="ce57" table:formula="of:=[.$AK$3]/[.$L37]" office:value-type="float" office:value="11.225503676075" calcext:value-type="float">
            <text:p>11.23</text:p>
          </table:table-cell>
          <table:table-cell table:style-name="ce57" table:formula="of:=[.$AK$3]/[.$M37]" office:value-type="float" office:value="7.53951739437873" calcext:value-type="float">
            <text:p>7.54</text:p>
          </table:table-cell>
          <table:table-cell table:style-name="ce57" table:formula="of:=[.$AK$3]/[.$N37]" office:value-type="float" office:value="5.80629500486638" calcext:value-type="float">
            <text:p>5.81</text:p>
          </table:table-cell>
          <table:table-cell table:style-name="ce57" table:formula="of:=[.$AK$3]/[.$O37]" office:value-type="float" office:value="4.39258839498587" calcext:value-type="float">
            <text:p>4.39</text:p>
          </table:table-cell>
          <table:table-cell/>
          <table:table-cell table:style-name="ce57" table:formula="of:=[.$AP$3]/[.$L37]" office:value-type="float" office:value="30.9565646533573" calcext:value-type="float">
            <text:p>30.96</text:p>
          </table:table-cell>
          <table:table-cell table:style-name="ce57" table:formula="of:=[.$AP$3]/[.$M37]" office:value-type="float" office:value="20.7917225283743" calcext:value-type="float">
            <text:p>20.79</text:p>
          </table:table-cell>
          <table:table-cell table:style-name="ce57" table:formula="of:=[.$AP$3]/[.$N37]" office:value-type="float" office:value="16.0120162000124" calcext:value-type="float">
            <text:p>16.01</text:p>
          </table:table-cell>
          <table:table-cell table:style-name="ce57" table:formula="of:=[.$AP$3]/[.$O37]" office:value-type="float" office:value="12.1134383426181" calcext:value-type="float">
            <text:p>12.11</text:p>
          </table:table-cell>
          <table:table-cell/>
          <table:table-cell table:style-name="ce57" table:formula="of:=[.$AU$3]/[.$L37]" office:value-type="float" office:value="36.1992191007483" calcext:value-type="float">
            <text:p>36.20</text:p>
          </table:table-cell>
          <table:table-cell table:style-name="ce57" table:formula="of:=[.$AU$3]/[.$M37]" office:value-type="float" office:value="24.3129083512488" calcext:value-type="float">
            <text:p>24.31</text:p>
          </table:table-cell>
          <table:table-cell table:style-name="ce57" table:formula="of:=[.$AU$3]/[.$N37]" office:value-type="float" office:value="18.7237340176284" calcext:value-type="float">
            <text:p>18.72</text:p>
          </table:table-cell>
          <table:table-cell table:style-name="ce57" table:formula="of:=[.$AU$3]/[.$O37]" office:value-type="float" office:value="14.1649118220319" calcext:value-type="float">
            <text:p>14.16</text:p>
          </table:table-cell>
          <table:table-cell/>
          <table:table-cell table:style-name="ce57" table:formula="of:=[.$AZ$3]/[.$L37]" office:value-type="float" office:value="2.46359411398234" calcext:value-type="float">
            <text:p>2.46</text:p>
          </table:table-cell>
          <table:table-cell table:style-name="ce57" table:formula="of:=[.$AZ$3]/[.$M37]" office:value-type="float" office:value="1.65465276312247" calcext:value-type="float">
            <text:p>1.65</text:p>
          </table:table-cell>
          <table:table-cell table:style-name="ce57" table:formula="of:=[.$AZ$3]/[.$N37]" office:value-type="float" office:value="1.27427281757707" calcext:value-type="float">
            <text:p>1.27</text:p>
          </table:table-cell>
          <table:table-cell table:style-name="ce57" table:formula="of:=[.$AZ$3]/[.$O37]" office:value-type="float" office:value="0.964015088080047" calcext:value-type="float">
            <text:p>0.96</text:p>
          </table:table-cell>
          <table:table-cell/>
          <table:table-cell table:style-name="ce57" table:formula="of:=[.$BE$3]/[.$L37]" office:value-type="float" office:value="40.5455492326092" calcext:value-type="float">
            <text:p>40.55</text:p>
          </table:table-cell>
          <table:table-cell table:style-name="ce57" table:formula="of:=[.$BE$3]/[.$M37]" office:value-type="float" office:value="27.2320853054838" calcext:value-type="float">
            <text:p>27.23</text:p>
          </table:table-cell>
          <table:table-cell table:style-name="ce57" table:formula="of:=[.$BE$3]/[.$N37]" office:value-type="float" office:value="20.9718358099703" calcext:value-type="float">
            <text:p>20.97</text:p>
          </table:table-cell>
          <table:table-cell table:style-name="ce57" table:formula="of:=[.$BE$3]/[.$O37]" office:value-type="float" office:value="15.8656496997167" calcext:value-type="float">
            <text:p>15.87</text:p>
          </table:table-cell>
        </table:table-row>
        <table:table-row table:style-name="ro4">
          <table:table-cell/>
          <table:table-cell table:style-name="ce57" table:number-columns-repeated="4"/>
          <table:table-cell table:number-columns-repeated="6"/>
          <table:table-cell table:style-name="ce84" table:formula="of:=MAX([.L31:.L36])" office:value-type="float" office:value="5.72810482283466" calcext:value-type="float">
            <text:p>5.73</text:p>
          </table:table-cell>
          <table:table-cell table:style-name="ce84" table:formula="of:=MAX([.M31:.M36])" office:value-type="float" office:value="8.79282332677167" calcext:value-type="float">
            <text:p>8.79</text:p>
          </table:table-cell>
          <table:table-cell table:style-name="ce84" table:formula="of:=MAX([.N31:.N36])" office:value-type="float" office:value="11.2373011811024" calcext:value-type="float">
            <text:p>11.24</text:p>
          </table:table-cell>
          <table:table-cell table:style-name="ce84" table:formula="of:=MAX([.O31:.O36])" office:value-type="float" office:value="14.9222603346457" calcext:value-type="float">
            <text:p>14.92</text:p>
          </table:table-cell>
          <table:table-cell/>
          <table:table-cell table:style-name="ce84" table:formula="of:=MIN([.Q31:.Q37])" office:value-type="float" office:value="12.0044622054195" calcext:value-type="float">
            <text:p>12.00</text:p>
          </table:table-cell>
          <table:table-cell table:style-name="ce84" table:formula="of:=MIN([.R31:.R37])" office:value-type="float" office:value="7.82033429979613" calcext:value-type="float">
            <text:p>7.82</text:p>
          </table:table-cell>
          <table:table-cell table:style-name="ce84" table:formula="of:=MIN([.S31:.S37])" office:value-type="float" office:value="6.11915768263269" calcext:value-type="float">
            <text:p>6.12</text:p>
          </table:table-cell>
          <table:table-cell table:style-name="ce84" table:formula="of:=MIN([.T31:.T37])" office:value-type="float" office:value="4.60806984413415" calcext:value-type="float">
            <text:p>4.61</text:p>
          </table:table-cell>
          <table:table-cell/>
          <table:table-cell table:style-name="ce84" table:formula="of:=MIN([.V31:.V37])" office:value-type="float" office:value="3.75962124258801" calcext:value-type="float">
            <text:p>3.76</text:p>
          </table:table-cell>
          <table:table-cell table:style-name="ce84" table:formula="of:=MIN([.W31:.W37])" office:value-type="float" office:value="2.44921383853244" calcext:value-type="float">
            <text:p>2.45</text:p>
          </table:table-cell>
          <table:table-cell table:style-name="ce84" table:formula="of:=MIN([.X31:.X37])" office:value-type="float" office:value="1.91643030872181" calcext:value-type="float">
            <text:p>1.92</text:p>
          </table:table-cell>
          <table:table-cell table:style-name="ce84" table:formula="of:=MIN([.Y31:.Y37])" office:value-type="float" office:value="1.44317979238708" calcext:value-type="float">
            <text:p>1.44</text:p>
          </table:table-cell>
          <table:table-cell/>
          <table:table-cell table:style-name="ce84" table:formula="of:=MIN([.AA31:.AA37])" office:value-type="float" office:value="10.3679052118342" calcext:value-type="float">
            <text:p>10.37</text:p>
          </table:table-cell>
          <table:table-cell table:style-name="ce84" table:formula="of:=MIN([.AB31:.AB37])" office:value-type="float" office:value="6.75419551144385" calcext:value-type="float">
            <text:p>6.75</text:p>
          </table:table-cell>
          <table:table-cell table:style-name="ce84" table:formula="of:=MIN([.AC31:.AC37])" office:value-type="float" office:value="5.28493869564276" calcext:value-type="float">
            <text:p>5.28</text:p>
          </table:table-cell>
          <table:table-cell table:style-name="ce84" table:formula="of:=MIN([.AD31:.AD37])" office:value-type="float" office:value="3.97985603486056" calcext:value-type="float">
            <text:p>3.98</text:p>
          </table:table-cell>
          <table:table-cell/>
          <table:table-cell table:style-name="ce84" table:formula="of:=MIN([.AF31:.AF37])" office:value-type="float" office:value="20.5469473131528" calcext:value-type="float">
            <text:p>20.55</text:p>
          </table:table-cell>
          <table:table-cell table:style-name="ce84" table:formula="of:=MIN([.AG31:.AG37])" office:value-type="float" office:value="13.3853557185269" calcext:value-type="float">
            <text:p>13.39</text:p>
          </table:table-cell>
          <table:table-cell table:style-name="ce84" table:formula="of:=MIN([.AH31:.AH37])" office:value-type="float" office:value="10.4736062602759" calcext:value-type="float">
            <text:p>10.47</text:p>
          </table:table-cell>
          <table:table-cell table:style-name="ce84" table:formula="of:=MIN([.AI31:.AI37])" office:value-type="float" office:value="7.88721449429092" calcext:value-type="float">
            <text:p>7.89</text:p>
          </table:table-cell>
          <table:table-cell/>
          <table:table-cell table:style-name="ce84" table:formula="of:=MIN([.AK31:.AK37])" office:value-type="float" office:value="6.43500210730414" calcext:value-type="float">
            <text:p>6.44</text:p>
          </table:table-cell>
          <table:table-cell table:style-name="ce84" table:formula="of:=MIN([.AL31:.AL37])" office:value-type="float" office:value="4.19209680849274" calcext:value-type="float">
            <text:p>4.19</text:p>
          </table:table-cell>
          <table:table-cell table:style-name="ce84" table:formula="of:=MIN([.AM31:.AM37])" office:value-type="float" office:value="3.28017964560633" calcext:value-type="float">
            <text:p>3.28</text:p>
          </table:table-cell>
          <table:table-cell table:style-name="ce84" table:formula="of:=MIN([.AN31:.AN37])" office:value-type="float" office:value="2.47015973312164" calcext:value-type="float">
            <text:p>2.47</text:p>
          </table:table-cell>
          <table:table-cell/>
          <table:table-cell table:style-name="ce84" table:formula="of:=MIN([.AP31:.AP37])" office:value-type="float" office:value="17.7458013936443" calcext:value-type="float">
            <text:p>17.75</text:p>
          </table:table-cell>
          <table:table-cell table:style-name="ce84" table:formula="of:=MIN([.AQ31:.AQ37])" office:value-type="float" office:value="11.5605428166065" calcext:value-type="float">
            <text:p>11.56</text:p>
          </table:table-cell>
          <table:table-cell table:style-name="ce84" table:formula="of:=MIN([.AR31:.AR37])" office:value-type="float" office:value="9.04574941169532" calcext:value-type="float">
            <text:p>9.05</text:p>
          </table:table-cell>
          <table:table-cell table:style-name="ce84" table:formula="of:=MIN([.AS31:.AS37])" office:value-type="float" office:value="6.81195799218132" calcext:value-type="float">
            <text:p>6.81</text:p>
          </table:table-cell>
          <table:table-cell/>
          <table:table-cell table:style-name="ce84" table:formula="of:=MIN([.AU31:.AU37])" office:value-type="float" office:value="20.7511447074353" calcext:value-type="float">
            <text:p>20.75</text:p>
          </table:table-cell>
          <table:table-cell table:style-name="ce84" table:formula="of:=MIN([.AV31:.AV37])" office:value-type="float" office:value="13.5183805770429" calcext:value-type="float">
            <text:p>13.52</text:p>
          </table:table-cell>
          <table:table-cell table:style-name="ce84" table:formula="of:=MIN([.AW31:.AW37])" office:value-type="float" office:value="10.5776938930758" calcext:value-type="float">
            <text:p>10.58</text:p>
          </table:table-cell>
          <table:table-cell table:style-name="ce84" table:formula="of:=MIN([.AX31:.AX37])" office:value-type="float" office:value="7.96559833512798" calcext:value-type="float">
            <text:p>7.97</text:p>
          </table:table-cell>
          <table:table-cell/>
          <table:table-cell table:style-name="ce84" table:formula="of:=MIN([.AZ31:.AZ37])" office:value-type="float" office:value="1.41225140291982" calcext:value-type="float">
            <text:p>1.41</text:p>
          </table:table-cell>
          <table:table-cell table:style-name="ce84" table:formula="of:=MIN([.BA31:.BA37])" office:value-type="float" office:value="0.920014399412493" calcext:value-type="float">
            <text:p>0.92</text:p>
          </table:table-cell>
          <table:table-cell table:style-name="ce84" table:formula="of:=MIN([.BB31:.BB37])" office:value-type="float" office:value="0.719881396942893" calcext:value-type="float">
            <text:p>0.72</text:p>
          </table:table-cell>
          <table:table-cell table:style-name="ce84" table:formula="of:=MIN([.BC31:.BC37])" office:value-type="float" office:value="0.542111174225944" calcext:value-type="float">
            <text:p>0.54</text:p>
          </table:table-cell>
          <table:table-cell/>
          <table:table-cell table:style-name="ce84" table:formula="of:=MIN([.BE31:.BE37])" office:value-type="float" office:value="23.2426715346168" calcext:value-type="float">
            <text:p>23.24</text:p>
          </table:table-cell>
          <table:table-cell table:style-name="ce84" table:formula="of:=MIN([.BF31:.BF37])" office:value-type="float" office:value="15.1414914146674" calcext:value-type="float">
            <text:p>15.14</text:p>
          </table:table-cell>
          <table:table-cell table:style-name="ce84" table:formula="of:=MIN([.BG31:.BG37])" office:value-type="float" office:value="11.8477254251131" calcext:value-type="float">
            <text:p>11.85</text:p>
          </table:table-cell>
          <table:table-cell table:style-name="ce84" table:formula="of:=MIN([.BH31:.BH37])" office:value-type="float" office:value="8.92200349861817" calcext:value-type="float">
            <text:p>8.92</text:p>
          </table:table-cell>
        </table:table-row>
        <table:table-row table:style-name="ro4">
          <table:table-cell/>
          <table:table-cell table:style-name="ce57" table:number-columns-repeated="4"/>
          <table:table-cell table:number-columns-repeated="55"/>
        </table:table-row>
        <table:table-row table:style-name="ro4">
          <table:table-cell table:style-name="ce169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171"/>
          <table:table-cell table:number-columns-repeated="22"/>
          <table:table-cell table:style-name="ce177"/>
          <table:table-cell table:number-columns-repeated="14"/>
          <table:table-cell table:style-name="ce177"/>
          <table:table-cell table:number-columns-repeated="14"/>
          <table:table-cell table:style-name="ce177"/>
          <table:table-cell table:number-columns-repeated="3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56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42]" office:value-type="float" office:value="0.667233" calcext:value-type="float">
            <text:p>0.67</text:p>
          </table:table-cell>
          <table:table-cell table:style-name="ce57" table:formula="of:=[.C42]/0.3048" office:value-type="float" office:value="2.18908464566929" calcext:value-type="float">
            <text:p>2.19</text:p>
          </table:table-cell>
          <table:table-cell table:style-name="ce57" table:formula="of:=[.D42]/[.B42]" office:value-type="float" office:value="0.0145938976377953" calcext:value-type="float">
            <text:p>0.01</text:p>
          </table:table-cell>
          <table:table-cell/>
          <table:table-cell table:style-name="ce57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42]" office:value-type="float" office:value="62.8233522083624" calcext:value-type="float">
            <text:p>62.82</text:p>
          </table:table-cell>
          <table:table-cell table:number-columns-repeated="4"/>
          <table:table-cell table:style-name="ce57" table:formula="of:=[.$V$3]/[.$L42]" office:value-type="float" office:value="19.675351169544" calcext:value-type="float">
            <text:p>19.68</text:p>
          </table:table-cell>
          <table:table-cell table:number-columns-repeated="4"/>
          <table:table-cell table:style-name="ce57" table:formula="of:=[.$AA$3]/[.$L42]" office:value-type="float" office:value="54.2587039419324" calcext:value-type="float">
            <text:p>54.26</text:p>
          </table:table-cell>
          <table:table-cell table:number-columns-repeated="4"/>
          <table:table-cell table:style-name="ce57" table:formula="of:=[.$AF$3]/[.$L42]" office:value-type="float" office:value="107.529024272166" calcext:value-type="float">
            <text:p>107.53</text:p>
          </table:table-cell>
          <table:table-cell table:number-columns-repeated="4"/>
          <table:table-cell table:style-name="ce57" table:formula="of:=[.$AK$3]/[.$L42]" office:value-type="float" office:value="33.6765110282251" calcext:value-type="float">
            <text:p>33.68</text:p>
          </table:table-cell>
          <table:table-cell table:number-columns-repeated="4"/>
          <table:table-cell table:style-name="ce57" table:formula="of:=[.$AP$3]/[.$L42]" office:value-type="float" office:value="92.8696939600721" calcext:value-type="float">
            <text:p>92.87</text:p>
          </table:table-cell>
          <table:table-cell table:number-columns-repeated="4"/>
          <table:table-cell table:style-name="ce57" table:formula="of:=[.$AU$3]/[.$L42]" office:value-type="float" office:value="108.597657302245" calcext:value-type="float">
            <text:p>108.60</text:p>
          </table:table-cell>
          <table:table-cell table:number-columns-repeated="4"/>
          <table:table-cell table:style-name="ce57" table:formula="of:=[.$AZ$3]/[.$L42]" office:value-type="float" office:value="7.39078234194704" calcext:value-type="float">
            <text:p>7.39</text:p>
          </table:table-cell>
          <table:table-cell table:number-columns-repeated="4"/>
          <table:table-cell table:style-name="ce57" table:formula="of:=[.$BE$3]/[.$L42]" office:value-type="float" office:value="121.636647697828" calcext:value-type="float">
            <text:p>121.64</text:p>
          </table:table-cell>
          <table:table-cell table:number-columns-repeated="3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 table:style-name="ce57" table:formula="of:=4.44822/1000*[.B43]" office:value-type="float" office:value="0.9786084" calcext:value-type="float">
            <text:p>0.98</text:p>
          </table:table-cell>
          <table:table-cell table:style-name="ce57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57" table:formula="of:=[.$Q$3]/[.$L43]" office:value-type="float" office:value="42.8341037784289" calcext:value-type="float">
            <text:p>42.83</text:p>
          </table:table-cell>
          <table:table-cell table:number-columns-repeated="4"/>
          <table:table-cell table:style-name="ce57" table:formula="of:=[.$V$3]/[.$L43]" office:value-type="float" office:value="13.4150121610527" calcext:value-type="float">
            <text:p>13.42</text:p>
          </table:table-cell>
          <table:table-cell table:number-columns-repeated="4"/>
          <table:table-cell table:style-name="ce57" table:formula="of:=[.$AA$3]/[.$L43]" office:value-type="float" office:value="36.9945708694993" calcext:value-type="float">
            <text:p>36.99</text:p>
          </table:table-cell>
          <table:table-cell table:number-columns-repeated="4"/>
          <table:table-cell table:style-name="ce57" table:formula="of:=[.$AF$3]/[.$L43]" office:value-type="float" office:value="73.3152438219316" calcext:value-type="float">
            <text:p>73.32</text:p>
          </table:table-cell>
          <table:table-cell table:number-columns-repeated="4"/>
          <table:table-cell table:style-name="ce57" table:formula="of:=[.$AK$3]/[.$L43]" office:value-type="float" office:value="22.9612575192443" calcext:value-type="float">
            <text:p>22.96</text:p>
          </table:table-cell>
          <table:table-cell table:number-columns-repeated="4"/>
          <table:table-cell table:style-name="ce57" table:formula="of:=[.$AP$3]/[.$L43]" office:value-type="float" office:value="63.3202458818674" calcext:value-type="float">
            <text:p>63.32</text:p>
          </table:table-cell>
          <table:table-cell table:number-columns-repeated="4"/>
          <table:table-cell table:style-name="ce57" table:formula="of:=[.$AU$3]/[.$L43]" office:value-type="float" office:value="74.0438572515307" calcext:value-type="float">
            <text:p>74.04</text:p>
          </table:table-cell>
          <table:table-cell table:number-columns-repeated="4"/>
          <table:table-cell table:style-name="ce57" table:formula="of:=[.$AZ$3]/[.$L43]" office:value-type="float" office:value="5.03916977860026" calcext:value-type="float">
            <text:p>5.04</text:p>
          </table:table-cell>
          <table:table-cell table:number-columns-repeated="4"/>
          <table:table-cell table:style-name="ce57" table:formula="of:=[.$BE$3]/[.$L43]" office:value-type="float" office:value="82.9340779757917" calcext:value-type="float">
            <text:p>82.93</text:p>
          </table:table-cell>
          <table:table-cell table:number-columns-repeated="3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44]" office:value-type="float" office:value="0.889644" calcext:value-type="float">
            <text:p>0.89</text:p>
          </table:table-cell>
          <table:table-cell table:style-name="ce57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44]" office:value-type="float" office:value="47.1175141562718" calcext:value-type="float">
            <text:p>47.12</text:p>
          </table:table-cell>
          <table:table-cell table:number-columns-repeated="4"/>
          <table:table-cell table:style-name="ce57" table:formula="of:=[.$V$3]/[.$L44]" office:value-type="float" office:value="14.756513377158" calcext:value-type="float">
            <text:p>14.76</text:p>
          </table:table-cell>
          <table:table-cell table:number-columns-repeated="4"/>
          <table:table-cell table:style-name="ce57" table:formula="of:=[.$AA$3]/[.$L44]" office:value-type="float" office:value="40.6940279564493" calcext:value-type="float">
            <text:p>40.69</text:p>
          </table:table-cell>
          <table:table-cell table:number-columns-repeated="4"/>
          <table:table-cell table:style-name="ce57" table:formula="of:=[.$AF$3]/[.$L44]" office:value-type="float" office:value="80.6467682041248" calcext:value-type="float">
            <text:p>80.65</text:p>
          </table:table-cell>
          <table:table-cell table:number-columns-repeated="4"/>
          <table:table-cell table:style-name="ce57" table:formula="of:=[.$AK$3]/[.$L44]" office:value-type="float" office:value="25.2573832711688" calcext:value-type="float">
            <text:p>25.26</text:p>
          </table:table-cell>
          <table:table-cell table:number-columns-repeated="4"/>
          <table:table-cell table:style-name="ce57" table:formula="of:=[.$AP$3]/[.$L44]" office:value-type="float" office:value="69.6522704700541" calcext:value-type="float">
            <text:p>69.65</text:p>
          </table:table-cell>
          <table:table-cell table:number-columns-repeated="4"/>
          <table:table-cell table:style-name="ce57" table:formula="of:=[.$AU$3]/[.$L44]" office:value-type="float" office:value="81.4482429766837" calcext:value-type="float">
            <text:p>81.45</text:p>
          </table:table-cell>
          <table:table-cell table:number-columns-repeated="4"/>
          <table:table-cell table:style-name="ce57" table:formula="of:=[.$AZ$3]/[.$L44]" office:value-type="float" office:value="5.54308675646028" calcext:value-type="float">
            <text:p>5.54</text:p>
          </table:table-cell>
          <table:table-cell table:number-columns-repeated="4"/>
          <table:table-cell table:style-name="ce57" table:formula="of:=[.$BE$3]/[.$L44]" office:value-type="float" office:value="91.227485773371" calcext:value-type="float">
            <text:p>91.23</text:p>
          </table:table-cell>
          <table:table-cell table:number-columns-repeated="3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5]" office:value-type="float" office:value="1.112055" calcext:value-type="float">
            <text:p>1.11</text:p>
          </table:table-cell>
          <table:table-cell table:style-name="ce57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5]" office:value-type="float" office:value="37.6940113250174" calcext:value-type="float">
            <text:p>37.69</text:p>
          </table:table-cell>
          <table:table-cell table:number-columns-repeated="4"/>
          <table:table-cell table:style-name="ce57" table:formula="of:=[.$V$3]/[.$L45]" office:value-type="float" office:value="11.8052107017264" calcext:value-type="float">
            <text:p>11.81</text:p>
          </table:table-cell>
          <table:table-cell table:number-columns-repeated="4"/>
          <table:table-cell table:style-name="ce57" table:formula="of:=[.$AA$3]/[.$L45]" office:value-type="float" office:value="32.5552223651594" calcext:value-type="float">
            <text:p>32.56</text:p>
          </table:table-cell>
          <table:table-cell table:number-columns-repeated="4"/>
          <table:table-cell table:style-name="ce57" table:formula="of:=[.$AF$3]/[.$L45]" office:value-type="float" office:value="64.5174145632998" calcext:value-type="float">
            <text:p>64.52</text:p>
          </table:table-cell>
          <table:table-cell table:number-columns-repeated="4"/>
          <table:table-cell table:style-name="ce57" table:formula="of:=[.$AK$3]/[.$L45]" office:value-type="float" office:value="20.205906616935" calcext:value-type="float">
            <text:p>20.21</text:p>
          </table:table-cell>
          <table:table-cell table:number-columns-repeated="4"/>
          <table:table-cell table:style-name="ce57" table:formula="of:=[.$AP$3]/[.$L45]" office:value-type="float" office:value="55.7218163760433" calcext:value-type="float">
            <text:p>55.72</text:p>
          </table:table-cell>
          <table:table-cell table:number-columns-repeated="4"/>
          <table:table-cell table:style-name="ce57" table:formula="of:=[.$AU$3]/[.$L45]" office:value-type="float" office:value="65.158594381347" calcext:value-type="float">
            <text:p>65.16</text:p>
          </table:table-cell>
          <table:table-cell table:number-columns-repeated="4"/>
          <table:table-cell table:style-name="ce57" table:formula="of:=[.$AZ$3]/[.$L45]" office:value-type="float" office:value="4.43446940516823" calcext:value-type="float">
            <text:p>4.43</text:p>
          </table:table-cell>
          <table:table-cell table:number-columns-repeated="4"/>
          <table:table-cell table:style-name="ce57" table:formula="of:=[.$BE$3]/[.$L45]" office:value-type="float" office:value="72.9819886186967" calcext:value-type="float">
            <text:p>72.98</text:p>
          </table:table-cell>
          <table:table-cell table:number-columns-repeated="3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6]" office:value-type="float" office:value="1.112055" calcext:value-type="float">
            <text:p>1.11</text:p>
          </table:table-cell>
          <table:table-cell table:style-name="ce57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6]" office:value-type="float" office:value="37.6940113250174" calcext:value-type="float">
            <text:p>37.69</text:p>
          </table:table-cell>
          <table:table-cell table:number-columns-repeated="4"/>
          <table:table-cell table:style-name="ce57" table:formula="of:=[.$V$3]/[.$L46]" office:value-type="float" office:value="11.8052107017264" calcext:value-type="float">
            <text:p>11.81</text:p>
          </table:table-cell>
          <table:table-cell table:number-columns-repeated="4"/>
          <table:table-cell table:style-name="ce57" table:formula="of:=[.$AA$3]/[.$L46]" office:value-type="float" office:value="32.5552223651594" calcext:value-type="float">
            <text:p>32.56</text:p>
          </table:table-cell>
          <table:table-cell table:number-columns-repeated="4"/>
          <table:table-cell table:style-name="ce57" table:formula="of:=[.$AF$3]/[.$L46]" office:value-type="float" office:value="64.5174145632998" calcext:value-type="float">
            <text:p>64.52</text:p>
          </table:table-cell>
          <table:table-cell table:number-columns-repeated="4"/>
          <table:table-cell table:style-name="ce57" table:formula="of:=[.$AK$3]/[.$L46]" office:value-type="float" office:value="20.205906616935" calcext:value-type="float">
            <text:p>20.21</text:p>
          </table:table-cell>
          <table:table-cell table:number-columns-repeated="4"/>
          <table:table-cell table:style-name="ce57" table:formula="of:=[.$AP$3]/[.$L46]" office:value-type="float" office:value="55.7218163760433" calcext:value-type="float">
            <text:p>55.72</text:p>
          </table:table-cell>
          <table:table-cell table:number-columns-repeated="4"/>
          <table:table-cell table:style-name="ce57" table:formula="of:=[.$AU$3]/[.$L46]" office:value-type="float" office:value="65.158594381347" calcext:value-type="float">
            <text:p>65.16</text:p>
          </table:table-cell>
          <table:table-cell table:number-columns-repeated="4"/>
          <table:table-cell table:style-name="ce57" table:formula="of:=[.$AZ$3]/[.$L46]" office:value-type="float" office:value="4.43446940516823" calcext:value-type="float">
            <text:p>4.43</text:p>
          </table:table-cell>
          <table:table-cell table:number-columns-repeated="4"/>
          <table:table-cell table:style-name="ce57" table:formula="of:=[.$BE$3]/[.$L46]" office:value-type="float" office:value="72.9819886186967" calcext:value-type="float">
            <text:p>72.98</text:p>
          </table:table-cell>
          <table:table-cell table:number-columns-repeated="3"/>
        </table:table-row>
        <table:table-row table:style-name="ro4">
          <table:table-cell/>
          <table:table-cell office:value-type="float" office:value="300" calcext:value-type="float">
            <text:p>300</text:p>
          </table:table-cell>
          <table:table-cell table:style-name="ce57" table:formula="of:=4.44822/1000*[.B47]" office:value-type="float" office:value="1.334466" calcext:value-type="float">
            <text:p>1.33</text:p>
          </table:table-cell>
          <table:table-cell table:style-name="ce57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57" table:formula="of:=[.$Q$3]/[.$L47]" office:value-type="float" office:value="31.4116761041812" calcext:value-type="float">
            <text:p>31.41</text:p>
          </table:table-cell>
          <table:table-cell table:number-columns-repeated="4"/>
          <table:table-cell table:style-name="ce57" table:formula="of:=[.$V$3]/[.$L47]" office:value-type="float" office:value="9.83767558477198" calcext:value-type="float">
            <text:p>9.84</text:p>
          </table:table-cell>
          <table:table-cell table:number-columns-repeated="4"/>
          <table:table-cell table:style-name="ce57" table:formula="of:=[.$AA$3]/[.$L47]" office:value-type="float" office:value="27.1293519709662" calcext:value-type="float">
            <text:p>27.13</text:p>
          </table:table-cell>
          <table:table-cell table:number-columns-repeated="4"/>
          <table:table-cell table:style-name="ce57" table:formula="of:=[.$AF$3]/[.$L47]" office:value-type="float" office:value="53.7645121360832" calcext:value-type="float">
            <text:p>53.76</text:p>
          </table:table-cell>
          <table:table-cell table:number-columns-repeated="4"/>
          <table:table-cell table:style-name="ce57" table:formula="of:=[.$AK$3]/[.$L47]" office:value-type="float" office:value="16.8382555141125" calcext:value-type="float">
            <text:p>16.84</text:p>
          </table:table-cell>
          <table:table-cell table:number-columns-repeated="4"/>
          <table:table-cell table:style-name="ce57" table:formula="of:=[.$AP$3]/[.$L47]" office:value-type="float" office:value="46.4348469800361" calcext:value-type="float">
            <text:p>46.43</text:p>
          </table:table-cell>
          <table:table-cell table:number-columns-repeated="4"/>
          <table:table-cell table:style-name="ce57" table:formula="of:=[.$AU$3]/[.$L47]" office:value-type="float" office:value="54.2988286511225" calcext:value-type="float">
            <text:p>54.30</text:p>
          </table:table-cell>
          <table:table-cell table:number-columns-repeated="4"/>
          <table:table-cell table:style-name="ce57" table:formula="of:=[.$AZ$3]/[.$L47]" office:value-type="float" office:value="3.69539117097352" calcext:value-type="float">
            <text:p>3.70</text:p>
          </table:table-cell>
          <table:table-cell table:number-columns-repeated="4"/>
          <table:table-cell table:style-name="ce57" table:formula="of:=[.$BE$3]/[.$L47]" office:value-type="float" office:value="60.818323848914" calcext:value-type="float">
            <text:p>60.8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style-name="ce57" table:formula="of:=4.44822/1000*[.B48]" office:value-type="float" office:value="0.5337864" calcext:value-type="float">
            <text:p>0.53</text:p>
          </table:table-cell>
          <table:table-cell table:style-name="ce57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57" table:formula="of:=[.$Q$3]/[.$L48]" office:value-type="float" office:value="78.529190260453" calcext:value-type="float">
            <text:p>78.53</text:p>
          </table:table-cell>
          <table:table-cell table:number-columns-repeated="4"/>
          <table:table-cell table:style-name="ce57" table:formula="of:=[.$V$3]/[.$L48]" office:value-type="float" office:value="24.5941889619299" calcext:value-type="float">
            <text:p>24.59</text:p>
          </table:table-cell>
          <table:table-cell table:number-columns-repeated="4"/>
          <table:table-cell table:style-name="ce57" table:formula="of:=[.$AA$3]/[.$L48]" office:value-type="float" office:value="67.8233799274155" calcext:value-type="float">
            <text:p>67.82</text:p>
          </table:table-cell>
          <table:table-cell table:number-columns-repeated="4"/>
          <table:table-cell table:style-name="ce57" table:formula="of:=[.$AF$3]/[.$L48]" office:value-type="float" office:value="134.411280340208" calcext:value-type="float">
            <text:p>134.41</text:p>
          </table:table-cell>
          <table:table-cell table:number-columns-repeated="4"/>
          <table:table-cell table:style-name="ce57" table:formula="of:=[.$AK$3]/[.$L48]" office:value-type="float" office:value="42.0956387852813" calcext:value-type="float">
            <text:p>42.10</text:p>
          </table:table-cell>
          <table:table-cell table:number-columns-repeated="4"/>
          <table:table-cell table:style-name="ce57" table:formula="of:=[.$AP$3]/[.$L48]" office:value-type="float" office:value="116.08711745009" calcext:value-type="float">
            <text:p>116.09</text:p>
          </table:table-cell>
          <table:table-cell table:number-columns-repeated="4"/>
          <table:table-cell table:style-name="ce57" table:formula="of:=[.$AU$3]/[.$L48]" office:value-type="float" office:value="135.747071627806" calcext:value-type="float">
            <text:p>135.75</text:p>
          </table:table-cell>
          <table:table-cell table:number-columns-repeated="4"/>
          <table:table-cell table:style-name="ce57" table:formula="of:=[.$AZ$3]/[.$L48]" office:value-type="float" office:value="9.23847792743381" calcext:value-type="float">
            <text:p>9.24</text:p>
          </table:table-cell>
          <table:table-cell table:number-columns-repeated="4"/>
          <table:table-cell table:style-name="ce57" table:formula="of:=[.$BE$3]/[.$L48]" office:value-type="float" office:value="152.045809622285" calcext:value-type="float">
            <text:p>152.05</text:p>
          </table:table-cell>
          <table:table-cell table:number-columns-repeated="3"/>
        </table:table-row>
        <table:table-row table:style-name="ro4">
          <table:table-cell/>
          <table:table-cell office:value-type="float" office:value="320" calcext:value-type="float">
            <text:p>320</text:p>
          </table:table-cell>
          <table:table-cell table:style-name="ce57" table:formula="of:=4.44822/1000*[.B49]" office:value-type="float" office:value="1.4234304" calcext:value-type="float">
            <text:p>1.42</text:p>
          </table:table-cell>
          <table:table-cell table:style-name="ce57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57" table:formula="of:=[.$Q$3]/[.$L49]" office:value-type="float" office:value="29.4484463476699" calcext:value-type="float">
            <text:p>29.45</text:p>
          </table:table-cell>
          <table:table-cell table:number-columns-repeated="4"/>
          <table:table-cell table:style-name="ce57" table:formula="of:=[.$V$3]/[.$L49]" office:value-type="float" office:value="9.22282086072373" calcext:value-type="float">
            <text:p>9.22</text:p>
          </table:table-cell>
          <table:table-cell table:number-columns-repeated="4"/>
          <table:table-cell table:style-name="ce57" table:formula="of:=[.$AA$3]/[.$L49]" office:value-type="float" office:value="25.4337674727808" calcext:value-type="float">
            <text:p>25.43</text:p>
          </table:table-cell>
          <table:table-cell table:number-columns-repeated="4"/>
          <table:table-cell table:style-name="ce57" table:formula="of:=[.$AF$3]/[.$L49]" office:value-type="float" office:value="50.404230127578" calcext:value-type="float">
            <text:p>50.40</text:p>
          </table:table-cell>
          <table:table-cell table:number-columns-repeated="4"/>
          <table:table-cell table:style-name="ce57" table:formula="of:=[.$AK$3]/[.$L49]" office:value-type="float" office:value="15.7858645444805" calcext:value-type="float">
            <text:p>15.79</text:p>
          </table:table-cell>
          <table:table-cell table:number-columns-repeated="4"/>
          <table:table-cell table:style-name="ce57" table:formula="of:=[.$AP$3]/[.$L49]" office:value-type="float" office:value="43.5326690437838" calcext:value-type="float">
            <text:p>43.53</text:p>
          </table:table-cell>
          <table:table-cell table:number-columns-repeated="4"/>
          <table:table-cell table:style-name="ce57" table:formula="of:=[.$AU$3]/[.$L49]" office:value-type="float" office:value="50.9051518604273" calcext:value-type="float">
            <text:p>50.91</text:p>
          </table:table-cell>
          <table:table-cell table:number-columns-repeated="4"/>
          <table:table-cell table:style-name="ce57" table:formula="of:=[.$AZ$3]/[.$L49]" office:value-type="float" office:value="3.46442922278768" calcext:value-type="float">
            <text:p>3.46</text:p>
          </table:table-cell>
          <table:table-cell table:number-columns-repeated="4"/>
          <table:table-cell table:style-name="ce57" table:formula="of:=[.$BE$3]/[.$L49]" office:value-type="float" office:value="57.0171786083568" calcext:value-type="float">
            <text:p>57.0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10" calcext:value-type="float">
            <text:p>310</text:p>
          </table:table-cell>
          <table:table-cell table:style-name="ce57" table:formula="of:=4.44822/1000*[.B50]" office:value-type="float" office:value="1.3789482" calcext:value-type="float">
            <text:p>1.38</text:p>
          </table:table-cell>
          <table:table-cell table:style-name="ce57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57" table:formula="of:=[.$Q$3]/[.$L50]" office:value-type="float" office:value="30.3983962298528" calcext:value-type="float">
            <text:p>30.40</text:p>
          </table:table-cell>
          <table:table-cell table:number-columns-repeated="4"/>
          <table:table-cell table:style-name="ce85" table:formula="of:=[.$V$3]/[.$L50]" office:value-type="float" office:value="9.52033121106966" calcext:value-type="float">
            <text:p>9.52</text:p>
          </table:table-cell>
          <table:table-cell table:number-columns-repeated="4"/>
          <table:table-cell table:style-name="ce57" table:formula="of:=[.$AA$3]/[.$L50]" office:value-type="float" office:value="26.254211584806" calcext:value-type="float">
            <text:p>26.25</text:p>
          </table:table-cell>
          <table:table-cell table:number-columns-repeated="4"/>
          <table:table-cell table:style-name="ce57" table:formula="of:=[.$AF$3]/[.$L50]" office:value-type="float" office:value="52.0301730349192" calcext:value-type="float">
            <text:p>52.03</text:p>
          </table:table-cell>
          <table:table-cell table:number-columns-repeated="4"/>
          <table:table-cell table:style-name="ce57" table:formula="of:=[.$AK$3]/[.$L50]" office:value-type="float" office:value="16.2950859813992" calcext:value-type="float">
            <text:p>16.30</text:p>
          </table:table-cell>
          <table:table-cell table:number-columns-repeated="4"/>
          <table:table-cell table:style-name="ce57" table:formula="of:=[.$AP$3]/[.$L50]" office:value-type="float" office:value="44.9369486903575" calcext:value-type="float">
            <text:p>44.94</text:p>
          </table:table-cell>
          <table:table-cell table:number-columns-repeated="4"/>
          <table:table-cell table:style-name="ce57" table:formula="of:=[.$AU$3]/[.$L50]" office:value-type="float" office:value="52.5472535333443" calcext:value-type="float">
            <text:p>52.55</text:p>
          </table:table-cell>
          <table:table-cell table:number-columns-repeated="4"/>
          <table:table-cell table:style-name="ce57" table:formula="of:=[.$AZ$3]/[.$L50]" office:value-type="float" office:value="3.57618500416792" calcext:value-type="float">
            <text:p>3.58</text:p>
          </table:table-cell>
          <table:table-cell table:number-columns-repeated="4"/>
          <table:table-cell table:style-name="ce57" table:formula="of:=[.$BE$3]/[.$L50]" office:value-type="float" office:value="58.8564424344329" calcext:value-type="float">
            <text:p>58.86</text:p>
          </table:table-cell>
          <table:table-cell table:number-columns-repeated="3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1]" office:value-type="float" office:value="0.6227508" calcext:value-type="float">
            <text:p>0.62</text:p>
          </table:table-cell>
          <table:table-cell table:style-name="ce57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1]" office:value-type="float" office:value="67.3107345089597" calcext:value-type="float">
            <text:p>67.31</text:p>
          </table:table-cell>
          <table:table-cell table:number-columns-repeated="4"/>
          <table:table-cell table:style-name="ce57" table:formula="of:=[.$V$3]/[.$L51]" office:value-type="float" office:value="21.0807333959399" calcext:value-type="float">
            <text:p>21.08</text:p>
          </table:table-cell>
          <table:table-cell table:number-columns-repeated="4"/>
          <table:table-cell table:style-name="ce57" table:formula="of:=[.$AA$3]/[.$L51]" office:value-type="float" office:value="58.1343256520704" calcext:value-type="float">
            <text:p>58.13</text:p>
          </table:table-cell>
          <table:table-cell table:number-columns-repeated="4"/>
          <table:table-cell table:style-name="ce57" table:formula="of:=[.$AF$3]/[.$L51]" office:value-type="float" office:value="115.209668863035" calcext:value-type="float">
            <text:p>115.21</text:p>
          </table:table-cell>
          <table:table-cell table:number-columns-repeated="4"/>
          <table:table-cell table:style-name="ce57" table:formula="of:=[.$AK$3]/[.$L51]" office:value-type="float" office:value="36.0819761016697" calcext:value-type="float">
            <text:p>36.08</text:p>
          </table:table-cell>
          <table:table-cell table:number-columns-repeated="4"/>
          <table:table-cell table:style-name="ce57" table:formula="of:=[.$AP$3]/[.$L51]" office:value-type="float" office:value="99.5032435286487" calcext:value-type="float">
            <text:p>99.50</text:p>
          </table:table-cell>
          <table:table-cell table:number-columns-repeated="4"/>
          <table:table-cell table:style-name="ce57" table:formula="of:=[.$AU$3]/[.$L51]" office:value-type="float" office:value="116.354632823834" calcext:value-type="float">
            <text:p>116.35</text:p>
          </table:table-cell>
          <table:table-cell table:number-columns-repeated="4"/>
          <table:table-cell table:style-name="ce57" table:formula="of:=[.$AZ$3]/[.$L51]" office:value-type="float" office:value="7.91869536637183" calcext:value-type="float">
            <text:p>7.92</text:p>
          </table:table-cell>
          <table:table-cell table:number-columns-repeated="4"/>
          <table:table-cell table:style-name="ce57" table:formula="of:=[.$BE$3]/[.$L51]" office:value-type="float" office:value="130.324979676244" calcext:value-type="float">
            <text:p>130.3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2]" office:value-type="float" office:value="0.8006796" calcext:value-type="float">
            <text:p>0.80</text:p>
          </table:table-cell>
          <table:table-cell table:style-name="ce57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2]" office:value-type="float" office:value="52.3527935069686" calcext:value-type="float">
            <text:p>52.35</text:p>
          </table:table-cell>
          <table:table-cell table:number-columns-repeated="4"/>
          <table:table-cell table:style-name="ce57" table:formula="of:=[.$V$3]/[.$L52]" office:value-type="float" office:value="16.39612597462" calcext:value-type="float">
            <text:p>16.40</text:p>
          </table:table-cell>
          <table:table-cell table:number-columns-repeated="4"/>
          <table:table-cell table:style-name="ce57" table:formula="of:=[.$AA$3]/[.$L52]" office:value-type="float" office:value="45.215586618277" calcext:value-type="float">
            <text:p>45.22</text:p>
          </table:table-cell>
          <table:table-cell table:number-columns-repeated="4"/>
          <table:table-cell table:style-name="ce57" table:formula="of:=[.$AF$3]/[.$L52]" office:value-type="float" office:value="89.6075202268053" calcext:value-type="float">
            <text:p>89.61</text:p>
          </table:table-cell>
          <table:table-cell table:number-columns-repeated="4"/>
          <table:table-cell table:style-name="ce57" table:formula="of:=[.$AK$3]/[.$L52]" office:value-type="float" office:value="28.0637591901875" calcext:value-type="float">
            <text:p>28.06</text:p>
          </table:table-cell>
          <table:table-cell table:number-columns-repeated="4"/>
          <table:table-cell table:style-name="ce57" table:formula="of:=[.$AP$3]/[.$L52]" office:value-type="float" office:value="77.3914116333934" calcext:value-type="float">
            <text:p>77.39</text:p>
          </table:table-cell>
          <table:table-cell table:number-columns-repeated="4"/>
          <table:table-cell table:style-name="ce57" table:formula="of:=[.$AU$3]/[.$L52]" office:value-type="float" office:value="90.4980477518708" calcext:value-type="float">
            <text:p>90.50</text:p>
          </table:table-cell>
          <table:table-cell table:number-columns-repeated="4"/>
          <table:table-cell table:style-name="ce57" table:formula="of:=[.$AZ$3]/[.$L52]" office:value-type="float" office:value="6.15898528495587" calcext:value-type="float">
            <text:p>6.16</text:p>
          </table:table-cell>
          <table:table-cell table:number-columns-repeated="4"/>
          <table:table-cell table:style-name="ce57" table:formula="of:=[.$BE$3]/[.$L52]" office:value-type="float" office:value="101.363873081523" calcext:value-type="float">
            <text:p>101.36</text:p>
          </table:table-cell>
          <table:table-cell table:number-columns-repeated="3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table:style-name="ce57" table:formula="of:=4.44822/1000*[.B53]" office:value-type="float" office:value="1.0230906" calcext:value-type="float">
            <text:p>1.02</text:p>
          </table:table-cell>
          <table:table-cell table:style-name="ce57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57" table:formula="of:=[.$Q$3]/[.$L53]" office:value-type="float" office:value="40.9717514402363" calcext:value-type="float">
            <text:p>40.97</text:p>
          </table:table-cell>
          <table:table-cell table:number-columns-repeated="4"/>
          <table:table-cell table:style-name="ce57" table:formula="of:=[.$V$3]/[.$L53]" office:value-type="float" office:value="12.8317507627461" calcext:value-type="float">
            <text:p>12.83</text:p>
          </table:table-cell>
          <table:table-cell table:number-columns-repeated="4"/>
          <table:table-cell table:style-name="ce57" table:formula="of:=[.$AA$3]/[.$L53]" office:value-type="float" office:value="35.3861112664776" calcext:value-type="float">
            <text:p>35.39</text:p>
          </table:table-cell>
          <table:table-cell table:number-columns-repeated="4"/>
          <table:table-cell table:style-name="ce57" table:formula="of:=[.$AF$3]/[.$L53]" office:value-type="float" office:value="70.1276245253259" calcext:value-type="float">
            <text:p>70.13</text:p>
          </table:table-cell>
          <table:table-cell table:number-columns-repeated="4"/>
          <table:table-cell table:style-name="ce57" table:formula="of:=[.$AK$3]/[.$L53]" office:value-type="float" office:value="21.9629419749294" calcext:value-type="float">
            <text:p>21.96</text:p>
          </table:table-cell>
          <table:table-cell table:number-columns-repeated="4"/>
          <table:table-cell table:style-name="ce57" table:formula="of:=[.$AP$3]/[.$L53]" office:value-type="float" office:value="60.5671917130905" calcext:value-type="float">
            <text:p>60.57</text:p>
          </table:table-cell>
          <table:table-cell table:number-columns-repeated="4"/>
          <table:table-cell table:style-name="ce57" table:formula="of:=[.$AU$3]/[.$L53]" office:value-type="float" office:value="70.8245591101598" calcext:value-type="float">
            <text:p>70.82</text:p>
          </table:table-cell>
          <table:table-cell table:number-columns-repeated="4"/>
          <table:table-cell table:style-name="ce57" table:formula="of:=[.$AZ$3]/[.$L53]" office:value-type="float" office:value="4.82007544040025" calcext:value-type="float">
            <text:p>4.82</text:p>
          </table:table-cell>
          <table:table-cell table:number-columns-repeated="4"/>
          <table:table-cell table:style-name="ce57" table:formula="of:=[.$BE$3]/[.$L53]" office:value-type="float" office:value="79.3282484985834" calcext:value-type="float">
            <text:p>79.33</text:p>
          </table:table-cell>
          <table:table-cell table:number-columns-repeated="3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4]" office:value-type="float" office:value="1.2899838" calcext:value-type="float">
            <text:p>1.29</text:p>
          </table:table-cell>
          <table:table-cell table:style-name="ce57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4]" office:value-type="float" office:value="32.4948373491529" calcext:value-type="float">
            <text:p>32.49</text:p>
          </table:table-cell>
          <table:table-cell table:number-columns-repeated="4"/>
          <table:table-cell table:style-name="ce57" table:formula="of:=[.$V$3]/[.$L54]" office:value-type="float" office:value="10.1769057773503" calcext:value-type="float">
            <text:p>10.18</text:p>
          </table:table-cell>
          <table:table-cell table:number-columns-repeated="4"/>
          <table:table-cell table:style-name="ce57" table:formula="of:=[.$AA$3]/[.$L54]" office:value-type="float" office:value="28.0648468665167" calcext:value-type="float">
            <text:p>28.06</text:p>
          </table:table-cell>
          <table:table-cell table:number-columns-repeated="4"/>
          <table:table-cell table:style-name="ce57" table:formula="of:=[.$AF$3]/[.$L54]" office:value-type="float" office:value="55.6184608304309" calcext:value-type="float">
            <text:p>55.62</text:p>
          </table:table-cell>
          <table:table-cell table:number-columns-repeated="4"/>
          <table:table-cell table:style-name="ce57" table:formula="of:=[.$AK$3]/[.$L54]" office:value-type="float" office:value="17.4188850145992" calcext:value-type="float">
            <text:p>17.42</text:p>
          </table:table-cell>
          <table:table-cell table:number-columns-repeated="4"/>
          <table:table-cell table:style-name="ce57" table:formula="of:=[.$AP$3]/[.$L54]" office:value-type="float" office:value="48.0360486000373" calcext:value-type="float">
            <text:p>48.04</text:p>
          </table:table-cell>
          <table:table-cell table:number-columns-repeated="4"/>
          <table:table-cell table:style-name="ce57" table:formula="of:=[.$AU$3]/[.$L54]" office:value-type="float" office:value="56.1712020528853" calcext:value-type="float">
            <text:p>56.17</text:p>
          </table:table-cell>
          <table:table-cell table:number-columns-repeated="4"/>
          <table:table-cell table:style-name="ce57" table:formula="of:=[.$AZ$3]/[.$L54]" office:value-type="float" office:value="3.82281845273123" calcext:value-type="float">
            <text:p>3.82</text:p>
          </table:table-cell>
          <table:table-cell table:number-columns-repeated="4"/>
          <table:table-cell table:style-name="ce57" table:formula="of:=[.$BE$3]/[.$L54]" office:value-type="float" office:value="62.915507429911" calcext:value-type="float">
            <text:p>62.92</text:p>
          </table:table-cell>
          <table:table-cell table:number-columns-repeated="3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5]" office:value-type="float" office:value="1.2899838" calcext:value-type="float">
            <text:p>1.29</text:p>
          </table:table-cell>
          <table:table-cell table:style-name="ce57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5]" office:value-type="float" office:value="32.4948373491529" calcext:value-type="float">
            <text:p>32.49</text:p>
          </table:table-cell>
          <table:table-cell table:number-columns-repeated="4"/>
          <table:table-cell table:style-name="ce57" table:formula="of:=[.$V$3]/[.$L55]" office:value-type="float" office:value="10.1769057773503" calcext:value-type="float">
            <text:p>10.18</text:p>
          </table:table-cell>
          <table:table-cell table:number-columns-repeated="4"/>
          <table:table-cell table:style-name="ce57" table:formula="of:=[.$AA$3]/[.$L55]" office:value-type="float" office:value="28.0648468665167" calcext:value-type="float">
            <text:p>28.06</text:p>
          </table:table-cell>
          <table:table-cell table:number-columns-repeated="4"/>
          <table:table-cell table:style-name="ce57" table:formula="of:=[.$AF$3]/[.$L55]" office:value-type="float" office:value="55.6184608304309" calcext:value-type="float">
            <text:p>55.62</text:p>
          </table:table-cell>
          <table:table-cell table:number-columns-repeated="4"/>
          <table:table-cell table:style-name="ce57" table:formula="of:=[.$AK$3]/[.$L55]" office:value-type="float" office:value="17.4188850145992" calcext:value-type="float">
            <text:p>17.42</text:p>
          </table:table-cell>
          <table:table-cell table:number-columns-repeated="4"/>
          <table:table-cell table:style-name="ce57" table:formula="of:=[.$AP$3]/[.$L55]" office:value-type="float" office:value="48.0360486000373" calcext:value-type="float">
            <text:p>48.04</text:p>
          </table:table-cell>
          <table:table-cell table:number-columns-repeated="4"/>
          <table:table-cell table:style-name="ce57" table:formula="of:=[.$AU$3]/[.$L55]" office:value-type="float" office:value="56.1712020528853" calcext:value-type="float">
            <text:p>56.17</text:p>
          </table:table-cell>
          <table:table-cell table:number-columns-repeated="4"/>
          <table:table-cell table:style-name="ce57" table:formula="of:=[.$AZ$3]/[.$L55]" office:value-type="float" office:value="3.82281845273123" calcext:value-type="float">
            <text:p>3.82</text:p>
          </table:table-cell>
          <table:table-cell table:number-columns-repeated="4"/>
          <table:table-cell table:style-name="ce57" table:formula="of:=[.$BE$3]/[.$L55]" office:value-type="float" office:value="62.915507429911" calcext:value-type="float">
            <text:p>62.92</text:p>
          </table:table-cell>
          <table:table-cell table:number-columns-repeated="3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56]" office:value-type="float" office:value="1.556877" calcext:value-type="float">
            <text:p>1.56</text:p>
          </table:table-cell>
          <table:table-cell table:style-name="ce57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56]" office:value-type="float" office:value="26.9242938035839" calcext:value-type="float">
            <text:p>26.92</text:p>
          </table:table-cell>
          <table:table-cell table:number-columns-repeated="4"/>
          <table:table-cell table:style-name="ce57" table:formula="of:=[.$V$3]/[.$L56]" office:value-type="float" office:value="8.43229335837598" calcext:value-type="float">
            <text:p>8.43</text:p>
          </table:table-cell>
          <table:table-cell table:number-columns-repeated="4"/>
          <table:table-cell table:style-name="ce57" table:formula="of:=[.$AA$3]/[.$L56]" office:value-type="float" office:value="23.2537302608282" calcext:value-type="float">
            <text:p>23.25</text:p>
          </table:table-cell>
          <table:table-cell table:number-columns-repeated="4"/>
          <table:table-cell table:style-name="ce57" table:formula="of:=[.$AF$3]/[.$L56]" office:value-type="float" office:value="46.0838675452142" calcext:value-type="float">
            <text:p>46.08</text:p>
          </table:table-cell>
          <table:table-cell table:number-columns-repeated="4"/>
          <table:table-cell table:style-name="ce57" table:formula="of:=[.$AK$3]/[.$L56]" office:value-type="float" office:value="14.4327904406679" calcext:value-type="float">
            <text:p>14.43</text:p>
          </table:table-cell>
          <table:table-cell table:number-columns-repeated="4"/>
          <table:table-cell table:style-name="ce57" table:formula="of:=[.$AP$3]/[.$L56]" office:value-type="float" office:value="39.8012974114595" calcext:value-type="float">
            <text:p>39.80</text:p>
          </table:table-cell>
          <table:table-cell table:number-columns-repeated="4"/>
          <table:table-cell table:style-name="ce57" table:formula="of:=[.$AU$3]/[.$L56]" office:value-type="float" office:value="46.5418531295336" calcext:value-type="float">
            <text:p>46.54</text:p>
          </table:table-cell>
          <table:table-cell table:number-columns-repeated="4"/>
          <table:table-cell table:style-name="ce57" table:formula="of:=[.$AZ$3]/[.$L56]" office:value-type="float" office:value="3.16747814654873" calcext:value-type="float">
            <text:p>3.17</text:p>
          </table:table-cell>
          <table:table-cell table:number-columns-repeated="4"/>
          <table:table-cell table:style-name="ce57" table:formula="of:=[.$BE$3]/[.$L56]" office:value-type="float" office:value="52.1299918704977" calcext:value-type="float">
            <text:p>52.13</text:p>
          </table:table-cell>
          <table:table-cell table:number-columns-repeated="3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7]" office:value-type="float" office:value="0.6227508" calcext:value-type="float">
            <text:p>0.62</text:p>
          </table:table-cell>
          <table:table-cell table:style-name="ce57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7]" office:value-type="float" office:value="67.3107345089597" calcext:value-type="float">
            <text:p>67.31</text:p>
          </table:table-cell>
          <table:table-cell table:number-columns-repeated="4"/>
          <table:table-cell table:style-name="ce57" table:formula="of:=[.$V$3]/[.$L57]" office:value-type="float" office:value="21.0807333959399" calcext:value-type="float">
            <text:p>21.08</text:p>
          </table:table-cell>
          <table:table-cell table:number-columns-repeated="4"/>
          <table:table-cell table:style-name="ce57" table:formula="of:=[.$AA$3]/[.$L57]" office:value-type="float" office:value="58.1343256520704" calcext:value-type="float">
            <text:p>58.13</text:p>
          </table:table-cell>
          <table:table-cell table:number-columns-repeated="4"/>
          <table:table-cell table:style-name="ce57" table:formula="of:=[.$AF$3]/[.$L57]" office:value-type="float" office:value="115.209668863035" calcext:value-type="float">
            <text:p>115.21</text:p>
          </table:table-cell>
          <table:table-cell table:number-columns-repeated="4"/>
          <table:table-cell table:style-name="ce57" table:formula="of:=[.$AK$3]/[.$L57]" office:value-type="float" office:value="36.0819761016697" calcext:value-type="float">
            <text:p>36.08</text:p>
          </table:table-cell>
          <table:table-cell table:number-columns-repeated="4"/>
          <table:table-cell table:style-name="ce57" table:formula="of:=[.$AP$3]/[.$L57]" office:value-type="float" office:value="99.5032435286487" calcext:value-type="float">
            <text:p>99.50</text:p>
          </table:table-cell>
          <table:table-cell table:number-columns-repeated="4"/>
          <table:table-cell table:style-name="ce57" table:formula="of:=[.$AU$3]/[.$L57]" office:value-type="float" office:value="116.354632823834" calcext:value-type="float">
            <text:p>116.35</text:p>
          </table:table-cell>
          <table:table-cell table:number-columns-repeated="4"/>
          <table:table-cell table:style-name="ce57" table:formula="of:=[.$AZ$3]/[.$L57]" office:value-type="float" office:value="7.91869536637183" calcext:value-type="float">
            <text:p>7.92</text:p>
          </table:table-cell>
          <table:table-cell table:number-columns-repeated="4"/>
          <table:table-cell table:style-name="ce57" table:formula="of:=[.$BE$3]/[.$L57]" office:value-type="float" office:value="130.324979676244" calcext:value-type="float">
            <text:p>130.3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8]" office:value-type="float" office:value="0.8006796" calcext:value-type="float">
            <text:p>0.80</text:p>
          </table:table-cell>
          <table:table-cell table:style-name="ce57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8]" office:value-type="float" office:value="52.3527935069686" calcext:value-type="float">
            <text:p>52.35</text:p>
          </table:table-cell>
          <table:table-cell table:number-columns-repeated="4"/>
          <table:table-cell table:style-name="ce57" table:formula="of:=[.$V$3]/[.$L58]" office:value-type="float" office:value="16.39612597462" calcext:value-type="float">
            <text:p>16.40</text:p>
          </table:table-cell>
          <table:table-cell table:number-columns-repeated="4"/>
          <table:table-cell table:style-name="ce57" table:formula="of:=[.$AA$3]/[.$L58]" office:value-type="float" office:value="45.215586618277" calcext:value-type="float">
            <text:p>45.22</text:p>
          </table:table-cell>
          <table:table-cell table:number-columns-repeated="4"/>
          <table:table-cell table:style-name="ce57" table:formula="of:=[.$AF$3]/[.$L58]" office:value-type="float" office:value="89.6075202268053" calcext:value-type="float">
            <text:p>89.61</text:p>
          </table:table-cell>
          <table:table-cell table:number-columns-repeated="4"/>
          <table:table-cell table:style-name="ce57" table:formula="of:=[.$AK$3]/[.$L58]" office:value-type="float" office:value="28.0637591901875" calcext:value-type="float">
            <text:p>28.06</text:p>
          </table:table-cell>
          <table:table-cell table:number-columns-repeated="4"/>
          <table:table-cell table:style-name="ce57" table:formula="of:=[.$AP$3]/[.$L58]" office:value-type="float" office:value="77.3914116333934" calcext:value-type="float">
            <text:p>77.39</text:p>
          </table:table-cell>
          <table:table-cell table:number-columns-repeated="4"/>
          <table:table-cell table:style-name="ce57" table:formula="of:=[.$AU$3]/[.$L58]" office:value-type="float" office:value="90.4980477518708" calcext:value-type="float">
            <text:p>90.50</text:p>
          </table:table-cell>
          <table:table-cell table:number-columns-repeated="4"/>
          <table:table-cell table:style-name="ce57" table:formula="of:=[.$AZ$3]/[.$L58]" office:value-type="float" office:value="6.15898528495587" calcext:value-type="float">
            <text:p>6.16</text:p>
          </table:table-cell>
          <table:table-cell table:number-columns-repeated="4"/>
          <table:table-cell table:style-name="ce57" table:formula="of:=[.$BE$3]/[.$L58]" office:value-type="float" office:value="101.363873081523" calcext:value-type="float">
            <text:p>101.36</text:p>
          </table:table-cell>
          <table:table-cell table:number-columns-repeated="3"/>
        </table:table-row>
        <table:table-row table:style-name="ro4">
          <table:table-cell/>
          <table:table-cell office:value-type="float" office:value="500" calcext:value-type="float">
            <text:p>500</text:p>
          </table:table-cell>
          <table:table-cell table:style-name="ce57" table:formula="of:=4.44822/1000*[.B59]" office:value-type="float" office:value="2.22411" calcext:value-type="float">
            <text:p>2.22</text:p>
          </table:table-cell>
          <table:table-cell table:style-name="ce57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57" table:formula="of:=[.$Q$3]/[.$L59]" office:value-type="float" office:value="18.8470056625087" calcext:value-type="float">
            <text:p>18.85</text:p>
          </table:table-cell>
          <table:table-cell table:number-columns-repeated="4"/>
          <table:table-cell table:style-name="ce57" table:formula="of:=[.$V$3]/[.$L59]" office:value-type="float" office:value="5.90260535086319" calcext:value-type="float">
            <text:p>5.90</text:p>
          </table:table-cell>
          <table:table-cell table:number-columns-repeated="4"/>
          <table:table-cell table:style-name="ce57" table:formula="of:=[.$AA$3]/[.$L59]" office:value-type="float" office:value="16.2776111825797" calcext:value-type="float">
            <text:p>16.28</text:p>
          </table:table-cell>
          <table:table-cell table:number-columns-repeated="4"/>
          <table:table-cell table:style-name="ce57" table:formula="of:=[.$AF$3]/[.$L59]" office:value-type="float" office:value="32.2587072816499" calcext:value-type="float">
            <text:p>32.26</text:p>
          </table:table-cell>
          <table:table-cell table:number-columns-repeated="4"/>
          <table:table-cell table:style-name="ce57" table:formula="of:=[.$AK$3]/[.$L59]" office:value-type="float" office:value="10.1029533084675" calcext:value-type="float">
            <text:p>10.10</text:p>
          </table:table-cell>
          <table:table-cell table:number-columns-repeated="4"/>
          <table:table-cell table:style-name="ce57" table:formula="of:=[.$AP$3]/[.$L59]" office:value-type="float" office:value="27.8609081880216" calcext:value-type="float">
            <text:p>27.86</text:p>
          </table:table-cell>
          <table:table-cell table:number-columns-repeated="4"/>
          <table:table-cell table:style-name="ce57" table:formula="of:=[.$AU$3]/[.$L59]" office:value-type="float" office:value="32.5792971906735" calcext:value-type="float">
            <text:p>32.58</text:p>
          </table:table-cell>
          <table:table-cell table:number-columns-repeated="4"/>
          <table:table-cell table:style-name="ce57" table:formula="of:=[.$AZ$3]/[.$L59]" office:value-type="float" office:value="2.21723470258411" calcext:value-type="float">
            <text:p>2.22</text:p>
          </table:table-cell>
          <table:table-cell table:number-columns-repeated="4"/>
          <table:table-cell table:style-name="ce57" table:formula="of:=[.$BE$3]/[.$L59]" office:value-type="float" office:value="36.4909943093484" calcext:value-type="float">
            <text:p>36.49</text:p>
          </table:table-cell>
          <table:table-cell table:number-columns-repeated="3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60]" office:value-type="float" office:value="0.667233" calcext:value-type="float">
            <text:p>0.67</text:p>
          </table:table-cell>
          <table:table-cell table:style-name="ce57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60]" office:value-type="float" office:value="62.8233522083624" calcext:value-type="float">
            <text:p>62.82</text:p>
          </table:table-cell>
          <table:table-cell table:number-columns-repeated="4"/>
          <table:table-cell table:style-name="ce57" table:formula="of:=[.$V$3]/[.$L60]" office:value-type="float" office:value="19.675351169544" calcext:value-type="float">
            <text:p>19.68</text:p>
          </table:table-cell>
          <table:table-cell table:number-columns-repeated="4"/>
          <table:table-cell table:style-name="ce57" table:formula="of:=[.$AA$3]/[.$L60]" office:value-type="float" office:value="54.2587039419324" calcext:value-type="float">
            <text:p>54.26</text:p>
          </table:table-cell>
          <table:table-cell table:number-columns-repeated="4"/>
          <table:table-cell table:style-name="ce57" table:formula="of:=[.$AF$3]/[.$L60]" office:value-type="float" office:value="107.529024272166" calcext:value-type="float">
            <text:p>107.53</text:p>
          </table:table-cell>
          <table:table-cell table:number-columns-repeated="4"/>
          <table:table-cell table:style-name="ce57" table:formula="of:=[.$AK$3]/[.$L60]" office:value-type="float" office:value="33.6765110282251" calcext:value-type="float">
            <text:p>33.68</text:p>
          </table:table-cell>
          <table:table-cell table:number-columns-repeated="4"/>
          <table:table-cell table:style-name="ce57" table:formula="of:=[.$AP$3]/[.$L60]" office:value-type="float" office:value="92.8696939600721" calcext:value-type="float">
            <text:p>92.87</text:p>
          </table:table-cell>
          <table:table-cell table:number-columns-repeated="4"/>
          <table:table-cell table:style-name="ce57" table:formula="of:=[.$AU$3]/[.$L60]" office:value-type="float" office:value="108.597657302245" calcext:value-type="float">
            <text:p>108.60</text:p>
          </table:table-cell>
          <table:table-cell table:number-columns-repeated="4"/>
          <table:table-cell table:style-name="ce57" table:formula="of:=[.$AZ$3]/[.$L60]" office:value-type="float" office:value="7.39078234194704" calcext:value-type="float">
            <text:p>7.39</text:p>
          </table:table-cell>
          <table:table-cell table:number-columns-repeated="4"/>
          <table:table-cell table:style-name="ce57" table:formula="of:=[.$BE$3]/[.$L60]" office:value-type="float" office:value="121.636647697828" calcext:value-type="float">
            <text:p>121.64</text:p>
          </table:table-cell>
          <table:table-cell table:number-columns-repeated="3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61]" office:value-type="float" office:value="1.556877" calcext:value-type="float">
            <text:p>1.56</text:p>
          </table:table-cell>
          <table:table-cell table:style-name="ce57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61]" office:value-type="float" office:value="26.9242938035839" calcext:value-type="float">
            <text:p>26.92</text:p>
          </table:table-cell>
          <table:table-cell table:number-columns-repeated="4"/>
          <table:table-cell table:style-name="ce57" table:formula="of:=[.$V$3]/[.$L61]" office:value-type="float" office:value="8.43229335837598" calcext:value-type="float">
            <text:p>8.43</text:p>
          </table:table-cell>
          <table:table-cell table:number-columns-repeated="4"/>
          <table:table-cell table:style-name="ce57" table:formula="of:=[.$AA$3]/[.$L61]" office:value-type="float" office:value="23.2537302608282" calcext:value-type="float">
            <text:p>23.25</text:p>
          </table:table-cell>
          <table:table-cell table:number-columns-repeated="4"/>
          <table:table-cell table:style-name="ce57" table:formula="of:=[.$AF$3]/[.$L61]" office:value-type="float" office:value="46.0838675452142" calcext:value-type="float">
            <text:p>46.08</text:p>
          </table:table-cell>
          <table:table-cell table:number-columns-repeated="4"/>
          <table:table-cell table:style-name="ce57" table:formula="of:=[.$AK$3]/[.$L61]" office:value-type="float" office:value="14.4327904406679" calcext:value-type="float">
            <text:p>14.43</text:p>
          </table:table-cell>
          <table:table-cell table:number-columns-repeated="4"/>
          <table:table-cell table:style-name="ce57" table:formula="of:=[.$AP$3]/[.$L61]" office:value-type="float" office:value="39.8012974114595" calcext:value-type="float">
            <text:p>39.80</text:p>
          </table:table-cell>
          <table:table-cell table:number-columns-repeated="4"/>
          <table:table-cell table:style-name="ce57" table:formula="of:=[.$AU$3]/[.$L61]" office:value-type="float" office:value="46.5418531295336" calcext:value-type="float">
            <text:p>46.54</text:p>
          </table:table-cell>
          <table:table-cell table:number-columns-repeated="4"/>
          <table:table-cell table:style-name="ce57" table:formula="of:=[.$AZ$3]/[.$L61]" office:value-type="float" office:value="3.16747814654873" calcext:value-type="float">
            <text:p>3.17</text:p>
          </table:table-cell>
          <table:table-cell table:number-columns-repeated="4"/>
          <table:table-cell table:style-name="ce57" table:formula="of:=[.$BE$3]/[.$L61]" office:value-type="float" office:value="52.1299918704977" calcext:value-type="float">
            <text:p>52.13</text:p>
          </table:table-cell>
          <table:table-cell table:number-columns-repeated="3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2]" office:value-type="float" office:value="0.889644" calcext:value-type="float">
            <text:p>0.89</text:p>
          </table:table-cell>
          <table:table-cell table:style-name="ce57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2]" office:value-type="float" office:value="47.1175141562718" calcext:value-type="float">
            <text:p>47.12</text:p>
          </table:table-cell>
          <table:table-cell table:number-columns-repeated="4"/>
          <table:table-cell table:style-name="ce57" table:formula="of:=[.$V$3]/[.$L62]" office:value-type="float" office:value="14.756513377158" calcext:value-type="float">
            <text:p>14.76</text:p>
          </table:table-cell>
          <table:table-cell table:number-columns-repeated="4"/>
          <table:table-cell table:style-name="ce57" table:formula="of:=[.$AA$3]/[.$L62]" office:value-type="float" office:value="40.6940279564493" calcext:value-type="float">
            <text:p>40.69</text:p>
          </table:table-cell>
          <table:table-cell table:number-columns-repeated="4"/>
          <table:table-cell table:style-name="ce57" table:formula="of:=[.$AF$3]/[.$L62]" office:value-type="float" office:value="80.6467682041248" calcext:value-type="float">
            <text:p>80.65</text:p>
          </table:table-cell>
          <table:table-cell table:number-columns-repeated="4"/>
          <table:table-cell table:style-name="ce57" table:formula="of:=[.$AK$3]/[.$L62]" office:value-type="float" office:value="25.2573832711688" calcext:value-type="float">
            <text:p>25.26</text:p>
          </table:table-cell>
          <table:table-cell table:number-columns-repeated="4"/>
          <table:table-cell table:style-name="ce57" table:formula="of:=[.$AP$3]/[.$L62]" office:value-type="float" office:value="69.6522704700541" calcext:value-type="float">
            <text:p>69.65</text:p>
          </table:table-cell>
          <table:table-cell table:number-columns-repeated="4"/>
          <table:table-cell table:style-name="ce57" table:formula="of:=[.$AU$3]/[.$L62]" office:value-type="float" office:value="81.4482429766837" calcext:value-type="float">
            <text:p>81.45</text:p>
          </table:table-cell>
          <table:table-cell table:number-columns-repeated="4"/>
          <table:table-cell table:style-name="ce57" table:formula="of:=[.$AZ$3]/[.$L62]" office:value-type="float" office:value="5.54308675646028" calcext:value-type="float">
            <text:p>5.54</text:p>
          </table:table-cell>
          <table:table-cell table:number-columns-repeated="4"/>
          <table:table-cell table:style-name="ce57" table:formula="of:=[.$BE$3]/[.$L62]" office:value-type="float" office:value="91.227485773371" calcext:value-type="float">
            <text:p>91.23</text:p>
          </table:table-cell>
          <table:table-cell table:number-columns-repeated="3"/>
        </table:table-row>
        <table:table-row table:style-name="ro4">
          <table:table-cell/>
          <table:table-cell office:value-type="float" office:value="400" calcext:value-type="float">
            <text:p>400</text:p>
          </table:table-cell>
          <table:table-cell table:style-name="ce57" table:formula="of:=4.44822/1000*[.B63]" office:value-type="float" office:value="1.779288" calcext:value-type="float">
            <text:p>1.78</text:p>
          </table:table-cell>
          <table:table-cell table:style-name="ce57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57" table:formula="of:=[.$Q$3]/[.$L63]" office:value-type="float" office:value="23.5587570781359" calcext:value-type="float">
            <text:p>23.56</text:p>
          </table:table-cell>
          <table:table-cell table:number-columns-repeated="4"/>
          <table:table-cell table:style-name="ce57" table:formula="of:=[.$V$3]/[.$L63]" office:value-type="float" office:value="7.37825668857898" calcext:value-type="float">
            <text:p>7.38</text:p>
          </table:table-cell>
          <table:table-cell table:number-columns-repeated="4"/>
          <table:table-cell table:style-name="ce57" table:formula="of:=[.$AA$3]/[.$L63]" office:value-type="float" office:value="20.3470139782246" calcext:value-type="float">
            <text:p>20.35</text:p>
          </table:table-cell>
          <table:table-cell table:number-columns-repeated="4"/>
          <table:table-cell table:style-name="ce57" table:formula="of:=[.$AF$3]/[.$L63]" office:value-type="float" office:value="40.3233841020624" calcext:value-type="float">
            <text:p>40.32</text:p>
          </table:table-cell>
          <table:table-cell table:number-columns-repeated="4"/>
          <table:table-cell table:style-name="ce57" table:formula="of:=[.$AK$3]/[.$L63]" office:value-type="float" office:value="12.6286916355844" calcext:value-type="float">
            <text:p>12.63</text:p>
          </table:table-cell>
          <table:table-cell table:number-columns-repeated="4"/>
          <table:table-cell table:style-name="ce57" table:formula="of:=[.$AP$3]/[.$L63]" office:value-type="float" office:value="34.826135235027" calcext:value-type="float">
            <text:p>34.83</text:p>
          </table:table-cell>
          <table:table-cell table:number-columns-repeated="4"/>
          <table:table-cell table:style-name="ce57" table:formula="of:=[.$AU$3]/[.$L63]" office:value-type="float" office:value="40.7241214883419" calcext:value-type="float">
            <text:p>40.72</text:p>
          </table:table-cell>
          <table:table-cell table:number-columns-repeated="4"/>
          <table:table-cell table:style-name="ce57" table:formula="of:=[.$AZ$3]/[.$L63]" office:value-type="float" office:value="2.77154337823014" calcext:value-type="float">
            <text:p>2.77</text:p>
          </table:table-cell>
          <table:table-cell table:number-columns-repeated="4"/>
          <table:table-cell table:style-name="ce57" table:formula="of:=[.$BE$3]/[.$L63]" office:value-type="float" office:value="45.6137428866855" calcext:value-type="float">
            <text:p>45.61</text:p>
          </table:table-cell>
          <table:table-cell table:number-columns-repeated="3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4]" office:value-type="float" office:value="1.6013592" calcext:value-type="float">
            <text:p>1.60</text:p>
          </table:table-cell>
          <table:table-cell table:style-name="ce57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4]" office:value-type="float" office:value="26.1763967534843" calcext:value-type="float">
            <text:p>26.18</text:p>
          </table:table-cell>
          <table:table-cell table:number-columns-repeated="4"/>
          <table:table-cell table:style-name="ce57" table:formula="of:=[.$V$3]/[.$L64]" office:value-type="float" office:value="8.19806298730998" calcext:value-type="float">
            <text:p>8.20</text:p>
          </table:table-cell>
          <table:table-cell table:number-columns-repeated="4"/>
          <table:table-cell table:style-name="ce57" table:formula="of:=[.$AA$3]/[.$L64]" office:value-type="float" office:value="22.6077933091385" calcext:value-type="float">
            <text:p>22.61</text:p>
          </table:table-cell>
          <table:table-cell table:number-columns-repeated="4"/>
          <table:table-cell table:style-name="ce57" table:formula="of:=[.$AF$3]/[.$L64]" office:value-type="float" office:value="44.8037601134027" calcext:value-type="float">
            <text:p>44.80</text:p>
          </table:table-cell>
          <table:table-cell table:number-columns-repeated="4"/>
          <table:table-cell table:style-name="ce57" table:formula="of:=[.$AK$3]/[.$L64]" office:value-type="float" office:value="14.0318795950938" calcext:value-type="float">
            <text:p>14.03</text:p>
          </table:table-cell>
          <table:table-cell table:number-columns-repeated="4"/>
          <table:table-cell table:style-name="ce57" table:formula="of:=[.$AP$3]/[.$L64]" office:value-type="float" office:value="38.6957058166967" calcext:value-type="float">
            <text:p>38.70</text:p>
          </table:table-cell>
          <table:table-cell table:number-columns-repeated="4"/>
          <table:table-cell table:style-name="ce57" table:formula="of:=[.$AU$3]/[.$L64]" office:value-type="float" office:value="45.2490238759354" calcext:value-type="float">
            <text:p>45.25</text:p>
          </table:table-cell>
          <table:table-cell table:number-columns-repeated="4"/>
          <table:table-cell table:style-name="ce57" table:formula="of:=[.$AZ$3]/[.$L64]" office:value-type="float" office:value="3.07949264247793" calcext:value-type="float">
            <text:p>3.08</text:p>
          </table:table-cell>
          <table:table-cell table:number-columns-repeated="4"/>
          <table:table-cell table:style-name="ce57" table:formula="of:=[.$BE$3]/[.$L64]" office:value-type="float" office:value="50.6819365407616" calcext:value-type="float">
            <text:p>50.68</text:p>
          </table:table-cell>
          <table:table-cell table:number-columns-repeated="3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5]" office:value-type="float" office:value="0.889644" calcext:value-type="float">
            <text:p>0.89</text:p>
          </table:table-cell>
          <table:table-cell table:style-name="ce57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5]" office:value-type="float" office:value="47.1175141562718" calcext:value-type="float">
            <text:p>47.12</text:p>
          </table:table-cell>
          <table:table-cell table:number-columns-repeated="4"/>
          <table:table-cell table:style-name="ce57" table:formula="of:=[.$V$3]/[.$L65]" office:value-type="float" office:value="14.756513377158" calcext:value-type="float">
            <text:p>14.76</text:p>
          </table:table-cell>
          <table:table-cell table:number-columns-repeated="4"/>
          <table:table-cell table:style-name="ce57" table:formula="of:=[.$AA$3]/[.$L65]" office:value-type="float" office:value="40.6940279564493" calcext:value-type="float">
            <text:p>40.69</text:p>
          </table:table-cell>
          <table:table-cell table:number-columns-repeated="4"/>
          <table:table-cell table:style-name="ce57" table:formula="of:=[.$AF$3]/[.$L65]" office:value-type="float" office:value="80.6467682041248" calcext:value-type="float">
            <text:p>80.65</text:p>
          </table:table-cell>
          <table:table-cell table:number-columns-repeated="4"/>
          <table:table-cell table:style-name="ce57" table:formula="of:=[.$AK$3]/[.$L65]" office:value-type="float" office:value="25.2573832711688" calcext:value-type="float">
            <text:p>25.26</text:p>
          </table:table-cell>
          <table:table-cell table:number-columns-repeated="4"/>
          <table:table-cell table:style-name="ce57" table:formula="of:=[.$AP$3]/[.$L65]" office:value-type="float" office:value="69.6522704700541" calcext:value-type="float">
            <text:p>69.65</text:p>
          </table:table-cell>
          <table:table-cell table:number-columns-repeated="4"/>
          <table:table-cell table:style-name="ce57" table:formula="of:=[.$AU$3]/[.$L65]" office:value-type="float" office:value="81.4482429766837" calcext:value-type="float">
            <text:p>81.45</text:p>
          </table:table-cell>
          <table:table-cell table:number-columns-repeated="4"/>
          <table:table-cell table:style-name="ce57" table:formula="of:=[.$AZ$3]/[.$L65]" office:value-type="float" office:value="5.54308675646028" calcext:value-type="float">
            <text:p>5.54</text:p>
          </table:table-cell>
          <table:table-cell table:number-columns-repeated="4"/>
          <table:table-cell table:style-name="ce57" table:formula="of:=[.$BE$3]/[.$L65]" office:value-type="float" office:value="91.227485773371" calcext:value-type="float">
            <text:p>91.23</text:p>
          </table:table-cell>
          <table:table-cell table:number-columns-repeated="3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6]" office:value-type="float" office:value="1.6013592" calcext:value-type="float">
            <text:p>1.60</text:p>
          </table:table-cell>
          <table:table-cell table:style-name="ce57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6]" office:value-type="float" office:value="26.1763967534843" calcext:value-type="float">
            <text:p>26.18</text:p>
          </table:table-cell>
          <table:table-cell table:number-columns-repeated="4"/>
          <table:table-cell table:style-name="ce57" table:formula="of:=[.$V$3]/[.$L66]" office:value-type="float" office:value="8.19806298730998" calcext:value-type="float">
            <text:p>8.20</text:p>
          </table:table-cell>
          <table:table-cell table:number-columns-repeated="4"/>
          <table:table-cell table:style-name="ce57" table:formula="of:=[.$AA$3]/[.$L66]" office:value-type="float" office:value="22.6077933091385" calcext:value-type="float">
            <text:p>22.61</text:p>
          </table:table-cell>
          <table:table-cell table:number-columns-repeated="4"/>
          <table:table-cell table:style-name="ce57" table:formula="of:=[.$AF$3]/[.$L66]" office:value-type="float" office:value="44.8037601134027" calcext:value-type="float">
            <text:p>44.80</text:p>
          </table:table-cell>
          <table:table-cell table:number-columns-repeated="4"/>
          <table:table-cell table:style-name="ce57" table:formula="of:=[.$AK$3]/[.$L66]" office:value-type="float" office:value="14.0318795950938" calcext:value-type="float">
            <text:p>14.03</text:p>
          </table:table-cell>
          <table:table-cell table:number-columns-repeated="4"/>
          <table:table-cell table:style-name="ce57" table:formula="of:=[.$AP$3]/[.$L66]" office:value-type="float" office:value="38.6957058166967" calcext:value-type="float">
            <text:p>38.70</text:p>
          </table:table-cell>
          <table:table-cell table:number-columns-repeated="4"/>
          <table:table-cell table:style-name="ce57" table:formula="of:=[.$AU$3]/[.$L66]" office:value-type="float" office:value="45.2490238759354" calcext:value-type="float">
            <text:p>45.25</text:p>
          </table:table-cell>
          <table:table-cell table:number-columns-repeated="4"/>
          <table:table-cell table:style-name="ce57" table:formula="of:=[.$AZ$3]/[.$L66]" office:value-type="float" office:value="3.07949264247793" calcext:value-type="float">
            <text:p>3.08</text:p>
          </table:table-cell>
          <table:table-cell table:number-columns-repeated="4"/>
          <table:table-cell table:style-name="ce57" table:formula="of:=[.$BE$3]/[.$L66]" office:value-type="float" office:value="50.6819365407616" calcext:value-type="float">
            <text:p>50.68</text:p>
          </table:table-cell>
          <table:table-cell table:number-columns-repeated="3"/>
        </table:table-row>
        <table:table-row table:style-name="ro4">
          <table:table-cell table:number-columns-repeated="11"/>
          <table:table-cell table:style-name="ce84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84" table:formula="of:=MIN([.Q42:.Q66])" office:value-type="float" office:value="18.8470056625087" calcext:value-type="float">
            <text:p>18.85</text:p>
          </table:table-cell>
          <table:table-cell table:number-columns-repeated="4"/>
          <table:table-cell table:style-name="ce84" table:formula="of:=MIN([.V42:.V66])" office:value-type="float" office:value="5.90260535086319" calcext:value-type="float">
            <text:p>5.90</text:p>
          </table:table-cell>
          <table:table-cell table:number-columns-repeated="4"/>
          <table:table-cell table:style-name="ce84" table:formula="of:=MIN([.AA42:.AA66])" office:value-type="float" office:value="16.2776111825797" calcext:value-type="float">
            <text:p>16.28</text:p>
          </table:table-cell>
          <table:table-cell table:number-columns-repeated="4"/>
          <table:table-cell table:style-name="ce84" table:formula="of:=MIN([.AF42:.AF66])" office:value-type="float" office:value="32.2587072816499" calcext:value-type="float">
            <text:p>32.26</text:p>
          </table:table-cell>
          <table:table-cell table:number-columns-repeated="4"/>
          <table:table-cell table:style-name="ce84" table:formula="of:=MIN([.AK42:.AK66])" office:value-type="float" office:value="10.1029533084675" calcext:value-type="float">
            <text:p>10.10</text:p>
          </table:table-cell>
          <table:table-cell table:number-columns-repeated="4"/>
          <table:table-cell table:style-name="ce84" table:formula="of:=MIN([.AP42:.AP66])" office:value-type="float" office:value="27.8609081880216" calcext:value-type="float">
            <text:p>27.86</text:p>
          </table:table-cell>
          <table:table-cell table:number-columns-repeated="4"/>
          <table:table-cell table:style-name="ce84" table:formula="of:=MIN([.AU42:.AU66])" office:value-type="float" office:value="32.5792971906735" calcext:value-type="float">
            <text:p>32.58</text:p>
          </table:table-cell>
          <table:table-cell table:number-columns-repeated="4"/>
          <table:table-cell table:style-name="ce84" table:formula="of:=MIN([.AZ42:.AZ66])" office:value-type="float" office:value="2.21723470258411" calcext:value-type="float">
            <text:p>2.22</text:p>
          </table:table-cell>
          <table:table-cell table:number-columns-repeated="4"/>
          <table:table-cell table:style-name="ce84" table:formula="of:=MIN([.BE42:.BE66])" office:value-type="float" office:value="36.4909943093484" calcext:value-type="float">
            <text:p>36.49</text:p>
          </table:table-cell>
          <table:table-cell table:number-columns-repeated="3"/>
        </table:table-row>
        <table:table-row table:style-name="ro4">
          <table:table-cell table:style-name="ce169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56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56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70]" office:value-type="float" office:value="0.6227508" calcext:value-type="float">
            <text:p>0.62</text:p>
          </table:table-cell>
          <table:table-cell table:style-name="ce57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70]" office:value-type="float" office:value="67.3107345089597" calcext:value-type="float">
            <text:p>67.31</text:p>
          </table:table-cell>
          <table:table-cell table:number-columns-repeated="4"/>
          <table:table-cell table:style-name="ce57" table:formula="of:=[.$V$3]/[.$L70]" office:value-type="float" office:value="21.0807333959399" calcext:value-type="float">
            <text:p>21.08</text:p>
          </table:table-cell>
          <table:table-cell table:number-columns-repeated="4"/>
          <table:table-cell table:style-name="ce57" table:formula="of:=[.$AA$3]/[.$L70]" office:value-type="float" office:value="58.1343256520704" calcext:value-type="float">
            <text:p>58.13</text:p>
          </table:table-cell>
          <table:table-cell table:number-columns-repeated="4"/>
          <table:table-cell table:style-name="ce57" table:formula="of:=[.$AF$3]/[.$L70]" office:value-type="float" office:value="115.209668863035" calcext:value-type="float">
            <text:p>115.21</text:p>
          </table:table-cell>
          <table:table-cell table:number-columns-repeated="4"/>
          <table:table-cell table:style-name="ce57" table:formula="of:=[.$AK$3]/[.$L70]" office:value-type="float" office:value="36.0819761016697" calcext:value-type="float">
            <text:p>36.08</text:p>
          </table:table-cell>
          <table:table-cell table:number-columns-repeated="4"/>
          <table:table-cell table:style-name="ce57" table:formula="of:=[.$AP$3]/[.$L70]" office:value-type="float" office:value="99.5032435286487" calcext:value-type="float">
            <text:p>99.50</text:p>
          </table:table-cell>
          <table:table-cell table:number-columns-repeated="4"/>
          <table:table-cell table:style-name="ce57" table:formula="of:=[.$AU$3]/[.$L70]" office:value-type="float" office:value="116.354632823834" calcext:value-type="float">
            <text:p>116.35</text:p>
          </table:table-cell>
          <table:table-cell table:number-columns-repeated="4"/>
          <table:table-cell table:style-name="ce57" table:formula="of:=[.$AZ$3]/[.$L70]" office:value-type="float" office:value="7.91869536637183" calcext:value-type="float">
            <text:p>7.92</text:p>
          </table:table-cell>
          <table:table-cell table:number-columns-repeated="4"/>
          <table:table-cell table:style-name="ce57" table:formula="of:=[.$BE$3]/[.$L70]" office:value-type="float" office:value="130.324979676244" calcext:value-type="float">
            <text:p>130.32</text:p>
          </table:table-cell>
          <table:table-cell table:number-columns-repeated="3"/>
        </table:table-row>
        <table:table-row table:style-name="ro4">
          <table:table-cell/>
          <table:table-cell office:value-type="float" office:value="840" calcext:value-type="float">
            <text:p>840</text:p>
          </table:table-cell>
          <table:table-cell table:style-name="ce57" table:formula="of:=4.44822/1000*[.B71]" office:value-type="float" office:value="3.7365048" calcext:value-type="float">
            <text:p>3.74</text:p>
          </table:table-cell>
          <table:table-cell table:style-name="ce57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57" table:formula="of:=[.$Q$3]/[.$L71]" office:value-type="float" office:value="11.2184557514933" calcext:value-type="float">
            <text:p>11.22</text:p>
          </table:table-cell>
          <table:table-cell table:number-columns-repeated="4"/>
          <table:table-cell table:style-name="ce85" table:formula="of:=[.$V$3]/[.$L71]" office:value-type="float" office:value="3.51345556598999" calcext:value-type="float">
            <text:p>3.51</text:p>
          </table:table-cell>
          <table:table-cell table:number-columns-repeated="4"/>
          <table:table-cell table:style-name="ce85" table:formula="of:=[.$AA$3]/[.$L71]" office:value-type="float" office:value="9.68905427534507" calcext:value-type="float">
            <text:p>9.69</text:p>
          </table:table-cell>
          <table:table-cell table:number-columns-repeated="4"/>
          <table:table-cell table:style-name="ce57" table:formula="of:=[.$AF$3]/[.$L71]" office:value-type="float" office:value="19.2016114771726" calcext:value-type="float">
            <text:p>19.20</text:p>
          </table:table-cell>
          <table:table-cell table:number-columns-repeated="4"/>
          <table:table-cell table:style-name="ce57" table:formula="of:=[.$AK$3]/[.$L71]" office:value-type="float" office:value="6.01366268361162" calcext:value-type="float">
            <text:p>6.01</text:p>
          </table:table-cell>
          <table:table-cell table:number-columns-repeated="4"/>
          <table:table-cell table:style-name="ce57" table:formula="of:=[.$AP$3]/[.$L71]" office:value-type="float" office:value="16.5838739214415" calcext:value-type="float">
            <text:p>16.58</text:p>
          </table:table-cell>
          <table:table-cell table:number-columns-repeated="4"/>
          <table:table-cell table:style-name="ce57" table:formula="of:=[.$AU$3]/[.$L71]" office:value-type="float" office:value="19.3924388039723" calcext:value-type="float">
            <text:p>19.39</text:p>
          </table:table-cell>
          <table:table-cell table:number-columns-repeated="4"/>
          <table:table-cell table:style-name="ce57" table:formula="of:=[.$AZ$3]/[.$L71]" office:value-type="float" office:value="1.31978256106197" calcext:value-type="float">
            <text:p>1.32</text:p>
          </table:table-cell>
          <table:table-cell table:number-columns-repeated="4"/>
          <table:table-cell table:style-name="ce57" table:formula="of:=[.$BE$3]/[.$L71]" office:value-type="float" office:value="21.7208299460407" calcext:value-type="float">
            <text:p>21.72</text:p>
          </table:table-cell>
          <table:table-cell table:number-columns-repeated="3"/>
        </table:table-row>
        <table:table-row table:style-name="ro4">
          <table:table-cell/>
          <table:table-cell office:value-type="float" office:value="1680" calcext:value-type="float">
            <text:p>1680</text:p>
          </table:table-cell>
          <table:table-cell table:style-name="ce57" table:formula="of:=4.44822/1000*[.B72]" office:value-type="float" office:value="7.4730096" calcext:value-type="float">
            <text:p>7.47</text:p>
          </table:table-cell>
          <table:table-cell table:style-name="ce57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85" table:formula="of:=[.$Q$3]/[.$L72]" office:value-type="float" office:value="5.60922787574664" calcext:value-type="float">
            <text:p>5.61</text:p>
          </table:table-cell>
          <table:table-cell table:number-columns-repeated="4"/>
          <table:table-cell table:style-name="ce57" table:formula="of:=[.$V$3]/[.$L72]" office:value-type="float" office:value="1.756727782995" calcext:value-type="float">
            <text:p>1.76</text:p>
          </table:table-cell>
          <table:table-cell table:number-columns-repeated="4"/>
          <table:table-cell table:style-name="ce57" table:formula="of:=[.$AA$3]/[.$L72]" office:value-type="float" office:value="4.84452713767253" calcext:value-type="float">
            <text:p>4.84</text:p>
          </table:table-cell>
          <table:table-cell table:number-columns-repeated="4"/>
          <table:table-cell table:style-name="ce57" table:formula="of:=[.$AF$3]/[.$L72]" office:value-type="float" office:value="9.60080573858629" calcext:value-type="float">
            <text:p>9.60</text:p>
          </table:table-cell>
          <table:table-cell table:number-columns-repeated="4"/>
          <table:table-cell table:style-name="ce57" table:formula="of:=[.$AK$3]/[.$L72]" office:value-type="float" office:value="3.00683134180581" calcext:value-type="float">
            <text:p>3.01</text:p>
          </table:table-cell>
          <table:table-cell table:number-columns-repeated="4"/>
          <table:table-cell table:style-name="ce57" table:formula="of:=[.$AP$3]/[.$L72]" office:value-type="float" office:value="8.29193696072073" calcext:value-type="float">
            <text:p>8.29</text:p>
          </table:table-cell>
          <table:table-cell table:number-columns-repeated="4"/>
          <table:table-cell table:style-name="ce57" table:formula="of:=[.$AU$3]/[.$L72]" office:value-type="float" office:value="9.69621940198616" calcext:value-type="float">
            <text:p>9.70</text:p>
          </table:table-cell>
          <table:table-cell table:number-columns-repeated="4"/>
          <table:table-cell table:style-name="ce57" table:formula="of:=[.$AZ$3]/[.$L72]" office:value-type="float" office:value="0.659891280530986" calcext:value-type="float">
            <text:p>0.66</text:p>
          </table:table-cell>
          <table:table-cell table:number-columns-repeated="4"/>
          <table:table-cell table:style-name="ce57" table:formula="of:=[.$BE$3]/[.$L72]" office:value-type="float" office:value="10.8604149730204" calcext:value-type="float">
            <text:p>10.86</text:p>
          </table:table-cell>
          <table:table-cell table:number-columns-repeated="3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style-name="ce57" table:formula="of:=4.44822/1000*[.B73]" office:value-type="float" office:value="0.5560275" calcext:value-type="float">
            <text:p>0.56</text:p>
          </table:table-cell>
          <table:table-cell table:style-name="ce57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57" table:formula="of:=[.$Q$3]/[.$L73]" office:value-type="float" office:value="75.3880226500348" calcext:value-type="float">
            <text:p>75.39</text:p>
          </table:table-cell>
          <table:table-cell table:number-columns-repeated="4"/>
          <table:table-cell table:style-name="ce57" table:formula="of:=[.$V$3]/[.$L73]" office:value-type="float" office:value="23.6104214034527" calcext:value-type="float">
            <text:p>23.61</text:p>
          </table:table-cell>
          <table:table-cell table:number-columns-repeated="4"/>
          <table:table-cell table:style-name="ce57" table:formula="of:=[.$AA$3]/[.$L73]" office:value-type="float" office:value="65.1104447303189" calcext:value-type="float">
            <text:p>65.11</text:p>
          </table:table-cell>
          <table:table-cell table:number-columns-repeated="4"/>
          <table:table-cell table:style-name="ce57" table:formula="of:=[.$AF$3]/[.$L73]" office:value-type="float" office:value="129.0348291266" calcext:value-type="float">
            <text:p>129.03</text:p>
          </table:table-cell>
          <table:table-cell table:number-columns-repeated="4"/>
          <table:table-cell table:style-name="ce57" table:formula="of:=[.$AK$3]/[.$L73]" office:value-type="float" office:value="40.4118132338701" calcext:value-type="float">
            <text:p>40.41</text:p>
          </table:table-cell>
          <table:table-cell table:number-columns-repeated="4"/>
          <table:table-cell table:style-name="ce57" table:formula="of:=[.$AP$3]/[.$L73]" office:value-type="float" office:value="111.443632752087" calcext:value-type="float">
            <text:p>111.44</text:p>
          </table:table-cell>
          <table:table-cell table:number-columns-repeated="4"/>
          <table:table-cell table:style-name="ce57" table:formula="of:=[.$AU$3]/[.$L73]" office:value-type="float" office:value="130.317188762694" calcext:value-type="float">
            <text:p>130.32</text:p>
          </table:table-cell>
          <table:table-cell table:number-columns-repeated="4"/>
          <table:table-cell table:style-name="ce57" table:formula="of:=[.$AZ$3]/[.$L73]" office:value-type="float" office:value="8.86893881033645" calcext:value-type="float">
            <text:p>8.87</text:p>
          </table:table-cell>
          <table:table-cell table:number-columns-repeated="4"/>
          <table:table-cell table:style-name="ce57" table:formula="of:=[.$BE$3]/[.$L73]" office:value-type="float" office:value="145.963977237394" calcext:value-type="float">
            <text:p>145.96</text:p>
          </table:table-cell>
          <table:table-cell table:number-columns-repeated="3"/>
        </table:table-row>
        <table:table-row table:style-name="ro4">
          <table:table-cell table:number-columns-repeated="11"/>
          <table:table-cell table:style-name="ce84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84" table:formula="of:=MIN([.Q70:.Q73])" office:value-type="float" office:value="5.60922787574664" calcext:value-type="float">
            <text:p>5.61</text:p>
          </table:table-cell>
          <table:table-cell table:number-columns-repeated="4"/>
          <table:table-cell table:style-name="ce84" table:formula="of:=MIN([.V70:.V73])" office:value-type="float" office:value="1.756727782995" calcext:value-type="float">
            <text:p>1.76</text:p>
          </table:table-cell>
          <table:table-cell table:number-columns-repeated="4"/>
          <table:table-cell table:style-name="ce84" table:formula="of:=MIN([.AA70:.AA73])" office:value-type="float" office:value="4.84452713767253" calcext:value-type="float">
            <text:p>4.84</text:p>
          </table:table-cell>
          <table:table-cell table:number-columns-repeated="4"/>
          <table:table-cell table:style-name="ce84" table:formula="of:=MIN([.AF70:.AF73])" office:value-type="float" office:value="9.60080573858629" calcext:value-type="float">
            <text:p>9.60</text:p>
          </table:table-cell>
          <table:table-cell table:number-columns-repeated="4"/>
          <table:table-cell table:style-name="ce84" table:formula="of:=MIN([.AK70:.AK73])" office:value-type="float" office:value="3.00683134180581" calcext:value-type="float">
            <text:p>3.01</text:p>
          </table:table-cell>
          <table:table-cell table:number-columns-repeated="4"/>
          <table:table-cell table:style-name="ce84" table:formula="of:=MIN([.AP70:.AP73])" office:value-type="float" office:value="8.29193696072073" calcext:value-type="float">
            <text:p>8.29</text:p>
          </table:table-cell>
          <table:table-cell table:number-columns-repeated="4"/>
          <table:table-cell table:style-name="ce84" table:formula="of:=MIN([.AU70:.AU73])" office:value-type="float" office:value="9.69621940198616" calcext:value-type="float">
            <text:p>9.70</text:p>
          </table:table-cell>
          <table:table-cell table:number-columns-repeated="4"/>
          <table:table-cell table:style-name="ce84" table:formula="of:=MIN([.AZ70:.AZ73])" office:value-type="float" office:value="0.659891280530986" calcext:value-type="float">
            <text:p>0.66</text:p>
          </table:table-cell>
          <table:table-cell table:number-columns-repeated="4"/>
          <table:table-cell table:style-name="ce84" table:formula="of:=MIN([.BE70:.BE73])" office:value-type="float" office:value="10.8604149730204" calcext:value-type="float">
            <text:p>10.86</text:p>
          </table:table-cell>
          <table:table-cell table:number-columns-repeated="3"/>
        </table:table-row>
        <table:table-row table:style-name="ro4" table:number-rows-repeated="1048501">
          <table:table-cell table:number-columns-repeated="60"/>
        </table:table-row>
        <table:table-row table:style-name="ro4">
          <table:table-cell table:number-columns-repeated="60"/>
        </table:table-row>
      </table:table>
      <table:table table:name="courtyard" table:style-name="ta1">
        <table:table-column table:style-name="co13" table:default-cell-style-name="Default"/>
        <table:table-column table:style-name="co17" table:default-cell-style-name="Default"/>
        <table:table-column table:style-name="co20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6" table:default-cell-style-name="ce57"/>
        <table:table-column table:style-name="co3" table:number-columns-repeated="3" table:default-cell-style-name="ce57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3" table:number-columns-repeated="4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3" table:number-columns-repeated="3" table:default-cell-style-name="Default"/>
        <table:table-column table:style-name="co13" table:number-columns-repeated="964" table:default-cell-style-name="Default"/>
        <table:table-row table:style-name="ro4">
          <table:table-cell office:value-type="string" calcext:value-type="string">
            <text:p>Nominal unit shear capacities</text:p>
          </table:table-cell>
          <table:table-cell table:number-columns-repeated="6"/>
          <table:table-cell table:style-name="ce57" office:value-type="float" office:value="0.0145938976377953" calcext:value-type="float">
            <text:p>0.01</text:p>
          </table:table-cell>
          <table:table-cell table:number-columns-repeated="8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Roof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Thir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4"/>
          <table:table-cell office:value-type="string" calcext:value-type="string">
            <text:p>Second floor</text:p>
          </table:table-cell>
          <table:table-cell table:number-columns-repeated="967"/>
        </table:table-row>
        <table:table-row table:style-name="ro4">
          <table:table-cell/>
          <table:table-cell office:value-type="string" calcext:value-type="string">
            <text:p>Wind</text:p>
          </table:table-cell>
          <table:table-cell table:number-columns-repeated="14"/>
          <table:table-cell office:value-type="string" calcext:value-type="string">
            <text:p>EC3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3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3C</text:p>
          </table:table-cell>
          <table:table-cell office:value-type="string" calcext:value-type="string">
            <text:p>max:</text:p>
          </table:table-cell>
          <table:table-cell table:style-name="ce57" office:value-type="float" office:value="9.2" calcext:value-type="float">
            <text:p>9.20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2A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2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2C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1A</text:p>
          </table:table-cell>
          <table:table-cell office:value-type="string" calcext:value-type="string">
            <text:p>max: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1B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EC1C</text:p>
          </table:table-cell>
          <table:table-cell office:value-type="string" calcext:value-type="string">
            <text:p>max: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</text:p>
          </table:table-cell>
          <table:table-cell table:number-columns-repeated="964"/>
        </table:table-row>
        <table:table-row table:style-name="ro4">
          <table:table-cell table:style-name="ce169" office:value-type="string" calcext:value-type="string" table:number-columns-spanned="4" table:number-rows-spanned="1">
            <text:p>Wood-based panels (4.3A)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Factored values (ASD)</text:p>
          </table:table-cell>
          <table:table-cell table:number-columns-repeated="4"/>
          <table:table-cell table:style-name="ce57" office:value-type="float" office:value="30.35" calcext:value-type="float">
            <text:p>30.35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4.77" calcext:value-type="float">
            <text:p>4.77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59.25" calcext:value-type="float">
            <text:p>59.25</text:p>
          </table:table-cell>
          <table:table-cell table:number-columns-repeated="4"/>
          <table:table-cell table:style-name="ce57" office:value-type="float" office:value="54.41" calcext:value-type="float">
            <text:p>54.41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8.56" calcext:value-type="float">
            <text:p>8.56</text:p>
          </table:table-cell>
          <table:table-cell office:value-type="string" calcext:value-type="string">
            <text:p>kN</text:p>
          </table:table-cell>
          <table:table-cell table:number-columns-repeated="3"/>
          <table:table-cell table:style-name="ce57" office:value-type="float" office:value="106.22" calcext:value-type="float">
            <text:p>106.22</text:p>
          </table:table-cell>
          <table:table-cell table:number-columns-repeated="4"/>
          <table:table-cell table:style-name="ce57" office:value-type="float" office:value="79.02" calcext:value-type="float">
            <text:p>79.02</text:p>
          </table:table-cell>
          <table:table-cell table:number-columns-repeated="4"/>
          <table:table-cell table:style-name="ce57" office:value-type="float" office:value="12.43" calcext:value-type="float">
            <text:p>12.43</text:p>
          </table:table-cell>
          <table:table-cell table:number-columns-repeated="4"/>
          <table:table-cell table:style-name="ce57" office:value-type="float" office:value="154.27" calcext:value-type="float">
            <text:p>154.27</text:p>
          </table:table-cell>
          <table:table-cell table:number-columns-repeated="967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/>
          <table:table-cell table:style-name="ce174" office:value-type="float" office:value="6" calcext:value-type="float">
            <text:p>6</text:p>
          </table:table-cell>
          <table:table-cell table:style-name="ce174" office:value-type="float" office:value="4" calcext:value-type="float">
            <text:p>4</text:p>
          </table:table-cell>
          <table:table-cell table:style-name="ce174" office:value-type="float" office:value="3" calcext:value-type="float">
            <text:p>3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964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/>
          <table:table-cell table:number-columns-repeated="4" table:style-name="ce84" office:value-type="string" calcext:value-type="string">
            <text:p>kN/m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6]*[.$H$1]" office:value-type="float" office:value="8.17258267716537" calcext:value-type="float">
            <text:p>8.17</text:p>
          </table:table-cell>
          <table:table-cell table:style-name="ce57" table:formula="of:=[.C6]*[.$H$1]" office:value-type="float" office:value="12.2588740157481" calcext:value-type="float">
            <text:p>12.26</text:p>
          </table:table-cell>
          <table:table-cell table:style-name="ce57" table:formula="of:=[.D6]*[.$H$1]" office:value-type="float" office:value="15.9073484251969" calcext:value-type="float">
            <text:p>15.91</text:p>
          </table:table-cell>
          <table:table-cell table:style-name="ce57" table:formula="of:=[.E6]*[.$H$1]" office:value-type="float" office:value="20.8692736220473" calcext:value-type="float">
            <text:p>20.87</text:p>
          </table:table-cell>
          <table:table-cell/>
          <table:table-cell table:formula="of:=[.G6]/2" office:value-type="float" office:value="4.08629133858268" calcext:value-type="float">
            <text:p>4.09</text:p>
          </table:table-cell>
          <table:table-cell table:formula="of:=[.H6]/2" office:value-type="float" office:value="6.12943700787403" calcext:value-type="float">
            <text:p>6.13</text:p>
          </table:table-cell>
          <table:table-cell table:formula="of:=[.I6]/2" office:value-type="float" office:value="7.95367421259844" calcext:value-type="float">
            <text:p>7.95</text:p>
          </table:table-cell>
          <table:table-cell table:formula="of:=[.J6]/2" office:value-type="float" office:value="10.4346368110236" calcext:value-type="float">
            <text:p>10.43</text:p>
          </table:table-cell>
          <table:table-cell/>
          <table:table-cell table:style-name="ce57" table:formula="of:=[.$Q$3]/[.L6]" office:value-type="float" office:value="7.42727267471996" calcext:value-type="float">
            <text:p>7.43</text:p>
          </table:table-cell>
          <table:table-cell table:style-name="ce57" table:formula="of:=[.$Q$3]/[.M6]" office:value-type="float" office:value="4.95151511647997" calcext:value-type="float">
            <text:p>4.95</text:p>
          </table:table-cell>
          <table:table-cell table:style-name="ce57" table:formula="of:=[.$Q$3]/[.N6]" office:value-type="float" office:value="3.81584651178273" calcext:value-type="float">
            <text:p>3.82</text:p>
          </table:table-cell>
          <table:table-cell table:style-name="ce57" table:formula="of:=[.$Q$3]/[.O6]" office:value-type="float" office:value="2.90858230618404" calcext:value-type="float">
            <text:p>2.91</text:p>
          </table:table-cell>
          <table:table-cell/>
          <table:table-cell table:style-name="ce57" table:formula="of:=[.$V$3]/[.L6]" office:value-type="float" office:value="1.16731764937114" calcext:value-type="float">
            <text:p>1.17</text:p>
          </table:table-cell>
          <table:table-cell table:style-name="ce57" table:formula="of:=[.$V$3]/[.M6]" office:value-type="float" office:value="0.778211766247429" calcext:value-type="float">
            <text:p>0.78</text:p>
          </table:table-cell>
          <table:table-cell table:style-name="ce57" table:formula="of:=[.$V$3]/[.N6]" office:value-type="float" office:value="0.599722829034716" calcext:value-type="float">
            <text:p>0.60</text:p>
          </table:table-cell>
          <table:table-cell table:style-name="ce57" table:formula="of:=[.$V$3]/[.O6]" office:value-type="float" office:value="0.457131387166322" calcext:value-type="float">
            <text:p>0.46</text:p>
          </table:table-cell>
          <table:table-cell/>
          <table:table-cell table:style-name="ce57" table:formula="of:=[.$AA$3]/[.L6]" office:value-type="float" office:value="14.4997003616856" calcext:value-type="float">
            <text:p>14.50</text:p>
          </table:table-cell>
          <table:table-cell table:style-name="ce57" table:formula="of:=[.$AA$3]/[.M6]" office:value-type="float" office:value="9.66646690779039" calcext:value-type="float">
            <text:p>9.67</text:p>
          </table:table-cell>
          <table:table-cell table:style-name="ce57" table:formula="of:=[.$AA$3]/[.N6]" office:value-type="float" office:value="7.44938734178342" calcext:value-type="float">
            <text:p>7.45</text:p>
          </table:table-cell>
          <table:table-cell table:style-name="ce57" table:formula="of:=[.$AA$3]/[.O6]" office:value-type="float" office:value="5.6782043374433" calcext:value-type="float">
            <text:p>5.68</text:p>
          </table:table-cell>
          <table:table-cell/>
          <table:table-cell table:style-name="ce57" table:formula="of:=[.$AF$3]/[.$L6]" office:value-type="float" office:value="13.3152522646297" calcext:value-type="float">
            <text:p>13.32</text:p>
          </table:table-cell>
          <table:table-cell table:style-name="ce57" table:formula="of:=[.$AF$3]/[.$M6]" office:value-type="float" office:value="8.8768348430865" calcext:value-type="float">
            <text:p>8.88</text:p>
          </table:table-cell>
          <table:table-cell table:style-name="ce57" table:formula="of:=[.$AF$3]/[.$N6]" office:value-type="float" office:value="6.8408635488006" calcext:value-type="float">
            <text:p>6.84</text:p>
          </table:table-cell>
          <table:table-cell table:style-name="ce57" table:formula="of:=[.$AF$3]/[.$O6]" office:value-type="float" office:value="5.21436452321165" calcext:value-type="float">
            <text:p>5.21</text:p>
          </table:table-cell>
          <table:table-cell/>
          <table:table-cell table:style-name="ce57" table:formula="of:=[.$AK$3]/[.$L6]" office:value-type="float" office:value="2.0948090311566" calcext:value-type="float">
            <text:p>2.09</text:p>
          </table:table-cell>
          <table:table-cell table:style-name="ce57" table:formula="of:=[.$AK$3]/[.$M6]" office:value-type="float" office:value="1.3965393541044" calcext:value-type="float">
            <text:p>1.40</text:p>
          </table:table-cell>
          <table:table-cell table:style-name="ce57" table:formula="of:=[.$AK$3]/[.$N6]" office:value-type="float" office:value="1.07623216279605" calcext:value-type="float">
            <text:p>1.08</text:p>
          </table:table-cell>
          <table:table-cell table:style-name="ce57" table:formula="of:=[.$AK$3]/[.$O6]" office:value-type="float" office:value="0.820344795417969" calcext:value-type="float">
            <text:p>0.82</text:p>
          </table:table-cell>
          <table:table-cell/>
          <table:table-cell table:style-name="ce57" table:formula="of:=[.$AP$3]/[.$L6]" office:value-type="float" office:value="25.9942307581138" calcext:value-type="float">
            <text:p>25.99</text:p>
          </table:table-cell>
          <table:table-cell table:style-name="ce57" table:formula="of:=[.$AP$3]/[.$M6]" office:value-type="float" office:value="17.3294871720759" calcext:value-type="float">
            <text:p>17.33</text:p>
          </table:table-cell>
          <table:table-cell table:style-name="ce57" table:formula="of:=[.$AP$3]/[.$N6]" office:value-type="float" office:value="13.3548341509575" calcext:value-type="float">
            <text:p>13.35</text:p>
          </table:table-cell>
          <table:table-cell table:style-name="ce57" table:formula="of:=[.$AP$3]/[.$O6]" office:value-type="float" office:value="10.1795588982823" calcext:value-type="float">
            <text:p>10.18</text:p>
          </table:table-cell>
          <table:table-cell/>
          <table:table-cell table:style-name="ce57" table:formula="of:=[.$AU$3]/[.$L6]" office:value-type="float" office:value="19.337828229205" calcext:value-type="float">
            <text:p>19.34</text:p>
          </table:table-cell>
          <table:table-cell table:style-name="ce57" table:formula="of:=[.$AU$3]/[.$M6]" office:value-type="float" office:value="12.8918854861367" calcext:value-type="float">
            <text:p>12.89</text:p>
          </table:table-cell>
          <table:table-cell table:style-name="ce57" table:formula="of:=[.$AU$3]/[.$N6]" office:value-type="float" office:value="9.93503101683925" calcext:value-type="float">
            <text:p>9.94</text:p>
          </table:table-cell>
          <table:table-cell table:style-name="ce57" table:formula="of:=[.$AU$3]/[.$O6]" office:value-type="float" office:value="7.57285581003831" calcext:value-type="float">
            <text:p>7.57</text:p>
          </table:table-cell>
          <table:table-cell/>
          <table:table-cell table:style-name="ce57" table:formula="of:=[.$AZ$3]/[.$L6]" office:value-type="float" office:value="3.04187806743885" calcext:value-type="float">
            <text:p>3.04</text:p>
          </table:table-cell>
          <table:table-cell table:style-name="ce57" table:formula="of:=[.$AZ$3]/[.$M6]" office:value-type="float" office:value="2.0279187116259" calcext:value-type="float">
            <text:p>2.03</text:p>
          </table:table-cell>
          <table:table-cell table:style-name="ce57" table:formula="of:=[.$AZ$3]/[.$N6]" office:value-type="float" office:value="1.5627997410695" calcext:value-type="float">
            <text:p>1.56</text:p>
          </table:table-cell>
          <table:table-cell table:style-name="ce57" table:formula="of:=[.$AZ$3]/[.$O6]" office:value-type="float" office:value="1.19122497745857" calcext:value-type="float">
            <text:p>1.19</text:p>
          </table:table-cell>
          <table:table-cell/>
          <table:table-cell table:style-name="ce57" table:formula="of:=[.$BE$3]/[.$L6]" office:value-type="float" office:value="37.7530594902487" calcext:value-type="float">
            <text:p>37.75</text:p>
          </table:table-cell>
          <table:table-cell table:style-name="ce57" table:formula="of:=[.$BE$3]/[.$M6]" office:value-type="float" office:value="25.1687063268325" calcext:value-type="float">
            <text:p>25.17</text:p>
          </table:table-cell>
          <table:table-cell table:style-name="ce57" table:formula="of:=[.$BE$3]/[.$N6]" office:value-type="float" office:value="19.3960672610452" calcext:value-type="float">
            <text:p>19.40</text:p>
          </table:table-cell>
          <table:table-cell table:style-name="ce57" table:formula="of:=[.$BE$3]/[.$O6]" office:value-type="float" office:value="14.7844149052722" calcext:value-type="float">
            <text:p>14.7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645" calcext:value-type="float">
            <text:p>645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 office:value-type="float" office:value="1710" calcext:value-type="float">
            <text:p>1710</text:p>
          </table:table-cell>
          <table:table-cell/>
          <table:table-cell table:style-name="ce57" table:formula="of:=[.B7]*[.$H$1]" office:value-type="float" office:value="9.41306397637797" calcext:value-type="float">
            <text:p>9.41</text:p>
          </table:table-cell>
          <table:table-cell table:style-name="ce57" table:formula="of:=[.C7]*[.$H$1]" office:value-type="float" office:value="14.7398366141733" calcext:value-type="float">
            <text:p>14.74</text:p>
          </table:table-cell>
          <table:table-cell table:style-name="ce57" table:formula="of:=[.D7]*[.$H$1]" office:value-type="float" office:value="18.8261279527559" calcext:value-type="float">
            <text:p>18.83</text:p>
          </table:table-cell>
          <table:table-cell table:style-name="ce57" table:formula="of:=[.E7]*[.$H$1]" office:value-type="float" office:value="24.95556496063" calcext:value-type="float">
            <text:p>24.96</text:p>
          </table:table-cell>
          <table:table-cell/>
          <table:table-cell table:formula="of:=[.G7]/2" office:value-type="float" office:value="4.70653198818898" calcext:value-type="float">
            <text:p>4.71</text:p>
          </table:table-cell>
          <table:table-cell table:formula="of:=[.H7]/2" office:value-type="float" office:value="7.36991830708663" calcext:value-type="float">
            <text:p>7.37</text:p>
          </table:table-cell>
          <table:table-cell table:formula="of:=[.I7]/2" office:value-type="float" office:value="9.41306397637797" calcext:value-type="float">
            <text:p>9.41</text:p>
          </table:table-cell>
          <table:table-cell table:formula="of:=[.J7]/2" office:value-type="float" office:value="12.477782480315" calcext:value-type="float">
            <text:p>12.48</text:p>
          </table:table-cell>
          <table:table-cell/>
          <table:table-cell table:style-name="ce57" table:formula="of:=[.$Q$3]/[.L7]" office:value-type="float" office:value="6.44848480285764" calcext:value-type="float">
            <text:p>6.45</text:p>
          </table:table-cell>
          <table:table-cell table:style-name="ce57" table:formula="of:=[.$Q$3]/[.M7]" office:value-type="float" office:value="4.11809178004275" calcext:value-type="float">
            <text:p>4.12</text:p>
          </table:table-cell>
          <table:table-cell table:style-name="ce57" table:formula="of:=[.$Q$3]/[.N7]" office:value-type="float" office:value="3.22424240142882" calcext:value-type="float">
            <text:p>3.22</text:p>
          </table:table-cell>
          <table:table-cell table:style-name="ce57" table:formula="of:=[.$Q$3]/[.O7]" office:value-type="float" office:value="2.43232321511297" calcext:value-type="float">
            <text:p>2.43</text:p>
          </table:table-cell>
          <table:table-cell/>
          <table:table-cell table:style-name="ce57" table:formula="of:=[.$V$3]/[.L7]" office:value-type="float" office:value="1.01348509092688" calcext:value-type="float">
            <text:p>1.01</text:p>
          </table:table-cell>
          <table:table-cell table:style-name="ce57" table:formula="of:=[.$V$3]/[.M7]" office:value-type="float" office:value="0.647225627374099" calcext:value-type="float">
            <text:p>0.65</text:p>
          </table:table-cell>
          <table:table-cell table:style-name="ce57" table:formula="of:=[.$V$3]/[.N7]" office:value-type="float" office:value="0.506742545463442" calcext:value-type="float">
            <text:p>0.51</text:p>
          </table:table-cell>
          <table:table-cell table:style-name="ce57" table:formula="of:=[.$V$3]/[.O7]" office:value-type="float" office:value="0.382279464121544" calcext:value-type="float">
            <text:p>0.38</text:p>
          </table:table-cell>
          <table:table-cell/>
          <table:table-cell table:style-name="ce57" table:formula="of:=[.$AA$3]/[.L7]" office:value-type="float" office:value="12.588887135727" calcext:value-type="float">
            <text:p>12.59</text:p>
          </table:table-cell>
          <table:table-cell table:style-name="ce57" table:formula="of:=[.$AA$3]/[.M7]" office:value-type="float" office:value="8.03943782430092" calcext:value-type="float">
            <text:p>8.04</text:p>
          </table:table-cell>
          <table:table-cell table:style-name="ce57" table:formula="of:=[.$AA$3]/[.N7]" office:value-type="float" office:value="6.29444356786351" calcext:value-type="float">
            <text:p>6.29</text:p>
          </table:table-cell>
          <table:table-cell table:style-name="ce57" table:formula="of:=[.$AA$3]/[.O7]" office:value-type="float" office:value="4.74843988452861" calcext:value-type="float">
            <text:p>4.75</text:p>
          </table:table-cell>
          <table:table-cell/>
          <table:table-cell table:style-name="ce57" table:formula="of:=[.$AF$3]/[.$L7]" office:value-type="float" office:value="11.5605290979731" calcext:value-type="float">
            <text:p>11.56</text:p>
          </table:table-cell>
          <table:table-cell table:style-name="ce57" table:formula="of:=[.$AF$3]/[.$M7]" office:value-type="float" office:value="7.38271412692342" calcext:value-type="float">
            <text:p>7.38</text:p>
          </table:table-cell>
          <table:table-cell table:style-name="ce57" table:formula="of:=[.$AF$3]/[.$N7]" office:value-type="float" office:value="5.78026454898656" calcext:value-type="float">
            <text:p>5.78</text:p>
          </table:table-cell>
          <table:table-cell table:style-name="ce57" table:formula="of:=[.$AF$3]/[.$O7]" office:value-type="float" office:value="4.36055044923547" calcext:value-type="float">
            <text:p>4.36</text:p>
          </table:table-cell>
          <table:table-cell/>
          <table:table-cell table:style-name="ce57" table:formula="of:=[.$AK$3]/[.$L7]" office:value-type="float" office:value="1.8187489262755" calcext:value-type="float">
            <text:p>1.82</text:p>
          </table:table-cell>
          <table:table-cell table:style-name="ce57" table:formula="of:=[.$AK$3]/[.$M7]" office:value-type="float" office:value="1.16147827470069" calcext:value-type="float">
            <text:p>1.16</text:p>
          </table:table-cell>
          <table:table-cell table:style-name="ce57" table:formula="of:=[.$AK$3]/[.$N7]" office:value-type="float" office:value="0.909374463137749" calcext:value-type="float">
            <text:p>0.91</text:p>
          </table:table-cell>
          <table:table-cell table:style-name="ce57" table:formula="of:=[.$AK$3]/[.$O7]" office:value-type="float" office:value="0.686019331840758" calcext:value-type="float">
            <text:p>0.69</text:p>
          </table:table-cell>
          <table:table-cell/>
          <table:table-cell table:style-name="ce57" table:formula="of:=[.$AP$3]/[.$L7]" office:value-type="float" office:value="22.5686344566569" calcext:value-type="float">
            <text:p>22.57</text:p>
          </table:table-cell>
          <table:table-cell table:style-name="ce57" table:formula="of:=[.$AP$3]/[.$M7]" office:value-type="float" office:value="14.4126427965779" calcext:value-type="float">
            <text:p>14.41</text:p>
          </table:table-cell>
          <table:table-cell table:style-name="ce57" table:formula="of:=[.$AP$3]/[.$N7]" office:value-type="float" office:value="11.2843172283285" calcext:value-type="float">
            <text:p>11.28</text:p>
          </table:table-cell>
          <table:table-cell table:style-name="ce57" table:formula="of:=[.$AP$3]/[.$O7]" office:value-type="float" office:value="8.51273054066885" calcext:value-type="float">
            <text:p>8.51</text:p>
          </table:table-cell>
          <table:table-cell/>
          <table:table-cell table:style-name="ce57" table:formula="of:=[.$AU$3]/[.$L7]" office:value-type="float" office:value="16.7894322610152" calcext:value-type="float">
            <text:p>16.79</text:p>
          </table:table-cell>
          <table:table-cell table:style-name="ce57" table:formula="of:=[.$AU$3]/[.$M7]" office:value-type="float" office:value="10.7219641666879" calcext:value-type="float">
            <text:p>10.72</text:p>
          </table:table-cell>
          <table:table-cell table:style-name="ce57" table:formula="of:=[.$AU$3]/[.$N7]" office:value-type="float" office:value="8.39471613050758" calcext:value-type="float">
            <text:p>8.39</text:p>
          </table:table-cell>
          <table:table-cell table:style-name="ce57" table:formula="of:=[.$AU$3]/[.$O7]" office:value-type="float" office:value="6.33285602827765" calcext:value-type="float">
            <text:p>6.33</text:p>
          </table:table-cell>
          <table:table-cell/>
          <table:table-cell table:style-name="ce57" table:formula="of:=[.$AZ$3]/[.$L7]" office:value-type="float" office:value="2.64101041514071" calcext:value-type="float">
            <text:p>2.64</text:p>
          </table:table-cell>
          <table:table-cell table:style-name="ce57" table:formula="of:=[.$AZ$3]/[.$M7]" office:value-type="float" office:value="1.68658585917402" calcext:value-type="float">
            <text:p>1.69</text:p>
          </table:table-cell>
          <table:table-cell table:style-name="ce57" table:formula="of:=[.$AZ$3]/[.$N7]" office:value-type="float" office:value="1.32050520757035" calcext:value-type="float">
            <text:p>1.32</text:p>
          </table:table-cell>
          <table:table-cell table:style-name="ce57" table:formula="of:=[.$AZ$3]/[.$O7]" office:value-type="float" office:value="0.996170595184652" calcext:value-type="float">
            <text:p>1.00</text:p>
          </table:table-cell>
          <table:table-cell/>
          <table:table-cell table:style-name="ce57" table:formula="of:=[.$BE$3]/[.$L7]" office:value-type="float" office:value="32.7778501000609" calcext:value-type="float">
            <text:p>32.78</text:p>
          </table:table-cell>
          <table:table-cell table:style-name="ce57" table:formula="of:=[.$BE$3]/[.$M7]" office:value-type="float" office:value="20.9323894203359" calcext:value-type="float">
            <text:p>20.93</text:p>
          </table:table-cell>
          <table:table-cell table:style-name="ce57" table:formula="of:=[.$BE$3]/[.$N7]" office:value-type="float" office:value="16.3889250500304" calcext:value-type="float">
            <text:p>16.39</text:p>
          </table:table-cell>
          <table:table-cell table:style-name="ce57" table:formula="of:=[.$BE$3]/[.$O7]" office:value-type="float" office:value="12.3635750377423" calcext:value-type="float">
            <text:p>12.36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715" calcext:value-type="float">
            <text:p>715</text:p>
          </table:table-cell>
          <table:table-cell office:value-type="float" office:value="1105" calcext:value-type="float">
            <text:p>1105</text:p>
          </table:table-cell>
          <table:table-cell office:value-type="float" office:value="1415" calcext:value-type="float">
            <text:p>1415</text:p>
          </table:table-cell>
          <table:table-cell office:value-type="float" office:value="1875" calcext:value-type="float">
            <text:p>1875</text:p>
          </table:table-cell>
          <table:table-cell/>
          <table:table-cell table:style-name="ce57" table:formula="of:=[.B8]*[.$H$1]" office:value-type="float" office:value="10.4346368110236" calcext:value-type="float">
            <text:p>10.43</text:p>
          </table:table-cell>
          <table:table-cell table:style-name="ce57" table:formula="of:=[.C8]*[.$H$1]" office:value-type="float" office:value="16.1262568897638" calcext:value-type="float">
            <text:p>16.13</text:p>
          </table:table-cell>
          <table:table-cell table:style-name="ce57" table:formula="of:=[.D8]*[.$H$1]" office:value-type="float" office:value="20.6503651574803" calcext:value-type="float">
            <text:p>20.65</text:p>
          </table:table-cell>
          <table:table-cell table:style-name="ce57" table:formula="of:=[.E8]*[.$H$1]" office:value-type="float" office:value="27.3635580708662" calcext:value-type="float">
            <text:p>27.36</text:p>
          </table:table-cell>
          <table:table-cell/>
          <table:table-cell table:formula="of:=[.G8]/2" office:value-type="float" office:value="5.21731840551182" calcext:value-type="float">
            <text:p>5.22</text:p>
          </table:table-cell>
          <table:table-cell table:formula="of:=[.H8]/2" office:value-type="float" office:value="8.0631284448819" calcext:value-type="float">
            <text:p>8.06</text:p>
          </table:table-cell>
          <table:table-cell table:formula="of:=[.I8]/2" office:value-type="float" office:value="10.3251825787402" calcext:value-type="float">
            <text:p>10.33</text:p>
          </table:table-cell>
          <table:table-cell table:formula="of:=[.J8]/2" office:value-type="float" office:value="13.6817790354331" calcext:value-type="float">
            <text:p>13.68</text:p>
          </table:table-cell>
          <table:table-cell/>
          <table:table-cell table:style-name="ce57" table:formula="of:=[.$Q$3]/[.L8]" office:value-type="float" office:value="5.81716461236808" calcext:value-type="float">
            <text:p>5.82</text:p>
          </table:table-cell>
          <table:table-cell table:style-name="ce57" table:formula="of:=[.$Q$3]/[.M8]" office:value-type="float" office:value="3.76404769035582" calcext:value-type="float">
            <text:p>3.76</text:p>
          </table:table-cell>
          <table:table-cell table:style-name="ce57" table:formula="of:=[.$Q$3]/[.N8]" office:value-type="float" office:value="2.93941533416479" calcext:value-type="float">
            <text:p>2.94</text:p>
          </table:table-cell>
          <table:table-cell table:style-name="ce57" table:formula="of:=[.$Q$3]/[.O8]" office:value-type="float" office:value="2.21827877218303" calcext:value-type="float">
            <text:p>2.22</text:p>
          </table:table-cell>
          <table:table-cell/>
          <table:table-cell table:style-name="ce57" table:formula="of:=[.$V$3]/[.L8]" office:value-type="float" office:value="0.914262774332643" calcext:value-type="float">
            <text:p>0.91</text:p>
          </table:table-cell>
          <table:table-cell table:style-name="ce57" table:formula="of:=[.$V$3]/[.M8]" office:value-type="float" office:value="0.591581795156416" calcext:value-type="float">
            <text:p>0.59</text:p>
          </table:table-cell>
          <table:table-cell table:style-name="ce57" table:formula="of:=[.$V$3]/[.N8]" office:value-type="float" office:value="0.461977302931336" calcext:value-type="float">
            <text:p>0.46</text:p>
          </table:table-cell>
          <table:table-cell table:style-name="ce57" table:formula="of:=[.$V$3]/[.O8]" office:value-type="float" office:value="0.348638871278848" calcext:value-type="float">
            <text:p>0.35</text:p>
          </table:table-cell>
          <table:table-cell/>
          <table:table-cell table:style-name="ce57" table:formula="of:=[.$AA$3]/[.L8]" office:value-type="float" office:value="11.3564086748866" calcext:value-type="float">
            <text:p>11.36</text:p>
          </table:table-cell>
          <table:table-cell table:style-name="ce57" table:formula="of:=[.$AA$3]/[.M8]" office:value-type="float" office:value="7.34826443669134" calcext:value-type="float">
            <text:p>7.35</text:p>
          </table:table-cell>
          <table:table-cell table:style-name="ce57" table:formula="of:=[.$AA$3]/[.N8]" office:value-type="float" office:value="5.73839731628546" calcext:value-type="float">
            <text:p>5.74</text:p>
          </table:table-cell>
          <table:table-cell table:style-name="ce57" table:formula="of:=[.$AA$3]/[.O8]" office:value-type="float" office:value="4.33057717469009" calcext:value-type="float">
            <text:p>4.33</text:p>
          </table:table-cell>
          <table:table-cell/>
          <table:table-cell table:style-name="ce57" table:formula="of:=[.$AF$3]/[.$L8]" office:value-type="float" office:value="10.4287290464233" calcext:value-type="float">
            <text:p>10.43</text:p>
          </table:table-cell>
          <table:table-cell table:style-name="ce57" table:formula="of:=[.$AF$3]/[.$M8]" office:value-type="float" office:value="6.74800114768566" calcext:value-type="float">
            <text:p>6.75</text:p>
          </table:table-cell>
          <table:table-cell table:style-name="ce57" table:formula="of:=[.$AF$3]/[.$N8]" office:value-type="float" office:value="5.26964047222096" calcext:value-type="float">
            <text:p>5.27</text:p>
          </table:table-cell>
          <table:table-cell table:style-name="ce57" table:formula="of:=[.$AF$3]/[.$O8]" office:value-type="float" office:value="3.97682200970275" calcext:value-type="float">
            <text:p>3.98</text:p>
          </table:table-cell>
          <table:table-cell/>
          <table:table-cell table:style-name="ce57" table:formula="of:=[.$AK$3]/[.$L8]" office:value-type="float" office:value="1.64068959083594" calcext:value-type="float">
            <text:p>1.64</text:p>
          </table:table-cell>
          <table:table-cell table:style-name="ce57" table:formula="of:=[.$AK$3]/[.$M8]" office:value-type="float" office:value="1.06162267642325" calcext:value-type="float">
            <text:p>1.06</text:p>
          </table:table-cell>
          <table:table-cell table:style-name="ce57" table:formula="of:=[.$AK$3]/[.$N8]" office:value-type="float" office:value="0.829041029998372" calcext:value-type="float">
            <text:p>0.83</text:p>
          </table:table-cell>
          <table:table-cell table:style-name="ce57" table:formula="of:=[.$AK$3]/[.$O8]" office:value-type="float" office:value="0.625649630638771" calcext:value-type="float">
            <text:p>0.63</text:p>
          </table:table-cell>
          <table:table-cell/>
          <table:table-cell table:style-name="ce57" table:formula="of:=[.$AP$3]/[.$L8]" office:value-type="float" office:value="20.3591177965647" calcext:value-type="float">
            <text:p>20.36</text:p>
          </table:table-cell>
          <table:table-cell table:style-name="ce57" table:formula="of:=[.$AP$3]/[.$M8]" office:value-type="float" office:value="13.1735468095418" calcext:value-type="float">
            <text:p>13.17</text:p>
          </table:table-cell>
          <table:table-cell table:style-name="ce57" table:formula="of:=[.$AP$3]/[.$N8]" office:value-type="float" office:value="10.2874694166387" calcext:value-type="float">
            <text:p>10.29</text:p>
          </table:table-cell>
          <table:table-cell table:style-name="ce57" table:formula="of:=[.$AP$3]/[.$O8]" office:value-type="float" office:value="7.76361025308999" calcext:value-type="float">
            <text:p>7.76</text:p>
          </table:table-cell>
          <table:table-cell/>
          <table:table-cell table:style-name="ce57" table:formula="of:=[.$AU$3]/[.$L8]" office:value-type="float" office:value="15.1457116200766" calcext:value-type="float">
            <text:p>15.15</text:p>
          </table:table-cell>
          <table:table-cell table:style-name="ce57" table:formula="of:=[.$AU$3]/[.$M8]" office:value-type="float" office:value="9.80016634240252" calcext:value-type="float">
            <text:p>9.80</text:p>
          </table:table-cell>
          <table:table-cell table:style-name="ce57" table:formula="of:=[.$AU$3]/[.$N8]" office:value-type="float" office:value="7.65313343346628" calcext:value-type="float">
            <text:p>7.65</text:p>
          </table:table-cell>
          <table:table-cell table:style-name="ce57" table:formula="of:=[.$AU$3]/[.$O8]" office:value-type="float" office:value="5.77556469778922" calcext:value-type="float">
            <text:p>5.78</text:p>
          </table:table-cell>
          <table:table-cell/>
          <table:table-cell table:style-name="ce57" table:formula="of:=[.$AZ$3]/[.$L8]" office:value-type="float" office:value="2.38244995491714" calcext:value-type="float">
            <text:p>2.38</text:p>
          </table:table-cell>
          <table:table-cell table:style-name="ce57" table:formula="of:=[.$AZ$3]/[.$M8]" office:value-type="float" office:value="1.54158526494638" calcext:value-type="float">
            <text:p>1.54</text:p>
          </table:table-cell>
          <table:table-cell table:style-name="ce57" table:formula="of:=[.$AZ$3]/[.$N8]" office:value-type="float" office:value="1.20385280407474" calcext:value-type="float">
            <text:p>1.20</text:p>
          </table:table-cell>
          <table:table-cell table:style-name="ce57" table:formula="of:=[.$AZ$3]/[.$O8]" office:value-type="float" office:value="0.908507582808403" calcext:value-type="float">
            <text:p>0.91</text:p>
          </table:table-cell>
          <table:table-cell/>
          <table:table-cell table:style-name="ce57" table:formula="of:=[.$BE$3]/[.$L8]" office:value-type="float" office:value="29.5688298105444" calcext:value-type="float">
            <text:p>29.57</text:p>
          </table:table-cell>
          <table:table-cell table:style-name="ce57" table:formula="of:=[.$BE$3]/[.$M8]" office:value-type="float" office:value="19.1327722303523" calcext:value-type="float">
            <text:p>19.13</text:p>
          </table:table-cell>
          <table:table-cell table:style-name="ce57" table:formula="of:=[.$BE$3]/[.$N8]" office:value-type="float" office:value="14.9411401516179" calcext:value-type="float">
            <text:p>14.94</text:p>
          </table:table-cell>
          <table:table-cell table:style-name="ce57" table:formula="of:=[.$BE$3]/[.$O8]" office:value-type="float" office:value="11.2755804344209" calcext:value-type="float">
            <text:p>11.2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785" calcext:value-type="float">
            <text:p>785</text:p>
          </table:table-cell>
          <table:table-cell office:value-type="float" office:value="1205" calcext:value-type="float">
            <text:p>1205</text:p>
          </table:table-cell>
          <table:table-cell office:value-type="float" office:value="1540" calcext:value-type="float">
            <text:p>1540</text:p>
          </table:table-cell>
          <table:table-cell office:value-type="float" office:value="2045" calcext:value-type="float">
            <text:p>2045</text:p>
          </table:table-cell>
          <table:table-cell/>
          <table:table-cell table:style-name="ce57" table:formula="of:=[.B9]*[.$H$1]" office:value-type="float" office:value="11.4562096456693" calcext:value-type="float">
            <text:p>11.46</text:p>
          </table:table-cell>
          <table:table-cell table:style-name="ce57" table:formula="of:=[.C9]*[.$H$1]" office:value-type="float" office:value="17.5856466535433" calcext:value-type="float">
            <text:p>17.59</text:p>
          </table:table-cell>
          <table:table-cell table:style-name="ce57" table:formula="of:=[.D9]*[.$H$1]" office:value-type="float" office:value="22.4746023622048" calcext:value-type="float">
            <text:p>22.47</text:p>
          </table:table-cell>
          <table:table-cell table:style-name="ce57" table:formula="of:=[.E9]*[.$H$1]" office:value-type="float" office:value="29.8445206692914" calcext:value-type="float">
            <text:p>29.84</text:p>
          </table:table-cell>
          <table:table-cell/>
          <table:table-cell table:formula="of:=[.G9]/2" office:value-type="float" office:value="5.72810482283466" calcext:value-type="float">
            <text:p>5.73</text:p>
          </table:table-cell>
          <table:table-cell table:formula="of:=[.H9]/2" office:value-type="float" office:value="8.79282332677167" calcext:value-type="float">
            <text:p>8.79</text:p>
          </table:table-cell>
          <table:table-cell table:formula="of:=[.I9]/2" office:value-type="float" office:value="11.2373011811024" calcext:value-type="float">
            <text:p>11.24</text:p>
          </table:table-cell>
          <table:table-cell table:formula="of:=[.J9]/2" office:value-type="float" office:value="14.9222603346457" calcext:value-type="float">
            <text:p>14.92</text:p>
          </table:table-cell>
          <table:table-cell/>
          <table:table-cell table:style-name="ce57" table:formula="of:=[.$Q$3]/[.L9]" office:value-type="float" office:value="5.29843655776201" calcext:value-type="float">
            <text:p>5.30</text:p>
          </table:table-cell>
          <table:table-cell table:style-name="ce57" table:formula="of:=[.$Q$3]/[.M9]" office:value-type="float" office:value="3.45167858742172" calcext:value-type="float">
            <text:p>3.45</text:p>
          </table:table-cell>
          <table:table-cell table:style-name="ce57" table:formula="of:=[.$Q$3]/[.N9]" office:value-type="float" office:value="2.70082642717089" calcext:value-type="float">
            <text:p>2.70</text:p>
          </table:table-cell>
          <table:table-cell table:style-name="ce57" table:formula="of:=[.$Q$3]/[.O9]" office:value-type="float" office:value="2.03387417987441" calcext:value-type="float">
            <text:p>2.03</text:p>
          </table:table-cell>
          <table:table-cell/>
          <table:table-cell table:style-name="ce57" table:formula="of:=[.$V$3]/[.L9]" office:value-type="float" office:value="0.832736157513172" calcext:value-type="float">
            <text:p>0.83</text:p>
          </table:table-cell>
          <table:table-cell table:style-name="ce57" table:formula="of:=[.$V$3]/[.M9]" office:value-type="float" office:value="0.54248787024717" calcext:value-type="float">
            <text:p>0.54</text:p>
          </table:table-cell>
          <table:table-cell table:style-name="ce57" table:formula="of:=[.$V$3]/[.N9]" office:value-type="float" office:value="0.42447914522587" calcext:value-type="float">
            <text:p>0.42</text:p>
          </table:table-cell>
          <table:table-cell table:style-name="ce57" table:formula="of:=[.$V$3]/[.O9]" office:value-type="float" office:value="0.31965666682046" calcext:value-type="float">
            <text:p>0.32</text:p>
          </table:table-cell>
          <table:table-cell/>
          <table:table-cell table:style-name="ce57" table:formula="of:=[.$AA$3]/[.L9]" office:value-type="float" office:value="10.3437352898649" calcext:value-type="float">
            <text:p>10.34</text:p>
          </table:table-cell>
          <table:table-cell table:style-name="ce57" table:formula="of:=[.$AA$3]/[.M9]" office:value-type="float" office:value="6.73844996061737" calcext:value-type="float">
            <text:p>6.74</text:p>
          </table:table-cell>
          <table:table-cell table:style-name="ce57" table:formula="of:=[.$AA$3]/[.N9]" office:value-type="float" office:value="5.27261831334021" calcext:value-type="float">
            <text:p>5.27</text:p>
          </table:table-cell>
          <table:table-cell table:style-name="ce57" table:formula="of:=[.$AA$3]/[.O9]" office:value-type="float" office:value="3.97057809415351" calcext:value-type="float">
            <text:p>3.97</text:p>
          </table:table-cell>
          <table:table-cell/>
          <table:table-cell table:style-name="ce57" table:formula="of:=[.$AF$3]/[.$L9]" office:value-type="float" office:value="9.49877868559574" calcext:value-type="float">
            <text:p>9.50</text:p>
          </table:table-cell>
          <table:table-cell table:style-name="ce57" table:formula="of:=[.$AF$3]/[.$M9]" office:value-type="float" office:value="6.18800105244204" calcext:value-type="float">
            <text:p>6.19</text:p>
          </table:table-cell>
          <table:table-cell table:style-name="ce57" table:formula="of:=[.$AF$3]/[.$N9]" office:value-type="float" office:value="4.84190991441082" calcext:value-type="float">
            <text:p>4.84</text:p>
          </table:table-cell>
          <table:table-cell table:style-name="ce57" table:formula="of:=[.$AF$3]/[.$O9]" office:value-type="float" office:value="3.64623044899396" calcext:value-type="float">
            <text:p>3.65</text:p>
          </table:table-cell>
          <table:table-cell/>
          <table:table-cell table:style-name="ce57" table:formula="of:=[.$AK$3]/[.$L9]" office:value-type="float" office:value="1.49438606044293" calcext:value-type="float">
            <text:p>1.49</text:p>
          </table:table-cell>
          <table:table-cell table:style-name="ce57" table:formula="of:=[.$AK$3]/[.$M9]" office:value-type="float" office:value="0.973521209500163" calcext:value-type="float">
            <text:p>0.97</text:p>
          </table:table-cell>
          <table:table-cell table:style-name="ce57" table:formula="of:=[.$AK$3]/[.$N9]" office:value-type="float" office:value="0.7617487386024" calcext:value-type="float">
            <text:p>0.76</text:p>
          </table:table-cell>
          <table:table-cell table:style-name="ce57" table:formula="of:=[.$AK$3]/[.$O9]" office:value-type="float" office:value="0.573639636893739" calcext:value-type="float">
            <text:p>0.57</text:p>
          </table:table-cell>
          <table:table-cell/>
          <table:table-cell table:style-name="ce57" table:formula="of:=[.$AP$3]/[.$L9]" office:value-type="float" office:value="18.543655063113" calcext:value-type="float">
            <text:p>18.54</text:p>
          </table:table-cell>
          <table:table-cell table:style-name="ce57" table:formula="of:=[.$AP$3]/[.$M9]" office:value-type="float" office:value="12.0803064104097" calcext:value-type="float">
            <text:p>12.08</text:p>
          </table:table-cell>
          <table:table-cell table:style-name="ce57" table:formula="of:=[.$AP$3]/[.$N9]" office:value-type="float" office:value="9.45244754840502" calcext:value-type="float">
            <text:p>9.45</text:p>
          </table:table-cell>
          <table:table-cell table:style-name="ce57" table:formula="of:=[.$AP$3]/[.$O9]" office:value-type="float" office:value="7.11822455967908" calcext:value-type="float">
            <text:p>7.12</text:p>
          </table:table-cell>
          <table:table-cell/>
          <table:table-cell table:style-name="ce57" table:formula="of:=[.$AU$3]/[.$L9]" office:value-type="float" office:value="13.7951386093692" calcext:value-type="float">
            <text:p>13.80</text:p>
          </table:table-cell>
          <table:table-cell table:style-name="ce57" table:formula="of:=[.$AU$3]/[.$M9]" office:value-type="float" office:value="8.98687452975501" calcext:value-type="float">
            <text:p>8.99</text:p>
          </table:table-cell>
          <table:table-cell table:style-name="ce57" table:formula="of:=[.$AU$3]/[.$N9]" office:value-type="float" office:value="7.03193753789272" calcext:value-type="float">
            <text:p>7.03</text:p>
          </table:table-cell>
          <table:table-cell table:style-name="ce57" table:formula="of:=[.$AU$3]/[.$O9]" office:value-type="float" office:value="5.29544440506346" calcext:value-type="float">
            <text:p>5.30</text:p>
          </table:table-cell>
          <table:table-cell/>
          <table:table-cell table:style-name="ce57" table:formula="of:=[.$AZ$3]/[.$L9]" office:value-type="float" office:value="2.17000218823663" calcext:value-type="float">
            <text:p>2.17</text:p>
          </table:table-cell>
          <table:table-cell table:style-name="ce57" table:formula="of:=[.$AZ$3]/[.$M9]" office:value-type="float" office:value="1.4136528778139" calcext:value-type="float">
            <text:p>1.41</text:p>
          </table:table-cell>
          <table:table-cell table:style-name="ce57" table:formula="of:=[.$AZ$3]/[.$N9]" office:value-type="float" office:value="1.10613747906867" calcext:value-type="float">
            <text:p>1.11</text:p>
          </table:table-cell>
          <table:table-cell table:style-name="ce57" table:formula="of:=[.$AZ$3]/[.$O9]" office:value-type="float" office:value="0.832983725068829" calcext:value-type="float">
            <text:p>0.83</text:p>
          </table:table-cell>
          <table:table-cell/>
          <table:table-cell table:style-name="ce57" table:formula="of:=[.$BE$3]/[.$L9]" office:value-type="float" office:value="26.9321188720245" calcext:value-type="float">
            <text:p>26.93</text:p>
          </table:table-cell>
          <table:table-cell table:style-name="ce57" table:formula="of:=[.$BE$3]/[.$M9]" office:value-type="float" office:value="17.5449903025222" calcext:value-type="float">
            <text:p>17.54</text:p>
          </table:table-cell>
          <table:table-cell table:style-name="ce57" table:formula="of:=[.$BE$3]/[.$N9]" office:value-type="float" office:value="13.7283852691813" calcext:value-type="float">
            <text:p>13.73</text:p>
          </table:table-cell>
          <table:table-cell table:style-name="ce57" table:formula="of:=[.$BE$3]/[.$O9]" office:value-type="float" office:value="10.3382461195791" calcext:value-type="float">
            <text:p>10.34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950" calcext:value-type="float">
            <text:p>950</text:p>
          </table:table-cell>
          <table:table-cell office:value-type="float" office:value="1430" calcext:value-type="float">
            <text:p>1430</text:p>
          </table:table-cell>
          <table:table-cell office:value-type="float" office:value="1860" calcext:value-type="float">
            <text:p>1860</text:p>
          </table:table-cell>
          <table:table-cell office:value-type="float" office:value="2435" calcext:value-type="float">
            <text:p>2435</text:p>
          </table:table-cell>
          <table:table-cell/>
          <table:table-cell table:style-name="ce57" table:formula="of:=[.B10]*[.$H$1]" office:value-type="float" office:value="13.8642027559055" calcext:value-type="float">
            <text:p>13.86</text:p>
          </table:table-cell>
          <table:table-cell table:style-name="ce57" table:formula="of:=[.C10]*[.$H$1]" office:value-type="float" office:value="20.8692736220473" calcext:value-type="float">
            <text:p>20.87</text:p>
          </table:table-cell>
          <table:table-cell table:style-name="ce57" table:formula="of:=[.D10]*[.$H$1]" office:value-type="float" office:value="27.1446496062993" calcext:value-type="float">
            <text:p>27.14</text:p>
          </table:table-cell>
          <table:table-cell table:style-name="ce57" table:formula="of:=[.E10]*[.$H$1]" office:value-type="float" office:value="35.5361407480316" calcext:value-type="float">
            <text:p>35.54</text:p>
          </table:table-cell>
          <table:table-cell/>
          <table:table-cell table:formula="of:=[.G10]/2" office:value-type="float" office:value="6.93210137795277" calcext:value-type="float">
            <text:p>6.93</text:p>
          </table:table-cell>
          <table:table-cell table:formula="of:=[.H10]/2" office:value-type="float" office:value="10.4346368110236" calcext:value-type="float">
            <text:p>10.43</text:p>
          </table:table-cell>
          <table:table-cell table:formula="of:=[.I10]/2" office:value-type="float" office:value="13.5723248031496" calcext:value-type="float">
            <text:p>13.57</text:p>
          </table:table-cell>
          <table:table-cell table:formula="of:=[.J10]/2" office:value-type="float" office:value="17.7680703740158" calcext:value-type="float">
            <text:p>17.77</text:p>
          </table:table-cell>
          <table:table-cell/>
          <table:table-cell table:style-name="ce57" table:formula="of:=[.$Q$3]/[.L10]" office:value-type="float" office:value="4.37818178720334" calcext:value-type="float">
            <text:p>4.38</text:p>
          </table:table-cell>
          <table:table-cell table:style-name="ce57" table:formula="of:=[.$Q$3]/[.M10]" office:value-type="float" office:value="2.90858230618404" calcext:value-type="float">
            <text:p>2.91</text:p>
          </table:table-cell>
          <table:table-cell table:style-name="ce57" table:formula="of:=[.$Q$3]/[.N10]" office:value-type="float" office:value="2.23616811711999" calcext:value-type="float">
            <text:p>2.24</text:p>
          </table:table-cell>
          <table:table-cell table:style-name="ce57" table:formula="of:=[.$Q$3]/[.O10]" office:value-type="float" office:value="1.70812020445305" calcext:value-type="float">
            <text:p>1.71</text:p>
          </table:table-cell>
          <table:table-cell/>
          <table:table-cell table:style-name="ce57" table:formula="of:=[.$V$3]/[.L10]" office:value-type="float" office:value="0.688103035418779" calcext:value-type="float">
            <text:p>0.69</text:p>
          </table:table-cell>
          <table:table-cell table:style-name="ce57" table:formula="of:=[.$V$3]/[.M10]" office:value-type="float" office:value="0.457131387166322" calcext:value-type="float">
            <text:p>0.46</text:p>
          </table:table-cell>
          <table:table-cell table:style-name="ce57" table:formula="of:=[.$V$3]/[.N10]" office:value-type="float" office:value="0.351450475079484" calcext:value-type="float">
            <text:p>0.35</text:p>
          </table:table-cell>
          <table:table-cell table:style-name="ce57" table:formula="of:=[.$V$3]/[.O10]" office:value-type="float" office:value="0.268459089793774" calcext:value-type="float">
            <text:p>0.27</text:p>
          </table:table-cell>
          <table:table-cell/>
          <table:table-cell table:style-name="ce57" table:formula="of:=[.$AA$3]/[.L10]" office:value-type="float" office:value="8.5471917921515" calcext:value-type="float">
            <text:p>8.55</text:p>
          </table:table-cell>
          <table:table-cell table:style-name="ce57" table:formula="of:=[.$AA$3]/[.M10]" office:value-type="float" office:value="5.6782043374433" calcext:value-type="float">
            <text:p>5.68</text:p>
          </table:table-cell>
          <table:table-cell table:style-name="ce57" table:formula="of:=[.$AA$3]/[.N10]" office:value-type="float" office:value="4.3655011841634" calcext:value-type="float">
            <text:p>4.37</text:p>
          </table:table-cell>
          <table:table-cell table:style-name="ce57" table:formula="of:=[.$AA$3]/[.O10]" office:value-type="float" office:value="3.33463334806732" calcext:value-type="float">
            <text:p>3.33</text:p>
          </table:table-cell>
          <table:table-cell/>
          <table:table-cell table:style-name="ce57" table:formula="of:=[.$AF$3]/[.$L10]" office:value-type="float" office:value="7.84899080862385" calcext:value-type="float">
            <text:p>7.85</text:p>
          </table:table-cell>
          <table:table-cell table:style-name="ce57" table:formula="of:=[.$AF$3]/[.$M10]" office:value-type="float" office:value="5.21436452321165" calcext:value-type="float">
            <text:p>5.21</text:p>
          </table:table-cell>
          <table:table-cell table:style-name="ce57" table:formula="of:=[.$AF$3]/[.$N10]" office:value-type="float" office:value="4.00889315494229" calcext:value-type="float">
            <text:p>4.01</text:p>
          </table:table-cell>
          <table:table-cell table:style-name="ce57" table:formula="of:=[.$AF$3]/[.$O10]" office:value-type="float" office:value="3.06223460706064" calcext:value-type="float">
            <text:p>3.06</text:p>
          </table:table-cell>
          <table:table-cell/>
          <table:table-cell table:style-name="ce57" table:formula="of:=[.$AK$3]/[.$L10]" office:value-type="float" office:value="1.23483479731336" calcext:value-type="float">
            <text:p>1.23</text:p>
          </table:table-cell>
          <table:table-cell table:style-name="ce57" table:formula="of:=[.$AK$3]/[.$M10]" office:value-type="float" office:value="0.820344795417969" calcext:value-type="float">
            <text:p>0.82</text:p>
          </table:table-cell>
          <table:table-cell table:style-name="ce57" table:formula="of:=[.$AK$3]/[.$N10]" office:value-type="float" office:value="0.630695192176181" calcext:value-type="float">
            <text:p>0.63</text:p>
          </table:table-cell>
          <table:table-cell table:style-name="ce57" table:formula="of:=[.$AK$3]/[.$O10]" office:value-type="float" office:value="0.481763062606857" calcext:value-type="float">
            <text:p>0.48</text:p>
          </table:table-cell>
          <table:table-cell/>
          <table:table-cell table:style-name="ce57" table:formula="of:=[.$AP$3]/[.$L10]" office:value-type="float" office:value="15.3229149732039" calcext:value-type="float">
            <text:p>15.32</text:p>
          </table:table-cell>
          <table:table-cell table:style-name="ce57" table:formula="of:=[.$AP$3]/[.$M10]" office:value-type="float" office:value="10.1795588982823" calcext:value-type="float">
            <text:p>10.18</text:p>
          </table:table-cell>
          <table:table-cell table:style-name="ce57" table:formula="of:=[.$AP$3]/[.$N10]" office:value-type="float" office:value="7.82622001319555" calcext:value-type="float">
            <text:p>7.83</text:p>
          </table:table-cell>
          <table:table-cell table:style-name="ce57" table:formula="of:=[.$AP$3]/[.$O10]" office:value-type="float" office:value="5.97813931192761" calcext:value-type="float">
            <text:p>5.98</text:p>
          </table:table-cell>
          <table:table-cell/>
          <table:table-cell table:style-name="ce57" table:formula="of:=[.$AU$3]/[.$L10]" office:value-type="float" office:value="11.3991408508998" calcext:value-type="float">
            <text:p>11.40</text:p>
          </table:table-cell>
          <table:table-cell table:style-name="ce57" table:formula="of:=[.$AU$3]/[.$M10]" office:value-type="float" office:value="7.57285581003831" calcext:value-type="float">
            <text:p>7.57</text:p>
          </table:table-cell>
          <table:table-cell table:style-name="ce57" table:formula="of:=[.$AU$3]/[.$N10]" office:value-type="float" office:value="5.82214183244881" calcext:value-type="float">
            <text:p>5.82</text:p>
          </table:table-cell>
          <table:table-cell table:style-name="ce57" table:formula="of:=[.$AU$3]/[.$O10]" office:value-type="float" office:value="4.44730341205535" calcext:value-type="float">
            <text:p>4.45</text:p>
          </table:table-cell>
          <table:table-cell/>
          <table:table-cell table:style-name="ce57" table:formula="of:=[.$AZ$3]/[.$L10]" office:value-type="float" office:value="1.79310707133237" calcext:value-type="float">
            <text:p>1.79</text:p>
          </table:table-cell>
          <table:table-cell table:style-name="ce57" table:formula="of:=[.$AZ$3]/[.$M10]" office:value-type="float" office:value="1.19122497745857" calcext:value-type="float">
            <text:p>1.19</text:p>
          </table:table-cell>
          <table:table-cell table:style-name="ce57" table:formula="of:=[.$AZ$3]/[.$N10]" office:value-type="float" office:value="0.915834256863309" calcext:value-type="float">
            <text:p>0.92</text:p>
          </table:table-cell>
          <table:table-cell table:style-name="ce57" table:formula="of:=[.$AZ$3]/[.$O10]" office:value-type="float" office:value="0.699569493948975" calcext:value-type="float">
            <text:p>0.70</text:p>
          </table:table-cell>
          <table:table-cell/>
          <table:table-cell table:style-name="ce57" table:formula="of:=[.$BE$3]/[.$L10]" office:value-type="float" office:value="22.2544350679361" calcext:value-type="float">
            <text:p>22.25</text:p>
          </table:table-cell>
          <table:table-cell table:style-name="ce57" table:formula="of:=[.$BE$3]/[.$M10]" office:value-type="float" office:value="14.7844149052722" calcext:value-type="float">
            <text:p>14.78</text:p>
          </table:table-cell>
          <table:table-cell table:style-name="ce57" table:formula="of:=[.$BE$3]/[.$N10]" office:value-type="float" office:value="11.3665125346985" calcext:value-type="float">
            <text:p>11.37</text:p>
          </table:table-cell>
          <table:table-cell table:style-name="ce57" table:formula="of:=[.$BE$3]/[.$O10]" office:value-type="float" office:value="8.68242846592988" calcext:value-type="float">
            <text:p>8.6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505" calcext:value-type="float">
            <text:p>505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57" table:formula="of:=[.B11]*[.$H$1]" office:value-type="float" office:value="7.36991830708663" calcext:value-type="float">
            <text:p>7.37</text:p>
          </table:table-cell>
          <table:table-cell table:style-name="ce57" table:formula="of:=[.C11]*[.$H$1]" office:value-type="float" office:value="11.0183927165355" calcext:value-type="float">
            <text:p>11.02</text:p>
          </table:table-cell>
          <table:table-cell table:style-name="ce57" table:formula="of:=[.D11]*[.$H$1]" office:value-type="float" office:value="14.3020196850394" calcext:value-type="float">
            <text:p>14.30</text:p>
          </table:table-cell>
          <table:table-cell table:style-name="ce57" table:formula="of:=[.E11]*[.$H$1]" office:value-type="float" office:value="18.3883110236221" calcext:value-type="float">
            <text:p>18.39</text:p>
          </table:table-cell>
          <table:table-cell/>
          <table:table-cell table:formula="of:=[.G11]/2" office:value-type="float" office:value="3.68495915354331" calcext:value-type="float">
            <text:p>3.68</text:p>
          </table:table-cell>
          <table:table-cell table:formula="of:=[.H11]/2" office:value-type="float" office:value="5.50919635826773" calcext:value-type="float">
            <text:p>5.51</text:p>
          </table:table-cell>
          <table:table-cell table:formula="of:=[.I11]/2" office:value-type="float" office:value="7.1510098425197" calcext:value-type="float">
            <text:p>7.15</text:p>
          </table:table-cell>
          <table:table-cell table:formula="of:=[.J11]/2" office:value-type="float" office:value="9.19415551181104" calcext:value-type="float">
            <text:p>9.19</text:p>
          </table:table-cell>
          <table:table-cell/>
          <table:table-cell table:style-name="ce57" table:formula="of:=[.$Q$3]/[.L11]" office:value-type="float" office:value="8.2361835600855" calcext:value-type="float">
            <text:p>8.24</text:p>
          </table:table-cell>
          <table:table-cell table:style-name="ce57" table:formula="of:=[.$Q$3]/[.M11]" office:value-type="float" office:value="5.50897046071944" calcext:value-type="float">
            <text:p>5.51</text:p>
          </table:table-cell>
          <table:table-cell table:style-name="ce57" table:formula="of:=[.$Q$3]/[.N11]" office:value-type="float" office:value="4.24415581412569" calcext:value-type="float">
            <text:p>4.24</text:p>
          </table:table-cell>
          <table:table-cell table:style-name="ce57" table:formula="of:=[.$Q$3]/[.O11]" office:value-type="float" office:value="3.30101007765331" calcext:value-type="float">
            <text:p>3.30</text:p>
          </table:table-cell>
          <table:table-cell/>
          <table:table-cell table:style-name="ce57" table:formula="of:=[.$V$3]/[.L11]" office:value-type="float" office:value="1.2944512547482" calcext:value-type="float">
            <text:p>1.29</text:p>
          </table:table-cell>
          <table:table-cell table:style-name="ce57" table:formula="of:=[.$V$3]/[.M11]" office:value-type="float" office:value="0.865825011454093" calcext:value-type="float">
            <text:p>0.87</text:p>
          </table:table-cell>
          <table:table-cell table:style-name="ce57" table:formula="of:=[.$V$3]/[.N11]" office:value-type="float" office:value="0.66703865678351" calcext:value-type="float">
            <text:p>0.67</text:p>
          </table:table-cell>
          <table:table-cell table:style-name="ce57" table:formula="of:=[.$V$3]/[.O11]" office:value-type="float" office:value="0.518807844164952" calcext:value-type="float">
            <text:p>0.52</text:p>
          </table:table-cell>
          <table:table-cell/>
          <table:table-cell table:style-name="ce57" table:formula="of:=[.$AA$3]/[.L11]" office:value-type="float" office:value="16.0788756486018" calcext:value-type="float">
            <text:p>16.08</text:p>
          </table:table-cell>
          <table:table-cell table:style-name="ce57" table:formula="of:=[.$AA$3]/[.M11]" office:value-type="float" office:value="10.754744639131" calcext:value-type="float">
            <text:p>10.75</text:p>
          </table:table-cell>
          <table:table-cell table:style-name="ce57" table:formula="of:=[.$AA$3]/[.N11]" office:value-type="float" office:value="8.28554306382033" calcext:value-type="float">
            <text:p>8.29</text:p>
          </table:table-cell>
          <table:table-cell table:style-name="ce57" table:formula="of:=[.$AA$3]/[.O11]" office:value-type="float" office:value="6.44431127186026" calcext:value-type="float">
            <text:p>6.44</text:p>
          </table:table-cell>
          <table:table-cell/>
          <table:table-cell table:style-name="ce57" table:formula="of:=[.$AF$3]/[.$L11]" office:value-type="float" office:value="14.7654282538468" calcext:value-type="float">
            <text:p>14.77</text:p>
          </table:table-cell>
          <table:table-cell table:style-name="ce57" table:formula="of:=[.$AF$3]/[.$M11]" office:value-type="float" office:value="9.87621360025518" calcext:value-type="float">
            <text:p>9.88</text:p>
          </table:table-cell>
          <table:table-cell table:style-name="ce57" table:formula="of:=[.$AF$3]/[.$N11]" office:value-type="float" office:value="7.60871557978843" calcext:value-type="float">
            <text:p>7.61</text:p>
          </table:table-cell>
          <table:table-cell table:style-name="ce57" table:formula="of:=[.$AF$3]/[.$O11]" office:value-type="float" office:value="5.917889895391" calcext:value-type="float">
            <text:p>5.92</text:p>
          </table:table-cell>
          <table:table-cell/>
          <table:table-cell table:style-name="ce57" table:formula="of:=[.$AK$3]/[.$L11]" office:value-type="float" office:value="2.32295654940138" calcext:value-type="float">
            <text:p>2.32</text:p>
          </table:table-cell>
          <table:table-cell table:style-name="ce57" table:formula="of:=[.$AK$3]/[.$M11]" office:value-type="float" office:value="1.55376563900357" calcext:value-type="float">
            <text:p>1.55</text:p>
          </table:table-cell>
          <table:table-cell table:style-name="ce57" table:formula="of:=[.$AK$3]/[.$N11]" office:value-type="float" office:value="1.19703373208949" calcext:value-type="float">
            <text:p>1.20</text:p>
          </table:table-cell>
          <table:table-cell table:style-name="ce57" table:formula="of:=[.$AK$3]/[.$O11]" office:value-type="float" office:value="0.9310262360696" calcext:value-type="float">
            <text:p>0.93</text:p>
          </table:table-cell>
          <table:table-cell/>
          <table:table-cell table:style-name="ce57" table:formula="of:=[.$AP$3]/[.$L11]" office:value-type="float" office:value="28.8252855931559" calcext:value-type="float">
            <text:p>28.83</text:p>
          </table:table-cell>
          <table:table-cell table:style-name="ce57" table:formula="of:=[.$AP$3]/[.$M11]" office:value-type="float" office:value="19.2804890391308" calcext:value-type="float">
            <text:p>19.28</text:p>
          </table:table-cell>
          <table:table-cell table:style-name="ce57" table:formula="of:=[.$AP$3]/[.$N11]" office:value-type="float" office:value="14.8538461474936" calcext:value-type="float">
            <text:p>14.85</text:p>
          </table:table-cell>
          <table:table-cell table:style-name="ce57" table:formula="of:=[.$AP$3]/[.$O11]" office:value-type="float" office:value="11.5529914480506" calcext:value-type="float">
            <text:p>11.55</text:p>
          </table:table-cell>
          <table:table-cell/>
          <table:table-cell table:style-name="ce57" table:formula="of:=[.$AU$3]/[.$L11]" office:value-type="float" office:value="21.4439283333758" calcext:value-type="float">
            <text:p>21.44</text:p>
          </table:table-cell>
          <table:table-cell table:style-name="ce57" table:formula="of:=[.$AU$3]/[.$M11]" office:value-type="float" office:value="14.3432898123904" calcext:value-type="float">
            <text:p>14.34</text:p>
          </table:table-cell>
          <table:table-cell table:style-name="ce57" table:formula="of:=[.$AU$3]/[.$N11]" office:value-type="float" office:value="11.0501875595457" calcext:value-type="float">
            <text:p>11.05</text:p>
          </table:table-cell>
          <table:table-cell table:style-name="ce57" table:formula="of:=[.$AU$3]/[.$O11]" office:value-type="float" office:value="8.5945903240911" calcext:value-type="float">
            <text:p>8.59</text:p>
          </table:table-cell>
          <table:table-cell/>
          <table:table-cell table:style-name="ce57" table:formula="of:=[.$AZ$3]/[.$L11]" office:value-type="float" office:value="3.37317171834803" calcext:value-type="float">
            <text:p>3.37</text:p>
          </table:table-cell>
          <table:table-cell table:style-name="ce57" table:formula="of:=[.$AZ$3]/[.$M11]" office:value-type="float" office:value="2.25622744074934" calcext:value-type="float">
            <text:p>2.26</text:p>
          </table:table-cell>
          <table:table-cell table:style-name="ce57" table:formula="of:=[.$AZ$3]/[.$N11]" office:value-type="float" office:value="1.73821603853648" calcext:value-type="float">
            <text:p>1.74</text:p>
          </table:table-cell>
          <table:table-cell table:style-name="ce57" table:formula="of:=[.$AZ$3]/[.$O11]" office:value-type="float" office:value="1.3519458077506" calcext:value-type="float">
            <text:p>1.35</text:p>
          </table:table-cell>
          <table:table-cell/>
          <table:table-cell table:style-name="ce57" table:formula="of:=[.$BE$3]/[.$L11]" office:value-type="float" office:value="41.8647788406718" calcext:value-type="float">
            <text:p>41.86</text:p>
          </table:table-cell>
          <table:table-cell table:style-name="ce57" table:formula="of:=[.$BE$3]/[.$M11]" office:value-type="float" office:value="28.0022692907805" calcext:value-type="float">
            <text:p>28.00</text:p>
          </table:table-cell>
          <table:table-cell table:style-name="ce57" table:formula="of:=[.$BE$3]/[.$N11]" office:value-type="float" office:value="21.5731768515707" calcext:value-type="float">
            <text:p>21.57</text:p>
          </table:table-cell>
          <table:table-cell table:style-name="ce57" table:formula="of:=[.$BE$3]/[.$O11]" office:value-type="float" office:value="16.7791375512216" calcext:value-type="float">
            <text:p>16.7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40" calcext:value-type="float">
            <text:p>840</text:p>
          </table:table-cell>
          <table:table-cell office:value-type="float" office:value="1090" calcext:value-type="float">
            <text:p>1090</text:p>
          </table:table-cell>
          <table:table-cell office:value-type="float" office:value="1430" calcext:value-type="float">
            <text:p>1430</text:p>
          </table:table-cell>
          <table:table-cell/>
          <table:table-cell table:style-name="ce57" table:formula="of:=[.B12]*[.$H$1]" office:value-type="float" office:value="8.17258267716537" calcext:value-type="float">
            <text:p>8.17</text:p>
          </table:table-cell>
          <table:table-cell table:style-name="ce57" table:formula="of:=[.C12]*[.$H$1]" office:value-type="float" office:value="12.2588740157481" calcext:value-type="float">
            <text:p>12.26</text:p>
          </table:table-cell>
          <table:table-cell table:style-name="ce57" table:formula="of:=[.D12]*[.$H$1]" office:value-type="float" office:value="15.9073484251969" calcext:value-type="float">
            <text:p>15.91</text:p>
          </table:table-cell>
          <table:table-cell table:style-name="ce57" table:formula="of:=[.E12]*[.$H$1]" office:value-type="float" office:value="20.8692736220473" calcext:value-type="float">
            <text:p>20.87</text:p>
          </table:table-cell>
          <table:table-cell/>
          <table:table-cell table:formula="of:=[.G12]/2" office:value-type="float" office:value="4.08629133858268" calcext:value-type="float">
            <text:p>4.09</text:p>
          </table:table-cell>
          <table:table-cell table:formula="of:=[.H12]/2" office:value-type="float" office:value="6.12943700787403" calcext:value-type="float">
            <text:p>6.13</text:p>
          </table:table-cell>
          <table:table-cell table:formula="of:=[.I12]/2" office:value-type="float" office:value="7.95367421259844" calcext:value-type="float">
            <text:p>7.95</text:p>
          </table:table-cell>
          <table:table-cell table:formula="of:=[.J12]/2" office:value-type="float" office:value="10.4346368110236" calcext:value-type="float">
            <text:p>10.43</text:p>
          </table:table-cell>
          <table:table-cell/>
          <table:table-cell table:style-name="ce57" table:formula="of:=[.$Q$3]/[.L12]" office:value-type="float" office:value="7.42727267471996" calcext:value-type="float">
            <text:p>7.43</text:p>
          </table:table-cell>
          <table:table-cell table:style-name="ce57" table:formula="of:=[.$Q$3]/[.M12]" office:value-type="float" office:value="4.95151511647997" calcext:value-type="float">
            <text:p>4.95</text:p>
          </table:table-cell>
          <table:table-cell table:style-name="ce57" table:formula="of:=[.$Q$3]/[.N12]" office:value-type="float" office:value="3.81584651178273" calcext:value-type="float">
            <text:p>3.82</text:p>
          </table:table-cell>
          <table:table-cell table:style-name="ce57" table:formula="of:=[.$Q$3]/[.O12]" office:value-type="float" office:value="2.90858230618404" calcext:value-type="float">
            <text:p>2.91</text:p>
          </table:table-cell>
          <table:table-cell/>
          <table:table-cell table:style-name="ce57" table:formula="of:=[.$V$3]/[.L12]" office:value-type="float" office:value="1.16731764937114" calcext:value-type="float">
            <text:p>1.17</text:p>
          </table:table-cell>
          <table:table-cell table:style-name="ce57" table:formula="of:=[.$V$3]/[.M12]" office:value-type="float" office:value="0.778211766247429" calcext:value-type="float">
            <text:p>0.78</text:p>
          </table:table-cell>
          <table:table-cell table:style-name="ce57" table:formula="of:=[.$V$3]/[.N12]" office:value-type="float" office:value="0.599722829034716" calcext:value-type="float">
            <text:p>0.60</text:p>
          </table:table-cell>
          <table:table-cell table:style-name="ce57" table:formula="of:=[.$V$3]/[.O12]" office:value-type="float" office:value="0.457131387166322" calcext:value-type="float">
            <text:p>0.46</text:p>
          </table:table-cell>
          <table:table-cell/>
          <table:table-cell table:style-name="ce57" table:formula="of:=[.$AA$3]/[.L12]" office:value-type="float" office:value="14.4997003616856" calcext:value-type="float">
            <text:p>14.50</text:p>
          </table:table-cell>
          <table:table-cell table:style-name="ce57" table:formula="of:=[.$AA$3]/[.M12]" office:value-type="float" office:value="9.66646690779039" calcext:value-type="float">
            <text:p>9.67</text:p>
          </table:table-cell>
          <table:table-cell table:style-name="ce57" table:formula="of:=[.$AA$3]/[.N12]" office:value-type="float" office:value="7.44938734178342" calcext:value-type="float">
            <text:p>7.45</text:p>
          </table:table-cell>
          <table:table-cell table:style-name="ce57" table:formula="of:=[.$AA$3]/[.O12]" office:value-type="float" office:value="5.6782043374433" calcext:value-type="float">
            <text:p>5.68</text:p>
          </table:table-cell>
          <table:table-cell/>
          <table:table-cell table:style-name="ce57" table:formula="of:=[.$AF$3]/[.$L12]" office:value-type="float" office:value="13.3152522646297" calcext:value-type="float">
            <text:p>13.32</text:p>
          </table:table-cell>
          <table:table-cell table:style-name="ce57" table:formula="of:=[.$AF$3]/[.$M12]" office:value-type="float" office:value="8.8768348430865" calcext:value-type="float">
            <text:p>8.88</text:p>
          </table:table-cell>
          <table:table-cell table:style-name="ce57" table:formula="of:=[.$AF$3]/[.$N12]" office:value-type="float" office:value="6.8408635488006" calcext:value-type="float">
            <text:p>6.84</text:p>
          </table:table-cell>
          <table:table-cell table:style-name="ce57" table:formula="of:=[.$AF$3]/[.$O12]" office:value-type="float" office:value="5.21436452321165" calcext:value-type="float">
            <text:p>5.21</text:p>
          </table:table-cell>
          <table:table-cell/>
          <table:table-cell table:style-name="ce57" table:formula="of:=[.$AK$3]/[.$L12]" office:value-type="float" office:value="2.0948090311566" calcext:value-type="float">
            <text:p>2.09</text:p>
          </table:table-cell>
          <table:table-cell table:style-name="ce57" table:formula="of:=[.$AK$3]/[.$M12]" office:value-type="float" office:value="1.3965393541044" calcext:value-type="float">
            <text:p>1.40</text:p>
          </table:table-cell>
          <table:table-cell table:style-name="ce57" table:formula="of:=[.$AK$3]/[.$N12]" office:value-type="float" office:value="1.07623216279605" calcext:value-type="float">
            <text:p>1.08</text:p>
          </table:table-cell>
          <table:table-cell table:style-name="ce57" table:formula="of:=[.$AK$3]/[.$O12]" office:value-type="float" office:value="0.820344795417969" calcext:value-type="float">
            <text:p>0.82</text:p>
          </table:table-cell>
          <table:table-cell/>
          <table:table-cell table:style-name="ce57" table:formula="of:=[.$AP$3]/[.$L12]" office:value-type="float" office:value="25.9942307581138" calcext:value-type="float">
            <text:p>25.99</text:p>
          </table:table-cell>
          <table:table-cell table:style-name="ce57" table:formula="of:=[.$AP$3]/[.$M12]" office:value-type="float" office:value="17.3294871720759" calcext:value-type="float">
            <text:p>17.33</text:p>
          </table:table-cell>
          <table:table-cell table:style-name="ce57" table:formula="of:=[.$AP$3]/[.$N12]" office:value-type="float" office:value="13.3548341509575" calcext:value-type="float">
            <text:p>13.35</text:p>
          </table:table-cell>
          <table:table-cell table:style-name="ce57" table:formula="of:=[.$AP$3]/[.$O12]" office:value-type="float" office:value="10.1795588982823" calcext:value-type="float">
            <text:p>10.18</text:p>
          </table:table-cell>
          <table:table-cell/>
          <table:table-cell table:style-name="ce57" table:formula="of:=[.$AU$3]/[.$L12]" office:value-type="float" office:value="19.337828229205" calcext:value-type="float">
            <text:p>19.34</text:p>
          </table:table-cell>
          <table:table-cell table:style-name="ce57" table:formula="of:=[.$AU$3]/[.$M12]" office:value-type="float" office:value="12.8918854861367" calcext:value-type="float">
            <text:p>12.89</text:p>
          </table:table-cell>
          <table:table-cell table:style-name="ce57" table:formula="of:=[.$AU$3]/[.$N12]" office:value-type="float" office:value="9.93503101683925" calcext:value-type="float">
            <text:p>9.94</text:p>
          </table:table-cell>
          <table:table-cell table:style-name="ce57" table:formula="of:=[.$AU$3]/[.$O12]" office:value-type="float" office:value="7.57285581003831" calcext:value-type="float">
            <text:p>7.57</text:p>
          </table:table-cell>
          <table:table-cell/>
          <table:table-cell table:style-name="ce57" table:formula="of:=[.$AZ$3]/[.$L12]" office:value-type="float" office:value="3.04187806743885" calcext:value-type="float">
            <text:p>3.04</text:p>
          </table:table-cell>
          <table:table-cell table:style-name="ce57" table:formula="of:=[.$AZ$3]/[.$M12]" office:value-type="float" office:value="2.0279187116259" calcext:value-type="float">
            <text:p>2.03</text:p>
          </table:table-cell>
          <table:table-cell table:style-name="ce57" table:formula="of:=[.$AZ$3]/[.$N12]" office:value-type="float" office:value="1.5627997410695" calcext:value-type="float">
            <text:p>1.56</text:p>
          </table:table-cell>
          <table:table-cell table:style-name="ce57" table:formula="of:=[.$AZ$3]/[.$O12]" office:value-type="float" office:value="1.19122497745857" calcext:value-type="float">
            <text:p>1.19</text:p>
          </table:table-cell>
          <table:table-cell/>
          <table:table-cell table:style-name="ce57" table:formula="of:=[.$BE$3]/[.$L12]" office:value-type="float" office:value="37.7530594902487" calcext:value-type="float">
            <text:p>37.75</text:p>
          </table:table-cell>
          <table:table-cell table:style-name="ce57" table:formula="of:=[.$BE$3]/[.$M12]" office:value-type="float" office:value="25.1687063268325" calcext:value-type="float">
            <text:p>25.17</text:p>
          </table:table-cell>
          <table:table-cell table:style-name="ce57" table:formula="of:=[.$BE$3]/[.$N12]" office:value-type="float" office:value="19.3960672610452" calcext:value-type="float">
            <text:p>19.40</text:p>
          </table:table-cell>
          <table:table-cell table:style-name="ce57" table:formula="of:=[.$BE$3]/[.$O12]" office:value-type="float" office:value="14.7844149052722" calcext:value-type="float">
            <text:p>14.7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615" calcext:value-type="float">
            <text:p>615</text:p>
          </table:table-cell>
          <table:table-cell office:value-type="float" office:value="895" calcext:value-type="float">
            <text:p>895</text:p>
          </table:table-cell>
          <table:table-cell office:value-type="float" office:value="1150" calcext:value-type="float">
            <text:p>1150</text:p>
          </table:table-cell>
          <table:table-cell office:value-type="float" office:value="1485" calcext:value-type="float">
            <text:p>1485</text:p>
          </table:table-cell>
          <table:table-cell/>
          <table:table-cell table:style-name="ce57" table:formula="of:=[.B13]*[.$H$1]" office:value-type="float" office:value="8.97524704724411" calcext:value-type="float">
            <text:p>8.98</text:p>
          </table:table-cell>
          <table:table-cell table:style-name="ce57" table:formula="of:=[.C13]*[.$H$1]" office:value-type="float" office:value="13.0615383858268" calcext:value-type="float">
            <text:p>13.06</text:p>
          </table:table-cell>
          <table:table-cell table:style-name="ce57" table:formula="of:=[.D13]*[.$H$1]" office:value-type="float" office:value="16.7829822834646" calcext:value-type="float">
            <text:p>16.78</text:p>
          </table:table-cell>
          <table:table-cell table:style-name="ce57" table:formula="of:=[.E13]*[.$H$1]" office:value-type="float" office:value="21.671937992126" calcext:value-type="float">
            <text:p>21.67</text:p>
          </table:table-cell>
          <table:table-cell/>
          <table:table-cell table:formula="of:=[.G13]/2" office:value-type="float" office:value="4.48762352362205" calcext:value-type="float">
            <text:p>4.49</text:p>
          </table:table-cell>
          <table:table-cell table:formula="of:=[.H13]/2" office:value-type="float" office:value="6.5307691929134" calcext:value-type="float">
            <text:p>6.53</text:p>
          </table:table-cell>
          <table:table-cell table:formula="of:=[.I13]/2" office:value-type="float" office:value="8.3914911417323" calcext:value-type="float">
            <text:p>8.39</text:p>
          </table:table-cell>
          <table:table-cell table:formula="of:=[.J13]/2" office:value-type="float" office:value="10.835968996063" calcext:value-type="float">
            <text:p>10.84</text:p>
          </table:table-cell>
          <table:table-cell/>
          <table:table-cell table:style-name="ce57" table:formula="of:=[.$Q$3]/[.L13]" office:value-type="float" office:value="6.76304503714338" calcext:value-type="float">
            <text:p>6.76</text:p>
          </table:table-cell>
          <table:table-cell table:style-name="ce57" table:formula="of:=[.$Q$3]/[.M13]" office:value-type="float" office:value="4.64723206462925" calcext:value-type="float">
            <text:p>4.65</text:p>
          </table:table-cell>
          <table:table-cell table:style-name="ce57" table:formula="of:=[.$Q$3]/[.N13]" office:value-type="float" office:value="3.61675886768972" calcext:value-type="float">
            <text:p>3.62</text:p>
          </table:table-cell>
          <table:table-cell table:style-name="ce57" table:formula="of:=[.$Q$3]/[.O13]" office:value-type="float" office:value="2.80085703558463" calcext:value-type="float">
            <text:p>2.80</text:p>
          </table:table-cell>
          <table:table-cell/>
          <table:table-cell table:style-name="ce57" table:formula="of:=[.$V$3]/[.L13]" office:value-type="float" office:value="1.06292338804527" calcext:value-type="float">
            <text:p>1.06</text:p>
          </table:table-cell>
          <table:table-cell table:style-name="ce57" table:formula="of:=[.$V$3]/[.M13]" office:value-type="float" office:value="0.730388696813229" calcext:value-type="float">
            <text:p>0.73</text:p>
          </table:table-cell>
          <table:table-cell table:style-name="ce57" table:formula="of:=[.$V$3]/[.N13]" office:value-type="float" office:value="0.56843294230247" calcext:value-type="float">
            <text:p>0.57</text:p>
          </table:table-cell>
          <table:table-cell table:style-name="ce57" table:formula="of:=[.$V$3]/[.O13]" office:value-type="float" office:value="0.440200595049051" calcext:value-type="float">
            <text:p>0.44</text:p>
          </table:table-cell>
          <table:table-cell/>
          <table:table-cell table:style-name="ce57" table:formula="of:=[.$AA$3]/[.L13]" office:value-type="float" office:value="13.2029791911283" calcext:value-type="float">
            <text:p>13.20</text:p>
          </table:table-cell>
          <table:table-cell table:style-name="ce57" table:formula="of:=[.$AA$3]/[.M13]" office:value-type="float" office:value="9.07243821513288" calcext:value-type="float">
            <text:p>9.07</text:p>
          </table:table-cell>
          <table:table-cell table:style-name="ce57" table:formula="of:=[.$AA$3]/[.N13]" office:value-type="float" office:value="7.06072365438602" calcext:value-type="float">
            <text:p>7.06</text:p>
          </table:table-cell>
          <table:table-cell table:style-name="ce57" table:formula="of:=[.$AA$3]/[.O13]" office:value-type="float" office:value="5.46790047309355" calcext:value-type="float">
            <text:p>5.47</text:p>
          </table:table-cell>
          <table:table-cell/>
          <table:table-cell table:style-name="ce57" table:formula="of:=[.$AF$3]/[.$L13]" office:value-type="float" office:value="12.1244573466547" calcext:value-type="float">
            <text:p>12.12</text:p>
          </table:table-cell>
          <table:table-cell table:style-name="ce57" table:formula="of:=[.$AF$3]/[.$M13]" office:value-type="float" office:value="8.33133102591358" calcext:value-type="float">
            <text:p>8.33</text:p>
          </table:table-cell>
          <table:table-cell table:style-name="ce57" table:formula="of:=[.$AF$3]/[.$N13]" office:value-type="float" office:value="6.48394892886318" calcext:value-type="float">
            <text:p>6.48</text:p>
          </table:table-cell>
          <table:table-cell table:style-name="ce57" table:formula="of:=[.$AF$3]/[.$O13]" office:value-type="float" office:value="5.02123991124085" calcext:value-type="float">
            <text:p>5.02</text:p>
          </table:table-cell>
          <table:table-cell/>
          <table:table-cell table:style-name="ce57" table:formula="of:=[.$AK$3]/[.$L13]" office:value-type="float" office:value="1.90746838609382" calcext:value-type="float">
            <text:p>1.91</text:p>
          </table:table-cell>
          <table:table-cell table:style-name="ce57" table:formula="of:=[.$AK$3]/[.$M13]" office:value-type="float" office:value="1.31071849994156" calcext:value-type="float">
            <text:p>1.31</text:p>
          </table:table-cell>
          <table:table-cell table:style-name="ce57" table:formula="of:=[.$AK$3]/[.$N13]" office:value-type="float" office:value="1.02008091951974" calcext:value-type="float">
            <text:p>1.02</text:p>
          </table:table-cell>
          <table:table-cell table:style-name="ce57" table:formula="of:=[.$AK$3]/[.$O13]" office:value-type="float" office:value="0.789961654846934" calcext:value-type="float">
            <text:p>0.79</text:p>
          </table:table-cell>
          <table:table-cell/>
          <table:table-cell table:style-name="ce57" table:formula="of:=[.$AP$3]/[.$L13]" office:value-type="float" office:value="23.6695434545426" calcext:value-type="float">
            <text:p>23.67</text:p>
          </table:table-cell>
          <table:table-cell table:style-name="ce57" table:formula="of:=[.$AP$3]/[.$M13]" office:value-type="float" office:value="16.2645466196019" calcext:value-type="float">
            <text:p>16.26</text:p>
          </table:table-cell>
          <table:table-cell table:style-name="ce57" table:formula="of:=[.$AP$3]/[.$N13]" office:value-type="float" office:value="12.6580601952554" calcext:value-type="float">
            <text:p>12.66</text:p>
          </table:table-cell>
          <table:table-cell table:style-name="ce57" table:formula="of:=[.$AP$3]/[.$O13]" office:value-type="float" office:value="9.80253819834594" calcext:value-type="float">
            <text:p>9.80</text:p>
          </table:table-cell>
          <table:table-cell/>
          <table:table-cell table:style-name="ce57" table:formula="of:=[.$AU$3]/[.$L13]" office:value-type="float" office:value="17.6084289566744" calcext:value-type="float">
            <text:p>17.61</text:p>
          </table:table-cell>
          <table:table-cell table:style-name="ce57" table:formula="of:=[.$AU$3]/[.$M13]" office:value-type="float" office:value="12.0996467132456" calcext:value-type="float">
            <text:p>12.10</text:p>
          </table:table-cell>
          <table:table-cell table:style-name="ce57" table:formula="of:=[.$AU$3]/[.$N13]" office:value-type="float" office:value="9.41668157248242" calcext:value-type="float">
            <text:p>9.42</text:p>
          </table:table-cell>
          <table:table-cell table:style-name="ce57" table:formula="of:=[.$AU$3]/[.$O13]" office:value-type="float" office:value="7.29237966892578" calcext:value-type="float">
            <text:p>7.29</text:p>
          </table:table-cell>
          <table:table-cell/>
          <table:table-cell table:style-name="ce57" table:formula="of:=[.$AZ$3]/[.$L13]" office:value-type="float" office:value="2.76984019148903" calcext:value-type="float">
            <text:p>2.77</text:p>
          </table:table-cell>
          <table:table-cell table:style-name="ce57" table:formula="of:=[.$AZ$3]/[.$M13]" office:value-type="float" office:value="1.90329800867682" calcext:value-type="float">
            <text:p>1.90</text:p>
          </table:table-cell>
          <table:table-cell table:style-name="ce57" table:formula="of:=[.$AZ$3]/[.$N13]" office:value-type="float" office:value="1.48126236327457" calcext:value-type="float">
            <text:p>1.48</text:p>
          </table:table-cell>
          <table:table-cell table:style-name="ce57" table:formula="of:=[.$AZ$3]/[.$O13]" office:value-type="float" office:value="1.14710553384899" calcext:value-type="float">
            <text:p>1.15</text:p>
          </table:table-cell>
          <table:table-cell/>
          <table:table-cell table:style-name="ce57" table:formula="of:=[.$BE$3]/[.$L13]" office:value-type="float" office:value="34.376769617137" calcext:value-type="float">
            <text:p>34.38</text:p>
          </table:table-cell>
          <table:table-cell table:style-name="ce57" table:formula="of:=[.$BE$3]/[.$M13]" office:value-type="float" office:value="23.6220260497645" calcext:value-type="float">
            <text:p>23.62</text:p>
          </table:table-cell>
          <table:table-cell table:style-name="ce57" table:formula="of:=[.$BE$3]/[.$N13]" office:value-type="float" office:value="18.384098534382" calcext:value-type="float">
            <text:p>18.38</text:p>
          </table:table-cell>
          <table:table-cell table:style-name="ce57" table:formula="of:=[.$BE$3]/[.$O13]" office:value-type="float" office:value="14.2368439828547" calcext:value-type="float">
            <text:p>14.24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670" calcext:value-type="float">
            <text:p>670</text:p>
          </table:table-cell>
          <table:table-cell office:value-type="float" office:value="980" calcext:value-type="float">
            <text:p>980</text:p>
          </table:table-cell>
          <table:table-cell office:value-type="float" office:value="1260" calcext:value-type="float">
            <text:p>1260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57" table:formula="of:=[.B14]*[.$H$1]" office:value-type="float" office:value="9.77791141732285" calcext:value-type="float">
            <text:p>9.78</text:p>
          </table:table-cell>
          <table:table-cell table:style-name="ce57" table:formula="of:=[.C14]*[.$H$1]" office:value-type="float" office:value="14.3020196850394" calcext:value-type="float">
            <text:p>14.30</text:p>
          </table:table-cell>
          <table:table-cell table:style-name="ce57" table:formula="of:=[.D14]*[.$H$1]" office:value-type="float" office:value="18.3883110236221" calcext:value-type="float">
            <text:p>18.39</text:p>
          </table:table-cell>
          <table:table-cell table:style-name="ce57" table:formula="of:=[.E14]*[.$H$1]" office:value-type="float" office:value="23.9339921259843" calcext:value-type="float">
            <text:p>23.93</text:p>
          </table:table-cell>
          <table:table-cell/>
          <table:table-cell table:formula="of:=[.G14]/2" office:value-type="float" office:value="4.88895570866143" calcext:value-type="float">
            <text:p>4.89</text:p>
          </table:table-cell>
          <table:table-cell table:formula="of:=[.H14]/2" office:value-type="float" office:value="7.1510098425197" calcext:value-type="float">
            <text:p>7.15</text:p>
          </table:table-cell>
          <table:table-cell table:formula="of:=[.I14]/2" office:value-type="float" office:value="9.19415551181104" calcext:value-type="float">
            <text:p>9.19</text:p>
          </table:table-cell>
          <table:table-cell table:formula="of:=[.J14]/2" office:value-type="float" office:value="11.9669960629921" calcext:value-type="float">
            <text:p>11.97</text:p>
          </table:table-cell>
          <table:table-cell/>
          <table:table-cell table:style-name="ce57" table:formula="of:=[.$Q$3]/[.L14]" office:value-type="float" office:value="6.2078696982734" calcext:value-type="float">
            <text:p>6.21</text:p>
          </table:table-cell>
          <table:table-cell table:style-name="ce57" table:formula="of:=[.$Q$3]/[.M14]" office:value-type="float" office:value="4.24415581412569" calcext:value-type="float">
            <text:p>4.24</text:p>
          </table:table-cell>
          <table:table-cell table:style-name="ce57" table:formula="of:=[.$Q$3]/[.N14]" office:value-type="float" office:value="3.30101007765331" calcext:value-type="float">
            <text:p>3.30</text:p>
          </table:table-cell>
          <table:table-cell table:style-name="ce57" table:formula="of:=[.$Q$3]/[.O14]" office:value-type="float" office:value="2.53614188892877" calcext:value-type="float">
            <text:p>2.54</text:p>
          </table:table-cell>
          <table:table-cell/>
          <table:table-cell table:style-name="ce57" table:formula="of:=[.$V$3]/[.L14]" office:value-type="float" office:value="0.975668483056478" calcext:value-type="float">
            <text:p>0.98</text:p>
          </table:table-cell>
          <table:table-cell table:style-name="ce57" table:formula="of:=[.$V$3]/[.M14]" office:value-type="float" office:value="0.66703865678351" calcext:value-type="float">
            <text:p>0.67</text:p>
          </table:table-cell>
          <table:table-cell table:style-name="ce57" table:formula="of:=[.$V$3]/[.N14]" office:value-type="float" office:value="0.518807844164952" calcext:value-type="float">
            <text:p>0.52</text:p>
          </table:table-cell>
          <table:table-cell table:style-name="ce57" table:formula="of:=[.$V$3]/[.O14]" office:value-type="float" office:value="0.398596270516976" calcext:value-type="float">
            <text:p>0.40</text:p>
          </table:table-cell>
          <table:table-cell/>
          <table:table-cell table:style-name="ce57" table:formula="of:=[.$AA$3]/[.L14]" office:value-type="float" office:value="12.1191525411103" calcext:value-type="float">
            <text:p>12.12</text:p>
          </table:table-cell>
          <table:table-cell table:style-name="ce57" table:formula="of:=[.$AA$3]/[.M14]" office:value-type="float" office:value="8.28554306382033" calcext:value-type="float">
            <text:p>8.29</text:p>
          </table:table-cell>
          <table:table-cell table:style-name="ce57" table:formula="of:=[.$AA$3]/[.N14]" office:value-type="float" office:value="6.44431127186026" calcext:value-type="float">
            <text:p>6.44</text:p>
          </table:table-cell>
          <table:table-cell table:style-name="ce57" table:formula="of:=[.$AA$3]/[.O14]" office:value-type="float" office:value="4.95111719667313" calcext:value-type="float">
            <text:p>4.95</text:p>
          </table:table-cell>
          <table:table-cell/>
          <table:table-cell table:style-name="ce57" table:formula="of:=[.$AF$3]/[.$L14]" office:value-type="float" office:value="11.1291660719293" calcext:value-type="float">
            <text:p>11.13</text:p>
          </table:table-cell>
          <table:table-cell table:style-name="ce57" table:formula="of:=[.$AF$3]/[.$M14]" office:value-type="float" office:value="7.60871557978843" calcext:value-type="float">
            <text:p>7.61</text:p>
          </table:table-cell>
          <table:table-cell table:style-name="ce57" table:formula="of:=[.$AF$3]/[.$N14]" office:value-type="float" office:value="5.917889895391" calcext:value-type="float">
            <text:p>5.92</text:p>
          </table:table-cell>
          <table:table-cell table:style-name="ce57" table:formula="of:=[.$AF$3]/[.$O14]" office:value-type="float" office:value="4.54667150499552" calcext:value-type="float">
            <text:p>4.55</text:p>
          </table:table-cell>
          <table:table-cell/>
          <table:table-cell table:style-name="ce57" table:formula="of:=[.$AK$3]/[.$L14]" office:value-type="float" office:value="1.7508851603697" calcext:value-type="float">
            <text:p>1.75</text:p>
          </table:table-cell>
          <table:table-cell table:style-name="ce57" table:formula="of:=[.$AK$3]/[.$M14]" office:value-type="float" office:value="1.19703373208949" calcext:value-type="float">
            <text:p>1.20</text:p>
          </table:table-cell>
          <table:table-cell table:style-name="ce57" table:formula="of:=[.$AK$3]/[.$N14]" office:value-type="float" office:value="0.9310262360696" calcext:value-type="float">
            <text:p>0.93</text:p>
          </table:table-cell>
          <table:table-cell table:style-name="ce57" table:formula="of:=[.$AK$3]/[.$O14]" office:value-type="float" office:value="0.715300644785181" calcext:value-type="float">
            <text:p>0.72</text:p>
          </table:table-cell>
          <table:table-cell/>
          <table:table-cell table:style-name="ce57" table:formula="of:=[.$AP$3]/[.$L14]" office:value-type="float" office:value="21.7265212306623" calcext:value-type="float">
            <text:p>21.73</text:p>
          </table:table-cell>
          <table:table-cell table:style-name="ce57" table:formula="of:=[.$AP$3]/[.$M14]" office:value-type="float" office:value="14.8538461474936" calcext:value-type="float">
            <text:p>14.85</text:p>
          </table:table-cell>
          <table:table-cell table:style-name="ce57" table:formula="of:=[.$AP$3]/[.$N14]" office:value-type="float" office:value="11.5529914480506" calcext:value-type="float">
            <text:p>11.55</text:p>
          </table:table-cell>
          <table:table-cell table:style-name="ce57" table:formula="of:=[.$AP$3]/[.$O14]" office:value-type="float" office:value="8.87607879545349" calcext:value-type="float">
            <text:p>8.88</text:p>
          </table:table-cell>
          <table:table-cell/>
          <table:table-cell table:style-name="ce57" table:formula="of:=[.$AU$3]/[.$L14]" office:value-type="float" office:value="16.1629609079922" calcext:value-type="float">
            <text:p>16.16</text:p>
          </table:table-cell>
          <table:table-cell table:style-name="ce57" table:formula="of:=[.$AU$3]/[.$M14]" office:value-type="float" office:value="11.0501875595457" calcext:value-type="float">
            <text:p>11.05</text:p>
          </table:table-cell>
          <table:table-cell table:style-name="ce57" table:formula="of:=[.$AU$3]/[.$N14]" office:value-type="float" office:value="8.5945903240911" calcext:value-type="float">
            <text:p>8.59</text:p>
          </table:table-cell>
          <table:table-cell table:style-name="ce57" table:formula="of:=[.$AU$3]/[.$O14]" office:value-type="float" office:value="6.60316085875292" calcext:value-type="float">
            <text:p>6.60</text:p>
          </table:table-cell>
          <table:table-cell/>
          <table:table-cell table:style-name="ce57" table:formula="of:=[.$AZ$3]/[.$L14]" office:value-type="float" office:value="2.54246525039665" calcext:value-type="float">
            <text:p>2.54</text:p>
          </table:table-cell>
          <table:table-cell table:style-name="ce57" table:formula="of:=[.$AZ$3]/[.$M14]" office:value-type="float" office:value="1.73821603853648" calcext:value-type="float">
            <text:p>1.74</text:p>
          </table:table-cell>
          <table:table-cell table:style-name="ce57" table:formula="of:=[.$AZ$3]/[.$N14]" office:value-type="float" office:value="1.3519458077506" calcext:value-type="float">
            <text:p>1.35</text:p>
          </table:table-cell>
          <table:table-cell table:style-name="ce57" table:formula="of:=[.$AZ$3]/[.$O14]" office:value-type="float" office:value="1.03869007180839" calcext:value-type="float">
            <text:p>1.04</text:p>
          </table:table-cell>
          <table:table-cell/>
          <table:table-cell table:style-name="ce57" table:formula="of:=[.$BE$3]/[.$L14]" office:value-type="float" office:value="31.5547959918497" calcext:value-type="float">
            <text:p>31.55</text:p>
          </table:table-cell>
          <table:table-cell table:style-name="ce57" table:formula="of:=[.$BE$3]/[.$M14]" office:value-type="float" office:value="21.5731768515707" calcext:value-type="float">
            <text:p>21.57</text:p>
          </table:table-cell>
          <table:table-cell table:style-name="ce57" table:formula="of:=[.$BE$3]/[.$N14]" office:value-type="float" office:value="16.7791375512216" calcext:value-type="float">
            <text:p>16.78</text:p>
          </table:table-cell>
          <table:table-cell table:style-name="ce57" table:formula="of:=[.$BE$3]/[.$O14]" office:value-type="float" office:value="12.8912886064264" calcext:value-type="float">
            <text:p>12.89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730" calcext:value-type="float">
            <text:p>730</text:p>
          </table:table-cell>
          <table:table-cell office:value-type="float" office:value="1065" calcext:value-type="float">
            <text:p>1065</text:p>
          </table:table-cell>
          <table:table-cell office:value-type="float" office:value="1370" calcext:value-type="float">
            <text:p>1370</text:p>
          </table:table-cell>
          <table:table-cell office:value-type="float" office:value="1790" calcext:value-type="float">
            <text:p>1790</text:p>
          </table:table-cell>
          <table:table-cell/>
          <table:table-cell table:style-name="ce57" table:formula="of:=[.B15]*[.$H$1]" office:value-type="float" office:value="10.6535452755906" calcext:value-type="float">
            <text:p>10.65</text:p>
          </table:table-cell>
          <table:table-cell table:style-name="ce57" table:formula="of:=[.C15]*[.$H$1]" office:value-type="float" office:value="15.542500984252" calcext:value-type="float">
            <text:p>15.54</text:p>
          </table:table-cell>
          <table:table-cell table:style-name="ce57" table:formula="of:=[.D15]*[.$H$1]" office:value-type="float" office:value="19.9936397637796" calcext:value-type="float">
            <text:p>19.99</text:p>
          </table:table-cell>
          <table:table-cell table:style-name="ce57" table:formula="of:=[.E15]*[.$H$1]" office:value-type="float" office:value="26.1230767716536" calcext:value-type="float">
            <text:p>26.12</text:p>
          </table:table-cell>
          <table:table-cell/>
          <table:table-cell table:formula="of:=[.G15]/2" office:value-type="float" office:value="5.32677263779528" calcext:value-type="float">
            <text:p>5.33</text:p>
          </table:table-cell>
          <table:table-cell table:formula="of:=[.H15]/2" office:value-type="float" office:value="7.771250492126" calcext:value-type="float">
            <text:p>7.77</text:p>
          </table:table-cell>
          <table:table-cell table:formula="of:=[.I15]/2" office:value-type="float" office:value="9.99681988188978" calcext:value-type="float">
            <text:p>10.00</text:p>
          </table:table-cell>
          <table:table-cell table:formula="of:=[.J15]/2" office:value-type="float" office:value="13.0615383858268" calcext:value-type="float">
            <text:p>13.06</text:p>
          </table:table-cell>
          <table:table-cell/>
          <table:table-cell table:style-name="ce57" table:formula="of:=[.$Q$3]/[.L15]" office:value-type="float" office:value="5.69763383266188" calcext:value-type="float">
            <text:p>5.70</text:p>
          </table:table-cell>
          <table:table-cell table:style-name="ce57" table:formula="of:=[.$Q$3]/[.M15]" office:value-type="float" office:value="3.90542037356167" calcext:value-type="float">
            <text:p>3.91</text:p>
          </table:table-cell>
          <table:table-cell table:style-name="ce57" table:formula="of:=[.$Q$3]/[.N15]" office:value-type="float" office:value="3.03596547287823" calcext:value-type="float">
            <text:p>3.04</text:p>
          </table:table-cell>
          <table:table-cell table:style-name="ce57" table:formula="of:=[.$Q$3]/[.O15]" office:value-type="float" office:value="2.32361603231462" calcext:value-type="float">
            <text:p>2.32</text:p>
          </table:table-cell>
          <table:table-cell/>
          <table:table-cell table:style-name="ce57" table:formula="of:=[.$V$3]/[.L15]" office:value-type="float" office:value="0.895476552942247" calcext:value-type="float">
            <text:p>0.90</text:p>
          </table:table-cell>
          <table:table-cell table:style-name="ce57" table:formula="of:=[.$V$3]/[.M15]" office:value-type="float" office:value="0.613800829716282" calcext:value-type="float">
            <text:p>0.61</text:p>
          </table:table-cell>
          <table:table-cell table:style-name="ce57" table:formula="of:=[.$V$3]/[.N15]" office:value-type="float" office:value="0.477151739888934" calcext:value-type="float">
            <text:p>0.48</text:p>
          </table:table-cell>
          <table:table-cell table:style-name="ce57" table:formula="of:=[.$V$3]/[.O15]" office:value-type="float" office:value="0.365194348406614" calcext:value-type="float">
            <text:p>0.37</text:p>
          </table:table-cell>
          <table:table-cell/>
          <table:table-cell table:style-name="ce57" table:formula="of:=[.$AA$3]/[.L15]" office:value-type="float" office:value="11.123057811704" calcext:value-type="float">
            <text:p>11.12</text:p>
          </table:table-cell>
          <table:table-cell table:style-name="ce57" table:formula="of:=[.$AA$3]/[.M15]" office:value-type="float" office:value="7.62425558924312" calcext:value-type="float">
            <text:p>7.62</text:p>
          </table:table-cell>
          <table:table-cell table:style-name="ce57" table:formula="of:=[.$AA$3]/[.N15]" office:value-type="float" office:value="5.92688481937513" calcext:value-type="float">
            <text:p>5.93</text:p>
          </table:table-cell>
          <table:table-cell table:style-name="ce57" table:formula="of:=[.$AA$3]/[.O15]" office:value-type="float" office:value="4.53621910756644" calcext:value-type="float">
            <text:p>4.54</text:p>
          </table:table-cell>
          <table:table-cell/>
          <table:table-cell table:style-name="ce57" table:formula="of:=[.$AF$3]/[.$L15]" office:value-type="float" office:value="10.2144400934146" calcext:value-type="float">
            <text:p>10.21</text:p>
          </table:table-cell>
          <table:table-cell table:style-name="ce57" table:formula="of:=[.$AF$3]/[.$M15]" office:value-type="float" office:value="7.0014472001809" calcext:value-type="float">
            <text:p>7.00</text:p>
          </table:table-cell>
          <table:table-cell table:style-name="ce57" table:formula="of:=[.$AF$3]/[.$N15]" office:value-type="float" office:value="5.44273085269537" calcext:value-type="float">
            <text:p>5.44</text:p>
          </table:table-cell>
          <table:table-cell table:style-name="ce57" table:formula="of:=[.$AF$3]/[.$O15]" office:value-type="float" office:value="4.16566551295679" calcext:value-type="float">
            <text:p>4.17</text:p>
          </table:table-cell>
          <table:table-cell/>
          <table:table-cell table:style-name="ce57" table:formula="of:=[.$AK$3]/[.$L15]" office:value-type="float" office:value="1.60697679102424" calcext:value-type="float">
            <text:p>1.61</text:p>
          </table:table-cell>
          <table:table-cell table:style-name="ce57" table:formula="of:=[.$AK$3]/[.$M15]" office:value-type="float" office:value="1.10149582858939" calcext:value-type="float">
            <text:p>1.10</text:p>
          </table:table-cell>
          <table:table-cell table:style-name="ce57" table:formula="of:=[.$AK$3]/[.$N15]" office:value-type="float" office:value="0.856272304706348" calcext:value-type="float">
            <text:p>0.86</text:p>
          </table:table-cell>
          <table:table-cell table:style-name="ce57" table:formula="of:=[.$AK$3]/[.$O15]" office:value-type="float" office:value="0.65535924997078" calcext:value-type="float">
            <text:p>0.66</text:p>
          </table:table-cell>
          <table:table-cell/>
          <table:table-cell table:style-name="ce57" table:formula="of:=[.$AP$3]/[.$L15]" office:value-type="float" office:value="19.9407797596489" calcext:value-type="float">
            <text:p>19.94</text:p>
          </table:table-cell>
          <table:table-cell table:style-name="ce57" table:formula="of:=[.$AP$3]/[.$M15]" office:value-type="float" office:value="13.6683279103697" calcext:value-type="float">
            <text:p>13.67</text:p>
          </table:table-cell>
          <table:table-cell table:style-name="ce57" table:formula="of:=[.$AP$3]/[.$N15]" office:value-type="float" office:value="10.6253789960173" calcext:value-type="float">
            <text:p>10.63</text:p>
          </table:table-cell>
          <table:table-cell table:style-name="ce57" table:formula="of:=[.$AP$3]/[.$O15]" office:value-type="float" office:value="8.13227330980097" calcext:value-type="float">
            <text:p>8.13</text:p>
          </table:table-cell>
          <table:table-cell/>
          <table:table-cell table:style-name="ce57" table:formula="of:=[.$AU$3]/[.$L15]" office:value-type="float" office:value="14.8344983676093" calcext:value-type="float">
            <text:p>14.83</text:p>
          </table:table-cell>
          <table:table-cell table:style-name="ce57" table:formula="of:=[.$AU$3]/[.$M15]" office:value-type="float" office:value="10.1682477073754" calcext:value-type="float">
            <text:p>10.17</text:p>
          </table:table-cell>
          <table:table-cell table:style-name="ce57" table:formula="of:=[.$AU$3]/[.$N15]" office:value-type="float" office:value="7.90451372872612" calcext:value-type="float">
            <text:p>7.90</text:p>
          </table:table-cell>
          <table:table-cell table:style-name="ce57" table:formula="of:=[.$AU$3]/[.$O15]" office:value-type="float" office:value="6.04982335662278" calcext:value-type="float">
            <text:p>6.05</text:p>
          </table:table-cell>
          <table:table-cell/>
          <table:table-cell table:style-name="ce57" table:formula="of:=[.$AZ$3]/[.$L15]" office:value-type="float" office:value="2.33349550378871" calcext:value-type="float">
            <text:p>2.33</text:p>
          </table:table-cell>
          <table:table-cell table:style-name="ce57" table:formula="of:=[.$AZ$3]/[.$M15]" office:value-type="float" office:value="1.59948518100071" calcext:value-type="float">
            <text:p>1.60</text:p>
          </table:table-cell>
          <table:table-cell table:style-name="ce57" table:formula="of:=[.$AZ$3]/[.$N15]" office:value-type="float" office:value="1.24339541442756" calcext:value-type="float">
            <text:p>1.24</text:p>
          </table:table-cell>
          <table:table-cell table:style-name="ce57" table:formula="of:=[.$AZ$3]/[.$O15]" office:value-type="float" office:value="0.951649004338411" calcext:value-type="float">
            <text:p>0.95</text:p>
          </table:table-cell>
          <table:table-cell/>
          <table:table-cell table:style-name="ce57" table:formula="of:=[.$BE$3]/[.$L15]" office:value-type="float" office:value="28.9612511158072" calcext:value-type="float">
            <text:p>28.96</text:p>
          </table:table-cell>
          <table:table-cell table:style-name="ce57" table:formula="of:=[.$BE$3]/[.$M15]" office:value-type="float" office:value="19.8513740042622" calcext:value-type="float">
            <text:p>19.85</text:p>
          </table:table-cell>
          <table:table-cell table:style-name="ce57" table:formula="of:=[.$BE$3]/[.$N15]" office:value-type="float" office:value="15.4319075288608" calcext:value-type="float">
            <text:p>15.43</text:p>
          </table:table-cell>
          <table:table-cell table:style-name="ce57" table:formula="of:=[.$BE$3]/[.$O15]" office:value-type="float" office:value="11.8110130248823" calcext:value-type="float">
            <text:p>11.81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870" calcext:value-type="float">
            <text:p>870</text:p>
          </table:table-cell>
          <table:table-cell office:value-type="float" office:value="1290" calcext:value-type="float">
            <text:p>1290</text:p>
          </table:table-cell>
          <table:table-cell office:value-type="float" office:value="1680" calcext:value-type="float">
            <text:p>1680</text:p>
          </table:table-cell>
          <table:table-cell office:value-type="float" office:value="2155" calcext:value-type="float">
            <text:p>2155</text:p>
          </table:table-cell>
          <table:table-cell/>
          <table:table-cell table:style-name="ce57" table:formula="of:=[.B16]*[.$H$1]" office:value-type="float" office:value="12.6966909448819" calcext:value-type="float">
            <text:p>12.70</text:p>
          </table:table-cell>
          <table:table-cell table:style-name="ce57" table:formula="of:=[.C16]*[.$H$1]" office:value-type="float" office:value="18.8261279527559" calcext:value-type="float">
            <text:p>18.83</text:p>
          </table:table-cell>
          <table:table-cell table:style-name="ce57" table:formula="of:=[.D16]*[.$H$1]" office:value-type="float" office:value="24.5177480314961" calcext:value-type="float">
            <text:p>24.52</text:p>
          </table:table-cell>
          <table:table-cell table:style-name="ce57" table:formula="of:=[.E16]*[.$H$1]" office:value-type="float" office:value="31.4498494094489" calcext:value-type="float">
            <text:p>31.45</text:p>
          </table:table-cell>
          <table:table-cell/>
          <table:table-cell table:formula="of:=[.G16]/2" office:value-type="float" office:value="6.34834547244096" calcext:value-type="float">
            <text:p>6.35</text:p>
          </table:table-cell>
          <table:table-cell table:formula="of:=[.H16]/2" office:value-type="float" office:value="9.41306397637797" calcext:value-type="float">
            <text:p>9.41</text:p>
          </table:table-cell>
          <table:table-cell table:formula="of:=[.I16]/2" office:value-type="float" office:value="12.2588740157481" calcext:value-type="float">
            <text:p>12.26</text:p>
          </table:table-cell>
          <table:table-cell table:formula="of:=[.J16]/2" office:value-type="float" office:value="15.7249247047244" calcext:value-type="float">
            <text:p>15.72</text:p>
          </table:table-cell>
          <table:table-cell/>
          <table:table-cell table:style-name="ce57" table:formula="of:=[.$Q$3]/[.L16]" office:value-type="float" office:value="4.7807732159117" calcext:value-type="float">
            <text:p>4.78</text:p>
          </table:table-cell>
          <table:table-cell table:style-name="ce57" table:formula="of:=[.$Q$3]/[.M16]" office:value-type="float" office:value="3.22424240142882" calcext:value-type="float">
            <text:p>3.22</text:p>
          </table:table-cell>
          <table:table-cell table:style-name="ce57" table:formula="of:=[.$Q$3]/[.N16]" office:value-type="float" office:value="2.47575755823999" calcext:value-type="float">
            <text:p>2.48</text:p>
          </table:table-cell>
          <table:table-cell table:style-name="ce57" table:formula="of:=[.$Q$3]/[.O16]" office:value-type="float" office:value="1.93005693635414" calcext:value-type="float">
            <text:p>1.93</text:p>
          </table:table-cell>
          <table:table-cell/>
          <table:table-cell table:style-name="ce57" table:formula="of:=[.$V$3]/[.L16]" office:value-type="float" office:value="0.751376877756138" calcext:value-type="float">
            <text:p>0.75</text:p>
          </table:table-cell>
          <table:table-cell table:style-name="ce57" table:formula="of:=[.$V$3]/[.M16]" office:value-type="float" office:value="0.506742545463442" calcext:value-type="float">
            <text:p>0.51</text:p>
          </table:table-cell>
          <table:table-cell table:style-name="ce57" table:formula="of:=[.$V$3]/[.N16]" office:value-type="float" office:value="0.389105883123714" calcext:value-type="float">
            <text:p>0.39</text:p>
          </table:table-cell>
          <table:table-cell table:style-name="ce57" table:formula="of:=[.$V$3]/[.O16]" office:value-type="float" office:value="0.303340085219415" calcext:value-type="float">
            <text:p>0.30</text:p>
          </table:table-cell>
          <table:table-cell/>
          <table:table-cell table:style-name="ce57" table:formula="of:=[.$AA$3]/[.L16]" office:value-type="float" office:value="9.33314046269417" calcext:value-type="float">
            <text:p>9.33</text:p>
          </table:table-cell>
          <table:table-cell table:style-name="ce57" table:formula="of:=[.$AA$3]/[.M16]" office:value-type="float" office:value="6.29444356786351" calcext:value-type="float">
            <text:p>6.29</text:p>
          </table:table-cell>
          <table:table-cell table:style-name="ce57" table:formula="of:=[.$AA$3]/[.N16]" office:value-type="float" office:value="4.83323345389519" calcext:value-type="float">
            <text:p>4.83</text:p>
          </table:table-cell>
          <table:table-cell table:style-name="ce57" table:formula="of:=[.$AA$3]/[.O16]" office:value-type="float" office:value="3.76790357426632" calcext:value-type="float">
            <text:p>3.77</text:p>
          </table:table-cell>
          <table:table-cell/>
          <table:table-cell table:style-name="ce57" table:formula="of:=[.$AF$3]/[.$L16]" office:value-type="float" office:value="8.57073708987662" calcext:value-type="float">
            <text:p>8.57</text:p>
          </table:table-cell>
          <table:table-cell table:style-name="ce57" table:formula="of:=[.$AF$3]/[.$M16]" office:value-type="float" office:value="5.78026454898656" calcext:value-type="float">
            <text:p>5.78</text:p>
          </table:table-cell>
          <table:table-cell table:style-name="ce57" table:formula="of:=[.$AF$3]/[.$N16]" office:value-type="float" office:value="4.43841742154325" calcext:value-type="float">
            <text:p>4.44</text:p>
          </table:table-cell>
          <table:table-cell table:style-name="ce57" table:formula="of:=[.$AF$3]/[.$O16]" office:value-type="float" office:value="3.46011195739798" calcext:value-type="float">
            <text:p>3.46</text:p>
          </table:table-cell>
          <table:table-cell/>
          <table:table-cell table:style-name="ce57" table:formula="of:=[.$AK$3]/[.$L16]" office:value-type="float" office:value="1.34838282465252" calcext:value-type="float">
            <text:p>1.35</text:p>
          </table:table-cell>
          <table:table-cell table:style-name="ce57" table:formula="of:=[.$AK$3]/[.$M16]" office:value-type="float" office:value="0.909374463137749" calcext:value-type="float">
            <text:p>0.91</text:p>
          </table:table-cell>
          <table:table-cell table:style-name="ce57" table:formula="of:=[.$AK$3]/[.$N16]" office:value-type="float" office:value="0.6982696770522" calcext:value-type="float">
            <text:p>0.70</text:p>
          </table:table-cell>
          <table:table-cell table:style-name="ce57" table:formula="of:=[.$AK$3]/[.$O16]" office:value-type="float" office:value="0.544358727353919" calcext:value-type="float">
            <text:p>0.54</text:p>
          </table:table-cell>
          <table:table-cell/>
          <table:table-cell table:style-name="ce57" table:formula="of:=[.$AP$3]/[.$L16]" office:value-type="float" office:value="16.7319186489008" calcext:value-type="float">
            <text:p>16.73</text:p>
          </table:table-cell>
          <table:table-cell table:style-name="ce57" table:formula="of:=[.$AP$3]/[.$M16]" office:value-type="float" office:value="11.2843172283285" calcext:value-type="float">
            <text:p>11.28</text:p>
          </table:table-cell>
          <table:table-cell table:style-name="ce57" table:formula="of:=[.$AP$3]/[.$N16]" office:value-type="float" office:value="8.66474358603793" calcext:value-type="float">
            <text:p>8.66</text:p>
          </table:table-cell>
          <table:table-cell table:style-name="ce57" table:formula="of:=[.$AP$3]/[.$O16]" office:value-type="float" office:value="6.75488131069314" calcext:value-type="float">
            <text:p>6.75</text:p>
          </table:table-cell>
          <table:table-cell/>
          <table:table-cell table:style-name="ce57" table:formula="of:=[.$AU$3]/[.$L16]" office:value-type="float" office:value="12.4473377107526" calcext:value-type="float">
            <text:p>12.45</text:p>
          </table:table-cell>
          <table:table-cell table:style-name="ce57" table:formula="of:=[.$AU$3]/[.$M16]" office:value-type="float" office:value="8.39471613050758" calcext:value-type="float">
            <text:p>8.39</text:p>
          </table:table-cell>
          <table:table-cell table:style-name="ce57" table:formula="of:=[.$AU$3]/[.$N16]" office:value-type="float" office:value="6.44594274306833" calcext:value-type="float">
            <text:p>6.45</text:p>
          </table:table-cell>
          <table:table-cell table:style-name="ce57" table:formula="of:=[.$AU$3]/[.$O16]" office:value-type="float" office:value="5.0251432985405" calcext:value-type="float">
            <text:p>5.03</text:p>
          </table:table-cell>
          <table:table-cell/>
          <table:table-cell table:style-name="ce57" table:formula="of:=[.$AZ$3]/[.$L16]" office:value-type="float" office:value="1.95799048019052" calcext:value-type="float">
            <text:p>1.96</text:p>
          </table:table-cell>
          <table:table-cell table:style-name="ce57" table:formula="of:=[.$AZ$3]/[.$M16]" office:value-type="float" office:value="1.32050520757035" calcext:value-type="float">
            <text:p>1.32</text:p>
          </table:table-cell>
          <table:table-cell table:style-name="ce57" table:formula="of:=[.$AZ$3]/[.$N16]" office:value-type="float" office:value="1.01395935581295" calcext:value-type="float">
            <text:p>1.01</text:p>
          </table:table-cell>
          <table:table-cell table:style-name="ce57" table:formula="of:=[.$AZ$3]/[.$O16]" office:value-type="float" office:value="0.790464834230049" calcext:value-type="float">
            <text:p>0.79</text:p>
          </table:table-cell>
          <table:table-cell/>
          <table:table-cell table:style-name="ce57" table:formula="of:=[.$BE$3]/[.$L16]" office:value-type="float" office:value="24.3008199017693" calcext:value-type="float">
            <text:p>24.30</text:p>
          </table:table-cell>
          <table:table-cell table:style-name="ce57" table:formula="of:=[.$BE$3]/[.$M16]" office:value-type="float" office:value="16.3889250500304" calcext:value-type="float">
            <text:p>16.39</text:p>
          </table:table-cell>
          <table:table-cell table:style-name="ce57" table:formula="of:=[.$BE$3]/[.$N16]" office:value-type="float" office:value="12.5843531634162" calcext:value-type="float">
            <text:p>12.58</text:p>
          </table:table-cell>
          <table:table-cell table:style-name="ce57" table:formula="of:=[.$BE$3]/[.$O16]" office:value-type="float" office:value="9.81053982113191" calcext:value-type="float">
            <text:p>9.81</text:p>
          </table:table-cell>
          <table:table-cell table:number-columns-repeated="964"/>
        </table:table-row>
        <table:table-row table:style-name="ro4">
          <table:table-cell table:style-name="ce181"/>
          <table:table-cell table:style-name="ce170" office:value-type="float" office:value="950" calcext:value-type="float">
            <text:p>950</text:p>
          </table:table-cell>
          <table:table-cell table:style-name="ce172" office:value-type="float" office:value="1430" calcext:value-type="float">
            <text:p>1430</text:p>
          </table:table-cell>
          <table:table-cell table:style-name="ce172" office:value-type="float" office:value="1860" calcext:value-type="float">
            <text:p>1860</text:p>
          </table:table-cell>
          <table:table-cell table:style-name="ce172" office:value-type="float" office:value="2435" calcext:value-type="float">
            <text:p>2435</text:p>
          </table:table-cell>
          <table:table-cell table:style-name="ce172"/>
          <table:table-cell table:style-name="ce173" table:formula="of:=[.B17]*[.$H$1]" office:value-type="float" office:value="13.8642027559055" calcext:value-type="float">
            <text:p>13.86</text:p>
          </table:table-cell>
          <table:table-cell table:style-name="ce173" table:formula="of:=[.C17]*[.$H$1]" office:value-type="float" office:value="20.8692736220473" calcext:value-type="float">
            <text:p>20.87</text:p>
          </table:table-cell>
          <table:table-cell table:style-name="ce173" table:formula="of:=[.D17]*[.$H$1]" office:value-type="float" office:value="27.1446496062993" calcext:value-type="float">
            <text:p>27.14</text:p>
          </table:table-cell>
          <table:table-cell table:style-name="ce173" table:formula="of:=[.E17]*[.$H$1]" office:value-type="float" office:value="35.5361407480316" calcext:value-type="float">
            <text:p>35.54</text:p>
          </table:table-cell>
          <table:table-cell table:style-name="ce172"/>
          <table:table-cell table:style-name="ce173" table:formula="of:=[.G17]/2" office:value-type="float" office:value="6.93210137795277" calcext:value-type="float">
            <text:p>6.93</text:p>
          </table:table-cell>
          <table:table-cell table:style-name="ce173" table:formula="of:=[.H17]/2" office:value-type="float" office:value="10.4346368110236" calcext:value-type="float">
            <text:p>10.43</text:p>
          </table:table-cell>
          <table:table-cell table:style-name="ce173" table:formula="of:=[.I17]/2" office:value-type="float" office:value="13.5723248031496" calcext:value-type="float">
            <text:p>13.57</text:p>
          </table:table-cell>
          <table:table-cell table:style-name="ce173" table:formula="of:=[.J17]/2" office:value-type="float" office:value="17.7680703740158" calcext:value-type="float">
            <text:p>17.77</text:p>
          </table:table-cell>
          <table:table-cell table:style-name="ce172"/>
          <table:table-cell table:style-name="ce176" table:formula="of:=[.$Q$3]/[.L17]" office:value-type="float" office:value="4.37818178720334" calcext:value-type="float">
            <text:p>4.38</text:p>
          </table:table-cell>
          <table:table-cell table:style-name="ce173" table:formula="of:=[.$Q$3]/[.M17]" office:value-type="float" office:value="2.90858230618404" calcext:value-type="float">
            <text:p>2.91</text:p>
          </table:table-cell>
          <table:table-cell table:style-name="ce173" table:formula="of:=[.$Q$3]/[.N17]" office:value-type="float" office:value="2.23616811711999" calcext:value-type="float">
            <text:p>2.24</text:p>
          </table:table-cell>
          <table:table-cell table:style-name="ce173" table:formula="of:=[.$Q$3]/[.O17]" office:value-type="float" office:value="1.70812020445305" calcext:value-type="float">
            <text:p>1.71</text:p>
          </table:table-cell>
          <table:table-cell table:style-name="ce172"/>
          <table:table-cell table:style-name="ce173" table:formula="of:=[.$V$3]/[.L17]" office:value-type="float" office:value="0.688103035418779" calcext:value-type="float">
            <text:p>0.69</text:p>
          </table:table-cell>
          <table:table-cell table:style-name="ce173" table:formula="of:=[.$V$3]/[.M17]" office:value-type="float" office:value="0.457131387166322" calcext:value-type="float">
            <text:p>0.46</text:p>
          </table:table-cell>
          <table:table-cell table:style-name="ce173" table:formula="of:=[.$V$3]/[.N17]" office:value-type="float" office:value="0.351450475079484" calcext:value-type="float">
            <text:p>0.35</text:p>
          </table:table-cell>
          <table:table-cell table:style-name="ce173" table:formula="of:=[.$V$3]/[.O17]" office:value-type="float" office:value="0.268459089793774" calcext:value-type="float">
            <text:p>0.27</text:p>
          </table:table-cell>
          <table:table-cell table:style-name="ce172"/>
          <table:table-cell table:style-name="ce176" table:formula="of:=[.$AA$3]/[.L17]" office:value-type="float" office:value="8.5471917921515" calcext:value-type="float">
            <text:p>8.55</text:p>
          </table:table-cell>
          <table:table-cell table:style-name="ce173" table:formula="of:=[.$AA$3]/[.M17]" office:value-type="float" office:value="5.6782043374433" calcext:value-type="float">
            <text:p>5.68</text:p>
          </table:table-cell>
          <table:table-cell table:style-name="ce173" table:formula="of:=[.$AA$3]/[.N17]" office:value-type="float" office:value="4.3655011841634" calcext:value-type="float">
            <text:p>4.37</text:p>
          </table:table-cell>
          <table:table-cell table:style-name="ce173" table:formula="of:=[.$AA$3]/[.O17]" office:value-type="float" office:value="3.33463334806732" calcext:value-type="float">
            <text:p>3.33</text:p>
          </table:table-cell>
          <table:table-cell table:style-name="ce172"/>
          <table:table-cell table:style-name="ce173" table:formula="of:=[.$AF$3]/[.$L17]" office:value-type="float" office:value="7.84899080862385" calcext:value-type="float">
            <text:p>7.85</text:p>
          </table:table-cell>
          <table:table-cell table:style-name="ce173" table:formula="of:=[.$AF$3]/[.$M17]" office:value-type="float" office:value="5.21436452321165" calcext:value-type="float">
            <text:p>5.21</text:p>
          </table:table-cell>
          <table:table-cell table:style-name="ce176" table:formula="of:=[.$AF$3]/[.$N17]" office:value-type="float" office:value="4.00889315494229" calcext:value-type="float">
            <text:p>4.01</text:p>
          </table:table-cell>
          <table:table-cell table:style-name="ce173" table:formula="of:=[.$AF$3]/[.$O17]" office:value-type="float" office:value="3.06223460706064" calcext:value-type="float">
            <text:p>3.06</text:p>
          </table:table-cell>
          <table:table-cell table:style-name="ce172"/>
          <table:table-cell table:style-name="ce173" table:formula="of:=[.$AK$3]/[.$L17]" office:value-type="float" office:value="1.23483479731336" calcext:value-type="float">
            <text:p>1.23</text:p>
          </table:table-cell>
          <table:table-cell table:style-name="ce173" table:formula="of:=[.$AK$3]/[.$M17]" office:value-type="float" office:value="0.820344795417969" calcext:value-type="float">
            <text:p>0.82</text:p>
          </table:table-cell>
          <table:table-cell table:style-name="ce173" table:formula="of:=[.$AK$3]/[.$N17]" office:value-type="float" office:value="0.630695192176181" calcext:value-type="float">
            <text:p>0.63</text:p>
          </table:table-cell>
          <table:table-cell table:style-name="ce173" table:formula="of:=[.$AK$3]/[.$O17]" office:value-type="float" office:value="0.481763062606857" calcext:value-type="float">
            <text:p>0.48</text:p>
          </table:table-cell>
          <table:table-cell table:style-name="ce172"/>
          <table:table-cell table:style-name="ce173" table:formula="of:=[.$AP$3]/[.$L17]" office:value-type="float" office:value="15.3229149732039" calcext:value-type="float">
            <text:p>15.32</text:p>
          </table:table-cell>
          <table:table-cell table:style-name="ce173" table:formula="of:=[.$AP$3]/[.$M17]" office:value-type="float" office:value="10.1795588982823" calcext:value-type="float">
            <text:p>10.18</text:p>
          </table:table-cell>
          <table:table-cell table:style-name="ce176" table:formula="of:=[.$AP$3]/[.$N17]" office:value-type="float" office:value="7.82622001319555" calcext:value-type="float">
            <text:p>7.83</text:p>
          </table:table-cell>
          <table:table-cell table:style-name="ce173" table:formula="of:=[.$AP$3]/[.$O17]" office:value-type="float" office:value="5.97813931192761" calcext:value-type="float">
            <text:p>5.98</text:p>
          </table:table-cell>
          <table:table-cell table:style-name="ce172"/>
          <table:table-cell table:style-name="ce173" table:formula="of:=[.$AU$3]/[.$L17]" office:value-type="float" office:value="11.3991408508998" calcext:value-type="float">
            <text:p>11.40</text:p>
          </table:table-cell>
          <table:table-cell table:style-name="ce173" table:formula="of:=[.$AU$3]/[.$M17]" office:value-type="float" office:value="7.57285581003831" calcext:value-type="float">
            <text:p>7.57</text:p>
          </table:table-cell>
          <table:table-cell table:style-name="ce173" table:formula="of:=[.$AU$3]/[.$N17]" office:value-type="float" office:value="5.82214183244881" calcext:value-type="float">
            <text:p>5.82</text:p>
          </table:table-cell>
          <table:table-cell table:style-name="ce176" table:formula="of:=[.$AU$3]/[.$O17]" office:value-type="float" office:value="4.44730341205535" calcext:value-type="float">
            <text:p>4.45</text:p>
          </table:table-cell>
          <table:table-cell table:style-name="ce172"/>
          <table:table-cell table:style-name="ce173" table:formula="of:=[.$AZ$3]/[.$L17]" office:value-type="float" office:value="1.79310707133237" calcext:value-type="float">
            <text:p>1.79</text:p>
          </table:table-cell>
          <table:table-cell table:style-name="ce173" table:formula="of:=[.$AZ$3]/[.$M17]" office:value-type="float" office:value="1.19122497745857" calcext:value-type="float">
            <text:p>1.19</text:p>
          </table:table-cell>
          <table:table-cell table:style-name="ce173" table:formula="of:=[.$AZ$3]/[.$N17]" office:value-type="float" office:value="0.915834256863309" calcext:value-type="float">
            <text:p>0.92</text:p>
          </table:table-cell>
          <table:table-cell table:style-name="ce173" table:formula="of:=[.$AZ$3]/[.$O17]" office:value-type="float" office:value="0.699569493948975" calcext:value-type="float">
            <text:p>0.70</text:p>
          </table:table-cell>
          <table:table-cell table:style-name="ce172"/>
          <table:table-cell table:style-name="ce173" table:formula="of:=[.$BE$3]/[.$L17]" office:value-type="float" office:value="22.2544350679361" calcext:value-type="float">
            <text:p>22.25</text:p>
          </table:table-cell>
          <table:table-cell table:style-name="ce173" table:formula="of:=[.$BE$3]/[.$M17]" office:value-type="float" office:value="14.7844149052722" calcext:value-type="float">
            <text:p>14.78</text:p>
          </table:table-cell>
          <table:table-cell table:style-name="ce173" table:formula="of:=[.$BE$3]/[.$N17]" office:value-type="float" office:value="11.3665125346985" calcext:value-type="float">
            <text:p>11.37</text:p>
          </table:table-cell>
          <table:table-cell table:style-name="ce188" table:formula="of:=[.$BE$3]/[.$O17]" office:value-type="float" office:value="8.68242846592988" calcext:value-type="float">
            <text:p>8.68</text:p>
          </table:table-cell>
          <table:table-cell table:style-name="ce181" table:number-columns-repeated="964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57" table:formula="of:=[.B18]*[.$H$1]" office:value-type="float" office:value="5.69162007874017" calcext:value-type="float">
            <text:p>5.69</text:p>
          </table:table-cell>
          <table:table-cell table:style-name="ce57" table:formula="of:=[.C18]*[.$H$1]" office:value-type="float" office:value="8.61039960629923" calcext:value-type="float">
            <text:p>8.61</text:p>
          </table:table-cell>
          <table:table-cell table:style-name="ce57" table:formula="of:=[.D18]*[.$H$1]" office:value-type="float" office:value="11.2373011811024" calcext:value-type="float">
            <text:p>11.24</text:p>
          </table:table-cell>
          <table:table-cell table:style-name="ce57" table:formula="of:=[.E18]*[.$H$1]" office:value-type="float" office:value="14.7398366141733" calcext:value-type="float">
            <text:p>14.74</text:p>
          </table:table-cell>
          <table:table-cell/>
          <table:table-cell table:formula="of:=[.G18]/2" office:value-type="float" office:value="2.84581003937008" calcext:value-type="float">
            <text:p>2.85</text:p>
          </table:table-cell>
          <table:table-cell table:formula="of:=[.H18]/2" office:value-type="float" office:value="4.30519980314961" calcext:value-type="float">
            <text:p>4.31</text:p>
          </table:table-cell>
          <table:table-cell table:formula="of:=[.I18]/2" office:value-type="float" office:value="5.61865059055119" calcext:value-type="float">
            <text:p>5.62</text:p>
          </table:table-cell>
          <table:table-cell table:formula="of:=[.J18]/2" office:value-type="float" office:value="7.36991830708663" calcext:value-type="float">
            <text:p>7.37</text:p>
          </table:table-cell>
          <table:table-cell/>
          <table:table-cell table:style-name="ce57" table:formula="of:=[.$Q$3]/[.L18]" office:value-type="float" office:value="10.6648017893415" calcext:value-type="float">
            <text:p>10.66</text:p>
          </table:table-cell>
          <table:table-cell table:style-name="ce57" table:formula="of:=[.$Q$3]/[.M18]" office:value-type="float" office:value="7.04961474210708" calcext:value-type="float">
            <text:p>7.05</text:p>
          </table:table-cell>
          <table:table-cell table:style-name="ce57" table:formula="of:=[.$Q$3]/[.N18]" office:value-type="float" office:value="5.40165285434179" calcext:value-type="float">
            <text:p>5.40</text:p>
          </table:table-cell>
          <table:table-cell table:style-name="ce57" table:formula="of:=[.$Q$3]/[.O18]" office:value-type="float" office:value="4.11809178004275" calcext:value-type="float">
            <text:p>4.12</text:p>
          </table:table-cell>
          <table:table-cell/>
          <table:table-cell table:style-name="ce57" table:formula="of:=[.$V$3]/[.L18]" office:value-type="float" office:value="1.67614841960985" calcext:value-type="float">
            <text:p>1.68</text:p>
          </table:table-cell>
          <table:table-cell table:style-name="ce57" table:formula="of:=[.$V$3]/[.M18]" office:value-type="float" office:value="1.10796251465736" calcext:value-type="float">
            <text:p>1.11</text:p>
          </table:table-cell>
          <table:table-cell table:style-name="ce57" table:formula="of:=[.$V$3]/[.N18]" office:value-type="float" office:value="0.84895829045174" calcext:value-type="float">
            <text:p>0.85</text:p>
          </table:table-cell>
          <table:table-cell table:style-name="ce57" table:formula="of:=[.$V$3]/[.O18]" office:value-type="float" office:value="0.647225627374099" calcext:value-type="float">
            <text:p>0.65</text:p>
          </table:table-cell>
          <table:table-cell/>
          <table:table-cell table:style-name="ce57" table:formula="of:=[.$AA$3]/[.L18]" office:value-type="float" office:value="20.8200825706254" calcext:value-type="float">
            <text:p>20.82</text:p>
          </table:table-cell>
          <table:table-cell table:style-name="ce57" table:formula="of:=[.$AA$3]/[.M18]" office:value-type="float" office:value="13.7624274619389" calcext:value-type="float">
            <text:p>13.76</text:p>
          </table:table-cell>
          <table:table-cell table:style-name="ce57" table:formula="of:=[.$AA$3]/[.N18]" office:value-type="float" office:value="10.5452366266804" calcext:value-type="float">
            <text:p>10.55</text:p>
          </table:table-cell>
          <table:table-cell table:style-name="ce57" table:formula="of:=[.$AA$3]/[.O18]" office:value-type="float" office:value="8.03943782430092" calcext:value-type="float">
            <text:p>8.04</text:p>
          </table:table-cell>
          <table:table-cell/>
          <table:table-cell table:style-name="ce57" table:formula="of:=[.$AF$3]/[.$L18]" office:value-type="float" office:value="19.1193365851094" calcext:value-type="float">
            <text:p>19.12</text:p>
          </table:table-cell>
          <table:table-cell table:style-name="ce57" table:formula="of:=[.$AF$3]/[.$M18]" office:value-type="float" office:value="12.6382055393096" calcext:value-type="float">
            <text:p>12.64</text:p>
          </table:table-cell>
          <table:table-cell table:style-name="ce57" table:formula="of:=[.$AF$3]/[.$N18]" office:value-type="float" office:value="9.68381982882163" calcext:value-type="float">
            <text:p>9.68</text:p>
          </table:table-cell>
          <table:table-cell table:style-name="ce57" table:formula="of:=[.$AF$3]/[.$O18]" office:value-type="float" office:value="7.38271412692342" calcext:value-type="float">
            <text:p>7.38</text:p>
          </table:table-cell>
          <table:table-cell/>
          <table:table-cell table:style-name="ce57" table:formula="of:=[.$AK$3]/[.$L18]" office:value-type="float" office:value="3.00793091653255" calcext:value-type="float">
            <text:p>3.01</text:p>
          </table:table-cell>
          <table:table-cell table:style-name="ce57" table:formula="of:=[.$AK$3]/[.$M18]" office:value-type="float" office:value="1.98829331770796" calcext:value-type="float">
            <text:p>1.99</text:p>
          </table:table-cell>
          <table:table-cell table:style-name="ce57" table:formula="of:=[.$AK$3]/[.$N18]" office:value-type="float" office:value="1.5234974772048" calcext:value-type="float">
            <text:p>1.52</text:p>
          </table:table-cell>
          <table:table-cell table:style-name="ce57" table:formula="of:=[.$AK$3]/[.$O18]" office:value-type="float" office:value="1.16147827470069" calcext:value-type="float">
            <text:p>1.16</text:p>
          </table:table-cell>
          <table:table-cell/>
          <table:table-cell table:style-name="ce57" table:formula="of:=[.$AP$3]/[.$L18]" office:value-type="float" office:value="37.3250492937019" calcext:value-type="float">
            <text:p>37.33</text:p>
          </table:table-cell>
          <table:table-cell table:style-name="ce57" table:formula="of:=[.$AP$3]/[.$M18]" office:value-type="float" office:value="24.6724902110911" calcext:value-type="float">
            <text:p>24.67</text:p>
          </table:table-cell>
          <table:table-cell table:style-name="ce57" table:formula="of:=[.$AP$3]/[.$N18]" office:value-type="float" office:value="18.90489509681" calcext:value-type="float">
            <text:p>18.90</text:p>
          </table:table-cell>
          <table:table-cell table:style-name="ce57" table:formula="of:=[.$AP$3]/[.$O18]" office:value-type="float" office:value="14.4126427965779" calcext:value-type="float">
            <text:p>14.41</text:p>
          </table:table-cell>
          <table:table-cell/>
          <table:table-cell table:style-name="ce57" table:formula="of:=[.$AU$3]/[.$L18]" office:value-type="float" office:value="27.7671379701405" calcext:value-type="float">
            <text:p>27.77</text:p>
          </table:table-cell>
          <table:table-cell table:style-name="ce57" table:formula="of:=[.$AU$3]/[.$M18]" office:value-type="float" office:value="18.35454882772" calcext:value-type="float">
            <text:p>18.35</text:p>
          </table:table-cell>
          <table:table-cell table:style-name="ce57" table:formula="of:=[.$AU$3]/[.$N18]" office:value-type="float" office:value="14.0638750757854" calcext:value-type="float">
            <text:p>14.06</text:p>
          </table:table-cell>
          <table:table-cell table:style-name="ce57" table:formula="of:=[.$AU$3]/[.$O18]" office:value-type="float" office:value="10.7219641666879" calcext:value-type="float">
            <text:p>10.72</text:p>
          </table:table-cell>
          <table:table-cell/>
          <table:table-cell table:style-name="ce57" table:formula="of:=[.$AZ$3]/[.$L18]" office:value-type="float" office:value="4.36782491734809" calcext:value-type="float">
            <text:p>4.37</text:p>
          </table:table-cell>
          <table:table-cell table:style-name="ce57" table:formula="of:=[.$AZ$3]/[.$M18]" office:value-type="float" office:value="2.88720630129789" calcext:value-type="float">
            <text:p>2.89</text:p>
          </table:table-cell>
          <table:table-cell table:style-name="ce57" table:formula="of:=[.$AZ$3]/[.$N18]" office:value-type="float" office:value="2.21227495813734" calcext:value-type="float">
            <text:p>2.21</text:p>
          </table:table-cell>
          <table:table-cell table:style-name="ce57" table:formula="of:=[.$AZ$3]/[.$O18]" office:value-type="float" office:value="1.68658585917402" calcext:value-type="float">
            <text:p>1.69</text:p>
          </table:table-cell>
          <table:table-cell/>
          <table:table-cell table:style-name="ce57" table:formula="of:=[.$BE$3]/[.$L18]" office:value-type="float" office:value="54.2095213193315" calcext:value-type="float">
            <text:p>54.21</text:p>
          </table:table-cell>
          <table:table-cell table:style-name="ce57" table:formula="of:=[.$BE$3]/[.$M18]" office:value-type="float" office:value="35.8334123975242" calcext:value-type="float">
            <text:p>35.83</text:p>
          </table:table-cell>
          <table:table-cell table:style-name="ce57" table:formula="of:=[.$BE$3]/[.$N18]" office:value-type="float" office:value="27.4567705383627" calcext:value-type="float">
            <text:p>27.46</text:p>
          </table:table-cell>
          <table:table-cell table:style-name="ce57" table:formula="of:=[.$BE$3]/[.$O18]" office:value-type="float" office:value="20.9323894203359" calcext:value-type="float">
            <text:p>20.93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450" calcext:value-type="float">
            <text:p>450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57" table:formula="of:=[.B19]*[.$H$1]" office:value-type="float" office:value="6.56725393700788" calcext:value-type="float">
            <text:p>6.57</text:p>
          </table:table-cell>
          <table:table-cell table:style-name="ce57" table:formula="of:=[.C19]*[.$H$1]" office:value-type="float" office:value="9.77791141732285" calcext:value-type="float">
            <text:p>9.78</text:p>
          </table:table-cell>
          <table:table-cell table:style-name="ce57" table:formula="of:=[.D19]*[.$H$1]" office:value-type="float" office:value="12.6966909448819" calcext:value-type="float">
            <text:p>12.70</text:p>
          </table:table-cell>
          <table:table-cell table:style-name="ce57" table:formula="of:=[.E19]*[.$H$1]" office:value-type="float" office:value="16.7829822834646" calcext:value-type="float">
            <text:p>16.78</text:p>
          </table:table-cell>
          <table:table-cell/>
          <table:table-cell table:formula="of:=[.G19]/2" office:value-type="float" office:value="3.28362696850394" calcext:value-type="float">
            <text:p>3.28</text:p>
          </table:table-cell>
          <table:table-cell table:formula="of:=[.H19]/2" office:value-type="float" office:value="4.88895570866143" calcext:value-type="float">
            <text:p>4.89</text:p>
          </table:table-cell>
          <table:table-cell table:formula="of:=[.I19]/2" office:value-type="float" office:value="6.34834547244096" calcext:value-type="float">
            <text:p>6.35</text:p>
          </table:table-cell>
          <table:table-cell table:formula="of:=[.J19]/2" office:value-type="float" office:value="8.3914911417323" calcext:value-type="float">
            <text:p>8.39</text:p>
          </table:table-cell>
          <table:table-cell/>
          <table:table-cell table:style-name="ce57" table:formula="of:=[.$Q$3]/[.L19]" office:value-type="float" office:value="9.24282821742928" calcext:value-type="float">
            <text:p>9.24</text:p>
          </table:table-cell>
          <table:table-cell table:style-name="ce57" table:formula="of:=[.$Q$3]/[.M19]" office:value-type="float" office:value="6.2078696982734" calcext:value-type="float">
            <text:p>6.21</text:p>
          </table:table-cell>
          <table:table-cell table:style-name="ce57" table:formula="of:=[.$Q$3]/[.N19]" office:value-type="float" office:value="4.7807732159117" calcext:value-type="float">
            <text:p>4.78</text:p>
          </table:table-cell>
          <table:table-cell table:style-name="ce57" table:formula="of:=[.$Q$3]/[.O19]" office:value-type="float" office:value="3.61675886768972" calcext:value-type="float">
            <text:p>3.62</text:p>
          </table:table-cell>
          <table:table-cell/>
          <table:table-cell table:style-name="ce57" table:formula="of:=[.$V$3]/[.L19]" office:value-type="float" office:value="1.45266196366187" calcext:value-type="float">
            <text:p>1.45</text:p>
          </table:table-cell>
          <table:table-cell table:style-name="ce57" table:formula="of:=[.$V$3]/[.M19]" office:value-type="float" office:value="0.975668483056478" calcext:value-type="float">
            <text:p>0.98</text:p>
          </table:table-cell>
          <table:table-cell table:style-name="ce57" table:formula="of:=[.$V$3]/[.N19]" office:value-type="float" office:value="0.751376877756138" calcext:value-type="float">
            <text:p>0.75</text:p>
          </table:table-cell>
          <table:table-cell table:style-name="ce57" table:formula="of:=[.$V$3]/[.O19]" office:value-type="float" office:value="0.56843294230247" calcext:value-type="float">
            <text:p>0.57</text:p>
          </table:table-cell>
          <table:table-cell/>
          <table:table-cell table:style-name="ce57" table:formula="of:=[.$AA$3]/[.L19]" office:value-type="float" office:value="18.0440715612087" calcext:value-type="float">
            <text:p>18.04</text:p>
          </table:table-cell>
          <table:table-cell table:style-name="ce57" table:formula="of:=[.$AA$3]/[.M19]" office:value-type="float" office:value="12.1191525411103" calcext:value-type="float">
            <text:p>12.12</text:p>
          </table:table-cell>
          <table:table-cell table:style-name="ce57" table:formula="of:=[.$AA$3]/[.N19]" office:value-type="float" office:value="9.33314046269417" calcext:value-type="float">
            <text:p>9.33</text:p>
          </table:table-cell>
          <table:table-cell table:style-name="ce57" table:formula="of:=[.$AA$3]/[.O19]" office:value-type="float" office:value="7.06072365438602" calcext:value-type="float">
            <text:p>7.06</text:p>
          </table:table-cell>
          <table:table-cell/>
          <table:table-cell table:style-name="ce57" table:formula="of:=[.$AF$3]/[.$L19]" office:value-type="float" office:value="16.5700917070948" calcext:value-type="float">
            <text:p>16.57</text:p>
          </table:table-cell>
          <table:table-cell table:style-name="ce57" table:formula="of:=[.$AF$3]/[.$M19]" office:value-type="float" office:value="11.1291660719293" calcext:value-type="float">
            <text:p>11.13</text:p>
          </table:table-cell>
          <table:table-cell table:style-name="ce57" table:formula="of:=[.$AF$3]/[.$N19]" office:value-type="float" office:value="8.57073708987662" calcext:value-type="float">
            <text:p>8.57</text:p>
          </table:table-cell>
          <table:table-cell table:style-name="ce57" table:formula="of:=[.$AF$3]/[.$O19]" office:value-type="float" office:value="6.48394892886318" calcext:value-type="float">
            <text:p>6.48</text:p>
          </table:table-cell>
          <table:table-cell/>
          <table:table-cell table:style-name="ce57" table:formula="of:=[.$AK$3]/[.$L19]" office:value-type="float" office:value="2.60687346099488" calcext:value-type="float">
            <text:p>2.61</text:p>
          </table:table-cell>
          <table:table-cell table:style-name="ce57" table:formula="of:=[.$AK$3]/[.$M19]" office:value-type="float" office:value="1.7508851603697" calcext:value-type="float">
            <text:p>1.75</text:p>
          </table:table-cell>
          <table:table-cell table:style-name="ce57" table:formula="of:=[.$AK$3]/[.$N19]" office:value-type="float" office:value="1.34838282465252" calcext:value-type="float">
            <text:p>1.35</text:p>
          </table:table-cell>
          <table:table-cell table:style-name="ce57" table:formula="of:=[.$AK$3]/[.$O19]" office:value-type="float" office:value="1.02008091951974" calcext:value-type="float">
            <text:p>1.02</text:p>
          </table:table-cell>
          <table:table-cell/>
          <table:table-cell table:style-name="ce57" table:formula="of:=[.$AP$3]/[.$L19]" office:value-type="float" office:value="32.3483760545416" calcext:value-type="float">
            <text:p>32.35</text:p>
          </table:table-cell>
          <table:table-cell table:style-name="ce57" table:formula="of:=[.$AP$3]/[.$M19]" office:value-type="float" office:value="21.7265212306623" calcext:value-type="float">
            <text:p>21.73</text:p>
          </table:table-cell>
          <table:table-cell table:style-name="ce57" table:formula="of:=[.$AP$3]/[.$N19]" office:value-type="float" office:value="16.7319186489008" calcext:value-type="float">
            <text:p>16.73</text:p>
          </table:table-cell>
          <table:table-cell table:style-name="ce57" table:formula="of:=[.$AP$3]/[.$O19]" office:value-type="float" office:value="12.6580601952554" calcext:value-type="float">
            <text:p>12.66</text:p>
          </table:table-cell>
          <table:table-cell/>
          <table:table-cell table:style-name="ce57" table:formula="of:=[.$AU$3]/[.$L19]" office:value-type="float" office:value="24.0648529074551" calcext:value-type="float">
            <text:p>24.06</text:p>
          </table:table-cell>
          <table:table-cell table:style-name="ce57" table:formula="of:=[.$AU$3]/[.$M19]" office:value-type="float" office:value="16.1629609079922" calcext:value-type="float">
            <text:p>16.16</text:p>
          </table:table-cell>
          <table:table-cell table:style-name="ce57" table:formula="of:=[.$AU$3]/[.$N19]" office:value-type="float" office:value="12.4473377107526" calcext:value-type="float">
            <text:p>12.45</text:p>
          </table:table-cell>
          <table:table-cell table:style-name="ce57" table:formula="of:=[.$AU$3]/[.$O19]" office:value-type="float" office:value="9.41668157248242" calcext:value-type="float">
            <text:p>9.42</text:p>
          </table:table-cell>
          <table:table-cell/>
          <table:table-cell table:style-name="ce57" table:formula="of:=[.$AZ$3]/[.$L19]" office:value-type="float" office:value="3.78544826170168" calcext:value-type="float">
            <text:p>3.79</text:p>
          </table:table-cell>
          <table:table-cell table:style-name="ce57" table:formula="of:=[.$AZ$3]/[.$M19]" office:value-type="float" office:value="2.54246525039665" calcext:value-type="float">
            <text:p>2.54</text:p>
          </table:table-cell>
          <table:table-cell table:style-name="ce57" table:formula="of:=[.$AZ$3]/[.$N19]" office:value-type="float" office:value="1.95799048019052" calcext:value-type="float">
            <text:p>1.96</text:p>
          </table:table-cell>
          <table:table-cell table:style-name="ce57" table:formula="of:=[.$AZ$3]/[.$O19]" office:value-type="float" office:value="1.48126236327457" calcext:value-type="float">
            <text:p>1.48</text:p>
          </table:table-cell>
          <table:table-cell/>
          <table:table-cell table:style-name="ce57" table:formula="of:=[.$BE$3]/[.$L19]" office:value-type="float" office:value="46.9815851434206" calcext:value-type="float">
            <text:p>46.98</text:p>
          </table:table-cell>
          <table:table-cell table:style-name="ce57" table:formula="of:=[.$BE$3]/[.$M19]" office:value-type="float" office:value="31.5547959918497" calcext:value-type="float">
            <text:p>31.55</text:p>
          </table:table-cell>
          <table:table-cell table:style-name="ce57" table:formula="of:=[.$BE$3]/[.$N19]" office:value-type="float" office:value="24.3008199017693" calcext:value-type="float">
            <text:p>24.30</text:p>
          </table:table-cell>
          <table:table-cell table:style-name="ce57" table:formula="of:=[.$BE$3]/[.$O19]" office:value-type="float" office:value="18.384098534382" calcext:value-type="float">
            <text:p>18.38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335" calcext:value-type="float">
            <text:p>335</text:p>
          </table:table-cell>
          <table:table-cell office:value-type="float" office:value="505" calcext:value-type="float">
            <text:p>505</text:p>
          </table:table-cell>
          <table:table-cell office:value-type="float" office:value="645" calcext:value-type="float">
            <text:p>645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57" table:formula="of:=[.B20]*[.$H$1]" office:value-type="float" office:value="4.88895570866143" calcext:value-type="float">
            <text:p>4.89</text:p>
          </table:table-cell>
          <table:table-cell table:style-name="ce57" table:formula="of:=[.C20]*[.$H$1]" office:value-type="float" office:value="7.36991830708663" calcext:value-type="float">
            <text:p>7.37</text:p>
          </table:table-cell>
          <table:table-cell table:style-name="ce57" table:formula="of:=[.D20]*[.$H$1]" office:value-type="float" office:value="9.41306397637797" calcext:value-type="float">
            <text:p>9.41</text:p>
          </table:table-cell>
          <table:table-cell table:style-name="ce57" table:formula="of:=[.E20]*[.$H$1]" office:value-type="float" office:value="12.2588740157481" calcext:value-type="float">
            <text:p>12.26</text:p>
          </table:table-cell>
          <table:table-cell/>
          <table:table-cell table:formula="of:=[.G20]/2" office:value-type="float" office:value="2.44447785433071" calcext:value-type="float">
            <text:p>2.44</text:p>
          </table:table-cell>
          <table:table-cell table:formula="of:=[.H20]/2" office:value-type="float" office:value="3.68495915354331" calcext:value-type="float">
            <text:p>3.68</text:p>
          </table:table-cell>
          <table:table-cell table:formula="of:=[.I20]/2" office:value-type="float" office:value="4.70653198818898" calcext:value-type="float">
            <text:p>4.71</text:p>
          </table:table-cell>
          <table:table-cell table:formula="of:=[.J20]/2" office:value-type="float" office:value="6.12943700787403" calcext:value-type="float">
            <text:p>6.13</text:p>
          </table:table-cell>
          <table:table-cell/>
          <table:table-cell table:style-name="ce57" table:formula="of:=[.$Q$3]/[.L20]" office:value-type="float" office:value="12.4157393965468" calcext:value-type="float">
            <text:p>12.42</text:p>
          </table:table-cell>
          <table:table-cell table:style-name="ce57" table:formula="of:=[.$Q$3]/[.M20]" office:value-type="float" office:value="8.2361835600855" calcext:value-type="float">
            <text:p>8.24</text:p>
          </table:table-cell>
          <table:table-cell table:style-name="ce57" table:formula="of:=[.$Q$3]/[.N20]" office:value-type="float" office:value="6.44848480285764" calcext:value-type="float">
            <text:p>6.45</text:p>
          </table:table-cell>
          <table:table-cell table:style-name="ce57" table:formula="of:=[.$Q$3]/[.O20]" office:value-type="float" office:value="4.95151511647997" calcext:value-type="float">
            <text:p>4.95</text:p>
          </table:table-cell>
          <table:table-cell/>
          <table:table-cell table:style-name="ce57" table:formula="of:=[.$V$3]/[.L20]" office:value-type="float" office:value="1.95133696611296" calcext:value-type="float">
            <text:p>1.95</text:p>
          </table:table-cell>
          <table:table-cell table:style-name="ce57" table:formula="of:=[.$V$3]/[.M20]" office:value-type="float" office:value="1.2944512547482" calcext:value-type="float">
            <text:p>1.29</text:p>
          </table:table-cell>
          <table:table-cell table:style-name="ce57" table:formula="of:=[.$V$3]/[.N20]" office:value-type="float" office:value="1.01348509092688" calcext:value-type="float">
            <text:p>1.01</text:p>
          </table:table-cell>
          <table:table-cell table:style-name="ce57" table:formula="of:=[.$V$3]/[.O20]" office:value-type="float" office:value="0.778211766247429" calcext:value-type="float">
            <text:p>0.78</text:p>
          </table:table-cell>
          <table:table-cell/>
          <table:table-cell table:style-name="ce57" table:formula="of:=[.$AA$3]/[.L20]" office:value-type="float" office:value="24.2383050822207" calcext:value-type="float">
            <text:p>24.24</text:p>
          </table:table-cell>
          <table:table-cell table:style-name="ce57" table:formula="of:=[.$AA$3]/[.M20]" office:value-type="float" office:value="16.0788756486018" calcext:value-type="float">
            <text:p>16.08</text:p>
          </table:table-cell>
          <table:table-cell table:style-name="ce57" table:formula="of:=[.$AA$3]/[.N20]" office:value-type="float" office:value="12.588887135727" calcext:value-type="float">
            <text:p>12.59</text:p>
          </table:table-cell>
          <table:table-cell table:style-name="ce57" table:formula="of:=[.$AA$3]/[.O20]" office:value-type="float" office:value="9.66646690779039" calcext:value-type="float">
            <text:p>9.67</text:p>
          </table:table-cell>
          <table:table-cell/>
          <table:table-cell table:style-name="ce57" table:formula="of:=[.$AF$3]/[.$L20]" office:value-type="float" office:value="22.2583321438587" calcext:value-type="float">
            <text:p>22.26</text:p>
          </table:table-cell>
          <table:table-cell table:style-name="ce57" table:formula="of:=[.$AF$3]/[.$M20]" office:value-type="float" office:value="14.7654282538468" calcext:value-type="float">
            <text:p>14.77</text:p>
          </table:table-cell>
          <table:table-cell table:style-name="ce57" table:formula="of:=[.$AF$3]/[.$N20]" office:value-type="float" office:value="11.5605290979731" calcext:value-type="float">
            <text:p>11.56</text:p>
          </table:table-cell>
          <table:table-cell table:style-name="ce57" table:formula="of:=[.$AF$3]/[.$O20]" office:value-type="float" office:value="8.8768348430865" calcext:value-type="float">
            <text:p>8.88</text:p>
          </table:table-cell>
          <table:table-cell/>
          <table:table-cell table:style-name="ce57" table:formula="of:=[.$AK$3]/[.$L20]" office:value-type="float" office:value="3.50177032073939" calcext:value-type="float">
            <text:p>3.50</text:p>
          </table:table-cell>
          <table:table-cell table:style-name="ce57" table:formula="of:=[.$AK$3]/[.$M20]" office:value-type="float" office:value="2.32295654940138" calcext:value-type="float">
            <text:p>2.32</text:p>
          </table:table-cell>
          <table:table-cell table:style-name="ce57" table:formula="of:=[.$AK$3]/[.$N20]" office:value-type="float" office:value="1.8187489262755" calcext:value-type="float">
            <text:p>1.82</text:p>
          </table:table-cell>
          <table:table-cell table:style-name="ce57" table:formula="of:=[.$AK$3]/[.$O20]" office:value-type="float" office:value="1.3965393541044" calcext:value-type="float">
            <text:p>1.40</text:p>
          </table:table-cell>
          <table:table-cell/>
          <table:table-cell table:style-name="ce57" table:formula="of:=[.$AP$3]/[.$L20]" office:value-type="float" office:value="43.4530424613246" calcext:value-type="float">
            <text:p>43.45</text:p>
          </table:table-cell>
          <table:table-cell table:style-name="ce57" table:formula="of:=[.$AP$3]/[.$M20]" office:value-type="float" office:value="28.8252855931559" calcext:value-type="float">
            <text:p>28.83</text:p>
          </table:table-cell>
          <table:table-cell table:style-name="ce57" table:formula="of:=[.$AP$3]/[.$N20]" office:value-type="float" office:value="22.5686344566569" calcext:value-type="float">
            <text:p>22.57</text:p>
          </table:table-cell>
          <table:table-cell table:style-name="ce57" table:formula="of:=[.$AP$3]/[.$O20]" office:value-type="float" office:value="17.3294871720759" calcext:value-type="float">
            <text:p>17.33</text:p>
          </table:table-cell>
          <table:table-cell/>
          <table:table-cell table:style-name="ce57" table:formula="of:=[.$AU$3]/[.$L20]" office:value-type="float" office:value="32.3259218159844" calcext:value-type="float">
            <text:p>32.33</text:p>
          </table:table-cell>
          <table:table-cell table:style-name="ce57" table:formula="of:=[.$AU$3]/[.$M20]" office:value-type="float" office:value="21.4439283333758" calcext:value-type="float">
            <text:p>21.44</text:p>
          </table:table-cell>
          <table:table-cell table:style-name="ce57" table:formula="of:=[.$AU$3]/[.$N20]" office:value-type="float" office:value="16.7894322610152" calcext:value-type="float">
            <text:p>16.79</text:p>
          </table:table-cell>
          <table:table-cell table:style-name="ce57" table:formula="of:=[.$AU$3]/[.$O20]" office:value-type="float" office:value="12.8918854861367" calcext:value-type="float">
            <text:p>12.89</text:p>
          </table:table-cell>
          <table:table-cell/>
          <table:table-cell table:style-name="ce57" table:formula="of:=[.$AZ$3]/[.$L20]" office:value-type="float" office:value="5.0849305007933" calcext:value-type="float">
            <text:p>5.08</text:p>
          </table:table-cell>
          <table:table-cell table:style-name="ce57" table:formula="of:=[.$AZ$3]/[.$M20]" office:value-type="float" office:value="3.37317171834803" calcext:value-type="float">
            <text:p>3.37</text:p>
          </table:table-cell>
          <table:table-cell table:style-name="ce57" table:formula="of:=[.$AZ$3]/[.$N20]" office:value-type="float" office:value="2.64101041514071" calcext:value-type="float">
            <text:p>2.64</text:p>
          </table:table-cell>
          <table:table-cell table:style-name="ce57" table:formula="of:=[.$AZ$3]/[.$O20]" office:value-type="float" office:value="2.0279187116259" calcext:value-type="float">
            <text:p>2.03</text:p>
          </table:table-cell>
          <table:table-cell/>
          <table:table-cell table:style-name="ce57" table:formula="of:=[.$BE$3]/[.$L20]" office:value-type="float" office:value="63.1095919836993" calcext:value-type="float">
            <text:p>63.11</text:p>
          </table:table-cell>
          <table:table-cell table:style-name="ce57" table:formula="of:=[.$BE$3]/[.$M20]" office:value-type="float" office:value="41.8647788406718" calcext:value-type="float">
            <text:p>41.86</text:p>
          </table:table-cell>
          <table:table-cell table:style-name="ce57" table:formula="of:=[.$BE$3]/[.$N20]" office:value-type="float" office:value="32.7778501000609" calcext:value-type="float">
            <text:p>32.78</text:p>
          </table:table-cell>
          <table:table-cell table:style-name="ce57" table:formula="of:=[.$BE$3]/[.$O20]" office:value-type="float" office:value="25.1687063268325" calcext:value-type="float">
            <text:p>25.17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365" calcext:value-type="float">
            <text:p>365</text:p>
          </table:table-cell>
          <table:table-cell office:value-type="float" office:value="530" calcext:value-type="float">
            <text:p>530</text:p>
          </table:table-cell>
          <table:table-cell office:value-type="float" office:value="670" calcext:value-type="float">
            <text:p>67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57" table:formula="of:=[.B21]*[.$H$1]" office:value-type="float" office:value="5.32677263779528" calcext:value-type="float">
            <text:p>5.33</text:p>
          </table:table-cell>
          <table:table-cell table:style-name="ce57" table:formula="of:=[.C21]*[.$H$1]" office:value-type="float" office:value="7.73476574803151" calcext:value-type="float">
            <text:p>7.73</text:p>
          </table:table-cell>
          <table:table-cell table:style-name="ce57" table:formula="of:=[.D21]*[.$H$1]" office:value-type="float" office:value="9.77791141732285" calcext:value-type="float">
            <text:p>9.78</text:p>
          </table:table-cell>
          <table:table-cell table:style-name="ce57" table:formula="of:=[.E21]*[.$H$1]" office:value-type="float" office:value="12.8426299212599" calcext:value-type="float">
            <text:p>12.84</text:p>
          </table:table-cell>
          <table:table-cell/>
          <table:table-cell table:formula="of:=[.G21]/2" office:value-type="float" office:value="2.66338631889764" calcext:value-type="float">
            <text:p>2.66</text:p>
          </table:table-cell>
          <table:table-cell table:formula="of:=[.H21]/2" office:value-type="float" office:value="3.86738287401575" calcext:value-type="float">
            <text:p>3.87</text:p>
          </table:table-cell>
          <table:table-cell table:formula="of:=[.I21]/2" office:value-type="float" office:value="4.88895570866143" calcext:value-type="float">
            <text:p>4.89</text:p>
          </table:table-cell>
          <table:table-cell table:formula="of:=[.J21]/2" office:value-type="float" office:value="6.42131496062993" calcext:value-type="float">
            <text:p>6.42</text:p>
          </table:table-cell>
          <table:table-cell/>
          <table:table-cell table:style-name="ce57" table:formula="of:=[.$Q$3]/[.L21]" office:value-type="float" office:value="11.3952676653238" calcext:value-type="float">
            <text:p>11.40</text:p>
          </table:table-cell>
          <table:table-cell table:style-name="ce57" table:formula="of:=[.$Q$3]/[.M21]" office:value-type="float" office:value="7.84768433555316" calcext:value-type="float">
            <text:p>7.85</text:p>
          </table:table-cell>
          <table:table-cell table:style-name="ce57" table:formula="of:=[.$Q$3]/[.N21]" office:value-type="float" office:value="6.2078696982734" calcext:value-type="float">
            <text:p>6.21</text:p>
          </table:table-cell>
          <table:table-cell table:style-name="ce57" table:formula="of:=[.$Q$3]/[.O21]" office:value-type="float" office:value="4.72644624754906" calcext:value-type="float">
            <text:p>4.73</text:p>
          </table:table-cell>
          <table:table-cell/>
          <table:table-cell table:style-name="ce57" table:formula="of:=[.$V$3]/[.L21]" office:value-type="float" office:value="1.79095310588449" calcext:value-type="float">
            <text:p>1.79</text:p>
          </table:table-cell>
          <table:table-cell table:style-name="ce57" table:formula="of:=[.$V$3]/[.M21]" office:value-type="float" office:value="1.23339223329781" calcext:value-type="float">
            <text:p>1.23</text:p>
          </table:table-cell>
          <table:table-cell table:style-name="ce57" table:formula="of:=[.$V$3]/[.N21]" office:value-type="float" office:value="0.975668483056478" calcext:value-type="float">
            <text:p>0.98</text:p>
          </table:table-cell>
          <table:table-cell table:style-name="ce57" table:formula="of:=[.$V$3]/[.O21]" office:value-type="float" office:value="0.742838504145273" calcext:value-type="float">
            <text:p>0.74</text:p>
          </table:table-cell>
          <table:table-cell/>
          <table:table-cell table:style-name="ce57" table:formula="of:=[.$AA$3]/[.L21]" office:value-type="float" office:value="22.246115623408" calcext:value-type="float">
            <text:p>22.25</text:p>
          </table:table-cell>
          <table:table-cell table:style-name="ce57" table:formula="of:=[.$AA$3]/[.M21]" office:value-type="float" office:value="15.3204381180074" calcext:value-type="float">
            <text:p>15.32</text:p>
          </table:table-cell>
          <table:table-cell table:style-name="ce57" table:formula="of:=[.$AA$3]/[.N21]" office:value-type="float" office:value="12.1191525411103" calcext:value-type="float">
            <text:p>12.12</text:p>
          </table:table-cell>
          <table:table-cell table:style-name="ce57" table:formula="of:=[.$AA$3]/[.O21]" office:value-type="float" office:value="9.22708204834537" calcext:value-type="float">
            <text:p>9.23</text:p>
          </table:table-cell>
          <table:table-cell/>
          <table:table-cell table:style-name="ce57" table:formula="of:=[.$AF$3]/[.$L21]" office:value-type="float" office:value="20.4288801868292" calcext:value-type="float">
            <text:p>20.43</text:p>
          </table:table-cell>
          <table:table-cell table:style-name="ce57" table:formula="of:=[.$AF$3]/[.$M21]" office:value-type="float" office:value="14.0689457890428" calcext:value-type="float">
            <text:p>14.07</text:p>
          </table:table-cell>
          <table:table-cell table:style-name="ce57" table:formula="of:=[.$AF$3]/[.$N21]" office:value-type="float" office:value="11.1291660719293" calcext:value-type="float">
            <text:p>11.13</text:p>
          </table:table-cell>
          <table:table-cell table:style-name="ce57" table:formula="of:=[.$AF$3]/[.$O21]" office:value-type="float" office:value="8.47334235021893" calcext:value-type="float">
            <text:p>8.47</text:p>
          </table:table-cell>
          <table:table-cell/>
          <table:table-cell table:style-name="ce57" table:formula="of:=[.$AK$3]/[.$L21]" office:value-type="float" office:value="3.21395358204848" calcext:value-type="float">
            <text:p>3.21</text:p>
          </table:table-cell>
          <table:table-cell table:style-name="ce57" table:formula="of:=[.$AK$3]/[.$M21]" office:value-type="float" office:value="2.2133831272598" calcext:value-type="float">
            <text:p>2.21</text:p>
          </table:table-cell>
          <table:table-cell table:style-name="ce57" table:formula="of:=[.$AK$3]/[.$N21]" office:value-type="float" office:value="1.7508851603697" calcext:value-type="float">
            <text:p>1.75</text:p>
          </table:table-cell>
          <table:table-cell table:style-name="ce57" table:formula="of:=[.$AK$3]/[.$O21]" office:value-type="float" office:value="1.3330602925542" calcext:value-type="float">
            <text:p>1.33</text:p>
          </table:table-cell>
          <table:table-cell/>
          <table:table-cell table:style-name="ce57" table:formula="of:=[.$AP$3]/[.$L21]" office:value-type="float" office:value="39.8815595192979" calcext:value-type="float">
            <text:p>39.88</text:p>
          </table:table-cell>
          <table:table-cell table:style-name="ce57" table:formula="of:=[.$AP$3]/[.$M21]" office:value-type="float" office:value="27.4656023104599" calcext:value-type="float">
            <text:p>27.47</text:p>
          </table:table-cell>
          <table:table-cell table:style-name="ce57" table:formula="of:=[.$AP$3]/[.$N21]" office:value-type="float" office:value="21.7265212306623" calcext:value-type="float">
            <text:p>21.73</text:p>
          </table:table-cell>
          <table:table-cell table:style-name="ce57" table:formula="of:=[.$AP$3]/[.$O21]" office:value-type="float" office:value="16.5417832097088" calcext:value-type="float">
            <text:p>16.54</text:p>
          </table:table-cell>
          <table:table-cell/>
          <table:table-cell table:style-name="ce57" table:formula="of:=[.$AU$3]/[.$L21]" office:value-type="float" office:value="29.6689967352186" calcext:value-type="float">
            <text:p>29.67</text:p>
          </table:table-cell>
          <table:table-cell table:style-name="ce57" table:formula="of:=[.$AU$3]/[.$M21]" office:value-type="float" office:value="20.4324222799147" calcext:value-type="float">
            <text:p>20.43</text:p>
          </table:table-cell>
          <table:table-cell table:style-name="ce57" table:formula="of:=[.$AU$3]/[.$N21]" office:value-type="float" office:value="16.1629609079922" calcext:value-type="float">
            <text:p>16.16</text:p>
          </table:table-cell>
          <table:table-cell table:style-name="ce57" table:formula="of:=[.$AU$3]/[.$O21]" office:value-type="float" office:value="12.3058906913123" calcext:value-type="float">
            <text:p>12.31</text:p>
          </table:table-cell>
          <table:table-cell/>
          <table:table-cell table:style-name="ce57" table:formula="of:=[.$AZ$3]/[.$L21]" office:value-type="float" office:value="4.66699100757741" calcext:value-type="float">
            <text:p>4.67</text:p>
          </table:table-cell>
          <table:table-cell table:style-name="ce57" table:formula="of:=[.$AZ$3]/[.$M21]" office:value-type="float" office:value="3.21405984484105" calcext:value-type="float">
            <text:p>3.21</text:p>
          </table:table-cell>
          <table:table-cell table:style-name="ce57" table:formula="of:=[.$AZ$3]/[.$N21]" office:value-type="float" office:value="2.54246525039665" calcext:value-type="float">
            <text:p>2.54</text:p>
          </table:table-cell>
          <table:table-cell table:style-name="ce57" table:formula="of:=[.$AZ$3]/[.$O21]" office:value-type="float" office:value="1.93574058837018" calcext:value-type="float">
            <text:p>1.94</text:p>
          </table:table-cell>
          <table:table-cell/>
          <table:table-cell table:style-name="ce57" table:formula="of:=[.$BE$3]/[.$L21]" office:value-type="float" office:value="57.9225022316144" calcext:value-type="float">
            <text:p>57.92</text:p>
          </table:table-cell>
          <table:table-cell table:style-name="ce57" table:formula="of:=[.$BE$3]/[.$M21]" office:value-type="float" office:value="39.8900251217722" calcext:value-type="float">
            <text:p>39.89</text:p>
          </table:table-cell>
          <table:table-cell table:style-name="ce57" table:formula="of:=[.$BE$3]/[.$N21]" office:value-type="float" office:value="31.5547959918497" calcext:value-type="float">
            <text:p>31.55</text:p>
          </table:table-cell>
          <table:table-cell table:style-name="ce57" table:formula="of:=[.$BE$3]/[.$O21]" office:value-type="float" office:value="24.0246742210673" calcext:value-type="float">
            <text:p>24.02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390" calcext:value-type="float">
            <text:p>390</text:p>
          </table:table-cell>
          <table:table-cell office:value-type="float" office:value="590" calcext:value-type="float">
            <text:p>590</text:p>
          </table:table-cell>
          <table:table-cell office:value-type="float" office:value="755" calcext:value-type="float">
            <text:p>755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57" table:formula="of:=[.B22]*[.$H$1]" office:value-type="float" office:value="5.69162007874017" calcext:value-type="float">
            <text:p>5.69</text:p>
          </table:table-cell>
          <table:table-cell table:style-name="ce57" table:formula="of:=[.C22]*[.$H$1]" office:value-type="float" office:value="8.61039960629923" calcext:value-type="float">
            <text:p>8.61</text:p>
          </table:table-cell>
          <table:table-cell table:style-name="ce57" table:formula="of:=[.D22]*[.$H$1]" office:value-type="float" office:value="11.0183927165355" calcext:value-type="float">
            <text:p>11.02</text:p>
          </table:table-cell>
          <table:table-cell table:style-name="ce57" table:formula="of:=[.E22]*[.$H$1]" office:value-type="float" office:value="14.3020196850394" calcext:value-type="float">
            <text:p>14.30</text:p>
          </table:table-cell>
          <table:table-cell/>
          <table:table-cell table:formula="of:=[.G22]/2" office:value-type="float" office:value="2.84581003937008" calcext:value-type="float">
            <text:p>2.85</text:p>
          </table:table-cell>
          <table:table-cell table:formula="of:=[.H22]/2" office:value-type="float" office:value="4.30519980314961" calcext:value-type="float">
            <text:p>4.31</text:p>
          </table:table-cell>
          <table:table-cell table:formula="of:=[.I22]/2" office:value-type="float" office:value="5.50919635826773" calcext:value-type="float">
            <text:p>5.51</text:p>
          </table:table-cell>
          <table:table-cell table:formula="of:=[.J22]/2" office:value-type="float" office:value="7.1510098425197" calcext:value-type="float">
            <text:p>7.15</text:p>
          </table:table-cell>
          <table:table-cell/>
          <table:table-cell table:style-name="ce57" table:formula="of:=[.$Q$3]/[.L22]" office:value-type="float" office:value="10.6648017893415" calcext:value-type="float">
            <text:p>10.66</text:p>
          </table:table-cell>
          <table:table-cell table:style-name="ce57" table:formula="of:=[.$Q$3]/[.M22]" office:value-type="float" office:value="7.04961474210708" calcext:value-type="float">
            <text:p>7.05</text:p>
          </table:table-cell>
          <table:table-cell table:style-name="ce57" table:formula="of:=[.$Q$3]/[.N22]" office:value-type="float" office:value="5.50897046071944" calcext:value-type="float">
            <text:p>5.51</text:p>
          </table:table-cell>
          <table:table-cell table:style-name="ce57" table:formula="of:=[.$Q$3]/[.O22]" office:value-type="float" office:value="4.24415581412569" calcext:value-type="float">
            <text:p>4.24</text:p>
          </table:table-cell>
          <table:table-cell/>
          <table:table-cell table:style-name="ce57" table:formula="of:=[.$V$3]/[.L22]" office:value-type="float" office:value="1.67614841960985" calcext:value-type="float">
            <text:p>1.68</text:p>
          </table:table-cell>
          <table:table-cell table:style-name="ce57" table:formula="of:=[.$V$3]/[.M22]" office:value-type="float" office:value="1.10796251465736" calcext:value-type="float">
            <text:p>1.11</text:p>
          </table:table-cell>
          <table:table-cell table:style-name="ce57" table:formula="of:=[.$V$3]/[.N22]" office:value-type="float" office:value="0.865825011454093" calcext:value-type="float">
            <text:p>0.87</text:p>
          </table:table-cell>
          <table:table-cell table:style-name="ce57" table:formula="of:=[.$V$3]/[.O22]" office:value-type="float" office:value="0.66703865678351" calcext:value-type="float">
            <text:p>0.67</text:p>
          </table:table-cell>
          <table:table-cell/>
          <table:table-cell table:style-name="ce57" table:formula="of:=[.$AA$3]/[.L22]" office:value-type="float" office:value="20.8200825706254" calcext:value-type="float">
            <text:p>20.82</text:p>
          </table:table-cell>
          <table:table-cell table:style-name="ce57" table:formula="of:=[.$AA$3]/[.M22]" office:value-type="float" office:value="13.7624274619389" calcext:value-type="float">
            <text:p>13.76</text:p>
          </table:table-cell>
          <table:table-cell table:style-name="ce57" table:formula="of:=[.$AA$3]/[.N22]" office:value-type="float" office:value="10.754744639131" calcext:value-type="float">
            <text:p>10.75</text:p>
          </table:table-cell>
          <table:table-cell table:style-name="ce57" table:formula="of:=[.$AA$3]/[.O22]" office:value-type="float" office:value="8.28554306382033" calcext:value-type="float">
            <text:p>8.29</text:p>
          </table:table-cell>
          <table:table-cell/>
          <table:table-cell table:style-name="ce57" table:formula="of:=[.$AF$3]/[.$L22]" office:value-type="float" office:value="19.1193365851094" calcext:value-type="float">
            <text:p>19.12</text:p>
          </table:table-cell>
          <table:table-cell table:style-name="ce57" table:formula="of:=[.$AF$3]/[.$M22]" office:value-type="float" office:value="12.6382055393096" calcext:value-type="float">
            <text:p>12.64</text:p>
          </table:table-cell>
          <table:table-cell table:style-name="ce57" table:formula="of:=[.$AF$3]/[.$N22]" office:value-type="float" office:value="9.87621360025518" calcext:value-type="float">
            <text:p>9.88</text:p>
          </table:table-cell>
          <table:table-cell table:style-name="ce57" table:formula="of:=[.$AF$3]/[.$O22]" office:value-type="float" office:value="7.60871557978843" calcext:value-type="float">
            <text:p>7.61</text:p>
          </table:table-cell>
          <table:table-cell/>
          <table:table-cell table:style-name="ce57" table:formula="of:=[.$AK$3]/[.$L22]" office:value-type="float" office:value="3.00793091653255" calcext:value-type="float">
            <text:p>3.01</text:p>
          </table:table-cell>
          <table:table-cell table:style-name="ce57" table:formula="of:=[.$AK$3]/[.$M22]" office:value-type="float" office:value="1.98829331770796" calcext:value-type="float">
            <text:p>1.99</text:p>
          </table:table-cell>
          <table:table-cell table:style-name="ce57" table:formula="of:=[.$AK$3]/[.$N22]" office:value-type="float" office:value="1.55376563900357" calcext:value-type="float">
            <text:p>1.55</text:p>
          </table:table-cell>
          <table:table-cell table:style-name="ce57" table:formula="of:=[.$AK$3]/[.$O22]" office:value-type="float" office:value="1.19703373208949" calcext:value-type="float">
            <text:p>1.20</text:p>
          </table:table-cell>
          <table:table-cell/>
          <table:table-cell table:style-name="ce57" table:formula="of:=[.$AP$3]/[.$L22]" office:value-type="float" office:value="37.3250492937019" calcext:value-type="float">
            <text:p>37.33</text:p>
          </table:table-cell>
          <table:table-cell table:style-name="ce57" table:formula="of:=[.$AP$3]/[.$M22]" office:value-type="float" office:value="24.6724902110911" calcext:value-type="float">
            <text:p>24.67</text:p>
          </table:table-cell>
          <table:table-cell table:style-name="ce57" table:formula="of:=[.$AP$3]/[.$N22]" office:value-type="float" office:value="19.2804890391308" calcext:value-type="float">
            <text:p>19.28</text:p>
          </table:table-cell>
          <table:table-cell table:style-name="ce57" table:formula="of:=[.$AP$3]/[.$O22]" office:value-type="float" office:value="14.8538461474936" calcext:value-type="float">
            <text:p>14.85</text:p>
          </table:table-cell>
          <table:table-cell/>
          <table:table-cell table:style-name="ce57" table:formula="of:=[.$AU$3]/[.$L22]" office:value-type="float" office:value="27.7671379701405" calcext:value-type="float">
            <text:p>27.77</text:p>
          </table:table-cell>
          <table:table-cell table:style-name="ce57" table:formula="of:=[.$AU$3]/[.$M22]" office:value-type="float" office:value="18.35454882772" calcext:value-type="float">
            <text:p>18.35</text:p>
          </table:table-cell>
          <table:table-cell table:style-name="ce57" table:formula="of:=[.$AU$3]/[.$N22]" office:value-type="float" office:value="14.3432898123904" calcext:value-type="float">
            <text:p>14.34</text:p>
          </table:table-cell>
          <table:table-cell table:style-name="ce57" table:formula="of:=[.$AU$3]/[.$O22]" office:value-type="float" office:value="11.0501875595457" calcext:value-type="float">
            <text:p>11.05</text:p>
          </table:table-cell>
          <table:table-cell/>
          <table:table-cell table:style-name="ce57" table:formula="of:=[.$AZ$3]/[.$L22]" office:value-type="float" office:value="4.36782491734809" calcext:value-type="float">
            <text:p>4.37</text:p>
          </table:table-cell>
          <table:table-cell table:style-name="ce57" table:formula="of:=[.$AZ$3]/[.$M22]" office:value-type="float" office:value="2.88720630129789" calcext:value-type="float">
            <text:p>2.89</text:p>
          </table:table-cell>
          <table:table-cell table:style-name="ce57" table:formula="of:=[.$AZ$3]/[.$N22]" office:value-type="float" office:value="2.25622744074934" calcext:value-type="float">
            <text:p>2.26</text:p>
          </table:table-cell>
          <table:table-cell table:style-name="ce57" table:formula="of:=[.$AZ$3]/[.$O22]" office:value-type="float" office:value="1.73821603853648" calcext:value-type="float">
            <text:p>1.74</text:p>
          </table:table-cell>
          <table:table-cell/>
          <table:table-cell table:style-name="ce57" table:formula="of:=[.$BE$3]/[.$L22]" office:value-type="float" office:value="54.2095213193315" calcext:value-type="float">
            <text:p>54.21</text:p>
          </table:table-cell>
          <table:table-cell table:style-name="ce57" table:formula="of:=[.$BE$3]/[.$M22]" office:value-type="float" office:value="35.8334123975242" calcext:value-type="float">
            <text:p>35.83</text:p>
          </table:table-cell>
          <table:table-cell table:style-name="ce57" table:formula="of:=[.$BE$3]/[.$N22]" office:value-type="float" office:value="28.0022692907805" calcext:value-type="float">
            <text:p>28.00</text:p>
          </table:table-cell>
          <table:table-cell table:style-name="ce57" table:formula="of:=[.$BE$3]/[.$O22]" office:value-type="float" office:value="21.5731768515707" calcext:value-type="float">
            <text:p>21.57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520" calcext:value-type="float">
            <text:p>520</text:p>
          </table:table-cell>
          <table:table-cell office:value-type="float" office:value="770" calcext:value-type="float">
            <text:p>770</text:p>
          </table:table-cell>
          <table:table-cell office:value-type="float" office:value="1010" calcext:value-type="float">
            <text:p>101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57" table:formula="of:=[.B23]*[.$H$1]" office:value-type="float" office:value="7.58882677165356" calcext:value-type="float">
            <text:p>7.59</text:p>
          </table:table-cell>
          <table:table-cell table:style-name="ce57" table:formula="of:=[.C23]*[.$H$1]" office:value-type="float" office:value="11.2373011811024" calcext:value-type="float">
            <text:p>11.24</text:p>
          </table:table-cell>
          <table:table-cell table:style-name="ce57" table:formula="of:=[.D23]*[.$H$1]" office:value-type="float" office:value="14.7398366141733" calcext:value-type="float">
            <text:p>14.74</text:p>
          </table:table-cell>
          <table:table-cell table:style-name="ce57" table:formula="of:=[.E23]*[.$H$1]" office:value-type="float" office:value="18.8261279527559" calcext:value-type="float">
            <text:p>18.83</text:p>
          </table:table-cell>
          <table:table-cell/>
          <table:table-cell table:formula="of:=[.G23]/2" office:value-type="float" office:value="3.79441338582678" calcext:value-type="float">
            <text:p>3.79</text:p>
          </table:table-cell>
          <table:table-cell table:formula="of:=[.H23]/2" office:value-type="float" office:value="5.61865059055119" calcext:value-type="float">
            <text:p>5.62</text:p>
          </table:table-cell>
          <table:table-cell table:formula="of:=[.I23]/2" office:value-type="float" office:value="7.36991830708663" calcext:value-type="float">
            <text:p>7.37</text:p>
          </table:table-cell>
          <table:table-cell table:formula="of:=[.J23]/2" office:value-type="float" office:value="9.41306397637797" calcext:value-type="float">
            <text:p>9.41</text:p>
          </table:table-cell>
          <table:table-cell/>
          <table:table-cell table:style-name="ce57" table:formula="of:=[.$Q$3]/[.L23]" office:value-type="float" office:value="7.99860134200611" calcext:value-type="float">
            <text:p>8.00</text:p>
          </table:table-cell>
          <table:table-cell table:style-name="ce57" table:formula="of:=[.$Q$3]/[.M23]" office:value-type="float" office:value="5.40165285434179" calcext:value-type="float">
            <text:p>5.40</text:p>
          </table:table-cell>
          <table:table-cell table:style-name="ce57" table:formula="of:=[.$Q$3]/[.N23]" office:value-type="float" office:value="4.11809178004275" calcext:value-type="float">
            <text:p>4.12</text:p>
          </table:table-cell>
          <table:table-cell table:style-name="ce57" table:formula="of:=[.$Q$3]/[.O23]" office:value-type="float" office:value="3.22424240142882" calcext:value-type="float">
            <text:p>3.22</text:p>
          </table:table-cell>
          <table:table-cell/>
          <table:table-cell table:style-name="ce57" table:formula="of:=[.$V$3]/[.L23]" office:value-type="float" office:value="1.25711131470738" calcext:value-type="float">
            <text:p>1.26</text:p>
          </table:table-cell>
          <table:table-cell table:style-name="ce57" table:formula="of:=[.$V$3]/[.M23]" office:value-type="float" office:value="0.84895829045174" calcext:value-type="float">
            <text:p>0.85</text:p>
          </table:table-cell>
          <table:table-cell table:style-name="ce57" table:formula="of:=[.$V$3]/[.N23]" office:value-type="float" office:value="0.647225627374099" calcext:value-type="float">
            <text:p>0.65</text:p>
          </table:table-cell>
          <table:table-cell table:style-name="ce57" table:formula="of:=[.$V$3]/[.O23]" office:value-type="float" office:value="0.506742545463442" calcext:value-type="float">
            <text:p>0.51</text:p>
          </table:table-cell>
          <table:table-cell/>
          <table:table-cell table:style-name="ce57" table:formula="of:=[.$AA$3]/[.L23]" office:value-type="float" office:value="15.6150619279691" calcext:value-type="float">
            <text:p>15.62</text:p>
          </table:table-cell>
          <table:table-cell table:style-name="ce57" table:formula="of:=[.$AA$3]/[.M23]" office:value-type="float" office:value="10.5452366266804" calcext:value-type="float">
            <text:p>10.55</text:p>
          </table:table-cell>
          <table:table-cell table:style-name="ce57" table:formula="of:=[.$AA$3]/[.N23]" office:value-type="float" office:value="8.03943782430092" calcext:value-type="float">
            <text:p>8.04</text:p>
          </table:table-cell>
          <table:table-cell table:style-name="ce57" table:formula="of:=[.$AA$3]/[.O23]" office:value-type="float" office:value="6.29444356786351" calcext:value-type="float">
            <text:p>6.29</text:p>
          </table:table-cell>
          <table:table-cell/>
          <table:table-cell table:style-name="ce57" table:formula="of:=[.$AF$3]/[.$L23]" office:value-type="float" office:value="14.339502438832" calcext:value-type="float">
            <text:p>14.34</text:p>
          </table:table-cell>
          <table:table-cell table:style-name="ce57" table:formula="of:=[.$AF$3]/[.$M23]" office:value-type="float" office:value="9.68381982882163" calcext:value-type="float">
            <text:p>9.68</text:p>
          </table:table-cell>
          <table:table-cell table:style-name="ce57" table:formula="of:=[.$AF$3]/[.$N23]" office:value-type="float" office:value="7.38271412692342" calcext:value-type="float">
            <text:p>7.38</text:p>
          </table:table-cell>
          <table:table-cell table:style-name="ce57" table:formula="of:=[.$AF$3]/[.$O23]" office:value-type="float" office:value="5.78026454898656" calcext:value-type="float">
            <text:p>5.78</text:p>
          </table:table-cell>
          <table:table-cell/>
          <table:table-cell table:style-name="ce57" table:formula="of:=[.$AK$3]/[.$L23]" office:value-type="float" office:value="2.25594818739942" calcext:value-type="float">
            <text:p>2.26</text:p>
          </table:table-cell>
          <table:table-cell table:style-name="ce57" table:formula="of:=[.$AK$3]/[.$M23]" office:value-type="float" office:value="1.5234974772048" calcext:value-type="float">
            <text:p>1.52</text:p>
          </table:table-cell>
          <table:table-cell table:style-name="ce57" table:formula="of:=[.$AK$3]/[.$N23]" office:value-type="float" office:value="1.16147827470069" calcext:value-type="float">
            <text:p>1.16</text:p>
          </table:table-cell>
          <table:table-cell table:style-name="ce57" table:formula="of:=[.$AK$3]/[.$O23]" office:value-type="float" office:value="0.909374463137749" calcext:value-type="float">
            <text:p>0.91</text:p>
          </table:table-cell>
          <table:table-cell/>
          <table:table-cell table:style-name="ce57" table:formula="of:=[.$AP$3]/[.$L23]" office:value-type="float" office:value="27.9937869702764" calcext:value-type="float">
            <text:p>27.99</text:p>
          </table:table-cell>
          <table:table-cell table:style-name="ce57" table:formula="of:=[.$AP$3]/[.$M23]" office:value-type="float" office:value="18.90489509681" calcext:value-type="float">
            <text:p>18.90</text:p>
          </table:table-cell>
          <table:table-cell table:style-name="ce57" table:formula="of:=[.$AP$3]/[.$N23]" office:value-type="float" office:value="14.4126427965779" calcext:value-type="float">
            <text:p>14.41</text:p>
          </table:table-cell>
          <table:table-cell table:style-name="ce57" table:formula="of:=[.$AP$3]/[.$O23]" office:value-type="float" office:value="11.2843172283285" calcext:value-type="float">
            <text:p>11.28</text:p>
          </table:table-cell>
          <table:table-cell/>
          <table:table-cell table:style-name="ce57" table:formula="of:=[.$AU$3]/[.$L23]" office:value-type="float" office:value="20.8253534776054" calcext:value-type="float">
            <text:p>20.83</text:p>
          </table:table-cell>
          <table:table-cell table:style-name="ce57" table:formula="of:=[.$AU$3]/[.$M23]" office:value-type="float" office:value="14.0638750757854" calcext:value-type="float">
            <text:p>14.06</text:p>
          </table:table-cell>
          <table:table-cell table:style-name="ce57" table:formula="of:=[.$AU$3]/[.$N23]" office:value-type="float" office:value="10.7219641666879" calcext:value-type="float">
            <text:p>10.72</text:p>
          </table:table-cell>
          <table:table-cell table:style-name="ce57" table:formula="of:=[.$AU$3]/[.$O23]" office:value-type="float" office:value="8.39471613050758" calcext:value-type="float">
            <text:p>8.39</text:p>
          </table:table-cell>
          <table:table-cell/>
          <table:table-cell table:style-name="ce57" table:formula="of:=[.$AZ$3]/[.$L23]" office:value-type="float" office:value="3.27586868801107" calcext:value-type="float">
            <text:p>3.28</text:p>
          </table:table-cell>
          <table:table-cell table:style-name="ce57" table:formula="of:=[.$AZ$3]/[.$M23]" office:value-type="float" office:value="2.21227495813734" calcext:value-type="float">
            <text:p>2.21</text:p>
          </table:table-cell>
          <table:table-cell table:style-name="ce57" table:formula="of:=[.$AZ$3]/[.$N23]" office:value-type="float" office:value="1.68658585917402" calcext:value-type="float">
            <text:p>1.69</text:p>
          </table:table-cell>
          <table:table-cell table:style-name="ce57" table:formula="of:=[.$AZ$3]/[.$O23]" office:value-type="float" office:value="1.32050520757035" calcext:value-type="float">
            <text:p>1.32</text:p>
          </table:table-cell>
          <table:table-cell/>
          <table:table-cell table:style-name="ce57" table:formula="of:=[.$BE$3]/[.$L23]" office:value-type="float" office:value="40.6571409894986" calcext:value-type="float">
            <text:p>40.66</text:p>
          </table:table-cell>
          <table:table-cell table:style-name="ce57" table:formula="of:=[.$BE$3]/[.$M23]" office:value-type="float" office:value="27.4567705383627" calcext:value-type="float">
            <text:p>27.46</text:p>
          </table:table-cell>
          <table:table-cell table:style-name="ce57" table:formula="of:=[.$BE$3]/[.$N23]" office:value-type="float" office:value="20.9323894203359" calcext:value-type="float">
            <text:p>20.93</text:p>
          </table:table-cell>
          <table:table-cell table:style-name="ce57" table:formula="of:=[.$BE$3]/[.$O23]" office:value-type="float" office:value="16.3889250500304" calcext:value-type="float">
            <text:p>16.39</text:p>
          </table:table-cell>
          <table:table-cell table:number-columns-repeated="964"/>
        </table:table-row>
        <table:table-row table:style-name="ro4">
          <table:table-cell/>
          <table:table-cell office:value-type="float" office:value="560" calcext:value-type="float">
            <text:p>560</text:p>
          </table:table-cell>
          <table:table-cell office:value-type="float" office:value="855" calcext:value-type="float">
            <text:p>855</text:p>
          </table:table-cell>
          <table:table-cell office:value-type="float" office:value="1105" calcext:value-type="float">
            <text:p>1105</text:p>
          </table:table-cell>
          <table:table-cell office:value-type="float" office:value="1455" calcext:value-type="float">
            <text:p>1455</text:p>
          </table:table-cell>
          <table:table-cell/>
          <table:table-cell table:style-name="ce57" table:formula="of:=[.B24]*[.$H$1]" office:value-type="float" office:value="8.17258267716537" calcext:value-type="float">
            <text:p>8.17</text:p>
          </table:table-cell>
          <table:table-cell table:style-name="ce57" table:formula="of:=[.C24]*[.$H$1]" office:value-type="float" office:value="12.477782480315" calcext:value-type="float">
            <text:p>12.48</text:p>
          </table:table-cell>
          <table:table-cell table:style-name="ce57" table:formula="of:=[.D24]*[.$H$1]" office:value-type="float" office:value="16.1262568897638" calcext:value-type="float">
            <text:p>16.13</text:p>
          </table:table-cell>
          <table:table-cell table:style-name="ce57" table:formula="of:=[.E24]*[.$H$1]" office:value-type="float" office:value="21.2341210629922" calcext:value-type="float">
            <text:p>21.23</text:p>
          </table:table-cell>
          <table:table-cell/>
          <table:table-cell table:formula="of:=[.G24]/2" office:value-type="float" office:value="4.08629133858268" calcext:value-type="float">
            <text:p>4.09</text:p>
          </table:table-cell>
          <table:table-cell table:formula="of:=[.H24]/2" office:value-type="float" office:value="6.23889124015749" calcext:value-type="float">
            <text:p>6.24</text:p>
          </table:table-cell>
          <table:table-cell table:formula="of:=[.I24]/2" office:value-type="float" office:value="8.0631284448819" calcext:value-type="float">
            <text:p>8.06</text:p>
          </table:table-cell>
          <table:table-cell table:formula="of:=[.J24]/2" office:value-type="float" office:value="10.6170605314961" calcext:value-type="float">
            <text:p>10.62</text:p>
          </table:table-cell>
          <table:table-cell/>
          <table:table-cell table:style-name="ce57" table:formula="of:=[.$Q$3]/[.L24]" office:value-type="float" office:value="7.42727267471996" calcext:value-type="float">
            <text:p>7.43</text:p>
          </table:table-cell>
          <table:table-cell table:style-name="ce57" table:formula="of:=[.$Q$3]/[.M24]" office:value-type="float" office:value="4.86464643022594" calcext:value-type="float">
            <text:p>4.86</text:p>
          </table:table-cell>
          <table:table-cell table:style-name="ce57" table:formula="of:=[.$Q$3]/[.N24]" office:value-type="float" office:value="3.76404769035582" calcext:value-type="float">
            <text:p>3.76</text:p>
          </table:table-cell>
          <table:table-cell table:style-name="ce57" table:formula="of:=[.$Q$3]/[.O24]" office:value-type="float" office:value="2.85860666518431" calcext:value-type="float">
            <text:p>2.86</text:p>
          </table:table-cell>
          <table:table-cell/>
          <table:table-cell table:style-name="ce57" table:formula="of:=[.$V$3]/[.L24]" office:value-type="float" office:value="1.16731764937114" calcext:value-type="float">
            <text:p>1.17</text:p>
          </table:table-cell>
          <table:table-cell table:style-name="ce57" table:formula="of:=[.$V$3]/[.M24]" office:value-type="float" office:value="0.764558928243088" calcext:value-type="float">
            <text:p>0.76</text:p>
          </table:table-cell>
          <table:table-cell table:style-name="ce57" table:formula="of:=[.$V$3]/[.N24]" office:value-type="float" office:value="0.591581795156416" calcext:value-type="float">
            <text:p>0.59</text:p>
          </table:table-cell>
          <table:table-cell table:style-name="ce57" table:formula="of:=[.$V$3]/[.O24]" office:value-type="float" office:value="0.449276895977897" calcext:value-type="float">
            <text:p>0.45</text:p>
          </table:table-cell>
          <table:table-cell/>
          <table:table-cell table:style-name="ce57" table:formula="of:=[.$AA$3]/[.L24]" office:value-type="float" office:value="14.4997003616856" calcext:value-type="float">
            <text:p>14.50</text:p>
          </table:table-cell>
          <table:table-cell table:style-name="ce57" table:formula="of:=[.$AA$3]/[.M24]" office:value-type="float" office:value="9.49687976905722" calcext:value-type="float">
            <text:p>9.50</text:p>
          </table:table-cell>
          <table:table-cell table:style-name="ce57" table:formula="of:=[.$AA$3]/[.N24]" office:value-type="float" office:value="7.34826443669134" calcext:value-type="float">
            <text:p>7.35</text:p>
          </table:table-cell>
          <table:table-cell table:style-name="ce57" table:formula="of:=[.$AA$3]/[.O24]" office:value-type="float" office:value="5.58064068903363" calcext:value-type="float">
            <text:p>5.58</text:p>
          </table:table-cell>
          <table:table-cell/>
          <table:table-cell table:style-name="ce57" table:formula="of:=[.$AF$3]/[.$L24]" office:value-type="float" office:value="13.3152522646297" calcext:value-type="float">
            <text:p>13.32</text:p>
          </table:table-cell>
          <table:table-cell table:style-name="ce57" table:formula="of:=[.$AF$3]/[.$M24]" office:value-type="float" office:value="8.72110089847095" calcext:value-type="float">
            <text:p>8.72</text:p>
          </table:table-cell>
          <table:table-cell table:style-name="ce57" table:formula="of:=[.$AF$3]/[.$N24]" office:value-type="float" office:value="6.74800114768566" calcext:value-type="float">
            <text:p>6.75</text:p>
          </table:table-cell>
          <table:table-cell table:style-name="ce57" table:formula="of:=[.$AF$3]/[.$O24]" office:value-type="float" office:value="5.12477063106025" calcext:value-type="float">
            <text:p>5.12</text:p>
          </table:table-cell>
          <table:table-cell/>
          <table:table-cell table:style-name="ce57" table:formula="of:=[.$AK$3]/[.$L24]" office:value-type="float" office:value="2.0948090311566" calcext:value-type="float">
            <text:p>2.09</text:p>
          </table:table-cell>
          <table:table-cell table:style-name="ce57" table:formula="of:=[.$AK$3]/[.$M24]" office:value-type="float" office:value="1.37203866368152" calcext:value-type="float">
            <text:p>1.37</text:p>
          </table:table-cell>
          <table:table-cell table:style-name="ce57" table:formula="of:=[.$AK$3]/[.$N24]" office:value-type="float" office:value="1.06162267642325" calcext:value-type="float">
            <text:p>1.06</text:p>
          </table:table-cell>
          <table:table-cell table:style-name="ce57" table:formula="of:=[.$AK$3]/[.$O24]" office:value-type="float" office:value="0.806249524019035" calcext:value-type="float">
            <text:p>0.81</text:p>
          </table:table-cell>
          <table:table-cell/>
          <table:table-cell table:style-name="ce57" table:formula="of:=[.$AP$3]/[.$L24]" office:value-type="float" office:value="25.9942307581138" calcext:value-type="float">
            <text:p>25.99</text:p>
          </table:table-cell>
          <table:table-cell table:style-name="ce57" table:formula="of:=[.$AP$3]/[.$M24]" office:value-type="float" office:value="17.0254610813377" calcext:value-type="float">
            <text:p>17.03</text:p>
          </table:table-cell>
          <table:table-cell table:style-name="ce57" table:formula="of:=[.$AP$3]/[.$N24]" office:value-type="float" office:value="13.1735468095418" calcext:value-type="float">
            <text:p>13.17</text:p>
          </table:table-cell>
          <table:table-cell table:style-name="ce57" table:formula="of:=[.$AP$3]/[.$O24]" office:value-type="float" office:value="10.0046523880026" calcext:value-type="float">
            <text:p>10.00</text:p>
          </table:table-cell>
          <table:table-cell/>
          <table:table-cell table:style-name="ce57" table:formula="of:=[.$AU$3]/[.$L24]" office:value-type="float" office:value="19.337828229205" calcext:value-type="float">
            <text:p>19.34</text:p>
          </table:table-cell>
          <table:table-cell table:style-name="ce57" table:formula="of:=[.$AU$3]/[.$M24]" office:value-type="float" office:value="12.6657120565553" calcext:value-type="float">
            <text:p>12.67</text:p>
          </table:table-cell>
          <table:table-cell table:style-name="ce57" table:formula="of:=[.$AU$3]/[.$N24]" office:value-type="float" office:value="9.80016634240252" calcext:value-type="float">
            <text:p>9.80</text:p>
          </table:table-cell>
          <table:table-cell table:style-name="ce57" table:formula="of:=[.$AU$3]/[.$O24]" office:value-type="float" office:value="7.44273801261497" calcext:value-type="float">
            <text:p>7.44</text:p>
          </table:table-cell>
          <table:table-cell/>
          <table:table-cell table:style-name="ce57" table:formula="of:=[.$AZ$3]/[.$L24]" office:value-type="float" office:value="3.04187806743885" calcext:value-type="float">
            <text:p>3.04</text:p>
          </table:table-cell>
          <table:table-cell table:style-name="ce57" table:formula="of:=[.$AZ$3]/[.$M24]" office:value-type="float" office:value="1.9923411903693" calcext:value-type="float">
            <text:p>1.99</text:p>
          </table:table-cell>
          <table:table-cell table:style-name="ce57" table:formula="of:=[.$AZ$3]/[.$N24]" office:value-type="float" office:value="1.54158526494638" calcext:value-type="float">
            <text:p>1.54</text:p>
          </table:table-cell>
          <table:table-cell table:style-name="ce57" table:formula="of:=[.$AZ$3]/[.$O24]" office:value-type="float" office:value="1.17075719434073" calcext:value-type="float">
            <text:p>1.17</text:p>
          </table:table-cell>
          <table:table-cell/>
          <table:table-cell table:style-name="ce57" table:formula="of:=[.$BE$3]/[.$L24]" office:value-type="float" office:value="37.7530594902487" calcext:value-type="float">
            <text:p>37.75</text:p>
          </table:table-cell>
          <table:table-cell table:style-name="ce57" table:formula="of:=[.$BE$3]/[.$M24]" office:value-type="float" office:value="24.7271500754845" calcext:value-type="float">
            <text:p>24.73</text:p>
          </table:table-cell>
          <table:table-cell table:style-name="ce57" table:formula="of:=[.$BE$3]/[.$N24]" office:value-type="float" office:value="19.1327722303523" calcext:value-type="float">
            <text:p>19.13</text:p>
          </table:table-cell>
          <table:table-cell table:style-name="ce57" table:formula="of:=[.$BE$3]/[.$O24]" office:value-type="float" office:value="14.5303871577589" calcext:value-type="float">
            <text:p>14.53</text:p>
          </table:table-cell>
          <table:table-cell table:number-columns-repeated="964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5]*[.$H$1]" office:value-type="float" office:value="6.93210137795277" calcext:value-type="float">
            <text:p>6.93</text:p>
          </table:table-cell>
          <table:table-cell table:style-name="ce57" table:formula="of:=[.D25]*[.$H$1]" office:value-type="float" office:value="9.41306397637797" calcext:value-type="float">
            <text:p>9.41</text:p>
          </table:table-cell>
          <table:table-cell table:style-name="ce57" table:formula="of:=[.E25]*[.$H$1]" office:value-type="float" office:value="10.6535452755906" calcext:value-type="float">
            <text:p>10.65</text:p>
          </table:table-cell>
          <table:table-cell table:number-columns-repeated="2"/>
          <table:table-cell table:formula="of:=[.H25]/2" office:value-type="float" office:value="3.46605068897638" calcext:value-type="float">
            <text:p>3.47</text:p>
          </table:table-cell>
          <table:table-cell table:formula="of:=[.I25]/2" office:value-type="float" office:value="4.70653198818898" calcext:value-type="float">
            <text:p>4.71</text:p>
          </table:table-cell>
          <table:table-cell table:formula="of:=[.J25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5]" office:value-type="float" office:value="8.75636357440669" calcext:value-type="float">
            <text:p>8.76</text:p>
          </table:table-cell>
          <table:table-cell table:style-name="ce57" table:formula="of:=[.$Q$3]/[.N25]" office:value-type="float" office:value="6.44848480285764" calcext:value-type="float">
            <text:p>6.45</text:p>
          </table:table-cell>
          <table:table-cell table:style-name="ce57" table:formula="of:=[.$Q$3]/[.O25]" office:value-type="float" office:value="5.69763383266188" calcext:value-type="float">
            <text:p>5.70</text:p>
          </table:table-cell>
          <table:table-cell table:number-columns-repeated="2"/>
          <table:table-cell table:style-name="ce57" table:formula="of:=[.$V$3]/[.M25]" office:value-type="float" office:value="1.37620607083756" calcext:value-type="float">
            <text:p>1.38</text:p>
          </table:table-cell>
          <table:table-cell table:style-name="ce57" table:formula="of:=[.$V$3]/[.N25]" office:value-type="float" office:value="1.01348509092688" calcext:value-type="float">
            <text:p>1.01</text:p>
          </table:table-cell>
          <table:table-cell table:style-name="ce57" table:formula="of:=[.$V$3]/[.O25]" office:value-type="float" office:value="0.895476552942247" calcext:value-type="float">
            <text:p>0.90</text:p>
          </table:table-cell>
          <table:table-cell/>
          <table:table-cell table:style-name="ce57"/>
          <table:table-cell table:style-name="ce57" table:formula="of:=[.$AA$3]/[.M25]" office:value-type="float" office:value="17.094383584303" calcext:value-type="float">
            <text:p>17.09</text:p>
          </table:table-cell>
          <table:table-cell table:style-name="ce57" table:formula="of:=[.$AA$3]/[.N25]" office:value-type="float" office:value="12.588887135727" calcext:value-type="float">
            <text:p>12.59</text:p>
          </table:table-cell>
          <table:table-cell table:style-name="ce57" table:formula="of:=[.$AA$3]/[.O25]" office:value-type="float" office:value="11.123057811704" calcext:value-type="float">
            <text:p>11.12</text:p>
          </table:table-cell>
          <table:table-cell/>
          <table:table-cell table:style-name="ce57"/>
          <table:table-cell table:style-name="ce57" table:formula="of:=[.$AF$3]/[.$M25]" office:value-type="float" office:value="15.6979816172477" calcext:value-type="float">
            <text:p>15.70</text:p>
          </table:table-cell>
          <table:table-cell table:style-name="ce57" table:formula="of:=[.$AF$3]/[.$N25]" office:value-type="float" office:value="11.5605290979731" calcext:value-type="float">
            <text:p>11.56</text:p>
          </table:table-cell>
          <table:table-cell table:style-name="ce57" table:formula="of:=[.$AF$3]/[.$O25]" office:value-type="float" office:value="10.2144400934146" calcext:value-type="float">
            <text:p>10.21</text:p>
          </table:table-cell>
          <table:table-cell/>
          <table:table-cell table:style-name="ce57"/>
          <table:table-cell table:style-name="ce57" table:formula="of:=[.$AK$3]/[.$M25]" office:value-type="float" office:value="2.46966959462673" calcext:value-type="float">
            <text:p>2.47</text:p>
          </table:table-cell>
          <table:table-cell table:style-name="ce57" table:formula="of:=[.$AK$3]/[.$N25]" office:value-type="float" office:value="1.8187489262755" calcext:value-type="float">
            <text:p>1.82</text:p>
          </table:table-cell>
          <table:table-cell table:style-name="ce57" table:formula="of:=[.$AK$3]/[.$O25]" office:value-type="float" office:value="1.60697679102424" calcext:value-type="float">
            <text:p>1.61</text:p>
          </table:table-cell>
          <table:table-cell/>
          <table:table-cell table:style-name="ce57"/>
          <table:table-cell table:style-name="ce57" table:formula="of:=[.$AP$3]/[.$M25]" office:value-type="float" office:value="30.6458299464078" calcext:value-type="float">
            <text:p>30.65</text:p>
          </table:table-cell>
          <table:table-cell table:style-name="ce57" table:formula="of:=[.$AP$3]/[.$N25]" office:value-type="float" office:value="22.5686344566569" calcext:value-type="float">
            <text:p>22.57</text:p>
          </table:table-cell>
          <table:table-cell table:style-name="ce57" table:formula="of:=[.$AP$3]/[.$O25]" office:value-type="float" office:value="19.9407797596489" calcext:value-type="float">
            <text:p>19.94</text:p>
          </table:table-cell>
          <table:table-cell/>
          <table:table-cell table:style-name="ce57"/>
          <table:table-cell table:style-name="ce57" table:formula="of:=[.$AU$3]/[.$M25]" office:value-type="float" office:value="22.7982817017995" calcext:value-type="float">
            <text:p>22.80</text:p>
          </table:table-cell>
          <table:table-cell table:style-name="ce57" table:formula="of:=[.$AU$3]/[.$N25]" office:value-type="float" office:value="16.7894322610152" calcext:value-type="float">
            <text:p>16.79</text:p>
          </table:table-cell>
          <table:table-cell table:style-name="ce57" table:formula="of:=[.$AU$3]/[.$O25]" office:value-type="float" office:value="14.8344983676093" calcext:value-type="float">
            <text:p>14.83</text:p>
          </table:table-cell>
          <table:table-cell/>
          <table:table-cell table:style-name="ce57"/>
          <table:table-cell table:style-name="ce57" table:formula="of:=[.$AZ$3]/[.$M25]" office:value-type="float" office:value="3.58621414266475" calcext:value-type="float">
            <text:p>3.59</text:p>
          </table:table-cell>
          <table:table-cell table:style-name="ce57" table:formula="of:=[.$AZ$3]/[.$N25]" office:value-type="float" office:value="2.64101041514071" calcext:value-type="float">
            <text:p>2.64</text:p>
          </table:table-cell>
          <table:table-cell table:style-name="ce57" table:formula="of:=[.$AZ$3]/[.$O25]" office:value-type="float" office:value="2.33349550378871" calcext:value-type="float">
            <text:p>2.33</text:p>
          </table:table-cell>
          <table:table-cell/>
          <table:table-cell table:style-name="ce57"/>
          <table:table-cell table:style-name="ce57" table:formula="of:=[.$BE$3]/[.$M25]" office:value-type="float" office:value="44.5088701358721" calcext:value-type="float">
            <text:p>44.51</text:p>
          </table:table-cell>
          <table:table-cell table:style-name="ce57" table:formula="of:=[.$BE$3]/[.$N25]" office:value-type="float" office:value="32.7778501000609" calcext:value-type="float">
            <text:p>32.78</text:p>
          </table:table-cell>
          <table:table-cell table:style-name="ce57" table:formula="of:=[.$BE$3]/[.$O25]" office:value-type="float" office:value="28.9612511158072" calcext:value-type="float">
            <text:p>28.96</text:p>
          </table:table-cell>
          <table:table-cell table:number-columns-repeated="964"/>
        </table:table-row>
        <table:table-row table:style-name="ro4"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57"/>
          <table:table-cell table:style-name="ce57" table:formula="of:=[.C26]*[.$H$1]" office:value-type="float" office:value="6.93210137795277" calcext:value-type="float">
            <text:p>6.93</text:p>
          </table:table-cell>
          <table:table-cell table:style-name="ce57" table:formula="of:=[.D26]*[.$H$1]" office:value-type="float" office:value="9.41306397637797" calcext:value-type="float">
            <text:p>9.41</text:p>
          </table:table-cell>
          <table:table-cell table:style-name="ce57" table:formula="of:=[.E26]*[.$H$1]" office:value-type="float" office:value="10.6535452755906" calcext:value-type="float">
            <text:p>10.65</text:p>
          </table:table-cell>
          <table:table-cell table:number-columns-repeated="2"/>
          <table:table-cell table:formula="of:=[.H26]/2" office:value-type="float" office:value="3.46605068897638" calcext:value-type="float">
            <text:p>3.47</text:p>
          </table:table-cell>
          <table:table-cell table:formula="of:=[.I26]/2" office:value-type="float" office:value="4.70653198818898" calcext:value-type="float">
            <text:p>4.71</text:p>
          </table:table-cell>
          <table:table-cell table:formula="of:=[.J26]/2" office:value-type="float" office:value="5.32677263779528" calcext:value-type="float">
            <text:p>5.33</text:p>
          </table:table-cell>
          <table:table-cell/>
          <table:table-cell table:style-name="ce57"/>
          <table:table-cell table:style-name="ce57" table:formula="of:=[.$Q$3]/[.M26]" office:value-type="float" office:value="8.75636357440669" calcext:value-type="float">
            <text:p>8.76</text:p>
          </table:table-cell>
          <table:table-cell table:style-name="ce57" table:formula="of:=[.$Q$3]/[.N26]" office:value-type="float" office:value="6.44848480285764" calcext:value-type="float">
            <text:p>6.45</text:p>
          </table:table-cell>
          <table:table-cell table:style-name="ce57" table:formula="of:=[.$Q$3]/[.O26]" office:value-type="float" office:value="5.69763383266188" calcext:value-type="float">
            <text:p>5.70</text:p>
          </table:table-cell>
          <table:table-cell table:number-columns-repeated="2"/>
          <table:table-cell table:style-name="ce57" table:formula="of:=[.$V$3]/[.M26]" office:value-type="float" office:value="1.37620607083756" calcext:value-type="float">
            <text:p>1.38</text:p>
          </table:table-cell>
          <table:table-cell table:style-name="ce57" table:formula="of:=[.$V$3]/[.N26]" office:value-type="float" office:value="1.01348509092688" calcext:value-type="float">
            <text:p>1.01</text:p>
          </table:table-cell>
          <table:table-cell table:style-name="ce57" table:formula="of:=[.$V$3]/[.O26]" office:value-type="float" office:value="0.895476552942247" calcext:value-type="float">
            <text:p>0.90</text:p>
          </table:table-cell>
          <table:table-cell/>
          <table:table-cell table:style-name="ce57"/>
          <table:table-cell table:style-name="ce57" table:formula="of:=[.$AA$3]/[.M26]" office:value-type="float" office:value="17.094383584303" calcext:value-type="float">
            <text:p>17.09</text:p>
          </table:table-cell>
          <table:table-cell table:style-name="ce57" table:formula="of:=[.$AA$3]/[.N26]" office:value-type="float" office:value="12.588887135727" calcext:value-type="float">
            <text:p>12.59</text:p>
          </table:table-cell>
          <table:table-cell table:style-name="ce57" table:formula="of:=[.$AA$3]/[.O26]" office:value-type="float" office:value="11.123057811704" calcext:value-type="float">
            <text:p>11.12</text:p>
          </table:table-cell>
          <table:table-cell/>
          <table:table-cell table:style-name="ce57"/>
          <table:table-cell table:style-name="ce57" table:formula="of:=[.$AF$3]/[.$M26]" office:value-type="float" office:value="15.6979816172477" calcext:value-type="float">
            <text:p>15.70</text:p>
          </table:table-cell>
          <table:table-cell table:style-name="ce57" table:formula="of:=[.$AF$3]/[.$N26]" office:value-type="float" office:value="11.5605290979731" calcext:value-type="float">
            <text:p>11.56</text:p>
          </table:table-cell>
          <table:table-cell table:style-name="ce57" table:formula="of:=[.$AF$3]/[.$O26]" office:value-type="float" office:value="10.2144400934146" calcext:value-type="float">
            <text:p>10.21</text:p>
          </table:table-cell>
          <table:table-cell/>
          <table:table-cell table:style-name="ce57"/>
          <table:table-cell table:style-name="ce57" table:formula="of:=[.$AK$3]/[.$M26]" office:value-type="float" office:value="2.46966959462673" calcext:value-type="float">
            <text:p>2.47</text:p>
          </table:table-cell>
          <table:table-cell table:style-name="ce57" table:formula="of:=[.$AK$3]/[.$N26]" office:value-type="float" office:value="1.8187489262755" calcext:value-type="float">
            <text:p>1.82</text:p>
          </table:table-cell>
          <table:table-cell table:style-name="ce57" table:formula="of:=[.$AK$3]/[.$O26]" office:value-type="float" office:value="1.60697679102424" calcext:value-type="float">
            <text:p>1.61</text:p>
          </table:table-cell>
          <table:table-cell/>
          <table:table-cell table:style-name="ce57"/>
          <table:table-cell table:style-name="ce57" table:formula="of:=[.$AP$3]/[.$M26]" office:value-type="float" office:value="30.6458299464078" calcext:value-type="float">
            <text:p>30.65</text:p>
          </table:table-cell>
          <table:table-cell table:style-name="ce57" table:formula="of:=[.$AP$3]/[.$N26]" office:value-type="float" office:value="22.5686344566569" calcext:value-type="float">
            <text:p>22.57</text:p>
          </table:table-cell>
          <table:table-cell table:style-name="ce57" table:formula="of:=[.$AP$3]/[.$O26]" office:value-type="float" office:value="19.9407797596489" calcext:value-type="float">
            <text:p>19.94</text:p>
          </table:table-cell>
          <table:table-cell/>
          <table:table-cell table:style-name="ce57"/>
          <table:table-cell table:style-name="ce57" table:formula="of:=[.$AU$3]/[.$M26]" office:value-type="float" office:value="22.7982817017995" calcext:value-type="float">
            <text:p>22.80</text:p>
          </table:table-cell>
          <table:table-cell table:style-name="ce57" table:formula="of:=[.$AU$3]/[.$N26]" office:value-type="float" office:value="16.7894322610152" calcext:value-type="float">
            <text:p>16.79</text:p>
          </table:table-cell>
          <table:table-cell table:style-name="ce57" table:formula="of:=[.$AU$3]/[.$O26]" office:value-type="float" office:value="14.8344983676093" calcext:value-type="float">
            <text:p>14.83</text:p>
          </table:table-cell>
          <table:table-cell/>
          <table:table-cell table:style-name="ce57"/>
          <table:table-cell table:style-name="ce57" table:formula="of:=[.$AZ$3]/[.$M26]" office:value-type="float" office:value="3.58621414266475" calcext:value-type="float">
            <text:p>3.59</text:p>
          </table:table-cell>
          <table:table-cell table:style-name="ce57" table:formula="of:=[.$AZ$3]/[.$N26]" office:value-type="float" office:value="2.64101041514071" calcext:value-type="float">
            <text:p>2.64</text:p>
          </table:table-cell>
          <table:table-cell table:style-name="ce57" table:formula="of:=[.$AZ$3]/[.$O26]" office:value-type="float" office:value="2.33349550378871" calcext:value-type="float">
            <text:p>2.33</text:p>
          </table:table-cell>
          <table:table-cell/>
          <table:table-cell table:style-name="ce57"/>
          <table:table-cell table:style-name="ce57" table:formula="of:=[.$BE$3]/[.$M26]" office:value-type="float" office:value="44.5088701358721" calcext:value-type="float">
            <text:p>44.51</text:p>
          </table:table-cell>
          <table:table-cell table:style-name="ce57" table:formula="of:=[.$BE$3]/[.$N26]" office:value-type="float" office:value="32.7778501000609" calcext:value-type="float">
            <text:p>32.78</text:p>
          </table:table-cell>
          <table:table-cell table:style-name="ce57" table:formula="of:=[.$BE$3]/[.$O26]" office:value-type="float" office:value="28.9612511158072" calcext:value-type="float">
            <text:p>28.96</text:p>
          </table:table-cell>
          <table:table-cell table:number-columns-repeated="964"/>
        </table:table-row>
        <table:table-row table:style-name="ro4">
          <table:table-cell table:number-columns-repeated="11"/>
          <table:table-cell table:style-name="ce84" table:formula="of:=MAX([.L6:.L26])" office:value-type="float" office:value="6.93210137795277" calcext:value-type="float">
            <text:p>6.93</text:p>
          </table:table-cell>
          <table:table-cell table:style-name="ce84" table:formula="of:=MAX([.M6:.M26])" office:value-type="float" office:value="10.4346368110236" calcext:value-type="float">
            <text:p>10.43</text:p>
          </table:table-cell>
          <table:table-cell table:style-name="ce84" table:formula="of:=MAX([.N6:.N26])" office:value-type="float" office:value="13.5723248031496" calcext:value-type="float">
            <text:p>13.57</text:p>
          </table:table-cell>
          <table:table-cell table:style-name="ce84" table:formula="of:=MAX([.O6:.O26])" office:value-type="float" office:value="17.7680703740158" calcext:value-type="float">
            <text:p>17.77</text:p>
          </table:table-cell>
          <table:table-cell/>
          <table:table-cell table:style-name="ce84" table:formula="of:=MIN([.Q6:.Q26])" office:value-type="float" office:value="4.37818178720334" calcext:value-type="float">
            <text:p>4.38</text:p>
          </table:table-cell>
          <table:table-cell table:style-name="ce84" table:formula="of:=MIN([.R6:.R26])" office:value-type="float" office:value="2.90858230618404" calcext:value-type="float">
            <text:p>2.91</text:p>
          </table:table-cell>
          <table:table-cell table:style-name="ce84" table:formula="of:=MIN([.S6:.S26])" office:value-type="float" office:value="2.23616811711999" calcext:value-type="float">
            <text:p>2.24</text:p>
          </table:table-cell>
          <table:table-cell table:style-name="ce84" table:formula="of:=MIN([.T6:.T26])" office:value-type="float" office:value="1.70812020445305" calcext:value-type="float">
            <text:p>1.71</text:p>
          </table:table-cell>
          <table:table-cell/>
          <table:table-cell table:style-name="ce84" table:formula="of:=MIN([.V6:.V26])" office:value-type="float" office:value="0.688103035418779" calcext:value-type="float">
            <text:p>0.69</text:p>
          </table:table-cell>
          <table:table-cell table:style-name="ce84" table:formula="of:=MIN([.W6:.W26])" office:value-type="float" office:value="0.457131387166322" calcext:value-type="float">
            <text:p>0.46</text:p>
          </table:table-cell>
          <table:table-cell table:style-name="ce84" table:formula="of:=MIN([.X6:.X26])" office:value-type="float" office:value="0.351450475079484" calcext:value-type="float">
            <text:p>0.35</text:p>
          </table:table-cell>
          <table:table-cell table:style-name="ce84" table:formula="of:=MIN([.Y6:.Y26])" office:value-type="float" office:value="0.268459089793774" calcext:value-type="float">
            <text:p>0.27</text:p>
          </table:table-cell>
          <table:table-cell/>
          <table:table-cell table:style-name="ce84" table:formula="of:=MIN([.AA6:.AA26])" office:value-type="float" office:value="8.5471917921515" calcext:value-type="float">
            <text:p>8.55</text:p>
          </table:table-cell>
          <table:table-cell table:style-name="ce84" table:formula="of:=MIN([.AB6:.AB26])" office:value-type="float" office:value="5.6782043374433" calcext:value-type="float">
            <text:p>5.68</text:p>
          </table:table-cell>
          <table:table-cell table:style-name="ce84" table:formula="of:=MIN([.AC6:.AC26])" office:value-type="float" office:value="4.3655011841634" calcext:value-type="float">
            <text:p>4.37</text:p>
          </table:table-cell>
          <table:table-cell table:style-name="ce84" table:formula="of:=MIN([.AD6:.AD26])" office:value-type="float" office:value="3.33463334806732" calcext:value-type="float">
            <text:p>3.33</text:p>
          </table:table-cell>
          <table:table-cell/>
          <table:table-cell table:style-name="ce84" table:formula="of:=MIN([.AF6:.AF26])" office:value-type="float" office:value="7.84899080862385" calcext:value-type="float">
            <text:p>7.85</text:p>
          </table:table-cell>
          <table:table-cell table:style-name="ce84" table:formula="of:=MIN([.AG6:.AG26])" office:value-type="float" office:value="5.21436452321165" calcext:value-type="float">
            <text:p>5.21</text:p>
          </table:table-cell>
          <table:table-cell table:style-name="ce84" table:formula="of:=MIN([.AH6:.AH26])" office:value-type="float" office:value="4.00889315494229" calcext:value-type="float">
            <text:p>4.01</text:p>
          </table:table-cell>
          <table:table-cell table:style-name="ce84" table:formula="of:=MIN([.AI6:.AI26])" office:value-type="float" office:value="3.06223460706064" calcext:value-type="float">
            <text:p>3.06</text:p>
          </table:table-cell>
          <table:table-cell/>
          <table:table-cell table:style-name="ce84" table:formula="of:=MIN([.AK6:.AK26])" office:value-type="float" office:value="1.23483479731336" calcext:value-type="float">
            <text:p>1.23</text:p>
          </table:table-cell>
          <table:table-cell table:style-name="ce84" table:formula="of:=MIN([.AL6:.AL26])" office:value-type="float" office:value="0.820344795417969" calcext:value-type="float">
            <text:p>0.82</text:p>
          </table:table-cell>
          <table:table-cell table:style-name="ce84" table:formula="of:=MIN([.AM6:.AM26])" office:value-type="float" office:value="0.630695192176181" calcext:value-type="float">
            <text:p>0.63</text:p>
          </table:table-cell>
          <table:table-cell table:style-name="ce84" table:formula="of:=MIN([.AN6:.AN26])" office:value-type="float" office:value="0.481763062606857" calcext:value-type="float">
            <text:p>0.48</text:p>
          </table:table-cell>
          <table:table-cell/>
          <table:table-cell table:style-name="ce84" table:formula="of:=MIN([.AP6:.AP26])" office:value-type="float" office:value="15.3229149732039" calcext:value-type="float">
            <text:p>15.32</text:p>
          </table:table-cell>
          <table:table-cell table:style-name="ce84" table:formula="of:=MIN([.AQ6:.AQ26])" office:value-type="float" office:value="10.1795588982823" calcext:value-type="float">
            <text:p>10.18</text:p>
          </table:table-cell>
          <table:table-cell table:style-name="ce84" table:formula="of:=MIN([.AR6:.AR26])" office:value-type="float" office:value="7.82622001319555" calcext:value-type="float">
            <text:p>7.83</text:p>
          </table:table-cell>
          <table:table-cell table:style-name="ce84" table:formula="of:=MIN([.AS6:.AS26])" office:value-type="float" office:value="5.97813931192761" calcext:value-type="float">
            <text:p>5.98</text:p>
          </table:table-cell>
          <table:table-cell/>
          <table:table-cell table:style-name="ce84" table:formula="of:=MIN([.AU6:.AU26])" office:value-type="float" office:value="11.3991408508998" calcext:value-type="float">
            <text:p>11.40</text:p>
          </table:table-cell>
          <table:table-cell table:style-name="ce84" table:formula="of:=MIN([.AV6:.AV26])" office:value-type="float" office:value="7.57285581003831" calcext:value-type="float">
            <text:p>7.57</text:p>
          </table:table-cell>
          <table:table-cell table:style-name="ce84" table:formula="of:=MIN([.AW6:.AW26])" office:value-type="float" office:value="5.82214183244881" calcext:value-type="float">
            <text:p>5.82</text:p>
          </table:table-cell>
          <table:table-cell table:style-name="ce84" table:formula="of:=MIN([.AX6:.AX26])" office:value-type="float" office:value="4.44730341205535" calcext:value-type="float">
            <text:p>4.45</text:p>
          </table:table-cell>
          <table:table-cell/>
          <table:table-cell table:style-name="ce84" table:formula="of:=MIN([.AZ6:.AZ26])" office:value-type="float" office:value="1.79310707133237" calcext:value-type="float">
            <text:p>1.79</text:p>
          </table:table-cell>
          <table:table-cell table:style-name="ce84" table:formula="of:=MIN([.BA6:.BA26])" office:value-type="float" office:value="1.19122497745857" calcext:value-type="float">
            <text:p>1.19</text:p>
          </table:table-cell>
          <table:table-cell table:style-name="ce84" table:formula="of:=MIN([.BB6:.BB26])" office:value-type="float" office:value="0.915834256863309" calcext:value-type="float">
            <text:p>0.92</text:p>
          </table:table-cell>
          <table:table-cell table:style-name="ce84" table:formula="of:=MIN([.BC6:.BC26])" office:value-type="float" office:value="0.699569493948975" calcext:value-type="float">
            <text:p>0.70</text:p>
          </table:table-cell>
          <table:table-cell/>
          <table:table-cell table:style-name="ce84" table:formula="of:=MIN([.BE6:.BE26])" office:value-type="float" office:value="22.2544350679361" calcext:value-type="float">
            <text:p>22.25</text:p>
          </table:table-cell>
          <table:table-cell table:style-name="ce84" table:formula="of:=MIN([.BF6:.BF26])" office:value-type="float" office:value="14.7844149052722" calcext:value-type="float">
            <text:p>14.78</text:p>
          </table:table-cell>
          <table:table-cell table:style-name="ce84" table:formula="of:=MIN([.BG6:.BG26])" office:value-type="float" office:value="11.3665125346985" calcext:value-type="float">
            <text:p>11.37</text:p>
          </table:table-cell>
          <table:table-cell table:style-name="ce84" table:formula="of:=MIN([.BH6:.BH26])" office:value-type="float" office:value="8.68242846592988" calcext:value-type="float">
            <text:p>8.68</text:p>
          </table:table-cell>
          <table:table-cell table:number-columns-repeated="964"/>
        </table:table-row>
        <table:table-row table:style-name="ro4">
          <table:table-cell table:style-name="ce169" office:value-type="string" calcext:value-type="string" table:number-columns-spanned="4" table:number-rows-spanned="1">
            <text:p>Wood sheathing families (4.3B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2" calcext:value-type="float">
            <text:p>2</text:p>
          </table:table-cell>
          <table:table-cell table:number-columns-repeated="1014"/>
        </table:table-row>
        <table:table-row table:style-name="ro4">
          <table:table-cell/>
          <table:table-cell table:number-columns-repeated="4" table:style-name="ce171" office:value-type="string" calcext:value-type="string">
            <text:p>plf</text:p>
          </table:table-cell>
          <table:table-cell/>
          <table:table-cell table:number-columns-repeated="4" table:style-name="ce171" office:value-type="string" calcext:value-type="string">
            <text:p>kN/m</text:p>
          </table:table-cell>
          <table:table-cell table:number-columns-repeated="1014"/>
        </table:table-row>
        <table:table-row table:style-name="ro4">
          <table:table-cell/>
          <table:table-cell table:style-name="ce57" office:value-type="float" office:value="560" calcext:value-type="float">
            <text:p>560.00</text:p>
          </table:table-cell>
          <table:table-cell table:style-name="ce57" office:value-type="float" office:value="840" calcext:value-type="float">
            <text:p>840.00</text:p>
          </table:table-cell>
          <table:table-cell table:style-name="ce57" office:value-type="float" office:value="1090" calcext:value-type="float">
            <text:p>1,090.00</text:p>
          </table:table-cell>
          <table:table-cell table:style-name="ce57" office:value-type="float" office:value="1430" calcext:value-type="float">
            <text:p>1,430.00</text:p>
          </table:table-cell>
          <table:table-cell table:style-name="ce57"/>
          <table:table-cell table:style-name="ce57" table:formula="of:=[.B31]*[.$H$1]" office:value-type="float" office:value="8.17258267716537" calcext:value-type="float">
            <text:p>8.17</text:p>
          </table:table-cell>
          <table:table-cell table:style-name="ce57" table:formula="of:=[.C31]*[.$H$1]" office:value-type="float" office:value="12.2588740157481" calcext:value-type="float">
            <text:p>12.26</text:p>
          </table:table-cell>
          <table:table-cell table:style-name="ce57" table:formula="of:=[.D31]*[.$H$1]" office:value-type="float" office:value="15.9073484251969" calcext:value-type="float">
            <text:p>15.91</text:p>
          </table:table-cell>
          <table:table-cell table:style-name="ce57" table:formula="of:=[.E31]*[.$H$1]" office:value-type="float" office:value="20.8692736220473" calcext:value-type="float">
            <text:p>20.87</text:p>
          </table:table-cell>
          <table:table-cell/>
          <table:table-cell table:formula="of:=[.G31]/2" office:value-type="float" office:value="4.08629133858268" calcext:value-type="float">
            <text:p>4.09</text:p>
          </table:table-cell>
          <table:table-cell table:formula="of:=[.H31]/2" office:value-type="float" office:value="6.12943700787403" calcext:value-type="float">
            <text:p>6.13</text:p>
          </table:table-cell>
          <table:table-cell table:formula="of:=[.I31]/2" office:value-type="float" office:value="7.95367421259844" calcext:value-type="float">
            <text:p>7.95</text:p>
          </table:table-cell>
          <table:table-cell table:formula="of:=[.J31]/2" office:value-type="float" office:value="10.4346368110236" calcext:value-type="float">
            <text:p>10.43</text:p>
          </table:table-cell>
          <table:table-cell/>
          <table:table-cell table:style-name="ce57" table:formula="of:=[.$Q$3]/[.$L31]" office:value-type="float" office:value="7.42727267471996" calcext:value-type="float">
            <text:p>7.43</text:p>
          </table:table-cell>
          <table:table-cell table:style-name="ce57" table:formula="of:=[.$Q$3]/[.$M31]" office:value-type="float" office:value="4.95151511647997" calcext:value-type="float">
            <text:p>4.95</text:p>
          </table:table-cell>
          <table:table-cell table:style-name="ce57" table:formula="of:=[.$Q$3]/[.$N31]" office:value-type="float" office:value="3.81584651178273" calcext:value-type="float">
            <text:p>3.82</text:p>
          </table:table-cell>
          <table:table-cell table:style-name="ce57" table:formula="of:=[.$Q$3]/[.$O31]" office:value-type="float" office:value="2.90858230618404" calcext:value-type="float">
            <text:p>2.91</text:p>
          </table:table-cell>
          <table:table-cell/>
          <table:table-cell table:style-name="ce57" table:formula="of:=[.$V$3]/[.$L31]" office:value-type="float" office:value="1.16731764937114" calcext:value-type="float">
            <text:p>1.17</text:p>
          </table:table-cell>
          <table:table-cell table:style-name="ce57" table:formula="of:=[.$V$3]/[.$M31]" office:value-type="float" office:value="0.778211766247429" calcext:value-type="float">
            <text:p>0.78</text:p>
          </table:table-cell>
          <table:table-cell table:style-name="ce57" table:formula="of:=[.$V$3]/[.$N31]" office:value-type="float" office:value="0.599722829034716" calcext:value-type="float">
            <text:p>0.60</text:p>
          </table:table-cell>
          <table:table-cell table:style-name="ce57" table:formula="of:=[.$V$3]/[.$O31]" office:value-type="float" office:value="0.457131387166322" calcext:value-type="float">
            <text:p>0.46</text:p>
          </table:table-cell>
          <table:table-cell/>
          <table:table-cell table:style-name="ce57" table:formula="of:=[.$AA$3]/[.$L31]" office:value-type="float" office:value="14.4997003616856" calcext:value-type="float">
            <text:p>14.50</text:p>
          </table:table-cell>
          <table:table-cell table:style-name="ce57" table:formula="of:=[.$AA$3]/[.$M31]" office:value-type="float" office:value="9.66646690779039" calcext:value-type="float">
            <text:p>9.67</text:p>
          </table:table-cell>
          <table:table-cell table:style-name="ce57" table:formula="of:=[.$AA$3]/[.$N31]" office:value-type="float" office:value="7.44938734178342" calcext:value-type="float">
            <text:p>7.45</text:p>
          </table:table-cell>
          <table:table-cell table:style-name="ce57" table:formula="of:=[.$AA$3]/[.$O31]" office:value-type="float" office:value="5.6782043374433" calcext:value-type="float">
            <text:p>5.68</text:p>
          </table:table-cell>
          <table:table-cell/>
          <table:table-cell table:style-name="ce57" table:formula="of:=[.$AF$3]/[.$L31]" office:value-type="float" office:value="13.3152522646297" calcext:value-type="float">
            <text:p>13.32</text:p>
          </table:table-cell>
          <table:table-cell table:style-name="ce57" table:formula="of:=[.$AF$3]/[.$M31]" office:value-type="float" office:value="8.8768348430865" calcext:value-type="float">
            <text:p>8.88</text:p>
          </table:table-cell>
          <table:table-cell table:style-name="ce57" table:formula="of:=[.$AF$3]/[.$N31]" office:value-type="float" office:value="6.8408635488006" calcext:value-type="float">
            <text:p>6.84</text:p>
          </table:table-cell>
          <table:table-cell table:style-name="ce57" table:formula="of:=[.$AF$3]/[.$O31]" office:value-type="float" office:value="5.21436452321165" calcext:value-type="float">
            <text:p>5.21</text:p>
          </table:table-cell>
          <table:table-cell/>
          <table:table-cell table:style-name="ce57" table:formula="of:=[.$AK$3]/[.$L31]" office:value-type="float" office:value="2.0948090311566" calcext:value-type="float">
            <text:p>2.09</text:p>
          </table:table-cell>
          <table:table-cell table:style-name="ce57" table:formula="of:=[.$AK$3]/[.$M31]" office:value-type="float" office:value="1.3965393541044" calcext:value-type="float">
            <text:p>1.40</text:p>
          </table:table-cell>
          <table:table-cell table:style-name="ce57" table:formula="of:=[.$AK$3]/[.$N31]" office:value-type="float" office:value="1.07623216279605" calcext:value-type="float">
            <text:p>1.08</text:p>
          </table:table-cell>
          <table:table-cell table:style-name="ce57" table:formula="of:=[.$AK$3]/[.$O31]" office:value-type="float" office:value="0.820344795417969" calcext:value-type="float">
            <text:p>0.82</text:p>
          </table:table-cell>
          <table:table-cell/>
          <table:table-cell table:style-name="ce57" table:formula="of:=[.$AP$3]/[.$L31]" office:value-type="float" office:value="25.9942307581138" calcext:value-type="float">
            <text:p>25.99</text:p>
          </table:table-cell>
          <table:table-cell table:style-name="ce57" table:formula="of:=[.$AP$3]/[.$M31]" office:value-type="float" office:value="17.3294871720759" calcext:value-type="float">
            <text:p>17.33</text:p>
          </table:table-cell>
          <table:table-cell table:style-name="ce57" table:formula="of:=[.$AP$3]/[.$N31]" office:value-type="float" office:value="13.3548341509575" calcext:value-type="float">
            <text:p>13.35</text:p>
          </table:table-cell>
          <table:table-cell table:style-name="ce57" table:formula="of:=[.$AP$3]/[.$O31]" office:value-type="float" office:value="10.1795588982823" calcext:value-type="float">
            <text:p>10.18</text:p>
          </table:table-cell>
          <table:table-cell/>
          <table:table-cell table:style-name="ce57" table:formula="of:=[.$AU$3]/[.$L31]" office:value-type="float" office:value="19.337828229205" calcext:value-type="float">
            <text:p>19.34</text:p>
          </table:table-cell>
          <table:table-cell table:style-name="ce57" table:formula="of:=[.$AU$3]/[.$M31]" office:value-type="float" office:value="12.8918854861367" calcext:value-type="float">
            <text:p>12.89</text:p>
          </table:table-cell>
          <table:table-cell table:style-name="ce57" table:formula="of:=[.$AU$3]/[.$N31]" office:value-type="float" office:value="9.93503101683925" calcext:value-type="float">
            <text:p>9.94</text:p>
          </table:table-cell>
          <table:table-cell table:style-name="ce57" table:formula="of:=[.$AU$3]/[.$O31]" office:value-type="float" office:value="7.57285581003831" calcext:value-type="float">
            <text:p>7.57</text:p>
          </table:table-cell>
          <table:table-cell/>
          <table:table-cell table:style-name="ce57" table:formula="of:=[.$AZ$3]/[.$L31]" office:value-type="float" office:value="3.04187806743885" calcext:value-type="float">
            <text:p>3.04</text:p>
          </table:table-cell>
          <table:table-cell table:style-name="ce57" table:formula="of:=[.$AZ$3]/[.$M31]" office:value-type="float" office:value="2.0279187116259" calcext:value-type="float">
            <text:p>2.03</text:p>
          </table:table-cell>
          <table:table-cell table:style-name="ce57" table:formula="of:=[.$AZ$3]/[.$N31]" office:value-type="float" office:value="1.5627997410695" calcext:value-type="float">
            <text:p>1.56</text:p>
          </table:table-cell>
          <table:table-cell table:style-name="ce57" table:formula="of:=[.$AZ$3]/[.$O31]" office:value-type="float" office:value="1.19122497745857" calcext:value-type="float">
            <text:p>1.19</text:p>
          </table:table-cell>
          <table:table-cell/>
          <table:table-cell table:style-name="ce57" table:formula="of:=[.$BE$3]/[.$L31]" office:value-type="float" office:value="37.7530594902487" calcext:value-type="float">
            <text:p>37.75</text:p>
          </table:table-cell>
          <table:table-cell table:style-name="ce57" table:formula="of:=[.$BE$3]/[.$M31]" office:value-type="float" office:value="25.1687063268325" calcext:value-type="float">
            <text:p>25.17</text:p>
          </table:table-cell>
          <table:table-cell table:style-name="ce57" table:formula="of:=[.$BE$3]/[.$N31]" office:value-type="float" office:value="19.3960672610452" calcext:value-type="float">
            <text:p>19.40</text:p>
          </table:table-cell>
          <table:table-cell table:style-name="ce57" table:formula="of:=[.$BE$3]/[.$O31]" office:value-type="float" office:value="14.7844149052722" calcext:value-type="float">
            <text:p>14.78</text:p>
          </table:table-cell>
          <table:table-cell table:number-columns-repeated="964"/>
        </table:table-row>
        <table:table-row table:style-name="ro4">
          <table:table-cell/>
          <table:table-cell table:style-name="ce57" office:value-type="float" office:value="785" calcext:value-type="float">
            <text:p>785.00</text:p>
          </table:table-cell>
          <table:table-cell table:style-name="ce57" office:value-type="float" office:value="1205" calcext:value-type="float">
            <text:p>1,205.00</text:p>
          </table:table-cell>
          <table:table-cell table:style-name="ce57" office:value-type="float" office:value="1540" calcext:value-type="float">
            <text:p>1,540.00</text:p>
          </table:table-cell>
          <table:table-cell table:style-name="ce57" office:value-type="float" office:value="2045" calcext:value-type="float">
            <text:p>2,045.00</text:p>
          </table:table-cell>
          <table:table-cell table:style-name="ce57"/>
          <table:table-cell table:style-name="ce57" table:formula="of:=[.B32]*[.$H$1]" office:value-type="float" office:value="11.4562096456693" calcext:value-type="float">
            <text:p>11.46</text:p>
          </table:table-cell>
          <table:table-cell table:style-name="ce57" table:formula="of:=[.C32]*[.$H$1]" office:value-type="float" office:value="17.5856466535433" calcext:value-type="float">
            <text:p>17.59</text:p>
          </table:table-cell>
          <table:table-cell table:style-name="ce57" table:formula="of:=[.D32]*[.$H$1]" office:value-type="float" office:value="22.4746023622048" calcext:value-type="float">
            <text:p>22.47</text:p>
          </table:table-cell>
          <table:table-cell table:style-name="ce57" table:formula="of:=[.E32]*[.$H$1]" office:value-type="float" office:value="29.8445206692914" calcext:value-type="float">
            <text:p>29.84</text:p>
          </table:table-cell>
          <table:table-cell/>
          <table:table-cell table:formula="of:=[.G32]/2" office:value-type="float" office:value="5.72810482283466" calcext:value-type="float">
            <text:p>5.73</text:p>
          </table:table-cell>
          <table:table-cell table:formula="of:=[.H32]/2" office:value-type="float" office:value="8.79282332677167" calcext:value-type="float">
            <text:p>8.79</text:p>
          </table:table-cell>
          <table:table-cell table:formula="of:=[.I32]/2" office:value-type="float" office:value="11.2373011811024" calcext:value-type="float">
            <text:p>11.24</text:p>
          </table:table-cell>
          <table:table-cell table:formula="of:=[.J32]/2" office:value-type="float" office:value="14.9222603346457" calcext:value-type="float">
            <text:p>14.92</text:p>
          </table:table-cell>
          <table:table-cell/>
          <table:table-cell table:style-name="ce57" table:formula="of:=[.$Q$3]/[.L32]" office:value-type="float" office:value="5.29843655776201" calcext:value-type="float">
            <text:p>5.30</text:p>
          </table:table-cell>
          <table:table-cell table:style-name="ce57" table:formula="of:=[.$Q$3]/[.M32]" office:value-type="float" office:value="3.45167858742172" calcext:value-type="float">
            <text:p>3.45</text:p>
          </table:table-cell>
          <table:table-cell table:style-name="ce57" table:formula="of:=[.$Q$3]/[.N32]" office:value-type="float" office:value="2.70082642717089" calcext:value-type="float">
            <text:p>2.70</text:p>
          </table:table-cell>
          <table:table-cell table:style-name="ce57" table:formula="of:=[.$Q$3]/[.O32]" office:value-type="float" office:value="2.03387417987441" calcext:value-type="float">
            <text:p>2.03</text:p>
          </table:table-cell>
          <table:table-cell/>
          <table:table-cell table:style-name="ce57" table:formula="of:=[.$V$3]/[.$L32]" office:value-type="float" office:value="0.832736157513172" calcext:value-type="float">
            <text:p>0.83</text:p>
          </table:table-cell>
          <table:table-cell table:style-name="ce57" table:formula="of:=[.$V$3]/[.$M32]" office:value-type="float" office:value="0.54248787024717" calcext:value-type="float">
            <text:p>0.54</text:p>
          </table:table-cell>
          <table:table-cell table:style-name="ce57" table:formula="of:=[.$V$3]/[.$N32]" office:value-type="float" office:value="0.42447914522587" calcext:value-type="float">
            <text:p>0.42</text:p>
          </table:table-cell>
          <table:table-cell table:style-name="ce57" table:formula="of:=[.$V$3]/[.$O32]" office:value-type="float" office:value="0.31965666682046" calcext:value-type="float">
            <text:p>0.32</text:p>
          </table:table-cell>
          <table:table-cell/>
          <table:table-cell table:style-name="ce57" table:formula="of:=[.$AA$3]/[.$L32]" office:value-type="float" office:value="10.3437352898649" calcext:value-type="float">
            <text:p>10.34</text:p>
          </table:table-cell>
          <table:table-cell table:style-name="ce57" table:formula="of:=[.$AA$3]/[.$M32]" office:value-type="float" office:value="6.73844996061737" calcext:value-type="float">
            <text:p>6.74</text:p>
          </table:table-cell>
          <table:table-cell table:style-name="ce57" table:formula="of:=[.$AA$3]/[.$N32]" office:value-type="float" office:value="5.27261831334021" calcext:value-type="float">
            <text:p>5.27</text:p>
          </table:table-cell>
          <table:table-cell table:style-name="ce57" table:formula="of:=[.$AA$3]/[.$O32]" office:value-type="float" office:value="3.97057809415351" calcext:value-type="float">
            <text:p>3.97</text:p>
          </table:table-cell>
          <table:table-cell/>
          <table:table-cell table:style-name="ce57" table:formula="of:=[.$AF$3]/[.$L32]" office:value-type="float" office:value="9.49877868559574" calcext:value-type="float">
            <text:p>9.50</text:p>
          </table:table-cell>
          <table:table-cell table:style-name="ce57" table:formula="of:=[.$AF$3]/[.$M32]" office:value-type="float" office:value="6.18800105244204" calcext:value-type="float">
            <text:p>6.19</text:p>
          </table:table-cell>
          <table:table-cell table:style-name="ce57" table:formula="of:=[.$AF$3]/[.$N32]" office:value-type="float" office:value="4.84190991441082" calcext:value-type="float">
            <text:p>4.84</text:p>
          </table:table-cell>
          <table:table-cell table:style-name="ce57" table:formula="of:=[.$AF$3]/[.$O32]" office:value-type="float" office:value="3.64623044899396" calcext:value-type="float">
            <text:p>3.65</text:p>
          </table:table-cell>
          <table:table-cell/>
          <table:table-cell table:style-name="ce57" table:formula="of:=[.$AK$3]/[.$L32]" office:value-type="float" office:value="1.49438606044293" calcext:value-type="float">
            <text:p>1.49</text:p>
          </table:table-cell>
          <table:table-cell table:style-name="ce57" table:formula="of:=[.$AK$3]/[.$M32]" office:value-type="float" office:value="0.973521209500163" calcext:value-type="float">
            <text:p>0.97</text:p>
          </table:table-cell>
          <table:table-cell table:style-name="ce57" table:formula="of:=[.$AK$3]/[.$N32]" office:value-type="float" office:value="0.7617487386024" calcext:value-type="float">
            <text:p>0.76</text:p>
          </table:table-cell>
          <table:table-cell table:style-name="ce57" table:formula="of:=[.$AK$3]/[.$O32]" office:value-type="float" office:value="0.573639636893739" calcext:value-type="float">
            <text:p>0.57</text:p>
          </table:table-cell>
          <table:table-cell/>
          <table:table-cell table:style-name="ce57" table:formula="of:=[.$AP$3]/[.$L32]" office:value-type="float" office:value="18.543655063113" calcext:value-type="float">
            <text:p>18.54</text:p>
          </table:table-cell>
          <table:table-cell table:style-name="ce57" table:formula="of:=[.$AP$3]/[.$M32]" office:value-type="float" office:value="12.0803064104097" calcext:value-type="float">
            <text:p>12.08</text:p>
          </table:table-cell>
          <table:table-cell table:style-name="ce57" table:formula="of:=[.$AP$3]/[.$N32]" office:value-type="float" office:value="9.45244754840502" calcext:value-type="float">
            <text:p>9.45</text:p>
          </table:table-cell>
          <table:table-cell table:style-name="ce57" table:formula="of:=[.$AP$3]/[.$O32]" office:value-type="float" office:value="7.11822455967908" calcext:value-type="float">
            <text:p>7.12</text:p>
          </table:table-cell>
          <table:table-cell/>
          <table:table-cell table:style-name="ce57" table:formula="of:=[.$AU$3]/[.$L32]" office:value-type="float" office:value="13.7951386093692" calcext:value-type="float">
            <text:p>13.80</text:p>
          </table:table-cell>
          <table:table-cell table:style-name="ce57" table:formula="of:=[.$AU$3]/[.$M32]" office:value-type="float" office:value="8.98687452975501" calcext:value-type="float">
            <text:p>8.99</text:p>
          </table:table-cell>
          <table:table-cell table:style-name="ce57" table:formula="of:=[.$AU$3]/[.$N32]" office:value-type="float" office:value="7.03193753789272" calcext:value-type="float">
            <text:p>7.03</text:p>
          </table:table-cell>
          <table:table-cell table:style-name="ce57" table:formula="of:=[.$AU$3]/[.$O32]" office:value-type="float" office:value="5.29544440506346" calcext:value-type="float">
            <text:p>5.30</text:p>
          </table:table-cell>
          <table:table-cell/>
          <table:table-cell table:style-name="ce57" table:formula="of:=[.$AZ$3]/[.$L32]" office:value-type="float" office:value="2.17000218823663" calcext:value-type="float">
            <text:p>2.17</text:p>
          </table:table-cell>
          <table:table-cell table:style-name="ce57" table:formula="of:=[.$AZ$3]/[.$M32]" office:value-type="float" office:value="1.4136528778139" calcext:value-type="float">
            <text:p>1.41</text:p>
          </table:table-cell>
          <table:table-cell table:style-name="ce57" table:formula="of:=[.$AZ$3]/[.$N32]" office:value-type="float" office:value="1.10613747906867" calcext:value-type="float">
            <text:p>1.11</text:p>
          </table:table-cell>
          <table:table-cell table:style-name="ce57" table:formula="of:=[.$AZ$3]/[.$O32]" office:value-type="float" office:value="0.832983725068829" calcext:value-type="float">
            <text:p>0.83</text:p>
          </table:table-cell>
          <table:table-cell/>
          <table:table-cell table:style-name="ce57" table:formula="of:=[.$BE$3]/[.$L32]" office:value-type="float" office:value="26.9321188720245" calcext:value-type="float">
            <text:p>26.93</text:p>
          </table:table-cell>
          <table:table-cell table:style-name="ce57" table:formula="of:=[.$BE$3]/[.$M32]" office:value-type="float" office:value="17.5449903025222" calcext:value-type="float">
            <text:p>17.54</text:p>
          </table:table-cell>
          <table:table-cell table:style-name="ce57" table:formula="of:=[.$BE$3]/[.$N32]" office:value-type="float" office:value="13.7283852691813" calcext:value-type="float">
            <text:p>13.73</text:p>
          </table:table-cell>
          <table:table-cell table:style-name="ce85" table:formula="of:=[.$BE$3]/[.$O32]" office:value-type="float" office:value="10.3382461195791" calcext:value-type="float">
            <text:p>10.34</text:p>
          </table:table-cell>
          <table:table-cell table:number-columns-repeated="964"/>
        </table:table-row>
        <table:table-row table:style-name="ro4">
          <table:table-cell/>
          <table:table-cell table:style-name="ce57" office:value-type="float" office:value="505" calcext:value-type="float">
            <text:p>505.00</text:p>
          </table:table-cell>
          <table:table-cell table:style-name="ce57" office:value-type="float" office:value="755" calcext:value-type="float">
            <text:p>755.00</text:p>
          </table:table-cell>
          <table:table-cell table:style-name="ce57" office:value-type="float" office:value="980" calcext:value-type="float">
            <text:p>980.00</text:p>
          </table:table-cell>
          <table:table-cell table:style-name="ce57" office:value-type="float" office:value="1260" calcext:value-type="float">
            <text:p>1,260.00</text:p>
          </table:table-cell>
          <table:table-cell table:style-name="ce57"/>
          <table:table-cell table:style-name="ce57" table:formula="of:=[.B33]*[.$H$1]" office:value-type="float" office:value="7.36991830708663" calcext:value-type="float">
            <text:p>7.37</text:p>
          </table:table-cell>
          <table:table-cell table:style-name="ce57" table:formula="of:=[.C33]*[.$H$1]" office:value-type="float" office:value="11.0183927165355" calcext:value-type="float">
            <text:p>11.02</text:p>
          </table:table-cell>
          <table:table-cell table:style-name="ce57" table:formula="of:=[.D33]*[.$H$1]" office:value-type="float" office:value="14.3020196850394" calcext:value-type="float">
            <text:p>14.30</text:p>
          </table:table-cell>
          <table:table-cell table:style-name="ce57" table:formula="of:=[.E33]*[.$H$1]" office:value-type="float" office:value="18.3883110236221" calcext:value-type="float">
            <text:p>18.39</text:p>
          </table:table-cell>
          <table:table-cell/>
          <table:table-cell table:formula="of:=[.G33]/2" office:value-type="float" office:value="3.68495915354331" calcext:value-type="float">
            <text:p>3.68</text:p>
          </table:table-cell>
          <table:table-cell table:formula="of:=[.H33]/2" office:value-type="float" office:value="5.50919635826773" calcext:value-type="float">
            <text:p>5.51</text:p>
          </table:table-cell>
          <table:table-cell table:formula="of:=[.I33]/2" office:value-type="float" office:value="7.1510098425197" calcext:value-type="float">
            <text:p>7.15</text:p>
          </table:table-cell>
          <table:table-cell table:formula="of:=[.J33]/2" office:value-type="float" office:value="9.19415551181104" calcext:value-type="float">
            <text:p>9.19</text:p>
          </table:table-cell>
          <table:table-cell/>
          <table:table-cell table:style-name="ce57" table:formula="of:=[.$Q$3]/[.L33]" office:value-type="float" office:value="8.2361835600855" calcext:value-type="float">
            <text:p>8.24</text:p>
          </table:table-cell>
          <table:table-cell table:style-name="ce57" table:formula="of:=[.$Q$3]/[.M33]" office:value-type="float" office:value="5.50897046071944" calcext:value-type="float">
            <text:p>5.51</text:p>
          </table:table-cell>
          <table:table-cell table:style-name="ce57" table:formula="of:=[.$Q$3]/[.N33]" office:value-type="float" office:value="4.24415581412569" calcext:value-type="float">
            <text:p>4.24</text:p>
          </table:table-cell>
          <table:table-cell table:style-name="ce57" table:formula="of:=[.$Q$3]/[.O33]" office:value-type="float" office:value="3.30101007765331" calcext:value-type="float">
            <text:p>3.30</text:p>
          </table:table-cell>
          <table:table-cell/>
          <table:table-cell table:style-name="ce57" table:formula="of:=[.$V$3]/[.$L33]" office:value-type="float" office:value="1.2944512547482" calcext:value-type="float">
            <text:p>1.29</text:p>
          </table:table-cell>
          <table:table-cell table:style-name="ce57" table:formula="of:=[.$V$3]/[.$M33]" office:value-type="float" office:value="0.865825011454093" calcext:value-type="float">
            <text:p>0.87</text:p>
          </table:table-cell>
          <table:table-cell table:style-name="ce57" table:formula="of:=[.$V$3]/[.$N33]" office:value-type="float" office:value="0.66703865678351" calcext:value-type="float">
            <text:p>0.67</text:p>
          </table:table-cell>
          <table:table-cell table:style-name="ce57" table:formula="of:=[.$V$3]/[.$O33]" office:value-type="float" office:value="0.518807844164952" calcext:value-type="float">
            <text:p>0.52</text:p>
          </table:table-cell>
          <table:table-cell/>
          <table:table-cell table:style-name="ce57" table:formula="of:=[.$AA$3]/[.$L33]" office:value-type="float" office:value="16.0788756486018" calcext:value-type="float">
            <text:p>16.08</text:p>
          </table:table-cell>
          <table:table-cell table:style-name="ce57" table:formula="of:=[.$AA$3]/[.$M33]" office:value-type="float" office:value="10.754744639131" calcext:value-type="float">
            <text:p>10.75</text:p>
          </table:table-cell>
          <table:table-cell table:style-name="ce57" table:formula="of:=[.$AA$3]/[.$N33]" office:value-type="float" office:value="8.28554306382033" calcext:value-type="float">
            <text:p>8.29</text:p>
          </table:table-cell>
          <table:table-cell table:style-name="ce57" table:formula="of:=[.$AA$3]/[.$O33]" office:value-type="float" office:value="6.44431127186026" calcext:value-type="float">
            <text:p>6.44</text:p>
          </table:table-cell>
          <table:table-cell/>
          <table:table-cell table:style-name="ce57" table:formula="of:=[.$AF$3]/[.$L33]" office:value-type="float" office:value="14.7654282538468" calcext:value-type="float">
            <text:p>14.77</text:p>
          </table:table-cell>
          <table:table-cell table:style-name="ce57" table:formula="of:=[.$AF$3]/[.$M33]" office:value-type="float" office:value="9.87621360025518" calcext:value-type="float">
            <text:p>9.88</text:p>
          </table:table-cell>
          <table:table-cell table:style-name="ce57" table:formula="of:=[.$AF$3]/[.$N33]" office:value-type="float" office:value="7.60871557978843" calcext:value-type="float">
            <text:p>7.61</text:p>
          </table:table-cell>
          <table:table-cell table:style-name="ce57" table:formula="of:=[.$AF$3]/[.$O33]" office:value-type="float" office:value="5.917889895391" calcext:value-type="float">
            <text:p>5.92</text:p>
          </table:table-cell>
          <table:table-cell/>
          <table:table-cell table:style-name="ce57" table:formula="of:=[.$AK$3]/[.$L33]" office:value-type="float" office:value="2.32295654940138" calcext:value-type="float">
            <text:p>2.32</text:p>
          </table:table-cell>
          <table:table-cell table:style-name="ce57" table:formula="of:=[.$AK$3]/[.$M33]" office:value-type="float" office:value="1.55376563900357" calcext:value-type="float">
            <text:p>1.55</text:p>
          </table:table-cell>
          <table:table-cell table:style-name="ce57" table:formula="of:=[.$AK$3]/[.$N33]" office:value-type="float" office:value="1.19703373208949" calcext:value-type="float">
            <text:p>1.20</text:p>
          </table:table-cell>
          <table:table-cell table:style-name="ce57" table:formula="of:=[.$AK$3]/[.$O33]" office:value-type="float" office:value="0.9310262360696" calcext:value-type="float">
            <text:p>0.93</text:p>
          </table:table-cell>
          <table:table-cell/>
          <table:table-cell table:style-name="ce57" table:formula="of:=[.$AP$3]/[.$L33]" office:value-type="float" office:value="28.8252855931559" calcext:value-type="float">
            <text:p>28.83</text:p>
          </table:table-cell>
          <table:table-cell table:style-name="ce57" table:formula="of:=[.$AP$3]/[.$M33]" office:value-type="float" office:value="19.2804890391308" calcext:value-type="float">
            <text:p>19.28</text:p>
          </table:table-cell>
          <table:table-cell table:style-name="ce57" table:formula="of:=[.$AP$3]/[.$N33]" office:value-type="float" office:value="14.8538461474936" calcext:value-type="float">
            <text:p>14.85</text:p>
          </table:table-cell>
          <table:table-cell table:style-name="ce57" table:formula="of:=[.$AP$3]/[.$O33]" office:value-type="float" office:value="11.5529914480506" calcext:value-type="float">
            <text:p>11.55</text:p>
          </table:table-cell>
          <table:table-cell/>
          <table:table-cell table:style-name="ce57" table:formula="of:=[.$AU$3]/[.$L33]" office:value-type="float" office:value="21.4439283333758" calcext:value-type="float">
            <text:p>21.44</text:p>
          </table:table-cell>
          <table:table-cell table:style-name="ce57" table:formula="of:=[.$AU$3]/[.$M33]" office:value-type="float" office:value="14.3432898123904" calcext:value-type="float">
            <text:p>14.34</text:p>
          </table:table-cell>
          <table:table-cell table:style-name="ce57" table:formula="of:=[.$AU$3]/[.$N33]" office:value-type="float" office:value="11.0501875595457" calcext:value-type="float">
            <text:p>11.05</text:p>
          </table:table-cell>
          <table:table-cell table:style-name="ce57" table:formula="of:=[.$AU$3]/[.$O33]" office:value-type="float" office:value="8.5945903240911" calcext:value-type="float">
            <text:p>8.59</text:p>
          </table:table-cell>
          <table:table-cell/>
          <table:table-cell table:style-name="ce57" table:formula="of:=[.$AZ$3]/[.$L33]" office:value-type="float" office:value="3.37317171834803" calcext:value-type="float">
            <text:p>3.37</text:p>
          </table:table-cell>
          <table:table-cell table:style-name="ce57" table:formula="of:=[.$AZ$3]/[.$M33]" office:value-type="float" office:value="2.25622744074934" calcext:value-type="float">
            <text:p>2.26</text:p>
          </table:table-cell>
          <table:table-cell table:style-name="ce57" table:formula="of:=[.$AZ$3]/[.$N33]" office:value-type="float" office:value="1.73821603853648" calcext:value-type="float">
            <text:p>1.74</text:p>
          </table:table-cell>
          <table:table-cell table:style-name="ce57" table:formula="of:=[.$AZ$3]/[.$O33]" office:value-type="float" office:value="1.3519458077506" calcext:value-type="float">
            <text:p>1.35</text:p>
          </table:table-cell>
          <table:table-cell/>
          <table:table-cell table:style-name="ce57" table:formula="of:=[.$BE$3]/[.$L33]" office:value-type="float" office:value="41.8647788406718" calcext:value-type="float">
            <text:p>41.86</text:p>
          </table:table-cell>
          <table:table-cell table:style-name="ce57" table:formula="of:=[.$BE$3]/[.$M33]" office:value-type="float" office:value="28.0022692907805" calcext:value-type="float">
            <text:p>28.00</text:p>
          </table:table-cell>
          <table:table-cell table:style-name="ce57" table:formula="of:=[.$BE$3]/[.$N33]" office:value-type="float" office:value="21.5731768515707" calcext:value-type="float">
            <text:p>21.57</text:p>
          </table:table-cell>
          <table:table-cell table:style-name="ce57" table:formula="of:=[.$BE$3]/[.$O33]" office:value-type="float" office:value="16.7791375512216" calcext:value-type="float">
            <text:p>16.78</text:p>
          </table:table-cell>
          <table:table-cell table:number-columns-repeated="964"/>
        </table:table-row>
        <table:table-row table:style-name="ro4">
          <table:table-cell table:style-name="ce181"/>
          <table:table-cell table:style-name="ce189" office:value-type="float" office:value="560" calcext:value-type="float">
            <text:p>560.00</text:p>
          </table:table-cell>
          <table:table-cell table:style-name="ce173" office:value-type="float" office:value="840" calcext:value-type="float">
            <text:p>840.00</text:p>
          </table:table-cell>
          <table:table-cell table:style-name="ce173" office:value-type="float" office:value="1090" calcext:value-type="float">
            <text:p>1,090.00</text:p>
          </table:table-cell>
          <table:table-cell table:style-name="ce173" office:value-type="float" office:value="1430" calcext:value-type="float">
            <text:p>1,430.00</text:p>
          </table:table-cell>
          <table:table-cell table:style-name="ce173"/>
          <table:table-cell table:style-name="ce173" table:formula="of:=[.B34]*[.$H$1]" office:value-type="float" office:value="8.17258267716537" calcext:value-type="float">
            <text:p>8.17</text:p>
          </table:table-cell>
          <table:table-cell table:style-name="ce173" table:formula="of:=[.C34]*[.$H$1]" office:value-type="float" office:value="12.2588740157481" calcext:value-type="float">
            <text:p>12.26</text:p>
          </table:table-cell>
          <table:table-cell table:style-name="ce173" table:formula="of:=[.D34]*[.$H$1]" office:value-type="float" office:value="15.9073484251969" calcext:value-type="float">
            <text:p>15.91</text:p>
          </table:table-cell>
          <table:table-cell table:style-name="ce173" table:formula="of:=[.E34]*[.$H$1]" office:value-type="float" office:value="20.8692736220473" calcext:value-type="float">
            <text:p>20.87</text:p>
          </table:table-cell>
          <table:table-cell table:style-name="ce172"/>
          <table:table-cell table:style-name="ce173" table:formula="of:=[.G34]/2" office:value-type="float" office:value="4.08629133858268" calcext:value-type="float">
            <text:p>4.09</text:p>
          </table:table-cell>
          <table:table-cell table:style-name="ce173" table:formula="of:=[.H34]/2" office:value-type="float" office:value="6.12943700787403" calcext:value-type="float">
            <text:p>6.13</text:p>
          </table:table-cell>
          <table:table-cell table:style-name="ce173" table:formula="of:=[.I34]/2" office:value-type="float" office:value="7.95367421259844" calcext:value-type="float">
            <text:p>7.95</text:p>
          </table:table-cell>
          <table:table-cell table:style-name="ce173" table:formula="of:=[.J34]/2" office:value-type="float" office:value="10.4346368110236" calcext:value-type="float">
            <text:p>10.43</text:p>
          </table:table-cell>
          <table:table-cell table:style-name="ce172"/>
          <table:table-cell table:style-name="ce173" table:formula="of:=[.$Q$3]/[.L34]" office:value-type="float" office:value="7.42727267471996" calcext:value-type="float">
            <text:p>7.43</text:p>
          </table:table-cell>
          <table:table-cell table:style-name="ce173" table:formula="of:=[.$Q$3]/[.M34]" office:value-type="float" office:value="4.95151511647997" calcext:value-type="float">
            <text:p>4.95</text:p>
          </table:table-cell>
          <table:table-cell table:style-name="ce173" table:formula="of:=[.$Q$3]/[.N34]" office:value-type="float" office:value="3.81584651178273" calcext:value-type="float">
            <text:p>3.82</text:p>
          </table:table-cell>
          <table:table-cell table:style-name="ce173" table:formula="of:=[.$Q$3]/[.O34]" office:value-type="float" office:value="2.90858230618404" calcext:value-type="float">
            <text:p>2.91</text:p>
          </table:table-cell>
          <table:table-cell table:style-name="ce172"/>
          <table:table-cell table:style-name="ce176" table:formula="of:=[.$V$3]/[.$L34]" office:value-type="float" office:value="1.16731764937114" calcext:value-type="float">
            <text:p>1.17</text:p>
          </table:table-cell>
          <table:table-cell table:style-name="ce173" table:formula="of:=[.$V$3]/[.$M34]" office:value-type="float" office:value="0.778211766247429" calcext:value-type="float">
            <text:p>0.78</text:p>
          </table:table-cell>
          <table:table-cell table:style-name="ce173" table:formula="of:=[.$V$3]/[.$N34]" office:value-type="float" office:value="0.599722829034716" calcext:value-type="float">
            <text:p>0.60</text:p>
          </table:table-cell>
          <table:table-cell table:style-name="ce173" table:formula="of:=[.$V$3]/[.$O34]" office:value-type="float" office:value="0.457131387166322" calcext:value-type="float">
            <text:p>0.46</text:p>
          </table:table-cell>
          <table:table-cell table:style-name="ce172"/>
          <table:table-cell table:style-name="ce173" table:formula="of:=[.$AA$3]/[.$L34]" office:value-type="float" office:value="14.4997003616856" calcext:value-type="float">
            <text:p>14.50</text:p>
          </table:table-cell>
          <table:table-cell table:style-name="ce173" table:formula="of:=[.$AA$3]/[.$M34]" office:value-type="float" office:value="9.66646690779039" calcext:value-type="float">
            <text:p>9.67</text:p>
          </table:table-cell>
          <table:table-cell table:style-name="ce173" table:formula="of:=[.$AA$3]/[.$N34]" office:value-type="float" office:value="7.44938734178342" calcext:value-type="float">
            <text:p>7.45</text:p>
          </table:table-cell>
          <table:table-cell table:style-name="ce173" table:formula="of:=[.$AA$3]/[.$O34]" office:value-type="float" office:value="5.6782043374433" calcext:value-type="float">
            <text:p>5.68</text:p>
          </table:table-cell>
          <table:table-cell table:style-name="ce172"/>
          <table:table-cell table:style-name="ce173" table:formula="of:=[.$AF$3]/[.$L34]" office:value-type="float" office:value="13.3152522646297" calcext:value-type="float">
            <text:p>13.32</text:p>
          </table:table-cell>
          <table:table-cell table:style-name="ce173" table:formula="of:=[.$AF$3]/[.$M34]" office:value-type="float" office:value="8.8768348430865" calcext:value-type="float">
            <text:p>8.88</text:p>
          </table:table-cell>
          <table:table-cell table:style-name="ce173" table:formula="of:=[.$AF$3]/[.$N34]" office:value-type="float" office:value="6.8408635488006" calcext:value-type="float">
            <text:p>6.84</text:p>
          </table:table-cell>
          <table:table-cell table:style-name="ce173" table:formula="of:=[.$AF$3]/[.$O34]" office:value-type="float" office:value="5.21436452321165" calcext:value-type="float">
            <text:p>5.21</text:p>
          </table:table-cell>
          <table:table-cell table:style-name="ce172"/>
          <table:table-cell table:style-name="ce176" table:formula="of:=[.$AK$3]/[.$L34]" office:value-type="float" office:value="2.0948090311566" calcext:value-type="float">
            <text:p>2.09</text:p>
          </table:table-cell>
          <table:table-cell table:style-name="ce173" table:formula="of:=[.$AK$3]/[.$M34]" office:value-type="float" office:value="1.3965393541044" calcext:value-type="float">
            <text:p>1.40</text:p>
          </table:table-cell>
          <table:table-cell table:style-name="ce173" table:formula="of:=[.$AK$3]/[.$N34]" office:value-type="float" office:value="1.07623216279605" calcext:value-type="float">
            <text:p>1.08</text:p>
          </table:table-cell>
          <table:table-cell table:style-name="ce173" table:formula="of:=[.$AK$3]/[.$O34]" office:value-type="float" office:value="0.820344795417969" calcext:value-type="float">
            <text:p>0.82</text:p>
          </table:table-cell>
          <table:table-cell table:style-name="ce172"/>
          <table:table-cell table:style-name="ce173" table:formula="of:=[.$AP$3]/[.$L34]" office:value-type="float" office:value="25.9942307581138" calcext:value-type="float">
            <text:p>25.99</text:p>
          </table:table-cell>
          <table:table-cell table:style-name="ce173" table:formula="of:=[.$AP$3]/[.$M34]" office:value-type="float" office:value="17.3294871720759" calcext:value-type="float">
            <text:p>17.33</text:p>
          </table:table-cell>
          <table:table-cell table:style-name="ce173" table:formula="of:=[.$AP$3]/[.$N34]" office:value-type="float" office:value="13.3548341509575" calcext:value-type="float">
            <text:p>13.35</text:p>
          </table:table-cell>
          <table:table-cell table:style-name="ce173" table:formula="of:=[.$AP$3]/[.$O34]" office:value-type="float" office:value="10.1795588982823" calcext:value-type="float">
            <text:p>10.18</text:p>
          </table:table-cell>
          <table:table-cell table:style-name="ce172"/>
          <table:table-cell table:style-name="ce173" table:formula="of:=[.$AU$3]/[.$L34]" office:value-type="float" office:value="19.337828229205" calcext:value-type="float">
            <text:p>19.34</text:p>
          </table:table-cell>
          <table:table-cell table:style-name="ce173" table:formula="of:=[.$AU$3]/[.$M34]" office:value-type="float" office:value="12.8918854861367" calcext:value-type="float">
            <text:p>12.89</text:p>
          </table:table-cell>
          <table:table-cell table:style-name="ce173" table:formula="of:=[.$AU$3]/[.$N34]" office:value-type="float" office:value="9.93503101683925" calcext:value-type="float">
            <text:p>9.94</text:p>
          </table:table-cell>
          <table:table-cell table:style-name="ce173" table:formula="of:=[.$AU$3]/[.$O34]" office:value-type="float" office:value="7.57285581003831" calcext:value-type="float">
            <text:p>7.57</text:p>
          </table:table-cell>
          <table:table-cell table:style-name="ce172"/>
          <table:table-cell table:style-name="ce176" table:formula="of:=[.$AZ$3]/[.$L34]" office:value-type="float" office:value="3.04187806743885" calcext:value-type="float">
            <text:p>3.04</text:p>
          </table:table-cell>
          <table:table-cell table:style-name="ce173" table:formula="of:=[.$AZ$3]/[.$M34]" office:value-type="float" office:value="2.0279187116259" calcext:value-type="float">
            <text:p>2.03</text:p>
          </table:table-cell>
          <table:table-cell table:style-name="ce173" table:formula="of:=[.$AZ$3]/[.$N34]" office:value-type="float" office:value="1.5627997410695" calcext:value-type="float">
            <text:p>1.56</text:p>
          </table:table-cell>
          <table:table-cell table:style-name="ce173" table:formula="of:=[.$AZ$3]/[.$O34]" office:value-type="float" office:value="1.19122497745857" calcext:value-type="float">
            <text:p>1.19</text:p>
          </table:table-cell>
          <table:table-cell table:style-name="ce172"/>
          <table:table-cell table:style-name="ce173" table:formula="of:=[.$BE$3]/[.$L34]" office:value-type="float" office:value="37.7530594902487" calcext:value-type="float">
            <text:p>37.75</text:p>
          </table:table-cell>
          <table:table-cell table:style-name="ce173" table:formula="of:=[.$BE$3]/[.$M34]" office:value-type="float" office:value="25.1687063268325" calcext:value-type="float">
            <text:p>25.17</text:p>
          </table:table-cell>
          <table:table-cell table:style-name="ce173" table:formula="of:=[.$BE$3]/[.$N34]" office:value-type="float" office:value="19.3960672610452" calcext:value-type="float">
            <text:p>19.40</text:p>
          </table:table-cell>
          <table:table-cell table:style-name="ce190" table:formula="of:=[.$BE$3]/[.$O34]" office:value-type="float" office:value="14.7844149052722" calcext:value-type="float">
            <text:p>14.78</text:p>
          </table:table-cell>
          <table:table-cell table:style-name="ce181" table:number-columns-repeated="964"/>
        </table:table-row>
        <table:table-row table:style-name="ro4">
          <table:table-cell/>
          <table:table-cell table:style-name="ce57" office:value-type="float" office:value="730" calcext:value-type="float">
            <text:p>730.00</text:p>
          </table:table-cell>
          <table:table-cell table:style-name="ce57" office:value-type="float" office:value="1065" calcext:value-type="float">
            <text:p>1,065.00</text:p>
          </table:table-cell>
          <table:table-cell table:style-name="ce57" office:value-type="float" office:value="1370" calcext:value-type="float">
            <text:p>1,370.00</text:p>
          </table:table-cell>
          <table:table-cell table:style-name="ce57" office:value-type="float" office:value="1790" calcext:value-type="float">
            <text:p>1,790.00</text:p>
          </table:table-cell>
          <table:table-cell table:style-name="ce57"/>
          <table:table-cell table:style-name="ce57" table:formula="of:=[.B35]*[.$H$1]" office:value-type="float" office:value="10.6535452755906" calcext:value-type="float">
            <text:p>10.65</text:p>
          </table:table-cell>
          <table:table-cell table:style-name="ce57" table:formula="of:=[.C35]*[.$H$1]" office:value-type="float" office:value="15.542500984252" calcext:value-type="float">
            <text:p>15.54</text:p>
          </table:table-cell>
          <table:table-cell table:style-name="ce57" table:formula="of:=[.D35]*[.$H$1]" office:value-type="float" office:value="19.9936397637796" calcext:value-type="float">
            <text:p>19.99</text:p>
          </table:table-cell>
          <table:table-cell table:style-name="ce57" table:formula="of:=[.E35]*[.$H$1]" office:value-type="float" office:value="26.1230767716536" calcext:value-type="float">
            <text:p>26.12</text:p>
          </table:table-cell>
          <table:table-cell/>
          <table:table-cell table:formula="of:=[.G35]/2" office:value-type="float" office:value="5.32677263779528" calcext:value-type="float">
            <text:p>5.33</text:p>
          </table:table-cell>
          <table:table-cell table:formula="of:=[.H35]/2" office:value-type="float" office:value="7.771250492126" calcext:value-type="float">
            <text:p>7.77</text:p>
          </table:table-cell>
          <table:table-cell table:formula="of:=[.I35]/2" office:value-type="float" office:value="9.99681988188978" calcext:value-type="float">
            <text:p>10.00</text:p>
          </table:table-cell>
          <table:table-cell table:formula="of:=[.J35]/2" office:value-type="float" office:value="13.0615383858268" calcext:value-type="float">
            <text:p>13.06</text:p>
          </table:table-cell>
          <table:table-cell/>
          <table:table-cell table:style-name="ce57" table:formula="of:=[.$Q$3]/[.L35]" office:value-type="float" office:value="5.69763383266188" calcext:value-type="float">
            <text:p>5.70</text:p>
          </table:table-cell>
          <table:table-cell table:style-name="ce57" table:formula="of:=[.$Q$3]/[.M35]" office:value-type="float" office:value="3.90542037356167" calcext:value-type="float">
            <text:p>3.91</text:p>
          </table:table-cell>
          <table:table-cell table:style-name="ce57" table:formula="of:=[.$Q$3]/[.N35]" office:value-type="float" office:value="3.03596547287823" calcext:value-type="float">
            <text:p>3.04</text:p>
          </table:table-cell>
          <table:table-cell table:style-name="ce57" table:formula="of:=[.$Q$3]/[.O35]" office:value-type="float" office:value="2.32361603231462" calcext:value-type="float">
            <text:p>2.32</text:p>
          </table:table-cell>
          <table:table-cell/>
          <table:table-cell table:style-name="ce57" table:formula="of:=[.$V$3]/[.$L35]" office:value-type="float" office:value="0.895476552942247" calcext:value-type="float">
            <text:p>0.90</text:p>
          </table:table-cell>
          <table:table-cell table:style-name="ce57" table:formula="of:=[.$V$3]/[.$M35]" office:value-type="float" office:value="0.613800829716282" calcext:value-type="float">
            <text:p>0.61</text:p>
          </table:table-cell>
          <table:table-cell table:style-name="ce57" table:formula="of:=[.$V$3]/[.$N35]" office:value-type="float" office:value="0.477151739888934" calcext:value-type="float">
            <text:p>0.48</text:p>
          </table:table-cell>
          <table:table-cell table:style-name="ce57" table:formula="of:=[.$V$3]/[.$O35]" office:value-type="float" office:value="0.365194348406614" calcext:value-type="float">
            <text:p>0.37</text:p>
          </table:table-cell>
          <table:table-cell/>
          <table:table-cell table:style-name="ce57" table:formula="of:=[.$AA$3]/[.$L35]" office:value-type="float" office:value="11.123057811704" calcext:value-type="float">
            <text:p>11.12</text:p>
          </table:table-cell>
          <table:table-cell table:style-name="ce57" table:formula="of:=[.$AA$3]/[.$M35]" office:value-type="float" office:value="7.62425558924312" calcext:value-type="float">
            <text:p>7.62</text:p>
          </table:table-cell>
          <table:table-cell table:style-name="ce57" table:formula="of:=[.$AA$3]/[.$N35]" office:value-type="float" office:value="5.92688481937513" calcext:value-type="float">
            <text:p>5.93</text:p>
          </table:table-cell>
          <table:table-cell table:style-name="ce57" table:formula="of:=[.$AA$3]/[.$O35]" office:value-type="float" office:value="4.53621910756644" calcext:value-type="float">
            <text:p>4.54</text:p>
          </table:table-cell>
          <table:table-cell/>
          <table:table-cell table:style-name="ce57" table:formula="of:=[.$AF$3]/[.$L35]" office:value-type="float" office:value="10.2144400934146" calcext:value-type="float">
            <text:p>10.21</text:p>
          </table:table-cell>
          <table:table-cell table:style-name="ce57" table:formula="of:=[.$AF$3]/[.$M35]" office:value-type="float" office:value="7.0014472001809" calcext:value-type="float">
            <text:p>7.00</text:p>
          </table:table-cell>
          <table:table-cell table:style-name="ce57" table:formula="of:=[.$AF$3]/[.$N35]" office:value-type="float" office:value="5.44273085269537" calcext:value-type="float">
            <text:p>5.44</text:p>
          </table:table-cell>
          <table:table-cell table:style-name="ce57" table:formula="of:=[.$AF$3]/[.$O35]" office:value-type="float" office:value="4.16566551295679" calcext:value-type="float">
            <text:p>4.17</text:p>
          </table:table-cell>
          <table:table-cell/>
          <table:table-cell table:style-name="ce57" table:formula="of:=[.$AK$3]/[.$L35]" office:value-type="float" office:value="1.60697679102424" calcext:value-type="float">
            <text:p>1.61</text:p>
          </table:table-cell>
          <table:table-cell table:style-name="ce57" table:formula="of:=[.$AK$3]/[.$M35]" office:value-type="float" office:value="1.10149582858939" calcext:value-type="float">
            <text:p>1.10</text:p>
          </table:table-cell>
          <table:table-cell table:style-name="ce57" table:formula="of:=[.$AK$3]/[.$N35]" office:value-type="float" office:value="0.856272304706348" calcext:value-type="float">
            <text:p>0.86</text:p>
          </table:table-cell>
          <table:table-cell table:style-name="ce57" table:formula="of:=[.$AK$3]/[.$O35]" office:value-type="float" office:value="0.65535924997078" calcext:value-type="float">
            <text:p>0.66</text:p>
          </table:table-cell>
          <table:table-cell/>
          <table:table-cell table:style-name="ce57" table:formula="of:=[.$AP$3]/[.$L35]" office:value-type="float" office:value="19.9407797596489" calcext:value-type="float">
            <text:p>19.94</text:p>
          </table:table-cell>
          <table:table-cell table:style-name="ce57" table:formula="of:=[.$AP$3]/[.$M35]" office:value-type="float" office:value="13.6683279103697" calcext:value-type="float">
            <text:p>13.67</text:p>
          </table:table-cell>
          <table:table-cell table:style-name="ce57" table:formula="of:=[.$AP$3]/[.$N35]" office:value-type="float" office:value="10.6253789960173" calcext:value-type="float">
            <text:p>10.63</text:p>
          </table:table-cell>
          <table:table-cell table:style-name="ce57" table:formula="of:=[.$AP$3]/[.$O35]" office:value-type="float" office:value="8.13227330980097" calcext:value-type="float">
            <text:p>8.13</text:p>
          </table:table-cell>
          <table:table-cell/>
          <table:table-cell table:style-name="ce57" table:formula="of:=[.$AU$3]/[.$L35]" office:value-type="float" office:value="14.8344983676093" calcext:value-type="float">
            <text:p>14.83</text:p>
          </table:table-cell>
          <table:table-cell table:style-name="ce57" table:formula="of:=[.$AU$3]/[.$M35]" office:value-type="float" office:value="10.1682477073754" calcext:value-type="float">
            <text:p>10.17</text:p>
          </table:table-cell>
          <table:table-cell table:style-name="ce57" table:formula="of:=[.$AU$3]/[.$N35]" office:value-type="float" office:value="7.90451372872612" calcext:value-type="float">
            <text:p>7.90</text:p>
          </table:table-cell>
          <table:table-cell table:style-name="ce57" table:formula="of:=[.$AU$3]/[.$O35]" office:value-type="float" office:value="6.04982335662278" calcext:value-type="float">
            <text:p>6.05</text:p>
          </table:table-cell>
          <table:table-cell/>
          <table:table-cell table:style-name="ce57" table:formula="of:=[.$AZ$3]/[.$L35]" office:value-type="float" office:value="2.33349550378871" calcext:value-type="float">
            <text:p>2.33</text:p>
          </table:table-cell>
          <table:table-cell table:style-name="ce57" table:formula="of:=[.$AZ$3]/[.$M35]" office:value-type="float" office:value="1.59948518100071" calcext:value-type="float">
            <text:p>1.60</text:p>
          </table:table-cell>
          <table:table-cell table:style-name="ce57" table:formula="of:=[.$AZ$3]/[.$N35]" office:value-type="float" office:value="1.24339541442756" calcext:value-type="float">
            <text:p>1.24</text:p>
          </table:table-cell>
          <table:table-cell table:style-name="ce57" table:formula="of:=[.$AZ$3]/[.$O35]" office:value-type="float" office:value="0.951649004338411" calcext:value-type="float">
            <text:p>0.95</text:p>
          </table:table-cell>
          <table:table-cell/>
          <table:table-cell table:style-name="ce57" table:formula="of:=[.$BE$3]/[.$L35]" office:value-type="float" office:value="28.9612511158072" calcext:value-type="float">
            <text:p>28.96</text:p>
          </table:table-cell>
          <table:table-cell table:style-name="ce57" table:formula="of:=[.$BE$3]/[.$M35]" office:value-type="float" office:value="19.8513740042622" calcext:value-type="float">
            <text:p>19.85</text:p>
          </table:table-cell>
          <table:table-cell table:style-name="ce57" table:formula="of:=[.$BE$3]/[.$N35]" office:value-type="float" office:value="15.4319075288608" calcext:value-type="float">
            <text:p>15.43</text:p>
          </table:table-cell>
          <table:table-cell table:style-name="ce57" table:formula="of:=[.$BE$3]/[.$O35]" office:value-type="float" office:value="11.8110130248823" calcext:value-type="float">
            <text:p>11.81</text:p>
          </table:table-cell>
          <table:table-cell table:number-columns-repeated="964"/>
        </table:table-row>
        <table:table-row table:style-name="ro4">
          <table:table-cell/>
          <table:table-cell table:style-name="ce57" office:value-type="float" office:value="390" calcext:value-type="float">
            <text:p>390.00</text:p>
          </table:table-cell>
          <table:table-cell table:style-name="ce57" office:value-type="float" office:value="590" calcext:value-type="float">
            <text:p>590.00</text:p>
          </table:table-cell>
          <table:table-cell table:style-name="ce57" office:value-type="float" office:value="770" calcext:value-type="float">
            <text:p>770.00</text:p>
          </table:table-cell>
          <table:table-cell table:style-name="ce57" office:value-type="float" office:value="1010" calcext:value-type="float">
            <text:p>1,010.00</text:p>
          </table:table-cell>
          <table:table-cell table:style-name="ce57"/>
          <table:table-cell table:style-name="ce57" table:formula="of:=[.B36]*[.$H$1]" office:value-type="float" office:value="5.69162007874017" calcext:value-type="float">
            <text:p>5.69</text:p>
          </table:table-cell>
          <table:table-cell table:style-name="ce57" table:formula="of:=[.C36]*[.$H$1]" office:value-type="float" office:value="8.61039960629923" calcext:value-type="float">
            <text:p>8.61</text:p>
          </table:table-cell>
          <table:table-cell table:style-name="ce57" table:formula="of:=[.D36]*[.$H$1]" office:value-type="float" office:value="11.2373011811024" calcext:value-type="float">
            <text:p>11.24</text:p>
          </table:table-cell>
          <table:table-cell table:style-name="ce57" table:formula="of:=[.E36]*[.$H$1]" office:value-type="float" office:value="14.7398366141733" calcext:value-type="float">
            <text:p>14.74</text:p>
          </table:table-cell>
          <table:table-cell/>
          <table:table-cell table:formula="of:=[.G36]/2" office:value-type="float" office:value="2.84581003937008" calcext:value-type="float">
            <text:p>2.85</text:p>
          </table:table-cell>
          <table:table-cell table:formula="of:=[.H36]/2" office:value-type="float" office:value="4.30519980314961" calcext:value-type="float">
            <text:p>4.31</text:p>
          </table:table-cell>
          <table:table-cell table:formula="of:=[.I36]/2" office:value-type="float" office:value="5.61865059055119" calcext:value-type="float">
            <text:p>5.62</text:p>
          </table:table-cell>
          <table:table-cell table:formula="of:=[.J36]/2" office:value-type="float" office:value="7.36991830708663" calcext:value-type="float">
            <text:p>7.37</text:p>
          </table:table-cell>
          <table:table-cell/>
          <table:table-cell table:style-name="ce57" table:formula="of:=[.$Q$3]/[.L36]" office:value-type="float" office:value="10.6648017893415" calcext:value-type="float">
            <text:p>10.66</text:p>
          </table:table-cell>
          <table:table-cell table:style-name="ce57" table:formula="of:=[.$Q$3]/[.M36]" office:value-type="float" office:value="7.04961474210708" calcext:value-type="float">
            <text:p>7.05</text:p>
          </table:table-cell>
          <table:table-cell table:style-name="ce57" table:formula="of:=[.$Q$3]/[.N36]" office:value-type="float" office:value="5.40165285434179" calcext:value-type="float">
            <text:p>5.40</text:p>
          </table:table-cell>
          <table:table-cell table:style-name="ce57" table:formula="of:=[.$Q$3]/[.O36]" office:value-type="float" office:value="4.11809178004275" calcext:value-type="float">
            <text:p>4.12</text:p>
          </table:table-cell>
          <table:table-cell/>
          <table:table-cell table:style-name="ce57" table:formula="of:=[.$V$3]/[.$L36]" office:value-type="float" office:value="1.67614841960985" calcext:value-type="float">
            <text:p>1.68</text:p>
          </table:table-cell>
          <table:table-cell table:style-name="ce57" table:formula="of:=[.$V$3]/[.$M36]" office:value-type="float" office:value="1.10796251465736" calcext:value-type="float">
            <text:p>1.11</text:p>
          </table:table-cell>
          <table:table-cell table:style-name="ce57" table:formula="of:=[.$V$3]/[.$N36]" office:value-type="float" office:value="0.84895829045174" calcext:value-type="float">
            <text:p>0.85</text:p>
          </table:table-cell>
          <table:table-cell table:style-name="ce57" table:formula="of:=[.$V$3]/[.$O36]" office:value-type="float" office:value="0.647225627374099" calcext:value-type="float">
            <text:p>0.65</text:p>
          </table:table-cell>
          <table:table-cell/>
          <table:table-cell table:style-name="ce57" table:formula="of:=[.$AA$3]/[.$L36]" office:value-type="float" office:value="20.8200825706254" calcext:value-type="float">
            <text:p>20.82</text:p>
          </table:table-cell>
          <table:table-cell table:style-name="ce57" table:formula="of:=[.$AA$3]/[.$M36]" office:value-type="float" office:value="13.7624274619389" calcext:value-type="float">
            <text:p>13.76</text:p>
          </table:table-cell>
          <table:table-cell table:style-name="ce57" table:formula="of:=[.$AA$3]/[.$N36]" office:value-type="float" office:value="10.5452366266804" calcext:value-type="float">
            <text:p>10.55</text:p>
          </table:table-cell>
          <table:table-cell table:style-name="ce57" table:formula="of:=[.$AA$3]/[.$O36]" office:value-type="float" office:value="8.03943782430092" calcext:value-type="float">
            <text:p>8.04</text:p>
          </table:table-cell>
          <table:table-cell/>
          <table:table-cell table:style-name="ce57" table:formula="of:=[.$AF$3]/[.$L36]" office:value-type="float" office:value="19.1193365851094" calcext:value-type="float">
            <text:p>19.12</text:p>
          </table:table-cell>
          <table:table-cell table:style-name="ce57" table:formula="of:=[.$AF$3]/[.$M36]" office:value-type="float" office:value="12.6382055393096" calcext:value-type="float">
            <text:p>12.64</text:p>
          </table:table-cell>
          <table:table-cell table:style-name="ce57" table:formula="of:=[.$AF$3]/[.$N36]" office:value-type="float" office:value="9.68381982882163" calcext:value-type="float">
            <text:p>9.68</text:p>
          </table:table-cell>
          <table:table-cell table:style-name="ce57" table:formula="of:=[.$AF$3]/[.$O36]" office:value-type="float" office:value="7.38271412692342" calcext:value-type="float">
            <text:p>7.38</text:p>
          </table:table-cell>
          <table:table-cell/>
          <table:table-cell table:style-name="ce57" table:formula="of:=[.$AK$3]/[.$L36]" office:value-type="float" office:value="3.00793091653255" calcext:value-type="float">
            <text:p>3.01</text:p>
          </table:table-cell>
          <table:table-cell table:style-name="ce57" table:formula="of:=[.$AK$3]/[.$M36]" office:value-type="float" office:value="1.98829331770796" calcext:value-type="float">
            <text:p>1.99</text:p>
          </table:table-cell>
          <table:table-cell table:style-name="ce57" table:formula="of:=[.$AK$3]/[.$N36]" office:value-type="float" office:value="1.5234974772048" calcext:value-type="float">
            <text:p>1.52</text:p>
          </table:table-cell>
          <table:table-cell table:style-name="ce57" table:formula="of:=[.$AK$3]/[.$O36]" office:value-type="float" office:value="1.16147827470069" calcext:value-type="float">
            <text:p>1.16</text:p>
          </table:table-cell>
          <table:table-cell/>
          <table:table-cell table:style-name="ce57" table:formula="of:=[.$AP$3]/[.$L36]" office:value-type="float" office:value="37.3250492937019" calcext:value-type="float">
            <text:p>37.33</text:p>
          </table:table-cell>
          <table:table-cell table:style-name="ce57" table:formula="of:=[.$AP$3]/[.$M36]" office:value-type="float" office:value="24.6724902110911" calcext:value-type="float">
            <text:p>24.67</text:p>
          </table:table-cell>
          <table:table-cell table:style-name="ce57" table:formula="of:=[.$AP$3]/[.$N36]" office:value-type="float" office:value="18.90489509681" calcext:value-type="float">
            <text:p>18.90</text:p>
          </table:table-cell>
          <table:table-cell table:style-name="ce57" table:formula="of:=[.$AP$3]/[.$O36]" office:value-type="float" office:value="14.4126427965779" calcext:value-type="float">
            <text:p>14.41</text:p>
          </table:table-cell>
          <table:table-cell/>
          <table:table-cell table:style-name="ce57" table:formula="of:=[.$AU$3]/[.$L36]" office:value-type="float" office:value="27.7671379701405" calcext:value-type="float">
            <text:p>27.77</text:p>
          </table:table-cell>
          <table:table-cell table:style-name="ce57" table:formula="of:=[.$AU$3]/[.$M36]" office:value-type="float" office:value="18.35454882772" calcext:value-type="float">
            <text:p>18.35</text:p>
          </table:table-cell>
          <table:table-cell table:style-name="ce57" table:formula="of:=[.$AU$3]/[.$N36]" office:value-type="float" office:value="14.0638750757854" calcext:value-type="float">
            <text:p>14.06</text:p>
          </table:table-cell>
          <table:table-cell table:style-name="ce57" table:formula="of:=[.$AU$3]/[.$O36]" office:value-type="float" office:value="10.7219641666879" calcext:value-type="float">
            <text:p>10.72</text:p>
          </table:table-cell>
          <table:table-cell/>
          <table:table-cell table:style-name="ce57" table:formula="of:=[.$AZ$3]/[.$L36]" office:value-type="float" office:value="4.36782491734809" calcext:value-type="float">
            <text:p>4.37</text:p>
          </table:table-cell>
          <table:table-cell table:style-name="ce57" table:formula="of:=[.$AZ$3]/[.$M36]" office:value-type="float" office:value="2.88720630129789" calcext:value-type="float">
            <text:p>2.89</text:p>
          </table:table-cell>
          <table:table-cell table:style-name="ce57" table:formula="of:=[.$AZ$3]/[.$N36]" office:value-type="float" office:value="2.21227495813734" calcext:value-type="float">
            <text:p>2.21</text:p>
          </table:table-cell>
          <table:table-cell table:style-name="ce57" table:formula="of:=[.$AZ$3]/[.$O36]" office:value-type="float" office:value="1.68658585917402" calcext:value-type="float">
            <text:p>1.69</text:p>
          </table:table-cell>
          <table:table-cell/>
          <table:table-cell table:style-name="ce57" table:formula="of:=[.$BE$3]/[.$L36]" office:value-type="float" office:value="54.2095213193315" calcext:value-type="float">
            <text:p>54.21</text:p>
          </table:table-cell>
          <table:table-cell table:style-name="ce57" table:formula="of:=[.$BE$3]/[.$M36]" office:value-type="float" office:value="35.8334123975242" calcext:value-type="float">
            <text:p>35.83</text:p>
          </table:table-cell>
          <table:table-cell table:style-name="ce57" table:formula="of:=[.$BE$3]/[.$N36]" office:value-type="float" office:value="27.4567705383627" calcext:value-type="float">
            <text:p>27.46</text:p>
          </table:table-cell>
          <table:table-cell table:style-name="ce57" table:formula="of:=[.$BE$3]/[.$O36]" office:value-type="float" office:value="20.9323894203359" calcext:value-type="float">
            <text:p>20.93</text:p>
          </table:table-cell>
          <table:table-cell table:number-columns-repeated="964"/>
        </table:table-row>
        <table:table-row table:style-name="ro4">
          <table:table-cell/>
          <table:table-cell table:style-name="ce57" office:value-type="float" office:value="450" calcext:value-type="float">
            <text:p>450.00</text:p>
          </table:table-cell>
          <table:table-cell table:style-name="ce57" office:value-type="float" office:value="670" calcext:value-type="float">
            <text:p>670.00</text:p>
          </table:table-cell>
          <table:table-cell table:style-name="ce57" office:value-type="float" office:value="870" calcext:value-type="float">
            <text:p>870.00</text:p>
          </table:table-cell>
          <table:table-cell table:style-name="ce57" office:value-type="float" office:value="1150" calcext:value-type="float">
            <text:p>1,150.00</text:p>
          </table:table-cell>
          <table:table-cell table:style-name="ce57"/>
          <table:table-cell table:style-name="ce57" table:formula="of:=[.B37]*[.$H$1]" office:value-type="float" office:value="6.56725393700788" calcext:value-type="float">
            <text:p>6.57</text:p>
          </table:table-cell>
          <table:table-cell table:style-name="ce57" table:formula="of:=[.C37]*[.$H$1]" office:value-type="float" office:value="9.77791141732285" calcext:value-type="float">
            <text:p>9.78</text:p>
          </table:table-cell>
          <table:table-cell table:style-name="ce57" table:formula="of:=[.D37]*[.$H$1]" office:value-type="float" office:value="12.6966909448819" calcext:value-type="float">
            <text:p>12.70</text:p>
          </table:table-cell>
          <table:table-cell table:style-name="ce57" table:formula="of:=[.E37]*[.$H$1]" office:value-type="float" office:value="16.7829822834646" calcext:value-type="float">
            <text:p>16.78</text:p>
          </table:table-cell>
          <table:table-cell/>
          <table:table-cell table:formula="of:=[.G37]/2" office:value-type="float" office:value="3.28362696850394" calcext:value-type="float">
            <text:p>3.28</text:p>
          </table:table-cell>
          <table:table-cell table:formula="of:=[.H37]/2" office:value-type="float" office:value="4.88895570866143" calcext:value-type="float">
            <text:p>4.89</text:p>
          </table:table-cell>
          <table:table-cell table:formula="of:=[.I37]/2" office:value-type="float" office:value="6.34834547244096" calcext:value-type="float">
            <text:p>6.35</text:p>
          </table:table-cell>
          <table:table-cell table:formula="of:=[.J37]/2" office:value-type="float" office:value="8.3914911417323" calcext:value-type="float">
            <text:p>8.39</text:p>
          </table:table-cell>
          <table:table-cell/>
          <table:table-cell table:style-name="ce57" table:formula="of:=[.$Q$3]/[.L37]" office:value-type="float" office:value="9.24282821742928" calcext:value-type="float">
            <text:p>9.24</text:p>
          </table:table-cell>
          <table:table-cell table:style-name="ce57" table:formula="of:=[.$Q$3]/[.M37]" office:value-type="float" office:value="6.2078696982734" calcext:value-type="float">
            <text:p>6.21</text:p>
          </table:table-cell>
          <table:table-cell table:style-name="ce57" table:formula="of:=[.$Q$3]/[.N37]" office:value-type="float" office:value="4.7807732159117" calcext:value-type="float">
            <text:p>4.78</text:p>
          </table:table-cell>
          <table:table-cell table:style-name="ce57" table:formula="of:=[.$Q$3]/[.O37]" office:value-type="float" office:value="3.61675886768972" calcext:value-type="float">
            <text:p>3.62</text:p>
          </table:table-cell>
          <table:table-cell/>
          <table:table-cell table:style-name="ce57" table:formula="of:=[.$V$3]/[.$L37]" office:value-type="float" office:value="1.45266196366187" calcext:value-type="float">
            <text:p>1.45</text:p>
          </table:table-cell>
          <table:table-cell table:style-name="ce57" table:formula="of:=[.$V$3]/[.$M37]" office:value-type="float" office:value="0.975668483056478" calcext:value-type="float">
            <text:p>0.98</text:p>
          </table:table-cell>
          <table:table-cell table:style-name="ce57" table:formula="of:=[.$V$3]/[.$N37]" office:value-type="float" office:value="0.751376877756138" calcext:value-type="float">
            <text:p>0.75</text:p>
          </table:table-cell>
          <table:table-cell table:style-name="ce57" table:formula="of:=[.$V$3]/[.$O37]" office:value-type="float" office:value="0.56843294230247" calcext:value-type="float">
            <text:p>0.57</text:p>
          </table:table-cell>
          <table:table-cell/>
          <table:table-cell table:style-name="ce57" table:formula="of:=[.$AA$3]/[.$L37]" office:value-type="float" office:value="18.0440715612087" calcext:value-type="float">
            <text:p>18.04</text:p>
          </table:table-cell>
          <table:table-cell table:style-name="ce57" table:formula="of:=[.$AA$3]/[.$M37]" office:value-type="float" office:value="12.1191525411103" calcext:value-type="float">
            <text:p>12.12</text:p>
          </table:table-cell>
          <table:table-cell table:style-name="ce57" table:formula="of:=[.$AA$3]/[.$N37]" office:value-type="float" office:value="9.33314046269417" calcext:value-type="float">
            <text:p>9.33</text:p>
          </table:table-cell>
          <table:table-cell table:style-name="ce57" table:formula="of:=[.$AA$3]/[.$O37]" office:value-type="float" office:value="7.06072365438602" calcext:value-type="float">
            <text:p>7.06</text:p>
          </table:table-cell>
          <table:table-cell/>
          <table:table-cell table:style-name="ce57" table:formula="of:=[.$AF$3]/[.$L37]" office:value-type="float" office:value="16.5700917070948" calcext:value-type="float">
            <text:p>16.57</text:p>
          </table:table-cell>
          <table:table-cell table:style-name="ce57" table:formula="of:=[.$AF$3]/[.$M37]" office:value-type="float" office:value="11.1291660719293" calcext:value-type="float">
            <text:p>11.13</text:p>
          </table:table-cell>
          <table:table-cell table:style-name="ce57" table:formula="of:=[.$AF$3]/[.$N37]" office:value-type="float" office:value="8.57073708987662" calcext:value-type="float">
            <text:p>8.57</text:p>
          </table:table-cell>
          <table:table-cell table:style-name="ce57" table:formula="of:=[.$AF$3]/[.$O37]" office:value-type="float" office:value="6.48394892886318" calcext:value-type="float">
            <text:p>6.48</text:p>
          </table:table-cell>
          <table:table-cell/>
          <table:table-cell table:style-name="ce57" table:formula="of:=[.$AK$3]/[.$L37]" office:value-type="float" office:value="2.60687346099488" calcext:value-type="float">
            <text:p>2.61</text:p>
          </table:table-cell>
          <table:table-cell table:style-name="ce57" table:formula="of:=[.$AK$3]/[.$M37]" office:value-type="float" office:value="1.7508851603697" calcext:value-type="float">
            <text:p>1.75</text:p>
          </table:table-cell>
          <table:table-cell table:style-name="ce57" table:formula="of:=[.$AK$3]/[.$N37]" office:value-type="float" office:value="1.34838282465252" calcext:value-type="float">
            <text:p>1.35</text:p>
          </table:table-cell>
          <table:table-cell table:style-name="ce57" table:formula="of:=[.$AK$3]/[.$O37]" office:value-type="float" office:value="1.02008091951974" calcext:value-type="float">
            <text:p>1.02</text:p>
          </table:table-cell>
          <table:table-cell/>
          <table:table-cell table:style-name="ce57" table:formula="of:=[.$AP$3]/[.$L37]" office:value-type="float" office:value="32.3483760545416" calcext:value-type="float">
            <text:p>32.35</text:p>
          </table:table-cell>
          <table:table-cell table:style-name="ce57" table:formula="of:=[.$AP$3]/[.$M37]" office:value-type="float" office:value="21.7265212306623" calcext:value-type="float">
            <text:p>21.73</text:p>
          </table:table-cell>
          <table:table-cell table:style-name="ce57" table:formula="of:=[.$AP$3]/[.$N37]" office:value-type="float" office:value="16.7319186489008" calcext:value-type="float">
            <text:p>16.73</text:p>
          </table:table-cell>
          <table:table-cell table:style-name="ce57" table:formula="of:=[.$AP$3]/[.$O37]" office:value-type="float" office:value="12.6580601952554" calcext:value-type="float">
            <text:p>12.66</text:p>
          </table:table-cell>
          <table:table-cell/>
          <table:table-cell table:style-name="ce57" table:formula="of:=[.$AU$3]/[.$L37]" office:value-type="float" office:value="24.0648529074551" calcext:value-type="float">
            <text:p>24.06</text:p>
          </table:table-cell>
          <table:table-cell table:style-name="ce57" table:formula="of:=[.$AU$3]/[.$M37]" office:value-type="float" office:value="16.1629609079922" calcext:value-type="float">
            <text:p>16.16</text:p>
          </table:table-cell>
          <table:table-cell table:style-name="ce57" table:formula="of:=[.$AU$3]/[.$N37]" office:value-type="float" office:value="12.4473377107526" calcext:value-type="float">
            <text:p>12.45</text:p>
          </table:table-cell>
          <table:table-cell table:style-name="ce57" table:formula="of:=[.$AU$3]/[.$O37]" office:value-type="float" office:value="9.41668157248242" calcext:value-type="float">
            <text:p>9.42</text:p>
          </table:table-cell>
          <table:table-cell/>
          <table:table-cell table:style-name="ce57" table:formula="of:=[.$AZ$3]/[.$L37]" office:value-type="float" office:value="3.78544826170168" calcext:value-type="float">
            <text:p>3.79</text:p>
          </table:table-cell>
          <table:table-cell table:style-name="ce57" table:formula="of:=[.$AZ$3]/[.$M37]" office:value-type="float" office:value="2.54246525039665" calcext:value-type="float">
            <text:p>2.54</text:p>
          </table:table-cell>
          <table:table-cell table:style-name="ce57" table:formula="of:=[.$AZ$3]/[.$N37]" office:value-type="float" office:value="1.95799048019052" calcext:value-type="float">
            <text:p>1.96</text:p>
          </table:table-cell>
          <table:table-cell table:style-name="ce57" table:formula="of:=[.$AZ$3]/[.$O37]" office:value-type="float" office:value="1.48126236327457" calcext:value-type="float">
            <text:p>1.48</text:p>
          </table:table-cell>
          <table:table-cell/>
          <table:table-cell table:style-name="ce57" table:formula="of:=[.$BE$3]/[.$L37]" office:value-type="float" office:value="46.9815851434206" calcext:value-type="float">
            <text:p>46.98</text:p>
          </table:table-cell>
          <table:table-cell table:style-name="ce57" table:formula="of:=[.$BE$3]/[.$M37]" office:value-type="float" office:value="31.5547959918497" calcext:value-type="float">
            <text:p>31.55</text:p>
          </table:table-cell>
          <table:table-cell table:style-name="ce57" table:formula="of:=[.$BE$3]/[.$N37]" office:value-type="float" office:value="24.3008199017693" calcext:value-type="float">
            <text:p>24.30</text:p>
          </table:table-cell>
          <table:table-cell table:style-name="ce57" table:formula="of:=[.$BE$3]/[.$O37]" office:value-type="float" office:value="18.384098534382" calcext:value-type="float">
            <text:p>18.38</text:p>
          </table:table-cell>
          <table:table-cell table:number-columns-repeated="964"/>
        </table:table-row>
        <table:table-row table:style-name="ro4">
          <table:table-cell/>
          <table:table-cell table:style-name="ce57" table:number-columns-repeated="4"/>
          <table:table-cell table:number-columns-repeated="6"/>
          <table:table-cell table:style-name="ce84" table:formula="of:=MAX([.L31:.L36])" office:value-type="float" office:value="5.72810482283466" calcext:value-type="float">
            <text:p>5.73</text:p>
          </table:table-cell>
          <table:table-cell table:style-name="ce84" table:formula="of:=MAX([.M31:.M36])" office:value-type="float" office:value="8.79282332677167" calcext:value-type="float">
            <text:p>8.79</text:p>
          </table:table-cell>
          <table:table-cell table:style-name="ce84" table:formula="of:=MAX([.N31:.N36])" office:value-type="float" office:value="11.2373011811024" calcext:value-type="float">
            <text:p>11.24</text:p>
          </table:table-cell>
          <table:table-cell table:style-name="ce84" table:formula="of:=MAX([.O31:.O36])" office:value-type="float" office:value="14.9222603346457" calcext:value-type="float">
            <text:p>14.92</text:p>
          </table:table-cell>
          <table:table-cell/>
          <table:table-cell table:style-name="ce84" table:formula="of:=MIN([.Q31:.Q37])" office:value-type="float" office:value="5.29843655776201" calcext:value-type="float">
            <text:p>5.30</text:p>
          </table:table-cell>
          <table:table-cell table:style-name="ce84" table:formula="of:=MIN([.R31:.R37])" office:value-type="float" office:value="3.45167858742172" calcext:value-type="float">
            <text:p>3.45</text:p>
          </table:table-cell>
          <table:table-cell table:style-name="ce84" table:formula="of:=MIN([.S31:.S37])" office:value-type="float" office:value="2.70082642717089" calcext:value-type="float">
            <text:p>2.70</text:p>
          </table:table-cell>
          <table:table-cell table:style-name="ce84" table:formula="of:=MIN([.T31:.T37])" office:value-type="float" office:value="2.03387417987441" calcext:value-type="float">
            <text:p>2.03</text:p>
          </table:table-cell>
          <table:table-cell/>
          <table:table-cell table:style-name="ce84" table:formula="of:=MIN([.V31:.V37])" office:value-type="float" office:value="0.832736157513172" calcext:value-type="float">
            <text:p>0.83</text:p>
          </table:table-cell>
          <table:table-cell table:style-name="ce84" table:formula="of:=MIN([.W31:.W37])" office:value-type="float" office:value="0.54248787024717" calcext:value-type="float">
            <text:p>0.54</text:p>
          </table:table-cell>
          <table:table-cell table:style-name="ce84" table:formula="of:=MIN([.X31:.X37])" office:value-type="float" office:value="0.42447914522587" calcext:value-type="float">
            <text:p>0.42</text:p>
          </table:table-cell>
          <table:table-cell table:style-name="ce84" table:formula="of:=MIN([.Y31:.Y37])" office:value-type="float" office:value="0.31965666682046" calcext:value-type="float">
            <text:p>0.32</text:p>
          </table:table-cell>
          <table:table-cell/>
          <table:table-cell table:style-name="ce84" table:formula="of:=MIN([.AA31:.AA37])" office:value-type="float" office:value="10.3437352898649" calcext:value-type="float">
            <text:p>10.34</text:p>
          </table:table-cell>
          <table:table-cell table:style-name="ce84" table:formula="of:=MIN([.AB31:.AB37])" office:value-type="float" office:value="6.73844996061737" calcext:value-type="float">
            <text:p>6.74</text:p>
          </table:table-cell>
          <table:table-cell table:style-name="ce84" table:formula="of:=MIN([.AC31:.AC37])" office:value-type="float" office:value="5.27261831334021" calcext:value-type="float">
            <text:p>5.27</text:p>
          </table:table-cell>
          <table:table-cell table:style-name="ce84" table:formula="of:=MIN([.AD31:.AD37])" office:value-type="float" office:value="3.97057809415351" calcext:value-type="float">
            <text:p>3.97</text:p>
          </table:table-cell>
          <table:table-cell/>
          <table:table-cell table:style-name="ce84" table:formula="of:=MIN([.AF31:.AF37])" office:value-type="float" office:value="9.49877868559574" calcext:value-type="float">
            <text:p>9.50</text:p>
          </table:table-cell>
          <table:table-cell table:style-name="ce84" table:formula="of:=MIN([.AG31:.AG37])" office:value-type="float" office:value="6.18800105244204" calcext:value-type="float">
            <text:p>6.19</text:p>
          </table:table-cell>
          <table:table-cell table:style-name="ce84" table:formula="of:=MIN([.AH31:.AH37])" office:value-type="float" office:value="4.84190991441082" calcext:value-type="float">
            <text:p>4.84</text:p>
          </table:table-cell>
          <table:table-cell table:style-name="ce84" table:formula="of:=MIN([.AI31:.AI37])" office:value-type="float" office:value="3.64623044899396" calcext:value-type="float">
            <text:p>3.65</text:p>
          </table:table-cell>
          <table:table-cell/>
          <table:table-cell table:style-name="ce84" table:formula="of:=MIN([.AK31:.AK37])" office:value-type="float" office:value="1.49438606044293" calcext:value-type="float">
            <text:p>1.49</text:p>
          </table:table-cell>
          <table:table-cell table:style-name="ce84" table:formula="of:=MIN([.AL31:.AL37])" office:value-type="float" office:value="0.973521209500163" calcext:value-type="float">
            <text:p>0.97</text:p>
          </table:table-cell>
          <table:table-cell table:style-name="ce84" table:formula="of:=MIN([.AM31:.AM37])" office:value-type="float" office:value="0.7617487386024" calcext:value-type="float">
            <text:p>0.76</text:p>
          </table:table-cell>
          <table:table-cell table:style-name="ce84" table:formula="of:=MIN([.AN31:.AN37])" office:value-type="float" office:value="0.573639636893739" calcext:value-type="float">
            <text:p>0.57</text:p>
          </table:table-cell>
          <table:table-cell/>
          <table:table-cell table:style-name="ce84" table:formula="of:=MIN([.AP31:.AP37])" office:value-type="float" office:value="18.543655063113" calcext:value-type="float">
            <text:p>18.54</text:p>
          </table:table-cell>
          <table:table-cell table:style-name="ce84" table:formula="of:=MIN([.AQ31:.AQ37])" office:value-type="float" office:value="12.0803064104097" calcext:value-type="float">
            <text:p>12.08</text:p>
          </table:table-cell>
          <table:table-cell table:style-name="ce84" table:formula="of:=MIN([.AR31:.AR37])" office:value-type="float" office:value="9.45244754840502" calcext:value-type="float">
            <text:p>9.45</text:p>
          </table:table-cell>
          <table:table-cell table:style-name="ce84" table:formula="of:=MIN([.AS31:.AS37])" office:value-type="float" office:value="7.11822455967908" calcext:value-type="float">
            <text:p>7.12</text:p>
          </table:table-cell>
          <table:table-cell/>
          <table:table-cell table:style-name="ce84" table:formula="of:=MIN([.AU31:.AU37])" office:value-type="float" office:value="13.7951386093692" calcext:value-type="float">
            <text:p>13.80</text:p>
          </table:table-cell>
          <table:table-cell table:style-name="ce84" table:formula="of:=MIN([.AV31:.AV37])" office:value-type="float" office:value="8.98687452975501" calcext:value-type="float">
            <text:p>8.99</text:p>
          </table:table-cell>
          <table:table-cell table:style-name="ce84" table:formula="of:=MIN([.AW31:.AW37])" office:value-type="float" office:value="7.03193753789272" calcext:value-type="float">
            <text:p>7.03</text:p>
          </table:table-cell>
          <table:table-cell table:style-name="ce84" table:formula="of:=MIN([.AX31:.AX37])" office:value-type="float" office:value="5.29544440506346" calcext:value-type="float">
            <text:p>5.30</text:p>
          </table:table-cell>
          <table:table-cell/>
          <table:table-cell table:style-name="ce84" table:formula="of:=MIN([.AZ31:.AZ37])" office:value-type="float" office:value="2.17000218823663" calcext:value-type="float">
            <text:p>2.17</text:p>
          </table:table-cell>
          <table:table-cell table:style-name="ce84" table:formula="of:=MIN([.BA31:.BA37])" office:value-type="float" office:value="1.4136528778139" calcext:value-type="float">
            <text:p>1.41</text:p>
          </table:table-cell>
          <table:table-cell table:style-name="ce84" table:formula="of:=MIN([.BB31:.BB37])" office:value-type="float" office:value="1.10613747906867" calcext:value-type="float">
            <text:p>1.11</text:p>
          </table:table-cell>
          <table:table-cell table:style-name="ce84" table:formula="of:=MIN([.BC31:.BC37])" office:value-type="float" office:value="0.832983725068829" calcext:value-type="float">
            <text:p>0.83</text:p>
          </table:table-cell>
          <table:table-cell/>
          <table:table-cell table:style-name="ce84" table:formula="of:=MIN([.BE31:.BE37])" office:value-type="float" office:value="26.9321188720245" calcext:value-type="float">
            <text:p>26.93</text:p>
          </table:table-cell>
          <table:table-cell table:style-name="ce84" table:formula="of:=MIN([.BF31:.BF37])" office:value-type="float" office:value="17.5449903025222" calcext:value-type="float">
            <text:p>17.54</text:p>
          </table:table-cell>
          <table:table-cell table:style-name="ce84" table:formula="of:=MIN([.BG31:.BG37])" office:value-type="float" office:value="13.7283852691813" calcext:value-type="float">
            <text:p>13.73</text:p>
          </table:table-cell>
          <table:table-cell table:style-name="ce84" table:formula="of:=MIN([.BH31:.BH37])" office:value-type="float" office:value="10.3382461195791" calcext:value-type="float">
            <text:p>10.34</text:p>
          </table:table-cell>
          <table:table-cell table:number-columns-repeated="964"/>
        </table:table-row>
        <table:table-row table:style-name="ro4">
          <table:table-cell/>
          <table:table-cell table:style-name="ce57" table:number-columns-repeated="4"/>
          <table:table-cell table:number-columns-repeated="1019"/>
        </table:table-row>
        <table:table-row table:style-name="ro4">
          <table:table-cell table:style-name="ce169" office:value-type="string" calcext:value-type="string" table:number-columns-spanned="4" table:number-rows-spanned="1">
            <text:p>Gypsum sheathing families (4.3C)</text:p>
          </table:table-cell>
          <table:covered-table-cell table:number-columns-repeated="3" table:style-name="ce171"/>
          <table:table-cell table:number-columns-repeated="22"/>
          <table:table-cell table:style-name="ce177"/>
          <table:table-cell table:number-columns-repeated="14"/>
          <table:table-cell table:style-name="ce177"/>
          <table:table-cell table:number-columns-repeated="14"/>
          <table:table-cell table:style-name="ce177"/>
          <table:table-cell table:number-columns-repeated="967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42]" office:value-type="float" office:value="0.667233" calcext:value-type="float">
            <text:p>0.67</text:p>
          </table:table-cell>
          <table:table-cell table:style-name="ce57" table:formula="of:=[.C42]/0.3048" office:value-type="float" office:value="2.18908464566929" calcext:value-type="float">
            <text:p>2.19</text:p>
          </table:table-cell>
          <table:table-cell table:style-name="ce57" table:formula="of:=[.D42]/[.B42]" office:value-type="float" office:value="0.0145938976377953" calcext:value-type="float">
            <text:p>0.01</text:p>
          </table:table-cell>
          <table:table-cell/>
          <table:table-cell table:style-name="ce57"/>
          <table:table-cell table:number-columns-repeated="4"/>
          <table:table-cell table:formula="of:=[.D42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42]" office:value-type="float" office:value="27.7284846522879" calcext:value-type="float">
            <text:p>27.73</text:p>
          </table:table-cell>
          <table:table-cell table:number-columns-repeated="4"/>
          <table:table-cell table:style-name="ce57" table:formula="of:=[.$V$3]/[.$L42]" office:value-type="float" office:value="4.35798589098561" calcext:value-type="float">
            <text:p>4.36</text:p>
          </table:table-cell>
          <table:table-cell table:number-columns-repeated="4"/>
          <table:table-cell table:style-name="ce57" table:formula="of:=[.$AA$3]/[.$L42]" office:value-type="float" office:value="54.1322146836263" calcext:value-type="float">
            <text:p>54.13</text:p>
          </table:table-cell>
          <table:table-cell table:number-columns-repeated="4"/>
          <table:table-cell table:style-name="ce57" table:formula="of:=[.$AF$3]/[.$L42]" office:value-type="float" office:value="49.7102751212845" calcext:value-type="float">
            <text:p>49.71</text:p>
          </table:table-cell>
          <table:table-cell table:number-columns-repeated="4"/>
          <table:table-cell table:style-name="ce57" table:formula="of:=[.$AK$3]/[.$L42]" office:value-type="float" office:value="7.82062038298466" calcext:value-type="float">
            <text:p>7.82</text:p>
          </table:table-cell>
          <table:table-cell table:number-columns-repeated="4"/>
          <table:table-cell table:style-name="ce57" table:formula="of:=[.$AP$3]/[.$L42]" office:value-type="float" office:value="97.045128163625" calcext:value-type="float">
            <text:p>97.05</text:p>
          </table:table-cell>
          <table:table-cell table:number-columns-repeated="4"/>
          <table:table-cell table:style-name="ce57" table:formula="of:=[.$AU$3]/[.$L42]" office:value-type="float" office:value="72.1945587223654" calcext:value-type="float">
            <text:p>72.19</text:p>
          </table:table-cell>
          <table:table-cell table:number-columns-repeated="4"/>
          <table:table-cell table:style-name="ce57" table:formula="of:=[.$AZ$3]/[.$L42]" office:value-type="float" office:value="11.3563447851051" calcext:value-type="float">
            <text:p>11.36</text:p>
          </table:table-cell>
          <table:table-cell table:number-columns-repeated="4"/>
          <table:table-cell table:style-name="ce57" table:formula="of:=[.$BE$3]/[.$L42]" office:value-type="float" office:value="140.944755430262" calcext:value-type="float">
            <text:p>140.94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20" calcext:value-type="float">
            <text:p>220</text:p>
          </table:table-cell>
          <table:table-cell table:style-name="ce57" table:formula="of:=4.44822/1000*[.B43]" office:value-type="float" office:value="0.9786084" calcext:value-type="float">
            <text:p>0.98</text:p>
          </table:table-cell>
          <table:table-cell table:style-name="ce57" table:formula="of:=[.C43]/0.3048" office:value-type="float" office:value="3.21065748031496" calcext:value-type="float">
            <text:p>3.21</text:p>
          </table:table-cell>
          <table:table-cell table:number-columns-repeated="7"/>
          <table:table-cell table:formula="of:=[.D43]/2" office:value-type="float" office:value="1.60532874015748" calcext:value-type="float">
            <text:p>1.61</text:p>
          </table:table-cell>
          <table:table-cell table:number-columns-repeated="4"/>
          <table:table-cell table:style-name="ce57" table:formula="of:=[.$Q$3]/[.$L43]" office:value-type="float" office:value="18.9057849901963" calcext:value-type="float">
            <text:p>18.91</text:p>
          </table:table-cell>
          <table:table-cell table:number-columns-repeated="4"/>
          <table:table-cell table:style-name="ce57" table:formula="of:=[.$V$3]/[.$L43]" office:value-type="float" office:value="2.9713540165811" calcext:value-type="float">
            <text:p>2.97</text:p>
          </table:table-cell>
          <table:table-cell table:number-columns-repeated="4"/>
          <table:table-cell table:style-name="ce57" table:formula="of:=[.$AA$3]/[.$L43]" office:value-type="float" office:value="36.9083281933815" calcext:value-type="float">
            <text:p>36.91</text:p>
          </table:table-cell>
          <table:table-cell table:number-columns-repeated="4"/>
          <table:table-cell table:style-name="ce57" table:formula="of:=[.$AF$3]/[.$L43]" office:value-type="float" office:value="33.8933694008758" calcext:value-type="float">
            <text:p>33.89</text:p>
          </table:table-cell>
          <table:table-cell table:number-columns-repeated="4"/>
          <table:table-cell table:style-name="ce57" table:formula="of:=[.$AK$3]/[.$L43]" office:value-type="float" office:value="5.33224117021681" calcext:value-type="float">
            <text:p>5.33</text:p>
          </table:table-cell>
          <table:table-cell table:number-columns-repeated="4"/>
          <table:table-cell table:style-name="ce57" table:formula="of:=[.$AP$3]/[.$L43]" office:value-type="float" office:value="66.1671328388352" calcext:value-type="float">
            <text:p>66.17</text:p>
          </table:table-cell>
          <table:table-cell table:number-columns-repeated="4"/>
          <table:table-cell table:style-name="ce57" table:formula="of:=[.$AU$3]/[.$L43]" office:value-type="float" office:value="49.2235627652491" calcext:value-type="float">
            <text:p>49.22</text:p>
          </table:table-cell>
          <table:table-cell table:number-columns-repeated="4"/>
          <table:table-cell table:style-name="ce57" table:formula="of:=[.$AZ$3]/[.$L43]" office:value-type="float" office:value="7.74296235348072" calcext:value-type="float">
            <text:p>7.74</text:p>
          </table:table-cell>
          <table:table-cell table:number-columns-repeated="4"/>
          <table:table-cell table:style-name="ce57" table:formula="of:=[.$BE$3]/[.$L43]" office:value-type="float" office:value="96.0986968842695" calcext:value-type="float">
            <text:p>96.1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44]" office:value-type="float" office:value="0.889644" calcext:value-type="float">
            <text:p>0.89</text:p>
          </table:table-cell>
          <table:table-cell table:style-name="ce57" table:formula="of:=[.C44]/0.3048" office:value-type="float" office:value="2.91877952755905" calcext:value-type="float">
            <text:p>2.92</text:p>
          </table:table-cell>
          <table:table-cell table:number-columns-repeated="7"/>
          <table:table-cell table:formula="of:=[.D44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44]" office:value-type="float" office:value="20.7963634892159" calcext:value-type="float">
            <text:p>20.80</text:p>
          </table:table-cell>
          <table:table-cell table:number-columns-repeated="4"/>
          <table:table-cell table:style-name="ce57" table:formula="of:=[.$V$3]/[.$L44]" office:value-type="float" office:value="3.26848941823921" calcext:value-type="float">
            <text:p>3.27</text:p>
          </table:table-cell>
          <table:table-cell table:number-columns-repeated="4"/>
          <table:table-cell table:style-name="ce57" table:formula="of:=[.$AA$3]/[.$L44]" office:value-type="float" office:value="40.5991610127197" calcext:value-type="float">
            <text:p>40.60</text:p>
          </table:table-cell>
          <table:table-cell table:number-columns-repeated="4"/>
          <table:table-cell table:style-name="ce57" table:formula="of:=[.$AF$3]/[.$L44]" office:value-type="float" office:value="37.2827063409634" calcext:value-type="float">
            <text:p>37.28</text:p>
          </table:table-cell>
          <table:table-cell table:number-columns-repeated="4"/>
          <table:table-cell table:style-name="ce57" table:formula="of:=[.$AK$3]/[.$L44]" office:value-type="float" office:value="5.86546528723849" calcext:value-type="float">
            <text:p>5.87</text:p>
          </table:table-cell>
          <table:table-cell table:number-columns-repeated="4"/>
          <table:table-cell table:style-name="ce57" table:formula="of:=[.$AP$3]/[.$L44]" office:value-type="float" office:value="72.7838461227188" calcext:value-type="float">
            <text:p>72.78</text:p>
          </table:table-cell>
          <table:table-cell table:number-columns-repeated="4"/>
          <table:table-cell table:style-name="ce57" table:formula="of:=[.$AU$3]/[.$L44]" office:value-type="float" office:value="54.145919041774" calcext:value-type="float">
            <text:p>54.15</text:p>
          </table:table-cell>
          <table:table-cell table:number-columns-repeated="4"/>
          <table:table-cell table:style-name="ce57" table:formula="of:=[.$AZ$3]/[.$L44]" office:value-type="float" office:value="8.51725858882879" calcext:value-type="float">
            <text:p>8.52</text:p>
          </table:table-cell>
          <table:table-cell table:number-columns-repeated="4"/>
          <table:table-cell table:style-name="ce57" table:formula="of:=[.$BE$3]/[.$L44]" office:value-type="float" office:value="105.708566572697" calcext:value-type="float">
            <text:p>105.7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5]" office:value-type="float" office:value="1.112055" calcext:value-type="float">
            <text:p>1.11</text:p>
          </table:table-cell>
          <table:table-cell table:style-name="ce57" table:formula="of:=[.C45]/0.3048" office:value-type="float" office:value="3.64847440944882" calcext:value-type="float">
            <text:p>3.65</text:p>
          </table:table-cell>
          <table:table-cell table:number-columns-repeated="7"/>
          <table:table-cell table:formula="of:=[.D45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5]" office:value-type="float" office:value="16.6370907913727" calcext:value-type="float">
            <text:p>16.64</text:p>
          </table:table-cell>
          <table:table-cell table:number-columns-repeated="4"/>
          <table:table-cell table:style-name="ce57" table:formula="of:=[.$V$3]/[.$L45]" office:value-type="float" office:value="2.61479153459136" calcext:value-type="float">
            <text:p>2.61</text:p>
          </table:table-cell>
          <table:table-cell table:number-columns-repeated="4"/>
          <table:table-cell table:style-name="ce57" table:formula="of:=[.$AA$3]/[.$L45]" office:value-type="float" office:value="32.4793288101758" calcext:value-type="float">
            <text:p>32.48</text:p>
          </table:table-cell>
          <table:table-cell table:number-columns-repeated="4"/>
          <table:table-cell table:style-name="ce57" table:formula="of:=[.$AF$3]/[.$L45]" office:value-type="float" office:value="29.8261650727707" calcext:value-type="float">
            <text:p>29.83</text:p>
          </table:table-cell>
          <table:table-cell table:number-columns-repeated="4"/>
          <table:table-cell table:style-name="ce57" table:formula="of:=[.$AK$3]/[.$L45]" office:value-type="float" office:value="4.69237222979079" calcext:value-type="float">
            <text:p>4.69</text:p>
          </table:table-cell>
          <table:table-cell table:number-columns-repeated="4"/>
          <table:table-cell table:style-name="ce57" table:formula="of:=[.$AP$3]/[.$L45]" office:value-type="float" office:value="58.227076898175" calcext:value-type="float">
            <text:p>58.23</text:p>
          </table:table-cell>
          <table:table-cell table:number-columns-repeated="4"/>
          <table:table-cell table:style-name="ce57" table:formula="of:=[.$AU$3]/[.$L45]" office:value-type="float" office:value="43.3167352334192" calcext:value-type="float">
            <text:p>43.32</text:p>
          </table:table-cell>
          <table:table-cell table:number-columns-repeated="4"/>
          <table:table-cell table:style-name="ce57" table:formula="of:=[.$AZ$3]/[.$L45]" office:value-type="float" office:value="6.81380687106303" calcext:value-type="float">
            <text:p>6.81</text:p>
          </table:table-cell>
          <table:table-cell table:number-columns-repeated="4"/>
          <table:table-cell table:style-name="ce57" table:formula="of:=[.$BE$3]/[.$L45]" office:value-type="float" office:value="84.5668532581572" calcext:value-type="float">
            <text:p>84.57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50" calcext:value-type="float">
            <text:p>250</text:p>
          </table:table-cell>
          <table:table-cell table:style-name="ce57" table:formula="of:=4.44822/1000*[.B46]" office:value-type="float" office:value="1.112055" calcext:value-type="float">
            <text:p>1.11</text:p>
          </table:table-cell>
          <table:table-cell table:style-name="ce57" table:formula="of:=[.C46]/0.3048" office:value-type="float" office:value="3.64847440944882" calcext:value-type="float">
            <text:p>3.65</text:p>
          </table:table-cell>
          <table:table-cell table:number-columns-repeated="7"/>
          <table:table-cell table:formula="of:=[.D46]/2" office:value-type="float" office:value="1.82423720472441" calcext:value-type="float">
            <text:p>1.82</text:p>
          </table:table-cell>
          <table:table-cell table:number-columns-repeated="4"/>
          <table:table-cell table:style-name="ce57" table:formula="of:=[.$Q$3]/[.$L46]" office:value-type="float" office:value="16.6370907913727" calcext:value-type="float">
            <text:p>16.64</text:p>
          </table:table-cell>
          <table:table-cell table:number-columns-repeated="4"/>
          <table:table-cell table:style-name="ce57" table:formula="of:=[.$V$3]/[.$L46]" office:value-type="float" office:value="2.61479153459136" calcext:value-type="float">
            <text:p>2.61</text:p>
          </table:table-cell>
          <table:table-cell table:number-columns-repeated="4"/>
          <table:table-cell table:style-name="ce57" table:formula="of:=[.$AA$3]/[.$L46]" office:value-type="float" office:value="32.4793288101758" calcext:value-type="float">
            <text:p>32.48</text:p>
          </table:table-cell>
          <table:table-cell table:number-columns-repeated="4"/>
          <table:table-cell table:style-name="ce57" table:formula="of:=[.$AF$3]/[.$L46]" office:value-type="float" office:value="29.8261650727707" calcext:value-type="float">
            <text:p>29.83</text:p>
          </table:table-cell>
          <table:table-cell table:number-columns-repeated="4"/>
          <table:table-cell table:style-name="ce57" table:formula="of:=[.$AK$3]/[.$L46]" office:value-type="float" office:value="4.69237222979079" calcext:value-type="float">
            <text:p>4.69</text:p>
          </table:table-cell>
          <table:table-cell table:number-columns-repeated="4"/>
          <table:table-cell table:style-name="ce57" table:formula="of:=[.$AP$3]/[.$L46]" office:value-type="float" office:value="58.227076898175" calcext:value-type="float">
            <text:p>58.23</text:p>
          </table:table-cell>
          <table:table-cell table:number-columns-repeated="4"/>
          <table:table-cell table:style-name="ce57" table:formula="of:=[.$AU$3]/[.$L46]" office:value-type="float" office:value="43.3167352334192" calcext:value-type="float">
            <text:p>43.32</text:p>
          </table:table-cell>
          <table:table-cell table:number-columns-repeated="4"/>
          <table:table-cell table:style-name="ce57" table:formula="of:=[.$AZ$3]/[.$L46]" office:value-type="float" office:value="6.81380687106303" calcext:value-type="float">
            <text:p>6.81</text:p>
          </table:table-cell>
          <table:table-cell table:number-columns-repeated="4"/>
          <table:table-cell table:style-name="ce57" table:formula="of:=[.$BE$3]/[.$L46]" office:value-type="float" office:value="84.5668532581572" calcext:value-type="float">
            <text:p>84.57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00" calcext:value-type="float">
            <text:p>300</text:p>
          </table:table-cell>
          <table:table-cell table:style-name="ce57" table:formula="of:=4.44822/1000*[.B47]" office:value-type="float" office:value="1.334466" calcext:value-type="float">
            <text:p>1.33</text:p>
          </table:table-cell>
          <table:table-cell table:style-name="ce57" table:formula="of:=[.C47]/0.3048" office:value-type="float" office:value="4.37816929133858" calcext:value-type="float">
            <text:p>4.38</text:p>
          </table:table-cell>
          <table:table-cell table:number-columns-repeated="7"/>
          <table:table-cell table:formula="of:=[.D47]/2" office:value-type="float" office:value="2.18908464566929" calcext:value-type="float">
            <text:p>2.19</text:p>
          </table:table-cell>
          <table:table-cell table:number-columns-repeated="4"/>
          <table:table-cell table:style-name="ce57" table:formula="of:=[.$Q$3]/[.$L47]" office:value-type="float" office:value="13.8642423261439" calcext:value-type="float">
            <text:p>13.86</text:p>
          </table:table-cell>
          <table:table-cell table:number-columns-repeated="4"/>
          <table:table-cell table:style-name="ce57" table:formula="of:=[.$V$3]/[.$L47]" office:value-type="float" office:value="2.1789929454928" calcext:value-type="float">
            <text:p>2.18</text:p>
          </table:table-cell>
          <table:table-cell table:number-columns-repeated="4"/>
          <table:table-cell table:style-name="ce57" table:formula="of:=[.$AA$3]/[.$L47]" office:value-type="float" office:value="27.0661073418131" calcext:value-type="float">
            <text:p>27.07</text:p>
          </table:table-cell>
          <table:table-cell table:number-columns-repeated="4"/>
          <table:table-cell table:style-name="ce57" table:formula="of:=[.$AF$3]/[.$L47]" office:value-type="float" office:value="24.8551375606422" calcext:value-type="float">
            <text:p>24.86</text:p>
          </table:table-cell>
          <table:table-cell table:number-columns-repeated="4"/>
          <table:table-cell table:style-name="ce57" table:formula="of:=[.$AK$3]/[.$L47]" office:value-type="float" office:value="3.91031019149233" calcext:value-type="float">
            <text:p>3.91</text:p>
          </table:table-cell>
          <table:table-cell table:number-columns-repeated="4"/>
          <table:table-cell table:style-name="ce57" table:formula="of:=[.$AP$3]/[.$L47]" office:value-type="float" office:value="48.5225640818125" calcext:value-type="float">
            <text:p>48.52</text:p>
          </table:table-cell>
          <table:table-cell table:number-columns-repeated="4"/>
          <table:table-cell table:style-name="ce57" table:formula="of:=[.$AU$3]/[.$L47]" office:value-type="float" office:value="36.0972793611827" calcext:value-type="float">
            <text:p>36.10</text:p>
          </table:table-cell>
          <table:table-cell table:number-columns-repeated="4"/>
          <table:table-cell table:style-name="ce57" table:formula="of:=[.$AZ$3]/[.$L47]" office:value-type="float" office:value="5.67817239255253" calcext:value-type="float">
            <text:p>5.68</text:p>
          </table:table-cell>
          <table:table-cell table:number-columns-repeated="4"/>
          <table:table-cell table:style-name="ce57" table:formula="of:=[.$BE$3]/[.$L47]" office:value-type="float" office:value="70.472377715131" calcext:value-type="float">
            <text:p>70.47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20" calcext:value-type="float">
            <text:p>120</text:p>
          </table:table-cell>
          <table:table-cell table:style-name="ce57" table:formula="of:=4.44822/1000*[.B48]" office:value-type="float" office:value="0.5337864" calcext:value-type="float">
            <text:p>0.53</text:p>
          </table:table-cell>
          <table:table-cell table:style-name="ce57" table:formula="of:=[.C48]/0.3048" office:value-type="float" office:value="1.75126771653543" calcext:value-type="float">
            <text:p>1.75</text:p>
          </table:table-cell>
          <table:table-cell table:number-columns-repeated="7"/>
          <table:table-cell table:formula="of:=[.D48]/2" office:value-type="float" office:value="0.875633858267717" calcext:value-type="float">
            <text:p>0.88</text:p>
          </table:table-cell>
          <table:table-cell table:number-columns-repeated="4"/>
          <table:table-cell table:style-name="ce57" table:formula="of:=[.$Q$3]/[.$L48]" office:value-type="float" office:value="34.6606058153599" calcext:value-type="float">
            <text:p>34.66</text:p>
          </table:table-cell>
          <table:table-cell table:number-columns-repeated="4"/>
          <table:table-cell table:style-name="ce57" table:formula="of:=[.$V$3]/[.$L48]" office:value-type="float" office:value="5.44748236373201" calcext:value-type="float">
            <text:p>5.45</text:p>
          </table:table-cell>
          <table:table-cell table:number-columns-repeated="4"/>
          <table:table-cell table:style-name="ce57" table:formula="of:=[.$AA$3]/[.$L48]" office:value-type="float" office:value="67.6652683545328" calcext:value-type="float">
            <text:p>67.67</text:p>
          </table:table-cell>
          <table:table-cell table:number-columns-repeated="4"/>
          <table:table-cell table:style-name="ce57" table:formula="of:=[.$AF$3]/[.$L48]" office:value-type="float" office:value="62.1378439016056" calcext:value-type="float">
            <text:p>62.14</text:p>
          </table:table-cell>
          <table:table-cell table:number-columns-repeated="4"/>
          <table:table-cell table:style-name="ce57" table:formula="of:=[.$AK$3]/[.$L48]" office:value-type="float" office:value="9.77577547873082" calcext:value-type="float">
            <text:p>9.78</text:p>
          </table:table-cell>
          <table:table-cell table:number-columns-repeated="4"/>
          <table:table-cell table:style-name="ce57" table:formula="of:=[.$AP$3]/[.$L48]" office:value-type="float" office:value="121.306410204531" calcext:value-type="float">
            <text:p>121.31</text:p>
          </table:table-cell>
          <table:table-cell table:number-columns-repeated="4"/>
          <table:table-cell table:style-name="ce57" table:formula="of:=[.$AU$3]/[.$L48]" office:value-type="float" office:value="90.2431984029567" calcext:value-type="float">
            <text:p>90.24</text:p>
          </table:table-cell>
          <table:table-cell table:number-columns-repeated="4"/>
          <table:table-cell table:style-name="ce57" table:formula="of:=[.$AZ$3]/[.$L48]" office:value-type="float" office:value="14.1954309813813" calcext:value-type="float">
            <text:p>14.20</text:p>
          </table:table-cell>
          <table:table-cell table:number-columns-repeated="4"/>
          <table:table-cell table:style-name="ce57" table:formula="of:=[.$BE$3]/[.$L48]" office:value-type="float" office:value="176.180944287828" calcext:value-type="float">
            <text:p>176.18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20" calcext:value-type="float">
            <text:p>320</text:p>
          </table:table-cell>
          <table:table-cell table:style-name="ce57" table:formula="of:=4.44822/1000*[.B49]" office:value-type="float" office:value="1.4234304" calcext:value-type="float">
            <text:p>1.42</text:p>
          </table:table-cell>
          <table:table-cell table:style-name="ce57" table:formula="of:=[.C49]/0.3048" office:value-type="float" office:value="4.67004724409449" calcext:value-type="float">
            <text:p>4.67</text:p>
          </table:table-cell>
          <table:table-cell table:number-columns-repeated="7"/>
          <table:table-cell table:formula="of:=[.D49]/2" office:value-type="float" office:value="2.33502362204724" calcext:value-type="float">
            <text:p>2.34</text:p>
          </table:table-cell>
          <table:table-cell table:number-columns-repeated="4"/>
          <table:table-cell table:style-name="ce57" table:formula="of:=[.$Q$3]/[.$L49]" office:value-type="float" office:value="12.9977271807599" calcext:value-type="float">
            <text:p>13.00</text:p>
          </table:table-cell>
          <table:table-cell table:number-columns-repeated="4"/>
          <table:table-cell table:style-name="ce57" table:formula="of:=[.$V$3]/[.$L49]" office:value-type="float" office:value="2.0428058863995" calcext:value-type="float">
            <text:p>2.04</text:p>
          </table:table-cell>
          <table:table-cell table:number-columns-repeated="4"/>
          <table:table-cell table:style-name="ce57" table:formula="of:=[.$AA$3]/[.$L49]" office:value-type="float" office:value="25.3744756329498" calcext:value-type="float">
            <text:p>25.37</text:p>
          </table:table-cell>
          <table:table-cell table:number-columns-repeated="4"/>
          <table:table-cell table:style-name="ce57" table:formula="of:=[.$AF$3]/[.$L49]" office:value-type="float" office:value="23.3016914631021" calcext:value-type="float">
            <text:p>23.30</text:p>
          </table:table-cell>
          <table:table-cell table:number-columns-repeated="4"/>
          <table:table-cell table:style-name="ce57" table:formula="of:=[.$AK$3]/[.$L49]" office:value-type="float" office:value="3.66591580452406" calcext:value-type="float">
            <text:p>3.67</text:p>
          </table:table-cell>
          <table:table-cell table:number-columns-repeated="4"/>
          <table:table-cell table:style-name="ce57" table:formula="of:=[.$AP$3]/[.$L49]" office:value-type="float" office:value="45.4899038266992" calcext:value-type="float">
            <text:p>45.49</text:p>
          </table:table-cell>
          <table:table-cell table:number-columns-repeated="4"/>
          <table:table-cell table:style-name="ce57" table:formula="of:=[.$AU$3]/[.$L49]" office:value-type="float" office:value="33.8411994011088" calcext:value-type="float">
            <text:p>33.84</text:p>
          </table:table-cell>
          <table:table-cell table:number-columns-repeated="4"/>
          <table:table-cell table:style-name="ce57" table:formula="of:=[.$AZ$3]/[.$L49]" office:value-type="float" office:value="5.32328661801799" calcext:value-type="float">
            <text:p>5.32</text:p>
          </table:table-cell>
          <table:table-cell table:number-columns-repeated="4"/>
          <table:table-cell table:style-name="ce57" table:formula="of:=[.$BE$3]/[.$L49]" office:value-type="float" office:value="66.0678541079353" calcext:value-type="float">
            <text:p>66.07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10" calcext:value-type="float">
            <text:p>310</text:p>
          </table:table-cell>
          <table:table-cell table:style-name="ce57" table:formula="of:=4.44822/1000*[.B50]" office:value-type="float" office:value="1.3789482" calcext:value-type="float">
            <text:p>1.38</text:p>
          </table:table-cell>
          <table:table-cell table:style-name="ce57" table:formula="of:=[.C50]/0.3048" office:value-type="float" office:value="4.52410826771654" calcext:value-type="float">
            <text:p>4.52</text:p>
          </table:table-cell>
          <table:table-cell table:number-columns-repeated="7"/>
          <table:table-cell table:formula="of:=[.D50]/2" office:value-type="float" office:value="2.26205413385827" calcext:value-type="float">
            <text:p>2.26</text:p>
          </table:table-cell>
          <table:table-cell table:number-columns-repeated="4"/>
          <table:table-cell table:style-name="ce57" table:formula="of:=[.$Q$3]/[.$L50]" office:value-type="float" office:value="13.4170087027199" calcext:value-type="float">
            <text:p>13.42</text:p>
          </table:table-cell>
          <table:table-cell table:number-columns-repeated="4"/>
          <table:table-cell table:style-name="ce85" table:formula="of:=[.$V$3]/[.$L50]" office:value-type="float" office:value="2.10870285047691" calcext:value-type="float">
            <text:p>2.11</text:p>
          </table:table-cell>
          <table:table-cell table:number-columns-repeated="4"/>
          <table:table-cell table:style-name="ce57" table:formula="of:=[.$AA$3]/[.$L50]" office:value-type="float" office:value="26.1930071049804" calcext:value-type="float">
            <text:p>26.19</text:p>
          </table:table-cell>
          <table:table-cell table:number-columns-repeated="4"/>
          <table:table-cell table:style-name="ce57" table:formula="of:=[.$AF$3]/[.$L50]" office:value-type="float" office:value="24.0533589296538" calcext:value-type="float">
            <text:p>24.05</text:p>
          </table:table-cell>
          <table:table-cell table:number-columns-repeated="4"/>
          <table:table-cell table:style-name="ce57" table:formula="of:=[.$AK$3]/[.$L50]" office:value-type="float" office:value="3.78417115305709" calcext:value-type="float">
            <text:p>3.78</text:p>
          </table:table-cell>
          <table:table-cell table:number-columns-repeated="4"/>
          <table:table-cell table:style-name="ce57" table:formula="of:=[.$AP$3]/[.$L50]" office:value-type="float" office:value="46.9573200791734" calcext:value-type="float">
            <text:p>46.96</text:p>
          </table:table-cell>
          <table:table-cell table:number-columns-repeated="4"/>
          <table:table-cell table:style-name="ce57" table:formula="of:=[.$AU$3]/[.$L50]" office:value-type="float" office:value="34.9328509946929" calcext:value-type="float">
            <text:p>34.93</text:p>
          </table:table-cell>
          <table:table-cell table:number-columns-repeated="4"/>
          <table:table-cell table:style-name="ce57" table:formula="of:=[.$AZ$3]/[.$L50]" office:value-type="float" office:value="5.49500554117986" calcext:value-type="float">
            <text:p>5.50</text:p>
          </table:table-cell>
          <table:table-cell table:number-columns-repeated="4"/>
          <table:table-cell table:style-name="ce57" table:formula="of:=[.$BE$3]/[.$L50]" office:value-type="float" office:value="68.1990752081913" calcext:value-type="float">
            <text:p>68.2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1]" office:value-type="float" office:value="0.6227508" calcext:value-type="float">
            <text:p>0.62</text:p>
          </table:table-cell>
          <table:table-cell table:style-name="ce57" table:formula="of:=[.C51]/0.3048" office:value-type="float" office:value="2.04314566929134" calcext:value-type="float">
            <text:p>2.04</text:p>
          </table:table-cell>
          <table:table-cell table:number-columns-repeated="7"/>
          <table:table-cell table:formula="of:=[.D51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1]" office:value-type="float" office:value="29.7090906988799" calcext:value-type="float">
            <text:p>29.71</text:p>
          </table:table-cell>
          <table:table-cell table:number-columns-repeated="4"/>
          <table:table-cell table:style-name="ce57" table:formula="of:=[.$V$3]/[.$L51]" office:value-type="float" office:value="4.66927059748458" calcext:value-type="float">
            <text:p>4.67</text:p>
          </table:table-cell>
          <table:table-cell table:number-columns-repeated="4"/>
          <table:table-cell table:style-name="ce57" table:formula="of:=[.$AA$3]/[.$L51]" office:value-type="float" office:value="57.9988014467424" calcext:value-type="float">
            <text:p>58.00</text:p>
          </table:table-cell>
          <table:table-cell table:number-columns-repeated="4"/>
          <table:table-cell table:style-name="ce57" table:formula="of:=[.$AF$3]/[.$L51]" office:value-type="float" office:value="53.2610090585191" calcext:value-type="float">
            <text:p>53.26</text:p>
          </table:table-cell>
          <table:table-cell table:number-columns-repeated="4"/>
          <table:table-cell table:style-name="ce57" table:formula="of:=[.$AK$3]/[.$L51]" office:value-type="float" office:value="8.37923612462641" calcext:value-type="float">
            <text:p>8.38</text:p>
          </table:table-cell>
          <table:table-cell table:number-columns-repeated="4"/>
          <table:table-cell table:style-name="ce57" table:formula="of:=[.$AP$3]/[.$L51]" office:value-type="float" office:value="103.976923032455" calcext:value-type="float">
            <text:p>103.98</text:p>
          </table:table-cell>
          <table:table-cell table:number-columns-repeated="4"/>
          <table:table-cell table:style-name="ce57" table:formula="of:=[.$AU$3]/[.$L51]" office:value-type="float" office:value="77.35131291682" calcext:value-type="float">
            <text:p>77.35</text:p>
          </table:table-cell>
          <table:table-cell table:number-columns-repeated="4"/>
          <table:table-cell table:style-name="ce57" table:formula="of:=[.$AZ$3]/[.$L51]" office:value-type="float" office:value="12.1675122697554" calcext:value-type="float">
            <text:p>12.17</text:p>
          </table:table-cell>
          <table:table-cell table:number-columns-repeated="4"/>
          <table:table-cell table:style-name="ce57" table:formula="of:=[.$BE$3]/[.$L51]" office:value-type="float" office:value="151.012237960995" calcext:value-type="float">
            <text:p>151.0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2]" office:value-type="float" office:value="0.8006796" calcext:value-type="float">
            <text:p>0.80</text:p>
          </table:table-cell>
          <table:table-cell table:style-name="ce57" table:formula="of:=[.C52]/0.3048" office:value-type="float" office:value="2.62690157480315" calcext:value-type="float">
            <text:p>2.63</text:p>
          </table:table-cell>
          <table:table-cell table:number-columns-repeated="7"/>
          <table:table-cell table:formula="of:=[.D52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2]" office:value-type="float" office:value="23.1070705435732" calcext:value-type="float">
            <text:p>23.11</text:p>
          </table:table-cell>
          <table:table-cell table:number-columns-repeated="4"/>
          <table:table-cell table:style-name="ce57" table:formula="of:=[.$V$3]/[.$L52]" office:value-type="float" office:value="3.63165490915467" calcext:value-type="float">
            <text:p>3.63</text:p>
          </table:table-cell>
          <table:table-cell table:number-columns-repeated="4"/>
          <table:table-cell table:style-name="ce57" table:formula="of:=[.$AA$3]/[.$L52]" office:value-type="float" office:value="45.1101789030219" calcext:value-type="float">
            <text:p>45.11</text:p>
          </table:table-cell>
          <table:table-cell table:number-columns-repeated="4"/>
          <table:table-cell table:style-name="ce57" table:formula="of:=[.$AF$3]/[.$L52]" office:value-type="float" office:value="41.4252292677371" calcext:value-type="float">
            <text:p>41.43</text:p>
          </table:table-cell>
          <table:table-cell table:number-columns-repeated="4"/>
          <table:table-cell table:style-name="ce57" table:formula="of:=[.$AK$3]/[.$L52]" office:value-type="float" office:value="6.51718365248721" calcext:value-type="float">
            <text:p>6.52</text:p>
          </table:table-cell>
          <table:table-cell table:number-columns-repeated="4"/>
          <table:table-cell table:style-name="ce57" table:formula="of:=[.$AP$3]/[.$L52]" office:value-type="float" office:value="80.8709401363542" calcext:value-type="float">
            <text:p>80.87</text:p>
          </table:table-cell>
          <table:table-cell table:number-columns-repeated="4"/>
          <table:table-cell table:style-name="ce57" table:formula="of:=[.$AU$3]/[.$L52]" office:value-type="float" office:value="60.1621322686378" calcext:value-type="float">
            <text:p>60.16</text:p>
          </table:table-cell>
          <table:table-cell table:number-columns-repeated="4"/>
          <table:table-cell table:style-name="ce57" table:formula="of:=[.$AZ$3]/[.$L52]" office:value-type="float" office:value="9.46362065425421" calcext:value-type="float">
            <text:p>9.46</text:p>
          </table:table-cell>
          <table:table-cell table:number-columns-repeated="4"/>
          <table:table-cell table:style-name="ce57" table:formula="of:=[.$BE$3]/[.$L52]" office:value-type="float" office:value="117.453962858552" calcext:value-type="float">
            <text:p>117.45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30" calcext:value-type="float">
            <text:p>230</text:p>
          </table:table-cell>
          <table:table-cell table:style-name="ce57" table:formula="of:=4.44822/1000*[.B53]" office:value-type="float" office:value="1.0230906" calcext:value-type="float">
            <text:p>1.02</text:p>
          </table:table-cell>
          <table:table-cell table:style-name="ce57" table:formula="of:=[.C53]/0.3048" office:value-type="float" office:value="3.35659645669291" calcext:value-type="float">
            <text:p>3.36</text:p>
          </table:table-cell>
          <table:table-cell table:number-columns-repeated="7"/>
          <table:table-cell table:formula="of:=[.D53]/2" office:value-type="float" office:value="1.67829822834646" calcext:value-type="float">
            <text:p>1.68</text:p>
          </table:table-cell>
          <table:table-cell table:number-columns-repeated="4"/>
          <table:table-cell table:style-name="ce57" table:formula="of:=[.$Q$3]/[.$L53]" office:value-type="float" office:value="18.0837943384486" calcext:value-type="float">
            <text:p>18.08</text:p>
          </table:table-cell>
          <table:table-cell table:number-columns-repeated="4"/>
          <table:table-cell table:style-name="ce57" table:formula="of:=[.$V$3]/[.$L53]" office:value-type="float" office:value="2.84216471151235" calcext:value-type="float">
            <text:p>2.84</text:p>
          </table:table-cell>
          <table:table-cell table:number-columns-repeated="4"/>
          <table:table-cell table:style-name="ce57" table:formula="of:=[.$AA$3]/[.$L53]" office:value-type="float" office:value="35.3036182719302" calcext:value-type="float">
            <text:p>35.30</text:p>
          </table:table-cell>
          <table:table-cell table:number-columns-repeated="4"/>
          <table:table-cell table:style-name="ce57" table:formula="of:=[.$AF$3]/[.$L53]" office:value-type="float" office:value="32.419744644316" calcext:value-type="float">
            <text:p>32.42</text:p>
          </table:table-cell>
          <table:table-cell table:number-columns-repeated="4"/>
          <table:table-cell table:style-name="ce57" table:formula="of:=[.$AK$3]/[.$L53]" office:value-type="float" office:value="5.10040459759869" calcext:value-type="float">
            <text:p>5.10</text:p>
          </table:table-cell>
          <table:table-cell table:number-columns-repeated="4"/>
          <table:table-cell table:style-name="ce57" table:formula="of:=[.$AP$3]/[.$L53]" office:value-type="float" office:value="63.2903009762772" calcext:value-type="float">
            <text:p>63.29</text:p>
          </table:table-cell>
          <table:table-cell table:number-columns-repeated="4"/>
          <table:table-cell table:style-name="ce57" table:formula="of:=[.$AU$3]/[.$L53]" office:value-type="float" office:value="47.0834078624122" calcext:value-type="float">
            <text:p>47.08</text:p>
          </table:table-cell>
          <table:table-cell table:number-columns-repeated="4"/>
          <table:table-cell table:style-name="ce57" table:formula="of:=[.$AZ$3]/[.$L53]" office:value-type="float" office:value="7.40631181637286" calcext:value-type="float">
            <text:p>7.41</text:p>
          </table:table-cell>
          <table:table-cell table:number-columns-repeated="4"/>
          <table:table-cell table:style-name="ce57" table:formula="of:=[.$BE$3]/[.$L53]" office:value-type="float" office:value="91.92049267191" calcext:value-type="float">
            <text:p>91.92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4]" office:value-type="float" office:value="1.2899838" calcext:value-type="float">
            <text:p>1.29</text:p>
          </table:table-cell>
          <table:table-cell table:style-name="ce57" table:formula="of:=[.C54]/0.3048" office:value-type="float" office:value="4.23223031496063" calcext:value-type="float">
            <text:p>4.23</text:p>
          </table:table-cell>
          <table:table-cell table:number-columns-repeated="7"/>
          <table:table-cell table:formula="of:=[.D54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4]" office:value-type="float" office:value="14.3423196477351" calcext:value-type="float">
            <text:p>14.34</text:p>
          </table:table-cell>
          <table:table-cell table:number-columns-repeated="4"/>
          <table:table-cell table:style-name="ce57" table:formula="of:=[.$V$3]/[.$L54]" office:value-type="float" office:value="2.25413063326842" calcext:value-type="float">
            <text:p>2.25</text:p>
          </table:table-cell>
          <table:table-cell table:number-columns-repeated="4"/>
          <table:table-cell table:style-name="ce57" table:formula="of:=[.$AA$3]/[.$L54]" office:value-type="float" office:value="27.9994213880825" calcext:value-type="float">
            <text:p>28.00</text:p>
          </table:table-cell>
          <table:table-cell table:number-columns-repeated="4"/>
          <table:table-cell table:style-name="ce57" table:formula="of:=[.$AF$3]/[.$L54]" office:value-type="float" office:value="25.7122112696299" calcext:value-type="float">
            <text:p>25.71</text:p>
          </table:table-cell>
          <table:table-cell table:number-columns-repeated="4"/>
          <table:table-cell table:style-name="ce57" table:formula="of:=[.$AK$3]/[.$L54]" office:value-type="float" office:value="4.04514847395758" calcext:value-type="float">
            <text:p>4.05</text:p>
          </table:table-cell>
          <table:table-cell table:number-columns-repeated="4"/>
          <table:table-cell table:style-name="ce57" table:formula="of:=[.$AP$3]/[.$L54]" office:value-type="float" office:value="50.1957559467026" calcext:value-type="float">
            <text:p>50.20</text:p>
          </table:table-cell>
          <table:table-cell table:number-columns-repeated="4"/>
          <table:table-cell table:style-name="ce57" table:formula="of:=[.$AU$3]/[.$L54]" office:value-type="float" office:value="37.3420131322579" calcext:value-type="float">
            <text:p>37.34</text:p>
          </table:table-cell>
          <table:table-cell table:number-columns-repeated="4"/>
          <table:table-cell table:style-name="ce57" table:formula="of:=[.$AZ$3]/[.$L54]" office:value-type="float" office:value="5.87397144057158" calcext:value-type="float">
            <text:p>5.87</text:p>
          </table:table-cell>
          <table:table-cell table:number-columns-repeated="4"/>
          <table:table-cell table:style-name="ce57" table:formula="of:=[.$BE$3]/[.$L54]" office:value-type="float" office:value="72.9024597053079" calcext:value-type="float">
            <text:p>72.9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90" calcext:value-type="float">
            <text:p>290</text:p>
          </table:table-cell>
          <table:table-cell table:style-name="ce57" table:formula="of:=4.44822/1000*[.B55]" office:value-type="float" office:value="1.2899838" calcext:value-type="float">
            <text:p>1.29</text:p>
          </table:table-cell>
          <table:table-cell table:style-name="ce57" table:formula="of:=[.C55]/0.3048" office:value-type="float" office:value="4.23223031496063" calcext:value-type="float">
            <text:p>4.23</text:p>
          </table:table-cell>
          <table:table-cell table:number-columns-repeated="7"/>
          <table:table-cell table:formula="of:=[.D55]/2" office:value-type="float" office:value="2.11611515748032" calcext:value-type="float">
            <text:p>2.12</text:p>
          </table:table-cell>
          <table:table-cell table:number-columns-repeated="4"/>
          <table:table-cell table:style-name="ce57" table:formula="of:=[.$Q$3]/[.$L55]" office:value-type="float" office:value="14.3423196477351" calcext:value-type="float">
            <text:p>14.34</text:p>
          </table:table-cell>
          <table:table-cell table:number-columns-repeated="4"/>
          <table:table-cell table:style-name="ce57" table:formula="of:=[.$V$3]/[.$L55]" office:value-type="float" office:value="2.25413063326842" calcext:value-type="float">
            <text:p>2.25</text:p>
          </table:table-cell>
          <table:table-cell table:number-columns-repeated="4"/>
          <table:table-cell table:style-name="ce57" table:formula="of:=[.$AA$3]/[.$L55]" office:value-type="float" office:value="27.9994213880825" calcext:value-type="float">
            <text:p>28.00</text:p>
          </table:table-cell>
          <table:table-cell table:number-columns-repeated="4"/>
          <table:table-cell table:style-name="ce57" table:formula="of:=[.$AF$3]/[.$L55]" office:value-type="float" office:value="25.7122112696299" calcext:value-type="float">
            <text:p>25.71</text:p>
          </table:table-cell>
          <table:table-cell table:number-columns-repeated="4"/>
          <table:table-cell table:style-name="ce57" table:formula="of:=[.$AK$3]/[.$L55]" office:value-type="float" office:value="4.04514847395758" calcext:value-type="float">
            <text:p>4.05</text:p>
          </table:table-cell>
          <table:table-cell table:number-columns-repeated="4"/>
          <table:table-cell table:style-name="ce57" table:formula="of:=[.$AP$3]/[.$L55]" office:value-type="float" office:value="50.1957559467026" calcext:value-type="float">
            <text:p>50.20</text:p>
          </table:table-cell>
          <table:table-cell table:number-columns-repeated="4"/>
          <table:table-cell table:style-name="ce57" table:formula="of:=[.$AU$3]/[.$L55]" office:value-type="float" office:value="37.3420131322579" calcext:value-type="float">
            <text:p>37.34</text:p>
          </table:table-cell>
          <table:table-cell table:number-columns-repeated="4"/>
          <table:table-cell table:style-name="ce57" table:formula="of:=[.$AZ$3]/[.$L55]" office:value-type="float" office:value="5.87397144057158" calcext:value-type="float">
            <text:p>5.87</text:p>
          </table:table-cell>
          <table:table-cell table:number-columns-repeated="4"/>
          <table:table-cell table:style-name="ce57" table:formula="of:=[.$BE$3]/[.$L55]" office:value-type="float" office:value="72.9024597053079" calcext:value-type="float">
            <text:p>72.9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56]" office:value-type="float" office:value="1.556877" calcext:value-type="float">
            <text:p>1.56</text:p>
          </table:table-cell>
          <table:table-cell table:style-name="ce57" table:formula="of:=[.C56]/0.3048" office:value-type="float" office:value="5.10786417322835" calcext:value-type="float">
            <text:p>5.11</text:p>
          </table:table-cell>
          <table:table-cell table:number-columns-repeated="7"/>
          <table:table-cell table:formula="of:=[.D56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56]" office:value-type="float" office:value="11.8836362795519" calcext:value-type="float">
            <text:p>11.88</text:p>
          </table:table-cell>
          <table:table-cell table:number-columns-repeated="4"/>
          <table:table-cell table:style-name="ce57" table:formula="of:=[.$V$3]/[.$L56]" office:value-type="float" office:value="1.86770823899383" calcext:value-type="float">
            <text:p>1.87</text:p>
          </table:table-cell>
          <table:table-cell table:number-columns-repeated="4"/>
          <table:table-cell table:style-name="ce57" table:formula="of:=[.$AA$3]/[.$L56]" office:value-type="float" office:value="23.199520578697" calcext:value-type="float">
            <text:p>23.20</text:p>
          </table:table-cell>
          <table:table-cell table:number-columns-repeated="4"/>
          <table:table-cell table:style-name="ce57" table:formula="of:=[.$AF$3]/[.$L56]" office:value-type="float" office:value="21.3044036234076" calcext:value-type="float">
            <text:p>21.30</text:p>
          </table:table-cell>
          <table:table-cell table:number-columns-repeated="4"/>
          <table:table-cell table:style-name="ce57" table:formula="of:=[.$AK$3]/[.$L56]" office:value-type="float" office:value="3.35169444985057" calcext:value-type="float">
            <text:p>3.35</text:p>
          </table:table-cell>
          <table:table-cell table:number-columns-repeated="4"/>
          <table:table-cell table:style-name="ce57" table:formula="of:=[.$AP$3]/[.$L56]" office:value-type="float" office:value="41.5907692129821" calcext:value-type="float">
            <text:p>41.59</text:p>
          </table:table-cell>
          <table:table-cell table:number-columns-repeated="4"/>
          <table:table-cell table:style-name="ce57" table:formula="of:=[.$AU$3]/[.$L56]" office:value-type="float" office:value="30.940525166728" calcext:value-type="float">
            <text:p>30.94</text:p>
          </table:table-cell>
          <table:table-cell table:number-columns-repeated="4"/>
          <table:table-cell table:style-name="ce57" table:formula="of:=[.$AZ$3]/[.$L56]" office:value-type="float" office:value="4.86700490790217" calcext:value-type="float">
            <text:p>4.87</text:p>
          </table:table-cell>
          <table:table-cell table:number-columns-repeated="4"/>
          <table:table-cell table:style-name="ce57" table:formula="of:=[.$BE$3]/[.$L56]" office:value-type="float" office:value="60.404895184398" calcext:value-type="float">
            <text:p>60.4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57]" office:value-type="float" office:value="0.6227508" calcext:value-type="float">
            <text:p>0.62</text:p>
          </table:table-cell>
          <table:table-cell table:style-name="ce57" table:formula="of:=[.C57]/0.3048" office:value-type="float" office:value="2.04314566929134" calcext:value-type="float">
            <text:p>2.04</text:p>
          </table:table-cell>
          <table:table-cell table:number-columns-repeated="7"/>
          <table:table-cell table:formula="of:=[.D57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57]" office:value-type="float" office:value="29.7090906988799" calcext:value-type="float">
            <text:p>29.71</text:p>
          </table:table-cell>
          <table:table-cell table:number-columns-repeated="4"/>
          <table:table-cell table:style-name="ce57" table:formula="of:=[.$V$3]/[.$L57]" office:value-type="float" office:value="4.66927059748458" calcext:value-type="float">
            <text:p>4.67</text:p>
          </table:table-cell>
          <table:table-cell table:number-columns-repeated="4"/>
          <table:table-cell table:style-name="ce57" table:formula="of:=[.$AA$3]/[.$L57]" office:value-type="float" office:value="57.9988014467424" calcext:value-type="float">
            <text:p>58.00</text:p>
          </table:table-cell>
          <table:table-cell table:number-columns-repeated="4"/>
          <table:table-cell table:style-name="ce57" table:formula="of:=[.$AF$3]/[.$L57]" office:value-type="float" office:value="53.2610090585191" calcext:value-type="float">
            <text:p>53.26</text:p>
          </table:table-cell>
          <table:table-cell table:number-columns-repeated="4"/>
          <table:table-cell table:style-name="ce57" table:formula="of:=[.$AK$3]/[.$L57]" office:value-type="float" office:value="8.37923612462641" calcext:value-type="float">
            <text:p>8.38</text:p>
          </table:table-cell>
          <table:table-cell table:number-columns-repeated="4"/>
          <table:table-cell table:style-name="ce57" table:formula="of:=[.$AP$3]/[.$L57]" office:value-type="float" office:value="103.976923032455" calcext:value-type="float">
            <text:p>103.98</text:p>
          </table:table-cell>
          <table:table-cell table:number-columns-repeated="4"/>
          <table:table-cell table:style-name="ce57" table:formula="of:=[.$AU$3]/[.$L57]" office:value-type="float" office:value="77.35131291682" calcext:value-type="float">
            <text:p>77.35</text:p>
          </table:table-cell>
          <table:table-cell table:number-columns-repeated="4"/>
          <table:table-cell table:style-name="ce57" table:formula="of:=[.$AZ$3]/[.$L57]" office:value-type="float" office:value="12.1675122697554" calcext:value-type="float">
            <text:p>12.17</text:p>
          </table:table-cell>
          <table:table-cell table:number-columns-repeated="4"/>
          <table:table-cell table:style-name="ce57" table:formula="of:=[.$BE$3]/[.$L57]" office:value-type="float" office:value="151.012237960995" calcext:value-type="float">
            <text:p>151.0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80" calcext:value-type="float">
            <text:p>180</text:p>
          </table:table-cell>
          <table:table-cell table:style-name="ce57" table:formula="of:=4.44822/1000*[.B58]" office:value-type="float" office:value="0.8006796" calcext:value-type="float">
            <text:p>0.80</text:p>
          </table:table-cell>
          <table:table-cell table:style-name="ce57" table:formula="of:=[.C58]/0.3048" office:value-type="float" office:value="2.62690157480315" calcext:value-type="float">
            <text:p>2.63</text:p>
          </table:table-cell>
          <table:table-cell table:number-columns-repeated="7"/>
          <table:table-cell table:formula="of:=[.D58]/2" office:value-type="float" office:value="1.31345078740157" calcext:value-type="float">
            <text:p>1.31</text:p>
          </table:table-cell>
          <table:table-cell table:number-columns-repeated="4"/>
          <table:table-cell table:style-name="ce57" table:formula="of:=[.$Q$3]/[.$L58]" office:value-type="float" office:value="23.1070705435732" calcext:value-type="float">
            <text:p>23.11</text:p>
          </table:table-cell>
          <table:table-cell table:number-columns-repeated="4"/>
          <table:table-cell table:style-name="ce57" table:formula="of:=[.$V$3]/[.$L58]" office:value-type="float" office:value="3.63165490915467" calcext:value-type="float">
            <text:p>3.63</text:p>
          </table:table-cell>
          <table:table-cell table:number-columns-repeated="4"/>
          <table:table-cell table:style-name="ce57" table:formula="of:=[.$AA$3]/[.$L58]" office:value-type="float" office:value="45.1101789030219" calcext:value-type="float">
            <text:p>45.11</text:p>
          </table:table-cell>
          <table:table-cell table:number-columns-repeated="4"/>
          <table:table-cell table:style-name="ce57" table:formula="of:=[.$AF$3]/[.$L58]" office:value-type="float" office:value="41.4252292677371" calcext:value-type="float">
            <text:p>41.43</text:p>
          </table:table-cell>
          <table:table-cell table:number-columns-repeated="4"/>
          <table:table-cell table:style-name="ce57" table:formula="of:=[.$AK$3]/[.$L58]" office:value-type="float" office:value="6.51718365248721" calcext:value-type="float">
            <text:p>6.52</text:p>
          </table:table-cell>
          <table:table-cell table:number-columns-repeated="4"/>
          <table:table-cell table:style-name="ce57" table:formula="of:=[.$AP$3]/[.$L58]" office:value-type="float" office:value="80.8709401363542" calcext:value-type="float">
            <text:p>80.87</text:p>
          </table:table-cell>
          <table:table-cell table:number-columns-repeated="4"/>
          <table:table-cell table:style-name="ce57" table:formula="of:=[.$AU$3]/[.$L58]" office:value-type="float" office:value="60.1621322686378" calcext:value-type="float">
            <text:p>60.16</text:p>
          </table:table-cell>
          <table:table-cell table:number-columns-repeated="4"/>
          <table:table-cell table:style-name="ce57" table:formula="of:=[.$AZ$3]/[.$L58]" office:value-type="float" office:value="9.46362065425421" calcext:value-type="float">
            <text:p>9.46</text:p>
          </table:table-cell>
          <table:table-cell table:number-columns-repeated="4"/>
          <table:table-cell table:style-name="ce57" table:formula="of:=[.$BE$3]/[.$L58]" office:value-type="float" office:value="117.453962858552" calcext:value-type="float">
            <text:p>117.45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500" calcext:value-type="float">
            <text:p>500</text:p>
          </table:table-cell>
          <table:table-cell table:style-name="ce57" table:formula="of:=4.44822/1000*[.B59]" office:value-type="float" office:value="2.22411" calcext:value-type="float">
            <text:p>2.22</text:p>
          </table:table-cell>
          <table:table-cell table:style-name="ce57" table:formula="of:=[.C59]/0.3048" office:value-type="float" office:value="7.29694881889764" calcext:value-type="float">
            <text:p>7.30</text:p>
          </table:table-cell>
          <table:table-cell table:number-columns-repeated="7"/>
          <table:table-cell table:formula="of:=[.D59]/2" office:value-type="float" office:value="3.64847440944882" calcext:value-type="float">
            <text:p>3.65</text:p>
          </table:table-cell>
          <table:table-cell table:number-columns-repeated="4"/>
          <table:table-cell table:style-name="ce57" table:formula="of:=[.$Q$3]/[.$L59]" office:value-type="float" office:value="8.31854539568637" calcext:value-type="float">
            <text:p>8.32</text:p>
          </table:table-cell>
          <table:table-cell table:number-columns-repeated="4"/>
          <table:table-cell table:style-name="ce57" table:formula="of:=[.$V$3]/[.$L59]" office:value-type="float" office:value="1.30739576729568" calcext:value-type="float">
            <text:p>1.31</text:p>
          </table:table-cell>
          <table:table-cell table:number-columns-repeated="4"/>
          <table:table-cell table:style-name="ce57" table:formula="of:=[.$AA$3]/[.$L59]" office:value-type="float" office:value="16.2396644050879" calcext:value-type="float">
            <text:p>16.24</text:p>
          </table:table-cell>
          <table:table-cell table:number-columns-repeated="4"/>
          <table:table-cell table:style-name="ce57" table:formula="of:=[.$AF$3]/[.$L59]" office:value-type="float" office:value="14.9130825363853" calcext:value-type="float">
            <text:p>14.91</text:p>
          </table:table-cell>
          <table:table-cell table:number-columns-repeated="4"/>
          <table:table-cell table:style-name="ce57" table:formula="of:=[.$AK$3]/[.$L59]" office:value-type="float" office:value="2.3461861148954" calcext:value-type="float">
            <text:p>2.35</text:p>
          </table:table-cell>
          <table:table-cell table:number-columns-repeated="4"/>
          <table:table-cell table:style-name="ce57" table:formula="of:=[.$AP$3]/[.$L59]" office:value-type="float" office:value="29.1135384490875" calcext:value-type="float">
            <text:p>29.11</text:p>
          </table:table-cell>
          <table:table-cell table:number-columns-repeated="4"/>
          <table:table-cell table:style-name="ce57" table:formula="of:=[.$AU$3]/[.$L59]" office:value-type="float" office:value="21.6583676167096" calcext:value-type="float">
            <text:p>21.66</text:p>
          </table:table-cell>
          <table:table-cell table:number-columns-repeated="4"/>
          <table:table-cell table:style-name="ce57" table:formula="of:=[.$AZ$3]/[.$L59]" office:value-type="float" office:value="3.40690343553152" calcext:value-type="float">
            <text:p>3.41</text:p>
          </table:table-cell>
          <table:table-cell table:number-columns-repeated="4"/>
          <table:table-cell table:style-name="ce57" table:formula="of:=[.$BE$3]/[.$L59]" office:value-type="float" office:value="42.2834266290786" calcext:value-type="float">
            <text:p>42.28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style-name="ce57" table:formula="of:=4.44822/1000*[.B60]" office:value-type="float" office:value="0.667233" calcext:value-type="float">
            <text:p>0.67</text:p>
          </table:table-cell>
          <table:table-cell table:style-name="ce57" table:formula="of:=[.C60]/0.3048" office:value-type="float" office:value="2.18908464566929" calcext:value-type="float">
            <text:p>2.19</text:p>
          </table:table-cell>
          <table:table-cell table:number-columns-repeated="7"/>
          <table:table-cell table:formula="of:=[.D60]/2" office:value-type="float" office:value="1.09454232283465" calcext:value-type="float">
            <text:p>1.09</text:p>
          </table:table-cell>
          <table:table-cell table:number-columns-repeated="4"/>
          <table:table-cell table:style-name="ce57" table:formula="of:=[.$Q$3]/[.$L60]" office:value-type="float" office:value="27.7284846522879" calcext:value-type="float">
            <text:p>27.73</text:p>
          </table:table-cell>
          <table:table-cell table:number-columns-repeated="4"/>
          <table:table-cell table:style-name="ce57" table:formula="of:=[.$V$3]/[.$L60]" office:value-type="float" office:value="4.35798589098561" calcext:value-type="float">
            <text:p>4.36</text:p>
          </table:table-cell>
          <table:table-cell table:number-columns-repeated="4"/>
          <table:table-cell table:style-name="ce57" table:formula="of:=[.$AA$3]/[.$L60]" office:value-type="float" office:value="54.1322146836263" calcext:value-type="float">
            <text:p>54.13</text:p>
          </table:table-cell>
          <table:table-cell table:number-columns-repeated="4"/>
          <table:table-cell table:style-name="ce57" table:formula="of:=[.$AF$3]/[.$L60]" office:value-type="float" office:value="49.7102751212845" calcext:value-type="float">
            <text:p>49.71</text:p>
          </table:table-cell>
          <table:table-cell table:number-columns-repeated="4"/>
          <table:table-cell table:style-name="ce57" table:formula="of:=[.$AK$3]/[.$L60]" office:value-type="float" office:value="7.82062038298466" calcext:value-type="float">
            <text:p>7.82</text:p>
          </table:table-cell>
          <table:table-cell table:number-columns-repeated="4"/>
          <table:table-cell table:style-name="ce57" table:formula="of:=[.$AP$3]/[.$L60]" office:value-type="float" office:value="97.045128163625" calcext:value-type="float">
            <text:p>97.05</text:p>
          </table:table-cell>
          <table:table-cell table:number-columns-repeated="4"/>
          <table:table-cell table:style-name="ce57" table:formula="of:=[.$AU$3]/[.$L60]" office:value-type="float" office:value="72.1945587223654" calcext:value-type="float">
            <text:p>72.19</text:p>
          </table:table-cell>
          <table:table-cell table:number-columns-repeated="4"/>
          <table:table-cell table:style-name="ce57" table:formula="of:=[.$AZ$3]/[.$L60]" office:value-type="float" office:value="11.3563447851051" calcext:value-type="float">
            <text:p>11.36</text:p>
          </table:table-cell>
          <table:table-cell table:number-columns-repeated="4"/>
          <table:table-cell table:style-name="ce57" table:formula="of:=[.$BE$3]/[.$L60]" office:value-type="float" office:value="140.944755430262" calcext:value-type="float">
            <text:p>140.94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50" calcext:value-type="float">
            <text:p>350</text:p>
          </table:table-cell>
          <table:table-cell table:style-name="ce57" table:formula="of:=4.44822/1000*[.B61]" office:value-type="float" office:value="1.556877" calcext:value-type="float">
            <text:p>1.56</text:p>
          </table:table-cell>
          <table:table-cell table:style-name="ce57" table:formula="of:=[.C61]/0.3048" office:value-type="float" office:value="5.10786417322835" calcext:value-type="float">
            <text:p>5.11</text:p>
          </table:table-cell>
          <table:table-cell table:number-columns-repeated="7"/>
          <table:table-cell table:formula="of:=[.D61]/2" office:value-type="float" office:value="2.55393208661417" calcext:value-type="float">
            <text:p>2.55</text:p>
          </table:table-cell>
          <table:table-cell table:number-columns-repeated="4"/>
          <table:table-cell table:style-name="ce57" table:formula="of:=[.$Q$3]/[.$L61]" office:value-type="float" office:value="11.8836362795519" calcext:value-type="float">
            <text:p>11.88</text:p>
          </table:table-cell>
          <table:table-cell table:number-columns-repeated="4"/>
          <table:table-cell table:style-name="ce57" table:formula="of:=[.$V$3]/[.$L61]" office:value-type="float" office:value="1.86770823899383" calcext:value-type="float">
            <text:p>1.87</text:p>
          </table:table-cell>
          <table:table-cell table:number-columns-repeated="4"/>
          <table:table-cell table:style-name="ce57" table:formula="of:=[.$AA$3]/[.$L61]" office:value-type="float" office:value="23.199520578697" calcext:value-type="float">
            <text:p>23.20</text:p>
          </table:table-cell>
          <table:table-cell table:number-columns-repeated="4"/>
          <table:table-cell table:style-name="ce57" table:formula="of:=[.$AF$3]/[.$L61]" office:value-type="float" office:value="21.3044036234076" calcext:value-type="float">
            <text:p>21.30</text:p>
          </table:table-cell>
          <table:table-cell table:number-columns-repeated="4"/>
          <table:table-cell table:style-name="ce57" table:formula="of:=[.$AK$3]/[.$L61]" office:value-type="float" office:value="3.35169444985057" calcext:value-type="float">
            <text:p>3.35</text:p>
          </table:table-cell>
          <table:table-cell table:number-columns-repeated="4"/>
          <table:table-cell table:style-name="ce57" table:formula="of:=[.$AP$3]/[.$L61]" office:value-type="float" office:value="41.5907692129821" calcext:value-type="float">
            <text:p>41.59</text:p>
          </table:table-cell>
          <table:table-cell table:number-columns-repeated="4"/>
          <table:table-cell table:style-name="ce57" table:formula="of:=[.$AU$3]/[.$L61]" office:value-type="float" office:value="30.940525166728" calcext:value-type="float">
            <text:p>30.94</text:p>
          </table:table-cell>
          <table:table-cell table:number-columns-repeated="4"/>
          <table:table-cell table:style-name="ce57" table:formula="of:=[.$AZ$3]/[.$L61]" office:value-type="float" office:value="4.86700490790217" calcext:value-type="float">
            <text:p>4.87</text:p>
          </table:table-cell>
          <table:table-cell table:number-columns-repeated="4"/>
          <table:table-cell table:style-name="ce57" table:formula="of:=[.$BE$3]/[.$L61]" office:value-type="float" office:value="60.404895184398" calcext:value-type="float">
            <text:p>60.40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2]" office:value-type="float" office:value="0.889644" calcext:value-type="float">
            <text:p>0.89</text:p>
          </table:table-cell>
          <table:table-cell table:style-name="ce57" table:formula="of:=[.C62]/0.3048" office:value-type="float" office:value="2.91877952755905" calcext:value-type="float">
            <text:p>2.92</text:p>
          </table:table-cell>
          <table:table-cell table:number-columns-repeated="7"/>
          <table:table-cell table:formula="of:=[.D62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2]" office:value-type="float" office:value="20.7963634892159" calcext:value-type="float">
            <text:p>20.80</text:p>
          </table:table-cell>
          <table:table-cell table:number-columns-repeated="4"/>
          <table:table-cell table:style-name="ce57" table:formula="of:=[.$V$3]/[.$L62]" office:value-type="float" office:value="3.26848941823921" calcext:value-type="float">
            <text:p>3.27</text:p>
          </table:table-cell>
          <table:table-cell table:number-columns-repeated="4"/>
          <table:table-cell table:style-name="ce57" table:formula="of:=[.$AA$3]/[.$L62]" office:value-type="float" office:value="40.5991610127197" calcext:value-type="float">
            <text:p>40.60</text:p>
          </table:table-cell>
          <table:table-cell table:number-columns-repeated="4"/>
          <table:table-cell table:style-name="ce57" table:formula="of:=[.$AF$3]/[.$L62]" office:value-type="float" office:value="37.2827063409634" calcext:value-type="float">
            <text:p>37.28</text:p>
          </table:table-cell>
          <table:table-cell table:number-columns-repeated="4"/>
          <table:table-cell table:style-name="ce57" table:formula="of:=[.$AK$3]/[.$L62]" office:value-type="float" office:value="5.86546528723849" calcext:value-type="float">
            <text:p>5.87</text:p>
          </table:table-cell>
          <table:table-cell table:number-columns-repeated="4"/>
          <table:table-cell table:style-name="ce57" table:formula="of:=[.$AP$3]/[.$L62]" office:value-type="float" office:value="72.7838461227188" calcext:value-type="float">
            <text:p>72.78</text:p>
          </table:table-cell>
          <table:table-cell table:number-columns-repeated="4"/>
          <table:table-cell table:style-name="ce57" table:formula="of:=[.$AU$3]/[.$L62]" office:value-type="float" office:value="54.145919041774" calcext:value-type="float">
            <text:p>54.15</text:p>
          </table:table-cell>
          <table:table-cell table:number-columns-repeated="4"/>
          <table:table-cell table:style-name="ce57" table:formula="of:=[.$AZ$3]/[.$L62]" office:value-type="float" office:value="8.51725858882879" calcext:value-type="float">
            <text:p>8.52</text:p>
          </table:table-cell>
          <table:table-cell table:number-columns-repeated="4"/>
          <table:table-cell table:style-name="ce57" table:formula="of:=[.$BE$3]/[.$L62]" office:value-type="float" office:value="105.708566572697" calcext:value-type="float">
            <text:p>105.7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400" calcext:value-type="float">
            <text:p>400</text:p>
          </table:table-cell>
          <table:table-cell table:style-name="ce57" table:formula="of:=4.44822/1000*[.B63]" office:value-type="float" office:value="1.779288" calcext:value-type="float">
            <text:p>1.78</text:p>
          </table:table-cell>
          <table:table-cell table:style-name="ce57" table:formula="of:=[.C63]/0.3048" office:value-type="float" office:value="5.83755905511811" calcext:value-type="float">
            <text:p>5.84</text:p>
          </table:table-cell>
          <table:table-cell table:number-columns-repeated="7"/>
          <table:table-cell table:formula="of:=[.D63]/2" office:value-type="float" office:value="2.91877952755905" calcext:value-type="float">
            <text:p>2.92</text:p>
          </table:table-cell>
          <table:table-cell table:number-columns-repeated="4"/>
          <table:table-cell table:style-name="ce57" table:formula="of:=[.$Q$3]/[.$L63]" office:value-type="float" office:value="10.398181744608" calcext:value-type="float">
            <text:p>10.40</text:p>
          </table:table-cell>
          <table:table-cell table:number-columns-repeated="4"/>
          <table:table-cell table:style-name="ce57" table:formula="of:=[.$V$3]/[.$L63]" office:value-type="float" office:value="1.6342447091196" calcext:value-type="float">
            <text:p>1.63</text:p>
          </table:table-cell>
          <table:table-cell table:number-columns-repeated="4"/>
          <table:table-cell table:style-name="ce57" table:formula="of:=[.$AA$3]/[.$L63]" office:value-type="float" office:value="20.2995805063598" calcext:value-type="float">
            <text:p>20.30</text:p>
          </table:table-cell>
          <table:table-cell table:number-columns-repeated="4"/>
          <table:table-cell table:style-name="ce57" table:formula="of:=[.$AF$3]/[.$L63]" office:value-type="float" office:value="18.6413531704817" calcext:value-type="float">
            <text:p>18.64</text:p>
          </table:table-cell>
          <table:table-cell table:number-columns-repeated="4"/>
          <table:table-cell table:style-name="ce57" table:formula="of:=[.$AK$3]/[.$L63]" office:value-type="float" office:value="2.93273264361925" calcext:value-type="float">
            <text:p>2.93</text:p>
          </table:table-cell>
          <table:table-cell table:number-columns-repeated="4"/>
          <table:table-cell table:style-name="ce57" table:formula="of:=[.$AP$3]/[.$L63]" office:value-type="float" office:value="36.3919230613594" calcext:value-type="float">
            <text:p>36.39</text:p>
          </table:table-cell>
          <table:table-cell table:number-columns-repeated="4"/>
          <table:table-cell table:style-name="ce57" table:formula="of:=[.$AU$3]/[.$L63]" office:value-type="float" office:value="27.072959520887" calcext:value-type="float">
            <text:p>27.07</text:p>
          </table:table-cell>
          <table:table-cell table:number-columns-repeated="4"/>
          <table:table-cell table:style-name="ce57" table:formula="of:=[.$AZ$3]/[.$L63]" office:value-type="float" office:value="4.2586292944144" calcext:value-type="float">
            <text:p>4.26</text:p>
          </table:table-cell>
          <table:table-cell table:number-columns-repeated="4"/>
          <table:table-cell table:style-name="ce57" table:formula="of:=[.$BE$3]/[.$L63]" office:value-type="float" office:value="52.8542832863483" calcext:value-type="float">
            <text:p>52.85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4]" office:value-type="float" office:value="1.6013592" calcext:value-type="float">
            <text:p>1.60</text:p>
          </table:table-cell>
          <table:table-cell table:style-name="ce57" table:formula="of:=[.C64]/0.3048" office:value-type="float" office:value="5.2538031496063" calcext:value-type="float">
            <text:p>5.25</text:p>
          </table:table-cell>
          <table:table-cell table:number-columns-repeated="7"/>
          <table:table-cell table:formula="of:=[.D64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4]" office:value-type="float" office:value="11.5535352717866" calcext:value-type="float">
            <text:p>11.55</text:p>
          </table:table-cell>
          <table:table-cell table:number-columns-repeated="4"/>
          <table:table-cell table:style-name="ce57" table:formula="of:=[.$V$3]/[.$L64]" office:value-type="float" office:value="1.81582745457734" calcext:value-type="float">
            <text:p>1.82</text:p>
          </table:table-cell>
          <table:table-cell table:number-columns-repeated="4"/>
          <table:table-cell table:style-name="ce57" table:formula="of:=[.$AA$3]/[.$L64]" office:value-type="float" office:value="22.5550894515109" calcext:value-type="float">
            <text:p>22.56</text:p>
          </table:table-cell>
          <table:table-cell table:number-columns-repeated="4"/>
          <table:table-cell table:style-name="ce57" table:formula="of:=[.$AF$3]/[.$L64]" office:value-type="float" office:value="20.7126146338685" calcext:value-type="float">
            <text:p>20.71</text:p>
          </table:table-cell>
          <table:table-cell table:number-columns-repeated="4"/>
          <table:table-cell table:style-name="ce57" table:formula="of:=[.$AK$3]/[.$L64]" office:value-type="float" office:value="3.25859182624361" calcext:value-type="float">
            <text:p>3.26</text:p>
          </table:table-cell>
          <table:table-cell table:number-columns-repeated="4"/>
          <table:table-cell table:style-name="ce57" table:formula="of:=[.$AP$3]/[.$L64]" office:value-type="float" office:value="40.4354700681771" calcext:value-type="float">
            <text:p>40.44</text:p>
          </table:table-cell>
          <table:table-cell table:number-columns-repeated="4"/>
          <table:table-cell table:style-name="ce57" table:formula="of:=[.$AU$3]/[.$L64]" office:value-type="float" office:value="30.0810661343189" calcext:value-type="float">
            <text:p>30.08</text:p>
          </table:table-cell>
          <table:table-cell table:number-columns-repeated="4"/>
          <table:table-cell table:style-name="ce57" table:formula="of:=[.$AZ$3]/[.$L64]" office:value-type="float" office:value="4.73181032712711" calcext:value-type="float">
            <text:p>4.73</text:p>
          </table:table-cell>
          <table:table-cell table:number-columns-repeated="4"/>
          <table:table-cell table:style-name="ce57" table:formula="of:=[.$BE$3]/[.$L64]" office:value-type="float" office:value="58.7269814292758" calcext:value-type="float">
            <text:p>58.73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style-name="ce57" table:formula="of:=4.44822/1000*[.B65]" office:value-type="float" office:value="0.889644" calcext:value-type="float">
            <text:p>0.89</text:p>
          </table:table-cell>
          <table:table-cell table:style-name="ce57" table:formula="of:=[.C65]/0.3048" office:value-type="float" office:value="2.91877952755905" calcext:value-type="float">
            <text:p>2.92</text:p>
          </table:table-cell>
          <table:table-cell table:number-columns-repeated="7"/>
          <table:table-cell table:formula="of:=[.D65]/2" office:value-type="float" office:value="1.45938976377953" calcext:value-type="float">
            <text:p>1.46</text:p>
          </table:table-cell>
          <table:table-cell table:number-columns-repeated="4"/>
          <table:table-cell table:style-name="ce57" table:formula="of:=[.$Q$3]/[.$L65]" office:value-type="float" office:value="20.7963634892159" calcext:value-type="float">
            <text:p>20.80</text:p>
          </table:table-cell>
          <table:table-cell table:number-columns-repeated="4"/>
          <table:table-cell table:style-name="ce57" table:formula="of:=[.$V$3]/[.$L65]" office:value-type="float" office:value="3.26848941823921" calcext:value-type="float">
            <text:p>3.27</text:p>
          </table:table-cell>
          <table:table-cell table:number-columns-repeated="4"/>
          <table:table-cell table:style-name="ce57" table:formula="of:=[.$AA$3]/[.$L65]" office:value-type="float" office:value="40.5991610127197" calcext:value-type="float">
            <text:p>40.60</text:p>
          </table:table-cell>
          <table:table-cell table:number-columns-repeated="4"/>
          <table:table-cell table:style-name="ce57" table:formula="of:=[.$AF$3]/[.$L65]" office:value-type="float" office:value="37.2827063409634" calcext:value-type="float">
            <text:p>37.28</text:p>
          </table:table-cell>
          <table:table-cell table:number-columns-repeated="4"/>
          <table:table-cell table:style-name="ce57" table:formula="of:=[.$AK$3]/[.$L65]" office:value-type="float" office:value="5.86546528723849" calcext:value-type="float">
            <text:p>5.87</text:p>
          </table:table-cell>
          <table:table-cell table:number-columns-repeated="4"/>
          <table:table-cell table:style-name="ce57" table:formula="of:=[.$AP$3]/[.$L65]" office:value-type="float" office:value="72.7838461227188" calcext:value-type="float">
            <text:p>72.78</text:p>
          </table:table-cell>
          <table:table-cell table:number-columns-repeated="4"/>
          <table:table-cell table:style-name="ce57" table:formula="of:=[.$AU$3]/[.$L65]" office:value-type="float" office:value="54.145919041774" calcext:value-type="float">
            <text:p>54.15</text:p>
          </table:table-cell>
          <table:table-cell table:number-columns-repeated="4"/>
          <table:table-cell table:style-name="ce57" table:formula="of:=[.$AZ$3]/[.$L65]" office:value-type="float" office:value="8.51725858882879" calcext:value-type="float">
            <text:p>8.52</text:p>
          </table:table-cell>
          <table:table-cell table:number-columns-repeated="4"/>
          <table:table-cell table:style-name="ce57" table:formula="of:=[.$BE$3]/[.$L65]" office:value-type="float" office:value="105.708566572697" calcext:value-type="float">
            <text:p>105.7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360" calcext:value-type="float">
            <text:p>360</text:p>
          </table:table-cell>
          <table:table-cell table:style-name="ce57" table:formula="of:=4.44822/1000*[.B66]" office:value-type="float" office:value="1.6013592" calcext:value-type="float">
            <text:p>1.60</text:p>
          </table:table-cell>
          <table:table-cell table:style-name="ce57" table:formula="of:=[.C66]/0.3048" office:value-type="float" office:value="5.2538031496063" calcext:value-type="float">
            <text:p>5.25</text:p>
          </table:table-cell>
          <table:table-cell table:number-columns-repeated="7"/>
          <table:table-cell table:formula="of:=[.D66]/2" office:value-type="float" office:value="2.62690157480315" calcext:value-type="float">
            <text:p>2.63</text:p>
          </table:table-cell>
          <table:table-cell table:number-columns-repeated="4"/>
          <table:table-cell table:style-name="ce57" table:formula="of:=[.$Q$3]/[.$L66]" office:value-type="float" office:value="11.5535352717866" calcext:value-type="float">
            <text:p>11.55</text:p>
          </table:table-cell>
          <table:table-cell table:number-columns-repeated="4"/>
          <table:table-cell table:style-name="ce57" table:formula="of:=[.$V$3]/[.$L66]" office:value-type="float" office:value="1.81582745457734" calcext:value-type="float">
            <text:p>1.82</text:p>
          </table:table-cell>
          <table:table-cell table:number-columns-repeated="4"/>
          <table:table-cell table:style-name="ce57" table:formula="of:=[.$AA$3]/[.$L66]" office:value-type="float" office:value="22.5550894515109" calcext:value-type="float">
            <text:p>22.56</text:p>
          </table:table-cell>
          <table:table-cell table:number-columns-repeated="4"/>
          <table:table-cell table:style-name="ce57" table:formula="of:=[.$AF$3]/[.$L66]" office:value-type="float" office:value="20.7126146338685" calcext:value-type="float">
            <text:p>20.71</text:p>
          </table:table-cell>
          <table:table-cell table:number-columns-repeated="4"/>
          <table:table-cell table:style-name="ce57" table:formula="of:=[.$AK$3]/[.$L66]" office:value-type="float" office:value="3.25859182624361" calcext:value-type="float">
            <text:p>3.26</text:p>
          </table:table-cell>
          <table:table-cell table:number-columns-repeated="4"/>
          <table:table-cell table:style-name="ce57" table:formula="of:=[.$AP$3]/[.$L66]" office:value-type="float" office:value="40.4354700681771" calcext:value-type="float">
            <text:p>40.44</text:p>
          </table:table-cell>
          <table:table-cell table:number-columns-repeated="4"/>
          <table:table-cell table:style-name="ce57" table:formula="of:=[.$AU$3]/[.$L66]" office:value-type="float" office:value="30.0810661343189" calcext:value-type="float">
            <text:p>30.08</text:p>
          </table:table-cell>
          <table:table-cell table:number-columns-repeated="4"/>
          <table:table-cell table:style-name="ce57" table:formula="of:=[.$AZ$3]/[.$L66]" office:value-type="float" office:value="4.73181032712711" calcext:value-type="float">
            <text:p>4.73</text:p>
          </table:table-cell>
          <table:table-cell table:number-columns-repeated="4"/>
          <table:table-cell table:style-name="ce57" table:formula="of:=[.$BE$3]/[.$L66]" office:value-type="float" office:value="58.7269814292758" calcext:value-type="float">
            <text:p>58.73</text:p>
          </table:table-cell>
          <table:table-cell table:number-columns-repeated="967"/>
        </table:table-row>
        <table:table-row table:style-name="ro4">
          <table:table-cell table:number-columns-repeated="11"/>
          <table:table-cell table:style-name="ce84" table:formula="of:=MAX([.L42:.L66])" office:value-type="float" office:value="3.64847440944882" calcext:value-type="float">
            <text:p>3.65</text:p>
          </table:table-cell>
          <table:table-cell table:number-columns-repeated="4"/>
          <table:table-cell table:style-name="ce84" table:formula="of:=MIN([.Q42:.Q66])" office:value-type="float" office:value="8.31854539568637" calcext:value-type="float">
            <text:p>8.32</text:p>
          </table:table-cell>
          <table:table-cell table:number-columns-repeated="4"/>
          <table:table-cell table:style-name="ce84" table:formula="of:=MIN([.V42:.V66])" office:value-type="float" office:value="1.30739576729568" calcext:value-type="float">
            <text:p>1.31</text:p>
          </table:table-cell>
          <table:table-cell table:number-columns-repeated="4"/>
          <table:table-cell table:style-name="ce84" table:formula="of:=MIN([.AA42:.AA66])" office:value-type="float" office:value="16.2396644050879" calcext:value-type="float">
            <text:p>16.24</text:p>
          </table:table-cell>
          <table:table-cell table:number-columns-repeated="4"/>
          <table:table-cell table:style-name="ce84" table:formula="of:=MIN([.AF42:.AF66])" office:value-type="float" office:value="14.9130825363853" calcext:value-type="float">
            <text:p>14.91</text:p>
          </table:table-cell>
          <table:table-cell table:number-columns-repeated="4"/>
          <table:table-cell table:style-name="ce84" table:formula="of:=MIN([.AK42:.AK66])" office:value-type="float" office:value="2.3461861148954" calcext:value-type="float">
            <text:p>2.35</text:p>
          </table:table-cell>
          <table:table-cell table:number-columns-repeated="4"/>
          <table:table-cell table:style-name="ce84" table:formula="of:=MIN([.AP42:.AP66])" office:value-type="float" office:value="29.1135384490875" calcext:value-type="float">
            <text:p>29.11</text:p>
          </table:table-cell>
          <table:table-cell table:number-columns-repeated="4"/>
          <table:table-cell table:style-name="ce84" table:formula="of:=MIN([.AU42:.AU66])" office:value-type="float" office:value="21.6583676167096" calcext:value-type="float">
            <text:p>21.66</text:p>
          </table:table-cell>
          <table:table-cell table:number-columns-repeated="4"/>
          <table:table-cell table:style-name="ce84" table:formula="of:=MIN([.AZ42:.AZ66])" office:value-type="float" office:value="3.40690343553152" calcext:value-type="float">
            <text:p>3.41</text:p>
          </table:table-cell>
          <table:table-cell table:number-columns-repeated="4"/>
          <table:table-cell table:style-name="ce84" table:formula="of:=MIN([.BE42:.BE66])" office:value-type="float" office:value="42.2834266290786" calcext:value-type="float">
            <text:p>42.28</text:p>
          </table:table-cell>
          <table:table-cell table:number-columns-repeated="967"/>
        </table:table-row>
        <table:table-row table:style-name="ro4">
          <table:table-cell table:style-name="ce169" office:value-type="string" calcext:value-type="string" table:number-columns-spanned="4" table:number-rows-spanned="1">
            <text:p>Lumber shear walls (4.3D)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style-name="ce171"/>
          <table:table-cell table:style-name="ce171" office:value-type="string" calcext:value-type="string">
            <text:p>plf</text:p>
          </table:table-cell>
          <table:table-cell table:style-name="ce171" office:value-type="string" calcext:value-type="string">
            <text:p>kN/ft</text:p>
          </table:table-cell>
          <table:table-cell table:style-name="ce171" office:value-type="string" calcext:value-type="string">
            <text:p>kN/m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40" calcext:value-type="float">
            <text:p>140</text:p>
          </table:table-cell>
          <table:table-cell table:style-name="ce57" table:formula="of:=4.44822/1000*[.B70]" office:value-type="float" office:value="0.6227508" calcext:value-type="float">
            <text:p>0.62</text:p>
          </table:table-cell>
          <table:table-cell table:style-name="ce57" table:formula="of:=[.C70]/0.3048" office:value-type="float" office:value="2.04314566929134" calcext:value-type="float">
            <text:p>2.04</text:p>
          </table:table-cell>
          <table:table-cell table:number-columns-repeated="7"/>
          <table:table-cell table:formula="of:=[.D70]/2" office:value-type="float" office:value="1.02157283464567" calcext:value-type="float">
            <text:p>1.02</text:p>
          </table:table-cell>
          <table:table-cell table:number-columns-repeated="4"/>
          <table:table-cell table:style-name="ce57" table:formula="of:=[.$Q$3]/[.$L70]" office:value-type="float" office:value="29.7090906988799" calcext:value-type="float">
            <text:p>29.71</text:p>
          </table:table-cell>
          <table:table-cell table:number-columns-repeated="4"/>
          <table:table-cell table:style-name="ce57" table:formula="of:=[.$V$3]/[.$L70]" office:value-type="float" office:value="4.66927059748458" calcext:value-type="float">
            <text:p>4.67</text:p>
          </table:table-cell>
          <table:table-cell table:number-columns-repeated="4"/>
          <table:table-cell table:style-name="ce57" table:formula="of:=[.$AA$3]/[.$L70]" office:value-type="float" office:value="57.9988014467424" calcext:value-type="float">
            <text:p>58.00</text:p>
          </table:table-cell>
          <table:table-cell table:number-columns-repeated="4"/>
          <table:table-cell table:style-name="ce57" table:formula="of:=[.$AF$3]/[.$L70]" office:value-type="float" office:value="53.2610090585191" calcext:value-type="float">
            <text:p>53.26</text:p>
          </table:table-cell>
          <table:table-cell table:number-columns-repeated="4"/>
          <table:table-cell table:style-name="ce57" table:formula="of:=[.$AK$3]/[.$L70]" office:value-type="float" office:value="8.37923612462641" calcext:value-type="float">
            <text:p>8.38</text:p>
          </table:table-cell>
          <table:table-cell table:number-columns-repeated="4"/>
          <table:table-cell table:style-name="ce57" table:formula="of:=[.$AP$3]/[.$L70]" office:value-type="float" office:value="103.976923032455" calcext:value-type="float">
            <text:p>103.98</text:p>
          </table:table-cell>
          <table:table-cell table:number-columns-repeated="4"/>
          <table:table-cell table:style-name="ce57" table:formula="of:=[.$AU$3]/[.$L70]" office:value-type="float" office:value="77.35131291682" calcext:value-type="float">
            <text:p>77.35</text:p>
          </table:table-cell>
          <table:table-cell table:number-columns-repeated="4"/>
          <table:table-cell table:style-name="ce57" table:formula="of:=[.$AZ$3]/[.$L70]" office:value-type="float" office:value="12.1675122697554" calcext:value-type="float">
            <text:p>12.17</text:p>
          </table:table-cell>
          <table:table-cell table:number-columns-repeated="4"/>
          <table:table-cell table:style-name="ce57" table:formula="of:=[.$BE$3]/[.$L70]" office:value-type="float" office:value="151.012237960995" calcext:value-type="float">
            <text:p>151.01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840" calcext:value-type="float">
            <text:p>840</text:p>
          </table:table-cell>
          <table:table-cell table:style-name="ce57" table:formula="of:=4.44822/1000*[.B71]" office:value-type="float" office:value="3.7365048" calcext:value-type="float">
            <text:p>3.74</text:p>
          </table:table-cell>
          <table:table-cell table:style-name="ce57" table:formula="of:=[.C71]/0.3048" office:value-type="float" office:value="12.258874015748" calcext:value-type="float">
            <text:p>12.26</text:p>
          </table:table-cell>
          <table:table-cell table:number-columns-repeated="7"/>
          <table:table-cell table:formula="of:=[.D71]/2" office:value-type="float" office:value="6.12943700787402" calcext:value-type="float">
            <text:p>6.13</text:p>
          </table:table-cell>
          <table:table-cell table:number-columns-repeated="4"/>
          <table:table-cell table:style-name="ce57" table:formula="of:=[.$Q$3]/[.$L71]" office:value-type="float" office:value="4.95151511647998" calcext:value-type="float">
            <text:p>4.95</text:p>
          </table:table-cell>
          <table:table-cell table:number-columns-repeated="4"/>
          <table:table-cell table:style-name="ce85" table:formula="of:=[.$V$3]/[.$L71]" office:value-type="float" office:value="0.77821176624743" calcext:value-type="float">
            <text:p>0.78</text:p>
          </table:table-cell>
          <table:table-cell table:number-columns-repeated="4"/>
          <table:table-cell table:style-name="ce85" table:formula="of:=[.$AA$3]/[.$L71]" office:value-type="float" office:value="9.6664669077904" calcext:value-type="float">
            <text:p>9.67</text:p>
          </table:table-cell>
          <table:table-cell table:number-columns-repeated="4"/>
          <table:table-cell table:style-name="ce57" table:formula="of:=[.$AF$3]/[.$L71]" office:value-type="float" office:value="8.87683484308651" calcext:value-type="float">
            <text:p>8.88</text:p>
          </table:table-cell>
          <table:table-cell table:number-columns-repeated="4"/>
          <table:table-cell table:style-name="ce57" table:formula="of:=[.$AK$3]/[.$L71]" office:value-type="float" office:value="1.3965393541044" calcext:value-type="float">
            <text:p>1.40</text:p>
          </table:table-cell>
          <table:table-cell table:number-columns-repeated="4"/>
          <table:table-cell table:style-name="ce57" table:formula="of:=[.$AP$3]/[.$L71]" office:value-type="float" office:value="17.3294871720759" calcext:value-type="float">
            <text:p>17.33</text:p>
          </table:table-cell>
          <table:table-cell table:number-columns-repeated="4"/>
          <table:table-cell table:style-name="ce57" table:formula="of:=[.$AU$3]/[.$L71]" office:value-type="float" office:value="12.8918854861367" calcext:value-type="float">
            <text:p>12.89</text:p>
          </table:table-cell>
          <table:table-cell table:number-columns-repeated="4"/>
          <table:table-cell table:style-name="ce57" table:formula="of:=[.$AZ$3]/[.$L71]" office:value-type="float" office:value="2.0279187116259" calcext:value-type="float">
            <text:p>2.03</text:p>
          </table:table-cell>
          <table:table-cell table:number-columns-repeated="4"/>
          <table:table-cell table:style-name="ce57" table:formula="of:=[.$BE$3]/[.$L71]" office:value-type="float" office:value="25.1687063268325" calcext:value-type="float">
            <text:p>25.17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680" calcext:value-type="float">
            <text:p>1680</text:p>
          </table:table-cell>
          <table:table-cell table:style-name="ce57" table:formula="of:=4.44822/1000*[.B72]" office:value-type="float" office:value="7.4730096" calcext:value-type="float">
            <text:p>7.47</text:p>
          </table:table-cell>
          <table:table-cell table:style-name="ce57" table:formula="of:=[.C72]/0.3048" office:value-type="float" office:value="24.5177480314961" calcext:value-type="float">
            <text:p>24.52</text:p>
          </table:table-cell>
          <table:table-cell table:number-columns-repeated="7"/>
          <table:table-cell table:formula="of:=[.D72]/2" office:value-type="float" office:value="12.258874015748" calcext:value-type="float">
            <text:p>12.26</text:p>
          </table:table-cell>
          <table:table-cell table:number-columns-repeated="4"/>
          <table:table-cell table:style-name="ce85" table:formula="of:=[.$Q$3]/[.$L72]" office:value-type="float" office:value="2.47575755823999" calcext:value-type="float">
            <text:p>2.48</text:p>
          </table:table-cell>
          <table:table-cell table:number-columns-repeated="4"/>
          <table:table-cell table:style-name="ce57" table:formula="of:=[.$V$3]/[.$L72]" office:value-type="float" office:value="0.389105883123715" calcext:value-type="float">
            <text:p>0.39</text:p>
          </table:table-cell>
          <table:table-cell table:number-columns-repeated="4"/>
          <table:table-cell table:style-name="ce57" table:formula="of:=[.$AA$3]/[.$L72]" office:value-type="float" office:value="4.8332334538952" calcext:value-type="float">
            <text:p>4.83</text:p>
          </table:table-cell>
          <table:table-cell table:number-columns-repeated="4"/>
          <table:table-cell table:style-name="ce57" table:formula="of:=[.$AF$3]/[.$L72]" office:value-type="float" office:value="4.43841742154326" calcext:value-type="float">
            <text:p>4.44</text:p>
          </table:table-cell>
          <table:table-cell table:number-columns-repeated="4"/>
          <table:table-cell table:style-name="ce57" table:formula="of:=[.$AK$3]/[.$L72]" office:value-type="float" office:value="0.698269677052201" calcext:value-type="float">
            <text:p>0.70</text:p>
          </table:table-cell>
          <table:table-cell table:number-columns-repeated="4"/>
          <table:table-cell table:style-name="ce57" table:formula="of:=[.$AP$3]/[.$L72]" office:value-type="float" office:value="8.66474358603795" calcext:value-type="float">
            <text:p>8.66</text:p>
          </table:table-cell>
          <table:table-cell table:number-columns-repeated="4"/>
          <table:table-cell table:style-name="ce57" table:formula="of:=[.$AU$3]/[.$L72]" office:value-type="float" office:value="6.44594274306833" calcext:value-type="float">
            <text:p>6.45</text:p>
          </table:table-cell>
          <table:table-cell table:number-columns-repeated="4"/>
          <table:table-cell table:style-name="ce57" table:formula="of:=[.$AZ$3]/[.$L72]" office:value-type="float" office:value="1.01395935581295" calcext:value-type="float">
            <text:p>1.01</text:p>
          </table:table-cell>
          <table:table-cell table:number-columns-repeated="4"/>
          <table:table-cell table:style-name="ce57" table:formula="of:=[.$BE$3]/[.$L72]" office:value-type="float" office:value="12.5843531634163" calcext:value-type="float">
            <text:p>12.58</text:p>
          </table:table-cell>
          <table:table-cell table:number-columns-repeated="967"/>
        </table:table-row>
        <table:table-row table:style-name="ro4">
          <table:table-cell/>
          <table:table-cell office:value-type="float" office:value="125" calcext:value-type="float">
            <text:p>125</text:p>
          </table:table-cell>
          <table:table-cell table:style-name="ce57" table:formula="of:=4.44822/1000*[.B73]" office:value-type="float" office:value="0.5560275" calcext:value-type="float">
            <text:p>0.56</text:p>
          </table:table-cell>
          <table:table-cell table:style-name="ce57" table:formula="of:=[.C73]/0.3048" office:value-type="float" office:value="1.82423720472441" calcext:value-type="float">
            <text:p>1.82</text:p>
          </table:table-cell>
          <table:table-cell table:number-columns-repeated="7"/>
          <table:table-cell table:formula="of:=[.D73]/2" office:value-type="float" office:value="0.912118602362205" calcext:value-type="float">
            <text:p>0.91</text:p>
          </table:table-cell>
          <table:table-cell table:number-columns-repeated="4"/>
          <table:table-cell table:style-name="ce57" table:formula="of:=[.$Q$3]/[.$L73]" office:value-type="float" office:value="33.2741815827455" calcext:value-type="float">
            <text:p>33.27</text:p>
          </table:table-cell>
          <table:table-cell table:number-columns-repeated="4"/>
          <table:table-cell table:style-name="ce57" table:formula="of:=[.$V$3]/[.$L73]" office:value-type="float" office:value="5.22958306918273" calcext:value-type="float">
            <text:p>5.23</text:p>
          </table:table-cell>
          <table:table-cell table:number-columns-repeated="4"/>
          <table:table-cell table:style-name="ce57" table:formula="of:=[.$AA$3]/[.$L73]" office:value-type="float" office:value="64.9586576203515" calcext:value-type="float">
            <text:p>64.96</text:p>
          </table:table-cell>
          <table:table-cell table:number-columns-repeated="4"/>
          <table:table-cell table:style-name="ce57" table:formula="of:=[.$AF$3]/[.$L73]" office:value-type="float" office:value="59.6523301455414" calcext:value-type="float">
            <text:p>59.65</text:p>
          </table:table-cell>
          <table:table-cell table:number-columns-repeated="4"/>
          <table:table-cell table:style-name="ce57" table:formula="of:=[.$AK$3]/[.$L73]" office:value-type="float" office:value="9.38474445958159" calcext:value-type="float">
            <text:p>9.38</text:p>
          </table:table-cell>
          <table:table-cell table:number-columns-repeated="4"/>
          <table:table-cell table:style-name="ce57" table:formula="of:=[.$AP$3]/[.$L73]" office:value-type="float" office:value="116.45415379635" calcext:value-type="float">
            <text:p>116.45</text:p>
          </table:table-cell>
          <table:table-cell table:number-columns-repeated="4"/>
          <table:table-cell table:style-name="ce57" table:formula="of:=[.$AU$3]/[.$L73]" office:value-type="float" office:value="86.6334704668384" calcext:value-type="float">
            <text:p>86.63</text:p>
          </table:table-cell>
          <table:table-cell table:number-columns-repeated="4"/>
          <table:table-cell table:style-name="ce57" table:formula="of:=[.$AZ$3]/[.$L73]" office:value-type="float" office:value="13.6276137421261" calcext:value-type="float">
            <text:p>13.63</text:p>
          </table:table-cell>
          <table:table-cell table:number-columns-repeated="4"/>
          <table:table-cell table:style-name="ce57" table:formula="of:=[.$BE$3]/[.$L73]" office:value-type="float" office:value="169.133706516314" calcext:value-type="float">
            <text:p>169.13</text:p>
          </table:table-cell>
          <table:table-cell table:number-columns-repeated="967"/>
        </table:table-row>
        <table:table-row table:style-name="ro4">
          <table:table-cell table:number-columns-repeated="11"/>
          <table:table-cell table:style-name="ce84" table:formula="of:=MAX([.L70:.L73])" office:value-type="float" office:value="12.258874015748" calcext:value-type="float">
            <text:p>12.26</text:p>
          </table:table-cell>
          <table:table-cell table:number-columns-repeated="4"/>
          <table:table-cell table:style-name="ce84" table:formula="of:=MIN([.Q70:.Q73])" office:value-type="float" office:value="2.47575755823999" calcext:value-type="float">
            <text:p>2.48</text:p>
          </table:table-cell>
          <table:table-cell table:number-columns-repeated="4"/>
          <table:table-cell table:style-name="ce84" table:formula="of:=MIN([.V70:.V73])" office:value-type="float" office:value="0.389105883123715" calcext:value-type="float">
            <text:p>0.39</text:p>
          </table:table-cell>
          <table:table-cell table:number-columns-repeated="4"/>
          <table:table-cell table:style-name="ce84" table:formula="of:=MIN([.AA70:.AA73])" office:value-type="float" office:value="4.8332334538952" calcext:value-type="float">
            <text:p>4.83</text:p>
          </table:table-cell>
          <table:table-cell table:number-columns-repeated="4"/>
          <table:table-cell table:style-name="ce84" table:formula="of:=MIN([.AF70:.AF73])" office:value-type="float" office:value="4.43841742154326" calcext:value-type="float">
            <text:p>4.44</text:p>
          </table:table-cell>
          <table:table-cell table:number-columns-repeated="4"/>
          <table:table-cell table:style-name="ce84" table:formula="of:=MIN([.AK70:.AK73])" office:value-type="float" office:value="0.698269677052201" calcext:value-type="float">
            <text:p>0.70</text:p>
          </table:table-cell>
          <table:table-cell table:number-columns-repeated="4"/>
          <table:table-cell table:style-name="ce84" table:formula="of:=MIN([.AP70:.AP73])" office:value-type="float" office:value="8.66474358603795" calcext:value-type="float">
            <text:p>8.66</text:p>
          </table:table-cell>
          <table:table-cell table:number-columns-repeated="4"/>
          <table:table-cell table:style-name="ce84" table:formula="of:=MIN([.AU70:.AU73])" office:value-type="float" office:value="6.44594274306833" calcext:value-type="float">
            <text:p>6.45</text:p>
          </table:table-cell>
          <table:table-cell table:number-columns-repeated="4"/>
          <table:table-cell table:style-name="ce84" table:formula="of:=MIN([.AZ70:.AZ73])" office:value-type="float" office:value="1.01395935581295" calcext:value-type="float">
            <text:p>1.01</text:p>
          </table:table-cell>
          <table:table-cell table:number-columns-repeated="4"/>
          <table:table-cell table:style-name="ce84" table:formula="of:=MIN([.BE70:.BE73])" office:value-type="float" office:value="12.5843531634163" calcext:value-type="float">
            <text:p>12.58</text:p>
          </table:table-cell>
          <table:table-cell table:number-columns-repeated="967"/>
        </table:table-row>
        <table:table-row table:style-name="ro4" table:number-rows-repeated="104850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loor" table:style-name="ta1">
        <table:table-column table:style-name="co13" table:number-columns-repeated="3" table:default-cell-style-name="Default"/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.4544" calcext:value-type="float">
            <text:p>3.4544</text:p>
          </table:table-cell>
          <table:table-cell table:formula="of:=[.B1]/0.3048" office:value-type="float" office:value="11.3333333333333" calcext:value-type="float">
            <text:p>11.3333333333333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3.3528" calcext:value-type="float">
            <text:p>3.3528</text:p>
          </table:table-cell>
          <table:table-cell table:formula="of:=[.B2]/0.3048" office:value-type="float" office:value="11" calcext:value-type="float">
            <text:p>11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3.302" calcext:value-type="float">
            <text:p>3.302</text:p>
          </table:table-cell>
          <table:table-cell table:formula="of:=[.B3]/0.3048" office:value-type="float" office:value="10.8333333333333" calcext:value-type="float">
            <text:p>10.8333333333333</text:p>
          </table:table-cell>
        </table:table-row>
      </table:table>
      <table:table table:name="connection" table:style-name="ta1">
        <table:table-column table:style-name="co29" table:default-cell-style-name="Default"/>
        <table:table-column table:style-name="co13" table:number-columns-repeated="2" table:default-cell-style-name="Default"/>
        <table:table-column table:style-name="co17" table:default-cell-style-name="ce57"/>
        <table:table-row table:style-name="ro4">
          <table:table-cell office:value-type="string" calcext:value-type="string">
            <text:p>Nails capaciti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apacity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lbs/unit</text:p>
          </table:table-cell>
          <table:table-cell office:value-type="string" calcext:value-type="string">
            <text:p>kN/unit</text:p>
          </table:table-cell>
        </table:table-row>
        <table:table-row table:style-name="ro4">
          <table:table-cell office:value-type="string" calcext:value-type="string">
            <text:p>16d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4.44822*[.C4]/1000" office:value-type="float" office:value="0.7339563" calcext:value-type="float">
            <text:p>0.73</text:p>
          </table:table-cell>
        </table:table-row>
        <table:table-row table:style-name="ro4">
          <table:table-cell office:value-type="string" calcext:value-type="string">
            <text:p>20d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4.44822*[.C5]/1000" office:value-type="float" office:value="0.83626536" calcext:value-type="float">
            <text:p>0.84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Wood screws capacitie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4 (d= 0.242 in)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formula="of:=4.44822*[.C8]/1000" office:value-type="float" office:value="1.1565372" calcext:value-type="float">
            <text:p>1.16</text:p>
          </table:table-cell>
        </table:table-row>
        <table:table-row table:style-name="ro4">
          <table:table-cell office:value-type="string" calcext:value-type="string">
            <text:p>16 (d= 0.268 in)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table:formula="of:=4.44822*[.C9]/1000" office:value-type="float" office:value="1.37005176" calcext:value-type="float">
            <text:p>1.37</text:p>
          </table:table-cell>
        </table:table-row>
        <table:table-row table:style-name="ro4">
          <table:table-cell office:value-type="string" calcext:value-type="string">
            <text:p>18 (d= 0.294 in)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table:formula="of:=4.44822*[.C10]/1000" office:value-type="float" office:value="1.43677506" calcext:value-type="float">
            <text:p>1.44</text:p>
          </table:table-cell>
        </table:table-row>
        <table:table-row table:style-name="ro4">
          <table:table-cell office:value-type="string" calcext:value-type="string">
            <text:p>20(d= 0.32 in)</text:p>
          </table:table-cell>
          <table:table-cell office:value-type="float" office:value="4" calcext:value-type="float">
            <text:p>4</text:p>
          </table:table-cell>
          <table:table-cell office:value-type="float" office:value="344" calcext:value-type="float">
            <text:p>344</text:p>
          </table:table-cell>
          <table:table-cell table:formula="of:=4.44822*[.C11]/1000" office:value-type="float" office:value="1.53018768" calcext:value-type="float">
            <text:p>1.53</text:p>
          </table:table-cell>
        </table:table-row>
        <table:table-row table:style-name="ro4">
          <table:table-cell office:value-type="string" calcext:value-type="string">
            <text:p>SDWS</text:p>
          </table:table-cell>
          <table:table-cell office:value-type="float" office:value="6" calcext:value-type="float">
            <text:p>6</text:p>
          </table:table-cell>
          <table:table-cell office:value-type="float" office:value="424" calcext:value-type="float">
            <text:p>424</text:p>
          </table:table-cell>
          <table:table-cell table:formula="of:=4.44822*[.C12]/1000" office:value-type="float" office:value="1.88604528" calcext:value-type="float">
            <text:p>1.89</text:p>
          </table:table-cell>
        </table:table-row>
        <table:table-row table:style-name="ro4">
          <table:table-cell table:number-columns-repeated="4"/>
        </table:table-row>
        <table:table-row table:style-name="ro4">
          <table:table-cell office:value-type="string" calcext:value-type="string">
            <text:p>Bolts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½ in</text:p>
          </table:table-cell>
          <table:table-cell office:value-type="float" office:value="4" calcext:value-type="float">
            <text:p>4</text:p>
          </table:table-cell>
          <table:table-cell office:value-type="float" office:value="1121" calcext:value-type="float">
            <text:p>1121</text:p>
          </table:table-cell>
          <table:table-cell table:formula="of:=4.44822*[.C15]/1000" office:value-type="float" office:value="4.98645462" calcext:value-type="float">
            <text:p>4.99</text:p>
          </table:table-cell>
        </table:table-row>
        <table:table-row table:style-name="ro4">
          <table:table-cell office:value-type="string" calcext:value-type="string">
            <text:p>¾ in</text:p>
          </table:table-cell>
          <table:table-cell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  <table:table-cell table:formula="of:=4.44822*[.C16]/1000" office:value-type="float" office:value="9.4302264" calcext:value-type="float">
            <text:p>9.43</text:p>
          </table:table-cell>
        </table:table-row>
        <table:table-row table:style-name="ro4">
          <table:table-cell office:value-type="string" calcext:value-type="string">
            <text:p>1 in</text:p>
          </table:table-cell>
          <table:table-cell office:value-type="float" office:value="4" calcext:value-type="float">
            <text:p>4</text:p>
          </table:table-cell>
          <table:table-cell office:value-type="float" office:value="3543" calcext:value-type="float">
            <text:p>3543</text:p>
          </table:table-cell>
          <table:table-cell table:formula="of:=4.44822*[.C17]/1000" office:value-type="float" office:value="15.76004346" calcext:value-type="float">
            <text:p>15.76</text:p>
          </table:table-cell>
        </table:table-row>
        <table:table-row table:style-name="ro4" table:number-rows-repeated="1048558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69pt" fo:page-height="595.45pt" style:num-format="1" style:print-orientation="landscape" style:scale-to="93%" style:table-centering="horizontal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8:59:07.854769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12:38:52.807196887</meta:creation-date>
    <dc:date>2020-01-24T19:06:39.041981038</dc:date>
    <meta:editing-duration>PT20H1M43S</meta:editing-duration>
    <meta:editing-cycles>133</meta:editing-cycles>
    <meta:generator>LibreOffice/6.0.7.3$Linux_X86_64 LibreOffice_project/00m0$Build-3</meta:generator>
    <meta:document-statistic meta:table-count="8" meta:cell-count="10288" meta:object-count="0"/>
  </office:meta>
</office:document-meta>
</file>